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2.323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4soil_water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3" table:default-cell-style-name="Default"/>
        <table:table-column table:style-name="co6" table:number-columns-repeated="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5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RUNOF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ISCHG</text:p>
          </table:table-cell>
          <table:table-cell office:value-type="string" calcext:value-type="string">
            <text:p>SNOWPACK</text:p>
          </table:table-cell>
          <table:table-cell office:value-type="string" calcext:value-type="string">
            <text:p>WTR_1</text:p>
          </table:table-cell>
          <table:table-cell office:value-type="string" calcext:value-type="string">
            <text:p>WTR_2</text:p>
          </table:table-cell>
          <table:table-cell office:value-type="string" calcext:value-type="string">
            <text:p>WTR_3</text:p>
          </table:table-cell>
          <table:table-cell office:value-type="string" calcext:value-type="string">
            <text:p>WTR_4</text:p>
          </table:table-cell>
          <table:table-cell office:value-type="string" calcext:value-type="string">
            <text:p>WTR_5</text:p>
          </table:table-cell>
          <table:table-cell office:value-type="string" calcext:value-type="string">
            <text:p>WTR_6</text:p>
          </table:table-cell>
          <table:table-cell office:value-type="string" calcext:value-type="string">
            <text:p>WTR_7</text:p>
          </table:table-cell>
          <table:table-cell office:value-type="string" calcext:value-type="string">
            <text:p>WTR_8</text:p>
          </table:table-cell>
          <table:table-cell office:value-type="string" calcext:value-type="string">
            <text:p>WTR_9</text:p>
          </table:table-cell>
          <table:table-cell office:value-type="string" calcext:value-type="string">
            <text:p>WTR_10</text:p>
          </table:table-cell>
          <table:table-cell office:value-type="string" calcext:value-type="string">
            <text:p>WTR_11</text:p>
          </table:table-cell>
          <table:table-cell office:value-type="string" calcext:value-type="string">
            <text:p>WTR_12</text:p>
          </table:table-cell>
          <table:table-cell office:value-type="string" calcext:value-type="string">
            <text:p>WTR_13</text:p>
          </table:table-cell>
          <table:table-cell office:value-type="string" calcext:value-type="string">
            <text:p>SURF_WTR</text:p>
          </table:table-cell>
          <table:table-cell office:value-type="string" calcext:value-type="string">
            <text:p>ICE_1</text:p>
          </table:table-cell>
          <table:table-cell office:value-type="string" calcext:value-type="string">
            <text:p>ICE_2</text:p>
          </table:table-cell>
          <table:table-cell office:value-type="string" calcext:value-type="string">
            <text:p>ICE_3</text:p>
          </table:table-cell>
          <table:table-cell office:value-type="string" calcext:value-type="string">
            <text:p>ICE_4</text:p>
          </table:table-cell>
          <table:table-cell office:value-type="string" calcext:value-type="string">
            <text:p>ICE_5</text:p>
          </table:table-cell>
          <table:table-cell office:value-type="string" calcext:value-type="string">
            <text:p>ICE_6</text:p>
          </table:table-cell>
          <table:table-cell office:value-type="string" calcext:value-type="string">
            <text:p>ICE_7</text:p>
          </table:table-cell>
          <table:table-cell office:value-type="string" calcext:value-type="string">
            <text:p>ICE_8</text:p>
          </table:table-cell>
          <table:table-cell office:value-type="string" calcext:value-type="string">
            <text:p>ICE_9</text:p>
          </table:table-cell>
          <table:table-cell office:value-type="string" calcext:value-type="string">
            <text:p>ICE_10</text:p>
          </table:table-cell>
          <table:table-cell office:value-type="string" calcext:value-type="string">
            <text:p>ICE_11</text:p>
          </table:table-cell>
          <table:table-cell office:value-type="string" calcext:value-type="string">
            <text:p>ICE_12</text:p>
          </table:table-cell>
          <table:table-cell office:value-type="string" calcext:value-type="string">
            <text:p>ICE_13</text:p>
          </table:table-cell>
          <table:table-cell office:value-type="string" calcext:value-type="string">
            <text:p>SURF_ICE</text:p>
          </table:table-cell>
          <table:table-cell office:value-type="string" calcext:value-type="string">
            <text:p>PSI_1</text:p>
          </table:table-cell>
          <table:table-cell office:value-type="string" calcext:value-type="string">
            <text:p>PSI_2</text:p>
          </table:table-cell>
          <table:table-cell office:value-type="string" calcext:value-type="string">
            <text:p>PSI_3</text:p>
          </table:table-cell>
          <table:table-cell office:value-type="string" calcext:value-type="string">
            <text:p>PSI_4</text:p>
          </table:table-cell>
          <table:table-cell office:value-type="string" calcext:value-type="string">
            <text:p>PSI_5</text:p>
          </table:table-cell>
          <table:table-cell office:value-type="string" calcext:value-type="string">
            <text:p>PSI_6</text:p>
          </table:table-cell>
          <table:table-cell office:value-type="string" calcext:value-type="string">
            <text:p>PSI_7</text:p>
          </table:table-cell>
          <table:table-cell office:value-type="string" calcext:value-type="string">
            <text:p>PSI_8</text:p>
          </table:table-cell>
          <table:table-cell office:value-type="string" calcext:value-type="string">
            <text:p>PSI_9</text:p>
          </table:table-cell>
          <table:table-cell office:value-type="string" calcext:value-type="string">
            <text:p>PSI_10</text:p>
          </table:table-cell>
          <table:table-cell office:value-type="string" calcext:value-type="string">
            <text:p>TILE_DRG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PSI_SURF</text:p>
          </table:table-cell>
          <table:table-cell office:value-type="string" calcext:value-type="string">
            <text:p>SURF_ELEV</text:p>
          </table:table-cell>
          <table:table-cell office:value-type="string" calcext:value-type="string">
            <text:p>ACTV_LYR</text:p>
          </table:table-cell>
          <table:table-cell office:value-type="string" calcext:value-type="string">
            <text:p>WTR_TB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4" calcext:value-type="float">
            <text:p>1012004</text:p>
          </table:table-cell>
          <table:table-cell office:value-type="float" office:value="0" calcext:value-type="float">
            <text:p>0</text:p>
          </table:table-cell>
          <table:table-cell office:value-type="float" office:value="0.4163415" calcext:value-type="float">
            <text:p>0.4163415</text:p>
          </table:table-cell>
          <table:table-cell office:value-type="float" office:value="0" calcext:value-type="float">
            <text:p>0</text:p>
          </table:table-cell>
          <table:table-cell office:value-type="float" office:value="1095.164" calcext:value-type="float">
            <text:p>1095.164</text:p>
          </table:table-cell>
          <table:table-cell office:value-type="float" office:value="0.28138" calcext:value-type="float">
            <text:p>0.28138</text:p>
          </table:table-cell>
          <table:table-cell office:value-type="float" office:value="0" calcext:value-type="float">
            <text:p>0</text:p>
          </table:table-cell>
          <table:table-cell office:value-type="float" office:value="0.2880523" calcext:value-type="float">
            <text:p>0.2880523</text:p>
          </table:table-cell>
          <table:table-cell office:value-type="float" office:value="0.2898533" calcext:value-type="float">
            <text:p>0.2898533</text:p>
          </table:table-cell>
          <table:table-cell office:value-type="float" office:value="0.2987197" calcext:value-type="float">
            <text:p>0.2987197</text:p>
          </table:table-cell>
          <table:table-cell office:value-type="float" office:value="0.3096187" calcext:value-type="float">
            <text:p>0.3096187</text:p>
          </table:table-cell>
          <table:table-cell office:value-type="float" office:value="0.3159861" calcext:value-type="float">
            <text:p>0.3159861</text:p>
          </table:table-cell>
          <table:table-cell office:value-type="float" office:value="0.2844304" calcext:value-type="float">
            <text:p>0.2844304</text:p>
          </table:table-cell>
          <table:table-cell office:value-type="float" office:value="0.2881062" calcext:value-type="float">
            <text:p>0.2881062</text:p>
          </table:table-cell>
          <table:table-cell office:value-type="float" office:value="0.3693976" calcext:value-type="float">
            <text:p>0.3693976</text:p>
          </table:table-cell>
          <table:table-cell office:value-type="float" office:value="0.3658685" calcext:value-type="float">
            <text:p>0.3658685</text:p>
          </table:table-cell>
          <table:table-cell office:value-type="float" office:value="0.37679" calcext:value-type="float">
            <text:p>0.37679</text:p>
          </table:table-cell>
          <table:table-cell office:value-type="float" office:value="0.3925127" calcext:value-type="float">
            <text:p>0.3925127</text:p>
          </table:table-cell>
          <table:table-cell office:value-type="float" office:value="0.4018294" calcext:value-type="float">
            <text:p>0.4018294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5186E-015" calcext:value-type="float">
            <text:p>1.95186E-15</text:p>
          </table:table-cell>
          <table:table-cell office:value-type="float" office:value="9.577451E-016" calcext:value-type="float">
            <text:p>9.577451E-16</text:p>
          </table:table-cell>
          <table:table-cell office:value-type="float" office:value="1.950683E-015" calcext:value-type="float">
            <text:p>1.950683E-15</text:p>
          </table:table-cell>
          <table:table-cell office:value-type="float" office:value="1.952765E-015" calcext:value-type="float">
            <text:p>1.952765E-15</text:p>
          </table:table-cell>
          <table:table-cell office:value-type="float" office:value="9.656079E-016" calcext:value-type="float">
            <text:p>9.656079E-16</text:p>
          </table:table-cell>
          <table:table-cell office:value-type="float" office:value="9.835343E-016" calcext:value-type="float">
            <text:p>9.835343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806653" calcext:value-type="float">
            <text:p>-0.04806653</text:p>
          </table:table-cell>
          <table:table-cell office:value-type="float" office:value="-0.04676425" calcext:value-type="float">
            <text:p>-0.04676425</text:p>
          </table:table-cell>
          <table:table-cell office:value-type="float" office:value="-0.0370197" calcext:value-type="float">
            <text:p>-0.0370197</text:p>
          </table:table-cell>
          <table:table-cell office:value-type="float" office:value="-0.02902456" calcext:value-type="float">
            <text:p>-0.02902456</text:p>
          </table:table-cell>
          <table:table-cell office:value-type="float" office:value="-0.02562268" calcext:value-type="float">
            <text:p>-0.02562268</text:p>
          </table:table-cell>
          <table:table-cell office:value-type="float" office:value="-0.02144352" calcext:value-type="float">
            <text:p>-0.02144352</text:p>
          </table:table-cell>
          <table:table-cell office:value-type="float" office:value="-0.01759752" calcext:value-type="float">
            <text:p>-0.01759752</text:p>
          </table:table-cell>
          <table:table-cell office:value-type="float" office:value="-0.01577858" calcext:value-type="float">
            <text:p>-0.01577858</text:p>
          </table:table-cell>
          <table:table-cell office:value-type="float" office:value="-0.01303945" calcext:value-type="float">
            <text:p>-0.01303945</text:p>
          </table:table-cell>
          <table:table-cell office:value-type="float" office:value="-0.01029834" calcext:value-type="float">
            <text:p>-0.0102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120673" calcext:value-type="float">
            <text:p>-0.05120673</text:p>
          </table:table-cell>
          <table:table-cell office:value-type="float" office:value="0.03972983" calcext:value-type="float">
            <text:p>0.03972983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271282" calcext:value-type="float">
            <text:p>-2.2712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4" calcext:value-type="float">
            <text:p>2012004</text:p>
          </table:table-cell>
          <table:table-cell office:value-type="float" office:value="0" calcext:value-type="float">
            <text:p>0</text:p>
          </table:table-cell>
          <table:table-cell office:value-type="float" office:value="1.254939" calcext:value-type="float">
            <text:p>1.254939</text:p>
          </table:table-cell>
          <table:table-cell office:value-type="float" office:value="0" calcext:value-type="float">
            <text:p>0</text:p>
          </table:table-cell>
          <table:table-cell office:value-type="float" office:value="1094.326" calcext:value-type="float">
            <text:p>1094.326</text:p>
          </table:table-cell>
          <table:table-cell office:value-type="float" office:value="0.28138" calcext:value-type="float">
            <text:p>0.28138</text:p>
          </table:table-cell>
          <table:table-cell office:value-type="float" office:value="0" calcext:value-type="float">
            <text:p>0</text:p>
          </table:table-cell>
          <table:table-cell office:value-type="float" office:value="0.2792087" calcext:value-type="float">
            <text:p>0.2792087</text:p>
          </table:table-cell>
          <table:table-cell office:value-type="float" office:value="0.2905657" calcext:value-type="float">
            <text:p>0.2905657</text:p>
          </table:table-cell>
          <table:table-cell office:value-type="float" office:value="0.2994201" calcext:value-type="float">
            <text:p>0.2994201</text:p>
          </table:table-cell>
          <table:table-cell office:value-type="float" office:value="0.3089449" calcext:value-type="float">
            <text:p>0.3089449</text:p>
          </table:table-cell>
          <table:table-cell office:value-type="float" office:value="0.3149511" calcext:value-type="float">
            <text:p>0.3149511</text:p>
          </table:table-cell>
          <table:table-cell office:value-type="float" office:value="0.2833779" calcext:value-type="float">
            <text:p>0.2833779</text:p>
          </table:table-cell>
          <table:table-cell office:value-type="float" office:value="0.2861035" calcext:value-type="float">
            <text:p>0.2861035</text:p>
          </table:table-cell>
          <table:table-cell office:value-type="float" office:value="0.369069" calcext:value-type="float">
            <text:p>0.369069</text:p>
          </table:table-cell>
          <table:table-cell office:value-type="float" office:value="0.3657175" calcext:value-type="float">
            <text:p>0.3657175</text:p>
          </table:table-cell>
          <table:table-cell office:value-type="float" office:value="0.376671" calcext:value-type="float">
            <text:p>0.376671</text:p>
          </table:table-cell>
          <table:table-cell office:value-type="float" office:value="0.3924618" calcext:value-type="float">
            <text:p>0.3924618</text:p>
          </table:table-cell>
          <table:table-cell office:value-type="float" office:value="0.4018309" calcext:value-type="float">
            <text:p>0.401830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51908E-015" calcext:value-type="float">
            <text:p>1.951908E-15</text:p>
          </table:table-cell>
          <table:table-cell office:value-type="float" office:value="9.577498E-016" calcext:value-type="float">
            <text:p>9.577498E-16</text:p>
          </table:table-cell>
          <table:table-cell office:value-type="float" office:value="1.950682E-015" calcext:value-type="float">
            <text:p>1.950682E-15</text:p>
          </table:table-cell>
          <table:table-cell office:value-type="float" office:value="1.952753E-015" calcext:value-type="float">
            <text:p>1.952753E-15</text:p>
          </table:table-cell>
          <table:table-cell office:value-type="float" office:value="9.656075E-016" calcext:value-type="float">
            <text:p>9.656075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080824" calcext:value-type="float">
            <text:p>-0.06080824</text:p>
          </table:table-cell>
          <table:table-cell office:value-type="float" office:value="-0.04568206" calcext:value-type="float">
            <text:p>-0.04568206</text:p>
          </table:table-cell>
          <table:table-cell office:value-type="float" office:value="-0.03634911" calcext:value-type="float">
            <text:p>-0.03634911</text:p>
          </table:table-cell>
          <table:table-cell office:value-type="float" office:value="-0.02941972" calcext:value-type="float">
            <text:p>-0.02941972</text:p>
          </table:table-cell>
          <table:table-cell office:value-type="float" office:value="-0.02614401" calcext:value-type="float">
            <text:p>-0.02614401</text:p>
          </table:table-cell>
          <table:table-cell office:value-type="float" office:value="-0.02204708" calcext:value-type="float">
            <text:p>-0.02204708</text:p>
          </table:table-cell>
          <table:table-cell office:value-type="float" office:value="-0.01866653" calcext:value-type="float">
            <text:p>-0.01866653</text:p>
          </table:table-cell>
          <table:table-cell office:value-type="float" office:value="-0.01608269" calcext:value-type="float">
            <text:p>-0.01608269</text:p>
          </table:table-cell>
          <table:table-cell office:value-type="float" office:value="-0.01312904" calcext:value-type="float">
            <text:p>-0.01312904</text:p>
          </table:table-cell>
          <table:table-cell office:value-type="float" office:value="-0.01035417" calcext:value-type="float">
            <text:p>-0.01035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257072" calcext:value-type="float">
            <text:p>-0.07257072</text:p>
          </table:table-cell>
          <table:table-cell office:value-type="float" office:value="0.03970493" calcext:value-type="float">
            <text:p>0.03970493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269078" calcext:value-type="float">
            <text:p>-2.2690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4" calcext:value-type="float">
            <text:p>3012004</text:p>
          </table:table-cell>
          <table:table-cell office:value-type="float" office:value="0" calcext:value-type="float">
            <text:p>0</text:p>
          </table:table-cell>
          <table:table-cell office:value-type="float" office:value="1.444135" calcext:value-type="float">
            <text:p>1.444135</text:p>
          </table:table-cell>
          <table:table-cell office:value-type="float" office:value="0" calcext:value-type="float">
            <text:p>0</text:p>
          </table:table-cell>
          <table:table-cell office:value-type="float" office:value="1093.996" calcext:value-type="float">
            <text:p>1093.996</text:p>
          </table:table-cell>
          <table:table-cell office:value-type="float" office:value="0.4214593" calcext:value-type="float">
            <text:p>0.4214593</text:p>
          </table:table-cell>
          <table:table-cell office:value-type="float" office:value="0" calcext:value-type="float">
            <text:p>0</text:p>
          </table:table-cell>
          <table:table-cell office:value-type="float" office:value="0.1636001" calcext:value-type="float">
            <text:p>0.1636001</text:p>
          </table:table-cell>
          <table:table-cell office:value-type="float" office:value="0.2711454" calcext:value-type="float">
            <text:p>0.2711454</text:p>
          </table:table-cell>
          <table:table-cell office:value-type="float" office:value="0.2969384" calcext:value-type="float">
            <text:p>0.2969384</text:p>
          </table:table-cell>
          <table:table-cell office:value-type="float" office:value="0.3077911" calcext:value-type="float">
            <text:p>0.3077911</text:p>
          </table:table-cell>
          <table:table-cell office:value-type="float" office:value="0.3138216" calcext:value-type="float">
            <text:p>0.3138216</text:p>
          </table:table-cell>
          <table:table-cell office:value-type="float" office:value="0.2822449" calcext:value-type="float">
            <text:p>0.2822449</text:p>
          </table:table-cell>
          <table:table-cell office:value-type="float" office:value="0.2850056" calcext:value-type="float">
            <text:p>0.2850056</text:p>
          </table:table-cell>
          <table:table-cell office:value-type="float" office:value="0.3686627" calcext:value-type="float">
            <text:p>0.3686627</text:p>
          </table:table-cell>
          <table:table-cell office:value-type="float" office:value="0.3655214" calcext:value-type="float">
            <text:p>0.3655214</text:p>
          </table:table-cell>
          <table:table-cell office:value-type="float" office:value="0.3765529" calcext:value-type="float">
            <text:p>0.3765529</text:p>
          </table:table-cell>
          <table:table-cell office:value-type="float" office:value="0.3924081" calcext:value-type="float">
            <text:p>0.3924081</text:p>
          </table:table-cell>
          <table:table-cell office:value-type="float" office:value="0.4018422" calcext:value-type="float">
            <text:p>0.4018422</text:p>
          </table:table-cell>
          <table:table-cell office:value-type="float" office:value="0.4623683" calcext:value-type="float">
            <text:p>0.4623683</text:p>
          </table:table-cell>
          <table:table-cell office:value-type="float" office:value="0" calcext:value-type="float">
            <text:p>0</text:p>
          </table:table-cell>
          <table:table-cell office:value-type="float" office:value="0.02658761" calcext:value-type="float">
            <text:p>0.02658761</text:p>
          </table:table-cell>
          <table:table-cell office:value-type="float" office:value="0.01266251" calcext:value-type="float">
            <text:p>0.01266251</text:p>
          </table:table-cell>
          <table:table-cell office:value-type="float" office:value="1.950683E-015" calcext:value-type="float">
            <text:p>1.950683E-15</text:p>
          </table:table-cell>
          <table:table-cell office:value-type="float" office:value="1.952741E-015" calcext:value-type="float">
            <text:p>1.952741E-15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45693" calcext:value-type="float">
            <text:p>-3.745693</text:p>
          </table:table-cell>
          <table:table-cell office:value-type="float" office:value="-0.0766493" calcext:value-type="float">
            <text:p>-0.0766493</text:p>
          </table:table-cell>
          <table:table-cell office:value-type="float" office:value="-0.03870256" calcext:value-type="float">
            <text:p>-0.03870256</text:p>
          </table:table-cell>
          <table:table-cell office:value-type="float" office:value="-0.03009094" calcext:value-type="float">
            <text:p>-0.03009094</text:p>
          </table:table-cell>
          <table:table-cell office:value-type="float" office:value="-0.02672189" calcext:value-type="float">
            <text:p>-0.02672189</text:p>
          </table:table-cell>
          <table:table-cell office:value-type="float" office:value="-0.02272259" calcext:value-type="float">
            <text:p>-0.02272259</text:p>
          </table:table-cell>
          <table:table-cell office:value-type="float" office:value="-0.01928671" calcext:value-type="float">
            <text:p>-0.01928671</text:p>
          </table:table-cell>
          <table:table-cell office:value-type="float" office:value="-0.01646989" calcext:value-type="float">
            <text:p>-0.01646989</text:p>
          </table:table-cell>
          <table:table-cell office:value-type="float" office:value="-0.01324639" calcext:value-type="float">
            <text:p>-0.01324639</text:p>
          </table:table-cell>
          <table:table-cell office:value-type="float" office:value="-0.01040995" calcext:value-type="float">
            <text:p>-0.01040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38131" calcext:value-type="float">
            <text:p>-11.38131</text:p>
          </table:table-cell>
          <table:table-cell office:value-type="float" office:value="0.03984214" calcext:value-type="float">
            <text:p>0.03984214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267502" calcext:value-type="float">
            <text:p>-2.2675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4" calcext:value-type="float">
            <text:p>4012004</text:p>
          </table:table-cell>
          <table:table-cell office:value-type="float" office:value="0" calcext:value-type="float">
            <text:p>0</text:p>
          </table:table-cell>
          <table:table-cell office:value-type="float" office:value="1.597156" calcext:value-type="float">
            <text:p>1.597156</text:p>
          </table:table-cell>
          <table:table-cell office:value-type="float" office:value="0" calcext:value-type="float">
            <text:p>0</text:p>
          </table:table-cell>
          <table:table-cell office:value-type="float" office:value="1093.291" calcext:value-type="float">
            <text:p>1093.291</text:p>
          </table:table-cell>
          <table:table-cell office:value-type="float" office:value="0.9735645" calcext:value-type="float">
            <text:p>0.9735645</text:p>
          </table:table-cell>
          <table:table-cell office:value-type="float" office:value="0" calcext:value-type="float">
            <text:p>0</text:p>
          </table:table-cell>
          <table:table-cell office:value-type="float" office:value="0.153318" calcext:value-type="float">
            <text:p>0.153318</text:p>
          </table:table-cell>
          <table:table-cell office:value-type="float" office:value="0.2053083" calcext:value-type="float">
            <text:p>0.2053083</text:p>
          </table:table-cell>
          <table:table-cell office:value-type="float" office:value="0.2967831" calcext:value-type="float">
            <text:p>0.2967831</text:p>
          </table:table-cell>
          <table:table-cell office:value-type="float" office:value="0.3062742" calcext:value-type="float">
            <text:p>0.3062742</text:p>
          </table:table-cell>
          <table:table-cell office:value-type="float" office:value="0.3125175" calcext:value-type="float">
            <text:p>0.3125175</text:p>
          </table:table-cell>
          <table:table-cell office:value-type="float" office:value="0.2811825" calcext:value-type="float">
            <text:p>0.2811825</text:p>
          </table:table-cell>
          <table:table-cell office:value-type="float" office:value="0.2840692" calcext:value-type="float">
            <text:p>0.2840692</text:p>
          </table:table-cell>
          <table:table-cell office:value-type="float" office:value="0.3682937" calcext:value-type="float">
            <text:p>0.3682937</text:p>
          </table:table-cell>
          <table:table-cell office:value-type="float" office:value="0.36529" calcext:value-type="float">
            <text:p>0.36529</text:p>
          </table:table-cell>
          <table:table-cell office:value-type="float" office:value="0.3764303" calcext:value-type="float">
            <text:p>0.3764303</text:p>
          </table:table-cell>
          <table:table-cell office:value-type="float" office:value="0.3923535" calcext:value-type="float">
            <text:p>0.3923535</text:p>
          </table:table-cell>
          <table:table-cell office:value-type="float" office:value="0.4018504" calcext:value-type="float">
            <text:p>0.4018504</text:p>
          </table:table-cell>
          <table:table-cell office:value-type="float" office:value="0.4623641" calcext:value-type="float">
            <text:p>0.4623641</text:p>
          </table:table-cell>
          <table:table-cell office:value-type="float" office:value="0" calcext:value-type="float">
            <text:p>0</text:p>
          </table:table-cell>
          <table:table-cell office:value-type="float" office:value="0.01037994" calcext:value-type="float">
            <text:p>0.01037994</text:p>
          </table:table-cell>
          <table:table-cell office:value-type="float" office:value="0.08252085" calcext:value-type="float">
            <text:p>0.08252085</text:p>
          </table:table-cell>
          <table:table-cell office:value-type="float" office:value="0.001066758" calcext:value-type="float">
            <text:p>0.001066758</text:p>
          </table:table-cell>
          <table:table-cell office:value-type="float" office:value="1.952737E-015" calcext:value-type="float">
            <text:p>1.952737E-15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1516" calcext:value-type="float">
            <text:p>-6.21516</text:p>
          </table:table-cell>
          <table:table-cell office:value-type="float" office:value="-0.6396659" calcext:value-type="float">
            <text:p>-0.6396659</text:p>
          </table:table-cell>
          <table:table-cell office:value-type="float" office:value="-0.038826" calcext:value-type="float">
            <text:p>-0.038826</text:p>
          </table:table-cell>
          <table:table-cell office:value-type="float" office:value="-0.03101971" calcext:value-type="float">
            <text:p>-0.03101971</text:p>
          </table:table-cell>
          <table:table-cell office:value-type="float" office:value="-0.02741115" calcext:value-type="float">
            <text:p>-0.02741115</text:p>
          </table:table-cell>
          <table:table-cell office:value-type="float" office:value="-0.02337876" calcext:value-type="float">
            <text:p>-0.02337876</text:p>
          </table:table-cell>
          <table:table-cell office:value-type="float" office:value="-0.01982384" calcext:value-type="float">
            <text:p>-0.01982384</text:p>
          </table:table-cell>
          <table:table-cell office:value-type="float" office:value="-0.01683095" calcext:value-type="float">
            <text:p>-0.01683095</text:p>
          </table:table-cell>
          <table:table-cell office:value-type="float" office:value="-0.01338653" calcext:value-type="float">
            <text:p>-0.01338653</text:p>
          </table:table-cell>
          <table:table-cell office:value-type="float" office:value="-0.01046796" calcext:value-type="float">
            <text:p>-0.01046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8473" calcext:value-type="float">
            <text:p>-17.58473</text:p>
          </table:table-cell>
          <table:table-cell office:value-type="float" office:value="0.04004322" calcext:value-type="float">
            <text:p>0.04004322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267393" calcext:value-type="float">
            <text:p>-2.2673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4" calcext:value-type="float">
            <text:p>5012004</text:p>
          </table:table-cell>
          <table:table-cell office:value-type="float" office:value="0" calcext:value-type="float">
            <text:p>0</text:p>
          </table:table-cell>
          <table:table-cell office:value-type="float" office:value="1.876095" calcext:value-type="float">
            <text:p>1.876095</text:p>
          </table:table-cell>
          <table:table-cell office:value-type="float" office:value="0" calcext:value-type="float">
            <text:p>0</text:p>
          </table:table-cell>
          <table:table-cell office:value-type="float" office:value="1092.788" calcext:value-type="float">
            <text:p>1092.788</text:p>
          </table:table-cell>
          <table:table-cell office:value-type="float" office:value="1.197821" calcext:value-type="float">
            <text:p>1.197821</text:p>
          </table:table-cell>
          <table:table-cell office:value-type="float" office:value="0" calcext:value-type="float">
            <text:p>0</text:p>
          </table:table-cell>
          <table:table-cell office:value-type="float" office:value="0.1427373" calcext:value-type="float">
            <text:p>0.1427373</text:p>
          </table:table-cell>
          <table:table-cell office:value-type="float" office:value="0.1639258" calcext:value-type="float">
            <text:p>0.1639258</text:p>
          </table:table-cell>
          <table:table-cell office:value-type="float" office:value="0.2617543" calcext:value-type="float">
            <text:p>0.2617543</text:p>
          </table:table-cell>
          <table:table-cell office:value-type="float" office:value="0.301736" calcext:value-type="float">
            <text:p>0.301736</text:p>
          </table:table-cell>
          <table:table-cell office:value-type="float" office:value="0.3097172" calcext:value-type="float">
            <text:p>0.3097172</text:p>
          </table:table-cell>
          <table:table-cell office:value-type="float" office:value="0.2803451" calcext:value-type="float">
            <text:p>0.2803451</text:p>
          </table:table-cell>
          <table:table-cell office:value-type="float" office:value="0.2833494" calcext:value-type="float">
            <text:p>0.2833494</text:p>
          </table:table-cell>
          <table:table-cell office:value-type="float" office:value="0.3679698" calcext:value-type="float">
            <text:p>0.3679698</text:p>
          </table:table-cell>
          <table:table-cell office:value-type="float" office:value="0.365049" calcext:value-type="float">
            <text:p>0.365049</text:p>
          </table:table-cell>
          <table:table-cell office:value-type="float" office:value="0.3763037" calcext:value-type="float">
            <text:p>0.3763037</text:p>
          </table:table-cell>
          <table:table-cell office:value-type="float" office:value="0.3922963" calcext:value-type="float">
            <text:p>0.3922963</text:p>
          </table:table-cell>
          <table:table-cell office:value-type="float" office:value="0.4018483" calcext:value-type="float">
            <text:p>0.4018483</text:p>
          </table:table-cell>
          <table:table-cell office:value-type="float" office:value="0.4623601" calcext:value-type="float">
            <text:p>0.4623601</text:p>
          </table:table-cell>
          <table:table-cell office:value-type="float" office:value="0" calcext:value-type="float">
            <text:p>0</text:p>
          </table:table-cell>
          <table:table-cell office:value-type="float" office:value="0.001949277" calcext:value-type="float">
            <text:p>0.001949277</text:p>
          </table:table-cell>
          <table:table-cell office:value-type="float" office:value="0.1265086" calcext:value-type="float">
            <text:p>0.1265086</text:p>
          </table:table-cell>
          <table:table-cell office:value-type="float" office:value="0.04830161" calcext:value-type="float">
            <text:p>0.04830161</text:p>
          </table:table-cell>
          <table:table-cell office:value-type="float" office:value="1.952735E-015" calcext:value-type="float">
            <text:p>1.952735E-15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84993" calcext:value-type="float">
            <text:p>-10.84993</text:p>
          </table:table-cell>
          <table:table-cell office:value-type="float" office:value="-3.697686" calcext:value-type="float">
            <text:p>-3.697686</text:p>
          </table:table-cell>
          <table:table-cell office:value-type="float" office:value="-0.09985269" calcext:value-type="float">
            <text:p>-0.09985269</text:p>
          </table:table-cell>
          <table:table-cell office:value-type="float" office:value="-0.0342406" calcext:value-type="float">
            <text:p>-0.0342406</text:p>
          </table:table-cell>
          <table:table-cell office:value-type="float" office:value="-0.02895135" calcext:value-type="float">
            <text:p>-0.02895135</text:p>
          </table:table-cell>
          <table:table-cell office:value-type="float" office:value="-0.02390629" calcext:value-type="float">
            <text:p>-0.02390629</text:p>
          </table:table-cell>
          <table:table-cell office:value-type="float" office:value="-0.02024524" calcext:value-type="float">
            <text:p>-0.02024524</text:p>
          </table:table-cell>
          <table:table-cell office:value-type="float" office:value="-0.01715413" calcext:value-type="float">
            <text:p>-0.01715413</text:p>
          </table:table-cell>
          <table:table-cell office:value-type="float" office:value="-0.01353413" calcext:value-type="float">
            <text:p>-0.01353413</text:p>
          </table:table-cell>
          <table:table-cell office:value-type="float" office:value="-0.01052842" calcext:value-type="float">
            <text:p>-0.01052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96906" calcext:value-type="float">
            <text:p>-25.96906</text:p>
          </table:table-cell>
          <table:table-cell office:value-type="float" office:value="0.04030299" calcext:value-type="float">
            <text:p>0.04030299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268251" calcext:value-type="float">
            <text:p>-2.2682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4" calcext:value-type="float">
            <text:p>6012004</text:p>
          </table:table-cell>
          <table:table-cell office:value-type="float" office:value="0" calcext:value-type="float">
            <text:p>0</text:p>
          </table:table-cell>
          <table:table-cell office:value-type="float" office:value="2.268306" calcext:value-type="float">
            <text:p>2.268306</text:p>
          </table:table-cell>
          <table:table-cell office:value-type="float" office:value="0" calcext:value-type="float">
            <text:p>0</text:p>
          </table:table-cell>
          <table:table-cell office:value-type="float" office:value="1092.385" calcext:value-type="float">
            <text:p>1092.385</text:p>
          </table:table-cell>
          <table:table-cell office:value-type="float" office:value="1.208329" calcext:value-type="float">
            <text:p>1.208329</text:p>
          </table:table-cell>
          <table:table-cell office:value-type="float" office:value="0" calcext:value-type="float">
            <text:p>0</text:p>
          </table:table-cell>
          <table:table-cell office:value-type="float" office:value="0.1436685" calcext:value-type="float">
            <text:p>0.1436685</text:p>
          </table:table-cell>
          <table:table-cell office:value-type="float" office:value="0.1659406" calcext:value-type="float">
            <text:p>0.1659406</text:p>
          </table:table-cell>
          <table:table-cell office:value-type="float" office:value="0.2018015" calcext:value-type="float">
            <text:p>0.2018015</text:p>
          </table:table-cell>
          <table:table-cell office:value-type="float" office:value="0.3028204" calcext:value-type="float">
            <text:p>0.3028204</text:p>
          </table:table-cell>
          <table:table-cell office:value-type="float" office:value="0.3087941" calcext:value-type="float">
            <text:p>0.3087941</text:p>
          </table:table-cell>
          <table:table-cell office:value-type="float" office:value="0.2791609" calcext:value-type="float">
            <text:p>0.2791609</text:p>
          </table:table-cell>
          <table:table-cell office:value-type="float" office:value="0.2825206" calcext:value-type="float">
            <text:p>0.2825206</text:p>
          </table:table-cell>
          <table:table-cell office:value-type="float" office:value="0.3676161" calcext:value-type="float">
            <text:p>0.3676161</text:p>
          </table:table-cell>
          <table:table-cell office:value-type="float" office:value="0.3648272" calcext:value-type="float">
            <text:p>0.3648272</text:p>
          </table:table-cell>
          <table:table-cell office:value-type="float" office:value="0.3761626" calcext:value-type="float">
            <text:p>0.3761626</text:p>
          </table:table-cell>
          <table:table-cell office:value-type="float" office:value="0.3922349" calcext:value-type="float">
            <text:p>0.3922349</text:p>
          </table:table-cell>
          <table:table-cell office:value-type="float" office:value="0.4018356" calcext:value-type="float">
            <text:p>0.4018356</text:p>
          </table:table-cell>
          <table:table-cell office:value-type="float" office:value="0.4623615" calcext:value-type="float">
            <text:p>0.4623615</text:p>
          </table:table-cell>
          <table:table-cell office:value-type="float" office:value="0" calcext:value-type="float">
            <text:p>0</text:p>
          </table:table-cell>
          <table:table-cell office:value-type="float" office:value="0.00000004682776" calcext:value-type="float">
            <text:p>4.682776E-08</text:p>
          </table:table-cell>
          <table:table-cell office:value-type="float" office:value="0.1234119" calcext:value-type="float">
            <text:p>0.1234119</text:p>
          </table:table-cell>
          <table:table-cell office:value-type="float" office:value="0.1165732" calcext:value-type="float">
            <text:p>0.1165732</text:p>
          </table:table-cell>
          <table:table-cell office:value-type="float" office:value="0.0007355285" calcext:value-type="float">
            <text:p>0.0007355285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25705" calcext:value-type="float">
            <text:p>-10.25705</text:p>
          </table:table-cell>
          <table:table-cell office:value-type="float" office:value="-3.34655" calcext:value-type="float">
            <text:p>-3.34655</text:p>
          </table:table-cell>
          <table:table-cell office:value-type="float" office:value="-0.7410253" calcext:value-type="float">
            <text:p>-0.7410253</text:p>
          </table:table-cell>
          <table:table-cell office:value-type="float" office:value="-0.03328187" calcext:value-type="float">
            <text:p>-0.03328187</text:p>
          </table:table-cell>
          <table:table-cell office:value-type="float" office:value="-0.02950812" calcext:value-type="float">
            <text:p>-0.02950812</text:p>
          </table:table-cell>
          <table:table-cell office:value-type="float" office:value="-0.02468226" calcext:value-type="float">
            <text:p>-0.02468226</text:p>
          </table:table-cell>
          <table:table-cell office:value-type="float" office:value="-0.02074754" calcext:value-type="float">
            <text:p>-0.02074754</text:p>
          </table:table-cell>
          <table:table-cell office:value-type="float" office:value="-0.01751403" calcext:value-type="float">
            <text:p>-0.01751403</text:p>
          </table:table-cell>
          <table:table-cell office:value-type="float" office:value="-0.01367176" calcext:value-type="float">
            <text:p>-0.01367176</text:p>
          </table:table-cell>
          <table:table-cell office:value-type="float" office:value="-0.01059618" calcext:value-type="float">
            <text:p>-0.01059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09293" calcext:value-type="float">
            <text:p>-24.09293</text:p>
          </table:table-cell>
          <table:table-cell office:value-type="float" office:value="0.04056698" calcext:value-type="float">
            <text:p>0.04056698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68585" calcext:value-type="float">
            <text:p>-2.2685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4" calcext:value-type="float">
            <text:p>7012004</text:p>
          </table:table-cell>
          <table:table-cell office:value-type="float" office:value="0" calcext:value-type="float">
            <text:p>0</text:p>
          </table:table-cell>
          <table:table-cell office:value-type="float" office:value="2.518731" calcext:value-type="float">
            <text:p>2.518731</text:p>
          </table:table-cell>
          <table:table-cell office:value-type="float" office:value="0" calcext:value-type="float">
            <text:p>0</text:p>
          </table:table-cell>
          <table:table-cell office:value-type="float" office:value="1092.134" calcext:value-type="float">
            <text:p>1092.134</text:p>
          </table:table-cell>
          <table:table-cell office:value-type="float" office:value="1.208329" calcext:value-type="float">
            <text:p>1.208329</text:p>
          </table:table-cell>
          <table:table-cell office:value-type="float" office:value="0" calcext:value-type="float">
            <text:p>0</text:p>
          </table:table-cell>
          <table:table-cell office:value-type="float" office:value="0.1521411" calcext:value-type="float">
            <text:p>0.1521411</text:p>
          </table:table-cell>
          <table:table-cell office:value-type="float" office:value="0.1713075" calcext:value-type="float">
            <text:p>0.1713075</text:p>
          </table:table-cell>
          <table:table-cell office:value-type="float" office:value="0.1861139" calcext:value-type="float">
            <text:p>0.1861139</text:p>
          </table:table-cell>
          <table:table-cell office:value-type="float" office:value="0.2889675" calcext:value-type="float">
            <text:p>0.2889675</text:p>
          </table:table-cell>
          <table:table-cell office:value-type="float" office:value="0.3031341" calcext:value-type="float">
            <text:p>0.3031341</text:p>
          </table:table-cell>
          <table:table-cell office:value-type="float" office:value="0.2777691" calcext:value-type="float">
            <text:p>0.2777691</text:p>
          </table:table-cell>
          <table:table-cell office:value-type="float" office:value="0.2816682" calcext:value-type="float">
            <text:p>0.2816682</text:p>
          </table:table-cell>
          <table:table-cell office:value-type="float" office:value="0.3672839" calcext:value-type="float">
            <text:p>0.3672839</text:p>
          </table:table-cell>
          <table:table-cell office:value-type="float" office:value="0.3645891" calcext:value-type="float">
            <text:p>0.3645891</text:p>
          </table:table-cell>
          <table:table-cell office:value-type="float" office:value="0.3760194" calcext:value-type="float">
            <text:p>0.3760194</text:p>
          </table:table-cell>
          <table:table-cell office:value-type="float" office:value="0.3921683" calcext:value-type="float">
            <text:p>0.3921683</text:p>
          </table:table-cell>
          <table:table-cell office:value-type="float" office:value="0.4018207" calcext:value-type="float">
            <text:p>0.4018207</text:p>
          </table:table-cell>
          <table:table-cell office:value-type="float" office:value="0.4623692" calcext:value-type="float">
            <text:p>0.4623692</text:p>
          </table:table-cell>
          <table:table-cell office:value-type="float" office:value="0" calcext:value-type="float">
            <text:p>0</text:p>
          </table:table-cell>
          <table:table-cell office:value-type="float" office:value="0.00000003331288" calcext:value-type="float">
            <text:p>3.331288E-08</text:p>
          </table:table-cell>
          <table:table-cell office:value-type="float" office:value="0.1154021" calcext:value-type="float">
            <text:p>0.1154021</text:p>
          </table:table-cell>
          <table:table-cell office:value-type="float" office:value="0.1353386" calcext:value-type="float">
            <text:p>0.1353386</text:p>
          </table:table-cell>
          <table:table-cell office:value-type="float" office:value="0.02402841" calcext:value-type="float">
            <text:p>0.02402841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01772" calcext:value-type="float">
            <text:p>-6.601772</text:p>
          </table:table-cell>
          <table:table-cell office:value-type="float" office:value="-2.649754" calcext:value-type="float">
            <text:p>-2.649754</text:p>
          </table:table-cell>
          <table:table-cell office:value-type="float" office:value="-1.409979" calcext:value-type="float">
            <text:p>-1.409979</text:p>
          </table:table-cell>
          <table:table-cell office:value-type="float" office:value="-0.04765573" calcext:value-type="float">
            <text:p>-0.04765573</text:p>
          </table:table-cell>
          <table:table-cell office:value-type="float" office:value="-0.03299468" calcext:value-type="float">
            <text:p>-0.03299468</text:p>
          </table:table-cell>
          <table:table-cell office:value-type="float" office:value="-0.02561888" calcext:value-type="float">
            <text:p>-0.02561888</text:p>
          </table:table-cell>
          <table:table-cell office:value-type="float" office:value="-0.02127852" calcext:value-type="float">
            <text:p>-0.02127852</text:p>
          </table:table-cell>
          <table:table-cell office:value-type="float" office:value="-0.0178601" calcext:value-type="float">
            <text:p>-0.0178601</text:p>
          </table:table-cell>
          <table:table-cell office:value-type="float" office:value="-0.01382087" calcext:value-type="float">
            <text:p>-0.01382087</text:p>
          </table:table-cell>
          <table:table-cell office:value-type="float" office:value="-0.01066535" calcext:value-type="float">
            <text:p>-0.01066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05784" calcext:value-type="float">
            <text:p>-12.05784</text:p>
          </table:table-cell>
          <table:table-cell office:value-type="float" office:value="0.04070849" calcext:value-type="float">
            <text:p>0.04070849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67889" calcext:value-type="float">
            <text:p>-2.2678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4" calcext:value-type="float">
            <text:p>8012004</text:p>
          </table:table-cell>
          <table:table-cell office:value-type="float" office:value="0.3" calcext:value-type="float">
            <text:p>0.3</text:p>
          </table:table-cell>
          <table:table-cell office:value-type="float" office:value="2.690895" calcext:value-type="float">
            <text:p>2.690895</text:p>
          </table:table-cell>
          <table:table-cell office:value-type="float" office:value="0" calcext:value-type="float">
            <text:p>0</text:p>
          </table:table-cell>
          <table:table-cell office:value-type="float" office:value="1092.262" calcext:value-type="float">
            <text:p>1092.262</text:p>
          </table:table-cell>
          <table:table-cell office:value-type="float" office:value="1.208335" calcext:value-type="float">
            <text:p>1.208335</text:p>
          </table:table-cell>
          <table:table-cell office:value-type="float" office:value="2.110889" calcext:value-type="float">
            <text:p>2.110889</text:p>
          </table:table-cell>
          <table:table-cell office:value-type="float" office:value="0.1607995" calcext:value-type="float">
            <text:p>0.1607995</text:p>
          </table:table-cell>
          <table:table-cell office:value-type="float" office:value="0.1790849" calcext:value-type="float">
            <text:p>0.1790849</text:p>
          </table:table-cell>
          <table:table-cell office:value-type="float" office:value="0.1924229" calcext:value-type="float">
            <text:p>0.1924229</text:p>
          </table:table-cell>
          <table:table-cell office:value-type="float" office:value="0.2800612" calcext:value-type="float">
            <text:p>0.2800612</text:p>
          </table:table-cell>
          <table:table-cell office:value-type="float" office:value="0.298435" calcext:value-type="float">
            <text:p>0.298435</text:p>
          </table:table-cell>
          <table:table-cell office:value-type="float" office:value="0.2755668" calcext:value-type="float">
            <text:p>0.2755668</text:p>
          </table:table-cell>
          <table:table-cell office:value-type="float" office:value="0.2807624" calcext:value-type="float">
            <text:p>0.2807624</text:p>
          </table:table-cell>
          <table:table-cell office:value-type="float" office:value="0.3669471" calcext:value-type="float">
            <text:p>0.3669471</text:p>
          </table:table-cell>
          <table:table-cell office:value-type="float" office:value="0.3643354" calcext:value-type="float">
            <text:p>0.3643354</text:p>
          </table:table-cell>
          <table:table-cell office:value-type="float" office:value="0.3758763" calcext:value-type="float">
            <text:p>0.3758763</text:p>
          </table:table-cell>
          <table:table-cell office:value-type="float" office:value="0.3920977" calcext:value-type="float">
            <text:p>0.3920977</text:p>
          </table:table-cell>
          <table:table-cell office:value-type="float" office:value="0.4018132" calcext:value-type="float">
            <text:p>0.4018132</text:p>
          </table:table-cell>
          <table:table-cell office:value-type="float" office:value="0.4623706" calcext:value-type="float">
            <text:p>0.4623706</text:p>
          </table:table-cell>
          <table:table-cell office:value-type="float" office:value="0" calcext:value-type="float">
            <text:p>0</text:p>
          </table:table-cell>
          <table:table-cell office:value-type="float" office:value="0.005958364" calcext:value-type="float">
            <text:p>0.005958364</text:p>
          </table:table-cell>
          <table:table-cell office:value-type="float" office:value="0.1046387" calcext:value-type="float">
            <text:p>0.1046387</text:p>
          </table:table-cell>
          <table:table-cell office:value-type="float" office:value="0.1303246" calcext:value-type="float">
            <text:p>0.1303246</text:p>
          </table:table-cell>
          <table:table-cell office:value-type="float" office:value="0.04356431" calcext:value-type="float">
            <text:p>0.04356431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6E-016" calcext:value-type="float">
            <text:p>9.835346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74372" calcext:value-type="float">
            <text:p>-4.274372</text:p>
          </table:table-cell>
          <table:table-cell office:value-type="float" office:value="-1.881052" calcext:value-type="float">
            <text:p>-1.881052</text:p>
          </table:table-cell>
          <table:table-cell office:value-type="float" office:value="-1.093277" calcext:value-type="float">
            <text:p>-1.093277</text:p>
          </table:table-cell>
          <table:table-cell office:value-type="float" office:value="-0.06073179" calcext:value-type="float">
            <text:p>-0.06073179</text:p>
          </table:table-cell>
          <table:table-cell office:value-type="float" office:value="-0.03724908" calcext:value-type="float">
            <text:p>-0.03724908</text:p>
          </table:table-cell>
          <table:table-cell office:value-type="float" office:value="-0.02720045" calcext:value-type="float">
            <text:p>-0.02720045</text:p>
          </table:table-cell>
          <table:table-cell office:value-type="float" office:value="-0.02186106" calcext:value-type="float">
            <text:p>-0.02186106</text:p>
          </table:table-cell>
          <table:table-cell office:value-type="float" office:value="-0.01821751" calcext:value-type="float">
            <text:p>-0.01821751</text:p>
          </table:table-cell>
          <table:table-cell office:value-type="float" office:value="-0.01398166" calcext:value-type="float">
            <text:p>-0.01398166</text:p>
          </table:table-cell>
          <table:table-cell office:value-type="float" office:value="-0.01073513" calcext:value-type="float">
            <text:p>-0.01073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516008" calcext:value-type="float">
            <text:p>-8.516008</text:p>
          </table:table-cell>
          <table:table-cell office:value-type="float" office:value="0.04073494" calcext:value-type="float">
            <text:p>0.04073494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66185" calcext:value-type="float">
            <text:p>-2.2661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4" calcext:value-type="float">
            <text:p>9012004</text:p>
          </table:table-cell>
          <table:table-cell office:value-type="float" office:value="0.3" calcext:value-type="float">
            <text:p>0.3</text:p>
          </table:table-cell>
          <table:table-cell office:value-type="float" office:value="2.799536" calcext:value-type="float">
            <text:p>2.799536</text:p>
          </table:table-cell>
          <table:table-cell office:value-type="float" office:value="0" calcext:value-type="float">
            <text:p>0</text:p>
          </table:table-cell>
          <table:table-cell office:value-type="float" office:value="1092.153" calcext:value-type="float">
            <text:p>1092.153</text:p>
          </table:table-cell>
          <table:table-cell office:value-type="float" office:value="1.208335" calcext:value-type="float">
            <text:p>1.208335</text:p>
          </table:table-cell>
          <table:table-cell office:value-type="float" office:value="2.02589" calcext:value-type="float">
            <text:p>2.02589</text:p>
          </table:table-cell>
          <table:table-cell office:value-type="float" office:value="0.1504176" calcext:value-type="float">
            <text:p>0.1504176</text:p>
          </table:table-cell>
          <table:table-cell office:value-type="float" office:value="0.1701086" calcext:value-type="float">
            <text:p>0.1701086</text:p>
          </table:table-cell>
          <table:table-cell office:value-type="float" office:value="0.1889357" calcext:value-type="float">
            <text:p>0.1889357</text:p>
          </table:table-cell>
          <table:table-cell office:value-type="float" office:value="0.2727656" calcext:value-type="float">
            <text:p>0.2727656</text:p>
          </table:table-cell>
          <table:table-cell office:value-type="float" office:value="0.2956113" calcext:value-type="float">
            <text:p>0.2956113</text:p>
          </table:table-cell>
          <table:table-cell office:value-type="float" office:value="0.2733321" calcext:value-type="float">
            <text:p>0.2733321</text:p>
          </table:table-cell>
          <table:table-cell office:value-type="float" office:value="0.2796963" calcext:value-type="float">
            <text:p>0.2796963</text:p>
          </table:table-cell>
          <table:table-cell office:value-type="float" office:value="0.3665841" calcext:value-type="float">
            <text:p>0.3665841</text:p>
          </table:table-cell>
          <table:table-cell office:value-type="float" office:value="0.3640648" calcext:value-type="float">
            <text:p>0.3640648</text:p>
          </table:table-cell>
          <table:table-cell office:value-type="float" office:value="0.3757297" calcext:value-type="float">
            <text:p>0.3757297</text:p>
          </table:table-cell>
          <table:table-cell office:value-type="float" office:value="0.3920245" calcext:value-type="float">
            <text:p>0.3920245</text:p>
          </table:table-cell>
          <table:table-cell office:value-type="float" office:value="0.4018113" calcext:value-type="float">
            <text:p>0.4018113</text:p>
          </table:table-cell>
          <table:table-cell office:value-type="float" office:value="0.4623664" calcext:value-type="float">
            <text:p>0.4623664</text:p>
          </table:table-cell>
          <table:table-cell office:value-type="float" office:value="0" calcext:value-type="float">
            <text:p>0</text:p>
          </table:table-cell>
          <table:table-cell office:value-type="float" office:value="0.004015468" calcext:value-type="float">
            <text:p>0.004015468</text:p>
          </table:table-cell>
          <table:table-cell office:value-type="float" office:value="0.1125037" calcext:value-type="float">
            <text:p>0.1125037</text:p>
          </table:table-cell>
          <table:table-cell office:value-type="float" office:value="0.135756" calcext:value-type="float">
            <text:p>0.135756</text:p>
          </table:table-cell>
          <table:table-cell office:value-type="float" office:value="0.06080414" calcext:value-type="float">
            <text:p>0.06080414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6E-016" calcext:value-type="float">
            <text:p>9.835346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200048" calcext:value-type="float">
            <text:p>-7.200048</text:p>
          </table:table-cell>
          <table:table-cell office:value-type="float" office:value="-2.777949" calcext:value-type="float">
            <text:p>-2.777949</text:p>
          </table:table-cell>
          <table:table-cell office:value-type="float" office:value="-1.249057" calcext:value-type="float">
            <text:p>-1.249057</text:p>
          </table:table-cell>
          <table:table-cell office:value-type="float" office:value="-0.07427616" calcext:value-type="float">
            <text:p>-0.07427616</text:p>
          </table:table-cell>
          <table:table-cell office:value-type="float" office:value="-0.04008509" calcext:value-type="float">
            <text:p>-0.04008509</text:p>
          </table:table-cell>
          <table:table-cell office:value-type="float" office:value="-0.02891874" calcext:value-type="float">
            <text:p>-0.02891874</text:p>
          </table:table-cell>
          <table:table-cell office:value-type="float" office:value="-0.02256628" calcext:value-type="float">
            <text:p>-0.02256628</text:p>
          </table:table-cell>
          <table:table-cell office:value-type="float" office:value="-0.01861067" calcext:value-type="float">
            <text:p>-0.01861067</text:p>
          </table:table-cell>
          <table:table-cell office:value-type="float" office:value="-0.01415531" calcext:value-type="float">
            <text:p>-0.01415531</text:p>
          </table:table-cell>
          <table:table-cell office:value-type="float" office:value="-0.01080698" calcext:value-type="float">
            <text:p>-0.01080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2377" calcext:value-type="float">
            <text:p>-15.52377</text:p>
          </table:table-cell>
          <table:table-cell office:value-type="float" office:value="0.04084878" calcext:value-type="float">
            <text:p>0.04084878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65308" calcext:value-type="float">
            <text:p>-2.2653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4" calcext:value-type="float">
            <text:p>10012004</text:p>
          </table:table-cell>
          <table:table-cell office:value-type="float" office:value="0.3" calcext:value-type="float">
            <text:p>0.3</text:p>
          </table:table-cell>
          <table:table-cell office:value-type="float" office:value="3.00544" calcext:value-type="float">
            <text:p>3.00544</text:p>
          </table:table-cell>
          <table:table-cell office:value-type="float" office:value="0" calcext:value-type="float">
            <text:p>0</text:p>
          </table:table-cell>
          <table:table-cell office:value-type="float" office:value="1091.947" calcext:value-type="float">
            <text:p>1091.947</text:p>
          </table:table-cell>
          <table:table-cell office:value-type="float" office:value="1.208351" calcext:value-type="float">
            <text:p>1.208351</text:p>
          </table:table-cell>
          <table:table-cell office:value-type="float" office:value="1.028016" calcext:value-type="float">
            <text:p>1.028016</text:p>
          </table:table-cell>
          <table:table-cell office:value-type="float" office:value="0.1713947" calcext:value-type="float">
            <text:p>0.1713947</text:p>
          </table:table-cell>
          <table:table-cell office:value-type="float" office:value="0.1813527" calcext:value-type="float">
            <text:p>0.1813527</text:p>
          </table:table-cell>
          <table:table-cell office:value-type="float" office:value="0.1907583" calcext:value-type="float">
            <text:p>0.1907583</text:p>
          </table:table-cell>
          <table:table-cell office:value-type="float" office:value="0.2571747" calcext:value-type="float">
            <text:p>0.2571747</text:p>
          </table:table-cell>
          <table:table-cell office:value-type="float" office:value="0.2934064" calcext:value-type="float">
            <text:p>0.2934064</text:p>
          </table:table-cell>
          <table:table-cell office:value-type="float" office:value="0.2714951" calcext:value-type="float">
            <text:p>0.2714951</text:p>
          </table:table-cell>
          <table:table-cell office:value-type="float" office:value="0.2786332" calcext:value-type="float">
            <text:p>0.2786332</text:p>
          </table:table-cell>
          <table:table-cell office:value-type="float" office:value="0.3661647" calcext:value-type="float">
            <text:p>0.3661647</text:p>
          </table:table-cell>
          <table:table-cell office:value-type="float" office:value="0.3637729" calcext:value-type="float">
            <text:p>0.3637729</text:p>
          </table:table-cell>
          <table:table-cell office:value-type="float" office:value="0.3755793" calcext:value-type="float">
            <text:p>0.3755793</text:p>
          </table:table-cell>
          <table:table-cell office:value-type="float" office:value="0.3919489" calcext:value-type="float">
            <text:p>0.3919489</text:p>
          </table:table-cell>
          <table:table-cell office:value-type="float" office:value="0.4018081" calcext:value-type="float">
            <text:p>0.401808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2726403" calcext:value-type="float">
            <text:p>2.726403E-08</text:p>
          </table:table-cell>
          <table:table-cell office:value-type="float" office:value="0.09832898" calcext:value-type="float">
            <text:p>0.09832898</text:p>
          </table:table-cell>
          <table:table-cell office:value-type="float" office:value="0.1355897" calcext:value-type="float">
            <text:p>0.1355897</text:p>
          </table:table-cell>
          <table:table-cell office:value-type="float" office:value="0.08630357" calcext:value-type="float">
            <text:p>0.08630357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71144" calcext:value-type="float">
            <text:p>-2.671144</text:p>
          </table:table-cell>
          <table:table-cell office:value-type="float" office:value="-1.728163" calcext:value-type="float">
            <text:p>-1.728163</text:p>
          </table:table-cell>
          <table:table-cell office:value-type="float" office:value="-1.173941" calcext:value-type="float">
            <text:p>-1.173941</text:p>
          </table:table-cell>
          <table:table-cell office:value-type="float" office:value="-0.1169354" calcext:value-type="float">
            <text:p>-0.1169354</text:p>
          </table:table-cell>
          <table:table-cell office:value-type="float" office:value="-0.04248637" calcext:value-type="float">
            <text:p>-0.04248637</text:p>
          </table:table-cell>
          <table:table-cell office:value-type="float" office:value="-0.03043073" calcext:value-type="float">
            <text:p>-0.03043073</text:p>
          </table:table-cell>
          <table:table-cell office:value-type="float" office:value="-0.02330215" calcext:value-type="float">
            <text:p>-0.02330215</text:p>
          </table:table-cell>
          <table:table-cell office:value-type="float" office:value="-0.01907669" calcext:value-type="float">
            <text:p>-0.01907669</text:p>
          </table:table-cell>
          <table:table-cell office:value-type="float" office:value="-0.01434525" calcext:value-type="float">
            <text:p>-0.01434525</text:p>
          </table:table-cell>
          <table:table-cell office:value-type="float" office:value="-0.01088124" calcext:value-type="float">
            <text:p>-0.01088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06578" calcext:value-type="float">
            <text:p>-2.706578</text:p>
          </table:table-cell>
          <table:table-cell office:value-type="float" office:value="0.04089911" calcext:value-type="float">
            <text:p>0.04089911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64056" calcext:value-type="float">
            <text:p>-2.2640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4" calcext:value-type="float">
            <text:p>11012004</text:p>
          </table:table-cell>
          <table:table-cell office:value-type="float" office:value="0.3" calcext:value-type="float">
            <text:p>0.3</text:p>
          </table:table-cell>
          <table:table-cell office:value-type="float" office:value="3.287786" calcext:value-type="float">
            <text:p>3.287786</text:p>
          </table:table-cell>
          <table:table-cell office:value-type="float" office:value="0" calcext:value-type="float">
            <text:p>0</text:p>
          </table:table-cell>
          <table:table-cell office:value-type="float" office:value="1091.665" calcext:value-type="float">
            <text:p>1091.665</text:p>
          </table:table-cell>
          <table:table-cell office:value-type="float" office:value="1.208373" calcext:value-type="float">
            <text:p>1.208373</text:p>
          </table:table-cell>
          <table:table-cell office:value-type="float" office:value="0" calcext:value-type="float">
            <text:p>0</text:p>
          </table:table-cell>
          <table:table-cell office:value-type="float" office:value="0.2025946" calcext:value-type="float">
            <text:p>0.2025946</text:p>
          </table:table-cell>
          <table:table-cell office:value-type="float" office:value="0.2048469" calcext:value-type="float">
            <text:p>0.2048469</text:p>
          </table:table-cell>
          <table:table-cell office:value-type="float" office:value="0.2061905" calcext:value-type="float">
            <text:p>0.2061905</text:p>
          </table:table-cell>
          <table:table-cell office:value-type="float" office:value="0.2565065" calcext:value-type="float">
            <text:p>0.2565065</text:p>
          </table:table-cell>
          <table:table-cell office:value-type="float" office:value="0.2918068" calcext:value-type="float">
            <text:p>0.2918068</text:p>
          </table:table-cell>
          <table:table-cell office:value-type="float" office:value="0.2701419" calcext:value-type="float">
            <text:p>0.2701419</text:p>
          </table:table-cell>
          <table:table-cell office:value-type="float" office:value="0.2778881" calcext:value-type="float">
            <text:p>0.2778881</text:p>
          </table:table-cell>
          <table:table-cell office:value-type="float" office:value="0.3657689" calcext:value-type="float">
            <text:p>0.3657689</text:p>
          </table:table-cell>
          <table:table-cell office:value-type="float" office:value="0.3634591" calcext:value-type="float">
            <text:p>0.3634591</text:p>
          </table:table-cell>
          <table:table-cell office:value-type="float" office:value="0.3754238" calcext:value-type="float">
            <text:p>0.3754238</text:p>
          </table:table-cell>
          <table:table-cell office:value-type="float" office:value="0.3918713" calcext:value-type="float">
            <text:p>0.3918713</text:p>
          </table:table-cell>
          <table:table-cell office:value-type="float" office:value="0.4018132" calcext:value-type="float">
            <text:p>0.40181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2810398" calcext:value-type="float">
            <text:p>0.002810398</text:p>
          </table:table-cell>
          <table:table-cell office:value-type="float" office:value="0.07062102" calcext:value-type="float">
            <text:p>0.07062102</text:p>
          </table:table-cell>
          <table:table-cell office:value-type="float" office:value="0.1210487" calcext:value-type="float">
            <text:p>0.1210487</text:p>
          </table:table-cell>
          <table:table-cell office:value-type="float" office:value="0.09385653" calcext:value-type="float">
            <text:p>0.09385653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437766" calcext:value-type="float">
            <text:p>-0.7437766</text:p>
          </table:table-cell>
          <table:table-cell office:value-type="float" office:value="-0.6745368" calcext:value-type="float">
            <text:p>-0.6745368</text:p>
          </table:table-cell>
          <table:table-cell office:value-type="float" office:value="-0.6454832" calcext:value-type="float">
            <text:p>-0.6454832</text:p>
          </table:table-cell>
          <table:table-cell office:value-type="float" office:value="-0.1198123" calcext:value-type="float">
            <text:p>-0.1198123</text:p>
          </table:table-cell>
          <table:table-cell office:value-type="float" office:value="-0.04431948" calcext:value-type="float">
            <text:p>-0.04431948</text:p>
          </table:table-cell>
          <table:table-cell office:value-type="float" office:value="-0.03159671" calcext:value-type="float">
            <text:p>-0.03159671</text:p>
          </table:table-cell>
          <table:table-cell office:value-type="float" office:value="-0.02382863" calcext:value-type="float">
            <text:p>-0.02382863</text:p>
          </table:table-cell>
          <table:table-cell office:value-type="float" office:value="-0.01952791" calcext:value-type="float">
            <text:p>-0.01952791</text:p>
          </table:table-cell>
          <table:table-cell office:value-type="float" office:value="-0.01455242" calcext:value-type="float">
            <text:p>-0.01455242</text:p>
          </table:table-cell>
          <table:table-cell office:value-type="float" office:value="-0.01095849" calcext:value-type="float">
            <text:p>-0.01095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365718" calcext:value-type="float">
            <text:p>-0.06365718</text:p>
          </table:table-cell>
          <table:table-cell office:value-type="float" office:value="0.04077107" calcext:value-type="float">
            <text:p>0.04077107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61301" calcext:value-type="float">
            <text:p>-2.2613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4" calcext:value-type="float">
            <text:p>12012004</text:p>
          </table:table-cell>
          <table:table-cell office:value-type="float" office:value="0.3" calcext:value-type="float">
            <text:p>0.3</text:p>
          </table:table-cell>
          <table:table-cell office:value-type="float" office:value="3.872373" calcext:value-type="float">
            <text:p>3.872373</text:p>
          </table:table-cell>
          <table:table-cell office:value-type="float" office:value="0" calcext:value-type="float">
            <text:p>0</text:p>
          </table:table-cell>
          <table:table-cell office:value-type="float" office:value="1091.081" calcext:value-type="float">
            <text:p>1091.081</text:p>
          </table:table-cell>
          <table:table-cell office:value-type="float" office:value="1.208373" calcext:value-type="float">
            <text:p>1.208373</text:p>
          </table:table-cell>
          <table:table-cell office:value-type="float" office:value="0" calcext:value-type="float">
            <text:p>0</text:p>
          </table:table-cell>
          <table:table-cell office:value-type="float" office:value="0.2328131" calcext:value-type="float">
            <text:p>0.2328131</text:p>
          </table:table-cell>
          <table:table-cell office:value-type="float" office:value="0.2236082" calcext:value-type="float">
            <text:p>0.2236082</text:p>
          </table:table-cell>
          <table:table-cell office:value-type="float" office:value="0.2203248" calcext:value-type="float">
            <text:p>0.2203248</text:p>
          </table:table-cell>
          <table:table-cell office:value-type="float" office:value="0.2658526" calcext:value-type="float">
            <text:p>0.2658526</text:p>
          </table:table-cell>
          <table:table-cell office:value-type="float" office:value="0.290299" calcext:value-type="float">
            <text:p>0.290299</text:p>
          </table:table-cell>
          <table:table-cell office:value-type="float" office:value="0.2687464" calcext:value-type="float">
            <text:p>0.2687464</text:p>
          </table:table-cell>
          <table:table-cell office:value-type="float" office:value="0.2769479" calcext:value-type="float">
            <text:p>0.2769479</text:p>
          </table:table-cell>
          <table:table-cell office:value-type="float" office:value="0.3654415" calcext:value-type="float">
            <text:p>0.3654415</text:p>
          </table:table-cell>
          <table:table-cell office:value-type="float" office:value="0.3631342" calcext:value-type="float">
            <text:p>0.3631342</text:p>
          </table:table-cell>
          <table:table-cell office:value-type="float" office:value="0.3752625" calcext:value-type="float">
            <text:p>0.3752625</text:p>
          </table:table-cell>
          <table:table-cell office:value-type="float" office:value="0.3917921" calcext:value-type="float">
            <text:p>0.3917921</text:p>
          </table:table-cell>
          <table:table-cell office:value-type="float" office:value="0.4018248" calcext:value-type="float">
            <text:p>0.4018248</text:p>
          </table:table-cell>
          <table:table-cell office:value-type="float" office:value="0.4623743" calcext:value-type="float">
            <text:p>0.4623743</text:p>
          </table:table-cell>
          <table:table-cell office:value-type="float" office:value="0" calcext:value-type="float">
            <text:p>0</text:p>
          </table:table-cell>
          <table:table-cell office:value-type="float" office:value="0.01567888" calcext:value-type="float">
            <text:p>0.01567888</text:p>
          </table:table-cell>
          <table:table-cell office:value-type="float" office:value="0.0516137" calcext:value-type="float">
            <text:p>0.0516137</text:p>
          </table:table-cell>
          <table:table-cell office:value-type="float" office:value="0.1085982" calcext:value-type="float">
            <text:p>0.1085982</text:p>
          </table:table-cell>
          <table:table-cell office:value-type="float" office:value="0.09039266" calcext:value-type="float">
            <text:p>0.09039266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51466" calcext:value-type="float">
            <text:p>-0.2451466</text:p>
          </table:table-cell>
          <table:table-cell office:value-type="float" office:value="-0.3434869" calcext:value-type="float">
            <text:p>-0.3434869</text:p>
          </table:table-cell>
          <table:table-cell office:value-type="float" office:value="-0.3869922" calcext:value-type="float">
            <text:p>-0.3869922</text:p>
          </table:table-cell>
          <table:table-cell office:value-type="float" office:value="-0.09114397" calcext:value-type="float">
            <text:p>-0.09114397</text:p>
          </table:table-cell>
          <table:table-cell office:value-type="float" office:value="-0.04608872" calcext:value-type="float">
            <text:p>-0.04608872</text:p>
          </table:table-cell>
          <table:table-cell office:value-type="float" office:value="-0.03285085" calcext:value-type="float">
            <text:p>-0.03285085</text:p>
          </table:table-cell>
          <table:table-cell office:value-type="float" office:value="-0.02451383" calcext:value-type="float">
            <text:p>-0.02451383</text:p>
          </table:table-cell>
          <table:table-cell office:value-type="float" office:value="-0.01991028" calcext:value-type="float">
            <text:p>-0.01991028</text:p>
          </table:table-cell>
          <table:table-cell office:value-type="float" office:value="-0.01477047" calcext:value-type="float">
            <text:p>-0.01477047</text:p>
          </table:table-cell>
          <table:table-cell office:value-type="float" office:value="-0.01103946" calcext:value-type="float">
            <text:p>-0.01103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06055" calcext:value-type="float">
            <text:p>-0.2706055</text:p>
          </table:table-cell>
          <table:table-cell office:value-type="float" office:value="0.04064092" calcext:value-type="float">
            <text:p>0.04064092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5866" calcext:value-type="float">
            <text:p>-2.258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4" calcext:value-type="float">
            <text:p>13012004</text:p>
          </table:table-cell>
          <table:table-cell office:value-type="float" office:value="0.3" calcext:value-type="float">
            <text:p>0.3</text:p>
          </table:table-cell>
          <table:table-cell office:value-type="float" office:value="4.415844" calcext:value-type="float">
            <text:p>4.415844</text:p>
          </table:table-cell>
          <table:table-cell office:value-type="float" office:value="0" calcext:value-type="float">
            <text:p>0</text:p>
          </table:table-cell>
          <table:table-cell office:value-type="float" office:value="1090.537" calcext:value-type="float">
            <text:p>1090.537</text:p>
          </table:table-cell>
          <table:table-cell office:value-type="float" office:value="1.208373" calcext:value-type="float">
            <text:p>1.208373</text:p>
          </table:table-cell>
          <table:table-cell office:value-type="float" office:value="0" calcext:value-type="float">
            <text:p>0</text:p>
          </table:table-cell>
          <table:table-cell office:value-type="float" office:value="0.2144699" calcext:value-type="float">
            <text:p>0.2144699</text:p>
          </table:table-cell>
          <table:table-cell office:value-type="float" office:value="0.2288159" calcext:value-type="float">
            <text:p>0.2288159</text:p>
          </table:table-cell>
          <table:table-cell office:value-type="float" office:value="0.2310501" calcext:value-type="float">
            <text:p>0.2310501</text:p>
          </table:table-cell>
          <table:table-cell office:value-type="float" office:value="0.2769365" calcext:value-type="float">
            <text:p>0.2769365</text:p>
          </table:table-cell>
          <table:table-cell office:value-type="float" office:value="0.2899327" calcext:value-type="float">
            <text:p>0.2899327</text:p>
          </table:table-cell>
          <table:table-cell office:value-type="float" office:value="0.2674326" calcext:value-type="float">
            <text:p>0.2674326</text:p>
          </table:table-cell>
          <table:table-cell office:value-type="float" office:value="0.2759808" calcext:value-type="float">
            <text:p>0.2759808</text:p>
          </table:table-cell>
          <table:table-cell office:value-type="float" office:value="0.365086" calcext:value-type="float">
            <text:p>0.365086</text:p>
          </table:table-cell>
          <table:table-cell office:value-type="float" office:value="0.3628035" calcext:value-type="float">
            <text:p>0.3628035</text:p>
          </table:table-cell>
          <table:table-cell office:value-type="float" office:value="0.3750954" calcext:value-type="float">
            <text:p>0.3750954</text:p>
          </table:table-cell>
          <table:table-cell office:value-type="float" office:value="0.3917111" calcext:value-type="float">
            <text:p>0.3917111</text:p>
          </table:table-cell>
          <table:table-cell office:value-type="float" office:value="0.4018437" calcext:value-type="float">
            <text:p>0.4018437</text:p>
          </table:table-cell>
          <table:table-cell office:value-type="float" office:value="0.462374" calcext:value-type="float">
            <text:p>0.462374</text:p>
          </table:table-cell>
          <table:table-cell office:value-type="float" office:value="0" calcext:value-type="float">
            <text:p>0</text:p>
          </table:table-cell>
          <table:table-cell office:value-type="float" office:value="0.01818598" calcext:value-type="float">
            <text:p>0.01818598</text:p>
          </table:table-cell>
          <table:table-cell office:value-type="float" office:value="0.04487119" calcext:value-type="float">
            <text:p>0.04487119</text:p>
          </table:table-cell>
          <table:table-cell office:value-type="float" office:value="0.1008905" calcext:value-type="float">
            <text:p>0.1008905</text:p>
          </table:table-cell>
          <table:table-cell office:value-type="float" office:value="0.08335931" calcext:value-type="float">
            <text:p>0.08335931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6E-016" calcext:value-type="float">
            <text:p>9.835346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609004" calcext:value-type="float">
            <text:p>-0.4609004</text:p>
          </table:table-cell>
          <table:table-cell office:value-type="float" office:value="-0.2868892" calcext:value-type="float">
            <text:p>-0.2868892</text:p>
          </table:table-cell>
          <table:table-cell office:value-type="float" office:value="-0.2680606" calcext:value-type="float">
            <text:p>-0.2680606</text:p>
          </table:table-cell>
          <table:table-cell office:value-type="float" office:value="-0.06651647" calcext:value-type="float">
            <text:p>-0.06651647</text:p>
          </table:table-cell>
          <table:table-cell office:value-type="float" office:value="-0.0465624" calcext:value-type="float">
            <text:p>-0.0465624</text:p>
          </table:table-cell>
          <table:table-cell office:value-type="float" office:value="-0.03410883" calcext:value-type="float">
            <text:p>-0.03410883</text:p>
          </table:table-cell>
          <table:table-cell office:value-type="float" office:value="-0.02524272" calcext:value-type="float">
            <text:p>-0.02524272</text:p>
          </table:table-cell>
          <table:table-cell office:value-type="float" office:value="-0.0203329" calcext:value-type="float">
            <text:p>-0.0203329</text:p>
          </table:table-cell>
          <table:table-cell office:value-type="float" office:value="-0.0149959" calcext:value-type="float">
            <text:p>-0.0149959</text:p>
          </table:table-cell>
          <table:table-cell office:value-type="float" office:value="-0.01112381" calcext:value-type="float">
            <text:p>-0.01112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238296" calcext:value-type="float">
            <text:p>-0.7238296</text:p>
          </table:table-cell>
          <table:table-cell office:value-type="float" office:value="0.04055208" calcext:value-type="float">
            <text:p>0.04055208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56486" calcext:value-type="float">
            <text:p>-2.2564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4" calcext:value-type="float">
            <text:p>14012004</text:p>
          </table:table-cell>
          <table:table-cell office:value-type="float" office:value="0.3" calcext:value-type="float">
            <text:p>0.3</text:p>
          </table:table-cell>
          <table:table-cell office:value-type="float" office:value="4.960996" calcext:value-type="float">
            <text:p>4.960996</text:p>
          </table:table-cell>
          <table:table-cell office:value-type="float" office:value="0" calcext:value-type="float">
            <text:p>0</text:p>
          </table:table-cell>
          <table:table-cell office:value-type="float" office:value="1089.992" calcext:value-type="float">
            <text:p>1089.992</text:p>
          </table:table-cell>
          <table:table-cell office:value-type="float" office:value="1.208373" calcext:value-type="float">
            <text:p>1.208373</text:p>
          </table:table-cell>
          <table:table-cell office:value-type="float" office:value="0" calcext:value-type="float">
            <text:p>0</text:p>
          </table:table-cell>
          <table:table-cell office:value-type="float" office:value="0.1924585" calcext:value-type="float">
            <text:p>0.1924585</text:p>
          </table:table-cell>
          <table:table-cell office:value-type="float" office:value="0.2344155" calcext:value-type="float">
            <text:p>0.2344155</text:p>
          </table:table-cell>
          <table:table-cell office:value-type="float" office:value="0.2409803" calcext:value-type="float">
            <text:p>0.2409803</text:p>
          </table:table-cell>
          <table:table-cell office:value-type="float" office:value="0.2856741" calcext:value-type="float">
            <text:p>0.2856741</text:p>
          </table:table-cell>
          <table:table-cell office:value-type="float" office:value="0.2909373" calcext:value-type="float">
            <text:p>0.2909373</text:p>
          </table:table-cell>
          <table:table-cell office:value-type="float" office:value="0.2667818" calcext:value-type="float">
            <text:p>0.2667818</text:p>
          </table:table-cell>
          <table:table-cell office:value-type="float" office:value="0.2755702" calcext:value-type="float">
            <text:p>0.2755702</text:p>
          </table:table-cell>
          <table:table-cell office:value-type="float" office:value="0.3647378" calcext:value-type="float">
            <text:p>0.3647378</text:p>
          </table:table-cell>
          <table:table-cell office:value-type="float" office:value="0.362463" calcext:value-type="float">
            <text:p>0.362463</text:p>
          </table:table-cell>
          <table:table-cell office:value-type="float" office:value="0.374922" calcext:value-type="float">
            <text:p>0.374922</text:p>
          </table:table-cell>
          <table:table-cell office:value-type="float" office:value="0.3916157" calcext:value-type="float">
            <text:p>0.3916157</text:p>
          </table:table-cell>
          <table:table-cell office:value-type="float" office:value="0.4018533" calcext:value-type="float">
            <text:p>0.4018533</text:p>
          </table:table-cell>
          <table:table-cell office:value-type="float" office:value="0.4623706" calcext:value-type="float">
            <text:p>0.4623706</text:p>
          </table:table-cell>
          <table:table-cell office:value-type="float" office:value="0" calcext:value-type="float">
            <text:p>0</text:p>
          </table:table-cell>
          <table:table-cell office:value-type="float" office:value="0.02643573" calcext:value-type="float">
            <text:p>0.02643573</text:p>
          </table:table-cell>
          <table:table-cell office:value-type="float" office:value="0.03422742" calcext:value-type="float">
            <text:p>0.03422742</text:p>
          </table:table-cell>
          <table:table-cell office:value-type="float" office:value="0.09491666" calcext:value-type="float">
            <text:p>0.09491666</text:p>
          </table:table-cell>
          <table:table-cell office:value-type="float" office:value="0.07465025" calcext:value-type="float">
            <text:p>0.07465025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3E-016" calcext:value-type="float">
            <text:p>9.835343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18408" calcext:value-type="float">
            <text:p>-1.018408</text:p>
          </table:table-cell>
          <table:table-cell office:value-type="float" office:value="-0.2361405" calcext:value-type="float">
            <text:p>-0.2361405</text:p>
          </table:table-cell>
          <table:table-cell office:value-type="float" office:value="-0.1936771" calcext:value-type="float">
            <text:p>-0.1936771</text:p>
          </table:table-cell>
          <table:table-cell office:value-type="float" office:value="-0.05227224" calcext:value-type="float">
            <text:p>-0.05227224</text:p>
          </table:table-cell>
          <table:table-cell office:value-type="float" office:value="-0.04538539" calcext:value-type="float">
            <text:p>-0.04538539</text:p>
          </table:table-cell>
          <table:table-cell office:value-type="float" office:value="-0.03475869" calcext:value-type="float">
            <text:p>-0.03475869</text:p>
          </table:table-cell>
          <table:table-cell office:value-type="float" office:value="-0.02556449" calcext:value-type="float">
            <text:p>-0.02556449</text:p>
          </table:table-cell>
          <table:table-cell office:value-type="float" office:value="-0.02075744" calcext:value-type="float">
            <text:p>-0.02075744</text:p>
          </table:table-cell>
          <table:table-cell office:value-type="float" office:value="-0.01523183" calcext:value-type="float">
            <text:p>-0.01523183</text:p>
          </table:table-cell>
          <table:table-cell office:value-type="float" office:value="-0.01121219" calcext:value-type="float">
            <text:p>-0.01121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97393" calcext:value-type="float">
            <text:p>-2.897393</text:p>
          </table:table-cell>
          <table:table-cell office:value-type="float" office:value="0.04045177" calcext:value-type="float">
            <text:p>0.04045177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54144" calcext:value-type="float">
            <text:p>-2.2541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4" calcext:value-type="float">
            <text:p>15012004</text:p>
          </table:table-cell>
          <table:table-cell office:value-type="float" office:value="0.3" calcext:value-type="float">
            <text:p>0.3</text:p>
          </table:table-cell>
          <table:table-cell office:value-type="float" office:value="5.515011" calcext:value-type="float">
            <text:p>5.515011</text:p>
          </table:table-cell>
          <table:table-cell office:value-type="float" office:value="0" calcext:value-type="float">
            <text:p>0</text:p>
          </table:table-cell>
          <table:table-cell office:value-type="float" office:value="1089.438" calcext:value-type="float">
            <text:p>1089.438</text:p>
          </table:table-cell>
          <table:table-cell office:value-type="float" office:value="1.208373" calcext:value-type="float">
            <text:p>1.208373</text:p>
          </table:table-cell>
          <table:table-cell office:value-type="float" office:value="0" calcext:value-type="float">
            <text:p>0</text:p>
          </table:table-cell>
          <table:table-cell office:value-type="float" office:value="0.2086827" calcext:value-type="float">
            <text:p>0.2086827</text:p>
          </table:table-cell>
          <table:table-cell office:value-type="float" office:value="0.2307885" calcext:value-type="float">
            <text:p>0.2307885</text:p>
          </table:table-cell>
          <table:table-cell office:value-type="float" office:value="0.2461909" calcext:value-type="float">
            <text:p>0.2461909</text:p>
          </table:table-cell>
          <table:table-cell office:value-type="float" office:value="0.2904389" calcext:value-type="float">
            <text:p>0.2904389</text:p>
          </table:table-cell>
          <table:table-cell office:value-type="float" office:value="0.2933176" calcext:value-type="float">
            <text:p>0.2933176</text:p>
          </table:table-cell>
          <table:table-cell office:value-type="float" office:value="0.2668411" calcext:value-type="float">
            <text:p>0.2668411</text:p>
          </table:table-cell>
          <table:table-cell office:value-type="float" office:value="0.2752431" calcext:value-type="float">
            <text:p>0.2752431</text:p>
          </table:table-cell>
          <table:table-cell office:value-type="float" office:value="0.3644555" calcext:value-type="float">
            <text:p>0.3644555</text:p>
          </table:table-cell>
          <table:table-cell office:value-type="float" office:value="0.3621222" calcext:value-type="float">
            <text:p>0.3621222</text:p>
          </table:table-cell>
          <table:table-cell office:value-type="float" office:value="0.3747414" calcext:value-type="float">
            <text:p>0.3747414</text:p>
          </table:table-cell>
          <table:table-cell office:value-type="float" office:value="0.3915084" calcext:value-type="float">
            <text:p>0.3915084</text:p>
          </table:table-cell>
          <table:table-cell office:value-type="float" office:value="0.4018537" calcext:value-type="float">
            <text:p>0.4018537</text:p>
          </table:table-cell>
          <table:table-cell office:value-type="float" office:value="0.4623745" calcext:value-type="float">
            <text:p>0.4623745</text:p>
          </table:table-cell>
          <table:table-cell office:value-type="float" office:value="0" calcext:value-type="float">
            <text:p>0</text:p>
          </table:table-cell>
          <table:table-cell office:value-type="float" office:value="0.006797935" calcext:value-type="float">
            <text:p>0.006797935</text:p>
          </table:table-cell>
          <table:table-cell office:value-type="float" office:value="0.03318083" calcext:value-type="float">
            <text:p>0.03318083</text:p>
          </table:table-cell>
          <table:table-cell office:value-type="float" office:value="0.09423988" calcext:value-type="float">
            <text:p>0.09423988</text:p>
          </table:table-cell>
          <table:table-cell office:value-type="float" office:value="0.06583589" calcext:value-type="float">
            <text:p>0.06583589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769017" calcext:value-type="float">
            <text:p>-0.5769017</text:p>
          </table:table-cell>
          <table:table-cell office:value-type="float" office:value="-0.2687646" calcext:value-type="float">
            <text:p>-0.2687646</text:p>
          </table:table-cell>
          <table:table-cell office:value-type="float" office:value="-0.1643428" calcext:value-type="float">
            <text:p>-0.1643428</text:p>
          </table:table-cell>
          <table:table-cell office:value-type="float" office:value="-0.0459866" calcext:value-type="float">
            <text:p>-0.0459866</text:p>
          </table:table-cell>
          <table:table-cell office:value-type="float" office:value="-0.04262814" calcext:value-type="float">
            <text:p>-0.04262814</text:p>
          </table:table-cell>
          <table:table-cell office:value-type="float" office:value="-0.034706" calcext:value-type="float">
            <text:p>-0.034706</text:p>
          </table:table-cell>
          <table:table-cell office:value-type="float" office:value="-0.02582037" calcext:value-type="float">
            <text:p>-0.02582037</text:p>
          </table:table-cell>
          <table:table-cell office:value-type="float" office:value="-0.02110846" calcext:value-type="float">
            <text:p>-0.02110846</text:p>
          </table:table-cell>
          <table:table-cell office:value-type="float" office:value="-0.01547196" calcext:value-type="float">
            <text:p>-0.01547196</text:p>
          </table:table-cell>
          <table:table-cell office:value-type="float" office:value="-0.01130495" calcext:value-type="float">
            <text:p>-0.01130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18062" calcext:value-type="float">
            <text:p>-0.818062</text:p>
          </table:table-cell>
          <table:table-cell office:value-type="float" office:value="0.04038166" calcext:value-type="float">
            <text:p>0.04038166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52091" calcext:value-type="float">
            <text:p>-2.2520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4" calcext:value-type="float">
            <text:p>16012004</text:p>
          </table:table-cell>
          <table:table-cell office:value-type="float" office:value="2.2" calcext:value-type="float">
            <text:p>2.2</text:p>
          </table:table-cell>
          <table:table-cell office:value-type="float" office:value="5.367504" calcext:value-type="float">
            <text:p>5.367504</text:p>
          </table:table-cell>
          <table:table-cell office:value-type="float" office:value="0" calcext:value-type="float">
            <text:p>0</text:p>
          </table:table-cell>
          <table:table-cell office:value-type="float" office:value="1091.485" calcext:value-type="float">
            <text:p>1091.485</text:p>
          </table:table-cell>
          <table:table-cell office:value-type="float" office:value="1.208971" calcext:value-type="float">
            <text:p>1.208971</text:p>
          </table:table-cell>
          <table:table-cell office:value-type="float" office:value="0" calcext:value-type="float">
            <text:p>0</text:p>
          </table:table-cell>
          <table:table-cell office:value-type="float" office:value="0.2576239" calcext:value-type="float">
            <text:p>0.2576239</text:p>
          </table:table-cell>
          <table:table-cell office:value-type="float" office:value="0.231934" calcext:value-type="float">
            <text:p>0.231934</text:p>
          </table:table-cell>
          <table:table-cell office:value-type="float" office:value="0.251403" calcext:value-type="float">
            <text:p>0.251403</text:p>
          </table:table-cell>
          <table:table-cell office:value-type="float" office:value="0.2935207" calcext:value-type="float">
            <text:p>0.2935207</text:p>
          </table:table-cell>
          <table:table-cell office:value-type="float" office:value="0.2958319" calcext:value-type="float">
            <text:p>0.2958319</text:p>
          </table:table-cell>
          <table:table-cell office:value-type="float" office:value="0.267328" calcext:value-type="float">
            <text:p>0.267328</text:p>
          </table:table-cell>
          <table:table-cell office:value-type="float" office:value="0.2748697" calcext:value-type="float">
            <text:p>0.2748697</text:p>
          </table:table-cell>
          <table:table-cell office:value-type="float" office:value="0.3642146" calcext:value-type="float">
            <text:p>0.3642146</text:p>
          </table:table-cell>
          <table:table-cell office:value-type="float" office:value="0.3617895" calcext:value-type="float">
            <text:p>0.3617895</text:p>
          </table:table-cell>
          <table:table-cell office:value-type="float" office:value="0.3745544" calcext:value-type="float">
            <text:p>0.3745544</text:p>
          </table:table-cell>
          <table:table-cell office:value-type="float" office:value="0.3913958" calcext:value-type="float">
            <text:p>0.3913958</text:p>
          </table:table-cell>
          <table:table-cell office:value-type="float" office:value="0.4018553" calcext:value-type="float">
            <text:p>0.4018553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0.008393017" calcext:value-type="float">
            <text:p>0.008393017</text:p>
          </table:table-cell>
          <table:table-cell office:value-type="float" office:value="0.03246891" calcext:value-type="float">
            <text:p>0.03246891</text:p>
          </table:table-cell>
          <table:table-cell office:value-type="float" office:value="0.09406441" calcext:value-type="float">
            <text:p>0.09406441</text:p>
          </table:table-cell>
          <table:table-cell office:value-type="float" office:value="0.05651945" calcext:value-type="float">
            <text:p>0.05651945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70859" calcext:value-type="float">
            <text:p>-0.1170859</text:p>
          </table:table-cell>
          <table:table-cell office:value-type="float" office:value="-0.2605387" calcext:value-type="float">
            <text:p>-0.2605387</text:p>
          </table:table-cell>
          <table:table-cell office:value-type="float" office:value="-0.139806" calcext:value-type="float">
            <text:p>-0.139806</text:p>
          </table:table-cell>
          <table:table-cell office:value-type="float" office:value="-0.04241457" calcext:value-type="float">
            <text:p>-0.04241457</text:p>
          </table:table-cell>
          <table:table-cell office:value-type="float" office:value="-0.03992242" calcext:value-type="float">
            <text:p>-0.03992242</text:p>
          </table:table-cell>
          <table:table-cell office:value-type="float" office:value="-0.03422894" calcext:value-type="float">
            <text:p>-0.03422894</text:p>
          </table:table-cell>
          <table:table-cell office:value-type="float" office:value="-0.02611175" calcext:value-type="float">
            <text:p>-0.02611175</text:p>
          </table:table-cell>
          <table:table-cell office:value-type="float" office:value="-0.02141227" calcext:value-type="float">
            <text:p>-0.02141227</text:p>
          </table:table-cell>
          <table:table-cell office:value-type="float" office:value="-0.01571034" calcext:value-type="float">
            <text:p>-0.01571034</text:p>
          </table:table-cell>
          <table:table-cell office:value-type="float" office:value="-0.01140184" calcext:value-type="float">
            <text:p>-0.01140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16392" calcext:value-type="float">
            <text:p>-0.0816392</text:p>
          </table:table-cell>
          <table:table-cell office:value-type="float" office:value="0.04033814" calcext:value-type="float">
            <text:p>0.04033814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50237" calcext:value-type="float">
            <text:p>-2.2502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4" calcext:value-type="float">
            <text:p>17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5.439025" calcext:value-type="float">
            <text:p>5.439025</text:p>
          </table:table-cell>
          <table:table-cell office:value-type="float" office:value="0" calcext:value-type="float">
            <text:p>0</text:p>
          </table:table-cell>
          <table:table-cell office:value-type="float" office:value="1091.513" calcext:value-type="float">
            <text:p>1091.513</text:p>
          </table:table-cell>
          <table:table-cell office:value-type="float" office:value="1.208996" calcext:value-type="float">
            <text:p>1.208996</text:p>
          </table:table-cell>
          <table:table-cell office:value-type="float" office:value="0" calcext:value-type="float">
            <text:p>0</text:p>
          </table:table-cell>
          <table:table-cell office:value-type="float" office:value="0.1949734" calcext:value-type="float">
            <text:p>0.1949734</text:p>
          </table:table-cell>
          <table:table-cell office:value-type="float" office:value="0.231754" calcext:value-type="float">
            <text:p>0.231754</text:p>
          </table:table-cell>
          <table:table-cell office:value-type="float" office:value="0.2567567" calcext:value-type="float">
            <text:p>0.2567567</text:p>
          </table:table-cell>
          <table:table-cell office:value-type="float" office:value="0.2957723" calcext:value-type="float">
            <text:p>0.2957723</text:p>
          </table:table-cell>
          <table:table-cell office:value-type="float" office:value="0.2978033" calcext:value-type="float">
            <text:p>0.2978033</text:p>
          </table:table-cell>
          <table:table-cell office:value-type="float" office:value="0.2681198" calcext:value-type="float">
            <text:p>0.2681198</text:p>
          </table:table-cell>
          <table:table-cell office:value-type="float" office:value="0.2743507" calcext:value-type="float">
            <text:p>0.2743507</text:p>
          </table:table-cell>
          <table:table-cell office:value-type="float" office:value="0.3639782" calcext:value-type="float">
            <text:p>0.3639782</text:p>
          </table:table-cell>
          <table:table-cell office:value-type="float" office:value="0.3614798" calcext:value-type="float">
            <text:p>0.3614798</text:p>
          </table:table-cell>
          <table:table-cell office:value-type="float" office:value="0.3743626" calcext:value-type="float">
            <text:p>0.3743626</text:p>
          </table:table-cell>
          <table:table-cell office:value-type="float" office:value="0.3912854" calcext:value-type="float">
            <text:p>0.3912854</text:p>
          </table:table-cell>
          <table:table-cell office:value-type="float" office:value="0.4018606" calcext:value-type="float">
            <text:p>0.4018606</text:p>
          </table:table-cell>
          <table:table-cell office:value-type="float" office:value="0.4623714" calcext:value-type="float">
            <text:p>0.4623714</text:p>
          </table:table-cell>
          <table:table-cell office:value-type="float" office:value="0" calcext:value-type="float">
            <text:p>0</text:p>
          </table:table-cell>
          <table:table-cell office:value-type="float" office:value="0.05329847" calcext:value-type="float">
            <text:p>0.05329847</text:p>
          </table:table-cell>
          <table:table-cell office:value-type="float" office:value="0.03627606" calcext:value-type="float">
            <text:p>0.03627606</text:p>
          </table:table-cell>
          <table:table-cell office:value-type="float" office:value="0.09433261" calcext:value-type="float">
            <text:p>0.09433261</text:p>
          </table:table-cell>
          <table:table-cell office:value-type="float" office:value="0.04686423" calcext:value-type="float">
            <text:p>0.04686423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370362" calcext:value-type="float">
            <text:p>-0.9370362</text:p>
          </table:table-cell>
          <table:table-cell office:value-type="float" office:value="-0.2589082" calcext:value-type="float">
            <text:p>-0.2589082</text:p>
          </table:table-cell>
          <table:table-cell office:value-type="float" office:value="-0.1187332" calcext:value-type="float">
            <text:p>-0.1187332</text:p>
          </table:table-cell>
          <table:table-cell office:value-type="float" office:value="-0.03997228" calcext:value-type="float">
            <text:p>-0.03997228</text:p>
          </table:table-cell>
          <table:table-cell office:value-type="float" office:value="-0.03791679" calcext:value-type="float">
            <text:p>-0.03791679</text:p>
          </table:table-cell>
          <table:table-cell office:value-type="float" office:value="-0.03346277" calcext:value-type="float">
            <text:p>-0.03346277</text:p>
          </table:table-cell>
          <table:table-cell office:value-type="float" office:value="-0.02653053" calcext:value-type="float">
            <text:p>-0.02653053</text:p>
          </table:table-cell>
          <table:table-cell office:value-type="float" office:value="-0.02171553" calcext:value-type="float">
            <text:p>-0.02171553</text:p>
          </table:table-cell>
          <table:table-cell office:value-type="float" office:value="-0.01593608" calcext:value-type="float">
            <text:p>-0.01593608</text:p>
          </table:table-cell>
          <table:table-cell office:value-type="float" office:value="-0.01150216" calcext:value-type="float">
            <text:p>-0.01150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48942" calcext:value-type="float">
            <text:p>-2.348942</text:p>
          </table:table-cell>
          <table:table-cell office:value-type="float" office:value="0.04034544" calcext:value-type="float">
            <text:p>0.04034544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48925" calcext:value-type="float">
            <text:p>-2.2489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4" calcext:value-type="float">
            <text:p>18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5.909514" calcext:value-type="float">
            <text:p>5.909514</text:p>
          </table:table-cell>
          <table:table-cell office:value-type="float" office:value="0" calcext:value-type="float">
            <text:p>0</text:p>
          </table:table-cell>
          <table:table-cell office:value-type="float" office:value="1091.042" calcext:value-type="float">
            <text:p>1091.042</text:p>
          </table:table-cell>
          <table:table-cell office:value-type="float" office:value="1.208996" calcext:value-type="float">
            <text:p>1.208996</text:p>
          </table:table-cell>
          <table:table-cell office:value-type="float" office:value="0" calcext:value-type="float">
            <text:p>0</text:p>
          </table:table-cell>
          <table:table-cell office:value-type="float" office:value="0.1537823" calcext:value-type="float">
            <text:p>0.1537823</text:p>
          </table:table-cell>
          <table:table-cell office:value-type="float" office:value="0.1948082" calcext:value-type="float">
            <text:p>0.1948082</text:p>
          </table:table-cell>
          <table:table-cell office:value-type="float" office:value="0.2506654" calcext:value-type="float">
            <text:p>0.2506654</text:p>
          </table:table-cell>
          <table:table-cell office:value-type="float" office:value="0.2960412" calcext:value-type="float">
            <text:p>0.2960412</text:p>
          </table:table-cell>
          <table:table-cell office:value-type="float" office:value="0.2987667" calcext:value-type="float">
            <text:p>0.2987667</text:p>
          </table:table-cell>
          <table:table-cell office:value-type="float" office:value="0.2687999" calcext:value-type="float">
            <text:p>0.2687999</text:p>
          </table:table-cell>
          <table:table-cell office:value-type="float" office:value="0.2740943" calcext:value-type="float">
            <text:p>0.2740943</text:p>
          </table:table-cell>
          <table:table-cell office:value-type="float" office:value="0.3637801" calcext:value-type="float">
            <text:p>0.3637801</text:p>
          </table:table-cell>
          <table:table-cell office:value-type="float" office:value="0.3612128" calcext:value-type="float">
            <text:p>0.3612128</text:p>
          </table:table-cell>
          <table:table-cell office:value-type="float" office:value="0.3741696" calcext:value-type="float">
            <text:p>0.3741696</text:p>
          </table:table-cell>
          <table:table-cell office:value-type="float" office:value="0.3911777" calcext:value-type="float">
            <text:p>0.3911777</text:p>
          </table:table-cell>
          <table:table-cell office:value-type="float" office:value="0.4018595" calcext:value-type="float">
            <text:p>0.4018595</text:p>
          </table:table-cell>
          <table:table-cell office:value-type="float" office:value="0.4623632" calcext:value-type="float">
            <text:p>0.4623632</text:p>
          </table:table-cell>
          <table:table-cell office:value-type="float" office:value="0" calcext:value-type="float">
            <text:p>0</text:p>
          </table:table-cell>
          <table:table-cell office:value-type="float" office:value="0.05170581" calcext:value-type="float">
            <text:p>0.05170581</text:p>
          </table:table-cell>
          <table:table-cell office:value-type="float" office:value="0.07324961" calcext:value-type="float">
            <text:p>0.07324961</text:p>
          </table:table-cell>
          <table:table-cell office:value-type="float" office:value="0.1072125" calcext:value-type="float">
            <text:p>0.1072125</text:p>
          </table:table-cell>
          <table:table-cell office:value-type="float" office:value="0.03910147" calcext:value-type="float">
            <text:p>0.03910147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6E-016" calcext:value-type="float">
            <text:p>9.835346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056561" calcext:value-type="float">
            <text:p>-6.056561</text:p>
          </table:table-cell>
          <table:table-cell office:value-type="float" office:value="-0.9618444" calcext:value-type="float">
            <text:p>-0.9618444</text:p>
          </table:table-cell>
          <table:table-cell office:value-type="float" office:value="-0.1416004" calcext:value-type="float">
            <text:p>-0.1416004</text:p>
          </table:table-cell>
          <table:table-cell office:value-type="float" office:value="-0.03966449" calcext:value-type="float">
            <text:p>-0.03966449</text:p>
          </table:table-cell>
          <table:table-cell office:value-type="float" office:value="-0.03697071" calcext:value-type="float">
            <text:p>-0.03697071</text:p>
          </table:table-cell>
          <table:table-cell office:value-type="float" office:value="-0.03282118" calcext:value-type="float">
            <text:p>-0.03282118</text:p>
          </table:table-cell>
          <table:table-cell office:value-type="float" office:value="-0.02674244" calcext:value-type="float">
            <text:p>-0.02674244</text:p>
          </table:table-cell>
          <table:table-cell office:value-type="float" office:value="-0.02197277" calcext:value-type="float">
            <text:p>-0.02197277</text:p>
          </table:table-cell>
          <table:table-cell office:value-type="float" office:value="-0.01613314" calcext:value-type="float">
            <text:p>-0.01613314</text:p>
          </table:table-cell>
          <table:table-cell office:value-type="float" office:value="-0.01160419" calcext:value-type="float">
            <text:p>-0.01160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86896" calcext:value-type="float">
            <text:p>-16.86896</text:p>
          </table:table-cell>
          <table:table-cell office:value-type="float" office:value="0.04048134" calcext:value-type="float">
            <text:p>0.04048134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48791" calcext:value-type="float">
            <text:p>-2.2487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4" calcext:value-type="float">
            <text:p>19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6.247535" calcext:value-type="float">
            <text:p>6.247535</text:p>
          </table:table-cell>
          <table:table-cell office:value-type="float" office:value="0" calcext:value-type="float">
            <text:p>0</text:p>
          </table:table-cell>
          <table:table-cell office:value-type="float" office:value="1090.705" calcext:value-type="float">
            <text:p>1090.705</text:p>
          </table:table-cell>
          <table:table-cell office:value-type="float" office:value="1.208996" calcext:value-type="float">
            <text:p>1.208996</text:p>
          </table:table-cell>
          <table:table-cell office:value-type="float" office:value="0" calcext:value-type="float">
            <text:p>0</text:p>
          </table:table-cell>
          <table:table-cell office:value-type="float" office:value="0.1566476" calcext:value-type="float">
            <text:p>0.1566476</text:p>
          </table:table-cell>
          <table:table-cell office:value-type="float" office:value="0.1793521" calcext:value-type="float">
            <text:p>0.1793521</text:p>
          </table:table-cell>
          <table:table-cell office:value-type="float" office:value="0.2176864" calcext:value-type="float">
            <text:p>0.2176864</text:p>
          </table:table-cell>
          <table:table-cell office:value-type="float" office:value="0.2936444" calcext:value-type="float">
            <text:p>0.2936444</text:p>
          </table:table-cell>
          <table:table-cell office:value-type="float" office:value="0.2982319" calcext:value-type="float">
            <text:p>0.2982319</text:p>
          </table:table-cell>
          <table:table-cell office:value-type="float" office:value="0.2691293" calcext:value-type="float">
            <text:p>0.2691293</text:p>
          </table:table-cell>
          <table:table-cell office:value-type="float" office:value="0.2740334" calcext:value-type="float">
            <text:p>0.2740334</text:p>
          </table:table-cell>
          <table:table-cell office:value-type="float" office:value="0.3636188" calcext:value-type="float">
            <text:p>0.3636188</text:p>
          </table:table-cell>
          <table:table-cell office:value-type="float" office:value="0.3609539" calcext:value-type="float">
            <text:p>0.3609539</text:p>
          </table:table-cell>
          <table:table-cell office:value-type="float" office:value="0.3739797" calcext:value-type="float">
            <text:p>0.3739797</text:p>
          </table:table-cell>
          <table:table-cell office:value-type="float" office:value="0.3910787" calcext:value-type="float">
            <text:p>0.3910787</text:p>
          </table:table-cell>
          <table:table-cell office:value-type="float" office:value="0.4018538" calcext:value-type="float">
            <text:p>0.4018538</text:p>
          </table:table-cell>
          <table:table-cell office:value-type="float" office:value="0.462368" calcext:value-type="float">
            <text:p>0.462368</text:p>
          </table:table-cell>
          <table:table-cell office:value-type="float" office:value="0" calcext:value-type="float">
            <text:p>0</text:p>
          </table:table-cell>
          <table:table-cell office:value-type="float" office:value="0.01414496" calcext:value-type="float">
            <text:p>0.01414496</text:p>
          </table:table-cell>
          <table:table-cell office:value-type="float" office:value="0.08988194" calcext:value-type="float">
            <text:p>0.08988194</text:p>
          </table:table-cell>
          <table:table-cell office:value-type="float" office:value="0.1462525" calcext:value-type="float">
            <text:p>0.1462525</text:p>
          </table:table-cell>
          <table:table-cell office:value-type="float" office:value="0.0394019" calcext:value-type="float">
            <text:p>0.0394019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08891" calcext:value-type="float">
            <text:p>-5.308891</text:p>
          </table:table-cell>
          <table:table-cell office:value-type="float" office:value="-1.859809" calcext:value-type="float">
            <text:p>-1.859809</text:p>
          </table:table-cell>
          <table:table-cell office:value-type="float" office:value="-0.4181885" calcext:value-type="float">
            <text:p>-0.4181885</text:p>
          </table:table-cell>
          <table:table-cell office:value-type="float" office:value="-0.04218619" calcext:value-type="float">
            <text:p>-0.04218619</text:p>
          </table:table-cell>
          <table:table-cell office:value-type="float" office:value="-0.03747452" calcext:value-type="float">
            <text:p>-0.03747452</text:p>
          </table:table-cell>
          <table:table-cell office:value-type="float" office:value="-0.03251613" calcext:value-type="float">
            <text:p>-0.03251613</text:p>
          </table:table-cell>
          <table:table-cell office:value-type="float" office:value="-0.0267927" calcext:value-type="float">
            <text:p>-0.0267927</text:p>
          </table:table-cell>
          <table:table-cell office:value-type="float" office:value="-0.02218511" calcext:value-type="float">
            <text:p>-0.02218511</text:p>
          </table:table-cell>
          <table:table-cell office:value-type="float" office:value="-0.01632676" calcext:value-type="float">
            <text:p>-0.01632676</text:p>
          </table:table-cell>
          <table:table-cell office:value-type="float" office:value="-0.01170544" calcext:value-type="float">
            <text:p>-0.01170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31282" calcext:value-type="float">
            <text:p>-11.31282</text:p>
          </table:table-cell>
          <table:table-cell office:value-type="float" office:value="0.04066104" calcext:value-type="float">
            <text:p>0.04066104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49315" calcext:value-type="float">
            <text:p>-2.2493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4" calcext:value-type="float">
            <text:p>20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6.184006" calcext:value-type="float">
            <text:p>6.184006</text:p>
          </table:table-cell>
          <table:table-cell office:value-type="float" office:value="0" calcext:value-type="float">
            <text:p>0</text:p>
          </table:table-cell>
          <table:table-cell office:value-type="float" office:value="1090.768" calcext:value-type="float">
            <text:p>1090.768</text:p>
          </table:table-cell>
          <table:table-cell office:value-type="float" office:value="1.208996" calcext:value-type="float">
            <text:p>1.208996</text:p>
          </table:table-cell>
          <table:table-cell office:value-type="float" office:value="0" calcext:value-type="float">
            <text:p>0</text:p>
          </table:table-cell>
          <table:table-cell office:value-type="float" office:value="0.158683" calcext:value-type="float">
            <text:p>0.158683</text:p>
          </table:table-cell>
          <table:table-cell office:value-type="float" office:value="0.1793949" calcext:value-type="float">
            <text:p>0.1793949</text:p>
          </table:table-cell>
          <table:table-cell office:value-type="float" office:value="0.199483" calcext:value-type="float">
            <text:p>0.199483</text:p>
          </table:table-cell>
          <table:table-cell office:value-type="float" office:value="0.2872328" calcext:value-type="float">
            <text:p>0.2872328</text:p>
          </table:table-cell>
          <table:table-cell office:value-type="float" office:value="0.2957516" calcext:value-type="float">
            <text:p>0.2957516</text:p>
          </table:table-cell>
          <table:table-cell office:value-type="float" office:value="0.268895" calcext:value-type="float">
            <text:p>0.268895</text:p>
          </table:table-cell>
          <table:table-cell office:value-type="float" office:value="0.2739328" calcext:value-type="float">
            <text:p>0.2739328</text:p>
          </table:table-cell>
          <table:table-cell office:value-type="float" office:value="0.3634881" calcext:value-type="float">
            <text:p>0.3634881</text:p>
          </table:table-cell>
          <table:table-cell office:value-type="float" office:value="0.3607076" calcext:value-type="float">
            <text:p>0.3607076</text:p>
          </table:table-cell>
          <table:table-cell office:value-type="float" office:value="0.3737914" calcext:value-type="float">
            <text:p>0.3737914</text:p>
          </table:table-cell>
          <table:table-cell office:value-type="float" office:value="0.3909894" calcext:value-type="float">
            <text:p>0.3909894</text:p>
          </table:table-cell>
          <table:table-cell office:value-type="float" office:value="0.4018536" calcext:value-type="float">
            <text:p>0.4018536</text:p>
          </table:table-cell>
          <table:table-cell office:value-type="float" office:value="0.4623693" calcext:value-type="float">
            <text:p>0.4623693</text:p>
          </table:table-cell>
          <table:table-cell office:value-type="float" office:value="0" calcext:value-type="float">
            <text:p>0</text:p>
          </table:table-cell>
          <table:table-cell office:value-type="float" office:value="0.00000002652389" calcext:value-type="float">
            <text:p>2.652389E-08</text:p>
          </table:table-cell>
          <table:table-cell office:value-type="float" office:value="0.08827543" calcext:value-type="float">
            <text:p>0.08827543</text:p>
          </table:table-cell>
          <table:table-cell office:value-type="float" office:value="0.167498" calcext:value-type="float">
            <text:p>0.167498</text:p>
          </table:table-cell>
          <table:table-cell office:value-type="float" office:value="0.04911984" calcext:value-type="float">
            <text:p>0.04911984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58744" calcext:value-type="float">
            <text:p>-4.758744</text:p>
          </table:table-cell>
          <table:table-cell office:value-type="float" office:value="-1.858166" calcext:value-type="float">
            <text:p>-1.858166</text:p>
          </table:table-cell>
          <table:table-cell office:value-type="float" office:value="-0.8245906" calcext:value-type="float">
            <text:p>-0.8245906</text:p>
          </table:table-cell>
          <table:table-cell office:value-type="float" office:value="-0.04993102" calcext:value-type="float">
            <text:p>-0.04993102</text:p>
          </table:table-cell>
          <table:table-cell office:value-type="float" office:value="-0.03994774" calcext:value-type="float">
            <text:p>-0.03994774</text:p>
          </table:table-cell>
          <table:table-cell office:value-type="float" office:value="-0.03272254" calcext:value-type="float">
            <text:p>-0.03272254</text:p>
          </table:table-cell>
          <table:table-cell office:value-type="float" office:value="-0.02687409" calcext:value-type="float">
            <text:p>-0.02687409</text:p>
          </table:table-cell>
          <table:table-cell office:value-type="float" office:value="-0.02235839" calcext:value-type="float">
            <text:p>-0.02235839</text:p>
          </table:table-cell>
          <table:table-cell office:value-type="float" office:value="-0.0165132" calcext:value-type="float">
            <text:p>-0.0165132</text:p>
          </table:table-cell>
          <table:table-cell office:value-type="float" office:value="-0.01180669" calcext:value-type="float">
            <text:p>-0.01180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134375" calcext:value-type="float">
            <text:p>-9.134375</text:p>
          </table:table-cell>
          <table:table-cell office:value-type="float" office:value="0.040768" calcext:value-type="float">
            <text:p>0.040768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49329" calcext:value-type="float">
            <text:p>-2.2493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4" calcext:value-type="float">
            <text:p>21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6.625442" calcext:value-type="float">
            <text:p>6.625442</text:p>
          </table:table-cell>
          <table:table-cell office:value-type="float" office:value="0" calcext:value-type="float">
            <text:p>0</text:p>
          </table:table-cell>
          <table:table-cell office:value-type="float" office:value="1090.327" calcext:value-type="float">
            <text:p>1090.327</text:p>
          </table:table-cell>
          <table:table-cell office:value-type="float" office:value="1.208996" calcext:value-type="float">
            <text:p>1.208996</text:p>
          </table:table-cell>
          <table:table-cell office:value-type="float" office:value="0" calcext:value-type="float">
            <text:p>0</text:p>
          </table:table-cell>
          <table:table-cell office:value-type="float" office:value="0.1871652" calcext:value-type="float">
            <text:p>0.1871652</text:p>
          </table:table-cell>
          <table:table-cell office:value-type="float" office:value="0.1994185" calcext:value-type="float">
            <text:p>0.1994185</text:p>
          </table:table-cell>
          <table:table-cell office:value-type="float" office:value="0.2054722" calcext:value-type="float">
            <text:p>0.2054722</text:p>
          </table:table-cell>
          <table:table-cell office:value-type="float" office:value="0.2805772" calcext:value-type="float">
            <text:p>0.2805772</text:p>
          </table:table-cell>
          <table:table-cell office:value-type="float" office:value="0.2927297" calcext:value-type="float">
            <text:p>0.2927297</text:p>
          </table:table-cell>
          <table:table-cell office:value-type="float" office:value="0.2680475" calcext:value-type="float">
            <text:p>0.2680475</text:p>
          </table:table-cell>
          <table:table-cell office:value-type="float" office:value="0.2736265" calcext:value-type="float">
            <text:p>0.2736265</text:p>
          </table:table-cell>
          <table:table-cell office:value-type="float" office:value="0.3633232" calcext:value-type="float">
            <text:p>0.3633232</text:p>
          </table:table-cell>
          <table:table-cell office:value-type="float" office:value="0.3604883" calcext:value-type="float">
            <text:p>0.3604883</text:p>
          </table:table-cell>
          <table:table-cell office:value-type="float" office:value="0.3736167" calcext:value-type="float">
            <text:p>0.3736167</text:p>
          </table:table-cell>
          <table:table-cell office:value-type="float" office:value="0.3908983" calcext:value-type="float">
            <text:p>0.3908983</text:p>
          </table:table-cell>
          <table:table-cell office:value-type="float" office:value="0.4018513" calcext:value-type="float">
            <text:p>0.4018513</text:p>
          </table:table-cell>
          <table:table-cell office:value-type="float" office:value="0.4623715" calcext:value-type="float">
            <text:p>0.4623715</text:p>
          </table:table-cell>
          <table:table-cell office:value-type="float" office:value="0" calcext:value-type="float">
            <text:p>0</text:p>
          </table:table-cell>
          <table:table-cell office:value-type="float" office:value="0.006511284" calcext:value-type="float">
            <text:p>0.006511284</text:p>
          </table:table-cell>
          <table:table-cell office:value-type="float" office:value="0.06328769" calcext:value-type="float">
            <text:p>0.06328769</text:p>
          </table:table-cell>
          <table:table-cell office:value-type="float" office:value="0.1631579" calcext:value-type="float">
            <text:p>0.1631579</text:p>
          </table:table-cell>
          <table:table-cell office:value-type="float" office:value="0.06132686" calcext:value-type="float">
            <text:p>0.06132686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48489" calcext:value-type="float">
            <text:p>-1.348489</text:p>
          </table:table-cell>
          <table:table-cell office:value-type="float" office:value="-0.8252615" calcext:value-type="float">
            <text:p>-0.8252615</text:p>
          </table:table-cell>
          <table:table-cell office:value-type="float" office:value="-0.6621159" calcext:value-type="float">
            <text:p>-0.6621159</text:p>
          </table:table-cell>
          <table:table-cell office:value-type="float" office:value="-0.05993884" calcext:value-type="float">
            <text:p>-0.05993884</text:p>
          </table:table-cell>
          <table:table-cell office:value-type="float" office:value="-0.04323721" calcext:value-type="float">
            <text:p>-0.04323721</text:p>
          </table:table-cell>
          <table:table-cell office:value-type="float" office:value="-0.0335144" calcext:value-type="float">
            <text:p>-0.0335144</text:p>
          </table:table-cell>
          <table:table-cell office:value-type="float" office:value="-0.02712492" calcext:value-type="float">
            <text:p>-0.02712492</text:p>
          </table:table-cell>
          <table:table-cell office:value-type="float" office:value="-0.02257718" calcext:value-type="float">
            <text:p>-0.02257718</text:p>
          </table:table-cell>
          <table:table-cell office:value-type="float" office:value="-0.01668138" calcext:value-type="float">
            <text:p>-0.01668138</text:p>
          </table:table-cell>
          <table:table-cell office:value-type="float" office:value="-0.0119017" calcext:value-type="float">
            <text:p>-0.0119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386835" calcext:value-type="float">
            <text:p>-0.1386835</text:p>
          </table:table-cell>
          <table:table-cell office:value-type="float" office:value="0.04070833" calcext:value-type="float">
            <text:p>0.04070833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48044" calcext:value-type="float">
            <text:p>-2.2480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4" calcext:value-type="float">
            <text:p>22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7.148879" calcext:value-type="float">
            <text:p>7.148879</text:p>
          </table:table-cell>
          <table:table-cell office:value-type="float" office:value="0" calcext:value-type="float">
            <text:p>0</text:p>
          </table:table-cell>
          <table:table-cell office:value-type="float" office:value="1089.803" calcext:value-type="float">
            <text:p>1089.803</text:p>
          </table:table-cell>
          <table:table-cell office:value-type="float" office:value="1.208996" calcext:value-type="float">
            <text:p>1.208996</text:p>
          </table:table-cell>
          <table:table-cell office:value-type="float" office:value="0" calcext:value-type="float">
            <text:p>0</text:p>
          </table:table-cell>
          <table:table-cell office:value-type="float" office:value="0.163334" calcext:value-type="float">
            <text:p>0.163334</text:p>
          </table:table-cell>
          <table:table-cell office:value-type="float" office:value="0.1891546" calcext:value-type="float">
            <text:p>0.1891546</text:p>
          </table:table-cell>
          <table:table-cell office:value-type="float" office:value="0.2073117" calcext:value-type="float">
            <text:p>0.2073117</text:p>
          </table:table-cell>
          <table:table-cell office:value-type="float" office:value="0.2793423" calcext:value-type="float">
            <text:p>0.2793423</text:p>
          </table:table-cell>
          <table:table-cell office:value-type="float" office:value="0.2907969" calcext:value-type="float">
            <text:p>0.2907969</text:p>
          </table:table-cell>
          <table:table-cell office:value-type="float" office:value="0.2669728" calcext:value-type="float">
            <text:p>0.2669728</text:p>
          </table:table-cell>
          <table:table-cell office:value-type="float" office:value="0.2731806" calcext:value-type="float">
            <text:p>0.2731806</text:p>
          </table:table-cell>
          <table:table-cell office:value-type="float" office:value="0.3631292" calcext:value-type="float">
            <text:p>0.3631292</text:p>
          </table:table-cell>
          <table:table-cell office:value-type="float" office:value="0.3602885" calcext:value-type="float">
            <text:p>0.3602885</text:p>
          </table:table-cell>
          <table:table-cell office:value-type="float" office:value="0.3734618" calcext:value-type="float">
            <text:p>0.3734618</text:p>
          </table:table-cell>
          <table:table-cell office:value-type="float" office:value="0.3908063" calcext:value-type="float">
            <text:p>0.3908063</text:p>
          </table:table-cell>
          <table:table-cell office:value-type="float" office:value="0.4018474" calcext:value-type="float">
            <text:p>0.4018474</text:p>
          </table:table-cell>
          <table:table-cell office:value-type="float" office:value="0.4623703" calcext:value-type="float">
            <text:p>0.4623703</text:p>
          </table:table-cell>
          <table:table-cell office:value-type="float" office:value="0" calcext:value-type="float">
            <text:p>0</text:p>
          </table:table-cell>
          <table:table-cell office:value-type="float" office:value="0.01920963" calcext:value-type="float">
            <text:p>0.01920963</text:p>
          </table:table-cell>
          <table:table-cell office:value-type="float" office:value="0.07265923" calcext:value-type="float">
            <text:p>0.07265923</text:p>
          </table:table-cell>
          <table:table-cell office:value-type="float" office:value="0.1633302" calcext:value-type="float">
            <text:p>0.1633302</text:p>
          </table:table-cell>
          <table:table-cell office:value-type="float" office:value="0.06734433" calcext:value-type="float">
            <text:p>0.06734433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4161" calcext:value-type="float">
            <text:p>-3.84161</text:p>
          </table:table-cell>
          <table:table-cell office:value-type="float" office:value="-1.230871" calcext:value-type="float">
            <text:p>-1.230871</text:p>
          </table:table-cell>
          <table:table-cell office:value-type="float" office:value="-0.6143872" calcext:value-type="float">
            <text:p>-0.6143872</text:p>
          </table:table-cell>
          <table:table-cell office:value-type="float" office:value="-0.0619931" calcext:value-type="float">
            <text:p>-0.0619931</text:p>
          </table:table-cell>
          <table:table-cell office:value-type="float" office:value="-0.04548971" calcext:value-type="float">
            <text:p>-0.04548971</text:p>
          </table:table-cell>
          <table:table-cell office:value-type="float" office:value="-0.03456064" calcext:value-type="float">
            <text:p>-0.03456064</text:p>
          </table:table-cell>
          <table:table-cell office:value-type="float" office:value="-0.02750035" calcext:value-type="float">
            <text:p>-0.02750035</text:p>
          </table:table-cell>
          <table:table-cell office:value-type="float" office:value="-0.02284051" calcext:value-type="float">
            <text:p>-0.02284051</text:p>
          </table:table-cell>
          <table:table-cell office:value-type="float" office:value="-0.01683586" calcext:value-type="float">
            <text:p>-0.01683586</text:p>
          </table:table-cell>
          <table:table-cell office:value-type="float" office:value="-0.01198643" calcext:value-type="float">
            <text:p>-0.01198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311658" calcext:value-type="float">
            <text:p>-8.311658</text:p>
          </table:table-cell>
          <table:table-cell office:value-type="float" office:value="0.04077021" calcext:value-type="float">
            <text:p>0.04077021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47783" calcext:value-type="float">
            <text:p>-2.2477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4" calcext:value-type="float">
            <text:p>23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7.663604" calcext:value-type="float">
            <text:p>7.663604</text:p>
          </table:table-cell>
          <table:table-cell office:value-type="float" office:value="0" calcext:value-type="float">
            <text:p>0</text:p>
          </table:table-cell>
          <table:table-cell office:value-type="float" office:value="1089.289" calcext:value-type="float">
            <text:p>1089.289</text:p>
          </table:table-cell>
          <table:table-cell office:value-type="float" office:value="1.208996" calcext:value-type="float">
            <text:p>1.208996</text:p>
          </table:table-cell>
          <table:table-cell office:value-type="float" office:value="0" calcext:value-type="float">
            <text:p>0</text:p>
          </table:table-cell>
          <table:table-cell office:value-type="float" office:value="0.2090539" calcext:value-type="float">
            <text:p>0.2090539</text:p>
          </table:table-cell>
          <table:table-cell office:value-type="float" office:value="0.2142212" calcext:value-type="float">
            <text:p>0.2142212</text:p>
          </table:table-cell>
          <table:table-cell office:value-type="float" office:value="0.2160562" calcext:value-type="float">
            <text:p>0.2160562</text:p>
          </table:table-cell>
          <table:table-cell office:value-type="float" office:value="0.2797252" calcext:value-type="float">
            <text:p>0.2797252</text:p>
          </table:table-cell>
          <table:table-cell office:value-type="float" office:value="0.2890733" calcext:value-type="float">
            <text:p>0.2890733</text:p>
          </table:table-cell>
          <table:table-cell office:value-type="float" office:value="0.2658098" calcext:value-type="float">
            <text:p>0.2658098</text:p>
          </table:table-cell>
          <table:table-cell office:value-type="float" office:value="0.2728604" calcext:value-type="float">
            <text:p>0.2728604</text:p>
          </table:table-cell>
          <table:table-cell office:value-type="float" office:value="0.362985" calcext:value-type="float">
            <text:p>0.362985</text:p>
          </table:table-cell>
          <table:table-cell office:value-type="float" office:value="0.3600903" calcext:value-type="float">
            <text:p>0.3600903</text:p>
          </table:table-cell>
          <table:table-cell office:value-type="float" office:value="0.37331" calcext:value-type="float">
            <text:p>0.37331</text:p>
          </table:table-cell>
          <table:table-cell office:value-type="float" office:value="0.3907143" calcext:value-type="float">
            <text:p>0.3907143</text:p>
          </table:table-cell>
          <table:table-cell office:value-type="float" office:value="0.4018428" calcext:value-type="float">
            <text:p>0.4018428</text:p>
          </table:table-cell>
          <table:table-cell office:value-type="float" office:value="0.462374" calcext:value-type="float">
            <text:p>0.462374</text:p>
          </table:table-cell>
          <table:table-cell office:value-type="float" office:value="0" calcext:value-type="float">
            <text:p>0</text:p>
          </table:table-cell>
          <table:table-cell office:value-type="float" office:value="0.004484587" calcext:value-type="float">
            <text:p>0.004484587</text:p>
          </table:table-cell>
          <table:table-cell office:value-type="float" office:value="0.04315202" calcext:value-type="float">
            <text:p>0.04315202</text:p>
          </table:table-cell>
          <table:table-cell office:value-type="float" office:value="0.1563514" calcext:value-type="float">
            <text:p>0.1563514</text:p>
          </table:table-cell>
          <table:table-cell office:value-type="float" office:value="0.07118372" calcext:value-type="float">
            <text:p>0.07118372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775077" calcext:value-type="float">
            <text:p>-0.5775077</text:p>
          </table:table-cell>
          <table:table-cell office:value-type="float" office:value="-0.4772411" calcext:value-type="float">
            <text:p>-0.4772411</text:p>
          </table:table-cell>
          <table:table-cell office:value-type="float" office:value="-0.4498011" calcext:value-type="float">
            <text:p>-0.4498011</text:p>
          </table:table-cell>
          <table:table-cell office:value-type="float" office:value="-0.06143744" calcext:value-type="float">
            <text:p>-0.06143744</text:p>
          </table:table-cell>
          <table:table-cell office:value-type="float" office:value="-0.04765709" calcext:value-type="float">
            <text:p>-0.04765709</text:p>
          </table:table-cell>
          <table:table-cell office:value-type="float" office:value="-0.03573521" calcext:value-type="float">
            <text:p>-0.03573521</text:p>
          </table:table-cell>
          <table:table-cell office:value-type="float" office:value="-0.02776933" calcext:value-type="float">
            <text:p>-0.02776933</text:p>
          </table:table-cell>
          <table:table-cell office:value-type="float" office:value="-0.02303723" calcext:value-type="float">
            <text:p>-0.02303723</text:p>
          </table:table-cell>
          <table:table-cell office:value-type="float" office:value="-0.01699065" calcext:value-type="float">
            <text:p>-0.01699065</text:p>
          </table:table-cell>
          <table:table-cell office:value-type="float" office:value="-0.01207014" calcext:value-type="float">
            <text:p>-0.01207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7027" calcext:value-type="float">
            <text:p>-0.167027</text:p>
          </table:table-cell>
          <table:table-cell office:value-type="float" office:value="0.04062642" calcext:value-type="float">
            <text:p>0.04062642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45947" calcext:value-type="float">
            <text:p>-2.2459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4" calcext:value-type="float">
            <text:p>24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7.984494" calcext:value-type="float">
            <text:p>7.984494</text:p>
          </table:table-cell>
          <table:table-cell office:value-type="float" office:value="0" calcext:value-type="float">
            <text:p>0</text:p>
          </table:table-cell>
          <table:table-cell office:value-type="float" office:value="1088.969" calcext:value-type="float">
            <text:p>1088.969</text:p>
          </table:table-cell>
          <table:table-cell office:value-type="float" office:value="1.208996" calcext:value-type="float">
            <text:p>1.208996</text:p>
          </table:table-cell>
          <table:table-cell office:value-type="float" office:value="0" calcext:value-type="float">
            <text:p>0</text:p>
          </table:table-cell>
          <table:table-cell office:value-type="float" office:value="0.1679858" calcext:value-type="float">
            <text:p>0.1679858</text:p>
          </table:table-cell>
          <table:table-cell office:value-type="float" office:value="0.2017316" calcext:value-type="float">
            <text:p>0.2017316</text:p>
          </table:table-cell>
          <table:table-cell office:value-type="float" office:value="0.2206091" calcext:value-type="float">
            <text:p>0.2206091</text:p>
          </table:table-cell>
          <table:table-cell office:value-type="float" office:value="0.28204" calcext:value-type="float">
            <text:p>0.28204</text:p>
          </table:table-cell>
          <table:table-cell office:value-type="float" office:value="0.2897039" calcext:value-type="float">
            <text:p>0.2897039</text:p>
          </table:table-cell>
          <table:table-cell office:value-type="float" office:value="0.2649941" calcext:value-type="float">
            <text:p>0.2649941</text:p>
          </table:table-cell>
          <table:table-cell office:value-type="float" office:value="0.2723807" calcext:value-type="float">
            <text:p>0.2723807</text:p>
          </table:table-cell>
          <table:table-cell office:value-type="float" office:value="0.3628196" calcext:value-type="float">
            <text:p>0.3628196</text:p>
          </table:table-cell>
          <table:table-cell office:value-type="float" office:value="0.3598869" calcext:value-type="float">
            <text:p>0.3598869</text:p>
          </table:table-cell>
          <table:table-cell office:value-type="float" office:value="0.3731682" calcext:value-type="float">
            <text:p>0.3731682</text:p>
          </table:table-cell>
          <table:table-cell office:value-type="float" office:value="0.3906206" calcext:value-type="float">
            <text:p>0.3906206</text:p>
          </table:table-cell>
          <table:table-cell office:value-type="float" office:value="0.4018391" calcext:value-type="float">
            <text:p>0.4018391</text:p>
          </table:table-cell>
          <table:table-cell office:value-type="float" office:value="0.4623698" calcext:value-type="float">
            <text:p>0.4623698</text:p>
          </table:table-cell>
          <table:table-cell office:value-type="float" office:value="0" calcext:value-type="float">
            <text:p>0</text:p>
          </table:table-cell>
          <table:table-cell office:value-type="float" office:value="0.02275307" calcext:value-type="float">
            <text:p>0.02275307</text:p>
          </table:table-cell>
          <table:table-cell office:value-type="float" office:value="0.05442815" calcext:value-type="float">
            <text:p>0.05442815</text:p>
          </table:table-cell>
          <table:table-cell office:value-type="float" office:value="0.1543084" calcext:value-type="float">
            <text:p>0.1543084</text:p>
          </table:table-cell>
          <table:table-cell office:value-type="float" office:value="0.07049071" calcext:value-type="float">
            <text:p>0.07049071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21833" calcext:value-type="float">
            <text:p>-3.021833</text:p>
          </table:table-cell>
          <table:table-cell office:value-type="float" office:value="-0.7477571" calcext:value-type="float">
            <text:p>-0.7477571</text:p>
          </table:table-cell>
          <table:table-cell office:value-type="float" office:value="-0.3809337" calcext:value-type="float">
            <text:p>-0.3809337</text:p>
          </table:table-cell>
          <table:table-cell office:value-type="float" office:value="-0.05762344" calcext:value-type="float">
            <text:p>-0.05762344</text:p>
          </table:table-cell>
          <table:table-cell office:value-type="float" office:value="-0.04687404" calcext:value-type="float">
            <text:p>-0.04687404</text:p>
          </table:table-cell>
          <table:table-cell office:value-type="float" office:value="-0.0365922" calcext:value-type="float">
            <text:p>-0.0365922</text:p>
          </table:table-cell>
          <table:table-cell office:value-type="float" office:value="-0.02818125" calcext:value-type="float">
            <text:p>-0.02818125</text:p>
          </table:table-cell>
          <table:table-cell office:value-type="float" office:value="-0.02326496" calcext:value-type="float">
            <text:p>-0.02326496</text:p>
          </table:table-cell>
          <table:table-cell office:value-type="float" office:value="-0.01715088" calcext:value-type="float">
            <text:p>-0.01715088</text:p>
          </table:table-cell>
          <table:table-cell office:value-type="float" office:value="-0.0121489" calcext:value-type="float">
            <text:p>-0.0121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584078" calcext:value-type="float">
            <text:p>-7.584078</text:p>
          </table:table-cell>
          <table:table-cell office:value-type="float" office:value="0.04066336" calcext:value-type="float">
            <text:p>0.04066336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45572" calcext:value-type="float">
            <text:p>-2.2455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4" calcext:value-type="float">
            <text:p>25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7.980524" calcext:value-type="float">
            <text:p>7.980524</text:p>
          </table:table-cell>
          <table:table-cell office:value-type="float" office:value="0" calcext:value-type="float">
            <text:p>0</text:p>
          </table:table-cell>
          <table:table-cell office:value-type="float" office:value="1088.972" calcext:value-type="float">
            <text:p>1088.972</text:p>
          </table:table-cell>
          <table:table-cell office:value-type="float" office:value="1.208996" calcext:value-type="float">
            <text:p>1.208996</text:p>
          </table:table-cell>
          <table:table-cell office:value-type="float" office:value="0" calcext:value-type="float">
            <text:p>0</text:p>
          </table:table-cell>
          <table:table-cell office:value-type="float" office:value="0.1579569" calcext:value-type="float">
            <text:p>0.1579569</text:p>
          </table:table-cell>
          <table:table-cell office:value-type="float" office:value="0.1818298" calcext:value-type="float">
            <text:p>0.1818298</text:p>
          </table:table-cell>
          <table:table-cell office:value-type="float" office:value="0.2087743" calcext:value-type="float">
            <text:p>0.2087743</text:p>
          </table:table-cell>
          <table:table-cell office:value-type="float" office:value="0.2802258" calcext:value-type="float">
            <text:p>0.2802258</text:p>
          </table:table-cell>
          <table:table-cell office:value-type="float" office:value="0.2895451" calcext:value-type="float">
            <text:p>0.2895451</text:p>
          </table:table-cell>
          <table:table-cell office:value-type="float" office:value="0.2645522" calcext:value-type="float">
            <text:p>0.2645522</text:p>
          </table:table-cell>
          <table:table-cell office:value-type="float" office:value="0.2719332" calcext:value-type="float">
            <text:p>0.2719332</text:p>
          </table:table-cell>
          <table:table-cell office:value-type="float" office:value="0.3626333" calcext:value-type="float">
            <text:p>0.3626333</text:p>
          </table:table-cell>
          <table:table-cell office:value-type="float" office:value="0.3596723" calcext:value-type="float">
            <text:p>0.3596723</text:p>
          </table:table-cell>
          <table:table-cell office:value-type="float" office:value="0.3730372" calcext:value-type="float">
            <text:p>0.3730372</text:p>
          </table:table-cell>
          <table:table-cell office:value-type="float" office:value="0.3905277" calcext:value-type="float">
            <text:p>0.3905277</text:p>
          </table:table-cell>
          <table:table-cell office:value-type="float" office:value="0.4018264" calcext:value-type="float">
            <text:p>0.4018264</text:p>
          </table:table-cell>
          <table:table-cell office:value-type="float" office:value="0.462369" calcext:value-type="float">
            <text:p>0.462369</text:p>
          </table:table-cell>
          <table:table-cell office:value-type="float" office:value="0" calcext:value-type="float">
            <text:p>0</text:p>
          </table:table-cell>
          <table:table-cell office:value-type="float" office:value="0.0000006882708" calcext:value-type="float">
            <text:p>6.882708E-07</text:p>
          </table:table-cell>
          <table:table-cell office:value-type="float" office:value="0.07350348" calcext:value-type="float">
            <text:p>0.07350348</text:p>
          </table:table-cell>
          <table:table-cell office:value-type="float" office:value="0.1689734" calcext:value-type="float">
            <text:p>0.1689734</text:p>
          </table:table-cell>
          <table:table-cell office:value-type="float" office:value="0.07433873" calcext:value-type="float">
            <text:p>0.07433873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6E-016" calcext:value-type="float">
            <text:p>9.835346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13206" calcext:value-type="float">
            <text:p>-4.913206</text:p>
          </table:table-cell>
          <table:table-cell office:value-type="float" office:value="-1.672773" calcext:value-type="float">
            <text:p>-1.672773</text:p>
          </table:table-cell>
          <table:table-cell office:value-type="float" office:value="-0.5792008" calcext:value-type="float">
            <text:p>-0.5792008</text:p>
          </table:table-cell>
          <table:table-cell office:value-type="float" office:value="-0.06045908" calcext:value-type="float">
            <text:p>-0.06045908</text:p>
          </table:table-cell>
          <table:table-cell office:value-type="float" office:value="-0.04704366" calcext:value-type="float">
            <text:p>-0.04704366</text:p>
          </table:table-cell>
          <table:table-cell office:value-type="float" office:value="-0.03706387" calcext:value-type="float">
            <text:p>-0.03706387</text:p>
          </table:table-cell>
          <table:table-cell office:value-type="float" office:value="-0.02857259" calcext:value-type="float">
            <text:p>-0.02857259</text:p>
          </table:table-cell>
          <table:table-cell office:value-type="float" office:value="-0.02352454" calcext:value-type="float">
            <text:p>-0.02352454</text:p>
          </table:table-cell>
          <table:table-cell office:value-type="float" office:value="-0.01732183" calcext:value-type="float">
            <text:p>-0.01732183</text:p>
          </table:table-cell>
          <table:table-cell office:value-type="float" office:value="-0.01222216" calcext:value-type="float">
            <text:p>-0.01222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56326" calcext:value-type="float">
            <text:p>-10.56326</text:p>
          </table:table-cell>
          <table:table-cell office:value-type="float" office:value="0.04077985" calcext:value-type="float">
            <text:p>0.04077985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45955" calcext:value-type="float">
            <text:p>-2.2459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4" calcext:value-type="float">
            <text:p>26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8.146268" calcext:value-type="float">
            <text:p>8.146268</text:p>
          </table:table-cell>
          <table:table-cell office:value-type="float" office:value="0" calcext:value-type="float">
            <text:p>0</text:p>
          </table:table-cell>
          <table:table-cell office:value-type="float" office:value="1088.807" calcext:value-type="float">
            <text:p>1088.807</text:p>
          </table:table-cell>
          <table:table-cell office:value-type="float" office:value="1.208996" calcext:value-type="float">
            <text:p>1.208996</text:p>
          </table:table-cell>
          <table:table-cell office:value-type="float" office:value="0" calcext:value-type="float">
            <text:p>0</text:p>
          </table:table-cell>
          <table:table-cell office:value-type="float" office:value="0.145971" calcext:value-type="float">
            <text:p>0.145971</text:p>
          </table:table-cell>
          <table:table-cell office:value-type="float" office:value="0.1674148" calcext:value-type="float">
            <text:p>0.1674148</text:p>
          </table:table-cell>
          <table:table-cell office:value-type="float" office:value="0.1912267" calcext:value-type="float">
            <text:p>0.1912267</text:p>
          </table:table-cell>
          <table:table-cell office:value-type="float" office:value="0.2700158" calcext:value-type="float">
            <text:p>0.2700158</text:p>
          </table:table-cell>
          <table:table-cell office:value-type="float" office:value="0.2870087" calcext:value-type="float">
            <text:p>0.2870087</text:p>
          </table:table-cell>
          <table:table-cell office:value-type="float" office:value="0.2639894" calcext:value-type="float">
            <text:p>0.2639894</text:p>
          </table:table-cell>
          <table:table-cell office:value-type="float" office:value="0.2715092" calcext:value-type="float">
            <text:p>0.2715092</text:p>
          </table:table-cell>
          <table:table-cell office:value-type="float" office:value="0.3624393" calcext:value-type="float">
            <text:p>0.3624393</text:p>
          </table:table-cell>
          <table:table-cell office:value-type="float" office:value="0.3594574" calcext:value-type="float">
            <text:p>0.3594574</text:p>
          </table:table-cell>
          <table:table-cell office:value-type="float" office:value="0.3729049" calcext:value-type="float">
            <text:p>0.3729049</text:p>
          </table:table-cell>
          <table:table-cell office:value-type="float" office:value="0.3904382" calcext:value-type="float">
            <text:p>0.3904382</text:p>
          </table:table-cell>
          <table:table-cell office:value-type="float" office:value="0.4018045" calcext:value-type="float">
            <text:p>0.4018045</text:p>
          </table:table-cell>
          <table:table-cell office:value-type="float" office:value="0.4623631" calcext:value-type="float">
            <text:p>0.4623631</text:p>
          </table:table-cell>
          <table:table-cell office:value-type="float" office:value="0" calcext:value-type="float">
            <text:p>0</text:p>
          </table:table-cell>
          <table:table-cell office:value-type="float" office:value="0.00000002399544" calcext:value-type="float">
            <text:p>2.399544E-08</text:p>
          </table:table-cell>
          <table:table-cell office:value-type="float" office:value="0.0867846" calcext:value-type="float">
            <text:p>0.0867846</text:p>
          </table:table-cell>
          <table:table-cell office:value-type="float" office:value="0.1894771" calcext:value-type="float">
            <text:p>0.1894771</text:p>
          </table:table-cell>
          <table:table-cell office:value-type="float" office:value="0.08978806" calcext:value-type="float">
            <text:p>0.08978806</text:p>
          </table:table-cell>
          <table:table-cell office:value-type="float" office:value="9.656057E-016" calcext:value-type="float">
            <text:p>9.656057E-16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034372" calcext:value-type="float">
            <text:p>-9.034372</text:p>
          </table:table-cell>
          <table:table-cell office:value-type="float" office:value="-3.137741" calcext:value-type="float">
            <text:p>-3.137741</text:p>
          </table:table-cell>
          <table:table-cell office:value-type="float" office:value="-1.131056" calcext:value-type="float">
            <text:p>-1.131056</text:p>
          </table:table-cell>
          <table:table-cell office:value-type="float" office:value="-0.08006436" calcext:value-type="float">
            <text:p>-0.08006436</text:p>
          </table:table-cell>
          <table:table-cell office:value-type="float" office:value="-0.05034139" calcext:value-type="float">
            <text:p>-0.05034139</text:p>
          </table:table-cell>
          <table:table-cell office:value-type="float" office:value="-0.03766971" calcext:value-type="float">
            <text:p>-0.03766971</text:p>
          </table:table-cell>
          <table:table-cell office:value-type="float" office:value="-0.02894828" calcext:value-type="float">
            <text:p>-0.02894828</text:p>
          </table:table-cell>
          <table:table-cell office:value-type="float" office:value="-0.02379799" calcext:value-type="float">
            <text:p>-0.02379799</text:p>
          </table:table-cell>
          <table:table-cell office:value-type="float" office:value="-0.01749481" calcext:value-type="float">
            <text:p>-0.01749481</text:p>
          </table:table-cell>
          <table:table-cell office:value-type="float" office:value="-0.01229654" calcext:value-type="float">
            <text:p>-0.01229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29114" calcext:value-type="float">
            <text:p>-21.29114</text:p>
          </table:table-cell>
          <table:table-cell office:value-type="float" office:value="0.04096583" calcext:value-type="float">
            <text:p>0.04096583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46923" calcext:value-type="float">
            <text:p>-2.2469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4" calcext:value-type="float">
            <text:p>27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8.540205" calcext:value-type="float">
            <text:p>8.540205</text:p>
          </table:table-cell>
          <table:table-cell office:value-type="float" office:value="0" calcext:value-type="float">
            <text:p>0</text:p>
          </table:table-cell>
          <table:table-cell office:value-type="float" office:value="1088.413" calcext:value-type="float">
            <text:p>1088.413</text:p>
          </table:table-cell>
          <table:table-cell office:value-type="float" office:value="1.208996" calcext:value-type="float">
            <text:p>1.208996</text:p>
          </table:table-cell>
          <table:table-cell office:value-type="float" office:value="0" calcext:value-type="float">
            <text:p>0</text:p>
          </table:table-cell>
          <table:table-cell office:value-type="float" office:value="0.1399711" calcext:value-type="float">
            <text:p>0.1399711</text:p>
          </table:table-cell>
          <table:table-cell office:value-type="float" office:value="0.1589953" calcext:value-type="float">
            <text:p>0.1589953</text:p>
          </table:table-cell>
          <table:table-cell office:value-type="float" office:value="0.1759219" calcext:value-type="float">
            <text:p>0.1759219</text:p>
          </table:table-cell>
          <table:table-cell office:value-type="float" office:value="0.2341136" calcext:value-type="float">
            <text:p>0.2341136</text:p>
          </table:table-cell>
          <table:table-cell office:value-type="float" office:value="0.2852295" calcext:value-type="float">
            <text:p>0.2852295</text:p>
          </table:table-cell>
          <table:table-cell office:value-type="float" office:value="0.2630561" calcext:value-type="float">
            <text:p>0.2630561</text:p>
          </table:table-cell>
          <table:table-cell office:value-type="float" office:value="0.271014" calcext:value-type="float">
            <text:p>0.271014</text:p>
          </table:table-cell>
          <table:table-cell office:value-type="float" office:value="0.3622369" calcext:value-type="float">
            <text:p>0.3622369</text:p>
          </table:table-cell>
          <table:table-cell office:value-type="float" office:value="0.3592406" calcext:value-type="float">
            <text:p>0.3592406</text:p>
          </table:table-cell>
          <table:table-cell office:value-type="float" office:value="0.3727696" calcext:value-type="float">
            <text:p>0.3727696</text:p>
          </table:table-cell>
          <table:table-cell office:value-type="float" office:value="0.3903492" calcext:value-type="float">
            <text:p>0.3903492</text:p>
          </table:table-cell>
          <table:table-cell office:value-type="float" office:value="0.4017681" calcext:value-type="float">
            <text:p>0.4017681</text:p>
          </table:table-cell>
          <table:table-cell office:value-type="float" office:value="0.4623623" calcext:value-type="float">
            <text:p>0.4623623</text:p>
          </table:table-cell>
          <table:table-cell office:value-type="float" office:value="0" calcext:value-type="float">
            <text:p>0</text:p>
          </table:table-cell>
          <table:table-cell office:value-type="float" office:value="0.00000002546413" calcext:value-type="float">
            <text:p>2.546413E-08</text:p>
          </table:table-cell>
          <table:table-cell office:value-type="float" office:value="0.09391065" calcext:value-type="float">
            <text:p>0.09391065</text:p>
          </table:table-cell>
          <table:table-cell office:value-type="float" office:value="0.2075584" calcext:value-type="float">
            <text:p>0.2075584</text:p>
          </table:table-cell>
          <table:table-cell office:value-type="float" office:value="0.1339049" calcext:value-type="float">
            <text:p>0.1339049</text:p>
          </table:table-cell>
          <table:table-cell office:value-type="float" office:value="0.000440369" calcext:value-type="float">
            <text:p>0.000440369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6387" calcext:value-type="float">
            <text:p>-12.56387</text:p>
          </table:table-cell>
          <table:table-cell office:value-type="float" office:value="-4.691975" calcext:value-type="float">
            <text:p>-4.691975</text:p>
          </table:table-cell>
          <table:table-cell office:value-type="float" office:value="-2.155489" calcext:value-type="float">
            <text:p>-2.155489</text:p>
          </table:table-cell>
          <table:table-cell office:value-type="float" office:value="-0.2379365" calcext:value-type="float">
            <text:p>-0.2379365</text:p>
          </table:table-cell>
          <table:table-cell office:value-type="float" office:value="-0.05279513" calcext:value-type="float">
            <text:p>-0.05279513</text:p>
          </table:table-cell>
          <table:table-cell office:value-type="float" office:value="-0.03870313" calcext:value-type="float">
            <text:p>-0.03870313</text:p>
          </table:table-cell>
          <table:table-cell office:value-type="float" office:value="-0.0293932" calcext:value-type="float">
            <text:p>-0.0293932</text:p>
          </table:table-cell>
          <table:table-cell office:value-type="float" office:value="-0.02408672" calcext:value-type="float">
            <text:p>-0.02408672</text:p>
          </table:table-cell>
          <table:table-cell office:value-type="float" office:value="-0.0176712" calcext:value-type="float">
            <text:p>-0.0176712</text:p>
          </table:table-cell>
          <table:table-cell office:value-type="float" office:value="-0.01237311" calcext:value-type="float">
            <text:p>-0.01237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07779" calcext:value-type="float">
            <text:p>-26.07779</text:p>
          </table:table-cell>
          <table:table-cell office:value-type="float" office:value="0.04123819" calcext:value-type="float">
            <text:p>0.04123819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248681" calcext:value-type="float">
            <text:p>-2.2486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4" calcext:value-type="float">
            <text:p>28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8.887287" calcext:value-type="float">
            <text:p>8.887287</text:p>
          </table:table-cell>
          <table:table-cell office:value-type="float" office:value="0" calcext:value-type="float">
            <text:p>0</text:p>
          </table:table-cell>
          <table:table-cell office:value-type="float" office:value="1088.066" calcext:value-type="float">
            <text:p>1088.066</text:p>
          </table:table-cell>
          <table:table-cell office:value-type="float" office:value="1.208996" calcext:value-type="float">
            <text:p>1.208996</text:p>
          </table:table-cell>
          <table:table-cell office:value-type="float" office:value="0" calcext:value-type="float">
            <text:p>0</text:p>
          </table:table-cell>
          <table:table-cell office:value-type="float" office:value="0.1392508" calcext:value-type="float">
            <text:p>0.1392508</text:p>
          </table:table-cell>
          <table:table-cell office:value-type="float" office:value="0.1568429" calcext:value-type="float">
            <text:p>0.1568429</text:p>
          </table:table-cell>
          <table:table-cell office:value-type="float" office:value="0.1708635" calcext:value-type="float">
            <text:p>0.1708635</text:p>
          </table:table-cell>
          <table:table-cell office:value-type="float" office:value="0.1961807" calcext:value-type="float">
            <text:p>0.1961807</text:p>
          </table:table-cell>
          <table:table-cell office:value-type="float" office:value="0.2734793" calcext:value-type="float">
            <text:p>0.2734793</text:p>
          </table:table-cell>
          <table:table-cell office:value-type="float" office:value="0.2614949" calcext:value-type="float">
            <text:p>0.2614949</text:p>
          </table:table-cell>
          <table:table-cell office:value-type="float" office:value="0.2706836" calcext:value-type="float">
            <text:p>0.2706836</text:p>
          </table:table-cell>
          <table:table-cell office:value-type="float" office:value="0.3620276" calcext:value-type="float">
            <text:p>0.3620276</text:p>
          </table:table-cell>
          <table:table-cell office:value-type="float" office:value="0.3590207" calcext:value-type="float">
            <text:p>0.3590207</text:p>
          </table:table-cell>
          <table:table-cell office:value-type="float" office:value="0.3726338" calcext:value-type="float">
            <text:p>0.3726338</text:p>
          </table:table-cell>
          <table:table-cell office:value-type="float" office:value="0.3902598" calcext:value-type="float">
            <text:p>0.3902598</text:p>
          </table:table-cell>
          <table:table-cell office:value-type="float" office:value="0.4017207" calcext:value-type="float">
            <text:p>0.4017207</text:p>
          </table:table-cell>
          <table:table-cell office:value-type="float" office:value="0.4623635" calcext:value-type="float">
            <text:p>0.4623635</text:p>
          </table:table-cell>
          <table:table-cell office:value-type="float" office:value="0" calcext:value-type="float">
            <text:p>0</text:p>
          </table:table-cell>
          <table:table-cell office:value-type="float" office:value="0.00000002369103" calcext:value-type="float">
            <text:p>2.369103E-08</text:p>
          </table:table-cell>
          <table:table-cell office:value-type="float" office:value="0.09434517" calcext:value-type="float">
            <text:p>0.09434517</text:p>
          </table:table-cell>
          <table:table-cell office:value-type="float" office:value="0.2140627" calcext:value-type="float">
            <text:p>0.2140627</text:p>
          </table:table-cell>
          <table:table-cell office:value-type="float" office:value="0.1768512" calcext:value-type="float">
            <text:p>0.1768512</text:p>
          </table:table-cell>
          <table:table-cell office:value-type="float" office:value="0.02055365" calcext:value-type="float">
            <text:p>0.02055365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07884" calcext:value-type="float">
            <text:p>-13.07884</text:p>
          </table:table-cell>
          <table:table-cell office:value-type="float" office:value="-5.226047" calcext:value-type="float">
            <text:p>-5.226047</text:p>
          </table:table-cell>
          <table:table-cell office:value-type="float" office:value="-2.698596" calcext:value-type="float">
            <text:p>-2.698596</text:p>
          </table:table-cell>
          <table:table-cell office:value-type="float" office:value="-0.9317239" calcext:value-type="float">
            <text:p>-0.9317239</text:p>
          </table:table-cell>
          <table:table-cell office:value-type="float" office:value="-0.07256795" calcext:value-type="float">
            <text:p>-0.07256795</text:p>
          </table:table-cell>
          <table:table-cell office:value-type="float" office:value="-0.04048928" calcext:value-type="float">
            <text:p>-0.04048928</text:p>
          </table:table-cell>
          <table:table-cell office:value-type="float" office:value="-0.02969732" calcext:value-type="float">
            <text:p>-0.02969732</text:p>
          </table:table-cell>
          <table:table-cell office:value-type="float" office:value="-0.02438957" calcext:value-type="float">
            <text:p>-0.02438957</text:p>
          </table:table-cell>
          <table:table-cell office:value-type="float" office:value="-0.01785204" calcext:value-type="float">
            <text:p>-0.01785204</text:p>
          </table:table-cell>
          <table:table-cell office:value-type="float" office:value="-0.01245054" calcext:value-type="float">
            <text:p>-0.01245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26212" calcext:value-type="float">
            <text:p>-26.26212</text:p>
          </table:table-cell>
          <table:table-cell office:value-type="float" office:value="0.04148526" calcext:value-type="float">
            <text:p>0.04148526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250187" calcext:value-type="float">
            <text:p>-2.2501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4" calcext:value-type="float">
            <text:p>29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9.192112" calcext:value-type="float">
            <text:p>9.192112</text:p>
          </table:table-cell>
          <table:table-cell office:value-type="float" office:value="0" calcext:value-type="float">
            <text:p>0</text:p>
          </table:table-cell>
          <table:table-cell office:value-type="float" office:value="1087.761" calcext:value-type="float">
            <text:p>1087.761</text:p>
          </table:table-cell>
          <table:table-cell office:value-type="float" office:value="1.208996" calcext:value-type="float">
            <text:p>1.208996</text:p>
          </table:table-cell>
          <table:table-cell office:value-type="float" office:value="0" calcext:value-type="float">
            <text:p>0</text:p>
          </table:table-cell>
          <table:table-cell office:value-type="float" office:value="0.1379705" calcext:value-type="float">
            <text:p>0.1379705</text:p>
          </table:table-cell>
          <table:table-cell office:value-type="float" office:value="0.1542221" calcext:value-type="float">
            <text:p>0.1542221</text:p>
          </table:table-cell>
          <table:table-cell office:value-type="float" office:value="0.165526" calcext:value-type="float">
            <text:p>0.165526</text:p>
          </table:table-cell>
          <table:table-cell office:value-type="float" office:value="0.1816812" calcext:value-type="float">
            <text:p>0.1816812</text:p>
          </table:table-cell>
          <table:table-cell office:value-type="float" office:value="0.2350735" calcext:value-type="float">
            <text:p>0.2350735</text:p>
          </table:table-cell>
          <table:table-cell office:value-type="float" office:value="0.2586819" calcext:value-type="float">
            <text:p>0.2586819</text:p>
          </table:table-cell>
          <table:table-cell office:value-type="float" office:value="0.2700051" calcext:value-type="float">
            <text:p>0.2700051</text:p>
          </table:table-cell>
          <table:table-cell office:value-type="float" office:value="0.3618199" calcext:value-type="float">
            <text:p>0.3618199</text:p>
          </table:table-cell>
          <table:table-cell office:value-type="float" office:value="0.3587993" calcext:value-type="float">
            <text:p>0.3587993</text:p>
          </table:table-cell>
          <table:table-cell office:value-type="float" office:value="0.3724948" calcext:value-type="float">
            <text:p>0.3724948</text:p>
          </table:table-cell>
          <table:table-cell office:value-type="float" office:value="0.3901695" calcext:value-type="float">
            <text:p>0.3901695</text:p>
          </table:table-cell>
          <table:table-cell office:value-type="float" office:value="0.401666" calcext:value-type="float">
            <text:p>0.401666</text:p>
          </table:table-cell>
          <table:table-cell office:value-type="float" office:value="0.4623643" calcext:value-type="float">
            <text:p>0.4623643</text:p>
          </table:table-cell>
          <table:table-cell office:value-type="float" office:value="0" calcext:value-type="float">
            <text:p>0</text:p>
          </table:table-cell>
          <table:table-cell office:value-type="float" office:value="0.00000001415948" calcext:value-type="float">
            <text:p>1.415948E-08</text:p>
          </table:table-cell>
          <table:table-cell office:value-type="float" office:value="0.09536518" calcext:value-type="float">
            <text:p>0.09536518</text:p>
          </table:table-cell>
          <table:table-cell office:value-type="float" office:value="0.2202742" calcext:value-type="float">
            <text:p>0.2202742</text:p>
          </table:table-cell>
          <table:table-cell office:value-type="float" office:value="0.1941462" calcext:value-type="float">
            <text:p>0.1941462</text:p>
          </table:table-cell>
          <table:table-cell office:value-type="float" office:value="0.07679548" calcext:value-type="float">
            <text:p>0.07679548</text:p>
          </table:table-cell>
          <table:table-cell office:value-type="float" office:value="9.835344E-016" calcext:value-type="float">
            <text:p>9.835344E-16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08191" calcext:value-type="float">
            <text:p>-14.08191</text:p>
          </table:table-cell>
          <table:table-cell office:value-type="float" office:value="-5.957019" calcext:value-type="float">
            <text:p>-5.957019</text:p>
          </table:table-cell>
          <table:table-cell office:value-type="float" office:value="-3.450332" calcext:value-type="float">
            <text:p>-3.450332</text:p>
          </table:table-cell>
          <table:table-cell office:value-type="float" office:value="-1.692165" calcext:value-type="float">
            <text:p>-1.692165</text:p>
          </table:table-cell>
          <table:table-cell office:value-type="float" office:value="-0.2304419" calcext:value-type="float">
            <text:p>-0.2304419</text:p>
          </table:table-cell>
          <table:table-cell office:value-type="float" office:value="-0.04398948" calcext:value-type="float">
            <text:p>-0.04398948</text:p>
          </table:table-cell>
          <table:table-cell office:value-type="float" office:value="-0.03032225" calcext:value-type="float">
            <text:p>-0.03032225</text:p>
          </table:table-cell>
          <table:table-cell office:value-type="float" office:value="-0.02469342" calcext:value-type="float">
            <text:p>-0.02469342</text:p>
          </table:table-cell>
          <table:table-cell office:value-type="float" office:value="-0.01803607" calcext:value-type="float">
            <text:p>-0.01803607</text:p>
          </table:table-cell>
          <table:table-cell office:value-type="float" office:value="-0.01253028" calcext:value-type="float">
            <text:p>-0.01253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08711" calcext:value-type="float">
            <text:p>-27.08711</text:p>
          </table:table-cell>
          <table:table-cell office:value-type="float" office:value="0.04171726" calcext:value-type="float">
            <text:p>0.04171726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25154" calcext:value-type="float">
            <text:p>-2.251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4" calcext:value-type="float">
            <text:p>30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9.528365" calcext:value-type="float">
            <text:p>9.528365</text:p>
          </table:table-cell>
          <table:table-cell office:value-type="float" office:value="0" calcext:value-type="float">
            <text:p>0</text:p>
          </table:table-cell>
          <table:table-cell office:value-type="float" office:value="1087.425" calcext:value-type="float">
            <text:p>1087.425</text:p>
          </table:table-cell>
          <table:table-cell office:value-type="float" office:value="1.208996" calcext:value-type="float">
            <text:p>1.208996</text:p>
          </table:table-cell>
          <table:table-cell office:value-type="float" office:value="0" calcext:value-type="float">
            <text:p>0</text:p>
          </table:table-cell>
          <table:table-cell office:value-type="float" office:value="0.1383595" calcext:value-type="float">
            <text:p>0.1383595</text:p>
          </table:table-cell>
          <table:table-cell office:value-type="float" office:value="0.1544914" calcext:value-type="float">
            <text:p>0.1544914</text:p>
          </table:table-cell>
          <table:table-cell office:value-type="float" office:value="0.1635221" calcext:value-type="float">
            <text:p>0.1635221</text:p>
          </table:table-cell>
          <table:table-cell office:value-type="float" office:value="0.1751403" calcext:value-type="float">
            <text:p>0.1751403</text:p>
          </table:table-cell>
          <table:table-cell office:value-type="float" office:value="0.1923797" calcext:value-type="float">
            <text:p>0.1923797</text:p>
          </table:table-cell>
          <table:table-cell office:value-type="float" office:value="0.2539967" calcext:value-type="float">
            <text:p>0.2539967</text:p>
          </table:table-cell>
          <table:table-cell office:value-type="float" office:value="0.2692755" calcext:value-type="float">
            <text:p>0.2692755</text:p>
          </table:table-cell>
          <table:table-cell office:value-type="float" office:value="0.3615623" calcext:value-type="float">
            <text:p>0.3615623</text:p>
          </table:table-cell>
          <table:table-cell office:value-type="float" office:value="0.3585716" calcext:value-type="float">
            <text:p>0.3585716</text:p>
          </table:table-cell>
          <table:table-cell office:value-type="float" office:value="0.372355" calcext:value-type="float">
            <text:p>0.372355</text:p>
          </table:table-cell>
          <table:table-cell office:value-type="float" office:value="0.3900771" calcext:value-type="float">
            <text:p>0.3900771</text:p>
          </table:table-cell>
          <table:table-cell office:value-type="float" office:value="0.4016071" calcext:value-type="float">
            <text:p>0.4016071</text:p>
          </table:table-cell>
          <table:table-cell office:value-type="float" office:value="0.4623659" calcext:value-type="float">
            <text:p>0.4623659</text:p>
          </table:table-cell>
          <table:table-cell office:value-type="float" office:value="0" calcext:value-type="float">
            <text:p>0</text:p>
          </table:table-cell>
          <table:table-cell office:value-type="float" office:value="0.00000001346856" calcext:value-type="float">
            <text:p>1.346856E-08</text:p>
          </table:table-cell>
          <table:table-cell office:value-type="float" office:value="0.09326254" calcext:value-type="float">
            <text:p>0.09326254</text:p>
          </table:table-cell>
          <table:table-cell office:value-type="float" office:value="0.2227013" calcext:value-type="float">
            <text:p>0.2227013</text:p>
          </table:table-cell>
          <table:table-cell office:value-type="float" office:value="0.2022909" calcext:value-type="float">
            <text:p>0.2022909</text:p>
          </table:table-cell>
          <table:table-cell office:value-type="float" office:value="0.1299607" calcext:value-type="float">
            <text:p>0.1299607</text:p>
          </table:table-cell>
          <table:table-cell office:value-type="float" office:value="0.004974163" calcext:value-type="float">
            <text:p>0.004974163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7588" calcext:value-type="float">
            <text:p>-13.7588</text:p>
          </table:table-cell>
          <table:table-cell office:value-type="float" office:value="-5.890198" calcext:value-type="float">
            <text:p>-5.890198</text:p>
          </table:table-cell>
          <table:table-cell office:value-type="float" office:value="-3.800678" calcext:value-type="float">
            <text:p>-3.800678</text:p>
          </table:table-cell>
          <table:table-cell office:value-type="float" office:value="-2.246512" calcext:value-type="float">
            <text:p>-2.246512</text:p>
          </table:table-cell>
          <table:table-cell office:value-type="float" office:value="-1.087015" calcext:value-type="float">
            <text:p>-1.087015</text:p>
          </table:table-cell>
          <table:table-cell office:value-type="float" office:value="-0.05049678" calcext:value-type="float">
            <text:p>-0.05049678</text:p>
          </table:table-cell>
          <table:table-cell office:value-type="float" office:value="-0.03101493" calcext:value-type="float">
            <text:p>-0.03101493</text:p>
          </table:table-cell>
          <table:table-cell office:value-type="float" office:value="-0.02507589" calcext:value-type="float">
            <text:p>-0.02507589</text:p>
          </table:table-cell>
          <table:table-cell office:value-type="float" office:value="-0.0182274" calcext:value-type="float">
            <text:p>-0.0182274</text:p>
          </table:table-cell>
          <table:table-cell office:value-type="float" office:value="-0.01261097" calcext:value-type="float">
            <text:p>-0.01261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14115" calcext:value-type="float">
            <text:p>-23.14115</text:p>
          </table:table-cell>
          <table:table-cell office:value-type="float" office:value="0.04191991" calcext:value-type="float">
            <text:p>0.04191991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252645" calcext:value-type="float">
            <text:p>-2.2526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4" calcext:value-type="float">
            <text:p>3101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9.85339" calcext:value-type="float">
            <text:p>9.85339</text:p>
          </table:table-cell>
          <table:table-cell office:value-type="float" office:value="0" calcext:value-type="float">
            <text:p>0</text:p>
          </table:table-cell>
          <table:table-cell office:value-type="float" office:value="1087.1" calcext:value-type="float">
            <text:p>1087.1</text:p>
          </table:table-cell>
          <table:table-cell office:value-type="float" office:value="1.208996" calcext:value-type="float">
            <text:p>1.208996</text:p>
          </table:table-cell>
          <table:table-cell office:value-type="float" office:value="0" calcext:value-type="float">
            <text:p>0</text:p>
          </table:table-cell>
          <table:table-cell office:value-type="float" office:value="0.1444351" calcext:value-type="float">
            <text:p>0.1444351</text:p>
          </table:table-cell>
          <table:table-cell office:value-type="float" office:value="0.1591757" calcext:value-type="float">
            <text:p>0.1591757</text:p>
          </table:table-cell>
          <table:table-cell office:value-type="float" office:value="0.1660077" calcext:value-type="float">
            <text:p>0.1660077</text:p>
          </table:table-cell>
          <table:table-cell office:value-type="float" office:value="0.1741022" calcext:value-type="float">
            <text:p>0.1741022</text:p>
          </table:table-cell>
          <table:table-cell office:value-type="float" office:value="0.1853777" calcext:value-type="float">
            <text:p>0.1853777</text:p>
          </table:table-cell>
          <table:table-cell office:value-type="float" office:value="0.2422444" calcext:value-type="float">
            <text:p>0.2422444</text:p>
          </table:table-cell>
          <table:table-cell office:value-type="float" office:value="0.2683369" calcext:value-type="float">
            <text:p>0.2683369</text:p>
          </table:table-cell>
          <table:table-cell office:value-type="float" office:value="0.3613254" calcext:value-type="float">
            <text:p>0.3613254</text:p>
          </table:table-cell>
          <table:table-cell office:value-type="float" office:value="0.3583351" calcext:value-type="float">
            <text:p>0.3583351</text:p>
          </table:table-cell>
          <table:table-cell office:value-type="float" office:value="0.372212" calcext:value-type="float">
            <text:p>0.372212</text:p>
          </table:table-cell>
          <table:table-cell office:value-type="float" office:value="0.3899826" calcext:value-type="float">
            <text:p>0.3899826</text:p>
          </table:table-cell>
          <table:table-cell office:value-type="float" office:value="0.4015479" calcext:value-type="float">
            <text:p>0.4015479</text:p>
          </table:table-cell>
          <table:table-cell office:value-type="float" office:value="0.4623695" calcext:value-type="float">
            <text:p>0.4623695</text:p>
          </table:table-cell>
          <table:table-cell office:value-type="float" office:value="0" calcext:value-type="float">
            <text:p>0</text:p>
          </table:table-cell>
          <table:table-cell office:value-type="float" office:value="0.00000001244167" calcext:value-type="float">
            <text:p>1.244167E-08</text:p>
          </table:table-cell>
          <table:table-cell office:value-type="float" office:value="0.08621461" calcext:value-type="float">
            <text:p>0.08621461</text:p>
          </table:table-cell>
          <table:table-cell office:value-type="float" office:value="0.2201531" calcext:value-type="float">
            <text:p>0.2201531</text:p>
          </table:table-cell>
          <table:table-cell office:value-type="float" office:value="0.2037757" calcext:value-type="float">
            <text:p>0.2037757</text:p>
          </table:table-cell>
          <table:table-cell office:value-type="float" office:value="0.1431278" calcext:value-type="float">
            <text:p>0.1431278</text:p>
          </table:table-cell>
          <table:table-cell office:value-type="float" office:value="0.01862155" calcext:value-type="float">
            <text:p>0.01862155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898552" calcext:value-type="float">
            <text:p>-9.898552</text:p>
          </table:table-cell>
          <table:table-cell office:value-type="float" office:value="-4.68924" calcext:value-type="float">
            <text:p>-4.68924</text:p>
          </table:table-cell>
          <table:table-cell office:value-type="float" office:value="-3.396458" calcext:value-type="float">
            <text:p>-3.396458</text:p>
          </table:table-cell>
          <table:table-cell office:value-type="float" office:value="-2.361984" calcext:value-type="float">
            <text:p>-2.361984</text:p>
          </table:table-cell>
          <table:table-cell office:value-type="float" office:value="-1.458712" calcext:value-type="float">
            <text:p>-1.458712</text:p>
          </table:table-cell>
          <table:table-cell office:value-type="float" office:value="-0.07248908" calcext:value-type="float">
            <text:p>-0.07248908</text:p>
          </table:table-cell>
          <table:table-cell office:value-type="float" office:value="-0.03194085" calcext:value-type="float">
            <text:p>-0.03194085</text:p>
          </table:table-cell>
          <table:table-cell office:value-type="float" office:value="-0.02543446" calcext:value-type="float">
            <text:p>-0.02543446</text:p>
          </table:table-cell>
          <table:table-cell office:value-type="float" office:value="-0.01842842" calcext:value-type="float">
            <text:p>-0.01842842</text:p>
          </table:table-cell>
          <table:table-cell office:value-type="float" office:value="-0.01269416" calcext:value-type="float">
            <text:p>-0.01269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94042" calcext:value-type="float">
            <text:p>-14.94042</text:p>
          </table:table-cell>
          <table:table-cell office:value-type="float" office:value="0.04203289" calcext:value-type="float">
            <text:p>0.04203289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252987" calcext:value-type="float">
            <text:p>-2.2529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4" calcext:value-type="float">
            <text:p>102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9.937584" calcext:value-type="float">
            <text:p>9.937584</text:p>
          </table:table-cell>
          <table:table-cell office:value-type="float" office:value="0" calcext:value-type="float">
            <text:p>0</text:p>
          </table:table-cell>
          <table:table-cell office:value-type="float" office:value="1087.016" calcext:value-type="float">
            <text:p>1087.016</text:p>
          </table:table-cell>
          <table:table-cell office:value-type="float" office:value="1.208996" calcext:value-type="float">
            <text:p>1.208996</text:p>
          </table:table-cell>
          <table:table-cell office:value-type="float" office:value="0" calcext:value-type="float">
            <text:p>0</text:p>
          </table:table-cell>
          <table:table-cell office:value-type="float" office:value="0.1461973" calcext:value-type="float">
            <text:p>0.1461973</text:p>
          </table:table-cell>
          <table:table-cell office:value-type="float" office:value="0.1599647" calcext:value-type="float">
            <text:p>0.1599647</text:p>
          </table:table-cell>
          <table:table-cell office:value-type="float" office:value="0.1671491" calcext:value-type="float">
            <text:p>0.1671491</text:p>
          </table:table-cell>
          <table:table-cell office:value-type="float" office:value="0.1755762" calcext:value-type="float">
            <text:p>0.1755762</text:p>
          </table:table-cell>
          <table:table-cell office:value-type="float" office:value="0.1870181" calcext:value-type="float">
            <text:p>0.1870181</text:p>
          </table:table-cell>
          <table:table-cell office:value-type="float" office:value="0.2305934" calcext:value-type="float">
            <text:p>0.2305934</text:p>
          </table:table-cell>
          <table:table-cell office:value-type="float" office:value="0.2678818" calcext:value-type="float">
            <text:p>0.2678818</text:p>
          </table:table-cell>
          <table:table-cell office:value-type="float" office:value="0.361093" calcext:value-type="float">
            <text:p>0.361093</text:p>
          </table:table-cell>
          <table:table-cell office:value-type="float" office:value="0.3580955" calcext:value-type="float">
            <text:p>0.3580955</text:p>
          </table:table-cell>
          <table:table-cell office:value-type="float" office:value="0.3720663" calcext:value-type="float">
            <text:p>0.3720663</text:p>
          </table:table-cell>
          <table:table-cell office:value-type="float" office:value="0.3898855" calcext:value-type="float">
            <text:p>0.3898855</text:p>
          </table:table-cell>
          <table:table-cell office:value-type="float" office:value="0.4014924" calcext:value-type="float">
            <text:p>0.4014924</text:p>
          </table:table-cell>
          <table:table-cell office:value-type="float" office:value="0.4623694" calcext:value-type="float">
            <text:p>0.4623694</text:p>
          </table:table-cell>
          <table:table-cell office:value-type="float" office:value="0" calcext:value-type="float">
            <text:p>0</text:p>
          </table:table-cell>
          <table:table-cell office:value-type="float" office:value="0.00000001207201" calcext:value-type="float">
            <text:p>1.207201E-08</text:p>
          </table:table-cell>
          <table:table-cell office:value-type="float" office:value="0.08362664" calcext:value-type="float">
            <text:p>0.08362664</text:p>
          </table:table-cell>
          <table:table-cell office:value-type="float" office:value="0.2190085" calcext:value-type="float">
            <text:p>0.2190085</text:p>
          </table:table-cell>
          <table:table-cell office:value-type="float" office:value="0.2024542" calcext:value-type="float">
            <text:p>0.2024542</text:p>
          </table:table-cell>
          <table:table-cell office:value-type="float" office:value="0.1466539" calcext:value-type="float">
            <text:p>0.1466539</text:p>
          </table:table-cell>
          <table:table-cell office:value-type="float" office:value="0.03196302" calcext:value-type="float">
            <text:p>0.03196302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996083" calcext:value-type="float">
            <text:p>-8.996083</text:p>
          </table:table-cell>
          <table:table-cell office:value-type="float" office:value="-4.511144" calcext:value-type="float">
            <text:p>-4.511144</text:p>
          </table:table-cell>
          <table:table-cell office:value-type="float" office:value="-3.22062" calcext:value-type="float">
            <text:p>-3.22062</text:p>
          </table:table-cell>
          <table:table-cell office:value-type="float" office:value="-2.212605" calcext:value-type="float">
            <text:p>-2.212605</text:p>
          </table:table-cell>
          <table:table-cell office:value-type="float" office:value="-1.362907" calcext:value-type="float">
            <text:p>-1.362907</text:p>
          </table:table-cell>
          <table:table-cell office:value-type="float" office:value="-0.1057393" calcext:value-type="float">
            <text:p>-0.1057393</text:p>
          </table:table-cell>
          <table:table-cell office:value-type="float" office:value="-0.03240057" calcext:value-type="float">
            <text:p>-0.03240057</text:p>
          </table:table-cell>
          <table:table-cell office:value-type="float" office:value="-0.02579063" calcext:value-type="float">
            <text:p>-0.02579063</text:p>
          </table:table-cell>
          <table:table-cell office:value-type="float" office:value="-0.01863453" calcext:value-type="float">
            <text:p>-0.01863453</text:p>
          </table:table-cell>
          <table:table-cell office:value-type="float" office:value="-0.0127794" calcext:value-type="float">
            <text:p>-0.0127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87774" calcext:value-type="float">
            <text:p>-14.87774</text:p>
          </table:table-cell>
          <table:table-cell office:value-type="float" office:value="0.04212955" calcext:value-type="float">
            <text:p>0.04212955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253217" calcext:value-type="float">
            <text:p>-2.2532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4" calcext:value-type="float">
            <text:p>2022004</text:p>
          </table:table-cell>
          <table:table-cell office:value-type="float" office:value="2.299999" calcext:value-type="float">
            <text:p>2.299999</text:p>
          </table:table-cell>
          <table:table-cell office:value-type="float" office:value="10.45153" calcext:value-type="float">
            <text:p>10.45153</text:p>
          </table:table-cell>
          <table:table-cell office:value-type="float" office:value="0" calcext:value-type="float">
            <text:p>0</text:p>
          </table:table-cell>
          <table:table-cell office:value-type="float" office:value="1086.502" calcext:value-type="float">
            <text:p>1086.502</text:p>
          </table:table-cell>
          <table:table-cell office:value-type="float" office:value="1.208996" calcext:value-type="float">
            <text:p>1.208996</text:p>
          </table:table-cell>
          <table:table-cell office:value-type="float" office:value="0" calcext:value-type="float">
            <text:p>0</text:p>
          </table:table-cell>
          <table:table-cell office:value-type="float" office:value="0.1489473" calcext:value-type="float">
            <text:p>0.1489473</text:p>
          </table:table-cell>
          <table:table-cell office:value-type="float" office:value="0.1625918" calcext:value-type="float">
            <text:p>0.1625918</text:p>
          </table:table-cell>
          <table:table-cell office:value-type="float" office:value="0.1707028" calcext:value-type="float">
            <text:p>0.1707028</text:p>
          </table:table-cell>
          <table:table-cell office:value-type="float" office:value="0.1785001" calcext:value-type="float">
            <text:p>0.1785001</text:p>
          </table:table-cell>
          <table:table-cell office:value-type="float" office:value="0.1892358" calcext:value-type="float">
            <text:p>0.1892358</text:p>
          </table:table-cell>
          <table:table-cell office:value-type="float" office:value="0.2197235" calcext:value-type="float">
            <text:p>0.2197235</text:p>
          </table:table-cell>
          <table:table-cell office:value-type="float" office:value="0.2680903" calcext:value-type="float">
            <text:p>0.2680903</text:p>
          </table:table-cell>
          <table:table-cell office:value-type="float" office:value="0.3609174" calcext:value-type="float">
            <text:p>0.3609174</text:p>
          </table:table-cell>
          <table:table-cell office:value-type="float" office:value="0.3578555" calcext:value-type="float">
            <text:p>0.3578555</text:p>
          </table:table-cell>
          <table:table-cell office:value-type="float" office:value="0.3719181" calcext:value-type="float">
            <text:p>0.3719181</text:p>
          </table:table-cell>
          <table:table-cell office:value-type="float" office:value="0.3897876" calcext:value-type="float">
            <text:p>0.3897876</text:p>
          </table:table-cell>
          <table:table-cell office:value-type="float" office:value="0.4014403" calcext:value-type="float">
            <text:p>0.4014403</text:p>
          </table:table-cell>
          <table:table-cell office:value-type="float" office:value="0.462368" calcext:value-type="float">
            <text:p>0.462368</text:p>
          </table:table-cell>
          <table:table-cell office:value-type="float" office:value="0" calcext:value-type="float">
            <text:p>0</text:p>
          </table:table-cell>
          <table:table-cell office:value-type="float" office:value="0.001470315" calcext:value-type="float">
            <text:p>0.001470315</text:p>
          </table:table-cell>
          <table:table-cell office:value-type="float" office:value="0.07874596" calcext:value-type="float">
            <text:p>0.07874596</text:p>
          </table:table-cell>
          <table:table-cell office:value-type="float" office:value="0.2152915" calcext:value-type="float">
            <text:p>0.2152915</text:p>
          </table:table-cell>
          <table:table-cell office:value-type="float" office:value="0.199648" calcext:value-type="float">
            <text:p>0.199648</text:p>
          </table:table-cell>
          <table:table-cell office:value-type="float" office:value="0.1498825" calcext:value-type="float">
            <text:p>0.1498825</text:p>
          </table:table-cell>
          <table:table-cell office:value-type="float" office:value="0.04371118" calcext:value-type="float">
            <text:p>0.04371118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44901" calcext:value-type="float">
            <text:p>-7.744901</text:p>
          </table:table-cell>
          <table:table-cell office:value-type="float" office:value="-3.942925" calcext:value-type="float">
            <text:p>-3.942925</text:p>
          </table:table-cell>
          <table:table-cell office:value-type="float" office:value="-2.731172" calcext:value-type="float">
            <text:p>-2.731172</text:p>
          </table:table-cell>
          <table:table-cell office:value-type="float" office:value="-1.949191" calcext:value-type="float">
            <text:p>-1.949191</text:p>
          </table:table-cell>
          <table:table-cell office:value-type="float" office:value="-1.24534" calcext:value-type="float">
            <text:p>-1.24534</text:p>
          </table:table-cell>
          <table:table-cell office:value-type="float" office:value="-0.1531038" calcext:value-type="float">
            <text:p>-0.1531038</text:p>
          </table:table-cell>
          <table:table-cell office:value-type="float" office:value="-0.03220188" calcext:value-type="float">
            <text:p>-0.03220188</text:p>
          </table:table-cell>
          <table:table-cell office:value-type="float" office:value="-0.02606449" calcext:value-type="float">
            <text:p>-0.02606449</text:p>
          </table:table-cell>
          <table:table-cell office:value-type="float" office:value="-0.01884344" calcext:value-type="float">
            <text:p>-0.01884344</text:p>
          </table:table-cell>
          <table:table-cell office:value-type="float" office:value="-0.01286672" calcext:value-type="float">
            <text:p>-0.01286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6853" calcext:value-type="float">
            <text:p>-17.6853</text:p>
          </table:table-cell>
          <table:table-cell office:value-type="float" office:value="0.04218717" calcext:value-type="float">
            <text:p>0.04218717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253176" calcext:value-type="float">
            <text:p>-2.2531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4" calcext:value-type="float">
            <text:p>3022004</text:p>
          </table:table-cell>
          <table:table-cell office:value-type="float" office:value="3.5" calcext:value-type="float">
            <text:p>3.5</text:p>
          </table:table-cell>
          <table:table-cell office:value-type="float" office:value="10.79777" calcext:value-type="float">
            <text:p>10.79777</text:p>
          </table:table-cell>
          <table:table-cell office:value-type="float" office:value="0" calcext:value-type="float">
            <text:p>0</text:p>
          </table:table-cell>
          <table:table-cell office:value-type="float" office:value="1087.356" calcext:value-type="float">
            <text:p>1087.356</text:p>
          </table:table-cell>
          <table:table-cell office:value-type="float" office:value="1.208996" calcext:value-type="float">
            <text:p>1.208996</text:p>
          </table:table-cell>
          <table:table-cell office:value-type="float" office:value="20.83619" calcext:value-type="float">
            <text:p>20.83619</text:p>
          </table:table-cell>
          <table:table-cell office:value-type="float" office:value="0.1442631" calcext:value-type="float">
            <text:p>0.1442631</text:p>
          </table:table-cell>
          <table:table-cell office:value-type="float" office:value="0.1608624" calcext:value-type="float">
            <text:p>0.1608624</text:p>
          </table:table-cell>
          <table:table-cell office:value-type="float" office:value="0.168298" calcext:value-type="float">
            <text:p>0.168298</text:p>
          </table:table-cell>
          <table:table-cell office:value-type="float" office:value="0.1766709" calcext:value-type="float">
            <text:p>0.1766709</text:p>
          </table:table-cell>
          <table:table-cell office:value-type="float" office:value="0.1875876" calcext:value-type="float">
            <text:p>0.1875876</text:p>
          </table:table-cell>
          <table:table-cell office:value-type="float" office:value="0.2095698" calcext:value-type="float">
            <text:p>0.2095698</text:p>
          </table:table-cell>
          <table:table-cell office:value-type="float" office:value="0.2686687" calcext:value-type="float">
            <text:p>0.2686687</text:p>
          </table:table-cell>
          <table:table-cell office:value-type="float" office:value="0.3608446" calcext:value-type="float">
            <text:p>0.3608446</text:p>
          </table:table-cell>
          <table:table-cell office:value-type="float" office:value="0.3576286" calcext:value-type="float">
            <text:p>0.3576286</text:p>
          </table:table-cell>
          <table:table-cell office:value-type="float" office:value="0.3717679" calcext:value-type="float">
            <text:p>0.3717679</text:p>
          </table:table-cell>
          <table:table-cell office:value-type="float" office:value="0.389688" calcext:value-type="float">
            <text:p>0.389688</text:p>
          </table:table-cell>
          <table:table-cell office:value-type="float" office:value="0.4013886" calcext:value-type="float">
            <text:p>0.4013886</text:p>
          </table:table-cell>
          <table:table-cell office:value-type="float" office:value="0.46237" calcext:value-type="float">
            <text:p>0.46237</text:p>
          </table:table-cell>
          <table:table-cell office:value-type="float" office:value="0" calcext:value-type="float">
            <text:p>0</text:p>
          </table:table-cell>
          <table:table-cell office:value-type="float" office:value="0.00000001131232" calcext:value-type="float">
            <text:p>1.131232E-08</text:p>
          </table:table-cell>
          <table:table-cell office:value-type="float" office:value="0.07869048" calcext:value-type="float">
            <text:p>0.07869048</text:p>
          </table:table-cell>
          <table:table-cell office:value-type="float" office:value="0.2180224" calcext:value-type="float">
            <text:p>0.2180224</text:p>
          </table:table-cell>
          <table:table-cell office:value-type="float" office:value="0.2019297" calcext:value-type="float">
            <text:p>0.2019297</text:p>
          </table:table-cell>
          <table:table-cell office:value-type="float" office:value="0.1561845" calcext:value-type="float">
            <text:p>0.1561845</text:p>
          </table:table-cell>
          <table:table-cell office:value-type="float" office:value="0.05446175" calcext:value-type="float">
            <text:p>0.05446175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944963" calcext:value-type="float">
            <text:p>-9.944963</text:p>
          </table:table-cell>
          <table:table-cell office:value-type="float" office:value="-4.320165" calcext:value-type="float">
            <text:p>-4.320165</text:p>
          </table:table-cell>
          <table:table-cell office:value-type="float" office:value="-3.053996" calcext:value-type="float">
            <text:p>-3.053996</text:p>
          </table:table-cell>
          <table:table-cell office:value-type="float" office:value="-2.108614" calcext:value-type="float">
            <text:p>-2.108614</text:p>
          </table:table-cell>
          <table:table-cell office:value-type="float" office:value="-1.330108" calcext:value-type="float">
            <text:p>-1.330108</text:p>
          </table:table-cell>
          <table:table-cell office:value-type="float" office:value="-0.2198566" calcext:value-type="float">
            <text:p>-0.2198566</text:p>
          </table:table-cell>
          <table:table-cell office:value-type="float" office:value="-0.03162637" calcext:value-type="float">
            <text:p>-0.03162637</text:p>
          </table:table-cell>
          <table:table-cell office:value-type="float" office:value="-0.02617997" calcext:value-type="float">
            <text:p>-0.02617997</text:p>
          </table:table-cell>
          <table:table-cell office:value-type="float" office:value="-0.01904348" calcext:value-type="float">
            <text:p>-0.01904348</text:p>
          </table:table-cell>
          <table:table-cell office:value-type="float" office:value="-0.01295604" calcext:value-type="float">
            <text:p>-0.01295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44846" calcext:value-type="float">
            <text:p>-17.44846</text:p>
          </table:table-cell>
          <table:table-cell office:value-type="float" office:value="0.04230587" calcext:value-type="float">
            <text:p>0.04230587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253767" calcext:value-type="float">
            <text:p>-2.2537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4" calcext:value-type="float">
            <text:p>4022004</text:p>
          </table:table-cell>
          <table:table-cell office:value-type="float" office:value="3.5" calcext:value-type="float">
            <text:p>3.5</text:p>
          </table:table-cell>
          <table:table-cell office:value-type="float" office:value="10.82724" calcext:value-type="float">
            <text:p>10.82724</text:p>
          </table:table-cell>
          <table:table-cell office:value-type="float" office:value="0" calcext:value-type="float">
            <text:p>0</text:p>
          </table:table-cell>
          <table:table-cell office:value-type="float" office:value="1087.327" calcext:value-type="float">
            <text:p>1087.327</text:p>
          </table:table-cell>
          <table:table-cell office:value-type="float" office:value="1.208996" calcext:value-type="float">
            <text:p>1.208996</text:p>
          </table:table-cell>
          <table:table-cell office:value-type="float" office:value="20.41788" calcext:value-type="float">
            <text:p>20.41788</text:p>
          </table:table-cell>
          <table:table-cell office:value-type="float" office:value="0.1520503" calcext:value-type="float">
            <text:p>0.1520503</text:p>
          </table:table-cell>
          <table:table-cell office:value-type="float" office:value="0.1662625" calcext:value-type="float">
            <text:p>0.1662625</text:p>
          </table:table-cell>
          <table:table-cell office:value-type="float" office:value="0.1712975" calcext:value-type="float">
            <text:p>0.1712975</text:p>
          </table:table-cell>
          <table:table-cell office:value-type="float" office:value="0.177923" calcext:value-type="float">
            <text:p>0.177923</text:p>
          </table:table-cell>
          <table:table-cell office:value-type="float" office:value="0.1874839" calcext:value-type="float">
            <text:p>0.1874839</text:p>
          </table:table-cell>
          <table:table-cell office:value-type="float" office:value="0.1997622" calcext:value-type="float">
            <text:p>0.1997622</text:p>
          </table:table-cell>
          <table:table-cell office:value-type="float" office:value="0.2695331" calcext:value-type="float">
            <text:p>0.2695331</text:p>
          </table:table-cell>
          <table:table-cell office:value-type="float" office:value="0.3608228" calcext:value-type="float">
            <text:p>0.3608228</text:p>
          </table:table-cell>
          <table:table-cell office:value-type="float" office:value="0.3574258" calcext:value-type="float">
            <text:p>0.3574258</text:p>
          </table:table-cell>
          <table:table-cell office:value-type="float" office:value="0.3716177" calcext:value-type="float">
            <text:p>0.3716177</text:p>
          </table:table-cell>
          <table:table-cell office:value-type="float" office:value="0.3895878" calcext:value-type="float">
            <text:p>0.3895878</text:p>
          </table:table-cell>
          <table:table-cell office:value-type="float" office:value="0.4013367" calcext:value-type="float">
            <text:p>0.4013367</text:p>
          </table:table-cell>
          <table:table-cell office:value-type="float" office:value="0.462373" calcext:value-type="float">
            <text:p>0.462373</text:p>
          </table:table-cell>
          <table:table-cell office:value-type="float" office:value="0" calcext:value-type="float">
            <text:p>0</text:p>
          </table:table-cell>
          <table:table-cell office:value-type="float" office:value="0.00000001018799" calcext:value-type="float">
            <text:p>1.018799E-08</text:p>
          </table:table-cell>
          <table:table-cell office:value-type="float" office:value="0.07079604" calcext:value-type="float">
            <text:p>0.07079604</text:p>
          </table:table-cell>
          <table:table-cell office:value-type="float" office:value="0.2148997" calcext:value-type="float">
            <text:p>0.2148997</text:p>
          </table:table-cell>
          <table:table-cell office:value-type="float" office:value="0.2008894" calcext:value-type="float">
            <text:p>0.2008894</text:p>
          </table:table-cell>
          <table:table-cell office:value-type="float" office:value="0.1598802" calcext:value-type="float">
            <text:p>0.1598802</text:p>
          </table:table-cell>
          <table:table-cell office:value-type="float" office:value="0.06473742" calcext:value-type="float">
            <text:p>0.06473742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71151" calcext:value-type="float">
            <text:p>-6.671151</text:p>
          </table:table-cell>
          <table:table-cell office:value-type="float" office:value="-3.359181" calcext:value-type="float">
            <text:p>-3.359181</text:p>
          </table:table-cell>
          <table:table-cell office:value-type="float" office:value="-2.676223" calcext:value-type="float">
            <text:p>-2.676223</text:p>
          </table:table-cell>
          <table:table-cell office:value-type="float" office:value="-2.001461" calcext:value-type="float">
            <text:p>-2.001461</text:p>
          </table:table-cell>
          <table:table-cell office:value-type="float" office:value="-1.337375" calcext:value-type="float">
            <text:p>-1.337375</text:p>
          </table:table-cell>
          <table:table-cell office:value-type="float" office:value="-0.3174894" calcext:value-type="float">
            <text:p>-0.3174894</text:p>
          </table:table-cell>
          <table:table-cell office:value-type="float" office:value="-0.0307882" calcext:value-type="float">
            <text:p>-0.0307882</text:p>
          </table:table-cell>
          <table:table-cell office:value-type="float" office:value="-0.02621501" calcext:value-type="float">
            <text:p>-0.02621501</text:p>
          </table:table-cell>
          <table:table-cell office:value-type="float" office:value="-0.01922417" calcext:value-type="float">
            <text:p>-0.01922417</text:p>
          </table:table-cell>
          <table:table-cell office:value-type="float" office:value="-0.01304593" calcext:value-type="float">
            <text:p>-0.01304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328562" calcext:value-type="float">
            <text:p>-9.328562</text:p>
          </table:table-cell>
          <table:table-cell office:value-type="float" office:value="0.0423541" calcext:value-type="float">
            <text:p>0.0423541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253789" calcext:value-type="float">
            <text:p>-2.2537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4" calcext:value-type="float">
            <text:p>5022004</text:p>
          </table:table-cell>
          <table:table-cell office:value-type="float" office:value="3.5" calcext:value-type="float">
            <text:p>3.5</text:p>
          </table:table-cell>
          <table:table-cell office:value-type="float" office:value="10.83695" calcext:value-type="float">
            <text:p>10.83695</text:p>
          </table:table-cell>
          <table:table-cell office:value-type="float" office:value="0" calcext:value-type="float">
            <text:p>0</text:p>
          </table:table-cell>
          <table:table-cell office:value-type="float" office:value="1087.316" calcext:value-type="float">
            <text:p>1087.316</text:p>
          </table:table-cell>
          <table:table-cell office:value-type="float" office:value="1.208996" calcext:value-type="float">
            <text:p>1.208996</text:p>
          </table:table-cell>
          <table:table-cell office:value-type="float" office:value="19.86385" calcext:value-type="float">
            <text:p>19.86385</text:p>
          </table:table-cell>
          <table:table-cell office:value-type="float" office:value="0.155379" calcext:value-type="float">
            <text:p>0.155379</text:p>
          </table:table-cell>
          <table:table-cell office:value-type="float" office:value="0.168642" calcext:value-type="float">
            <text:p>0.168642</text:p>
          </table:table-cell>
          <table:table-cell office:value-type="float" office:value="0.1744417" calcext:value-type="float">
            <text:p>0.1744417</text:p>
          </table:table-cell>
          <table:table-cell office:value-type="float" office:value="0.1809661" calcext:value-type="float">
            <text:p>0.1809661</text:p>
          </table:table-cell>
          <table:table-cell office:value-type="float" office:value="0.189563" calcext:value-type="float">
            <text:p>0.189563</text:p>
          </table:table-cell>
          <table:table-cell office:value-type="float" office:value="0.1929009" calcext:value-type="float">
            <text:p>0.1929009</text:p>
          </table:table-cell>
          <table:table-cell office:value-type="float" office:value="0.2702849" calcext:value-type="float">
            <text:p>0.2702849</text:p>
          </table:table-cell>
          <table:table-cell office:value-type="float" office:value="0.3608919" calcext:value-type="float">
            <text:p>0.3608919</text:p>
          </table:table-cell>
          <table:table-cell office:value-type="float" office:value="0.3572524" calcext:value-type="float">
            <text:p>0.3572524</text:p>
          </table:table-cell>
          <table:table-cell office:value-type="float" office:value="0.3714677" calcext:value-type="float">
            <text:p>0.3714677</text:p>
          </table:table-cell>
          <table:table-cell office:value-type="float" office:value="0.3894856" calcext:value-type="float">
            <text:p>0.3894856</text:p>
          </table:table-cell>
          <table:table-cell office:value-type="float" office:value="0.4012888" calcext:value-type="float">
            <text:p>0.4012888</text:p>
          </table:table-cell>
          <table:table-cell office:value-type="float" office:value="0.4623722" calcext:value-type="float">
            <text:p>0.46237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9558795" calcext:value-type="float">
            <text:p>9.558795E-09</text:p>
          </table:table-cell>
          <table:table-cell office:value-type="float" office:value="0.06622598" calcext:value-type="float">
            <text:p>0.06622598</text:p>
          </table:table-cell>
          <table:table-cell office:value-type="float" office:value="0.211576" calcext:value-type="float">
            <text:p>0.211576</text:p>
          </table:table-cell>
          <table:table-cell office:value-type="float" office:value="0.1978183" calcext:value-type="float">
            <text:p>0.1978183</text:p>
          </table:table-cell>
          <table:table-cell office:value-type="float" office:value="0.1598765" calcext:value-type="float">
            <text:p>0.1598765</text:p>
          </table:table-cell>
          <table:table-cell office:value-type="float" office:value="0.07205161" calcext:value-type="float">
            <text:p>0.07205161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1599" calcext:value-type="float">
            <text:p>-5.61599</text:p>
          </table:table-cell>
          <table:table-cell office:value-type="float" office:value="-3.001868" calcext:value-type="float">
            <text:p>-3.001868</text:p>
          </table:table-cell>
          <table:table-cell office:value-type="float" office:value="-2.322624" calcext:value-type="float">
            <text:p>-2.322624</text:p>
          </table:table-cell>
          <table:table-cell office:value-type="float" office:value="-1.755067" calcext:value-type="float">
            <text:p>-1.755067</text:p>
          </table:table-cell>
          <table:table-cell office:value-type="float" office:value="-1.228035" calcext:value-type="float">
            <text:p>-1.228035</text:p>
          </table:table-cell>
          <table:table-cell office:value-type="float" office:value="-0.415402" calcext:value-type="float">
            <text:p>-0.415402</text:p>
          </table:table-cell>
          <table:table-cell office:value-type="float" office:value="-0.03007464" calcext:value-type="float">
            <text:p>-0.03007464</text:p>
          </table:table-cell>
          <table:table-cell office:value-type="float" office:value="-0.02610811" calcext:value-type="float">
            <text:p>-0.02610811</text:p>
          </table:table-cell>
          <table:table-cell office:value-type="float" office:value="-0.01938024" calcext:value-type="float">
            <text:p>-0.01938024</text:p>
          </table:table-cell>
          <table:table-cell office:value-type="float" office:value="-0.01313632" calcext:value-type="float">
            <text:p>-0.01313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976115" calcext:value-type="float">
            <text:p>-9.976115</text:p>
          </table:table-cell>
          <table:table-cell office:value-type="float" office:value="0.0423713" calcext:value-type="float">
            <text:p>0.0423713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253579" calcext:value-type="float">
            <text:p>-2.2535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4" calcext:value-type="float">
            <text:p>6022004</text:p>
          </table:table-cell>
          <table:table-cell office:value-type="float" office:value="3.5" calcext:value-type="float">
            <text:p>3.5</text:p>
          </table:table-cell>
          <table:table-cell office:value-type="float" office:value="11.05578" calcext:value-type="float">
            <text:p>11.05578</text:p>
          </table:table-cell>
          <table:table-cell office:value-type="float" office:value="0" calcext:value-type="float">
            <text:p>0</text:p>
          </table:table-cell>
          <table:table-cell office:value-type="float" office:value="1087.097" calcext:value-type="float">
            <text:p>1087.097</text:p>
          </table:table-cell>
          <table:table-cell office:value-type="float" office:value="1.208996" calcext:value-type="float">
            <text:p>1.208996</text:p>
          </table:table-cell>
          <table:table-cell office:value-type="float" office:value="18.7536" calcext:value-type="float">
            <text:p>18.7536</text:p>
          </table:table-cell>
          <table:table-cell office:value-type="float" office:value="0.153082" calcext:value-type="float">
            <text:p>0.153082</text:p>
          </table:table-cell>
          <table:table-cell office:value-type="float" office:value="0.1672198" calcext:value-type="float">
            <text:p>0.1672198</text:p>
          </table:table-cell>
          <table:table-cell office:value-type="float" office:value="0.1748706" calcext:value-type="float">
            <text:p>0.1748706</text:p>
          </table:table-cell>
          <table:table-cell office:value-type="float" office:value="0.1818879" calcext:value-type="float">
            <text:p>0.1818879</text:p>
          </table:table-cell>
          <table:table-cell office:value-type="float" office:value="0.1899324" calcext:value-type="float">
            <text:p>0.1899324</text:p>
          </table:table-cell>
          <table:table-cell office:value-type="float" office:value="0.1882206" calcext:value-type="float">
            <text:p>0.1882206</text:p>
          </table:table-cell>
          <table:table-cell office:value-type="float" office:value="0.270875" calcext:value-type="float">
            <text:p>0.270875</text:p>
          </table:table-cell>
          <table:table-cell office:value-type="float" office:value="0.3610109" calcext:value-type="float">
            <text:p>0.3610109</text:p>
          </table:table-cell>
          <table:table-cell office:value-type="float" office:value="0.357116" calcext:value-type="float">
            <text:p>0.357116</text:p>
          </table:table-cell>
          <table:table-cell office:value-type="float" office:value="0.3713218" calcext:value-type="float">
            <text:p>0.3713218</text:p>
          </table:table-cell>
          <table:table-cell office:value-type="float" office:value="0.389384" calcext:value-type="float">
            <text:p>0.389384</text:p>
          </table:table-cell>
          <table:table-cell office:value-type="float" office:value="0.4012439" calcext:value-type="float">
            <text:p>0.4012439</text:p>
          </table:table-cell>
          <table:table-cell office:value-type="float" office:value="0.4623702" calcext:value-type="float">
            <text:p>0.4623702</text:p>
          </table:table-cell>
          <table:table-cell office:value-type="float" office:value="0" calcext:value-type="float">
            <text:p>0</text:p>
          </table:table-cell>
          <table:table-cell office:value-type="float" office:value="0.00001173749" calcext:value-type="float">
            <text:p>1.173749E-05</text:p>
          </table:table-cell>
          <table:table-cell office:value-type="float" office:value="0.06568807" calcext:value-type="float">
            <text:p>0.06568807</text:p>
          </table:table-cell>
          <table:table-cell office:value-type="float" office:value="0.2111995" calcext:value-type="float">
            <text:p>0.2111995</text:p>
          </table:table-cell>
          <table:table-cell office:value-type="float" office:value="0.1970339" calcext:value-type="float">
            <text:p>0.1970339</text:p>
          </table:table-cell>
          <table:table-cell office:value-type="float" office:value="0.1606995" calcext:value-type="float">
            <text:p>0.1606995</text:p>
          </table:table-cell>
          <table:table-cell office:value-type="float" office:value="0.07717968" calcext:value-type="float">
            <text:p>0.07717968</text:p>
          </table:table-cell>
          <table:table-cell office:value-type="float" office:value="1.941508E-015" calcext:value-type="float">
            <text:p>1.941508E-1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43033" calcext:value-type="float">
            <text:p>-6.243033</text:p>
          </table:table-cell>
          <table:table-cell office:value-type="float" office:value="-3.18765" calcext:value-type="float">
            <text:p>-3.18765</text:p>
          </table:table-cell>
          <table:table-cell office:value-type="float" office:value="-2.271655" calcext:value-type="float">
            <text:p>-2.271655</text:p>
          </table:table-cell>
          <table:table-cell office:value-type="float" office:value="-1.685479" calcext:value-type="float">
            <text:p>-1.685479</text:p>
          </table:table-cell>
          <table:table-cell office:value-type="float" office:value="-1.208832" calcext:value-type="float">
            <text:p>-1.208832</text:p>
          </table:table-cell>
          <table:table-cell office:value-type="float" office:value="-0.5016417" calcext:value-type="float">
            <text:p>-0.5016417</text:p>
          </table:table-cell>
          <table:table-cell office:value-type="float" office:value="-0.02952913" calcext:value-type="float">
            <text:p>-0.02952913</text:p>
          </table:table-cell>
          <table:table-cell office:value-type="float" office:value="-0.02592306" calcext:value-type="float">
            <text:p>-0.02592306</text:p>
          </table:table-cell>
          <table:table-cell office:value-type="float" office:value="-0.01950407" calcext:value-type="float">
            <text:p>-0.01950407</text:p>
          </table:table-cell>
          <table:table-cell office:value-type="float" office:value="-0.01322497" calcext:value-type="float">
            <text:p>-0.01322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74241" calcext:value-type="float">
            <text:p>-14.74241</text:p>
          </table:table-cell>
          <table:table-cell office:value-type="float" office:value="0.04240559" calcext:value-type="float">
            <text:p>0.04240559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253599" calcext:value-type="float">
            <text:p>-2.2535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4" calcext:value-type="float">
            <text:p>7022004</text:p>
          </table:table-cell>
          <table:table-cell office:value-type="float" office:value="3.5" calcext:value-type="float">
            <text:p>3.5</text:p>
          </table:table-cell>
          <table:table-cell office:value-type="float" office:value="11.40029" calcext:value-type="float">
            <text:p>11.40029</text:p>
          </table:table-cell>
          <table:table-cell office:value-type="float" office:value="0" calcext:value-type="float">
            <text:p>0</text:p>
          </table:table-cell>
          <table:table-cell office:value-type="float" office:value="1086.753" calcext:value-type="float">
            <text:p>1086.753</text:p>
          </table:table-cell>
          <table:table-cell office:value-type="float" office:value="1.208996" calcext:value-type="float">
            <text:p>1.208996</text:p>
          </table:table-cell>
          <table:table-cell office:value-type="float" office:value="17.33575" calcext:value-type="float">
            <text:p>17.33575</text:p>
          </table:table-cell>
          <table:table-cell office:value-type="float" office:value="0.1462907" calcext:value-type="float">
            <text:p>0.1462907</text:p>
          </table:table-cell>
          <table:table-cell office:value-type="float" office:value="0.1621525" calcext:value-type="float">
            <text:p>0.1621525</text:p>
          </table:table-cell>
          <table:table-cell office:value-type="float" office:value="0.1710966" calcext:value-type="float">
            <text:p>0.1710966</text:p>
          </table:table-cell>
          <table:table-cell office:value-type="float" office:value="0.1791215" calcext:value-type="float">
            <text:p>0.1791215</text:p>
          </table:table-cell>
          <table:table-cell office:value-type="float" office:value="0.1872622" calcext:value-type="float">
            <text:p>0.1872622</text:p>
          </table:table-cell>
          <table:table-cell office:value-type="float" office:value="0.1839146" calcext:value-type="float">
            <text:p>0.1839146</text:p>
          </table:table-cell>
          <table:table-cell office:value-type="float" office:value="0.270946" calcext:value-type="float">
            <text:p>0.270946</text:p>
          </table:table-cell>
          <table:table-cell office:value-type="float" office:value="0.3611258" calcext:value-type="float">
            <text:p>0.3611258</text:p>
          </table:table-cell>
          <table:table-cell office:value-type="float" office:value="0.3570141" calcext:value-type="float">
            <text:p>0.3570141</text:p>
          </table:table-cell>
          <table:table-cell office:value-type="float" office:value="0.3711815" calcext:value-type="float">
            <text:p>0.3711815</text:p>
          </table:table-cell>
          <table:table-cell office:value-type="float" office:value="0.3892844" calcext:value-type="float">
            <text:p>0.3892844</text:p>
          </table:table-cell>
          <table:table-cell office:value-type="float" office:value="0.4011973" calcext:value-type="float">
            <text:p>0.4011973</text:p>
          </table:table-cell>
          <table:table-cell office:value-type="float" office:value="0.4623674" calcext:value-type="float">
            <text:p>0.4623674</text:p>
          </table:table-cell>
          <table:table-cell office:value-type="float" office:value="0" calcext:value-type="float">
            <text:p>0</text:p>
          </table:table-cell>
          <table:table-cell office:value-type="float" office:value="0.0000000122122" calcext:value-type="float">
            <text:p>1.22122E-08</text:p>
          </table:table-cell>
          <table:table-cell office:value-type="float" office:value="0.06897121" calcext:value-type="float">
            <text:p>0.06897121</text:p>
          </table:table-cell>
          <table:table-cell office:value-type="float" office:value="0.2153402" calcext:value-type="float">
            <text:p>0.2153402</text:p>
          </table:table-cell>
          <table:table-cell office:value-type="float" office:value="0.2001773" calcext:value-type="float">
            <text:p>0.2001773</text:p>
          </table:table-cell>
          <table:table-cell office:value-type="float" office:value="0.1645038" calcext:value-type="float">
            <text:p>0.1645038</text:p>
          </table:table-cell>
          <table:table-cell office:value-type="float" office:value="0.08195503" calcext:value-type="float">
            <text:p>0.08195503</text:p>
          </table:table-cell>
          <table:table-cell office:value-type="float" office:value="0.0005100463" calcext:value-type="float">
            <text:p>0.0005100463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858098" calcext:value-type="float">
            <text:p>-8.858098</text:p>
          </table:table-cell>
          <table:table-cell office:value-type="float" office:value="-4.028824" calcext:value-type="float">
            <text:p>-4.028824</text:p>
          </table:table-cell>
          <table:table-cell office:value-type="float" office:value="-2.679093" calcext:value-type="float">
            <text:p>-2.679093</text:p>
          </table:table-cell>
          <table:table-cell office:value-type="float" office:value="-1.893227" calcext:value-type="float">
            <text:p>-1.893227</text:p>
          </table:table-cell>
          <table:table-cell office:value-type="float" office:value="-1.346445" calcext:value-type="float">
            <text:p>-1.346445</text:p>
          </table:table-cell>
          <table:table-cell office:value-type="float" office:value="-0.5988289" calcext:value-type="float">
            <text:p>-0.5988289</text:p>
          </table:table-cell>
          <table:table-cell office:value-type="float" office:value="-0.02945284" calcext:value-type="float">
            <text:p>-0.02945284</text:p>
          </table:table-cell>
          <table:table-cell office:value-type="float" office:value="-0.02574456" calcext:value-type="float">
            <text:p>-0.02574456</text:p>
          </table:table-cell>
          <table:table-cell office:value-type="float" office:value="-0.01959708" calcext:value-type="float">
            <text:p>-0.01959708</text:p>
          </table:table-cell>
          <table:table-cell office:value-type="float" office:value="-0.0133109" calcext:value-type="float">
            <text:p>-0.0133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12076" calcext:value-type="float">
            <text:p>-22.12076</text:p>
          </table:table-cell>
          <table:table-cell office:value-type="float" office:value="0.04249358" calcext:value-type="float">
            <text:p>0.04249358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254158" calcext:value-type="float">
            <text:p>-2.2541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4" calcext:value-type="float">
            <text:p>8022004</text:p>
          </table:table-cell>
          <table:table-cell office:value-type="float" office:value="3.5" calcext:value-type="float">
            <text:p>3.5</text:p>
          </table:table-cell>
          <table:table-cell office:value-type="float" office:value="11.60476" calcext:value-type="float">
            <text:p>11.60476</text:p>
          </table:table-cell>
          <table:table-cell office:value-type="float" office:value="0" calcext:value-type="float">
            <text:p>0</text:p>
          </table:table-cell>
          <table:table-cell office:value-type="float" office:value="1086.549" calcext:value-type="float">
            <text:p>1086.549</text:p>
          </table:table-cell>
          <table:table-cell office:value-type="float" office:value="1.209012" calcext:value-type="float">
            <text:p>1.209012</text:p>
          </table:table-cell>
          <table:table-cell office:value-type="float" office:value="14.58889" calcext:value-type="float">
            <text:p>14.58889</text:p>
          </table:table-cell>
          <table:table-cell office:value-type="float" office:value="0.155365" calcext:value-type="float">
            <text:p>0.155365</text:p>
          </table:table-cell>
          <table:table-cell office:value-type="float" office:value="0.1676222" calcext:value-type="float">
            <text:p>0.1676222</text:p>
          </table:table-cell>
          <table:table-cell office:value-type="float" office:value="0.1716202" calcext:value-type="float">
            <text:p>0.1716202</text:p>
          </table:table-cell>
          <table:table-cell office:value-type="float" office:value="0.1767216" calcext:value-type="float">
            <text:p>0.1767216</text:p>
          </table:table-cell>
          <table:table-cell office:value-type="float" office:value="0.1835678" calcext:value-type="float">
            <text:p>0.1835678</text:p>
          </table:table-cell>
          <table:table-cell office:value-type="float" office:value="0.1790809" calcext:value-type="float">
            <text:p>0.1790809</text:p>
          </table:table-cell>
          <table:table-cell office:value-type="float" office:value="0.2693542" calcext:value-type="float">
            <text:p>0.2693542</text:p>
          </table:table-cell>
          <table:table-cell office:value-type="float" office:value="0.361066" calcext:value-type="float">
            <text:p>0.361066</text:p>
          </table:table-cell>
          <table:table-cell office:value-type="float" office:value="0.356929" calcext:value-type="float">
            <text:p>0.356929</text:p>
          </table:table-cell>
          <table:table-cell office:value-type="float" office:value="0.371048" calcext:value-type="float">
            <text:p>0.371048</text:p>
          </table:table-cell>
          <table:table-cell office:value-type="float" office:value="0.3891847" calcext:value-type="float">
            <text:p>0.3891847</text:p>
          </table:table-cell>
          <table:table-cell office:value-type="float" office:value="0.401148" calcext:value-type="float">
            <text:p>0.401148</text:p>
          </table:table-cell>
          <table:table-cell office:value-type="float" office:value="0.4623735" calcext:value-type="float">
            <text:p>0.46237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8684212" calcext:value-type="float">
            <text:p>8.684212E-09</text:p>
          </table:table-cell>
          <table:table-cell office:value-type="float" office:value="0.06073872" calcext:value-type="float">
            <text:p>0.06073872</text:p>
          </table:table-cell>
          <table:table-cell office:value-type="float" office:value="0.214878" calcext:value-type="float">
            <text:p>0.214878</text:p>
          </table:table-cell>
          <table:table-cell office:value-type="float" office:value="0.2029477" calcext:value-type="float">
            <text:p>0.2029477</text:p>
          </table:table-cell>
          <table:table-cell office:value-type="float" office:value="0.1691978" calcext:value-type="float">
            <text:p>0.1691978</text:p>
          </table:table-cell>
          <table:table-cell office:value-type="float" office:value="0.08731741" calcext:value-type="float">
            <text:p>0.08731741</text:p>
          </table:table-cell>
          <table:table-cell office:value-type="float" office:value="0.003454218" calcext:value-type="float">
            <text:p>0.003454218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6302" calcext:value-type="float">
            <text:p>-5.66302</text:p>
          </table:table-cell>
          <table:table-cell office:value-type="float" office:value="-3.154933" calcext:value-type="float">
            <text:p>-3.154933</text:p>
          </table:table-cell>
          <table:table-cell office:value-type="float" office:value="-2.638354" calcext:value-type="float">
            <text:p>-2.638354</text:p>
          </table:table-cell>
          <table:table-cell office:value-type="float" office:value="-2.108711" calcext:value-type="float">
            <text:p>-2.108711</text:p>
          </table:table-cell>
          <table:table-cell office:value-type="float" office:value="-1.573001" calcext:value-type="float">
            <text:p>-1.573001</text:p>
          </table:table-cell>
          <table:table-cell office:value-type="float" office:value="-0.7344194" calcext:value-type="float">
            <text:p>-0.7344194</text:p>
          </table:table-cell>
          <table:table-cell office:value-type="float" office:value="-0.03092822" calcext:value-type="float">
            <text:p>-0.03092822</text:p>
          </table:table-cell>
          <table:table-cell office:value-type="float" office:value="-0.02583247" calcext:value-type="float">
            <text:p>-0.02583247</text:p>
          </table:table-cell>
          <table:table-cell office:value-type="float" office:value="-0.01967493" calcext:value-type="float">
            <text:p>-0.01967493</text:p>
          </table:table-cell>
          <table:table-cell office:value-type="float" office:value="-0.01339302" calcext:value-type="float">
            <text:p>-0.01339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242667" calcext:value-type="float">
            <text:p>-7.242667</text:p>
          </table:table-cell>
          <table:table-cell office:value-type="float" office:value="0.04254408" calcext:value-type="float">
            <text:p>0.04254408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25451" calcext:value-type="float">
            <text:p>-2.254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4" calcext:value-type="float">
            <text:p>9022004</text:p>
          </table:table-cell>
          <table:table-cell office:value-type="float" office:value="3.5" calcext:value-type="float">
            <text:p>3.5</text:p>
          </table:table-cell>
          <table:table-cell office:value-type="float" office:value="12.09872" calcext:value-type="float">
            <text:p>12.09872</text:p>
          </table:table-cell>
          <table:table-cell office:value-type="float" office:value="0" calcext:value-type="float">
            <text:p>0</text:p>
          </table:table-cell>
          <table:table-cell office:value-type="float" office:value="1086.055" calcext:value-type="float">
            <text:p>1086.055</text:p>
          </table:table-cell>
          <table:table-cell office:value-type="float" office:value="1.209263" calcext:value-type="float">
            <text:p>1.209263</text:p>
          </table:table-cell>
          <table:table-cell office:value-type="float" office:value="3.14768" calcext:value-type="float">
            <text:p>3.14768</text:p>
          </table:table-cell>
          <table:table-cell office:value-type="float" office:value="0.1626816" calcext:value-type="float">
            <text:p>0.1626816</text:p>
          </table:table-cell>
          <table:table-cell office:value-type="float" office:value="0.1740488" calcext:value-type="float">
            <text:p>0.1740488</text:p>
          </table:table-cell>
          <table:table-cell office:value-type="float" office:value="0.177283" calcext:value-type="float">
            <text:p>0.177283</text:p>
          </table:table-cell>
          <table:table-cell office:value-type="float" office:value="0.1806984" calcext:value-type="float">
            <text:p>0.1806984</text:p>
          </table:table-cell>
          <table:table-cell office:value-type="float" office:value="0.1859772" calcext:value-type="float">
            <text:p>0.1859772</text:p>
          </table:table-cell>
          <table:table-cell office:value-type="float" office:value="0.1771434" calcext:value-type="float">
            <text:p>0.1771434</text:p>
          </table:table-cell>
          <table:table-cell office:value-type="float" office:value="0.2668658" calcext:value-type="float">
            <text:p>0.2668658</text:p>
          </table:table-cell>
          <table:table-cell office:value-type="float" office:value="0.3607793" calcext:value-type="float">
            <text:p>0.3607793</text:p>
          </table:table-cell>
          <table:table-cell office:value-type="float" office:value="0.3568233" calcext:value-type="float">
            <text:p>0.3568233</text:p>
          </table:table-cell>
          <table:table-cell office:value-type="float" office:value="0.370921" calcext:value-type="float">
            <text:p>0.370921</text:p>
          </table:table-cell>
          <table:table-cell office:value-type="float" office:value="0.3890862" calcext:value-type="float">
            <text:p>0.3890862</text:p>
          </table:table-cell>
          <table:table-cell office:value-type="float" office:value="0.4011019" calcext:value-type="float">
            <text:p>0.4011019</text:p>
          </table:table-cell>
          <table:table-cell office:value-type="float" office:value="0.462371" calcext:value-type="float">
            <text:p>0.462371</text:p>
          </table:table-cell>
          <table:table-cell office:value-type="float" office:value="0" calcext:value-type="float">
            <text:p>0</text:p>
          </table:table-cell>
          <table:table-cell office:value-type="float" office:value="0.006161767" calcext:value-type="float">
            <text:p>0.006161767</text:p>
          </table:table-cell>
          <table:table-cell office:value-type="float" office:value="0.05180326" calcext:value-type="float">
            <text:p>0.05180326</text:p>
          </table:table-cell>
          <table:table-cell office:value-type="float" office:value="0.2088565" calcext:value-type="float">
            <text:p>0.2088565</text:p>
          </table:table-cell>
          <table:table-cell office:value-type="float" office:value="0.1987918" calcext:value-type="float">
            <text:p>0.1987918</text:p>
          </table:table-cell>
          <table:table-cell office:value-type="float" office:value="0.1670842" calcext:value-type="float">
            <text:p>0.1670842</text:p>
          </table:table-cell>
          <table:table-cell office:value-type="float" office:value="0.08960778" calcext:value-type="float">
            <text:p>0.08960778</text:p>
          </table:table-cell>
          <table:table-cell office:value-type="float" office:value="0.008402148" calcext:value-type="float">
            <text:p>0.008402148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53917" calcext:value-type="float">
            <text:p>-3.853917</text:p>
          </table:table-cell>
          <table:table-cell office:value-type="float" office:value="-2.341668" calcext:value-type="float">
            <text:p>-2.341668</text:p>
          </table:table-cell>
          <table:table-cell office:value-type="float" office:value="-2.051696" calcext:value-type="float">
            <text:p>-2.051696</text:p>
          </table:table-cell>
          <table:table-cell office:value-type="float" office:value="-1.777315" calcext:value-type="float">
            <text:p>-1.777315</text:p>
          </table:table-cell>
          <table:table-cell office:value-type="float" office:value="-1.423978" calcext:value-type="float">
            <text:p>-1.423978</text:p>
          </table:table-cell>
          <table:table-cell office:value-type="float" office:value="-0.7995055" calcext:value-type="float">
            <text:p>-0.7995055</text:p>
          </table:table-cell>
          <table:table-cell office:value-type="float" office:value="-0.03336315" calcext:value-type="float">
            <text:p>-0.03336315</text:p>
          </table:table-cell>
          <table:table-cell office:value-type="float" office:value="-0.02627654" calcext:value-type="float">
            <text:p>-0.02627654</text:p>
          </table:table-cell>
          <table:table-cell office:value-type="float" office:value="-0.01977169" calcext:value-type="float">
            <text:p>-0.01977169</text:p>
          </table:table-cell>
          <table:table-cell office:value-type="float" office:value="-0.01347183" calcext:value-type="float">
            <text:p>-0.01347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90874" calcext:value-type="float">
            <text:p>-6.690874</text:p>
          </table:table-cell>
          <table:table-cell office:value-type="float" office:value="0.04250974" calcext:value-type="float">
            <text:p>0.04250974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25415" calcext:value-type="float">
            <text:p>-2.254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4" calcext:value-type="float">
            <text:p>10022004</text:p>
          </table:table-cell>
          <table:table-cell office:value-type="float" office:value="3.5" calcext:value-type="float">
            <text:p>3.5</text:p>
          </table:table-cell>
          <table:table-cell office:value-type="float" office:value="12.84922" calcext:value-type="float">
            <text:p>12.84922</text:p>
          </table:table-cell>
          <table:table-cell office:value-type="float" office:value="0" calcext:value-type="float">
            <text:p>0</text:p>
          </table:table-cell>
          <table:table-cell office:value-type="float" office:value="1085.304" calcext:value-type="float">
            <text:p>1085.304</text:p>
          </table:table-cell>
          <table:table-cell office:value-type="float" office:value="1.209307" calcext:value-type="float">
            <text:p>1.209307</text:p>
          </table:table-cell>
          <table:table-cell office:value-type="float" office:value="0" calcext:value-type="float">
            <text:p>0</text:p>
          </table:table-cell>
          <table:table-cell office:value-type="float" office:value="0.1621535" calcext:value-type="float">
            <text:p>0.1621535</text:p>
          </table:table-cell>
          <table:table-cell office:value-type="float" office:value="0.1755518" calcext:value-type="float">
            <text:p>0.1755518</text:p>
          </table:table-cell>
          <table:table-cell office:value-type="float" office:value="0.1793861" calcext:value-type="float">
            <text:p>0.1793861</text:p>
          </table:table-cell>
          <table:table-cell office:value-type="float" office:value="0.1829442" calcext:value-type="float">
            <text:p>0.1829442</text:p>
          </table:table-cell>
          <table:table-cell office:value-type="float" office:value="0.1879802" calcext:value-type="float">
            <text:p>0.1879802</text:p>
          </table:table-cell>
          <table:table-cell office:value-type="float" office:value="0.177555" calcext:value-type="float">
            <text:p>0.177555</text:p>
          </table:table-cell>
          <table:table-cell office:value-type="float" office:value="0.2649184" calcext:value-type="float">
            <text:p>0.2649184</text:p>
          </table:table-cell>
          <table:table-cell office:value-type="float" office:value="0.3603228" calcext:value-type="float">
            <text:p>0.3603228</text:p>
          </table:table-cell>
          <table:table-cell office:value-type="float" office:value="0.3566692" calcext:value-type="float">
            <text:p>0.3566692</text:p>
          </table:table-cell>
          <table:table-cell office:value-type="float" office:value="0.3707957" calcext:value-type="float">
            <text:p>0.3707957</text:p>
          </table:table-cell>
          <table:table-cell office:value-type="float" office:value="0.3889896" calcext:value-type="float">
            <text:p>0.3889896</text:p>
          </table:table-cell>
          <table:table-cell office:value-type="float" office:value="0.4010591" calcext:value-type="float">
            <text:p>0.4010591</text:p>
          </table:table-cell>
          <table:table-cell office:value-type="float" office:value="0.4623729" calcext:value-type="float">
            <text:p>0.4623729</text:p>
          </table:table-cell>
          <table:table-cell office:value-type="float" office:value="0" calcext:value-type="float">
            <text:p>0</text:p>
          </table:table-cell>
          <table:table-cell office:value-type="float" office:value="0.0000036009" calcext:value-type="float">
            <text:p>3.6009E-06</text:p>
          </table:table-cell>
          <table:table-cell office:value-type="float" office:value="0.04800259" calcext:value-type="float">
            <text:p>0.04800259</text:p>
          </table:table-cell>
          <table:table-cell office:value-type="float" office:value="0.2066637" calcext:value-type="float">
            <text:p>0.2066637</text:p>
          </table:table-cell>
          <table:table-cell office:value-type="float" office:value="0.1965059" calcext:value-type="float">
            <text:p>0.1965059</text:p>
          </table:table-cell>
          <table:table-cell office:value-type="float" office:value="0.1651797" calcext:value-type="float">
            <text:p>0.1651797</text:p>
          </table:table-cell>
          <table:table-cell office:value-type="float" office:value="0.08938528" calcext:value-type="float">
            <text:p>0.08938528</text:p>
          </table:table-cell>
          <table:table-cell office:value-type="float" office:value="0.0137172" calcext:value-type="float">
            <text:p>0.0137172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031845" calcext:value-type="float">
            <text:p>-4.031845</text:p>
          </table:table-cell>
          <table:table-cell office:value-type="float" office:value="-2.199936" calcext:value-type="float">
            <text:p>-2.199936</text:p>
          </table:table-cell>
          <table:table-cell office:value-type="float" office:value="-1.873355" calcext:value-type="float">
            <text:p>-1.873355</text:p>
          </table:table-cell>
          <table:table-cell office:value-type="float" office:value="-1.615184" calcext:value-type="float">
            <text:p>-1.615184</text:p>
          </table:table-cell>
          <table:table-cell office:value-type="float" office:value="-1.310701" calcext:value-type="float">
            <text:p>-1.310701</text:p>
          </table:table-cell>
          <table:table-cell office:value-type="float" office:value="-0.7858061" calcext:value-type="float">
            <text:p>-0.7858061</text:p>
          </table:table-cell>
          <table:table-cell office:value-type="float" office:value="-0.03515679" calcext:value-type="float">
            <text:p>-0.03515679</text:p>
          </table:table-cell>
          <table:table-cell office:value-type="float" office:value="-0.02700406" calcext:value-type="float">
            <text:p>-0.02700406</text:p>
          </table:table-cell>
          <table:table-cell office:value-type="float" office:value="-0.01991365" calcext:value-type="float">
            <text:p>-0.01991365</text:p>
          </table:table-cell>
          <table:table-cell office:value-type="float" office:value="-0.01354986" calcext:value-type="float">
            <text:p>-0.01354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708019" calcext:value-type="float">
            <text:p>-6.708019</text:p>
          </table:table-cell>
          <table:table-cell office:value-type="float" office:value="0.0424872" calcext:value-type="float">
            <text:p>0.0424872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254022" calcext:value-type="float">
            <text:p>-2.2540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4" calcext:value-type="float">
            <text:p>11022004</text:p>
          </table:table-cell>
          <table:table-cell office:value-type="float" office:value="3.5" calcext:value-type="float">
            <text:p>3.5</text:p>
          </table:table-cell>
          <table:table-cell office:value-type="float" office:value="13.54452" calcext:value-type="float">
            <text:p>13.54452</text:p>
          </table:table-cell>
          <table:table-cell office:value-type="float" office:value="0" calcext:value-type="float">
            <text:p>0</text:p>
          </table:table-cell>
          <table:table-cell office:value-type="float" office:value="1084.609" calcext:value-type="float">
            <text:p>1084.609</text:p>
          </table:table-cell>
          <table:table-cell office:value-type="float" office:value="1.209307" calcext:value-type="float">
            <text:p>1.209307</text:p>
          </table:table-cell>
          <table:table-cell office:value-type="float" office:value="0" calcext:value-type="float">
            <text:p>0</text:p>
          </table:table-cell>
          <table:table-cell office:value-type="float" office:value="0.1497215" calcext:value-type="float">
            <text:p>0.1497215</text:p>
          </table:table-cell>
          <table:table-cell office:value-type="float" office:value="0.1746979" calcext:value-type="float">
            <text:p>0.1746979</text:p>
          </table:table-cell>
          <table:table-cell office:value-type="float" office:value="0.1822669" calcext:value-type="float">
            <text:p>0.1822669</text:p>
          </table:table-cell>
          <table:table-cell office:value-type="float" office:value="0.1864077" calcext:value-type="float">
            <text:p>0.1864077</text:p>
          </table:table-cell>
          <table:table-cell office:value-type="float" office:value="0.1911188" calcext:value-type="float">
            <text:p>0.1911188</text:p>
          </table:table-cell>
          <table:table-cell office:value-type="float" office:value="0.1791731" calcext:value-type="float">
            <text:p>0.1791731</text:p>
          </table:table-cell>
          <table:table-cell office:value-type="float" office:value="0.2633839" calcext:value-type="float">
            <text:p>0.2633839</text:p>
          </table:table-cell>
          <table:table-cell office:value-type="float" office:value="0.3599306" calcext:value-type="float">
            <text:p>0.3599306</text:p>
          </table:table-cell>
          <table:table-cell office:value-type="float" office:value="0.3564644" calcext:value-type="float">
            <text:p>0.3564644</text:p>
          </table:table-cell>
          <table:table-cell office:value-type="float" office:value="0.3706701" calcext:value-type="float">
            <text:p>0.3706701</text:p>
          </table:table-cell>
          <table:table-cell office:value-type="float" office:value="0.3888951" calcext:value-type="float">
            <text:p>0.3888951</text:p>
          </table:table-cell>
          <table:table-cell office:value-type="float" office:value="0.4010195" calcext:value-type="float">
            <text:p>0.4010195</text:p>
          </table:table-cell>
          <table:table-cell office:value-type="float" office:value="0.4623688" calcext:value-type="float">
            <text:p>0.4623688</text:p>
          </table:table-cell>
          <table:table-cell office:value-type="float" office:value="0" calcext:value-type="float">
            <text:p>0</text:p>
          </table:table-cell>
          <table:table-cell office:value-type="float" office:value="0.000000006545308" calcext:value-type="float">
            <text:p>6.545308E-09</text:p>
          </table:table-cell>
          <table:table-cell office:value-type="float" office:value="0.04537696" calcext:value-type="float">
            <text:p>0.04537696</text:p>
          </table:table-cell>
          <table:table-cell office:value-type="float" office:value="0.2036223" calcext:value-type="float">
            <text:p>0.2036223</text:p>
          </table:table-cell>
          <table:table-cell office:value-type="float" office:value="0.1928911" calcext:value-type="float">
            <text:p>0.1928911</text:p>
          </table:table-cell>
          <table:table-cell office:value-type="float" office:value="0.1620817" calcext:value-type="float">
            <text:p>0.1620817</text:p>
          </table:table-cell>
          <table:table-cell office:value-type="float" office:value="0.08793381" calcext:value-type="float">
            <text:p>0.08793381</text:p>
          </table:table-cell>
          <table:table-cell office:value-type="float" office:value="0.0185664" calcext:value-type="float">
            <text:p>0.0185664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49233" calcext:value-type="float">
            <text:p>-7.49233</text:p>
          </table:table-cell>
          <table:table-cell office:value-type="float" office:value="-2.257308" calcext:value-type="float">
            <text:p>-2.257308</text:p>
          </table:table-cell>
          <table:table-cell office:value-type="float" office:value="-1.649087" calcext:value-type="float">
            <text:p>-1.649087</text:p>
          </table:table-cell>
          <table:table-cell office:value-type="float" office:value="-1.396055" calcext:value-type="float">
            <text:p>-1.396055</text:p>
          </table:table-cell>
          <table:table-cell office:value-type="float" office:value="-1.153326" calcext:value-type="float">
            <text:p>-1.153326</text:p>
          </table:table-cell>
          <table:table-cell office:value-type="float" office:value="-0.733357" calcext:value-type="float">
            <text:p>-0.733357</text:p>
          </table:table-cell>
          <table:table-cell office:value-type="float" office:value="-0.03664624" calcext:value-type="float">
            <text:p>-0.03664624</text:p>
          </table:table-cell>
          <table:table-cell office:value-type="float" office:value="-0.02764912" calcext:value-type="float">
            <text:p>-0.02764912</text:p>
          </table:table-cell>
          <table:table-cell office:value-type="float" office:value="-0.02010443" calcext:value-type="float">
            <text:p>-0.02010443</text:p>
          </table:table-cell>
          <table:table-cell office:value-type="float" office:value="-0.01362866" calcext:value-type="float">
            <text:p>-0.01362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97023" calcext:value-type="float">
            <text:p>-14.97023</text:p>
          </table:table-cell>
          <table:table-cell office:value-type="float" office:value="0.04245308" calcext:value-type="float">
            <text:p>0.04245308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253792" calcext:value-type="float">
            <text:p>-2.2537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4" calcext:value-type="float">
            <text:p>12022004</text:p>
          </table:table-cell>
          <table:table-cell office:value-type="float" office:value="3.5" calcext:value-type="float">
            <text:p>3.5</text:p>
          </table:table-cell>
          <table:table-cell office:value-type="float" office:value="14.11513" calcext:value-type="float">
            <text:p>14.11513</text:p>
          </table:table-cell>
          <table:table-cell office:value-type="float" office:value="0" calcext:value-type="float">
            <text:p>0</text:p>
          </table:table-cell>
          <table:table-cell office:value-type="float" office:value="1084.038" calcext:value-type="float">
            <text:p>1084.038</text:p>
          </table:table-cell>
          <table:table-cell office:value-type="float" office:value="1.209307" calcext:value-type="float">
            <text:p>1.209307</text:p>
          </table:table-cell>
          <table:table-cell office:value-type="float" office:value="0" calcext:value-type="float">
            <text:p>0</text:p>
          </table:table-cell>
          <table:table-cell office:value-type="float" office:value="0.1363821" calcext:value-type="float">
            <text:p>0.1363821</text:p>
          </table:table-cell>
          <table:table-cell office:value-type="float" office:value="0.1655953" calcext:value-type="float">
            <text:p>0.1655953</text:p>
          </table:table-cell>
          <table:table-cell office:value-type="float" office:value="0.1762396" calcext:value-type="float">
            <text:p>0.1762396</text:p>
          </table:table-cell>
          <table:table-cell office:value-type="float" office:value="0.183791" calcext:value-type="float">
            <text:p>0.183791</text:p>
          </table:table-cell>
          <table:table-cell office:value-type="float" office:value="0.1902456" calcext:value-type="float">
            <text:p>0.1902456</text:p>
          </table:table-cell>
          <table:table-cell office:value-type="float" office:value="0.1802523" calcext:value-type="float">
            <text:p>0.1802523</text:p>
          </table:table-cell>
          <table:table-cell office:value-type="float" office:value="0.2623886" calcext:value-type="float">
            <text:p>0.2623886</text:p>
          </table:table-cell>
          <table:table-cell office:value-type="float" office:value="0.3595769" calcext:value-type="float">
            <text:p>0.3595769</text:p>
          </table:table-cell>
          <table:table-cell office:value-type="float" office:value="0.3562497" calcext:value-type="float">
            <text:p>0.3562497</text:p>
          </table:table-cell>
          <table:table-cell office:value-type="float" office:value="0.3705405" calcext:value-type="float">
            <text:p>0.3705405</text:p>
          </table:table-cell>
          <table:table-cell office:value-type="float" office:value="0.3888023" calcext:value-type="float">
            <text:p>0.3888023</text:p>
          </table:table-cell>
          <table:table-cell office:value-type="float" office:value="0.4009776" calcext:value-type="float">
            <text:p>0.4009776</text:p>
          </table:table-cell>
          <table:table-cell office:value-type="float" office:value="0.462366" calcext:value-type="float">
            <text:p>0.462366</text:p>
          </table:table-cell>
          <table:table-cell office:value-type="float" office:value="0" calcext:value-type="float">
            <text:p>0</text:p>
          </table:table-cell>
          <table:table-cell office:value-type="float" office:value="0.00000000684068" calcext:value-type="float">
            <text:p>6.84068E-09</text:p>
          </table:table-cell>
          <table:table-cell office:value-type="float" office:value="0.05163596" calcext:value-type="float">
            <text:p>0.05163596</text:p>
          </table:table-cell>
          <table:table-cell office:value-type="float" office:value="0.2101302" calcext:value-type="float">
            <text:p>0.2101302</text:p>
          </table:table-cell>
          <table:table-cell office:value-type="float" office:value="0.1957744" calcext:value-type="float">
            <text:p>0.1957744</text:p>
          </table:table-cell>
          <table:table-cell office:value-type="float" office:value="0.1632981" calcext:value-type="float">
            <text:p>0.1632981</text:p>
          </table:table-cell>
          <table:table-cell office:value-type="float" office:value="0.08707724" calcext:value-type="float">
            <text:p>0.08707724</text:p>
          </table:table-cell>
          <table:table-cell office:value-type="float" office:value="0.022769" calcext:value-type="float">
            <text:p>0.022769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46414" calcext:value-type="float">
            <text:p>-15.46414</text:p>
          </table:table-cell>
          <table:table-cell office:value-type="float" office:value="-3.41791" calcext:value-type="float">
            <text:p>-3.41791</text:p>
          </table:table-cell>
          <table:table-cell office:value-type="float" office:value="-2.128721" calcext:value-type="float">
            <text:p>-2.128721</text:p>
          </table:table-cell>
          <table:table-cell office:value-type="float" office:value="-1.552383" calcext:value-type="float">
            <text:p>-1.552383</text:p>
          </table:table-cell>
          <table:table-cell office:value-type="float" office:value="-1.192464" calcext:value-type="float">
            <text:p>-1.192464</text:p>
          </table:table-cell>
          <table:table-cell office:value-type="float" office:value="-0.6998877" calcext:value-type="float">
            <text:p>-0.6998877</text:p>
          </table:table-cell>
          <table:table-cell office:value-type="float" office:value="-0.0376491" calcext:value-type="float">
            <text:p>-0.0376491</text:p>
          </table:table-cell>
          <table:table-cell office:value-type="float" office:value="-0.02824358" calcext:value-type="float">
            <text:p>-0.02824358</text:p>
          </table:table-cell>
          <table:table-cell office:value-type="float" office:value="-0.02030718" calcext:value-type="float">
            <text:p>-0.02030718</text:p>
          </table:table-cell>
          <table:table-cell office:value-type="float" office:value="-0.01371039" calcext:value-type="float">
            <text:p>-0.01371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51822" calcext:value-type="float">
            <text:p>-27.51822</text:p>
          </table:table-cell>
          <table:table-cell office:value-type="float" office:value="0.04252863" calcext:value-type="float">
            <text:p>0.04252863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254556" calcext:value-type="float">
            <text:p>-2.2545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4" calcext:value-type="float">
            <text:p>13022004</text:p>
          </table:table-cell>
          <table:table-cell office:value-type="float" office:value="3.5" calcext:value-type="float">
            <text:p>3.5</text:p>
          </table:table-cell>
          <table:table-cell office:value-type="float" office:value="14.29752" calcext:value-type="float">
            <text:p>14.29752</text:p>
          </table:table-cell>
          <table:table-cell office:value-type="float" office:value="0" calcext:value-type="float">
            <text:p>0</text:p>
          </table:table-cell>
          <table:table-cell office:value-type="float" office:value="1083.856" calcext:value-type="float">
            <text:p>1083.856</text:p>
          </table:table-cell>
          <table:table-cell office:value-type="float" office:value="1.209307" calcext:value-type="float">
            <text:p>1.209307</text:p>
          </table:table-cell>
          <table:table-cell office:value-type="float" office:value="0" calcext:value-type="float">
            <text:p>0</text:p>
          </table:table-cell>
          <table:table-cell office:value-type="float" office:value="0.1338063" calcext:value-type="float">
            <text:p>0.1338063</text:p>
          </table:table-cell>
          <table:table-cell office:value-type="float" office:value="0.1722621" calcext:value-type="float">
            <text:p>0.1722621</text:p>
          </table:table-cell>
          <table:table-cell office:value-type="float" office:value="0.1780992" calcext:value-type="float">
            <text:p>0.1780992</text:p>
          </table:table-cell>
          <table:table-cell office:value-type="float" office:value="0.1824076" calcext:value-type="float">
            <text:p>0.1824076</text:p>
          </table:table-cell>
          <table:table-cell office:value-type="float" office:value="0.1881557" calcext:value-type="float">
            <text:p>0.1881557</text:p>
          </table:table-cell>
          <table:table-cell office:value-type="float" office:value="0.1794771" calcext:value-type="float">
            <text:p>0.1794771</text:p>
          </table:table-cell>
          <table:table-cell office:value-type="float" office:value="0.261133" calcext:value-type="float">
            <text:p>0.261133</text:p>
          </table:table-cell>
          <table:table-cell office:value-type="float" office:value="0.3591886" calcext:value-type="float">
            <text:p>0.3591886</text:p>
          </table:table-cell>
          <table:table-cell office:value-type="float" office:value="0.3560527" calcext:value-type="float">
            <text:p>0.3560527</text:p>
          </table:table-cell>
          <table:table-cell office:value-type="float" office:value="0.3704231" calcext:value-type="float">
            <text:p>0.3704231</text:p>
          </table:table-cell>
          <table:table-cell office:value-type="float" office:value="0.3887097" calcext:value-type="float">
            <text:p>0.3887097</text:p>
          </table:table-cell>
          <table:table-cell office:value-type="float" office:value="0.4009318" calcext:value-type="float">
            <text:p>0.4009318</text:p>
          </table:table-cell>
          <table:table-cell office:value-type="float" office:value="0.4623701" calcext:value-type="float">
            <text:p>0.46237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6341039" calcext:value-type="float">
            <text:p>6.341039E-09</text:p>
          </table:table-cell>
          <table:table-cell office:value-type="float" office:value="0.04044904" calcext:value-type="float">
            <text:p>0.04044904</text:p>
          </table:table-cell>
          <table:table-cell office:value-type="float" office:value="0.2082554" calcext:value-type="float">
            <text:p>0.2082554</text:p>
          </table:table-cell>
          <table:table-cell office:value-type="float" office:value="0.1973968" calcext:value-type="float">
            <text:p>0.1973968</text:p>
          </table:table-cell>
          <table:table-cell office:value-type="float" office:value="0.1659367" calcext:value-type="float">
            <text:p>0.1659367</text:p>
          </table:table-cell>
          <table:table-cell office:value-type="float" office:value="0.08815707" calcext:value-type="float">
            <text:p>0.08815707</text:p>
          </table:table-cell>
          <table:table-cell office:value-type="float" office:value="0.02725918" calcext:value-type="float">
            <text:p>0.02725918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9917" calcext:value-type="float">
            <text:p>-17.9917</text:p>
          </table:table-cell>
          <table:table-cell office:value-type="float" office:value="-2.522921" calcext:value-type="float">
            <text:p>-2.522921</text:p>
          </table:table-cell>
          <table:table-cell office:value-type="float" office:value="-1.974734" calcext:value-type="float">
            <text:p>-1.974734</text:p>
          </table:table-cell>
          <table:table-cell office:value-type="float" office:value="-1.651337" calcext:value-type="float">
            <text:p>-1.651337</text:p>
          </table:table-cell>
          <table:table-cell office:value-type="float" office:value="-1.300936" calcext:value-type="float">
            <text:p>-1.300936</text:p>
          </table:table-cell>
          <table:table-cell office:value-type="float" office:value="-0.7231899" calcext:value-type="float">
            <text:p>-0.7231899</text:p>
          </table:table-cell>
          <table:table-cell office:value-type="float" office:value="-0.03895425" calcext:value-type="float">
            <text:p>-0.03895425</text:p>
          </table:table-cell>
          <table:table-cell office:value-type="float" office:value="-0.02890802" calcext:value-type="float">
            <text:p>-0.02890802</text:p>
          </table:table-cell>
          <table:table-cell office:value-type="float" office:value="-0.02049482" calcext:value-type="float">
            <text:p>-0.02049482</text:p>
          </table:table-cell>
          <table:table-cell office:value-type="float" office:value="-0.01378518" calcext:value-type="float">
            <text:p>-0.01378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94953" calcext:value-type="float">
            <text:p>-27.94953</text:p>
          </table:table-cell>
          <table:table-cell office:value-type="float" office:value="0.04252965" calcext:value-type="float">
            <text:p>0.04252965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25477" calcext:value-type="float">
            <text:p>-2.254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4" calcext:value-type="float">
            <text:p>14022004</text:p>
          </table:table-cell>
          <table:table-cell office:value-type="float" office:value="3.5" calcext:value-type="float">
            <text:p>3.5</text:p>
          </table:table-cell>
          <table:table-cell office:value-type="float" office:value="14.5149" calcext:value-type="float">
            <text:p>14.5149</text:p>
          </table:table-cell>
          <table:table-cell office:value-type="float" office:value="0" calcext:value-type="float">
            <text:p>0</text:p>
          </table:table-cell>
          <table:table-cell office:value-type="float" office:value="1083.639" calcext:value-type="float">
            <text:p>1083.639</text:p>
          </table:table-cell>
          <table:table-cell office:value-type="float" office:value="1.209307" calcext:value-type="float">
            <text:p>1.209307</text:p>
          </table:table-cell>
          <table:table-cell office:value-type="float" office:value="0" calcext:value-type="float">
            <text:p>0</text:p>
          </table:table-cell>
          <table:table-cell office:value-type="float" office:value="0.1328969" calcext:value-type="float">
            <text:p>0.1328969</text:p>
          </table:table-cell>
          <table:table-cell office:value-type="float" office:value="0.1689022" calcext:value-type="float">
            <text:p>0.1689022</text:p>
          </table:table-cell>
          <table:table-cell office:value-type="float" office:value="0.1779154" calcext:value-type="float">
            <text:p>0.1779154</text:p>
          </table:table-cell>
          <table:table-cell office:value-type="float" office:value="0.1834695" calcext:value-type="float">
            <text:p>0.1834695</text:p>
          </table:table-cell>
          <table:table-cell office:value-type="float" office:value="0.1891806" calcext:value-type="float">
            <text:p>0.1891806</text:p>
          </table:table-cell>
          <table:table-cell office:value-type="float" office:value="0.1794298" calcext:value-type="float">
            <text:p>0.1794298</text:p>
          </table:table-cell>
          <table:table-cell office:value-type="float" office:value="0.259668" calcext:value-type="float">
            <text:p>0.259668</text:p>
          </table:table-cell>
          <table:table-cell office:value-type="float" office:value="0.3587418" calcext:value-type="float">
            <text:p>0.3587418</text:p>
          </table:table-cell>
          <table:table-cell office:value-type="float" office:value="0.3558406" calcext:value-type="float">
            <text:p>0.3558406</text:p>
          </table:table-cell>
          <table:table-cell office:value-type="float" office:value="0.370332" calcext:value-type="float">
            <text:p>0.370332</text:p>
          </table:table-cell>
          <table:table-cell office:value-type="float" office:value="0.3886208" calcext:value-type="float">
            <text:p>0.3886208</text:p>
          </table:table-cell>
          <table:table-cell office:value-type="float" office:value="0.4008878" calcext:value-type="float">
            <text:p>0.4008878</text:p>
          </table:table-cell>
          <table:table-cell office:value-type="float" office:value="0.4623674" calcext:value-type="float">
            <text:p>0.4623674</text:p>
          </table:table-cell>
          <table:table-cell office:value-type="float" office:value="0" calcext:value-type="float">
            <text:p>0</text:p>
          </table:table-cell>
          <table:table-cell office:value-type="float" office:value="0.000000006148576" calcext:value-type="float">
            <text:p>6.148576E-09</text:p>
          </table:table-cell>
          <table:table-cell office:value-type="float" office:value="0.03978834" calcext:value-type="float">
            <text:p>0.03978834</text:p>
          </table:table-cell>
          <table:table-cell office:value-type="float" office:value="0.2085249" calcext:value-type="float">
            <text:p>0.2085249</text:p>
          </table:table-cell>
          <table:table-cell office:value-type="float" office:value="0.1963851" calcext:value-type="float">
            <text:p>0.1963851</text:p>
          </table:table-cell>
          <table:table-cell office:value-type="float" office:value="0.1652174" calcext:value-type="float">
            <text:p>0.1652174</text:p>
          </table:table-cell>
          <table:table-cell office:value-type="float" office:value="0.08847364" calcext:value-type="float">
            <text:p>0.08847364</text:p>
          </table:table-cell>
          <table:table-cell office:value-type="float" office:value="0.03212121" calcext:value-type="float">
            <text:p>0.03212121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7913" calcext:value-type="float">
            <text:p>-18.87913</text:p>
          </table:table-cell>
          <table:table-cell office:value-type="float" office:value="-2.921963" calcext:value-type="float">
            <text:p>-2.921963</text:p>
          </table:table-cell>
          <table:table-cell office:value-type="float" office:value="-1.982307" calcext:value-type="float">
            <text:p>-1.982307</text:p>
          </table:table-cell>
          <table:table-cell office:value-type="float" office:value="-1.576373" calcext:value-type="float">
            <text:p>-1.576373</text:p>
          </table:table-cell>
          <table:table-cell office:value-type="float" office:value="-1.246813" calcext:value-type="float">
            <text:p>-1.246813</text:p>
          </table:table-cell>
          <table:table-cell office:value-type="float" office:value="-0.7248614" calcext:value-type="float">
            <text:p>-0.7248614</text:p>
          </table:table-cell>
          <table:table-cell office:value-type="float" office:value="-0.04054195" calcext:value-type="float">
            <text:p>-0.04054195</text:p>
          </table:table-cell>
          <table:table-cell office:value-type="float" office:value="-0.02969906" calcext:value-type="float">
            <text:p>-0.02969906</text:p>
          </table:table-cell>
          <table:table-cell office:value-type="float" office:value="-0.02069848" calcext:value-type="float">
            <text:p>-0.02069848</text:p>
          </table:table-cell>
          <table:table-cell office:value-type="float" office:value="-0.01384329" calcext:value-type="float">
            <text:p>-0.01384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48137" calcext:value-type="float">
            <text:p>-35.48137</text:p>
          </table:table-cell>
          <table:table-cell office:value-type="float" office:value="0.04255089" calcext:value-type="float">
            <text:p>0.04255089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255144" calcext:value-type="float">
            <text:p>-2.2551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4" calcext:value-type="float">
            <text:p>15022004</text:p>
          </table:table-cell>
          <table:table-cell office:value-type="float" office:value="3.5" calcext:value-type="float">
            <text:p>3.5</text:p>
          </table:table-cell>
          <table:table-cell office:value-type="float" office:value="14.71474" calcext:value-type="float">
            <text:p>14.71474</text:p>
          </table:table-cell>
          <table:table-cell office:value-type="float" office:value="0" calcext:value-type="float">
            <text:p>0</text:p>
          </table:table-cell>
          <table:table-cell office:value-type="float" office:value="1083.439" calcext:value-type="float">
            <text:p>1083.439</text:p>
          </table:table-cell>
          <table:table-cell office:value-type="float" office:value="1.209307" calcext:value-type="float">
            <text:p>1.209307</text:p>
          </table:table-cell>
          <table:table-cell office:value-type="float" office:value="0" calcext:value-type="float">
            <text:p>0</text:p>
          </table:table-cell>
          <table:table-cell office:value-type="float" office:value="0.1306746" calcext:value-type="float">
            <text:p>0.1306746</text:p>
          </table:table-cell>
          <table:table-cell office:value-type="float" office:value="0.1641833" calcext:value-type="float">
            <text:p>0.1641833</text:p>
          </table:table-cell>
          <table:table-cell office:value-type="float" office:value="0.1728556" calcext:value-type="float">
            <text:p>0.1728556</text:p>
          </table:table-cell>
          <table:table-cell office:value-type="float" office:value="0.179811" calcext:value-type="float">
            <text:p>0.179811</text:p>
          </table:table-cell>
          <table:table-cell office:value-type="float" office:value="0.1865909" calcext:value-type="float">
            <text:p>0.1865909</text:p>
          </table:table-cell>
          <table:table-cell office:value-type="float" office:value="0.1786801" calcext:value-type="float">
            <text:p>0.1786801</text:p>
          </table:table-cell>
          <table:table-cell office:value-type="float" office:value="0.257863" calcext:value-type="float">
            <text:p>0.257863</text:p>
          </table:table-cell>
          <table:table-cell office:value-type="float" office:value="0.3583635" calcext:value-type="float">
            <text:p>0.3583635</text:p>
          </table:table-cell>
          <table:table-cell office:value-type="float" office:value="0.3556032" calcext:value-type="float">
            <text:p>0.3556032</text:p>
          </table:table-cell>
          <table:table-cell office:value-type="float" office:value="0.370234" calcext:value-type="float">
            <text:p>0.370234</text:p>
          </table:table-cell>
          <table:table-cell office:value-type="float" office:value="0.3885353" calcext:value-type="float">
            <text:p>0.3885353</text:p>
          </table:table-cell>
          <table:table-cell office:value-type="float" office:value="0.4008396" calcext:value-type="float">
            <text:p>0.4008396</text:p>
          </table:table-cell>
          <table:table-cell office:value-type="float" office:value="0.4623685" calcext:value-type="float">
            <text:p>0.46236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6000211" calcext:value-type="float">
            <text:p>6.000211E-09</text:p>
          </table:table-cell>
          <table:table-cell office:value-type="float" office:value="0.04113699" calcext:value-type="float">
            <text:p>0.04113699</text:p>
          </table:table-cell>
          <table:table-cell office:value-type="float" office:value="0.21404" calcext:value-type="float">
            <text:p>0.21404</text:p>
          </table:table-cell>
          <table:table-cell office:value-type="float" office:value="0.2004293" calcext:value-type="float">
            <text:p>0.2004293</text:p>
          </table:table-cell>
          <table:table-cell office:value-type="float" office:value="0.1684544" calcext:value-type="float">
            <text:p>0.1684544</text:p>
          </table:table-cell>
          <table:table-cell office:value-type="float" office:value="0.08953477" calcext:value-type="float">
            <text:p>0.08953477</text:p>
          </table:table-cell>
          <table:table-cell office:value-type="float" office:value="0.03729064" calcext:value-type="float">
            <text:p>0.03729064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0985" calcext:value-type="float">
            <text:p>-21.50985</text:p>
          </table:table-cell>
          <table:table-cell office:value-type="float" office:value="-3.662456" calcext:value-type="float">
            <text:p>-3.662456</text:p>
          </table:table-cell>
          <table:table-cell office:value-type="float" office:value="-2.477698" calcext:value-type="float">
            <text:p>-2.477698</text:p>
          </table:table-cell>
          <table:table-cell office:value-type="float" office:value="-1.839072" calcext:value-type="float">
            <text:p>-1.839072</text:p>
          </table:table-cell>
          <table:table-cell office:value-type="float" office:value="-1.384898" calcext:value-type="float">
            <text:p>-1.384898</text:p>
          </table:table-cell>
          <table:table-cell office:value-type="float" office:value="-0.7479673" calcext:value-type="float">
            <text:p>-0.7479673</text:p>
          </table:table-cell>
          <table:table-cell office:value-type="float" office:value="-0.0426059" calcext:value-type="float">
            <text:p>-0.0426059</text:p>
          </table:table-cell>
          <table:table-cell office:value-type="float" office:value="-0.0303821" calcext:value-type="float">
            <text:p>-0.0303821</text:p>
          </table:table-cell>
          <table:table-cell office:value-type="float" office:value="-0.02092924" calcext:value-type="float">
            <text:p>-0.02092924</text:p>
          </table:table-cell>
          <table:table-cell office:value-type="float" office:value="-0.01390605" calcext:value-type="float">
            <text:p>-0.01390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52958" calcext:value-type="float">
            <text:p>-40.52958</text:p>
          </table:table-cell>
          <table:table-cell office:value-type="float" office:value="0.04263776" calcext:value-type="float">
            <text:p>0.04263776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256177" calcext:value-type="float">
            <text:p>-2.2561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4" calcext:value-type="float">
            <text:p>16022004</text:p>
          </table:table-cell>
          <table:table-cell office:value-type="float" office:value="3.5" calcext:value-type="float">
            <text:p>3.5</text:p>
          </table:table-cell>
          <table:table-cell office:value-type="float" office:value="14.79585" calcext:value-type="float">
            <text:p>14.79585</text:p>
          </table:table-cell>
          <table:table-cell office:value-type="float" office:value="0" calcext:value-type="float">
            <text:p>0</text:p>
          </table:table-cell>
          <table:table-cell office:value-type="float" office:value="1083.358" calcext:value-type="float">
            <text:p>1083.358</text:p>
          </table:table-cell>
          <table:table-cell office:value-type="float" office:value="1.209307" calcext:value-type="float">
            <text:p>1.209307</text:p>
          </table:table-cell>
          <table:table-cell office:value-type="float" office:value="0" calcext:value-type="float">
            <text:p>0</text:p>
          </table:table-cell>
          <table:table-cell office:value-type="float" office:value="0.1305515" calcext:value-type="float">
            <text:p>0.1305515</text:p>
          </table:table-cell>
          <table:table-cell office:value-type="float" office:value="0.168917" calcext:value-type="float">
            <text:p>0.168917</text:p>
          </table:table-cell>
          <table:table-cell office:value-type="float" office:value="0.175281" calcext:value-type="float">
            <text:p>0.175281</text:p>
          </table:table-cell>
          <table:table-cell office:value-type="float" office:value="0.1798483" calcext:value-type="float">
            <text:p>0.1798483</text:p>
          </table:table-cell>
          <table:table-cell office:value-type="float" office:value="0.18553" calcext:value-type="float">
            <text:p>0.18553</text:p>
          </table:table-cell>
          <table:table-cell office:value-type="float" office:value="0.1771151" calcext:value-type="float">
            <text:p>0.1771151</text:p>
          </table:table-cell>
          <table:table-cell office:value-type="float" office:value="0.2557936" calcext:value-type="float">
            <text:p>0.2557936</text:p>
          </table:table-cell>
          <table:table-cell office:value-type="float" office:value="0.3578818" calcext:value-type="float">
            <text:p>0.3578818</text:p>
          </table:table-cell>
          <table:table-cell office:value-type="float" office:value="0.3553371" calcext:value-type="float">
            <text:p>0.3553371</text:p>
          </table:table-cell>
          <table:table-cell office:value-type="float" office:value="0.3701284" calcext:value-type="float">
            <text:p>0.3701284</text:p>
          </table:table-cell>
          <table:table-cell office:value-type="float" office:value="0.388451" calcext:value-type="float">
            <text:p>0.388451</text:p>
          </table:table-cell>
          <table:table-cell office:value-type="float" office:value="0.4007897" calcext:value-type="float">
            <text:p>0.4007897</text:p>
          </table:table-cell>
          <table:table-cell office:value-type="float" office:value="0.4623685" calcext:value-type="float">
            <text:p>0.46236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4723375" calcext:value-type="float">
            <text:p>4.723375E-09</text:p>
          </table:table-cell>
          <table:table-cell office:value-type="float" office:value="0.03292939" calcext:value-type="float">
            <text:p>0.03292939</text:p>
          </table:table-cell>
          <table:table-cell office:value-type="float" office:value="0.2115241" calcext:value-type="float">
            <text:p>0.2115241</text:p>
          </table:table-cell>
          <table:table-cell office:value-type="float" office:value="0.2005043" calcext:value-type="float">
            <text:p>0.2005043</text:p>
          </table:table-cell>
          <table:table-cell office:value-type="float" office:value="0.1700091" calcext:value-type="float">
            <text:p>0.1700091</text:p>
          </table:table-cell>
          <table:table-cell office:value-type="float" office:value="0.09143595" calcext:value-type="float">
            <text:p>0.09143595</text:p>
          </table:table-cell>
          <table:table-cell office:value-type="float" office:value="0.04344387" calcext:value-type="float">
            <text:p>0.04344387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7553" calcext:value-type="float">
            <text:p>-21.7553</text:p>
          </table:table-cell>
          <table:table-cell office:value-type="float" office:value="-2.925658" calcext:value-type="float">
            <text:p>-2.925658</text:p>
          </table:table-cell>
          <table:table-cell office:value-type="float" office:value="-2.229817" calcext:value-type="float">
            <text:p>-2.229817</text:p>
          </table:table-cell>
          <table:table-cell office:value-type="float" office:value="-1.840482" calcext:value-type="float">
            <text:p>-1.840482</text:p>
          </table:table-cell>
          <table:table-cell office:value-type="float" office:value="-1.449664" calcext:value-type="float">
            <text:p>-1.449664</text:p>
          </table:table-cell>
          <table:table-cell office:value-type="float" office:value="-0.8003131" calcext:value-type="float">
            <text:p>-0.8003131</text:p>
          </table:table-cell>
          <table:table-cell office:value-type="float" office:value="-0.04512017" calcext:value-type="float">
            <text:p>-0.04512017</text:p>
          </table:table-cell>
          <table:table-cell office:value-type="float" office:value="-0.03127612" calcext:value-type="float">
            <text:p>-0.03127612</text:p>
          </table:table-cell>
          <table:table-cell office:value-type="float" office:value="-0.02119103" calcext:value-type="float">
            <text:p>-0.02119103</text:p>
          </table:table-cell>
          <table:table-cell office:value-type="float" office:value="-0.01397405" calcext:value-type="float">
            <text:p>-0.01397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80612" calcext:value-type="float">
            <text:p>-30.80612</text:p>
          </table:table-cell>
          <table:table-cell office:value-type="float" office:value="0.04265369" calcext:value-type="float">
            <text:p>0.04265369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256589" calcext:value-type="float">
            <text:p>-2.2565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4" calcext:value-type="float">
            <text:p>17022004</text:p>
          </table:table-cell>
          <table:table-cell office:value-type="float" office:value="3.5" calcext:value-type="float">
            <text:p>3.5</text:p>
          </table:table-cell>
          <table:table-cell office:value-type="float" office:value="14.88637" calcext:value-type="float">
            <text:p>14.88637</text:p>
          </table:table-cell>
          <table:table-cell office:value-type="float" office:value="0" calcext:value-type="float">
            <text:p>0</text:p>
          </table:table-cell>
          <table:table-cell office:value-type="float" office:value="1083.267" calcext:value-type="float">
            <text:p>1083.267</text:p>
          </table:table-cell>
          <table:table-cell office:value-type="float" office:value="1.209307" calcext:value-type="float">
            <text:p>1.209307</text:p>
          </table:table-cell>
          <table:table-cell office:value-type="float" office:value="0" calcext:value-type="float">
            <text:p>0</text:p>
          </table:table-cell>
          <table:table-cell office:value-type="float" office:value="0.1337376" calcext:value-type="float">
            <text:p>0.1337376</text:p>
          </table:table-cell>
          <table:table-cell office:value-type="float" office:value="0.176558" calcext:value-type="float">
            <text:p>0.176558</text:p>
          </table:table-cell>
          <table:table-cell office:value-type="float" office:value="0.1789896" calcext:value-type="float">
            <text:p>0.1789896</text:p>
          </table:table-cell>
          <table:table-cell office:value-type="float" office:value="0.181717" calcext:value-type="float">
            <text:p>0.181717</text:p>
          </table:table-cell>
          <table:table-cell office:value-type="float" office:value="0.186608" calcext:value-type="float">
            <text:p>0.186608</text:p>
          </table:table-cell>
          <table:table-cell office:value-type="float" office:value="0.1767373" calcext:value-type="float">
            <text:p>0.1767373</text:p>
          </table:table-cell>
          <table:table-cell office:value-type="float" office:value="0.2531459" calcext:value-type="float">
            <text:p>0.2531459</text:p>
          </table:table-cell>
          <table:table-cell office:value-type="float" office:value="0.357474" calcext:value-type="float">
            <text:p>0.357474</text:p>
          </table:table-cell>
          <table:table-cell office:value-type="float" office:value="0.3550433" calcext:value-type="float">
            <text:p>0.3550433</text:p>
          </table:table-cell>
          <table:table-cell office:value-type="float" office:value="0.370014" calcext:value-type="float">
            <text:p>0.370014</text:p>
          </table:table-cell>
          <table:table-cell office:value-type="float" office:value="0.3883667" calcext:value-type="float">
            <text:p>0.3883667</text:p>
          </table:table-cell>
          <table:table-cell office:value-type="float" office:value="0.4007407" calcext:value-type="float">
            <text:p>0.4007407</text:p>
          </table:table-cell>
          <table:table-cell office:value-type="float" office:value="0.4623742" calcext:value-type="float">
            <text:p>0.4623742</text:p>
          </table:table-cell>
          <table:table-cell office:value-type="float" office:value="0" calcext:value-type="float">
            <text:p>0</text:p>
          </table:table-cell>
          <table:table-cell office:value-type="float" office:value="0.000000002877118" calcext:value-type="float">
            <text:p>2.877118E-09</text:p>
          </table:table-cell>
          <table:table-cell office:value-type="float" office:value="0.01996978" calcext:value-type="float">
            <text:p>0.01996978</text:p>
          </table:table-cell>
          <table:table-cell office:value-type="float" office:value="0.2076257" calcext:value-type="float">
            <text:p>0.2076257</text:p>
          </table:table-cell>
          <table:table-cell office:value-type="float" office:value="0.1985975" calcext:value-type="float">
            <text:p>0.1985975</text:p>
          </table:table-cell>
          <table:table-cell office:value-type="float" office:value="0.1691698" calcext:value-type="float">
            <text:p>0.1691698</text:p>
          </table:table-cell>
          <table:table-cell office:value-type="float" office:value="0.09206213" calcext:value-type="float">
            <text:p>0.09206213</text:p>
          </table:table-cell>
          <table:table-cell office:value-type="float" office:value="0.05022822" calcext:value-type="float">
            <text:p>0.05022822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1484" calcext:value-type="float">
            <text:p>-18.1484</text:p>
          </table:table-cell>
          <table:table-cell office:value-type="float" office:value="-2.108959" calcext:value-type="float">
            <text:p>-2.108959</text:p>
          </table:table-cell>
          <table:table-cell office:value-type="float" office:value="-1.908196" calcext:value-type="float">
            <text:p>-1.908196</text:p>
          </table:table-cell>
          <table:table-cell office:value-type="float" office:value="-1.702777" calcext:value-type="float">
            <text:p>-1.702777</text:p>
          </table:table-cell>
          <table:table-cell office:value-type="float" office:value="-1.387638" calcext:value-type="float">
            <text:p>-1.387638</text:p>
          </table:table-cell>
          <table:table-cell office:value-type="float" office:value="-0.8139828" calcext:value-type="float">
            <text:p>-0.8139828</text:p>
          </table:table-cell>
          <table:table-cell office:value-type="float" office:value="-0.04858761" calcext:value-type="float">
            <text:p>-0.04858761</text:p>
          </table:table-cell>
          <table:table-cell office:value-type="float" office:value="-0.03205754" calcext:value-type="float">
            <text:p>-0.03205754</text:p>
          </table:table-cell>
          <table:table-cell office:value-type="float" office:value="-0.02148436" calcext:value-type="float">
            <text:p>-0.02148436</text:p>
          </table:table-cell>
          <table:table-cell office:value-type="float" office:value="-0.01404807" calcext:value-type="float">
            <text:p>-0.01404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74075" calcext:value-type="float">
            <text:p>-22.74075</text:p>
          </table:table-cell>
          <table:table-cell office:value-type="float" office:value="0.0426279" calcext:value-type="float">
            <text:p>0.0426279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256733" calcext:value-type="float">
            <text:p>-2.2567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4" calcext:value-type="float">
            <text:p>18022004</text:p>
          </table:table-cell>
          <table:table-cell office:value-type="float" office:value="3.5" calcext:value-type="float">
            <text:p>3.5</text:p>
          </table:table-cell>
          <table:table-cell office:value-type="float" office:value="15.00835" calcext:value-type="float">
            <text:p>15.00835</text:p>
          </table:table-cell>
          <table:table-cell office:value-type="float" office:value="0" calcext:value-type="float">
            <text:p>0</text:p>
          </table:table-cell>
          <table:table-cell office:value-type="float" office:value="1083.145" calcext:value-type="float">
            <text:p>1083.145</text:p>
          </table:table-cell>
          <table:table-cell office:value-type="float" office:value="1.209307" calcext:value-type="float">
            <text:p>1.209307</text:p>
          </table:table-cell>
          <table:table-cell office:value-type="float" office:value="0" calcext:value-type="float">
            <text:p>0</text:p>
          </table:table-cell>
          <table:table-cell office:value-type="float" office:value="0.139614" calcext:value-type="float">
            <text:p>0.139614</text:p>
          </table:table-cell>
          <table:table-cell office:value-type="float" office:value="0.1874143" calcext:value-type="float">
            <text:p>0.1874143</text:p>
          </table:table-cell>
          <table:table-cell office:value-type="float" office:value="0.1929246" calcext:value-type="float">
            <text:p>0.1929246</text:p>
          </table:table-cell>
          <table:table-cell office:value-type="float" office:value="0.1906929" calcext:value-type="float">
            <text:p>0.1906929</text:p>
          </table:table-cell>
          <table:table-cell office:value-type="float" office:value="0.1930907" calcext:value-type="float">
            <text:p>0.1930907</text:p>
          </table:table-cell>
          <table:table-cell office:value-type="float" office:value="0.1789548" calcext:value-type="float">
            <text:p>0.1789548</text:p>
          </table:table-cell>
          <table:table-cell office:value-type="float" office:value="0.2515945" calcext:value-type="float">
            <text:p>0.2515945</text:p>
          </table:table-cell>
          <table:table-cell office:value-type="float" office:value="0.3569596" calcext:value-type="float">
            <text:p>0.3569596</text:p>
          </table:table-cell>
          <table:table-cell office:value-type="float" office:value="0.3547205" calcext:value-type="float">
            <text:p>0.3547205</text:p>
          </table:table-cell>
          <table:table-cell office:value-type="float" office:value="0.3698903" calcext:value-type="float">
            <text:p>0.3698903</text:p>
          </table:table-cell>
          <table:table-cell office:value-type="float" office:value="0.3882824" calcext:value-type="float">
            <text:p>0.3882824</text:p>
          </table:table-cell>
          <table:table-cell office:value-type="float" office:value="0.4006996" calcext:value-type="float">
            <text:p>0.4006996</text:p>
          </table:table-cell>
          <table:table-cell office:value-type="float" office:value="0.4623736" calcext:value-type="float">
            <text:p>0.462373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767696" calcext:value-type="float">
            <text:p>3.767696E-10</text:p>
          </table:table-cell>
          <table:table-cell office:value-type="float" office:value="0.002071378" calcext:value-type="float">
            <text:p>0.002071378</text:p>
          </table:table-cell>
          <table:table-cell office:value-type="float" office:value="0.1923686" calcext:value-type="float">
            <text:p>0.1923686</text:p>
          </table:table-cell>
          <table:table-cell office:value-type="float" office:value="0.1891394" calcext:value-type="float">
            <text:p>0.1891394</text:p>
          </table:table-cell>
          <table:table-cell office:value-type="float" office:value="0.1624616" calcext:value-type="float">
            <text:p>0.1624616</text:p>
          </table:table-cell>
          <table:table-cell office:value-type="float" office:value="0.0899393" calcext:value-type="float">
            <text:p>0.0899393</text:p>
          </table:table-cell>
          <table:table-cell office:value-type="float" office:value="0.05644559" calcext:value-type="float">
            <text:p>0.05644559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03798" calcext:value-type="float">
            <text:p>-13.03798</text:p>
          </table:table-cell>
          <table:table-cell office:value-type="float" office:value="-1.329629" calcext:value-type="float">
            <text:p>-1.329629</text:p>
          </table:table-cell>
          <table:table-cell office:value-type="float" office:value="-1.066963" calcext:value-type="float">
            <text:p>-1.066963</text:p>
          </table:table-cell>
          <table:table-cell office:value-type="float" office:value="-1.175043" calcext:value-type="float">
            <text:p>-1.175043</text:p>
          </table:table-cell>
          <table:table-cell office:value-type="float" office:value="-1.067819" calcext:value-type="float">
            <text:p>-1.067819</text:p>
          </table:table-cell>
          <table:table-cell office:value-type="float" office:value="-0.7407759" calcext:value-type="float">
            <text:p>-0.7407759</text:p>
          </table:table-cell>
          <table:table-cell office:value-type="float" office:value="-0.05078619" calcext:value-type="float">
            <text:p>-0.05078619</text:p>
          </table:table-cell>
          <table:table-cell office:value-type="float" office:value="-0.03302833" calcext:value-type="float">
            <text:p>-0.03302833</text:p>
          </table:table-cell>
          <table:table-cell office:value-type="float" office:value="-0.02181143" calcext:value-type="float">
            <text:p>-0.02181143</text:p>
          </table:table-cell>
          <table:table-cell office:value-type="float" office:value="-0.01412858" calcext:value-type="float">
            <text:p>-0.01412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3592" calcext:value-type="float">
            <text:p>-17.53592</text:p>
          </table:table-cell>
          <table:table-cell office:value-type="float" office:value="0.0424693" calcext:value-type="float">
            <text:p>0.0424693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255727" calcext:value-type="float">
            <text:p>-2.2557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4" calcext:value-type="float">
            <text:p>19022004</text:p>
          </table:table-cell>
          <table:table-cell office:value-type="float" office:value="3.7" calcext:value-type="float">
            <text:p>3.7</text:p>
          </table:table-cell>
          <table:table-cell office:value-type="float" office:value="15.1823" calcext:value-type="float">
            <text:p>15.1823</text:p>
          </table:table-cell>
          <table:table-cell office:value-type="float" office:value="0" calcext:value-type="float">
            <text:p>0</text:p>
          </table:table-cell>
          <table:table-cell office:value-type="float" office:value="1083.171" calcext:value-type="float">
            <text:p>1083.171</text:p>
          </table:table-cell>
          <table:table-cell office:value-type="float" office:value="1.209366" calcext:value-type="float">
            <text:p>1.209366</text:p>
          </table:table-cell>
          <table:table-cell office:value-type="float" office:value="0" calcext:value-type="float">
            <text:p>0</text:p>
          </table:table-cell>
          <table:table-cell office:value-type="float" office:value="0.1432073" calcext:value-type="float">
            <text:p>0.1432073</text:p>
          </table:table-cell>
          <table:table-cell office:value-type="float" office:value="0.1845952" calcext:value-type="float">
            <text:p>0.1845952</text:p>
          </table:table-cell>
          <table:table-cell office:value-type="float" office:value="0.2080771" calcext:value-type="float">
            <text:p>0.2080771</text:p>
          </table:table-cell>
          <table:table-cell office:value-type="float" office:value="0.1998726" calcext:value-type="float">
            <text:p>0.1998726</text:p>
          </table:table-cell>
          <table:table-cell office:value-type="float" office:value="0.2002985" calcext:value-type="float">
            <text:p>0.2002985</text:p>
          </table:table-cell>
          <table:table-cell office:value-type="float" office:value="0.1829924" calcext:value-type="float">
            <text:p>0.1829924</text:p>
          </table:table-cell>
          <table:table-cell office:value-type="float" office:value="0.2518119" calcext:value-type="float">
            <text:p>0.2518119</text:p>
          </table:table-cell>
          <table:table-cell office:value-type="float" office:value="0.3564571" calcext:value-type="float">
            <text:p>0.3564571</text:p>
          </table:table-cell>
          <table:table-cell office:value-type="float" office:value="0.3543915" calcext:value-type="float">
            <text:p>0.3543915</text:p>
          </table:table-cell>
          <table:table-cell office:value-type="float" office:value="0.3697567" calcext:value-type="float">
            <text:p>0.3697567</text:p>
          </table:table-cell>
          <table:table-cell office:value-type="float" office:value="0.3881967" calcext:value-type="float">
            <text:p>0.3881967</text:p>
          </table:table-cell>
          <table:table-cell office:value-type="float" office:value="0.4006667" calcext:value-type="float">
            <text:p>0.400666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2606E-015" calcext:value-type="float">
            <text:p>1.92606E-15</text:p>
          </table:table-cell>
          <table:table-cell office:value-type="float" office:value="1.004322E-015" calcext:value-type="float">
            <text:p>1.004322E-15</text:p>
          </table:table-cell>
          <table:table-cell office:value-type="float" office:value="0.1747596" calcext:value-type="float">
            <text:p>0.1747596</text:p>
          </table:table-cell>
          <table:table-cell office:value-type="float" office:value="0.1795895" calcext:value-type="float">
            <text:p>0.1795895</text:p>
          </table:table-cell>
          <table:table-cell office:value-type="float" office:value="0.154985" calcext:value-type="float">
            <text:p>0.154985</text:p>
          </table:table-cell>
          <table:table-cell office:value-type="float" office:value="0.08593959" calcext:value-type="float">
            <text:p>0.08593959</text:p>
          </table:table-cell>
          <table:table-cell office:value-type="float" office:value="0.0607893" calcext:value-type="float">
            <text:p>0.0607893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89196" calcext:value-type="float">
            <text:p>-10.89196</text:p>
          </table:table-cell>
          <table:table-cell office:value-type="float" office:value="-1.503288" calcext:value-type="float">
            <text:p>-1.503288</text:p>
          </table:table-cell>
          <table:table-cell office:value-type="float" office:value="-0.594611" calcext:value-type="float">
            <text:p>-0.594611</text:p>
          </table:table-cell>
          <table:table-cell office:value-type="float" office:value="-0.8179125" calcext:value-type="float">
            <text:p>-0.8179125</text:p>
          </table:table-cell>
          <table:table-cell office:value-type="float" office:value="-0.8051553" calcext:value-type="float">
            <text:p>-0.8051553</text:p>
          </table:table-cell>
          <table:table-cell office:value-type="float" office:value="-0.6246547" calcext:value-type="float">
            <text:p>-0.6246547</text:p>
          </table:table-cell>
          <table:table-cell office:value-type="float" office:value="-0.05049777" calcext:value-type="float">
            <text:p>-0.05049777</text:p>
          </table:table-cell>
          <table:table-cell office:value-type="float" office:value="-0.03343935" calcext:value-type="float">
            <text:p>-0.03343935</text:p>
          </table:table-cell>
          <table:table-cell office:value-type="float" office:value="-0.02215081" calcext:value-type="float">
            <text:p>-0.02215081</text:p>
          </table:table-cell>
          <table:table-cell office:value-type="float" office:value="-0.01421608" calcext:value-type="float">
            <text:p>-0.01421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939667" calcext:value-type="float">
            <text:p>-7.939667</text:p>
          </table:table-cell>
          <table:table-cell office:value-type="float" office:value="0.04232385" calcext:value-type="float">
            <text:p>0.04232385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254972" calcext:value-type="float">
            <text:p>-2.2549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4" calcext:value-type="float">
            <text:p>20022004</text:p>
          </table:table-cell>
          <table:table-cell office:value-type="float" office:value="3.8" calcext:value-type="float">
            <text:p>3.8</text:p>
          </table:table-cell>
          <table:table-cell office:value-type="float" office:value="15.64656" calcext:value-type="float">
            <text:p>15.64656</text:p>
          </table:table-cell>
          <table:table-cell office:value-type="float" office:value="0" calcext:value-type="float">
            <text:p>0</text:p>
          </table:table-cell>
          <table:table-cell office:value-type="float" office:value="1082.806" calcext:value-type="float">
            <text:p>1082.806</text:p>
          </table:table-cell>
          <table:table-cell office:value-type="float" office:value="1.209391" calcext:value-type="float">
            <text:p>1.209391</text:p>
          </table:table-cell>
          <table:table-cell office:value-type="float" office:value="0" calcext:value-type="float">
            <text:p>0</text:p>
          </table:table-cell>
          <table:table-cell office:value-type="float" office:value="0.1449631" calcext:value-type="float">
            <text:p>0.1449631</text:p>
          </table:table-cell>
          <table:table-cell office:value-type="float" office:value="0.1815862" calcext:value-type="float">
            <text:p>0.1815862</text:p>
          </table:table-cell>
          <table:table-cell office:value-type="float" office:value="0.2236082" calcext:value-type="float">
            <text:p>0.2236082</text:p>
          </table:table-cell>
          <table:table-cell office:value-type="float" office:value="0.2088384" calcext:value-type="float">
            <text:p>0.2088384</text:p>
          </table:table-cell>
          <table:table-cell office:value-type="float" office:value="0.2074184" calcext:value-type="float">
            <text:p>0.2074184</text:p>
          </table:table-cell>
          <table:table-cell office:value-type="float" office:value="0.1875439" calcext:value-type="float">
            <text:p>0.1875439</text:p>
          </table:table-cell>
          <table:table-cell office:value-type="float" office:value="0.2532663" calcext:value-type="float">
            <text:p>0.2532663</text:p>
          </table:table-cell>
          <table:table-cell office:value-type="float" office:value="0.3561031" calcext:value-type="float">
            <text:p>0.3561031</text:p>
          </table:table-cell>
          <table:table-cell office:value-type="float" office:value="0.3540805" calcext:value-type="float">
            <text:p>0.3540805</text:p>
          </table:table-cell>
          <table:table-cell office:value-type="float" office:value="0.3696148" calcext:value-type="float">
            <text:p>0.3696148</text:p>
          </table:table-cell>
          <table:table-cell office:value-type="float" office:value="0.3881099" calcext:value-type="float">
            <text:p>0.3881099</text:p>
          </table:table-cell>
          <table:table-cell office:value-type="float" office:value="0.4006379" calcext:value-type="float">
            <text:p>0.4006379</text:p>
          </table:table-cell>
          <table:table-cell office:value-type="float" office:value="0.4623729" calcext:value-type="float">
            <text:p>0.4623729</text:p>
          </table:table-cell>
          <table:table-cell office:value-type="float" office:value="0" calcext:value-type="float">
            <text:p>0</text:p>
          </table:table-cell>
          <table:table-cell office:value-type="float" office:value="2.403791E-015" calcext:value-type="float">
            <text:p>2.403791E-15</text:p>
          </table:table-cell>
          <table:table-cell office:value-type="float" office:value="0.000000005129415" calcext:value-type="float">
            <text:p>5.129415E-09</text:p>
          </table:table-cell>
          <table:table-cell office:value-type="float" office:value="0.1553447" calcext:value-type="float">
            <text:p>0.1553447</text:p>
          </table:table-cell>
          <table:table-cell office:value-type="float" office:value="0.1705122" calcext:value-type="float">
            <text:p>0.1705122</text:p>
          </table:table-cell>
          <table:table-cell office:value-type="float" office:value="0.1476847" calcext:value-type="float">
            <text:p>0.1476847</text:p>
          </table:table-cell>
          <table:table-cell office:value-type="float" office:value="0.08147292" calcext:value-type="float">
            <text:p>0.08147292</text:p>
          </table:table-cell>
          <table:table-cell office:value-type="float" office:value="0.06318092" calcext:value-type="float">
            <text:p>0.06318092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714074" calcext:value-type="float">
            <text:p>-9.714074</text:p>
          </table:table-cell>
          <table:table-cell office:value-type="float" office:value="-1.706082" calcext:value-type="float">
            <text:p>-1.706082</text:p>
          </table:table-cell>
          <table:table-cell office:value-type="float" office:value="-0.3401445" calcext:value-type="float">
            <text:p>-0.3401445</text:p>
          </table:table-cell>
          <table:table-cell office:value-type="float" office:value="-0.5828977" calcext:value-type="float">
            <text:p>-0.5828977</text:p>
          </table:table-cell>
          <table:table-cell office:value-type="float" office:value="-0.6150253" calcext:value-type="float">
            <text:p>-0.6150253</text:p>
          </table:table-cell>
          <table:table-cell office:value-type="float" office:value="-0.5175312" calcext:value-type="float">
            <text:p>-0.5175312</text:p>
          </table:table-cell>
          <table:table-cell office:value-type="float" office:value="-0.04847976" calcext:value-type="float">
            <text:p>-0.04847976</text:p>
          </table:table-cell>
          <table:table-cell office:value-type="float" office:value="-0.03373373" calcext:value-type="float">
            <text:p>-0.03373373</text:p>
          </table:table-cell>
          <table:table-cell office:value-type="float" office:value="-0.02247679" calcext:value-type="float">
            <text:p>-0.02247679</text:p>
          </table:table-cell>
          <table:table-cell office:value-type="float" office:value="-0.01430977" calcext:value-type="float">
            <text:p>-0.01430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2402" calcext:value-type="float">
            <text:p>-14.2402</text:p>
          </table:table-cell>
          <table:table-cell office:value-type="float" office:value="0.04216344" calcext:value-type="float">
            <text:p>0.04216344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254179" calcext:value-type="float">
            <text:p>-2.2541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4" calcext:value-type="float">
            <text:p>21022004</text:p>
          </table:table-cell>
          <table:table-cell office:value-type="float" office:value="3.899999" calcext:value-type="float">
            <text:p>3.899999</text:p>
          </table:table-cell>
          <table:table-cell office:value-type="float" office:value="15.90563" calcext:value-type="float">
            <text:p>15.90563</text:p>
          </table:table-cell>
          <table:table-cell office:value-type="float" office:value="0" calcext:value-type="float">
            <text:p>0</text:p>
          </table:table-cell>
          <table:table-cell office:value-type="float" office:value="1082.647" calcext:value-type="float">
            <text:p>1082.647</text:p>
          </table:table-cell>
          <table:table-cell office:value-type="float" office:value="1.209416" calcext:value-type="float">
            <text:p>1.209416</text:p>
          </table:table-cell>
          <table:table-cell office:value-type="float" office:value="0" calcext:value-type="float">
            <text:p>0</text:p>
          </table:table-cell>
          <table:table-cell office:value-type="float" office:value="0.1420892" calcext:value-type="float">
            <text:p>0.1420892</text:p>
          </table:table-cell>
          <table:table-cell office:value-type="float" office:value="0.1792682" calcext:value-type="float">
            <text:p>0.1792682</text:p>
          </table:table-cell>
          <table:table-cell office:value-type="float" office:value="0.2309318" calcext:value-type="float">
            <text:p>0.2309318</text:p>
          </table:table-cell>
          <table:table-cell office:value-type="float" office:value="0.2152286" calcext:value-type="float">
            <text:p>0.2152286</text:p>
          </table:table-cell>
          <table:table-cell office:value-type="float" office:value="0.2131842" calcext:value-type="float">
            <text:p>0.2131842</text:p>
          </table:table-cell>
          <table:table-cell office:value-type="float" office:value="0.1919124" calcext:value-type="float">
            <text:p>0.1919124</text:p>
          </table:table-cell>
          <table:table-cell office:value-type="float" office:value="0.2552765" calcext:value-type="float">
            <text:p>0.2552765</text:p>
          </table:table-cell>
          <table:table-cell office:value-type="float" office:value="0.3559712" calcext:value-type="float">
            <text:p>0.3559712</text:p>
          </table:table-cell>
          <table:table-cell office:value-type="float" office:value="0.3537968" calcext:value-type="float">
            <text:p>0.3537968</text:p>
          </table:table-cell>
          <table:table-cell office:value-type="float" office:value="0.3694667" calcext:value-type="float">
            <text:p>0.3694667</text:p>
          </table:table-cell>
          <table:table-cell office:value-type="float" office:value="0.3880219" calcext:value-type="float">
            <text:p>0.3880219</text:p>
          </table:table-cell>
          <table:table-cell office:value-type="float" office:value="0.4006106" calcext:value-type="float">
            <text:p>0.4006106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1.951924E-015" calcext:value-type="float">
            <text:p>1.951924E-15</text:p>
          </table:table-cell>
          <table:table-cell office:value-type="float" office:value="6.76522E-015" calcext:value-type="float">
            <text:p>6.76522E-15</text:p>
          </table:table-cell>
          <table:table-cell office:value-type="float" office:value="0.1441853" calcext:value-type="float">
            <text:p>0.1441853</text:p>
          </table:table-cell>
          <table:table-cell office:value-type="float" office:value="0.164307" calcext:value-type="float">
            <text:p>0.164307</text:p>
          </table:table-cell>
          <table:table-cell office:value-type="float" office:value="0.1419168" calcext:value-type="float">
            <text:p>0.1419168</text:p>
          </table:table-cell>
          <table:table-cell office:value-type="float" office:value="0.07729296" calcext:value-type="float">
            <text:p>0.07729296</text:p>
          </table:table-cell>
          <table:table-cell office:value-type="float" office:value="0.06400283" calcext:value-type="float">
            <text:p>0.06400283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46815" calcext:value-type="float">
            <text:p>-11.46815</text:p>
          </table:table-cell>
          <table:table-cell office:value-type="float" office:value="-1.884473" calcext:value-type="float">
            <text:p>-1.884473</text:p>
          </table:table-cell>
          <table:table-cell office:value-type="float" office:value="-0.2667961" calcext:value-type="float">
            <text:p>-0.2667961</text:p>
          </table:table-cell>
          <table:table-cell office:value-type="float" office:value="-0.4622557" calcext:value-type="float">
            <text:p>-0.4622557</text:p>
          </table:table-cell>
          <table:table-cell office:value-type="float" office:value="-0.4978082" calcext:value-type="float">
            <text:p>-0.4978082</text:p>
          </table:table-cell>
          <table:table-cell office:value-type="float" office:value="-0.4337623" calcext:value-type="float">
            <text:p>-0.4337623</text:p>
          </table:table-cell>
          <table:table-cell office:value-type="float" office:value="-0.04583249" calcext:value-type="float">
            <text:p>-0.04583249</text:p>
          </table:table-cell>
          <table:table-cell office:value-type="float" office:value="-0.03384547" calcext:value-type="float">
            <text:p>-0.03384547</text:p>
          </table:table-cell>
          <table:table-cell office:value-type="float" office:value="-0.02277867" calcext:value-type="float">
            <text:p>-0.02277867</text:p>
          </table:table-cell>
          <table:table-cell office:value-type="float" office:value="-0.01440821" calcext:value-type="float">
            <text:p>-0.01440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35786" calcext:value-type="float">
            <text:p>-11.35786</text:p>
          </table:table-cell>
          <table:table-cell office:value-type="float" office:value="0.0420475" calcext:value-type="float">
            <text:p>0.0420475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253876" calcext:value-type="float">
            <text:p>-2.2538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4" calcext:value-type="float">
            <text:p>22022004</text:p>
          </table:table-cell>
          <table:table-cell office:value-type="float" office:value="3.999999" calcext:value-type="float">
            <text:p>3.999999</text:p>
          </table:table-cell>
          <table:table-cell office:value-type="float" office:value="16.26698" calcext:value-type="float">
            <text:p>16.26698</text:p>
          </table:table-cell>
          <table:table-cell office:value-type="float" office:value="0" calcext:value-type="float">
            <text:p>0</text:p>
          </table:table-cell>
          <table:table-cell office:value-type="float" office:value="1082.386" calcext:value-type="float">
            <text:p>1082.386</text:p>
          </table:table-cell>
          <table:table-cell office:value-type="float" office:value="1.209442" calcext:value-type="float">
            <text:p>1.209442</text:p>
          </table:table-cell>
          <table:table-cell office:value-type="float" office:value="0" calcext:value-type="float">
            <text:p>0</text:p>
          </table:table-cell>
          <table:table-cell office:value-type="float" office:value="0.1428545" calcext:value-type="float">
            <text:p>0.1428545</text:p>
          </table:table-cell>
          <table:table-cell office:value-type="float" office:value="0.1779409" calcext:value-type="float">
            <text:p>0.1779409</text:p>
          </table:table-cell>
          <table:table-cell office:value-type="float" office:value="0.2466155" calcext:value-type="float">
            <text:p>0.2466155</text:p>
          </table:table-cell>
          <table:table-cell office:value-type="float" office:value="0.2229052" calcext:value-type="float">
            <text:p>0.2229052</text:p>
          </table:table-cell>
          <table:table-cell office:value-type="float" office:value="0.2190337" calcext:value-type="float">
            <text:p>0.2190337</text:p>
          </table:table-cell>
          <table:table-cell office:value-type="float" office:value="0.1960755" calcext:value-type="float">
            <text:p>0.1960755</text:p>
          </table:table-cell>
          <table:table-cell office:value-type="float" office:value="0.2578082" calcext:value-type="float">
            <text:p>0.2578082</text:p>
          </table:table-cell>
          <table:table-cell office:value-type="float" office:value="0.3559451" calcext:value-type="float">
            <text:p>0.3559451</text:p>
          </table:table-cell>
          <table:table-cell office:value-type="float" office:value="0.353547" calcext:value-type="float">
            <text:p>0.353547</text:p>
          </table:table-cell>
          <table:table-cell office:value-type="float" office:value="0.3693164" calcext:value-type="float">
            <text:p>0.3693164</text:p>
          </table:table-cell>
          <table:table-cell office:value-type="float" office:value="0.3879325" calcext:value-type="float">
            <text:p>0.3879325</text:p>
          </table:table-cell>
          <table:table-cell office:value-type="float" office:value="0.4005851" calcext:value-type="float">
            <text:p>0.4005851</text:p>
          </table:table-cell>
          <table:table-cell office:value-type="float" office:value="0.4623736" calcext:value-type="float">
            <text:p>0.4623736</text:p>
          </table:table-cell>
          <table:table-cell office:value-type="float" office:value="0" calcext:value-type="float">
            <text:p>0</text:p>
          </table:table-cell>
          <table:table-cell office:value-type="float" office:value="1.959703E-015" calcext:value-type="float">
            <text:p>1.959703E-15</text:p>
          </table:table-cell>
          <table:table-cell office:value-type="float" office:value="0.000000000008124632" calcext:value-type="float">
            <text:p>8.124632E-12</text:p>
          </table:table-cell>
          <table:table-cell office:value-type="float" office:value="0.1230703" calcext:value-type="float">
            <text:p>0.1230703</text:p>
          </table:table-cell>
          <table:table-cell office:value-type="float" office:value="0.1572229" calcext:value-type="float">
            <text:p>0.1572229</text:p>
          </table:table-cell>
          <table:table-cell office:value-type="float" office:value="0.1362577" calcext:value-type="float">
            <text:p>0.1362577</text:p>
          </table:table-cell>
          <table:table-cell office:value-type="float" office:value="0.07343603" calcext:value-type="float">
            <text:p>0.07343603</text:p>
          </table:table-cell>
          <table:table-cell office:value-type="float" office:value="0.06365161" calcext:value-type="float">
            <text:p>0.06365161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86099" calcext:value-type="float">
            <text:p>-10.86099</text:p>
          </table:table-cell>
          <table:table-cell office:value-type="float" office:value="-1.996158" calcext:value-type="float">
            <text:p>-1.996158</text:p>
          </table:table-cell>
          <table:table-cell office:value-type="float" office:value="-0.1604048" calcext:value-type="float">
            <text:p>-0.1604048</text:p>
          </table:table-cell>
          <table:table-cell office:value-type="float" office:value="-0.3528617" calcext:value-type="float">
            <text:p>-0.3528617</text:p>
          </table:table-cell>
          <table:table-cell office:value-type="float" office:value="-0.404116" calcext:value-type="float">
            <text:p>-0.404116</text:p>
          </table:table-cell>
          <table:table-cell office:value-type="float" office:value="-0.3679885" calcext:value-type="float">
            <text:p>-0.3679885</text:p>
          </table:table-cell>
          <table:table-cell office:value-type="float" office:value="-0.04272519" calcext:value-type="float">
            <text:p>-0.04272519</text:p>
          </table:table-cell>
          <table:table-cell office:value-type="float" office:value="-0.03386812" calcext:value-type="float">
            <text:p>-0.03386812</text:p>
          </table:table-cell>
          <table:table-cell office:value-type="float" office:value="-0.02304818" calcext:value-type="float">
            <text:p>-0.02304818</text:p>
          </table:table-cell>
          <table:table-cell office:value-type="float" office:value="-0.01450886" calcext:value-type="float">
            <text:p>-0.01450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32149" calcext:value-type="float">
            <text:p>-16.32149</text:p>
          </table:table-cell>
          <table:table-cell office:value-type="float" office:value="0.04188217" calcext:value-type="float">
            <text:p>0.04188217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253183" calcext:value-type="float">
            <text:p>-2.2531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4" calcext:value-type="float">
            <text:p>23022004</text:p>
          </table:table-cell>
          <table:table-cell office:value-type="float" office:value="3.999999" calcext:value-type="float">
            <text:p>3.999999</text:p>
          </table:table-cell>
          <table:table-cell office:value-type="float" office:value="16.3862" calcext:value-type="float">
            <text:p>16.3862</text:p>
          </table:table-cell>
          <table:table-cell office:value-type="float" office:value="0" calcext:value-type="float">
            <text:p>0</text:p>
          </table:table-cell>
          <table:table-cell office:value-type="float" office:value="1082.267" calcext:value-type="float">
            <text:p>1082.267</text:p>
          </table:table-cell>
          <table:table-cell office:value-type="float" office:value="1.209442" calcext:value-type="float">
            <text:p>1.209442</text:p>
          </table:table-cell>
          <table:table-cell office:value-type="float" office:value="0" calcext:value-type="float">
            <text:p>0</text:p>
          </table:table-cell>
          <table:table-cell office:value-type="float" office:value="0.1433208" calcext:value-type="float">
            <text:p>0.1433208</text:p>
          </table:table-cell>
          <table:table-cell office:value-type="float" office:value="0.1767903" calcext:value-type="float">
            <text:p>0.1767903</text:p>
          </table:table-cell>
          <table:table-cell office:value-type="float" office:value="0.2389607" calcext:value-type="float">
            <text:p>0.2389607</text:p>
          </table:table-cell>
          <table:table-cell office:value-type="float" office:value="0.2264175" calcext:value-type="float">
            <text:p>0.2264175</text:p>
          </table:table-cell>
          <table:table-cell office:value-type="float" office:value="0.2234751" calcext:value-type="float">
            <text:p>0.2234751</text:p>
          </table:table-cell>
          <table:table-cell office:value-type="float" office:value="0.1999332" calcext:value-type="float">
            <text:p>0.1999332</text:p>
          </table:table-cell>
          <table:table-cell office:value-type="float" office:value="0.2600906" calcext:value-type="float">
            <text:p>0.2600906</text:p>
          </table:table-cell>
          <table:table-cell office:value-type="float" office:value="0.3561568" calcext:value-type="float">
            <text:p>0.3561568</text:p>
          </table:table-cell>
          <table:table-cell office:value-type="float" office:value="0.3533358" calcext:value-type="float">
            <text:p>0.3533358</text:p>
          </table:table-cell>
          <table:table-cell office:value-type="float" office:value="0.3691654" calcext:value-type="float">
            <text:p>0.3691654</text:p>
          </table:table-cell>
          <table:table-cell office:value-type="float" office:value="0.3878413" calcext:value-type="float">
            <text:p>0.3878413</text:p>
          </table:table-cell>
          <table:table-cell office:value-type="float" office:value="0.4005574" calcext:value-type="float">
            <text:p>0.4005574</text:p>
          </table:table-cell>
          <table:table-cell office:value-type="float" office:value="0.4623733" calcext:value-type="float">
            <text:p>0.4623733</text:p>
          </table:table-cell>
          <table:table-cell office:value-type="float" office:value="0" calcext:value-type="float">
            <text:p>0</text:p>
          </table:table-cell>
          <table:table-cell office:value-type="float" office:value="1.960496E-015" calcext:value-type="float">
            <text:p>1.960496E-15</text:p>
          </table:table-cell>
          <table:table-cell office:value-type="float" office:value="9.896043E-016" calcext:value-type="float">
            <text:p>9.896043E-16</text:p>
          </table:table-cell>
          <table:table-cell office:value-type="float" office:value="0.1268822" calcext:value-type="float">
            <text:p>0.1268822</text:p>
          </table:table-cell>
          <table:table-cell office:value-type="float" office:value="0.1547247" calcext:value-type="float">
            <text:p>0.1547247</text:p>
          </table:table-cell>
          <table:table-cell office:value-type="float" office:value="0.1322739" calcext:value-type="float">
            <text:p>0.1322739</text:p>
          </table:table-cell>
          <table:table-cell office:value-type="float" office:value="0.07002023" calcext:value-type="float">
            <text:p>0.07002023</text:p>
          </table:table-cell>
          <table:table-cell office:value-type="float" office:value="0.06241695" calcext:value-type="float">
            <text:p>0.0624169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63325" calcext:value-type="float">
            <text:p>-10.63325</text:p>
          </table:table-cell>
          <table:table-cell office:value-type="float" office:value="-2.098553" calcext:value-type="float">
            <text:p>-2.098553</text:p>
          </table:table-cell>
          <table:table-cell office:value-type="float" office:value="-0.2045529" calcext:value-type="float">
            <text:p>-0.2045529</text:p>
          </table:table-cell>
          <table:table-cell office:value-type="float" office:value="-0.3125274" calcext:value-type="float">
            <text:p>-0.3125274</text:p>
          </table:table-cell>
          <table:table-cell office:value-type="float" office:value="-0.346047" calcext:value-type="float">
            <text:p>-0.346047</text:p>
          </table:table-cell>
          <table:table-cell office:value-type="float" office:value="-0.3169267" calcext:value-type="float">
            <text:p>-0.3169267</text:p>
          </table:table-cell>
          <table:table-cell office:value-type="float" office:value="-0.04012224" calcext:value-type="float">
            <text:p>-0.04012224</text:p>
          </table:table-cell>
          <table:table-cell office:value-type="float" office:value="-0.03369363" calcext:value-type="float">
            <text:p>-0.03369363</text:p>
          </table:table-cell>
          <table:table-cell office:value-type="float" office:value="-0.02327887" calcext:value-type="float">
            <text:p>-0.02327887</text:p>
          </table:table-cell>
          <table:table-cell office:value-type="float" office:value="-0.01461085" calcext:value-type="float">
            <text:p>-0.01461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841" calcext:value-type="float">
            <text:p>-12.5841</text:p>
          </table:table-cell>
          <table:table-cell office:value-type="float" office:value="0.04184134" calcext:value-type="float">
            <text:p>0.04184134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25367" calcext:value-type="float">
            <text:p>-2.253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4" calcext:value-type="float">
            <text:p>24022004</text:p>
          </table:table-cell>
          <table:table-cell office:value-type="float" office:value="3.999999" calcext:value-type="float">
            <text:p>3.999999</text:p>
          </table:table-cell>
          <table:table-cell office:value-type="float" office:value="16.32422" calcext:value-type="float">
            <text:p>16.32422</text:p>
          </table:table-cell>
          <table:table-cell office:value-type="float" office:value="0" calcext:value-type="float">
            <text:p>0</text:p>
          </table:table-cell>
          <table:table-cell office:value-type="float" office:value="1082.33" calcext:value-type="float">
            <text:p>1082.33</text:p>
          </table:table-cell>
          <table:table-cell office:value-type="float" office:value="1.209442" calcext:value-type="float">
            <text:p>1.209442</text:p>
          </table:table-cell>
          <table:table-cell office:value-type="float" office:value="0" calcext:value-type="float">
            <text:p>0</text:p>
          </table:table-cell>
          <table:table-cell office:value-type="float" office:value="0.1526779" calcext:value-type="float">
            <text:p>0.1526779</text:p>
          </table:table-cell>
          <table:table-cell office:value-type="float" office:value="0.1756421" calcext:value-type="float">
            <text:p>0.1756421</text:p>
          </table:table-cell>
          <table:table-cell office:value-type="float" office:value="0.225627" calcext:value-type="float">
            <text:p>0.225627</text:p>
          </table:table-cell>
          <table:table-cell office:value-type="float" office:value="0.2263214" calcext:value-type="float">
            <text:p>0.2263214</text:p>
          </table:table-cell>
          <table:table-cell office:value-type="float" office:value="0.2260627" calcext:value-type="float">
            <text:p>0.2260627</text:p>
          </table:table-cell>
          <table:table-cell office:value-type="float" office:value="0.2033108" calcext:value-type="float">
            <text:p>0.2033108</text:p>
          </table:table-cell>
          <table:table-cell office:value-type="float" office:value="0.2622523" calcext:value-type="float">
            <text:p>0.2622523</text:p>
          </table:table-cell>
          <table:table-cell office:value-type="float" office:value="0.3564896" calcext:value-type="float">
            <text:p>0.3564896</text:p>
          </table:table-cell>
          <table:table-cell office:value-type="float" office:value="0.3531682" calcext:value-type="float">
            <text:p>0.3531682</text:p>
          </table:table-cell>
          <table:table-cell office:value-type="float" office:value="0.3689996" calcext:value-type="float">
            <text:p>0.3689996</text:p>
          </table:table-cell>
          <table:table-cell office:value-type="float" office:value="0.3877415" calcext:value-type="float">
            <text:p>0.3877415</text:p>
          </table:table-cell>
          <table:table-cell office:value-type="float" office:value="0.4005428" calcext:value-type="float">
            <text:p>0.4005428</text:p>
          </table:table-cell>
          <table:table-cell office:value-type="float" office:value="0.4623727" calcext:value-type="float">
            <text:p>0.4623727</text:p>
          </table:table-cell>
          <table:table-cell office:value-type="float" office:value="0" calcext:value-type="float">
            <text:p>0</text:p>
          </table:table-cell>
          <table:table-cell office:value-type="float" office:value="1.960509E-015" calcext:value-type="float">
            <text:p>1.960509E-15</text:p>
          </table:table-cell>
          <table:table-cell office:value-type="float" office:value="9.895989E-016" calcext:value-type="float">
            <text:p>9.895989E-16</text:p>
          </table:table-cell>
          <table:table-cell office:value-type="float" office:value="0.1380923" calcext:value-type="float">
            <text:p>0.1380923</text:p>
          </table:table-cell>
          <table:table-cell office:value-type="float" office:value="0.1551382" calcext:value-type="float">
            <text:p>0.1551382</text:p>
          </table:table-cell>
          <table:table-cell office:value-type="float" office:value="0.1300727" calcext:value-type="float">
            <text:p>0.1300727</text:p>
          </table:table-cell>
          <table:table-cell office:value-type="float" office:value="0.06719553" calcext:value-type="float">
            <text:p>0.06719553</text:p>
          </table:table-cell>
          <table:table-cell office:value-type="float" office:value="0.06055046" calcext:value-type="float">
            <text:p>0.06055046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533315" calcext:value-type="float">
            <text:p>-6.533315</text:p>
          </table:table-cell>
          <table:table-cell office:value-type="float" office:value="-2.206596" calcext:value-type="float">
            <text:p>-2.206596</text:p>
          </table:table-cell>
          <table:table-cell office:value-type="float" office:value="-0.3182598" calcext:value-type="float">
            <text:p>-0.3182598</text:p>
          </table:table-cell>
          <table:table-cell office:value-type="float" office:value="-0.3132188" calcext:value-type="float">
            <text:p>-0.3132188</text:p>
          </table:table-cell>
          <table:table-cell office:value-type="float" office:value="-0.3164773" calcext:value-type="float">
            <text:p>-0.3164773</text:p>
          </table:table-cell>
          <table:table-cell office:value-type="float" office:value="-0.2787137" calcext:value-type="float">
            <text:p>-0.2787137</text:p>
          </table:table-cell>
          <table:table-cell office:value-type="float" office:value="-0.03781975" calcext:value-type="float">
            <text:p>-0.03781975</text:p>
          </table:table-cell>
          <table:table-cell office:value-type="float" office:value="-0.03342024" calcext:value-type="float">
            <text:p>-0.03342024</text:p>
          </table:table-cell>
          <table:table-cell office:value-type="float" office:value="-0.02346372" calcext:value-type="float">
            <text:p>-0.02346372</text:p>
          </table:table-cell>
          <table:table-cell office:value-type="float" office:value="-0.01472344" calcext:value-type="float">
            <text:p>-0.01472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988923" calcext:value-type="float">
            <text:p>-6.988923</text:p>
          </table:table-cell>
          <table:table-cell office:value-type="float" office:value="0.04184791" calcext:value-type="float">
            <text:p>0.04184791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254587" calcext:value-type="float">
            <text:p>-2.2545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4" calcext:value-type="float">
            <text:p>25022004</text:p>
          </table:table-cell>
          <table:table-cell office:value-type="float" office:value="3.999999" calcext:value-type="float">
            <text:p>3.999999</text:p>
          </table:table-cell>
          <table:table-cell office:value-type="float" office:value="16.62666" calcext:value-type="float">
            <text:p>16.62666</text:p>
          </table:table-cell>
          <table:table-cell office:value-type="float" office:value="0" calcext:value-type="float">
            <text:p>0</text:p>
          </table:table-cell>
          <table:table-cell office:value-type="float" office:value="1082.027" calcext:value-type="float">
            <text:p>1082.027</text:p>
          </table:table-cell>
          <table:table-cell office:value-type="float" office:value="1.209442" calcext:value-type="float">
            <text:p>1.209442</text:p>
          </table:table-cell>
          <table:table-cell office:value-type="float" office:value="0" calcext:value-type="float">
            <text:p>0</text:p>
          </table:table-cell>
          <table:table-cell office:value-type="float" office:value="0.1474147" calcext:value-type="float">
            <text:p>0.1474147</text:p>
          </table:table-cell>
          <table:table-cell office:value-type="float" office:value="0.1750763" calcext:value-type="float">
            <text:p>0.1750763</text:p>
          </table:table-cell>
          <table:table-cell office:value-type="float" office:value="0.2229641" calcext:value-type="float">
            <text:p>0.2229641</text:p>
          </table:table-cell>
          <table:table-cell office:value-type="float" office:value="0.2257673" calcext:value-type="float">
            <text:p>0.2257673</text:p>
          </table:table-cell>
          <table:table-cell office:value-type="float" office:value="0.2274277" calcext:value-type="float">
            <text:p>0.2274277</text:p>
          </table:table-cell>
          <table:table-cell office:value-type="float" office:value="0.2061125" calcext:value-type="float">
            <text:p>0.2061125</text:p>
          </table:table-cell>
          <table:table-cell office:value-type="float" office:value="0.2640547" calcext:value-type="float">
            <text:p>0.2640547</text:p>
          </table:table-cell>
          <table:table-cell office:value-type="float" office:value="0.3569786" calcext:value-type="float">
            <text:p>0.3569786</text:p>
          </table:table-cell>
          <table:table-cell office:value-type="float" office:value="0.3530452" calcext:value-type="float">
            <text:p>0.3530452</text:p>
          </table:table-cell>
          <table:table-cell office:value-type="float" office:value="0.368835" calcext:value-type="float">
            <text:p>0.368835</text:p>
          </table:table-cell>
          <table:table-cell office:value-type="float" office:value="0.3876379" calcext:value-type="float">
            <text:p>0.3876379</text:p>
          </table:table-cell>
          <table:table-cell office:value-type="float" office:value="0.4005227" calcext:value-type="float">
            <text:p>0.4005227</text:p>
          </table:table-cell>
          <table:table-cell office:value-type="float" office:value="0.4623721" calcext:value-type="float">
            <text:p>0.4623721</text:p>
          </table:table-cell>
          <table:table-cell office:value-type="float" office:value="0" calcext:value-type="float">
            <text:p>0</text:p>
          </table:table-cell>
          <table:table-cell office:value-type="float" office:value="1.949926E-015" calcext:value-type="float">
            <text:p>1.949926E-15</text:p>
          </table:table-cell>
          <table:table-cell office:value-type="float" office:value="1.00819E-015" calcext:value-type="float">
            <text:p>1.00819E-15</text:p>
          </table:table-cell>
          <table:table-cell office:value-type="float" office:value="0.1386046" calcext:value-type="float">
            <text:p>0.1386046</text:p>
          </table:table-cell>
          <table:table-cell office:value-type="float" office:value="0.1556052" calcext:value-type="float">
            <text:p>0.1556052</text:p>
          </table:table-cell>
          <table:table-cell office:value-type="float" office:value="0.1288907" calcext:value-type="float">
            <text:p>0.1288907</text:p>
          </table:table-cell>
          <table:table-cell office:value-type="float" office:value="0.06496897" calcext:value-type="float">
            <text:p>0.06496897</text:p>
          </table:table-cell>
          <table:table-cell office:value-type="float" office:value="0.05824526" calcext:value-type="float">
            <text:p>0.0582452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546021" calcext:value-type="float">
            <text:p>-8.546021</text:p>
          </table:table-cell>
          <table:table-cell office:value-type="float" office:value="-2.261667" calcext:value-type="float">
            <text:p>-2.261667</text:p>
          </table:table-cell>
          <table:table-cell office:value-type="float" office:value="-0.3482644" calcext:value-type="float">
            <text:p>-0.3482644</text:p>
          </table:table-cell>
          <table:table-cell office:value-type="float" office:value="-0.3191267" calcext:value-type="float">
            <text:p>-0.3191267</text:p>
          </table:table-cell>
          <table:table-cell office:value-type="float" office:value="-0.3020542" calcext:value-type="float">
            <text:p>-0.3020542</text:p>
          </table:table-cell>
          <table:table-cell office:value-type="float" office:value="-0.2509168" calcext:value-type="float">
            <text:p>-0.2509168</text:p>
          </table:table-cell>
          <table:table-cell office:value-type="float" office:value="-0.0360174" calcext:value-type="float">
            <text:p>-0.0360174</text:p>
          </table:table-cell>
          <table:table-cell office:value-type="float" office:value="-0.03302191" calcext:value-type="float">
            <text:p>-0.03302191</text:p>
          </table:table-cell>
          <table:table-cell office:value-type="float" office:value="-0.02360063" calcext:value-type="float">
            <text:p>-0.02360063</text:p>
          </table:table-cell>
          <table:table-cell office:value-type="float" office:value="-0.01483623" calcext:value-type="float">
            <text:p>-0.01483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60221" calcext:value-type="float">
            <text:p>-10.60221</text:p>
          </table:table-cell>
          <table:table-cell office:value-type="float" office:value="0.04181492" calcext:value-type="float">
            <text:p>0.04181492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255128" calcext:value-type="float">
            <text:p>-2.2551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4" calcext:value-type="float">
            <text:p>26022004</text:p>
          </table:table-cell>
          <table:table-cell office:value-type="float" office:value="3.999999" calcext:value-type="float">
            <text:p>3.999999</text:p>
          </table:table-cell>
          <table:table-cell office:value-type="float" office:value="16.9632" calcext:value-type="float">
            <text:p>16.9632</text:p>
          </table:table-cell>
          <table:table-cell office:value-type="float" office:value="0" calcext:value-type="float">
            <text:p>0</text:p>
          </table:table-cell>
          <table:table-cell office:value-type="float" office:value="1081.69" calcext:value-type="float">
            <text:p>1081.69</text:p>
          </table:table-cell>
          <table:table-cell office:value-type="float" office:value="1.209442" calcext:value-type="float">
            <text:p>1.209442</text:p>
          </table:table-cell>
          <table:table-cell office:value-type="float" office:value="0" calcext:value-type="float">
            <text:p>0</text:p>
          </table:table-cell>
          <table:table-cell office:value-type="float" office:value="0.1409357" calcext:value-type="float">
            <text:p>0.1409357</text:p>
          </table:table-cell>
          <table:table-cell office:value-type="float" office:value="0.1740656" calcext:value-type="float">
            <text:p>0.1740656</text:p>
          </table:table-cell>
          <table:table-cell office:value-type="float" office:value="0.2370678" calcext:value-type="float">
            <text:p>0.2370678</text:p>
          </table:table-cell>
          <table:table-cell office:value-type="float" office:value="0.2286867" calcext:value-type="float">
            <text:p>0.2286867</text:p>
          </table:table-cell>
          <table:table-cell office:value-type="float" office:value="0.2294333" calcext:value-type="float">
            <text:p>0.2294333</text:p>
          </table:table-cell>
          <table:table-cell office:value-type="float" office:value="0.2087069" calcext:value-type="float">
            <text:p>0.2087069</text:p>
          </table:table-cell>
          <table:table-cell office:value-type="float" office:value="0.2655048" calcext:value-type="float">
            <text:p>0.2655048</text:p>
          </table:table-cell>
          <table:table-cell office:value-type="float" office:value="0.3574742" calcext:value-type="float">
            <text:p>0.3574742</text:p>
          </table:table-cell>
          <table:table-cell office:value-type="float" office:value="0.352971" calcext:value-type="float">
            <text:p>0.352971</text:p>
          </table:table-cell>
          <table:table-cell office:value-type="float" office:value="0.3686799" calcext:value-type="float">
            <text:p>0.3686799</text:p>
          </table:table-cell>
          <table:table-cell office:value-type="float" office:value="0.3875502" calcext:value-type="float">
            <text:p>0.3875502</text:p>
          </table:table-cell>
          <table:table-cell office:value-type="float" office:value="0.4004973" calcext:value-type="float">
            <text:p>0.4004973</text:p>
          </table:table-cell>
          <table:table-cell office:value-type="float" office:value="0.4623742" calcext:value-type="float">
            <text:p>0.4623742</text:p>
          </table:table-cell>
          <table:table-cell office:value-type="float" office:value="0" calcext:value-type="float">
            <text:p>0</text:p>
          </table:table-cell>
          <table:table-cell office:value-type="float" office:value="1.925994E-015" calcext:value-type="float">
            <text:p>1.925994E-15</text:p>
          </table:table-cell>
          <table:table-cell office:value-type="float" office:value="9.569543E-016" calcext:value-type="float">
            <text:p>9.569543E-16</text:p>
          </table:table-cell>
          <table:table-cell office:value-type="float" office:value="0.1203652" calcext:value-type="float">
            <text:p>0.1203652</text:p>
          </table:table-cell>
          <table:table-cell office:value-type="float" office:value="0.1527518" calcext:value-type="float">
            <text:p>0.1527518</text:p>
          </table:table-cell>
          <table:table-cell office:value-type="float" office:value="0.1271455" calcext:value-type="float">
            <text:p>0.1271455</text:p>
          </table:table-cell>
          <table:table-cell office:value-type="float" office:value="0.06311917" calcext:value-type="float">
            <text:p>0.06311917</text:p>
          </table:table-cell>
          <table:table-cell office:value-type="float" office:value="0.05561682" calcext:value-type="float">
            <text:p>0.05561682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06536" calcext:value-type="float">
            <text:p>-12.06536</text:p>
          </table:table-cell>
          <table:table-cell office:value-type="float" office:value="-2.364942" calcext:value-type="float">
            <text:p>-2.364942</text:p>
          </table:table-cell>
          <table:table-cell office:value-type="float" office:value="-0.2179868" calcext:value-type="float">
            <text:p>-0.2179868</text:p>
          </table:table-cell>
          <table:table-cell office:value-type="float" office:value="-0.2895691" calcext:value-type="float">
            <text:p>-0.2895691</text:p>
          </table:table-cell>
          <table:table-cell office:value-type="float" office:value="-0.2824812" calcext:value-type="float">
            <text:p>-0.2824812</text:p>
          </table:table-cell>
          <table:table-cell office:value-type="float" office:value="-0.2279952" calcext:value-type="float">
            <text:p>-0.2279952</text:p>
          </table:table-cell>
          <table:table-cell office:value-type="float" office:value="-0.03463762" calcext:value-type="float">
            <text:p>-0.03463762</text:p>
          </table:table-cell>
          <table:table-cell office:value-type="float" office:value="-0.03207595" calcext:value-type="float">
            <text:p>-0.03207595</text:p>
          </table:table-cell>
          <table:table-cell office:value-type="float" office:value="-0.02368349" calcext:value-type="float">
            <text:p>-0.02368349</text:p>
          </table:table-cell>
          <table:table-cell office:value-type="float" office:value="-0.01494349" calcext:value-type="float">
            <text:p>-0.01494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1028" calcext:value-type="float">
            <text:p>-17.51028</text:p>
          </table:table-cell>
          <table:table-cell office:value-type="float" office:value="0.0416927" calcext:value-type="float">
            <text:p>0.0416927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254905" calcext:value-type="float">
            <text:p>-2.2549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4" calcext:value-type="float">
            <text:p>27022004</text:p>
          </table:table-cell>
          <table:table-cell office:value-type="float" office:value="3.999999" calcext:value-type="float">
            <text:p>3.999999</text:p>
          </table:table-cell>
          <table:table-cell office:value-type="float" office:value="17.15981" calcext:value-type="float">
            <text:p>17.15981</text:p>
          </table:table-cell>
          <table:table-cell office:value-type="float" office:value="0" calcext:value-type="float">
            <text:p>0</text:p>
          </table:table-cell>
          <table:table-cell office:value-type="float" office:value="1081.494" calcext:value-type="float">
            <text:p>1081.494</text:p>
          </table:table-cell>
          <table:table-cell office:value-type="float" office:value="1.209442" calcext:value-type="float">
            <text:p>1.209442</text:p>
          </table:table-cell>
          <table:table-cell office:value-type="float" office:value="0" calcext:value-type="float">
            <text:p>0</text:p>
          </table:table-cell>
          <table:table-cell office:value-type="float" office:value="0.1386796" calcext:value-type="float">
            <text:p>0.1386796</text:p>
          </table:table-cell>
          <table:table-cell office:value-type="float" office:value="0.1728961" calcext:value-type="float">
            <text:p>0.1728961</text:p>
          </table:table-cell>
          <table:table-cell office:value-type="float" office:value="0.2615551" calcext:value-type="float">
            <text:p>0.2615551</text:p>
          </table:table-cell>
          <table:table-cell office:value-type="float" office:value="0.2363369" calcext:value-type="float">
            <text:p>0.2363369</text:p>
          </table:table-cell>
          <table:table-cell office:value-type="float" office:value="0.2334569" calcext:value-type="float">
            <text:p>0.2334569</text:p>
          </table:table-cell>
          <table:table-cell office:value-type="float" office:value="0.211267" calcext:value-type="float">
            <text:p>0.211267</text:p>
          </table:table-cell>
          <table:table-cell office:value-type="float" office:value="0.2670475" calcext:value-type="float">
            <text:p>0.2670475</text:p>
          </table:table-cell>
          <table:table-cell office:value-type="float" office:value="0.3579298" calcext:value-type="float">
            <text:p>0.3579298</text:p>
          </table:table-cell>
          <table:table-cell office:value-type="float" office:value="0.3529343" calcext:value-type="float">
            <text:p>0.3529343</text:p>
          </table:table-cell>
          <table:table-cell office:value-type="float" office:value="0.3685372" calcext:value-type="float">
            <text:p>0.3685372</text:p>
          </table:table-cell>
          <table:table-cell office:value-type="float" office:value="0.387501" calcext:value-type="float">
            <text:p>0.387501</text:p>
          </table:table-cell>
          <table:table-cell office:value-type="float" office:value="0.4004765" calcext:value-type="float">
            <text:p>0.4004765</text:p>
          </table:table-cell>
          <table:table-cell office:value-type="float" office:value="0.462376" calcext:value-type="float">
            <text:p>0.462376</text:p>
          </table:table-cell>
          <table:table-cell office:value-type="float" office:value="0" calcext:value-type="float">
            <text:p>0</text:p>
          </table:table-cell>
          <table:table-cell office:value-type="float" office:value="2.50816E-015" calcext:value-type="float">
            <text:p>2.50816E-15</text:p>
          </table:table-cell>
          <table:table-cell office:value-type="float" office:value="0.000000002954163" calcext:value-type="float">
            <text:p>2.954163E-09</text:p>
          </table:table-cell>
          <table:table-cell office:value-type="float" office:value="0.08929352" calcext:value-type="float">
            <text:p>0.08929352</text:p>
          </table:table-cell>
          <table:table-cell office:value-type="float" office:value="0.1461947" calcext:value-type="float">
            <text:p>0.1461947</text:p>
          </table:table-cell>
          <table:table-cell office:value-type="float" office:value="0.1236668" calcext:value-type="float">
            <text:p>0.1236668</text:p>
          </table:table-cell>
          <table:table-cell office:value-type="float" office:value="0.06126612" calcext:value-type="float">
            <text:p>0.06126612</text:p>
          </table:table-cell>
          <table:table-cell office:value-type="float" office:value="0.05270002" calcext:value-type="float">
            <text:p>0.05270002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68947" calcext:value-type="float">
            <text:p>-13.68947</text:p>
          </table:table-cell>
          <table:table-cell office:value-type="float" office:value="-2.489961" calcext:value-type="float">
            <text:p>-2.489961</text:p>
          </table:table-cell>
          <table:table-cell office:value-type="float" office:value="-0.102701" calcext:value-type="float">
            <text:p>-0.102701</text:p>
          </table:table-cell>
          <table:table-cell office:value-type="float" office:value="-0.2250947" calcext:value-type="float">
            <text:p>-0.2250947</text:p>
          </table:table-cell>
          <table:table-cell office:value-type="float" office:value="-0.2472706" calcext:value-type="float">
            <text:p>-0.2472706</text:p>
          </table:table-cell>
          <table:table-cell office:value-type="float" office:value="-0.2077042" calcext:value-type="float">
            <text:p>-0.2077042</text:p>
          </table:table-cell>
          <table:table-cell office:value-type="float" office:value="-0.03323306" calcext:value-type="float">
            <text:p>-0.03323306</text:p>
          </table:table-cell>
          <table:table-cell office:value-type="float" office:value="-0.03120472" calcext:value-type="float">
            <text:p>-0.03120472</text:p>
          </table:table-cell>
          <table:table-cell office:value-type="float" office:value="-0.02372531" calcext:value-type="float">
            <text:p>-0.02372531</text:p>
          </table:table-cell>
          <table:table-cell office:value-type="float" office:value="-0.01504295" calcext:value-type="float">
            <text:p>-0.01504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09383" calcext:value-type="float">
            <text:p>-18.09383</text:p>
          </table:table-cell>
          <table:table-cell office:value-type="float" office:value="0.04149735" calcext:value-type="float">
            <text:p>0.04149735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254094" calcext:value-type="float">
            <text:p>-2.2540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4" calcext:value-type="float">
            <text:p>28022004</text:p>
          </table:table-cell>
          <table:table-cell office:value-type="float" office:value="3.999999" calcext:value-type="float">
            <text:p>3.999999</text:p>
          </table:table-cell>
          <table:table-cell office:value-type="float" office:value="17.31074" calcext:value-type="float">
            <text:p>17.31074</text:p>
          </table:table-cell>
          <table:table-cell office:value-type="float" office:value="0" calcext:value-type="float">
            <text:p>0</text:p>
          </table:table-cell>
          <table:table-cell office:value-type="float" office:value="1081.343" calcext:value-type="float">
            <text:p>1081.343</text:p>
          </table:table-cell>
          <table:table-cell office:value-type="float" office:value="1.209442" calcext:value-type="float">
            <text:p>1.209442</text:p>
          </table:table-cell>
          <table:table-cell office:value-type="float" office:value="0" calcext:value-type="float">
            <text:p>0</text:p>
          </table:table-cell>
          <table:table-cell office:value-type="float" office:value="0.1380654" calcext:value-type="float">
            <text:p>0.1380654</text:p>
          </table:table-cell>
          <table:table-cell office:value-type="float" office:value="0.1721664" calcext:value-type="float">
            <text:p>0.1721664</text:p>
          </table:table-cell>
          <table:table-cell office:value-type="float" office:value="0.281289" calcext:value-type="float">
            <text:p>0.281289</text:p>
          </table:table-cell>
          <table:table-cell office:value-type="float" office:value="0.2453069" calcext:value-type="float">
            <text:p>0.2453069</text:p>
          </table:table-cell>
          <table:table-cell office:value-type="float" office:value="0.2388691" calcext:value-type="float">
            <text:p>0.2388691</text:p>
          </table:table-cell>
          <table:table-cell office:value-type="float" office:value="0.2141706" calcext:value-type="float">
            <text:p>0.2141706</text:p>
          </table:table-cell>
          <table:table-cell office:value-type="float" office:value="0.2682993" calcext:value-type="float">
            <text:p>0.2682993</text:p>
          </table:table-cell>
          <table:table-cell office:value-type="float" office:value="0.3583572" calcext:value-type="float">
            <text:p>0.3583572</text:p>
          </table:table-cell>
          <table:table-cell office:value-type="float" office:value="0.3529587" calcext:value-type="float">
            <text:p>0.3529587</text:p>
          </table:table-cell>
          <table:table-cell office:value-type="float" office:value="0.3684072" calcext:value-type="float">
            <text:p>0.3684072</text:p>
          </table:table-cell>
          <table:table-cell office:value-type="float" office:value="0.3874461" calcext:value-type="float">
            <text:p>0.3874461</text:p>
          </table:table-cell>
          <table:table-cell office:value-type="float" office:value="0.4004622" calcext:value-type="float">
            <text:p>0.4004622</text:p>
          </table:table-cell>
          <table:table-cell office:value-type="float" office:value="0.4623771" calcext:value-type="float">
            <text:p>0.4623771</text:p>
          </table:table-cell>
          <table:table-cell office:value-type="float" office:value="0" calcext:value-type="float">
            <text:p>0</text:p>
          </table:table-cell>
          <table:table-cell office:value-type="float" office:value="1.933294E-015" calcext:value-type="float">
            <text:p>1.933294E-15</text:p>
          </table:table-cell>
          <table:table-cell office:value-type="float" office:value="0.0000000000001838803" calcext:value-type="float">
            <text:p>1.838803E-13</text:p>
          </table:table-cell>
          <table:table-cell office:value-type="float" office:value="0.06062752" calcext:value-type="float">
            <text:p>0.06062752</text:p>
          </table:table-cell>
          <table:table-cell office:value-type="float" office:value="0.1401083" calcext:value-type="float">
            <text:p>0.1401083</text:p>
          </table:table-cell>
          <table:table-cell office:value-type="float" office:value="0.1196821" calcext:value-type="float">
            <text:p>0.1196821</text:p>
          </table:table-cell>
          <table:table-cell office:value-type="float" office:value="0.05933152" calcext:value-type="float">
            <text:p>0.05933152</text:p>
          </table:table-cell>
          <table:table-cell office:value-type="float" office:value="0.04949423" calcext:value-type="float">
            <text:p>0.04949423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16779" calcext:value-type="float">
            <text:p>-14.16779</text:p>
          </table:table-cell>
          <table:table-cell office:value-type="float" office:value="-2.57441" calcext:value-type="float">
            <text:p>-2.57441</text:p>
          </table:table-cell>
          <table:table-cell office:value-type="float" office:value="-0.05877838" calcext:value-type="float">
            <text:p>-0.05877838</text:p>
          </table:table-cell>
          <table:table-cell office:value-type="float" office:value="-0.1690284" calcext:value-type="float">
            <text:p>-0.1690284</text:p>
          </table:table-cell>
          <table:table-cell office:value-type="float" office:value="-0.2073316" calcext:value-type="float">
            <text:p>-0.2073316</text:p>
          </table:table-cell>
          <table:table-cell office:value-type="float" office:value="-0.1870873" calcext:value-type="float">
            <text:p>-0.1870873</text:p>
          </table:table-cell>
          <table:table-cell office:value-type="float" office:value="-0.03199855" calcext:value-type="float">
            <text:p>-0.03199855</text:p>
          </table:table-cell>
          <table:table-cell office:value-type="float" office:value="-0.03041022" calcext:value-type="float">
            <text:p>-0.03041022</text:p>
          </table:table-cell>
          <table:table-cell office:value-type="float" office:value="-0.02369866" calcext:value-type="float">
            <text:p>-0.02369866</text:p>
          </table:table-cell>
          <table:table-cell office:value-type="float" office:value="-0.01513398" calcext:value-type="float">
            <text:p>-0.0151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76321" calcext:value-type="float">
            <text:p>-16.76321</text:p>
          </table:table-cell>
          <table:table-cell office:value-type="float" office:value="0.04131093" calcext:value-type="float">
            <text:p>0.04131093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253424" calcext:value-type="float">
            <text:p>-2.2534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022004" calcext:value-type="float">
            <text:p>29022004</text:p>
          </table:table-cell>
          <table:table-cell office:value-type="float" office:value="15.3" calcext:value-type="float">
            <text:p>15.3</text:p>
          </table:table-cell>
          <table:table-cell office:value-type="float" office:value="17.18422" calcext:value-type="float">
            <text:p>17.18422</text:p>
          </table:table-cell>
          <table:table-cell office:value-type="float" office:value="0" calcext:value-type="float">
            <text:p>0</text:p>
          </table:table-cell>
          <table:table-cell office:value-type="float" office:value="1092.694" calcext:value-type="float">
            <text:p>1092.694</text:p>
          </table:table-cell>
          <table:table-cell office:value-type="float" office:value="1.285266" calcext:value-type="float">
            <text:p>1.285266</text:p>
          </table:table-cell>
          <table:table-cell office:value-type="float" office:value="0" calcext:value-type="float">
            <text:p>0</text:p>
          </table:table-cell>
          <table:table-cell office:value-type="float" office:value="0.521288" calcext:value-type="float">
            <text:p>0.521288</text:p>
          </table:table-cell>
          <table:table-cell office:value-type="float" office:value="0.243094" calcext:value-type="float">
            <text:p>0.243094</text:p>
          </table:table-cell>
          <table:table-cell office:value-type="float" office:value="0.2911316" calcext:value-type="float">
            <text:p>0.2911316</text:p>
          </table:table-cell>
          <table:table-cell office:value-type="float" office:value="0.2542387" calcext:value-type="float">
            <text:p>0.2542387</text:p>
          </table:table-cell>
          <table:table-cell office:value-type="float" office:value="0.2448855" calcext:value-type="float">
            <text:p>0.2448855</text:p>
          </table:table-cell>
          <table:table-cell office:value-type="float" office:value="0.217291" calcext:value-type="float">
            <text:p>0.217291</text:p>
          </table:table-cell>
          <table:table-cell office:value-type="float" office:value="0.2709001" calcext:value-type="float">
            <text:p>0.2709001</text:p>
          </table:table-cell>
          <table:table-cell office:value-type="float" office:value="0.3588486" calcext:value-type="float">
            <text:p>0.3588486</text:p>
          </table:table-cell>
          <table:table-cell office:value-type="float" office:value="0.3530328" calcext:value-type="float">
            <text:p>0.3530328</text:p>
          </table:table-cell>
          <table:table-cell office:value-type="float" office:value="0.3682925" calcext:value-type="float">
            <text:p>0.3682925</text:p>
          </table:table-cell>
          <table:table-cell office:value-type="float" office:value="0.3873887" calcext:value-type="float">
            <text:p>0.3873887</text:p>
          </table:table-cell>
          <table:table-cell office:value-type="float" office:value="0.4004501" calcext:value-type="float">
            <text:p>0.4004501</text:p>
          </table:table-cell>
          <table:table-cell office:value-type="float" office:value="0.4623793" calcext:value-type="float">
            <text:p>0.4623793</text:p>
          </table:table-cell>
          <table:table-cell office:value-type="float" office:value="0.000003341585" calcext:value-type="float">
            <text:p>3.341585E-06</text:p>
          </table:table-cell>
          <table:table-cell office:value-type="float" office:value="1.959476E-015" calcext:value-type="float">
            <text:p>1.959476E-15</text:p>
          </table:table-cell>
          <table:table-cell office:value-type="float" office:value="0.0000000000592927" calcext:value-type="float">
            <text:p>5.92927E-11</text:p>
          </table:table-cell>
          <table:table-cell office:value-type="float" office:value="0.03877309" calcext:value-type="float">
            <text:p>0.03877309</text:p>
          </table:table-cell>
          <table:table-cell office:value-type="float" office:value="0.1358623" calcext:value-type="float">
            <text:p>0.1358623</text:p>
          </table:table-cell>
          <table:table-cell office:value-type="float" office:value="0.1162171" calcext:value-type="float">
            <text:p>0.1162171</text:p>
          </table:table-cell>
          <table:table-cell office:value-type="float" office:value="0.05737535" calcext:value-type="float">
            <text:p>0.05737535</text:p>
          </table:table-cell>
          <table:table-cell office:value-type="float" office:value="0.04603451" calcext:value-type="float">
            <text:p>0.04603451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91201" calcext:value-type="float">
            <text:p>-0.001191201</text:p>
          </table:table-cell>
          <table:table-cell office:value-type="float" office:value="-0.1888835" calcext:value-type="float">
            <text:p>-0.1888835</text:p>
          </table:table-cell>
          <table:table-cell office:value-type="float" office:value="-0.04522992" calcext:value-type="float">
            <text:p>-0.04522992</text:p>
          </table:table-cell>
          <table:table-cell office:value-type="float" office:value="-0.1285018" calcext:value-type="float">
            <text:p>-0.1285018</text:p>
          </table:table-cell>
          <table:table-cell office:value-type="float" office:value="-0.1712748" calcext:value-type="float">
            <text:p>-0.1712748</text:p>
          </table:table-cell>
          <table:table-cell office:value-type="float" office:value="-0.1674996" calcext:value-type="float">
            <text:p>-0.1674996</text:p>
          </table:table-cell>
          <table:table-cell office:value-type="float" office:value="-0.0295007" calcext:value-type="float">
            <text:p>-0.0295007</text:p>
          </table:table-cell>
          <table:table-cell office:value-type="float" office:value="-0.02952627" calcext:value-type="float">
            <text:p>-0.02952627</text:p>
          </table:table-cell>
          <table:table-cell office:value-type="float" office:value="-0.02361668" calcext:value-type="float">
            <text:p>-0.02361668</text:p>
          </table:table-cell>
          <table:table-cell office:value-type="float" office:value="-0.01521492" calcext:value-type="float">
            <text:p>-0.01521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411484" calcext:value-type="float">
            <text:p>0.0411484</text:p>
          </table:table-cell>
          <table:table-cell office:value-type="float" office:value="-9999.042" calcext:value-type="float">
            <text:p>-9999.042</text:p>
          </table:table-cell>
          <table:table-cell office:value-type="float" office:value="-2.253136" calcext:value-type="float">
            <text:p>-2.25313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2004" calcext:value-type="float">
            <text:p>1032004</text:p>
          </table:table-cell>
          <table:table-cell office:value-type="float" office:value="22.20001" calcext:value-type="float">
            <text:p>22.20001</text:p>
          </table:table-cell>
          <table:table-cell office:value-type="float" office:value="17.4471" calcext:value-type="float">
            <text:p>17.4471</text:p>
          </table:table-cell>
          <table:table-cell office:value-type="float" office:value="0" calcext:value-type="float">
            <text:p>0</text:p>
          </table:table-cell>
          <table:table-cell office:value-type="float" office:value="1099.061" calcext:value-type="float">
            <text:p>1099.061</text:p>
          </table:table-cell>
          <table:table-cell office:value-type="float" office:value="1.555236" calcext:value-type="float">
            <text:p>1.555236</text:p>
          </table:table-cell>
          <table:table-cell office:value-type="float" office:value="0" calcext:value-type="float">
            <text:p>0</text:p>
          </table:table-cell>
          <table:table-cell office:value-type="float" office:value="0.3385381" calcext:value-type="float">
            <text:p>0.3385381</text:p>
          </table:table-cell>
          <table:table-cell office:value-type="float" office:value="0.3523714" calcext:value-type="float">
            <text:p>0.3523714</text:p>
          </table:table-cell>
          <table:table-cell office:value-type="float" office:value="0.3505982" calcext:value-type="float">
            <text:p>0.3505982</text:p>
          </table:table-cell>
          <table:table-cell office:value-type="float" office:value="0.2659181" calcext:value-type="float">
            <text:p>0.2659181</text:p>
          </table:table-cell>
          <table:table-cell office:value-type="float" office:value="0.2521373" calcext:value-type="float">
            <text:p>0.2521373</text:p>
          </table:table-cell>
          <table:table-cell office:value-type="float" office:value="0.2207529" calcext:value-type="float">
            <text:p>0.2207529</text:p>
          </table:table-cell>
          <table:table-cell office:value-type="float" office:value="0.2824235" calcext:value-type="float">
            <text:p>0.2824235</text:p>
          </table:table-cell>
          <table:table-cell office:value-type="float" office:value="0.3601995" calcext:value-type="float">
            <text:p>0.3601995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3681953" calcext:value-type="float">
            <text:p>0.3681953</text:p>
          </table:table-cell>
          <table:table-cell office:value-type="float" office:value="0.3873299" calcext:value-type="float">
            <text:p>0.3873299</text:p>
          </table:table-cell>
          <table:table-cell office:value-type="float" office:value="0.4004391" calcext:value-type="float">
            <text:p>0.4004391</text:p>
          </table:table-cell>
          <table:table-cell office:value-type="float" office:value="0.4623739" calcext:value-type="float">
            <text:p>0.4623739</text:p>
          </table:table-cell>
          <table:table-cell office:value-type="float" office:value="0" calcext:value-type="float">
            <text:p>0</text:p>
          </table:table-cell>
          <table:table-cell office:value-type="float" office:value="0.009084687" calcext:value-type="float">
            <text:p>0.009084687</text:p>
          </table:table-cell>
          <table:table-cell office:value-type="float" office:value="0.001246692" calcext:value-type="float">
            <text:p>0.001246692</text:p>
          </table:table-cell>
          <table:table-cell office:value-type="float" office:value="0.02012563" calcext:value-type="float">
            <text:p>0.02012563</text:p>
          </table:table-cell>
          <table:table-cell office:value-type="float" office:value="0.1326521" calcext:value-type="float">
            <text:p>0.1326521</text:p>
          </table:table-cell>
          <table:table-cell office:value-type="float" office:value="0.113319" calcext:value-type="float">
            <text:p>0.113319</text:p>
          </table:table-cell>
          <table:table-cell office:value-type="float" office:value="0.05538867" calcext:value-type="float">
            <text:p>0.05538867</text:p>
          </table:table-cell>
          <table:table-cell office:value-type="float" office:value="0.04243846" calcext:value-type="float">
            <text:p>0.0424384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00774" calcext:value-type="float">
            <text:p>-0.01600774</text:p>
          </table:table-cell>
          <table:table-cell office:value-type="float" office:value="-0.01282452" calcext:value-type="float">
            <text:p>-0.01282452</text:p>
          </table:table-cell>
          <table:table-cell office:value-type="float" office:value="-0.0135195" calcext:value-type="float">
            <text:p>-0.0135195</text:p>
          </table:table-cell>
          <table:table-cell office:value-type="float" office:value="-0.09106829" calcext:value-type="float">
            <text:p>-0.09106829</text:p>
          </table:table-cell>
          <table:table-cell office:value-type="float" office:value="-0.136856" calcext:value-type="float">
            <text:p>-0.136856</text:p>
          </table:table-cell>
          <table:table-cell office:value-type="float" office:value="-0.1484383" calcext:value-type="float">
            <text:p>-0.1484383</text:p>
          </table:table-cell>
          <table:table-cell office:value-type="float" office:value="-0.02124898" calcext:value-type="float">
            <text:p>-0.02124898</text:p>
          </table:table-cell>
          <table:table-cell office:value-type="float" office:value="-0.02724908" calcext:value-type="float">
            <text:p>-0.02724908</text:p>
          </table:table-cell>
          <table:table-cell office:value-type="float" office:value="-0.02343309" calcext:value-type="float">
            <text:p>-0.02343309</text:p>
          </table:table-cell>
          <table:table-cell office:value-type="float" office:value="-0.01528411" calcext:value-type="float">
            <text:p>-0.01528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83605" calcext:value-type="float">
            <text:p>-0.01783605</text:p>
          </table:table-cell>
          <table:table-cell office:value-type="float" office:value="0.04107524" calcext:value-type="float">
            <text:p>0.04107524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53083" calcext:value-type="float">
            <text:p>-2.2530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32004" calcext:value-type="float">
            <text:p>2032004</text:p>
          </table:table-cell>
          <table:table-cell office:value-type="float" office:value="22.20001" calcext:value-type="float">
            <text:p>22.20001</text:p>
          </table:table-cell>
          <table:table-cell office:value-type="float" office:value="17.57523" calcext:value-type="float">
            <text:p>17.57523</text:p>
          </table:table-cell>
          <table:table-cell office:value-type="float" office:value="0" calcext:value-type="float">
            <text:p>0</text:p>
          </table:table-cell>
          <table:table-cell office:value-type="float" office:value="1098.559" calcext:value-type="float">
            <text:p>1098.559</text:p>
          </table:table-cell>
          <table:table-cell office:value-type="float" office:value="1.929097" calcext:value-type="float">
            <text:p>1.929097</text:p>
          </table:table-cell>
          <table:table-cell office:value-type="float" office:value="0" calcext:value-type="float">
            <text:p>0</text:p>
          </table:table-cell>
          <table:table-cell office:value-type="float" office:value="0.310168" calcext:value-type="float">
            <text:p>0.310168</text:p>
          </table:table-cell>
          <table:table-cell office:value-type="float" office:value="0.3214198" calcext:value-type="float">
            <text:p>0.3214198</text:p>
          </table:table-cell>
          <table:table-cell office:value-type="float" office:value="0.321401" calcext:value-type="float">
            <text:p>0.321401</text:p>
          </table:table-cell>
          <table:table-cell office:value-type="float" office:value="0.2793079" calcext:value-type="float">
            <text:p>0.2793079</text:p>
          </table:table-cell>
          <table:table-cell office:value-type="float" office:value="0.2625157" calcext:value-type="float">
            <text:p>0.2625157</text:p>
          </table:table-cell>
          <table:table-cell office:value-type="float" office:value="0.2249444" calcext:value-type="float">
            <text:p>0.2249444</text:p>
          </table:table-cell>
          <table:table-cell office:value-type="float" office:value="0.2953809" calcext:value-type="float">
            <text:p>0.2953809</text:p>
          </table:table-cell>
          <table:table-cell office:value-type="float" office:value="0.3639492" calcext:value-type="float">
            <text:p>0.3639492</text:p>
          </table:table-cell>
          <table:table-cell office:value-type="float" office:value="0.3536725" calcext:value-type="float">
            <text:p>0.3536725</text:p>
          </table:table-cell>
          <table:table-cell office:value-type="float" office:value="0.3681253" calcext:value-type="float">
            <text:p>0.3681253</text:p>
          </table:table-cell>
          <table:table-cell office:value-type="float" office:value="0.3872736" calcext:value-type="float">
            <text:p>0.3872736</text:p>
          </table:table-cell>
          <table:table-cell office:value-type="float" office:value="0.4004217" calcext:value-type="float">
            <text:p>0.4004217</text:p>
          </table:table-cell>
          <table:table-cell office:value-type="float" office:value="0.4623736" calcext:value-type="float">
            <text:p>0.4623736</text:p>
          </table:table-cell>
          <table:table-cell office:value-type="float" office:value="0" calcext:value-type="float">
            <text:p>0</text:p>
          </table:table-cell>
          <table:table-cell office:value-type="float" office:value="0.01187401" calcext:value-type="float">
            <text:p>0.01187401</text:p>
          </table:table-cell>
          <table:table-cell office:value-type="float" office:value="0.001687528" calcext:value-type="float">
            <text:p>0.001687528</text:p>
          </table:table-cell>
          <table:table-cell office:value-type="float" office:value="0.02121208" calcext:value-type="float">
            <text:p>0.02121208</text:p>
          </table:table-cell>
          <table:table-cell office:value-type="float" office:value="0.1325676" calcext:value-type="float">
            <text:p>0.1325676</text:p>
          </table:table-cell>
          <table:table-cell office:value-type="float" office:value="0.1116304" calcext:value-type="float">
            <text:p>0.1116304</text:p>
          </table:table-cell>
          <table:table-cell office:value-type="float" office:value="0.05336781" calcext:value-type="float">
            <text:p>0.05336781</text:p>
          </table:table-cell>
          <table:table-cell office:value-type="float" office:value="0.03879797" calcext:value-type="float">
            <text:p>0.03879797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26219" calcext:value-type="float">
            <text:p>-0.02826219</text:p>
          </table:table-cell>
          <table:table-cell office:value-type="float" office:value="-0.02285601" calcext:value-type="float">
            <text:p>-0.02285601</text:p>
          </table:table-cell>
          <table:table-cell office:value-type="float" office:value="-0.02298364" calcext:value-type="float">
            <text:p>-0.02298364</text:p>
          </table:table-cell>
          <table:table-cell office:value-type="float" office:value="-0.06231514" calcext:value-type="float">
            <text:p>-0.06231514</text:p>
          </table:table-cell>
          <table:table-cell office:value-type="float" office:value="-0.1004266" calcext:value-type="float">
            <text:p>-0.1004266</text:p>
          </table:table-cell>
          <table:table-cell office:value-type="float" office:value="-0.1285275" calcext:value-type="float">
            <text:p>-0.1285275</text:p>
          </table:table-cell>
          <table:table-cell office:value-type="float" office:value="-0.01425473" calcext:value-type="float">
            <text:p>-0.01425473</text:p>
          </table:table-cell>
          <table:table-cell office:value-type="float" office:value="-0.0217897" calcext:value-type="float">
            <text:p>-0.0217897</text:p>
          </table:table-cell>
          <table:table-cell office:value-type="float" office:value="-0.02292239" calcext:value-type="float">
            <text:p>-0.02292239</text:p>
          </table:table-cell>
          <table:table-cell office:value-type="float" office:value="-0.01533415" calcext:value-type="float">
            <text:p>-0.01533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063296" calcext:value-type="float">
            <text:p>-0.03063296</text:p>
          </table:table-cell>
          <table:table-cell office:value-type="float" office:value="0.04095753" calcext:value-type="float">
            <text:p>0.04095753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53869" calcext:value-type="float">
            <text:p>-2.25386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32004" calcext:value-type="float">
            <text:p>3032004</text:p>
          </table:table-cell>
          <table:table-cell office:value-type="float" office:value="23.90001" calcext:value-type="float">
            <text:p>23.90001</text:p>
          </table:table-cell>
          <table:table-cell office:value-type="float" office:value="17.57346" calcext:value-type="float">
            <text:p>17.57346</text:p>
          </table:table-cell>
          <table:table-cell office:value-type="float" office:value="0" calcext:value-type="float">
            <text:p>0</text:p>
          </table:table-cell>
          <table:table-cell office:value-type="float" office:value="1099.818" calcext:value-type="float">
            <text:p>1099.818</text:p>
          </table:table-cell>
          <table:table-cell office:value-type="float" office:value="2.371597" calcext:value-type="float">
            <text:p>2.371597</text:p>
          </table:table-cell>
          <table:table-cell office:value-type="float" office:value="0" calcext:value-type="float">
            <text:p>0</text:p>
          </table:table-cell>
          <table:table-cell office:value-type="float" office:value="0.2876043" calcext:value-type="float">
            <text:p>0.2876043</text:p>
          </table:table-cell>
          <table:table-cell office:value-type="float" office:value="0.2982838" calcext:value-type="float">
            <text:p>0.2982838</text:p>
          </table:table-cell>
          <table:table-cell office:value-type="float" office:value="0.3004686" calcext:value-type="float">
            <text:p>0.3004686</text:p>
          </table:table-cell>
          <table:table-cell office:value-type="float" office:value="0.2861508" calcext:value-type="float">
            <text:p>0.2861508</text:p>
          </table:table-cell>
          <table:table-cell office:value-type="float" office:value="0.274052" calcext:value-type="float">
            <text:p>0.274052</text:p>
          </table:table-cell>
          <table:table-cell office:value-type="float" office:value="0.2300214" calcext:value-type="float">
            <text:p>0.2300214</text:p>
          </table:table-cell>
          <table:table-cell office:value-type="float" office:value="0.3103081" calcext:value-type="float">
            <text:p>0.3103081</text:p>
          </table:table-cell>
          <table:table-cell office:value-type="float" office:value="0.3678508" calcext:value-type="float">
            <text:p>0.3678508</text:p>
          </table:table-cell>
          <table:table-cell office:value-type="float" office:value="0.3544782" calcext:value-type="float">
            <text:p>0.3544782</text:p>
          </table:table-cell>
          <table:table-cell office:value-type="float" office:value="0.3681009" calcext:value-type="float">
            <text:p>0.3681009</text:p>
          </table:table-cell>
          <table:table-cell office:value-type="float" office:value="0.3872207" calcext:value-type="float">
            <text:p>0.3872207</text:p>
          </table:table-cell>
          <table:table-cell office:value-type="float" office:value="0.4003975" calcext:value-type="float">
            <text:p>0.4003975</text:p>
          </table:table-cell>
          <table:table-cell office:value-type="float" office:value="0.4623741" calcext:value-type="float">
            <text:p>0.4623741</text:p>
          </table:table-cell>
          <table:table-cell office:value-type="float" office:value="0" calcext:value-type="float">
            <text:p>0</text:p>
          </table:table-cell>
          <table:table-cell office:value-type="float" office:value="0.0258449" calcext:value-type="float">
            <text:p>0.0258449</text:p>
          </table:table-cell>
          <table:table-cell office:value-type="float" office:value="0.004087989" calcext:value-type="float">
            <text:p>0.004087989</text:p>
          </table:table-cell>
          <table:table-cell office:value-type="float" office:value="0.02230376" calcext:value-type="float">
            <text:p>0.02230376</text:p>
          </table:table-cell>
          <table:table-cell office:value-type="float" office:value="0.132982" calcext:value-type="float">
            <text:p>0.132982</text:p>
          </table:table-cell>
          <table:table-cell office:value-type="float" office:value="0.1111247" calcext:value-type="float">
            <text:p>0.1111247</text:p>
          </table:table-cell>
          <table:table-cell office:value-type="float" office:value="0.05143037" calcext:value-type="float">
            <text:p>0.05143037</text:p>
          </table:table-cell>
          <table:table-cell office:value-type="float" office:value="0.03489941" calcext:value-type="float">
            <text:p>0.03489941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86623" calcext:value-type="float">
            <text:p>-0.0486623</text:p>
          </table:table-cell>
          <table:table-cell office:value-type="float" office:value="-0.03718958" calcext:value-type="float">
            <text:p>-0.03718958</text:p>
          </table:table-cell>
          <table:table-cell office:value-type="float" office:value="-0.03525716" calcext:value-type="float">
            <text:p>-0.03525716</text:p>
          </table:table-cell>
          <table:table-cell office:value-type="float" office:value="-0.05156679" calcext:value-type="float">
            <text:p>-0.05156679</text:p>
          </table:table-cell>
          <table:table-cell office:value-type="float" office:value="-0.07204396" calcext:value-type="float">
            <text:p>-0.07204396</text:p>
          </table:table-cell>
          <table:table-cell office:value-type="float" office:value="-0.1084081" calcext:value-type="float">
            <text:p>-0.1084081</text:p>
          </table:table-cell>
          <table:table-cell office:value-type="float" office:value="-0.009442309" calcext:value-type="float">
            <text:p>-0.009442309</text:p>
          </table:table-cell>
          <table:table-cell office:value-type="float" office:value="-0.01731461" calcext:value-type="float">
            <text:p>-0.01731461</text:p>
          </table:table-cell>
          <table:table-cell office:value-type="float" office:value="-0.02207459" calcext:value-type="float">
            <text:p>-0.02207459</text:p>
          </table:table-cell>
          <table:table-cell office:value-type="float" office:value="-0.01535186" calcext:value-type="float">
            <text:p>-0.01535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381361" calcext:value-type="float">
            <text:p>-0.05381361</text:p>
          </table:table-cell>
          <table:table-cell office:value-type="float" office:value="0.04096304" calcext:value-type="float">
            <text:p>0.04096304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54818" calcext:value-type="float">
            <text:p>-2.2548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32004" calcext:value-type="float">
            <text:p>4032004</text:p>
          </table:table-cell>
          <table:table-cell office:value-type="float" office:value="44.80002" calcext:value-type="float">
            <text:p>44.80002</text:p>
          </table:table-cell>
          <table:table-cell office:value-type="float" office:value="17.56139" calcext:value-type="float">
            <text:p>17.56139</text:p>
          </table:table-cell>
          <table:table-cell office:value-type="float" office:value="0" calcext:value-type="float">
            <text:p>0</text:p>
          </table:table-cell>
          <table:table-cell office:value-type="float" office:value="1119.708" calcext:value-type="float">
            <text:p>1119.708</text:p>
          </table:table-cell>
          <table:table-cell office:value-type="float" office:value="3.39457" calcext:value-type="float">
            <text:p>3.39457</text:p>
          </table:table-cell>
          <table:table-cell office:value-type="float" office:value="0" calcext:value-type="float">
            <text:p>0</text:p>
          </table:table-cell>
          <table:table-cell office:value-type="float" office:value="0.5345397" calcext:value-type="float">
            <text:p>0.5345397</text:p>
          </table:table-cell>
          <table:table-cell office:value-type="float" office:value="0.3163831" calcext:value-type="float">
            <text:p>0.3163831</text:p>
          </table:table-cell>
          <table:table-cell office:value-type="float" office:value="0.2926548" calcext:value-type="float">
            <text:p>0.2926548</text:p>
          </table:table-cell>
          <table:table-cell office:value-type="float" office:value="0.3180558" calcext:value-type="float">
            <text:p>0.3180558</text:p>
          </table:table-cell>
          <table:table-cell office:value-type="float" office:value="0.2867555" calcext:value-type="float">
            <text:p>0.2867555</text:p>
          </table:table-cell>
          <table:table-cell office:value-type="float" office:value="0.2562013" calcext:value-type="float">
            <text:p>0.2562013</text:p>
          </table:table-cell>
          <table:table-cell office:value-type="float" office:value="0.3942773" calcext:value-type="float">
            <text:p>0.3942773</text:p>
          </table:table-cell>
          <table:table-cell office:value-type="float" office:value="0.3826463" calcext:value-type="float">
            <text:p>0.3826463</text:p>
          </table:table-cell>
          <table:table-cell office:value-type="float" office:value="0.3556817" calcext:value-type="float">
            <text:p>0.3556817</text:p>
          </table:table-cell>
          <table:table-cell office:value-type="float" office:value="0.3681346" calcext:value-type="float">
            <text:p>0.3681346</text:p>
          </table:table-cell>
          <table:table-cell office:value-type="float" office:value="0.3871755" calcext:value-type="float">
            <text:p>0.3871755</text:p>
          </table:table-cell>
          <table:table-cell office:value-type="float" office:value="0.4003685" calcext:value-type="float">
            <text:p>0.4003685</text:p>
          </table:table-cell>
          <table:table-cell office:value-type="float" office:value="0.4623722" calcext:value-type="float">
            <text:p>0.4623722</text:p>
          </table:table-cell>
          <table:table-cell office:value-type="float" office:value="0" calcext:value-type="float">
            <text:p>0</text:p>
          </table:table-cell>
          <table:table-cell office:value-type="float" office:value="0.04712466" calcext:value-type="float">
            <text:p>0.04712466</text:p>
          </table:table-cell>
          <table:table-cell office:value-type="float" office:value="0.007669591" calcext:value-type="float">
            <text:p>0.007669591</text:p>
          </table:table-cell>
          <table:table-cell office:value-type="float" office:value="0.0231848" calcext:value-type="float">
            <text:p>0.0231848</text:p>
          </table:table-cell>
          <table:table-cell office:value-type="float" office:value="0.1336462" calcext:value-type="float">
            <text:p>0.1336462</text:p>
          </table:table-cell>
          <table:table-cell office:value-type="float" office:value="0.1111631" calcext:value-type="float">
            <text:p>0.1111631</text:p>
          </table:table-cell>
          <table:table-cell office:value-type="float" office:value="0.04984678" calcext:value-type="float">
            <text:p>0.04984678</text:p>
          </table:table-cell>
          <table:table-cell office:value-type="float" office:value="0.03079956" calcext:value-type="float">
            <text:p>0.0307995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017509" calcext:value-type="float">
            <text:p>-0.001017509</text:p>
          </table:table-cell>
          <table:table-cell office:value-type="float" office:value="-0.02825986" calcext:value-type="float">
            <text:p>-0.02825986</text:p>
          </table:table-cell>
          <table:table-cell office:value-type="float" office:value="-0.04372372" calcext:value-type="float">
            <text:p>-0.04372372</text:p>
          </table:table-cell>
          <table:table-cell office:value-type="float" office:value="-0.0252299" calcext:value-type="float">
            <text:p>-0.0252299</text:p>
          </table:table-cell>
          <table:table-cell office:value-type="float" office:value="-0.0513961" calcext:value-type="float">
            <text:p>-0.0513961</text:p>
          </table:table-cell>
          <table:table-cell office:value-type="float" office:value="-0.04917079" calcext:value-type="float">
            <text:p>-0.04917079</text:p>
          </table:table-cell>
          <table:table-cell office:value-type="float" office:value="-0.001281042" calcext:value-type="float">
            <text:p>-0.001281042</text:p>
          </table:table-cell>
          <table:table-cell office:value-type="float" office:value="-0.007620745" calcext:value-type="float">
            <text:p>-0.007620745</text:p>
          </table:table-cell>
          <table:table-cell office:value-type="float" office:value="-0.02087607" calcext:value-type="float">
            <text:p>-0.02087607</text:p>
          </table:table-cell>
          <table:table-cell office:value-type="float" office:value="-0.01532837" calcext:value-type="float">
            <text:p>-0.01532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073919" calcext:value-type="float">
            <text:p>-0.005073919</text:p>
          </table:table-cell>
          <table:table-cell office:value-type="float" office:value="0.04376394" calcext:value-type="float">
            <text:p>0.04376394</text:p>
          </table:table-cell>
          <table:table-cell office:value-type="float" office:value="-9999.043" calcext:value-type="float">
            <text:p>-9999.043</text:p>
          </table:table-cell>
          <table:table-cell office:value-type="float" office:value="-2.255838" calcext:value-type="float">
            <text:p>-2.2558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32004" calcext:value-type="float">
            <text:p>5032004</text:p>
          </table:table-cell>
          <table:table-cell office:value-type="float" office:value="48.60002" calcext:value-type="float">
            <text:p>48.60002</text:p>
          </table:table-cell>
          <table:table-cell office:value-type="float" office:value="17.61609" calcext:value-type="float">
            <text:p>17.61609</text:p>
          </table:table-cell>
          <table:table-cell office:value-type="float" office:value="0" calcext:value-type="float">
            <text:p>0</text:p>
          </table:table-cell>
          <table:table-cell office:value-type="float" office:value="1122.66" calcext:value-type="float">
            <text:p>1122.66</text:p>
          </table:table-cell>
          <table:table-cell office:value-type="float" office:value="4.187396" calcext:value-type="float">
            <text:p>4.187396</text:p>
          </table:table-cell>
          <table:table-cell office:value-type="float" office:value="0" calcext:value-type="float">
            <text:p>0</text:p>
          </table:table-cell>
          <table:table-cell office:value-type="float" office:value="0.2815411" calcext:value-type="float">
            <text:p>0.2815411</text:p>
          </table:table-cell>
          <table:table-cell office:value-type="float" office:value="0.3021777" calcext:value-type="float">
            <text:p>0.3021777</text:p>
          </table:table-cell>
          <table:table-cell office:value-type="float" office:value="0.3142355" calcext:value-type="float">
            <text:p>0.3142355</text:p>
          </table:table-cell>
          <table:table-cell office:value-type="float" office:value="0.3212991" calcext:value-type="float">
            <text:p>0.3212991</text:p>
          </table:table-cell>
          <table:table-cell office:value-type="float" office:value="0.3281568" calcext:value-type="float">
            <text:p>0.3281568</text:p>
          </table:table-cell>
          <table:table-cell office:value-type="float" office:value="0.2983064" calcext:value-type="float">
            <text:p>0.2983064</text:p>
          </table:table-cell>
          <table:table-cell office:value-type="float" office:value="0.3440904" calcext:value-type="float">
            <text:p>0.3440904</text:p>
          </table:table-cell>
          <table:table-cell office:value-type="float" office:value="0.4034881" calcext:value-type="float">
            <text:p>0.4034881</text:p>
          </table:table-cell>
          <table:table-cell office:value-type="float" office:value="0.3588369" calcext:value-type="float">
            <text:p>0.3588369</text:p>
          </table:table-cell>
          <table:table-cell office:value-type="float" office:value="0.3682794" calcext:value-type="float">
            <text:p>0.3682794</text:p>
          </table:table-cell>
          <table:table-cell office:value-type="float" office:value="0.3871433" calcext:value-type="float">
            <text:p>0.3871433</text:p>
          </table:table-cell>
          <table:table-cell office:value-type="float" office:value="0.4003365" calcext:value-type="float">
            <text:p>0.4003365</text:p>
          </table:table-cell>
          <table:table-cell office:value-type="float" office:value="0.4623729" calcext:value-type="float">
            <text:p>0.4623729</text:p>
          </table:table-cell>
          <table:table-cell office:value-type="float" office:value="0" calcext:value-type="float">
            <text:p>0</text:p>
          </table:table-cell>
          <table:table-cell office:value-type="float" office:value="0.04143672" calcext:value-type="float">
            <text:p>0.04143672</text:p>
          </table:table-cell>
          <table:table-cell office:value-type="float" office:value="0.008075939" calcext:value-type="float">
            <text:p>0.008075939</text:p>
          </table:table-cell>
          <table:table-cell office:value-type="float" office:value="0.02300723" calcext:value-type="float">
            <text:p>0.02300723</text:p>
          </table:table-cell>
          <table:table-cell office:value-type="float" office:value="0.1339715" calcext:value-type="float">
            <text:p>0.1339715</text:p>
          </table:table-cell>
          <table:table-cell office:value-type="float" office:value="0.1107173" calcext:value-type="float">
            <text:p>0.1107173</text:p>
          </table:table-cell>
          <table:table-cell office:value-type="float" office:value="0.04948081" calcext:value-type="float">
            <text:p>0.04948081</text:p>
          </table:table-cell>
          <table:table-cell office:value-type="float" office:value="0.02555732" calcext:value-type="float">
            <text:p>0.02555732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664986" calcext:value-type="float">
            <text:p>-0.05664986</text:p>
          </table:table-cell>
          <table:table-cell office:value-type="float" office:value="-0.03352699" calcext:value-type="float">
            <text:p>-0.03352699</text:p>
          </table:table-cell>
          <table:table-cell office:value-type="float" office:value="-0.02646916" calcext:value-type="float">
            <text:p>-0.02646916</text:p>
          </table:table-cell>
          <table:table-cell office:value-type="float" office:value="-0.02315607" calcext:value-type="float">
            <text:p>-0.02315607</text:p>
          </table:table-cell>
          <table:table-cell office:value-type="float" office:value="-0.02038981" calcext:value-type="float">
            <text:p>-0.02038981</text:p>
          </table:table-cell>
          <table:table-cell office:value-type="float" office:value="-0.01506201" calcext:value-type="float">
            <text:p>-0.01506201</text:p>
          </table:table-cell>
          <table:table-cell office:value-type="float" office:value="-0.003977636" calcext:value-type="float">
            <text:p>-0.003977636</text:p>
          </table:table-cell>
          <table:table-cell office:value-type="float" office:value="-0.002334039" calcext:value-type="float">
            <text:p>-0.002334039</text:p>
          </table:table-cell>
          <table:table-cell office:value-type="float" office:value="-0.01803373" calcext:value-type="float">
            <text:p>-0.01803373</text:p>
          </table:table-cell>
          <table:table-cell office:value-type="float" office:value="-0.01522685" calcext:value-type="float">
            <text:p>-0.01522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124469" calcext:value-type="float">
            <text:p>-0.07124469</text:p>
          </table:table-cell>
          <table:table-cell office:value-type="float" office:value="0.04093237" calcext:value-type="float">
            <text:p>0.04093237</text:p>
          </table:table-cell>
          <table:table-cell office:value-type="float" office:value="-9999.041" calcext:value-type="float">
            <text:p>-9999.041</text:p>
          </table:table-cell>
          <table:table-cell office:value-type="float" office:value="-2.256564" calcext:value-type="float">
            <text:p>-2.2565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32004" calcext:value-type="float">
            <text:p>6032004</text:p>
          </table:table-cell>
          <table:table-cell office:value-type="float" office:value="48.60002" calcext:value-type="float">
            <text:p>48.60002</text:p>
          </table:table-cell>
          <table:table-cell office:value-type="float" office:value="19.12231" calcext:value-type="float">
            <text:p>19.12231</text:p>
          </table:table-cell>
          <table:table-cell office:value-type="float" office:value="0" calcext:value-type="float">
            <text:p>0</text:p>
          </table:table-cell>
          <table:table-cell office:value-type="float" office:value="1120.877" calcext:value-type="float">
            <text:p>1120.877</text:p>
          </table:table-cell>
          <table:table-cell office:value-type="float" office:value="4.463882" calcext:value-type="float">
            <text:p>4.463882</text:p>
          </table:table-cell>
          <table:table-cell office:value-type="float" office:value="0" calcext:value-type="float">
            <text:p>0</text:p>
          </table:table-cell>
          <table:table-cell office:value-type="float" office:value="0.3016827" calcext:value-type="float">
            <text:p>0.3016827</text:p>
          </table:table-cell>
          <table:table-cell office:value-type="float" office:value="0.3092448" calcext:value-type="float">
            <text:p>0.3092448</text:p>
          </table:table-cell>
          <table:table-cell office:value-type="float" office:value="0.326218" calcext:value-type="float">
            <text:p>0.326218</text:p>
          </table:table-cell>
          <table:table-cell office:value-type="float" office:value="0.3361981" calcext:value-type="float">
            <text:p>0.3361981</text:p>
          </table:table-cell>
          <table:table-cell office:value-type="float" office:value="0.3461054" calcext:value-type="float">
            <text:p>0.3461054</text:p>
          </table:table-cell>
          <table:table-cell office:value-type="float" office:value="0.3117086" calcext:value-type="float">
            <text:p>0.3117086</text:p>
          </table:table-cell>
          <table:table-cell office:value-type="float" office:value="0.328546" calcext:value-type="float">
            <text:p>0.328546</text:p>
          </table:table-cell>
          <table:table-cell office:value-type="float" office:value="0.3958538" calcext:value-type="float">
            <text:p>0.3958538</text:p>
          </table:table-cell>
          <table:table-cell office:value-type="float" office:value="0.3619325" calcext:value-type="float">
            <text:p>0.3619325</text:p>
          </table:table-cell>
          <table:table-cell office:value-type="float" office:value="0.3685927" calcext:value-type="float">
            <text:p>0.3685927</text:p>
          </table:table-cell>
          <table:table-cell office:value-type="float" office:value="0.3871359" calcext:value-type="float">
            <text:p>0.3871359</text:p>
          </table:table-cell>
          <table:table-cell office:value-type="float" office:value="0.4003099" calcext:value-type="float">
            <text:p>0.4003099</text:p>
          </table:table-cell>
          <table:table-cell office:value-type="float" office:value="0.4623762" calcext:value-type="float">
            <text:p>0.4623762</text:p>
          </table:table-cell>
          <table:table-cell office:value-type="float" office:value="0" calcext:value-type="float">
            <text:p>0</text:p>
          </table:table-cell>
          <table:table-cell office:value-type="float" office:value="0.00006060163" calcext:value-type="float">
            <text:p>6.060163E-05</text:p>
          </table:table-cell>
          <table:table-cell office:value-type="float" office:value="9.990934E-016" calcext:value-type="float">
            <text:p>9.990934E-16</text:p>
          </table:table-cell>
          <table:table-cell office:value-type="float" office:value="0.0000000000001846537" calcext:value-type="float">
            <text:p>1.846537E-13</text:p>
          </table:table-cell>
          <table:table-cell office:value-type="float" office:value="0.1292033" calcext:value-type="float">
            <text:p>0.1292033</text:p>
          </table:table-cell>
          <table:table-cell office:value-type="float" office:value="0.1096542" calcext:value-type="float">
            <text:p>0.1096542</text:p>
          </table:table-cell>
          <table:table-cell office:value-type="float" office:value="0.04914064" calcext:value-type="float">
            <text:p>0.04914064</text:p>
          </table:table-cell>
          <table:table-cell office:value-type="float" office:value="0.02009365" calcext:value-type="float">
            <text:p>0.0200936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435231" calcext:value-type="float">
            <text:p>-0.03435231</text:p>
          </table:table-cell>
          <table:table-cell office:value-type="float" office:value="-0.0292928" calcext:value-type="float">
            <text:p>-0.0292928</text:p>
          </table:table-cell>
          <table:table-cell office:value-type="float" office:value="-0.02103621" calcext:value-type="float">
            <text:p>-0.02103621</text:p>
          </table:table-cell>
          <table:table-cell office:value-type="float" office:value="-0.01757212" calcext:value-type="float">
            <text:p>-0.01757212</text:p>
          </table:table-cell>
          <table:table-cell office:value-type="float" office:value="-0.01471903" calcext:value-type="float">
            <text:p>-0.01471903</text:p>
          </table:table-cell>
          <table:table-cell office:value-type="float" office:value="-0.01078608" calcext:value-type="float">
            <text:p>-0.01078608</text:p>
          </table:table-cell>
          <table:table-cell office:value-type="float" office:value="-0.005845316" calcext:value-type="float">
            <text:p>-0.005845316</text:p>
          </table:table-cell>
          <table:table-cell office:value-type="float" office:value="-0.003520567" calcext:value-type="float">
            <text:p>-0.003520567</text:p>
          </table:table-cell>
          <table:table-cell office:value-type="float" office:value="-0.01563369" calcext:value-type="float">
            <text:p>-0.01563369</text:p>
          </table:table-cell>
          <table:table-cell office:value-type="float" office:value="-0.01500801" calcext:value-type="float">
            <text:p>-0.01500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584529" calcext:value-type="float">
            <text:p>-0.03584529</text:p>
          </table:table-cell>
          <table:table-cell office:value-type="float" office:value="0.04060027" calcext:value-type="float">
            <text:p>0.0406002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25579" calcext:value-type="float">
            <text:p>-2.2557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32004" calcext:value-type="float">
            <text:p>7032004</text:p>
          </table:table-cell>
          <table:table-cell office:value-type="float" office:value="48.60002" calcext:value-type="float">
            <text:p>48.60002</text:p>
          </table:table-cell>
          <table:table-cell office:value-type="float" office:value="21.60279" calcext:value-type="float">
            <text:p>21.60279</text:p>
          </table:table-cell>
          <table:table-cell office:value-type="float" office:value="0" calcext:value-type="float">
            <text:p>0</text:p>
          </table:table-cell>
          <table:table-cell office:value-type="float" office:value="1118.397" calcext:value-type="float">
            <text:p>1118.397</text:p>
          </table:table-cell>
          <table:table-cell office:value-type="float" office:value="4.463882" calcext:value-type="float">
            <text:p>4.463882</text:p>
          </table:table-cell>
          <table:table-cell office:value-type="float" office:value="0" calcext:value-type="float">
            <text:p>0</text:p>
          </table:table-cell>
          <table:table-cell office:value-type="float" office:value="0.2695945" calcext:value-type="float">
            <text:p>0.2695945</text:p>
          </table:table-cell>
          <table:table-cell office:value-type="float" office:value="0.3007354" calcext:value-type="float">
            <text:p>0.3007354</text:p>
          </table:table-cell>
          <table:table-cell office:value-type="float" office:value="0.3345349" calcext:value-type="float">
            <text:p>0.3345349</text:p>
          </table:table-cell>
          <table:table-cell office:value-type="float" office:value="0.3549631" calcext:value-type="float">
            <text:p>0.3549631</text:p>
          </table:table-cell>
          <table:table-cell office:value-type="float" office:value="0.3609063" calcext:value-type="float">
            <text:p>0.3609063</text:p>
          </table:table-cell>
          <table:table-cell office:value-type="float" office:value="0.3161899" calcext:value-type="float">
            <text:p>0.3161899</text:p>
          </table:table-cell>
          <table:table-cell office:value-type="float" office:value="0.3206315" calcext:value-type="float">
            <text:p>0.3206315</text:p>
          </table:table-cell>
          <table:table-cell office:value-type="float" office:value="0.389047" calcext:value-type="float">
            <text:p>0.389047</text:p>
          </table:table-cell>
          <table:table-cell office:value-type="float" office:value="0.3644898" calcext:value-type="float">
            <text:p>0.3644898</text:p>
          </table:table-cell>
          <table:table-cell office:value-type="float" office:value="0.3691127" calcext:value-type="float">
            <text:p>0.3691127</text:p>
          </table:table-cell>
          <table:table-cell office:value-type="float" office:value="0.3871346" calcext:value-type="float">
            <text:p>0.3871346</text:p>
          </table:table-cell>
          <table:table-cell office:value-type="float" office:value="0.4002951" calcext:value-type="float">
            <text:p>0.4002951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0.002142614" calcext:value-type="float">
            <text:p>0.002142614</text:p>
          </table:table-cell>
          <table:table-cell office:value-type="float" office:value="1.001494E-015" calcext:value-type="float">
            <text:p>1.001494E-15</text:p>
          </table:table-cell>
          <table:table-cell office:value-type="float" office:value="1.928671E-015" calcext:value-type="float">
            <text:p>1.928671E-15</text:p>
          </table:table-cell>
          <table:table-cell office:value-type="float" office:value="0.09231702" calcext:value-type="float">
            <text:p>0.09231702</text:p>
          </table:table-cell>
          <table:table-cell office:value-type="float" office:value="0.1017179" calcext:value-type="float">
            <text:p>0.1017179</text:p>
          </table:table-cell>
          <table:table-cell office:value-type="float" office:value="0.04837227" calcext:value-type="float">
            <text:p>0.04837227</text:p>
          </table:table-cell>
          <table:table-cell office:value-type="float" office:value="0.01461765" calcext:value-type="float">
            <text:p>0.01461765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017964" calcext:value-type="float">
            <text:p>-0.08017964</text:p>
          </table:table-cell>
          <table:table-cell office:value-type="float" office:value="-0.03513423" calcext:value-type="float">
            <text:p>-0.03513423</text:p>
          </table:table-cell>
          <table:table-cell office:value-type="float" office:value="-0.01807024" calcext:value-type="float">
            <text:p>-0.01807024</text:p>
          </table:table-cell>
          <table:table-cell office:value-type="float" office:value="-0.01253253" calcext:value-type="float">
            <text:p>-0.01253253</text:p>
          </table:table-cell>
          <table:table-cell office:value-type="float" office:value="-0.01133891" calcext:value-type="float">
            <text:p>-0.01133891</text:p>
          </table:table-cell>
          <table:table-cell office:value-type="float" office:value="-0.009677997" calcext:value-type="float">
            <text:p>-0.009677997</text:p>
          </table:table-cell>
          <table:table-cell office:value-type="float" office:value="-0.007182826" calcext:value-type="float">
            <text:p>-0.007182826</text:p>
          </table:table-cell>
          <table:table-cell office:value-type="float" office:value="-0.005134135" calcext:value-type="float">
            <text:p>-0.005134135</text:p>
          </table:table-cell>
          <table:table-cell office:value-type="float" office:value="-0.01389867" calcext:value-type="float">
            <text:p>-0.01389867</text:p>
          </table:table-cell>
          <table:table-cell office:value-type="float" office:value="-0.01465171" calcext:value-type="float">
            <text:p>-0.01465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51131" calcext:value-type="float">
            <text:p>-0.1151131</text:p>
          </table:table-cell>
          <table:table-cell office:value-type="float" office:value="0.04027982" calcext:value-type="float">
            <text:p>0.04027982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255087" calcext:value-type="float">
            <text:p>-2.2550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32004" calcext:value-type="float">
            <text:p>8032004</text:p>
          </table:table-cell>
          <table:table-cell office:value-type="float" office:value="48.60002" calcext:value-type="float">
            <text:p>48.60002</text:p>
          </table:table-cell>
          <table:table-cell office:value-type="float" office:value="23.77753" calcext:value-type="float">
            <text:p>23.77753</text:p>
          </table:table-cell>
          <table:table-cell office:value-type="float" office:value="0" calcext:value-type="float">
            <text:p>0</text:p>
          </table:table-cell>
          <table:table-cell office:value-type="float" office:value="1116.222" calcext:value-type="float">
            <text:p>1116.222</text:p>
          </table:table-cell>
          <table:table-cell office:value-type="float" office:value="4.463882" calcext:value-type="float">
            <text:p>4.463882</text:p>
          </table:table-cell>
          <table:table-cell office:value-type="float" office:value="0" calcext:value-type="float">
            <text:p>0</text:p>
          </table:table-cell>
          <table:table-cell office:value-type="float" office:value="0.2771644" calcext:value-type="float">
            <text:p>0.2771644</text:p>
          </table:table-cell>
          <table:table-cell office:value-type="float" office:value="0.300894" calcext:value-type="float">
            <text:p>0.300894</text:p>
          </table:table-cell>
          <table:table-cell office:value-type="float" office:value="0.3389611" calcext:value-type="float">
            <text:p>0.3389611</text:p>
          </table:table-cell>
          <table:table-cell office:value-type="float" office:value="0.359201" calcext:value-type="float">
            <text:p>0.359201</text:p>
          </table:table-cell>
          <table:table-cell office:value-type="float" office:value="0.3642192" calcext:value-type="float">
            <text:p>0.3642192</text:p>
          </table:table-cell>
          <table:table-cell office:value-type="float" office:value="0.3165339" calcext:value-type="float">
            <text:p>0.3165339</text:p>
          </table:table-cell>
          <table:table-cell office:value-type="float" office:value="0.3168104" calcext:value-type="float">
            <text:p>0.3168104</text:p>
          </table:table-cell>
          <table:table-cell office:value-type="float" office:value="0.3846974" calcext:value-type="float">
            <text:p>0.3846974</text:p>
          </table:table-cell>
          <table:table-cell office:value-type="float" office:value="0.3666191" calcext:value-type="float">
            <text:p>0.3666191</text:p>
          </table:table-cell>
          <table:table-cell office:value-type="float" office:value="0.3697767" calcext:value-type="float">
            <text:p>0.3697767</text:p>
          </table:table-cell>
          <table:table-cell office:value-type="float" office:value="0.3871856" calcext:value-type="float">
            <text:p>0.3871856</text:p>
          </table:table-cell>
          <table:table-cell office:value-type="float" office:value="0.4002886" calcext:value-type="float">
            <text:p>0.4002886</text:p>
          </table:table-cell>
          <table:table-cell office:value-type="float" office:value="0.4623784" calcext:value-type="float">
            <text:p>0.4623784</text:p>
          </table:table-cell>
          <table:table-cell office:value-type="float" office:value="0" calcext:value-type="float">
            <text:p>0</text:p>
          </table:table-cell>
          <table:table-cell office:value-type="float" office:value="0.00001418643" calcext:value-type="float">
            <text:p>1.418643E-05</text:p>
          </table:table-cell>
          <table:table-cell office:value-type="float" office:value="1.012376E-015" calcext:value-type="float">
            <text:p>1.012376E-15</text:p>
          </table:table-cell>
          <table:table-cell office:value-type="float" office:value="1.984515E-015" calcext:value-type="float">
            <text:p>1.984515E-15</text:p>
          </table:table-cell>
          <table:table-cell office:value-type="float" office:value="0.05975602" calcext:value-type="float">
            <text:p>0.05975602</text:p>
          </table:table-cell>
          <table:table-cell office:value-type="float" office:value="0.09486122" calcext:value-type="float">
            <text:p>0.09486122</text:p>
          </table:table-cell>
          <table:table-cell office:value-type="float" office:value="0.04767866" calcext:value-type="float">
            <text:p>0.04767866</text:p>
          </table:table-cell>
          <table:table-cell office:value-type="float" office:value="0.009201133" calcext:value-type="float">
            <text:p>0.009201133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666172" calcext:value-type="float">
            <text:p>-0.06666172</text:p>
          </table:table-cell>
          <table:table-cell office:value-type="float" office:value="-0.03502034" calcext:value-type="float">
            <text:p>-0.03502034</text:p>
          </table:table-cell>
          <table:table-cell office:value-type="float" office:value="-0.01666889" calcext:value-type="float">
            <text:p>-0.01666889</text:p>
          </table:table-cell>
          <table:table-cell office:value-type="float" office:value="-0.01165878" calcext:value-type="float">
            <text:p>-0.01165878</text:p>
          </table:table-cell>
          <table:table-cell office:value-type="float" office:value="-0.01072468" calcext:value-type="float">
            <text:p>-0.01072468</text:p>
          </table:table-cell>
          <table:table-cell office:value-type="float" office:value="-0.009595742" calcext:value-type="float">
            <text:p>-0.009595742</text:p>
          </table:table-cell>
          <table:table-cell office:value-type="float" office:value="-0.007946475" calcext:value-type="float">
            <text:p>-0.007946475</text:p>
          </table:table-cell>
          <table:table-cell office:value-type="float" office:value="-0.006552121" calcext:value-type="float">
            <text:p>-0.006552121</text:p>
          </table:table-cell>
          <table:table-cell office:value-type="float" office:value="-0.01261406" calcext:value-type="float">
            <text:p>-0.01261406</text:p>
          </table:table-cell>
          <table:table-cell office:value-type="float" office:value="-0.01420881" calcext:value-type="float">
            <text:p>-0.01420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130349" calcext:value-type="float">
            <text:p>-0.08130349</text:p>
          </table:table-cell>
          <table:table-cell office:value-type="float" office:value="0.0399792" calcext:value-type="float">
            <text:p>0.0399792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254641" calcext:value-type="float">
            <text:p>-2.2546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32004" calcext:value-type="float">
            <text:p>9032004</text:p>
          </table:table-cell>
          <table:table-cell office:value-type="float" office:value="48.60002" calcext:value-type="float">
            <text:p>48.60002</text:p>
          </table:table-cell>
          <table:table-cell office:value-type="float" office:value="26.41511" calcext:value-type="float">
            <text:p>26.41511</text:p>
          </table:table-cell>
          <table:table-cell office:value-type="float" office:value="0" calcext:value-type="float">
            <text:p>0</text:p>
          </table:table-cell>
          <table:table-cell office:value-type="float" office:value="1113.584" calcext:value-type="float">
            <text:p>1113.584</text:p>
          </table:table-cell>
          <table:table-cell office:value-type="float" office:value="4.463882" calcext:value-type="float">
            <text:p>4.463882</text:p>
          </table:table-cell>
          <table:table-cell office:value-type="float" office:value="0" calcext:value-type="float">
            <text:p>0</text:p>
          </table:table-cell>
          <table:table-cell office:value-type="float" office:value="0.2584185" calcext:value-type="float">
            <text:p>0.2584185</text:p>
          </table:table-cell>
          <table:table-cell office:value-type="float" office:value="0.3039346" calcext:value-type="float">
            <text:p>0.3039346</text:p>
          </table:table-cell>
          <table:table-cell office:value-type="float" office:value="0.3435794" calcext:value-type="float">
            <text:p>0.3435794</text:p>
          </table:table-cell>
          <table:table-cell office:value-type="float" office:value="0.3603648" calcext:value-type="float">
            <text:p>0.3603648</text:p>
          </table:table-cell>
          <table:table-cell office:value-type="float" office:value="0.3650821" calcext:value-type="float">
            <text:p>0.3650821</text:p>
          </table:table-cell>
          <table:table-cell office:value-type="float" office:value="0.3161883" calcext:value-type="float">
            <text:p>0.3161883</text:p>
          </table:table-cell>
          <table:table-cell office:value-type="float" office:value="0.3143738" calcext:value-type="float">
            <text:p>0.3143738</text:p>
          </table:table-cell>
          <table:table-cell office:value-type="float" office:value="0.3822469" calcext:value-type="float">
            <text:p>0.3822469</text:p>
          </table:table-cell>
          <table:table-cell office:value-type="float" office:value="0.3680985" calcext:value-type="float">
            <text:p>0.3680985</text:p>
          </table:table-cell>
          <table:table-cell office:value-type="float" office:value="0.370478" calcext:value-type="float">
            <text:p>0.370478</text:p>
          </table:table-cell>
          <table:table-cell office:value-type="float" office:value="0.3873029" calcext:value-type="float">
            <text:p>0.3873029</text:p>
          </table:table-cell>
          <table:table-cell office:value-type="float" office:value="0.4002962" calcext:value-type="float">
            <text:p>0.4002962</text:p>
          </table:table-cell>
          <table:table-cell office:value-type="float" office:value="0.4623776" calcext:value-type="float">
            <text:p>0.4623776</text:p>
          </table:table-cell>
          <table:table-cell office:value-type="float" office:value="0" calcext:value-type="float">
            <text:p>0</text:p>
          </table:table-cell>
          <table:table-cell office:value-type="float" office:value="0.000006580482" calcext:value-type="float">
            <text:p>6.580482E-06</text:p>
          </table:table-cell>
          <table:table-cell office:value-type="float" office:value="9.827676E-016" calcext:value-type="float">
            <text:p>9.827676E-16</text:p>
          </table:table-cell>
          <table:table-cell office:value-type="float" office:value="1.929483E-015" calcext:value-type="float">
            <text:p>1.929483E-15</text:p>
          </table:table-cell>
          <table:table-cell office:value-type="float" office:value="0.02227933" calcext:value-type="float">
            <text:p>0.02227933</text:p>
          </table:table-cell>
          <table:table-cell office:value-type="float" office:value="0.08707945" calcext:value-type="float">
            <text:p>0.08707945</text:p>
          </table:table-cell>
          <table:table-cell office:value-type="float" office:value="0.04692616" calcext:value-type="float">
            <text:p>0.04692616</text:p>
          </table:table-cell>
          <table:table-cell office:value-type="float" office:value="0.003832347" calcext:value-type="float">
            <text:p>0.003832347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40609" calcext:value-type="float">
            <text:p>-0.1140609</text:p>
          </table:table-cell>
          <table:table-cell office:value-type="float" office:value="-0.03248928" calcext:value-type="float">
            <text:p>-0.03248928</text:p>
          </table:table-cell>
          <table:table-cell office:value-type="float" office:value="-0.01533175" calcext:value-type="float">
            <text:p>-0.01533175</text:p>
          </table:table-cell>
          <table:table-cell office:value-type="float" office:value="-0.01142082" calcext:value-type="float">
            <text:p>-0.01142082</text:p>
          </table:table-cell>
          <table:table-cell office:value-type="float" office:value="-0.01056332" calcext:value-type="float">
            <text:p>-0.01056332</text:p>
          </table:table-cell>
          <table:table-cell office:value-type="float" office:value="-0.009672838" calcext:value-type="float">
            <text:p>-0.009672838</text:p>
          </table:table-cell>
          <table:table-cell office:value-type="float" office:value="-0.008479244" calcext:value-type="float">
            <text:p>-0.008479244</text:p>
          </table:table-cell>
          <table:table-cell office:value-type="float" office:value="-0.007528855" calcext:value-type="float">
            <text:p>-0.007528855</text:p>
          </table:table-cell>
          <table:table-cell office:value-type="float" office:value="-0.01179386" calcext:value-type="float">
            <text:p>-0.01179386</text:p>
          </table:table-cell>
          <table:table-cell office:value-type="float" office:value="-0.01375542" calcext:value-type="float">
            <text:p>-0.01375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67894" calcext:value-type="float">
            <text:p>-0.1767894</text:p>
          </table:table-cell>
          <table:table-cell office:value-type="float" office:value="0.03966387" calcext:value-type="float">
            <text:p>0.03966387</text:p>
          </table:table-cell>
          <table:table-cell office:value-type="float" office:value="-9999.04" calcext:value-type="float">
            <text:p>-9999.04</text:p>
          </table:table-cell>
          <table:table-cell office:value-type="float" office:value="-2.25401" calcext:value-type="float">
            <text:p>-2.254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32004" calcext:value-type="float">
            <text:p>10032004</text:p>
          </table:table-cell>
          <table:table-cell office:value-type="float" office:value="48.90003" calcext:value-type="float">
            <text:p>48.90003</text:p>
          </table:table-cell>
          <table:table-cell office:value-type="float" office:value="27.35236" calcext:value-type="float">
            <text:p>27.35236</text:p>
          </table:table-cell>
          <table:table-cell office:value-type="float" office:value="0" calcext:value-type="float">
            <text:p>0</text:p>
          </table:table-cell>
          <table:table-cell office:value-type="float" office:value="1112.947" calcext:value-type="float">
            <text:p>1112.947</text:p>
          </table:table-cell>
          <table:table-cell office:value-type="float" office:value="4.463988" calcext:value-type="float">
            <text:p>4.463988</text:p>
          </table:table-cell>
          <table:table-cell office:value-type="float" office:value="0" calcext:value-type="float">
            <text:p>0</text:p>
          </table:table-cell>
          <table:table-cell office:value-type="float" office:value="0.2781522" calcext:value-type="float">
            <text:p>0.2781522</text:p>
          </table:table-cell>
          <table:table-cell office:value-type="float" office:value="0.30426" calcext:value-type="float">
            <text:p>0.30426</text:p>
          </table:table-cell>
          <table:table-cell office:value-type="float" office:value="0.3404079" calcext:value-type="float">
            <text:p>0.3404079</text:p>
          </table:table-cell>
          <table:table-cell office:value-type="float" office:value="0.3550693" calcext:value-type="float">
            <text:p>0.3550693</text:p>
          </table:table-cell>
          <table:table-cell office:value-type="float" office:value="0.3604611" calcext:value-type="float">
            <text:p>0.3604611</text:p>
          </table:table-cell>
          <table:table-cell office:value-type="float" office:value="0.3144114" calcext:value-type="float">
            <text:p>0.3144114</text:p>
          </table:table-cell>
          <table:table-cell office:value-type="float" office:value="0.3117409" calcext:value-type="float">
            <text:p>0.3117409</text:p>
          </table:table-cell>
          <table:table-cell office:value-type="float" office:value="0.3807876" calcext:value-type="float">
            <text:p>0.3807876</text:p>
          </table:table-cell>
          <table:table-cell office:value-type="float" office:value="0.3690776" calcext:value-type="float">
            <text:p>0.3690776</text:p>
          </table:table-cell>
          <table:table-cell office:value-type="float" office:value="0.3711554" calcext:value-type="float">
            <text:p>0.3711554</text:p>
          </table:table-cell>
          <table:table-cell office:value-type="float" office:value="0.387472" calcext:value-type="float">
            <text:p>0.387472</text:p>
          </table:table-cell>
          <table:table-cell office:value-type="float" office:value="0.4003171" calcext:value-type="float">
            <text:p>0.4003171</text:p>
          </table:table-cell>
          <table:table-cell office:value-type="float" office:value="0.462374" calcext:value-type="float">
            <text:p>0.462374</text:p>
          </table:table-cell>
          <table:table-cell office:value-type="float" office:value="0" calcext:value-type="float">
            <text:p>0</text:p>
          </table:table-cell>
          <table:table-cell office:value-type="float" office:value="0.00543818" calcext:value-type="float">
            <text:p>0.00543818</text:p>
          </table:table-cell>
          <table:table-cell office:value-type="float" office:value="0.0002027765" calcext:value-type="float">
            <text:p>0.0002027765</text:p>
          </table:table-cell>
          <table:table-cell office:value-type="float" office:value="1.973982E-015" calcext:value-type="float">
            <text:p>1.973982E-15</text:p>
          </table:table-cell>
          <table:table-cell office:value-type="float" office:value="0.001170551" calcext:value-type="float">
            <text:p>0.001170551</text:p>
          </table:table-cell>
          <table:table-cell office:value-type="float" office:value="0.08265623" calcext:value-type="float">
            <text:p>0.08265623</text:p>
          </table:table-cell>
          <table:table-cell office:value-type="float" office:value="0.0459759" calcext:value-type="float">
            <text:p>0.0459759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339439" calcext:value-type="float">
            <text:p>-0.06339439</text:p>
          </table:table-cell>
          <table:table-cell office:value-type="float" office:value="-0.03222411" calcext:value-type="float">
            <text:p>-0.03222411</text:p>
          </table:table-cell>
          <table:table-cell office:value-type="float" office:value="-0.01621192" calcext:value-type="float">
            <text:p>-0.01621192</text:p>
          </table:table-cell>
          <table:table-cell office:value-type="float" office:value="-0.01250805" calcext:value-type="float">
            <text:p>-0.01250805</text:p>
          </table:table-cell>
          <table:table-cell office:value-type="float" office:value="-0.01141982" calcext:value-type="float">
            <text:p>-0.01141982</text:p>
          </table:table-cell>
          <table:table-cell office:value-type="float" office:value="-0.01008624" calcext:value-type="float">
            <text:p>-0.01008624</text:p>
          </table:table-cell>
          <table:table-cell office:value-type="float" office:value="-0.009092131" calcext:value-type="float">
            <text:p>-0.009092131</text:p>
          </table:table-cell>
          <table:table-cell office:value-type="float" office:value="-0.008179383" calcext:value-type="float">
            <text:p>-0.008179383</text:p>
          </table:table-cell>
          <table:table-cell office:value-type="float" office:value="-0.01128168" calcext:value-type="float">
            <text:p>-0.01128168</text:p>
          </table:table-cell>
          <table:table-cell office:value-type="float" office:value="-0.01333184" calcext:value-type="float">
            <text:p>-0.01333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036287" calcext:value-type="float">
            <text:p>-0.08036287</text:p>
          </table:table-cell>
          <table:table-cell office:value-type="float" office:value="0.03947841" calcext:value-type="float">
            <text:p>0.03947841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254141" calcext:value-type="float">
            <text:p>-2.2541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032004" calcext:value-type="float">
            <text:p>11032004</text:p>
          </table:table-cell>
          <table:table-cell office:value-type="float" office:value="48.90003" calcext:value-type="float">
            <text:p>48.90003</text:p>
          </table:table-cell>
          <table:table-cell office:value-type="float" office:value="29.41861" calcext:value-type="float">
            <text:p>29.41861</text:p>
          </table:table-cell>
          <table:table-cell office:value-type="float" office:value="0" calcext:value-type="float">
            <text:p>0</text:p>
          </table:table-cell>
          <table:table-cell office:value-type="float" office:value="1110.88" calcext:value-type="float">
            <text:p>1110.88</text:p>
          </table:table-cell>
          <table:table-cell office:value-type="float" office:value="4.463988" calcext:value-type="float">
            <text:p>4.463988</text:p>
          </table:table-cell>
          <table:table-cell office:value-type="float" office:value="0" calcext:value-type="float">
            <text:p>0</text:p>
          </table:table-cell>
          <table:table-cell office:value-type="float" office:value="0.2640486" calcext:value-type="float">
            <text:p>0.2640486</text:p>
          </table:table-cell>
          <table:table-cell office:value-type="float" office:value="0.302678" calcext:value-type="float">
            <text:p>0.302678</text:p>
          </table:table-cell>
          <table:table-cell office:value-type="float" office:value="0.3346819" calcext:value-type="float">
            <text:p>0.3346819</text:p>
          </table:table-cell>
          <table:table-cell office:value-type="float" office:value="0.3513353" calcext:value-type="float">
            <text:p>0.3513353</text:p>
          </table:table-cell>
          <table:table-cell office:value-type="float" office:value="0.3605798" calcext:value-type="float">
            <text:p>0.3605798</text:p>
          </table:table-cell>
          <table:table-cell office:value-type="float" office:value="0.3140889" calcext:value-type="float">
            <text:p>0.3140889</text:p>
          </table:table-cell>
          <table:table-cell office:value-type="float" office:value="0.3093957" calcext:value-type="float">
            <text:p>0.3093957</text:p>
          </table:table-cell>
          <table:table-cell office:value-type="float" office:value="0.3793038" calcext:value-type="float">
            <text:p>0.3793038</text:p>
          </table:table-cell>
          <table:table-cell office:value-type="float" office:value="0.3698052" calcext:value-type="float">
            <text:p>0.3698052</text:p>
          </table:table-cell>
          <table:table-cell office:value-type="float" office:value="0.3718288" calcext:value-type="float">
            <text:p>0.3718288</text:p>
          </table:table-cell>
          <table:table-cell office:value-type="float" office:value="0.387679" calcext:value-type="float">
            <text:p>0.387679</text:p>
          </table:table-cell>
          <table:table-cell office:value-type="float" office:value="0.4003472" calcext:value-type="float">
            <text:p>0.4003472</text:p>
          </table:table-cell>
          <table:table-cell office:value-type="float" office:value="0.4623759" calcext:value-type="float">
            <text:p>0.4623759</text:p>
          </table:table-cell>
          <table:table-cell office:value-type="float" office:value="0" calcext:value-type="float">
            <text:p>0</text:p>
          </table:table-cell>
          <table:table-cell office:value-type="float" office:value="0.003833377" calcext:value-type="float">
            <text:p>0.003833377</text:p>
          </table:table-cell>
          <table:table-cell office:value-type="float" office:value="9.521495E-016" calcext:value-type="float">
            <text:p>9.521495E-16</text:p>
          </table:table-cell>
          <table:table-cell office:value-type="float" office:value="1.970862E-015" calcext:value-type="float">
            <text:p>1.970862E-15</text:p>
          </table:table-cell>
          <table:table-cell office:value-type="float" office:value="0.00000004491335" calcext:value-type="float">
            <text:p>4.491335E-08</text:p>
          </table:table-cell>
          <table:table-cell office:value-type="float" office:value="0.05021665" calcext:value-type="float">
            <text:p>0.05021665</text:p>
          </table:table-cell>
          <table:table-cell office:value-type="float" office:value="0.04116523" calcext:value-type="float">
            <text:p>0.04116523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090921" calcext:value-type="float">
            <text:p>-0.09090921</text:p>
          </table:table-cell>
          <table:table-cell office:value-type="float" office:value="-0.0332794" calcext:value-type="float">
            <text:p>-0.0332794</text:p>
          </table:table-cell>
          <table:table-cell office:value-type="float" office:value="-0.01799866" calcext:value-type="float">
            <text:p>-0.01799866</text:p>
          </table:table-cell>
          <table:table-cell office:value-type="float" office:value="-0.01338561" calcext:value-type="float">
            <text:p>-0.01338561</text:p>
          </table:table-cell>
          <table:table-cell office:value-type="float" office:value="-0.01138593" calcext:value-type="float">
            <text:p>-0.01138593</text:p>
          </table:table-cell>
          <table:table-cell office:value-type="float" office:value="-0.01016508" calcext:value-type="float">
            <text:p>-0.01016508</text:p>
          </table:table-cell>
          <table:table-cell office:value-type="float" office:value="-0.009694176" calcext:value-type="float">
            <text:p>-0.009694176</text:p>
          </table:table-cell>
          <table:table-cell office:value-type="float" office:value="-0.008899538" calcext:value-type="float">
            <text:p>-0.008899538</text:p>
          </table:table-cell>
          <table:table-cell office:value-type="float" office:value="-0.0109181" calcext:value-type="float">
            <text:p>-0.0109181</text:p>
          </table:table-cell>
          <table:table-cell office:value-type="float" office:value="-0.01292504" calcext:value-type="float">
            <text:p>-0.01292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15807" calcext:value-type="float">
            <text:p>-0.1515807</text:p>
          </table:table-cell>
          <table:table-cell office:value-type="float" office:value="0.03924474" calcext:value-type="float">
            <text:p>0.03924474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254239" calcext:value-type="float">
            <text:p>-2.2542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32004" calcext:value-type="float">
            <text:p>12032004</text:p>
          </table:table-cell>
          <table:table-cell office:value-type="float" office:value="48.90003" calcext:value-type="float">
            <text:p>48.90003</text:p>
          </table:table-cell>
          <table:table-cell office:value-type="float" office:value="31.48903" calcext:value-type="float">
            <text:p>31.48903</text:p>
          </table:table-cell>
          <table:table-cell office:value-type="float" office:value="0" calcext:value-type="float">
            <text:p>0</text:p>
          </table:table-cell>
          <table:table-cell office:value-type="float" office:value="1108.81" calcext:value-type="float">
            <text:p>1108.81</text:p>
          </table:table-cell>
          <table:table-cell office:value-type="float" office:value="4.463988" calcext:value-type="float">
            <text:p>4.463988</text:p>
          </table:table-cell>
          <table:table-cell office:value-type="float" office:value="0" calcext:value-type="float">
            <text:p>0</text:p>
          </table:table-cell>
          <table:table-cell office:value-type="float" office:value="0.2866637" calcext:value-type="float">
            <text:p>0.2866637</text:p>
          </table:table-cell>
          <table:table-cell office:value-type="float" office:value="0.3025314" calcext:value-type="float">
            <text:p>0.3025314</text:p>
          </table:table-cell>
          <table:table-cell office:value-type="float" office:value="0.3316075" calcext:value-type="float">
            <text:p>0.3316075</text:p>
          </table:table-cell>
          <table:table-cell office:value-type="float" office:value="0.3481589" calcext:value-type="float">
            <text:p>0.3481589</text:p>
          </table:table-cell>
          <table:table-cell office:value-type="float" office:value="0.3600861" calcext:value-type="float">
            <text:p>0.3600861</text:p>
          </table:table-cell>
          <table:table-cell office:value-type="float" office:value="0.3129299" calcext:value-type="float">
            <text:p>0.3129299</text:p>
          </table:table-cell>
          <table:table-cell office:value-type="float" office:value="0.3076579" calcext:value-type="float">
            <text:p>0.3076579</text:p>
          </table:table-cell>
          <table:table-cell office:value-type="float" office:value="0.378162" calcext:value-type="float">
            <text:p>0.378162</text:p>
          </table:table-cell>
          <table:table-cell office:value-type="float" office:value="0.3703848" calcext:value-type="float">
            <text:p>0.3703848</text:p>
          </table:table-cell>
          <table:table-cell office:value-type="float" office:value="0.3725035" calcext:value-type="float">
            <text:p>0.3725035</text:p>
          </table:table-cell>
          <table:table-cell office:value-type="float" office:value="0.3879365" calcext:value-type="float">
            <text:p>0.3879365</text:p>
          </table:table-cell>
          <table:table-cell office:value-type="float" office:value="0.4003795" calcext:value-type="float">
            <text:p>0.4003795</text:p>
          </table:table-cell>
          <table:table-cell office:value-type="float" office:value="0.4623789" calcext:value-type="float">
            <text:p>0.4623789</text:p>
          </table:table-cell>
          <table:table-cell office:value-type="float" office:value="0" calcext:value-type="float">
            <text:p>0</text:p>
          </table:table-cell>
          <table:table-cell office:value-type="float" office:value="0.000001111531" calcext:value-type="float">
            <text:p>1.111531E-06</text:p>
          </table:table-cell>
          <table:table-cell office:value-type="float" office:value="9.559854E-016" calcext:value-type="float">
            <text:p>9.559854E-16</text:p>
          </table:table-cell>
          <table:table-cell office:value-type="float" office:value="1.941387E-015" calcext:value-type="float">
            <text:p>1.941387E-15</text:p>
          </table:table-cell>
          <table:table-cell office:value-type="float" office:value="0.00000003910781" calcext:value-type="float">
            <text:p>3.910781E-08</text:p>
          </table:table-cell>
          <table:table-cell office:value-type="float" office:value="0.01686711" calcext:value-type="float">
            <text:p>0.01686711</text:p>
          </table:table-cell>
          <table:table-cell office:value-type="float" office:value="0.03599556" calcext:value-type="float">
            <text:p>0.0359955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138138" calcext:value-type="float">
            <text:p>-0.05138138</text:p>
          </table:table-cell>
          <table:table-cell office:value-type="float" office:value="-0.03362186" calcext:value-type="float">
            <text:p>-0.03362186</text:p>
          </table:table-cell>
          <table:table-cell office:value-type="float" office:value="-0.01905116" calcext:value-type="float">
            <text:p>-0.01905116</text:p>
          </table:table-cell>
          <table:table-cell office:value-type="float" office:value="-0.01416067" calcext:value-type="float">
            <text:p>-0.01416067</text:p>
          </table:table-cell>
          <table:table-cell office:value-type="float" office:value="-0.01149817" calcext:value-type="float">
            <text:p>-0.01149817</text:p>
          </table:table-cell>
          <table:table-cell office:value-type="float" office:value="-0.0104598" calcext:value-type="float">
            <text:p>-0.0104598</text:p>
          </table:table-cell>
          <table:table-cell office:value-type="float" office:value="-0.01016264" calcext:value-type="float">
            <text:p>-0.01016264</text:p>
          </table:table-cell>
          <table:table-cell office:value-type="float" office:value="-0.00950148" calcext:value-type="float">
            <text:p>-0.00950148</text:p>
          </table:table-cell>
          <table:table-cell office:value-type="float" office:value="-0.01063602" calcext:value-type="float">
            <text:p>-0.01063602</text:p>
          </table:table-cell>
          <table:table-cell office:value-type="float" office:value="-0.01252993" calcext:value-type="float">
            <text:p>-0.0125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751624" calcext:value-type="float">
            <text:p>-0.05751624</text:p>
          </table:table-cell>
          <table:table-cell office:value-type="float" office:value="0.03900542" calcext:value-type="float">
            <text:p>0.03900542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254266" calcext:value-type="float">
            <text:p>-2.2542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032004" calcext:value-type="float">
            <text:p>13032004</text:p>
          </table:table-cell>
          <table:table-cell office:value-type="float" office:value="48.90003" calcext:value-type="float">
            <text:p>48.90003</text:p>
          </table:table-cell>
          <table:table-cell office:value-type="float" office:value="32.61902" calcext:value-type="float">
            <text:p>32.61902</text:p>
          </table:table-cell>
          <table:table-cell office:value-type="float" office:value="0" calcext:value-type="float">
            <text:p>0</text:p>
          </table:table-cell>
          <table:table-cell office:value-type="float" office:value="1107.68" calcext:value-type="float">
            <text:p>1107.68</text:p>
          </table:table-cell>
          <table:table-cell office:value-type="float" office:value="4.463988" calcext:value-type="float">
            <text:p>4.463988</text:p>
          </table:table-cell>
          <table:table-cell office:value-type="float" office:value="0" calcext:value-type="float">
            <text:p>0</text:p>
          </table:table-cell>
          <table:table-cell office:value-type="float" office:value="0.2945101" calcext:value-type="float">
            <text:p>0.2945101</text:p>
          </table:table-cell>
          <table:table-cell office:value-type="float" office:value="0.3054066" calcext:value-type="float">
            <text:p>0.3054066</text:p>
          </table:table-cell>
          <table:table-cell office:value-type="float" office:value="0.3312039" calcext:value-type="float">
            <text:p>0.3312039</text:p>
          </table:table-cell>
          <table:table-cell office:value-type="float" office:value="0.3448316" calcext:value-type="float">
            <text:p>0.3448316</text:p>
          </table:table-cell>
          <table:table-cell office:value-type="float" office:value="0.3539314" calcext:value-type="float">
            <text:p>0.3539314</text:p>
          </table:table-cell>
          <table:table-cell office:value-type="float" office:value="0.3147728" calcext:value-type="float">
            <text:p>0.3147728</text:p>
          </table:table-cell>
          <table:table-cell office:value-type="float" office:value="0.3076813" calcext:value-type="float">
            <text:p>0.3076813</text:p>
          </table:table-cell>
          <table:table-cell office:value-type="float" office:value="0.3775327" calcext:value-type="float">
            <text:p>0.3775327</text:p>
          </table:table-cell>
          <table:table-cell office:value-type="float" office:value="0.3707471" calcext:value-type="float">
            <text:p>0.3707471</text:p>
          </table:table-cell>
          <table:table-cell office:value-type="float" office:value="0.3731155" calcext:value-type="float">
            <text:p>0.3731155</text:p>
          </table:table-cell>
          <table:table-cell office:value-type="float" office:value="0.3882329" calcext:value-type="float">
            <text:p>0.3882329</text:p>
          </table:table-cell>
          <table:table-cell office:value-type="float" office:value="0.4004228" calcext:value-type="float">
            <text:p>0.4004228</text:p>
          </table:table-cell>
          <table:table-cell office:value-type="float" office:value="0.4623787" calcext:value-type="float">
            <text:p>0.4623787</text:p>
          </table:table-cell>
          <table:table-cell office:value-type="float" office:value="0" calcext:value-type="float">
            <text:p>0</text:p>
          </table:table-cell>
          <table:table-cell office:value-type="float" office:value="0.0000004633746" calcext:value-type="float">
            <text:p>4.633746E-07</text:p>
          </table:table-cell>
          <table:table-cell office:value-type="float" office:value="9.560121E-016" calcext:value-type="float">
            <text:p>9.560121E-16</text:p>
          </table:table-cell>
          <table:table-cell office:value-type="float" office:value="0.00000000000001022983" calcext:value-type="float">
            <text:p>1.022983E-14</text:p>
          </table:table-cell>
          <table:table-cell office:value-type="float" office:value="0.00000002970515" calcext:value-type="float">
            <text:p>2.970515E-08</text:p>
          </table:table-cell>
          <table:table-cell office:value-type="float" office:value="9.892704E-016" calcext:value-type="float">
            <text:p>9.892704E-16</text:p>
          </table:table-cell>
          <table:table-cell office:value-type="float" office:value="0.02306321" calcext:value-type="float">
            <text:p>0.02306321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5045" calcext:value-type="float">
            <text:p>-0.0415045</text:p>
          </table:table-cell>
          <table:table-cell office:value-type="float" office:value="-0.03163117" calcext:value-type="float">
            <text:p>-0.03163117</text:p>
          </table:table-cell>
          <table:table-cell office:value-type="float" office:value="-0.01919254" calcext:value-type="float">
            <text:p>-0.01919254</text:p>
          </table:table-cell>
          <table:table-cell office:value-type="float" office:value="-0.01500799" calcext:value-type="float">
            <text:p>-0.01500799</text:p>
          </table:table-cell>
          <table:table-cell office:value-type="float" office:value="-0.01279728" calcext:value-type="float">
            <text:p>-0.01279728</text:p>
          </table:table-cell>
          <table:table-cell office:value-type="float" office:value="-0.01000345" calcext:value-type="float">
            <text:p>-0.01000345</text:p>
          </table:table-cell>
          <table:table-cell office:value-type="float" office:value="-0.01016158" calcext:value-type="float">
            <text:p>-0.01016158</text:p>
          </table:table-cell>
          <table:table-cell office:value-type="float" office:value="-0.009853286" calcext:value-type="float">
            <text:p>-0.009853286</text:p>
          </table:table-cell>
          <table:table-cell office:value-type="float" office:value="-0.01046377" calcext:value-type="float">
            <text:p>-0.01046377</text:p>
          </table:table-cell>
          <table:table-cell office:value-type="float" office:value="-0.01218249" calcext:value-type="float">
            <text:p>-0.01218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406622" calcext:value-type="float">
            <text:p>-0.04406622</text:p>
          </table:table-cell>
          <table:table-cell office:value-type="float" office:value="0.03874111" calcext:value-type="float">
            <text:p>0.03874111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254049" calcext:value-type="float">
            <text:p>-2.2540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032004" calcext:value-type="float">
            <text:p>14032004</text:p>
          </table:table-cell>
          <table:table-cell office:value-type="float" office:value="48.90003" calcext:value-type="float">
            <text:p>48.90003</text:p>
          </table:table-cell>
          <table:table-cell office:value-type="float" office:value="34.99559" calcext:value-type="float">
            <text:p>34.99559</text:p>
          </table:table-cell>
          <table:table-cell office:value-type="float" office:value="0" calcext:value-type="float">
            <text:p>0</text:p>
          </table:table-cell>
          <table:table-cell office:value-type="float" office:value="1105.303" calcext:value-type="float">
            <text:p>1105.303</text:p>
          </table:table-cell>
          <table:table-cell office:value-type="float" office:value="4.463988" calcext:value-type="float">
            <text:p>4.463988</text:p>
          </table:table-cell>
          <table:table-cell office:value-type="float" office:value="0" calcext:value-type="float">
            <text:p>0</text:p>
          </table:table-cell>
          <table:table-cell office:value-type="float" office:value="0.2792819" calcext:value-type="float">
            <text:p>0.2792819</text:p>
          </table:table-cell>
          <table:table-cell office:value-type="float" office:value="0.2991793" calcext:value-type="float">
            <text:p>0.2991793</text:p>
          </table:table-cell>
          <table:table-cell office:value-type="float" office:value="0.3283714" calcext:value-type="float">
            <text:p>0.3283714</text:p>
          </table:table-cell>
          <table:table-cell office:value-type="float" office:value="0.3438511" calcext:value-type="float">
            <text:p>0.3438511</text:p>
          </table:table-cell>
          <table:table-cell office:value-type="float" office:value="0.3535727" calcext:value-type="float">
            <text:p>0.3535727</text:p>
          </table:table-cell>
          <table:table-cell office:value-type="float" office:value="0.3159841" calcext:value-type="float">
            <text:p>0.3159841</text:p>
          </table:table-cell>
          <table:table-cell office:value-type="float" office:value="0.3079737" calcext:value-type="float">
            <text:p>0.3079737</text:p>
          </table:table-cell>
          <table:table-cell office:value-type="float" office:value="0.377347" calcext:value-type="float">
            <text:p>0.377347</text:p>
          </table:table-cell>
          <table:table-cell office:value-type="float" office:value="0.370863" calcext:value-type="float">
            <text:p>0.370863</text:p>
          </table:table-cell>
          <table:table-cell office:value-type="float" office:value="0.3737723" calcext:value-type="float">
            <text:p>0.3737723</text:p>
          </table:table-cell>
          <table:table-cell office:value-type="float" office:value="0.3885792" calcext:value-type="float">
            <text:p>0.3885792</text:p>
          </table:table-cell>
          <table:table-cell office:value-type="float" office:value="0.40049" calcext:value-type="float">
            <text:p>0.40049</text:p>
          </table:table-cell>
          <table:table-cell office:value-type="float" office:value="0.4623792" calcext:value-type="float">
            <text:p>0.4623792</text:p>
          </table:table-cell>
          <table:table-cell office:value-type="float" office:value="0" calcext:value-type="float">
            <text:p>0</text:p>
          </table:table-cell>
          <table:table-cell office:value-type="float" office:value="0.0000001733656" calcext:value-type="float">
            <text:p>1.733656E-07</text:p>
          </table:table-cell>
          <table:table-cell office:value-type="float" office:value="9.560971E-016" calcext:value-type="float">
            <text:p>9.560971E-16</text:p>
          </table:table-cell>
          <table:table-cell office:value-type="float" office:value="8.675312E-015" calcext:value-type="float">
            <text:p>8.675312E-15</text:p>
          </table:table-cell>
          <table:table-cell office:value-type="float" office:value="0.00000002056541" calcext:value-type="float">
            <text:p>2.056541E-08</text:p>
          </table:table-cell>
          <table:table-cell office:value-type="float" office:value="9.892704E-016" calcext:value-type="float">
            <text:p>9.892704E-16</text:p>
          </table:table-cell>
          <table:table-cell office:value-type="float" office:value="0.003713309" calcext:value-type="float">
            <text:p>0.003713309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296089" calcext:value-type="float">
            <text:p>-0.06296089</text:p>
          </table:table-cell>
          <table:table-cell office:value-type="float" office:value="-0.03653757" calcext:value-type="float">
            <text:p>-0.03653757</text:p>
          </table:table-cell>
          <table:table-cell office:value-type="float" office:value="-0.02023646" calcext:value-type="float">
            <text:p>-0.02023646</text:p>
          </table:table-cell>
          <table:table-cell office:value-type="float" office:value="-0.01528093" calcext:value-type="float">
            <text:p>-0.01528093</text:p>
          </table:table-cell>
          <table:table-cell office:value-type="float" office:value="-0.0128842" calcext:value-type="float">
            <text:p>-0.0128842</text:p>
          </table:table-cell>
          <table:table-cell office:value-type="float" office:value="-0.009718238" calcext:value-type="float">
            <text:p>-0.009718238</text:p>
          </table:table-cell>
          <table:table-cell office:value-type="float" office:value="-0.0100827" calcext:value-type="float">
            <text:p>-0.0100827</text:p>
          </table:table-cell>
          <table:table-cell office:value-type="float" office:value="-0.009960367" calcext:value-type="float">
            <text:p>-0.009960367</text:p>
          </table:table-cell>
          <table:table-cell office:value-type="float" office:value="-0.01040852" calcext:value-type="float">
            <text:p>-0.01040852</text:p>
          </table:table-cell>
          <table:table-cell office:value-type="float" office:value="-0.01182163" calcext:value-type="float">
            <text:p>-0.01182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169751" calcext:value-type="float">
            <text:p>-0.07169751</text:p>
          </table:table-cell>
          <table:table-cell office:value-type="float" office:value="0.0384344" calcext:value-type="float">
            <text:p>0.0384344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253665" calcext:value-type="float">
            <text:p>-2.2536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32004" calcext:value-type="float">
            <text:p>15032004</text:p>
          </table:table-cell>
          <table:table-cell office:value-type="float" office:value="60.50003" calcext:value-type="float">
            <text:p>60.50003</text:p>
          </table:table-cell>
          <table:table-cell office:value-type="float" office:value="35.25499" calcext:value-type="float">
            <text:p>35.25499</text:p>
          </table:table-cell>
          <table:table-cell office:value-type="float" office:value="0" calcext:value-type="float">
            <text:p>0</text:p>
          </table:table-cell>
          <table:table-cell office:value-type="float" office:value="1116.334" calcext:value-type="float">
            <text:p>1116.334</text:p>
          </table:table-cell>
          <table:table-cell office:value-type="float" office:value="4.773516" calcext:value-type="float">
            <text:p>4.773516</text:p>
          </table:table-cell>
          <table:table-cell office:value-type="float" office:value="0" calcext:value-type="float">
            <text:p>0</text:p>
          </table:table-cell>
          <table:table-cell office:value-type="float" office:value="0.3183736" calcext:value-type="float">
            <text:p>0.3183736</text:p>
          </table:table-cell>
          <table:table-cell office:value-type="float" office:value="0.3535051" calcext:value-type="float">
            <text:p>0.3535051</text:p>
          </table:table-cell>
          <table:table-cell office:value-type="float" office:value="0.3713401" calcext:value-type="float">
            <text:p>0.3713401</text:p>
          </table:table-cell>
          <table:table-cell office:value-type="float" office:value="0.3730108" calcext:value-type="float">
            <text:p>0.3730108</text:p>
          </table:table-cell>
          <table:table-cell office:value-type="float" office:value="0.3718289" calcext:value-type="float">
            <text:p>0.3718289</text:p>
          </table:table-cell>
          <table:table-cell office:value-type="float" office:value="0.3148878" calcext:value-type="float">
            <text:p>0.3148878</text:p>
          </table:table-cell>
          <table:table-cell office:value-type="float" office:value="0.3361567" calcext:value-type="float">
            <text:p>0.3361567</text:p>
          </table:table-cell>
          <table:table-cell office:value-type="float" office:value="0.3783998" calcext:value-type="float">
            <text:p>0.3783998</text:p>
          </table:table-cell>
          <table:table-cell office:value-type="float" office:value="0.3709988" calcext:value-type="float">
            <text:p>0.3709988</text:p>
          </table:table-cell>
          <table:table-cell office:value-type="float" office:value="0.3743655" calcext:value-type="float">
            <text:p>0.3743655</text:p>
          </table:table-cell>
          <table:table-cell office:value-type="float" office:value="0.3889394" calcext:value-type="float">
            <text:p>0.3889394</text:p>
          </table:table-cell>
          <table:table-cell office:value-type="float" office:value="0.4005779" calcext:value-type="float">
            <text:p>0.4005779</text:p>
          </table:table-cell>
          <table:table-cell office:value-type="float" office:value="0.4623734" calcext:value-type="float">
            <text:p>0.4623734</text:p>
          </table:table-cell>
          <table:table-cell office:value-type="float" office:value="0" calcext:value-type="float">
            <text:p>0</text:p>
          </table:table-cell>
          <table:table-cell office:value-type="float" office:value="0.003562151" calcext:value-type="float">
            <text:p>0.003562151</text:p>
          </table:table-cell>
          <table:table-cell office:value-type="float" office:value="3.912203E-015" calcext:value-type="float">
            <text:p>3.912203E-15</text:p>
          </table:table-cell>
          <table:table-cell office:value-type="float" office:value="6.730509E-015" calcext:value-type="float">
            <text:p>6.730509E-15</text:p>
          </table:table-cell>
          <table:table-cell office:value-type="float" office:value="0.00000001638284" calcext:value-type="float">
            <text:p>1.638284E-08</text:p>
          </table:table-cell>
          <table:table-cell office:value-type="float" office:value="9.892704E-016" calcext:value-type="float">
            <text:p>9.892704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20864" calcext:value-type="float">
            <text:p>-0.02320864</text:p>
          </table:table-cell>
          <table:table-cell office:value-type="float" office:value="-0.01249849" calcext:value-type="float">
            <text:p>-0.01249849</text:p>
          </table:table-cell>
          <table:table-cell office:value-type="float" office:value="-0.00937965" calcext:value-type="float">
            <text:p>-0.00937965</text:p>
          </table:table-cell>
          <table:table-cell office:value-type="float" office:value="-0.00925469" calcext:value-type="float">
            <text:p>-0.00925469</text:p>
          </table:table-cell>
          <table:table-cell office:value-type="float" office:value="-0.009487811" calcext:value-type="float">
            <text:p>-0.009487811</text:p>
          </table:table-cell>
          <table:table-cell office:value-type="float" office:value="-0.01007663" calcext:value-type="float">
            <text:p>-0.01007663</text:p>
          </table:table-cell>
          <table:table-cell office:value-type="float" office:value="-0.004949424" calcext:value-type="float">
            <text:p>-0.004949424</text:p>
          </table:table-cell>
          <table:table-cell office:value-type="float" office:value="-0.00941721" calcext:value-type="float">
            <text:p>-0.00941721</text:p>
          </table:table-cell>
          <table:table-cell office:value-type="float" office:value="-0.01034643" calcext:value-type="float">
            <text:p>-0.01034643</text:p>
          </table:table-cell>
          <table:table-cell office:value-type="float" office:value="-0.01150481" calcext:value-type="float">
            <text:p>-0.01150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4656" calcext:value-type="float">
            <text:p>-0.0314656</text:p>
          </table:table-cell>
          <table:table-cell office:value-type="float" office:value="0.03855656" calcext:value-type="float">
            <text:p>0.03855656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254268" calcext:value-type="float">
            <text:p>-2.2542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32004" calcext:value-type="float">
            <text:p>16032004</text:p>
          </table:table-cell>
          <table:table-cell office:value-type="float" office:value="62.50004" calcext:value-type="float">
            <text:p>62.50004</text:p>
          </table:table-cell>
          <table:table-cell office:value-type="float" office:value="35.50508" calcext:value-type="float">
            <text:p>35.50508</text:p>
          </table:table-cell>
          <table:table-cell office:value-type="float" office:value="0" calcext:value-type="float">
            <text:p>0</text:p>
          </table:table-cell>
          <table:table-cell office:value-type="float" office:value="1117.462" calcext:value-type="float">
            <text:p>1117.462</text:p>
          </table:table-cell>
          <table:table-cell office:value-type="float" office:value="5.395705" calcext:value-type="float">
            <text:p>5.395705</text:p>
          </table:table-cell>
          <table:table-cell office:value-type="float" office:value="5.899695" calcext:value-type="float">
            <text:p>5.899695</text:p>
          </table:table-cell>
          <table:table-cell office:value-type="float" office:value="0.3165597" calcext:value-type="float">
            <text:p>0.3165597</text:p>
          </table:table-cell>
          <table:table-cell office:value-type="float" office:value="0.3367016" calcext:value-type="float">
            <text:p>0.3367016</text:p>
          </table:table-cell>
          <table:table-cell office:value-type="float" office:value="0.3515062" calcext:value-type="float">
            <text:p>0.3515062</text:p>
          </table:table-cell>
          <table:table-cell office:value-type="float" office:value="0.3632655" calcext:value-type="float">
            <text:p>0.3632655</text:p>
          </table:table-cell>
          <table:table-cell office:value-type="float" office:value="0.371181" calcext:value-type="float">
            <text:p>0.371181</text:p>
          </table:table-cell>
          <table:table-cell office:value-type="float" office:value="0.3263265" calcext:value-type="float">
            <text:p>0.3263265</text:p>
          </table:table-cell>
          <table:table-cell office:value-type="float" office:value="0.3294132" calcext:value-type="float">
            <text:p>0.3294132</text:p>
          </table:table-cell>
          <table:table-cell office:value-type="float" office:value="0.3836834" calcext:value-type="float">
            <text:p>0.3836834</text:p>
          </table:table-cell>
          <table:table-cell office:value-type="float" office:value="0.3718767" calcext:value-type="float">
            <text:p>0.3718767</text:p>
          </table:table-cell>
          <table:table-cell office:value-type="float" office:value="0.3749118" calcext:value-type="float">
            <text:p>0.3749118</text:p>
          </table:table-cell>
          <table:table-cell office:value-type="float" office:value="0.3892953" calcext:value-type="float">
            <text:p>0.3892953</text:p>
          </table:table-cell>
          <table:table-cell office:value-type="float" office:value="0.4006737" calcext:value-type="float">
            <text:p>0.4006737</text:p>
          </table:table-cell>
          <table:table-cell office:value-type="float" office:value="0.462374" calcext:value-type="float">
            <text:p>0.462374</text:p>
          </table:table-cell>
          <table:table-cell office:value-type="float" office:value="0" calcext:value-type="float">
            <text:p>0</text:p>
          </table:table-cell>
          <table:table-cell office:value-type="float" office:value="0.00224629" calcext:value-type="float">
            <text:p>0.00224629</text:p>
          </table:table-cell>
          <table:table-cell office:value-type="float" office:value="3.60914E-015" calcext:value-type="float">
            <text:p>3.60914E-15</text:p>
          </table:table-cell>
          <table:table-cell office:value-type="float" office:value="5.936084E-015" calcext:value-type="float">
            <text:p>5.936084E-15</text:p>
          </table:table-cell>
          <table:table-cell office:value-type="float" office:value="0.00000001417127" calcext:value-type="float">
            <text:p>1.417127E-08</text:p>
          </table:table-cell>
          <table:table-cell office:value-type="float" office:value="9.892704E-016" calcext:value-type="float">
            <text:p>9.892704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61934" calcext:value-type="float">
            <text:p>-0.02461934</text:p>
          </table:table-cell>
          <table:table-cell office:value-type="float" office:value="-0.01718465" calcext:value-type="float">
            <text:p>-0.01718465</text:p>
          </table:table-cell>
          <table:table-cell office:value-type="float" office:value="-0.01330613" calcext:value-type="float">
            <text:p>-0.01330613</text:p>
          </table:table-cell>
          <table:table-cell office:value-type="float" office:value="-0.0109089" calcext:value-type="float">
            <text:p>-0.0109089</text:p>
          </table:table-cell>
          <table:table-cell office:value-type="float" office:value="-0.009555525" calcext:value-type="float">
            <text:p>-0.009555525</text:p>
          </table:table-cell>
          <table:table-cell office:value-type="float" office:value="-0.007619107" calcext:value-type="float">
            <text:p>-0.007619107</text:p>
          </table:table-cell>
          <table:table-cell office:value-type="float" office:value="-0.005781234" calcext:value-type="float">
            <text:p>-0.005781234</text:p>
          </table:table-cell>
          <table:table-cell office:value-type="float" office:value="-0.006959806" calcext:value-type="float">
            <text:p>-0.006959806</text:p>
          </table:table-cell>
          <table:table-cell office:value-type="float" office:value="-0.009951878" calcext:value-type="float">
            <text:p>-0.009951878</text:p>
          </table:table-cell>
          <table:table-cell office:value-type="float" office:value="-0.01122115" calcext:value-type="float">
            <text:p>-0.01122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18001" calcext:value-type="float">
            <text:p>-0.02918001</text:p>
          </table:table-cell>
          <table:table-cell office:value-type="float" office:value="0.03842547" calcext:value-type="float">
            <text:p>0.03842547</text:p>
          </table:table-cell>
          <table:table-cell office:value-type="float" office:value="-9999.039" calcext:value-type="float">
            <text:p>-9999.039</text:p>
          </table:table-cell>
          <table:table-cell office:value-type="float" office:value="-2.254972" calcext:value-type="float">
            <text:p>-2.2549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032004" calcext:value-type="float">
            <text:p>17032004</text:p>
          </table:table-cell>
          <table:table-cell office:value-type="float" office:value="63.80005" calcext:value-type="float">
            <text:p>63.80005</text:p>
          </table:table-cell>
          <table:table-cell office:value-type="float" office:value="36.42742" calcext:value-type="float">
            <text:p>36.42742</text:p>
          </table:table-cell>
          <table:table-cell office:value-type="float" office:value="0" calcext:value-type="float">
            <text:p>0</text:p>
          </table:table-cell>
          <table:table-cell office:value-type="float" office:value="1117.446" calcext:value-type="float">
            <text:p>1117.446</text:p>
          </table:table-cell>
          <table:table-cell office:value-type="float" office:value="5.788657" calcext:value-type="float">
            <text:p>5.788657</text:p>
          </table:table-cell>
          <table:table-cell office:value-type="float" office:value="0" calcext:value-type="float">
            <text:p>0</text:p>
          </table:table-cell>
          <table:table-cell office:value-type="float" office:value="0.3360069" calcext:value-type="float">
            <text:p>0.3360069</text:p>
          </table:table-cell>
          <table:table-cell office:value-type="float" office:value="0.341193" calcext:value-type="float">
            <text:p>0.341193</text:p>
          </table:table-cell>
          <table:table-cell office:value-type="float" office:value="0.3510747" calcext:value-type="float">
            <text:p>0.3510747</text:p>
          </table:table-cell>
          <table:table-cell office:value-type="float" office:value="0.3621785" calcext:value-type="float">
            <text:p>0.3621785</text:p>
          </table:table-cell>
          <table:table-cell office:value-type="float" office:value="0.3701611" calcext:value-type="float">
            <text:p>0.3701611</text:p>
          </table:table-cell>
          <table:table-cell office:value-type="float" office:value="0.3256494" calcext:value-type="float">
            <text:p>0.3256494</text:p>
          </table:table-cell>
          <table:table-cell office:value-type="float" office:value="0.3248919" calcext:value-type="float">
            <text:p>0.3248919</text:p>
          </table:table-cell>
          <table:table-cell office:value-type="float" office:value="0.3868845" calcext:value-type="float">
            <text:p>0.3868845</text:p>
          </table:table-cell>
          <table:table-cell office:value-type="float" office:value="0.3733352" calcext:value-type="float">
            <text:p>0.3733352</text:p>
          </table:table-cell>
          <table:table-cell office:value-type="float" office:value="0.3754721" calcext:value-type="float">
            <text:p>0.3754721</text:p>
          </table:table-cell>
          <table:table-cell office:value-type="float" office:value="0.3896462" calcext:value-type="float">
            <text:p>0.3896462</text:p>
          </table:table-cell>
          <table:table-cell office:value-type="float" office:value="0.4007768" calcext:value-type="float">
            <text:p>0.400776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0.0000000624056" calcext:value-type="float">
            <text:p>6.24056E-08</text:p>
          </table:table-cell>
          <table:table-cell office:value-type="float" office:value="2.614584E-015" calcext:value-type="float">
            <text:p>2.614584E-15</text:p>
          </table:table-cell>
          <table:table-cell office:value-type="float" office:value="9.141822E-015" calcext:value-type="float">
            <text:p>9.141822E-15</text:p>
          </table:table-cell>
          <table:table-cell office:value-type="float" office:value="0.0000000106703" calcext:value-type="float">
            <text:p>1.06703E-08</text:p>
          </table:table-cell>
          <table:table-cell office:value-type="float" office:value="9.892704E-016" calcext:value-type="float">
            <text:p>9.892704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53414" calcext:value-type="float">
            <text:p>-0.01753414</text:p>
          </table:table-cell>
          <table:table-cell office:value-type="float" office:value="-0.01600683" calcext:value-type="float">
            <text:p>-0.01600683</text:p>
          </table:table-cell>
          <table:table-cell office:value-type="float" office:value="-0.0134426" calcext:value-type="float">
            <text:p>-0.0134426</text:p>
          </table:table-cell>
          <table:table-cell office:value-type="float" office:value="-0.01111668" calcext:value-type="float">
            <text:p>-0.01111668</text:p>
          </table:table-cell>
          <table:table-cell office:value-type="float" office:value="-0.009716904" calcext:value-type="float">
            <text:p>-0.009716904</text:p>
          </table:table-cell>
          <table:table-cell office:value-type="float" office:value="-0.007727261" calcext:value-type="float">
            <text:p>-0.007727261</text:p>
          </table:table-cell>
          <table:table-cell office:value-type="float" office:value="-0.006413493" calcext:value-type="float">
            <text:p>-0.006413493</text:p>
          </table:table-cell>
          <table:table-cell office:value-type="float" office:value="-0.005803789" calcext:value-type="float">
            <text:p>-0.005803789</text:p>
          </table:table-cell>
          <table:table-cell office:value-type="float" office:value="-0.009326168" calcext:value-type="float">
            <text:p>-0.009326168</text:p>
          </table:table-cell>
          <table:table-cell office:value-type="float" office:value="-0.01093829" calcext:value-type="float">
            <text:p>-0.01093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18179" calcext:value-type="float">
            <text:p>-0.01818179</text:p>
          </table:table-cell>
          <table:table-cell office:value-type="float" office:value="0.03822047" calcext:value-type="float">
            <text:p>0.03822047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255475" calcext:value-type="float">
            <text:p>-2.2554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32004" calcext:value-type="float">
            <text:p>18032004</text:p>
          </table:table-cell>
          <table:table-cell office:value-type="float" office:value="63.80005" calcext:value-type="float">
            <text:p>63.80005</text:p>
          </table:table-cell>
          <table:table-cell office:value-type="float" office:value="39.09747" calcext:value-type="float">
            <text:p>39.09747</text:p>
          </table:table-cell>
          <table:table-cell office:value-type="float" office:value="0" calcext:value-type="float">
            <text:p>0</text:p>
          </table:table-cell>
          <table:table-cell office:value-type="float" office:value="1114.776" calcext:value-type="float">
            <text:p>1114.776</text:p>
          </table:table-cell>
          <table:table-cell office:value-type="float" office:value="5.788657" calcext:value-type="float">
            <text:p>5.788657</text:p>
          </table:table-cell>
          <table:table-cell office:value-type="float" office:value="0" calcext:value-type="float">
            <text:p>0</text:p>
          </table:table-cell>
          <table:table-cell office:value-type="float" office:value="0.3144401" calcext:value-type="float">
            <text:p>0.3144401</text:p>
          </table:table-cell>
          <table:table-cell office:value-type="float" office:value="0.3273987" calcext:value-type="float">
            <text:p>0.3273987</text:p>
          </table:table-cell>
          <table:table-cell office:value-type="float" office:value="0.3456918" calcext:value-type="float">
            <text:p>0.3456918</text:p>
          </table:table-cell>
          <table:table-cell office:value-type="float" office:value="0.357689" calcext:value-type="float">
            <text:p>0.357689</text:p>
          </table:table-cell>
          <table:table-cell office:value-type="float" office:value="0.3641132" calcext:value-type="float">
            <text:p>0.3641132</text:p>
          </table:table-cell>
          <table:table-cell office:value-type="float" office:value="0.3186442" calcext:value-type="float">
            <text:p>0.3186442</text:p>
          </table:table-cell>
          <table:table-cell office:value-type="float" office:value="0.3170147" calcext:value-type="float">
            <text:p>0.3170147</text:p>
          </table:table-cell>
          <table:table-cell office:value-type="float" office:value="0.3843006" calcext:value-type="float">
            <text:p>0.3843006</text:p>
          </table:table-cell>
          <table:table-cell office:value-type="float" office:value="0.3747908" calcext:value-type="float">
            <text:p>0.3747908</text:p>
          </table:table-cell>
          <table:table-cell office:value-type="float" office:value="0.3761385" calcext:value-type="float">
            <text:p>0.3761385</text:p>
          </table:table-cell>
          <table:table-cell office:value-type="float" office:value="0.3899993" calcext:value-type="float">
            <text:p>0.3899993</text:p>
          </table:table-cell>
          <table:table-cell office:value-type="float" office:value="0.4008859" calcext:value-type="float">
            <text:p>0.400885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0.00000001750651" calcext:value-type="float">
            <text:p>1.750651E-08</text:p>
          </table:table-cell>
          <table:table-cell office:value-type="float" office:value="1.999023E-015" calcext:value-type="float">
            <text:p>1.999023E-15</text:p>
          </table:table-cell>
          <table:table-cell office:value-type="float" office:value="0.00000000000002213027" calcext:value-type="float">
            <text:p>2.213027E-14</text:p>
          </table:table-cell>
          <table:table-cell office:value-type="float" office:value="0.000000005258098" calcext:value-type="float">
            <text:p>5.258098E-09</text:p>
          </table:table-cell>
          <table:table-cell office:value-type="float" office:value="9.892704E-016" calcext:value-type="float">
            <text:p>9.892704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31466" calcext:value-type="float">
            <text:p>-0.02631466</text:p>
          </table:table-cell>
          <table:table-cell office:value-type="float" office:value="-0.02058885" calcext:value-type="float">
            <text:p>-0.02058885</text:p>
          </table:table-cell>
          <table:table-cell office:value-type="float" office:value="-0.01473512" calcext:value-type="float">
            <text:p>-0.01473512</text:p>
          </table:table-cell>
          <table:table-cell office:value-type="float" office:value="-0.01197808" calcext:value-type="float">
            <text:p>-0.01197808</text:p>
          </table:table-cell>
          <table:table-cell office:value-type="float" office:value="-0.0107328" calcext:value-type="float">
            <text:p>-0.0107328</text:p>
          </table:table-cell>
          <table:table-cell office:value-type="float" office:value="-0.009113652" calcext:value-type="float">
            <text:p>-0.009113652</text:p>
          </table:table-cell>
          <table:table-cell office:value-type="float" office:value="-0.00789761" calcext:value-type="float">
            <text:p>-0.00789761</text:p>
          </table:table-cell>
          <table:table-cell office:value-type="float" office:value="-0.006701688" calcext:value-type="float">
            <text:p>-0.006701688</text:p>
          </table:table-cell>
          <table:table-cell office:value-type="float" office:value="-0.008740165" calcext:value-type="float">
            <text:p>-0.008740165</text:p>
          </table:table-cell>
          <table:table-cell office:value-type="float" office:value="-0.01061209" calcext:value-type="float">
            <text:p>-0.01061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61344" calcext:value-type="float">
            <text:p>-0.02861344</text:p>
          </table:table-cell>
          <table:table-cell office:value-type="float" office:value="0.03796796" calcext:value-type="float">
            <text:p>0.03796796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255787" calcext:value-type="float">
            <text:p>-2.2557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032004" calcext:value-type="float">
            <text:p>19032004</text:p>
          </table:table-cell>
          <table:table-cell office:value-type="float" office:value="63.80005" calcext:value-type="float">
            <text:p>63.80005</text:p>
          </table:table-cell>
          <table:table-cell office:value-type="float" office:value="41.71064" calcext:value-type="float">
            <text:p>41.71064</text:p>
          </table:table-cell>
          <table:table-cell office:value-type="float" office:value="0" calcext:value-type="float">
            <text:p>0</text:p>
          </table:table-cell>
          <table:table-cell office:value-type="float" office:value="1112.163" calcext:value-type="float">
            <text:p>1112.163</text:p>
          </table:table-cell>
          <table:table-cell office:value-type="float" office:value="5.788657" calcext:value-type="float">
            <text:p>5.788657</text:p>
          </table:table-cell>
          <table:table-cell office:value-type="float" office:value="0" calcext:value-type="float">
            <text:p>0</text:p>
          </table:table-cell>
          <table:table-cell office:value-type="float" office:value="0.308949" calcext:value-type="float">
            <text:p>0.308949</text:p>
          </table:table-cell>
          <table:table-cell office:value-type="float" office:value="0.3190354" calcext:value-type="float">
            <text:p>0.3190354</text:p>
          </table:table-cell>
          <table:table-cell office:value-type="float" office:value="0.3379788" calcext:value-type="float">
            <text:p>0.3379788</text:p>
          </table:table-cell>
          <table:table-cell office:value-type="float" office:value="0.3501358" calcext:value-type="float">
            <text:p>0.3501358</text:p>
          </table:table-cell>
          <table:table-cell office:value-type="float" office:value="0.3562913" calcext:value-type="float">
            <text:p>0.3562913</text:p>
          </table:table-cell>
          <table:table-cell office:value-type="float" office:value="0.3133339" calcext:value-type="float">
            <text:p>0.3133339</text:p>
          </table:table-cell>
          <table:table-cell office:value-type="float" office:value="0.312124" calcext:value-type="float">
            <text:p>0.312124</text:p>
          </table:table-cell>
          <table:table-cell office:value-type="float" office:value="0.3818841" calcext:value-type="float">
            <text:p>0.3818841</text:p>
          </table:table-cell>
          <table:table-cell office:value-type="float" office:value="0.3755947" calcext:value-type="float">
            <text:p>0.3755947</text:p>
          </table:table-cell>
          <table:table-cell office:value-type="float" office:value="0.3768406" calcext:value-type="float">
            <text:p>0.3768406</text:p>
          </table:table-cell>
          <table:table-cell office:value-type="float" office:value="0.3903654" calcext:value-type="float">
            <text:p>0.3903654</text:p>
          </table:table-cell>
          <table:table-cell office:value-type="float" office:value="0.4010011" calcext:value-type="float">
            <text:p>0.401001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0.0000000031916" calcext:value-type="float">
            <text:p>3.1916E-09</text:p>
          </table:table-cell>
          <table:table-cell office:value-type="float" office:value="1.999276E-015" calcext:value-type="float">
            <text:p>1.999276E-15</text:p>
          </table:table-cell>
          <table:table-cell office:value-type="float" office:value="0.0000000000000196121" calcext:value-type="float">
            <text:p>1.96121E-14</text:p>
          </table:table-cell>
          <table:table-cell office:value-type="float" office:value="0.000000001977675" calcext:value-type="float">
            <text:p>1.977675E-09</text:p>
          </table:table-cell>
          <table:table-cell office:value-type="float" office:value="9.892696E-016" calcext:value-type="float">
            <text:p>9.892696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73375" calcext:value-type="float">
            <text:p>-0.02973375</text:p>
          </table:table-cell>
          <table:table-cell office:value-type="float" office:value="-0.02419703" calcext:value-type="float">
            <text:p>-0.02419703</text:p>
          </table:table-cell>
          <table:table-cell office:value-type="float" office:value="-0.01692449" calcext:value-type="float">
            <text:p>-0.01692449</text:p>
          </table:table-cell>
          <table:table-cell office:value-type="float" office:value="-0.0136494" calcext:value-type="float">
            <text:p>-0.0136494</text:p>
          </table:table-cell>
          <table:table-cell office:value-type="float" office:value="-0.0122673" calcext:value-type="float">
            <text:p>-0.0122673</text:p>
          </table:table-cell>
          <table:table-cell office:value-type="float" office:value="-0.01034199" calcext:value-type="float">
            <text:p>-0.01034199</text:p>
          </table:table-cell>
          <table:table-cell office:value-type="float" office:value="-0.008997566" calcext:value-type="float">
            <text:p>-0.008997566</text:p>
          </table:table-cell>
          <table:table-cell office:value-type="float" office:value="-0.007683398" calcext:value-type="float">
            <text:p>-0.007683398</text:p>
          </table:table-cell>
          <table:table-cell office:value-type="float" office:value="-0.008431708" calcext:value-type="float">
            <text:p>-0.008431708</text:p>
          </table:table-cell>
          <table:table-cell office:value-type="float" office:value="-0.01027862" calcext:value-type="float">
            <text:p>-0.01027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16024" calcext:value-type="float">
            <text:p>-0.03116024</text:p>
          </table:table-cell>
          <table:table-cell office:value-type="float" office:value="0.03763714" calcext:value-type="float">
            <text:p>0.03763714</text:p>
          </table:table-cell>
          <table:table-cell office:value-type="float" office:value="-9999.038" calcext:value-type="float">
            <text:p>-9999.038</text:p>
          </table:table-cell>
          <table:table-cell office:value-type="float" office:value="-2.255903" calcext:value-type="float">
            <text:p>-2.2559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32004" calcext:value-type="float">
            <text:p>20032004</text:p>
          </table:table-cell>
          <table:table-cell office:value-type="float" office:value="63.80005" calcext:value-type="float">
            <text:p>63.80005</text:p>
          </table:table-cell>
          <table:table-cell office:value-type="float" office:value="45.0487" calcext:value-type="float">
            <text:p>45.0487</text:p>
          </table:table-cell>
          <table:table-cell office:value-type="float" office:value="0" calcext:value-type="float">
            <text:p>0</text:p>
          </table:table-cell>
          <table:table-cell office:value-type="float" office:value="1108.825" calcext:value-type="float">
            <text:p>1108.825</text:p>
          </table:table-cell>
          <table:table-cell office:value-type="float" office:value="5.788657" calcext:value-type="float">
            <text:p>5.788657</text:p>
          </table:table-cell>
          <table:table-cell office:value-type="float" office:value="0" calcext:value-type="float">
            <text:p>0</text:p>
          </table:table-cell>
          <table:table-cell office:value-type="float" office:value="0.275351" calcext:value-type="float">
            <text:p>0.275351</text:p>
          </table:table-cell>
          <table:table-cell office:value-type="float" office:value="0.3041354" calcext:value-type="float">
            <text:p>0.3041354</text:p>
          </table:table-cell>
          <table:table-cell office:value-type="float" office:value="0.3317502" calcext:value-type="float">
            <text:p>0.3317502</text:p>
          </table:table-cell>
          <table:table-cell office:value-type="float" office:value="0.3437973" calcext:value-type="float">
            <text:p>0.3437973</text:p>
          </table:table-cell>
          <table:table-cell office:value-type="float" office:value="0.3499131" calcext:value-type="float">
            <text:p>0.3499131</text:p>
          </table:table-cell>
          <table:table-cell office:value-type="float" office:value="0.3088157" calcext:value-type="float">
            <text:p>0.3088157</text:p>
          </table:table-cell>
          <table:table-cell office:value-type="float" office:value="0.3081728" calcext:value-type="float">
            <text:p>0.3081728</text:p>
          </table:table-cell>
          <table:table-cell office:value-type="float" office:value="0.3801077" calcext:value-type="float">
            <text:p>0.3801077</text:p>
          </table:table-cell>
          <table:table-cell office:value-type="float" office:value="0.3757388" calcext:value-type="float">
            <text:p>0.3757388</text:p>
          </table:table-cell>
          <table:table-cell office:value-type="float" office:value="0.3774811" calcext:value-type="float">
            <text:p>0.3774811</text:p>
          </table:table-cell>
          <table:table-cell office:value-type="float" office:value="0.3907374" calcext:value-type="float">
            <text:p>0.3907374</text:p>
          </table:table-cell>
          <table:table-cell office:value-type="float" office:value="0.4011233" calcext:value-type="float">
            <text:p>0.401123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7663" calcext:value-type="float">
            <text:p>3.7663E-10</text:p>
          </table:table-cell>
          <table:table-cell office:value-type="float" office:value="1.99944E-015" calcext:value-type="float">
            <text:p>1.99944E-15</text:p>
          </table:table-cell>
          <table:table-cell office:value-type="float" office:value="6.974208E-015" calcext:value-type="float">
            <text:p>6.974208E-15</text:p>
          </table:table-cell>
          <table:table-cell office:value-type="float" office:value="0.0000000004523954" calcext:value-type="float">
            <text:p>4.523954E-10</text:p>
          </table:table-cell>
          <table:table-cell office:value-type="float" office:value="9.892634E-016" calcext:value-type="float">
            <text:p>9.892634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904528" calcext:value-type="float">
            <text:p>-0.06904528</text:p>
          </table:table-cell>
          <table:table-cell office:value-type="float" office:value="-0.03229898" calcext:value-type="float">
            <text:p>-0.03229898</text:p>
          </table:table-cell>
          <table:table-cell office:value-type="float" office:value="-0.01897785" calcext:value-type="float">
            <text:p>-0.01897785</text:p>
          </table:table-cell>
          <table:table-cell office:value-type="float" office:value="-0.01526973" calcext:value-type="float">
            <text:p>-0.01526973</text:p>
          </table:table-cell>
          <table:table-cell office:value-type="float" office:value="-0.01370423" calcext:value-type="float">
            <text:p>-0.01370423</text:p>
          </table:table-cell>
          <table:table-cell office:value-type="float" office:value="-0.01153825" calcext:value-type="float">
            <text:p>-0.01153825</text:p>
          </table:table-cell>
          <table:table-cell office:value-type="float" office:value="-0.01001335" calcext:value-type="float">
            <text:p>-0.01001335</text:p>
          </table:table-cell>
          <table:table-cell office:value-type="float" office:value="-0.008500579" calcext:value-type="float">
            <text:p>-0.008500579</text:p>
          </table:table-cell>
          <table:table-cell office:value-type="float" office:value="-0.008375935" calcext:value-type="float">
            <text:p>-0.008375935</text:p>
          </table:table-cell>
          <table:table-cell office:value-type="float" office:value="-0.009983853" calcext:value-type="float">
            <text:p>-0.009983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446979" calcext:value-type="float">
            <text:p>-0.09446979</text:p>
          </table:table-cell>
          <table:table-cell office:value-type="float" office:value="0.03734761" calcext:value-type="float">
            <text:p>0.03734761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255823" calcext:value-type="float">
            <text:p>-2.25582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032004" calcext:value-type="float">
            <text:p>21032004</text:p>
          </table:table-cell>
          <table:table-cell office:value-type="float" office:value="63.80005" calcext:value-type="float">
            <text:p>63.80005</text:p>
          </table:table-cell>
          <table:table-cell office:value-type="float" office:value="47.05017" calcext:value-type="float">
            <text:p>47.05017</text:p>
          </table:table-cell>
          <table:table-cell office:value-type="float" office:value="0" calcext:value-type="float">
            <text:p>0</text:p>
          </table:table-cell>
          <table:table-cell office:value-type="float" office:value="1106.824" calcext:value-type="float">
            <text:p>1106.824</text:p>
          </table:table-cell>
          <table:table-cell office:value-type="float" office:value="5.788657" calcext:value-type="float">
            <text:p>5.788657</text:p>
          </table:table-cell>
          <table:table-cell office:value-type="float" office:value="0" calcext:value-type="float">
            <text:p>0</text:p>
          </table:table-cell>
          <table:table-cell office:value-type="float" office:value="0.2657878" calcext:value-type="float">
            <text:p>0.2657878</text:p>
          </table:table-cell>
          <table:table-cell office:value-type="float" office:value="0.2941523" calcext:value-type="float">
            <text:p>0.2941523</text:p>
          </table:table-cell>
          <table:table-cell office:value-type="float" office:value="0.3240728" calcext:value-type="float">
            <text:p>0.3240728</text:p>
          </table:table-cell>
          <table:table-cell office:value-type="float" office:value="0.337433" calcext:value-type="float">
            <text:p>0.337433</text:p>
          </table:table-cell>
          <table:table-cell office:value-type="float" office:value="0.3442399" calcext:value-type="float">
            <text:p>0.3442399</text:p>
          </table:table-cell>
          <table:table-cell office:value-type="float" office:value="0.3048426" calcext:value-type="float">
            <text:p>0.3048426</text:p>
          </table:table-cell>
          <table:table-cell office:value-type="float" office:value="0.3048311" calcext:value-type="float">
            <text:p>0.3048311</text:p>
          </table:table-cell>
          <table:table-cell office:value-type="float" office:value="0.3786168" calcext:value-type="float">
            <text:p>0.3786168</text:p>
          </table:table-cell>
          <table:table-cell office:value-type="float" office:value="0.3753946" calcext:value-type="float">
            <text:p>0.3753946</text:p>
          </table:table-cell>
          <table:table-cell office:value-type="float" office:value="0.3781202" calcext:value-type="float">
            <text:p>0.3781202</text:p>
          </table:table-cell>
          <table:table-cell office:value-type="float" office:value="0.3911932" calcext:value-type="float">
            <text:p>0.3911932</text:p>
          </table:table-cell>
          <table:table-cell office:value-type="float" office:value="0.4012542" calcext:value-type="float">
            <text:p>0.401254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765132" calcext:value-type="float">
            <text:p>9.765132E-11</text:p>
          </table:table-cell>
          <table:table-cell office:value-type="float" office:value="1.999471E-015" calcext:value-type="float">
            <text:p>1.999471E-15</text:p>
          </table:table-cell>
          <table:table-cell office:value-type="float" office:value="3.458279E-015" calcext:value-type="float">
            <text:p>3.458279E-15</text:p>
          </table:table-cell>
          <table:table-cell office:value-type="float" office:value="0.0000000001289056" calcext:value-type="float">
            <text:p>1.289056E-10</text:p>
          </table:table-cell>
          <table:table-cell office:value-type="float" office:value="9.892581E-016" calcext:value-type="float">
            <text:p>9.892581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054534" calcext:value-type="float">
            <text:p>-0.09054534</text:p>
          </table:table-cell>
          <table:table-cell office:value-type="float" office:value="-0.04159315" calcext:value-type="float">
            <text:p>-0.04159315</text:p>
          </table:table-cell>
          <table:table-cell office:value-type="float" office:value="-0.02189709" calcext:value-type="float">
            <text:p>-0.02189709</text:p>
          </table:table-cell>
          <table:table-cell office:value-type="float" office:value="-0.01712707" calcext:value-type="float">
            <text:p>-0.01712707</text:p>
          </table:table-cell>
          <table:table-cell office:value-type="float" office:value="-0.01515162" calcext:value-type="float">
            <text:p>-0.01515162</text:p>
          </table:table-cell>
          <table:table-cell office:value-type="float" office:value="-0.01271887" calcext:value-type="float">
            <text:p>-0.01271887</text:p>
          </table:table-cell>
          <table:table-cell office:value-type="float" office:value="-0.01096983" calcext:value-type="float">
            <text:p>-0.01096983</text:p>
          </table:table-cell>
          <table:table-cell office:value-type="float" office:value="-0.009254924" calcext:value-type="float">
            <text:p>-0.009254924</text:p>
          </table:table-cell>
          <table:table-cell office:value-type="float" office:value="-0.008502691" calcext:value-type="float">
            <text:p>-0.008502691</text:p>
          </table:table-cell>
          <table:table-cell office:value-type="float" office:value="-0.009699197" calcext:value-type="float">
            <text:p>-0.009699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61972" calcext:value-type="float">
            <text:p>-0.1261972</text:p>
          </table:table-cell>
          <table:table-cell office:value-type="float" office:value="0.03720993" calcext:value-type="float">
            <text:p>0.03720993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255546" calcext:value-type="float">
            <text:p>-2.25554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032004" calcext:value-type="float">
            <text:p>22032004</text:p>
          </table:table-cell>
          <table:table-cell office:value-type="float" office:value="63.80005" calcext:value-type="float">
            <text:p>63.80005</text:p>
          </table:table-cell>
          <table:table-cell office:value-type="float" office:value="49.7034" calcext:value-type="float">
            <text:p>49.7034</text:p>
          </table:table-cell>
          <table:table-cell office:value-type="float" office:value="0" calcext:value-type="float">
            <text:p>0</text:p>
          </table:table-cell>
          <table:table-cell office:value-type="float" office:value="1104.171" calcext:value-type="float">
            <text:p>1104.171</text:p>
          </table:table-cell>
          <table:table-cell office:value-type="float" office:value="5.788657" calcext:value-type="float">
            <text:p>5.788657</text:p>
          </table:table-cell>
          <table:table-cell office:value-type="float" office:value="0" calcext:value-type="float">
            <text:p>0</text:p>
          </table:table-cell>
          <table:table-cell office:value-type="float" office:value="0.2419923" calcext:value-type="float">
            <text:p>0.2419923</text:p>
          </table:table-cell>
          <table:table-cell office:value-type="float" office:value="0.2904224" calcext:value-type="float">
            <text:p>0.2904224</text:p>
          </table:table-cell>
          <table:table-cell office:value-type="float" office:value="0.3189361" calcext:value-type="float">
            <text:p>0.3189361</text:p>
          </table:table-cell>
          <table:table-cell office:value-type="float" office:value="0.3322837" calcext:value-type="float">
            <text:p>0.3322837</text:p>
          </table:table-cell>
          <table:table-cell office:value-type="float" office:value="0.3392137" calcext:value-type="float">
            <text:p>0.3392137</text:p>
          </table:table-cell>
          <table:table-cell office:value-type="float" office:value="0.3014501" calcext:value-type="float">
            <text:p>0.3014501</text:p>
          </table:table-cell>
          <table:table-cell office:value-type="float" office:value="0.3020558" calcext:value-type="float">
            <text:p>0.3020558</text:p>
          </table:table-cell>
          <table:table-cell office:value-type="float" office:value="0.377288" calcext:value-type="float">
            <text:p>0.377288</text:p>
          </table:table-cell>
          <table:table-cell office:value-type="float" office:value="0.3748168" calcext:value-type="float">
            <text:p>0.3748168</text:p>
          </table:table-cell>
          <table:table-cell office:value-type="float" office:value="0.3786851" calcext:value-type="float">
            <text:p>0.3786851</text:p>
          </table:table-cell>
          <table:table-cell office:value-type="float" office:value="0.3916859" calcext:value-type="float">
            <text:p>0.3916859</text:p>
          </table:table-cell>
          <table:table-cell office:value-type="float" office:value="0.401401" calcext:value-type="float">
            <text:p>0.40140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060449" calcext:value-type="float">
            <text:p>2.060449E-11</text:p>
          </table:table-cell>
          <table:table-cell office:value-type="float" office:value="1.999463E-015" calcext:value-type="float">
            <text:p>1.999463E-15</text:p>
          </table:table-cell>
          <table:table-cell office:value-type="float" office:value="1.953184E-015" calcext:value-type="float">
            <text:p>1.953184E-15</text:p>
          </table:table-cell>
          <table:table-cell office:value-type="float" office:value="0.00000000003874407" calcext:value-type="float">
            <text:p>3.874407E-11</text:p>
          </table:table-cell>
          <table:table-cell office:value-type="float" office:value="9.892537E-016" calcext:value-type="float">
            <text:p>9.892537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02839" calcext:value-type="float">
            <text:p>-0.1902839</text:p>
          </table:table-cell>
          <table:table-cell office:value-type="float" office:value="-0.04590792" calcext:value-type="float">
            <text:p>-0.04590792</text:p>
          </table:table-cell>
          <table:table-cell office:value-type="float" office:value="-0.0241718" calcext:value-type="float">
            <text:p>-0.0241718</text:p>
          </table:table-cell>
          <table:table-cell office:value-type="float" office:value="-0.01881842" calcext:value-type="float">
            <text:p>-0.01881842</text:p>
          </table:table-cell>
          <table:table-cell office:value-type="float" office:value="-0.01658325" calcext:value-type="float">
            <text:p>-0.01658325</text:p>
          </table:table-cell>
          <table:table-cell office:value-type="float" office:value="-0.01383844" calcext:value-type="float">
            <text:p>-0.01383844</text:p>
          </table:table-cell>
          <table:table-cell office:value-type="float" office:value="-0.01184501" calcext:value-type="float">
            <text:p>-0.01184501</text:p>
          </table:table-cell>
          <table:table-cell office:value-type="float" office:value="-0.009986609" calcext:value-type="float">
            <text:p>-0.009986609</text:p>
          </table:table-cell>
          <table:table-cell office:value-type="float" office:value="-0.008722969" calcext:value-type="float">
            <text:p>-0.008722969</text:p>
          </table:table-cell>
          <table:table-cell office:value-type="float" office:value="-0.009454009" calcext:value-type="float">
            <text:p>-0.009454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94129" calcext:value-type="float">
            <text:p>-0.2794129</text:p>
          </table:table-cell>
          <table:table-cell office:value-type="float" office:value="0.03700959" calcext:value-type="float">
            <text:p>0.03700959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255071" calcext:value-type="float">
            <text:p>-2.2550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032004" calcext:value-type="float">
            <text:p>23032004</text:p>
          </table:table-cell>
          <table:table-cell office:value-type="float" office:value="63.80005" calcext:value-type="float">
            <text:p>63.80005</text:p>
          </table:table-cell>
          <table:table-cell office:value-type="float" office:value="51.5103" calcext:value-type="float">
            <text:p>51.5103</text:p>
          </table:table-cell>
          <table:table-cell office:value-type="float" office:value="0" calcext:value-type="float">
            <text:p>0</text:p>
          </table:table-cell>
          <table:table-cell office:value-type="float" office:value="1102.364" calcext:value-type="float">
            <text:p>1102.364</text:p>
          </table:table-cell>
          <table:table-cell office:value-type="float" office:value="5.788657" calcext:value-type="float">
            <text:p>5.788657</text:p>
          </table:table-cell>
          <table:table-cell office:value-type="float" office:value="0" calcext:value-type="float">
            <text:p>0</text:p>
          </table:table-cell>
          <table:table-cell office:value-type="float" office:value="0.2216928" calcext:value-type="float">
            <text:p>0.2216928</text:p>
          </table:table-cell>
          <table:table-cell office:value-type="float" office:value="0.2893885" calcext:value-type="float">
            <text:p>0.2893885</text:p>
          </table:table-cell>
          <table:table-cell office:value-type="float" office:value="0.3141922" calcext:value-type="float">
            <text:p>0.3141922</text:p>
          </table:table-cell>
          <table:table-cell office:value-type="float" office:value="0.328042" calcext:value-type="float">
            <text:p>0.328042</text:p>
          </table:table-cell>
          <table:table-cell office:value-type="float" office:value="0.3350178" calcext:value-type="float">
            <text:p>0.3350178</text:p>
          </table:table-cell>
          <table:table-cell office:value-type="float" office:value="0.2984706" calcext:value-type="float">
            <text:p>0.2984706</text:p>
          </table:table-cell>
          <table:table-cell office:value-type="float" office:value="0.2994837" calcext:value-type="float">
            <text:p>0.2994837</text:p>
          </table:table-cell>
          <table:table-cell office:value-type="float" office:value="0.376209" calcext:value-type="float">
            <text:p>0.376209</text:p>
          </table:table-cell>
          <table:table-cell office:value-type="float" office:value="0.3741135" calcext:value-type="float">
            <text:p>0.3741135</text:p>
          </table:table-cell>
          <table:table-cell office:value-type="float" office:value="0.3791228" calcext:value-type="float">
            <text:p>0.3791228</text:p>
          </table:table-cell>
          <table:table-cell office:value-type="float" office:value="0.3921449" calcext:value-type="float">
            <text:p>0.3921449</text:p>
          </table:table-cell>
          <table:table-cell office:value-type="float" office:value="0.4015596" calcext:value-type="float">
            <text:p>0.40155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3569949" calcext:value-type="float">
            <text:p>3.569949E-12</text:p>
          </table:table-cell>
          <table:table-cell office:value-type="float" office:value="1.999447E-015" calcext:value-type="float">
            <text:p>1.999447E-15</text:p>
          </table:table-cell>
          <table:table-cell office:value-type="float" office:value="1.947921E-015" calcext:value-type="float">
            <text:p>1.947921E-15</text:p>
          </table:table-cell>
          <table:table-cell office:value-type="float" office:value="0.00000000001024899" calcext:value-type="float">
            <text:p>1.024899E-11</text:p>
          </table:table-cell>
          <table:table-cell office:value-type="float" office:value="9.892458E-016" calcext:value-type="float">
            <text:p>9.892458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11608" calcext:value-type="float">
            <text:p>-0.3711608</text:p>
          </table:table-cell>
          <table:table-cell office:value-type="float" office:value="-0.04737413" calcext:value-type="float">
            <text:p>-0.04737413</text:p>
          </table:table-cell>
          <table:table-cell office:value-type="float" office:value="-0.02649655" calcext:value-type="float">
            <text:p>-0.02649655</text:p>
          </table:table-cell>
          <table:table-cell office:value-type="float" office:value="-0.02036058" calcext:value-type="float">
            <text:p>-0.02036058</text:p>
          </table:table-cell>
          <table:table-cell office:value-type="float" office:value="-0.01789974" calcext:value-type="float">
            <text:p>-0.01789974</text:p>
          </table:table-cell>
          <table:table-cell office:value-type="float" office:value="-0.0149149" calcext:value-type="float">
            <text:p>-0.0149149</text:p>
          </table:table-cell>
          <table:table-cell office:value-type="float" office:value="-0.012727" calcext:value-type="float">
            <text:p>-0.012727</text:p>
          </table:table-cell>
          <table:table-cell office:value-type="float" office:value="-0.0106259" calcext:value-type="float">
            <text:p>-0.0106259</text:p>
          </table:table-cell>
          <table:table-cell office:value-type="float" office:value="-0.008999249" calcext:value-type="float">
            <text:p>-0.008999249</text:p>
          </table:table-cell>
          <table:table-cell office:value-type="float" office:value="-0.009268442" calcext:value-type="float">
            <text:p>-0.009268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929244" calcext:value-type="float">
            <text:p>-0.5929244</text:p>
          </table:table-cell>
          <table:table-cell office:value-type="float" office:value="0.03683808" calcext:value-type="float">
            <text:p>0.03683808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254394" calcext:value-type="float">
            <text:p>-2.2543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32004" calcext:value-type="float">
            <text:p>24032004</text:p>
          </table:table-cell>
          <table:table-cell office:value-type="float" office:value="63.80005" calcext:value-type="float">
            <text:p>63.80005</text:p>
          </table:table-cell>
          <table:table-cell office:value-type="float" office:value="53.55291" calcext:value-type="float">
            <text:p>53.55291</text:p>
          </table:table-cell>
          <table:table-cell office:value-type="float" office:value="0" calcext:value-type="float">
            <text:p>0</text:p>
          </table:table-cell>
          <table:table-cell office:value-type="float" office:value="1100.321" calcext:value-type="float">
            <text:p>1100.321</text:p>
          </table:table-cell>
          <table:table-cell office:value-type="float" office:value="5.788657" calcext:value-type="float">
            <text:p>5.788657</text:p>
          </table:table-cell>
          <table:table-cell office:value-type="float" office:value="0" calcext:value-type="float">
            <text:p>0</text:p>
          </table:table-cell>
          <table:table-cell office:value-type="float" office:value="0.1744778" calcext:value-type="float">
            <text:p>0.1744778</text:p>
          </table:table-cell>
          <table:table-cell office:value-type="float" office:value="0.2938424" calcext:value-type="float">
            <text:p>0.2938424</text:p>
          </table:table-cell>
          <table:table-cell office:value-type="float" office:value="0.312142" calcext:value-type="float">
            <text:p>0.312142</text:p>
          </table:table-cell>
          <table:table-cell office:value-type="float" office:value="0.3242262" calcext:value-type="float">
            <text:p>0.3242262</text:p>
          </table:table-cell>
          <table:table-cell office:value-type="float" office:value="0.3313331" calcext:value-type="float">
            <text:p>0.3313331</text:p>
          </table:table-cell>
          <table:table-cell office:value-type="float" office:value="0.2956232" calcext:value-type="float">
            <text:p>0.2956232</text:p>
          </table:table-cell>
          <table:table-cell office:value-type="float" office:value="0.2972379" calcext:value-type="float">
            <text:p>0.2972379</text:p>
          </table:table-cell>
          <table:table-cell office:value-type="float" office:value="0.3752824" calcext:value-type="float">
            <text:p>0.3752824</text:p>
          </table:table-cell>
          <table:table-cell office:value-type="float" office:value="0.3734698" calcext:value-type="float">
            <text:p>0.3734698</text:p>
          </table:table-cell>
          <table:table-cell office:value-type="float" office:value="0.3793514" calcext:value-type="float">
            <text:p>0.3793514</text:p>
          </table:table-cell>
          <table:table-cell office:value-type="float" office:value="0.3925607" calcext:value-type="float">
            <text:p>0.3925607</text:p>
          </table:table-cell>
          <table:table-cell office:value-type="float" office:value="0.4017254" calcext:value-type="float">
            <text:p>0.40172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2359188" calcext:value-type="float">
            <text:p>2.359188E-13</text:p>
          </table:table-cell>
          <table:table-cell office:value-type="float" office:value="1.999422E-015" calcext:value-type="float">
            <text:p>1.999422E-15</text:p>
          </table:table-cell>
          <table:table-cell office:value-type="float" office:value="1.947073E-015" calcext:value-type="float">
            <text:p>1.947073E-15</text:p>
          </table:table-cell>
          <table:table-cell office:value-type="float" office:value="0.00000000000173852" calcext:value-type="float">
            <text:p>1.73852E-12</text:p>
          </table:table-cell>
          <table:table-cell office:value-type="float" office:value="9.892324E-016" calcext:value-type="float">
            <text:p>9.892324E-16</text:p>
          </table:table-cell>
          <table:table-cell office:value-type="float" office:value="9.668981E-016" calcext:value-type="float">
            <text:p>9.668981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09784" calcext:value-type="float">
            <text:p>-2.309784</text:p>
          </table:table-cell>
          <table:table-cell office:value-type="float" office:value="-0.04205246" calcext:value-type="float">
            <text:p>-0.04205246</text:p>
          </table:table-cell>
          <table:table-cell office:value-type="float" office:value="-0.02760451" calcext:value-type="float">
            <text:p>-0.02760451</text:p>
          </table:table-cell>
          <table:table-cell office:value-type="float" office:value="-0.02188013" calcext:value-type="float">
            <text:p>-0.02188013</text:p>
          </table:table-cell>
          <table:table-cell office:value-type="float" office:value="-0.01916601" calcext:value-type="float">
            <text:p>-0.01916601</text:p>
          </table:table-cell>
          <table:table-cell office:value-type="float" office:value="-0.01603112" calcext:value-type="float">
            <text:p>-0.01603112</text:p>
          </table:table-cell>
          <table:table-cell office:value-type="float" office:value="-0.01355443" calcext:value-type="float">
            <text:p>-0.01355443</text:p>
          </table:table-cell>
          <table:table-cell office:value-type="float" office:value="-0.01120801" calcext:value-type="float">
            <text:p>-0.01120801</text:p>
          </table:table-cell>
          <table:table-cell office:value-type="float" office:value="-0.009261109" calcext:value-type="float">
            <text:p>-0.009261109</text:p>
          </table:table-cell>
          <table:table-cell office:value-type="float" office:value="-0.009172014" calcext:value-type="float">
            <text:p>-0.00917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69951" calcext:value-type="float">
            <text:p>-5.569951</text:p>
          </table:table-cell>
          <table:table-cell office:value-type="float" office:value="0.0366552" calcext:value-type="float">
            <text:p>0.0366552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253505" calcext:value-type="float">
            <text:p>-2.2535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32004" calcext:value-type="float">
            <text:p>25032004</text:p>
          </table:table-cell>
          <table:table-cell office:value-type="float" office:value="63.80005" calcext:value-type="float">
            <text:p>63.80005</text:p>
          </table:table-cell>
          <table:table-cell office:value-type="float" office:value="54.23825" calcext:value-type="float">
            <text:p>54.23825</text:p>
          </table:table-cell>
          <table:table-cell office:value-type="float" office:value="0" calcext:value-type="float">
            <text:p>0</text:p>
          </table:table-cell>
          <table:table-cell office:value-type="float" office:value="1099.636" calcext:value-type="float">
            <text:p>1099.636</text:p>
          </table:table-cell>
          <table:table-cell office:value-type="float" office:value="5.788657" calcext:value-type="float">
            <text:p>5.788657</text:p>
          </table:table-cell>
          <table:table-cell office:value-type="float" office:value="0" calcext:value-type="float">
            <text:p>0</text:p>
          </table:table-cell>
          <table:table-cell office:value-type="float" office:value="0.1634146" calcext:value-type="float">
            <text:p>0.1634146</text:p>
          </table:table-cell>
          <table:table-cell office:value-type="float" office:value="0.2976905" calcext:value-type="float">
            <text:p>0.2976905</text:p>
          </table:table-cell>
          <table:table-cell office:value-type="float" office:value="0.3105134" calcext:value-type="float">
            <text:p>0.3105134</text:p>
          </table:table-cell>
          <table:table-cell office:value-type="float" office:value="0.3222896" calcext:value-type="float">
            <text:p>0.3222896</text:p>
          </table:table-cell>
          <table:table-cell office:value-type="float" office:value="0.3287556" calcext:value-type="float">
            <text:p>0.3287556</text:p>
          </table:table-cell>
          <table:table-cell office:value-type="float" office:value="0.2937612" calcext:value-type="float">
            <text:p>0.2937612</text:p>
          </table:table-cell>
          <table:table-cell office:value-type="float" office:value="0.295554" calcext:value-type="float">
            <text:p>0.295554</text:p>
          </table:table-cell>
          <table:table-cell office:value-type="float" office:value="0.3743956" calcext:value-type="float">
            <text:p>0.3743956</text:p>
          </table:table-cell>
          <table:table-cell office:value-type="float" office:value="0.3728339" calcext:value-type="float">
            <text:p>0.3728339</text:p>
          </table:table-cell>
          <table:table-cell office:value-type="float" office:value="0.3794072" calcext:value-type="float">
            <text:p>0.3794072</text:p>
          </table:table-cell>
          <table:table-cell office:value-type="float" office:value="0.3929017" calcext:value-type="float">
            <text:p>0.3929017</text:p>
          </table:table-cell>
          <table:table-cell office:value-type="float" office:value="0.4019539" calcext:value-type="float">
            <text:p>0.401953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01896066" calcext:value-type="float">
            <text:p>1.896066E-14</text:p>
          </table:table-cell>
          <table:table-cell office:value-type="float" office:value="1.999398E-015" calcext:value-type="float">
            <text:p>1.999398E-15</text:p>
          </table:table-cell>
          <table:table-cell office:value-type="float" office:value="1.947484E-015" calcext:value-type="float">
            <text:p>1.947484E-15</text:p>
          </table:table-cell>
          <table:table-cell office:value-type="float" office:value="0.0000000000002202099" calcext:value-type="float">
            <text:p>2.202099E-13</text:p>
          </table:table-cell>
          <table:table-cell office:value-type="float" office:value="9.89217E-016" calcext:value-type="float">
            <text:p>9.89217E-16</text:p>
          </table:table-cell>
          <table:table-cell office:value-type="float" office:value="9.668979E-016" calcext:value-type="float">
            <text:p>9.668979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90547" calcext:value-type="float">
            <text:p>-3.90547</text:p>
          </table:table-cell>
          <table:table-cell office:value-type="float" office:value="-0.03801543" calcext:value-type="float">
            <text:p>-0.03801543</text:p>
          </table:table-cell>
          <table:table-cell office:value-type="float" office:value="-0.02851204" calcext:value-type="float">
            <text:p>-0.02851204</text:p>
          </table:table-cell>
          <table:table-cell office:value-type="float" office:value="-0.0227024" calcext:value-type="float">
            <text:p>-0.0227024</text:p>
          </table:table-cell>
          <table:table-cell office:value-type="float" office:value="-0.02009959" calcext:value-type="float">
            <text:p>-0.02009959</text:p>
          </table:table-cell>
          <table:table-cell office:value-type="float" office:value="-0.01681517" calcext:value-type="float">
            <text:p>-0.01681517</text:p>
          </table:table-cell>
          <table:table-cell office:value-type="float" office:value="-0.0142177" calcext:value-type="float">
            <text:p>-0.0142177</text:p>
          </table:table-cell>
          <table:table-cell office:value-type="float" office:value="-0.01179655" calcext:value-type="float">
            <text:p>-0.01179655</text:p>
          </table:table-cell>
          <table:table-cell office:value-type="float" office:value="-0.009527149" calcext:value-type="float">
            <text:p>-0.009527149</text:p>
          </table:table-cell>
          <table:table-cell office:value-type="float" office:value="-0.009148815" calcext:value-type="float">
            <text:p>-0.009148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64142" calcext:value-type="float">
            <text:p>-5.964142</text:p>
          </table:table-cell>
          <table:table-cell office:value-type="float" office:value="0.03653945" calcext:value-type="float">
            <text:p>0.03653945</text:p>
          </table:table-cell>
          <table:table-cell office:value-type="float" office:value="-9999.037" calcext:value-type="float">
            <text:p>-9999.037</text:p>
          </table:table-cell>
          <table:table-cell office:value-type="float" office:value="-2.252141" calcext:value-type="float">
            <text:p>-2.2521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032004" calcext:value-type="float">
            <text:p>26032004</text:p>
          </table:table-cell>
          <table:table-cell office:value-type="float" office:value="63.80005" calcext:value-type="float">
            <text:p>63.80005</text:p>
          </table:table-cell>
          <table:table-cell office:value-type="float" office:value="54.93997" calcext:value-type="float">
            <text:p>54.93997</text:p>
          </table:table-cell>
          <table:table-cell office:value-type="float" office:value="0" calcext:value-type="float">
            <text:p>0</text:p>
          </table:table-cell>
          <table:table-cell office:value-type="float" office:value="1098.934" calcext:value-type="float">
            <text:p>1098.934</text:p>
          </table:table-cell>
          <table:table-cell office:value-type="float" office:value="5.788657" calcext:value-type="float">
            <text:p>5.788657</text:p>
          </table:table-cell>
          <table:table-cell office:value-type="float" office:value="0" calcext:value-type="float">
            <text:p>0</text:p>
          </table:table-cell>
          <table:table-cell office:value-type="float" office:value="0.1579769" calcext:value-type="float">
            <text:p>0.1579769</text:p>
          </table:table-cell>
          <table:table-cell office:value-type="float" office:value="0.2984562" calcext:value-type="float">
            <text:p>0.2984562</text:p>
          </table:table-cell>
          <table:table-cell office:value-type="float" office:value="0.3104882" calcext:value-type="float">
            <text:p>0.3104882</text:p>
          </table:table-cell>
          <table:table-cell office:value-type="float" office:value="0.3209764" calcext:value-type="float">
            <text:p>0.3209764</text:p>
          </table:table-cell>
          <table:table-cell office:value-type="float" office:value="0.3268853" calcext:value-type="float">
            <text:p>0.3268853</text:p>
          </table:table-cell>
          <table:table-cell office:value-type="float" office:value="0.2919504" calcext:value-type="float">
            <text:p>0.2919504</text:p>
          </table:table-cell>
          <table:table-cell office:value-type="float" office:value="0.2939787" calcext:value-type="float">
            <text:p>0.2939787</text:p>
          </table:table-cell>
          <table:table-cell office:value-type="float" office:value="0.373625" calcext:value-type="float">
            <text:p>0.373625</text:p>
          </table:table-cell>
          <table:table-cell office:value-type="float" office:value="0.3721846" calcext:value-type="float">
            <text:p>0.3721846</text:p>
          </table:table-cell>
          <table:table-cell office:value-type="float" office:value="0.3794224" calcext:value-type="float">
            <text:p>0.3794224</text:p>
          </table:table-cell>
          <table:table-cell office:value-type="float" office:value="0.3931411" calcext:value-type="float">
            <text:p>0.3931411</text:p>
          </table:table-cell>
          <table:table-cell office:value-type="float" office:value="0.4021604" calcext:value-type="float">
            <text:p>0.402160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2.083923E-015" calcext:value-type="float">
            <text:p>2.083923E-15</text:p>
          </table:table-cell>
          <table:table-cell office:value-type="float" office:value="1.999372E-015" calcext:value-type="float">
            <text:p>1.999372E-15</text:p>
          </table:table-cell>
          <table:table-cell office:value-type="float" office:value="1.947118E-015" calcext:value-type="float">
            <text:p>1.947118E-15</text:p>
          </table:table-cell>
          <table:table-cell office:value-type="float" office:value="0.00000000000002477263" calcext:value-type="float">
            <text:p>2.477263E-14</text:p>
          </table:table-cell>
          <table:table-cell office:value-type="float" office:value="9.892002E-016" calcext:value-type="float">
            <text:p>9.892002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017272" calcext:value-type="float">
            <text:p>-5.017272</text:p>
          </table:table-cell>
          <table:table-cell office:value-type="float" office:value="-0.03727438" calcext:value-type="float">
            <text:p>-0.03727438</text:p>
          </table:table-cell>
          <table:table-cell office:value-type="float" office:value="-0.02852463" calcext:value-type="float">
            <text:p>-0.02852463</text:p>
          </table:table-cell>
          <table:table-cell office:value-type="float" office:value="-0.02327991" calcext:value-type="float">
            <text:p>-0.02327991</text:p>
          </table:table-cell>
          <table:table-cell office:value-type="float" office:value="-0.02081659" calcext:value-type="float">
            <text:p>-0.02081659</text:p>
          </table:table-cell>
          <table:table-cell office:value-type="float" office:value="-0.0176165" calcext:value-type="float">
            <text:p>-0.0176165</text:p>
          </table:table-cell>
          <table:table-cell office:value-type="float" office:value="-0.01486881" calcext:value-type="float">
            <text:p>-0.01486881</text:p>
          </table:table-cell>
          <table:table-cell office:value-type="float" office:value="-0.01233431" calcext:value-type="float">
            <text:p>-0.01233431</text:p>
          </table:table-cell>
          <table:table-cell office:value-type="float" office:value="-0.00980734" calcext:value-type="float">
            <text:p>-0.00980734</text:p>
          </table:table-cell>
          <table:table-cell office:value-type="float" office:value="-0.009142378" calcext:value-type="float">
            <text:p>-0.009142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866122" calcext:value-type="float">
            <text:p>-9.866122</text:p>
          </table:table-cell>
          <table:table-cell office:value-type="float" office:value="0.03642723" calcext:value-type="float">
            <text:p>0.03642723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250175" calcext:value-type="float">
            <text:p>-2.2501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032004" calcext:value-type="float">
            <text:p>27032004</text:p>
          </table:table-cell>
          <table:table-cell office:value-type="float" office:value="96.20009" calcext:value-type="float">
            <text:p>96.20009</text:p>
          </table:table-cell>
          <table:table-cell office:value-type="float" office:value="55.27633" calcext:value-type="float">
            <text:p>55.27633</text:p>
          </table:table-cell>
          <table:table-cell office:value-type="float" office:value="0" calcext:value-type="float">
            <text:p>0</text:p>
          </table:table-cell>
          <table:table-cell office:value-type="float" office:value="1130.561" calcext:value-type="float">
            <text:p>1130.561</text:p>
          </table:table-cell>
          <table:table-cell office:value-type="float" office:value="6.225907" calcext:value-type="float">
            <text:p>6.225907</text:p>
          </table:table-cell>
          <table:table-cell office:value-type="float" office:value="0" calcext:value-type="float">
            <text:p>0</text:p>
          </table:table-cell>
          <table:table-cell office:value-type="float" office:value="0.4239644" calcext:value-type="float">
            <text:p>0.4239644</text:p>
          </table:table-cell>
          <table:table-cell office:value-type="float" office:value="0.4275852" calcext:value-type="float">
            <text:p>0.4275852</text:p>
          </table:table-cell>
          <table:table-cell office:value-type="float" office:value="0.433102" calcext:value-type="float">
            <text:p>0.433102</text:p>
          </table:table-cell>
          <table:table-cell office:value-type="float" office:value="0.4384134" calcext:value-type="float">
            <text:p>0.4384134</text:p>
          </table:table-cell>
          <table:table-cell office:value-type="float" office:value="0.4425491" calcext:value-type="float">
            <text:p>0.4425491</text:p>
          </table:table-cell>
          <table:table-cell office:value-type="float" office:value="0.313081" calcext:value-type="float">
            <text:p>0.313081</text:p>
          </table:table-cell>
          <table:table-cell office:value-type="float" office:value="0.312741" calcext:value-type="float">
            <text:p>0.312741</text:p>
          </table:table-cell>
          <table:table-cell office:value-type="float" office:value="0.3764047" calcext:value-type="float">
            <text:p>0.3764047</text:p>
          </table:table-cell>
          <table:table-cell office:value-type="float" office:value="0.3717961" calcext:value-type="float">
            <text:p>0.3717961</text:p>
          </table:table-cell>
          <table:table-cell office:value-type="float" office:value="0.3794033" calcext:value-type="float">
            <text:p>0.3794033</text:p>
          </table:table-cell>
          <table:table-cell office:value-type="float" office:value="0.3933412" calcext:value-type="float">
            <text:p>0.3933412</text:p>
          </table:table-cell>
          <table:table-cell office:value-type="float" office:value="0.402346" calcext:value-type="float">
            <text:p>0.40234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8948E-015" calcext:value-type="float">
            <text:p>1.988948E-15</text:p>
          </table:table-cell>
          <table:table-cell office:value-type="float" office:value="1.999378E-015" calcext:value-type="float">
            <text:p>1.999378E-15</text:p>
          </table:table-cell>
          <table:table-cell office:value-type="float" office:value="1.947183E-015" calcext:value-type="float">
            <text:p>1.947183E-15</text:p>
          </table:table-cell>
          <table:table-cell office:value-type="float" office:value="1.926712E-015" calcext:value-type="float">
            <text:p>1.926712E-15</text:p>
          </table:table-cell>
          <table:table-cell office:value-type="float" office:value="9.891874E-016" calcext:value-type="float">
            <text:p>9.891874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179896" calcext:value-type="float">
            <text:p>-0.004179896</text:p>
          </table:table-cell>
          <table:table-cell office:value-type="float" office:value="-0.003967507" calcext:value-type="float">
            <text:p>-0.003967507</text:p>
          </table:table-cell>
          <table:table-cell office:value-type="float" office:value="-0.003681325" calcext:value-type="float">
            <text:p>-0.003681325</text:p>
          </table:table-cell>
          <table:table-cell office:value-type="float" office:value="-0.003446358" calcext:value-type="float">
            <text:p>-0.003446358</text:p>
          </table:table-cell>
          <table:table-cell office:value-type="float" office:value="-0.003260313" calcext:value-type="float">
            <text:p>-0.003260313</text:p>
          </table:table-cell>
          <table:table-cell office:value-type="float" office:value="-0.01056036" calcext:value-type="float">
            <text:p>-0.01056036</text:p>
          </table:table-cell>
          <table:table-cell office:value-type="float" office:value="-0.008824653" calcext:value-type="float">
            <text:p>-0.008824653</text:p>
          </table:table-cell>
          <table:table-cell office:value-type="float" office:value="-0.01052481" calcext:value-type="float">
            <text:p>-0.01052481</text:p>
          </table:table-cell>
          <table:table-cell office:value-type="float" office:value="-0.009982067" calcext:value-type="float">
            <text:p>-0.009982067</text:p>
          </table:table-cell>
          <table:table-cell office:value-type="float" office:value="-0.009150159" calcext:value-type="float">
            <text:p>-0.009150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451694" calcext:value-type="float">
            <text:p>-0.004451694</text:p>
          </table:table-cell>
          <table:table-cell office:value-type="float" office:value="0.03608682" calcext:value-type="float">
            <text:p>0.03608682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247988" calcext:value-type="float">
            <text:p>-2.2479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032004" calcext:value-type="float">
            <text:p>2803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57.69295" calcext:value-type="float">
            <text:p>57.69295</text:p>
          </table:table-cell>
          <table:table-cell office:value-type="float" office:value="0" calcext:value-type="float">
            <text:p>0</text:p>
          </table:table-cell>
          <table:table-cell office:value-type="float" office:value="1130.343" calcext:value-type="float">
            <text:p>1130.343</text:p>
          </table:table-cell>
          <table:table-cell office:value-type="float" office:value="6.226745" calcext:value-type="float">
            <text:p>6.226745</text:p>
          </table:table-cell>
          <table:table-cell office:value-type="float" office:value="0" calcext:value-type="float">
            <text:p>0</text:p>
          </table:table-cell>
          <table:table-cell office:value-type="float" office:value="0.3998188" calcext:value-type="float">
            <text:p>0.3998188</text:p>
          </table:table-cell>
          <table:table-cell office:value-type="float" office:value="0.40221" calcext:value-type="float">
            <text:p>0.40221</text:p>
          </table:table-cell>
          <table:table-cell office:value-type="float" office:value="0.4059452" calcext:value-type="float">
            <text:p>0.4059452</text:p>
          </table:table-cell>
          <table:table-cell office:value-type="float" office:value="0.4094632" calcext:value-type="float">
            <text:p>0.4094632</text:p>
          </table:table-cell>
          <table:table-cell office:value-type="float" office:value="0.4116578" calcext:value-type="float">
            <text:p>0.4116578</text:p>
          </table:table-cell>
          <table:table-cell office:value-type="float" office:value="0.3418321" calcext:value-type="float">
            <text:p>0.3418321</text:p>
          </table:table-cell>
          <table:table-cell office:value-type="float" office:value="0.3271235" calcext:value-type="float">
            <text:p>0.3271235</text:p>
          </table:table-cell>
          <table:table-cell office:value-type="float" office:value="0.3793501" calcext:value-type="float">
            <text:p>0.3793501</text:p>
          </table:table-cell>
          <table:table-cell office:value-type="float" office:value="0.3720479" calcext:value-type="float">
            <text:p>0.3720479</text:p>
          </table:table-cell>
          <table:table-cell office:value-type="float" office:value="0.3793978" calcext:value-type="float">
            <text:p>0.3793978</text:p>
          </table:table-cell>
          <table:table-cell office:value-type="float" office:value="0.393509" calcext:value-type="float">
            <text:p>0.393509</text:p>
          </table:table-cell>
          <table:table-cell office:value-type="float" office:value="0.4025145" calcext:value-type="float">
            <text:p>0.402514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89237E-015" calcext:value-type="float">
            <text:p>1.989237E-15</text:p>
          </table:table-cell>
          <table:table-cell office:value-type="float" office:value="1.999352E-015" calcext:value-type="float">
            <text:p>1.999352E-15</text:p>
          </table:table-cell>
          <table:table-cell office:value-type="float" office:value="1.94717E-015" calcext:value-type="float">
            <text:p>1.94717E-15</text:p>
          </table:table-cell>
          <table:table-cell office:value-type="float" office:value="1.926696E-015" calcext:value-type="float">
            <text:p>1.926696E-15</text:p>
          </table:table-cell>
          <table:table-cell office:value-type="float" office:value="9.891707E-016" calcext:value-type="float">
            <text:p>9.891707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037116" calcext:value-type="float">
            <text:p>-0.006037116</text:p>
          </table:table-cell>
          <table:table-cell office:value-type="float" office:value="-0.005808218" calcext:value-type="float">
            <text:p>-0.005808218</text:p>
          </table:table-cell>
          <table:table-cell office:value-type="float" office:value="-0.005494907" calcext:value-type="float">
            <text:p>-0.005494907</text:p>
          </table:table-cell>
          <table:table-cell office:value-type="float" office:value="-0.005233283" calcext:value-type="float">
            <text:p>-0.005233283</text:p>
          </table:table-cell>
          <table:table-cell office:value-type="float" office:value="-0.005065835" calcext:value-type="float">
            <text:p>-0.005065835</text:p>
          </table:table-cell>
          <table:table-cell office:value-type="float" office:value="-0.005380753" calcext:value-type="float">
            <text:p>-0.005380753</text:p>
          </table:table-cell>
          <table:table-cell office:value-type="float" office:value="-0.006102771" calcext:value-type="float">
            <text:p>-0.006102771</text:p>
          </table:table-cell>
          <table:table-cell office:value-type="float" office:value="-0.008905905" calcext:value-type="float">
            <text:p>-0.008905905</text:p>
          </table:table-cell>
          <table:table-cell office:value-type="float" office:value="-0.00987302" calcext:value-type="float">
            <text:p>-0.00987302</text:p>
          </table:table-cell>
          <table:table-cell office:value-type="float" office:value="-0.00915262" calcext:value-type="float">
            <text:p>-0.00915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261959" calcext:value-type="float">
            <text:p>-0.006261959</text:p>
          </table:table-cell>
          <table:table-cell office:value-type="float" office:value="0.03570624" calcext:value-type="float">
            <text:p>0.03570624</text:p>
          </table:table-cell>
          <table:table-cell office:value-type="float" office:value="-9999.036" calcext:value-type="float">
            <text:p>-9999.036</text:p>
          </table:table-cell>
          <table:table-cell office:value-type="float" office:value="-2.245607" calcext:value-type="float">
            <text:p>-2.2456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032004" calcext:value-type="float">
            <text:p>2903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59.92556" calcext:value-type="float">
            <text:p>59.92556</text:p>
          </table:table-cell>
          <table:table-cell office:value-type="float" office:value="0" calcext:value-type="float">
            <text:p>0</text:p>
          </table:table-cell>
          <table:table-cell office:value-type="float" office:value="1128.111" calcext:value-type="float">
            <text:p>1128.111</text:p>
          </table:table-cell>
          <table:table-cell office:value-type="float" office:value="6.226745" calcext:value-type="float">
            <text:p>6.226745</text:p>
          </table:table-cell>
          <table:table-cell office:value-type="float" office:value="0" calcext:value-type="float">
            <text:p>0</text:p>
          </table:table-cell>
          <table:table-cell office:value-type="float" office:value="0.3788698" calcext:value-type="float">
            <text:p>0.3788698</text:p>
          </table:table-cell>
          <table:table-cell office:value-type="float" office:value="0.3816629" calcext:value-type="float">
            <text:p>0.3816629</text:p>
          </table:table-cell>
          <table:table-cell office:value-type="float" office:value="0.3864137" calcext:value-type="float">
            <text:p>0.3864137</text:p>
          </table:table-cell>
          <table:table-cell office:value-type="float" office:value="0.3919671" calcext:value-type="float">
            <text:p>0.3919671</text:p>
          </table:table-cell>
          <table:table-cell office:value-type="float" office:value="0.3958901" calcext:value-type="float">
            <text:p>0.3958901</text:p>
          </table:table-cell>
          <table:table-cell office:value-type="float" office:value="0.3376895" calcext:value-type="float">
            <text:p>0.3376895</text:p>
          </table:table-cell>
          <table:table-cell office:value-type="float" office:value="0.3292647" calcext:value-type="float">
            <text:p>0.3292647</text:p>
          </table:table-cell>
          <table:table-cell office:value-type="float" office:value="0.3833632" calcext:value-type="float">
            <text:p>0.3833632</text:p>
          </table:table-cell>
          <table:table-cell office:value-type="float" office:value="0.3729444" calcext:value-type="float">
            <text:p>0.3729444</text:p>
          </table:table-cell>
          <table:table-cell office:value-type="float" office:value="0.3794525" calcext:value-type="float">
            <text:p>0.3794525</text:p>
          </table:table-cell>
          <table:table-cell office:value-type="float" office:value="0.3936567" calcext:value-type="float">
            <text:p>0.3936567</text:p>
          </table:table-cell>
          <table:table-cell office:value-type="float" office:value="0.4026699" calcext:value-type="float">
            <text:p>0.402669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89509E-015" calcext:value-type="float">
            <text:p>1.989509E-15</text:p>
          </table:table-cell>
          <table:table-cell office:value-type="float" office:value="1.999327E-015" calcext:value-type="float">
            <text:p>1.999327E-15</text:p>
          </table:table-cell>
          <table:table-cell office:value-type="float" office:value="1.94716E-015" calcext:value-type="float">
            <text:p>1.94716E-15</text:p>
          </table:table-cell>
          <table:table-cell office:value-type="float" office:value="1.926682E-015" calcext:value-type="float">
            <text:p>1.926682E-15</text:p>
          </table:table-cell>
          <table:table-cell office:value-type="float" office:value="9.891522E-016" calcext:value-type="float">
            <text:p>9.891522E-16</text:p>
          </table:table-cell>
          <table:table-cell office:value-type="float" office:value="9.668981E-016" calcext:value-type="float">
            <text:p>9.668981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38007" calcext:value-type="float">
            <text:p>-0.00838007</text:p>
          </table:table-cell>
          <table:table-cell office:value-type="float" office:value="-0.00802729" calcext:value-type="float">
            <text:p>-0.00802729</text:p>
          </table:table-cell>
          <table:table-cell office:value-type="float" office:value="-0.007452838" calcext:value-type="float">
            <text:p>-0.007452838</text:p>
          </table:table-cell>
          <table:table-cell office:value-type="float" office:value="-0.006843617" calcext:value-type="float">
            <text:p>-0.006843617</text:p>
          </table:table-cell>
          <table:table-cell office:value-type="float" office:value="-0.006434467" calcext:value-type="float">
            <text:p>-0.006434467</text:p>
          </table:table-cell>
          <table:table-cell office:value-type="float" office:value="-0.005883503" calcext:value-type="float">
            <text:p>-0.005883503</text:p>
          </table:table-cell>
          <table:table-cell office:value-type="float" office:value="-0.005750512" calcext:value-type="float">
            <text:p>-0.005750512</text:p>
          </table:table-cell>
          <table:table-cell office:value-type="float" office:value="-0.007089006" calcext:value-type="float">
            <text:p>-0.007089006</text:p>
          </table:table-cell>
          <table:table-cell office:value-type="float" office:value="-0.009488346" calcext:value-type="float">
            <text:p>-0.009488346</text:p>
          </table:table-cell>
          <table:table-cell office:value-type="float" office:value="-0.009130406" calcext:value-type="float">
            <text:p>-0.009130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652009" calcext:value-type="float">
            <text:p>-0.008652009</text:p>
          </table:table-cell>
          <table:table-cell office:value-type="float" office:value="0.0353711" calcext:value-type="float">
            <text:p>0.0353711</text:p>
          </table:table-cell>
          <table:table-cell office:value-type="float" office:value="-9999.035" calcext:value-type="float">
            <text:p>-9999.035</text:p>
          </table:table-cell>
          <table:table-cell office:value-type="float" office:value="-2.243088" calcext:value-type="float">
            <text:p>-2.2430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32004" calcext:value-type="float">
            <text:p>3003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61.69201" calcext:value-type="float">
            <text:p>61.69201</text:p>
          </table:table-cell>
          <table:table-cell office:value-type="float" office:value="0" calcext:value-type="float">
            <text:p>0</text:p>
          </table:table-cell>
          <table:table-cell office:value-type="float" office:value="1126.225" calcext:value-type="float">
            <text:p>1126.225</text:p>
          </table:table-cell>
          <table:table-cell office:value-type="float" office:value="6.34593" calcext:value-type="float">
            <text:p>6.34593</text:p>
          </table:table-cell>
          <table:table-cell office:value-type="float" office:value="0" calcext:value-type="float">
            <text:p>0</text:p>
          </table:table-cell>
          <table:table-cell office:value-type="float" office:value="0.3568521" calcext:value-type="float">
            <text:p>0.3568521</text:p>
          </table:table-cell>
          <table:table-cell office:value-type="float" office:value="0.3629607" calcext:value-type="float">
            <text:p>0.3629607</text:p>
          </table:table-cell>
          <table:table-cell office:value-type="float" office:value="0.3714465" calcext:value-type="float">
            <text:p>0.3714465</text:p>
          </table:table-cell>
          <table:table-cell office:value-type="float" office:value="0.3797888" calcext:value-type="float">
            <text:p>0.3797888</text:p>
          </table:table-cell>
          <table:table-cell office:value-type="float" office:value="0.3849556" calcext:value-type="float">
            <text:p>0.3849556</text:p>
          </table:table-cell>
          <table:table-cell office:value-type="float" office:value="0.3323706" calcext:value-type="float">
            <text:p>0.3323706</text:p>
          </table:table-cell>
          <table:table-cell office:value-type="float" office:value="0.3269739" calcext:value-type="float">
            <text:p>0.3269739</text:p>
          </table:table-cell>
          <table:table-cell office:value-type="float" office:value="0.3858919" calcext:value-type="float">
            <text:p>0.3858919</text:p>
          </table:table-cell>
          <table:table-cell office:value-type="float" office:value="0.3743721" calcext:value-type="float">
            <text:p>0.3743721</text:p>
          </table:table-cell>
          <table:table-cell office:value-type="float" office:value="0.37963" calcext:value-type="float">
            <text:p>0.37963</text:p>
          </table:table-cell>
          <table:table-cell office:value-type="float" office:value="0.3937995" calcext:value-type="float">
            <text:p>0.3937995</text:p>
          </table:table-cell>
          <table:table-cell office:value-type="float" office:value="0.4028203" calcext:value-type="float">
            <text:p>0.402820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89748E-015" calcext:value-type="float">
            <text:p>1.989748E-15</text:p>
          </table:table-cell>
          <table:table-cell office:value-type="float" office:value="1.999307E-015" calcext:value-type="float">
            <text:p>1.999307E-15</text:p>
          </table:table-cell>
          <table:table-cell office:value-type="float" office:value="1.947149E-015" calcext:value-type="float">
            <text:p>1.947149E-15</text:p>
          </table:table-cell>
          <table:table-cell office:value-type="float" office:value="1.926672E-015" calcext:value-type="float">
            <text:p>1.926672E-15</text:p>
          </table:table-cell>
          <table:table-cell office:value-type="float" office:value="9.891356E-016" calcext:value-type="float">
            <text:p>9.891356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04032" calcext:value-type="float">
            <text:p>-0.01204032</text:p>
          </table:table-cell>
          <table:table-cell office:value-type="float" office:value="-0.01090977" calcext:value-type="float">
            <text:p>-0.01090977</text:p>
          </table:table-cell>
          <table:table-cell office:value-type="float" office:value="-0.009492473" calcext:value-type="float">
            <text:p>-0.009492473</text:p>
          </table:table-cell>
          <table:table-cell office:value-type="float" office:value="-0.008300484" calcext:value-type="float">
            <text:p>-0.008300484</text:p>
          </table:table-cell>
          <table:table-cell office:value-type="float" office:value="-0.007635305" calcext:value-type="float">
            <text:p>-0.007635305</text:p>
          </table:table-cell>
          <table:table-cell office:value-type="float" office:value="-0.006629036" calcext:value-type="float">
            <text:p>-0.006629036</text:p>
          </table:table-cell>
          <table:table-cell office:value-type="float" office:value="-0.006085991" calcext:value-type="float">
            <text:p>-0.006085991</text:p>
          </table:table-cell>
          <table:table-cell office:value-type="float" office:value="-0.006140051" calcext:value-type="float">
            <text:p>-0.006140051</text:p>
          </table:table-cell>
          <table:table-cell office:value-type="float" office:value="-0.008907702" calcext:value-type="float">
            <text:p>-0.008907702</text:p>
          </table:table-cell>
          <table:table-cell office:value-type="float" office:value="-0.009058692" calcext:value-type="float">
            <text:p>-0.009058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60288" calcext:value-type="float">
            <text:p>-0.01260288</text:p>
          </table:table-cell>
          <table:table-cell office:value-type="float" office:value="0.03512055" calcext:value-type="float">
            <text:p>0.03512055</text:p>
          </table:table-cell>
          <table:table-cell office:value-type="float" office:value="-9999.035" calcext:value-type="float">
            <text:p>-9999.035</text:p>
          </table:table-cell>
          <table:table-cell office:value-type="float" office:value="-2.239252" calcext:value-type="float">
            <text:p>-2.23925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1032004" calcext:value-type="float">
            <text:p>3103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64.62651" calcext:value-type="float">
            <text:p>64.62651</text:p>
          </table:table-cell>
          <table:table-cell office:value-type="float" office:value="0" calcext:value-type="float">
            <text:p>0</text:p>
          </table:table-cell>
          <table:table-cell office:value-type="float" office:value="1123.115" calcext:value-type="float">
            <text:p>1123.115</text:p>
          </table:table-cell>
          <table:table-cell office:value-type="float" office:value="6.521727" calcext:value-type="float">
            <text:p>6.521727</text:p>
          </table:table-cell>
          <table:table-cell office:value-type="float" office:value="0" calcext:value-type="float">
            <text:p>0</text:p>
          </table:table-cell>
          <table:table-cell office:value-type="float" office:value="0.3287054" calcext:value-type="float">
            <text:p>0.3287054</text:p>
          </table:table-cell>
          <table:table-cell office:value-type="float" office:value="0.3358506" calcext:value-type="float">
            <text:p>0.3358506</text:p>
          </table:table-cell>
          <table:table-cell office:value-type="float" office:value="0.3540576" calcext:value-type="float">
            <text:p>0.3540576</text:p>
          </table:table-cell>
          <table:table-cell office:value-type="float" office:value="0.3670479" calcext:value-type="float">
            <text:p>0.3670479</text:p>
          </table:table-cell>
          <table:table-cell office:value-type="float" office:value="0.3742953" calcext:value-type="float">
            <text:p>0.3742953</text:p>
          </table:table-cell>
          <table:table-cell office:value-type="float" office:value="0.3272956" calcext:value-type="float">
            <text:p>0.3272956</text:p>
          </table:table-cell>
          <table:table-cell office:value-type="float" office:value="0.3246424" calcext:value-type="float">
            <text:p>0.3246424</text:p>
          </table:table-cell>
          <table:table-cell office:value-type="float" office:value="0.3869762" calcext:value-type="float">
            <text:p>0.3869762</text:p>
          </table:table-cell>
          <table:table-cell office:value-type="float" office:value="0.3762722" calcext:value-type="float">
            <text:p>0.3762722</text:p>
          </table:table-cell>
          <table:table-cell office:value-type="float" office:value="0.3800313" calcext:value-type="float">
            <text:p>0.3800313</text:p>
          </table:table-cell>
          <table:table-cell office:value-type="float" office:value="0.3939663" calcext:value-type="float">
            <text:p>0.3939663</text:p>
          </table:table-cell>
          <table:table-cell office:value-type="float" office:value="0.4029798" calcext:value-type="float">
            <text:p>0.402979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89977E-015" calcext:value-type="float">
            <text:p>1.989977E-15</text:p>
          </table:table-cell>
          <table:table-cell office:value-type="float" office:value="1.999285E-015" calcext:value-type="float">
            <text:p>1.999285E-15</text:p>
          </table:table-cell>
          <table:table-cell office:value-type="float" office:value="1.94714E-015" calcext:value-type="float">
            <text:p>1.94714E-15</text:p>
          </table:table-cell>
          <table:table-cell office:value-type="float" office:value="1.926659E-015" calcext:value-type="float">
            <text:p>1.926659E-15</text:p>
          </table:table-cell>
          <table:table-cell office:value-type="float" office:value="9.891224E-016" calcext:value-type="float">
            <text:p>9.891224E-16</text:p>
          </table:table-cell>
          <table:table-cell office:value-type="float" office:value="9.668979E-016" calcext:value-type="float">
            <text:p>9.668979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2752" calcext:value-type="float">
            <text:p>-0.0202752</text:p>
          </table:table-cell>
          <table:table-cell office:value-type="float" office:value="-0.01769208" calcext:value-type="float">
            <text:p>-0.01769208</text:p>
          </table:table-cell>
          <table:table-cell office:value-type="float" office:value="-0.0127345" calcext:value-type="float">
            <text:p>-0.0127345</text:p>
          </table:table-cell>
          <table:table-cell office:value-type="float" office:value="-0.01023203" calcext:value-type="float">
            <text:p>-0.01023203</text:p>
          </table:table-cell>
          <table:table-cell office:value-type="float" office:value="-0.009061194" calcext:value-type="float">
            <text:p>-0.009061194</text:p>
          </table:table-cell>
          <table:table-cell office:value-type="float" office:value="-0.007440552" calcext:value-type="float">
            <text:p>-0.007440552</text:p>
          </table:table-cell>
          <table:table-cell office:value-type="float" office:value="-0.006463678" calcext:value-type="float">
            <text:p>-0.006463678</text:p>
          </table:table-cell>
          <table:table-cell office:value-type="float" office:value="-0.005772028" calcext:value-type="float">
            <text:p>-0.005772028</text:p>
          </table:table-cell>
          <table:table-cell office:value-type="float" office:value="-0.008187106" calcext:value-type="float">
            <text:p>-0.008187106</text:p>
          </table:table-cell>
          <table:table-cell office:value-type="float" office:value="-0.008896864" calcext:value-type="float">
            <text:p>-0.008896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94712" calcext:value-type="float">
            <text:p>-0.02094712</text:p>
          </table:table-cell>
          <table:table-cell office:value-type="float" office:value="0.03477603" calcext:value-type="float">
            <text:p>0.03477603</text:p>
          </table:table-cell>
          <table:table-cell office:value-type="float" office:value="-9999.035" calcext:value-type="float">
            <text:p>-9999.035</text:p>
          </table:table-cell>
          <table:table-cell office:value-type="float" office:value="-2.234937" calcext:value-type="float">
            <text:p>-2.2349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2004" calcext:value-type="float">
            <text:p>104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68.13732" calcext:value-type="float">
            <text:p>68.13732</text:p>
          </table:table-cell>
          <table:table-cell office:value-type="float" office:value="0" calcext:value-type="float">
            <text:p>0</text:p>
          </table:table-cell>
          <table:table-cell office:value-type="float" office:value="1119.677" calcext:value-type="float">
            <text:p>1119.677</text:p>
          </table:table-cell>
          <table:table-cell office:value-type="float" office:value="6.448577" calcext:value-type="float">
            <text:p>6.448577</text:p>
          </table:table-cell>
          <table:table-cell office:value-type="float" office:value="0" calcext:value-type="float">
            <text:p>0</text:p>
          </table:table-cell>
          <table:table-cell office:value-type="float" office:value="0.3061085" calcext:value-type="float">
            <text:p>0.3061085</text:p>
          </table:table-cell>
          <table:table-cell office:value-type="float" office:value="0.3208376" calcext:value-type="float">
            <text:p>0.3208376</text:p>
          </table:table-cell>
          <table:table-cell office:value-type="float" office:value="0.3444343" calcext:value-type="float">
            <text:p>0.3444343</text:p>
          </table:table-cell>
          <table:table-cell office:value-type="float" office:value="0.3577713" calcext:value-type="float">
            <text:p>0.3577713</text:p>
          </table:table-cell>
          <table:table-cell office:value-type="float" office:value="0.3648124" calcext:value-type="float">
            <text:p>0.3648124</text:p>
          </table:table-cell>
          <table:table-cell office:value-type="float" office:value="0.3194904" calcext:value-type="float">
            <text:p>0.3194904</text:p>
          </table:table-cell>
          <table:table-cell office:value-type="float" office:value="0.3178034" calcext:value-type="float">
            <text:p>0.3178034</text:p>
          </table:table-cell>
          <table:table-cell office:value-type="float" office:value="0.3847655" calcext:value-type="float">
            <text:p>0.3847655</text:p>
          </table:table-cell>
          <table:table-cell office:value-type="float" office:value="0.3774331" calcext:value-type="float">
            <text:p>0.3774331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3941695" calcext:value-type="float">
            <text:p>0.3941695</text:p>
          </table:table-cell>
          <table:table-cell office:value-type="float" office:value="0.4031464" calcext:value-type="float">
            <text:p>0.403146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429E-015" calcext:value-type="float">
            <text:p>1.989429E-15</text:p>
          </table:table-cell>
          <table:table-cell office:value-type="float" office:value="1.999261E-015" calcext:value-type="float">
            <text:p>1.999261E-15</text:p>
          </table:table-cell>
          <table:table-cell office:value-type="float" office:value="1.947128E-015" calcext:value-type="float">
            <text:p>1.947128E-15</text:p>
          </table:table-cell>
          <table:table-cell office:value-type="float" office:value="1.92665E-015" calcext:value-type="float">
            <text:p>1.92665E-15</text:p>
          </table:table-cell>
          <table:table-cell office:value-type="float" office:value="9.891069E-016" calcext:value-type="float">
            <text:p>9.891069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49341" calcext:value-type="float">
            <text:p>-0.03149341</text:p>
          </table:table-cell>
          <table:table-cell office:value-type="float" office:value="-0.02338154" calcext:value-type="float">
            <text:p>-0.02338154</text:p>
          </table:table-cell>
          <table:table-cell office:value-type="float" office:value="-0.01506347" calcext:value-type="float">
            <text:p>-0.01506347</text:p>
          </table:table-cell>
          <table:table-cell office:value-type="float" office:value="-0.0119571" calcext:value-type="float">
            <text:p>-0.0119571</text:p>
          </table:table-cell>
          <table:table-cell office:value-type="float" office:value="-0.0106131" calcext:value-type="float">
            <text:p>-0.0106131</text:p>
          </table:table-cell>
          <table:table-cell office:value-type="float" office:value="-0.008930068" calcext:value-type="float">
            <text:p>-0.008930068</text:p>
          </table:table-cell>
          <table:table-cell office:value-type="float" office:value="-0.007733357" calcext:value-type="float">
            <text:p>-0.007733357</text:p>
          </table:table-cell>
          <table:table-cell office:value-type="float" office:value="-0.006531084" calcext:value-type="float">
            <text:p>-0.006531084</text:p>
          </table:table-cell>
          <table:table-cell office:value-type="float" office:value="-0.007774828" calcext:value-type="float">
            <text:p>-0.007774828</text:p>
          </table:table-cell>
          <table:table-cell office:value-type="float" office:value="-0.008711252" calcext:value-type="float">
            <text:p>-0.008711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418045" calcext:value-type="float">
            <text:p>-0.03418045</text:p>
          </table:table-cell>
          <table:table-cell office:value-type="float" office:value="0.03434005" calcext:value-type="float">
            <text:p>0.03434005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230918" calcext:value-type="float">
            <text:p>-2.2309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2004" calcext:value-type="float">
            <text:p>204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71.94075" calcext:value-type="float">
            <text:p>71.94075</text:p>
          </table:table-cell>
          <table:table-cell office:value-type="float" office:value="0" calcext:value-type="float">
            <text:p>0</text:p>
          </table:table-cell>
          <table:table-cell office:value-type="float" office:value="1115.934" calcext:value-type="float">
            <text:p>1115.934</text:p>
          </table:table-cell>
          <table:table-cell office:value-type="float" office:value="6.388495" calcext:value-type="float">
            <text:p>6.388495</text:p>
          </table:table-cell>
          <table:table-cell office:value-type="float" office:value="0" calcext:value-type="float">
            <text:p>0</text:p>
          </table:table-cell>
          <table:table-cell office:value-type="float" office:value="0.2682994" calcext:value-type="float">
            <text:p>0.2682994</text:p>
          </table:table-cell>
          <table:table-cell office:value-type="float" office:value="0.3110551" calcext:value-type="float">
            <text:p>0.3110551</text:p>
          </table:table-cell>
          <table:table-cell office:value-type="float" office:value="0.3365594" calcext:value-type="float">
            <text:p>0.3365594</text:p>
          </table:table-cell>
          <table:table-cell office:value-type="float" office:value="0.3493264" calcext:value-type="float">
            <text:p>0.3493264</text:p>
          </table:table-cell>
          <table:table-cell office:value-type="float" office:value="0.3560106" calcext:value-type="float">
            <text:p>0.3560106</text:p>
          </table:table-cell>
          <table:table-cell office:value-type="float" office:value="0.3136592" calcext:value-type="float">
            <text:p>0.3136592</text:p>
          </table:table-cell>
          <table:table-cell office:value-type="float" office:value="0.3128519" calcext:value-type="float">
            <text:p>0.3128519</text:p>
          </table:table-cell>
          <table:table-cell office:value-type="float" office:value="0.3826384" calcext:value-type="float">
            <text:p>0.3826384</text:p>
          </table:table-cell>
          <table:table-cell office:value-type="float" office:value="0.3778648" calcext:value-type="float">
            <text:p>0.3778648</text:p>
          </table:table-cell>
          <table:table-cell office:value-type="float" office:value="0.3809552" calcext:value-type="float">
            <text:p>0.3809552</text:p>
          </table:table-cell>
          <table:table-cell office:value-type="float" office:value="0.3944021" calcext:value-type="float">
            <text:p>0.3944021</text:p>
          </table:table-cell>
          <table:table-cell office:value-type="float" office:value="0.4033198" calcext:value-type="float">
            <text:p>0.4033198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89699E-015" calcext:value-type="float">
            <text:p>1.989699E-15</text:p>
          </table:table-cell>
          <table:table-cell office:value-type="float" office:value="1.999236E-015" calcext:value-type="float">
            <text:p>1.999236E-15</text:p>
          </table:table-cell>
          <table:table-cell office:value-type="float" office:value="1.947116E-015" calcext:value-type="float">
            <text:p>1.947116E-15</text:p>
          </table:table-cell>
          <table:table-cell office:value-type="float" office:value="1.926638E-015" calcext:value-type="float">
            <text:p>1.926638E-15</text:p>
          </table:table-cell>
          <table:table-cell office:value-type="float" office:value="9.890911E-016" calcext:value-type="float">
            <text:p>9.890911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653519" calcext:value-type="float">
            <text:p>-0.08653519</text:p>
          </table:table-cell>
          <table:table-cell office:value-type="float" office:value="-0.02807698" calcext:value-type="float">
            <text:p>-0.02807698</text:p>
          </table:table-cell>
          <table:table-cell office:value-type="float" office:value="-0.01738401" calcext:value-type="float">
            <text:p>-0.01738401</text:p>
          </table:table-cell>
          <table:table-cell office:value-type="float" office:value="-0.01384468" calcext:value-type="float">
            <text:p>-0.01384468</text:p>
          </table:table-cell>
          <table:table-cell office:value-type="float" office:value="-0.01232266" calcext:value-type="float">
            <text:p>-0.01232266</text:p>
          </table:table-cell>
          <table:table-cell office:value-type="float" office:value="-0.01026074" calcext:value-type="float">
            <text:p>-0.01026074</text:p>
          </table:table-cell>
          <table:table-cell office:value-type="float" office:value="-0.008824409" calcext:value-type="float">
            <text:p>-0.008824409</text:p>
          </table:table-cell>
          <table:table-cell office:value-type="float" office:value="-0.007363148" calcext:value-type="float">
            <text:p>-0.007363148</text:p>
          </table:table-cell>
          <table:table-cell office:value-type="float" office:value="-0.007626725" calcext:value-type="float">
            <text:p>-0.007626725</text:p>
          </table:table-cell>
          <table:table-cell office:value-type="float" office:value="-0.008534753" calcext:value-type="float">
            <text:p>-0.008534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18899" calcext:value-type="float">
            <text:p>-0.1218899</text:p>
          </table:table-cell>
          <table:table-cell office:value-type="float" office:value="0.03392502" calcext:value-type="float">
            <text:p>0.03392502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227129" calcext:value-type="float">
            <text:p>-2.22712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42004" calcext:value-type="float">
            <text:p>304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75.38052" calcext:value-type="float">
            <text:p>75.38052</text:p>
          </table:table-cell>
          <table:table-cell office:value-type="float" office:value="0" calcext:value-type="float">
            <text:p>0</text:p>
          </table:table-cell>
          <table:table-cell office:value-type="float" office:value="1112.542" calcext:value-type="float">
            <text:p>1112.542</text:p>
          </table:table-cell>
          <table:table-cell office:value-type="float" office:value="6.340591" calcext:value-type="float">
            <text:p>6.340591</text:p>
          </table:table-cell>
          <table:table-cell office:value-type="float" office:value="0" calcext:value-type="float">
            <text:p>0</text:p>
          </table:table-cell>
          <table:table-cell office:value-type="float" office:value="0.2064317" calcext:value-type="float">
            <text:p>0.2064317</text:p>
          </table:table-cell>
          <table:table-cell office:value-type="float" office:value="0.3108047" calcext:value-type="float">
            <text:p>0.3108047</text:p>
          </table:table-cell>
          <table:table-cell office:value-type="float" office:value="0.3302631" calcext:value-type="float">
            <text:p>0.3302631</text:p>
          </table:table-cell>
          <table:table-cell office:value-type="float" office:value="0.3423316" calcext:value-type="float">
            <text:p>0.3423316</text:p>
          </table:table-cell>
          <table:table-cell office:value-type="float" office:value="0.3490464" calcext:value-type="float">
            <text:p>0.3490464</text:p>
          </table:table-cell>
          <table:table-cell office:value-type="float" office:value="0.3088132" calcext:value-type="float">
            <text:p>0.3088132</text:p>
          </table:table-cell>
          <table:table-cell office:value-type="float" office:value="0.3087733" calcext:value-type="float">
            <text:p>0.3087733</text:p>
          </table:table-cell>
          <table:table-cell office:value-type="float" office:value="0.3808374" calcext:value-type="float">
            <text:p>0.3808374</text:p>
          </table:table-cell>
          <table:table-cell office:value-type="float" office:value="0.3778214" calcext:value-type="float">
            <text:p>0.3778214</text:p>
          </table:table-cell>
          <table:table-cell office:value-type="float" office:value="0.3813606" calcext:value-type="float">
            <text:p>0.3813606</text:p>
          </table:table-cell>
          <table:table-cell office:value-type="float" office:value="0.3946516" calcext:value-type="float">
            <text:p>0.3946516</text:p>
          </table:table-cell>
          <table:table-cell office:value-type="float" office:value="0.4034944" calcext:value-type="float">
            <text:p>0.403494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89986E-015" calcext:value-type="float">
            <text:p>1.989986E-15</text:p>
          </table:table-cell>
          <table:table-cell office:value-type="float" office:value="1.999208E-015" calcext:value-type="float">
            <text:p>1.999208E-15</text:p>
          </table:table-cell>
          <table:table-cell office:value-type="float" office:value="1.947103E-015" calcext:value-type="float">
            <text:p>1.947103E-15</text:p>
          </table:table-cell>
          <table:table-cell office:value-type="float" office:value="1.926625E-015" calcext:value-type="float">
            <text:p>1.926625E-15</text:p>
          </table:table-cell>
          <table:table-cell office:value-type="float" office:value="9.890752E-016" calcext:value-type="float">
            <text:p>9.890752E-16</text:p>
          </table:table-cell>
          <table:table-cell office:value-type="float" office:value="9.668979E-016" calcext:value-type="float">
            <text:p>9.668979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422158" calcext:value-type="float">
            <text:p>-0.6422158</text:p>
          </table:table-cell>
          <table:table-cell office:value-type="float" office:value="-0.02843599" calcext:value-type="float">
            <text:p>-0.02843599</text:p>
          </table:table-cell>
          <table:table-cell office:value-type="float" office:value="-0.01951915" calcext:value-type="float">
            <text:p>-0.01951915</text:p>
          </table:table-cell>
          <table:table-cell office:value-type="float" office:value="-0.01567715" calcext:value-type="float">
            <text:p>-0.01567715</text:p>
          </table:table-cell>
          <table:table-cell office:value-type="float" office:value="-0.01392567" calcext:value-type="float">
            <text:p>-0.01392567</text:p>
          </table:table-cell>
          <table:table-cell office:value-type="float" office:value="-0.01153869" calcext:value-type="float">
            <text:p>-0.01153869</text:p>
          </table:table-cell>
          <table:table-cell office:value-type="float" office:value="-0.009850425" calcext:value-type="float">
            <text:p>-0.009850425</text:p>
          </table:table-cell>
          <table:table-cell office:value-type="float" office:value="-0.008155677" calcext:value-type="float">
            <text:p>-0.008155677</text:p>
          </table:table-cell>
          <table:table-cell office:value-type="float" office:value="-0.007639595" calcext:value-type="float">
            <text:p>-0.007639595</text:p>
          </table:table-cell>
          <table:table-cell office:value-type="float" office:value="-0.008380574" calcext:value-type="float">
            <text:p>-0.008380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91905" calcext:value-type="float">
            <text:p>-1.091905</text:p>
          </table:table-cell>
          <table:table-cell office:value-type="float" office:value="0.03358899" calcext:value-type="float">
            <text:p>0.03358899</text:p>
          </table:table-cell>
          <table:table-cell office:value-type="float" office:value="-9999.034" calcext:value-type="float">
            <text:p>-9999.034</text:p>
          </table:table-cell>
          <table:table-cell office:value-type="float" office:value="-2.223476" calcext:value-type="float">
            <text:p>-2.2234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42004" calcext:value-type="float">
            <text:p>404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76.81578" calcext:value-type="float">
            <text:p>76.81578</text:p>
          </table:table-cell>
          <table:table-cell office:value-type="float" office:value="0" calcext:value-type="float">
            <text:p>0</text:p>
          </table:table-cell>
          <table:table-cell office:value-type="float" office:value="1111.143" calcext:value-type="float">
            <text:p>1111.143</text:p>
          </table:table-cell>
          <table:table-cell office:value-type="float" office:value="6.304343" calcext:value-type="float">
            <text:p>6.304343</text:p>
          </table:table-cell>
          <table:table-cell office:value-type="float" office:value="0" calcext:value-type="float">
            <text:p>0</text:p>
          </table:table-cell>
          <table:table-cell office:value-type="float" office:value="0.1771206" calcext:value-type="float">
            <text:p>0.1771206</text:p>
          </table:table-cell>
          <table:table-cell office:value-type="float" office:value="0.3192504" calcext:value-type="float">
            <text:p>0.3192504</text:p>
          </table:table-cell>
          <table:table-cell office:value-type="float" office:value="0.3293549" calcext:value-type="float">
            <text:p>0.3293549</text:p>
          </table:table-cell>
          <table:table-cell office:value-type="float" office:value="0.33937" calcext:value-type="float">
            <text:p>0.33937</text:p>
          </table:table-cell>
          <table:table-cell office:value-type="float" office:value="0.3453048" calcext:value-type="float">
            <text:p>0.3453048</text:p>
          </table:table-cell>
          <table:table-cell office:value-type="float" office:value="0.3051803" calcext:value-type="float">
            <text:p>0.3051803</text:p>
          </table:table-cell>
          <table:table-cell office:value-type="float" office:value="0.3054907" calcext:value-type="float">
            <text:p>0.3054907</text:p>
          </table:table-cell>
          <table:table-cell office:value-type="float" office:value="0.3793518" calcext:value-type="float">
            <text:p>0.3793518</text:p>
          </table:table-cell>
          <table:table-cell office:value-type="float" office:value="0.3774329" calcext:value-type="float">
            <text:p>0.3774329</text:p>
          </table:table-cell>
          <table:table-cell office:value-type="float" office:value="0.3816934" calcext:value-type="float">
            <text:p>0.3816934</text:p>
          </table:table-cell>
          <table:table-cell office:value-type="float" office:value="0.3949044" calcext:value-type="float">
            <text:p>0.3949044</text:p>
          </table:table-cell>
          <table:table-cell office:value-type="float" office:value="0.4036655" calcext:value-type="float">
            <text:p>0.403665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027E-015" calcext:value-type="float">
            <text:p>1.99027E-15</text:p>
          </table:table-cell>
          <table:table-cell office:value-type="float" office:value="1.999181E-015" calcext:value-type="float">
            <text:p>1.999181E-15</text:p>
          </table:table-cell>
          <table:table-cell office:value-type="float" office:value="1.947092E-015" calcext:value-type="float">
            <text:p>1.947092E-15</text:p>
          </table:table-cell>
          <table:table-cell office:value-type="float" office:value="1.926612E-015" calcext:value-type="float">
            <text:p>1.926612E-15</text:p>
          </table:table-cell>
          <table:table-cell office:value-type="float" office:value="9.89058E-016" calcext:value-type="float">
            <text:p>9.89058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28803" calcext:value-type="float">
            <text:p>-2.028803</text:p>
          </table:table-cell>
          <table:table-cell office:value-type="float" office:value="-0.0240754" calcext:value-type="float">
            <text:p>-0.0240754</text:p>
          </table:table-cell>
          <table:table-cell office:value-type="float" office:value="-0.01986462" calcext:value-type="float">
            <text:p>-0.01986462</text:p>
          </table:table-cell>
          <table:table-cell office:value-type="float" office:value="-0.01654825" calcext:value-type="float">
            <text:p>-0.01654825</text:p>
          </table:table-cell>
          <table:table-cell office:value-type="float" office:value="-0.01487796" calcext:value-type="float">
            <text:p>-0.01487796</text:p>
          </table:table-cell>
          <table:table-cell office:value-type="float" office:value="-0.01261661" calcext:value-type="float">
            <text:p>-0.01261661</text:p>
          </table:table-cell>
          <table:table-cell office:value-type="float" office:value="-0.01077392" calcext:value-type="float">
            <text:p>-0.01077392</text:p>
          </table:table-cell>
          <table:table-cell office:value-type="float" office:value="-0.008875161" calcext:value-type="float">
            <text:p>-0.008875161</text:p>
          </table:table-cell>
          <table:table-cell office:value-type="float" office:value="-0.007770788" calcext:value-type="float">
            <text:p>-0.007770788</text:p>
          </table:table-cell>
          <table:table-cell office:value-type="float" office:value="-0.00825612" calcext:value-type="float">
            <text:p>-0.00825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538383" calcext:value-type="float">
            <text:p>-6.538383</text:p>
          </table:table-cell>
          <table:table-cell office:value-type="float" office:value="0.03345154" calcext:value-type="float">
            <text:p>0.03345154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219909" calcext:value-type="float">
            <text:p>-2.21990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42004" calcext:value-type="float">
            <text:p>504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77.53722" calcext:value-type="float">
            <text:p>77.53722</text:p>
          </table:table-cell>
          <table:table-cell office:value-type="float" office:value="0" calcext:value-type="float">
            <text:p>0</text:p>
          </table:table-cell>
          <table:table-cell office:value-type="float" office:value="1110.447" calcext:value-type="float">
            <text:p>1110.447</text:p>
          </table:table-cell>
          <table:table-cell office:value-type="float" office:value="6.27914" calcext:value-type="float">
            <text:p>6.27914</text:p>
          </table:table-cell>
          <table:table-cell office:value-type="float" office:value="0" calcext:value-type="float">
            <text:p>0</text:p>
          </table:table-cell>
          <table:table-cell office:value-type="float" office:value="0.1668553" calcext:value-type="float">
            <text:p>0.1668553</text:p>
          </table:table-cell>
          <table:table-cell office:value-type="float" office:value="0.3220002" calcext:value-type="float">
            <text:p>0.3220002</text:p>
          </table:table-cell>
          <table:table-cell office:value-type="float" office:value="0.330046" calcext:value-type="float">
            <text:p>0.330046</text:p>
          </table:table-cell>
          <table:table-cell office:value-type="float" office:value="0.3377441" calcext:value-type="float">
            <text:p>0.3377441</text:p>
          </table:table-cell>
          <table:table-cell office:value-type="float" office:value="0.3424712" calcext:value-type="float">
            <text:p>0.3424712</text:p>
          </table:table-cell>
          <table:table-cell office:value-type="float" office:value="0.3026203" calcext:value-type="float">
            <text:p>0.3026203</text:p>
          </table:table-cell>
          <table:table-cell office:value-type="float" office:value="0.3030741" calcext:value-type="float">
            <text:p>0.3030741</text:p>
          </table:table-cell>
          <table:table-cell office:value-type="float" office:value="0.3780616" calcext:value-type="float">
            <text:p>0.3780616</text:p>
          </table:table-cell>
          <table:table-cell office:value-type="float" office:value="0.3768863" calcext:value-type="float">
            <text:p>0.3768863</text:p>
          </table:table-cell>
          <table:table-cell office:value-type="float" office:value="0.3819495" calcext:value-type="float">
            <text:p>0.3819495</text:p>
          </table:table-cell>
          <table:table-cell office:value-type="float" office:value="0.395151" calcext:value-type="float">
            <text:p>0.395151</text:p>
          </table:table-cell>
          <table:table-cell office:value-type="float" office:value="0.4038409" calcext:value-type="float">
            <text:p>0.403840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0579E-015" calcext:value-type="float">
            <text:p>1.990579E-15</text:p>
          </table:table-cell>
          <table:table-cell office:value-type="float" office:value="1.999153E-015" calcext:value-type="float">
            <text:p>1.999153E-15</text:p>
          </table:table-cell>
          <table:table-cell office:value-type="float" office:value="1.947075E-015" calcext:value-type="float">
            <text:p>1.947075E-15</text:p>
          </table:table-cell>
          <table:table-cell office:value-type="float" office:value="1.926599E-015" calcext:value-type="float">
            <text:p>1.926599E-15</text:p>
          </table:table-cell>
          <table:table-cell office:value-type="float" office:value="9.890412E-016" calcext:value-type="float">
            <text:p>9.890412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46697" calcext:value-type="float">
            <text:p>-3.246697</text:p>
          </table:table-cell>
          <table:table-cell office:value-type="float" office:value="-0.0228269" calcext:value-type="float">
            <text:p>-0.0228269</text:p>
          </table:table-cell>
          <table:table-cell office:value-type="float" office:value="-0.01961033" calcext:value-type="float">
            <text:p>-0.01961033</text:p>
          </table:table-cell>
          <table:table-cell office:value-type="float" office:value="-0.01704258" calcext:value-type="float">
            <text:p>-0.01704258</text:p>
          </table:table-cell>
          <table:table-cell office:value-type="float" office:value="-0.01565164" calcext:value-type="float">
            <text:p>-0.01565164</text:p>
          </table:table-cell>
          <table:table-cell office:value-type="float" office:value="-0.01344605" calcext:value-type="float">
            <text:p>-0.01344605</text:p>
          </table:table-cell>
          <table:table-cell office:value-type="float" office:value="-0.01151782" calcext:value-type="float">
            <text:p>-0.01151782</text:p>
          </table:table-cell>
          <table:table-cell office:value-type="float" office:value="-0.009554742" calcext:value-type="float">
            <text:p>-0.009554742</text:p>
          </table:table-cell>
          <table:table-cell office:value-type="float" office:value="-0.007959806" calcext:value-type="float">
            <text:p>-0.007959806</text:p>
          </table:table-cell>
          <table:table-cell office:value-type="float" office:value="-0.008161583" calcext:value-type="float">
            <text:p>-0.008161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744088" calcext:value-type="float">
            <text:p>-8.744088</text:p>
          </table:table-cell>
          <table:table-cell office:value-type="float" office:value="0.03330627" calcext:value-type="float">
            <text:p>0.03330627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216478" calcext:value-type="float">
            <text:p>-2.2164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42004" calcext:value-type="float">
            <text:p>604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78.20068" calcext:value-type="float">
            <text:p>78.20068</text:p>
          </table:table-cell>
          <table:table-cell office:value-type="float" office:value="0" calcext:value-type="float">
            <text:p>0</text:p>
          </table:table-cell>
          <table:table-cell office:value-type="float" office:value="1109.799" calcext:value-type="float">
            <text:p>1109.799</text:p>
          </table:table-cell>
          <table:table-cell office:value-type="float" office:value="6.264421" calcext:value-type="float">
            <text:p>6.264421</text:p>
          </table:table-cell>
          <table:table-cell office:value-type="float" office:value="0" calcext:value-type="float">
            <text:p>0</text:p>
          </table:table-cell>
          <table:table-cell office:value-type="float" office:value="0.1634471" calcext:value-type="float">
            <text:p>0.1634471</text:p>
          </table:table-cell>
          <table:table-cell office:value-type="float" office:value="0.322935" calcext:value-type="float">
            <text:p>0.322935</text:p>
          </table:table-cell>
          <table:table-cell office:value-type="float" office:value="0.3298888" calcext:value-type="float">
            <text:p>0.3298888</text:p>
          </table:table-cell>
          <table:table-cell office:value-type="float" office:value="0.3364153" calcext:value-type="float">
            <text:p>0.3364153</text:p>
          </table:table-cell>
          <table:table-cell office:value-type="float" office:value="0.3410152" calcext:value-type="float">
            <text:p>0.3410152</text:p>
          </table:table-cell>
          <table:table-cell office:value-type="float" office:value="0.3007907" calcext:value-type="float">
            <text:p>0.3007907</text:p>
          </table:table-cell>
          <table:table-cell office:value-type="float" office:value="0.3010022" calcext:value-type="float">
            <text:p>0.3010022</text:p>
          </table:table-cell>
          <table:table-cell office:value-type="float" office:value="0.3769948" calcext:value-type="float">
            <text:p>0.3769948</text:p>
          </table:table-cell>
          <table:table-cell office:value-type="float" office:value="0.3762374" calcext:value-type="float">
            <text:p>0.3762374</text:p>
          </table:table-cell>
          <table:table-cell office:value-type="float" office:value="0.3821309" calcext:value-type="float">
            <text:p>0.3821309</text:p>
          </table:table-cell>
          <table:table-cell office:value-type="float" office:value="0.3953837" calcext:value-type="float">
            <text:p>0.3953837</text:p>
          </table:table-cell>
          <table:table-cell office:value-type="float" office:value="0.404016" calcext:value-type="float">
            <text:p>0.40401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8263E-015" calcext:value-type="float">
            <text:p>1.988263E-15</text:p>
          </table:table-cell>
          <table:table-cell office:value-type="float" office:value="1.99912E-015" calcext:value-type="float">
            <text:p>1.99912E-15</text:p>
          </table:table-cell>
          <table:table-cell office:value-type="float" office:value="1.947056E-015" calcext:value-type="float">
            <text:p>1.947056E-15</text:p>
          </table:table-cell>
          <table:table-cell office:value-type="float" office:value="1.926585E-015" calcext:value-type="float">
            <text:p>1.926585E-15</text:p>
          </table:table-cell>
          <table:table-cell office:value-type="float" office:value="9.890239E-016" calcext:value-type="float">
            <text:p>9.890239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41684" calcext:value-type="float">
            <text:p>-3.741684</text:p>
          </table:table-cell>
          <table:table-cell office:value-type="float" office:value="-0.02240482" calcext:value-type="float">
            <text:p>-0.02240482</text:p>
          </table:table-cell>
          <table:table-cell office:value-type="float" office:value="-0.01966336" calcext:value-type="float">
            <text:p>-0.01966336</text:p>
          </table:table-cell>
          <table:table-cell office:value-type="float" office:value="-0.0174636" calcext:value-type="float">
            <text:p>-0.0174636</text:p>
          </table:table-cell>
          <table:table-cell office:value-type="float" office:value="-0.01606779" calcext:value-type="float">
            <text:p>-0.01606779</text:p>
          </table:table-cell>
          <table:table-cell office:value-type="float" office:value="-0.0140756" calcext:value-type="float">
            <text:p>-0.0140756</text:p>
          </table:table-cell>
          <table:table-cell office:value-type="float" office:value="-0.01219894" calcext:value-type="float">
            <text:p>-0.01219894</text:p>
          </table:table-cell>
          <table:table-cell office:value-type="float" office:value="-0.01015851" calcext:value-type="float">
            <text:p>-0.01015851</text:p>
          </table:table-cell>
          <table:table-cell office:value-type="float" office:value="-0.008190721" calcext:value-type="float">
            <text:p>-0.008190721</text:p>
          </table:table-cell>
          <table:table-cell office:value-type="float" office:value="-0.008095324" calcext:value-type="float">
            <text:p>-0.008095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73054" calcext:value-type="float">
            <text:p>-15.73054</text:p>
          </table:table-cell>
          <table:table-cell office:value-type="float" office:value="0.03316268" calcext:value-type="float">
            <text:p>0.03316268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213151" calcext:value-type="float">
            <text:p>-2.2131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042004" calcext:value-type="float">
            <text:p>704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78.72515" calcext:value-type="float">
            <text:p>78.72515</text:p>
          </table:table-cell>
          <table:table-cell office:value-type="float" office:value="0" calcext:value-type="float">
            <text:p>0</text:p>
          </table:table-cell>
          <table:table-cell office:value-type="float" office:value="1109.279" calcext:value-type="float">
            <text:p>1109.279</text:p>
          </table:table-cell>
          <table:table-cell office:value-type="float" office:value="6.259704" calcext:value-type="float">
            <text:p>6.259704</text:p>
          </table:table-cell>
          <table:table-cell office:value-type="float" office:value="0" calcext:value-type="float">
            <text:p>0</text:p>
          </table:table-cell>
          <table:table-cell office:value-type="float" office:value="0.1573722" calcext:value-type="float">
            <text:p>0.1573722</text:p>
          </table:table-cell>
          <table:table-cell office:value-type="float" office:value="0.3229682" calcext:value-type="float">
            <text:p>0.3229682</text:p>
          </table:table-cell>
          <table:table-cell office:value-type="float" office:value="0.3294457" calcext:value-type="float">
            <text:p>0.3294457</text:p>
          </table:table-cell>
          <table:table-cell office:value-type="float" office:value="0.3355813" calcext:value-type="float">
            <text:p>0.3355813</text:p>
          </table:table-cell>
          <table:table-cell office:value-type="float" office:value="0.339538" calcext:value-type="float">
            <text:p>0.339538</text:p>
          </table:table-cell>
          <table:table-cell office:value-type="float" office:value="0.299451" calcext:value-type="float">
            <text:p>0.299451</text:p>
          </table:table-cell>
          <table:table-cell office:value-type="float" office:value="0.2994493" calcext:value-type="float">
            <text:p>0.2994493</text:p>
          </table:table-cell>
          <table:table-cell office:value-type="float" office:value="0.3761944" calcext:value-type="float">
            <text:p>0.3761944</text:p>
          </table:table-cell>
          <table:table-cell office:value-type="float" office:value="0.3754414" calcext:value-type="float">
            <text:p>0.3754414</text:p>
          </table:table-cell>
          <table:table-cell office:value-type="float" office:value="0.3822399" calcext:value-type="float">
            <text:p>0.3822399</text:p>
          </table:table-cell>
          <table:table-cell office:value-type="float" office:value="0.3956766" calcext:value-type="float">
            <text:p>0.3956766</text:p>
          </table:table-cell>
          <table:table-cell office:value-type="float" office:value="0.4041888" calcext:value-type="float">
            <text:p>0.4041888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88637E-015" calcext:value-type="float">
            <text:p>1.988637E-15</text:p>
          </table:table-cell>
          <table:table-cell office:value-type="float" office:value="1.999084E-015" calcext:value-type="float">
            <text:p>1.999084E-15</text:p>
          </table:table-cell>
          <table:table-cell office:value-type="float" office:value="1.947036E-015" calcext:value-type="float">
            <text:p>1.947036E-15</text:p>
          </table:table-cell>
          <table:table-cell office:value-type="float" office:value="1.926567E-015" calcext:value-type="float">
            <text:p>1.926567E-15</text:p>
          </table:table-cell>
          <table:table-cell office:value-type="float" office:value="9.890111E-016" calcext:value-type="float">
            <text:p>9.890111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069274" calcext:value-type="float">
            <text:p>-5.069274</text:p>
          </table:table-cell>
          <table:table-cell office:value-type="float" office:value="-0.02239086" calcext:value-type="float">
            <text:p>-0.02239086</text:p>
          </table:table-cell>
          <table:table-cell office:value-type="float" office:value="-0.01982704" calcext:value-type="float">
            <text:p>-0.01982704</text:p>
          </table:table-cell>
          <table:table-cell office:value-type="float" office:value="-0.01772814" calcext:value-type="float">
            <text:p>-0.01772814</text:p>
          </table:table-cell>
          <table:table-cell office:value-type="float" office:value="-0.01649836" calcext:value-type="float">
            <text:p>-0.01649836</text:p>
          </table:table-cell>
          <table:table-cell office:value-type="float" office:value="-0.01455717" calcext:value-type="float">
            <text:p>-0.01455717</text:p>
          </table:table-cell>
          <table:table-cell office:value-type="float" office:value="-0.01274295" calcext:value-type="float">
            <text:p>-0.01274295</text:p>
          </table:table-cell>
          <table:table-cell office:value-type="float" office:value="-0.01063652" calcext:value-type="float">
            <text:p>-0.01063652</text:p>
          </table:table-cell>
          <table:table-cell office:value-type="float" office:value="-0.008483596" calcext:value-type="float">
            <text:p>-0.008483596</text:p>
          </table:table-cell>
          <table:table-cell office:value-type="float" office:value="-0.008055581" calcext:value-type="float">
            <text:p>-0.008055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35477" calcext:value-type="float">
            <text:p>-16.35477</text:p>
          </table:table-cell>
          <table:table-cell office:value-type="float" office:value="0.03304606" calcext:value-type="float">
            <text:p>0.03304606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209913" calcext:value-type="float">
            <text:p>-2.2099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42004" calcext:value-type="float">
            <text:p>8042004</text:p>
          </table:table-cell>
          <table:table-cell office:value-type="float" office:value="98.40006" calcext:value-type="float">
            <text:p>98.40006</text:p>
          </table:table-cell>
          <table:table-cell office:value-type="float" office:value="79.21541" calcext:value-type="float">
            <text:p>79.21541</text:p>
          </table:table-cell>
          <table:table-cell office:value-type="float" office:value="0" calcext:value-type="float">
            <text:p>0</text:p>
          </table:table-cell>
          <table:table-cell office:value-type="float" office:value="1108.783" calcext:value-type="float">
            <text:p>1108.783</text:p>
          </table:table-cell>
          <table:table-cell office:value-type="float" office:value="6.264597" calcext:value-type="float">
            <text:p>6.264597</text:p>
          </table:table-cell>
          <table:table-cell office:value-type="float" office:value="0" calcext:value-type="float">
            <text:p>0</text:p>
          </table:table-cell>
          <table:table-cell office:value-type="float" office:value="0.1562451" calcext:value-type="float">
            <text:p>0.1562451</text:p>
          </table:table-cell>
          <table:table-cell office:value-type="float" office:value="0.3222262" calcext:value-type="float">
            <text:p>0.3222262</text:p>
          </table:table-cell>
          <table:table-cell office:value-type="float" office:value="0.3285674" calcext:value-type="float">
            <text:p>0.3285674</text:p>
          </table:table-cell>
          <table:table-cell office:value-type="float" office:value="0.3343928" calcext:value-type="float">
            <text:p>0.3343928</text:p>
          </table:table-cell>
          <table:table-cell office:value-type="float" office:value="0.3381396" calcext:value-type="float">
            <text:p>0.3381396</text:p>
          </table:table-cell>
          <table:table-cell office:value-type="float" office:value="0.298223" calcext:value-type="float">
            <text:p>0.298223</text:p>
          </table:table-cell>
          <table:table-cell office:value-type="float" office:value="0.2982486" calcext:value-type="float">
            <text:p>0.2982486</text:p>
          </table:table-cell>
          <table:table-cell office:value-type="float" office:value="0.3754914" calcext:value-type="float">
            <text:p>0.3754914</text:p>
          </table:table-cell>
          <table:table-cell office:value-type="float" office:value="0.3745693" calcext:value-type="float">
            <text:p>0.3745693</text:p>
          </table:table-cell>
          <table:table-cell office:value-type="float" office:value="0.382275" calcext:value-type="float">
            <text:p>0.382275</text:p>
          </table:table-cell>
          <table:table-cell office:value-type="float" office:value="0.3960661" calcext:value-type="float">
            <text:p>0.3960661</text:p>
          </table:table-cell>
          <table:table-cell office:value-type="float" office:value="0.404375" calcext:value-type="float">
            <text:p>0.40437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89003E-015" calcext:value-type="float">
            <text:p>1.989003E-15</text:p>
          </table:table-cell>
          <table:table-cell office:value-type="float" office:value="1.999049E-015" calcext:value-type="float">
            <text:p>1.999049E-15</text:p>
          </table:table-cell>
          <table:table-cell office:value-type="float" office:value="1.947016E-015" calcext:value-type="float">
            <text:p>1.947016E-15</text:p>
          </table:table-cell>
          <table:table-cell office:value-type="float" office:value="1.926549E-015" calcext:value-type="float">
            <text:p>1.926549E-15</text:p>
          </table:table-cell>
          <table:table-cell office:value-type="float" office:value="9.889962E-016" calcext:value-type="float">
            <text:p>9.889962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76565" calcext:value-type="float">
            <text:p>-5.376565</text:p>
          </table:table-cell>
          <table:table-cell office:value-type="float" office:value="-0.02270573" calcext:value-type="float">
            <text:p>-0.02270573</text:p>
          </table:table-cell>
          <table:table-cell office:value-type="float" office:value="-0.0201534" calcext:value-type="float">
            <text:p>-0.0201534</text:p>
          </table:table-cell>
          <table:table-cell office:value-type="float" office:value="-0.01811762" calcext:value-type="float">
            <text:p>-0.01811762</text:p>
          </table:table-cell>
          <table:table-cell office:value-type="float" office:value="-0.01692124" calcext:value-type="float">
            <text:p>-0.01692124</text:p>
          </table:table-cell>
          <table:table-cell office:value-type="float" office:value="-0.01501475" calcext:value-type="float">
            <text:p>-0.01501475</text:p>
          </table:table-cell>
          <table:table-cell office:value-type="float" office:value="-0.01317881" calcext:value-type="float">
            <text:p>-0.01317881</text:p>
          </table:table-cell>
          <table:table-cell office:value-type="float" office:value="-0.0110756" calcext:value-type="float">
            <text:p>-0.0110756</text:p>
          </table:table-cell>
          <table:table-cell office:value-type="float" office:value="-0.00881844" calcext:value-type="float">
            <text:p>-0.00881844</text:p>
          </table:table-cell>
          <table:table-cell office:value-type="float" office:value="-0.008042715" calcext:value-type="float">
            <text:p>-0.008042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91116" calcext:value-type="float">
            <text:p>-15.91116</text:p>
          </table:table-cell>
          <table:table-cell office:value-type="float" office:value="0.0329858" calcext:value-type="float">
            <text:p>0.0329858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206729" calcext:value-type="float">
            <text:p>-2.2067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42004" calcext:value-type="float">
            <text:p>9042004</text:p>
          </table:table-cell>
          <table:table-cell office:value-type="float" office:value="99.50001" calcext:value-type="float">
            <text:p>99.50001</text:p>
          </table:table-cell>
          <table:table-cell office:value-type="float" office:value="80.03795" calcext:value-type="float">
            <text:p>80.03795</text:p>
          </table:table-cell>
          <table:table-cell office:value-type="float" office:value="0" calcext:value-type="float">
            <text:p>0</text:p>
          </table:table-cell>
          <table:table-cell office:value-type="float" office:value="1109.046" calcext:value-type="float">
            <text:p>1109.046</text:p>
          </table:table-cell>
          <table:table-cell office:value-type="float" office:value="6.279384" calcext:value-type="float">
            <text:p>6.279384</text:p>
          </table:table-cell>
          <table:table-cell office:value-type="float" office:value="0" calcext:value-type="float">
            <text:p>0</text:p>
          </table:table-cell>
          <table:table-cell office:value-type="float" office:value="0.1911674" calcext:value-type="float">
            <text:p>0.1911674</text:p>
          </table:table-cell>
          <table:table-cell office:value-type="float" office:value="0.3201425" calcext:value-type="float">
            <text:p>0.3201425</text:p>
          </table:table-cell>
          <table:table-cell office:value-type="float" office:value="0.3270485" calcext:value-type="float">
            <text:p>0.3270485</text:p>
          </table:table-cell>
          <table:table-cell office:value-type="float" office:value="0.3330275" calcext:value-type="float">
            <text:p>0.3330275</text:p>
          </table:table-cell>
          <table:table-cell office:value-type="float" office:value="0.3367175" calcext:value-type="float">
            <text:p>0.3367175</text:p>
          </table:table-cell>
          <table:table-cell table:number-columns-repeated="2" office:value-type="float" office:value="0.2970657" calcext:value-type="float">
            <text:p>0.2970657</text:p>
          </table:table-cell>
          <table:table-cell office:value-type="float" office:value="0.3748426" calcext:value-type="float">
            <text:p>0.3748426</text:p>
          </table:table-cell>
          <table:table-cell office:value-type="float" office:value="0.3738031" calcext:value-type="float">
            <text:p>0.3738031</text:p>
          </table:table-cell>
          <table:table-cell office:value-type="float" office:value="0.3822176" calcext:value-type="float">
            <text:p>0.3822176</text:p>
          </table:table-cell>
          <table:table-cell office:value-type="float" office:value="0.3963744" calcext:value-type="float">
            <text:p>0.3963744</text:p>
          </table:table-cell>
          <table:table-cell office:value-type="float" office:value="0.4045665" calcext:value-type="float">
            <text:p>0.404566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8931E-015" calcext:value-type="float">
            <text:p>1.98931E-15</text:p>
          </table:table-cell>
          <table:table-cell office:value-type="float" office:value="1.999019E-015" calcext:value-type="float">
            <text:p>1.999019E-15</text:p>
          </table:table-cell>
          <table:table-cell office:value-type="float" office:value="1.947001E-015" calcext:value-type="float">
            <text:p>1.947001E-15</text:p>
          </table:table-cell>
          <table:table-cell office:value-type="float" office:value="1.926534E-015" calcext:value-type="float">
            <text:p>1.926534E-15</text:p>
          </table:table-cell>
          <table:table-cell office:value-type="float" office:value="9.889812E-016" calcext:value-type="float">
            <text:p>9.889812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62217" calcext:value-type="float">
            <text:p>-1.162217</text:p>
          </table:table-cell>
          <table:table-cell office:value-type="float" office:value="-0.02363459" calcext:value-type="float">
            <text:p>-0.02363459</text:p>
          </table:table-cell>
          <table:table-cell office:value-type="float" office:value="-0.0207311" calcext:value-type="float">
            <text:p>-0.0207311</text:p>
          </table:table-cell>
          <table:table-cell office:value-type="float" office:value="-0.01857549" calcext:value-type="float">
            <text:p>-0.01857549</text:p>
          </table:table-cell>
          <table:table-cell office:value-type="float" office:value="-0.01736276" calcext:value-type="float">
            <text:p>-0.01736276</text:p>
          </table:table-cell>
          <table:table-cell office:value-type="float" office:value="-0.01546054" calcext:value-type="float">
            <text:p>-0.01546054</text:p>
          </table:table-cell>
          <table:table-cell office:value-type="float" office:value="-0.013625" calcext:value-type="float">
            <text:p>-0.013625</text:p>
          </table:table-cell>
          <table:table-cell office:value-type="float" office:value="-0.01149797" calcext:value-type="float">
            <text:p>-0.01149797</text:p>
          </table:table-cell>
          <table:table-cell office:value-type="float" office:value="-0.009124757" calcext:value-type="float">
            <text:p>-0.009124757</text:p>
          </table:table-cell>
          <table:table-cell office:value-type="float" office:value="-0.008062656" calcext:value-type="float">
            <text:p>-0.008062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20965" calcext:value-type="float">
            <text:p>-1.820965</text:p>
          </table:table-cell>
          <table:table-cell office:value-type="float" office:value="0.03289812" calcext:value-type="float">
            <text:p>0.03289812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203582" calcext:value-type="float">
            <text:p>-2.20358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42004" calcext:value-type="float">
            <text:p>10042004</text:p>
          </table:table-cell>
          <table:table-cell office:value-type="float" office:value="99.50001" calcext:value-type="float">
            <text:p>99.50001</text:p>
          </table:table-cell>
          <table:table-cell office:value-type="float" office:value="81.18235" calcext:value-type="float">
            <text:p>81.18235</text:p>
          </table:table-cell>
          <table:table-cell office:value-type="float" office:value="0" calcext:value-type="float">
            <text:p>0</text:p>
          </table:table-cell>
          <table:table-cell office:value-type="float" office:value="1107.879" calcext:value-type="float">
            <text:p>1107.879</text:p>
          </table:table-cell>
          <table:table-cell office:value-type="float" office:value="6.302679" calcext:value-type="float">
            <text:p>6.302679</text:p>
          </table:table-cell>
          <table:table-cell office:value-type="float" office:value="0" calcext:value-type="float">
            <text:p>0</text:p>
          </table:table-cell>
          <table:table-cell office:value-type="float" office:value="0.1702067" calcext:value-type="float">
            <text:p>0.1702067</text:p>
          </table:table-cell>
          <table:table-cell office:value-type="float" office:value="0.3184969" calcext:value-type="float">
            <text:p>0.3184969</text:p>
          </table:table-cell>
          <table:table-cell office:value-type="float" office:value="0.3251496" calcext:value-type="float">
            <text:p>0.3251496</text:p>
          </table:table-cell>
          <table:table-cell office:value-type="float" office:value="0.3310917" calcext:value-type="float">
            <text:p>0.3310917</text:p>
          </table:table-cell>
          <table:table-cell office:value-type="float" office:value="0.3349977" calcext:value-type="float">
            <text:p>0.3349977</text:p>
          </table:table-cell>
          <table:table-cell office:value-type="float" office:value="0.2959451" calcext:value-type="float">
            <text:p>0.2959451</text:p>
          </table:table-cell>
          <table:table-cell office:value-type="float" office:value="0.2959645" calcext:value-type="float">
            <text:p>0.2959645</text:p>
          </table:table-cell>
          <table:table-cell office:value-type="float" office:value="0.3742684" calcext:value-type="float">
            <text:p>0.3742684</text:p>
          </table:table-cell>
          <table:table-cell office:value-type="float" office:value="0.373288" calcext:value-type="float">
            <text:p>0.373288</text:p>
          </table:table-cell>
          <table:table-cell office:value-type="float" office:value="0.3820815" calcext:value-type="float">
            <text:p>0.3820815</text:p>
          </table:table-cell>
          <table:table-cell office:value-type="float" office:value="0.3964111" calcext:value-type="float">
            <text:p>0.3964111</text:p>
          </table:table-cell>
          <table:table-cell office:value-type="float" office:value="0.4047413" calcext:value-type="float">
            <text:p>0.404741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89606E-015" calcext:value-type="float">
            <text:p>1.989606E-15</text:p>
          </table:table-cell>
          <table:table-cell office:value-type="float" office:value="1.998992E-015" calcext:value-type="float">
            <text:p>1.998992E-15</text:p>
          </table:table-cell>
          <table:table-cell office:value-type="float" office:value="1.94699E-015" calcext:value-type="float">
            <text:p>1.94699E-15</text:p>
          </table:table-cell>
          <table:table-cell office:value-type="float" office:value="1.926515E-015" calcext:value-type="float">
            <text:p>1.926515E-15</text:p>
          </table:table-cell>
          <table:table-cell office:value-type="float" office:value="9.889671E-016" calcext:value-type="float">
            <text:p>9.889671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98814" calcext:value-type="float">
            <text:p>-2.798814</text:p>
          </table:table-cell>
          <table:table-cell office:value-type="float" office:value="-0.02439301" calcext:value-type="float">
            <text:p>-0.02439301</text:p>
          </table:table-cell>
          <table:table-cell office:value-type="float" office:value="-0.02148675" calcext:value-type="float">
            <text:p>-0.02148675</text:p>
          </table:table-cell>
          <table:table-cell office:value-type="float" office:value="-0.0192499" calcext:value-type="float">
            <text:p>-0.0192499</text:p>
          </table:table-cell>
          <table:table-cell office:value-type="float" office:value="-0.01791512" calcext:value-type="float">
            <text:p>-0.01791512</text:p>
          </table:table-cell>
          <table:table-cell office:value-type="float" office:value="-0.01590627" calcext:value-type="float">
            <text:p>-0.01590627</text:p>
          </table:table-cell>
          <table:table-cell office:value-type="float" office:value="-0.01405573" calcext:value-type="float">
            <text:p>-0.01405573</text:p>
          </table:table-cell>
          <table:table-cell office:value-type="float" office:value="-0.01188553" calcext:value-type="float">
            <text:p>-0.01188553</text:p>
          </table:table-cell>
          <table:table-cell office:value-type="float" office:value="-0.009336834" calcext:value-type="float">
            <text:p>-0.009336834</text:p>
          </table:table-cell>
          <table:table-cell office:value-type="float" office:value="-0.008112145" calcext:value-type="float">
            <text:p>-0.008112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28856" calcext:value-type="float">
            <text:p>-6.628856</text:p>
          </table:table-cell>
          <table:table-cell office:value-type="float" office:value="0.03283606" calcext:value-type="float">
            <text:p>0.03283606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200465" calcext:value-type="float">
            <text:p>-2.2004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42004" calcext:value-type="float">
            <text:p>11042004</text:p>
          </table:table-cell>
          <table:table-cell office:value-type="float" office:value="99.50001" calcext:value-type="float">
            <text:p>99.50001</text:p>
          </table:table-cell>
          <table:table-cell office:value-type="float" office:value="81.89939" calcext:value-type="float">
            <text:p>81.89939</text:p>
          </table:table-cell>
          <table:table-cell office:value-type="float" office:value="0" calcext:value-type="float">
            <text:p>0</text:p>
          </table:table-cell>
          <table:table-cell office:value-type="float" office:value="1107.126" calcext:value-type="float">
            <text:p>1107.126</text:p>
          </table:table-cell>
          <table:table-cell office:value-type="float" office:value="6.338564" calcext:value-type="float">
            <text:p>6.338564</text:p>
          </table:table-cell>
          <table:table-cell office:value-type="float" office:value="0" calcext:value-type="float">
            <text:p>0</text:p>
          </table:table-cell>
          <table:table-cell office:value-type="float" office:value="0.158068" calcext:value-type="float">
            <text:p>0.158068</text:p>
          </table:table-cell>
          <table:table-cell office:value-type="float" office:value="0.3172043" calcext:value-type="float">
            <text:p>0.3172043</text:p>
          </table:table-cell>
          <table:table-cell office:value-type="float" office:value="0.323836" calcext:value-type="float">
            <text:p>0.323836</text:p>
          </table:table-cell>
          <table:table-cell office:value-type="float" office:value="0.3297447" calcext:value-type="float">
            <text:p>0.3297447</text:p>
          </table:table-cell>
          <table:table-cell office:value-type="float" office:value="0.3334888" calcext:value-type="float">
            <text:p>0.3334888</text:p>
          </table:table-cell>
          <table:table-cell office:value-type="float" office:value="0.2948476" calcext:value-type="float">
            <text:p>0.2948476</text:p>
          </table:table-cell>
          <table:table-cell office:value-type="float" office:value="0.2950647" calcext:value-type="float">
            <text:p>0.2950647</text:p>
          </table:table-cell>
          <table:table-cell office:value-type="float" office:value="0.3737536" calcext:value-type="float">
            <text:p>0.3737536</text:p>
          </table:table-cell>
          <table:table-cell office:value-type="float" office:value="0.3727685" calcext:value-type="float">
            <text:p>0.3727685</text:p>
          </table:table-cell>
          <table:table-cell office:value-type="float" office:value="0.3819294" calcext:value-type="float">
            <text:p>0.3819294</text:p>
          </table:table-cell>
          <table:table-cell office:value-type="float" office:value="0.3964368" calcext:value-type="float">
            <text:p>0.3964368</text:p>
          </table:table-cell>
          <table:table-cell office:value-type="float" office:value="0.4048899" calcext:value-type="float">
            <text:p>0.4048899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89857E-015" calcext:value-type="float">
            <text:p>1.989857E-15</text:p>
          </table:table-cell>
          <table:table-cell office:value-type="float" office:value="1.998971E-015" calcext:value-type="float">
            <text:p>1.998971E-15</text:p>
          </table:table-cell>
          <table:table-cell office:value-type="float" office:value="1.946982E-015" calcext:value-type="float">
            <text:p>1.946982E-15</text:p>
          </table:table-cell>
          <table:table-cell office:value-type="float" office:value="1.926497E-015" calcext:value-type="float">
            <text:p>1.926497E-15</text:p>
          </table:table-cell>
          <table:table-cell office:value-type="float" office:value="9.889546E-016" calcext:value-type="float">
            <text:p>9.889546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87582" calcext:value-type="float">
            <text:p>-4.987582</text:p>
          </table:table-cell>
          <table:table-cell office:value-type="float" office:value="-0.02500231" calcext:value-type="float">
            <text:p>-0.02500231</text:p>
          </table:table-cell>
          <table:table-cell office:value-type="float" office:value="-0.02202897" calcext:value-type="float">
            <text:p>-0.02202897</text:p>
          </table:table-cell>
          <table:table-cell office:value-type="float" office:value="-0.01973946" calcext:value-type="float">
            <text:p>-0.01973946</text:p>
          </table:table-cell>
          <table:table-cell office:value-type="float" office:value="-0.01841915" calcext:value-type="float">
            <text:p>-0.01841915</text:p>
          </table:table-cell>
          <table:table-cell office:value-type="float" office:value="-0.01635806" calcext:value-type="float">
            <text:p>-0.01635806</text:p>
          </table:table-cell>
          <table:table-cell office:value-type="float" office:value="-0.01442016" calcext:value-type="float">
            <text:p>-0.01442016</text:p>
          </table:table-cell>
          <table:table-cell office:value-type="float" office:value="-0.01224512" calcext:value-type="float">
            <text:p>-0.01224512</text:p>
          </table:table-cell>
          <table:table-cell office:value-type="float" office:value="-0.009555612" calcext:value-type="float">
            <text:p>-0.009555612</text:p>
          </table:table-cell>
          <table:table-cell office:value-type="float" office:value="-0.008167504" calcext:value-type="float">
            <text:p>-0.008167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05516" calcext:value-type="float">
            <text:p>-10.05516</text:p>
          </table:table-cell>
          <table:table-cell office:value-type="float" office:value="0.0328101" calcext:value-type="float">
            <text:p>0.0328101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197496" calcext:value-type="float">
            <text:p>-2.19749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042004" calcext:value-type="float">
            <text:p>12042004</text:p>
          </table:table-cell>
          <table:table-cell office:value-type="float" office:value="99.50001" calcext:value-type="float">
            <text:p>99.50001</text:p>
          </table:table-cell>
          <table:table-cell office:value-type="float" office:value="82.47083" calcext:value-type="float">
            <text:p>82.47083</text:p>
          </table:table-cell>
          <table:table-cell office:value-type="float" office:value="0" calcext:value-type="float">
            <text:p>0</text:p>
          </table:table-cell>
          <table:table-cell office:value-type="float" office:value="1106.501" calcext:value-type="float">
            <text:p>1106.501</text:p>
          </table:table-cell>
          <table:table-cell office:value-type="float" office:value="6.392265" calcext:value-type="float">
            <text:p>6.392265</text:p>
          </table:table-cell>
          <table:table-cell office:value-type="float" office:value="0" calcext:value-type="float">
            <text:p>0</text:p>
          </table:table-cell>
          <table:table-cell office:value-type="float" office:value="0.1508096" calcext:value-type="float">
            <text:p>0.1508096</text:p>
          </table:table-cell>
          <table:table-cell office:value-type="float" office:value="0.3160706" calcext:value-type="float">
            <text:p>0.3160706</text:p>
          </table:table-cell>
          <table:table-cell office:value-type="float" office:value="0.3227032" calcext:value-type="float">
            <text:p>0.3227032</text:p>
          </table:table-cell>
          <table:table-cell office:value-type="float" office:value="0.3285809" calcext:value-type="float">
            <text:p>0.3285809</text:p>
          </table:table-cell>
          <table:table-cell office:value-type="float" office:value="0.3322461" calcext:value-type="float">
            <text:p>0.3322461</text:p>
          </table:table-cell>
          <table:table-cell office:value-type="float" office:value="0.293882" calcext:value-type="float">
            <text:p>0.293882</text:p>
          </table:table-cell>
          <table:table-cell office:value-type="float" office:value="0.294248" calcext:value-type="float">
            <text:p>0.294248</text:p>
          </table:table-cell>
          <table:table-cell office:value-type="float" office:value="0.3733131" calcext:value-type="float">
            <text:p>0.3733131</text:p>
          </table:table-cell>
          <table:table-cell office:value-type="float" office:value="0.372256" calcext:value-type="float">
            <text:p>0.372256</text:p>
          </table:table-cell>
          <table:table-cell office:value-type="float" office:value="0.3817612" calcext:value-type="float">
            <text:p>0.3817612</text:p>
          </table:table-cell>
          <table:table-cell office:value-type="float" office:value="0.3964538" calcext:value-type="float">
            <text:p>0.3964538</text:p>
          </table:table-cell>
          <table:table-cell office:value-type="float" office:value="0.4050175" calcext:value-type="float">
            <text:p>0.405017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0098E-015" calcext:value-type="float">
            <text:p>1.990098E-15</text:p>
          </table:table-cell>
          <table:table-cell office:value-type="float" office:value="1.998953E-015" calcext:value-type="float">
            <text:p>1.998953E-15</text:p>
          </table:table-cell>
          <table:table-cell office:value-type="float" office:value="1.946972E-015" calcext:value-type="float">
            <text:p>1.946972E-15</text:p>
          </table:table-cell>
          <table:table-cell office:value-type="float" office:value="1.926484E-015" calcext:value-type="float">
            <text:p>1.926484E-15</text:p>
          </table:table-cell>
          <table:table-cell office:value-type="float" office:value="9.889391E-016" calcext:value-type="float">
            <text:p>9.889391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195446" calcext:value-type="float">
            <text:p>-7.195446</text:p>
          </table:table-cell>
          <table:table-cell office:value-type="float" office:value="-0.02556251" calcext:value-type="float">
            <text:p>-0.02556251</text:p>
          </table:table-cell>
          <table:table-cell office:value-type="float" office:value="-0.02250741" calcext:value-type="float">
            <text:p>-0.02250741</text:p>
          </table:table-cell>
          <table:table-cell office:value-type="float" office:value="-0.02017092" calcext:value-type="float">
            <text:p>-0.02017092</text:p>
          </table:table-cell>
          <table:table-cell office:value-type="float" office:value="-0.01884521" calcext:value-type="float">
            <text:p>-0.01884521</text:p>
          </table:table-cell>
          <table:table-cell office:value-type="float" office:value="-0.0167671" calcext:value-type="float">
            <text:p>-0.0167671</text:p>
          </table:table-cell>
          <table:table-cell office:value-type="float" office:value="-0.01475845" calcext:value-type="float">
            <text:p>-0.01475845</text:p>
          </table:table-cell>
          <table:table-cell office:value-type="float" office:value="-0.01256145" calcext:value-type="float">
            <text:p>-0.01256145</text:p>
          </table:table-cell>
          <table:table-cell office:value-type="float" office:value="-0.009776765" calcext:value-type="float">
            <text:p>-0.009776765</text:p>
          </table:table-cell>
          <table:table-cell office:value-type="float" office:value="-0.008229258" calcext:value-type="float">
            <text:p>-0.008229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91303" calcext:value-type="float">
            <text:p>-12.91303</text:p>
          </table:table-cell>
          <table:table-cell office:value-type="float" office:value="0.03278718" calcext:value-type="float">
            <text:p>0.03278718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194805" calcext:value-type="float">
            <text:p>-2.1948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042004" calcext:value-type="float">
            <text:p>13042004</text:p>
          </table:table-cell>
          <table:table-cell office:value-type="float" office:value="99.50001" calcext:value-type="float">
            <text:p>99.50001</text:p>
          </table:table-cell>
          <table:table-cell office:value-type="float" office:value="82.88854" calcext:value-type="float">
            <text:p>82.88854</text:p>
          </table:table-cell>
          <table:table-cell office:value-type="float" office:value="0" calcext:value-type="float">
            <text:p>0</text:p>
          </table:table-cell>
          <table:table-cell office:value-type="float" office:value="1106.014" calcext:value-type="float">
            <text:p>1106.014</text:p>
          </table:table-cell>
          <table:table-cell office:value-type="float" office:value="6.462027" calcext:value-type="float">
            <text:p>6.462027</text:p>
          </table:table-cell>
          <table:table-cell office:value-type="float" office:value="0" calcext:value-type="float">
            <text:p>0</text:p>
          </table:table-cell>
          <table:table-cell office:value-type="float" office:value="0.1553722" calcext:value-type="float">
            <text:p>0.1553722</text:p>
          </table:table-cell>
          <table:table-cell office:value-type="float" office:value="0.3149748" calcext:value-type="float">
            <text:p>0.3149748</text:p>
          </table:table-cell>
          <table:table-cell office:value-type="float" office:value="0.3216015" calcext:value-type="float">
            <text:p>0.3216015</text:p>
          </table:table-cell>
          <table:table-cell office:value-type="float" office:value="0.3274278" calcext:value-type="float">
            <text:p>0.3274278</text:p>
          </table:table-cell>
          <table:table-cell office:value-type="float" office:value="0.3310329" calcext:value-type="float">
            <text:p>0.3310329</text:p>
          </table:table-cell>
          <table:table-cell office:value-type="float" office:value="0.2929514" calcext:value-type="float">
            <text:p>0.2929514</text:p>
          </table:table-cell>
          <table:table-cell office:value-type="float" office:value="0.2934063" calcext:value-type="float">
            <text:p>0.2934063</text:p>
          </table:table-cell>
          <table:table-cell office:value-type="float" office:value="0.3728873" calcext:value-type="float">
            <text:p>0.3728873</text:p>
          </table:table-cell>
          <table:table-cell office:value-type="float" office:value="0.3717551" calcext:value-type="float">
            <text:p>0.3717551</text:p>
          </table:table-cell>
          <table:table-cell office:value-type="float" office:value="0.381579" calcext:value-type="float">
            <text:p>0.381579</text:p>
          </table:table-cell>
          <table:table-cell office:value-type="float" office:value="0.3964598" calcext:value-type="float">
            <text:p>0.3964598</text:p>
          </table:table-cell>
          <table:table-cell office:value-type="float" office:value="0.4051273" calcext:value-type="float">
            <text:p>0.405127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0358E-015" calcext:value-type="float">
            <text:p>1.990358E-15</text:p>
          </table:table-cell>
          <table:table-cell office:value-type="float" office:value="1.998928E-015" calcext:value-type="float">
            <text:p>1.998928E-15</text:p>
          </table:table-cell>
          <table:table-cell office:value-type="float" office:value="1.946963E-015" calcext:value-type="float">
            <text:p>1.946963E-15</text:p>
          </table:table-cell>
          <table:table-cell office:value-type="float" office:value="1.92647E-015" calcext:value-type="float">
            <text:p>1.92647E-15</text:p>
          </table:table-cell>
          <table:table-cell office:value-type="float" office:value="9.889237E-016" calcext:value-type="float">
            <text:p>9.889237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50499" calcext:value-type="float">
            <text:p>-5.650499</text:p>
          </table:table-cell>
          <table:table-cell office:value-type="float" office:value="-0.02612799" calcext:value-type="float">
            <text:p>-0.02612799</text:p>
          </table:table-cell>
          <table:table-cell office:value-type="float" office:value="-0.02298407" calcext:value-type="float">
            <text:p>-0.02298407</text:p>
          </table:table-cell>
          <table:table-cell office:value-type="float" office:value="-0.02060945" calcext:value-type="float">
            <text:p>-0.02060945</text:p>
          </table:table-cell>
          <table:table-cell office:value-type="float" office:value="-0.01927214" calcext:value-type="float">
            <text:p>-0.01927214</text:p>
          </table:table-cell>
          <table:table-cell office:value-type="float" office:value="-0.01717218" calcext:value-type="float">
            <text:p>-0.01717218</text:p>
          </table:table-cell>
          <table:table-cell office:value-type="float" office:value="-0.01511681" calcext:value-type="float">
            <text:p>-0.01511681</text:p>
          </table:table-cell>
          <table:table-cell office:value-type="float" office:value="-0.0128752" calcext:value-type="float">
            <text:p>-0.0128752</text:p>
          </table:table-cell>
          <table:table-cell office:value-type="float" office:value="-0.009998197" calcext:value-type="float">
            <text:p>-0.009998197</text:p>
          </table:table-cell>
          <table:table-cell office:value-type="float" office:value="-0.008296697" calcext:value-type="float">
            <text:p>-0.008296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93222" calcext:value-type="float">
            <text:p>-13.93222</text:p>
          </table:table-cell>
          <table:table-cell office:value-type="float" office:value="0.03274414" calcext:value-type="float">
            <text:p>0.03274414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192388" calcext:value-type="float">
            <text:p>-2.19238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042004" calcext:value-type="float">
            <text:p>14042004</text:p>
          </table:table-cell>
          <table:table-cell office:value-type="float" office:value="99.50001" calcext:value-type="float">
            <text:p>99.50001</text:p>
          </table:table-cell>
          <table:table-cell office:value-type="float" office:value="83.38158" calcext:value-type="float">
            <text:p>83.38158</text:p>
          </table:table-cell>
          <table:table-cell office:value-type="float" office:value="0" calcext:value-type="float">
            <text:p>0</text:p>
          </table:table-cell>
          <table:table-cell office:value-type="float" office:value="1105.436" calcext:value-type="float">
            <text:p>1105.436</text:p>
          </table:table-cell>
          <table:table-cell office:value-type="float" office:value="6.546151" calcext:value-type="float">
            <text:p>6.546151</text:p>
          </table:table-cell>
          <table:table-cell office:value-type="float" office:value="0" calcext:value-type="float">
            <text:p>0</text:p>
          </table:table-cell>
          <table:table-cell office:value-type="float" office:value="0.1585678" calcext:value-type="float">
            <text:p>0.1585678</text:p>
          </table:table-cell>
          <table:table-cell office:value-type="float" office:value="0.3135589" calcext:value-type="float">
            <text:p>0.3135589</text:p>
          </table:table-cell>
          <table:table-cell office:value-type="float" office:value="0.3203275" calcext:value-type="float">
            <text:p>0.3203275</text:p>
          </table:table-cell>
          <table:table-cell office:value-type="float" office:value="0.3260792" calcext:value-type="float">
            <text:p>0.3260792</text:p>
          </table:table-cell>
          <table:table-cell office:value-type="float" office:value="0.3298245" calcext:value-type="float">
            <text:p>0.3298245</text:p>
          </table:table-cell>
          <table:table-cell office:value-type="float" office:value="0.2920904" calcext:value-type="float">
            <text:p>0.2920904</text:p>
          </table:table-cell>
          <table:table-cell office:value-type="float" office:value="0.2924761" calcext:value-type="float">
            <text:p>0.2924761</text:p>
          </table:table-cell>
          <table:table-cell office:value-type="float" office:value="0.3725058" calcext:value-type="float">
            <text:p>0.3725058</text:p>
          </table:table-cell>
          <table:table-cell office:value-type="float" office:value="0.3712701" calcext:value-type="float">
            <text:p>0.3712701</text:p>
          </table:table-cell>
          <table:table-cell office:value-type="float" office:value="0.3813843" calcext:value-type="float">
            <text:p>0.3813843</text:p>
          </table:table-cell>
          <table:table-cell office:value-type="float" office:value="0.3964535" calcext:value-type="float">
            <text:p>0.3964535</text:p>
          </table:table-cell>
          <table:table-cell office:value-type="float" office:value="0.4052215" calcext:value-type="float">
            <text:p>0.405221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0683E-015" calcext:value-type="float">
            <text:p>1.990683E-15</text:p>
          </table:table-cell>
          <table:table-cell office:value-type="float" office:value="1.998898E-015" calcext:value-type="float">
            <text:p>1.998898E-15</text:p>
          </table:table-cell>
          <table:table-cell office:value-type="float" office:value="1.946947E-015" calcext:value-type="float">
            <text:p>1.946947E-15</text:p>
          </table:table-cell>
          <table:table-cell office:value-type="float" office:value="1.926453E-015" calcext:value-type="float">
            <text:p>1.926453E-15</text:p>
          </table:table-cell>
          <table:table-cell office:value-type="float" office:value="9.889092E-016" calcext:value-type="float">
            <text:p>9.889092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34291" calcext:value-type="float">
            <text:p>-4.734291</text:p>
          </table:table-cell>
          <table:table-cell office:value-type="float" office:value="-0.02685015" calcext:value-type="float">
            <text:p>-0.02685015</text:p>
          </table:table-cell>
          <table:table-cell office:value-type="float" office:value="-0.02354896" calcext:value-type="float">
            <text:p>-0.02354896</text:p>
          </table:table-cell>
          <table:table-cell office:value-type="float" office:value="-0.02113607" calcext:value-type="float">
            <text:p>-0.02113607</text:p>
          </table:table-cell>
          <table:table-cell office:value-type="float" office:value="-0.01970818" calcext:value-type="float">
            <text:p>-0.01970818</text:p>
          </table:table-cell>
          <table:table-cell office:value-type="float" office:value="-0.01755687" calcext:value-type="float">
            <text:p>-0.01755687</text:p>
          </table:table-cell>
          <table:table-cell office:value-type="float" office:value="-0.01552388" calcext:value-type="float">
            <text:p>-0.01552388</text:p>
          </table:table-cell>
          <table:table-cell office:value-type="float" office:value="-0.01316364" calcext:value-type="float">
            <text:p>-0.01316364</text:p>
          </table:table-cell>
          <table:table-cell office:value-type="float" office:value="-0.01021774" calcext:value-type="float">
            <text:p>-0.01021774</text:p>
          </table:table-cell>
          <table:table-cell office:value-type="float" office:value="-0.008369436" calcext:value-type="float">
            <text:p>-0.008369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47699" calcext:value-type="float">
            <text:p>-18.47699</text:p>
          </table:table-cell>
          <table:table-cell office:value-type="float" office:value="0.03267593" calcext:value-type="float">
            <text:p>0.03267593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190217" calcext:value-type="float">
            <text:p>-2.1902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042004" calcext:value-type="float">
            <text:p>15042004</text:p>
          </table:table-cell>
          <table:table-cell office:value-type="float" office:value="99.50001" calcext:value-type="float">
            <text:p>99.50001</text:p>
          </table:table-cell>
          <table:table-cell office:value-type="float" office:value="83.89869" calcext:value-type="float">
            <text:p>83.89869</text:p>
          </table:table-cell>
          <table:table-cell office:value-type="float" office:value="0" calcext:value-type="float">
            <text:p>0</text:p>
          </table:table-cell>
          <table:table-cell office:value-type="float" office:value="1104.822" calcext:value-type="float">
            <text:p>1104.822</text:p>
          </table:table-cell>
          <table:table-cell office:value-type="float" office:value="6.643109" calcext:value-type="float">
            <text:p>6.643109</text:p>
          </table:table-cell>
          <table:table-cell office:value-type="float" office:value="0" calcext:value-type="float">
            <text:p>0</text:p>
          </table:table-cell>
          <table:table-cell office:value-type="float" office:value="0.1533043" calcext:value-type="float">
            <text:p>0.1533043</text:p>
          </table:table-cell>
          <table:table-cell office:value-type="float" office:value="0.3129288" calcext:value-type="float">
            <text:p>0.3129288</text:p>
          </table:table-cell>
          <table:table-cell office:value-type="float" office:value="0.3191325" calcext:value-type="float">
            <text:p>0.3191325</text:p>
          </table:table-cell>
          <table:table-cell office:value-type="float" office:value="0.324723" calcext:value-type="float">
            <text:p>0.324723</text:p>
          </table:table-cell>
          <table:table-cell office:value-type="float" office:value="0.3284614" calcext:value-type="float">
            <text:p>0.3284614</text:p>
          </table:table-cell>
          <table:table-cell office:value-type="float" office:value="0.2911539" calcext:value-type="float">
            <text:p>0.2911539</text:p>
          </table:table-cell>
          <table:table-cell office:value-type="float" office:value="0.2916209" calcext:value-type="float">
            <text:p>0.2916209</text:p>
          </table:table-cell>
          <table:table-cell office:value-type="float" office:value="0.3721263" calcext:value-type="float">
            <text:p>0.3721263</text:p>
          </table:table-cell>
          <table:table-cell office:value-type="float" office:value="0.3708054" calcext:value-type="float">
            <text:p>0.3708054</text:p>
          </table:table-cell>
          <table:table-cell office:value-type="float" office:value="0.3811797" calcext:value-type="float">
            <text:p>0.3811797</text:p>
          </table:table-cell>
          <table:table-cell office:value-type="float" office:value="0.3964344" calcext:value-type="float">
            <text:p>0.3964344</text:p>
          </table:table-cell>
          <table:table-cell office:value-type="float" office:value="0.4053012" calcext:value-type="float">
            <text:p>0.4053012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91066E-015" calcext:value-type="float">
            <text:p>1.991066E-15</text:p>
          </table:table-cell>
          <table:table-cell office:value-type="float" office:value="1.998861E-015" calcext:value-type="float">
            <text:p>1.998861E-15</text:p>
          </table:table-cell>
          <table:table-cell office:value-type="float" office:value="1.946928E-015" calcext:value-type="float">
            <text:p>1.946928E-15</text:p>
          </table:table-cell>
          <table:table-cell office:value-type="float" office:value="1.926435E-015" calcext:value-type="float">
            <text:p>1.926435E-15</text:p>
          </table:table-cell>
          <table:table-cell office:value-type="float" office:value="9.888929E-016" calcext:value-type="float">
            <text:p>9.888929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217099" calcext:value-type="float">
            <text:p>-6.217099</text:p>
          </table:table-cell>
          <table:table-cell office:value-type="float" office:value="-0.02718816" calcext:value-type="float">
            <text:p>-0.02718816</text:p>
          </table:table-cell>
          <table:table-cell office:value-type="float" office:value="-0.02409831" calcext:value-type="float">
            <text:p>-0.02409831</text:p>
          </table:table-cell>
          <table:table-cell office:value-type="float" office:value="-0.0216833" calcext:value-type="float">
            <text:p>-0.0216833</text:p>
          </table:table-cell>
          <table:table-cell office:value-type="float" office:value="-0.02021446" calcext:value-type="float">
            <text:p>-0.02021446</text:p>
          </table:table-cell>
          <table:table-cell office:value-type="float" office:value="-0.01798591" calcext:value-type="float">
            <text:p>-0.01798591</text:p>
          </table:table-cell>
          <table:table-cell office:value-type="float" office:value="-0.01590966" calcext:value-type="float">
            <text:p>-0.01590966</text:p>
          </table:table-cell>
          <table:table-cell office:value-type="float" office:value="-0.01345658" calcext:value-type="float">
            <text:p>-0.01345658</text:p>
          </table:table-cell>
          <table:table-cell office:value-type="float" office:value="-0.0104328" calcext:value-type="float">
            <text:p>-0.0104328</text:p>
          </table:table-cell>
          <table:table-cell office:value-type="float" office:value="-0.008446582" calcext:value-type="float">
            <text:p>-0.008446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68029" calcext:value-type="float">
            <text:p>-19.68029</text:p>
          </table:table-cell>
          <table:table-cell office:value-type="float" office:value="0.0326301" calcext:value-type="float">
            <text:p>0.0326301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188268" calcext:value-type="float">
            <text:p>-2.1882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42004" calcext:value-type="float">
            <text:p>16042004</text:p>
          </table:table-cell>
          <table:table-cell office:value-type="float" office:value="99.50001" calcext:value-type="float">
            <text:p>99.50001</text:p>
          </table:table-cell>
          <table:table-cell office:value-type="float" office:value="84.35747" calcext:value-type="float">
            <text:p>84.35747</text:p>
          </table:table-cell>
          <table:table-cell office:value-type="float" office:value="0" calcext:value-type="float">
            <text:p>0</text:p>
          </table:table-cell>
          <table:table-cell office:value-type="float" office:value="1104.255" calcext:value-type="float">
            <text:p>1104.255</text:p>
          </table:table-cell>
          <table:table-cell office:value-type="float" office:value="6.751551" calcext:value-type="float">
            <text:p>6.751551</text:p>
          </table:table-cell>
          <table:table-cell office:value-type="float" office:value="0" calcext:value-type="float">
            <text:p>0</text:p>
          </table:table-cell>
          <table:table-cell office:value-type="float" office:value="0.1600654" calcext:value-type="float">
            <text:p>0.1600654</text:p>
          </table:table-cell>
          <table:table-cell office:value-type="float" office:value="0.311284" calcext:value-type="float">
            <text:p>0.311284</text:p>
          </table:table-cell>
          <table:table-cell office:value-type="float" office:value="0.3179933" calcext:value-type="float">
            <text:p>0.3179933</text:p>
          </table:table-cell>
          <table:table-cell office:value-type="float" office:value="0.3237186" calcext:value-type="float">
            <text:p>0.3237186</text:p>
          </table:table-cell>
          <table:table-cell office:value-type="float" office:value="0.3274003" calcext:value-type="float">
            <text:p>0.3274003</text:p>
          </table:table-cell>
          <table:table-cell office:value-type="float" office:value="0.2903787" calcext:value-type="float">
            <text:p>0.2903787</text:p>
          </table:table-cell>
          <table:table-cell office:value-type="float" office:value="0.2909522" calcext:value-type="float">
            <text:p>0.2909522</text:p>
          </table:table-cell>
          <table:table-cell office:value-type="float" office:value="0.3717441" calcext:value-type="float">
            <text:p>0.3717441</text:p>
          </table:table-cell>
          <table:table-cell office:value-type="float" office:value="0.3703528" calcext:value-type="float">
            <text:p>0.3703528</text:p>
          </table:table-cell>
          <table:table-cell office:value-type="float" office:value="0.3809664" calcext:value-type="float">
            <text:p>0.3809664</text:p>
          </table:table-cell>
          <table:table-cell office:value-type="float" office:value="0.3964024" calcext:value-type="float">
            <text:p>0.3964024</text:p>
          </table:table-cell>
          <table:table-cell office:value-type="float" office:value="0.4053629" calcext:value-type="float">
            <text:p>0.405362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1507E-015" calcext:value-type="float">
            <text:p>1.991507E-15</text:p>
          </table:table-cell>
          <table:table-cell office:value-type="float" office:value="1.998823E-015" calcext:value-type="float">
            <text:p>1.998823E-15</text:p>
          </table:table-cell>
          <table:table-cell office:value-type="float" office:value="1.946905E-015" calcext:value-type="float">
            <text:p>1.946905E-15</text:p>
          </table:table-cell>
          <table:table-cell office:value-type="float" office:value="1.926414E-015" calcext:value-type="float">
            <text:p>1.926414E-15</text:p>
          </table:table-cell>
          <table:table-cell office:value-type="float" office:value="9.88872E-016" calcext:value-type="float">
            <text:p>9.88872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324248" calcext:value-type="float">
            <text:p>-4.324248</text:p>
          </table:table-cell>
          <table:table-cell office:value-type="float" office:value="-0.02806735" calcext:value-type="float">
            <text:p>-0.02806735</text:p>
          </table:table-cell>
          <table:table-cell office:value-type="float" office:value="-0.02463215" calcext:value-type="float">
            <text:p>-0.02463215</text:p>
          </table:table-cell>
          <table:table-cell office:value-type="float" office:value="-0.02210107" calcext:value-type="float">
            <text:p>-0.02210107</text:p>
          </table:table-cell>
          <table:table-cell office:value-type="float" office:value="-0.02061956" calcext:value-type="float">
            <text:p>-0.02061956</text:p>
          </table:table-cell>
          <table:table-cell office:value-type="float" office:value="-0.01835165" calcext:value-type="float">
            <text:p>-0.01835165</text:p>
          </table:table-cell>
          <table:table-cell office:value-type="float" office:value="-0.01622021" calcext:value-type="float">
            <text:p>-0.01622021</text:p>
          </table:table-cell>
          <table:table-cell office:value-type="float" office:value="-0.01375903" calcext:value-type="float">
            <text:p>-0.01375903</text:p>
          </table:table-cell>
          <table:table-cell office:value-type="float" office:value="-0.01064693" calcext:value-type="float">
            <text:p>-0.01064693</text:p>
          </table:table-cell>
          <table:table-cell office:value-type="float" office:value="-0.008527845" calcext:value-type="float">
            <text:p>-0.008527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40755" calcext:value-type="float">
            <text:p>-36.40755</text:p>
          </table:table-cell>
          <table:table-cell office:value-type="float" office:value="0.03257922" calcext:value-type="float">
            <text:p>0.03257922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186487" calcext:value-type="float">
            <text:p>-2.18648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042004" calcext:value-type="float">
            <text:p>17042004</text:p>
          </table:table-cell>
          <table:table-cell office:value-type="float" office:value="99.50001" calcext:value-type="float">
            <text:p>99.50001</text:p>
          </table:table-cell>
          <table:table-cell office:value-type="float" office:value="84.83284" calcext:value-type="float">
            <text:p>84.83284</text:p>
          </table:table-cell>
          <table:table-cell office:value-type="float" office:value="0" calcext:value-type="float">
            <text:p>0</text:p>
          </table:table-cell>
          <table:table-cell office:value-type="float" office:value="1103.661" calcext:value-type="float">
            <text:p>1103.661</text:p>
          </table:table-cell>
          <table:table-cell office:value-type="float" office:value="6.870579" calcext:value-type="float">
            <text:p>6.870579</text:p>
          </table:table-cell>
          <table:table-cell office:value-type="float" office:value="0" calcext:value-type="float">
            <text:p>0</text:p>
          </table:table-cell>
          <table:table-cell office:value-type="float" office:value="0.1523189" calcext:value-type="float">
            <text:p>0.1523189</text:p>
          </table:table-cell>
          <table:table-cell office:value-type="float" office:value="0.3095885" calcext:value-type="float">
            <text:p>0.3095885</text:p>
          </table:table-cell>
          <table:table-cell office:value-type="float" office:value="0.3167888" calcext:value-type="float">
            <text:p>0.3167888</text:p>
          </table:table-cell>
          <table:table-cell office:value-type="float" office:value="0.3227805" calcext:value-type="float">
            <text:p>0.3227805</text:p>
          </table:table-cell>
          <table:table-cell office:value-type="float" office:value="0.3263919" calcext:value-type="float">
            <text:p>0.3263919</text:p>
          </table:table-cell>
          <table:table-cell office:value-type="float" office:value="0.2896118" calcext:value-type="float">
            <text:p>0.2896118</text:p>
          </table:table-cell>
          <table:table-cell office:value-type="float" office:value="0.2904059" calcext:value-type="float">
            <text:p>0.2904059</text:p>
          </table:table-cell>
          <table:table-cell office:value-type="float" office:value="0.3714343" calcext:value-type="float">
            <text:p>0.3714343</text:p>
          </table:table-cell>
          <table:table-cell office:value-type="float" office:value="0.3699166" calcext:value-type="float">
            <text:p>0.3699166</text:p>
          </table:table-cell>
          <table:table-cell office:value-type="float" office:value="0.380746" calcext:value-type="float">
            <text:p>0.380746</text:p>
          </table:table-cell>
          <table:table-cell office:value-type="float" office:value="0.3963568" calcext:value-type="float">
            <text:p>0.3963568</text:p>
          </table:table-cell>
          <table:table-cell office:value-type="float" office:value="0.4054087" calcext:value-type="float">
            <text:p>0.405408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1997E-015" calcext:value-type="float">
            <text:p>1.991997E-15</text:p>
          </table:table-cell>
          <table:table-cell office:value-type="float" office:value="1.99878E-015" calcext:value-type="float">
            <text:p>1.99878E-15</text:p>
          </table:table-cell>
          <table:table-cell office:value-type="float" office:value="1.946877E-015" calcext:value-type="float">
            <text:p>1.946877E-15</text:p>
          </table:table-cell>
          <table:table-cell office:value-type="float" office:value="1.926389E-015" calcext:value-type="float">
            <text:p>1.926389E-15</text:p>
          </table:table-cell>
          <table:table-cell office:value-type="float" office:value="9.888535E-016" calcext:value-type="float">
            <text:p>9.888535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497534" calcext:value-type="float">
            <text:p>-6.497534</text:p>
          </table:table-cell>
          <table:table-cell office:value-type="float" office:value="-0.02903173" calcext:value-type="float">
            <text:p>-0.02903173</text:p>
          </table:table-cell>
          <table:table-cell office:value-type="float" office:value="-0.02521062" calcext:value-type="float">
            <text:p>-0.02521062</text:p>
          </table:table-cell>
          <table:table-cell office:value-type="float" office:value="-0.02249504" calcext:value-type="float">
            <text:p>-0.02249504</text:p>
          </table:table-cell>
          <table:table-cell office:value-type="float" office:value="-0.02101322" calcext:value-type="float">
            <text:p>-0.02101322</text:p>
          </table:table-cell>
          <table:table-cell office:value-type="float" office:value="-0.01872021" calcext:value-type="float">
            <text:p>-0.01872021</text:p>
          </table:table-cell>
          <table:table-cell office:value-type="float" office:value="-0.01647696" calcext:value-type="float">
            <text:p>-0.01647696</text:p>
          </table:table-cell>
          <table:table-cell office:value-type="float" office:value="-0.01400957" calcext:value-type="float">
            <text:p>-0.01400957</text:p>
          </table:table-cell>
          <table:table-cell office:value-type="float" office:value="-0.01085771" calcext:value-type="float">
            <text:p>-0.01085771</text:p>
          </table:table-cell>
          <table:table-cell office:value-type="float" office:value="-0.008612666" calcext:value-type="float">
            <text:p>-0.008612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06739" calcext:value-type="float">
            <text:p>-28.06739</text:p>
          </table:table-cell>
          <table:table-cell office:value-type="float" office:value="0.03255393" calcext:value-type="float">
            <text:p>0.03255393</text:p>
          </table:table-cell>
          <table:table-cell office:value-type="float" office:value="-9999.033" calcext:value-type="float">
            <text:p>-9999.033</text:p>
          </table:table-cell>
          <table:table-cell office:value-type="float" office:value="-2.184864" calcext:value-type="float">
            <text:p>-2.18486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042004" calcext:value-type="float">
            <text:p>18042004</text:p>
          </table:table-cell>
          <table:table-cell office:value-type="float" office:value="104.326" calcext:value-type="float">
            <text:p>104.326</text:p>
          </table:table-cell>
          <table:table-cell office:value-type="float" office:value="85.52406" calcext:value-type="float">
            <text:p>85.52406</text:p>
          </table:table-cell>
          <table:table-cell office:value-type="float" office:value="0" calcext:value-type="float">
            <text:p>0</text:p>
          </table:table-cell>
          <table:table-cell office:value-type="float" office:value="1107.664" calcext:value-type="float">
            <text:p>1107.664</text:p>
          </table:table-cell>
          <table:table-cell office:value-type="float" office:value="7.001807" calcext:value-type="float">
            <text:p>7.001807</text:p>
          </table:table-cell>
          <table:table-cell office:value-type="float" office:value="0" calcext:value-type="float">
            <text:p>0</text:p>
          </table:table-cell>
          <table:table-cell office:value-type="float" office:value="0.242113" calcext:value-type="float">
            <text:p>0.242113</text:p>
          </table:table-cell>
          <table:table-cell office:value-type="float" office:value="0.3070371" calcext:value-type="float">
            <text:p>0.3070371</text:p>
          </table:table-cell>
          <table:table-cell office:value-type="float" office:value="0.3156879" calcext:value-type="float">
            <text:p>0.3156879</text:p>
          </table:table-cell>
          <table:table-cell office:value-type="float" office:value="0.3217135" calcext:value-type="float">
            <text:p>0.3217135</text:p>
          </table:table-cell>
          <table:table-cell office:value-type="float" office:value="0.3253209" calcext:value-type="float">
            <text:p>0.3253209</text:p>
          </table:table-cell>
          <table:table-cell office:value-type="float" office:value="0.2888645" calcext:value-type="float">
            <text:p>0.2888645</text:p>
          </table:table-cell>
          <table:table-cell office:value-type="float" office:value="0.2897864" calcext:value-type="float">
            <text:p>0.2897864</text:p>
          </table:table-cell>
          <table:table-cell office:value-type="float" office:value="0.3711269" calcext:value-type="float">
            <text:p>0.3711269</text:p>
          </table:table-cell>
          <table:table-cell office:value-type="float" office:value="0.3695001" calcext:value-type="float">
            <text:p>0.3695001</text:p>
          </table:table-cell>
          <table:table-cell office:value-type="float" office:value="0.3805194" calcext:value-type="float">
            <text:p>0.3805194</text:p>
          </table:table-cell>
          <table:table-cell office:value-type="float" office:value="0.3962986" calcext:value-type="float">
            <text:p>0.3962986</text:p>
          </table:table-cell>
          <table:table-cell office:value-type="float" office:value="0.4054463" calcext:value-type="float">
            <text:p>0.405446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2524E-015" calcext:value-type="float">
            <text:p>1.992524E-15</text:p>
          </table:table-cell>
          <table:table-cell office:value-type="float" office:value="1.99874E-015" calcext:value-type="float">
            <text:p>1.99874E-15</text:p>
          </table:table-cell>
          <table:table-cell office:value-type="float" office:value="1.946843E-015" calcext:value-type="float">
            <text:p>1.946843E-15</text:p>
          </table:table-cell>
          <table:table-cell office:value-type="float" office:value="1.926364E-015" calcext:value-type="float">
            <text:p>1.926364E-15</text:p>
          </table:table-cell>
          <table:table-cell office:value-type="float" office:value="9.888305E-016" calcext:value-type="float">
            <text:p>9.888305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97139" calcext:value-type="float">
            <text:p>-0.2397139</text:p>
          </table:table-cell>
          <table:table-cell office:value-type="float" office:value="-0.03039018" calcext:value-type="float">
            <text:p>-0.03039018</text:p>
          </table:table-cell>
          <table:table-cell office:value-type="float" office:value="-0.02574561" calcext:value-type="float">
            <text:p>-0.02574561</text:p>
          </table:table-cell>
          <table:table-cell office:value-type="float" office:value="-0.0229555" calcext:value-type="float">
            <text:p>-0.0229555</text:p>
          </table:table-cell>
          <table:table-cell office:value-type="float" office:value="-0.02144039" calcext:value-type="float">
            <text:p>-0.02144039</text:p>
          </table:table-cell>
          <table:table-cell office:value-type="float" office:value="-0.01908767" calcext:value-type="float">
            <text:p>-0.01908767</text:p>
          </table:table-cell>
          <table:table-cell office:value-type="float" office:value="-0.01677415" calcext:value-type="float">
            <text:p>-0.01677415</text:p>
          </table:table-cell>
          <table:table-cell office:value-type="float" office:value="-0.01426252" calcext:value-type="float">
            <text:p>-0.01426252</text:p>
          </table:table-cell>
          <table:table-cell office:value-type="float" office:value="-0.01106312" calcext:value-type="float">
            <text:p>-0.01106312</text:p>
          </table:table-cell>
          <table:table-cell office:value-type="float" office:value="-0.008700786" calcext:value-type="float">
            <text:p>-0.008700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586615" calcext:value-type="float">
            <text:p>-0.009586615</text:p>
          </table:table-cell>
          <table:table-cell office:value-type="float" office:value="0.03252253" calcext:value-type="float">
            <text:p>0.03252253</text:p>
          </table:table-cell>
          <table:table-cell office:value-type="float" office:value="-9999.032" calcext:value-type="float">
            <text:p>-9999.032</text:p>
          </table:table-cell>
          <table:table-cell office:value-type="float" office:value="-2.18345" calcext:value-type="float">
            <text:p>-2.183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042004" calcext:value-type="float">
            <text:p>19042004</text:p>
          </table:table-cell>
          <table:table-cell office:value-type="float" office:value="104.326" calcext:value-type="float">
            <text:p>104.326</text:p>
          </table:table-cell>
          <table:table-cell office:value-type="float" office:value="88.14064" calcext:value-type="float">
            <text:p>88.14064</text:p>
          </table:table-cell>
          <table:table-cell office:value-type="float" office:value="0" calcext:value-type="float">
            <text:p>0</text:p>
          </table:table-cell>
          <table:table-cell office:value-type="float" office:value="1102.083" calcext:value-type="float">
            <text:p>1102.083</text:p>
          </table:table-cell>
          <table:table-cell office:value-type="float" office:value="9.96631" calcext:value-type="float">
            <text:p>9.96631</text:p>
          </table:table-cell>
          <table:table-cell office:value-type="float" office:value="0" calcext:value-type="float">
            <text:p>0</text:p>
          </table:table-cell>
          <table:table-cell office:value-type="float" office:value="0.2682654" calcext:value-type="float">
            <text:p>0.2682654</text:p>
          </table:table-cell>
          <table:table-cell office:value-type="float" office:value="0.2930279" calcext:value-type="float">
            <text:p>0.2930279</text:p>
          </table:table-cell>
          <table:table-cell office:value-type="float" office:value="0.311825" calcext:value-type="float">
            <text:p>0.311825</text:p>
          </table:table-cell>
          <table:table-cell office:value-type="float" office:value="0.3197816" calcext:value-type="float">
            <text:p>0.3197816</text:p>
          </table:table-cell>
          <table:table-cell office:value-type="float" office:value="0.3234119" calcext:value-type="float">
            <text:p>0.3234119</text:p>
          </table:table-cell>
          <table:table-cell office:value-type="float" office:value="0.2861743" calcext:value-type="float">
            <text:p>0.2861743</text:p>
          </table:table-cell>
          <table:table-cell office:value-type="float" office:value="0.2859882" calcext:value-type="float">
            <text:p>0.2859882</text:p>
          </table:table-cell>
          <table:table-cell office:value-type="float" office:value="0.368917" calcext:value-type="float">
            <text:p>0.368917</text:p>
          </table:table-cell>
          <table:table-cell office:value-type="float" office:value="0.3667918" calcext:value-type="float">
            <text:p>0.3667918</text:p>
          </table:table-cell>
          <table:table-cell office:value-type="float" office:value="0.378437" calcext:value-type="float">
            <text:p>0.378437</text:p>
          </table:table-cell>
          <table:table-cell office:value-type="float" office:value="0.3952512" calcext:value-type="float">
            <text:p>0.3952512</text:p>
          </table:table-cell>
          <table:table-cell office:value-type="float" office:value="0.4051231" calcext:value-type="float">
            <text:p>0.405123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2957E-015" calcext:value-type="float">
            <text:p>1.992957E-15</text:p>
          </table:table-cell>
          <table:table-cell office:value-type="float" office:value="1.998707E-015" calcext:value-type="float">
            <text:p>1.998707E-15</text:p>
          </table:table-cell>
          <table:table-cell office:value-type="float" office:value="1.946819E-015" calcext:value-type="float">
            <text:p>1.946819E-15</text:p>
          </table:table-cell>
          <table:table-cell office:value-type="float" office:value="1.92634E-015" calcext:value-type="float">
            <text:p>1.92634E-15</text:p>
          </table:table-cell>
          <table:table-cell office:value-type="float" office:value="9.888128E-016" calcext:value-type="float">
            <text:p>9.888128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557818" calcext:value-type="float">
            <text:p>-0.08557818</text:p>
          </table:table-cell>
          <table:table-cell office:value-type="float" office:value="-0.04273655" calcext:value-type="float">
            <text:p>-0.04273655</text:p>
          </table:table-cell>
          <table:table-cell office:value-type="float" office:value="-0.02774315" calcext:value-type="float">
            <text:p>-0.02774315</text:p>
          </table:table-cell>
          <table:table-cell office:value-type="float" office:value="-0.02381034" calcext:value-type="float">
            <text:p>-0.02381034</text:p>
          </table:table-cell>
          <table:table-cell office:value-type="float" office:value="-0.02221552" calcext:value-type="float">
            <text:p>-0.02221552</text:p>
          </table:table-cell>
          <table:table-cell office:value-type="float" office:value="-0.02047201" calcext:value-type="float">
            <text:p>-0.02047201</text:p>
          </table:table-cell>
          <table:table-cell office:value-type="float" office:value="-0.01871894" calcext:value-type="float">
            <text:p>-0.01871894</text:p>
          </table:table-cell>
          <table:table-cell office:value-type="float" office:value="-0.01620773" calcext:value-type="float">
            <text:p>-0.01620773</text:p>
          </table:table-cell>
          <table:table-cell office:value-type="float" office:value="-0.01248546" calcext:value-type="float">
            <text:p>-0.01248546</text:p>
          </table:table-cell>
          <table:table-cell office:value-type="float" office:value="-0.009546444" calcext:value-type="float">
            <text:p>-0.009546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46057" calcext:value-type="float">
            <text:p>-0.1046057</text:p>
          </table:table-cell>
          <table:table-cell office:value-type="float" office:value="0.03237223" calcext:value-type="float">
            <text:p>0.03237223</text:p>
          </table:table-cell>
          <table:table-cell office:value-type="float" office:value="-9999.032" calcext:value-type="float">
            <text:p>-9999.032</text:p>
          </table:table-cell>
          <table:table-cell office:value-type="float" office:value="-2.18245" calcext:value-type="float">
            <text:p>-2.182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042004" calcext:value-type="float">
            <text:p>20042004</text:p>
          </table:table-cell>
          <table:table-cell office:value-type="float" office:value="106.526" calcext:value-type="float">
            <text:p>106.526</text:p>
          </table:table-cell>
          <table:table-cell office:value-type="float" office:value="91.65965" calcext:value-type="float">
            <text:p>91.65965</text:p>
          </table:table-cell>
          <table:table-cell office:value-type="float" office:value="0" calcext:value-type="float">
            <text:p>0</text:p>
          </table:table-cell>
          <table:table-cell office:value-type="float" office:value="1098.084" calcext:value-type="float">
            <text:p>1098.084</text:p>
          </table:table-cell>
          <table:table-cell office:value-type="float" office:value="12.64638" calcext:value-type="float">
            <text:p>12.64638</text:p>
          </table:table-cell>
          <table:table-cell office:value-type="float" office:value="0" calcext:value-type="float">
            <text:p>0</text:p>
          </table:table-cell>
          <table:table-cell office:value-type="float" office:value="0.246929" calcext:value-type="float">
            <text:p>0.246929</text:p>
          </table:table-cell>
          <table:table-cell office:value-type="float" office:value="0.2918654" calcext:value-type="float">
            <text:p>0.2918654</text:p>
          </table:table-cell>
          <table:table-cell office:value-type="float" office:value="0.3084444" calcext:value-type="float">
            <text:p>0.3084444</text:p>
          </table:table-cell>
          <table:table-cell office:value-type="float" office:value="0.3168536" calcext:value-type="float">
            <text:p>0.3168536</text:p>
          </table:table-cell>
          <table:table-cell office:value-type="float" office:value="0.3206651" calcext:value-type="float">
            <text:p>0.3206651</text:p>
          </table:table-cell>
          <table:table-cell office:value-type="float" office:value="0.2849973" calcext:value-type="float">
            <text:p>0.2849973</text:p>
          </table:table-cell>
          <table:table-cell office:value-type="float" office:value="0.2842047" calcext:value-type="float">
            <text:p>0.2842047</text:p>
          </table:table-cell>
          <table:table-cell office:value-type="float" office:value="0.3674672" calcext:value-type="float">
            <text:p>0.3674672</text:p>
          </table:table-cell>
          <table:table-cell office:value-type="float" office:value="0.3643023" calcext:value-type="float">
            <text:p>0.3643023</text:p>
          </table:table-cell>
          <table:table-cell office:value-type="float" office:value="0.3763141" calcext:value-type="float">
            <text:p>0.3763141</text:p>
          </table:table-cell>
          <table:table-cell office:value-type="float" office:value="0.3939005" calcext:value-type="float">
            <text:p>0.3939005</text:p>
          </table:table-cell>
          <table:table-cell office:value-type="float" office:value="0.4046769" calcext:value-type="float">
            <text:p>0.404676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3369E-015" calcext:value-type="float">
            <text:p>1.993369E-15</text:p>
          </table:table-cell>
          <table:table-cell office:value-type="float" office:value="1.998673E-015" calcext:value-type="float">
            <text:p>1.998673E-15</text:p>
          </table:table-cell>
          <table:table-cell office:value-type="float" office:value="1.946797E-015" calcext:value-type="float">
            <text:p>1.946797E-15</text:p>
          </table:table-cell>
          <table:table-cell office:value-type="float" office:value="1.926318E-015" calcext:value-type="float">
            <text:p>1.926318E-15</text:p>
          </table:table-cell>
          <table:table-cell office:value-type="float" office:value="9.887926E-016" calcext:value-type="float">
            <text:p>9.887926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2835" calcext:value-type="float">
            <text:p>-0.162835</text:p>
          </table:table-cell>
          <table:table-cell office:value-type="float" office:value="-0.04396373" calcext:value-type="float">
            <text:p>-0.04396373</text:p>
          </table:table-cell>
          <table:table-cell office:value-type="float" office:value="-0.02966648" calcext:value-type="float">
            <text:p>-0.02966648</text:p>
          </table:table-cell>
          <table:table-cell office:value-type="float" office:value="-0.02518681" calcext:value-type="float">
            <text:p>-0.02518681</text:p>
          </table:table-cell>
          <table:table-cell office:value-type="float" office:value="-0.02341302" calcext:value-type="float">
            <text:p>-0.02341302</text:p>
          </table:table-cell>
          <table:table-cell office:value-type="float" office:value="-0.0211254" calcext:value-type="float">
            <text:p>-0.0211254</text:p>
          </table:table-cell>
          <table:table-cell office:value-type="float" office:value="-0.01973987" calcext:value-type="float">
            <text:p>-0.01973987</text:p>
          </table:table-cell>
          <table:table-cell office:value-type="float" office:value="-0.01766288" calcext:value-type="float">
            <text:p>-0.01766288</text:p>
          </table:table-cell>
          <table:table-cell office:value-type="float" office:value="-0.0139927" calcext:value-type="float">
            <text:p>-0.0139927</text:p>
          </table:table-cell>
          <table:table-cell office:value-type="float" office:value="-0.01051572" calcext:value-type="float">
            <text:p>-0.01051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70421" calcext:value-type="float">
            <text:p>-0.2370421</text:p>
          </table:table-cell>
          <table:table-cell office:value-type="float" office:value="0.0320532" calcext:value-type="float">
            <text:p>0.0320532</text:p>
          </table:table-cell>
          <table:table-cell office:value-type="float" office:value="-9999.032" calcext:value-type="float">
            <text:p>-9999.032</text:p>
          </table:table-cell>
          <table:table-cell office:value-type="float" office:value="-2.182478" calcext:value-type="float">
            <text:p>-2.18247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042004" calcext:value-type="float">
            <text:p>21042004</text:p>
          </table:table-cell>
          <table:table-cell office:value-type="float" office:value="106.526" calcext:value-type="float">
            <text:p>106.526</text:p>
          </table:table-cell>
          <table:table-cell office:value-type="float" office:value="94.62006" calcext:value-type="float">
            <text:p>94.62006</text:p>
          </table:table-cell>
          <table:table-cell office:value-type="float" office:value="0" calcext:value-type="float">
            <text:p>0</text:p>
          </table:table-cell>
          <table:table-cell office:value-type="float" office:value="1093.928" calcext:value-type="float">
            <text:p>1093.928</text:p>
          </table:table-cell>
          <table:table-cell office:value-type="float" office:value="13.84155" calcext:value-type="float">
            <text:p>13.84155</text:p>
          </table:table-cell>
          <table:table-cell office:value-type="float" office:value="0" calcext:value-type="float">
            <text:p>0</text:p>
          </table:table-cell>
          <table:table-cell office:value-type="float" office:value="0.1674452" calcext:value-type="float">
            <text:p>0.1674452</text:p>
          </table:table-cell>
          <table:table-cell office:value-type="float" office:value="0.28617" calcext:value-type="float">
            <text:p>0.28617</text:p>
          </table:table-cell>
          <table:table-cell office:value-type="float" office:value="0.3027807" calcext:value-type="float">
            <text:p>0.3027807</text:p>
          </table:table-cell>
          <table:table-cell office:value-type="float" office:value="0.3134407" calcext:value-type="float">
            <text:p>0.3134407</text:p>
          </table:table-cell>
          <table:table-cell office:value-type="float" office:value="0.3180521" calcext:value-type="float">
            <text:p>0.3180521</text:p>
          </table:table-cell>
          <table:table-cell office:value-type="float" office:value="0.2838438" calcext:value-type="float">
            <text:p>0.2838438</text:p>
          </table:table-cell>
          <table:table-cell office:value-type="float" office:value="0.283616" calcext:value-type="float">
            <text:p>0.283616</text:p>
          </table:table-cell>
          <table:table-cell office:value-type="float" office:value="0.3670352" calcext:value-type="float">
            <text:p>0.3670352</text:p>
          </table:table-cell>
          <table:table-cell office:value-type="float" office:value="0.3632682" calcext:value-type="float">
            <text:p>0.3632682</text:p>
          </table:table-cell>
          <table:table-cell office:value-type="float" office:value="0.3752873" calcext:value-type="float">
            <text:p>0.3752873</text:p>
          </table:table-cell>
          <table:table-cell office:value-type="float" office:value="0.393099" calcext:value-type="float">
            <text:p>0.393099</text:p>
          </table:table-cell>
          <table:table-cell office:value-type="float" office:value="0.4043985" calcext:value-type="float">
            <text:p>0.4043985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2268E-015" calcext:value-type="float">
            <text:p>1.992268E-15</text:p>
          </table:table-cell>
          <table:table-cell office:value-type="float" office:value="1.99864E-015" calcext:value-type="float">
            <text:p>1.99864E-15</text:p>
          </table:table-cell>
          <table:table-cell office:value-type="float" office:value="1.946777E-015" calcext:value-type="float">
            <text:p>1.946777E-15</text:p>
          </table:table-cell>
          <table:table-cell office:value-type="float" office:value="1.926295E-015" calcext:value-type="float">
            <text:p>1.926295E-15</text:p>
          </table:table-cell>
          <table:table-cell office:value-type="float" office:value="9.887766E-016" calcext:value-type="float">
            <text:p>9.887766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65883" calcext:value-type="float">
            <text:p>-3.165883</text:p>
          </table:table-cell>
          <table:table-cell office:value-type="float" office:value="-0.05157" calcext:value-type="float">
            <text:p>-0.05157</text:p>
          </table:table-cell>
          <table:table-cell office:value-type="float" office:value="-0.03332668" calcext:value-type="float">
            <text:p>-0.03332668</text:p>
          </table:table-cell>
          <table:table-cell office:value-type="float" office:value="-0.02691084" calcext:value-type="float">
            <text:p>-0.02691084</text:p>
          </table:table-cell>
          <table:table-cell office:value-type="float" office:value="-0.02461341" calcext:value-type="float">
            <text:p>-0.02461341</text:p>
          </table:table-cell>
          <table:table-cell office:value-type="float" office:value="-0.02177565" calcext:value-type="float">
            <text:p>-0.02177565</text:p>
          </table:table-cell>
          <table:table-cell office:value-type="float" office:value="-0.02008858" calcext:value-type="float">
            <text:p>-0.02008858</text:p>
          </table:table-cell>
          <table:table-cell office:value-type="float" office:value="-0.01812685" calcext:value-type="float">
            <text:p>-0.01812685</text:p>
          </table:table-cell>
          <table:table-cell office:value-type="float" office:value="-0.01468187" calcext:value-type="float">
            <text:p>-0.01468187</text:p>
          </table:table-cell>
          <table:table-cell office:value-type="float" office:value="-0.0110274" calcext:value-type="float">
            <text:p>-0.0110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116073" calcext:value-type="float">
            <text:p>-8.116073</text:p>
          </table:table-cell>
          <table:table-cell office:value-type="float" office:value="0.03189491" calcext:value-type="float">
            <text:p>0.03189491</text:p>
          </table:table-cell>
          <table:table-cell office:value-type="float" office:value="-9999.032" calcext:value-type="float">
            <text:p>-9999.032</text:p>
          </table:table-cell>
          <table:table-cell office:value-type="float" office:value="-2.183259" calcext:value-type="float">
            <text:p>-2.1832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042004" calcext:value-type="float">
            <text:p>22042004</text:p>
          </table:table-cell>
          <table:table-cell office:value-type="float" office:value="106.526" calcext:value-type="float">
            <text:p>106.526</text:p>
          </table:table-cell>
          <table:table-cell office:value-type="float" office:value="95.31532" calcext:value-type="float">
            <text:p>95.31532</text:p>
          </table:table-cell>
          <table:table-cell office:value-type="float" office:value="0" calcext:value-type="float">
            <text:p>0</text:p>
          </table:table-cell>
          <table:table-cell office:value-type="float" office:value="1093.102" calcext:value-type="float">
            <text:p>1093.102</text:p>
          </table:table-cell>
          <table:table-cell office:value-type="float" office:value="13.97252" calcext:value-type="float">
            <text:p>13.97252</text:p>
          </table:table-cell>
          <table:table-cell office:value-type="float" office:value="0" calcext:value-type="float">
            <text:p>0</text:p>
          </table:table-cell>
          <table:table-cell office:value-type="float" office:value="0.153184" calcext:value-type="float">
            <text:p>0.153184</text:p>
          </table:table-cell>
          <table:table-cell office:value-type="float" office:value="0.2881815" calcext:value-type="float">
            <text:p>0.2881815</text:p>
          </table:table-cell>
          <table:table-cell office:value-type="float" office:value="0.3006838" calcext:value-type="float">
            <text:p>0.3006838</text:p>
          </table:table-cell>
          <table:table-cell office:value-type="float" office:value="0.3103506" calcext:value-type="float">
            <text:p>0.3103506</text:p>
          </table:table-cell>
          <table:table-cell office:value-type="float" office:value="0.3158085" calcext:value-type="float">
            <text:p>0.3158085</text:p>
          </table:table-cell>
          <table:table-cell office:value-type="float" office:value="0.2825103" calcext:value-type="float">
            <text:p>0.2825103</text:p>
          </table:table-cell>
          <table:table-cell office:value-type="float" office:value="0.2830616" calcext:value-type="float">
            <text:p>0.2830616</text:p>
          </table:table-cell>
          <table:table-cell office:value-type="float" office:value="0.3669744" calcext:value-type="float">
            <text:p>0.3669744</text:p>
          </table:table-cell>
          <table:table-cell office:value-type="float" office:value="0.3631836" calcext:value-type="float">
            <text:p>0.3631836</text:p>
          </table:table-cell>
          <table:table-cell office:value-type="float" office:value="0.3751974" calcext:value-type="float">
            <text:p>0.3751974</text:p>
          </table:table-cell>
          <table:table-cell office:value-type="float" office:value="0.3929407" calcext:value-type="float">
            <text:p>0.3929407</text:p>
          </table:table-cell>
          <table:table-cell office:value-type="float" office:value="0.4043697" calcext:value-type="float">
            <text:p>0.404369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2652E-015" calcext:value-type="float">
            <text:p>1.992652E-15</text:p>
          </table:table-cell>
          <table:table-cell office:value-type="float" office:value="1.998609E-015" calcext:value-type="float">
            <text:p>1.998609E-15</text:p>
          </table:table-cell>
          <table:table-cell office:value-type="float" office:value="1.946756E-015" calcext:value-type="float">
            <text:p>1.946756E-15</text:p>
          </table:table-cell>
          <table:table-cell office:value-type="float" office:value="1.926274E-015" calcext:value-type="float">
            <text:p>1.926274E-15</text:p>
          </table:table-cell>
          <table:table-cell office:value-type="float" office:value="9.887616E-016" calcext:value-type="float">
            <text:p>9.887616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343809" calcext:value-type="float">
            <text:p>-6.343809</text:p>
          </table:table-cell>
          <table:table-cell office:value-type="float" office:value="-0.04886569" calcext:value-type="float">
            <text:p>-0.04886569</text:p>
          </table:table-cell>
          <table:table-cell office:value-type="float" office:value="-0.0351549" calcext:value-type="float">
            <text:p>-0.0351549</text:p>
          </table:table-cell>
          <table:table-cell office:value-type="float" office:value="-0.02860056" calcext:value-type="float">
            <text:p>-0.02860056</text:p>
          </table:table-cell>
          <table:table-cell office:value-type="float" office:value="-0.02570592" calcext:value-type="float">
            <text:p>-0.02570592</text:p>
          </table:table-cell>
          <table:table-cell office:value-type="float" office:value="-0.02256146" calcext:value-type="float">
            <text:p>-0.02256146</text:p>
          </table:table-cell>
          <table:table-cell office:value-type="float" office:value="-0.02041928" calcext:value-type="float">
            <text:p>-0.02041928</text:p>
          </table:table-cell>
          <table:table-cell office:value-type="float" office:value="-0.01819105" calcext:value-type="float">
            <text:p>-0.01819105</text:p>
          </table:table-cell>
          <table:table-cell office:value-type="float" office:value="-0.01473882" calcext:value-type="float">
            <text:p>-0.01473882</text:p>
          </table:table-cell>
          <table:table-cell office:value-type="float" office:value="-0.01107263" calcext:value-type="float">
            <text:p>-0.01107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9864" calcext:value-type="float">
            <text:p>-12.9864</text:p>
          </table:table-cell>
          <table:table-cell office:value-type="float" office:value="0.03184911" calcext:value-type="float">
            <text:p>0.03184911</text:p>
          </table:table-cell>
          <table:table-cell office:value-type="float" office:value="-9999.032" calcext:value-type="float">
            <text:p>-9999.032</text:p>
          </table:table-cell>
          <table:table-cell office:value-type="float" office:value="-2.184115" calcext:value-type="float">
            <text:p>-2.1841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042004" calcext:value-type="float">
            <text:p>23042004</text:p>
          </table:table-cell>
          <table:table-cell office:value-type="float" office:value="106.526" calcext:value-type="float">
            <text:p>106.526</text:p>
          </table:table-cell>
          <table:table-cell office:value-type="float" office:value="95.77962" calcext:value-type="float">
            <text:p>95.77962</text:p>
          </table:table-cell>
          <table:table-cell office:value-type="float" office:value="0" calcext:value-type="float">
            <text:p>0</text:p>
          </table:table-cell>
          <table:table-cell office:value-type="float" office:value="1092.511" calcext:value-type="float">
            <text:p>1092.511</text:p>
          </table:table-cell>
          <table:table-cell office:value-type="float" office:value="14.09848" calcext:value-type="float">
            <text:p>14.09848</text:p>
          </table:table-cell>
          <table:table-cell office:value-type="float" office:value="0" calcext:value-type="float">
            <text:p>0</text:p>
          </table:table-cell>
          <table:table-cell office:value-type="float" office:value="0.1561069" calcext:value-type="float">
            <text:p>0.1561069</text:p>
          </table:table-cell>
          <table:table-cell office:value-type="float" office:value="0.2881815" calcext:value-type="float">
            <text:p>0.2881815</text:p>
          </table:table-cell>
          <table:table-cell office:value-type="float" office:value="0.2989586" calcext:value-type="float">
            <text:p>0.2989586</text:p>
          </table:table-cell>
          <table:table-cell office:value-type="float" office:value="0.3086959" calcext:value-type="float">
            <text:p>0.3086959</text:p>
          </table:table-cell>
          <table:table-cell office:value-type="float" office:value="0.313877" calcext:value-type="float">
            <text:p>0.313877</text:p>
          </table:table-cell>
          <table:table-cell office:value-type="float" office:value="0.2812369" calcext:value-type="float">
            <text:p>0.2812369</text:p>
          </table:table-cell>
          <table:table-cell office:value-type="float" office:value="0.2823753" calcext:value-type="float">
            <text:p>0.2823753</text:p>
          </table:table-cell>
          <table:table-cell office:value-type="float" office:value="0.3668331" calcext:value-type="float">
            <text:p>0.3668331</text:p>
          </table:table-cell>
          <table:table-cell office:value-type="float" office:value="0.3630935" calcext:value-type="float">
            <text:p>0.3630935</text:p>
          </table:table-cell>
          <table:table-cell office:value-type="float" office:value="0.3751045" calcext:value-type="float">
            <text:p>0.3751045</text:p>
          </table:table-cell>
          <table:table-cell office:value-type="float" office:value="0.3928066" calcext:value-type="float">
            <text:p>0.3928066</text:p>
          </table:table-cell>
          <table:table-cell office:value-type="float" office:value="0.4043262" calcext:value-type="float">
            <text:p>0.404326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3043E-015" calcext:value-type="float">
            <text:p>1.993043E-15</text:p>
          </table:table-cell>
          <table:table-cell office:value-type="float" office:value="1.998577E-015" calcext:value-type="float">
            <text:p>1.998577E-15</text:p>
          </table:table-cell>
          <table:table-cell office:value-type="float" office:value="1.946731E-015" calcext:value-type="float">
            <text:p>1.946731E-15</text:p>
          </table:table-cell>
          <table:table-cell office:value-type="float" office:value="1.926257E-015" calcext:value-type="float">
            <text:p>1.926257E-15</text:p>
          </table:table-cell>
          <table:table-cell office:value-type="float" office:value="9.887457E-016" calcext:value-type="float">
            <text:p>9.887457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471308" calcext:value-type="float">
            <text:p>-5.471308</text:p>
          </table:table-cell>
          <table:table-cell office:value-type="float" office:value="-0.04877326" calcext:value-type="float">
            <text:p>-0.04877326</text:p>
          </table:table-cell>
          <table:table-cell office:value-type="float" office:value="-0.03676581" calcext:value-type="float">
            <text:p>-0.03676581</text:p>
          </table:table-cell>
          <table:table-cell office:value-type="float" office:value="-0.0295578" calcext:value-type="float">
            <text:p>-0.0295578</text:p>
          </table:table-cell>
          <table:table-cell office:value-type="float" office:value="-0.02668425" calcext:value-type="float">
            <text:p>-0.02668425</text:p>
          </table:table-cell>
          <table:table-cell office:value-type="float" office:value="-0.02334395" calcext:value-type="float">
            <text:p>-0.02334395</text:p>
          </table:table-cell>
          <table:table-cell office:value-type="float" office:value="-0.02084024" calcext:value-type="float">
            <text:p>-0.02084024</text:p>
          </table:table-cell>
          <table:table-cell office:value-type="float" office:value="-0.01834231" calcext:value-type="float">
            <text:p>-0.01834231</text:p>
          </table:table-cell>
          <table:table-cell office:value-type="float" office:value="-0.01479973" calcext:value-type="float">
            <text:p>-0.01479973</text:p>
          </table:table-cell>
          <table:table-cell office:value-type="float" office:value="-0.01111963" calcext:value-type="float">
            <text:p>-0.0111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95867" calcext:value-type="float">
            <text:p>-14.95867</text:p>
          </table:table-cell>
          <table:table-cell office:value-type="float" office:value="0.03179136" calcext:value-type="float">
            <text:p>0.03179136</text:p>
          </table:table-cell>
          <table:table-cell office:value-type="float" office:value="-9999.032" calcext:value-type="float">
            <text:p>-9999.032</text:p>
          </table:table-cell>
          <table:table-cell office:value-type="float" office:value="-2.184892" calcext:value-type="float">
            <text:p>-2.18489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042004" calcext:value-type="float">
            <text:p>24042004</text:p>
          </table:table-cell>
          <table:table-cell office:value-type="float" office:value="134.226" calcext:value-type="float">
            <text:p>134.226</text:p>
          </table:table-cell>
          <table:table-cell office:value-type="float" office:value="96.11963" calcext:value-type="float">
            <text:p>96.11963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118.254" calcext:value-type="float">
            <text:p>1118.254</text:p>
          </table:table-cell>
          <table:table-cell office:value-type="float" office:value="15.43158" calcext:value-type="float">
            <text:p>15.43158</text:p>
          </table:table-cell>
          <table:table-cell office:value-type="float" office:value="0" calcext:value-type="float">
            <text:p>0</text:p>
          </table:table-cell>
          <table:table-cell office:value-type="float" office:value="0.4142187" calcext:value-type="float">
            <text:p>0.4142187</text:p>
          </table:table-cell>
          <table:table-cell office:value-type="float" office:value="0.4162556" calcext:value-type="float">
            <text:p>0.4162556</text:p>
          </table:table-cell>
          <table:table-cell office:value-type="float" office:value="0.4134916" calcext:value-type="float">
            <text:p>0.4134916</text:p>
          </table:table-cell>
          <table:table-cell office:value-type="float" office:value="0.395185" calcext:value-type="float">
            <text:p>0.395185</text:p>
          </table:table-cell>
          <table:table-cell office:value-type="float" office:value="0.3801165" calcext:value-type="float">
            <text:p>0.3801165</text:p>
          </table:table-cell>
          <table:table-cell office:value-type="float" office:value="0.2904076" calcext:value-type="float">
            <text:p>0.2904076</text:p>
          </table:table-cell>
          <table:table-cell office:value-type="float" office:value="0.3058311" calcext:value-type="float">
            <text:p>0.3058311</text:p>
          </table:table-cell>
          <table:table-cell office:value-type="float" office:value="0.3697468" calcext:value-type="float">
            <text:p>0.3697468</text:p>
          </table:table-cell>
          <table:table-cell office:value-type="float" office:value="0.3631369" calcext:value-type="float">
            <text:p>0.3631369</text:p>
          </table:table-cell>
          <table:table-cell office:value-type="float" office:value="0.3750139" calcext:value-type="float">
            <text:p>0.3750139</text:p>
          </table:table-cell>
          <table:table-cell office:value-type="float" office:value="0.3926861" calcext:value-type="float">
            <text:p>0.3926861</text:p>
          </table:table-cell>
          <table:table-cell office:value-type="float" office:value="0.404204" calcext:value-type="float">
            <text:p>0.40420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3329E-015" calcext:value-type="float">
            <text:p>1.993329E-15</text:p>
          </table:table-cell>
          <table:table-cell office:value-type="float" office:value="1.998558E-015" calcext:value-type="float">
            <text:p>1.998558E-15</text:p>
          </table:table-cell>
          <table:table-cell office:value-type="float" office:value="1.946716E-015" calcext:value-type="float">
            <text:p>1.946716E-15</text:p>
          </table:table-cell>
          <table:table-cell office:value-type="float" office:value="1.926237E-015" calcext:value-type="float">
            <text:p>1.926237E-15</text:p>
          </table:table-cell>
          <table:table-cell office:value-type="float" office:value="9.887311E-016" calcext:value-type="float">
            <text:p>9.887311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788252" calcext:value-type="float">
            <text:p>-0.004788252</text:p>
          </table:table-cell>
          <table:table-cell office:value-type="float" office:value="-0.004627678" calcext:value-type="float">
            <text:p>-0.004627678</text:p>
          </table:table-cell>
          <table:table-cell office:value-type="float" office:value="-0.004838382" calcext:value-type="float">
            <text:p>-0.004838382</text:p>
          </table:table-cell>
          <table:table-cell office:value-type="float" office:value="-0.006582114" calcext:value-type="float">
            <text:p>-0.006582114</text:p>
          </table:table-cell>
          <table:table-cell office:value-type="float" office:value="-0.008621023" calcext:value-type="float">
            <text:p>-0.008621023</text:p>
          </table:table-cell>
          <table:table-cell office:value-type="float" office:value="-0.01847154" calcext:value-type="float">
            <text:p>-0.01847154</text:p>
          </table:table-cell>
          <table:table-cell office:value-type="float" office:value="-0.01060249" calcext:value-type="float">
            <text:p>-0.01060249</text:p>
          </table:table-cell>
          <table:table-cell office:value-type="float" office:value="-0.01549312" calcext:value-type="float">
            <text:p>-0.01549312</text:p>
          </table:table-cell>
          <table:table-cell office:value-type="float" office:value="-0.01477349" calcext:value-type="float">
            <text:p>-0.01477349</text:p>
          </table:table-cell>
          <table:table-cell office:value-type="float" office:value="-0.01116569" calcext:value-type="float">
            <text:p>-0.01116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98858" calcext:value-type="float">
            <text:p>-0.00498858</text:p>
          </table:table-cell>
          <table:table-cell office:value-type="float" office:value="0.03163603" calcext:value-type="float">
            <text:p>0.03163603</text:p>
          </table:table-cell>
          <table:table-cell office:value-type="float" office:value="-9999.032" calcext:value-type="float">
            <text:p>-9999.032</text:p>
          </table:table-cell>
          <table:table-cell office:value-type="float" office:value="-2.201934" calcext:value-type="float">
            <text:p>-2.2019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42004" calcext:value-type="float">
            <text:p>25042004</text:p>
          </table:table-cell>
          <table:table-cell office:value-type="float" office:value="134.226" calcext:value-type="float">
            <text:p>134.226</text:p>
          </table:table-cell>
          <table:table-cell office:value-type="float" office:value="100.195" calcext:value-type="float">
            <text:p>100.195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114.152" calcext:value-type="float">
            <text:p>1114.152</text:p>
          </table:table-cell>
          <table:table-cell office:value-type="float" office:value="15.45785" calcext:value-type="float">
            <text:p>15.45785</text:p>
          </table:table-cell>
          <table:table-cell office:value-type="float" office:value="0" calcext:value-type="float">
            <text:p>0</text:p>
          </table:table-cell>
          <table:table-cell office:value-type="float" office:value="0.3589863" calcext:value-type="float">
            <text:p>0.3589863</text:p>
          </table:table-cell>
          <table:table-cell office:value-type="float" office:value="0.361346" calcext:value-type="float">
            <text:p>0.361346</text:p>
          </table:table-cell>
          <table:table-cell office:value-type="float" office:value="0.3682934" calcext:value-type="float">
            <text:p>0.3682934</text:p>
          </table:table-cell>
          <table:table-cell office:value-type="float" office:value="0.3741319" calcext:value-type="float">
            <text:p>0.3741319</text:p>
          </table:table-cell>
          <table:table-cell office:value-type="float" office:value="0.3753804" calcext:value-type="float">
            <text:p>0.3753804</text:p>
          </table:table-cell>
          <table:table-cell office:value-type="float" office:value="0.3132753" calcext:value-type="float">
            <text:p>0.3132753</text:p>
          </table:table-cell>
          <table:table-cell office:value-type="float" office:value="0.3009968" calcext:value-type="float">
            <text:p>0.3009968</text:p>
          </table:table-cell>
          <table:table-cell office:value-type="float" office:value="0.3712645" calcext:value-type="float">
            <text:p>0.3712645</text:p>
          </table:table-cell>
          <table:table-cell office:value-type="float" office:value="0.3635745" calcext:value-type="float">
            <text:p>0.3635745</text:p>
          </table:table-cell>
          <table:table-cell office:value-type="float" office:value="0.3749513" calcext:value-type="float">
            <text:p>0.3749513</text:p>
          </table:table-cell>
          <table:table-cell office:value-type="float" office:value="0.3925675" calcext:value-type="float">
            <text:p>0.3925675</text:p>
          </table:table-cell>
          <table:table-cell office:value-type="float" office:value="0.4040676" calcext:value-type="float">
            <text:p>0.4040676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93678E-015" calcext:value-type="float">
            <text:p>1.993678E-15</text:p>
          </table:table-cell>
          <table:table-cell office:value-type="float" office:value="1.998524E-015" calcext:value-type="float">
            <text:p>1.998524E-15</text:p>
          </table:table-cell>
          <table:table-cell office:value-type="float" office:value="1.9467E-015" calcext:value-type="float">
            <text:p>1.9467E-15</text:p>
          </table:table-cell>
          <table:table-cell office:value-type="float" office:value="1.926219E-015" calcext:value-type="float">
            <text:p>1.926219E-15</text:p>
          </table:table-cell>
          <table:table-cell office:value-type="float" office:value="9.887166E-016" calcext:value-type="float">
            <text:p>9.887166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77304" calcext:value-type="float">
            <text:p>-0.01177304</text:p>
          </table:table-cell>
          <table:table-cell office:value-type="float" office:value="-0.01127772" calcext:value-type="float">
            <text:p>-0.01127772</text:p>
          </table:table-cell>
          <table:table-cell office:value-type="float" office:value="-0.009990801" calcext:value-type="float">
            <text:p>-0.009990801</text:p>
          </table:table-cell>
          <table:table-cell office:value-type="float" office:value="-0.009073853" calcext:value-type="float">
            <text:p>-0.009073853</text:p>
          </table:table-cell>
          <table:table-cell office:value-type="float" office:value="-0.008891135" calcext:value-type="float">
            <text:p>-0.008891135</text:p>
          </table:table-cell>
          <table:table-cell office:value-type="float" office:value="-0.01037914" calcext:value-type="float">
            <text:p>-0.01037914</text:p>
          </table:table-cell>
          <table:table-cell office:value-type="float" office:value="-0.01222891" calcext:value-type="float">
            <text:p>-0.01222891</text:p>
          </table:table-cell>
          <table:table-cell office:value-type="float" office:value="-0.01416246" calcext:value-type="float">
            <text:p>-0.01416246</text:p>
          </table:table-cell>
          <table:table-cell office:value-type="float" office:value="-0.01448143" calcext:value-type="float">
            <text:p>-0.01448143</text:p>
          </table:table-cell>
          <table:table-cell office:value-type="float" office:value="-0.0111979" calcext:value-type="float">
            <text:p>-0.0111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01341" calcext:value-type="float">
            <text:p>-0.01201341</text:p>
          </table:table-cell>
          <table:table-cell office:value-type="float" office:value="0.03116149" calcext:value-type="float">
            <text:p>0.03116149</text:p>
          </table:table-cell>
          <table:table-cell office:value-type="float" office:value="-9999.031" calcext:value-type="float">
            <text:p>-9999.031</text:p>
          </table:table-cell>
          <table:table-cell office:value-type="float" office:value="-2.200054" calcext:value-type="float">
            <text:p>-2.20005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042004" calcext:value-type="float">
            <text:p>26042004</text:p>
          </table:table-cell>
          <table:table-cell office:value-type="float" office:value="134.226" calcext:value-type="float">
            <text:p>134.226</text:p>
          </table:table-cell>
          <table:table-cell office:value-type="float" office:value="105.0172" calcext:value-type="float">
            <text:p>105.0172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109.297" calcext:value-type="float">
            <text:p>1109.297</text:p>
          </table:table-cell>
          <table:table-cell office:value-type="float" office:value="15.49109" calcext:value-type="float">
            <text:p>15.49109</text:p>
          </table:table-cell>
          <table:table-cell office:value-type="float" office:value="0" calcext:value-type="float">
            <text:p>0</text:p>
          </table:table-cell>
          <table:table-cell office:value-type="float" office:value="0.302648" calcext:value-type="float">
            <text:p>0.302648</text:p>
          </table:table-cell>
          <table:table-cell office:value-type="float" office:value="0.3220106" calcext:value-type="float">
            <text:p>0.3220106</text:p>
          </table:table-cell>
          <table:table-cell office:value-type="float" office:value="0.3462643" calcext:value-type="float">
            <text:p>0.3462643</text:p>
          </table:table-cell>
          <table:table-cell office:value-type="float" office:value="0.357068" calcext:value-type="float">
            <text:p>0.357068</text:p>
          </table:table-cell>
          <table:table-cell office:value-type="float" office:value="0.3609142" calcext:value-type="float">
            <text:p>0.3609142</text:p>
          </table:table-cell>
          <table:table-cell office:value-type="float" office:value="0.3120064" calcext:value-type="float">
            <text:p>0.3120064</text:p>
          </table:table-cell>
          <table:table-cell office:value-type="float" office:value="0.3037207" calcext:value-type="float">
            <text:p>0.3037207</text:p>
          </table:table-cell>
          <table:table-cell office:value-type="float" office:value="0.3725124" calcext:value-type="float">
            <text:p>0.3725124</text:p>
          </table:table-cell>
          <table:table-cell office:value-type="float" office:value="0.3640849" calcext:value-type="float">
            <text:p>0.3640849</text:p>
          </table:table-cell>
          <table:table-cell office:value-type="float" office:value="0.3749335" calcext:value-type="float">
            <text:p>0.3749335</text:p>
          </table:table-cell>
          <table:table-cell office:value-type="float" office:value="0.3924854" calcext:value-type="float">
            <text:p>0.3924854</text:p>
          </table:table-cell>
          <table:table-cell office:value-type="float" office:value="0.4039482" calcext:value-type="float">
            <text:p>0.403948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406E-015" calcext:value-type="float">
            <text:p>1.99406E-15</text:p>
          </table:table-cell>
          <table:table-cell office:value-type="float" office:value="1.998491E-015" calcext:value-type="float">
            <text:p>1.998491E-15</text:p>
          </table:table-cell>
          <table:table-cell office:value-type="float" office:value="1.946679E-015" calcext:value-type="float">
            <text:p>1.946679E-15</text:p>
          </table:table-cell>
          <table:table-cell office:value-type="float" office:value="1.9262E-015" calcext:value-type="float">
            <text:p>1.9262E-15</text:p>
          </table:table-cell>
          <table:table-cell office:value-type="float" office:value="9.88698E-016" calcext:value-type="float">
            <text:p>9.88698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404761" calcext:value-type="float">
            <text:p>-0.03404761</text:p>
          </table:table-cell>
          <table:table-cell office:value-type="float" office:value="-0.02278642" calcext:value-type="float">
            <text:p>-0.02278642</text:p>
          </table:table-cell>
          <table:table-cell office:value-type="float" office:value="-0.0145611" calcext:value-type="float">
            <text:p>-0.0145611</text:p>
          </table:table-cell>
          <table:table-cell office:value-type="float" office:value="-0.01208962" calcext:value-type="float">
            <text:p>-0.01208962</text:p>
          </table:table-cell>
          <table:table-cell office:value-type="float" office:value="-0.0113251" calcext:value-type="float">
            <text:p>-0.0113251</text:p>
          </table:table-cell>
          <table:table-cell office:value-type="float" office:value="-0.01067782" calcext:value-type="float">
            <text:p>-0.01067782</text:p>
          </table:table-cell>
          <table:table-cell office:value-type="float" office:value="-0.01132222" calcext:value-type="float">
            <text:p>-0.01132222</text:p>
          </table:table-cell>
          <table:table-cell office:value-type="float" office:value="-0.0131701" calcext:value-type="float">
            <text:p>-0.0131701</text:p>
          </table:table-cell>
          <table:table-cell office:value-type="float" office:value="-0.01414795" calcext:value-type="float">
            <text:p>-0.01414795</text:p>
          </table:table-cell>
          <table:table-cell office:value-type="float" office:value="-0.01120726" calcext:value-type="float">
            <text:p>-0.01120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810581" calcext:value-type="float">
            <text:p>-0.03810581</text:p>
          </table:table-cell>
          <table:table-cell office:value-type="float" office:value="0.03064542" calcext:value-type="float">
            <text:p>0.03064542</text:p>
          </table:table-cell>
          <table:table-cell office:value-type="float" office:value="-9999.031" calcext:value-type="float">
            <text:p>-9999.031</text:p>
          </table:table-cell>
          <table:table-cell office:value-type="float" office:value="-2.198701" calcext:value-type="float">
            <text:p>-2.19870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042004" calcext:value-type="float">
            <text:p>27042004</text:p>
          </table:table-cell>
          <table:table-cell office:value-type="float" office:value="134.226" calcext:value-type="float">
            <text:p>134.226</text:p>
          </table:table-cell>
          <table:table-cell office:value-type="float" office:value="110.1006" calcext:value-type="float">
            <text:p>110.1006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104.173" calcext:value-type="float">
            <text:p>1104.173</text:p>
          </table:table-cell>
          <table:table-cell office:value-type="float" office:value="15.53143" calcext:value-type="float">
            <text:p>15.53143</text:p>
          </table:table-cell>
          <table:table-cell office:value-type="float" office:value="0" calcext:value-type="float">
            <text:p>0</text:p>
          </table:table-cell>
          <table:table-cell office:value-type="float" office:value="0.1794197" calcext:value-type="float">
            <text:p>0.1794197</text:p>
          </table:table-cell>
          <table:table-cell office:value-type="float" office:value="0.3252911" calcext:value-type="float">
            <text:p>0.3252911</text:p>
          </table:table-cell>
          <table:table-cell office:value-type="float" office:value="0.3358026" calcext:value-type="float">
            <text:p>0.3358026</text:p>
          </table:table-cell>
          <table:table-cell office:value-type="float" office:value="0.345133" calcext:value-type="float">
            <text:p>0.345133</text:p>
          </table:table-cell>
          <table:table-cell office:value-type="float" office:value="0.3498019" calcext:value-type="float">
            <text:p>0.3498019</text:p>
          </table:table-cell>
          <table:table-cell office:value-type="float" office:value="0.3064852" calcext:value-type="float">
            <text:p>0.3064852</text:p>
          </table:table-cell>
          <table:table-cell office:value-type="float" office:value="0.3015493" calcext:value-type="float">
            <text:p>0.3015493</text:p>
          </table:table-cell>
          <table:table-cell office:value-type="float" office:value="0.3734423" calcext:value-type="float">
            <text:p>0.3734423</text:p>
          </table:table-cell>
          <table:table-cell office:value-type="float" office:value="0.3646858" calcext:value-type="float">
            <text:p>0.3646858</text:p>
          </table:table-cell>
          <table:table-cell office:value-type="float" office:value="0.3749547" calcext:value-type="float">
            <text:p>0.3749547</text:p>
          </table:table-cell>
          <table:table-cell office:value-type="float" office:value="0.3924152" calcext:value-type="float">
            <text:p>0.3924152</text:p>
          </table:table-cell>
          <table:table-cell office:value-type="float" office:value="0.4038604" calcext:value-type="float">
            <text:p>0.403860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445E-015" calcext:value-type="float">
            <text:p>1.99445E-15</text:p>
          </table:table-cell>
          <table:table-cell office:value-type="float" office:value="1.998456E-015" calcext:value-type="float">
            <text:p>1.998456E-15</text:p>
          </table:table-cell>
          <table:table-cell office:value-type="float" office:value="1.946656E-015" calcext:value-type="float">
            <text:p>1.946656E-15</text:p>
          </table:table-cell>
          <table:table-cell office:value-type="float" office:value="1.926182E-015" calcext:value-type="float">
            <text:p>1.926182E-15</text:p>
          </table:table-cell>
          <table:table-cell office:value-type="float" office:value="9.886816E-016" calcext:value-type="float">
            <text:p>9.886816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71583" calcext:value-type="float">
            <text:p>-1.871583</text:p>
          </table:table-cell>
          <table:table-cell office:value-type="float" office:value="-0.02148511" calcext:value-type="float">
            <text:p>-0.02148511</text:p>
          </table:table-cell>
          <table:table-cell office:value-type="float" office:value="-0.01762917" calcext:value-type="float">
            <text:p>-0.01762917</text:p>
          </table:table-cell>
          <table:table-cell office:value-type="float" office:value="-0.01491855" calcext:value-type="float">
            <text:p>-0.01491855</text:p>
          </table:table-cell>
          <table:table-cell office:value-type="float" office:value="-0.01373436" calcext:value-type="float">
            <text:p>-0.01373436</text:p>
          </table:table-cell>
          <table:table-cell office:value-type="float" office:value="-0.01221115" calcext:value-type="float">
            <text:p>-0.01221115</text:p>
          </table:table-cell>
          <table:table-cell office:value-type="float" office:value="-0.01201371" calcext:value-type="float">
            <text:p>-0.01201371</text:p>
          </table:table-cell>
          <table:table-cell office:value-type="float" office:value="-0.01247473" calcext:value-type="float">
            <text:p>-0.01247473</text:p>
          </table:table-cell>
          <table:table-cell office:value-type="float" office:value="-0.01376569" calcext:value-type="float">
            <text:p>-0.01376569</text:p>
          </table:table-cell>
          <table:table-cell office:value-type="float" office:value="-0.01119661" calcext:value-type="float">
            <text:p>-0.01119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071652" calcext:value-type="float">
            <text:p>-4.071652</text:p>
          </table:table-cell>
          <table:table-cell office:value-type="float" office:value="0.03025194" calcext:value-type="float">
            <text:p>0.03025194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197789" calcext:value-type="float">
            <text:p>-2.19778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8042004" calcext:value-type="float">
            <text:p>28042004</text:p>
          </table:table-cell>
          <table:table-cell office:value-type="float" office:value="134.226" calcext:value-type="float">
            <text:p>134.226</text:p>
          </table:table-cell>
          <table:table-cell office:value-type="float" office:value="110.9927" calcext:value-type="float">
            <text:p>110.9927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103.236" calcext:value-type="float">
            <text:p>1103.236</text:p>
          </table:table-cell>
          <table:table-cell office:value-type="float" office:value="15.57645" calcext:value-type="float">
            <text:p>15.57645</text:p>
          </table:table-cell>
          <table:table-cell office:value-type="float" office:value="0" calcext:value-type="float">
            <text:p>0</text:p>
          </table:table-cell>
          <table:table-cell office:value-type="float" office:value="0.1753117" calcext:value-type="float">
            <text:p>0.1753117</text:p>
          </table:table-cell>
          <table:table-cell office:value-type="float" office:value="0.3283379" calcext:value-type="float">
            <text:p>0.3283379</text:p>
          </table:table-cell>
          <table:table-cell office:value-type="float" office:value="0.3350472" calcext:value-type="float">
            <text:p>0.3350472</text:p>
          </table:table-cell>
          <table:table-cell office:value-type="float" office:value="0.3413149" calcext:value-type="float">
            <text:p>0.3413149</text:p>
          </table:table-cell>
          <table:table-cell office:value-type="float" office:value="0.3450291" calcext:value-type="float">
            <text:p>0.3450291</text:p>
          </table:table-cell>
          <table:table-cell office:value-type="float" office:value="0.3024969" calcext:value-type="float">
            <text:p>0.3024969</text:p>
          </table:table-cell>
          <table:table-cell office:value-type="float" office:value="0.2991304" calcext:value-type="float">
            <text:p>0.2991304</text:p>
          </table:table-cell>
          <table:table-cell office:value-type="float" office:value="0.3734263" calcext:value-type="float">
            <text:p>0.3734263</text:p>
          </table:table-cell>
          <table:table-cell office:value-type="float" office:value="0.3653113" calcext:value-type="float">
            <text:p>0.3653113</text:p>
          </table:table-cell>
          <table:table-cell office:value-type="float" office:value="0.3750247" calcext:value-type="float">
            <text:p>0.3750247</text:p>
          </table:table-cell>
          <table:table-cell office:value-type="float" office:value="0.392358" calcext:value-type="float">
            <text:p>0.392358</text:p>
          </table:table-cell>
          <table:table-cell office:value-type="float" office:value="0.4037979" calcext:value-type="float">
            <text:p>0.403797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4932E-015" calcext:value-type="float">
            <text:p>1.994932E-15</text:p>
          </table:table-cell>
          <table:table-cell office:value-type="float" office:value="1.998414E-015" calcext:value-type="float">
            <text:p>1.998414E-15</text:p>
          </table:table-cell>
          <table:table-cell office:value-type="float" office:value="1.94663E-015" calcext:value-type="float">
            <text:p>1.94663E-15</text:p>
          </table:table-cell>
          <table:table-cell office:value-type="float" office:value="1.926157E-015" calcext:value-type="float">
            <text:p>1.926157E-15</text:p>
          </table:table-cell>
          <table:table-cell office:value-type="float" office:value="9.886627E-016" calcext:value-type="float">
            <text:p>9.886627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03005" calcext:value-type="float">
            <text:p>-2.103005</text:p>
          </table:table-cell>
          <table:table-cell office:value-type="float" office:value="-0.02023991" calcext:value-type="float">
            <text:p>-0.02023991</text:p>
          </table:table-cell>
          <table:table-cell office:value-type="float" office:value="-0.01787805" calcext:value-type="float">
            <text:p>-0.01787805</text:p>
          </table:table-cell>
          <table:table-cell office:value-type="float" office:value="-0.01597819" calcext:value-type="float">
            <text:p>-0.01597819</text:p>
          </table:table-cell>
          <table:table-cell office:value-type="float" office:value="-0.01495107" calcext:value-type="float">
            <text:p>-0.01495107</text:p>
          </table:table-cell>
          <table:table-cell office:value-type="float" office:value="-0.0134841" calcext:value-type="float">
            <text:p>-0.0134841</text:p>
          </table:table-cell>
          <table:table-cell office:value-type="float" office:value="-0.01285371" calcext:value-type="float">
            <text:p>-0.01285371</text:p>
          </table:table-cell>
          <table:table-cell office:value-type="float" office:value="-0.0124797" calcext:value-type="float">
            <text:p>-0.0124797</text:p>
          </table:table-cell>
          <table:table-cell office:value-type="float" office:value="-0.01337913" calcext:value-type="float">
            <text:p>-0.01337913</text:p>
          </table:table-cell>
          <table:table-cell office:value-type="float" office:value="-0.01116126" calcext:value-type="float">
            <text:p>-0.01116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09746" calcext:value-type="float">
            <text:p>-22.09746</text:p>
          </table:table-cell>
          <table:table-cell office:value-type="float" office:value="0.02996814" calcext:value-type="float">
            <text:p>0.02996814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197197" calcext:value-type="float">
            <text:p>-2.19719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9042004" calcext:value-type="float">
            <text:p>29042004</text:p>
          </table:table-cell>
          <table:table-cell office:value-type="float" office:value="134.326" calcext:value-type="float">
            <text:p>134.326</text:p>
          </table:table-cell>
          <table:table-cell office:value-type="float" office:value="111.6551" calcext:value-type="float">
            <text:p>111.6551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102.625" calcext:value-type="float">
            <text:p>1102.625</text:p>
          </table:table-cell>
          <table:table-cell office:value-type="float" office:value="15.62467" calcext:value-type="float">
            <text:p>15.62467</text:p>
          </table:table-cell>
          <table:table-cell office:value-type="float" office:value="0" calcext:value-type="float">
            <text:p>0</text:p>
          </table:table-cell>
          <table:table-cell office:value-type="float" office:value="0.1486313" calcext:value-type="float">
            <text:p>0.1486313</text:p>
          </table:table-cell>
          <table:table-cell office:value-type="float" office:value="0.3293494" calcext:value-type="float">
            <text:p>0.3293494</text:p>
          </table:table-cell>
          <table:table-cell office:value-type="float" office:value="0.3343236" calcext:value-type="float">
            <text:p>0.3343236</text:p>
          </table:table-cell>
          <table:table-cell office:value-type="float" office:value="0.33917" calcext:value-type="float">
            <text:p>0.33917</text:p>
          </table:table-cell>
          <table:table-cell office:value-type="float" office:value="0.3422644" calcext:value-type="float">
            <text:p>0.3422644</text:p>
          </table:table-cell>
          <table:table-cell office:value-type="float" office:value="0.2999436" calcext:value-type="float">
            <text:p>0.2999436</text:p>
          </table:table-cell>
          <table:table-cell office:value-type="float" office:value="0.297206" calcext:value-type="float">
            <text:p>0.297206</text:p>
          </table:table-cell>
          <table:table-cell office:value-type="float" office:value="0.3729857" calcext:value-type="float">
            <text:p>0.3729857</text:p>
          </table:table-cell>
          <table:table-cell office:value-type="float" office:value="0.3658435" calcext:value-type="float">
            <text:p>0.3658435</text:p>
          </table:table-cell>
          <table:table-cell office:value-type="float" office:value="0.3751436" calcext:value-type="float">
            <text:p>0.3751436</text:p>
          </table:table-cell>
          <table:table-cell office:value-type="float" office:value="0.3923196" calcext:value-type="float">
            <text:p>0.3923196</text:p>
          </table:table-cell>
          <table:table-cell office:value-type="float" office:value="0.4037528" calcext:value-type="float">
            <text:p>0.403752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304E-015" calcext:value-type="float">
            <text:p>1.99304E-15</text:p>
          </table:table-cell>
          <table:table-cell office:value-type="float" office:value="1.99838E-015" calcext:value-type="float">
            <text:p>1.99838E-15</text:p>
          </table:table-cell>
          <table:table-cell office:value-type="float" office:value="1.946606E-015" calcext:value-type="float">
            <text:p>1.946606E-15</text:p>
          </table:table-cell>
          <table:table-cell office:value-type="float" office:value="1.926133E-015" calcext:value-type="float">
            <text:p>1.926133E-15</text:p>
          </table:table-cell>
          <table:table-cell office:value-type="float" office:value="9.886432E-016" calcext:value-type="float">
            <text:p>9.886432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095915" calcext:value-type="float">
            <text:p>-8.095915</text:p>
          </table:table-cell>
          <table:table-cell office:value-type="float" office:value="-0.01986836" calcext:value-type="float">
            <text:p>-0.01986836</text:p>
          </table:table-cell>
          <table:table-cell office:value-type="float" office:value="-0.01811977" calcext:value-type="float">
            <text:p>-0.01811977</text:p>
          </table:table-cell>
          <table:table-cell office:value-type="float" office:value="-0.0166093" calcext:value-type="float">
            <text:p>-0.0166093</text:p>
          </table:table-cell>
          <table:table-cell office:value-type="float" office:value="-0.01570611" calcext:value-type="float">
            <text:p>-0.01570611</text:p>
          </table:table-cell>
          <table:table-cell office:value-type="float" office:value="-0.01437707" calcext:value-type="float">
            <text:p>-0.01437707</text:p>
          </table:table-cell>
          <table:table-cell office:value-type="float" office:value="-0.01356905" calcext:value-type="float">
            <text:p>-0.01356905</text:p>
          </table:table-cell>
          <table:table-cell office:value-type="float" office:value="-0.0128017" calcext:value-type="float">
            <text:p>-0.0128017</text:p>
          </table:table-cell>
          <table:table-cell office:value-type="float" office:value="-0.01305796" calcext:value-type="float">
            <text:p>-0.01305796</text:p>
          </table:table-cell>
          <table:table-cell office:value-type="float" office:value="-0.01110099" calcext:value-type="float">
            <text:p>-0.01110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176967" calcext:value-type="float">
            <text:p>-9.176967</text:p>
          </table:table-cell>
          <table:table-cell office:value-type="float" office:value="0.02993204" calcext:value-type="float">
            <text:p>0.02993204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19679" calcext:value-type="float">
            <text:p>-2.1967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0042004" calcext:value-type="float">
            <text:p>30042004</text:p>
          </table:table-cell>
          <table:table-cell office:value-type="float" office:value="134.726" calcext:value-type="float">
            <text:p>134.726</text:p>
          </table:table-cell>
          <table:table-cell office:value-type="float" office:value="112.3113" calcext:value-type="float">
            <text:p>112.3113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102.319" calcext:value-type="float">
            <text:p>1102.319</text:p>
          </table:table-cell>
          <table:table-cell office:value-type="float" office:value="15.67517" calcext:value-type="float">
            <text:p>15.67517</text:p>
          </table:table-cell>
          <table:table-cell office:value-type="float" office:value="0" calcext:value-type="float">
            <text:p>0</text:p>
          </table:table-cell>
          <table:table-cell office:value-type="float" office:value="0.1613028" calcext:value-type="float">
            <text:p>0.1613028</text:p>
          </table:table-cell>
          <table:table-cell office:value-type="float" office:value="0.3281171" calcext:value-type="float">
            <text:p>0.3281171</text:p>
          </table:table-cell>
          <table:table-cell office:value-type="float" office:value="0.333036" calcext:value-type="float">
            <text:p>0.333036</text:p>
          </table:table-cell>
          <table:table-cell office:value-type="float" office:value="0.3373747" calcext:value-type="float">
            <text:p>0.3373747</text:p>
          </table:table-cell>
          <table:table-cell office:value-type="float" office:value="0.340107" calcext:value-type="float">
            <text:p>0.340107</text:p>
          </table:table-cell>
          <table:table-cell office:value-type="float" office:value="0.2982658" calcext:value-type="float">
            <text:p>0.2982658</text:p>
          </table:table-cell>
          <table:table-cell office:value-type="float" office:value="0.2958248" calcext:value-type="float">
            <text:p>0.2958248</text:p>
          </table:table-cell>
          <table:table-cell office:value-type="float" office:value="0.3725331" calcext:value-type="float">
            <text:p>0.3725331</text:p>
          </table:table-cell>
          <table:table-cell office:value-type="float" office:value="0.3661723" calcext:value-type="float">
            <text:p>0.3661723</text:p>
          </table:table-cell>
          <table:table-cell office:value-type="float" office:value="0.3752767" calcext:value-type="float">
            <text:p>0.3752767</text:p>
          </table:table-cell>
          <table:table-cell office:value-type="float" office:value="0.3923008" calcext:value-type="float">
            <text:p>0.3923008</text:p>
          </table:table-cell>
          <table:table-cell office:value-type="float" office:value="0.4037206" calcext:value-type="float">
            <text:p>0.403720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3365E-015" calcext:value-type="float">
            <text:p>1.993365E-15</text:p>
          </table:table-cell>
          <table:table-cell office:value-type="float" office:value="1.998355E-015" calcext:value-type="float">
            <text:p>1.998355E-15</text:p>
          </table:table-cell>
          <table:table-cell office:value-type="float" office:value="1.946593E-015" calcext:value-type="float">
            <text:p>1.946593E-15</text:p>
          </table:table-cell>
          <table:table-cell office:value-type="float" office:value="1.926112E-015" calcext:value-type="float">
            <text:p>1.926112E-15</text:p>
          </table:table-cell>
          <table:table-cell office:value-type="float" office:value="9.886265E-016" calcext:value-type="float">
            <text:p>9.886265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88185" calcext:value-type="float">
            <text:p>-4.288185</text:p>
          </table:table-cell>
          <table:table-cell office:value-type="float" office:value="-0.02032318" calcext:value-type="float">
            <text:p>-0.02032318</text:p>
          </table:table-cell>
          <table:table-cell office:value-type="float" office:value="-0.01855043" calcext:value-type="float">
            <text:p>-0.01855043</text:p>
          </table:table-cell>
          <table:table-cell office:value-type="float" office:value="-0.01715801" calcext:value-type="float">
            <text:p>-0.01715801</text:p>
          </table:table-cell>
          <table:table-cell office:value-type="float" office:value="-0.01632996" calcext:value-type="float">
            <text:p>-0.01632996</text:p>
          </table:table-cell>
          <table:table-cell office:value-type="float" office:value="-0.01499737" calcext:value-type="float">
            <text:p>-0.01499737</text:p>
          </table:table-cell>
          <table:table-cell office:value-type="float" office:value="-0.01411121" calcext:value-type="float">
            <text:p>-0.01411121</text:p>
          </table:table-cell>
          <table:table-cell office:value-type="float" office:value="-0.01314243" calcext:value-type="float">
            <text:p>-0.01314243</text:p>
          </table:table-cell>
          <table:table-cell office:value-type="float" office:value="-0.01286296" calcext:value-type="float">
            <text:p>-0.01286296</text:p>
          </table:table-cell>
          <table:table-cell office:value-type="float" office:value="-0.01103379" calcext:value-type="float">
            <text:p>-0.01103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966756" calcext:value-type="float">
            <text:p>-6.966756</text:p>
          </table:table-cell>
          <table:table-cell office:value-type="float" office:value="0.02989016" calcext:value-type="float">
            <text:p>0.02989016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196534" calcext:value-type="float">
            <text:p>-2.19653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52004" calcext:value-type="float">
            <text:p>1052004</text:p>
          </table:table-cell>
          <table:table-cell office:value-type="float" office:value="134.726" calcext:value-type="float">
            <text:p>134.726</text:p>
          </table:table-cell>
          <table:table-cell office:value-type="float" office:value="112.8891" calcext:value-type="float">
            <text:p>112.8891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101.69" calcext:value-type="float">
            <text:p>1101.69</text:p>
          </table:table-cell>
          <table:table-cell office:value-type="float" office:value="15.72665" calcext:value-type="float">
            <text:p>15.72665</text:p>
          </table:table-cell>
          <table:table-cell office:value-type="float" office:value="0" calcext:value-type="float">
            <text:p>0</text:p>
          </table:table-cell>
          <table:table-cell office:value-type="float" office:value="0.1602172" calcext:value-type="float">
            <text:p>0.1602172</text:p>
          </table:table-cell>
          <table:table-cell office:value-type="float" office:value="0.3261069" calcext:value-type="float">
            <text:p>0.3261069</text:p>
          </table:table-cell>
          <table:table-cell office:value-type="float" office:value="0.3310097" calcext:value-type="float">
            <text:p>0.3310097</text:p>
          </table:table-cell>
          <table:table-cell office:value-type="float" office:value="0.3355375" calcext:value-type="float">
            <text:p>0.3355375</text:p>
          </table:table-cell>
          <table:table-cell office:value-type="float" office:value="0.3383885" calcext:value-type="float">
            <text:p>0.3383885</text:p>
          </table:table-cell>
          <table:table-cell office:value-type="float" office:value="0.2968485" calcext:value-type="float">
            <text:p>0.2968485</text:p>
          </table:table-cell>
          <table:table-cell office:value-type="float" office:value="0.294718" calcext:value-type="float">
            <text:p>0.294718</text:p>
          </table:table-cell>
          <table:table-cell office:value-type="float" office:value="0.3721242" calcext:value-type="float">
            <text:p>0.3721242</text:p>
          </table:table-cell>
          <table:table-cell office:value-type="float" office:value="0.3663433" calcext:value-type="float">
            <text:p>0.3663433</text:p>
          </table:table-cell>
          <table:table-cell office:value-type="float" office:value="0.3754072" calcext:value-type="float">
            <text:p>0.3754072</text:p>
          </table:table-cell>
          <table:table-cell office:value-type="float" office:value="0.3922991" calcext:value-type="float">
            <text:p>0.3922991</text:p>
          </table:table-cell>
          <table:table-cell office:value-type="float" office:value="0.4036986" calcext:value-type="float">
            <text:p>0.403698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3707E-015" calcext:value-type="float">
            <text:p>1.993707E-15</text:p>
          </table:table-cell>
          <table:table-cell office:value-type="float" office:value="1.998326E-015" calcext:value-type="float">
            <text:p>1.998326E-15</text:p>
          </table:table-cell>
          <table:table-cell office:value-type="float" office:value="1.946574E-015" calcext:value-type="float">
            <text:p>1.946574E-15</text:p>
          </table:table-cell>
          <table:table-cell office:value-type="float" office:value="1.926094E-015" calcext:value-type="float">
            <text:p>1.926094E-15</text:p>
          </table:table-cell>
          <table:table-cell office:value-type="float" office:value="9.886132E-016" calcext:value-type="float">
            <text:p>9.886132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53375" calcext:value-type="float">
            <text:p>-4.453375</text:p>
          </table:table-cell>
          <table:table-cell office:value-type="float" office:value="-0.02110482" calcext:value-type="float">
            <text:p>-0.02110482</text:p>
          </table:table-cell>
          <table:table-cell office:value-type="float" office:value="-0.01925623" calcext:value-type="float">
            <text:p>-0.01925623</text:p>
          </table:table-cell>
          <table:table-cell office:value-type="float" office:value="-0.01774079" calcext:value-type="float">
            <text:p>-0.01774079</text:p>
          </table:table-cell>
          <table:table-cell office:value-type="float" office:value="-0.01684462" calcext:value-type="float">
            <text:p>-0.01684462</text:p>
          </table:table-cell>
          <table:table-cell office:value-type="float" office:value="-0.01554551" calcext:value-type="float">
            <text:p>-0.01554551</text:p>
          </table:table-cell>
          <table:table-cell office:value-type="float" office:value="-0.01456163" calcext:value-type="float">
            <text:p>-0.01456163</text:p>
          </table:table-cell>
          <table:table-cell office:value-type="float" office:value="-0.01345829" calcext:value-type="float">
            <text:p>-0.01345829</text:p>
          </table:table-cell>
          <table:table-cell office:value-type="float" office:value="-0.01276299" calcext:value-type="float">
            <text:p>-0.01276299</text:p>
          </table:table-cell>
          <table:table-cell office:value-type="float" office:value="-0.01096836" calcext:value-type="float">
            <text:p>-0.01096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1683" calcext:value-type="float">
            <text:p>-11.1683</text:p>
          </table:table-cell>
          <table:table-cell office:value-type="float" office:value="0.02984072" calcext:value-type="float">
            <text:p>0.02984072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196381" calcext:value-type="float">
            <text:p>-2.19638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52004" calcext:value-type="float">
            <text:p>2052004</text:p>
          </table:table-cell>
          <table:table-cell office:value-type="float" office:value="136.126" calcext:value-type="float">
            <text:p>136.126</text:p>
          </table:table-cell>
          <table:table-cell office:value-type="float" office:value="114.7588" calcext:value-type="float">
            <text:p>114.7588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101.166" calcext:value-type="float">
            <text:p>1101.166</text:p>
          </table:table-cell>
          <table:table-cell office:value-type="float" office:value="15.77993" calcext:value-type="float">
            <text:p>15.77993</text:p>
          </table:table-cell>
          <table:table-cell office:value-type="float" office:value="0" calcext:value-type="float">
            <text:p>0</text:p>
          </table:table-cell>
          <table:table-cell office:value-type="float" office:value="0.1592418" calcext:value-type="float">
            <text:p>0.1592418</text:p>
          </table:table-cell>
          <table:table-cell office:value-type="float" office:value="0.3232964" calcext:value-type="float">
            <text:p>0.3232964</text:p>
          </table:table-cell>
          <table:table-cell office:value-type="float" office:value="0.3289926" calcext:value-type="float">
            <text:p>0.3289926</text:p>
          </table:table-cell>
          <table:table-cell office:value-type="float" office:value="0.3337588" calcext:value-type="float">
            <text:p>0.3337588</text:p>
          </table:table-cell>
          <table:table-cell office:value-type="float" office:value="0.3365638" calcext:value-type="float">
            <text:p>0.3365638</text:p>
          </table:table-cell>
          <table:table-cell office:value-type="float" office:value="0.2955394" calcext:value-type="float">
            <text:p>0.2955394</text:p>
          </table:table-cell>
          <table:table-cell office:value-type="float" office:value="0.293674" calcext:value-type="float">
            <text:p>0.293674</text:p>
          </table:table-cell>
          <table:table-cell office:value-type="float" office:value="0.3717485" calcext:value-type="float">
            <text:p>0.3717485</text:p>
          </table:table-cell>
          <table:table-cell office:value-type="float" office:value="0.3664328" calcext:value-type="float">
            <text:p>0.3664328</text:p>
          </table:table-cell>
          <table:table-cell office:value-type="float" office:value="0.3755277" calcext:value-type="float">
            <text:p>0.3755277</text:p>
          </table:table-cell>
          <table:table-cell office:value-type="float" office:value="0.3923105" calcext:value-type="float">
            <text:p>0.3923105</text:p>
          </table:table-cell>
          <table:table-cell office:value-type="float" office:value="0.4036844" calcext:value-type="float">
            <text:p>0.40368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4043E-015" calcext:value-type="float">
            <text:p>1.994043E-15</text:p>
          </table:table-cell>
          <table:table-cell office:value-type="float" office:value="1.998299E-015" calcext:value-type="float">
            <text:p>1.998299E-15</text:p>
          </table:table-cell>
          <table:table-cell office:value-type="float" office:value="1.946553E-015" calcext:value-type="float">
            <text:p>1.946553E-15</text:p>
          </table:table-cell>
          <table:table-cell office:value-type="float" office:value="1.926078E-015" calcext:value-type="float">
            <text:p>1.926078E-15</text:p>
          </table:table-cell>
          <table:table-cell office:value-type="float" office:value="9.885999E-016" calcext:value-type="float">
            <text:p>9.885999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36843" calcext:value-type="float">
            <text:p>-4.736843</text:p>
          </table:table-cell>
          <table:table-cell office:value-type="float" office:value="-0.02225175" calcext:value-type="float">
            <text:p>-0.02225175</text:p>
          </table:table-cell>
          <table:table-cell office:value-type="float" office:value="-0.01999283" calcext:value-type="float">
            <text:p>-0.01999283</text:p>
          </table:table-cell>
          <table:table-cell office:value-type="float" office:value="-0.01832721" calcext:value-type="float">
            <text:p>-0.01832721</text:p>
          </table:table-cell>
          <table:table-cell office:value-type="float" office:value="-0.01741307" calcext:value-type="float">
            <text:p>-0.01741307</text:p>
          </table:table-cell>
          <table:table-cell office:value-type="float" office:value="-0.01607168" calcext:value-type="float">
            <text:p>-0.01607168</text:p>
          </table:table-cell>
          <table:table-cell office:value-type="float" office:value="-0.01500103" calcext:value-type="float">
            <text:p>-0.01500103</text:p>
          </table:table-cell>
          <table:table-cell office:value-type="float" office:value="-0.01375563" calcext:value-type="float">
            <text:p>-0.01375563</text:p>
          </table:table-cell>
          <table:table-cell office:value-type="float" office:value="-0.01271079" calcext:value-type="float">
            <text:p>-0.01271079</text:p>
          </table:table-cell>
          <table:table-cell office:value-type="float" office:value="-0.01090827" calcext:value-type="float">
            <text:p>-0.01090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811238" calcext:value-type="float">
            <text:p>-7.811238</text:p>
          </table:table-cell>
          <table:table-cell office:value-type="float" office:value="0.02977682" calcext:value-type="float">
            <text:p>0.02977682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196288" calcext:value-type="float">
            <text:p>-2.1962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052004" calcext:value-type="float">
            <text:p>3052004</text:p>
          </table:table-cell>
          <table:table-cell office:value-type="float" office:value="136.126" calcext:value-type="float">
            <text:p>136.126</text:p>
          </table:table-cell>
          <table:table-cell office:value-type="float" office:value="115.3337" calcext:value-type="float">
            <text:p>115.3337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100.539" calcext:value-type="float">
            <text:p>1100.539</text:p>
          </table:table-cell>
          <table:table-cell office:value-type="float" office:value="15.83261" calcext:value-type="float">
            <text:p>15.83261</text:p>
          </table:table-cell>
          <table:table-cell office:value-type="float" office:value="0" calcext:value-type="float">
            <text:p>0</text:p>
          </table:table-cell>
          <table:table-cell office:value-type="float" office:value="0.1592474" calcext:value-type="float">
            <text:p>0.1592474</text:p>
          </table:table-cell>
          <table:table-cell office:value-type="float" office:value="0.321283" calcext:value-type="float">
            <text:p>0.321283</text:p>
          </table:table-cell>
          <table:table-cell office:value-type="float" office:value="0.3270434" calcext:value-type="float">
            <text:p>0.3270434</text:p>
          </table:table-cell>
          <table:table-cell office:value-type="float" office:value="0.3317636" calcext:value-type="float">
            <text:p>0.3317636</text:p>
          </table:table-cell>
          <table:table-cell office:value-type="float" office:value="0.3345706" calcext:value-type="float">
            <text:p>0.3345706</text:p>
          </table:table-cell>
          <table:table-cell office:value-type="float" office:value="0.2944365" calcext:value-type="float">
            <text:p>0.2944365</text:p>
          </table:table-cell>
          <table:table-cell office:value-type="float" office:value="0.2927713" calcext:value-type="float">
            <text:p>0.2927713</text:p>
          </table:table-cell>
          <table:table-cell office:value-type="float" office:value="0.3714001" calcext:value-type="float">
            <text:p>0.3714001</text:p>
          </table:table-cell>
          <table:table-cell office:value-type="float" office:value="0.3664594" calcext:value-type="float">
            <text:p>0.3664594</text:p>
          </table:table-cell>
          <table:table-cell office:value-type="float" office:value="0.3756353" calcext:value-type="float">
            <text:p>0.3756353</text:p>
          </table:table-cell>
          <table:table-cell office:value-type="float" office:value="0.3923315" calcext:value-type="float">
            <text:p>0.3923315</text:p>
          </table:table-cell>
          <table:table-cell office:value-type="float" office:value="0.4036764" calcext:value-type="float">
            <text:p>0.403676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4389E-015" calcext:value-type="float">
            <text:p>1.994389E-15</text:p>
          </table:table-cell>
          <table:table-cell office:value-type="float" office:value="1.998269E-015" calcext:value-type="float">
            <text:p>1.998269E-15</text:p>
          </table:table-cell>
          <table:table-cell office:value-type="float" office:value="1.946534E-015" calcext:value-type="float">
            <text:p>1.946534E-15</text:p>
          </table:table-cell>
          <table:table-cell office:value-type="float" office:value="1.926064E-015" calcext:value-type="float">
            <text:p>1.926064E-15</text:p>
          </table:table-cell>
          <table:table-cell office:value-type="float" office:value="9.885832E-016" calcext:value-type="float">
            <text:p>9.885832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43312" calcext:value-type="float">
            <text:p>-4.643312</text:p>
          </table:table-cell>
          <table:table-cell office:value-type="float" office:value="-0.02312525" calcext:value-type="float">
            <text:p>-0.02312525</text:p>
          </table:table-cell>
          <table:table-cell office:value-type="float" office:value="-0.02073398" calcext:value-type="float">
            <text:p>-0.02073398</text:p>
          </table:table-cell>
          <table:table-cell office:value-type="float" office:value="-0.01901254" calcext:value-type="float">
            <text:p>-0.01901254</text:p>
          </table:table-cell>
          <table:table-cell office:value-type="float" office:value="-0.01805627" calcext:value-type="float">
            <text:p>-0.01805627</text:p>
          </table:table-cell>
          <table:table-cell office:value-type="float" office:value="-0.01653033" calcext:value-type="float">
            <text:p>-0.01653033</text:p>
          </table:table-cell>
          <table:table-cell office:value-type="float" office:value="-0.01539351" calcext:value-type="float">
            <text:p>-0.01539351</text:p>
          </table:table-cell>
          <table:table-cell office:value-type="float" office:value="-0.01403749" calcext:value-type="float">
            <text:p>-0.01403749</text:p>
          </table:table-cell>
          <table:table-cell office:value-type="float" office:value="-0.01269516" calcext:value-type="float">
            <text:p>-0.01269516</text:p>
          </table:table-cell>
          <table:table-cell office:value-type="float" office:value="-0.01085484" calcext:value-type="float">
            <text:p>-0.01085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32259" calcext:value-type="float">
            <text:p>-13.32259</text:p>
          </table:table-cell>
          <table:table-cell office:value-type="float" office:value="0.02971763" calcext:value-type="float">
            <text:p>0.02971763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196236" calcext:value-type="float">
            <text:p>-2.19623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52004" calcext:value-type="float">
            <text:p>4052004</text:p>
          </table:table-cell>
          <table:table-cell office:value-type="float" office:value="136.526" calcext:value-type="float">
            <text:p>136.526</text:p>
          </table:table-cell>
          <table:table-cell office:value-type="float" office:value="116.2009" calcext:value-type="float">
            <text:p>116.2009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100.019" calcext:value-type="float">
            <text:p>1100.019</text:p>
          </table:table-cell>
          <table:table-cell office:value-type="float" office:value="15.88586" calcext:value-type="float">
            <text:p>15.88586</text:p>
          </table:table-cell>
          <table:table-cell office:value-type="float" office:value="0" calcext:value-type="float">
            <text:p>0</text:p>
          </table:table-cell>
          <table:table-cell office:value-type="float" office:value="0.163435" calcext:value-type="float">
            <text:p>0.163435</text:p>
          </table:table-cell>
          <table:table-cell office:value-type="float" office:value="0.3191307" calcext:value-type="float">
            <text:p>0.3191307</text:p>
          </table:table-cell>
          <table:table-cell office:value-type="float" office:value="0.3248557" calcext:value-type="float">
            <text:p>0.3248557</text:p>
          </table:table-cell>
          <table:table-cell office:value-type="float" office:value="0.3298352" calcext:value-type="float">
            <text:p>0.3298352</text:p>
          </table:table-cell>
          <table:table-cell office:value-type="float" office:value="0.3329096" calcext:value-type="float">
            <text:p>0.3329096</text:p>
          </table:table-cell>
          <table:table-cell office:value-type="float" office:value="0.2932689" calcext:value-type="float">
            <text:p>0.2932689</text:p>
          </table:table-cell>
          <table:table-cell office:value-type="float" office:value="0.2918918" calcext:value-type="float">
            <text:p>0.2918918</text:p>
          </table:table-cell>
          <table:table-cell office:value-type="float" office:value="0.3710737" calcext:value-type="float">
            <text:p>0.3710737</text:p>
          </table:table-cell>
          <table:table-cell office:value-type="float" office:value="0.3664372" calcext:value-type="float">
            <text:p>0.3664372</text:p>
          </table:table-cell>
          <table:table-cell office:value-type="float" office:value="0.3757282" calcext:value-type="float">
            <text:p>0.3757282</text:p>
          </table:table-cell>
          <table:table-cell office:value-type="float" office:value="0.392359" calcext:value-type="float">
            <text:p>0.392359</text:p>
          </table:table-cell>
          <table:table-cell office:value-type="float" office:value="0.4036739" calcext:value-type="float">
            <text:p>0.40367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4807E-015" calcext:value-type="float">
            <text:p>1.994807E-15</text:p>
          </table:table-cell>
          <table:table-cell office:value-type="float" office:value="1.998236E-015" calcext:value-type="float">
            <text:p>1.998236E-15</text:p>
          </table:table-cell>
          <table:table-cell office:value-type="float" office:value="1.946506E-015" calcext:value-type="float">
            <text:p>1.946506E-15</text:p>
          </table:table-cell>
          <table:table-cell office:value-type="float" office:value="1.926045E-015" calcext:value-type="float">
            <text:p>1.926045E-15</text:p>
          </table:table-cell>
          <table:table-cell office:value-type="float" office:value="9.885655E-016" calcext:value-type="float">
            <text:p>9.885655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52768" calcext:value-type="float">
            <text:p>-3.752768</text:p>
          </table:table-cell>
          <table:table-cell office:value-type="float" office:value="-0.02409212" calcext:value-type="float">
            <text:p>-0.02409212</text:p>
          </table:table-cell>
          <table:table-cell office:value-type="float" office:value="-0.02160354" calcext:value-type="float">
            <text:p>-0.02160354</text:p>
          </table:table-cell>
          <table:table-cell office:value-type="float" office:value="-0.01970357" calcext:value-type="float">
            <text:p>-0.01970357</text:p>
          </table:table-cell>
          <table:table-cell office:value-type="float" office:value="-0.01861587" calcext:value-type="float">
            <text:p>-0.01861587</text:p>
          </table:table-cell>
          <table:table-cell office:value-type="float" office:value="-0.01703214" calcext:value-type="float">
            <text:p>-0.01703214</text:p>
          </table:table-cell>
          <table:table-cell office:value-type="float" office:value="-0.01578634" calcext:value-type="float">
            <text:p>-0.01578634</text:p>
          </table:table-cell>
          <table:table-cell office:value-type="float" office:value="-0.01430684" calcext:value-type="float">
            <text:p>-0.01430684</text:p>
          </table:table-cell>
          <table:table-cell office:value-type="float" office:value="-0.01270767" calcext:value-type="float">
            <text:p>-0.01270767</text:p>
          </table:table-cell>
          <table:table-cell office:value-type="float" office:value="-0.01080894" calcext:value-type="float">
            <text:p>-0.01080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69192" calcext:value-type="float">
            <text:p>-13.69192</text:p>
          </table:table-cell>
          <table:table-cell office:value-type="float" office:value="0.02964381" calcext:value-type="float">
            <text:p>0.02964381</text:p>
          </table:table-cell>
          <table:table-cell office:value-type="float" office:value="-9999.03" calcext:value-type="float">
            <text:p>-9999.03</text:p>
          </table:table-cell>
          <table:table-cell office:value-type="float" office:value="-2.196194" calcext:value-type="float">
            <text:p>-2.19619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52004" calcext:value-type="float">
            <text:p>5052004</text:p>
          </table:table-cell>
          <table:table-cell office:value-type="float" office:value="136.526" calcext:value-type="float">
            <text:p>136.526</text:p>
          </table:table-cell>
          <table:table-cell office:value-type="float" office:value="116.9266" calcext:value-type="float">
            <text:p>116.9266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099.24" calcext:value-type="float">
            <text:p>1099.24</text:p>
          </table:table-cell>
          <table:table-cell office:value-type="float" office:value="15.93909" calcext:value-type="float">
            <text:p>15.93909</text:p>
          </table:table-cell>
          <table:table-cell office:value-type="float" office:value="0" calcext:value-type="float">
            <text:p>0</text:p>
          </table:table-cell>
          <table:table-cell office:value-type="float" office:value="0.1632027" calcext:value-type="float">
            <text:p>0.1632027</text:p>
          </table:table-cell>
          <table:table-cell office:value-type="float" office:value="0.3163367" calcext:value-type="float">
            <text:p>0.3163367</text:p>
          </table:table-cell>
          <table:table-cell office:value-type="float" office:value="0.3230042" calcext:value-type="float">
            <text:p>0.3230042</text:p>
          </table:table-cell>
          <table:table-cell office:value-type="float" office:value="0.3282709" calcext:value-type="float">
            <text:p>0.3282709</text:p>
          </table:table-cell>
          <table:table-cell office:value-type="float" office:value="0.3312943" calcext:value-type="float">
            <text:p>0.3312943</text:p>
          </table:table-cell>
          <table:table-cell office:value-type="float" office:value="0.2921476" calcext:value-type="float">
            <text:p>0.2921476</text:p>
          </table:table-cell>
          <table:table-cell office:value-type="float" office:value="0.291029" calcext:value-type="float">
            <text:p>0.291029</text:p>
          </table:table-cell>
          <table:table-cell office:value-type="float" office:value="0.3707539" calcext:value-type="float">
            <text:p>0.3707539</text:p>
          </table:table-cell>
          <table:table-cell office:value-type="float" office:value="0.3663757" calcext:value-type="float">
            <text:p>0.3663757</text:p>
          </table:table-cell>
          <table:table-cell office:value-type="float" office:value="0.3758056" calcext:value-type="float">
            <text:p>0.3758056</text:p>
          </table:table-cell>
          <table:table-cell office:value-type="float" office:value="0.39239" calcext:value-type="float">
            <text:p>0.39239</text:p>
          </table:table-cell>
          <table:table-cell office:value-type="float" office:value="0.4036752" calcext:value-type="float">
            <text:p>0.4036752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5293E-015" calcext:value-type="float">
            <text:p>1.995293E-15</text:p>
          </table:table-cell>
          <table:table-cell office:value-type="float" office:value="1.998194E-015" calcext:value-type="float">
            <text:p>1.998194E-15</text:p>
          </table:table-cell>
          <table:table-cell office:value-type="float" office:value="1.946477E-015" calcext:value-type="float">
            <text:p>1.946477E-15</text:p>
          </table:table-cell>
          <table:table-cell office:value-type="float" office:value="1.926023E-015" calcext:value-type="float">
            <text:p>1.926023E-15</text:p>
          </table:table-cell>
          <table:table-cell office:value-type="float" office:value="9.885439E-016" calcext:value-type="float">
            <text:p>9.885439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90461" calcext:value-type="float">
            <text:p>-3.790461</text:p>
          </table:table-cell>
          <table:table-cell office:value-type="float" office:value="-0.02542344" calcext:value-type="float">
            <text:p>-0.02542344</text:p>
          </table:table-cell>
          <table:table-cell office:value-type="float" office:value="-0.02237596" calcext:value-type="float">
            <text:p>-0.02237596</text:p>
          </table:table-cell>
          <table:table-cell office:value-type="float" office:value="-0.02028702" calcext:value-type="float">
            <text:p>-0.02028702</text:p>
          </table:table-cell>
          <table:table-cell office:value-type="float" office:value="-0.01917925" calcext:value-type="float">
            <text:p>-0.01917925</text:p>
          </table:table-cell>
          <table:table-cell office:value-type="float" office:value="-0.01753032" calcext:value-type="float">
            <text:p>-0.01753032</text:p>
          </table:table-cell>
          <table:table-cell office:value-type="float" office:value="-0.01618266" calcext:value-type="float">
            <text:p>-0.01618266</text:p>
          </table:table-cell>
          <table:table-cell office:value-type="float" office:value="-0.01457588" calcext:value-type="float">
            <text:p>-0.01457588</text:p>
          </table:table-cell>
          <table:table-cell office:value-type="float" office:value="-0.01274299" calcext:value-type="float">
            <text:p>-0.01274299</text:p>
          </table:table-cell>
          <table:table-cell office:value-type="float" office:value="-0.01077081" calcext:value-type="float">
            <text:p>-0.01077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24507" calcext:value-type="float">
            <text:p>-72.24507</text:p>
          </table:table-cell>
          <table:table-cell office:value-type="float" office:value="0.02958505" calcext:value-type="float">
            <text:p>0.02958505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196162" calcext:value-type="float">
            <text:p>-2.1961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052004" calcext:value-type="float">
            <text:p>6052004</text:p>
          </table:table-cell>
          <table:table-cell office:value-type="float" office:value="136.526" calcext:value-type="float">
            <text:p>136.526</text:p>
          </table:table-cell>
          <table:table-cell office:value-type="float" office:value="117.4441" calcext:value-type="float">
            <text:p>117.4441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098.669" calcext:value-type="float">
            <text:p>1098.669</text:p>
          </table:table-cell>
          <table:table-cell office:value-type="float" office:value="15.99244" calcext:value-type="float">
            <text:p>15.99244</text:p>
          </table:table-cell>
          <table:table-cell office:value-type="float" office:value="0" calcext:value-type="float">
            <text:p>0</text:p>
          </table:table-cell>
          <table:table-cell office:value-type="float" office:value="0.1443491" calcext:value-type="float">
            <text:p>0.1443491</text:p>
          </table:table-cell>
          <table:table-cell office:value-type="float" office:value="0.3163299" calcext:value-type="float">
            <text:p>0.3163299</text:p>
          </table:table-cell>
          <table:table-cell office:value-type="float" office:value="0.3218495" calcext:value-type="float">
            <text:p>0.3218495</text:p>
          </table:table-cell>
          <table:table-cell office:value-type="float" office:value="0.3267013" calcext:value-type="float">
            <text:p>0.3267013</text:p>
          </table:table-cell>
          <table:table-cell office:value-type="float" office:value="0.3297862" calcext:value-type="float">
            <text:p>0.3297862</text:p>
          </table:table-cell>
          <table:table-cell office:value-type="float" office:value="0.2910821" calcext:value-type="float">
            <text:p>0.2910821</text:p>
          </table:table-cell>
          <table:table-cell office:value-type="float" office:value="0.2902346" calcext:value-type="float">
            <text:p>0.2902346</text:p>
          </table:table-cell>
          <table:table-cell office:value-type="float" office:value="0.3704448" calcext:value-type="float">
            <text:p>0.3704448</text:p>
          </table:table-cell>
          <table:table-cell office:value-type="float" office:value="0.3662816" calcext:value-type="float">
            <text:p>0.3662816</text:p>
          </table:table-cell>
          <table:table-cell office:value-type="float" office:value="0.3758671" calcext:value-type="float">
            <text:p>0.3758671</text:p>
          </table:table-cell>
          <table:table-cell office:value-type="float" office:value="0.3924233" calcext:value-type="float">
            <text:p>0.3924233</text:p>
          </table:table-cell>
          <table:table-cell office:value-type="float" office:value="0.403679" calcext:value-type="float">
            <text:p>0.40367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586E-015" calcext:value-type="float">
            <text:p>1.99586E-15</text:p>
          </table:table-cell>
          <table:table-cell office:value-type="float" office:value="1.998145E-015" calcext:value-type="float">
            <text:p>1.998145E-15</text:p>
          </table:table-cell>
          <table:table-cell office:value-type="float" office:value="1.946443E-015" calcext:value-type="float">
            <text:p>1.946443E-15</text:p>
          </table:table-cell>
          <table:table-cell office:value-type="float" office:value="1.925995E-015" calcext:value-type="float">
            <text:p>1.925995E-15</text:p>
          </table:table-cell>
          <table:table-cell office:value-type="float" office:value="9.885201E-016" calcext:value-type="float">
            <text:p>9.885201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919606" calcext:value-type="float">
            <text:p>-9.919606</text:p>
          </table:table-cell>
          <table:table-cell office:value-type="float" office:value="-0.02543413" calcext:value-type="float">
            <text:p>-0.02543413</text:p>
          </table:table-cell>
          <table:table-cell office:value-type="float" office:value="-0.0228781" calcext:value-type="float">
            <text:p>-0.0228781</text:p>
          </table:table-cell>
          <table:table-cell office:value-type="float" office:value="-0.02089234" calcext:value-type="float">
            <text:p>-0.02089234</text:p>
          </table:table-cell>
          <table:table-cell office:value-type="float" office:value="-0.019723" calcext:value-type="float">
            <text:p>-0.019723</text:p>
          </table:table-cell>
          <table:table-cell office:value-type="float" office:value="-0.0180193" calcext:value-type="float">
            <text:p>-0.0180193</text:p>
          </table:table-cell>
          <table:table-cell office:value-type="float" office:value="-0.01655771" calcext:value-type="float">
            <text:p>-0.01655771</text:p>
          </table:table-cell>
          <table:table-cell office:value-type="float" office:value="-0.01484112" calcext:value-type="float">
            <text:p>-0.01484112</text:p>
          </table:table-cell>
          <table:table-cell office:value-type="float" office:value="-0.01279734" calcext:value-type="float">
            <text:p>-0.01279734</text:p>
          </table:table-cell>
          <table:table-cell office:value-type="float" office:value="-0.01074062" calcext:value-type="float">
            <text:p>-0.01074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64626" calcext:value-type="float">
            <text:p>-54.64626</text:p>
          </table:table-cell>
          <table:table-cell office:value-type="float" office:value="0.02956578" calcext:value-type="float">
            <text:p>0.02956578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196122" calcext:value-type="float">
            <text:p>-2.1961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52004" calcext:value-type="float">
            <text:p>7052004</text:p>
          </table:table-cell>
          <table:table-cell office:value-type="float" office:value="136.526" calcext:value-type="float">
            <text:p>136.526</text:p>
          </table:table-cell>
          <table:table-cell office:value-type="float" office:value="117.7165" calcext:value-type="float">
            <text:p>117.7165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098.344" calcext:value-type="float">
            <text:p>1098.344</text:p>
          </table:table-cell>
          <table:table-cell office:value-type="float" office:value="16.04613" calcext:value-type="float">
            <text:p>16.04613</text:p>
          </table:table-cell>
          <table:table-cell office:value-type="float" office:value="0" calcext:value-type="float">
            <text:p>0</text:p>
          </table:table-cell>
          <table:table-cell office:value-type="float" office:value="0.1387478" calcext:value-type="float">
            <text:p>0.1387478</text:p>
          </table:table-cell>
          <table:table-cell office:value-type="float" office:value="0.3161758" calcext:value-type="float">
            <text:p>0.3161758</text:p>
          </table:table-cell>
          <table:table-cell office:value-type="float" office:value="0.3211801" calcext:value-type="float">
            <text:p>0.3211801</text:p>
          </table:table-cell>
          <table:table-cell office:value-type="float" office:value="0.3255389" calcext:value-type="float">
            <text:p>0.3255389</text:p>
          </table:table-cell>
          <table:table-cell office:value-type="float" office:value="0.3283124" calcext:value-type="float">
            <text:p>0.3283124</text:p>
          </table:table-cell>
          <table:table-cell office:value-type="float" office:value="0.2901839" calcext:value-type="float">
            <text:p>0.2901839</text:p>
          </table:table-cell>
          <table:table-cell office:value-type="float" office:value="0.2895428" calcext:value-type="float">
            <text:p>0.2895428</text:p>
          </table:table-cell>
          <table:table-cell office:value-type="float" office:value="0.3701474" calcext:value-type="float">
            <text:p>0.3701474</text:p>
          </table:table-cell>
          <table:table-cell office:value-type="float" office:value="0.3661612" calcext:value-type="float">
            <text:p>0.3661612</text:p>
          </table:table-cell>
          <table:table-cell office:value-type="float" office:value="0.375913" calcext:value-type="float">
            <text:p>0.375913</text:p>
          </table:table-cell>
          <table:table-cell office:value-type="float" office:value="0.3924551" calcext:value-type="float">
            <text:p>0.3924551</text:p>
          </table:table-cell>
          <table:table-cell office:value-type="float" office:value="0.403686" calcext:value-type="float">
            <text:p>0.403686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6402E-015" calcext:value-type="float">
            <text:p>1.996402E-15</text:p>
          </table:table-cell>
          <table:table-cell office:value-type="float" office:value="1.998102E-015" calcext:value-type="float">
            <text:p>1.998102E-15</text:p>
          </table:table-cell>
          <table:table-cell office:value-type="float" office:value="1.946407E-015" calcext:value-type="float">
            <text:p>1.946407E-15</text:p>
          </table:table-cell>
          <table:table-cell office:value-type="float" office:value="1.925969E-015" calcext:value-type="float">
            <text:p>1.925969E-15</text:p>
          </table:table-cell>
          <table:table-cell office:value-type="float" office:value="9.884974E-016" calcext:value-type="float">
            <text:p>9.884974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63089" calcext:value-type="float">
            <text:p>-13.63089</text:p>
          </table:table-cell>
          <table:table-cell office:value-type="float" office:value="-0.0255151" calcext:value-type="float">
            <text:p>-0.0255151</text:p>
          </table:table-cell>
          <table:table-cell office:value-type="float" office:value="-0.02317239" calcext:value-type="float">
            <text:p>-0.02317239</text:p>
          </table:table-cell>
          <table:table-cell office:value-type="float" office:value="-0.02135386" calcext:value-type="float">
            <text:p>-0.02135386</text:p>
          </table:table-cell>
          <table:table-cell office:value-type="float" office:value="-0.02027198" calcext:value-type="float">
            <text:p>-0.02027198</text:p>
          </table:table-cell>
          <table:table-cell office:value-type="float" office:value="-0.01844407" calcext:value-type="float">
            <text:p>-0.01844407</text:p>
          </table:table-cell>
          <table:table-cell office:value-type="float" office:value="-0.01689278" calcext:value-type="float">
            <text:p>-0.01689278</text:p>
          </table:table-cell>
          <table:table-cell office:value-type="float" office:value="-0.0151011" calcext:value-type="float">
            <text:p>-0.0151011</text:p>
          </table:table-cell>
          <table:table-cell office:value-type="float" office:value="-0.01286734" calcext:value-type="float">
            <text:p>-0.01286734</text:p>
          </table:table-cell>
          <table:table-cell office:value-type="float" office:value="-0.01071815" calcext:value-type="float">
            <text:p>-0.01071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91066" calcext:value-type="float">
            <text:p>-24.91066</text:p>
          </table:table-cell>
          <table:table-cell office:value-type="float" office:value="0.02955733" calcext:value-type="float">
            <text:p>0.02955733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196066" calcext:value-type="float">
            <text:p>-2.19606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052004" calcext:value-type="float">
            <text:p>8052004</text:p>
          </table:table-cell>
          <table:table-cell office:value-type="float" office:value="136.826" calcext:value-type="float">
            <text:p>136.826</text:p>
          </table:table-cell>
          <table:table-cell office:value-type="float" office:value="118.0989" calcext:value-type="float">
            <text:p>118.0989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098.207" calcext:value-type="float">
            <text:p>1098.207</text:p>
          </table:table-cell>
          <table:table-cell office:value-type="float" office:value="16.10037" calcext:value-type="float">
            <text:p>16.10037</text:p>
          </table:table-cell>
          <table:table-cell office:value-type="float" office:value="0" calcext:value-type="float">
            <text:p>0</text:p>
          </table:table-cell>
          <table:table-cell office:value-type="float" office:value="0.1408264" calcext:value-type="float">
            <text:p>0.1408264</text:p>
          </table:table-cell>
          <table:table-cell office:value-type="float" office:value="0.3158907" calcext:value-type="float">
            <text:p>0.3158907</text:p>
          </table:table-cell>
          <table:table-cell office:value-type="float" office:value="0.3204177" calcext:value-type="float">
            <text:p>0.3204177</text:p>
          </table:table-cell>
          <table:table-cell office:value-type="float" office:value="0.3245351" calcext:value-type="float">
            <text:p>0.3245351</text:p>
          </table:table-cell>
          <table:table-cell office:value-type="float" office:value="0.3272811" calcext:value-type="float">
            <text:p>0.3272811</text:p>
          </table:table-cell>
          <table:table-cell office:value-type="float" office:value="0.2893655" calcext:value-type="float">
            <text:p>0.2893655</text:p>
          </table:table-cell>
          <table:table-cell office:value-type="float" office:value="0.288904" calcext:value-type="float">
            <text:p>0.288904</text:p>
          </table:table-cell>
          <table:table-cell office:value-type="float" office:value="0.3698718" calcext:value-type="float">
            <text:p>0.3698718</text:p>
          </table:table-cell>
          <table:table-cell office:value-type="float" office:value="0.3660209" calcext:value-type="float">
            <text:p>0.3660209</text:p>
          </table:table-cell>
          <table:table-cell office:value-type="float" office:value="0.3759437" calcext:value-type="float">
            <text:p>0.3759437</text:p>
          </table:table-cell>
          <table:table-cell office:value-type="float" office:value="0.3924851" calcext:value-type="float">
            <text:p>0.3924851</text:p>
          </table:table-cell>
          <table:table-cell office:value-type="float" office:value="0.4036934" calcext:value-type="float">
            <text:p>0.4036934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7007E-015" calcext:value-type="float">
            <text:p>1.997007E-15</text:p>
          </table:table-cell>
          <table:table-cell office:value-type="float" office:value="1.998053E-015" calcext:value-type="float">
            <text:p>1.998053E-15</text:p>
          </table:table-cell>
          <table:table-cell office:value-type="float" office:value="1.946368E-015" calcext:value-type="float">
            <text:p>1.946368E-15</text:p>
          </table:table-cell>
          <table:table-cell office:value-type="float" office:value="1.92594E-015" calcext:value-type="float">
            <text:p>1.92594E-15</text:p>
          </table:table-cell>
          <table:table-cell office:value-type="float" office:value="9.88474E-016" calcext:value-type="float">
            <text:p>9.88474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60218" calcext:value-type="float">
            <text:p>-12.60218</text:p>
          </table:table-cell>
          <table:table-cell office:value-type="float" office:value="-0.02565662" calcext:value-type="float">
            <text:p>-0.02565662</text:p>
          </table:table-cell>
          <table:table-cell office:value-type="float" office:value="-0.02351135" calcext:value-type="float">
            <text:p>-0.02351135</text:p>
          </table:table-cell>
          <table:table-cell office:value-type="float" office:value="-0.02176235" calcext:value-type="float">
            <text:p>-0.02176235</text:p>
          </table:table-cell>
          <table:table-cell office:value-type="float" office:value="-0.02067085" calcext:value-type="float">
            <text:p>-0.02067085</text:p>
          </table:table-cell>
          <table:table-cell office:value-type="float" office:value="-0.01884061" calcext:value-type="float">
            <text:p>-0.01884061</text:p>
          </table:table-cell>
          <table:table-cell office:value-type="float" office:value="-0.01720817" calcext:value-type="float">
            <text:p>-0.01720817</text:p>
          </table:table-cell>
          <table:table-cell office:value-type="float" office:value="-0.01534632" calcext:value-type="float">
            <text:p>-0.01534632</text:p>
          </table:table-cell>
          <table:table-cell office:value-type="float" office:value="-0.01294953" calcext:value-type="float">
            <text:p>-0.01294953</text:p>
          </table:table-cell>
          <table:table-cell office:value-type="float" office:value="-0.01070315" calcext:value-type="float">
            <text:p>-0.01070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472818" calcext:value-type="float">
            <text:p>-9.472818</text:p>
          </table:table-cell>
          <table:table-cell office:value-type="float" office:value="0.02954501" calcext:value-type="float">
            <text:p>0.02954501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19601" calcext:value-type="float">
            <text:p>-2.196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52004" calcext:value-type="float">
            <text:p>9052004</text:p>
          </table:table-cell>
          <table:table-cell office:value-type="float" office:value="138.977" calcext:value-type="float">
            <text:p>138.977</text:p>
          </table:table-cell>
          <table:table-cell office:value-type="float" office:value="119.0863" calcext:value-type="float">
            <text:p>119.0863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099.315" calcext:value-type="float">
            <text:p>1099.315</text:p>
          </table:table-cell>
          <table:table-cell office:value-type="float" office:value="16.15639" calcext:value-type="float">
            <text:p>16.15639</text:p>
          </table:table-cell>
          <table:table-cell office:value-type="float" office:value="0" calcext:value-type="float">
            <text:p>0</text:p>
          </table:table-cell>
          <table:table-cell office:value-type="float" office:value="0.1725902" calcext:value-type="float">
            <text:p>0.1725902</text:p>
          </table:table-cell>
          <table:table-cell office:value-type="float" office:value="0.3127891" calcext:value-type="float">
            <text:p>0.3127891</text:p>
          </table:table-cell>
          <table:table-cell office:value-type="float" office:value="0.3185408" calcext:value-type="float">
            <text:p>0.3185408</text:p>
          </table:table-cell>
          <table:table-cell office:value-type="float" office:value="0.3233888" calcext:value-type="float">
            <text:p>0.3233888</text:p>
          </table:table-cell>
          <table:table-cell office:value-type="float" office:value="0.3264193" calcext:value-type="float">
            <text:p>0.3264193</text:p>
          </table:table-cell>
          <table:table-cell office:value-type="float" office:value="0.2886746" calcext:value-type="float">
            <text:p>0.2886746</text:p>
          </table:table-cell>
          <table:table-cell office:value-type="float" office:value="0.288297" calcext:value-type="float">
            <text:p>0.288297</text:p>
          </table:table-cell>
          <table:table-cell office:value-type="float" office:value="0.3696079" calcext:value-type="float">
            <text:p>0.3696079</text:p>
          </table:table-cell>
          <table:table-cell office:value-type="float" office:value="0.3658654" calcext:value-type="float">
            <text:p>0.3658654</text:p>
          </table:table-cell>
          <table:table-cell office:value-type="float" office:value="0.3759598" calcext:value-type="float">
            <text:p>0.3759598</text:p>
          </table:table-cell>
          <table:table-cell office:value-type="float" office:value="0.3925119" calcext:value-type="float">
            <text:p>0.3925119</text:p>
          </table:table-cell>
          <table:table-cell office:value-type="float" office:value="0.4037027" calcext:value-type="float">
            <text:p>0.403702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3856E-015" calcext:value-type="float">
            <text:p>1.993856E-15</text:p>
          </table:table-cell>
          <table:table-cell office:value-type="float" office:value="1.998003E-015" calcext:value-type="float">
            <text:p>1.998003E-15</text:p>
          </table:table-cell>
          <table:table-cell office:value-type="float" office:value="1.94633E-015" calcext:value-type="float">
            <text:p>1.94633E-15</text:p>
          </table:table-cell>
          <table:table-cell office:value-type="float" office:value="1.925905E-015" calcext:value-type="float">
            <text:p>1.925905E-15</text:p>
          </table:table-cell>
          <table:table-cell office:value-type="float" office:value="9.884534E-016" calcext:value-type="float">
            <text:p>9.884534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48569" calcext:value-type="float">
            <text:p>-3.048569</text:p>
          </table:table-cell>
          <table:table-cell office:value-type="float" office:value="-0.02724014" calcext:value-type="float">
            <text:p>-0.02724014</text:p>
          </table:table-cell>
          <table:table-cell office:value-type="float" office:value="-0.02436917" calcext:value-type="float">
            <text:p>-0.02436917</text:p>
          </table:table-cell>
          <table:table-cell office:value-type="float" office:value="-0.02223626" calcext:value-type="float">
            <text:p>-0.02223626</text:p>
          </table:table-cell>
          <table:table-cell office:value-type="float" office:value="-0.02100269" calcext:value-type="float">
            <text:p>-0.02100269</text:p>
          </table:table-cell>
          <table:table-cell office:value-type="float" office:value="-0.01918283" calcext:value-type="float">
            <text:p>-0.01918283</text:p>
          </table:table-cell>
          <table:table-cell office:value-type="float" office:value="-0.01751433" calcext:value-type="float">
            <text:p>-0.01751433</text:p>
          </table:table-cell>
          <table:table-cell office:value-type="float" office:value="-0.015585" calcext:value-type="float">
            <text:p>-0.015585</text:p>
          </table:table-cell>
          <table:table-cell office:value-type="float" office:value="-0.01304128" calcext:value-type="float">
            <text:p>-0.01304128</text:p>
          </table:table-cell>
          <table:table-cell office:value-type="float" office:value="-0.01069524" calcext:value-type="float">
            <text:p>-0.01069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62323" calcext:value-type="float">
            <text:p>-0.3362323</text:p>
          </table:table-cell>
          <table:table-cell office:value-type="float" office:value="0.02951957" calcext:value-type="float">
            <text:p>0.02951957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195951" calcext:value-type="float">
            <text:p>-2.19595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52004" calcext:value-type="float">
            <text:p>10052004</text:p>
          </table:table-cell>
          <table:table-cell office:value-type="float" office:value="151.804" calcext:value-type="float">
            <text:p>151.804</text:p>
          </table:table-cell>
          <table:table-cell office:value-type="float" office:value="123.5322" calcext:value-type="float">
            <text:p>123.5322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107.222" calcext:value-type="float">
            <text:p>1107.222</text:p>
          </table:table-cell>
          <table:table-cell office:value-type="float" office:value="16.63053" calcext:value-type="float">
            <text:p>16.63053</text:p>
          </table:table-cell>
          <table:table-cell office:value-type="float" office:value="0" calcext:value-type="float">
            <text:p>0</text:p>
          </table:table-cell>
          <table:table-cell office:value-type="float" office:value="0.3352022" calcext:value-type="float">
            <text:p>0.3352022</text:p>
          </table:table-cell>
          <table:table-cell office:value-type="float" office:value="0.3391065" calcext:value-type="float">
            <text:p>0.3391065</text:p>
          </table:table-cell>
          <table:table-cell office:value-type="float" office:value="0.3461612" calcext:value-type="float">
            <text:p>0.3461612</text:p>
          </table:table-cell>
          <table:table-cell office:value-type="float" office:value="0.3481346" calcext:value-type="float">
            <text:p>0.3481346</text:p>
          </table:table-cell>
          <table:table-cell office:value-type="float" office:value="0.3468837" calcext:value-type="float">
            <text:p>0.3468837</text:p>
          </table:table-cell>
          <table:table-cell office:value-type="float" office:value="0.2933764" calcext:value-type="float">
            <text:p>0.2933764</text:p>
          </table:table-cell>
          <table:table-cell office:value-type="float" office:value="0.2909402" calcext:value-type="float">
            <text:p>0.2909402</text:p>
          </table:table-cell>
          <table:table-cell office:value-type="float" office:value="0.370064" calcext:value-type="float">
            <text:p>0.370064</text:p>
          </table:table-cell>
          <table:table-cell office:value-type="float" office:value="0.3657732" calcext:value-type="float">
            <text:p>0.3657732</text:p>
          </table:table-cell>
          <table:table-cell office:value-type="float" office:value="0.3759645" calcext:value-type="float">
            <text:p>0.3759645</text:p>
          </table:table-cell>
          <table:table-cell office:value-type="float" office:value="0.3925328" calcext:value-type="float">
            <text:p>0.3925328</text:p>
          </table:table-cell>
          <table:table-cell office:value-type="float" office:value="0.4036694" calcext:value-type="float">
            <text:p>0.403669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4428E-015" calcext:value-type="float">
            <text:p>1.994428E-15</text:p>
          </table:table-cell>
          <table:table-cell office:value-type="float" office:value="1.997959E-015" calcext:value-type="float">
            <text:p>1.997959E-15</text:p>
          </table:table-cell>
          <table:table-cell office:value-type="float" office:value="1.946296E-015" calcext:value-type="float">
            <text:p>1.946296E-15</text:p>
          </table:table-cell>
          <table:table-cell office:value-type="float" office:value="1.925869E-015" calcext:value-type="float">
            <text:p>1.925869E-15</text:p>
          </table:table-cell>
          <table:table-cell office:value-type="float" office:value="9.884361E-016" calcext:value-type="float">
            <text:p>9.884361E-16</text:p>
          </table:table-cell>
          <table:table-cell office:value-type="float" office:value="9.668979E-016" calcext:value-type="float">
            <text:p>9.668979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90086" calcext:value-type="float">
            <text:p>-0.01790086</text:p>
          </table:table-cell>
          <table:table-cell office:value-type="float" office:value="-0.01660909" calcext:value-type="float">
            <text:p>-0.01660909</text:p>
          </table:table-cell>
          <table:table-cell office:value-type="float" office:value="-0.01459523" calcext:value-type="float">
            <text:p>-0.01459523</text:p>
          </table:table-cell>
          <table:table-cell office:value-type="float" office:value="-0.0141387" calcext:value-type="float">
            <text:p>-0.0141387</text:p>
          </table:table-cell>
          <table:table-cell office:value-type="float" office:value="-0.01446683" calcext:value-type="float">
            <text:p>-0.01446683</text:p>
          </table:table-cell>
          <table:table-cell office:value-type="float" office:value="-0.01701777" calcext:value-type="float">
            <text:p>-0.01701777</text:p>
          </table:table-cell>
          <table:table-cell office:value-type="float" office:value="-0.01622494" calcext:value-type="float">
            <text:p>-0.01622494</text:p>
          </table:table-cell>
          <table:table-cell office:value-type="float" office:value="-0.01517792" calcext:value-type="float">
            <text:p>-0.01517792</text:p>
          </table:table-cell>
          <table:table-cell office:value-type="float" office:value="-0.01309671" calcext:value-type="float">
            <text:p>-0.01309671</text:p>
          </table:table-cell>
          <table:table-cell office:value-type="float" office:value="-0.01069286" calcext:value-type="float">
            <text:p>-0.01069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33344" calcext:value-type="float">
            <text:p>-0.01833344</text:p>
          </table:table-cell>
          <table:table-cell office:value-type="float" office:value="0.02935283" calcext:value-type="float">
            <text:p>0.02935283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201514" calcext:value-type="float">
            <text:p>-2.20151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052004" calcext:value-type="float">
            <text:p>11052004</text:p>
          </table:table-cell>
          <table:table-cell office:value-type="float" office:value="151.804" calcext:value-type="float">
            <text:p>151.804</text:p>
          </table:table-cell>
          <table:table-cell office:value-type="float" office:value="128.235" calcext:value-type="float">
            <text:p>128.235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102.494" calcext:value-type="float">
            <text:p>1102.494</text:p>
          </table:table-cell>
          <table:table-cell office:value-type="float" office:value="16.6564" calcext:value-type="float">
            <text:p>16.6564</text:p>
          </table:table-cell>
          <table:table-cell office:value-type="float" office:value="0" calcext:value-type="float">
            <text:p>0</text:p>
          </table:table-cell>
          <table:table-cell office:value-type="float" office:value="0.2509646" calcext:value-type="float">
            <text:p>0.2509646</text:p>
          </table:table-cell>
          <table:table-cell office:value-type="float" office:value="0.3131292" calcext:value-type="float">
            <text:p>0.3131292</text:p>
          </table:table-cell>
          <table:table-cell office:value-type="float" office:value="0.331011" calcext:value-type="float">
            <text:p>0.331011</text:p>
          </table:table-cell>
          <table:table-cell office:value-type="float" office:value="0.3387246" calcext:value-type="float">
            <text:p>0.3387246</text:p>
          </table:table-cell>
          <table:table-cell office:value-type="float" office:value="0.340875" calcext:value-type="float">
            <text:p>0.340875</text:p>
          </table:table-cell>
          <table:table-cell office:value-type="float" office:value="0.2958743" calcext:value-type="float">
            <text:p>0.2958743</text:p>
          </table:table-cell>
          <table:table-cell office:value-type="float" office:value="0.291564" calcext:value-type="float">
            <text:p>0.291564</text:p>
          </table:table-cell>
          <table:table-cell office:value-type="float" office:value="0.3701199" calcext:value-type="float">
            <text:p>0.3701199</text:p>
          </table:table-cell>
          <table:table-cell office:value-type="float" office:value="0.3657266" calcext:value-type="float">
            <text:p>0.3657266</text:p>
          </table:table-cell>
          <table:table-cell office:value-type="float" office:value="0.3759644" calcext:value-type="float">
            <text:p>0.3759644</text:p>
          </table:table-cell>
          <table:table-cell office:value-type="float" office:value="0.3925462" calcext:value-type="float">
            <text:p>0.3925462</text:p>
          </table:table-cell>
          <table:table-cell office:value-type="float" office:value="0.4036517" calcext:value-type="float">
            <text:p>0.403651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5009E-015" calcext:value-type="float">
            <text:p>1.995009E-15</text:p>
          </table:table-cell>
          <table:table-cell office:value-type="float" office:value="1.997914E-015" calcext:value-type="float">
            <text:p>1.997914E-15</text:p>
          </table:table-cell>
          <table:table-cell office:value-type="float" office:value="1.946263E-015" calcext:value-type="float">
            <text:p>1.946263E-15</text:p>
          </table:table-cell>
          <table:table-cell office:value-type="float" office:value="1.925837E-015" calcext:value-type="float">
            <text:p>1.925837E-15</text:p>
          </table:table-cell>
          <table:table-cell office:value-type="float" office:value="9.884122E-016" calcext:value-type="float">
            <text:p>9.884122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31763" calcext:value-type="float">
            <text:p>-0.1431763</text:p>
          </table:table-cell>
          <table:table-cell office:value-type="float" office:value="-0.02703146" calcext:value-type="float">
            <text:p>-0.02703146</text:p>
          </table:table-cell>
          <table:table-cell office:value-type="float" office:value="-0.01920707" calcext:value-type="float">
            <text:p>-0.01920707</text:p>
          </table:table-cell>
          <table:table-cell office:value-type="float" office:value="-0.01671357" calcext:value-type="float">
            <text:p>-0.01671357</text:p>
          </table:table-cell>
          <table:table-cell office:value-type="float" office:value="-0.01608904" calcext:value-type="float">
            <text:p>-0.01608904</text:p>
          </table:table-cell>
          <table:table-cell office:value-type="float" office:value="-0.01593949" calcext:value-type="float">
            <text:p>-0.01593949</text:p>
          </table:table-cell>
          <table:table-cell office:value-type="float" office:value="-0.01594339" calcext:value-type="float">
            <text:p>-0.01594339</text:p>
          </table:table-cell>
          <table:table-cell office:value-type="float" office:value="-0.01512921" calcext:value-type="float">
            <text:p>-0.01512921</text:p>
          </table:table-cell>
          <table:table-cell office:value-type="float" office:value="-0.01312464" calcext:value-type="float">
            <text:p>-0.01312464</text:p>
          </table:table-cell>
          <table:table-cell office:value-type="float" office:value="-0.01069286" calcext:value-type="float">
            <text:p>-0.01069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391055" calcext:value-type="float">
            <text:p>-0.2391055</text:p>
          </table:table-cell>
          <table:table-cell office:value-type="float" office:value="0.02900026" calcext:value-type="float">
            <text:p>0.02900026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200613" calcext:value-type="float">
            <text:p>-2.2006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052004" calcext:value-type="float">
            <text:p>12052004</text:p>
          </table:table-cell>
          <table:table-cell office:value-type="float" office:value="152.604" calcext:value-type="float">
            <text:p>152.604</text:p>
          </table:table-cell>
          <table:table-cell office:value-type="float" office:value="130.123" calcext:value-type="float">
            <text:p>130.123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101.377" calcext:value-type="float">
            <text:p>1101.377</text:p>
          </table:table-cell>
          <table:table-cell office:value-type="float" office:value="16.68535" calcext:value-type="float">
            <text:p>16.68535</text:p>
          </table:table-cell>
          <table:table-cell office:value-type="float" office:value="0" calcext:value-type="float">
            <text:p>0</text:p>
          </table:table-cell>
          <table:table-cell office:value-type="float" office:value="0.2751281" calcext:value-type="float">
            <text:p>0.2751281</text:p>
          </table:table-cell>
          <table:table-cell office:value-type="float" office:value="0.2958809" calcext:value-type="float">
            <text:p>0.2958809</text:p>
          </table:table-cell>
          <table:table-cell office:value-type="float" office:value="0.3201975" calcext:value-type="float">
            <text:p>0.3201975</text:p>
          </table:table-cell>
          <table:table-cell office:value-type="float" office:value="0.3303" calcext:value-type="float">
            <text:p>0.3303</text:p>
          </table:table-cell>
          <table:table-cell office:value-type="float" office:value="0.3342761" calcext:value-type="float">
            <text:p>0.3342761</text:p>
          </table:table-cell>
          <table:table-cell office:value-type="float" office:value="0.2944266" calcext:value-type="float">
            <text:p>0.2944266</text:p>
          </table:table-cell>
          <table:table-cell office:value-type="float" office:value="0.2915511" calcext:value-type="float">
            <text:p>0.2915511</text:p>
          </table:table-cell>
          <table:table-cell office:value-type="float" office:value="0.3702281" calcext:value-type="float">
            <text:p>0.3702281</text:p>
          </table:table-cell>
          <table:table-cell office:value-type="float" office:value="0.3657062" calcext:value-type="float">
            <text:p>0.3657062</text:p>
          </table:table-cell>
          <table:table-cell office:value-type="float" office:value="0.375959" calcext:value-type="float">
            <text:p>0.375959</text:p>
          </table:table-cell>
          <table:table-cell office:value-type="float" office:value="0.3925498" calcext:value-type="float">
            <text:p>0.3925498</text:p>
          </table:table-cell>
          <table:table-cell office:value-type="float" office:value="0.4036529" calcext:value-type="float">
            <text:p>0.4036529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5526E-015" calcext:value-type="float">
            <text:p>1.995526E-15</text:p>
          </table:table-cell>
          <table:table-cell office:value-type="float" office:value="1.997878E-015" calcext:value-type="float">
            <text:p>1.997878E-15</text:p>
          </table:table-cell>
          <table:table-cell office:value-type="float" office:value="1.946231E-015" calcext:value-type="float">
            <text:p>1.946231E-15</text:p>
          </table:table-cell>
          <table:table-cell office:value-type="float" office:value="1.925809E-015" calcext:value-type="float">
            <text:p>1.925809E-15</text:p>
          </table:table-cell>
          <table:table-cell office:value-type="float" office:value="9.883906E-016" calcext:value-type="float">
            <text:p>9.883906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045426" calcext:value-type="float">
            <text:p>-0.07045426</text:p>
          </table:table-cell>
          <table:table-cell office:value-type="float" office:value="-0.03979819" calcext:value-type="float">
            <text:p>-0.03979819</text:p>
          </table:table-cell>
          <table:table-cell office:value-type="float" office:value="-0.0235629" calcext:value-type="float">
            <text:p>-0.0235629</text:p>
          </table:table-cell>
          <table:table-cell office:value-type="float" office:value="-0.01951439" calcext:value-type="float">
            <text:p>-0.01951439</text:p>
          </table:table-cell>
          <table:table-cell office:value-type="float" office:value="-0.01814576" calcext:value-type="float">
            <text:p>-0.01814576</text:p>
          </table:table-cell>
          <table:table-cell office:value-type="float" office:value="-0.01653061" calcext:value-type="float">
            <text:p>-0.01653061</text:p>
          </table:table-cell>
          <table:table-cell office:value-type="float" office:value="-0.01594306" calcext:value-type="float">
            <text:p>-0.01594306</text:p>
          </table:table-cell>
          <table:table-cell office:value-type="float" office:value="-0.01503328" calcext:value-type="float">
            <text:p>-0.01503328</text:p>
          </table:table-cell>
          <table:table-cell office:value-type="float" office:value="-0.01313693" calcext:value-type="float">
            <text:p>-0.01313693</text:p>
          </table:table-cell>
          <table:table-cell office:value-type="float" office:value="-0.0106955" calcext:value-type="float">
            <text:p>-0.0106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415114" calcext:value-type="float">
            <text:p>-0.08415114</text:p>
          </table:table-cell>
          <table:table-cell office:value-type="float" office:value="0.02873296" calcext:value-type="float">
            <text:p>0.02873296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19984" calcext:value-type="float">
            <text:p>-2.1998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052004" calcext:value-type="float">
            <text:p>13052004</text:p>
          </table:table-cell>
          <table:table-cell office:value-type="float" office:value="155.4041" calcext:value-type="float">
            <text:p>155.4041</text:p>
          </table:table-cell>
          <table:table-cell office:value-type="float" office:value="130.7561" calcext:value-type="float">
            <text:p>130.7561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103.509" calcext:value-type="float">
            <text:p>1103.509</text:p>
          </table:table-cell>
          <table:table-cell office:value-type="float" office:value="16.7197" calcext:value-type="float">
            <text:p>16.7197</text:p>
          </table:table-cell>
          <table:table-cell office:value-type="float" office:value="0" calcext:value-type="float">
            <text:p>0</text:p>
          </table:table-cell>
          <table:table-cell office:value-type="float" office:value="0.3620926" calcext:value-type="float">
            <text:p>0.3620926</text:p>
          </table:table-cell>
          <table:table-cell office:value-type="float" office:value="0.3126279" calcext:value-type="float">
            <text:p>0.3126279</text:p>
          </table:table-cell>
          <table:table-cell office:value-type="float" office:value="0.3170268" calcext:value-type="float">
            <text:p>0.3170268</text:p>
          </table:table-cell>
          <table:table-cell office:value-type="float" office:value="0.3254685" calcext:value-type="float">
            <text:p>0.3254685</text:p>
          </table:table-cell>
          <table:table-cell office:value-type="float" office:value="0.3298054" calcext:value-type="float">
            <text:p>0.3298054</text:p>
          </table:table-cell>
          <table:table-cell office:value-type="float" office:value="0.2921639" calcext:value-type="float">
            <text:p>0.2921639</text:p>
          </table:table-cell>
          <table:table-cell office:value-type="float" office:value="0.2907024" calcext:value-type="float">
            <text:p>0.2907024</text:p>
          </table:table-cell>
          <table:table-cell office:value-type="float" office:value="0.3701853" calcext:value-type="float">
            <text:p>0.3701853</text:p>
          </table:table-cell>
          <table:table-cell office:value-type="float" office:value="0.3656958" calcext:value-type="float">
            <text:p>0.3656958</text:p>
          </table:table-cell>
          <table:table-cell office:value-type="float" office:value="0.3759519" calcext:value-type="float">
            <text:p>0.3759519</text:p>
          </table:table-cell>
          <table:table-cell office:value-type="float" office:value="0.3925498" calcext:value-type="float">
            <text:p>0.3925498</text:p>
          </table:table-cell>
          <table:table-cell office:value-type="float" office:value="0.4036628" calcext:value-type="float">
            <text:p>0.4036628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5895E-015" calcext:value-type="float">
            <text:p>1.995895E-15</text:p>
          </table:table-cell>
          <table:table-cell office:value-type="float" office:value="1.997851E-015" calcext:value-type="float">
            <text:p>1.997851E-15</text:p>
          </table:table-cell>
          <table:table-cell office:value-type="float" office:value="1.946214E-015" calcext:value-type="float">
            <text:p>1.946214E-15</text:p>
          </table:table-cell>
          <table:table-cell office:value-type="float" office:value="1.925783E-015" calcext:value-type="float">
            <text:p>1.925783E-15</text:p>
          </table:table-cell>
          <table:table-cell office:value-type="float" office:value="9.883702E-016" calcext:value-type="float">
            <text:p>9.883702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90844" calcext:value-type="float">
            <text:p>-0.01290844</text:p>
          </table:table-cell>
          <table:table-cell office:value-type="float" office:value="-0.02793438" calcext:value-type="float">
            <text:p>-0.02793438</text:p>
          </table:table-cell>
          <table:table-cell office:value-type="float" office:value="-0.02512804" calcext:value-type="float">
            <text:p>-0.02512804</text:p>
          </table:table-cell>
          <table:table-cell office:value-type="float" office:value="-0.02137513" calcext:value-type="float">
            <text:p>-0.02137513</text:p>
          </table:table-cell>
          <table:table-cell office:value-type="float" office:value="-0.01970907" calcext:value-type="float">
            <text:p>-0.01970907</text:p>
          </table:table-cell>
          <table:table-cell office:value-type="float" office:value="-0.01751802" calcext:value-type="float">
            <text:p>-0.01751802</text:p>
          </table:table-cell>
          <table:table-cell office:value-type="float" office:value="-0.0163349" calcext:value-type="float">
            <text:p>-0.0163349</text:p>
          </table:table-cell>
          <table:table-cell office:value-type="float" office:value="-0.01506927" calcext:value-type="float">
            <text:p>-0.01506927</text:p>
          </table:table-cell>
          <table:table-cell office:value-type="float" office:value="-0.01314315" calcext:value-type="float">
            <text:p>-0.01314315</text:p>
          </table:table-cell>
          <table:table-cell office:value-type="float" office:value="-0.01069894" calcext:value-type="float">
            <text:p>-0.01069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28914" calcext:value-type="float">
            <text:p>-0.01128914</text:p>
          </table:table-cell>
          <table:table-cell office:value-type="float" office:value="0.02861214" calcext:value-type="float">
            <text:p>0.02861214</text:p>
          </table:table-cell>
          <table:table-cell office:value-type="float" office:value="-9999.029" calcext:value-type="float">
            <text:p>-9999.029</text:p>
          </table:table-cell>
          <table:table-cell office:value-type="float" office:value="-2.199183" calcext:value-type="float">
            <text:p>-2.19918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52004" calcext:value-type="float">
            <text:p>14052004</text:p>
          </table:table-cell>
          <table:table-cell office:value-type="float" office:value="155.5041" calcext:value-type="float">
            <text:p>155.5041</text:p>
          </table:table-cell>
          <table:table-cell office:value-type="float" office:value="135.1668" calcext:value-type="float">
            <text:p>135.1668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099.163" calcext:value-type="float">
            <text:p>1099.163</text:p>
          </table:table-cell>
          <table:table-cell office:value-type="float" office:value="16.75566" calcext:value-type="float">
            <text:p>16.75566</text:p>
          </table:table-cell>
          <table:table-cell office:value-type="float" office:value="0" calcext:value-type="float">
            <text:p>0</text:p>
          </table:table-cell>
          <table:table-cell office:value-type="float" office:value="0.2183538" calcext:value-type="float">
            <text:p>0.2183538</text:p>
          </table:table-cell>
          <table:table-cell office:value-type="float" office:value="0.3074579" calcext:value-type="float">
            <text:p>0.3074579</text:p>
          </table:table-cell>
          <table:table-cell office:value-type="float" office:value="0.3188102" calcext:value-type="float">
            <text:p>0.3188102</text:p>
          </table:table-cell>
          <table:table-cell office:value-type="float" office:value="0.3250699" calcext:value-type="float">
            <text:p>0.3250699</text:p>
          </table:table-cell>
          <table:table-cell office:value-type="float" office:value="0.3283782" calcext:value-type="float">
            <text:p>0.3283782</text:p>
          </table:table-cell>
          <table:table-cell office:value-type="float" office:value="0.2904868" calcext:value-type="float">
            <text:p>0.2904868</text:p>
          </table:table-cell>
          <table:table-cell office:value-type="float" office:value="0.2896659" calcext:value-type="float">
            <text:p>0.2896659</text:p>
          </table:table-cell>
          <table:table-cell office:value-type="float" office:value="0.3699912" calcext:value-type="float">
            <text:p>0.3699912</text:p>
          </table:table-cell>
          <table:table-cell office:value-type="float" office:value="0.3656658" calcext:value-type="float">
            <text:p>0.3656658</text:p>
          </table:table-cell>
          <table:table-cell office:value-type="float" office:value="0.3759426" calcext:value-type="float">
            <text:p>0.3759426</text:p>
          </table:table-cell>
          <table:table-cell office:value-type="float" office:value="0.3925498" calcext:value-type="float">
            <text:p>0.3925498</text:p>
          </table:table-cell>
          <table:table-cell office:value-type="float" office:value="0.4036763" calcext:value-type="float">
            <text:p>0.403676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6259E-015" calcext:value-type="float">
            <text:p>1.996259E-15</text:p>
          </table:table-cell>
          <table:table-cell office:value-type="float" office:value="1.99782E-015" calcext:value-type="float">
            <text:p>1.99782E-15</text:p>
          </table:table-cell>
          <table:table-cell office:value-type="float" office:value="1.946201E-015" calcext:value-type="float">
            <text:p>1.946201E-15</text:p>
          </table:table-cell>
          <table:table-cell office:value-type="float" office:value="1.925761E-015" calcext:value-type="float">
            <text:p>1.925761E-15</text:p>
          </table:table-cell>
          <table:table-cell office:value-type="float" office:value="9.883521E-016" calcext:value-type="float">
            <text:p>9.883521E-16</text:p>
          </table:table-cell>
          <table:table-cell office:value-type="float" office:value="9.668979E-016" calcext:value-type="float">
            <text:p>9.668979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173065" calcext:value-type="float">
            <text:p>-0.4173065</text:p>
          </table:table-cell>
          <table:table-cell office:value-type="float" office:value="-0.03027374" calcext:value-type="float">
            <text:p>-0.03027374</text:p>
          </table:table-cell>
          <table:table-cell office:value-type="float" office:value="-0.02422479" calcext:value-type="float">
            <text:p>-0.02422479</text:p>
          </table:table-cell>
          <table:table-cell office:value-type="float" office:value="-0.02153441" calcext:value-type="float">
            <text:p>-0.02153441</text:p>
          </table:table-cell>
          <table:table-cell office:value-type="float" office:value="-0.02024175" calcext:value-type="float">
            <text:p>-0.02024175</text:p>
          </table:table-cell>
          <table:table-cell office:value-type="float" office:value="-0.01829879" calcext:value-type="float">
            <text:p>-0.01829879</text:p>
          </table:table-cell>
          <table:table-cell office:value-type="float" office:value="-0.01683184" calcext:value-type="float">
            <text:p>-0.01683184</text:p>
          </table:table-cell>
          <table:table-cell office:value-type="float" office:value="-0.0152401" calcext:value-type="float">
            <text:p>-0.0152401</text:p>
          </table:table-cell>
          <table:table-cell office:value-type="float" office:value="-0.01316088" calcext:value-type="float">
            <text:p>-0.01316088</text:p>
          </table:table-cell>
          <table:table-cell office:value-type="float" office:value="-0.01070347" calcext:value-type="float">
            <text:p>-0.01070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026431" calcext:value-type="float">
            <text:p>-0.7026431</text:p>
          </table:table-cell>
          <table:table-cell office:value-type="float" office:value="0.0282948" calcext:value-type="float">
            <text:p>0.0282948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198628" calcext:value-type="float">
            <text:p>-2.19862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052004" calcext:value-type="float">
            <text:p>15052004</text:p>
          </table:table-cell>
          <table:table-cell office:value-type="float" office:value="156.5041" calcext:value-type="float">
            <text:p>156.5041</text:p>
          </table:table-cell>
          <table:table-cell office:value-type="float" office:value="137.6082" calcext:value-type="float">
            <text:p>137.6082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097.682" calcext:value-type="float">
            <text:p>1097.682</text:p>
          </table:table-cell>
          <table:table-cell office:value-type="float" office:value="16.79567" calcext:value-type="float">
            <text:p>16.79567</text:p>
          </table:table-cell>
          <table:table-cell office:value-type="float" office:value="0" calcext:value-type="float">
            <text:p>0</text:p>
          </table:table-cell>
          <table:table-cell office:value-type="float" office:value="0.1887194" calcext:value-type="float">
            <text:p>0.1887194</text:p>
          </table:table-cell>
          <table:table-cell office:value-type="float" office:value="0.3031874" calcext:value-type="float">
            <text:p>0.3031874</text:p>
          </table:table-cell>
          <table:table-cell office:value-type="float" office:value="0.3145319" calcext:value-type="float">
            <text:p>0.3145319</text:p>
          </table:table-cell>
          <table:table-cell office:value-type="float" office:value="0.3222401" calcext:value-type="float">
            <text:p>0.3222401</text:p>
          </table:table-cell>
          <table:table-cell office:value-type="float" office:value="0.3261946" calcext:value-type="float">
            <text:p>0.3261946</text:p>
          </table:table-cell>
          <table:table-cell office:value-type="float" office:value="0.2893111" calcext:value-type="float">
            <text:p>0.2893111</text:p>
          </table:table-cell>
          <table:table-cell office:value-type="float" office:value="0.2888637" calcext:value-type="float">
            <text:p>0.2888637</text:p>
          </table:table-cell>
          <table:table-cell office:value-type="float" office:value="0.3697403" calcext:value-type="float">
            <text:p>0.3697403</text:p>
          </table:table-cell>
          <table:table-cell office:value-type="float" office:value="0.3656029" calcext:value-type="float">
            <text:p>0.3656029</text:p>
          </table:table-cell>
          <table:table-cell office:value-type="float" office:value="0.3759314" calcext:value-type="float">
            <text:p>0.3759314</text:p>
          </table:table-cell>
          <table:table-cell office:value-type="float" office:value="0.3925498" calcext:value-type="float">
            <text:p>0.3925498</text:p>
          </table:table-cell>
          <table:table-cell office:value-type="float" office:value="0.4036903" calcext:value-type="float">
            <text:p>0.403690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6621E-015" calcext:value-type="float">
            <text:p>1.996621E-15</text:p>
          </table:table-cell>
          <table:table-cell office:value-type="float" office:value="1.997791E-015" calcext:value-type="float">
            <text:p>1.997791E-15</text:p>
          </table:table-cell>
          <table:table-cell office:value-type="float" office:value="1.946181E-015" calcext:value-type="float">
            <text:p>1.946181E-15</text:p>
          </table:table-cell>
          <table:table-cell office:value-type="float" office:value="1.925741E-015" calcext:value-type="float">
            <text:p>1.925741E-15</text:p>
          </table:table-cell>
          <table:table-cell office:value-type="float" office:value="9.883363E-016" calcext:value-type="float">
            <text:p>9.883363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77184" calcext:value-type="float">
            <text:p>-1.277184</text:p>
          </table:table-cell>
          <table:table-cell office:value-type="float" office:value="-0.03301645" calcext:value-type="float">
            <text:p>-0.03301645</text:p>
          </table:table-cell>
          <table:table-cell office:value-type="float" office:value="-0.02633453" calcext:value-type="float">
            <text:p>-0.02633453</text:p>
          </table:table-cell>
          <table:table-cell office:value-type="float" office:value="-0.02271998" calcext:value-type="float">
            <text:p>-0.02271998</text:p>
          </table:table-cell>
          <table:table-cell office:value-type="float" office:value="-0.02108645" calcext:value-type="float">
            <text:p>-0.02108645</text:p>
          </table:table-cell>
          <table:table-cell office:value-type="float" office:value="-0.01886479" calcext:value-type="float">
            <text:p>-0.01886479</text:p>
          </table:table-cell>
          <table:table-cell office:value-type="float" office:value="-0.01722743" calcext:value-type="float">
            <text:p>-0.01722743</text:p>
          </table:table-cell>
          <table:table-cell office:value-type="float" office:value="-0.01546486" calcext:value-type="float">
            <text:p>-0.01546486</text:p>
          </table:table-cell>
          <table:table-cell office:value-type="float" office:value="-0.01319835" calcext:value-type="float">
            <text:p>-0.01319835</text:p>
          </table:table-cell>
          <table:table-cell office:value-type="float" office:value="-0.01070892" calcext:value-type="float">
            <text:p>-0.01070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22805" calcext:value-type="float">
            <text:p>-2.322805</text:p>
          </table:table-cell>
          <table:table-cell office:value-type="float" office:value="0.02813094" calcext:value-type="float">
            <text:p>0.02813094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198146" calcext:value-type="float">
            <text:p>-2.19814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052004" calcext:value-type="float">
            <text:p>16052004</text:p>
          </table:table-cell>
          <table:table-cell office:value-type="float" office:value="158.8041" calcext:value-type="float">
            <text:p>158.8041</text:p>
          </table:table-cell>
          <table:table-cell office:value-type="float" office:value="138.7535" calcext:value-type="float">
            <text:p>138.7535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098.792" calcext:value-type="float">
            <text:p>1098.792</text:p>
          </table:table-cell>
          <table:table-cell office:value-type="float" office:value="16.83971" calcext:value-type="float">
            <text:p>16.83971</text:p>
          </table:table-cell>
          <table:table-cell office:value-type="float" office:value="0" calcext:value-type="float">
            <text:p>0</text:p>
          </table:table-cell>
          <table:table-cell office:value-type="float" office:value="0.2192394" calcext:value-type="float">
            <text:p>0.2192394</text:p>
          </table:table-cell>
          <table:table-cell office:value-type="float" office:value="0.302052" calcext:value-type="float">
            <text:p>0.302052</text:p>
          </table:table-cell>
          <table:table-cell office:value-type="float" office:value="0.3123777" calcext:value-type="float">
            <text:p>0.3123777</text:p>
          </table:table-cell>
          <table:table-cell office:value-type="float" office:value="0.3195906" calcext:value-type="float">
            <text:p>0.3195906</text:p>
          </table:table-cell>
          <table:table-cell office:value-type="float" office:value="0.3238274" calcext:value-type="float">
            <text:p>0.3238274</text:p>
          </table:table-cell>
          <table:table-cell office:value-type="float" office:value="0.2879929" calcext:value-type="float">
            <text:p>0.2879929</text:p>
          </table:table-cell>
          <table:table-cell office:value-type="float" office:value="0.288017" calcext:value-type="float">
            <text:p>0.288017</text:p>
          </table:table-cell>
          <table:table-cell office:value-type="float" office:value="0.3694659" calcext:value-type="float">
            <text:p>0.3694659</text:p>
          </table:table-cell>
          <table:table-cell office:value-type="float" office:value="0.3655077" calcext:value-type="float">
            <text:p>0.3655077</text:p>
          </table:table-cell>
          <table:table-cell office:value-type="float" office:value="0.3759154" calcext:value-type="float">
            <text:p>0.3759154</text:p>
          </table:table-cell>
          <table:table-cell office:value-type="float" office:value="0.3925498" calcext:value-type="float">
            <text:p>0.3925498</text:p>
          </table:table-cell>
          <table:table-cell office:value-type="float" office:value="0.4037011" calcext:value-type="float">
            <text:p>0.4037011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703E-015" calcext:value-type="float">
            <text:p>1.99703E-15</text:p>
          </table:table-cell>
          <table:table-cell office:value-type="float" office:value="1.997759E-015" calcext:value-type="float">
            <text:p>1.997759E-15</text:p>
          </table:table-cell>
          <table:table-cell office:value-type="float" office:value="1.946158E-015" calcext:value-type="float">
            <text:p>1.946158E-15</text:p>
          </table:table-cell>
          <table:table-cell office:value-type="float" office:value="1.925718E-015" calcext:value-type="float">
            <text:p>1.925718E-15</text:p>
          </table:table-cell>
          <table:table-cell office:value-type="float" office:value="9.883198E-016" calcext:value-type="float">
            <text:p>9.883198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23796" calcext:value-type="float">
            <text:p>-0.423796</text:p>
          </table:table-cell>
          <table:table-cell office:value-type="float" office:value="-0.0339166" calcext:value-type="float">
            <text:p>-0.0339166</text:p>
          </table:table-cell>
          <table:table-cell office:value-type="float" office:value="-0.02746962" calcext:value-type="float">
            <text:p>-0.02746962</text:p>
          </table:table-cell>
          <table:table-cell office:value-type="float" office:value="-0.0238999" calcext:value-type="float">
            <text:p>-0.0238999</text:p>
          </table:table-cell>
          <table:table-cell office:value-type="float" office:value="-0.02204909" calcext:value-type="float">
            <text:p>-0.02204909</text:p>
          </table:table-cell>
          <table:table-cell office:value-type="float" office:value="-0.01952409" calcext:value-type="float">
            <text:p>-0.01952409</text:p>
          </table:table-cell>
          <table:table-cell office:value-type="float" office:value="-0.01765577" calcext:value-type="float">
            <text:p>-0.01765577</text:p>
          </table:table-cell>
          <table:table-cell office:value-type="float" office:value="-0.01571471" calcext:value-type="float">
            <text:p>-0.01571471</text:p>
          </table:table-cell>
          <table:table-cell office:value-type="float" office:value="-0.01325545" calcext:value-type="float">
            <text:p>-0.01325545</text:p>
          </table:table-cell>
          <table:table-cell office:value-type="float" office:value="-0.01071665" calcext:value-type="float">
            <text:p>-0.01071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472844" calcext:value-type="float">
            <text:p>-0.07472844</text:p>
          </table:table-cell>
          <table:table-cell office:value-type="float" office:value="0.02797" calcext:value-type="float">
            <text:p>0.02797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197729" calcext:value-type="float">
            <text:p>-2.19772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052004" calcext:value-type="float">
            <text:p>17052004</text:p>
          </table:table-cell>
          <table:table-cell office:value-type="float" office:value="160.8041" calcext:value-type="float">
            <text:p>160.8041</text:p>
          </table:table-cell>
          <table:table-cell office:value-type="float" office:value="140.8822" calcext:value-type="float">
            <text:p>140.8822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098.618" calcext:value-type="float">
            <text:p>1098.618</text:p>
          </table:table-cell>
          <table:table-cell office:value-type="float" office:value="16.88593" calcext:value-type="float">
            <text:p>16.88593</text:p>
          </table:table-cell>
          <table:table-cell office:value-type="float" office:value="0" calcext:value-type="float">
            <text:p>0</text:p>
          </table:table-cell>
          <table:table-cell office:value-type="float" office:value="0.2884842" calcext:value-type="float">
            <text:p>0.2884842</text:p>
          </table:table-cell>
          <table:table-cell office:value-type="float" office:value="0.2923256" calcext:value-type="float">
            <text:p>0.2923256</text:p>
          </table:table-cell>
          <table:table-cell office:value-type="float" office:value="0.3068322" calcext:value-type="float">
            <text:p>0.3068322</text:p>
          </table:table-cell>
          <table:table-cell office:value-type="float" office:value="0.3169236" calcext:value-type="float">
            <text:p>0.3169236</text:p>
          </table:table-cell>
          <table:table-cell office:value-type="float" office:value="0.322007" calcext:value-type="float">
            <text:p>0.322007</text:p>
          </table:table-cell>
          <table:table-cell office:value-type="float" office:value="0.2867386" calcext:value-type="float">
            <text:p>0.2867386</text:p>
          </table:table-cell>
          <table:table-cell office:value-type="float" office:value="0.2871386" calcext:value-type="float">
            <text:p>0.2871386</text:p>
          </table:table-cell>
          <table:table-cell office:value-type="float" office:value="0.3691657" calcext:value-type="float">
            <text:p>0.3691657</text:p>
          </table:table-cell>
          <table:table-cell office:value-type="float" office:value="0.3653813" calcext:value-type="float">
            <text:p>0.3653813</text:p>
          </table:table-cell>
          <table:table-cell office:value-type="float" office:value="0.3758941" calcext:value-type="float">
            <text:p>0.3758941</text:p>
          </table:table-cell>
          <table:table-cell office:value-type="float" office:value="0.3925499" calcext:value-type="float">
            <text:p>0.3925499</text:p>
          </table:table-cell>
          <table:table-cell office:value-type="float" office:value="0.4037114" calcext:value-type="float">
            <text:p>0.4037114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1.997463E-015" calcext:value-type="float">
            <text:p>1.997463E-15</text:p>
          </table:table-cell>
          <table:table-cell office:value-type="float" office:value="1.997729E-015" calcext:value-type="float">
            <text:p>1.997729E-15</text:p>
          </table:table-cell>
          <table:table-cell office:value-type="float" office:value="1.946134E-015" calcext:value-type="float">
            <text:p>1.946134E-15</text:p>
          </table:table-cell>
          <table:table-cell office:value-type="float" office:value="1.925692E-015" calcext:value-type="float">
            <text:p>1.925692E-15</text:p>
          </table:table-cell>
          <table:table-cell office:value-type="float" office:value="9.882995E-016" calcext:value-type="float">
            <text:p>9.882995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7E-030" calcext:value-type="float">
            <text:p>4.922577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856486" calcext:value-type="float">
            <text:p>-0.04856486</text:p>
          </table:table-cell>
          <table:table-cell office:value-type="float" office:value="-0.04383988" calcext:value-type="float">
            <text:p>-0.04383988</text:p>
          </table:table-cell>
          <table:table-cell office:value-type="float" office:value="-0.03065697" calcext:value-type="float">
            <text:p>-0.03065697</text:p>
          </table:table-cell>
          <table:table-cell office:value-type="float" office:value="-0.02515284" calcext:value-type="float">
            <text:p>-0.02515284</text:p>
          </table:table-cell>
          <table:table-cell office:value-type="float" office:value="-0.02282224" calcext:value-type="float">
            <text:p>-0.02282224</text:p>
          </table:table-cell>
          <table:table-cell office:value-type="float" office:value="-0.0201762" calcext:value-type="float">
            <text:p>-0.0201762</text:p>
          </table:table-cell>
          <table:table-cell office:value-type="float" office:value="-0.01811334" calcext:value-type="float">
            <text:p>-0.01811334</text:p>
          </table:table-cell>
          <table:table-cell office:value-type="float" office:value="-0.01599305" calcext:value-type="float">
            <text:p>-0.01599305</text:p>
          </table:table-cell>
          <table:table-cell office:value-type="float" office:value="-0.01333175" calcext:value-type="float">
            <text:p>-0.01333175</text:p>
          </table:table-cell>
          <table:table-cell office:value-type="float" office:value="-0.01072704" calcext:value-type="float">
            <text:p>-0.01072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929772" calcext:value-type="float">
            <text:p>-0.04929772</text:p>
          </table:table-cell>
          <table:table-cell office:value-type="float" office:value="0.02763066" calcext:value-type="float">
            <text:p>0.02763066</text:p>
          </table:table-cell>
          <table:table-cell office:value-type="float" office:value="-9999.028" calcext:value-type="float">
            <text:p>-9999.028</text:p>
          </table:table-cell>
          <table:table-cell office:value-type="float" office:value="-2.197367" calcext:value-type="float">
            <text:p>-2.19736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8052004" calcext:value-type="float">
            <text:p>18052004</text:p>
          </table:table-cell>
          <table:table-cell office:value-type="float" office:value="163.6041" calcext:value-type="float">
            <text:p>163.6041</text:p>
          </table:table-cell>
          <table:table-cell office:value-type="float" office:value="145.0763" calcext:value-type="float">
            <text:p>145.0763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097.175" calcext:value-type="float">
            <text:p>1097.175</text:p>
          </table:table-cell>
          <table:table-cell office:value-type="float" office:value="16.93504" calcext:value-type="float">
            <text:p>16.93504</text:p>
          </table:table-cell>
          <table:table-cell office:value-type="float" office:value="0" calcext:value-type="float">
            <text:p>0</text:p>
          </table:table-cell>
          <table:table-cell office:value-type="float" office:value="0.245317" calcext:value-type="float">
            <text:p>0.245317</text:p>
          </table:table-cell>
          <table:table-cell office:value-type="float" office:value="0.2968436" calcext:value-type="float">
            <text:p>0.2968436</text:p>
          </table:table-cell>
          <table:table-cell office:value-type="float" office:value="0.3102688" calcext:value-type="float">
            <text:p>0.3102688</text:p>
          </table:table-cell>
          <table:table-cell office:value-type="float" office:value="0.3165396" calcext:value-type="float">
            <text:p>0.3165396</text:p>
          </table:table-cell>
          <table:table-cell office:value-type="float" office:value="0.3203217" calcext:value-type="float">
            <text:p>0.3203217</text:p>
          </table:table-cell>
          <table:table-cell office:value-type="float" office:value="0.2855525" calcext:value-type="float">
            <text:p>0.2855525</text:p>
          </table:table-cell>
          <table:table-cell office:value-type="float" office:value="0.2863683" calcext:value-type="float">
            <text:p>0.2863683</text:p>
          </table:table-cell>
          <table:table-cell office:value-type="float" office:value="0.3688582" calcext:value-type="float">
            <text:p>0.3688582</text:p>
          </table:table-cell>
          <table:table-cell office:value-type="float" office:value="0.3652253" calcext:value-type="float">
            <text:p>0.3652253</text:p>
          </table:table-cell>
          <table:table-cell office:value-type="float" office:value="0.3758656" calcext:value-type="float">
            <text:p>0.3758656</text:p>
          </table:table-cell>
          <table:table-cell office:value-type="float" office:value="0.3925498" calcext:value-type="float">
            <text:p>0.3925498</text:p>
          </table:table-cell>
          <table:table-cell office:value-type="float" office:value="0.4037191" calcext:value-type="float">
            <text:p>0.403719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7905E-015" calcext:value-type="float">
            <text:p>1.997905E-15</text:p>
          </table:table-cell>
          <table:table-cell office:value-type="float" office:value="1.997692E-015" calcext:value-type="float">
            <text:p>1.997692E-15</text:p>
          </table:table-cell>
          <table:table-cell office:value-type="float" office:value="1.946114E-015" calcext:value-type="float">
            <text:p>1.946114E-15</text:p>
          </table:table-cell>
          <table:table-cell office:value-type="float" office:value="1.925665E-015" calcext:value-type="float">
            <text:p>1.925665E-15</text:p>
          </table:table-cell>
          <table:table-cell office:value-type="float" office:value="9.88281E-016" calcext:value-type="float">
            <text:p>9.88281E-16</text:p>
          </table:table-cell>
          <table:table-cell office:value-type="float" office:value="9.668981E-016" calcext:value-type="float">
            <text:p>9.668981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08526" calcext:value-type="float">
            <text:p>-0.1708526</text:p>
          </table:table-cell>
          <table:table-cell office:value-type="float" office:value="-0.03867099" calcext:value-type="float">
            <text:p>-0.03867099</text:p>
          </table:table-cell>
          <table:table-cell office:value-type="float" office:value="-0.02860864" calcext:value-type="float">
            <text:p>-0.02860864</text:p>
          </table:table-cell>
          <table:table-cell office:value-type="float" office:value="-0.02535335" calcext:value-type="float">
            <text:p>-0.02535335</text:p>
          </table:table-cell>
          <table:table-cell office:value-type="float" office:value="-0.02357533" calcext:value-type="float">
            <text:p>-0.02357533</text:p>
          </table:table-cell>
          <table:table-cell office:value-type="float" office:value="-0.02081692" calcext:value-type="float">
            <text:p>-0.02081692</text:p>
          </table:table-cell>
          <table:table-cell office:value-type="float" office:value="-0.01852696" calcext:value-type="float">
            <text:p>-0.01852696</text:p>
          </table:table-cell>
          <table:table-cell office:value-type="float" office:value="-0.01628395" calcext:value-type="float">
            <text:p>-0.01628395</text:p>
          </table:table-cell>
          <table:table-cell office:value-type="float" office:value="-0.01342659" calcext:value-type="float">
            <text:p>-0.01342659</text:p>
          </table:table-cell>
          <table:table-cell office:value-type="float" office:value="-0.01074097" calcext:value-type="float">
            <text:p>-0.01074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17619" calcext:value-type="float">
            <text:p>-0.2617619</text:p>
          </table:table-cell>
          <table:table-cell office:value-type="float" office:value="0.02713129" calcext:value-type="float">
            <text:p>0.02713129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197063" calcext:value-type="float">
            <text:p>-2.1970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52004" calcext:value-type="float">
            <text:p>19052004</text:p>
          </table:table-cell>
          <table:table-cell office:value-type="float" office:value="163.6041" calcext:value-type="float">
            <text:p>163.6041</text:p>
          </table:table-cell>
          <table:table-cell office:value-type="float" office:value="146.7749" calcext:value-type="float">
            <text:p>146.7749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095.428" calcext:value-type="float">
            <text:p>1095.428</text:p>
          </table:table-cell>
          <table:table-cell office:value-type="float" office:value="16.98341" calcext:value-type="float">
            <text:p>16.98341</text:p>
          </table:table-cell>
          <table:table-cell office:value-type="float" office:value="0" calcext:value-type="float">
            <text:p>0</text:p>
          </table:table-cell>
          <table:table-cell office:value-type="float" office:value="0.2266678" calcext:value-type="float">
            <text:p>0.2266678</text:p>
          </table:table-cell>
          <table:table-cell office:value-type="float" office:value="0.2841924" calcext:value-type="float">
            <text:p>0.2841924</text:p>
          </table:table-cell>
          <table:table-cell office:value-type="float" office:value="0.3034117" calcext:value-type="float">
            <text:p>0.3034117</text:p>
          </table:table-cell>
          <table:table-cell office:value-type="float" office:value="0.3140648" calcext:value-type="float">
            <text:p>0.3140648</text:p>
          </table:table-cell>
          <table:table-cell office:value-type="float" office:value="0.3185665" calcext:value-type="float">
            <text:p>0.3185665</text:p>
          </table:table-cell>
          <table:table-cell office:value-type="float" office:value="0.2845813" calcext:value-type="float">
            <text:p>0.2845813</text:p>
          </table:table-cell>
          <table:table-cell office:value-type="float" office:value="0.2857233" calcext:value-type="float">
            <text:p>0.2857233</text:p>
          </table:table-cell>
          <table:table-cell office:value-type="float" office:value="0.3685879" calcext:value-type="float">
            <text:p>0.3685879</text:p>
          </table:table-cell>
          <table:table-cell office:value-type="float" office:value="0.3650488" calcext:value-type="float">
            <text:p>0.3650488</text:p>
          </table:table-cell>
          <table:table-cell office:value-type="float" office:value="0.37583" calcext:value-type="float">
            <text:p>0.37583</text:p>
          </table:table-cell>
          <table:table-cell office:value-type="float" office:value="0.3925498" calcext:value-type="float">
            <text:p>0.3925498</text:p>
          </table:table-cell>
          <table:table-cell office:value-type="float" office:value="0.4037223" calcext:value-type="float">
            <text:p>0.4037223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98353E-015" calcext:value-type="float">
            <text:p>1.998353E-15</text:p>
          </table:table-cell>
          <table:table-cell office:value-type="float" office:value="1.997661E-015" calcext:value-type="float">
            <text:p>1.997661E-15</text:p>
          </table:table-cell>
          <table:table-cell office:value-type="float" office:value="1.946088E-015" calcext:value-type="float">
            <text:p>1.946088E-15</text:p>
          </table:table-cell>
          <table:table-cell office:value-type="float" office:value="1.925639E-015" calcext:value-type="float">
            <text:p>1.925639E-15</text:p>
          </table:table-cell>
          <table:table-cell office:value-type="float" office:value="9.882594E-016" calcext:value-type="float">
            <text:p>9.882594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132988" calcext:value-type="float">
            <text:p>-0.3132988</text:p>
          </table:table-cell>
          <table:table-cell office:value-type="float" office:value="-0.0543049" calcext:value-type="float">
            <text:p>-0.0543049</text:p>
          </table:table-cell>
          <table:table-cell office:value-type="float" office:value="-0.03281994" calcext:value-type="float">
            <text:p>-0.03281994</text:p>
          </table:table-cell>
          <table:table-cell office:value-type="float" office:value="-0.02658592" calcext:value-type="float">
            <text:p>-0.02658592</text:p>
          </table:table-cell>
          <table:table-cell office:value-type="float" office:value="-0.02437688" calcext:value-type="float">
            <text:p>-0.02437688</text:p>
          </table:table-cell>
          <table:table-cell office:value-type="float" office:value="-0.02135762" calcext:value-type="float">
            <text:p>-0.02135762</text:p>
          </table:table-cell>
          <table:table-cell office:value-type="float" office:value="-0.01887973" calcext:value-type="float">
            <text:p>-0.01887973</text:p>
          </table:table-cell>
          <table:table-cell office:value-type="float" office:value="-0.01654404" calcext:value-type="float">
            <text:p>-0.01654404</text:p>
          </table:table-cell>
          <table:table-cell office:value-type="float" office:value="-0.01353488" calcext:value-type="float">
            <text:p>-0.01353488</text:p>
          </table:table-cell>
          <table:table-cell office:value-type="float" office:value="-0.01075837" calcext:value-type="float">
            <text:p>-0.01075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07079" calcext:value-type="float">
            <text:p>-0.4807079</text:p>
          </table:table-cell>
          <table:table-cell office:value-type="float" office:value="0.02675506" calcext:value-type="float">
            <text:p>0.02675506</text:p>
          </table:table-cell>
          <table:table-cell office:value-type="float" office:value="-9999.027" calcext:value-type="float">
            <text:p>-9999.027</text:p>
          </table:table-cell>
          <table:table-cell office:value-type="float" office:value="-2.196799" calcext:value-type="float">
            <text:p>-2.19679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052004" calcext:value-type="float">
            <text:p>20052004</text:p>
          </table:table-cell>
          <table:table-cell office:value-type="float" office:value="164.5041" calcext:value-type="float">
            <text:p>164.5041</text:p>
          </table:table-cell>
          <table:table-cell office:value-type="float" office:value="149.6" calcext:value-type="float">
            <text:p>149.6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093.452" calcext:value-type="float">
            <text:p>1093.452</text:p>
          </table:table-cell>
          <table:table-cell office:value-type="float" office:value="17.03421" calcext:value-type="float">
            <text:p>17.03421</text:p>
          </table:table-cell>
          <table:table-cell office:value-type="float" office:value="0" calcext:value-type="float">
            <text:p>0</text:p>
          </table:table-cell>
          <table:table-cell office:value-type="float" office:value="0.1775189" calcext:value-type="float">
            <text:p>0.1775189</text:p>
          </table:table-cell>
          <table:table-cell office:value-type="float" office:value="0.2806925" calcext:value-type="float">
            <text:p>0.2806925</text:p>
          </table:table-cell>
          <table:table-cell office:value-type="float" office:value="0.2994152" calcext:value-type="float">
            <text:p>0.2994152</text:p>
          </table:table-cell>
          <table:table-cell office:value-type="float" office:value="0.3107254" calcext:value-type="float">
            <text:p>0.3107254</text:p>
          </table:table-cell>
          <table:table-cell office:value-type="float" office:value="0.3164924" calcext:value-type="float">
            <text:p>0.3164924</text:p>
          </table:table-cell>
          <table:table-cell office:value-type="float" office:value="0.2835296" calcext:value-type="float">
            <text:p>0.2835296</text:p>
          </table:table-cell>
          <table:table-cell office:value-type="float" office:value="0.2849704" calcext:value-type="float">
            <text:p>0.2849704</text:p>
          </table:table-cell>
          <table:table-cell office:value-type="float" office:value="0.3683147" calcext:value-type="float">
            <text:p>0.3683147</text:p>
          </table:table-cell>
          <table:table-cell office:value-type="float" office:value="0.3648851" calcext:value-type="float">
            <text:p>0.3648851</text:p>
          </table:table-cell>
          <table:table-cell office:value-type="float" office:value="0.3757728" calcext:value-type="float">
            <text:p>0.3757728</text:p>
          </table:table-cell>
          <table:table-cell office:value-type="float" office:value="0.3925475" calcext:value-type="float">
            <text:p>0.3925475</text:p>
          </table:table-cell>
          <table:table-cell office:value-type="float" office:value="0.4037224" calcext:value-type="float">
            <text:p>0.403722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98819E-015" calcext:value-type="float">
            <text:p>1.998819E-15</text:p>
          </table:table-cell>
          <table:table-cell office:value-type="float" office:value="1.997627E-015" calcext:value-type="float">
            <text:p>1.997627E-15</text:p>
          </table:table-cell>
          <table:table-cell office:value-type="float" office:value="1.946057E-015" calcext:value-type="float">
            <text:p>1.946057E-15</text:p>
          </table:table-cell>
          <table:table-cell office:value-type="float" office:value="1.925614E-015" calcext:value-type="float">
            <text:p>1.925614E-15</text:p>
          </table:table-cell>
          <table:table-cell office:value-type="float" office:value="9.882385E-016" calcext:value-type="float">
            <text:p>9.882385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5E-020" calcext:value-type="float">
            <text:p>3.078805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28509" calcext:value-type="float">
            <text:p>-2.028509</text:p>
          </table:table-cell>
          <table:table-cell office:value-type="float" office:value="-0.05978733" calcext:value-type="float">
            <text:p>-0.05978733</text:p>
          </table:table-cell>
          <table:table-cell office:value-type="float" office:value="-0.03632319" calcext:value-type="float">
            <text:p>-0.03632319</text:p>
          </table:table-cell>
          <table:table-cell office:value-type="float" office:value="-0.02839338" calcext:value-type="float">
            <text:p>-0.02839338</text:p>
          </table:table-cell>
          <table:table-cell office:value-type="float" office:value="-0.02537026" calcext:value-type="float">
            <text:p>-0.02537026</text:p>
          </table:table-cell>
          <table:table-cell office:value-type="float" office:value="-0.02195957" calcext:value-type="float">
            <text:p>-0.02195957</text:p>
          </table:table-cell>
          <table:table-cell office:value-type="float" office:value="-0.01930024" calcext:value-type="float">
            <text:p>-0.01930024</text:p>
          </table:table-cell>
          <table:table-cell office:value-type="float" office:value="-0.01681146" calcext:value-type="float">
            <text:p>-0.01681146</text:p>
          </table:table-cell>
          <table:table-cell office:value-type="float" office:value="-0.01363629" calcext:value-type="float">
            <text:p>-0.01363629</text:p>
          </table:table-cell>
          <table:table-cell office:value-type="float" office:value="-0.01078632" calcext:value-type="float">
            <text:p>-0.01078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95914" calcext:value-type="float">
            <text:p>-4.495914</text:p>
          </table:table-cell>
          <table:table-cell office:value-type="float" office:value="0.02644303" calcext:value-type="float">
            <text:p>0.02644303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196575" calcext:value-type="float">
            <text:p>-2.19657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052004" calcext:value-type="float">
            <text:p>21052004</text:p>
          </table:table-cell>
          <table:table-cell office:value-type="float" office:value="164.5041" calcext:value-type="float">
            <text:p>164.5041</text:p>
          </table:table-cell>
          <table:table-cell office:value-type="float" office:value="150.4872" calcext:value-type="float">
            <text:p>150.4872</text:p>
          </table:table-cell>
          <table:table-cell office:value-type="float" office:value="0.2841468" calcext:value-type="float">
            <text:p>0.2841468</text:p>
          </table:table-cell>
          <table:table-cell office:value-type="float" office:value="1092.513" calcext:value-type="float">
            <text:p>1092.513</text:p>
          </table:table-cell>
          <table:table-cell office:value-type="float" office:value="17.08537" calcext:value-type="float">
            <text:p>17.08537</text:p>
          </table:table-cell>
          <table:table-cell office:value-type="float" office:value="0" calcext:value-type="float">
            <text:p>0</text:p>
          </table:table-cell>
          <table:table-cell office:value-type="float" office:value="0.1593854" calcext:value-type="float">
            <text:p>0.1593854</text:p>
          </table:table-cell>
          <table:table-cell office:value-type="float" office:value="0.281368" calcext:value-type="float">
            <text:p>0.281368</text:p>
          </table:table-cell>
          <table:table-cell office:value-type="float" office:value="0.2978008" calcext:value-type="float">
            <text:p>0.2978008</text:p>
          </table:table-cell>
          <table:table-cell office:value-type="float" office:value="0.3086203" calcext:value-type="float">
            <text:p>0.3086203</text:p>
          </table:table-cell>
          <table:table-cell office:value-type="float" office:value="0.314489" calcext:value-type="float">
            <text:p>0.314489</text:p>
          </table:table-cell>
          <table:table-cell office:value-type="float" office:value="0.2823191" calcext:value-type="float">
            <text:p>0.2823191</text:p>
          </table:table-cell>
          <table:table-cell office:value-type="float" office:value="0.2840948" calcext:value-type="float">
            <text:p>0.2840948</text:p>
          </table:table-cell>
          <table:table-cell office:value-type="float" office:value="0.3680429" calcext:value-type="float">
            <text:p>0.3680429</text:p>
          </table:table-cell>
          <table:table-cell office:value-type="float" office:value="0.3647172" calcext:value-type="float">
            <text:p>0.3647172</text:p>
          </table:table-cell>
          <table:table-cell office:value-type="float" office:value="0.3757091" calcext:value-type="float">
            <text:p>0.3757091</text:p>
          </table:table-cell>
          <table:table-cell office:value-type="float" office:value="0.3925389" calcext:value-type="float">
            <text:p>0.3925389</text:p>
          </table:table-cell>
          <table:table-cell office:value-type="float" office:value="0.4037227" calcext:value-type="float">
            <text:p>0.4037227</text:p>
          </table:table-cell>
          <table:table-cell office:value-type="float" office:value="0.4623747" calcext:value-type="float">
            <text:p>0.4623747</text:p>
          </table:table-cell>
          <table:table-cell office:value-type="float" office:value="0" calcext:value-type="float">
            <text:p>0</text:p>
          </table:table-cell>
          <table:table-cell office:value-type="float" office:value="1.932683E-015" calcext:value-type="float">
            <text:p>1.932683E-15</text:p>
          </table:table-cell>
          <table:table-cell office:value-type="float" office:value="1.997587E-015" calcext:value-type="float">
            <text:p>1.997587E-15</text:p>
          </table:table-cell>
          <table:table-cell office:value-type="float" office:value="1.946025E-015" calcext:value-type="float">
            <text:p>1.946025E-15</text:p>
          </table:table-cell>
          <table:table-cell office:value-type="float" office:value="1.925585E-015" calcext:value-type="float">
            <text:p>1.925585E-15</text:p>
          </table:table-cell>
          <table:table-cell office:value-type="float" office:value="9.882165E-016" calcext:value-type="float">
            <text:p>9.882165E-16</text:p>
          </table:table-cell>
          <table:table-cell office:value-type="float" office:value="9.66898E-016" calcext:value-type="float">
            <text:p>9.66898E-16</text:p>
          </table:table-cell>
          <table:table-cell office:value-type="float" office:value="9.732695E-016" calcext:value-type="float">
            <text:p>9.732695E-16</text:p>
          </table:table-cell>
          <table:table-cell office:value-type="float" office:value="3.078806E-020" calcext:value-type="float">
            <text:p>3.078806E-20</text:p>
          </table:table-cell>
          <table:table-cell office:value-type="float" office:value="5.505514E-025" calcext:value-type="float">
            <text:p>5.505514E-25</text:p>
          </table:table-cell>
          <table:table-cell office:value-type="float" office:value="4.922578E-030" calcext:value-type="float">
            <text:p>4.922578E-30</text:p>
          </table:table-cell>
          <table:table-cell office:value-type="float" office:value="3.563205E-035" calcext:value-type="float">
            <text:p>3.563205E-35</text:p>
          </table:table-cell>
          <table:table-cell office:value-type="float" office:value="1.062184E-040" calcext:value-type="float">
            <text:p>1.06218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58967" calcext:value-type="float">
            <text:p>-4.558967</text:p>
          </table:table-cell>
          <table:table-cell office:value-type="float" office:value="-0.05870096" calcext:value-type="float">
            <text:p>-0.05870096</text:p>
          </table:table-cell>
          <table:table-cell office:value-type="float" office:value="-0.03788375" calcext:value-type="float">
            <text:p>-0.03788375</text:p>
          </table:table-cell>
          <table:table-cell office:value-type="float" office:value="-0.02960034" calcext:value-type="float">
            <text:p>-0.02960034</text:p>
          </table:table-cell>
          <table:table-cell office:value-type="float" office:value="-0.0263764" calcext:value-type="float">
            <text:p>-0.0263764</text:p>
          </table:table-cell>
          <table:table-cell office:value-type="float" office:value="-0.02267731" calcext:value-type="float">
            <text:p>-0.02267731</text:p>
          </table:table-cell>
          <table:table-cell office:value-type="float" office:value="-0.01980434" calcext:value-type="float">
            <text:p>-0.01980434</text:p>
          </table:table-cell>
          <table:table-cell office:value-type="float" office:value="-0.01708147" calcext:value-type="float">
            <text:p>-0.01708147</text:p>
          </table:table-cell>
          <table:table-cell office:value-type="float" office:value="-0.01374095" calcext:value-type="float">
            <text:p>-0.01374095</text:p>
          </table:table-cell>
          <table:table-cell office:value-type="float" office:value="-0.01081762" calcext:value-type="float">
            <text:p>-0.01081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80035" calcext:value-type="float">
            <text:p>-16.80035</text:p>
          </table:table-cell>
          <table:table-cell office:value-type="float" office:value="0.02618193" calcext:value-type="float">
            <text:p>0.02618193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196401" calcext:value-type="float">
            <text:p>-2.1964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052004" calcext:value-type="float">
            <text:p>22052004</text:p>
          </table:table-cell>
          <table:table-cell office:value-type="float" office:value="211.1042" calcext:value-type="float">
            <text:p>211.1042</text:p>
          </table:table-cell>
          <table:table-cell office:value-type="float" office:value="155.5969" calcext:value-type="float">
            <text:p>155.5969</text:p>
          </table:table-cell>
          <table:table-cell office:value-type="float" office:value="22.25012" calcext:value-type="float">
            <text:p>22.25012</text:p>
          </table:table-cell>
          <table:table-cell office:value-type="float" office:value="1110.841" calcext:value-type="float">
            <text:p>1110.841</text:p>
          </table:table-cell>
          <table:table-cell office:value-type="float" office:value="18.28162" calcext:value-type="float">
            <text:p>18.28162</text:p>
          </table:table-cell>
          <table:table-cell office:value-type="float" office:value="0" calcext:value-type="float">
            <text:p>0</text:p>
          </table:table-cell>
          <table:table-cell office:value-type="float" office:value="0.4894406" calcext:value-type="float">
            <text:p>0.4894406</text:p>
          </table:table-cell>
          <table:table-cell office:value-type="float" office:value="0.5012996" calcext:value-type="float">
            <text:p>0.5012996</text:p>
          </table:table-cell>
          <table:table-cell office:value-type="float" office:value="0.3173528" calcext:value-type="float">
            <text:p>0.3173528</text:p>
          </table:table-cell>
          <table:table-cell office:value-type="float" office:value="0.319804" calcext:value-type="float">
            <text:p>0.319804</text:p>
          </table:table-cell>
          <table:table-cell office:value-type="float" office:value="0.317183" calcext:value-type="float">
            <text:p>0.317183</text:p>
          </table:table-cell>
          <table:table-cell office:value-type="float" office:value="0.2834372" calcext:value-type="float">
            <text:p>0.2834372</text:p>
          </table:table-cell>
          <table:table-cell office:value-type="float" office:value="0.314367" calcext:value-type="float">
            <text:p>0.314367</text:p>
          </table:table-cell>
          <table:table-cell office:value-type="float" office:value="0.3687177" calcext:value-type="float">
            <text:p>0.3687177</text:p>
          </table:table-cell>
          <table:table-cell office:value-type="float" office:value="0.3645483" calcext:value-type="float">
            <text:p>0.3645483</text:p>
          </table:table-cell>
          <table:table-cell office:value-type="float" office:value="0.3756461" calcext:value-type="float">
            <text:p>0.3756461</text:p>
          </table:table-cell>
          <table:table-cell office:value-type="float" office:value="0.3925282" calcext:value-type="float">
            <text:p>0.3925282</text:p>
          </table:table-cell>
          <table:table-cell office:value-type="float" office:value="0.4037063" calcext:value-type="float">
            <text:p>0.40370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6501E-015" calcext:value-type="float">
            <text:p>1.886501E-15</text:p>
          </table:table-cell>
          <table:table-cell office:value-type="float" office:value="1.997428E-015" calcext:value-type="float">
            <text:p>1.997428E-15</text:p>
          </table:table-cell>
          <table:table-cell office:value-type="float" office:value="1.945946E-015" calcext:value-type="float">
            <text:p>1.945946E-15</text:p>
          </table:table-cell>
          <table:table-cell office:value-type="float" office:value="1.923667E-015" calcext:value-type="float">
            <text:p>1.923667E-15</text:p>
          </table:table-cell>
          <table:table-cell office:value-type="float" office:value="9.881257E-016" calcext:value-type="float">
            <text:p>9.881257E-16</text:p>
          </table:table-cell>
          <table:table-cell office:value-type="float" office:value="9.669042E-016" calcext:value-type="float">
            <text:p>9.669042E-16</text:p>
          </table:table-cell>
          <table:table-cell office:value-type="float" office:value="9.718701E-016" calcext:value-type="float">
            <text:p>9.718701E-16</text:p>
          </table:table-cell>
          <table:table-cell office:value-type="float" office:value="3.077514E-020" calcext:value-type="float">
            <text:p>3.077514E-20</text:p>
          </table:table-cell>
          <table:table-cell office:value-type="float" office:value="5.503831E-025" calcext:value-type="float">
            <text:p>5.503831E-25</text:p>
          </table:table-cell>
          <table:table-cell office:value-type="float" office:value="4.921338E-030" calcext:value-type="float">
            <text:p>4.921338E-30</text:p>
          </table:table-cell>
          <table:table-cell office:value-type="float" office:value="3.561922E-035" calcext:value-type="float">
            <text:p>3.561922E-35</text:p>
          </table:table-cell>
          <table:table-cell office:value-type="float" office:value="1.061946E-040" calcext:value-type="float">
            <text:p>1.061946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26397" calcext:value-type="float">
            <text:p>-0.001726397</text:p>
          </table:table-cell>
          <table:table-cell office:value-type="float" office:value="-0.001483867" calcext:value-type="float">
            <text:p>-0.001483867</text:p>
          </table:table-cell>
          <table:table-cell office:value-type="float" office:value="-0.02554394" calcext:value-type="float">
            <text:p>-0.02554394</text:p>
          </table:table-cell>
          <table:table-cell office:value-type="float" office:value="-0.02377228" calcext:value-type="float">
            <text:p>-0.02377228</text:p>
          </table:table-cell>
          <table:table-cell office:value-type="float" office:value="-0.02513364" calcext:value-type="float">
            <text:p>-0.02513364</text:p>
          </table:table-cell>
          <table:table-cell office:value-type="float" office:value="-0.02209393" calcext:value-type="float">
            <text:p>-0.02209393</text:p>
          </table:table-cell>
          <table:table-cell office:value-type="float" office:value="-0.008386103" calcext:value-type="float">
            <text:p>-0.008386103</text:p>
          </table:table-cell>
          <table:table-cell office:value-type="float" office:value="-0.01648363" calcext:value-type="float">
            <text:p>-0.01648363</text:p>
          </table:table-cell>
          <table:table-cell office:value-type="float" office:value="-0.01384807" calcext:value-type="float">
            <text:p>-0.01384807</text:p>
          </table:table-cell>
          <table:table-cell office:value-type="float" office:value="-0.01084871" calcext:value-type="float">
            <text:p>-0.01084871</text:p>
          </table:table-cell>
          <table:table-cell office:value-type="float" office:value="0" calcext:value-type="float">
            <text:p>0</text:p>
          </table:table-cell>
          <table:table-cell office:value-type="float" office:value="0.104894" calcext:value-type="float">
            <text:p>0.104894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2573625" calcext:value-type="float">
            <text:p>0.02573625</text:p>
          </table:table-cell>
          <table:table-cell office:value-type="float" office:value="-9999.026" calcext:value-type="float">
            <text:p>-9999.026</text:p>
          </table:table-cell>
          <table:table-cell office:value-type="float" office:value="-2.214097" calcext:value-type="float">
            <text:p>-2.21409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052004" calcext:value-type="float">
            <text:p>23052004</text:p>
          </table:table-cell>
          <table:table-cell office:value-type="float" office:value="211.1042" calcext:value-type="float">
            <text:p>211.1042</text:p>
          </table:table-cell>
          <table:table-cell office:value-type="float" office:value="159.7065" calcext:value-type="float">
            <text:p>159.7065</text:p>
          </table:table-cell>
          <table:table-cell office:value-type="float" office:value="22.25012" calcext:value-type="float">
            <text:p>22.25012</text:p>
          </table:table-cell>
          <table:table-cell office:value-type="float" office:value="1106.74" calcext:value-type="float">
            <text:p>1106.74</text:p>
          </table:table-cell>
          <table:table-cell office:value-type="float" office:value="18.27274" calcext:value-type="float">
            <text:p>18.27274</text:p>
          </table:table-cell>
          <table:table-cell office:value-type="float" office:value="0" calcext:value-type="float">
            <text:p>0</text:p>
          </table:table-cell>
          <table:table-cell office:value-type="float" office:value="0.3375708" calcext:value-type="float">
            <text:p>0.3375708</text:p>
          </table:table-cell>
          <table:table-cell office:value-type="float" office:value="0.3408888" calcext:value-type="float">
            <text:p>0.3408888</text:p>
          </table:table-cell>
          <table:table-cell office:value-type="float" office:value="0.3482686" calcext:value-type="float">
            <text:p>0.3482686</text:p>
          </table:table-cell>
          <table:table-cell office:value-type="float" office:value="0.3508437" calcext:value-type="float">
            <text:p>0.3508437</text:p>
          </table:table-cell>
          <table:table-cell office:value-type="float" office:value="0.3498572" calcext:value-type="float">
            <text:p>0.3498572</text:p>
          </table:table-cell>
          <table:table-cell office:value-type="float" office:value="0.2941743" calcext:value-type="float">
            <text:p>0.2941743</text:p>
          </table:table-cell>
          <table:table-cell office:value-type="float" office:value="0.2946736" calcext:value-type="float">
            <text:p>0.2946736</text:p>
          </table:table-cell>
          <table:table-cell office:value-type="float" office:value="0.3709163" calcext:value-type="float">
            <text:p>0.3709163</text:p>
          </table:table-cell>
          <table:table-cell office:value-type="float" office:value="0.3647246" calcext:value-type="float">
            <text:p>0.3647246</text:p>
          </table:table-cell>
          <table:table-cell office:value-type="float" office:value="0.3755861" calcext:value-type="float">
            <text:p>0.3755861</text:p>
          </table:table-cell>
          <table:table-cell office:value-type="float" office:value="0.3924998" calcext:value-type="float">
            <text:p>0.3924998</text:p>
          </table:table-cell>
          <table:table-cell office:value-type="float" office:value="0.4035825" calcext:value-type="float">
            <text:p>0.40358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7021E-015" calcext:value-type="float">
            <text:p>1.887021E-15</text:p>
          </table:table-cell>
          <table:table-cell office:value-type="float" office:value="1.997389E-015" calcext:value-type="float">
            <text:p>1.997389E-15</text:p>
          </table:table-cell>
          <table:table-cell office:value-type="float" office:value="1.945913E-015" calcext:value-type="float">
            <text:p>1.945913E-15</text:p>
          </table:table-cell>
          <table:table-cell office:value-type="float" office:value="1.92364E-015" calcext:value-type="float">
            <text:p>1.92364E-15</text:p>
          </table:table-cell>
          <table:table-cell office:value-type="float" office:value="9.881013E-016" calcext:value-type="float">
            <text:p>9.881013E-16</text:p>
          </table:table-cell>
          <table:table-cell office:value-type="float" office:value="9.66904E-016" calcext:value-type="float">
            <text:p>9.66904E-16</text:p>
          </table:table-cell>
          <table:table-cell office:value-type="float" office:value="9.718701E-016" calcext:value-type="float">
            <text:p>9.718701E-16</text:p>
          </table:table-cell>
          <table:table-cell office:value-type="float" office:value="3.077514E-020" calcext:value-type="float">
            <text:p>3.077514E-20</text:p>
          </table:table-cell>
          <table:table-cell office:value-type="float" office:value="5.503831E-025" calcext:value-type="float">
            <text:p>5.503831E-25</text:p>
          </table:table-cell>
          <table:table-cell office:value-type="float" office:value="4.92134E-030" calcext:value-type="float">
            <text:p>4.92134E-30</text:p>
          </table:table-cell>
          <table:table-cell office:value-type="float" office:value="3.561922E-035" calcext:value-type="float">
            <text:p>3.561922E-35</text:p>
          </table:table-cell>
          <table:table-cell office:value-type="float" office:value="1.061932E-040" calcext:value-type="float">
            <text:p>1.061932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16989" calcext:value-type="float">
            <text:p>-0.01716989</text:p>
          </table:table-cell>
          <table:table-cell office:value-type="float" office:value="-0.01610344" calcext:value-type="float">
            <text:p>-0.01610344</text:p>
          </table:table-cell>
          <table:table-cell office:value-type="float" office:value="-0.01406154" calcext:value-type="float">
            <text:p>-0.01406154</text:p>
          </table:table-cell>
          <table:table-cell office:value-type="float" office:value="-0.01347597" calcext:value-type="float">
            <text:p>-0.01347597</text:p>
          </table:table-cell>
          <table:table-cell office:value-type="float" office:value="-0.01373092" calcext:value-type="float">
            <text:p>-0.01373092</text:p>
          </table:table-cell>
          <table:table-cell office:value-type="float" office:value="-0.01668608" calcext:value-type="float">
            <text:p>-0.01668608</text:p>
          </table:table-cell>
          <table:table-cell office:value-type="float" office:value="-0.01456335" calcext:value-type="float">
            <text:p>-0.01456335</text:p>
          </table:table-cell>
          <table:table-cell office:value-type="float" office:value="-0.01444356" calcext:value-type="float">
            <text:p>-0.01444356</text:p>
          </table:table-cell>
          <table:table-cell office:value-type="float" office:value="-0.01373913" calcext:value-type="float">
            <text:p>-0.01373913</text:p>
          </table:table-cell>
          <table:table-cell office:value-type="float" office:value="-0.01087849" calcext:value-type="float">
            <text:p>-0.01087849</text:p>
          </table:table-cell>
          <table:table-cell office:value-type="float" office:value="0" calcext:value-type="float">
            <text:p>0</text:p>
          </table:table-cell>
          <table:table-cell office:value-type="float" office:value="0.104894" calcext:value-type="float">
            <text:p>0.104894</text:p>
          </table:table-cell>
          <table:table-cell office:value-type="float" office:value="-0.01745264" calcext:value-type="float">
            <text:p>-0.01745264</text:p>
          </table:table-cell>
          <table:table-cell office:value-type="float" office:value="0.02513618" calcext:value-type="float">
            <text:p>0.02513618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-2.211663" calcext:value-type="float">
            <text:p>-2.21166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4052004" calcext:value-type="float">
            <text:p>24052004</text:p>
          </table:table-cell>
          <table:table-cell office:value-type="float" office:value="217.2042" calcext:value-type="float">
            <text:p>217.2042</text:p>
          </table:table-cell>
          <table:table-cell office:value-type="float" office:value="161.67" calcext:value-type="float">
            <text:p>161.67</text:p>
          </table:table-cell>
          <table:table-cell office:value-type="float" office:value="22.25012" calcext:value-type="float">
            <text:p>22.25012</text:p>
          </table:table-cell>
          <table:table-cell office:value-type="float" office:value="1110.68" calcext:value-type="float">
            <text:p>1110.68</text:p>
          </table:table-cell>
          <table:table-cell office:value-type="float" office:value="18.46938" calcext:value-type="float">
            <text:p>18.46938</text:p>
          </table:table-cell>
          <table:table-cell office:value-type="float" office:value="0" calcext:value-type="float">
            <text:p>0</text:p>
          </table:table-cell>
          <table:table-cell office:value-type="float" office:value="0.3721384" calcext:value-type="float">
            <text:p>0.3721384</text:p>
          </table:table-cell>
          <table:table-cell office:value-type="float" office:value="0.3727493" calcext:value-type="float">
            <text:p>0.3727493</text:p>
          </table:table-cell>
          <table:table-cell office:value-type="float" office:value="0.3686585" calcext:value-type="float">
            <text:p>0.3686585</text:p>
          </table:table-cell>
          <table:table-cell office:value-type="float" office:value="0.3587366" calcext:value-type="float">
            <text:p>0.3587366</text:p>
          </table:table-cell>
          <table:table-cell office:value-type="float" office:value="0.3537452" calcext:value-type="float">
            <text:p>0.3537452</text:p>
          </table:table-cell>
          <table:table-cell office:value-type="float" office:value="0.2991472" calcext:value-type="float">
            <text:p>0.2991472</text:p>
          </table:table-cell>
          <table:table-cell office:value-type="float" office:value="0.2959394" calcext:value-type="float">
            <text:p>0.2959394</text:p>
          </table:table-cell>
          <table:table-cell office:value-type="float" office:value="0.371178" calcext:value-type="float">
            <text:p>0.371178</text:p>
          </table:table-cell>
          <table:table-cell office:value-type="float" office:value="0.3649553" calcext:value-type="float">
            <text:p>0.3649553</text:p>
          </table:table-cell>
          <table:table-cell office:value-type="float" office:value="0.3755479" calcext:value-type="float">
            <text:p>0.3755479</text:p>
          </table:table-cell>
          <table:table-cell office:value-type="float" office:value="0.3924615" calcext:value-type="float">
            <text:p>0.3924615</text:p>
          </table:table-cell>
          <table:table-cell office:value-type="float" office:value="0.4034988" calcext:value-type="float">
            <text:p>0.40349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7432E-015" calcext:value-type="float">
            <text:p>1.887432E-15</text:p>
          </table:table-cell>
          <table:table-cell office:value-type="float" office:value="1.997372E-015" calcext:value-type="float">
            <text:p>1.997372E-15</text:p>
          </table:table-cell>
          <table:table-cell office:value-type="float" office:value="1.945881E-015" calcext:value-type="float">
            <text:p>1.945881E-15</text:p>
          </table:table-cell>
          <table:table-cell office:value-type="float" office:value="1.923616E-015" calcext:value-type="float">
            <text:p>1.923616E-15</text:p>
          </table:table-cell>
          <table:table-cell office:value-type="float" office:value="9.880775E-016" calcext:value-type="float">
            <text:p>9.880775E-16</text:p>
          </table:table-cell>
          <table:table-cell office:value-type="float" office:value="9.669042E-016" calcext:value-type="float">
            <text:p>9.669042E-16</text:p>
          </table:table-cell>
          <table:table-cell office:value-type="float" office:value="9.718701E-016" calcext:value-type="float">
            <text:p>9.718701E-16</text:p>
          </table:table-cell>
          <table:table-cell office:value-type="float" office:value="3.077514E-020" calcext:value-type="float">
            <text:p>3.077514E-20</text:p>
          </table:table-cell>
          <table:table-cell office:value-type="float" office:value="5.503831E-025" calcext:value-type="float">
            <text:p>5.503831E-25</text:p>
          </table:table-cell>
          <table:table-cell office:value-type="float" office:value="4.921338E-030" calcext:value-type="float">
            <text:p>4.921338E-30</text:p>
          </table:table-cell>
          <table:table-cell office:value-type="float" office:value="3.561922E-035" calcext:value-type="float">
            <text:p>3.561922E-35</text:p>
          </table:table-cell>
          <table:table-cell office:value-type="float" office:value="1.061932E-040" calcext:value-type="float">
            <text:p>1.061932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32982" calcext:value-type="float">
            <text:p>-0.00932982</text:p>
          </table:table-cell>
          <table:table-cell office:value-type="float" office:value="-0.009229025" calcext:value-type="float">
            <text:p>-0.009229025</text:p>
          </table:table-cell>
          <table:table-cell office:value-type="float" office:value="-0.009929051" calcext:value-type="float">
            <text:p>-0.009929051</text:p>
          </table:table-cell>
          <table:table-cell office:value-type="float" office:value="-0.01183958" calcext:value-type="float">
            <text:p>-0.01183958</text:p>
          </table:table-cell>
          <table:table-cell office:value-type="float" office:value="-0.01291332" calcext:value-type="float">
            <text:p>-0.01291332</text:p>
          </table:table-cell>
          <table:table-cell office:value-type="float" office:value="-0.01469707" calcext:value-type="float">
            <text:p>-0.01469707</text:p>
          </table:table-cell>
          <table:table-cell office:value-type="float" office:value="-0.0140598" calcext:value-type="float">
            <text:p>-0.0140598</text:p>
          </table:table-cell>
          <table:table-cell office:value-type="float" office:value="-0.01422679" calcext:value-type="float">
            <text:p>-0.01422679</text:p>
          </table:table-cell>
          <table:table-cell office:value-type="float" office:value="-0.01359534" calcext:value-type="float">
            <text:p>-0.01359534</text:p>
          </table:table-cell>
          <table:table-cell office:value-type="float" office:value="-0.01089752" calcext:value-type="float">
            <text:p>-0.01089752</text:p>
          </table:table-cell>
          <table:table-cell office:value-type="float" office:value="0" calcext:value-type="float">
            <text:p>0</text:p>
          </table:table-cell>
          <table:table-cell office:value-type="float" office:value="0.104894" calcext:value-type="float">
            <text:p>0.104894</text:p>
          </table:table-cell>
          <table:table-cell office:value-type="float" office:value="-0.009496389" calcext:value-type="float">
            <text:p>-0.009496389</text:p>
          </table:table-cell>
          <table:table-cell office:value-type="float" office:value="0.0246531" calcext:value-type="float">
            <text:p>0.0246531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212867" calcext:value-type="float">
            <text:p>-2.21286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52004" calcext:value-type="float">
            <text:p>25052004</text:p>
          </table:table-cell>
          <table:table-cell office:value-type="float" office:value="217.2042" calcext:value-type="float">
            <text:p>217.2042</text:p>
          </table:table-cell>
          <table:table-cell office:value-type="float" office:value="165.8979" calcext:value-type="float">
            <text:p>165.8979</text:p>
          </table:table-cell>
          <table:table-cell office:value-type="float" office:value="22.25012" calcext:value-type="float">
            <text:p>22.25012</text:p>
          </table:table-cell>
          <table:table-cell office:value-type="float" office:value="1106.458" calcext:value-type="float">
            <text:p>1106.458</text:p>
          </table:table-cell>
          <table:table-cell office:value-type="float" office:value="18.46339" calcext:value-type="float">
            <text:p>18.46339</text:p>
          </table:table-cell>
          <table:table-cell office:value-type="float" office:value="0" calcext:value-type="float">
            <text:p>0</text:p>
          </table:table-cell>
          <table:table-cell office:value-type="float" office:value="0.3065585" calcext:value-type="float">
            <text:p>0.3065585</text:p>
          </table:table-cell>
          <table:table-cell office:value-type="float" office:value="0.3228479" calcext:value-type="float">
            <text:p>0.3228479</text:p>
          </table:table-cell>
          <table:table-cell office:value-type="float" office:value="0.3431318" calcext:value-type="float">
            <text:p>0.3431318</text:p>
          </table:table-cell>
          <table:table-cell office:value-type="float" office:value="0.3517434" calcext:value-type="float">
            <text:p>0.3517434</text:p>
          </table:table-cell>
          <table:table-cell office:value-type="float" office:value="0.3540438" calcext:value-type="float">
            <text:p>0.3540438</text:p>
          </table:table-cell>
          <table:table-cell office:value-type="float" office:value="0.303834" calcext:value-type="float">
            <text:p>0.303834</text:p>
          </table:table-cell>
          <table:table-cell office:value-type="float" office:value="0.2967713" calcext:value-type="float">
            <text:p>0.2967713</text:p>
          </table:table-cell>
          <table:table-cell office:value-type="float" office:value="0.3714503" calcext:value-type="float">
            <text:p>0.3714503</text:p>
          </table:table-cell>
          <table:table-cell office:value-type="float" office:value="0.365228" calcext:value-type="float">
            <text:p>0.365228</text:p>
          </table:table-cell>
          <table:table-cell office:value-type="float" office:value="0.3755468" calcext:value-type="float">
            <text:p>0.3755468</text:p>
          </table:table-cell>
          <table:table-cell office:value-type="float" office:value="0.3924212" calcext:value-type="float">
            <text:p>0.3924212</text:p>
          </table:table-cell>
          <table:table-cell office:value-type="float" office:value="0.4034375" calcext:value-type="float">
            <text:p>0.403437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7891E-015" calcext:value-type="float">
            <text:p>1.887891E-15</text:p>
          </table:table-cell>
          <table:table-cell office:value-type="float" office:value="1.997336E-015" calcext:value-type="float">
            <text:p>1.997336E-15</text:p>
          </table:table-cell>
          <table:table-cell office:value-type="float" office:value="1.945857E-015" calcext:value-type="float">
            <text:p>1.945857E-15</text:p>
          </table:table-cell>
          <table:table-cell office:value-type="float" office:value="1.923592E-015" calcext:value-type="float">
            <text:p>1.923592E-15</text:p>
          </table:table-cell>
          <table:table-cell office:value-type="float" office:value="9.880554E-016" calcext:value-type="float">
            <text:p>9.880554E-16</text:p>
          </table:table-cell>
          <table:table-cell office:value-type="float" office:value="9.669042E-016" calcext:value-type="float">
            <text:p>9.669042E-16</text:p>
          </table:table-cell>
          <table:table-cell office:value-type="float" office:value="9.718701E-016" calcext:value-type="float">
            <text:p>9.718701E-16</text:p>
          </table:table-cell>
          <table:table-cell office:value-type="float" office:value="3.077514E-020" calcext:value-type="float">
            <text:p>3.077514E-20</text:p>
          </table:table-cell>
          <table:table-cell office:value-type="float" office:value="5.503831E-025" calcext:value-type="float">
            <text:p>5.503831E-25</text:p>
          </table:table-cell>
          <table:table-cell office:value-type="float" office:value="4.921339E-030" calcext:value-type="float">
            <text:p>4.921339E-30</text:p>
          </table:table-cell>
          <table:table-cell office:value-type="float" office:value="3.561922E-035" calcext:value-type="float">
            <text:p>3.561922E-35</text:p>
          </table:table-cell>
          <table:table-cell office:value-type="float" office:value="1.061946E-040" calcext:value-type="float">
            <text:p>1.061946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20597" calcext:value-type="float">
            <text:p>-0.03120597</text:p>
          </table:table-cell>
          <table:table-cell office:value-type="float" office:value="-0.02243971" calcext:value-type="float">
            <text:p>-0.02243971</text:p>
          </table:table-cell>
          <table:table-cell office:value-type="float" office:value="-0.01539843" calcext:value-type="float">
            <text:p>-0.01539843</text:p>
          </table:table-cell>
          <table:table-cell office:value-type="float" office:value="-0.01325372" calcext:value-type="float">
            <text:p>-0.01325372</text:p>
          </table:table-cell>
          <table:table-cell office:value-type="float" office:value="-0.01274552" calcext:value-type="float">
            <text:p>-0.01274552</text:p>
          </table:table-cell>
          <table:table-cell office:value-type="float" office:value="-0.01305392" calcext:value-type="float">
            <text:p>-0.01305392</text:p>
          </table:table-cell>
          <table:table-cell office:value-type="float" office:value="-0.01374921" calcext:value-type="float">
            <text:p>-0.01374921</text:p>
          </table:table-cell>
          <table:table-cell office:value-type="float" office:value="-0.01400231" calcext:value-type="float">
            <text:p>-0.01400231</text:p>
          </table:table-cell>
          <table:table-cell office:value-type="float" office:value="-0.01342784" calcext:value-type="float">
            <text:p>-0.01342784</text:p>
          </table:table-cell>
          <table:table-cell office:value-type="float" office:value="-0.01089831" calcext:value-type="float">
            <text:p>-0.01089831</text:p>
          </table:table-cell>
          <table:table-cell office:value-type="float" office:value="0" calcext:value-type="float">
            <text:p>0</text:p>
          </table:table-cell>
          <table:table-cell office:value-type="float" office:value="0.104894" calcext:value-type="float">
            <text:p>0.104894</text:p>
          </table:table-cell>
          <table:table-cell office:value-type="float" office:value="-0.03426134" calcext:value-type="float">
            <text:p>-0.03426134</text:p>
          </table:table-cell>
          <table:table-cell office:value-type="float" office:value="0.02411298" calcext:value-type="float">
            <text:p>0.02411298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210953" calcext:value-type="float">
            <text:p>-2.21095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052004" calcext:value-type="float">
            <text:p>26052004</text:p>
          </table:table-cell>
          <table:table-cell office:value-type="float" office:value="220.5042" calcext:value-type="float">
            <text:p>220.5042</text:p>
          </table:table-cell>
          <table:table-cell office:value-type="float" office:value="171.294" calcext:value-type="float">
            <text:p>171.294</text:p>
          </table:table-cell>
          <table:table-cell office:value-type="float" office:value="22.25012" calcext:value-type="float">
            <text:p>22.25012</text:p>
          </table:table-cell>
          <table:table-cell office:value-type="float" office:value="1104.359" calcext:value-type="float">
            <text:p>1104.359</text:p>
          </table:table-cell>
          <table:table-cell office:value-type="float" office:value="18.46663" calcext:value-type="float">
            <text:p>18.46663</text:p>
          </table:table-cell>
          <table:table-cell office:value-type="float" office:value="0" calcext:value-type="float">
            <text:p>0</text:p>
          </table:table-cell>
          <table:table-cell office:value-type="float" office:value="0.233668" calcext:value-type="float">
            <text:p>0.233668</text:p>
          </table:table-cell>
          <table:table-cell office:value-type="float" office:value="0.3311772" calcext:value-type="float">
            <text:p>0.3311772</text:p>
          </table:table-cell>
          <table:table-cell office:value-type="float" office:value="0.3403615" calcext:value-type="float">
            <text:p>0.3403615</text:p>
          </table:table-cell>
          <table:table-cell office:value-type="float" office:value="0.3468071" calcext:value-type="float">
            <text:p>0.3468071</text:p>
          </table:table-cell>
          <table:table-cell office:value-type="float" office:value="0.349207" calcext:value-type="float">
            <text:p>0.349207</text:p>
          </table:table-cell>
          <table:table-cell office:value-type="float" office:value="0.3027024" calcext:value-type="float">
            <text:p>0.3027024</text:p>
          </table:table-cell>
          <table:table-cell office:value-type="float" office:value="0.2972002" calcext:value-type="float">
            <text:p>0.2972002</text:p>
          </table:table-cell>
          <table:table-cell office:value-type="float" office:value="0.3717602" calcext:value-type="float">
            <text:p>0.3717602</text:p>
          </table:table-cell>
          <table:table-cell office:value-type="float" office:value="0.365504" calcext:value-type="float">
            <text:p>0.365504</text:p>
          </table:table-cell>
          <table:table-cell office:value-type="float" office:value="0.3755717" calcext:value-type="float">
            <text:p>0.3755717</text:p>
          </table:table-cell>
          <table:table-cell office:value-type="float" office:value="0.3923865" calcext:value-type="float">
            <text:p>0.3923865</text:p>
          </table:table-cell>
          <table:table-cell office:value-type="float" office:value="0.4034043" calcext:value-type="float">
            <text:p>0.40340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8382E-015" calcext:value-type="float">
            <text:p>1.888382E-15</text:p>
          </table:table-cell>
          <table:table-cell office:value-type="float" office:value="1.997298E-015" calcext:value-type="float">
            <text:p>1.997298E-15</text:p>
          </table:table-cell>
          <table:table-cell office:value-type="float" office:value="1.945827E-015" calcext:value-type="float">
            <text:p>1.945827E-15</text:p>
          </table:table-cell>
          <table:table-cell office:value-type="float" office:value="1.923566E-015" calcext:value-type="float">
            <text:p>1.923566E-15</text:p>
          </table:table-cell>
          <table:table-cell office:value-type="float" office:value="9.880351E-016" calcext:value-type="float">
            <text:p>9.880351E-16</text:p>
          </table:table-cell>
          <table:table-cell office:value-type="float" office:value="9.669042E-016" calcext:value-type="float">
            <text:p>9.669042E-16</text:p>
          </table:table-cell>
          <table:table-cell office:value-type="float" office:value="9.718701E-016" calcext:value-type="float">
            <text:p>9.718701E-16</text:p>
          </table:table-cell>
          <table:table-cell office:value-type="float" office:value="3.077514E-020" calcext:value-type="float">
            <text:p>3.077514E-20</text:p>
          </table:table-cell>
          <table:table-cell office:value-type="float" office:value="5.503831E-025" calcext:value-type="float">
            <text:p>5.503831E-25</text:p>
          </table:table-cell>
          <table:table-cell office:value-type="float" office:value="4.92134E-030" calcext:value-type="float">
            <text:p>4.92134E-30</text:p>
          </table:table-cell>
          <table:table-cell office:value-type="float" office:value="3.561922E-035" calcext:value-type="float">
            <text:p>3.561922E-35</text:p>
          </table:table-cell>
          <table:table-cell office:value-type="float" office:value="1.061946E-040" calcext:value-type="float">
            <text:p>1.061946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78798" calcext:value-type="float">
            <text:p>-0.2478798</text:p>
          </table:table-cell>
          <table:table-cell office:value-type="float" office:value="-0.019199" calcext:value-type="float">
            <text:p>-0.019199</text:p>
          </table:table-cell>
          <table:table-cell office:value-type="float" office:value="-0.01621435" calcext:value-type="float">
            <text:p>-0.01621435</text:p>
          </table:table-cell>
          <table:table-cell office:value-type="float" office:value="-0.01447649" calcext:value-type="float">
            <text:p>-0.01447649</text:p>
          </table:table-cell>
          <table:table-cell office:value-type="float" office:value="-0.01388208" calcext:value-type="float">
            <text:p>-0.01388208</text:p>
          </table:table-cell>
          <table:table-cell office:value-type="float" office:value="-0.01342099" calcext:value-type="float">
            <text:p>-0.01342099</text:p>
          </table:table-cell>
          <table:table-cell office:value-type="float" office:value="-0.01357793" calcext:value-type="float">
            <text:p>-0.01357793</text:p>
          </table:table-cell>
          <table:table-cell office:value-type="float" office:value="-0.01375172" calcext:value-type="float">
            <text:p>-0.01375172</text:p>
          </table:table-cell>
          <table:table-cell office:value-type="float" office:value="-0.01326015" calcext:value-type="float">
            <text:p>-0.01326015</text:p>
          </table:table-cell>
          <table:table-cell office:value-type="float" office:value="-0.01088605" calcext:value-type="float">
            <text:p>-0.01088605</text:p>
          </table:table-cell>
          <table:table-cell office:value-type="float" office:value="0" calcext:value-type="float">
            <text:p>0</text:p>
          </table:table-cell>
          <table:table-cell office:value-type="float" office:value="0.104894" calcext:value-type="float">
            <text:p>0.104894</text:p>
          </table:table-cell>
          <table:table-cell office:value-type="float" office:value="-0.4179221" calcext:value-type="float">
            <text:p>-0.4179221</text:p>
          </table:table-cell>
          <table:table-cell office:value-type="float" office:value="0.02354387" calcext:value-type="float">
            <text:p>0.02354387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20938" calcext:value-type="float">
            <text:p>-2.2093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052004" calcext:value-type="float">
            <text:p>27052004</text:p>
          </table:table-cell>
          <table:table-cell office:value-type="float" office:value="220.5042" calcext:value-type="float">
            <text:p>220.5042</text:p>
          </table:table-cell>
          <table:table-cell office:value-type="float" office:value="173.5353" calcext:value-type="float">
            <text:p>173.5353</text:p>
          </table:table-cell>
          <table:table-cell office:value-type="float" office:value="22.25012" calcext:value-type="float">
            <text:p>22.25012</text:p>
          </table:table-cell>
          <table:table-cell office:value-type="float" office:value="1102.114" calcext:value-type="float">
            <text:p>1102.114</text:p>
          </table:table-cell>
          <table:table-cell office:value-type="float" office:value="18.47018" calcext:value-type="float">
            <text:p>18.47018</text:p>
          </table:table-cell>
          <table:table-cell office:value-type="float" office:value="0" calcext:value-type="float">
            <text:p>0</text:p>
          </table:table-cell>
          <table:table-cell office:value-type="float" office:value="0.1793666" calcext:value-type="float">
            <text:p>0.1793666</text:p>
          </table:table-cell>
          <table:table-cell office:value-type="float" office:value="0.3273733" calcext:value-type="float">
            <text:p>0.3273733</text:p>
          </table:table-cell>
          <table:table-cell office:value-type="float" office:value="0.3342219" calcext:value-type="float">
            <text:p>0.3342219</text:p>
          </table:table-cell>
          <table:table-cell office:value-type="float" office:value="0.34036" calcext:value-type="float">
            <text:p>0.34036</text:p>
          </table:table-cell>
          <table:table-cell office:value-type="float" office:value="0.343533" calcext:value-type="float">
            <text:p>0.343533</text:p>
          </table:table-cell>
          <table:table-cell office:value-type="float" office:value="0.3003925" calcext:value-type="float">
            <text:p>0.3003925</text:p>
          </table:table-cell>
          <table:table-cell office:value-type="float" office:value="0.2965604" calcext:value-type="float">
            <text:p>0.2965604</text:p>
          </table:table-cell>
          <table:table-cell office:value-type="float" office:value="0.3719248" calcext:value-type="float">
            <text:p>0.3719248</text:p>
          </table:table-cell>
          <table:table-cell office:value-type="float" office:value="0.3657623" calcext:value-type="float">
            <text:p>0.3657623</text:p>
          </table:table-cell>
          <table:table-cell office:value-type="float" office:value="0.3756125" calcext:value-type="float">
            <text:p>0.3756125</text:p>
          </table:table-cell>
          <table:table-cell office:value-type="float" office:value="0.3923609" calcext:value-type="float">
            <text:p>0.3923609</text:p>
          </table:table-cell>
          <table:table-cell office:value-type="float" office:value="0.4033896" calcext:value-type="float">
            <text:p>0.40338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8927E-015" calcext:value-type="float">
            <text:p>1.888927E-15</text:p>
          </table:table-cell>
          <table:table-cell office:value-type="float" office:value="1.997257E-015" calcext:value-type="float">
            <text:p>1.997257E-15</text:p>
          </table:table-cell>
          <table:table-cell office:value-type="float" office:value="1.945795E-015" calcext:value-type="float">
            <text:p>1.945795E-15</text:p>
          </table:table-cell>
          <table:table-cell office:value-type="float" office:value="1.923534E-015" calcext:value-type="float">
            <text:p>1.923534E-15</text:p>
          </table:table-cell>
          <table:table-cell office:value-type="float" office:value="9.880164E-016" calcext:value-type="float">
            <text:p>9.880164E-16</text:p>
          </table:table-cell>
          <table:table-cell office:value-type="float" office:value="9.669042E-016" calcext:value-type="float">
            <text:p>9.669042E-16</text:p>
          </table:table-cell>
          <table:table-cell office:value-type="float" office:value="9.718701E-016" calcext:value-type="float">
            <text:p>9.718701E-16</text:p>
          </table:table-cell>
          <table:table-cell office:value-type="float" office:value="3.077514E-020" calcext:value-type="float">
            <text:p>3.077514E-20</text:p>
          </table:table-cell>
          <table:table-cell office:value-type="float" office:value="5.503831E-025" calcext:value-type="float">
            <text:p>5.503831E-25</text:p>
          </table:table-cell>
          <table:table-cell office:value-type="float" office:value="4.92134E-030" calcext:value-type="float">
            <text:p>4.92134E-30</text:p>
          </table:table-cell>
          <table:table-cell office:value-type="float" office:value="3.561922E-035" calcext:value-type="float">
            <text:p>3.561922E-35</text:p>
          </table:table-cell>
          <table:table-cell office:value-type="float" office:value="1.061946E-040" calcext:value-type="float">
            <text:p>1.061946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29359" calcext:value-type="float">
            <text:p>-1.829359</text:p>
          </table:table-cell>
          <table:table-cell office:value-type="float" office:value="-0.02062754" calcext:value-type="float">
            <text:p>-0.02062754</text:p>
          </table:table-cell>
          <table:table-cell office:value-type="float" office:value="-0.01815052" calcext:value-type="float">
            <text:p>-0.01815052</text:p>
          </table:table-cell>
          <table:table-cell office:value-type="float" office:value="-0.01625175" calcext:value-type="float">
            <text:p>-0.01625175</text:p>
          </table:table-cell>
          <table:table-cell office:value-type="float" office:value="-0.01535375" calcext:value-type="float">
            <text:p>-0.01535375</text:p>
          </table:table-cell>
          <table:table-cell office:value-type="float" office:value="-0.01421366" calcext:value-type="float">
            <text:p>-0.01421366</text:p>
          </table:table-cell>
          <table:table-cell office:value-type="float" office:value="-0.01382119" calcext:value-type="float">
            <text:p>-0.01382119</text:p>
          </table:table-cell>
          <table:table-cell office:value-type="float" office:value="-0.01361918" calcext:value-type="float">
            <text:p>-0.01361918</text:p>
          </table:table-cell>
          <table:table-cell office:value-type="float" office:value="-0.01310515" calcext:value-type="float">
            <text:p>-0.01310515</text:p>
          </table:table-cell>
          <table:table-cell office:value-type="float" office:value="-0.01086591" calcext:value-type="float">
            <text:p>-0.01086591</text:p>
          </table:table-cell>
          <table:table-cell office:value-type="float" office:value="0" calcext:value-type="float">
            <text:p>0</text:p>
          </table:table-cell>
          <table:table-cell office:value-type="float" office:value="0.104894" calcext:value-type="float">
            <text:p>0.104894</text:p>
          </table:table-cell>
          <table:table-cell office:value-type="float" office:value="-6.875755" calcext:value-type="float">
            <text:p>-6.875755</text:p>
          </table:table-cell>
          <table:table-cell office:value-type="float" office:value="0.02318037" calcext:value-type="float">
            <text:p>0.02318037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208052" calcext:value-type="float">
            <text:p>-2.20805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052004" calcext:value-type="float">
            <text:p>28052004</text:p>
          </table:table-cell>
          <table:table-cell office:value-type="float" office:value="220.5042" calcext:value-type="float">
            <text:p>220.5042</text:p>
          </table:table-cell>
          <table:table-cell office:value-type="float" office:value="174.4653" calcext:value-type="float">
            <text:p>174.4653</text:p>
          </table:table-cell>
          <table:table-cell office:value-type="float" office:value="22.25012" calcext:value-type="float">
            <text:p>22.25012</text:p>
          </table:table-cell>
          <table:table-cell office:value-type="float" office:value="1101.177" calcext:value-type="float">
            <text:p>1101.177</text:p>
          </table:table-cell>
          <table:table-cell office:value-type="float" office:value="18.4774" calcext:value-type="float">
            <text:p>18.4774</text:p>
          </table:table-cell>
          <table:table-cell office:value-type="float" office:value="0" calcext:value-type="float">
            <text:p>0</text:p>
          </table:table-cell>
          <table:table-cell office:value-type="float" office:value="0.148685" calcext:value-type="float">
            <text:p>0.148685</text:p>
          </table:table-cell>
          <table:table-cell office:value-type="float" office:value="0.3280668" calcext:value-type="float">
            <text:p>0.3280668</text:p>
          </table:table-cell>
          <table:table-cell office:value-type="float" office:value="0.3328679" calcext:value-type="float">
            <text:p>0.3328679</text:p>
          </table:table-cell>
          <table:table-cell office:value-type="float" office:value="0.3373951" calcext:value-type="float">
            <text:p>0.3373951</text:p>
          </table:table-cell>
          <table:table-cell office:value-type="float" office:value="0.3402044" calcext:value-type="float">
            <text:p>0.3402044</text:p>
          </table:table-cell>
          <table:table-cell office:value-type="float" office:value="0.2983062" calcext:value-type="float">
            <text:p>0.2983062</text:p>
          </table:table-cell>
          <table:table-cell office:value-type="float" office:value="0.2953404" calcext:value-type="float">
            <text:p>0.2953404</text:p>
          </table:table-cell>
          <table:table-cell office:value-type="float" office:value="0.3718763" calcext:value-type="float">
            <text:p>0.3718763</text:p>
          </table:table-cell>
          <table:table-cell office:value-type="float" office:value="0.3659795" calcext:value-type="float">
            <text:p>0.3659795</text:p>
          </table:table-cell>
          <table:table-cell office:value-type="float" office:value="0.3756649" calcext:value-type="float">
            <text:p>0.3756649</text:p>
          </table:table-cell>
          <table:table-cell office:value-type="float" office:value="0.3923456" calcext:value-type="float">
            <text:p>0.3923456</text:p>
          </table:table-cell>
          <table:table-cell office:value-type="float" office:value="0.4033868" calcext:value-type="float">
            <text:p>0.40338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889513E-015" calcext:value-type="float">
            <text:p>1.889513E-15</text:p>
          </table:table-cell>
          <table:table-cell office:value-type="float" office:value="1.99721E-015" calcext:value-type="float">
            <text:p>1.99721E-15</text:p>
          </table:table-cell>
          <table:table-cell office:value-type="float" office:value="1.945758E-015" calcext:value-type="float">
            <text:p>1.945758E-15</text:p>
          </table:table-cell>
          <table:table-cell office:value-type="float" office:value="1.923502E-015" calcext:value-type="float">
            <text:p>1.923502E-15</text:p>
          </table:table-cell>
          <table:table-cell office:value-type="float" office:value="9.879962E-016" calcext:value-type="float">
            <text:p>9.879962E-16</text:p>
          </table:table-cell>
          <table:table-cell office:value-type="float" office:value="9.669042E-016" calcext:value-type="float">
            <text:p>9.669042E-16</text:p>
          </table:table-cell>
          <table:table-cell office:value-type="float" office:value="9.718701E-016" calcext:value-type="float">
            <text:p>9.718701E-16</text:p>
          </table:table-cell>
          <table:table-cell office:value-type="float" office:value="3.077514E-020" calcext:value-type="float">
            <text:p>3.077514E-20</text:p>
          </table:table-cell>
          <table:table-cell office:value-type="float" office:value="5.503831E-025" calcext:value-type="float">
            <text:p>5.503831E-25</text:p>
          </table:table-cell>
          <table:table-cell office:value-type="float" office:value="4.921339E-030" calcext:value-type="float">
            <text:p>4.921339E-30</text:p>
          </table:table-cell>
          <table:table-cell office:value-type="float" office:value="3.561922E-035" calcext:value-type="float">
            <text:p>3.561922E-35</text:p>
          </table:table-cell>
          <table:table-cell office:value-type="float" office:value="1.061946E-040" calcext:value-type="float">
            <text:p>1.061946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838427" calcext:value-type="float">
            <text:p>-7.838427</text:p>
          </table:table-cell>
          <table:table-cell office:value-type="float" office:value="-0.0203558" calcext:value-type="float">
            <text:p>-0.0203558</text:p>
          </table:table-cell>
          <table:table-cell office:value-type="float" office:value="-0.01861232" calcext:value-type="float">
            <text:p>-0.01861232</text:p>
          </table:table-cell>
          <table:table-cell office:value-type="float" office:value="-0.01715243" calcext:value-type="float">
            <text:p>-0.01715243</text:p>
          </table:table-cell>
          <table:table-cell office:value-type="float" office:value="-0.01630223" calcext:value-type="float">
            <text:p>-0.01630223</text:p>
          </table:table-cell>
          <table:table-cell office:value-type="float" office:value="-0.0149813" calcext:value-type="float">
            <text:p>-0.0149813</text:p>
          </table:table-cell>
          <table:table-cell office:value-type="float" office:value="-0.01430647" calcext:value-type="float">
            <text:p>-0.01430647</text:p>
          </table:table-cell>
          <table:table-cell office:value-type="float" office:value="-0.01365571" calcext:value-type="float">
            <text:p>-0.01365571</text:p>
          </table:table-cell>
          <table:table-cell office:value-type="float" office:value="-0.01297611" calcext:value-type="float">
            <text:p>-0.01297611</text:p>
          </table:table-cell>
          <table:table-cell office:value-type="float" office:value="-0.01084002" calcext:value-type="float">
            <text:p>-0.01084002</text:p>
          </table:table-cell>
          <table:table-cell office:value-type="float" office:value="0" calcext:value-type="float">
            <text:p>0</text:p>
          </table:table-cell>
          <table:table-cell office:value-type="float" office:value="0.104894" calcext:value-type="float">
            <text:p>0.104894</text:p>
          </table:table-cell>
          <table:table-cell office:value-type="float" office:value="-28.18542" calcext:value-type="float">
            <text:p>-28.18542</text:p>
          </table:table-cell>
          <table:table-cell office:value-type="float" office:value="0.02297914" calcext:value-type="float">
            <text:p>0.02297914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206893" calcext:value-type="float">
            <text:p>-2.2068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9052004" calcext:value-type="float">
            <text:p>29052004</text:p>
          </table:table-cell>
          <table:table-cell office:value-type="float" office:value="257.0042" calcext:value-type="float">
            <text:p>257.0042</text:p>
          </table:table-cell>
          <table:table-cell office:value-type="float" office:value="175.2639" calcext:value-type="float">
            <text:p>175.2639</text:p>
          </table:table-cell>
          <table:table-cell office:value-type="float" office:value="36.86928" calcext:value-type="float">
            <text:p>36.86928</text:p>
          </table:table-cell>
          <table:table-cell office:value-type="float" office:value="1121.194" calcext:value-type="float">
            <text:p>1121.194</text:p>
          </table:table-cell>
          <table:table-cell office:value-type="float" office:value="19.54194" calcext:value-type="float">
            <text:p>19.54194</text:p>
          </table:table-cell>
          <table:table-cell office:value-type="float" office:value="0" calcext:value-type="float">
            <text:p>0</text:p>
          </table:table-cell>
          <table:table-cell office:value-type="float" office:value="0.5893973" calcext:value-type="float">
            <text:p>0.5893973</text:p>
          </table:table-cell>
          <table:table-cell office:value-type="float" office:value="0.5505049" calcext:value-type="float">
            <text:p>0.5505049</text:p>
          </table:table-cell>
          <table:table-cell office:value-type="float" office:value="0.3677214" calcext:value-type="float">
            <text:p>0.3677214</text:p>
          </table:table-cell>
          <table:table-cell office:value-type="float" office:value="0.3486889" calcext:value-type="float">
            <text:p>0.3486889</text:p>
          </table:table-cell>
          <table:table-cell office:value-type="float" office:value="0.3410518" calcext:value-type="float">
            <text:p>0.3410518</text:p>
          </table:table-cell>
          <table:table-cell office:value-type="float" office:value="0.2978065" calcext:value-type="float">
            <text:p>0.2978065</text:p>
          </table:table-cell>
          <table:table-cell office:value-type="float" office:value="0.3259988" calcext:value-type="float">
            <text:p>0.3259988</text:p>
          </table:table-cell>
          <table:table-cell office:value-type="float" office:value="0.3719651" calcext:value-type="float">
            <text:p>0.3719651</text:p>
          </table:table-cell>
          <table:table-cell office:value-type="float" office:value="0.3661393" calcext:value-type="float">
            <text:p>0.3661393</text:p>
          </table:table-cell>
          <table:table-cell office:value-type="float" office:value="0.3757263" calcext:value-type="float">
            <text:p>0.3757263</text:p>
          </table:table-cell>
          <table:table-cell office:value-type="float" office:value="0.3923421" calcext:value-type="float">
            <text:p>0.3923421</text:p>
          </table:table-cell>
          <table:table-cell office:value-type="float" office:value="0.4033894" calcext:value-type="float">
            <text:p>0.4033894</text:p>
          </table:table-cell>
          <table:table-cell office:value-type="float" office:value="0.462368" calcext:value-type="float">
            <text:p>0.462368</text:p>
          </table:table-cell>
          <table:table-cell office:value-type="float" office:value="0.0000278044" calcext:value-type="float">
            <text:p>2.78044E-05</text:p>
          </table:table-cell>
          <table:table-cell office:value-type="float" office:value="1.901153E-015" calcext:value-type="float">
            <text:p>1.901153E-15</text:p>
          </table:table-cell>
          <table:table-cell office:value-type="float" office:value="1.997099E-015" calcext:value-type="float">
            <text:p>1.997099E-15</text:p>
          </table:table-cell>
          <table:table-cell office:value-type="float" office:value="1.945697E-015" calcext:value-type="float">
            <text:p>1.945697E-15</text:p>
          </table:table-cell>
          <table:table-cell office:value-type="float" office:value="1.922432E-015" calcext:value-type="float">
            <text:p>1.922432E-15</text:p>
          </table:table-cell>
          <table:table-cell office:value-type="float" office:value="9.879312E-016" calcext:value-type="float">
            <text:p>9.879312E-16</text:p>
          </table:table-cell>
          <table:table-cell office:value-type="float" office:value="9.669071E-016" calcext:value-type="float">
            <text:p>9.669071E-16</text:p>
          </table:table-cell>
          <table:table-cell office:value-type="float" office:value="9.71102E-016" calcext:value-type="float">
            <text:p>9.71102E-16</text:p>
          </table:table-cell>
          <table:table-cell office:value-type="float" office:value="3.076805E-020" calcext:value-type="float">
            <text:p>3.076805E-20</text:p>
          </table:table-cell>
          <table:table-cell office:value-type="float" office:value="5.50291E-025" calcext:value-type="float">
            <text:p>5.50291E-25</text:p>
          </table:table-cell>
          <table:table-cell office:value-type="float" office:value="4.920659E-030" calcext:value-type="float">
            <text:p>4.920659E-30</text:p>
          </table:table-cell>
          <table:table-cell office:value-type="float" office:value="3.561215E-035" calcext:value-type="float">
            <text:p>3.561215E-35</text:p>
          </table:table-cell>
          <table:table-cell office:value-type="float" office:value="1.061792E-040" calcext:value-type="float">
            <text:p>1.061792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334535" calcext:value-type="float">
            <text:p>-0.0005334535</text:p>
          </table:table-cell>
          <table:table-cell office:value-type="float" office:value="-0.001266671" calcext:value-type="float">
            <text:p>-0.001266671</text:p>
          </table:table-cell>
          <table:table-cell office:value-type="float" office:value="-0.01418245" calcext:value-type="float">
            <text:p>-0.01418245</text:p>
          </table:table-cell>
          <table:table-cell office:value-type="float" office:value="-0.01438749" calcext:value-type="float">
            <text:p>-0.01438749</text:p>
          </table:table-cell>
          <table:table-cell office:value-type="float" office:value="-0.01621056" calcext:value-type="float">
            <text:p>-0.01621056</text:p>
          </table:table-cell>
          <table:table-cell office:value-type="float" office:value="-0.01525675" calcext:value-type="float">
            <text:p>-0.01525675</text:p>
          </table:table-cell>
          <table:table-cell office:value-type="float" office:value="-0.00684427" calcext:value-type="float">
            <text:p>-0.00684427</text:p>
          </table:table-cell>
          <table:table-cell office:value-type="float" office:value="-0.01363006" calcext:value-type="float">
            <text:p>-0.01363006</text:p>
          </table:table-cell>
          <table:table-cell office:value-type="float" office:value="-0.01288212" calcext:value-type="float">
            <text:p>-0.01288212</text:p>
          </table:table-cell>
          <table:table-cell office:value-type="float" office:value="-0.01080986" calcext:value-type="float">
            <text:p>-0.01080986</text:p>
          </table:table-cell>
          <table:table-cell office:value-type="float" office:value="0" calcext:value-type="float">
            <text:p>0</text:p>
          </table:table-cell>
          <table:table-cell office:value-type="float" office:value="0.1626864" calcext:value-type="float">
            <text:p>0.1626864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254484" calcext:value-type="float">
            <text:p>0.0254484</text:p>
          </table:table-cell>
          <table:table-cell office:value-type="float" office:value="-9999.025" calcext:value-type="float">
            <text:p>-9999.025</text:p>
          </table:table-cell>
          <table:table-cell office:value-type="float" office:value="0.00002772233" calcext:value-type="float">
            <text:p>2.772233E-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052004" calcext:value-type="float">
            <text:p>30052004</text:p>
          </table:table-cell>
          <table:table-cell office:value-type="float" office:value="257.9042" calcext:value-type="float">
            <text:p>257.9042</text:p>
          </table:table-cell>
          <table:table-cell office:value-type="float" office:value="178.5693" calcext:value-type="float">
            <text:p>178.5693</text:p>
          </table:table-cell>
          <table:table-cell office:value-type="float" office:value="36.86928" calcext:value-type="float">
            <text:p>36.86928</text:p>
          </table:table-cell>
          <table:table-cell office:value-type="float" office:value="1118.819" calcext:value-type="float">
            <text:p>1118.819</text:p>
          </table:table-cell>
          <table:table-cell office:value-type="float" office:value="19.51187" calcext:value-type="float">
            <text:p>19.51187</text:p>
          </table:table-cell>
          <table:table-cell office:value-type="float" office:value="0" calcext:value-type="float">
            <text:p>0</text:p>
          </table:table-cell>
          <table:table-cell office:value-type="float" office:value="0.3886195" calcext:value-type="float">
            <text:p>0.3886195</text:p>
          </table:table-cell>
          <table:table-cell office:value-type="float" office:value="0.3869664" calcext:value-type="float">
            <text:p>0.3869664</text:p>
          </table:table-cell>
          <table:table-cell office:value-type="float" office:value="0.3838279" calcext:value-type="float">
            <text:p>0.3838279</text:p>
          </table:table-cell>
          <table:table-cell office:value-type="float" office:value="0.3850695" calcext:value-type="float">
            <text:p>0.3850695</text:p>
          </table:table-cell>
          <table:table-cell office:value-type="float" office:value="0.3860792" calcext:value-type="float">
            <text:p>0.3860792</text:p>
          </table:table-cell>
          <table:table-cell office:value-type="float" office:value="0.3228619" calcext:value-type="float">
            <text:p>0.3228619</text:p>
          </table:table-cell>
          <table:table-cell office:value-type="float" office:value="0.3107006" calcext:value-type="float">
            <text:p>0.3107006</text:p>
          </table:table-cell>
          <table:table-cell office:value-type="float" office:value="0.3749126" calcext:value-type="float">
            <text:p>0.3749126</text:p>
          </table:table-cell>
          <table:table-cell office:value-type="float" office:value="0.3666272" calcext:value-type="float">
            <text:p>0.3666272</text:p>
          </table:table-cell>
          <table:table-cell office:value-type="float" office:value="0.375798" calcext:value-type="float">
            <text:p>0.375798</text:p>
          </table:table-cell>
          <table:table-cell office:value-type="float" office:value="0.3923384" calcext:value-type="float">
            <text:p>0.3923384</text:p>
          </table:table-cell>
          <table:table-cell office:value-type="float" office:value="0.4032836" calcext:value-type="float">
            <text:p>0.40328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1694E-015" calcext:value-type="float">
            <text:p>1.901694E-15</text:p>
          </table:table-cell>
          <table:table-cell office:value-type="float" office:value="1.997058E-015" calcext:value-type="float">
            <text:p>1.997058E-15</text:p>
          </table:table-cell>
          <table:table-cell office:value-type="float" office:value="1.945664E-015" calcext:value-type="float">
            <text:p>1.945664E-15</text:p>
          </table:table-cell>
          <table:table-cell office:value-type="float" office:value="1.9224E-015" calcext:value-type="float">
            <text:p>1.9224E-15</text:p>
          </table:table-cell>
          <table:table-cell office:value-type="float" office:value="9.879114E-016" calcext:value-type="float">
            <text:p>9.879114E-16</text:p>
          </table:table-cell>
          <table:table-cell office:value-type="float" office:value="9.66907E-016" calcext:value-type="float">
            <text:p>9.66907E-16</text:p>
          </table:table-cell>
          <table:table-cell office:value-type="float" office:value="9.71102E-016" calcext:value-type="float">
            <text:p>9.71102E-16</text:p>
          </table:table-cell>
          <table:table-cell office:value-type="float" office:value="3.076805E-020" calcext:value-type="float">
            <text:p>3.076805E-20</text:p>
          </table:table-cell>
          <table:table-cell office:value-type="float" office:value="5.50291E-025" calcext:value-type="float">
            <text:p>5.50291E-25</text:p>
          </table:table-cell>
          <table:table-cell office:value-type="float" office:value="4.920659E-030" calcext:value-type="float">
            <text:p>4.920659E-30</text:p>
          </table:table-cell>
          <table:table-cell office:value-type="float" office:value="3.561215E-035" calcext:value-type="float">
            <text:p>3.561215E-35</text:p>
          </table:table-cell>
          <table:table-cell office:value-type="float" office:value="1.061806E-040" calcext:value-type="float">
            <text:p>1.061806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121188" calcext:value-type="float">
            <text:p>-0.007121188</text:p>
          </table:table-cell>
          <table:table-cell office:value-type="float" office:value="-0.007392245" calcext:value-type="float">
            <text:p>-0.007392245</text:p>
          </table:table-cell>
          <table:table-cell office:value-type="float" office:value="-0.007814523" calcext:value-type="float">
            <text:p>-0.007814523</text:p>
          </table:table-cell>
          <table:table-cell office:value-type="float" office:value="-0.007637599" calcext:value-type="float">
            <text:p>-0.007637599</text:p>
          </table:table-cell>
          <table:table-cell office:value-type="float" office:value="-0.007506404" calcext:value-type="float">
            <text:p>-0.007506404</text:p>
          </table:table-cell>
          <table:table-cell office:value-type="float" office:value="-0.008272513" calcext:value-type="float">
            <text:p>-0.008272513</text:p>
          </table:table-cell>
          <table:table-cell office:value-type="float" office:value="-0.009372465" calcext:value-type="float">
            <text:p>-0.009372465</text:p>
          </table:table-cell>
          <table:table-cell office:value-type="float" office:value="-0.01146876" calcext:value-type="float">
            <text:p>-0.01146876</text:p>
          </table:table-cell>
          <table:table-cell office:value-type="float" office:value="-0.0126027" calcext:value-type="float">
            <text:p>-0.0126027</text:p>
          </table:table-cell>
          <table:table-cell office:value-type="float" office:value="-0.01077473" calcext:value-type="float">
            <text:p>-0.01077473</text:p>
          </table:table-cell>
          <table:table-cell office:value-type="float" office:value="0" calcext:value-type="float">
            <text:p>0</text:p>
          </table:table-cell>
          <table:table-cell office:value-type="float" office:value="0.1626864" calcext:value-type="float">
            <text:p>0.1626864</text:p>
          </table:table-cell>
          <table:table-cell office:value-type="float" office:value="-0.00730669" calcext:value-type="float">
            <text:p>-0.00730669</text:p>
          </table:table-cell>
          <table:table-cell office:value-type="float" office:value="0.02244328" calcext:value-type="float">
            <text:p>0.02244328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21874" calcext:value-type="float">
            <text:p>-2.2187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052004" calcext:value-type="float">
            <text:p>31052004</text:p>
          </table:table-cell>
          <table:table-cell office:value-type="float" office:value="258.2043" calcext:value-type="float">
            <text:p>258.2043</text:p>
          </table:table-cell>
          <table:table-cell office:value-type="float" office:value="183.9947" calcext:value-type="float">
            <text:p>183.9947</text:p>
          </table:table-cell>
          <table:table-cell office:value-type="float" office:value="36.86928" calcext:value-type="float">
            <text:p>36.86928</text:p>
          </table:table-cell>
          <table:table-cell office:value-type="float" office:value="1113.716" calcext:value-type="float">
            <text:p>1113.716</text:p>
          </table:table-cell>
          <table:table-cell office:value-type="float" office:value="19.48879" calcext:value-type="float">
            <text:p>19.48879</text:p>
          </table:table-cell>
          <table:table-cell office:value-type="float" office:value="0" calcext:value-type="float">
            <text:p>0</text:p>
          </table:table-cell>
          <table:table-cell office:value-type="float" office:value="0.3243496" calcext:value-type="float">
            <text:p>0.3243496</text:p>
          </table:table-cell>
          <table:table-cell office:value-type="float" office:value="0.3358267" calcext:value-type="float">
            <text:p>0.3358267</text:p>
          </table:table-cell>
          <table:table-cell office:value-type="float" office:value="0.3558715" calcext:value-type="float">
            <text:p>0.3558715</text:p>
          </table:table-cell>
          <table:table-cell office:value-type="float" office:value="0.3669372" calcext:value-type="float">
            <text:p>0.3669372</text:p>
          </table:table-cell>
          <table:table-cell office:value-type="float" office:value="0.3718097" calcext:value-type="float">
            <text:p>0.3718097</text:p>
          </table:table-cell>
          <table:table-cell office:value-type="float" office:value="0.3211811" calcext:value-type="float">
            <text:p>0.3211811</text:p>
          </table:table-cell>
          <table:table-cell office:value-type="float" office:value="0.313518" calcext:value-type="float">
            <text:p>0.313518</text:p>
          </table:table-cell>
          <table:table-cell office:value-type="float" office:value="0.3766152" calcext:value-type="float">
            <text:p>0.3766152</text:p>
          </table:table-cell>
          <table:table-cell office:value-type="float" office:value="0.3673115" calcext:value-type="float">
            <text:p>0.3673115</text:p>
          </table:table-cell>
          <table:table-cell office:value-type="float" office:value="0.3759051" calcext:value-type="float">
            <text:p>0.3759051</text:p>
          </table:table-cell>
          <table:table-cell office:value-type="float" office:value="0.3923378" calcext:value-type="float">
            <text:p>0.3923378</text:p>
          </table:table-cell>
          <table:table-cell office:value-type="float" office:value="0.4032298" calcext:value-type="float">
            <text:p>0.40322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2222E-015" calcext:value-type="float">
            <text:p>1.902222E-15</text:p>
          </table:table-cell>
          <table:table-cell office:value-type="float" office:value="1.997019E-015" calcext:value-type="float">
            <text:p>1.997019E-15</text:p>
          </table:table-cell>
          <table:table-cell office:value-type="float" office:value="1.945629E-015" calcext:value-type="float">
            <text:p>1.945629E-15</text:p>
          </table:table-cell>
          <table:table-cell office:value-type="float" office:value="1.922372E-015" calcext:value-type="float">
            <text:p>1.922372E-15</text:p>
          </table:table-cell>
          <table:table-cell office:value-type="float" office:value="9.878905E-016" calcext:value-type="float">
            <text:p>9.878905E-16</text:p>
          </table:table-cell>
          <table:table-cell office:value-type="float" office:value="9.66907E-016" calcext:value-type="float">
            <text:p>9.66907E-16</text:p>
          </table:table-cell>
          <table:table-cell office:value-type="float" office:value="9.71102E-016" calcext:value-type="float">
            <text:p>9.71102E-16</text:p>
          </table:table-cell>
          <table:table-cell office:value-type="float" office:value="3.076805E-020" calcext:value-type="float">
            <text:p>3.076805E-20</text:p>
          </table:table-cell>
          <table:table-cell office:value-type="float" office:value="5.50291E-025" calcext:value-type="float">
            <text:p>5.50291E-25</text:p>
          </table:table-cell>
          <table:table-cell office:value-type="float" office:value="4.920658E-030" calcext:value-type="float">
            <text:p>4.920658E-30</text:p>
          </table:table-cell>
          <table:table-cell office:value-type="float" office:value="3.561215E-035" calcext:value-type="float">
            <text:p>3.561215E-35</text:p>
          </table:table-cell>
          <table:table-cell office:value-type="float" office:value="1.061792E-040" calcext:value-type="float">
            <text:p>1.061792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11473" calcext:value-type="float">
            <text:p>-0.02211473</text:p>
          </table:table-cell>
          <table:table-cell office:value-type="float" office:value="-0.01768288" calcext:value-type="float">
            <text:p>-0.01768288</text:p>
          </table:table-cell>
          <table:table-cell office:value-type="float" office:value="-0.01232366" calcext:value-type="float">
            <text:p>-0.01232366</text:p>
          </table:table-cell>
          <table:table-cell office:value-type="float" office:value="-0.0102265" calcext:value-type="float">
            <text:p>-0.0102265</text:p>
          </table:table-cell>
          <table:table-cell office:value-type="float" office:value="-0.009437772" calcext:value-type="float">
            <text:p>-0.009437772</text:p>
          </table:table-cell>
          <table:table-cell office:value-type="float" office:value="-0.008580606" calcext:value-type="float">
            <text:p>-0.008580606</text:p>
          </table:table-cell>
          <table:table-cell office:value-type="float" office:value="-0.008674432" calcext:value-type="float">
            <text:p>-0.008674432</text:p>
          </table:table-cell>
          <table:table-cell office:value-type="float" office:value="-0.01039625" calcext:value-type="float">
            <text:p>-0.01039625</text:p>
          </table:table-cell>
          <table:table-cell office:value-type="float" office:value="-0.01221852" calcext:value-type="float">
            <text:p>-0.01221852</text:p>
          </table:table-cell>
          <table:table-cell office:value-type="float" office:value="-0.01072254" calcext:value-type="float">
            <text:p>-0.01072254</text:p>
          </table:table-cell>
          <table:table-cell office:value-type="float" office:value="0" calcext:value-type="float">
            <text:p>0</text:p>
          </table:table-cell>
          <table:table-cell office:value-type="float" office:value="0.1626864" calcext:value-type="float">
            <text:p>0.1626864</text:p>
          </table:table-cell>
          <table:table-cell office:value-type="float" office:value="-0.02341357" calcext:value-type="float">
            <text:p>-0.02341357</text:p>
          </table:table-cell>
          <table:table-cell office:value-type="float" office:value="0.02195959" calcext:value-type="float">
            <text:p>0.02195959</text:p>
          </table:table-cell>
          <table:table-cell office:value-type="float" office:value="-9999.022" calcext:value-type="float">
            <text:p>-9999.022</text:p>
          </table:table-cell>
          <table:table-cell office:value-type="float" office:value="-2.216469" calcext:value-type="float">
            <text:p>-2.21646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62004" calcext:value-type="float">
            <text:p>1062004</text:p>
          </table:table-cell>
          <table:table-cell office:value-type="float" office:value="258.4043" calcext:value-type="float">
            <text:p>258.4043</text:p>
          </table:table-cell>
          <table:table-cell office:value-type="float" office:value="189.4425" calcext:value-type="float">
            <text:p>189.4425</text:p>
          </table:table-cell>
          <table:table-cell office:value-type="float" office:value="36.86928" calcext:value-type="float">
            <text:p>36.86928</text:p>
          </table:table-cell>
          <table:table-cell office:value-type="float" office:value="1108.486" calcext:value-type="float">
            <text:p>1108.486</text:p>
          </table:table-cell>
          <table:table-cell office:value-type="float" office:value="19.47202" calcext:value-type="float">
            <text:p>19.47202</text:p>
          </table:table-cell>
          <table:table-cell office:value-type="float" office:value="0" calcext:value-type="float">
            <text:p>0</text:p>
          </table:table-cell>
          <table:table-cell office:value-type="float" office:value="0.174719" calcext:value-type="float">
            <text:p>0.174719</text:p>
          </table:table-cell>
          <table:table-cell office:value-type="float" office:value="0.3377352" calcext:value-type="float">
            <text:p>0.3377352</text:p>
          </table:table-cell>
          <table:table-cell office:value-type="float" office:value="0.3461935" calcext:value-type="float">
            <text:p>0.3461935</text:p>
          </table:table-cell>
          <table:table-cell office:value-type="float" office:value="0.3549035" calcext:value-type="float">
            <text:p>0.3549035</text:p>
          </table:table-cell>
          <table:table-cell office:value-type="float" office:value="0.3597741" calcext:value-type="float">
            <text:p>0.3597741</text:p>
          </table:table-cell>
          <table:table-cell office:value-type="float" office:value="0.3139619" calcext:value-type="float">
            <text:p>0.3139619</text:p>
          </table:table-cell>
          <table:table-cell office:value-type="float" office:value="0.3092686" calcext:value-type="float">
            <text:p>0.3092686</text:p>
          </table:table-cell>
          <table:table-cell office:value-type="float" office:value="0.3775112" calcext:value-type="float">
            <text:p>0.3775112</text:p>
          </table:table-cell>
          <table:table-cell office:value-type="float" office:value="0.3681106" calcext:value-type="float">
            <text:p>0.3681106</text:p>
          </table:table-cell>
          <table:table-cell office:value-type="float" office:value="0.3760507" calcext:value-type="float">
            <text:p>0.3760507</text:p>
          </table:table-cell>
          <table:table-cell office:value-type="float" office:value="0.392348" calcext:value-type="float">
            <text:p>0.392348</text:p>
          </table:table-cell>
          <table:table-cell office:value-type="float" office:value="0.4032097" calcext:value-type="float">
            <text:p>0.40320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2754E-015" calcext:value-type="float">
            <text:p>1.902754E-15</text:p>
          </table:table-cell>
          <table:table-cell office:value-type="float" office:value="1.996979E-015" calcext:value-type="float">
            <text:p>1.996979E-15</text:p>
          </table:table-cell>
          <table:table-cell office:value-type="float" office:value="1.945595E-015" calcext:value-type="float">
            <text:p>1.945595E-15</text:p>
          </table:table-cell>
          <table:table-cell office:value-type="float" office:value="1.922343E-015" calcext:value-type="float">
            <text:p>1.922343E-15</text:p>
          </table:table-cell>
          <table:table-cell office:value-type="float" office:value="9.878702E-016" calcext:value-type="float">
            <text:p>9.878702E-16</text:p>
          </table:table-cell>
          <table:table-cell office:value-type="float" office:value="9.66907E-016" calcext:value-type="float">
            <text:p>9.66907E-16</text:p>
          </table:table-cell>
          <table:table-cell office:value-type="float" office:value="9.71102E-016" calcext:value-type="float">
            <text:p>9.71102E-16</text:p>
          </table:table-cell>
          <table:table-cell office:value-type="float" office:value="3.076805E-020" calcext:value-type="float">
            <text:p>3.076805E-20</text:p>
          </table:table-cell>
          <table:table-cell office:value-type="float" office:value="5.50291E-025" calcext:value-type="float">
            <text:p>5.50291E-25</text:p>
          </table:table-cell>
          <table:table-cell office:value-type="float" office:value="4.920659E-030" calcext:value-type="float">
            <text:p>4.920659E-30</text:p>
          </table:table-cell>
          <table:table-cell office:value-type="float" office:value="3.561215E-035" calcext:value-type="float">
            <text:p>3.561215E-35</text:p>
          </table:table-cell>
          <table:table-cell office:value-type="float" office:value="1.061792E-040" calcext:value-type="float">
            <text:p>1.061792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97427" calcext:value-type="float">
            <text:p>-2.297427</text:p>
          </table:table-cell>
          <table:table-cell office:value-type="float" office:value="-0.01706708" calcext:value-type="float">
            <text:p>-0.01706708</text:p>
          </table:table-cell>
          <table:table-cell office:value-type="float" office:value="-0.01463517" calcext:value-type="float">
            <text:p>-0.01463517</text:p>
          </table:table-cell>
          <table:table-cell office:value-type="float" office:value="-0.01257399" calcext:value-type="float">
            <text:p>-0.01257399</text:p>
          </table:table-cell>
          <table:table-cell office:value-type="float" office:value="-0.01155968" calcext:value-type="float">
            <text:p>-0.01155968</text:p>
          </table:table-cell>
          <table:table-cell office:value-type="float" office:value="-0.01018687" calcext:value-type="float">
            <text:p>-0.01018687</text:p>
          </table:table-cell>
          <table:table-cell office:value-type="float" office:value="-0.009716644" calcext:value-type="float">
            <text:p>-0.009716644</text:p>
          </table:table-cell>
          <table:table-cell office:value-type="float" office:value="-0.009869189" calcext:value-type="float">
            <text:p>-0.009869189</text:p>
          </table:table-cell>
          <table:table-cell office:value-type="float" office:value="-0.01178534" calcext:value-type="float">
            <text:p>-0.01178534</text:p>
          </table:table-cell>
          <table:table-cell office:value-type="float" office:value="-0.01065189" calcext:value-type="float">
            <text:p>-0.01065189</text:p>
          </table:table-cell>
          <table:table-cell office:value-type="float" office:value="0" calcext:value-type="float">
            <text:p>0</text:p>
          </table:table-cell>
          <table:table-cell office:value-type="float" office:value="0.1626864" calcext:value-type="float">
            <text:p>0.1626864</text:p>
          </table:table-cell>
          <table:table-cell office:value-type="float" office:value="-4.529938" calcext:value-type="float">
            <text:p>-4.529938</text:p>
          </table:table-cell>
          <table:table-cell office:value-type="float" office:value="0.02157993" calcext:value-type="float">
            <text:p>0.02157993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214571" calcext:value-type="float">
            <text:p>-2.21457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062004" calcext:value-type="float">
            <text:p>2062004</text:p>
          </table:table-cell>
          <table:table-cell office:value-type="float" office:value="258.4043" calcext:value-type="float">
            <text:p>258.4043</text:p>
          </table:table-cell>
          <table:table-cell office:value-type="float" office:value="190.2815" calcext:value-type="float">
            <text:p>190.2815</text:p>
          </table:table-cell>
          <table:table-cell office:value-type="float" office:value="36.86928" calcext:value-type="float">
            <text:p>36.86928</text:p>
          </table:table-cell>
          <table:table-cell office:value-type="float" office:value="1104.509" calcext:value-type="float">
            <text:p>1104.509</text:p>
          </table:table-cell>
          <table:table-cell office:value-type="float" office:value="19.46036" calcext:value-type="float">
            <text:p>19.46036</text:p>
          </table:table-cell>
          <table:table-cell office:value-type="float" office:value="0" calcext:value-type="float">
            <text:p>0</text:p>
          </table:table-cell>
          <table:table-cell office:value-type="float" office:value="0.1480275" calcext:value-type="float">
            <text:p>0.1480275</text:p>
          </table:table-cell>
          <table:table-cell office:value-type="float" office:value="0.3427101" calcext:value-type="float">
            <text:p>0.3427101</text:p>
          </table:table-cell>
          <table:table-cell office:value-type="float" office:value="0.3469036" calcext:value-type="float">
            <text:p>0.3469036</text:p>
          </table:table-cell>
          <table:table-cell office:value-type="float" office:value="0.3519271" calcext:value-type="float">
            <text:p>0.3519271</text:p>
          </table:table-cell>
          <table:table-cell office:value-type="float" office:value="0.3553099" calcext:value-type="float">
            <text:p>0.3553099</text:p>
          </table:table-cell>
          <table:table-cell office:value-type="float" office:value="0.3095167" calcext:value-type="float">
            <text:p>0.3095167</text:p>
          </table:table-cell>
          <table:table-cell office:value-type="float" office:value="0.3059488" calcext:value-type="float">
            <text:p>0.3059488</text:p>
          </table:table-cell>
          <table:table-cell office:value-type="float" office:value="0.377236" calcext:value-type="float">
            <text:p>0.377236</text:p>
          </table:table-cell>
          <table:table-cell office:value-type="float" office:value="0.3688314" calcext:value-type="float">
            <text:p>0.3688314</text:p>
          </table:table-cell>
          <table:table-cell office:value-type="float" office:value="0.3762313" calcext:value-type="float">
            <text:p>0.3762313</text:p>
          </table:table-cell>
          <table:table-cell office:value-type="float" office:value="0.3923737" calcext:value-type="float">
            <text:p>0.3923737</text:p>
          </table:table-cell>
          <table:table-cell office:value-type="float" office:value="0.403212" calcext:value-type="float">
            <text:p>0.4032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328E-015" calcext:value-type="float">
            <text:p>1.90328E-15</text:p>
          </table:table-cell>
          <table:table-cell office:value-type="float" office:value="1.996942E-015" calcext:value-type="float">
            <text:p>1.996942E-15</text:p>
          </table:table-cell>
          <table:table-cell office:value-type="float" office:value="1.945561E-015" calcext:value-type="float">
            <text:p>1.945561E-15</text:p>
          </table:table-cell>
          <table:table-cell office:value-type="float" office:value="1.922315E-015" calcext:value-type="float">
            <text:p>1.922315E-15</text:p>
          </table:table-cell>
          <table:table-cell office:value-type="float" office:value="9.878473E-016" calcext:value-type="float">
            <text:p>9.878473E-16</text:p>
          </table:table-cell>
          <table:table-cell office:value-type="float" office:value="9.66907E-016" calcext:value-type="float">
            <text:p>9.66907E-16</text:p>
          </table:table-cell>
          <table:table-cell office:value-type="float" office:value="9.71102E-016" calcext:value-type="float">
            <text:p>9.71102E-16</text:p>
          </table:table-cell>
          <table:table-cell office:value-type="float" office:value="3.076805E-020" calcext:value-type="float">
            <text:p>3.076805E-20</text:p>
          </table:table-cell>
          <table:table-cell office:value-type="float" office:value="5.50291E-025" calcext:value-type="float">
            <text:p>5.50291E-25</text:p>
          </table:table-cell>
          <table:table-cell office:value-type="float" office:value="4.920659E-030" calcext:value-type="float">
            <text:p>4.920659E-30</text:p>
          </table:table-cell>
          <table:table-cell office:value-type="float" office:value="3.561215E-035" calcext:value-type="float">
            <text:p>3.561215E-35</text:p>
          </table:table-cell>
          <table:table-cell office:value-type="float" office:value="1.061806E-040" calcext:value-type="float">
            <text:p>1.061806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226847" calcext:value-type="float">
            <text:p>-8.226847</text:p>
          </table:table-cell>
          <table:table-cell office:value-type="float" office:value="-0.01557327" calcext:value-type="float">
            <text:p>-0.01557327</text:p>
          </table:table-cell>
          <table:table-cell office:value-type="float" office:value="-0.01445195" calcext:value-type="float">
            <text:p>-0.01445195</text:p>
          </table:table-cell>
          <table:table-cell office:value-type="float" office:value="-0.01325187" calcext:value-type="float">
            <text:p>-0.01325187</text:p>
          </table:table-cell>
          <table:table-cell office:value-type="float" office:value="-0.01249582" calcext:value-type="float">
            <text:p>-0.01249582</text:p>
          </table:table-cell>
          <table:table-cell office:value-type="float" office:value="-0.01134685" calcext:value-type="float">
            <text:p>-0.01134685</text:p>
          </table:table-cell>
          <table:table-cell office:value-type="float" office:value="-0.01064132" calcext:value-type="float">
            <text:p>-0.01064132</text:p>
          </table:table-cell>
          <table:table-cell office:value-type="float" office:value="-0.01002125" calcext:value-type="float">
            <text:p>-0.01002125</text:p>
          </table:table-cell>
          <table:table-cell office:value-type="float" office:value="-0.01140713" calcext:value-type="float">
            <text:p>-0.01140713</text:p>
          </table:table-cell>
          <table:table-cell office:value-type="float" office:value="-0.01056489" calcext:value-type="float">
            <text:p>-0.01056489</text:p>
          </table:table-cell>
          <table:table-cell office:value-type="float" office:value="0" calcext:value-type="float">
            <text:p>0</text:p>
          </table:table-cell>
          <table:table-cell office:value-type="float" office:value="0.1626864" calcext:value-type="float">
            <text:p>0.1626864</text:p>
          </table:table-cell>
          <table:table-cell office:value-type="float" office:value="-15.57617" calcext:value-type="float">
            <text:p>-15.57617</text:p>
          </table:table-cell>
          <table:table-cell office:value-type="float" office:value="0.02146444" calcext:value-type="float">
            <text:p>0.02146444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212931" calcext:value-type="float">
            <text:p>-2.21293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62004" calcext:value-type="float">
            <text:p>3062004</text:p>
          </table:table-cell>
          <table:table-cell office:value-type="float" office:value="258.4043" calcext:value-type="float">
            <text:p>258.4043</text:p>
          </table:table-cell>
          <table:table-cell office:value-type="float" office:value="190.86" calcext:value-type="float">
            <text:p>190.86</text:p>
          </table:table-cell>
          <table:table-cell office:value-type="float" office:value="36.86928" calcext:value-type="float">
            <text:p>36.86928</text:p>
          </table:table-cell>
          <table:table-cell office:value-type="float" office:value="1103.937" calcext:value-type="float">
            <text:p>1103.937</text:p>
          </table:table-cell>
          <table:table-cell office:value-type="float" office:value="19.45338" calcext:value-type="float">
            <text:p>19.45338</text:p>
          </table:table-cell>
          <table:table-cell office:value-type="float" office:value="0" calcext:value-type="float">
            <text:p>0</text:p>
          </table:table-cell>
          <table:table-cell office:value-type="float" office:value="0.1181296" calcext:value-type="float">
            <text:p>0.1181296</text:p>
          </table:table-cell>
          <table:table-cell office:value-type="float" office:value="0.3448496" calcext:value-type="float">
            <text:p>0.3448496</text:p>
          </table:table-cell>
          <table:table-cell office:value-type="float" office:value="0.3474716" calcext:value-type="float">
            <text:p>0.3474716</text:p>
          </table:table-cell>
          <table:table-cell office:value-type="float" office:value="0.3508122" calcext:value-type="float">
            <text:p>0.3508122</text:p>
          </table:table-cell>
          <table:table-cell office:value-type="float" office:value="0.3533319" calcext:value-type="float">
            <text:p>0.3533319</text:p>
          </table:table-cell>
          <table:table-cell office:value-type="float" office:value="0.3073611" calcext:value-type="float">
            <text:p>0.3073611</text:p>
          </table:table-cell>
          <table:table-cell office:value-type="float" office:value="0.3040671" calcext:value-type="float">
            <text:p>0.3040671</text:p>
          </table:table-cell>
          <table:table-cell office:value-type="float" office:value="0.3766197" calcext:value-type="float">
            <text:p>0.3766197</text:p>
          </table:table-cell>
          <table:table-cell office:value-type="float" office:value="0.3692917" calcext:value-type="float">
            <text:p>0.3692917</text:p>
          </table:table-cell>
          <table:table-cell office:value-type="float" office:value="0.3764274" calcext:value-type="float">
            <text:p>0.3764274</text:p>
          </table:table-cell>
          <table:table-cell office:value-type="float" office:value="0.3924165" calcext:value-type="float">
            <text:p>0.3924165</text:p>
          </table:table-cell>
          <table:table-cell office:value-type="float" office:value="0.4032289" calcext:value-type="float">
            <text:p>0.403228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382E-015" calcext:value-type="float">
            <text:p>1.90382E-15</text:p>
          </table:table-cell>
          <table:table-cell office:value-type="float" office:value="1.996901E-015" calcext:value-type="float">
            <text:p>1.996901E-15</text:p>
          </table:table-cell>
          <table:table-cell office:value-type="float" office:value="1.945528E-015" calcext:value-type="float">
            <text:p>1.945528E-15</text:p>
          </table:table-cell>
          <table:table-cell office:value-type="float" office:value="1.92228E-015" calcext:value-type="float">
            <text:p>1.92228E-15</text:p>
          </table:table-cell>
          <table:table-cell office:value-type="float" office:value="9.878323E-016" calcext:value-type="float">
            <text:p>9.878323E-16</text:p>
          </table:table-cell>
          <table:table-cell office:value-type="float" office:value="9.66907E-016" calcext:value-type="float">
            <text:p>9.66907E-16</text:p>
          </table:table-cell>
          <table:table-cell office:value-type="float" office:value="9.71102E-016" calcext:value-type="float">
            <text:p>9.71102E-16</text:p>
          </table:table-cell>
          <table:table-cell office:value-type="float" office:value="3.076805E-020" calcext:value-type="float">
            <text:p>3.076805E-20</text:p>
          </table:table-cell>
          <table:table-cell office:value-type="float" office:value="5.50291E-025" calcext:value-type="float">
            <text:p>5.50291E-25</text:p>
          </table:table-cell>
          <table:table-cell office:value-type="float" office:value="4.920657E-030" calcext:value-type="float">
            <text:p>4.920657E-30</text:p>
          </table:table-cell>
          <table:table-cell office:value-type="float" office:value="3.561215E-035" calcext:value-type="float">
            <text:p>3.561215E-35</text:p>
          </table:table-cell>
          <table:table-cell office:value-type="float" office:value="1.061792E-040" calcext:value-type="float">
            <text:p>1.061792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84475" calcext:value-type="float">
            <text:p>-46.84475</text:p>
          </table:table-cell>
          <table:table-cell office:value-type="float" office:value="-0.01498557" calcext:value-type="float">
            <text:p>-0.01498557</text:p>
          </table:table-cell>
          <table:table-cell office:value-type="float" office:value="-0.01430853" calcext:value-type="float">
            <text:p>-0.01430853</text:p>
          </table:table-cell>
          <table:table-cell office:value-type="float" office:value="-0.01351474" calcext:value-type="float">
            <text:p>-0.01351474</text:p>
          </table:table-cell>
          <table:table-cell office:value-type="float" office:value="-0.01293411" calcext:value-type="float">
            <text:p>-0.01293411</text:p>
          </table:table-cell>
          <table:table-cell office:value-type="float" office:value="-0.01196436" calcext:value-type="float">
            <text:p>-0.01196436</text:p>
          </table:table-cell>
          <table:table-cell office:value-type="float" office:value="-0.01120933" calcext:value-type="float">
            <text:p>-0.01120933</text:p>
          </table:table-cell>
          <table:table-cell office:value-type="float" office:value="-0.01038106" calcext:value-type="float">
            <text:p>-0.01038106</text:p>
          </table:table-cell>
          <table:table-cell office:value-type="float" office:value="-0.01117157" calcext:value-type="float">
            <text:p>-0.01117157</text:p>
          </table:table-cell>
          <table:table-cell office:value-type="float" office:value="-0.01047116" calcext:value-type="float">
            <text:p>-0.01047116</text:p>
          </table:table-cell>
          <table:table-cell office:value-type="float" office:value="0" calcext:value-type="float">
            <text:p>0</text:p>
          </table:table-cell>
          <table:table-cell office:value-type="float" office:value="0.1626864" calcext:value-type="float">
            <text:p>0.1626864</text:p>
          </table:table-cell>
          <table:table-cell office:value-type="float" office:value="-41.5202" calcext:value-type="float">
            <text:p>-41.5202</text:p>
          </table:table-cell>
          <table:table-cell office:value-type="float" office:value="0.02137069" calcext:value-type="float">
            <text:p>0.02137069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211479" calcext:value-type="float">
            <text:p>-2.21147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062004" calcext:value-type="float">
            <text:p>4062004</text:p>
          </table:table-cell>
          <table:table-cell office:value-type="float" office:value="258.4043" calcext:value-type="float">
            <text:p>258.4043</text:p>
          </table:table-cell>
          <table:table-cell office:value-type="float" office:value="191.0716" calcext:value-type="float">
            <text:p>191.0716</text:p>
          </table:table-cell>
          <table:table-cell office:value-type="float" office:value="36.86928" calcext:value-type="float">
            <text:p>36.86928</text:p>
          </table:table-cell>
          <table:table-cell office:value-type="float" office:value="1103.728" calcext:value-type="float">
            <text:p>1103.728</text:p>
          </table:table-cell>
          <table:table-cell office:value-type="float" office:value="19.45056" calcext:value-type="float">
            <text:p>19.45056</text:p>
          </table:table-cell>
          <table:table-cell office:value-type="float" office:value="0" calcext:value-type="float">
            <text:p>0</text:p>
          </table:table-cell>
          <table:table-cell office:value-type="float" office:value="0.1042312" calcext:value-type="float">
            <text:p>0.1042312</text:p>
          </table:table-cell>
          <table:table-cell office:value-type="float" office:value="0.3459063" calcext:value-type="float">
            <text:p>0.3459063</text:p>
          </table:table-cell>
          <table:table-cell office:value-type="float" office:value="0.3480297" calcext:value-type="float">
            <text:p>0.3480297</text:p>
          </table:table-cell>
          <table:table-cell office:value-type="float" office:value="0.3506389" calcext:value-type="float">
            <text:p>0.3506389</text:p>
          </table:table-cell>
          <table:table-cell office:value-type="float" office:value="0.3526519" calcext:value-type="float">
            <text:p>0.3526519</text:p>
          </table:table-cell>
          <table:table-cell office:value-type="float" office:value="0.3061632" calcext:value-type="float">
            <text:p>0.3061632</text:p>
          </table:table-cell>
          <table:table-cell office:value-type="float" office:value="0.3027399" calcext:value-type="float">
            <text:p>0.3027399</text:p>
          </table:table-cell>
          <table:table-cell office:value-type="float" office:value="0.3759415" calcext:value-type="float">
            <text:p>0.3759415</text:p>
          </table:table-cell>
          <table:table-cell office:value-type="float" office:value="0.3696107" calcext:value-type="float">
            <text:p>0.3696107</text:p>
          </table:table-cell>
          <table:table-cell office:value-type="float" office:value="0.3766532" calcext:value-type="float">
            <text:p>0.3766532</text:p>
          </table:table-cell>
          <table:table-cell office:value-type="float" office:value="0.392475" calcext:value-type="float">
            <text:p>0.392475</text:p>
          </table:table-cell>
          <table:table-cell office:value-type="float" office:value="0.4032574" calcext:value-type="float">
            <text:p>0.40325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4433E-015" calcext:value-type="float">
            <text:p>1.904433E-15</text:p>
          </table:table-cell>
          <table:table-cell office:value-type="float" office:value="1.99685E-015" calcext:value-type="float">
            <text:p>1.99685E-15</text:p>
          </table:table-cell>
          <table:table-cell office:value-type="float" office:value="1.945492E-015" calcext:value-type="float">
            <text:p>1.945492E-15</text:p>
          </table:table-cell>
          <table:table-cell office:value-type="float" office:value="1.922245E-015" calcext:value-type="float">
            <text:p>1.922245E-15</text:p>
          </table:table-cell>
          <table:table-cell office:value-type="float" office:value="9.878118E-016" calcext:value-type="float">
            <text:p>9.878118E-16</text:p>
          </table:table-cell>
          <table:table-cell office:value-type="float" office:value="9.66907E-016" calcext:value-type="float">
            <text:p>9.66907E-16</text:p>
          </table:table-cell>
          <table:table-cell office:value-type="float" office:value="9.71102E-016" calcext:value-type="float">
            <text:p>9.71102E-16</text:p>
          </table:table-cell>
          <table:table-cell office:value-type="float" office:value="3.076805E-020" calcext:value-type="float">
            <text:p>3.076805E-20</text:p>
          </table:table-cell>
          <table:table-cell office:value-type="float" office:value="5.50291E-025" calcext:value-type="float">
            <text:p>5.50291E-25</text:p>
          </table:table-cell>
          <table:table-cell office:value-type="float" office:value="4.920657E-030" calcext:value-type="float">
            <text:p>4.920657E-30</text:p>
          </table:table-cell>
          <table:table-cell office:value-type="float" office:value="3.561215E-035" calcext:value-type="float">
            <text:p>3.561215E-35</text:p>
          </table:table-cell>
          <table:table-cell office:value-type="float" office:value="1.061806E-040" calcext:value-type="float">
            <text:p>1.061806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3.4848" calcext:value-type="float">
            <text:p>-123.4848</text:p>
          </table:table-cell>
          <table:table-cell office:value-type="float" office:value="-0.01470371" calcext:value-type="float">
            <text:p>-0.01470371</text:p>
          </table:table-cell>
          <table:table-cell office:value-type="float" office:value="-0.01416698" calcext:value-type="float">
            <text:p>-0.01416698</text:p>
          </table:table-cell>
          <table:table-cell office:value-type="float" office:value="-0.0135563" calcext:value-type="float">
            <text:p>-0.0135563</text:p>
          </table:table-cell>
          <table:table-cell office:value-type="float" office:value="-0.01308895" calcext:value-type="float">
            <text:p>-0.01308895</text:p>
          </table:table-cell>
          <table:table-cell office:value-type="float" office:value="-0.01232318" calcext:value-type="float">
            <text:p>-0.01232318</text:p>
          </table:table-cell>
          <table:table-cell office:value-type="float" office:value="-0.0116285" calcext:value-type="float">
            <text:p>-0.0116285</text:p>
          </table:table-cell>
          <table:table-cell office:value-type="float" office:value="-0.01079286" calcext:value-type="float">
            <text:p>-0.01079286</text:p>
          </table:table-cell>
          <table:table-cell office:value-type="float" office:value="-0.01101207" calcext:value-type="float">
            <text:p>-0.01101207</text:p>
          </table:table-cell>
          <table:table-cell office:value-type="float" office:value="-0.01036458" calcext:value-type="float">
            <text:p>-0.01036458</text:p>
          </table:table-cell>
          <table:table-cell office:value-type="float" office:value="0" calcext:value-type="float">
            <text:p>0</text:p>
          </table:table-cell>
          <table:table-cell office:value-type="float" office:value="0.1626864" calcext:value-type="float">
            <text:p>0.1626864</text:p>
          </table:table-cell>
          <table:table-cell office:value-type="float" office:value="-52.88648" calcext:value-type="float">
            <text:p>-52.88648</text:p>
          </table:table-cell>
          <table:table-cell office:value-type="float" office:value="0.02128002" calcext:value-type="float">
            <text:p>0.02128002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210166" calcext:value-type="float">
            <text:p>-2.2101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062004" calcext:value-type="float">
            <text:p>5062004</text:p>
          </table:table-cell>
          <table:table-cell office:value-type="float" office:value="264.3043" calcext:value-type="float">
            <text:p>264.3043</text:p>
          </table:table-cell>
          <table:table-cell office:value-type="float" office:value="193.3498" calcext:value-type="float">
            <text:p>193.3498</text:p>
          </table:table-cell>
          <table:table-cell office:value-type="float" office:value="36.86928" calcext:value-type="float">
            <text:p>36.86928</text:p>
          </table:table-cell>
          <table:table-cell office:value-type="float" office:value="1107.34" calcext:value-type="float">
            <text:p>1107.34</text:p>
          </table:table-cell>
          <table:table-cell office:value-type="float" office:value="19.46051" calcext:value-type="float">
            <text:p>19.46051</text:p>
          </table:table-cell>
          <table:table-cell office:value-type="float" office:value="0" calcext:value-type="float">
            <text:p>0</text:p>
          </table:table-cell>
          <table:table-cell office:value-type="float" office:value="0.3320033" calcext:value-type="float">
            <text:p>0.3320033</text:p>
          </table:table-cell>
          <table:table-cell office:value-type="float" office:value="0.3353459" calcext:value-type="float">
            <text:p>0.3353459</text:p>
          </table:table-cell>
          <table:table-cell office:value-type="float" office:value="0.3427025" calcext:value-type="float">
            <text:p>0.3427025</text:p>
          </table:table-cell>
          <table:table-cell office:value-type="float" office:value="0.3480734" calcext:value-type="float">
            <text:p>0.3480734</text:p>
          </table:table-cell>
          <table:table-cell office:value-type="float" office:value="0.3508669" calcext:value-type="float">
            <text:p>0.3508669</text:p>
          </table:table-cell>
          <table:table-cell office:value-type="float" office:value="0.3051704" calcext:value-type="float">
            <text:p>0.3051704</text:p>
          </table:table-cell>
          <table:table-cell office:value-type="float" office:value="0.3016627" calcext:value-type="float">
            <text:p>0.3016627</text:p>
          </table:table-cell>
          <table:table-cell office:value-type="float" office:value="0.3753459" calcext:value-type="float">
            <text:p>0.3753459</text:p>
          </table:table-cell>
          <table:table-cell office:value-type="float" office:value="0.3698304" calcext:value-type="float">
            <text:p>0.3698304</text:p>
          </table:table-cell>
          <table:table-cell office:value-type="float" office:value="0.3769081" calcext:value-type="float">
            <text:p>0.3769081</text:p>
          </table:table-cell>
          <table:table-cell office:value-type="float" office:value="0.3925513" calcext:value-type="float">
            <text:p>0.3925513</text:p>
          </table:table-cell>
          <table:table-cell office:value-type="float" office:value="0.4032947" calcext:value-type="float">
            <text:p>0.403294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5011E-015" calcext:value-type="float">
            <text:p>1.905011E-15</text:p>
          </table:table-cell>
          <table:table-cell office:value-type="float" office:value="1.99681E-015" calcext:value-type="float">
            <text:p>1.99681E-15</text:p>
          </table:table-cell>
          <table:table-cell office:value-type="float" office:value="1.94546E-015" calcext:value-type="float">
            <text:p>1.94546E-15</text:p>
          </table:table-cell>
          <table:table-cell office:value-type="float" office:value="1.922207E-015" calcext:value-type="float">
            <text:p>1.922207E-15</text:p>
          </table:table-cell>
          <table:table-cell office:value-type="float" office:value="9.877911E-016" calcext:value-type="float">
            <text:p>9.877911E-16</text:p>
          </table:table-cell>
          <table:table-cell office:value-type="float" office:value="9.66907E-016" calcext:value-type="float">
            <text:p>9.66907E-16</text:p>
          </table:table-cell>
          <table:table-cell office:value-type="float" office:value="9.71102E-016" calcext:value-type="float">
            <text:p>9.71102E-16</text:p>
          </table:table-cell>
          <table:table-cell office:value-type="float" office:value="3.076805E-020" calcext:value-type="float">
            <text:p>3.076805E-20</text:p>
          </table:table-cell>
          <table:table-cell office:value-type="float" office:value="5.50291E-025" calcext:value-type="float">
            <text:p>5.50291E-25</text:p>
          </table:table-cell>
          <table:table-cell office:value-type="float" office:value="4.920658E-030" calcext:value-type="float">
            <text:p>4.920658E-30</text:p>
          </table:table-cell>
          <table:table-cell office:value-type="float" office:value="3.561215E-035" calcext:value-type="float">
            <text:p>3.561215E-35</text:p>
          </table:table-cell>
          <table:table-cell office:value-type="float" office:value="1.061806E-040" calcext:value-type="float">
            <text:p>1.061806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99425" calcext:value-type="float">
            <text:p>-0.01899425</text:p>
          </table:table-cell>
          <table:table-cell office:value-type="float" office:value="-0.01780665" calcext:value-type="float">
            <text:p>-0.01780665</text:p>
          </table:table-cell>
          <table:table-cell office:value-type="float" office:value="-0.01555387" calcext:value-type="float">
            <text:p>-0.01555387</text:p>
          </table:table-cell>
          <table:table-cell office:value-type="float" office:value="-0.01416565" calcext:value-type="float">
            <text:p>-0.01416565</text:p>
          </table:table-cell>
          <table:table-cell office:value-type="float" office:value="-0.01349365" calcext:value-type="float">
            <text:p>-0.01349365</text:p>
          </table:table-cell>
          <table:table-cell office:value-type="float" office:value="-0.01262617" calcext:value-type="float">
            <text:p>-0.01262617</text:p>
          </table:table-cell>
          <table:table-cell office:value-type="float" office:value="-0.01198134" calcext:value-type="float">
            <text:p>-0.01198134</text:p>
          </table:table-cell>
          <table:table-cell office:value-type="float" office:value="-0.01117054" calcext:value-type="float">
            <text:p>-0.01117054</text:p>
          </table:table-cell>
          <table:table-cell office:value-type="float" office:value="-0.01090306" calcext:value-type="float">
            <text:p>-0.01090306</text:p>
          </table:table-cell>
          <table:table-cell office:value-type="float" office:value="-0.01024503" calcext:value-type="float">
            <text:p>-0.01024503</text:p>
          </table:table-cell>
          <table:table-cell office:value-type="float" office:value="0" calcext:value-type="float">
            <text:p>0</text:p>
          </table:table-cell>
          <table:table-cell office:value-type="float" office:value="0.1626864" calcext:value-type="float">
            <text:p>0.1626864</text:p>
          </table:table-cell>
          <table:table-cell office:value-type="float" office:value="-0.01928196" calcext:value-type="float">
            <text:p>-0.01928196</text:p>
          </table:table-cell>
          <table:table-cell office:value-type="float" office:value="0.02103268" calcext:value-type="float">
            <text:p>0.02103268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208958" calcext:value-type="float">
            <text:p>-2.20895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062004" calcext:value-type="float">
            <text:p>6062004</text:p>
          </table:table-cell>
          <table:table-cell office:value-type="float" office:value="264.5043" calcext:value-type="float">
            <text:p>264.5043</text:p>
          </table:table-cell>
          <table:table-cell office:value-type="float" office:value="196.3537" calcext:value-type="float">
            <text:p>196.3537</text:p>
          </table:table-cell>
          <table:table-cell office:value-type="float" office:value="36.86928" calcext:value-type="float">
            <text:p>36.86928</text:p>
          </table:table-cell>
          <table:table-cell office:value-type="float" office:value="1104.532" calcext:value-type="float">
            <text:p>1104.532</text:p>
          </table:table-cell>
          <table:table-cell office:value-type="float" office:value="19.46527" calcext:value-type="float">
            <text:p>19.46527</text:p>
          </table:table-cell>
          <table:table-cell office:value-type="float" office:value="0" calcext:value-type="float">
            <text:p>0</text:p>
          </table:table-cell>
          <table:table-cell office:value-type="float" office:value="0.2945772" calcext:value-type="float">
            <text:p>0.2945772</text:p>
          </table:table-cell>
          <table:table-cell office:value-type="float" office:value="0.3131858" calcext:value-type="float">
            <text:p>0.3131858</text:p>
          </table:table-cell>
          <table:table-cell office:value-type="float" office:value="0.3335822" calcext:value-type="float">
            <text:p>0.3335822</text:p>
          </table:table-cell>
          <table:table-cell office:value-type="float" office:value="0.3427775" calcext:value-type="float">
            <text:p>0.3427775</text:p>
          </table:table-cell>
          <table:table-cell office:value-type="float" office:value="0.3466293" calcext:value-type="float">
            <text:p>0.3466293</text:p>
          </table:table-cell>
          <table:table-cell office:value-type="float" office:value="0.3034163" calcext:value-type="float">
            <text:p>0.3034163</text:p>
          </table:table-cell>
          <table:table-cell office:value-type="float" office:value="0.3004229" calcext:value-type="float">
            <text:p>0.3004229</text:p>
          </table:table-cell>
          <table:table-cell office:value-type="float" office:value="0.3748839" calcext:value-type="float">
            <text:p>0.3748839</text:p>
          </table:table-cell>
          <table:table-cell office:value-type="float" office:value="0.3699344" calcext:value-type="float">
            <text:p>0.3699344</text:p>
          </table:table-cell>
          <table:table-cell office:value-type="float" office:value="0.3771116" calcext:value-type="float">
            <text:p>0.3771116</text:p>
          </table:table-cell>
          <table:table-cell office:value-type="float" office:value="0.392618" calcext:value-type="float">
            <text:p>0.392618</text:p>
          </table:table-cell>
          <table:table-cell office:value-type="float" office:value="0.4033794" calcext:value-type="float">
            <text:p>0.403379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5546E-015" calcext:value-type="float">
            <text:p>1.905546E-15</text:p>
          </table:table-cell>
          <table:table-cell office:value-type="float" office:value="1.99677E-015" calcext:value-type="float">
            <text:p>1.99677E-15</text:p>
          </table:table-cell>
          <table:table-cell office:value-type="float" office:value="1.94543E-015" calcext:value-type="float">
            <text:p>1.94543E-15</text:p>
          </table:table-cell>
          <table:table-cell office:value-type="float" office:value="1.922174E-015" calcext:value-type="float">
            <text:p>1.922174E-15</text:p>
          </table:table-cell>
          <table:table-cell office:value-type="float" office:value="9.877686E-016" calcext:value-type="float">
            <text:p>9.877686E-16</text:p>
          </table:table-cell>
          <table:table-cell office:value-type="float" office:value="9.66907E-016" calcext:value-type="float">
            <text:p>9.66907E-16</text:p>
          </table:table-cell>
          <table:table-cell office:value-type="float" office:value="9.71102E-016" calcext:value-type="float">
            <text:p>9.71102E-16</text:p>
          </table:table-cell>
          <table:table-cell office:value-type="float" office:value="3.076805E-020" calcext:value-type="float">
            <text:p>3.076805E-20</text:p>
          </table:table-cell>
          <table:table-cell office:value-type="float" office:value="5.50291E-025" calcext:value-type="float">
            <text:p>5.50291E-25</text:p>
          </table:table-cell>
          <table:table-cell office:value-type="float" office:value="4.920657E-030" calcext:value-type="float">
            <text:p>4.920657E-30</text:p>
          </table:table-cell>
          <table:table-cell office:value-type="float" office:value="3.561215E-035" calcext:value-type="float">
            <text:p>3.561215E-35</text:p>
          </table:table-cell>
          <table:table-cell office:value-type="float" office:value="1.061806E-040" calcext:value-type="float">
            <text:p>1.061806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60579" calcext:value-type="float">
            <text:p>-0.04160579</text:p>
          </table:table-cell>
          <table:table-cell office:value-type="float" office:value="-0.02697832" calcext:value-type="float">
            <text:p>-0.02697832</text:p>
          </table:table-cell>
          <table:table-cell office:value-type="float" office:value="-0.01832081" calcext:value-type="float">
            <text:p>-0.01832081</text:p>
          </table:table-cell>
          <table:table-cell office:value-type="float" office:value="-0.01554852" calcext:value-type="float">
            <text:p>-0.01554852</text:p>
          </table:table-cell>
          <table:table-cell office:value-type="float" office:value="-0.01452722" calcext:value-type="float">
            <text:p>-0.01452722</text:p>
          </table:table-cell>
          <table:table-cell office:value-type="float" office:value="-0.01318292" calcext:value-type="float">
            <text:p>-0.01318292</text:p>
          </table:table-cell>
          <table:table-cell office:value-type="float" office:value="-0.01240079" calcext:value-type="float">
            <text:p>-0.01240079</text:p>
          </table:table-cell>
          <table:table-cell office:value-type="float" office:value="-0.01147219" calcext:value-type="float">
            <text:p>-0.01147219</text:p>
          </table:table-cell>
          <table:table-cell office:value-type="float" office:value="-0.01085173" calcext:value-type="float">
            <text:p>-0.01085173</text:p>
          </table:table-cell>
          <table:table-cell office:value-type="float" office:value="-0.01015078" calcext:value-type="float">
            <text:p>-0.01015078</text:p>
          </table:table-cell>
          <table:table-cell office:value-type="float" office:value="0" calcext:value-type="float">
            <text:p>0</text:p>
          </table:table-cell>
          <table:table-cell office:value-type="float" office:value="0.1626864" calcext:value-type="float">
            <text:p>0.1626864</text:p>
          </table:table-cell>
          <table:table-cell office:value-type="float" office:value="-0.04893641" calcext:value-type="float">
            <text:p>-0.04893641</text:p>
          </table:table-cell>
          <table:table-cell office:value-type="float" office:value="0.02062692" calcext:value-type="float">
            <text:p>0.02062692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207786" calcext:value-type="float">
            <text:p>-2.20778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062004" calcext:value-type="float">
            <text:p>7062004</text:p>
          </table:table-cell>
          <table:table-cell office:value-type="float" office:value="264.5043" calcext:value-type="float">
            <text:p>264.5043</text:p>
          </table:table-cell>
          <table:table-cell office:value-type="float" office:value="200.2874" calcext:value-type="float">
            <text:p>200.2874</text:p>
          </table:table-cell>
          <table:table-cell office:value-type="float" office:value="36.86928" calcext:value-type="float">
            <text:p>36.86928</text:p>
          </table:table-cell>
          <table:table-cell office:value-type="float" office:value="1100.59" calcext:value-type="float">
            <text:p>1100.59</text:p>
          </table:table-cell>
          <table:table-cell office:value-type="float" office:value="19.47324" calcext:value-type="float">
            <text:p>19.47324</text:p>
          </table:table-cell>
          <table:table-cell office:value-type="float" office:value="0" calcext:value-type="float">
            <text:p>0</text:p>
          </table:table-cell>
          <table:table-cell office:value-type="float" office:value="0.1692824" calcext:value-type="float">
            <text:p>0.1692824</text:p>
          </table:table-cell>
          <table:table-cell office:value-type="float" office:value="0.3148896" calcext:value-type="float">
            <text:p>0.3148896</text:p>
          </table:table-cell>
          <table:table-cell office:value-type="float" office:value="0.326282" calcext:value-type="float">
            <text:p>0.326282</text:p>
          </table:table-cell>
          <table:table-cell office:value-type="float" office:value="0.335691" calcext:value-type="float">
            <text:p>0.335691</text:p>
          </table:table-cell>
          <table:table-cell office:value-type="float" office:value="0.3408533" calcext:value-type="float">
            <text:p>0.3408533</text:p>
          </table:table-cell>
          <table:table-cell office:value-type="float" office:value="0.300432" calcext:value-type="float">
            <text:p>0.300432</text:p>
          </table:table-cell>
          <table:table-cell office:value-type="float" office:value="0.2987526" calcext:value-type="float">
            <text:p>0.2987526</text:p>
          </table:table-cell>
          <table:table-cell office:value-type="float" office:value="0.3744014" calcext:value-type="float">
            <text:p>0.3744014</text:p>
          </table:table-cell>
          <table:table-cell office:value-type="float" office:value="0.369951" calcext:value-type="float">
            <text:p>0.369951</text:p>
          </table:table-cell>
          <table:table-cell office:value-type="float" office:value="0.3772916" calcext:value-type="float">
            <text:p>0.3772916</text:p>
          </table:table-cell>
          <table:table-cell office:value-type="float" office:value="0.3927005" calcext:value-type="float">
            <text:p>0.3927005</text:p>
          </table:table-cell>
          <table:table-cell office:value-type="float" office:value="0.4034557" calcext:value-type="float">
            <text:p>0.403455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06181E-015" calcext:value-type="float">
            <text:p>1.906181E-15</text:p>
          </table:table-cell>
          <table:table-cell office:value-type="float" office:value="1.99672E-015" calcext:value-type="float">
            <text:p>1.99672E-15</text:p>
          </table:table-cell>
          <table:table-cell office:value-type="float" office:value="1.945391E-015" calcext:value-type="float">
            <text:p>1.945391E-15</text:p>
          </table:table-cell>
          <table:table-cell office:value-type="float" office:value="1.922139E-015" calcext:value-type="float">
            <text:p>1.922139E-15</text:p>
          </table:table-cell>
          <table:table-cell office:value-type="float" office:value="9.877479E-016" calcext:value-type="float">
            <text:p>9.877479E-16</text:p>
          </table:table-cell>
          <table:table-cell office:value-type="float" office:value="9.66907E-016" calcext:value-type="float">
            <text:p>9.66907E-16</text:p>
          </table:table-cell>
          <table:table-cell office:value-type="float" office:value="9.71102E-016" calcext:value-type="float">
            <text:p>9.71102E-16</text:p>
          </table:table-cell>
          <table:table-cell office:value-type="float" office:value="3.076805E-020" calcext:value-type="float">
            <text:p>3.076805E-20</text:p>
          </table:table-cell>
          <table:table-cell office:value-type="float" office:value="5.50291E-025" calcext:value-type="float">
            <text:p>5.50291E-25</text:p>
          </table:table-cell>
          <table:table-cell office:value-type="float" office:value="4.920657E-030" calcext:value-type="float">
            <text:p>4.920657E-30</text:p>
          </table:table-cell>
          <table:table-cell office:value-type="float" office:value="3.561215E-035" calcext:value-type="float">
            <text:p>3.561215E-35</text:p>
          </table:table-cell>
          <table:table-cell office:value-type="float" office:value="1.061792E-040" calcext:value-type="float">
            <text:p>1.061792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76795" calcext:value-type="float">
            <text:p>-2.876795</text:p>
          </table:table-cell>
          <table:table-cell office:value-type="float" office:value="-0.02621536" calcext:value-type="float">
            <text:p>-0.02621536</text:p>
          </table:table-cell>
          <table:table-cell office:value-type="float" office:value="-0.0210347" calcext:value-type="float">
            <text:p>-0.0210347</text:p>
          </table:table-cell>
          <table:table-cell office:value-type="float" office:value="-0.01768374" calcext:value-type="float">
            <text:p>-0.01768374</text:p>
          </table:table-cell>
          <table:table-cell office:value-type="float" office:value="-0.01610899" calcext:value-type="float">
            <text:p>-0.01610899</text:p>
          </table:table-cell>
          <table:table-cell office:value-type="float" office:value="-0.01419821" calcext:value-type="float">
            <text:p>-0.01419821</text:p>
          </table:table-cell>
          <table:table-cell office:value-type="float" office:value="-0.01299137" calcext:value-type="float">
            <text:p>-0.01299137</text:p>
          </table:table-cell>
          <table:table-cell office:value-type="float" office:value="-0.01179541" calcext:value-type="float">
            <text:p>-0.01179541</text:p>
          </table:table-cell>
          <table:table-cell office:value-type="float" office:value="-0.01084322" calcext:value-type="float">
            <text:p>-0.01084322</text:p>
          </table:table-cell>
          <table:table-cell office:value-type="float" office:value="-0.01006812" calcext:value-type="float">
            <text:p>-0.01006812</text:p>
          </table:table-cell>
          <table:table-cell office:value-type="float" office:value="0" calcext:value-type="float">
            <text:p>0</text:p>
          </table:table-cell>
          <table:table-cell office:value-type="float" office:value="0.1626864" calcext:value-type="float">
            <text:p>0.1626864</text:p>
          </table:table-cell>
          <table:table-cell office:value-type="float" office:value="-8.722022" calcext:value-type="float">
            <text:p>-8.722022</text:p>
          </table:table-cell>
          <table:table-cell office:value-type="float" office:value="0.02028454" calcext:value-type="float">
            <text:p>0.02028454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206599" calcext:value-type="float">
            <text:p>-2.2065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62004" calcext:value-type="float">
            <text:p>8062004</text:p>
          </table:table-cell>
          <table:table-cell office:value-type="float" office:value="264.5043" calcext:value-type="float">
            <text:p>264.5043</text:p>
          </table:table-cell>
          <table:table-cell office:value-type="float" office:value="201.4386" calcext:value-type="float">
            <text:p>201.4386</text:p>
          </table:table-cell>
          <table:table-cell office:value-type="float" office:value="36.86928" calcext:value-type="float">
            <text:p>36.86928</text:p>
          </table:table-cell>
          <table:table-cell office:value-type="float" office:value="1099.427" calcext:value-type="float">
            <text:p>1099.427</text:p>
          </table:table-cell>
          <table:table-cell office:value-type="float" office:value="19.48474" calcext:value-type="float">
            <text:p>19.48474</text:p>
          </table:table-cell>
          <table:table-cell office:value-type="float" office:value="0" calcext:value-type="float">
            <text:p>0</text:p>
          </table:table-cell>
          <table:table-cell office:value-type="float" office:value="0.1296058" calcext:value-type="float">
            <text:p>0.1296058</text:p>
          </table:table-cell>
          <table:table-cell office:value-type="float" office:value="0.3187487" calcext:value-type="float">
            <text:p>0.3187487</text:p>
          </table:table-cell>
          <table:table-cell office:value-type="float" office:value="0.3252921" calcext:value-type="float">
            <text:p>0.3252921</text:p>
          </table:table-cell>
          <table:table-cell office:value-type="float" office:value="0.3321296" calcext:value-type="float">
            <text:p>0.3321296</text:p>
          </table:table-cell>
          <table:table-cell office:value-type="float" office:value="0.3365493" calcext:value-type="float">
            <text:p>0.3365493</text:p>
          </table:table-cell>
          <table:table-cell office:value-type="float" office:value="0.2976664" calcext:value-type="float">
            <text:p>0.2976664</text:p>
          </table:table-cell>
          <table:table-cell office:value-type="float" office:value="0.2968403" calcext:value-type="float">
            <text:p>0.2968403</text:p>
          </table:table-cell>
          <table:table-cell office:value-type="float" office:value="0.373823" calcext:value-type="float">
            <text:p>0.373823</text:p>
          </table:table-cell>
          <table:table-cell office:value-type="float" office:value="0.3698815" calcext:value-type="float">
            <text:p>0.3698815</text:p>
          </table:table-cell>
          <table:table-cell office:value-type="float" office:value="0.3774464" calcext:value-type="float">
            <text:p>0.3774464</text:p>
          </table:table-cell>
          <table:table-cell office:value-type="float" office:value="0.3927912" calcext:value-type="float">
            <text:p>0.3927912</text:p>
          </table:table-cell>
          <table:table-cell office:value-type="float" office:value="0.4035279" calcext:value-type="float">
            <text:p>0.40352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6837E-015" calcext:value-type="float">
            <text:p>1.906837E-15</text:p>
          </table:table-cell>
          <table:table-cell office:value-type="float" office:value="1.996668E-015" calcext:value-type="float">
            <text:p>1.996668E-15</text:p>
          </table:table-cell>
          <table:table-cell office:value-type="float" office:value="1.945351E-015" calcext:value-type="float">
            <text:p>1.945351E-15</text:p>
          </table:table-cell>
          <table:table-cell office:value-type="float" office:value="1.9221E-015" calcext:value-type="float">
            <text:p>1.9221E-15</text:p>
          </table:table-cell>
          <table:table-cell office:value-type="float" office:value="9.877274E-016" calcext:value-type="float">
            <text:p>9.877274E-16</text:p>
          </table:table-cell>
          <table:table-cell office:value-type="float" office:value="9.66907E-016" calcext:value-type="float">
            <text:p>9.66907E-16</text:p>
          </table:table-cell>
          <table:table-cell office:value-type="float" office:value="9.71102E-016" calcext:value-type="float">
            <text:p>9.71102E-16</text:p>
          </table:table-cell>
          <table:table-cell office:value-type="float" office:value="3.076805E-020" calcext:value-type="float">
            <text:p>3.076805E-20</text:p>
          </table:table-cell>
          <table:table-cell office:value-type="float" office:value="5.50291E-025" calcext:value-type="float">
            <text:p>5.50291E-25</text:p>
          </table:table-cell>
          <table:table-cell office:value-type="float" office:value="4.920659E-030" calcext:value-type="float">
            <text:p>4.920659E-30</text:p>
          </table:table-cell>
          <table:table-cell office:value-type="float" office:value="3.561215E-035" calcext:value-type="float">
            <text:p>3.561215E-35</text:p>
          </table:table-cell>
          <table:table-cell office:value-type="float" office:value="1.061806E-040" calcext:value-type="float">
            <text:p>1.061806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7587" calcext:value-type="float">
            <text:p>-22.7587</text:p>
          </table:table-cell>
          <table:table-cell office:value-type="float" office:value="-0.02432717" calcext:value-type="float">
            <text:p>-0.02432717</text:p>
          </table:table-cell>
          <table:table-cell office:value-type="float" office:value="-0.02143989" calcext:value-type="float">
            <text:p>-0.02143989</text:p>
          </table:table-cell>
          <table:table-cell office:value-type="float" office:value="-0.01888509" calcext:value-type="float">
            <text:p>-0.01888509</text:p>
          </table:table-cell>
          <table:table-cell office:value-type="float" office:value="-0.01741843" calcext:value-type="float">
            <text:p>-0.01741843</text:p>
          </table:table-cell>
          <table:table-cell office:value-type="float" office:value="-0.0152241" calcext:value-type="float">
            <text:p>-0.0152241</text:p>
          </table:table-cell>
          <table:table-cell office:value-type="float" office:value="-0.01370971" calcext:value-type="float">
            <text:p>-0.01370971</text:p>
          </table:table-cell>
          <table:table-cell office:value-type="float" office:value="-0.01219564" calcext:value-type="float">
            <text:p>-0.01219564</text:p>
          </table:table-cell>
          <table:table-cell office:value-type="float" office:value="-0.01087671" calcext:value-type="float">
            <text:p>-0.01087671</text:p>
          </table:table-cell>
          <table:table-cell office:value-type="float" office:value="-0.009997568" calcext:value-type="float">
            <text:p>-0.009997568</text:p>
          </table:table-cell>
          <table:table-cell office:value-type="float" office:value="0" calcext:value-type="float">
            <text:p>0</text:p>
          </table:table-cell>
          <table:table-cell office:value-type="float" office:value="0.1626864" calcext:value-type="float">
            <text:p>0.1626864</text:p>
          </table:table-cell>
          <table:table-cell office:value-type="float" office:value="-48.1728" calcext:value-type="float">
            <text:p>-48.1728</text:p>
          </table:table-cell>
          <table:table-cell office:value-type="float" office:value="0.02019032" calcext:value-type="float">
            <text:p>0.02019032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205389" calcext:value-type="float">
            <text:p>-2.20538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062004" calcext:value-type="float">
            <text:p>9062004</text:p>
          </table:table-cell>
          <table:table-cell office:value-type="float" office:value="264.5043" calcext:value-type="float">
            <text:p>264.5043</text:p>
          </table:table-cell>
          <table:table-cell office:value-type="float" office:value="201.9682" calcext:value-type="float">
            <text:p>201.9682</text:p>
          </table:table-cell>
          <table:table-cell office:value-type="float" office:value="36.86928" calcext:value-type="float">
            <text:p>36.86928</text:p>
          </table:table-cell>
          <table:table-cell office:value-type="float" office:value="1098.883" calcext:value-type="float">
            <text:p>1098.883</text:p>
          </table:table-cell>
          <table:table-cell office:value-type="float" office:value="19.49978" calcext:value-type="float">
            <text:p>19.49978</text:p>
          </table:table-cell>
          <table:table-cell office:value-type="float" office:value="0" calcext:value-type="float">
            <text:p>0</text:p>
          </table:table-cell>
          <table:table-cell office:value-type="float" office:value="0.1120033" calcext:value-type="float">
            <text:p>0.1120033</text:p>
          </table:table-cell>
          <table:table-cell office:value-type="float" office:value="0.3213871" calcext:value-type="float">
            <text:p>0.3213871</text:p>
          </table:table-cell>
          <table:table-cell office:value-type="float" office:value="0.3253893" calcext:value-type="float">
            <text:p>0.3253893</text:p>
          </table:table-cell>
          <table:table-cell office:value-type="float" office:value="0.3305617" calcext:value-type="float">
            <text:p>0.3305617</text:p>
          </table:table-cell>
          <table:table-cell office:value-type="float" office:value="0.3345489" calcext:value-type="float">
            <text:p>0.3345489</text:p>
          </table:table-cell>
          <table:table-cell office:value-type="float" office:value="0.2955073" calcext:value-type="float">
            <text:p>0.2955073</text:p>
          </table:table-cell>
          <table:table-cell office:value-type="float" office:value="0.2950604" calcext:value-type="float">
            <text:p>0.2950604</text:p>
          </table:table-cell>
          <table:table-cell office:value-type="float" office:value="0.3731647" calcext:value-type="float">
            <text:p>0.3731647</text:p>
          </table:table-cell>
          <table:table-cell office:value-type="float" office:value="0.3697213" calcext:value-type="float">
            <text:p>0.3697213</text:p>
          </table:table-cell>
          <table:table-cell office:value-type="float" office:value="0.3775734" calcext:value-type="float">
            <text:p>0.3775734</text:p>
          </table:table-cell>
          <table:table-cell office:value-type="float" office:value="0.392884" calcext:value-type="float">
            <text:p>0.392884</text:p>
          </table:table-cell>
          <table:table-cell office:value-type="float" office:value="0.4035979" calcext:value-type="float">
            <text:p>0.4035979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07505E-015" calcext:value-type="float">
            <text:p>1.907505E-15</text:p>
          </table:table-cell>
          <table:table-cell office:value-type="float" office:value="1.996614E-015" calcext:value-type="float">
            <text:p>1.996614E-15</text:p>
          </table:table-cell>
          <table:table-cell office:value-type="float" office:value="1.945311E-015" calcext:value-type="float">
            <text:p>1.945311E-15</text:p>
          </table:table-cell>
          <table:table-cell office:value-type="float" office:value="1.922059E-015" calcext:value-type="float">
            <text:p>1.922059E-15</text:p>
          </table:table-cell>
          <table:table-cell office:value-type="float" office:value="9.877093E-016" calcext:value-type="float">
            <text:p>9.877093E-16</text:p>
          </table:table-cell>
          <table:table-cell office:value-type="float" office:value="9.669068E-016" calcext:value-type="float">
            <text:p>9.669068E-16</text:p>
          </table:table-cell>
          <table:table-cell office:value-type="float" office:value="9.71102E-016" calcext:value-type="float">
            <text:p>9.71102E-16</text:p>
          </table:table-cell>
          <table:table-cell office:value-type="float" office:value="3.076805E-020" calcext:value-type="float">
            <text:p>3.076805E-20</text:p>
          </table:table-cell>
          <table:table-cell office:value-type="float" office:value="5.50291E-025" calcext:value-type="float">
            <text:p>5.50291E-25</text:p>
          </table:table-cell>
          <table:table-cell office:value-type="float" office:value="4.920657E-030" calcext:value-type="float">
            <text:p>4.920657E-30</text:p>
          </table:table-cell>
          <table:table-cell office:value-type="float" office:value="3.561215E-035" calcext:value-type="float">
            <text:p>3.561215E-35</text:p>
          </table:table-cell>
          <table:table-cell office:value-type="float" office:value="1.061792E-040" calcext:value-type="float">
            <text:p>1.061792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1005" calcext:value-type="float">
            <text:p>-71.1005</text:p>
          </table:table-cell>
          <table:table-cell office:value-type="float" office:value="-0.02311001" calcext:value-type="float">
            <text:p>-0.02311001</text:p>
          </table:table-cell>
          <table:table-cell office:value-type="float" office:value="-0.02140478" calcext:value-type="float">
            <text:p>-0.02140478</text:p>
          </table:table-cell>
          <table:table-cell office:value-type="float" office:value="-0.01944769" calcext:value-type="float">
            <text:p>-0.01944769</text:p>
          </table:table-cell>
          <table:table-cell office:value-type="float" office:value="-0.01807232" calcext:value-type="float">
            <text:p>-0.01807232</text:p>
          </table:table-cell>
          <table:table-cell office:value-type="float" office:value="-0.01608361" calcext:value-type="float">
            <text:p>-0.01608361</text:p>
          </table:table-cell>
          <table:table-cell office:value-type="float" office:value="-0.01441936" calcext:value-type="float">
            <text:p>-0.01441936</text:p>
          </table:table-cell>
          <table:table-cell office:value-type="float" office:value="-0.01266917" calcext:value-type="float">
            <text:p>-0.01266917</text:p>
          </table:table-cell>
          <table:table-cell office:value-type="float" office:value="-0.01095485" calcext:value-type="float">
            <text:p>-0.01095485</text:p>
          </table:table-cell>
          <table:table-cell office:value-type="float" office:value="-0.009940008" calcext:value-type="float">
            <text:p>-0.009940008</text:p>
          </table:table-cell>
          <table:table-cell office:value-type="float" office:value="0" calcext:value-type="float">
            <text:p>0</text:p>
          </table:table-cell>
          <table:table-cell office:value-type="float" office:value="0.1626864" calcext:value-type="float">
            <text:p>0.1626864</text:p>
          </table:table-cell>
          <table:table-cell office:value-type="float" office:value="-28.37741" calcext:value-type="float">
            <text:p>-28.37741</text:p>
          </table:table-cell>
          <table:table-cell office:value-type="float" office:value="0.0201477" calcext:value-type="float">
            <text:p>0.0201477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204181" calcext:value-type="float">
            <text:p>-2.2041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62004" calcext:value-type="float">
            <text:p>10062004</text:p>
          </table:table-cell>
          <table:table-cell office:value-type="float" office:value="264.5043" calcext:value-type="float">
            <text:p>264.5043</text:p>
          </table:table-cell>
          <table:table-cell office:value-type="float" office:value="202.4568" calcext:value-type="float">
            <text:p>202.4568</text:p>
          </table:table-cell>
          <table:table-cell office:value-type="float" office:value="36.86928" calcext:value-type="float">
            <text:p>36.86928</text:p>
          </table:table-cell>
          <table:table-cell office:value-type="float" office:value="1098.375" calcext:value-type="float">
            <text:p>1098.375</text:p>
          </table:table-cell>
          <table:table-cell office:value-type="float" office:value="19.51829" calcext:value-type="float">
            <text:p>19.51829</text:p>
          </table:table-cell>
          <table:table-cell office:value-type="float" office:value="0" calcext:value-type="float">
            <text:p>0</text:p>
          </table:table-cell>
          <table:table-cell office:value-type="float" office:value="0.107447" calcext:value-type="float">
            <text:p>0.107447</text:p>
          </table:table-cell>
          <table:table-cell office:value-type="float" office:value="0.3213003" calcext:value-type="float">
            <text:p>0.3213003</text:p>
          </table:table-cell>
          <table:table-cell office:value-type="float" office:value="0.3248959" calcext:value-type="float">
            <text:p>0.3248959</text:p>
          </table:table-cell>
          <table:table-cell office:value-type="float" office:value="0.3294953" calcext:value-type="float">
            <text:p>0.3294953</text:p>
          </table:table-cell>
          <table:table-cell office:value-type="float" office:value="0.3329156" calcext:value-type="float">
            <text:p>0.3329156</text:p>
          </table:table-cell>
          <table:table-cell office:value-type="float" office:value="0.2940888" calcext:value-type="float">
            <text:p>0.2940888</text:p>
          </table:table-cell>
          <table:table-cell office:value-type="float" office:value="0.2937325" calcext:value-type="float">
            <text:p>0.2937325</text:p>
          </table:table-cell>
          <table:table-cell office:value-type="float" office:value="0.3725635" calcext:value-type="float">
            <text:p>0.3725635</text:p>
          </table:table-cell>
          <table:table-cell office:value-type="float" office:value="0.3694715" calcext:value-type="float">
            <text:p>0.3694715</text:p>
          </table:table-cell>
          <table:table-cell office:value-type="float" office:value="0.3776703" calcext:value-type="float">
            <text:p>0.3776703</text:p>
          </table:table-cell>
          <table:table-cell office:value-type="float" office:value="0.392975" calcext:value-type="float">
            <text:p>0.392975</text:p>
          </table:table-cell>
          <table:table-cell office:value-type="float" office:value="0.4036661" calcext:value-type="float">
            <text:p>0.40366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8188E-015" calcext:value-type="float">
            <text:p>1.908188E-15</text:p>
          </table:table-cell>
          <table:table-cell office:value-type="float" office:value="1.99656E-015" calcext:value-type="float">
            <text:p>1.99656E-15</text:p>
          </table:table-cell>
          <table:table-cell office:value-type="float" office:value="1.94527E-015" calcext:value-type="float">
            <text:p>1.94527E-15</text:p>
          </table:table-cell>
          <table:table-cell office:value-type="float" office:value="1.922022E-015" calcext:value-type="float">
            <text:p>1.922022E-15</text:p>
          </table:table-cell>
          <table:table-cell office:value-type="float" office:value="9.876829E-016" calcext:value-type="float">
            <text:p>9.876829E-16</text:p>
          </table:table-cell>
          <table:table-cell office:value-type="float" office:value="9.66907E-016" calcext:value-type="float">
            <text:p>9.66907E-16</text:p>
          </table:table-cell>
          <table:table-cell office:value-type="float" office:value="9.71102E-016" calcext:value-type="float">
            <text:p>9.71102E-16</text:p>
          </table:table-cell>
          <table:table-cell office:value-type="float" office:value="3.076805E-020" calcext:value-type="float">
            <text:p>3.076805E-20</text:p>
          </table:table-cell>
          <table:table-cell office:value-type="float" office:value="5.50291E-025" calcext:value-type="float">
            <text:p>5.50291E-25</text:p>
          </table:table-cell>
          <table:table-cell office:value-type="float" office:value="4.920657E-030" calcext:value-type="float">
            <text:p>4.920657E-30</text:p>
          </table:table-cell>
          <table:table-cell office:value-type="float" office:value="3.561215E-035" calcext:value-type="float">
            <text:p>3.561215E-35</text:p>
          </table:table-cell>
          <table:table-cell office:value-type="float" office:value="1.061806E-040" calcext:value-type="float">
            <text:p>1.061806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18908" calcext:value-type="float">
            <text:p>-98.18908</text:p>
          </table:table-cell>
          <table:table-cell office:value-type="float" office:value="-0.02314598" calcext:value-type="float">
            <text:p>-0.02314598</text:p>
          </table:table-cell>
          <table:table-cell office:value-type="float" office:value="-0.02160423" calcext:value-type="float">
            <text:p>-0.02160423</text:p>
          </table:table-cell>
          <table:table-cell office:value-type="float" office:value="-0.01983554" calcext:value-type="float">
            <text:p>-0.01983554</text:p>
          </table:table-cell>
          <table:table-cell office:value-type="float" office:value="-0.01861955" calcext:value-type="float">
            <text:p>-0.01861955</text:p>
          </table:table-cell>
          <table:table-cell office:value-type="float" office:value="-0.01667892" calcext:value-type="float">
            <text:p>-0.01667892</text:p>
          </table:table-cell>
          <table:table-cell office:value-type="float" office:value="-0.01497584" calcext:value-type="float">
            <text:p>-0.01497584</text:p>
          </table:table-cell>
          <table:table-cell office:value-type="float" office:value="-0.0131196" calcext:value-type="float">
            <text:p>-0.0131196</text:p>
          </table:table-cell>
          <table:table-cell office:value-type="float" office:value="-0.0110782" calcext:value-type="float">
            <text:p>-0.0110782</text:p>
          </table:table-cell>
          <table:table-cell office:value-type="float" office:value="-0.009896323" calcext:value-type="float">
            <text:p>-0.009896323</text:p>
          </table:table-cell>
          <table:table-cell office:value-type="float" office:value="0" calcext:value-type="float">
            <text:p>0</text:p>
          </table:table-cell>
          <table:table-cell office:value-type="float" office:value="0.1626864" calcext:value-type="float">
            <text:p>0.1626864</text:p>
          </table:table-cell>
          <table:table-cell office:value-type="float" office:value="-37.08449" calcext:value-type="float">
            <text:p>-37.08449</text:p>
          </table:table-cell>
          <table:table-cell office:value-type="float" office:value="0.02011652" calcext:value-type="float">
            <text:p>0.02011652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202992" calcext:value-type="float">
            <text:p>-2.20299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062004" calcext:value-type="float">
            <text:p>11062004</text:p>
          </table:table-cell>
          <table:table-cell office:value-type="float" office:value="264.5043" calcext:value-type="float">
            <text:p>264.5043</text:p>
          </table:table-cell>
          <table:table-cell office:value-type="float" office:value="203.1545" calcext:value-type="float">
            <text:p>203.1545</text:p>
          </table:table-cell>
          <table:table-cell office:value-type="float" office:value="36.86928" calcext:value-type="float">
            <text:p>36.86928</text:p>
          </table:table-cell>
          <table:table-cell office:value-type="float" office:value="1097.656" calcext:value-type="float">
            <text:p>1097.656</text:p>
          </table:table-cell>
          <table:table-cell office:value-type="float" office:value="19.54022" calcext:value-type="float">
            <text:p>19.54022</text:p>
          </table:table-cell>
          <table:table-cell office:value-type="float" office:value="0" calcext:value-type="float">
            <text:p>0</text:p>
          </table:table-cell>
          <table:table-cell office:value-type="float" office:value="0.1000667" calcext:value-type="float">
            <text:p>0.1000667</text:p>
          </table:table-cell>
          <table:table-cell office:value-type="float" office:value="0.3190534" calcext:value-type="float">
            <text:p>0.3190534</text:p>
          </table:table-cell>
          <table:table-cell office:value-type="float" office:value="0.3232493" calcext:value-type="float">
            <text:p>0.3232493</text:p>
          </table:table-cell>
          <table:table-cell office:value-type="float" office:value="0.3281521" calcext:value-type="float">
            <text:p>0.3281521</text:p>
          </table:table-cell>
          <table:table-cell office:value-type="float" office:value="0.3313526" calcext:value-type="float">
            <text:p>0.3313526</text:p>
          </table:table-cell>
          <table:table-cell office:value-type="float" office:value="0.292741" calcext:value-type="float">
            <text:p>0.292741</text:p>
          </table:table-cell>
          <table:table-cell office:value-type="float" office:value="0.2924691" calcext:value-type="float">
            <text:p>0.2924691</text:p>
          </table:table-cell>
          <table:table-cell office:value-type="float" office:value="0.3720454" calcext:value-type="float">
            <text:p>0.3720454</text:p>
          </table:table-cell>
          <table:table-cell office:value-type="float" office:value="0.3691956" calcext:value-type="float">
            <text:p>0.3691956</text:p>
          </table:table-cell>
          <table:table-cell office:value-type="float" office:value="0.3776813" calcext:value-type="float">
            <text:p>0.3776813</text:p>
          </table:table-cell>
          <table:table-cell office:value-type="float" office:value="0.3930576" calcext:value-type="float">
            <text:p>0.3930576</text:p>
          </table:table-cell>
          <table:table-cell office:value-type="float" office:value="0.403733" calcext:value-type="float">
            <text:p>0.40373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8936E-015" calcext:value-type="float">
            <text:p>1.908936E-15</text:p>
          </table:table-cell>
          <table:table-cell office:value-type="float" office:value="1.996503E-015" calcext:value-type="float">
            <text:p>1.996503E-15</text:p>
          </table:table-cell>
          <table:table-cell office:value-type="float" office:value="1.945222E-015" calcext:value-type="float">
            <text:p>1.945222E-15</text:p>
          </table:table-cell>
          <table:table-cell office:value-type="float" office:value="1.921978E-015" calcext:value-type="float">
            <text:p>1.921978E-15</text:p>
          </table:table-cell>
          <table:table-cell office:value-type="float" office:value="9.876613E-016" calcext:value-type="float">
            <text:p>9.876613E-16</text:p>
          </table:table-cell>
          <table:table-cell office:value-type="float" office:value="9.66907E-016" calcext:value-type="float">
            <text:p>9.66907E-16</text:p>
          </table:table-cell>
          <table:table-cell office:value-type="float" office:value="9.71102E-016" calcext:value-type="float">
            <text:p>9.71102E-16</text:p>
          </table:table-cell>
          <table:table-cell office:value-type="float" office:value="3.076805E-020" calcext:value-type="float">
            <text:p>3.076805E-20</text:p>
          </table:table-cell>
          <table:table-cell office:value-type="float" office:value="5.50291E-025" calcext:value-type="float">
            <text:p>5.50291E-25</text:p>
          </table:table-cell>
          <table:table-cell office:value-type="float" office:value="4.920657E-030" calcext:value-type="float">
            <text:p>4.920657E-30</text:p>
          </table:table-cell>
          <table:table-cell office:value-type="float" office:value="3.561215E-035" calcext:value-type="float">
            <text:p>3.561215E-35</text:p>
          </table:table-cell>
          <table:table-cell office:value-type="float" office:value="1.061806E-040" calcext:value-type="float">
            <text:p>1.061806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9.4973" calcext:value-type="float">
            <text:p>-169.4973</text:p>
          </table:table-cell>
          <table:table-cell office:value-type="float" office:value="-0.02416892" calcext:value-type="float">
            <text:p>-0.02416892</text:p>
          </table:table-cell>
          <table:table-cell office:value-type="float" office:value="-0.02228474" calcext:value-type="float">
            <text:p>-0.02228474</text:p>
          </table:table-cell>
          <table:table-cell office:value-type="float" office:value="-0.02033754" calcext:value-type="float">
            <text:p>-0.02033754</text:p>
          </table:table-cell>
          <table:table-cell office:value-type="float" office:value="-0.01916441" calcext:value-type="float">
            <text:p>-0.01916441</text:p>
          </table:table-cell>
          <table:table-cell office:value-type="float" office:value="-0.01726591" calcext:value-type="float">
            <text:p>-0.01726591</text:p>
          </table:table-cell>
          <table:table-cell office:value-type="float" office:value="-0.01552719" calcext:value-type="float">
            <text:p>-0.01552719</text:p>
          </table:table-cell>
          <table:table-cell office:value-type="float" office:value="-0.01352059" calcext:value-type="float">
            <text:p>-0.01352059</text:p>
          </table:table-cell>
          <table:table-cell office:value-type="float" office:value="-0.01121674" calcext:value-type="float">
            <text:p>-0.01121674</text:p>
          </table:table-cell>
          <table:table-cell office:value-type="float" office:value="-0.009891072" calcext:value-type="float">
            <text:p>-0.009891072</text:p>
          </table:table-cell>
          <table:table-cell office:value-type="float" office:value="0" calcext:value-type="float">
            <text:p>0</text:p>
          </table:table-cell>
          <table:table-cell office:value-type="float" office:value="0.1626864" calcext:value-type="float">
            <text:p>0.1626864</text:p>
          </table:table-cell>
          <table:table-cell office:value-type="float" office:value="-60.31186" calcext:value-type="float">
            <text:p>-60.31186</text:p>
          </table:table-cell>
          <table:table-cell office:value-type="float" office:value="0.02009251" calcext:value-type="float">
            <text:p>0.02009251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201803" calcext:value-type="float">
            <text:p>-2.20180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062004" calcext:value-type="float">
            <text:p>12062004</text:p>
          </table:table-cell>
          <table:table-cell office:value-type="float" office:value="327.6044" calcext:value-type="float">
            <text:p>327.6044</text:p>
          </table:table-cell>
          <table:table-cell office:value-type="float" office:value="204.2605" calcext:value-type="float">
            <text:p>204.2605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149.64" calcext:value-type="float">
            <text:p>1149.64</text:p>
          </table:table-cell>
          <table:table-cell office:value-type="float" office:value="21.33164" calcext:value-type="float">
            <text:p>21.33164</text:p>
          </table:table-cell>
          <table:table-cell office:value-type="float" office:value="0" calcext:value-type="float">
            <text:p>0</text:p>
          </table:table-cell>
          <table:table-cell office:value-type="float" office:value="0.4480488" calcext:value-type="float">
            <text:p>0.4480488</text:p>
          </table:table-cell>
          <table:table-cell office:value-type="float" office:value="0.4541643" calcext:value-type="float">
            <text:p>0.4541643</text:p>
          </table:table-cell>
          <table:table-cell office:value-type="float" office:value="0.4632402" calcext:value-type="float">
            <text:p>0.4632402</text:p>
          </table:table-cell>
          <table:table-cell office:value-type="float" office:value="0.4720925" calcext:value-type="float">
            <text:p>0.4720925</text:p>
          </table:table-cell>
          <table:table-cell office:value-type="float" office:value="0.4762993" calcext:value-type="float">
            <text:p>0.4762993</text:p>
          </table:table-cell>
          <table:table-cell office:value-type="float" office:value="0.4140339" calcext:value-type="float">
            <text:p>0.4140339</text:p>
          </table:table-cell>
          <table:table-cell office:value-type="float" office:value="0.3959187" calcext:value-type="float">
            <text:p>0.3959187</text:p>
          </table:table-cell>
          <table:table-cell office:value-type="float" office:value="0.3865964" calcext:value-type="float">
            <text:p>0.3865964</text:p>
          </table:table-cell>
          <table:table-cell office:value-type="float" office:value="0.369142" calcext:value-type="float">
            <text:p>0.369142</text:p>
          </table:table-cell>
          <table:table-cell office:value-type="float" office:value="0.3776781" calcext:value-type="float">
            <text:p>0.3776781</text:p>
          </table:table-cell>
          <table:table-cell office:value-type="float" office:value="0.3931257" calcext:value-type="float">
            <text:p>0.3931257</text:p>
          </table:table-cell>
          <table:table-cell office:value-type="float" office:value="0.4037193" calcext:value-type="float">
            <text:p>0.40371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2228E-015" calcext:value-type="float">
            <text:p>1.912228E-15</text:p>
          </table:table-cell>
          <table:table-cell office:value-type="float" office:value="1.996452E-015" calcext:value-type="float">
            <text:p>1.996452E-15</text:p>
          </table:table-cell>
          <table:table-cell office:value-type="float" office:value="1.945182E-015" calcext:value-type="float">
            <text:p>1.945182E-15</text:p>
          </table:table-cell>
          <table:table-cell office:value-type="float" office:value="1.921686E-015" calcext:value-type="float">
            <text:p>1.921686E-15</text:p>
          </table:table-cell>
          <table:table-cell office:value-type="float" office:value="9.876287E-016" calcext:value-type="float">
            <text:p>9.876287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931053" calcext:value-type="float">
            <text:p>-0.002931053</text:p>
          </table:table-cell>
          <table:table-cell office:value-type="float" office:value="-0.002719347" calcext:value-type="float">
            <text:p>-0.002719347</text:p>
          </table:table-cell>
          <table:table-cell office:value-type="float" office:value="-0.002403077" calcext:value-type="float">
            <text:p>-0.002403077</text:p>
          </table:table-cell>
          <table:table-cell office:value-type="float" office:value="-0.00215846" calcext:value-type="float">
            <text:p>-0.00215846</text:p>
          </table:table-cell>
          <table:table-cell office:value-type="float" office:value="-0.001981903" calcext:value-type="float">
            <text:p>-0.001981903</text:p>
          </table:table-cell>
          <table:table-cell office:value-type="float" office:value="-0.001291904" calcext:value-type="float">
            <text:p>-0.001291904</text:p>
          </table:table-cell>
          <table:table-cell office:value-type="float" office:value="-0.001207465" calcext:value-type="float">
            <text:p>-0.001207465</text:p>
          </table:table-cell>
          <table:table-cell office:value-type="float" office:value="-0.006313245" calcext:value-type="float">
            <text:p>-0.006313245</text:p>
          </table:table-cell>
          <table:table-cell office:value-type="float" office:value="-0.01125586" calcext:value-type="float">
            <text:p>-0.01125586</text:p>
          </table:table-cell>
          <table:table-cell office:value-type="float" office:value="-0.009892544" calcext:value-type="float">
            <text:p>-0.009892544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03323602" calcext:value-type="float">
            <text:p>-0.003323602</text:p>
          </table:table-cell>
          <table:table-cell office:value-type="float" office:value="0.02003266" calcext:value-type="float">
            <text:p>0.02003266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219399" calcext:value-type="float">
            <text:p>-2.21939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62004" calcext:value-type="float">
            <text:p>13062004</text:p>
          </table:table-cell>
          <table:table-cell office:value-type="float" office:value="328.4044" calcext:value-type="float">
            <text:p>328.4044</text:p>
          </table:table-cell>
          <table:table-cell office:value-type="float" office:value="209.2824" calcext:value-type="float">
            <text:p>209.2824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145.442" calcext:value-type="float">
            <text:p>1145.442</text:p>
          </table:table-cell>
          <table:table-cell office:value-type="float" office:value="21.30799" calcext:value-type="float">
            <text:p>21.30799</text:p>
          </table:table-cell>
          <table:table-cell office:value-type="float" office:value="0" calcext:value-type="float">
            <text:p>0</text:p>
          </table:table-cell>
          <table:table-cell office:value-type="float" office:value="0.4150593" calcext:value-type="float">
            <text:p>0.4150593</text:p>
          </table:table-cell>
          <table:table-cell office:value-type="float" office:value="0.4188276" calcext:value-type="float">
            <text:p>0.4188276</text:p>
          </table:table-cell>
          <table:table-cell office:value-type="float" office:value="0.4261946" calcext:value-type="float">
            <text:p>0.4261946</text:p>
          </table:table-cell>
          <table:table-cell office:value-type="float" office:value="0.4351029" calcext:value-type="float">
            <text:p>0.4351029</text:p>
          </table:table-cell>
          <table:table-cell office:value-type="float" office:value="0.442369" calcext:value-type="float">
            <text:p>0.442369</text:p>
          </table:table-cell>
          <table:table-cell office:value-type="float" office:value="0.3733805" calcext:value-type="float">
            <text:p>0.3733805</text:p>
          </table:table-cell>
          <table:table-cell office:value-type="float" office:value="0.3671279" calcext:value-type="float">
            <text:p>0.3671279</text:p>
          </table:table-cell>
          <table:table-cell office:value-type="float" office:value="0.4151789" calcext:value-type="float">
            <text:p>0.4151789</text:p>
          </table:table-cell>
          <table:table-cell office:value-type="float" office:value="0.3730554" calcext:value-type="float">
            <text:p>0.3730554</text:p>
          </table:table-cell>
          <table:table-cell office:value-type="float" office:value="0.3778893" calcext:value-type="float">
            <text:p>0.3778893</text:p>
          </table:table-cell>
          <table:table-cell office:value-type="float" office:value="0.3932487" calcext:value-type="float">
            <text:p>0.3932487</text:p>
          </table:table-cell>
          <table:table-cell office:value-type="float" office:value="0.4036676" calcext:value-type="float">
            <text:p>0.403667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12763E-015" calcext:value-type="float">
            <text:p>1.912763E-15</text:p>
          </table:table-cell>
          <table:table-cell office:value-type="float" office:value="1.996414E-015" calcext:value-type="float">
            <text:p>1.996414E-15</text:p>
          </table:table-cell>
          <table:table-cell office:value-type="float" office:value="1.945149E-015" calcext:value-type="float">
            <text:p>1.945149E-15</text:p>
          </table:table-cell>
          <table:table-cell office:value-type="float" office:value="1.921655E-015" calcext:value-type="float">
            <text:p>1.921655E-15</text:p>
          </table:table-cell>
          <table:table-cell office:value-type="float" office:value="9.876083E-016" calcext:value-type="float">
            <text:p>9.876083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9E-030" calcext:value-type="float">
            <text:p>4.92048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809909" calcext:value-type="float">
            <text:p>-0.004809909</text:p>
          </table:table-cell>
          <table:table-cell office:value-type="float" office:value="-0.004543484" calcext:value-type="float">
            <text:p>-0.004543484</text:p>
          </table:table-cell>
          <table:table-cell office:value-type="float" office:value="-0.004084367" calcext:value-type="float">
            <text:p>-0.004084367</text:p>
          </table:table-cell>
          <table:table-cell office:value-type="float" office:value="-0.003608767" calcext:value-type="float">
            <text:p>-0.003608767</text:p>
          </table:table-cell>
          <table:table-cell office:value-type="float" office:value="-0.00325902" calcext:value-type="float">
            <text:p>-0.00325902</text:p>
          </table:table-cell>
          <table:table-cell office:value-type="float" office:value="-0.002756726" calcext:value-type="float">
            <text:p>-0.002756726</text:p>
          </table:table-cell>
          <table:table-cell office:value-type="float" office:value="-0.002306858" calcext:value-type="float">
            <text:p>-0.002306858</text:p>
          </table:table-cell>
          <table:table-cell office:value-type="float" office:value="-0.00127227" calcext:value-type="float">
            <text:p>-0.00127227</text:p>
          </table:table-cell>
          <table:table-cell office:value-type="float" office:value="-0.009455709" calcext:value-type="float">
            <text:p>-0.009455709</text:p>
          </table:table-cell>
          <table:table-cell office:value-type="float" office:value="-0.009800159" calcext:value-type="float">
            <text:p>-0.009800159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04965122" calcext:value-type="float">
            <text:p>-0.004965122</text:p>
          </table:table-cell>
          <table:table-cell office:value-type="float" office:value="0.01983064" calcext:value-type="float">
            <text:p>0.01983064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216147" calcext:value-type="float">
            <text:p>-2.21614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062004" calcext:value-type="float">
            <text:p>14062004</text:p>
          </table:table-cell>
          <table:table-cell office:value-type="float" office:value="328.4044" calcext:value-type="float">
            <text:p>328.4044</text:p>
          </table:table-cell>
          <table:table-cell office:value-type="float" office:value="215.9213" calcext:value-type="float">
            <text:p>215.9213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138.818" calcext:value-type="float">
            <text:p>1138.818</text:p>
          </table:table-cell>
          <table:table-cell office:value-type="float" office:value="21.29324" calcext:value-type="float">
            <text:p>21.29324</text:p>
          </table:table-cell>
          <table:table-cell office:value-type="float" office:value="0" calcext:value-type="float">
            <text:p>0</text:p>
          </table:table-cell>
          <table:table-cell office:value-type="float" office:value="0.376845" calcext:value-type="float">
            <text:p>0.376845</text:p>
          </table:table-cell>
          <table:table-cell office:value-type="float" office:value="0.381067" calcext:value-type="float">
            <text:p>0.381067</text:p>
          </table:table-cell>
          <table:table-cell office:value-type="float" office:value="0.3915138" calcext:value-type="float">
            <text:p>0.3915138</text:p>
          </table:table-cell>
          <table:table-cell office:value-type="float" office:value="0.4037715" calcext:value-type="float">
            <text:p>0.4037715</text:p>
          </table:table-cell>
          <table:table-cell office:value-type="float" office:value="0.4129166" calcext:value-type="float">
            <text:p>0.4129166</text:p>
          </table:table-cell>
          <table:table-cell office:value-type="float" office:value="0.3563442" calcext:value-type="float">
            <text:p>0.3563442</text:p>
          </table:table-cell>
          <table:table-cell office:value-type="float" office:value="0.3568264" calcext:value-type="float">
            <text:p>0.3568264</text:p>
          </table:table-cell>
          <table:table-cell office:value-type="float" office:value="0.4126925" calcext:value-type="float">
            <text:p>0.4126925</text:p>
          </table:table-cell>
          <table:table-cell office:value-type="float" office:value="0.3794062" calcext:value-type="float">
            <text:p>0.3794062</text:p>
          </table:table-cell>
          <table:table-cell office:value-type="float" office:value="0.3786955" calcext:value-type="float">
            <text:p>0.3786955</text:p>
          </table:table-cell>
          <table:table-cell office:value-type="float" office:value="0.3934502" calcext:value-type="float">
            <text:p>0.3934502</text:p>
          </table:table-cell>
          <table:table-cell office:value-type="float" office:value="0.4036768" calcext:value-type="float">
            <text:p>0.40367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3366E-015" calcext:value-type="float">
            <text:p>1.913366E-15</text:p>
          </table:table-cell>
          <table:table-cell office:value-type="float" office:value="1.996372E-015" calcext:value-type="float">
            <text:p>1.996372E-15</text:p>
          </table:table-cell>
          <table:table-cell office:value-type="float" office:value="1.945113E-015" calcext:value-type="float">
            <text:p>1.945113E-15</text:p>
          </table:table-cell>
          <table:table-cell office:value-type="float" office:value="1.921619E-015" calcext:value-type="float">
            <text:p>1.921619E-15</text:p>
          </table:table-cell>
          <table:table-cell office:value-type="float" office:value="9.875837E-016" calcext:value-type="float">
            <text:p>9.875837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762181" calcext:value-type="float">
            <text:p>-0.008762181</text:p>
          </table:table-cell>
          <table:table-cell office:value-type="float" office:value="-0.008168844" calcext:value-type="float">
            <text:p>-0.008168844</text:p>
          </table:table-cell>
          <table:table-cell office:value-type="float" office:value="-0.006894961" calcext:value-type="float">
            <text:p>-0.006894961</text:p>
          </table:table-cell>
          <table:table-cell office:value-type="float" office:value="-0.005708567" calcext:value-type="float">
            <text:p>-0.005708567</text:p>
          </table:table-cell>
          <table:table-cell office:value-type="float" office:value="-0.004971964" calcext:value-type="float">
            <text:p>-0.004971964</text:p>
          </table:table-cell>
          <table:table-cell office:value-type="float" office:value="-0.003920024" calcext:value-type="float">
            <text:p>-0.003920024</text:p>
          </table:table-cell>
          <table:table-cell office:value-type="float" office:value="-0.002926197" calcext:value-type="float">
            <text:p>-0.002926197</text:p>
          </table:table-cell>
          <table:table-cell office:value-type="float" office:value="-0.001429988" calcext:value-type="float">
            <text:p>-0.001429988</text:p>
          </table:table-cell>
          <table:table-cell office:value-type="float" office:value="-0.007148818" calcext:value-type="float">
            <text:p>-0.007148818</text:p>
          </table:table-cell>
          <table:table-cell office:value-type="float" office:value="-0.009452711" calcext:value-type="float">
            <text:p>-0.009452711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09006521" calcext:value-type="float">
            <text:p>-0.009006521</text:p>
          </table:table-cell>
          <table:table-cell office:value-type="float" office:value="0.01947022" calcext:value-type="float">
            <text:p>0.01947022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213369" calcext:value-type="float">
            <text:p>-2.21336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62004" calcext:value-type="float">
            <text:p>15062004</text:p>
          </table:table-cell>
          <table:table-cell office:value-type="float" office:value="330.3044" calcext:value-type="float">
            <text:p>330.3044</text:p>
          </table:table-cell>
          <table:table-cell office:value-type="float" office:value="221.707" calcext:value-type="float">
            <text:p>221.707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134.936" calcext:value-type="float">
            <text:p>1134.936</text:p>
          </table:table-cell>
          <table:table-cell office:value-type="float" office:value="21.28967" calcext:value-type="float">
            <text:p>21.28967</text:p>
          </table:table-cell>
          <table:table-cell office:value-type="float" office:value="0" calcext:value-type="float">
            <text:p>0</text:p>
          </table:table-cell>
          <table:table-cell office:value-type="float" office:value="0.3615192" calcext:value-type="float">
            <text:p>0.3615192</text:p>
          </table:table-cell>
          <table:table-cell office:value-type="float" office:value="0.3661518" calcext:value-type="float">
            <text:p>0.3661518</text:p>
          </table:table-cell>
          <table:table-cell office:value-type="float" office:value="0.379134" calcext:value-type="float">
            <text:p>0.379134</text:p>
          </table:table-cell>
          <table:table-cell office:value-type="float" office:value="0.392003" calcext:value-type="float">
            <text:p>0.392003</text:p>
          </table:table-cell>
          <table:table-cell office:value-type="float" office:value="0.4006839" calcext:value-type="float">
            <text:p>0.4006839</text:p>
          </table:table-cell>
          <table:table-cell office:value-type="float" office:value="0.346872" calcext:value-type="float">
            <text:p>0.346872</text:p>
          </table:table-cell>
          <table:table-cell office:value-type="float" office:value="0.345797" calcext:value-type="float">
            <text:p>0.345797</text:p>
          </table:table-cell>
          <table:table-cell office:value-type="float" office:value="0.4026074" calcext:value-type="float">
            <text:p>0.4026074</text:p>
          </table:table-cell>
          <table:table-cell office:value-type="float" office:value="0.3852234" calcext:value-type="float">
            <text:p>0.3852234</text:p>
          </table:table-cell>
          <table:table-cell office:value-type="float" office:value="0.3800547" calcext:value-type="float">
            <text:p>0.3800547</text:p>
          </table:table-cell>
          <table:table-cell office:value-type="float" office:value="0.3937562" calcext:value-type="float">
            <text:p>0.3937562</text:p>
          </table:table-cell>
          <table:table-cell office:value-type="float" office:value="0.4037339" calcext:value-type="float">
            <text:p>0.40373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3959E-015" calcext:value-type="float">
            <text:p>1.913959E-15</text:p>
          </table:table-cell>
          <table:table-cell office:value-type="float" office:value="1.996331E-015" calcext:value-type="float">
            <text:p>1.996331E-15</text:p>
          </table:table-cell>
          <table:table-cell office:value-type="float" office:value="1.945077E-015" calcext:value-type="float">
            <text:p>1.945077E-15</text:p>
          </table:table-cell>
          <table:table-cell office:value-type="float" office:value="1.921584E-015" calcext:value-type="float">
            <text:p>1.921584E-15</text:p>
          </table:table-cell>
          <table:table-cell office:value-type="float" office:value="9.87559E-016" calcext:value-type="float">
            <text:p>9.8755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34733" calcext:value-type="float">
            <text:p>-0.01134733</text:p>
          </table:table-cell>
          <table:table-cell office:value-type="float" office:value="-0.01044747" calcext:value-type="float">
            <text:p>-0.01044747</text:p>
          </table:table-cell>
          <table:table-cell office:value-type="float" office:value="-0.008389958" calcext:value-type="float">
            <text:p>-0.008389958</text:p>
          </table:table-cell>
          <table:table-cell office:value-type="float" office:value="-0.006835737" calcext:value-type="float">
            <text:p>-0.006835737</text:p>
          </table:table-cell>
          <table:table-cell office:value-type="float" office:value="-0.005972739" calcext:value-type="float">
            <text:p>-0.005972739</text:p>
          </table:table-cell>
          <table:table-cell office:value-type="float" office:value="-0.004802442" calcext:value-type="float">
            <text:p>-0.004802442</text:p>
          </table:table-cell>
          <table:table-cell office:value-type="float" office:value="-0.003806984" calcext:value-type="float">
            <text:p>-0.003806984</text:p>
          </table:table-cell>
          <table:table-cell office:value-type="float" office:value="-0.002443122" calcext:value-type="float">
            <text:p>-0.002443122</text:p>
          </table:table-cell>
          <table:table-cell office:value-type="float" office:value="-0.005547058" calcext:value-type="float">
            <text:p>-0.005547058</text:p>
          </table:table-cell>
          <table:table-cell office:value-type="float" office:value="-0.008892317" calcext:value-type="float">
            <text:p>-0.008892317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1160513" calcext:value-type="float">
            <text:p>-0.01160513</text:p>
          </table:table-cell>
          <table:table-cell office:value-type="float" office:value="0.01900953" calcext:value-type="float">
            <text:p>0.01900953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210899" calcext:value-type="float">
            <text:p>-2.2108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062004" calcext:value-type="float">
            <text:p>16062004</text:p>
          </table:table-cell>
          <table:table-cell office:value-type="float" office:value="330.3044" calcext:value-type="float">
            <text:p>330.3044</text:p>
          </table:table-cell>
          <table:table-cell office:value-type="float" office:value="226.5341" calcext:value-type="float">
            <text:p>226.5341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130.109" calcext:value-type="float">
            <text:p>1130.109</text:p>
          </table:table-cell>
          <table:table-cell office:value-type="float" office:value="21.29005" calcext:value-type="float">
            <text:p>21.29005</text:p>
          </table:table-cell>
          <table:table-cell office:value-type="float" office:value="0" calcext:value-type="float">
            <text:p>0</text:p>
          </table:table-cell>
          <table:table-cell office:value-type="float" office:value="0.3355443" calcext:value-type="float">
            <text:p>0.3355443</text:p>
          </table:table-cell>
          <table:table-cell office:value-type="float" office:value="0.3451519" calcext:value-type="float">
            <text:p>0.3451519</text:p>
          </table:table-cell>
          <table:table-cell office:value-type="float" office:value="0.3634191" calcext:value-type="float">
            <text:p>0.3634191</text:p>
          </table:table-cell>
          <table:table-cell office:value-type="float" office:value="0.377799" calcext:value-type="float">
            <text:p>0.377799</text:p>
          </table:table-cell>
          <table:table-cell office:value-type="float" office:value="0.3858593" calcext:value-type="float">
            <text:p>0.3858593</text:p>
          </table:table-cell>
          <table:table-cell office:value-type="float" office:value="0.3358253" calcext:value-type="float">
            <text:p>0.3358253</text:p>
          </table:table-cell>
          <table:table-cell office:value-type="float" office:value="0.3341779" calcext:value-type="float">
            <text:p>0.3341779</text:p>
          </table:table-cell>
          <table:table-cell office:value-type="float" office:value="0.3943068" calcext:value-type="float">
            <text:p>0.3943068</text:p>
          </table:table-cell>
          <table:table-cell office:value-type="float" office:value="0.389437" calcext:value-type="float">
            <text:p>0.389437</text:p>
          </table:table-cell>
          <table:table-cell office:value-type="float" office:value="0.381725" calcext:value-type="float">
            <text:p>0.381725</text:p>
          </table:table-cell>
          <table:table-cell office:value-type="float" office:value="0.394193" calcext:value-type="float">
            <text:p>0.394193</text:p>
          </table:table-cell>
          <table:table-cell office:value-type="float" office:value="0.4038359" calcext:value-type="float">
            <text:p>0.40383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4558E-015" calcext:value-type="float">
            <text:p>1.914558E-15</text:p>
          </table:table-cell>
          <table:table-cell office:value-type="float" office:value="1.996288E-015" calcext:value-type="float">
            <text:p>1.996288E-15</text:p>
          </table:table-cell>
          <table:table-cell office:value-type="float" office:value="1.945042E-015" calcext:value-type="float">
            <text:p>1.945042E-15</text:p>
          </table:table-cell>
          <table:table-cell office:value-type="float" office:value="1.921546E-015" calcext:value-type="float">
            <text:p>1.921546E-15</text:p>
          </table:table-cell>
          <table:table-cell office:value-type="float" office:value="9.875386E-016" calcext:value-type="float">
            <text:p>9.875386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94871" calcext:value-type="float">
            <text:p>-0.01794871</text:p>
          </table:table-cell>
          <table:table-cell office:value-type="float" office:value="-0.01497647" calcext:value-type="float">
            <text:p>-0.01497647</text:p>
          </table:table-cell>
          <table:table-cell office:value-type="float" office:value="-0.01084917" calcext:value-type="float">
            <text:p>-0.01084917</text:p>
          </table:table-cell>
          <table:table-cell office:value-type="float" office:value="-0.00856426" calcext:value-type="float">
            <text:p>-0.00856426</text:p>
          </table:table-cell>
          <table:table-cell office:value-type="float" office:value="-0.007529882" calcext:value-type="float">
            <text:p>-0.007529882</text:p>
          </table:table-cell>
          <table:table-cell office:value-type="float" office:value="-0.006131093" calcext:value-type="float">
            <text:p>-0.006131093</text:p>
          </table:table-cell>
          <table:table-cell office:value-type="float" office:value="-0.005073237" calcext:value-type="float">
            <text:p>-0.005073237</text:p>
          </table:table-cell>
          <table:table-cell office:value-type="float" office:value="-0.003838952" calcext:value-type="float">
            <text:p>-0.003838952</text:p>
          </table:table-cell>
          <table:table-cell office:value-type="float" office:value="-0.00462287" calcext:value-type="float">
            <text:p>-0.00462287</text:p>
          </table:table-cell>
          <table:table-cell office:value-type="float" office:value="-0.008250067" calcext:value-type="float">
            <text:p>-0.008250067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1897746" calcext:value-type="float">
            <text:p>-0.01897746</text:p>
          </table:table-cell>
          <table:table-cell office:value-type="float" office:value="0.01854495" calcext:value-type="float">
            <text:p>0.01854495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20859" calcext:value-type="float">
            <text:p>-2.2085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62004" calcext:value-type="float">
            <text:p>17062004</text:p>
          </table:table-cell>
          <table:table-cell office:value-type="float" office:value="330.4044" calcext:value-type="float">
            <text:p>330.4044</text:p>
          </table:table-cell>
          <table:table-cell office:value-type="float" office:value="231.7812" calcext:value-type="float">
            <text:p>231.7812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124.954" calcext:value-type="float">
            <text:p>1124.954</text:p>
          </table:table-cell>
          <table:table-cell office:value-type="float" office:value="21.29734" calcext:value-type="float">
            <text:p>21.29734</text:p>
          </table:table-cell>
          <table:table-cell office:value-type="float" office:value="0" calcext:value-type="float">
            <text:p>0</text:p>
          </table:table-cell>
          <table:table-cell office:value-type="float" office:value="0.2424987" calcext:value-type="float">
            <text:p>0.2424987</text:p>
          </table:table-cell>
          <table:table-cell office:value-type="float" office:value="0.341945" calcext:value-type="float">
            <text:p>0.341945</text:p>
          </table:table-cell>
          <table:table-cell office:value-type="float" office:value="0.3545191" calcext:value-type="float">
            <text:p>0.3545191</text:p>
          </table:table-cell>
          <table:table-cell office:value-type="float" office:value="0.3657494" calcext:value-type="float">
            <text:p>0.3657494</text:p>
          </table:table-cell>
          <table:table-cell office:value-type="float" office:value="0.3730544" calcext:value-type="float">
            <text:p>0.3730544</text:p>
          </table:table-cell>
          <table:table-cell office:value-type="float" office:value="0.3262427" calcext:value-type="float">
            <text:p>0.3262427</text:p>
          </table:table-cell>
          <table:table-cell office:value-type="float" office:value="0.3251902" calcext:value-type="float">
            <text:p>0.3251902</text:p>
          </table:table-cell>
          <table:table-cell office:value-type="float" office:value="0.3894591" calcext:value-type="float">
            <text:p>0.3894591</text:p>
          </table:table-cell>
          <table:table-cell office:value-type="float" office:value="0.3898768" calcext:value-type="float">
            <text:p>0.3898768</text:p>
          </table:table-cell>
          <table:table-cell office:value-type="float" office:value="0.3837356" calcext:value-type="float">
            <text:p>0.3837356</text:p>
          </table:table-cell>
          <table:table-cell office:value-type="float" office:value="0.3949539" calcext:value-type="float">
            <text:p>0.3949539</text:p>
          </table:table-cell>
          <table:table-cell office:value-type="float" office:value="0.4039903" calcext:value-type="float">
            <text:p>0.403990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5105E-015" calcext:value-type="float">
            <text:p>1.915105E-15</text:p>
          </table:table-cell>
          <table:table-cell office:value-type="float" office:value="1.996248E-015" calcext:value-type="float">
            <text:p>1.996248E-15</text:p>
          </table:table-cell>
          <table:table-cell office:value-type="float" office:value="1.945012E-015" calcext:value-type="float">
            <text:p>1.945012E-15</text:p>
          </table:table-cell>
          <table:table-cell office:value-type="float" office:value="1.92151E-015" calcext:value-type="float">
            <text:p>1.92151E-15</text:p>
          </table:table-cell>
          <table:table-cell office:value-type="float" office:value="9.87517E-016" calcext:value-type="float">
            <text:p>9.87517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49112" calcext:value-type="float">
            <text:p>-0.1849112</text:p>
          </table:table-cell>
          <table:table-cell office:value-type="float" office:value="-0.01581653" calcext:value-type="float">
            <text:p>-0.01581653</text:p>
          </table:table-cell>
          <table:table-cell office:value-type="float" office:value="-0.01265055" calcext:value-type="float">
            <text:p>-0.01265055</text:p>
          </table:table-cell>
          <table:table-cell office:value-type="float" office:value="-0.01045909" calcext:value-type="float">
            <text:p>-0.01045909</text:p>
          </table:table-cell>
          <table:table-cell office:value-type="float" office:value="-0.009265252" calcext:value-type="float">
            <text:p>-0.009265252</text:p>
          </table:table-cell>
          <table:table-cell office:value-type="float" office:value="-0.007628704" calcext:value-type="float">
            <text:p>-0.007628704</text:p>
          </table:table-cell>
          <table:table-cell office:value-type="float" office:value="-0.006377894" calcext:value-type="float">
            <text:p>-0.006377894</text:p>
          </table:table-cell>
          <table:table-cell office:value-type="float" office:value="-0.005022708" calcext:value-type="float">
            <text:p>-0.005022708</text:p>
          </table:table-cell>
          <table:table-cell office:value-type="float" office:value="-0.004530515" calcext:value-type="float">
            <text:p>-0.004530515</text:p>
          </table:table-cell>
          <table:table-cell office:value-type="float" office:value="-0.007541668" calcext:value-type="float">
            <text:p>-0.007541668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3494433" calcext:value-type="float">
            <text:p>-0.3494433</text:p>
          </table:table-cell>
          <table:table-cell office:value-type="float" office:value="0.01816574" calcext:value-type="float">
            <text:p>0.01816574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206325" calcext:value-type="float">
            <text:p>-2.2063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062004" calcext:value-type="float">
            <text:p>18062004</text:p>
          </table:table-cell>
          <table:table-cell office:value-type="float" office:value="336.6043" calcext:value-type="float">
            <text:p>336.6043</text:p>
          </table:table-cell>
          <table:table-cell office:value-type="float" office:value="234.1136" calcext:value-type="float">
            <text:p>234.1136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128.797" calcext:value-type="float">
            <text:p>1128.797</text:p>
          </table:table-cell>
          <table:table-cell office:value-type="float" office:value="21.32269" calcext:value-type="float">
            <text:p>21.32269</text:p>
          </table:table-cell>
          <table:table-cell office:value-type="float" office:value="0" calcext:value-type="float">
            <text:p>0</text:p>
          </table:table-cell>
          <table:table-cell office:value-type="float" office:value="0.3677684" calcext:value-type="float">
            <text:p>0.3677684</text:p>
          </table:table-cell>
          <table:table-cell office:value-type="float" office:value="0.3691854" calcext:value-type="float">
            <text:p>0.3691854</text:p>
          </table:table-cell>
          <table:table-cell office:value-type="float" office:value="0.3681777" calcext:value-type="float">
            <text:p>0.3681777</text:p>
          </table:table-cell>
          <table:table-cell office:value-type="float" office:value="0.3696532" calcext:value-type="float">
            <text:p>0.3696532</text:p>
          </table:table-cell>
          <table:table-cell office:value-type="float" office:value="0.372523" calcext:value-type="float">
            <text:p>0.372523</text:p>
          </table:table-cell>
          <table:table-cell office:value-type="float" office:value="0.3220714" calcext:value-type="float">
            <text:p>0.3220714</text:p>
          </table:table-cell>
          <table:table-cell office:value-type="float" office:value="0.3197565" calcext:value-type="float">
            <text:p>0.3197565</text:p>
          </table:table-cell>
          <table:table-cell office:value-type="float" office:value="0.3864357" calcext:value-type="float">
            <text:p>0.3864357</text:p>
          </table:table-cell>
          <table:table-cell office:value-type="float" office:value="0.3887331" calcext:value-type="float">
            <text:p>0.3887331</text:p>
          </table:table-cell>
          <table:table-cell office:value-type="float" office:value="0.3854466" calcext:value-type="float">
            <text:p>0.3854466</text:p>
          </table:table-cell>
          <table:table-cell office:value-type="float" office:value="0.3958558" calcext:value-type="float">
            <text:p>0.3958558</text:p>
          </table:table-cell>
          <table:table-cell office:value-type="float" office:value="0.4042119" calcext:value-type="float">
            <text:p>0.404211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5566E-015" calcext:value-type="float">
            <text:p>1.915566E-15</text:p>
          </table:table-cell>
          <table:table-cell office:value-type="float" office:value="1.996222E-015" calcext:value-type="float">
            <text:p>1.996222E-15</text:p>
          </table:table-cell>
          <table:table-cell office:value-type="float" office:value="1.94498E-015" calcext:value-type="float">
            <text:p>1.94498E-15</text:p>
          </table:table-cell>
          <table:table-cell office:value-type="float" office:value="1.921485E-015" calcext:value-type="float">
            <text:p>1.921485E-15</text:p>
          </table:table-cell>
          <table:table-cell office:value-type="float" office:value="9.874922E-016" calcext:value-type="float">
            <text:p>9.87492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02948" calcext:value-type="float">
            <text:p>-0.01002948</text:p>
          </table:table-cell>
          <table:table-cell office:value-type="float" office:value="-0.009814202" calcext:value-type="float">
            <text:p>-0.009814202</text:p>
          </table:table-cell>
          <table:table-cell office:value-type="float" office:value="-0.01005755" calcext:value-type="float">
            <text:p>-0.01005755</text:p>
          </table:table-cell>
          <table:table-cell office:value-type="float" office:value="-0.0098318" calcext:value-type="float">
            <text:p>-0.0098318</text:p>
          </table:table-cell>
          <table:table-cell office:value-type="float" office:value="-0.00936811" calcext:value-type="float">
            <text:p>-0.00936811</text:p>
          </table:table-cell>
          <table:table-cell office:value-type="float" office:value="-0.008417961" calcext:value-type="float">
            <text:p>-0.008417961</text:p>
          </table:table-cell>
          <table:table-cell office:value-type="float" office:value="-0.00735163" calcext:value-type="float">
            <text:p>-0.00735163</text:p>
          </table:table-cell>
          <table:table-cell office:value-type="float" office:value="-0.005947493" calcext:value-type="float">
            <text:p>-0.005947493</text:p>
          </table:table-cell>
          <table:table-cell office:value-type="float" office:value="-0.004756439" calcext:value-type="float">
            <text:p>-0.004756439</text:p>
          </table:table-cell>
          <table:table-cell office:value-type="float" office:value="-0.006987346" calcext:value-type="float">
            <text:p>-0.006987346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1019546" calcext:value-type="float">
            <text:p>-0.01019546</text:p>
          </table:table-cell>
          <table:table-cell office:value-type="float" office:value="0.01784749" calcext:value-type="float">
            <text:p>0.01784749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203969" calcext:value-type="float">
            <text:p>-2.2039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062004" calcext:value-type="float">
            <text:p>19062004</text:p>
          </table:table-cell>
          <table:table-cell office:value-type="float" office:value="336.6043" calcext:value-type="float">
            <text:p>336.6043</text:p>
          </table:table-cell>
          <table:table-cell office:value-type="float" office:value="238.6657" calcext:value-type="float">
            <text:p>238.6657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124.224" calcext:value-type="float">
            <text:p>1124.224</text:p>
          </table:table-cell>
          <table:table-cell office:value-type="float" office:value="21.34372" calcext:value-type="float">
            <text:p>21.34372</text:p>
          </table:table-cell>
          <table:table-cell office:value-type="float" office:value="0" calcext:value-type="float">
            <text:p>0</text:p>
          </table:table-cell>
          <table:table-cell office:value-type="float" office:value="0.3121034" calcext:value-type="float">
            <text:p>0.3121034</text:p>
          </table:table-cell>
          <table:table-cell office:value-type="float" office:value="0.3289974" calcext:value-type="float">
            <text:p>0.3289974</text:p>
          </table:table-cell>
          <table:table-cell office:value-type="float" office:value="0.3494734" calcext:value-type="float">
            <text:p>0.3494734</text:p>
          </table:table-cell>
          <table:table-cell office:value-type="float" office:value="0.3608955" calcext:value-type="float">
            <text:p>0.3608955</text:p>
          </table:table-cell>
          <table:table-cell office:value-type="float" office:value="0.3666376" calcext:value-type="float">
            <text:p>0.3666376</text:p>
          </table:table-cell>
          <table:table-cell office:value-type="float" office:value="0.3196161" calcext:value-type="float">
            <text:p>0.3196161</text:p>
          </table:table-cell>
          <table:table-cell office:value-type="float" office:value="0.3171082" calcext:value-type="float">
            <text:p>0.3171082</text:p>
          </table:table-cell>
          <table:table-cell office:value-type="float" office:value="0.3846681" calcext:value-type="float">
            <text:p>0.3846681</text:p>
          </table:table-cell>
          <table:table-cell office:value-type="float" office:value="0.3871279" calcext:value-type="float">
            <text:p>0.3871279</text:p>
          </table:table-cell>
          <table:table-cell office:value-type="float" office:value="0.3867096" calcext:value-type="float">
            <text:p>0.3867096</text:p>
          </table:table-cell>
          <table:table-cell office:value-type="float" office:value="0.3967361" calcext:value-type="float">
            <text:p>0.3967361</text:p>
          </table:table-cell>
          <table:table-cell office:value-type="float" office:value="0.4044808" calcext:value-type="float">
            <text:p>0.404480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6005E-015" calcext:value-type="float">
            <text:p>1.916005E-15</text:p>
          </table:table-cell>
          <table:table-cell office:value-type="float" office:value="1.99619E-015" calcext:value-type="float">
            <text:p>1.99619E-15</text:p>
          </table:table-cell>
          <table:table-cell office:value-type="float" office:value="1.944956E-015" calcext:value-type="float">
            <text:p>1.944956E-15</text:p>
          </table:table-cell>
          <table:table-cell office:value-type="float" office:value="1.921459E-015" calcext:value-type="float">
            <text:p>1.921459E-15</text:p>
          </table:table-cell>
          <table:table-cell office:value-type="float" office:value="9.874724E-016" calcext:value-type="float">
            <text:p>9.874724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01189" calcext:value-type="float">
            <text:p>-0.02801189</text:p>
          </table:table-cell>
          <table:table-cell office:value-type="float" office:value="-0.02002297" calcext:value-type="float">
            <text:p>-0.02002297</text:p>
          </table:table-cell>
          <table:table-cell office:value-type="float" office:value="-0.01378436" calcext:value-type="float">
            <text:p>-0.01378436</text:p>
          </table:table-cell>
          <table:table-cell office:value-type="float" office:value="-0.01133371" calcext:value-type="float">
            <text:p>-0.01133371</text:p>
          </table:table-cell>
          <table:table-cell office:value-type="float" office:value="-0.01029847" calcext:value-type="float">
            <text:p>-0.01029847</text:p>
          </table:table-cell>
          <table:table-cell office:value-type="float" office:value="-0.008907651" calcext:value-type="float">
            <text:p>-0.008907651</text:p>
          </table:table-cell>
          <table:table-cell office:value-type="float" office:value="-0.007882621" calcext:value-type="float">
            <text:p>-0.007882621</text:p>
          </table:table-cell>
          <table:table-cell office:value-type="float" office:value="-0.006571859" calcext:value-type="float">
            <text:p>-0.006571859</text:p>
          </table:table-cell>
          <table:table-cell office:value-type="float" office:value="-0.005094812" calcext:value-type="float">
            <text:p>-0.005094812</text:p>
          </table:table-cell>
          <table:table-cell office:value-type="float" office:value="-0.006605059" calcext:value-type="float">
            <text:p>-0.006605059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3129086" calcext:value-type="float">
            <text:p>-0.03129086</text:p>
          </table:table-cell>
          <table:table-cell office:value-type="float" office:value="0.0174774" calcext:value-type="float">
            <text:p>0.0174774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201423" calcext:value-type="float">
            <text:p>-2.20142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0062004" calcext:value-type="float">
            <text:p>20062004</text:p>
          </table:table-cell>
          <table:table-cell office:value-type="float" office:value="337.6043" calcext:value-type="float">
            <text:p>337.6043</text:p>
          </table:table-cell>
          <table:table-cell office:value-type="float" office:value="241.5756" calcext:value-type="float">
            <text:p>241.5756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122.282" calcext:value-type="float">
            <text:p>1122.282</text:p>
          </table:table-cell>
          <table:table-cell office:value-type="float" office:value="21.3755" calcext:value-type="float">
            <text:p>21.3755</text:p>
          </table:table-cell>
          <table:table-cell office:value-type="float" office:value="0" calcext:value-type="float">
            <text:p>0</text:p>
          </table:table-cell>
          <table:table-cell office:value-type="float" office:value="0.3351806" calcext:value-type="float">
            <text:p>0.3351806</text:p>
          </table:table-cell>
          <table:table-cell office:value-type="float" office:value="0.3190168" calcext:value-type="float">
            <text:p>0.3190168</text:p>
          </table:table-cell>
          <table:table-cell office:value-type="float" office:value="0.3384479" calcext:value-type="float">
            <text:p>0.3384479</text:p>
          </table:table-cell>
          <table:table-cell office:value-type="float" office:value="0.35064" calcext:value-type="float">
            <text:p>0.35064</text:p>
          </table:table-cell>
          <table:table-cell office:value-type="float" office:value="0.3573183" calcext:value-type="float">
            <text:p>0.3573183</text:p>
          </table:table-cell>
          <table:table-cell office:value-type="float" office:value="0.3140678" calcext:value-type="float">
            <text:p>0.3140678</text:p>
          </table:table-cell>
          <table:table-cell office:value-type="float" office:value="0.3132516" calcext:value-type="float">
            <text:p>0.3132516</text:p>
          </table:table-cell>
          <table:table-cell office:value-type="float" office:value="0.3832486" calcext:value-type="float">
            <text:p>0.3832486</text:p>
          </table:table-cell>
          <table:table-cell office:value-type="float" office:value="0.3850918" calcext:value-type="float">
            <text:p>0.3850918</text:p>
          </table:table-cell>
          <table:table-cell office:value-type="float" office:value="0.3875201" calcext:value-type="float">
            <text:p>0.3875201</text:p>
          </table:table-cell>
          <table:table-cell office:value-type="float" office:value="0.3979842" calcext:value-type="float">
            <text:p>0.3979842</text:p>
          </table:table-cell>
          <table:table-cell office:value-type="float" office:value="0.4048882" calcext:value-type="float">
            <text:p>0.404888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6428E-015" calcext:value-type="float">
            <text:p>1.916428E-15</text:p>
          </table:table-cell>
          <table:table-cell office:value-type="float" office:value="1.996162E-015" calcext:value-type="float">
            <text:p>1.996162E-15</text:p>
          </table:table-cell>
          <table:table-cell office:value-type="float" office:value="1.944934E-015" calcext:value-type="float">
            <text:p>1.944934E-15</text:p>
          </table:table-cell>
          <table:table-cell office:value-type="float" office:value="1.921433E-015" calcext:value-type="float">
            <text:p>1.921433E-15</text:p>
          </table:table-cell>
          <table:table-cell office:value-type="float" office:value="9.87452E-016" calcext:value-type="float">
            <text:p>9.8745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51616" calcext:value-type="float">
            <text:p>-0.02251616</text:p>
          </table:table-cell>
          <table:table-cell office:value-type="float" office:value="-0.02456494" calcext:value-type="float">
            <text:p>-0.02456494</text:p>
          </table:table-cell>
          <table:table-cell office:value-type="float" office:value="-0.01678024" calcext:value-type="float">
            <text:p>-0.01678024</text:p>
          </table:table-cell>
          <table:table-cell office:value-type="float" office:value="-0.01353962" calcext:value-type="float">
            <text:p>-0.01353962</text:p>
          </table:table-cell>
          <table:table-cell office:value-type="float" office:value="-0.01206093" calcext:value-type="float">
            <text:p>-0.01206093</text:p>
          </table:table-cell>
          <table:table-cell office:value-type="float" office:value="-0.01016281" calcext:value-type="float">
            <text:p>-0.01016281</text:p>
          </table:table-cell>
          <table:table-cell office:value-type="float" office:value="-0.008730976" calcext:value-type="float">
            <text:p>-0.008730976</text:p>
          </table:table-cell>
          <table:table-cell office:value-type="float" office:value="-0.00711665" calcext:value-type="float">
            <text:p>-0.00711665</text:p>
          </table:table-cell>
          <table:table-cell office:value-type="float" office:value="-0.005560882" calcext:value-type="float">
            <text:p>-0.005560882</text:p>
          </table:table-cell>
          <table:table-cell office:value-type="float" office:value="-0.00637169" calcext:value-type="float">
            <text:p>-0.00637169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147542" calcext:value-type="float">
            <text:p>-0.0147542</text:p>
          </table:table-cell>
          <table:table-cell office:value-type="float" office:value="0.01708634" calcext:value-type="float">
            <text:p>0.01708634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198601" calcext:value-type="float">
            <text:p>-2.19860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062004" calcext:value-type="float">
            <text:p>21062004</text:p>
          </table:table-cell>
          <table:table-cell office:value-type="float" office:value="343.7044" calcext:value-type="float">
            <text:p>343.7044</text:p>
          </table:table-cell>
          <table:table-cell office:value-type="float" office:value="246.4907" calcext:value-type="float">
            <text:p>246.4907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123.325" calcext:value-type="float">
            <text:p>1123.325</text:p>
          </table:table-cell>
          <table:table-cell office:value-type="float" office:value="21.51748" calcext:value-type="float">
            <text:p>21.51748</text:p>
          </table:table-cell>
          <table:table-cell office:value-type="float" office:value="0" calcext:value-type="float">
            <text:p>0</text:p>
          </table:table-cell>
          <table:table-cell office:value-type="float" office:value="0.3257963" calcext:value-type="float">
            <text:p>0.3257963</text:p>
          </table:table-cell>
          <table:table-cell office:value-type="float" office:value="0.3343987" calcext:value-type="float">
            <text:p>0.3343987</text:p>
          </table:table-cell>
          <table:table-cell office:value-type="float" office:value="0.3490642" calcext:value-type="float">
            <text:p>0.3490642</text:p>
          </table:table-cell>
          <table:table-cell office:value-type="float" office:value="0.3582908" calcext:value-type="float">
            <text:p>0.3582908</text:p>
          </table:table-cell>
          <table:table-cell office:value-type="float" office:value="0.3624833" calcext:value-type="float">
            <text:p>0.3624833</text:p>
          </table:table-cell>
          <table:table-cell office:value-type="float" office:value="0.3143511" calcext:value-type="float">
            <text:p>0.3143511</text:p>
          </table:table-cell>
          <table:table-cell office:value-type="float" office:value="0.3114532" calcext:value-type="float">
            <text:p>0.3114532</text:p>
          </table:table-cell>
          <table:table-cell office:value-type="float" office:value="0.3818327" calcext:value-type="float">
            <text:p>0.3818327</text:p>
          </table:table-cell>
          <table:table-cell office:value-type="float" office:value="0.3833311" calcext:value-type="float">
            <text:p>0.3833311</text:p>
          </table:table-cell>
          <table:table-cell office:value-type="float" office:value="0.3879308" calcext:value-type="float">
            <text:p>0.3879308</text:p>
          </table:table-cell>
          <table:table-cell office:value-type="float" office:value="0.3990669" calcext:value-type="float">
            <text:p>0.3990669</text:p>
          </table:table-cell>
          <table:table-cell office:value-type="float" office:value="0.4053908" calcext:value-type="float">
            <text:p>0.405390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6856E-015" calcext:value-type="float">
            <text:p>1.916856E-15</text:p>
          </table:table-cell>
          <table:table-cell office:value-type="float" office:value="1.996136E-015" calcext:value-type="float">
            <text:p>1.996136E-15</text:p>
          </table:table-cell>
          <table:table-cell office:value-type="float" office:value="1.944908E-015" calcext:value-type="float">
            <text:p>1.944908E-15</text:p>
          </table:table-cell>
          <table:table-cell office:value-type="float" office:value="1.921406E-015" calcext:value-type="float">
            <text:p>1.921406E-15</text:p>
          </table:table-cell>
          <table:table-cell office:value-type="float" office:value="9.87433E-016" calcext:value-type="float">
            <text:p>9.87433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43499" calcext:value-type="float">
            <text:p>-0.02143499</text:p>
          </table:table-cell>
          <table:table-cell office:value-type="float" office:value="-0.01813164" calcext:value-type="float">
            <text:p>-0.01813164</text:p>
          </table:table-cell>
          <table:table-cell office:value-type="float" office:value="-0.01388088" calcext:value-type="float">
            <text:p>-0.01388088</text:p>
          </table:table-cell>
          <table:table-cell office:value-type="float" office:value="-0.01184975" calcext:value-type="float">
            <text:p>-0.01184975</text:p>
          </table:table-cell>
          <table:table-cell office:value-type="float" office:value="-0.01104312" calcext:value-type="float">
            <text:p>-0.01104312</text:p>
          </table:table-cell>
          <table:table-cell office:value-type="float" office:value="-0.0101024" calcext:value-type="float">
            <text:p>-0.0101024</text:p>
          </table:table-cell>
          <table:table-cell office:value-type="float" office:value="-0.009169626" calcext:value-type="float">
            <text:p>-0.009169626</text:p>
          </table:table-cell>
          <table:table-cell office:value-type="float" office:value="-0.00771119" calcext:value-type="float">
            <text:p>-0.00771119</text:p>
          </table:table-cell>
          <table:table-cell office:value-type="float" office:value="-0.006001817" calcext:value-type="float">
            <text:p>-0.006001817</text:p>
          </table:table-cell>
          <table:table-cell office:value-type="float" office:value="-0.006256584" calcext:value-type="float">
            <text:p>-0.006256584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2233844" calcext:value-type="float">
            <text:p>-0.02233844</text:p>
          </table:table-cell>
          <table:table-cell office:value-type="float" office:value="0.01652377" calcext:value-type="float">
            <text:p>0.01652377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195396" calcext:value-type="float">
            <text:p>-2.19539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062004" calcext:value-type="float">
            <text:p>22062004</text:p>
          </table:table-cell>
          <table:table-cell office:value-type="float" office:value="343.7044" calcext:value-type="float">
            <text:p>343.7044</text:p>
          </table:table-cell>
          <table:table-cell office:value-type="float" office:value="252.6193" calcext:value-type="float">
            <text:p>252.6193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117.128" calcext:value-type="float">
            <text:p>1117.128</text:p>
          </table:table-cell>
          <table:table-cell office:value-type="float" office:value="21.58661" calcext:value-type="float">
            <text:p>21.58661</text:p>
          </table:table-cell>
          <table:table-cell office:value-type="float" office:value="0" calcext:value-type="float">
            <text:p>0</text:p>
          </table:table-cell>
          <table:table-cell office:value-type="float" office:value="0.1578443" calcext:value-type="float">
            <text:p>0.1578443</text:p>
          </table:table-cell>
          <table:table-cell office:value-type="float" office:value="0.3214152" calcext:value-type="float">
            <text:p>0.3214152</text:p>
          </table:table-cell>
          <table:table-cell office:value-type="float" office:value="0.3348106" calcext:value-type="float">
            <text:p>0.3348106</text:p>
          </table:table-cell>
          <table:table-cell office:value-type="float" office:value="0.3462691" calcext:value-type="float">
            <text:p>0.3462691</text:p>
          </table:table-cell>
          <table:table-cell office:value-type="float" office:value="0.3524607" calcext:value-type="float">
            <text:p>0.3524607</text:p>
          </table:table-cell>
          <table:table-cell office:value-type="float" office:value="0.3100374" calcext:value-type="float">
            <text:p>0.3100374</text:p>
          </table:table-cell>
          <table:table-cell office:value-type="float" office:value="0.3089052" calcext:value-type="float">
            <text:p>0.3089052</text:p>
          </table:table-cell>
          <table:table-cell office:value-type="float" office:value="0.3807384" calcext:value-type="float">
            <text:p>0.3807384</text:p>
          </table:table-cell>
          <table:table-cell office:value-type="float" office:value="0.3818398" calcext:value-type="float">
            <text:p>0.3818398</text:p>
          </table:table-cell>
          <table:table-cell office:value-type="float" office:value="0.3879349" calcext:value-type="float">
            <text:p>0.3879349</text:p>
          </table:table-cell>
          <table:table-cell office:value-type="float" office:value="0.399923" calcext:value-type="float">
            <text:p>0.399923</text:p>
          </table:table-cell>
          <table:table-cell office:value-type="float" office:value="0.4058753" calcext:value-type="float">
            <text:p>0.4058753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1.917321E-015" calcext:value-type="float">
            <text:p>1.917321E-15</text:p>
          </table:table-cell>
          <table:table-cell office:value-type="float" office:value="1.9961E-015" calcext:value-type="float">
            <text:p>1.9961E-15</text:p>
          </table:table-cell>
          <table:table-cell office:value-type="float" office:value="1.944883E-015" calcext:value-type="float">
            <text:p>1.944883E-15</text:p>
          </table:table-cell>
          <table:table-cell office:value-type="float" office:value="1.921381E-015" calcext:value-type="float">
            <text:p>1.921381E-15</text:p>
          </table:table-cell>
          <table:table-cell office:value-type="float" office:value="9.874114E-016" calcext:value-type="float">
            <text:p>9.874114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3689" calcext:value-type="float">
            <text:p>-4.93689</text:p>
          </table:table-cell>
          <table:table-cell office:value-type="float" office:value="-0.02316578" calcext:value-type="float">
            <text:p>-0.02316578</text:p>
          </table:table-cell>
          <table:table-cell office:value-type="float" office:value="-0.01796078" calcext:value-type="float">
            <text:p>-0.01796078</text:p>
          </table:table-cell>
          <table:table-cell office:value-type="float" office:value="-0.01462421" calcext:value-type="float">
            <text:p>-0.01462421</text:p>
          </table:table-cell>
          <table:table-cell office:value-type="float" office:value="-0.01312092" calcext:value-type="float">
            <text:p>-0.01312092</text:p>
          </table:table-cell>
          <table:table-cell office:value-type="float" office:value="-0.01120165" calcext:value-type="float">
            <text:p>-0.01120165</text:p>
          </table:table-cell>
          <table:table-cell office:value-type="float" office:value="-0.00981746" calcext:value-type="float">
            <text:p>-0.00981746</text:p>
          </table:table-cell>
          <table:table-cell office:value-type="float" office:value="-0.008205792" calcext:value-type="float">
            <text:p>-0.008205792</text:p>
          </table:table-cell>
          <table:table-cell office:value-type="float" office:value="-0.00640453" calcext:value-type="float">
            <text:p>-0.00640453</text:p>
          </table:table-cell>
          <table:table-cell office:value-type="float" office:value="-0.006254248" calcext:value-type="float">
            <text:p>-0.006254248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13.93697" calcext:value-type="float">
            <text:p>-13.93697</text:p>
          </table:table-cell>
          <table:table-cell office:value-type="float" office:value="0.01620301" calcext:value-type="float">
            <text:p>0.01620301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191859" calcext:value-type="float">
            <text:p>-2.19185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062004" calcext:value-type="float">
            <text:p>23062004</text:p>
          </table:table-cell>
          <table:table-cell office:value-type="float" office:value="343.7044" calcext:value-type="float">
            <text:p>343.7044</text:p>
          </table:table-cell>
          <table:table-cell office:value-type="float" office:value="255.2473" calcext:value-type="float">
            <text:p>255.2473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114.408" calcext:value-type="float">
            <text:p>1114.408</text:p>
          </table:table-cell>
          <table:table-cell office:value-type="float" office:value="21.67859" calcext:value-type="float">
            <text:p>21.67859</text:p>
          </table:table-cell>
          <table:table-cell office:value-type="float" office:value="0" calcext:value-type="float">
            <text:p>0</text:p>
          </table:table-cell>
          <table:table-cell office:value-type="float" office:value="0.1075467" calcext:value-type="float">
            <text:p>0.1075467</text:p>
          </table:table-cell>
          <table:table-cell office:value-type="float" office:value="0.3168097" calcext:value-type="float">
            <text:p>0.3168097</text:p>
          </table:table-cell>
          <table:table-cell office:value-type="float" office:value="0.3274775" calcext:value-type="float">
            <text:p>0.3274775</text:p>
          </table:table-cell>
          <table:table-cell office:value-type="float" office:value="0.3382799" calcext:value-type="float">
            <text:p>0.3382799</text:p>
          </table:table-cell>
          <table:table-cell office:value-type="float" office:value="0.3446907" calcext:value-type="float">
            <text:p>0.3446907</text:p>
          </table:table-cell>
          <table:table-cell office:value-type="float" office:value="0.3052381" calcext:value-type="float">
            <text:p>0.3052381</text:p>
          </table:table-cell>
          <table:table-cell office:value-type="float" office:value="0.3055928" calcext:value-type="float">
            <text:p>0.3055928</text:p>
          </table:table-cell>
          <table:table-cell office:value-type="float" office:value="0.3795089" calcext:value-type="float">
            <text:p>0.3795089</text:p>
          </table:table-cell>
          <table:table-cell office:value-type="float" office:value="0.3804921" calcext:value-type="float">
            <text:p>0.3804921</text:p>
          </table:table-cell>
          <table:table-cell office:value-type="float" office:value="0.3877627" calcext:value-type="float">
            <text:p>0.3877627</text:p>
          </table:table-cell>
          <table:table-cell office:value-type="float" office:value="0.4005678" calcext:value-type="float">
            <text:p>0.4005678</text:p>
          </table:table-cell>
          <table:table-cell office:value-type="float" office:value="0.4063231" calcext:value-type="float">
            <text:p>0.406323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7822E-015" calcext:value-type="float">
            <text:p>1.917822E-15</text:p>
          </table:table-cell>
          <table:table-cell office:value-type="float" office:value="1.996067E-015" calcext:value-type="float">
            <text:p>1.996067E-15</text:p>
          </table:table-cell>
          <table:table-cell office:value-type="float" office:value="1.944848E-015" calcext:value-type="float">
            <text:p>1.944848E-15</text:p>
          </table:table-cell>
          <table:table-cell office:value-type="float" office:value="1.921354E-015" calcext:value-type="float">
            <text:p>1.921354E-15</text:p>
          </table:table-cell>
          <table:table-cell office:value-type="float" office:value="9.87392E-016" calcext:value-type="float">
            <text:p>9.87392E-16</text:p>
          </table:table-cell>
          <table:table-cell office:value-type="float" office:value="9.669074E-016" calcext:value-type="float">
            <text:p>9.669074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7.2536" calcext:value-type="float">
            <text:p>-97.2536</text:p>
          </table:table-cell>
          <table:table-cell office:value-type="float" office:value="-0.02530046" calcext:value-type="float">
            <text:p>-0.02530046</text:p>
          </table:table-cell>
          <table:table-cell office:value-type="float" office:value="-0.02059095" calcext:value-type="float">
            <text:p>-0.02059095</text:p>
          </table:table-cell>
          <table:table-cell office:value-type="float" office:value="-0.01687998" calcext:value-type="float">
            <text:p>-0.01687998</text:p>
          </table:table-cell>
          <table:table-cell office:value-type="float" office:value="-0.01504471" calcext:value-type="float">
            <text:p>-0.01504471</text:p>
          </table:table-cell>
          <table:table-cell office:value-type="float" office:value="-0.01259789" calcext:value-type="float">
            <text:p>-0.01259789</text:p>
          </table:table-cell>
          <table:table-cell office:value-type="float" office:value="-0.01074466" calcext:value-type="float">
            <text:p>-0.01074466</text:p>
          </table:table-cell>
          <table:table-cell office:value-type="float" office:value="-0.008798841" calcext:value-type="float">
            <text:p>-0.008798841</text:p>
          </table:table-cell>
          <table:table-cell office:value-type="float" office:value="-0.006792575" calcext:value-type="float">
            <text:p>-0.006792575</text:p>
          </table:table-cell>
          <table:table-cell office:value-type="float" office:value="-0.006301807" calcext:value-type="float">
            <text:p>-0.006301807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37.9911" calcext:value-type="float">
            <text:p>-37.9911</text:p>
          </table:table-cell>
          <table:table-cell office:value-type="float" office:value="0.01603383" calcext:value-type="float">
            <text:p>0.01603383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188119" calcext:value-type="float">
            <text:p>-2.18811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062004" calcext:value-type="float">
            <text:p>24062004</text:p>
          </table:table-cell>
          <table:table-cell office:value-type="float" office:value="345.4044" calcext:value-type="float">
            <text:p>345.4044</text:p>
          </table:table-cell>
          <table:table-cell office:value-type="float" office:value="257.2169" calcext:value-type="float">
            <text:p>257.2169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112.945" calcext:value-type="float">
            <text:p>1112.945</text:p>
          </table:table-cell>
          <table:table-cell office:value-type="float" office:value="22.87161" calcext:value-type="float">
            <text:p>22.87161</text:p>
          </table:table-cell>
          <table:table-cell office:value-type="float" office:value="0" calcext:value-type="float">
            <text:p>0</text:p>
          </table:table-cell>
          <table:table-cell office:value-type="float" office:value="0.1351789" calcext:value-type="float">
            <text:p>0.1351789</text:p>
          </table:table-cell>
          <table:table-cell office:value-type="float" office:value="0.3217864" calcext:value-type="float">
            <text:p>0.3217864</text:p>
          </table:table-cell>
          <table:table-cell office:value-type="float" office:value="0.3269799" calcext:value-type="float">
            <text:p>0.3269799</text:p>
          </table:table-cell>
          <table:table-cell office:value-type="float" office:value="0.3334858" calcext:value-type="float">
            <text:p>0.3334858</text:p>
          </table:table-cell>
          <table:table-cell office:value-type="float" office:value="0.3384232" calcext:value-type="float">
            <text:p>0.3384232</text:p>
          </table:table-cell>
          <table:table-cell office:value-type="float" office:value="0.3005583" calcext:value-type="float">
            <text:p>0.3005583</text:p>
          </table:table-cell>
          <table:table-cell office:value-type="float" office:value="0.3016782" calcext:value-type="float">
            <text:p>0.3016782</text:p>
          </table:table-cell>
          <table:table-cell office:value-type="float" office:value="0.3778052" calcext:value-type="float">
            <text:p>0.3778052</text:p>
          </table:table-cell>
          <table:table-cell office:value-type="float" office:value="0.3787151" calcext:value-type="float">
            <text:p>0.3787151</text:p>
          </table:table-cell>
          <table:table-cell office:value-type="float" office:value="0.3871832" calcext:value-type="float">
            <text:p>0.3871832</text:p>
          </table:table-cell>
          <table:table-cell office:value-type="float" office:value="0.400693" calcext:value-type="float">
            <text:p>0.400693</text:p>
          </table:table-cell>
          <table:table-cell office:value-type="float" office:value="0.4065742" calcext:value-type="float">
            <text:p>0.40657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8286E-015" calcext:value-type="float">
            <text:p>1.918286E-15</text:p>
          </table:table-cell>
          <table:table-cell office:value-type="float" office:value="1.996038E-015" calcext:value-type="float">
            <text:p>1.996038E-15</text:p>
          </table:table-cell>
          <table:table-cell office:value-type="float" office:value="1.944815E-015" calcext:value-type="float">
            <text:p>1.944815E-15</text:p>
          </table:table-cell>
          <table:table-cell office:value-type="float" office:value="1.92133E-015" calcext:value-type="float">
            <text:p>1.92133E-15</text:p>
          </table:table-cell>
          <table:table-cell office:value-type="float" office:value="9.873703E-016" calcext:value-type="float">
            <text:p>9.873703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4896" calcext:value-type="float">
            <text:p>-16.4896</text:p>
          </table:table-cell>
          <table:table-cell office:value-type="float" office:value="-0.02293476" calcext:value-type="float">
            <text:p>-0.02293476</text:p>
          </table:table-cell>
          <table:table-cell office:value-type="float" office:value="-0.02071705" calcext:value-type="float">
            <text:p>-0.02071705</text:p>
          </table:table-cell>
          <table:table-cell office:value-type="float" office:value="-0.0183183" calcext:value-type="float">
            <text:p>-0.0183183</text:p>
          </table:table-cell>
          <table:table-cell office:value-type="float" office:value="-0.01671942" calcext:value-type="float">
            <text:p>-0.01671942</text:p>
          </table:table-cell>
          <table:table-cell office:value-type="float" office:value="-0.01407076" calcext:value-type="float">
            <text:p>-0.01407076</text:p>
          </table:table-cell>
          <table:table-cell office:value-type="float" office:value="-0.01190405" calcext:value-type="float">
            <text:p>-0.01190405</text:p>
          </table:table-cell>
          <table:table-cell office:value-type="float" office:value="-0.009650568" calcext:value-type="float">
            <text:p>-0.009650568</text:p>
          </table:table-cell>
          <table:table-cell office:value-type="float" office:value="-0.007316749" calcext:value-type="float">
            <text:p>-0.007316749</text:p>
          </table:table-cell>
          <table:table-cell office:value-type="float" office:value="-0.006449383" calcext:value-type="float">
            <text:p>-0.006449383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16.64591" calcext:value-type="float">
            <text:p>-16.64591</text:p>
          </table:table-cell>
          <table:table-cell office:value-type="float" office:value="0.01595238" calcext:value-type="float">
            <text:p>0.01595238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182551" calcext:value-type="float">
            <text:p>-2.18255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062004" calcext:value-type="float">
            <text:p>25062004</text:p>
          </table:table-cell>
          <table:table-cell office:value-type="float" office:value="345.4044" calcext:value-type="float">
            <text:p>345.4044</text:p>
          </table:table-cell>
          <table:table-cell office:value-type="float" office:value="259.5248" calcext:value-type="float">
            <text:p>259.5248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101.299" calcext:value-type="float">
            <text:p>1101.299</text:p>
          </table:table-cell>
          <table:table-cell office:value-type="float" office:value="32.21043" calcext:value-type="float">
            <text:p>32.21043</text:p>
          </table:table-cell>
          <table:table-cell office:value-type="float" office:value="0" calcext:value-type="float">
            <text:p>0</text:p>
          </table:table-cell>
          <table:table-cell office:value-type="float" office:value="0.1057286" calcext:value-type="float">
            <text:p>0.1057286</text:p>
          </table:table-cell>
          <table:table-cell office:value-type="float" office:value="0.3048028" calcext:value-type="float">
            <text:p>0.3048028</text:p>
          </table:table-cell>
          <table:table-cell office:value-type="float" office:value="0.3140472" calcext:value-type="float">
            <text:p>0.3140472</text:p>
          </table:table-cell>
          <table:table-cell office:value-type="float" office:value="0.3210291" calcext:value-type="float">
            <text:p>0.3210291</text:p>
          </table:table-cell>
          <table:table-cell office:value-type="float" office:value="0.324645" calcext:value-type="float">
            <text:p>0.324645</text:p>
          </table:table-cell>
          <table:table-cell office:value-type="float" office:value="0.2874964" calcext:value-type="float">
            <text:p>0.2874964</text:p>
          </table:table-cell>
          <table:table-cell office:value-type="float" office:value="0.2884116" calcext:value-type="float">
            <text:p>0.2884116</text:p>
          </table:table-cell>
          <table:table-cell office:value-type="float" office:value="0.3710713" calcext:value-type="float">
            <text:p>0.3710713</text:p>
          </table:table-cell>
          <table:table-cell office:value-type="float" office:value="0.371349" calcext:value-type="float">
            <text:p>0.371349</text:p>
          </table:table-cell>
          <table:table-cell office:value-type="float" office:value="0.3822709" calcext:value-type="float">
            <text:p>0.3822709</text:p>
          </table:table-cell>
          <table:table-cell office:value-type="float" office:value="0.3982893" calcext:value-type="float">
            <text:p>0.3982893</text:p>
          </table:table-cell>
          <table:table-cell office:value-type="float" office:value="0.4061242" calcext:value-type="float">
            <text:p>0.40612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8716E-015" calcext:value-type="float">
            <text:p>1.918716E-15</text:p>
          </table:table-cell>
          <table:table-cell office:value-type="float" office:value="1.996005E-015" calcext:value-type="float">
            <text:p>1.996005E-15</text:p>
          </table:table-cell>
          <table:table-cell office:value-type="float" office:value="1.944793E-015" calcext:value-type="float">
            <text:p>1.944793E-15</text:p>
          </table:table-cell>
          <table:table-cell office:value-type="float" office:value="1.921304E-015" calcext:value-type="float">
            <text:p>1.921304E-15</text:p>
          </table:table-cell>
          <table:table-cell office:value-type="float" office:value="9.87349E-016" calcext:value-type="float">
            <text:p>9.8734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2233" calcext:value-type="float">
            <text:p>-111.2233</text:p>
          </table:table-cell>
          <table:table-cell office:value-type="float" office:value="-0.03202439" calcext:value-type="float">
            <text:p>-0.03202439</text:p>
          </table:table-cell>
          <table:table-cell office:value-type="float" office:value="-0.0265942" calcext:value-type="float">
            <text:p>-0.0265942</text:p>
          </table:table-cell>
          <table:table-cell office:value-type="float" office:value="-0.02324993" calcext:value-type="float">
            <text:p>-0.02324993</text:p>
          </table:table-cell>
          <table:table-cell office:value-type="float" office:value="-0.02171742" calcext:value-type="float">
            <text:p>-0.02171742</text:p>
          </table:table-cell>
          <table:table-cell office:value-type="float" office:value="-0.01976521" calcext:value-type="float">
            <text:p>-0.01976521</text:p>
          </table:table-cell>
          <table:table-cell office:value-type="float" office:value="-0.01742655" calcext:value-type="float">
            <text:p>-0.01742655</text:p>
          </table:table-cell>
          <table:table-cell office:value-type="float" office:value="-0.01427587" calcext:value-type="float">
            <text:p>-0.01427587</text:p>
          </table:table-cell>
          <table:table-cell office:value-type="float" office:value="-0.01015635" calcext:value-type="float">
            <text:p>-0.01015635</text:p>
          </table:table-cell>
          <table:table-cell office:value-type="float" office:value="-0.008028607" calcext:value-type="float">
            <text:p>-0.008028607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36.66926" calcext:value-type="float">
            <text:p>-36.66926</text:p>
          </table:table-cell>
          <table:table-cell office:value-type="float" office:value="0.01588075" calcext:value-type="float">
            <text:p>0.01588075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179422" calcext:value-type="float">
            <text:p>-2.1794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062004" calcext:value-type="float">
            <text:p>26062004</text:p>
          </table:table-cell>
          <table:table-cell office:value-type="float" office:value="345.5044" calcext:value-type="float">
            <text:p>345.5044</text:p>
          </table:table-cell>
          <table:table-cell office:value-type="float" office:value="260.4435" calcext:value-type="float">
            <text:p>260.4435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95.957" calcext:value-type="float">
            <text:p>1095.957</text:p>
          </table:table-cell>
          <table:table-cell office:value-type="float" office:value="36.73395" calcext:value-type="float">
            <text:p>36.73395</text:p>
          </table:table-cell>
          <table:table-cell office:value-type="float" office:value="0" calcext:value-type="float">
            <text:p>0</text:p>
          </table:table-cell>
          <table:table-cell office:value-type="float" office:value="0.1132837" calcext:value-type="float">
            <text:p>0.1132837</text:p>
          </table:table-cell>
          <table:table-cell office:value-type="float" office:value="0.3024555" calcext:value-type="float">
            <text:p>0.3024555</text:p>
          </table:table-cell>
          <table:table-cell office:value-type="float" office:value="0.3095419" calcext:value-type="float">
            <text:p>0.3095419</text:p>
          </table:table-cell>
          <table:table-cell office:value-type="float" office:value="0.316767" calcext:value-type="float">
            <text:p>0.316767</text:p>
          </table:table-cell>
          <table:table-cell office:value-type="float" office:value="0.3205581" calcext:value-type="float">
            <text:p>0.3205581</text:p>
          </table:table-cell>
          <table:table-cell office:value-type="float" office:value="0.2851698" calcext:value-type="float">
            <text:p>0.2851698</text:p>
          </table:table-cell>
          <table:table-cell office:value-type="float" office:value="0.2848822" calcext:value-type="float">
            <text:p>0.2848822</text:p>
          </table:table-cell>
          <table:table-cell office:value-type="float" office:value="0.368273" calcext:value-type="float">
            <text:p>0.368273</text:p>
          </table:table-cell>
          <table:table-cell office:value-type="float" office:value="0.3667698" calcext:value-type="float">
            <text:p>0.3667698</text:p>
          </table:table-cell>
          <table:table-cell office:value-type="float" office:value="0.378825" calcext:value-type="float">
            <text:p>0.378825</text:p>
          </table:table-cell>
          <table:table-cell office:value-type="float" office:value="0.3961714" calcext:value-type="float">
            <text:p>0.3961714</text:p>
          </table:table-cell>
          <table:table-cell office:value-type="float" office:value="0.4055797" calcext:value-type="float">
            <text:p>0.40557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9131E-015" calcext:value-type="float">
            <text:p>1.919131E-15</text:p>
          </table:table-cell>
          <table:table-cell office:value-type="float" office:value="1.995971E-015" calcext:value-type="float">
            <text:p>1.995971E-15</text:p>
          </table:table-cell>
          <table:table-cell office:value-type="float" office:value="1.944777E-015" calcext:value-type="float">
            <text:p>1.944777E-15</text:p>
          </table:table-cell>
          <table:table-cell office:value-type="float" office:value="1.92128E-015" calcext:value-type="float">
            <text:p>1.92128E-15</text:p>
          </table:table-cell>
          <table:table-cell office:value-type="float" office:value="9.87327E-016" calcext:value-type="float">
            <text:p>9.87327E-16</text:p>
          </table:table-cell>
          <table:table-cell office:value-type="float" office:value="9.669074E-016" calcext:value-type="float">
            <text:p>9.669074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12367" calcext:value-type="float">
            <text:p>-65.12367</text:p>
          </table:table-cell>
          <table:table-cell office:value-type="float" office:value="-0.03369915" calcext:value-type="float">
            <text:p>-0.03369915</text:p>
          </table:table-cell>
          <table:table-cell office:value-type="float" office:value="-0.02906491" calcext:value-type="float">
            <text:p>-0.02906491</text:p>
          </table:table-cell>
          <table:table-cell office:value-type="float" office:value="-0.02523716" calcext:value-type="float">
            <text:p>-0.02523716</text:p>
          </table:table-cell>
          <table:table-cell office:value-type="float" office:value="-0.0234664" calcext:value-type="float">
            <text:p>-0.0234664</text:p>
          </table:table-cell>
          <table:table-cell office:value-type="float" office:value="-0.02102907" calcext:value-type="float">
            <text:p>-0.02102907</text:p>
          </table:table-cell>
          <table:table-cell office:value-type="float" office:value="-0.0193457" calcext:value-type="float">
            <text:p>-0.0193457</text:p>
          </table:table-cell>
          <table:table-cell office:value-type="float" office:value="-0.01683991" calcext:value-type="float">
            <text:p>-0.01683991</text:p>
          </table:table-cell>
          <table:table-cell office:value-type="float" office:value="-0.01249803" calcext:value-type="float">
            <text:p>-0.01249803</text:p>
          </table:table-cell>
          <table:table-cell office:value-type="float" office:value="-0.009379994" calcext:value-type="float">
            <text:p>-0.009379994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30.77033" calcext:value-type="float">
            <text:p>-30.77033</text:p>
          </table:table-cell>
          <table:table-cell office:value-type="float" office:value="0.01584904" calcext:value-type="float">
            <text:p>0.01584904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17816" calcext:value-type="float">
            <text:p>-2.1781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062004" calcext:value-type="float">
            <text:p>27062004</text:p>
          </table:table-cell>
          <table:table-cell office:value-type="float" office:value="346.7044" calcext:value-type="float">
            <text:p>346.7044</text:p>
          </table:table-cell>
          <table:table-cell office:value-type="float" office:value="262.9822" calcext:value-type="float">
            <text:p>262.9822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92.034" calcext:value-type="float">
            <text:p>1092.034</text:p>
          </table:table-cell>
          <table:table-cell office:value-type="float" office:value="39.31829" calcext:value-type="float">
            <text:p>39.31829</text:p>
          </table:table-cell>
          <table:table-cell office:value-type="float" office:value="0" calcext:value-type="float">
            <text:p>0</text:p>
          </table:table-cell>
          <table:table-cell office:value-type="float" office:value="0.130727" calcext:value-type="float">
            <text:p>0.130727</text:p>
          </table:table-cell>
          <table:table-cell office:value-type="float" office:value="0.2864347" calcext:value-type="float">
            <text:p>0.2864347</text:p>
          </table:table-cell>
          <table:table-cell office:value-type="float" office:value="0.2995523" calcext:value-type="float">
            <text:p>0.2995523</text:p>
          </table:table-cell>
          <table:table-cell office:value-type="float" office:value="0.3101065" calcext:value-type="float">
            <text:p>0.3101065</text:p>
          </table:table-cell>
          <table:table-cell office:value-type="float" office:value="0.3155733" calcext:value-type="float">
            <text:p>0.3155733</text:p>
          </table:table-cell>
          <table:table-cell office:value-type="float" office:value="0.2830141" calcext:value-type="float">
            <text:p>0.2830141</text:p>
          </table:table-cell>
          <table:table-cell office:value-type="float" office:value="0.2834334" calcext:value-type="float">
            <text:p>0.2834334</text:p>
          </table:table-cell>
          <table:table-cell office:value-type="float" office:value="0.3670854" calcext:value-type="float">
            <text:p>0.3670854</text:p>
          </table:table-cell>
          <table:table-cell office:value-type="float" office:value="0.3641851" calcext:value-type="float">
            <text:p>0.3641851</text:p>
          </table:table-cell>
          <table:table-cell office:value-type="float" office:value="0.3765305" calcext:value-type="float">
            <text:p>0.3765305</text:p>
          </table:table-cell>
          <table:table-cell office:value-type="float" office:value="0.3945124" calcext:value-type="float">
            <text:p>0.3945124</text:p>
          </table:table-cell>
          <table:table-cell office:value-type="float" office:value="0.4050432" calcext:value-type="float">
            <text:p>0.40504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956E-015" calcext:value-type="float">
            <text:p>1.91956E-15</text:p>
          </table:table-cell>
          <table:table-cell office:value-type="float" office:value="1.995937E-015" calcext:value-type="float">
            <text:p>1.995937E-15</text:p>
          </table:table-cell>
          <table:table-cell office:value-type="float" office:value="1.944756E-015" calcext:value-type="float">
            <text:p>1.944756E-15</text:p>
          </table:table-cell>
          <table:table-cell office:value-type="float" office:value="1.921254E-015" calcext:value-type="float">
            <text:p>1.921254E-15</text:p>
          </table:table-cell>
          <table:table-cell office:value-type="float" office:value="9.873058E-016" calcext:value-type="float">
            <text:p>9.873058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61588" calcext:value-type="float">
            <text:p>-21.61588</text:p>
          </table:table-cell>
          <table:table-cell office:value-type="float" office:value="-0.05126015" calcext:value-type="float">
            <text:p>-0.05126015</text:p>
          </table:table-cell>
          <table:table-cell office:value-type="float" office:value="-0.03620704" calcext:value-type="float">
            <text:p>-0.03620704</text:p>
          </table:table-cell>
          <table:table-cell office:value-type="float" office:value="-0.02874306" calcext:value-type="float">
            <text:p>-0.02874306</text:p>
          </table:table-cell>
          <table:table-cell office:value-type="float" office:value="-0.02583164" calcext:value-type="float">
            <text:p>-0.02583164</text:p>
          </table:table-cell>
          <table:table-cell office:value-type="float" office:value="-0.022259" calcext:value-type="float">
            <text:p>-0.022259</text:p>
          </table:table-cell>
          <table:table-cell office:value-type="float" office:value="-0.020197" calcext:value-type="float">
            <text:p>-0.020197</text:p>
          </table:table-cell>
          <table:table-cell office:value-type="float" office:value="-0.01806924" calcext:value-type="float">
            <text:p>-0.01806924</text:p>
          </table:table-cell>
          <table:table-cell office:value-type="float" office:value="-0.01406833" calcext:value-type="float">
            <text:p>-0.01406833</text:p>
          </table:table-cell>
          <table:table-cell office:value-type="float" office:value="-0.0104125" calcext:value-type="float">
            <text:p>-0.0104125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4546248" calcext:value-type="float">
            <text:p>-0.4546248</text:p>
          </table:table-cell>
          <table:table-cell office:value-type="float" office:value="0.01577581" calcext:value-type="float">
            <text:p>0.01577581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178153" calcext:value-type="float">
            <text:p>-2.17815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062004" calcext:value-type="float">
            <text:p>28062004</text:p>
          </table:table-cell>
          <table:table-cell office:value-type="float" office:value="346.7044" calcext:value-type="float">
            <text:p>346.7044</text:p>
          </table:table-cell>
          <table:table-cell office:value-type="float" office:value="266.33" calcext:value-type="float">
            <text:p>266.33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87.156" calcext:value-type="float">
            <text:p>1087.156</text:p>
          </table:table-cell>
          <table:table-cell office:value-type="float" office:value="40.84864" calcext:value-type="float">
            <text:p>40.84864</text:p>
          </table:table-cell>
          <table:table-cell office:value-type="float" office:value="0" calcext:value-type="float">
            <text:p>0</text:p>
          </table:table-cell>
          <table:table-cell office:value-type="float" office:value="0.1076806" calcext:value-type="float">
            <text:p>0.1076806</text:p>
          </table:table-cell>
          <table:table-cell office:value-type="float" office:value="0.2660331" calcext:value-type="float">
            <text:p>0.2660331</text:p>
          </table:table-cell>
          <table:table-cell office:value-type="float" office:value="0.288728" calcext:value-type="float">
            <text:p>0.288728</text:p>
          </table:table-cell>
          <table:table-cell office:value-type="float" office:value="0.3016613" calcext:value-type="float">
            <text:p>0.3016613</text:p>
          </table:table-cell>
          <table:table-cell office:value-type="float" office:value="0.3090797" calcext:value-type="float">
            <text:p>0.3090797</text:p>
          </table:table-cell>
          <table:table-cell office:value-type="float" office:value="0.2802767" calcext:value-type="float">
            <text:p>0.2802767</text:p>
          </table:table-cell>
          <table:table-cell office:value-type="float" office:value="0.2819515" calcext:value-type="float">
            <text:p>0.2819515</text:p>
          </table:table-cell>
          <table:table-cell office:value-type="float" office:value="0.3665212" calcext:value-type="float">
            <text:p>0.3665212</text:p>
          </table:table-cell>
          <table:table-cell office:value-type="float" office:value="0.3628145" calcext:value-type="float">
            <text:p>0.3628145</text:p>
          </table:table-cell>
          <table:table-cell office:value-type="float" office:value="0.3750798" calcext:value-type="float">
            <text:p>0.3750798</text:p>
          </table:table-cell>
          <table:table-cell office:value-type="float" office:value="0.393261" calcext:value-type="float">
            <text:p>0.393261</text:p>
          </table:table-cell>
          <table:table-cell office:value-type="float" office:value="0.4045825" calcext:value-type="float">
            <text:p>0.40458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9983E-015" calcext:value-type="float">
            <text:p>1.919983E-15</text:p>
          </table:table-cell>
          <table:table-cell office:value-type="float" office:value="1.995907E-015" calcext:value-type="float">
            <text:p>1.995907E-15</text:p>
          </table:table-cell>
          <table:table-cell office:value-type="float" office:value="1.944735E-015" calcext:value-type="float">
            <text:p>1.944735E-15</text:p>
          </table:table-cell>
          <table:table-cell office:value-type="float" office:value="1.921229E-015" calcext:value-type="float">
            <text:p>1.921229E-15</text:p>
          </table:table-cell>
          <table:table-cell office:value-type="float" office:value="9.872838E-016" calcext:value-type="float">
            <text:p>9.872838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6.52396" calcext:value-type="float">
            <text:p>-96.52396</text:p>
          </table:table-cell>
          <table:table-cell office:value-type="float" office:value="-0.0906665" calcext:value-type="float">
            <text:p>-0.0906665</text:p>
          </table:table-cell>
          <table:table-cell office:value-type="float" office:value="-0.04808347" calcext:value-type="float">
            <text:p>-0.04808347</text:p>
          </table:table-cell>
          <table:table-cell office:value-type="float" office:value="-0.03429838" calcext:value-type="float">
            <text:p>-0.03429838</text:p>
          </table:table-cell>
          <table:table-cell office:value-type="float" office:value="-0.02932907" calcext:value-type="float">
            <text:p>-0.02932907</text:p>
          </table:table-cell>
          <table:table-cell office:value-type="float" office:value="-0.0239453" calcext:value-type="float">
            <text:p>-0.0239453</text:p>
          </table:table-cell>
          <table:table-cell office:value-type="float" office:value="-0.02110175" calcext:value-type="float">
            <text:p>-0.02110175</text:p>
          </table:table-cell>
          <table:table-cell office:value-type="float" office:value="-0.01868471" calcext:value-type="float">
            <text:p>-0.01868471</text:p>
          </table:table-cell>
          <table:table-cell office:value-type="float" office:value="-0.01498499" calcext:value-type="float">
            <text:p>-0.01498499</text:p>
          </table:table-cell>
          <table:table-cell office:value-type="float" office:value="-0.01112706" calcext:value-type="float">
            <text:p>-0.01112706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36.82421" calcext:value-type="float">
            <text:p>-36.82421</text:p>
          </table:table-cell>
          <table:table-cell office:value-type="float" office:value="0.01569015" calcext:value-type="float">
            <text:p>0.01569015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179088" calcext:value-type="float">
            <text:p>-2.17908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9062004" calcext:value-type="float">
            <text:p>29062004</text:p>
          </table:table-cell>
          <table:table-cell office:value-type="float" office:value="346.7044" calcext:value-type="float">
            <text:p>346.7044</text:p>
          </table:table-cell>
          <table:table-cell office:value-type="float" office:value="269.053" calcext:value-type="float">
            <text:p>269.053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83.49" calcext:value-type="float">
            <text:p>1083.49</text:p>
          </table:table-cell>
          <table:table-cell office:value-type="float" office:value="41.79211" calcext:value-type="float">
            <text:p>41.79211</text:p>
          </table:table-cell>
          <table:table-cell office:value-type="float" office:value="0" calcext:value-type="float">
            <text:p>0</text:p>
          </table:table-cell>
          <table:table-cell office:value-type="float" office:value="0.1059134" calcext:value-type="float">
            <text:p>0.1059134</text:p>
          </table:table-cell>
          <table:table-cell office:value-type="float" office:value="0.2443198" calcext:value-type="float">
            <text:p>0.2443198</text:p>
          </table:table-cell>
          <table:table-cell office:value-type="float" office:value="0.2779244" calcext:value-type="float">
            <text:p>0.2779244</text:p>
          </table:table-cell>
          <table:table-cell office:value-type="float" office:value="0.2936345" calcext:value-type="float">
            <text:p>0.2936345</text:p>
          </table:table-cell>
          <table:table-cell office:value-type="float" office:value="0.3026411" calcext:value-type="float">
            <text:p>0.3026411</text:p>
          </table:table-cell>
          <table:table-cell office:value-type="float" office:value="0.2769955" calcext:value-type="float">
            <text:p>0.2769955</text:p>
          </table:table-cell>
          <table:table-cell office:value-type="float" office:value="0.2801532" calcext:value-type="float">
            <text:p>0.2801532</text:p>
          </table:table-cell>
          <table:table-cell office:value-type="float" office:value="0.365988" calcext:value-type="float">
            <text:p>0.365988</text:p>
          </table:table-cell>
          <table:table-cell office:value-type="float" office:value="0.3620931" calcext:value-type="float">
            <text:p>0.3620931</text:p>
          </table:table-cell>
          <table:table-cell office:value-type="float" office:value="0.3741913" calcext:value-type="float">
            <text:p>0.3741913</text:p>
          </table:table-cell>
          <table:table-cell office:value-type="float" office:value="0.3923778" calcext:value-type="float">
            <text:p>0.3923778</text:p>
          </table:table-cell>
          <table:table-cell office:value-type="float" office:value="0.4041938" calcext:value-type="float">
            <text:p>0.40419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0409E-015" calcext:value-type="float">
            <text:p>1.920409E-15</text:p>
          </table:table-cell>
          <table:table-cell office:value-type="float" office:value="1.995876E-015" calcext:value-type="float">
            <text:p>1.995876E-15</text:p>
          </table:table-cell>
          <table:table-cell office:value-type="float" office:value="1.944712E-015" calcext:value-type="float">
            <text:p>1.944712E-15</text:p>
          </table:table-cell>
          <table:table-cell office:value-type="float" office:value="1.921206E-015" calcext:value-type="float">
            <text:p>1.921206E-15</text:p>
          </table:table-cell>
          <table:table-cell office:value-type="float" office:value="9.872607E-016" calcext:value-type="float">
            <text:p>9.872607E-16</text:p>
          </table:table-cell>
          <table:table-cell office:value-type="float" office:value="9.669074E-016" calcext:value-type="float">
            <text:p>9.669074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726" calcext:value-type="float">
            <text:p>-109.726</text:p>
          </table:table-cell>
          <table:table-cell office:value-type="float" office:value="-0.1743882" calcext:value-type="float">
            <text:p>-0.1743882</text:p>
          </table:table-cell>
          <table:table-cell office:value-type="float" office:value="-0.06452593" calcext:value-type="float">
            <text:p>-0.06452593</text:p>
          </table:table-cell>
          <table:table-cell office:value-type="float" office:value="-0.0422345" calcext:value-type="float">
            <text:p>-0.0422345</text:p>
          </table:table-cell>
          <table:table-cell office:value-type="float" office:value="-0.03348358" calcext:value-type="float">
            <text:p>-0.03348358</text:p>
          </table:table-cell>
          <table:table-cell office:value-type="float" office:value="-0.02616101" calcext:value-type="float">
            <text:p>-0.02616101</text:p>
          </table:table-cell>
          <table:table-cell office:value-type="float" office:value="-0.02226115" calcext:value-type="float">
            <text:p>-0.02226115</text:p>
          </table:table-cell>
          <table:table-cell office:value-type="float" office:value="-0.01927933" calcext:value-type="float">
            <text:p>-0.01927933</text:p>
          </table:table-cell>
          <table:table-cell office:value-type="float" office:value="-0.0154925" calcext:value-type="float">
            <text:p>-0.0154925</text:p>
          </table:table-cell>
          <table:table-cell office:value-type="float" office:value="-0.01159038" calcext:value-type="float">
            <text:p>-0.01159038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44.80785" calcext:value-type="float">
            <text:p>-44.80785</text:p>
          </table:table-cell>
          <table:table-cell office:value-type="float" office:value="0.01564885" calcext:value-type="float">
            <text:p>0.01564885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180675" calcext:value-type="float">
            <text:p>-2.18067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062004" calcext:value-type="float">
            <text:p>30062004</text:p>
          </table:table-cell>
          <table:table-cell office:value-type="float" office:value="346.7044" calcext:value-type="float">
            <text:p>346.7044</text:p>
          </table:table-cell>
          <table:table-cell office:value-type="float" office:value="272.1716" calcext:value-type="float">
            <text:p>272.1716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79.769" calcext:value-type="float">
            <text:p>1079.769</text:p>
          </table:table-cell>
          <table:table-cell office:value-type="float" office:value="42.39424" calcext:value-type="float">
            <text:p>42.39424</text:p>
          </table:table-cell>
          <table:table-cell office:value-type="float" office:value="0" calcext:value-type="float">
            <text:p>0</text:p>
          </table:table-cell>
          <table:table-cell office:value-type="float" office:value="0.1060143" calcext:value-type="float">
            <text:p>0.1060143</text:p>
          </table:table-cell>
          <table:table-cell office:value-type="float" office:value="0.2179942" calcext:value-type="float">
            <text:p>0.2179942</text:p>
          </table:table-cell>
          <table:table-cell office:value-type="float" office:value="0.2657659" calcext:value-type="float">
            <text:p>0.2657659</text:p>
          </table:table-cell>
          <table:table-cell office:value-type="float" office:value="0.2850917" calcext:value-type="float">
            <text:p>0.2850917</text:p>
          </table:table-cell>
          <table:table-cell office:value-type="float" office:value="0.2957956" calcext:value-type="float">
            <text:p>0.2957956</text:p>
          </table:table-cell>
          <table:table-cell office:value-type="float" office:value="0.2734148" calcext:value-type="float">
            <text:p>0.2734148</text:p>
          </table:table-cell>
          <table:table-cell office:value-type="float" office:value="0.2781461" calcext:value-type="float">
            <text:p>0.2781461</text:p>
          </table:table-cell>
          <table:table-cell office:value-type="float" office:value="0.3652151" calcext:value-type="float">
            <text:p>0.3652151</text:p>
          </table:table-cell>
          <table:table-cell office:value-type="float" office:value="0.3616198" calcext:value-type="float">
            <text:p>0.3616198</text:p>
          </table:table-cell>
          <table:table-cell office:value-type="float" office:value="0.373651" calcext:value-type="float">
            <text:p>0.373651</text:p>
          </table:table-cell>
          <table:table-cell office:value-type="float" office:value="0.3917694" calcext:value-type="float">
            <text:p>0.3917694</text:p>
          </table:table-cell>
          <table:table-cell office:value-type="float" office:value="0.4038752" calcext:value-type="float">
            <text:p>0.403875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0856E-015" calcext:value-type="float">
            <text:p>1.920856E-15</text:p>
          </table:table-cell>
          <table:table-cell office:value-type="float" office:value="1.995841E-015" calcext:value-type="float">
            <text:p>1.995841E-15</text:p>
          </table:table-cell>
          <table:table-cell office:value-type="float" office:value="1.944688E-015" calcext:value-type="float">
            <text:p>1.944688E-15</text:p>
          </table:table-cell>
          <table:table-cell office:value-type="float" office:value="1.921181E-015" calcext:value-type="float">
            <text:p>1.921181E-15</text:p>
          </table:table-cell>
          <table:table-cell office:value-type="float" office:value="9.872414E-016" calcext:value-type="float">
            <text:p>9.872414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1722" calcext:value-type="float">
            <text:p>-109.1722</text:p>
          </table:table-cell>
          <table:table-cell office:value-type="float" office:value="-0.4192958" calcext:value-type="float">
            <text:p>-0.4192958</text:p>
          </table:table-cell>
          <table:table-cell office:value-type="float" office:value="-0.09108369" calcext:value-type="float">
            <text:p>-0.09108369</text:p>
          </table:table-cell>
          <table:table-cell office:value-type="float" office:value="-0.0530282" calcext:value-type="float">
            <text:p>-0.0530282</text:p>
          </table:table-cell>
          <table:table-cell office:value-type="float" office:value="-0.03994235" calcext:value-type="float">
            <text:p>-0.03994235</text:p>
          </table:table-cell>
          <table:table-cell office:value-type="float" office:value="-0.02884849" calcext:value-type="float">
            <text:p>-0.02884849</text:p>
          </table:table-cell>
          <table:table-cell office:value-type="float" office:value="-0.02364301" calcext:value-type="float">
            <text:p>-0.02364301</text:p>
          </table:table-cell>
          <table:table-cell office:value-type="float" office:value="-0.02017975" calcext:value-type="float">
            <text:p>-0.02017975</text:p>
          </table:table-cell>
          <table:table-cell office:value-type="float" office:value="-0.01583489" calcext:value-type="float">
            <text:p>-0.01583489</text:p>
          </table:table-cell>
          <table:table-cell office:value-type="float" office:value="-0.011882" calcext:value-type="float">
            <text:p>-0.011882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44.99065" calcext:value-type="float">
            <text:p>-44.99065</text:p>
          </table:table-cell>
          <table:table-cell office:value-type="float" office:value="0.01560801" calcext:value-type="float">
            <text:p>0.01560801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182683" calcext:value-type="float">
            <text:p>-2.18268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72004" calcext:value-type="float">
            <text:p>1072004</text:p>
          </table:table-cell>
          <table:table-cell office:value-type="float" office:value="346.7044" calcext:value-type="float">
            <text:p>346.7044</text:p>
          </table:table-cell>
          <table:table-cell office:value-type="float" office:value="274.653" calcext:value-type="float">
            <text:p>274.653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77.126" calcext:value-type="float">
            <text:p>1077.126</text:p>
          </table:table-cell>
          <table:table-cell office:value-type="float" office:value="42.55562" calcext:value-type="float">
            <text:p>42.55562</text:p>
          </table:table-cell>
          <table:table-cell office:value-type="float" office:value="0" calcext:value-type="float">
            <text:p>0</text:p>
          </table:table-cell>
          <table:table-cell office:value-type="float" office:value="0.1124956" calcext:value-type="float">
            <text:p>0.1124956</text:p>
          </table:table-cell>
          <table:table-cell office:value-type="float" office:value="0.2018431" calcext:value-type="float">
            <text:p>0.2018431</text:p>
          </table:table-cell>
          <table:table-cell office:value-type="float" office:value="0.2550596" calcext:value-type="float">
            <text:p>0.2550596</text:p>
          </table:table-cell>
          <table:table-cell office:value-type="float" office:value="0.2780274" calcext:value-type="float">
            <text:p>0.2780274</text:p>
          </table:table-cell>
          <table:table-cell office:value-type="float" office:value="0.2900292" calcext:value-type="float">
            <text:p>0.2900292</text:p>
          </table:table-cell>
          <table:table-cell office:value-type="float" office:value="0.269848" calcext:value-type="float">
            <text:p>0.269848</text:p>
          </table:table-cell>
          <table:table-cell office:value-type="float" office:value="0.2761274" calcext:value-type="float">
            <text:p>0.2761274</text:p>
          </table:table-cell>
          <table:table-cell office:value-type="float" office:value="0.3644276" calcext:value-type="float">
            <text:p>0.3644276</text:p>
          </table:table-cell>
          <table:table-cell office:value-type="float" office:value="0.3612065" calcext:value-type="float">
            <text:p>0.3612065</text:p>
          </table:table-cell>
          <table:table-cell office:value-type="float" office:value="0.3734989" calcext:value-type="float">
            <text:p>0.3734989</text:p>
          </table:table-cell>
          <table:table-cell office:value-type="float" office:value="0.3916069" calcext:value-type="float">
            <text:p>0.3916069</text:p>
          </table:table-cell>
          <table:table-cell office:value-type="float" office:value="0.403806" calcext:value-type="float">
            <text:p>0.40380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21304E-015" calcext:value-type="float">
            <text:p>1.921304E-15</text:p>
          </table:table-cell>
          <table:table-cell office:value-type="float" office:value="1.995808E-015" calcext:value-type="float">
            <text:p>1.995808E-15</text:p>
          </table:table-cell>
          <table:table-cell office:value-type="float" office:value="1.944662E-015" calcext:value-type="float">
            <text:p>1.944662E-15</text:p>
          </table:table-cell>
          <table:table-cell office:value-type="float" office:value="1.921155E-015" calcext:value-type="float">
            <text:p>1.921155E-15</text:p>
          </table:table-cell>
          <table:table-cell office:value-type="float" office:value="9.872219E-016" calcext:value-type="float">
            <text:p>9.87221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24711" calcext:value-type="float">
            <text:p>-69.24711</text:p>
          </table:table-cell>
          <table:table-cell office:value-type="float" office:value="-0.7583136" calcext:value-type="float">
            <text:p>-0.7583136</text:p>
          </table:table-cell>
          <table:table-cell office:value-type="float" office:value="-0.124992" calcext:value-type="float">
            <text:p>-0.124992</text:p>
          </table:table-cell>
          <table:table-cell office:value-type="float" office:value="-0.0643438" calcext:value-type="float">
            <text:p>-0.0643438</text:p>
          </table:table-cell>
          <table:table-cell office:value-type="float" office:value="-0.0464782" calcext:value-type="float">
            <text:p>-0.0464782</text:p>
          </table:table-cell>
          <table:table-cell office:value-type="float" office:value="-0.03184471" calcext:value-type="float">
            <text:p>-0.03184471</text:p>
          </table:table-cell>
          <table:table-cell office:value-type="float" office:value="-0.0251316" calcext:value-type="float">
            <text:p>-0.0251316</text:p>
          </table:table-cell>
          <table:table-cell office:value-type="float" office:value="-0.02114398" calcext:value-type="float">
            <text:p>-0.02114398</text:p>
          </table:table-cell>
          <table:table-cell office:value-type="float" office:value="-0.01613813" calcext:value-type="float">
            <text:p>-0.01613813</text:p>
          </table:table-cell>
          <table:table-cell office:value-type="float" office:value="-0.01196676" calcext:value-type="float">
            <text:p>-0.01196676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27.6512" calcext:value-type="float">
            <text:p>-27.6512</text:p>
          </table:table-cell>
          <table:table-cell office:value-type="float" office:value="0.0155818" calcext:value-type="float">
            <text:p>0.0155818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184725" calcext:value-type="float">
            <text:p>-2.1847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72004" calcext:value-type="float">
            <text:p>2072004</text:p>
          </table:table-cell>
          <table:table-cell office:value-type="float" office:value="356.7046" calcext:value-type="float">
            <text:p>356.7046</text:p>
          </table:table-cell>
          <table:table-cell office:value-type="float" office:value="277.2651" calcext:value-type="float">
            <text:p>277.2651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84.298" calcext:value-type="float">
            <text:p>1084.298</text:p>
          </table:table-cell>
          <table:table-cell office:value-type="float" office:value="42.77135" calcext:value-type="float">
            <text:p>42.77135</text:p>
          </table:table-cell>
          <table:table-cell office:value-type="float" office:value="0" calcext:value-type="float">
            <text:p>0</text:p>
          </table:table-cell>
          <table:table-cell office:value-type="float" office:value="0.5179352" calcext:value-type="float">
            <text:p>0.5179352</text:p>
          </table:table-cell>
          <table:table-cell office:value-type="float" office:value="0.2485882" calcext:value-type="float">
            <text:p>0.2485882</text:p>
          </table:table-cell>
          <table:table-cell office:value-type="float" office:value="0.2511312" calcext:value-type="float">
            <text:p>0.2511312</text:p>
          </table:table-cell>
          <table:table-cell office:value-type="float" office:value="0.2752548" calcext:value-type="float">
            <text:p>0.2752548</text:p>
          </table:table-cell>
          <table:table-cell office:value-type="float" office:value="0.2883537" calcext:value-type="float">
            <text:p>0.2883537</text:p>
          </table:table-cell>
          <table:table-cell office:value-type="float" office:value="0.267313" calcext:value-type="float">
            <text:p>0.267313</text:p>
          </table:table-cell>
          <table:table-cell office:value-type="float" office:value="0.2749509" calcext:value-type="float">
            <text:p>0.2749509</text:p>
          </table:table-cell>
          <table:table-cell office:value-type="float" office:value="0.363929" calcext:value-type="float">
            <text:p>0.363929</text:p>
          </table:table-cell>
          <table:table-cell office:value-type="float" office:value="0.360856" calcext:value-type="float">
            <text:p>0.360856</text:p>
          </table:table-cell>
          <table:table-cell office:value-type="float" office:value="0.3733884" calcext:value-type="float">
            <text:p>0.3733884</text:p>
          </table:table-cell>
          <table:table-cell office:value-type="float" office:value="0.3915096" calcext:value-type="float">
            <text:p>0.3915096</text:p>
          </table:table-cell>
          <table:table-cell office:value-type="float" office:value="0.403751" calcext:value-type="float">
            <text:p>0.40375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0008256175" calcext:value-type="float">
            <text:p>8.256175E-07</text:p>
          </table:table-cell>
          <table:table-cell office:value-type="float" office:value="1.921711E-015" calcext:value-type="float">
            <text:p>1.921711E-15</text:p>
          </table:table-cell>
          <table:table-cell office:value-type="float" office:value="1.995788E-015" calcext:value-type="float">
            <text:p>1.995788E-15</text:p>
          </table:table-cell>
          <table:table-cell office:value-type="float" office:value="1.944637E-015" calcext:value-type="float">
            <text:p>1.944637E-15</text:p>
          </table:table-cell>
          <table:table-cell office:value-type="float" office:value="1.92113E-015" calcext:value-type="float">
            <text:p>1.92113E-15</text:p>
          </table:table-cell>
          <table:table-cell office:value-type="float" office:value="9.872011E-016" calcext:value-type="float">
            <text:p>9.872011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234442" calcext:value-type="float">
            <text:p>-0.001234442</text:p>
          </table:table-cell>
          <table:table-cell office:value-type="float" office:value="-0.1545714" calcext:value-type="float">
            <text:p>-0.1545714</text:p>
          </table:table-cell>
          <table:table-cell office:value-type="float" office:value="-0.1409317" calcext:value-type="float">
            <text:p>-0.1409317</text:p>
          </table:table-cell>
          <table:table-cell office:value-type="float" office:value="-0.06951667" calcext:value-type="float">
            <text:p>-0.06951667</text:p>
          </table:table-cell>
          <table:table-cell office:value-type="float" office:value="-0.04861441" calcext:value-type="float">
            <text:p>-0.04861441</text:p>
          </table:table-cell>
          <table:table-cell office:value-type="float" office:value="-0.03422238" calcext:value-type="float">
            <text:p>-0.03422238</text:p>
          </table:table-cell>
          <table:table-cell office:value-type="float" office:value="-0.02603999" calcext:value-type="float">
            <text:p>-0.02603999</text:p>
          </table:table-cell>
          <table:table-cell office:value-type="float" office:value="-0.02178019" calcext:value-type="float">
            <text:p>-0.02178019</text:p>
          </table:table-cell>
          <table:table-cell office:value-type="float" office:value="-0.01640112" calcext:value-type="float">
            <text:p>-0.01640112</text:p>
          </table:table-cell>
          <table:table-cell office:value-type="float" office:value="-0.01202747" calcext:value-type="float">
            <text:p>-0.01202747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549323" calcext:value-type="float">
            <text:p>0.01549323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186514" calcext:value-type="float">
            <text:p>-2.18651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72004" calcext:value-type="float">
            <text:p>3072004</text:p>
          </table:table-cell>
          <table:table-cell office:value-type="float" office:value="365.0046" calcext:value-type="float">
            <text:p>365.0046</text:p>
          </table:table-cell>
          <table:table-cell office:value-type="float" office:value="282.7449" calcext:value-type="float">
            <text:p>282.7449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86.559" calcext:value-type="float">
            <text:p>1086.559</text:p>
          </table:table-cell>
          <table:table-cell office:value-type="float" office:value="43.33098" calcext:value-type="float">
            <text:p>43.33098</text:p>
          </table:table-cell>
          <table:table-cell office:value-type="float" office:value="0" calcext:value-type="float">
            <text:p>0</text:p>
          </table:table-cell>
          <table:table-cell office:value-type="float" office:value="0.5189178" calcext:value-type="float">
            <text:p>0.5189178</text:p>
          </table:table-cell>
          <table:table-cell office:value-type="float" office:value="0.326916" calcext:value-type="float">
            <text:p>0.326916</text:p>
          </table:table-cell>
          <table:table-cell office:value-type="float" office:value="0.2466037" calcext:value-type="float">
            <text:p>0.2466037</text:p>
          </table:table-cell>
          <table:table-cell office:value-type="float" office:value="0.2745991" calcext:value-type="float">
            <text:p>0.2745991</text:p>
          </table:table-cell>
          <table:table-cell office:value-type="float" office:value="0.2840151" calcext:value-type="float">
            <text:p>0.2840151</text:p>
          </table:table-cell>
          <table:table-cell office:value-type="float" office:value="0.2651366" calcext:value-type="float">
            <text:p>0.2651366</text:p>
          </table:table-cell>
          <table:table-cell office:value-type="float" office:value="0.2841001" calcext:value-type="float">
            <text:p>0.2841001</text:p>
          </table:table-cell>
          <table:table-cell office:value-type="float" office:value="0.3633716" calcext:value-type="float">
            <text:p>0.3633716</text:p>
          </table:table-cell>
          <table:table-cell office:value-type="float" office:value="0.3604643" calcext:value-type="float">
            <text:p>0.3604643</text:p>
          </table:table-cell>
          <table:table-cell office:value-type="float" office:value="0.3732536" calcext:value-type="float">
            <text:p>0.3732536</text:p>
          </table:table-cell>
          <table:table-cell office:value-type="float" office:value="0.3914053" calcext:value-type="float">
            <text:p>0.3914053</text:p>
          </table:table-cell>
          <table:table-cell office:value-type="float" office:value="0.4036841" calcext:value-type="float">
            <text:p>0.403684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093E-015" calcext:value-type="float">
            <text:p>1.922093E-15</text:p>
          </table:table-cell>
          <table:table-cell office:value-type="float" office:value="1.995764E-015" calcext:value-type="float">
            <text:p>1.995764E-15</text:p>
          </table:table-cell>
          <table:table-cell office:value-type="float" office:value="1.944617E-015" calcext:value-type="float">
            <text:p>1.944617E-15</text:p>
          </table:table-cell>
          <table:table-cell office:value-type="float" office:value="1.921104E-015" calcext:value-type="float">
            <text:p>1.921104E-15</text:p>
          </table:table-cell>
          <table:table-cell office:value-type="float" office:value="9.871786E-016" calcext:value-type="float">
            <text:p>9.871786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130192" calcext:value-type="float">
            <text:p>-0.001130192</text:p>
          </table:table-cell>
          <table:table-cell office:value-type="float" office:value="-0.02128859" calcext:value-type="float">
            <text:p>-0.02128859</text:p>
          </table:table-cell>
          <table:table-cell office:value-type="float" office:value="-0.1627806" calcext:value-type="float">
            <text:p>-0.1627806</text:p>
          </table:table-cell>
          <table:table-cell office:value-type="float" office:value="-0.07074968" calcext:value-type="float">
            <text:p>-0.07074968</text:p>
          </table:table-cell>
          <table:table-cell office:value-type="float" office:value="-0.05468242" calcext:value-type="float">
            <text:p>-0.05468242</text:p>
          </table:table-cell>
          <table:table-cell office:value-type="float" office:value="-0.03645581" calcext:value-type="float">
            <text:p>-0.03645581</text:p>
          </table:table-cell>
          <table:table-cell office:value-type="float" office:value="-0.0197401" calcext:value-type="float">
            <text:p>-0.0197401</text:p>
          </table:table-cell>
          <table:table-cell office:value-type="float" office:value="-0.02253876" calcext:value-type="float">
            <text:p>-0.02253876</text:p>
          </table:table-cell>
          <table:table-cell office:value-type="float" office:value="-0.01670015" calcext:value-type="float">
            <text:p>-0.01670015</text:p>
          </table:table-cell>
          <table:table-cell office:value-type="float" office:value="-0.01210203" calcext:value-type="float">
            <text:p>-0.01210203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06031165" calcext:value-type="float">
            <text:p>-0.006031165</text:p>
          </table:table-cell>
          <table:table-cell office:value-type="float" office:value="0.01509271" calcext:value-type="float">
            <text:p>0.01509271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194627" calcext:value-type="float">
            <text:p>-2.19462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072004" calcext:value-type="float">
            <text:p>4072004</text:p>
          </table:table-cell>
          <table:table-cell office:value-type="float" office:value="365.0046" calcext:value-type="float">
            <text:p>365.0046</text:p>
          </table:table-cell>
          <table:table-cell office:value-type="float" office:value="289.4975" calcext:value-type="float">
            <text:p>289.4975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79.745" calcext:value-type="float">
            <text:p>1079.745</text:p>
          </table:table-cell>
          <table:table-cell office:value-type="float" office:value="43.3927" calcext:value-type="float">
            <text:p>43.3927</text:p>
          </table:table-cell>
          <table:table-cell office:value-type="float" office:value="0" calcext:value-type="float">
            <text:p>0</text:p>
          </table:table-cell>
          <table:table-cell office:value-type="float" office:value="0.2624925" calcext:value-type="float">
            <text:p>0.2624925</text:p>
          </table:table-cell>
          <table:table-cell office:value-type="float" office:value="0.2831856" calcext:value-type="float">
            <text:p>0.2831856</text:p>
          </table:table-cell>
          <table:table-cell office:value-type="float" office:value="0.2489652" calcext:value-type="float">
            <text:p>0.2489652</text:p>
          </table:table-cell>
          <table:table-cell office:value-type="float" office:value="0.2679738" calcext:value-type="float">
            <text:p>0.2679738</text:p>
          </table:table-cell>
          <table:table-cell office:value-type="float" office:value="0.2815697" calcext:value-type="float">
            <text:p>0.2815697</text:p>
          </table:table-cell>
          <table:table-cell office:value-type="float" office:value="0.2639976" calcext:value-type="float">
            <text:p>0.2639976</text:p>
          </table:table-cell>
          <table:table-cell office:value-type="float" office:value="0.2761969" calcext:value-type="float">
            <text:p>0.2761969</text:p>
          </table:table-cell>
          <table:table-cell office:value-type="float" office:value="0.3634893" calcext:value-type="float">
            <text:p>0.3634893</text:p>
          </table:table-cell>
          <table:table-cell office:value-type="float" office:value="0.3601074" calcext:value-type="float">
            <text:p>0.3601074</text:p>
          </table:table-cell>
          <table:table-cell office:value-type="float" office:value="0.3731145" calcext:value-type="float">
            <text:p>0.3731145</text:p>
          </table:table-cell>
          <table:table-cell office:value-type="float" office:value="0.3913001" calcext:value-type="float">
            <text:p>0.3913001</text:p>
          </table:table-cell>
          <table:table-cell office:value-type="float" office:value="0.4035713" calcext:value-type="float">
            <text:p>0.403571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537E-015" calcext:value-type="float">
            <text:p>1.922537E-15</text:p>
          </table:table-cell>
          <table:table-cell office:value-type="float" office:value="1.995729E-015" calcext:value-type="float">
            <text:p>1.995729E-15</text:p>
          </table:table-cell>
          <table:table-cell office:value-type="float" office:value="1.944593E-015" calcext:value-type="float">
            <text:p>1.944593E-15</text:p>
          </table:table-cell>
          <table:table-cell office:value-type="float" office:value="1.92108E-015" calcext:value-type="float">
            <text:p>1.92108E-15</text:p>
          </table:table-cell>
          <table:table-cell office:value-type="float" office:value="9.87156E-016" calcext:value-type="float">
            <text:p>9.87156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03544" calcext:value-type="float">
            <text:p>-0.1003544</text:p>
          </table:table-cell>
          <table:table-cell office:value-type="float" office:value="-0.05538676" calcext:value-type="float">
            <text:p>-0.05538676</text:p>
          </table:table-cell>
          <table:table-cell office:value-type="float" office:value="-0.1509698" calcext:value-type="float">
            <text:p>-0.1509698</text:p>
          </table:table-cell>
          <table:table-cell office:value-type="float" office:value="-0.08545145" calcext:value-type="float">
            <text:p>-0.08545145</text:p>
          </table:table-cell>
          <table:table-cell office:value-type="float" office:value="-0.0584244" calcext:value-type="float">
            <text:p>-0.0584244</text:p>
          </table:table-cell>
          <table:table-cell office:value-type="float" office:value="-0.03765998" calcext:value-type="float">
            <text:p>-0.03765998</text:p>
          </table:table-cell>
          <table:table-cell office:value-type="float" office:value="-0.02505568" calcext:value-type="float">
            <text:p>-0.02505568</text:p>
          </table:table-cell>
          <table:table-cell office:value-type="float" office:value="-0.02236026" calcext:value-type="float">
            <text:p>-0.02236026</text:p>
          </table:table-cell>
          <table:table-cell office:value-type="float" office:value="-0.01697793" calcext:value-type="float">
            <text:p>-0.01697793</text:p>
          </table:table-cell>
          <table:table-cell office:value-type="float" office:value="-0.01217944" calcext:value-type="float">
            <text:p>-0.01217944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1268961" calcext:value-type="float">
            <text:p>-0.1268961</text:p>
          </table:table-cell>
          <table:table-cell office:value-type="float" office:value="0.01465899" calcext:value-type="float">
            <text:p>0.01465899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194987" calcext:value-type="float">
            <text:p>-2.19498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72004" calcext:value-type="float">
            <text:p>5072004</text:p>
          </table:table-cell>
          <table:table-cell office:value-type="float" office:value="369.0046" calcext:value-type="float">
            <text:p>369.0046</text:p>
          </table:table-cell>
          <table:table-cell office:value-type="float" office:value="292.7566" calcext:value-type="float">
            <text:p>292.7566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80.419" calcext:value-type="float">
            <text:p>1080.419</text:p>
          </table:table-cell>
          <table:table-cell office:value-type="float" office:value="43.45923" calcext:value-type="float">
            <text:p>43.45923</text:p>
          </table:table-cell>
          <table:table-cell office:value-type="float" office:value="0" calcext:value-type="float">
            <text:p>0</text:p>
          </table:table-cell>
          <table:table-cell office:value-type="float" office:value="0.3090634" calcext:value-type="float">
            <text:p>0.3090634</text:p>
          </table:table-cell>
          <table:table-cell office:value-type="float" office:value="0.2702889" calcext:value-type="float">
            <text:p>0.2702889</text:p>
          </table:table-cell>
          <table:table-cell office:value-type="float" office:value="0.2553028" calcext:value-type="float">
            <text:p>0.2553028</text:p>
          </table:table-cell>
          <table:table-cell office:value-type="float" office:value="0.2682067" calcext:value-type="float">
            <text:p>0.2682067</text:p>
          </table:table-cell>
          <table:table-cell office:value-type="float" office:value="0.2826545" calcext:value-type="float">
            <text:p>0.2826545</text:p>
          </table:table-cell>
          <table:table-cell office:value-type="float" office:value="0.262897" calcext:value-type="float">
            <text:p>0.262897</text:p>
          </table:table-cell>
          <table:table-cell office:value-type="float" office:value="0.2731652" calcext:value-type="float">
            <text:p>0.2731652</text:p>
          </table:table-cell>
          <table:table-cell office:value-type="float" office:value="0.3631487" calcext:value-type="float">
            <text:p>0.3631487</text:p>
          </table:table-cell>
          <table:table-cell office:value-type="float" office:value="0.3598844" calcext:value-type="float">
            <text:p>0.3598844</text:p>
          </table:table-cell>
          <table:table-cell office:value-type="float" office:value="0.3730145" calcext:value-type="float">
            <text:p>0.3730145</text:p>
          </table:table-cell>
          <table:table-cell office:value-type="float" office:value="0.3912213" calcext:value-type="float">
            <text:p>0.3912213</text:p>
          </table:table-cell>
          <table:table-cell office:value-type="float" office:value="0.4034921" calcext:value-type="float">
            <text:p>0.403492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2942E-015" calcext:value-type="float">
            <text:p>1.922942E-15</text:p>
          </table:table-cell>
          <table:table-cell office:value-type="float" office:value="1.995698E-015" calcext:value-type="float">
            <text:p>1.995698E-15</text:p>
          </table:table-cell>
          <table:table-cell office:value-type="float" office:value="1.944578E-015" calcext:value-type="float">
            <text:p>1.944578E-15</text:p>
          </table:table-cell>
          <table:table-cell office:value-type="float" office:value="1.921054E-015" calcext:value-type="float">
            <text:p>1.921054E-15</text:p>
          </table:table-cell>
          <table:table-cell office:value-type="float" office:value="9.871371E-016" calcext:value-type="float">
            <text:p>9.871371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03471" calcext:value-type="float">
            <text:p>-0.0303471</text:p>
          </table:table-cell>
          <table:table-cell office:value-type="float" office:value="-0.0804387" calcext:value-type="float">
            <text:p>-0.0804387</text:p>
          </table:table-cell>
          <table:table-cell office:value-type="float" office:value="-0.1242606" calcext:value-type="float">
            <text:p>-0.1242606</text:p>
          </table:table-cell>
          <table:table-cell office:value-type="float" office:value="-0.08491636" calcext:value-type="float">
            <text:p>-0.08491636</text:p>
          </table:table-cell>
          <table:table-cell office:value-type="float" office:value="-0.05670121" calcext:value-type="float">
            <text:p>-0.05670121</text:p>
          </table:table-cell>
          <table:table-cell office:value-type="float" office:value="-0.03887862" calcext:value-type="float">
            <text:p>-0.03887862</text:p>
          </table:table-cell>
          <table:table-cell office:value-type="float" office:value="-0.02749856" calcext:value-type="float">
            <text:p>-0.02749856</text:p>
          </table:table-cell>
          <table:table-cell office:value-type="float" office:value="-0.02281332" calcext:value-type="float">
            <text:p>-0.02281332</text:p>
          </table:table-cell>
          <table:table-cell office:value-type="float" office:value="-0.01715353" calcext:value-type="float">
            <text:p>-0.01715353</text:p>
          </table:table-cell>
          <table:table-cell office:value-type="float" office:value="-0.01223535" calcext:value-type="float">
            <text:p>-0.01223535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218503" calcext:value-type="float">
            <text:p>-0.0218503</text:p>
          </table:table-cell>
          <table:table-cell office:value-type="float" office:value="0.01431861" calcext:value-type="float">
            <text:p>0.01431861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195469" calcext:value-type="float">
            <text:p>-2.19546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072004" calcext:value-type="float">
            <text:p>6072004</text:p>
          </table:table-cell>
          <table:table-cell office:value-type="float" office:value="369.7046" calcext:value-type="float">
            <text:p>369.7046</text:p>
          </table:table-cell>
          <table:table-cell office:value-type="float" office:value="296.7962" calcext:value-type="float">
            <text:p>296.7962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77.023" calcext:value-type="float">
            <text:p>1077.023</text:p>
          </table:table-cell>
          <table:table-cell office:value-type="float" office:value="43.51643" calcext:value-type="float">
            <text:p>43.51643</text:p>
          </table:table-cell>
          <table:table-cell office:value-type="float" office:value="0" calcext:value-type="float">
            <text:p>0</text:p>
          </table:table-cell>
          <table:table-cell office:value-type="float" office:value="0.2339502" calcext:value-type="float">
            <text:p>0.2339502</text:p>
          </table:table-cell>
          <table:table-cell office:value-type="float" office:value="0.2557545" calcext:value-type="float">
            <text:p>0.2557545</text:p>
          </table:table-cell>
          <table:table-cell office:value-type="float" office:value="0.2544989" calcext:value-type="float">
            <text:p>0.2544989</text:p>
          </table:table-cell>
          <table:table-cell office:value-type="float" office:value="0.2667916" calcext:value-type="float">
            <text:p>0.2667916</text:p>
          </table:table-cell>
          <table:table-cell office:value-type="float" office:value="0.2799707" calcext:value-type="float">
            <text:p>0.2799707</text:p>
          </table:table-cell>
          <table:table-cell office:value-type="float" office:value="0.261308" calcext:value-type="float">
            <text:p>0.261308</text:p>
          </table:table-cell>
          <table:table-cell office:value-type="float" office:value="0.2713282" calcext:value-type="float">
            <text:p>0.2713282</text:p>
          </table:table-cell>
          <table:table-cell office:value-type="float" office:value="0.3624539" calcext:value-type="float">
            <text:p>0.3624539</text:p>
          </table:table-cell>
          <table:table-cell office:value-type="float" office:value="0.3595525" calcext:value-type="float">
            <text:p>0.3595525</text:p>
          </table:table-cell>
          <table:table-cell office:value-type="float" office:value="0.3728768" calcext:value-type="float">
            <text:p>0.3728768</text:p>
          </table:table-cell>
          <table:table-cell office:value-type="float" office:value="0.391131" calcext:value-type="float">
            <text:p>0.391131</text:p>
          </table:table-cell>
          <table:table-cell office:value-type="float" office:value="0.4034185" calcext:value-type="float">
            <text:p>0.40341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3297E-015" calcext:value-type="float">
            <text:p>1.923297E-15</text:p>
          </table:table-cell>
          <table:table-cell office:value-type="float" office:value="1.99567E-015" calcext:value-type="float">
            <text:p>1.99567E-15</text:p>
          </table:table-cell>
          <table:table-cell office:value-type="float" office:value="1.94456E-015" calcext:value-type="float">
            <text:p>1.94456E-15</text:p>
          </table:table-cell>
          <table:table-cell office:value-type="float" office:value="1.921034E-015" calcext:value-type="float">
            <text:p>1.921034E-15</text:p>
          </table:table-cell>
          <table:table-cell office:value-type="float" office:value="9.87115E-016" calcext:value-type="float">
            <text:p>9.87115E-16</text:p>
          </table:table-cell>
          <table:table-cell office:value-type="float" office:value="9.669074E-016" calcext:value-type="float">
            <text:p>9.669074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416538" calcext:value-type="float">
            <text:p>-0.2416538</text:p>
          </table:table-cell>
          <table:table-cell office:value-type="float" office:value="-0.1220561" calcext:value-type="float">
            <text:p>-0.1220561</text:p>
          </table:table-cell>
          <table:table-cell office:value-type="float" office:value="-0.1271689" calcext:value-type="float">
            <text:p>-0.1271689</text:p>
          </table:table-cell>
          <table:table-cell office:value-type="float" office:value="-0.08843192" calcext:value-type="float">
            <text:p>-0.08843192</text:p>
          </table:table-cell>
          <table:table-cell office:value-type="float" office:value="-0.06099392" calcext:value-type="float">
            <text:p>-0.06099392</text:p>
          </table:table-cell>
          <table:table-cell office:value-type="float" office:value="-0.04072807" calcext:value-type="float">
            <text:p>-0.04072807</text:p>
          </table:table-cell>
          <table:table-cell office:value-type="float" office:value="-0.02910871" calcext:value-type="float">
            <text:p>-0.02910871</text:p>
          </table:table-cell>
          <table:table-cell office:value-type="float" office:value="-0.02377663" calcext:value-type="float">
            <text:p>-0.02377663</text:p>
          </table:table-cell>
          <table:table-cell office:value-type="float" office:value="-0.01741819" calcext:value-type="float">
            <text:p>-0.01741819</text:p>
          </table:table-cell>
          <table:table-cell office:value-type="float" office:value="-0.01231287" calcext:value-type="float">
            <text:p>-0.01231287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2963915" calcext:value-type="float">
            <text:p>-0.2963915</text:p>
          </table:table-cell>
          <table:table-cell office:value-type="float" office:value="0.01402337" calcext:value-type="float">
            <text:p>0.01402337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196011" calcext:value-type="float">
            <text:p>-2.19601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72004" calcext:value-type="float">
            <text:p>7072004</text:p>
          </table:table-cell>
          <table:table-cell office:value-type="float" office:value="380.8047" calcext:value-type="float">
            <text:p>380.8047</text:p>
          </table:table-cell>
          <table:table-cell office:value-type="float" office:value="299.0829" calcext:value-type="float">
            <text:p>299.0829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85.666" calcext:value-type="float">
            <text:p>1085.666</text:p>
          </table:table-cell>
          <table:table-cell office:value-type="float" office:value="43.68653" calcext:value-type="float">
            <text:p>43.68653</text:p>
          </table:table-cell>
          <table:table-cell office:value-type="float" office:value="0" calcext:value-type="float">
            <text:p>0</text:p>
          </table:table-cell>
          <table:table-cell office:value-type="float" office:value="0.3941227" calcext:value-type="float">
            <text:p>0.3941227</text:p>
          </table:table-cell>
          <table:table-cell office:value-type="float" office:value="0.3964919" calcext:value-type="float">
            <text:p>0.3964919</text:p>
          </table:table-cell>
          <table:table-cell office:value-type="float" office:value="0.2610559" calcext:value-type="float">
            <text:p>0.2610559</text:p>
          </table:table-cell>
          <table:table-cell office:value-type="float" office:value="0.2676442" calcext:value-type="float">
            <text:p>0.2676442</text:p>
          </table:table-cell>
          <table:table-cell office:value-type="float" office:value="0.2799982" calcext:value-type="float">
            <text:p>0.2799982</text:p>
          </table:table-cell>
          <table:table-cell office:value-type="float" office:value="0.2601887" calcext:value-type="float">
            <text:p>0.2601887</text:p>
          </table:table-cell>
          <table:table-cell office:value-type="float" office:value="0.2711055" calcext:value-type="float">
            <text:p>0.2711055</text:p>
          </table:table-cell>
          <table:table-cell office:value-type="float" office:value="0.3620985" calcext:value-type="float">
            <text:p>0.3620985</text:p>
          </table:table-cell>
          <table:table-cell office:value-type="float" office:value="0.3592517" calcext:value-type="float">
            <text:p>0.3592517</text:p>
          </table:table-cell>
          <table:table-cell office:value-type="float" office:value="0.3727593" calcext:value-type="float">
            <text:p>0.3727593</text:p>
          </table:table-cell>
          <table:table-cell office:value-type="float" office:value="0.3910508" calcext:value-type="float">
            <text:p>0.3910508</text:p>
          </table:table-cell>
          <table:table-cell office:value-type="float" office:value="0.4033613" calcext:value-type="float">
            <text:p>0.403361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3539E-015" calcext:value-type="float">
            <text:p>1.923539E-15</text:p>
          </table:table-cell>
          <table:table-cell office:value-type="float" office:value="1.995661E-015" calcext:value-type="float">
            <text:p>1.995661E-15</text:p>
          </table:table-cell>
          <table:table-cell office:value-type="float" office:value="1.944547E-015" calcext:value-type="float">
            <text:p>1.944547E-15</text:p>
          </table:table-cell>
          <table:table-cell office:value-type="float" office:value="1.921018E-015" calcext:value-type="float">
            <text:p>1.921018E-15</text:p>
          </table:table-cell>
          <table:table-cell office:value-type="float" office:value="9.870978E-016" calcext:value-type="float">
            <text:p>9.870978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587213" calcext:value-type="float">
            <text:p>-0.006587213</text:p>
          </table:table-cell>
          <table:table-cell office:value-type="float" office:value="-0.006344274" calcext:value-type="float">
            <text:p>-0.006344274</text:p>
          </table:table-cell>
          <table:table-cell office:value-type="float" office:value="-0.1050433" calcext:value-type="float">
            <text:p>-0.1050433</text:p>
          </table:table-cell>
          <table:table-cell office:value-type="float" office:value="-0.08630799" calcext:value-type="float">
            <text:p>-0.08630799</text:p>
          </table:table-cell>
          <table:table-cell office:value-type="float" office:value="-0.06095015" calcext:value-type="float">
            <text:p>-0.06095015</text:p>
          </table:table-cell>
          <table:table-cell office:value-type="float" office:value="-0.042096" calcext:value-type="float">
            <text:p>-0.042096</text:p>
          </table:table-cell>
          <table:table-cell office:value-type="float" office:value="-0.0293055" calcext:value-type="float">
            <text:p>-0.0293055</text:p>
          </table:table-cell>
          <table:table-cell office:value-type="float" office:value="-0.02428861" calcext:value-type="float">
            <text:p>-0.02428861</text:p>
          </table:table-cell>
          <table:table-cell office:value-type="float" office:value="-0.01766241" calcext:value-type="float">
            <text:p>-0.01766241</text:p>
          </table:table-cell>
          <table:table-cell office:value-type="float" office:value="-0.01237938" calcext:value-type="float">
            <text:p>-0.01237938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06697235" calcext:value-type="float">
            <text:p>-0.006697235</text:p>
          </table:table-cell>
          <table:table-cell office:value-type="float" office:value="0.01375819" calcext:value-type="float">
            <text:p>0.01375819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196603" calcext:value-type="float">
            <text:p>-2.1966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072004" calcext:value-type="float">
            <text:p>8072004</text:p>
          </table:table-cell>
          <table:table-cell office:value-type="float" office:value="380.8047" calcext:value-type="float">
            <text:p>380.8047</text:p>
          </table:table-cell>
          <table:table-cell office:value-type="float" office:value="301.466" calcext:value-type="float">
            <text:p>301.466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83.234" calcext:value-type="float">
            <text:p>1083.234</text:p>
          </table:table-cell>
          <table:table-cell office:value-type="float" office:value="43.73497" calcext:value-type="float">
            <text:p>43.73497</text:p>
          </table:table-cell>
          <table:table-cell office:value-type="float" office:value="0" calcext:value-type="float">
            <text:p>0</text:p>
          </table:table-cell>
          <table:table-cell office:value-type="float" office:value="0.3465712" calcext:value-type="float">
            <text:p>0.3465712</text:p>
          </table:table-cell>
          <table:table-cell office:value-type="float" office:value="0.3471167" calcext:value-type="float">
            <text:p>0.3471167</text:p>
          </table:table-cell>
          <table:table-cell office:value-type="float" office:value="0.2783598" calcext:value-type="float">
            <text:p>0.2783598</text:p>
          </table:table-cell>
          <table:table-cell office:value-type="float" office:value="0.2706206" calcext:value-type="float">
            <text:p>0.2706206</text:p>
          </table:table-cell>
          <table:table-cell office:value-type="float" office:value="0.2803345" calcext:value-type="float">
            <text:p>0.2803345</text:p>
          </table:table-cell>
          <table:table-cell office:value-type="float" office:value="0.2594084" calcext:value-type="float">
            <text:p>0.2594084</text:p>
          </table:table-cell>
          <table:table-cell office:value-type="float" office:value="0.2698562" calcext:value-type="float">
            <text:p>0.2698562</text:p>
          </table:table-cell>
          <table:table-cell office:value-type="float" office:value="0.3617105" calcext:value-type="float">
            <text:p>0.3617105</text:p>
          </table:table-cell>
          <table:table-cell office:value-type="float" office:value="0.3589257" calcext:value-type="float">
            <text:p>0.3589257</text:p>
          </table:table-cell>
          <table:table-cell office:value-type="float" office:value="0.3726318" calcext:value-type="float">
            <text:p>0.3726318</text:p>
          </table:table-cell>
          <table:table-cell office:value-type="float" office:value="0.3909628" calcext:value-type="float">
            <text:p>0.3909628</text:p>
          </table:table-cell>
          <table:table-cell office:value-type="float" office:value="0.4033073" calcext:value-type="float">
            <text:p>0.403307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3847E-015" calcext:value-type="float">
            <text:p>1.923847E-15</text:p>
          </table:table-cell>
          <table:table-cell office:value-type="float" office:value="1.995636E-015" calcext:value-type="float">
            <text:p>1.995636E-15</text:p>
          </table:table-cell>
          <table:table-cell office:value-type="float" office:value="1.944537E-015" calcext:value-type="float">
            <text:p>1.944537E-15</text:p>
          </table:table-cell>
          <table:table-cell office:value-type="float" office:value="1.921E-015" calcext:value-type="float">
            <text:p>1.921E-15</text:p>
          </table:table-cell>
          <table:table-cell office:value-type="float" office:value="9.870823E-016" calcext:value-type="float">
            <text:p>9.870823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47268" calcext:value-type="float">
            <text:p>-0.01447268</text:p>
          </table:table-cell>
          <table:table-cell office:value-type="float" office:value="-0.0143072" calcext:value-type="float">
            <text:p>-0.0143072</text:p>
          </table:table-cell>
          <table:table-cell office:value-type="float" office:value="-0.06415919" calcext:value-type="float">
            <text:p>-0.06415919</text:p>
          </table:table-cell>
          <table:table-cell office:value-type="float" office:value="-0.07937279" calcext:value-type="float">
            <text:p>-0.07937279</text:p>
          </table:table-cell>
          <table:table-cell office:value-type="float" office:value="-0.06038716" calcext:value-type="float">
            <text:p>-0.06038716</text:p>
          </table:table-cell>
          <table:table-cell office:value-type="float" office:value="-0.04307827" calcext:value-type="float">
            <text:p>-0.04307827</text:p>
          </table:table-cell>
          <table:table-cell office:value-type="float" office:value="-0.03046572" calcext:value-type="float">
            <text:p>-0.03046572</text:p>
          </table:table-cell>
          <table:table-cell office:value-type="float" office:value="-0.02485657" calcext:value-type="float">
            <text:p>-0.02485657</text:p>
          </table:table-cell>
          <table:table-cell office:value-type="float" office:value="-0.01793087" calcext:value-type="float">
            <text:p>-0.01793087</text:p>
          </table:table-cell>
          <table:table-cell office:value-type="float" office:value="-0.01245202" calcext:value-type="float">
            <text:p>-0.01245202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1461596" calcext:value-type="float">
            <text:p>-0.01461596</text:p>
          </table:table-cell>
          <table:table-cell office:value-type="float" office:value="0.01335939" calcext:value-type="float">
            <text:p>0.01335939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197191" calcext:value-type="float">
            <text:p>-2.19719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072004" calcext:value-type="float">
            <text:p>9072004</text:p>
          </table:table-cell>
          <table:table-cell office:value-type="float" office:value="381.9048" calcext:value-type="float">
            <text:p>381.9048</text:p>
          </table:table-cell>
          <table:table-cell office:value-type="float" office:value="307.6171" calcext:value-type="float">
            <text:p>307.6171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78.136" calcext:value-type="float">
            <text:p>1078.136</text:p>
          </table:table-cell>
          <table:table-cell office:value-type="float" office:value="43.78156" calcext:value-type="float">
            <text:p>43.78156</text:p>
          </table:table-cell>
          <table:table-cell office:value-type="float" office:value="0" calcext:value-type="float">
            <text:p>0</text:p>
          </table:table-cell>
          <table:table-cell office:value-type="float" office:value="0.2681485" calcext:value-type="float">
            <text:p>0.2681485</text:p>
          </table:table-cell>
          <table:table-cell office:value-type="float" office:value="0.281285" calcext:value-type="float">
            <text:p>0.281285</text:p>
          </table:table-cell>
          <table:table-cell office:value-type="float" office:value="0.2779314" calcext:value-type="float">
            <text:p>0.2779314</text:p>
          </table:table-cell>
          <table:table-cell office:value-type="float" office:value="0.2706696" calcext:value-type="float">
            <text:p>0.2706696</text:p>
          </table:table-cell>
          <table:table-cell office:value-type="float" office:value="0.2769027" calcext:value-type="float">
            <text:p>0.2769027</text:p>
          </table:table-cell>
          <table:table-cell office:value-type="float" office:value="0.2577153" calcext:value-type="float">
            <text:p>0.2577153</text:p>
          </table:table-cell>
          <table:table-cell office:value-type="float" office:value="0.2678359" calcext:value-type="float">
            <text:p>0.2678359</text:p>
          </table:table-cell>
          <table:table-cell office:value-type="float" office:value="0.3608094" calcext:value-type="float">
            <text:p>0.3608094</text:p>
          </table:table-cell>
          <table:table-cell office:value-type="float" office:value="0.3583166" calcext:value-type="float">
            <text:p>0.3583166</text:p>
          </table:table-cell>
          <table:table-cell office:value-type="float" office:value="0.3724123" calcext:value-type="float">
            <text:p>0.3724123</text:p>
          </table:table-cell>
          <table:table-cell office:value-type="float" office:value="0.3908327" calcext:value-type="float">
            <text:p>0.3908327</text:p>
          </table:table-cell>
          <table:table-cell office:value-type="float" office:value="0.4032418" calcext:value-type="float">
            <text:p>0.403241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4207E-015" calcext:value-type="float">
            <text:p>1.924207E-15</text:p>
          </table:table-cell>
          <table:table-cell office:value-type="float" office:value="1.995604E-015" calcext:value-type="float">
            <text:p>1.995604E-15</text:p>
          </table:table-cell>
          <table:table-cell office:value-type="float" office:value="1.944517E-015" calcext:value-type="float">
            <text:p>1.944517E-15</text:p>
          </table:table-cell>
          <table:table-cell office:value-type="float" office:value="1.920982E-015" calcext:value-type="float">
            <text:p>1.920982E-15</text:p>
          </table:table-cell>
          <table:table-cell office:value-type="float" office:value="9.870691E-016" calcext:value-type="float">
            <text:p>9.870691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509748" calcext:value-type="float">
            <text:p>-0.08509748</text:p>
          </table:table-cell>
          <table:table-cell office:value-type="float" office:value="-0.05856359" calcext:value-type="float">
            <text:p>-0.05856359</text:p>
          </table:table-cell>
          <table:table-cell office:value-type="float" office:value="-0.06445344" calcext:value-type="float">
            <text:p>-0.06445344</text:p>
          </table:table-cell>
          <table:table-cell office:value-type="float" office:value="-0.07923453" calcext:value-type="float">
            <text:p>-0.07923453</text:p>
          </table:table-cell>
          <table:table-cell office:value-type="float" office:value="-0.06642997" calcext:value-type="float">
            <text:p>-0.06642997</text:p>
          </table:table-cell>
          <table:table-cell office:value-type="float" office:value="-0.04528486" calcext:value-type="float">
            <text:p>-0.04528486</text:p>
          </table:table-cell>
          <table:table-cell office:value-type="float" office:value="-0.0324522" calcext:value-type="float">
            <text:p>-0.0324522</text:p>
          </table:table-cell>
          <table:table-cell office:value-type="float" office:value="-0.02623468" calcext:value-type="float">
            <text:p>-0.02623468</text:p>
          </table:table-cell>
          <table:table-cell office:value-type="float" office:value="-0.01844384" calcext:value-type="float">
            <text:p>-0.01844384</text:p>
          </table:table-cell>
          <table:table-cell office:value-type="float" office:value="-0.01257803" calcext:value-type="float">
            <text:p>-0.01257803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9590327" calcext:value-type="float">
            <text:p>-0.09590327</text:p>
          </table:table-cell>
          <table:table-cell office:value-type="float" office:value="0.01288068" calcext:value-type="float">
            <text:p>0.01288068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197798" calcext:value-type="float">
            <text:p>-2.19779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72004" calcext:value-type="float">
            <text:p>10072004</text:p>
          </table:table-cell>
          <table:table-cell office:value-type="float" office:value="381.9048" calcext:value-type="float">
            <text:p>381.9048</text:p>
          </table:table-cell>
          <table:table-cell office:value-type="float" office:value="312.0294" calcext:value-type="float">
            <text:p>312.0294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73.684" calcext:value-type="float">
            <text:p>1073.684</text:p>
          </table:table-cell>
          <table:table-cell office:value-type="float" office:value="43.82237" calcext:value-type="float">
            <text:p>43.82237</text:p>
          </table:table-cell>
          <table:table-cell office:value-type="float" office:value="0" calcext:value-type="float">
            <text:p>0</text:p>
          </table:table-cell>
          <table:table-cell office:value-type="float" office:value="0.2005386" calcext:value-type="float">
            <text:p>0.2005386</text:p>
          </table:table-cell>
          <table:table-cell office:value-type="float" office:value="0.2466211" calcext:value-type="float">
            <text:p>0.2466211</text:p>
          </table:table-cell>
          <table:table-cell office:value-type="float" office:value="0.263263" calcext:value-type="float">
            <text:p>0.263263</text:p>
          </table:table-cell>
          <table:table-cell office:value-type="float" office:value="0.2673642" calcext:value-type="float">
            <text:p>0.2673642</text:p>
          </table:table-cell>
          <table:table-cell office:value-type="float" office:value="0.2743725" calcext:value-type="float">
            <text:p>0.2743725</text:p>
          </table:table-cell>
          <table:table-cell office:value-type="float" office:value="0.2559293" calcext:value-type="float">
            <text:p>0.2559293</text:p>
          </table:table-cell>
          <table:table-cell office:value-type="float" office:value="0.2664456" calcext:value-type="float">
            <text:p>0.2664456</text:p>
          </table:table-cell>
          <table:table-cell office:value-type="float" office:value="0.3600751" calcext:value-type="float">
            <text:p>0.3600751</text:p>
          </table:table-cell>
          <table:table-cell office:value-type="float" office:value="0.3576781" calcext:value-type="float">
            <text:p>0.3576781</text:p>
          </table:table-cell>
          <table:table-cell office:value-type="float" office:value="0.3721778" calcext:value-type="float">
            <text:p>0.3721778</text:p>
          </table:table-cell>
          <table:table-cell office:value-type="float" office:value="0.3907033" calcext:value-type="float">
            <text:p>0.3907033</text:p>
          </table:table-cell>
          <table:table-cell office:value-type="float" office:value="0.4031807" calcext:value-type="float">
            <text:p>0.40318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4553E-015" calcext:value-type="float">
            <text:p>1.924553E-15</text:p>
          </table:table-cell>
          <table:table-cell office:value-type="float" office:value="1.995576E-015" calcext:value-type="float">
            <text:p>1.995576E-15</text:p>
          </table:table-cell>
          <table:table-cell office:value-type="float" office:value="1.944494E-015" calcext:value-type="float">
            <text:p>1.944494E-15</text:p>
          </table:table-cell>
          <table:table-cell office:value-type="float" office:value="1.920967E-015" calcext:value-type="float">
            <text:p>1.920967E-15</text:p>
          </table:table-cell>
          <table:table-cell office:value-type="float" office:value="9.870527E-016" calcext:value-type="float">
            <text:p>9.870527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919273" calcext:value-type="float">
            <text:p>-0.7919273</text:p>
          </table:table-cell>
          <table:table-cell office:value-type="float" office:value="-0.1616886" calcext:value-type="float">
            <text:p>-0.1616886</text:p>
          </table:table-cell>
          <table:table-cell office:value-type="float" office:value="-0.09780055" calcext:value-type="float">
            <text:p>-0.09780055</text:p>
          </table:table-cell>
          <table:table-cell office:value-type="float" office:value="-0.08696071" calcext:value-type="float">
            <text:p>-0.08696071</text:p>
          </table:table-cell>
          <table:table-cell office:value-type="float" office:value="-0.07130077" calcext:value-type="float">
            <text:p>-0.07130077</text:p>
          </table:table-cell>
          <table:table-cell office:value-type="float" office:value="-0.04776335" calcext:value-type="float">
            <text:p>-0.04776335</text:p>
          </table:table-cell>
          <table:table-cell office:value-type="float" office:value="-0.03375907" calcext:value-type="float">
            <text:p>-0.03375907</text:p>
          </table:table-cell>
          <table:table-cell office:value-type="float" office:value="-0.02741553" calcext:value-type="float">
            <text:p>-0.02741553</text:p>
          </table:table-cell>
          <table:table-cell office:value-type="float" office:value="-0.01899847" calcext:value-type="float">
            <text:p>-0.01899847</text:p>
          </table:table-cell>
          <table:table-cell office:value-type="float" office:value="-0.01271412" calcext:value-type="float">
            <text:p>-0.01271412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1.736828" calcext:value-type="float">
            <text:p>-1.736828</text:p>
          </table:table-cell>
          <table:table-cell office:value-type="float" office:value="0.01257944" calcext:value-type="float">
            <text:p>0.01257944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198401" calcext:value-type="float">
            <text:p>-2.19840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072004" calcext:value-type="float">
            <text:p>11072004</text:p>
          </table:table-cell>
          <table:table-cell office:value-type="float" office:value="383.7048" calcext:value-type="float">
            <text:p>383.7048</text:p>
          </table:table-cell>
          <table:table-cell office:value-type="float" office:value="317.7838" calcext:value-type="float">
            <text:p>317.7838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69.69" calcext:value-type="float">
            <text:p>1069.69</text:p>
          </table:table-cell>
          <table:table-cell office:value-type="float" office:value="43.86242" calcext:value-type="float">
            <text:p>43.86242</text:p>
          </table:table-cell>
          <table:table-cell office:value-type="float" office:value="0" calcext:value-type="float">
            <text:p>0</text:p>
          </table:table-cell>
          <table:table-cell office:value-type="float" office:value="0.1666536" calcext:value-type="float">
            <text:p>0.1666536</text:p>
          </table:table-cell>
          <table:table-cell office:value-type="float" office:value="0.217451" calcext:value-type="float">
            <text:p>0.217451</text:p>
          </table:table-cell>
          <table:table-cell office:value-type="float" office:value="0.2473574" calcext:value-type="float">
            <text:p>0.2473574</text:p>
          </table:table-cell>
          <table:table-cell office:value-type="float" office:value="0.2595812" calcext:value-type="float">
            <text:p>0.2595812</text:p>
          </table:table-cell>
          <table:table-cell office:value-type="float" office:value="0.269432" calcext:value-type="float">
            <text:p>0.269432</text:p>
          </table:table-cell>
          <table:table-cell office:value-type="float" office:value="0.2537482" calcext:value-type="float">
            <text:p>0.2537482</text:p>
          </table:table-cell>
          <table:table-cell office:value-type="float" office:value="0.2642095" calcext:value-type="float">
            <text:p>0.2642095</text:p>
          </table:table-cell>
          <table:table-cell office:value-type="float" office:value="0.3591911" calcext:value-type="float">
            <text:p>0.3591911</text:p>
          </table:table-cell>
          <table:table-cell office:value-type="float" office:value="0.3569316" calcext:value-type="float">
            <text:p>0.3569316</text:p>
          </table:table-cell>
          <table:table-cell office:value-type="float" office:value="0.3718904" calcext:value-type="float">
            <text:p>0.3718904</text:p>
          </table:table-cell>
          <table:table-cell office:value-type="float" office:value="0.3905513" calcext:value-type="float">
            <text:p>0.3905513</text:p>
          </table:table-cell>
          <table:table-cell office:value-type="float" office:value="0.4031081" calcext:value-type="float">
            <text:p>0.403108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4906E-015" calcext:value-type="float">
            <text:p>1.924906E-15</text:p>
          </table:table-cell>
          <table:table-cell office:value-type="float" office:value="1.99555E-015" calcext:value-type="float">
            <text:p>1.99555E-15</text:p>
          </table:table-cell>
          <table:table-cell office:value-type="float" office:value="1.944471E-015" calcext:value-type="float">
            <text:p>1.944471E-15</text:p>
          </table:table-cell>
          <table:table-cell office:value-type="float" office:value="1.920952E-015" calcext:value-type="float">
            <text:p>1.920952E-15</text:p>
          </table:table-cell>
          <table:table-cell office:value-type="float" office:value="9.870333E-016" calcext:value-type="float">
            <text:p>9.870333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9612" calcext:value-type="float">
            <text:p>-3.299612</text:p>
          </table:table-cell>
          <table:table-cell office:value-type="float" office:value="-0.4264861" calcext:value-type="float">
            <text:p>-0.4264861</text:p>
          </table:table-cell>
          <table:table-cell office:value-type="float" office:value="-0.1581333" calcext:value-type="float">
            <text:p>-0.1581333</text:p>
          </table:table-cell>
          <table:table-cell office:value-type="float" office:value="-0.1091284" calcext:value-type="float">
            <text:p>-0.1091284</text:p>
          </table:table-cell>
          <table:table-cell office:value-type="float" office:value="-0.08200349" calcext:value-type="float">
            <text:p>-0.08200349</text:p>
          </table:table-cell>
          <table:table-cell office:value-type="float" office:value="-0.05099212" calcext:value-type="float">
            <text:p>-0.05099212</text:p>
          </table:table-cell>
          <table:table-cell office:value-type="float" office:value="-0.03584209" calcext:value-type="float">
            <text:p>-0.03584209</text:p>
          </table:table-cell>
          <table:table-cell office:value-type="float" office:value="-0.02891262" calcext:value-type="float">
            <text:p>-0.02891262</text:p>
          </table:table-cell>
          <table:table-cell office:value-type="float" office:value="-0.01967008" calcext:value-type="float">
            <text:p>-0.01967008</text:p>
          </table:table-cell>
          <table:table-cell office:value-type="float" office:value="-0.01288308" calcext:value-type="float">
            <text:p>-0.01288308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6.030573" calcext:value-type="float">
            <text:p>-6.030573</text:p>
          </table:table-cell>
          <table:table-cell office:value-type="float" office:value="0.01235959" calcext:value-type="float">
            <text:p>0.01235959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19902" calcext:value-type="float">
            <text:p>-2.1990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072004" calcext:value-type="float">
            <text:p>12072004</text:p>
          </table:table-cell>
          <table:table-cell office:value-type="float" office:value="383.7048" calcext:value-type="float">
            <text:p>383.7048</text:p>
          </table:table-cell>
          <table:table-cell office:value-type="float" office:value="323.1442" calcext:value-type="float">
            <text:p>323.1442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64.297" calcext:value-type="float">
            <text:p>1064.297</text:p>
          </table:table-cell>
          <table:table-cell office:value-type="float" office:value="43.89524" calcext:value-type="float">
            <text:p>43.89524</text:p>
          </table:table-cell>
          <table:table-cell office:value-type="float" office:value="0" calcext:value-type="float">
            <text:p>0</text:p>
          </table:table-cell>
          <table:table-cell office:value-type="float" office:value="0.1207344" calcext:value-type="float">
            <text:p>0.1207344</text:p>
          </table:table-cell>
          <table:table-cell office:value-type="float" office:value="0.191073" calcext:value-type="float">
            <text:p>0.191073</text:p>
          </table:table-cell>
          <table:table-cell office:value-type="float" office:value="0.2251264" calcext:value-type="float">
            <text:p>0.2251264</text:p>
          </table:table-cell>
          <table:table-cell office:value-type="float" office:value="0.2455577" calcext:value-type="float">
            <text:p>0.2455577</text:p>
          </table:table-cell>
          <table:table-cell office:value-type="float" office:value="0.2591186" calcext:value-type="float">
            <text:p>0.2591186</text:p>
          </table:table-cell>
          <table:table-cell office:value-type="float" office:value="0.2500868" calcext:value-type="float">
            <text:p>0.2500868</text:p>
          </table:table-cell>
          <table:table-cell office:value-type="float" office:value="0.2606896" calcext:value-type="float">
            <text:p>0.2606896</text:p>
          </table:table-cell>
          <table:table-cell office:value-type="float" office:value="0.3577317" calcext:value-type="float">
            <text:p>0.3577317</text:p>
          </table:table-cell>
          <table:table-cell office:value-type="float" office:value="0.3558852" calcext:value-type="float">
            <text:p>0.3558852</text:p>
          </table:table-cell>
          <table:table-cell office:value-type="float" office:value="0.3714731" calcext:value-type="float">
            <text:p>0.3714731</text:p>
          </table:table-cell>
          <table:table-cell office:value-type="float" office:value="0.3903058" calcext:value-type="float">
            <text:p>0.3903058</text:p>
          </table:table-cell>
          <table:table-cell office:value-type="float" office:value="0.4029984" calcext:value-type="float">
            <text:p>0.40299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5262E-015" calcext:value-type="float">
            <text:p>1.925262E-15</text:p>
          </table:table-cell>
          <table:table-cell office:value-type="float" office:value="1.995523E-015" calcext:value-type="float">
            <text:p>1.995523E-15</text:p>
          </table:table-cell>
          <table:table-cell office:value-type="float" office:value="1.944448E-015" calcext:value-type="float">
            <text:p>1.944448E-15</text:p>
          </table:table-cell>
          <table:table-cell office:value-type="float" office:value="1.920937E-015" calcext:value-type="float">
            <text:p>1.920937E-15</text:p>
          </table:table-cell>
          <table:table-cell office:value-type="float" office:value="9.870139E-016" calcext:value-type="float">
            <text:p>9.87013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55852" calcext:value-type="float">
            <text:p>-39.55852</text:p>
          </table:table-cell>
          <table:table-cell office:value-type="float" office:value="-1.156962" calcext:value-type="float">
            <text:p>-1.156962</text:p>
          </table:table-cell>
          <table:table-cell office:value-type="float" office:value="-0.3265446" calcext:value-type="float">
            <text:p>-0.3265446</text:p>
          </table:table-cell>
          <table:table-cell office:value-type="float" office:value="-0.1672648" calcext:value-type="float">
            <text:p>-0.1672648</text:p>
          </table:table-cell>
          <table:table-cell office:value-type="float" office:value="-0.1108037" calcext:value-type="float">
            <text:p>-0.1108037</text:p>
          </table:table-cell>
          <table:table-cell office:value-type="float" office:value="-0.05697286" calcext:value-type="float">
            <text:p>-0.05697286</text:p>
          </table:table-cell>
          <table:table-cell office:value-type="float" office:value="-0.03943647" calcext:value-type="float">
            <text:p>-0.03943647</text:p>
          </table:table-cell>
          <table:table-cell office:value-type="float" office:value="-0.0315649" calcext:value-type="float">
            <text:p>-0.0315649</text:p>
          </table:table-cell>
          <table:table-cell office:value-type="float" office:value="-0.02065277" calcext:value-type="float">
            <text:p>-0.02065277</text:p>
          </table:table-cell>
          <table:table-cell office:value-type="float" office:value="-0.01313285" calcext:value-type="float">
            <text:p>-0.01313285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55.75534" calcext:value-type="float">
            <text:p>-55.75534</text:p>
          </table:table-cell>
          <table:table-cell office:value-type="float" office:value="0.0122114" calcext:value-type="float">
            <text:p>0.0122114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199711" calcext:value-type="float">
            <text:p>-2.19971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3072004" calcext:value-type="float">
            <text:p>13072004</text:p>
          </table:table-cell>
          <table:table-cell office:value-type="float" office:value="384.7047" calcext:value-type="float">
            <text:p>384.7047</text:p>
          </table:table-cell>
          <table:table-cell office:value-type="float" office:value="327.3057" calcext:value-type="float">
            <text:p>327.3057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61.106" calcext:value-type="float">
            <text:p>1061.106</text:p>
          </table:table-cell>
          <table:table-cell office:value-type="float" office:value="43.92482" calcext:value-type="float">
            <text:p>43.92482</text:p>
          </table:table-cell>
          <table:table-cell office:value-type="float" office:value="0" calcext:value-type="float">
            <text:p>0</text:p>
          </table:table-cell>
          <table:table-cell office:value-type="float" office:value="0.1220201" calcext:value-type="float">
            <text:p>0.1220201</text:p>
          </table:table-cell>
          <table:table-cell office:value-type="float" office:value="0.185797" calcext:value-type="float">
            <text:p>0.185797</text:p>
          </table:table-cell>
          <table:table-cell office:value-type="float" office:value="0.2110588" calcext:value-type="float">
            <text:p>0.2110588</text:p>
          </table:table-cell>
          <table:table-cell office:value-type="float" office:value="0.234348" calcext:value-type="float">
            <text:p>0.234348</text:p>
          </table:table-cell>
          <table:table-cell office:value-type="float" office:value="0.2514796" calcext:value-type="float">
            <text:p>0.2514796</text:p>
          </table:table-cell>
          <table:table-cell office:value-type="float" office:value="0.2463591" calcext:value-type="float">
            <text:p>0.2463591</text:p>
          </table:table-cell>
          <table:table-cell office:value-type="float" office:value="0.2577089" calcext:value-type="float">
            <text:p>0.2577089</text:p>
          </table:table-cell>
          <table:table-cell office:value-type="float" office:value="0.3564007" calcext:value-type="float">
            <text:p>0.3564007</text:p>
          </table:table-cell>
          <table:table-cell office:value-type="float" office:value="0.3548583" calcext:value-type="float">
            <text:p>0.3548583</text:p>
          </table:table-cell>
          <table:table-cell office:value-type="float" office:value="0.3710486" calcext:value-type="float">
            <text:p>0.3710486</text:p>
          </table:table-cell>
          <table:table-cell office:value-type="float" office:value="0.3900663" calcext:value-type="float">
            <text:p>0.3900663</text:p>
          </table:table-cell>
          <table:table-cell office:value-type="float" office:value="0.4028957" calcext:value-type="float">
            <text:p>0.402895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25613E-015" calcext:value-type="float">
            <text:p>1.925613E-15</text:p>
          </table:table-cell>
          <table:table-cell office:value-type="float" office:value="1.995498E-015" calcext:value-type="float">
            <text:p>1.995498E-15</text:p>
          </table:table-cell>
          <table:table-cell office:value-type="float" office:value="1.944422E-015" calcext:value-type="float">
            <text:p>1.944422E-15</text:p>
          </table:table-cell>
          <table:table-cell office:value-type="float" office:value="1.920925E-015" calcext:value-type="float">
            <text:p>1.920925E-15</text:p>
          </table:table-cell>
          <table:table-cell office:value-type="float" office:value="9.869931E-016" calcext:value-type="float">
            <text:p>9.869931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62868" calcext:value-type="float">
            <text:p>-36.62868</text:p>
          </table:table-cell>
          <table:table-cell office:value-type="float" office:value="-1.436155" calcext:value-type="float">
            <text:p>-1.436155</text:p>
          </table:table-cell>
          <table:table-cell office:value-type="float" office:value="-0.5367969" calcext:value-type="float">
            <text:p>-0.5367969</text:p>
          </table:table-cell>
          <table:table-cell office:value-type="float" office:value="-0.2397425" calcext:value-type="float">
            <text:p>-0.2397425</text:p>
          </table:table-cell>
          <table:table-cell office:value-type="float" office:value="-0.1394454" calcext:value-type="float">
            <text:p>-0.1394454</text:p>
          </table:table-cell>
          <table:table-cell office:value-type="float" office:value="-0.06392652" calcext:value-type="float">
            <text:p>-0.06392652</text:p>
          </table:table-cell>
          <table:table-cell office:value-type="float" office:value="-0.04280672" calcext:value-type="float">
            <text:p>-0.04280672</text:p>
          </table:table-cell>
          <table:table-cell office:value-type="float" office:value="-0.03348716" calcext:value-type="float">
            <text:p>-0.03348716</text:p>
          </table:table-cell>
          <table:table-cell office:value-type="float" office:value="-0.02166908" calcext:value-type="float">
            <text:p>-0.02166908</text:p>
          </table:table-cell>
          <table:table-cell office:value-type="float" office:value="-0.01339196" calcext:value-type="float">
            <text:p>-0.01339196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28.59007" calcext:value-type="float">
            <text:p>-28.59007</text:p>
          </table:table-cell>
          <table:table-cell office:value-type="float" office:value="0.01213458" calcext:value-type="float">
            <text:p>0.01213458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200501" calcext:value-type="float">
            <text:p>-2.20050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072004" calcext:value-type="float">
            <text:p>14072004</text:p>
          </table:table-cell>
          <table:table-cell office:value-type="float" office:value="391.3049" calcext:value-type="float">
            <text:p>391.3049</text:p>
          </table:table-cell>
          <table:table-cell office:value-type="float" office:value="331.5164" calcext:value-type="float">
            <text:p>331.5164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63.423" calcext:value-type="float">
            <text:p>1063.423</text:p>
          </table:table-cell>
          <table:table-cell office:value-type="float" office:value="43.99683" calcext:value-type="float">
            <text:p>43.99683</text:p>
          </table:table-cell>
          <table:table-cell office:value-type="float" office:value="0" calcext:value-type="float">
            <text:p>0</text:p>
          </table:table-cell>
          <table:table-cell office:value-type="float" office:value="0.3665056" calcext:value-type="float">
            <text:p>0.3665056</text:p>
          </table:table-cell>
          <table:table-cell office:value-type="float" office:value="0.1938778" calcext:value-type="float">
            <text:p>0.1938778</text:p>
          </table:table-cell>
          <table:table-cell office:value-type="float" office:value="0.2054678" calcext:value-type="float">
            <text:p>0.2054678</text:p>
          </table:table-cell>
          <table:table-cell office:value-type="float" office:value="0.2282162" calcext:value-type="float">
            <text:p>0.2282162</text:p>
          </table:table-cell>
          <table:table-cell office:value-type="float" office:value="0.2485271" calcext:value-type="float">
            <text:p>0.2485271</text:p>
          </table:table-cell>
          <table:table-cell office:value-type="float" office:value="0.2434556" calcext:value-type="float">
            <text:p>0.2434556</text:p>
          </table:table-cell>
          <table:table-cell office:value-type="float" office:value="0.2560147" calcext:value-type="float">
            <text:p>0.2560147</text:p>
          </table:table-cell>
          <table:table-cell office:value-type="float" office:value="0.3554107" calcext:value-type="float">
            <text:p>0.3554107</text:p>
          </table:table-cell>
          <table:table-cell office:value-type="float" office:value="0.3540481" calcext:value-type="float">
            <text:p>0.3540481</text:p>
          </table:table-cell>
          <table:table-cell office:value-type="float" office:value="0.3706146" calcext:value-type="float">
            <text:p>0.3706146</text:p>
          </table:table-cell>
          <table:table-cell office:value-type="float" office:value="0.3898573" calcext:value-type="float">
            <text:p>0.3898573</text:p>
          </table:table-cell>
          <table:table-cell office:value-type="float" office:value="0.4028079" calcext:value-type="float">
            <text:p>0.40280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5923E-015" calcext:value-type="float">
            <text:p>1.925923E-15</text:p>
          </table:table-cell>
          <table:table-cell office:value-type="float" office:value="1.995476E-015" calcext:value-type="float">
            <text:p>1.995476E-15</text:p>
          </table:table-cell>
          <table:table-cell office:value-type="float" office:value="1.944401E-015" calcext:value-type="float">
            <text:p>1.944401E-15</text:p>
          </table:table-cell>
          <table:table-cell office:value-type="float" office:value="1.920909E-015" calcext:value-type="float">
            <text:p>1.920909E-15</text:p>
          </table:table-cell>
          <table:table-cell office:value-type="float" office:value="9.86979E-016" calcext:value-type="float">
            <text:p>9.86979E-16</text:p>
          </table:table-cell>
          <table:table-cell office:value-type="float" office:value="9.669074E-016" calcext:value-type="float">
            <text:p>9.669074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22124" calcext:value-type="float">
            <text:p>-0.01022124</text:p>
          </table:table-cell>
          <table:table-cell office:value-type="float" office:value="-1.036649" calcext:value-type="float">
            <text:p>-1.036649</text:p>
          </table:table-cell>
          <table:table-cell office:value-type="float" office:value="-0.6603203" calcext:value-type="float">
            <text:p>-0.6603203</text:p>
          </table:table-cell>
          <table:table-cell office:value-type="float" office:value="-0.2941318" calcext:value-type="float">
            <text:p>-0.2941318</text:p>
          </table:table-cell>
          <table:table-cell office:value-type="float" office:value="-0.152785" calcext:value-type="float">
            <text:p>-0.152785</text:p>
          </table:table-cell>
          <table:table-cell office:value-type="float" office:value="-0.07000638" calcext:value-type="float">
            <text:p>-0.07000638</text:p>
          </table:table-cell>
          <table:table-cell office:value-type="float" office:value="-0.04487662" calcext:value-type="float">
            <text:p>-0.04487662</text:p>
          </table:table-cell>
          <table:table-cell office:value-type="float" office:value="-0.03431397" calcext:value-type="float">
            <text:p>-0.03431397</text:p>
          </table:table-cell>
          <table:table-cell office:value-type="float" office:value="-0.02250975" calcext:value-type="float">
            <text:p>-0.02250975</text:p>
          </table:table-cell>
          <table:table-cell office:value-type="float" office:value="-0.01366285" calcext:value-type="float">
            <text:p>-0.01366285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1030059" calcext:value-type="float">
            <text:p>-0.01030059</text:p>
          </table:table-cell>
          <table:table-cell office:value-type="float" office:value="0.01174864" calcext:value-type="float">
            <text:p>0.01174864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2.201393" calcext:value-type="float">
            <text:p>-2.20139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072004" calcext:value-type="float">
            <text:p>15072004</text:p>
          </table:table-cell>
          <table:table-cell office:value-type="float" office:value="391.6049" calcext:value-type="float">
            <text:p>391.6049</text:p>
          </table:table-cell>
          <table:table-cell office:value-type="float" office:value="336.2463" calcext:value-type="float">
            <text:p>336.2463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58.969" calcext:value-type="float">
            <text:p>1058.969</text:p>
          </table:table-cell>
          <table:table-cell office:value-type="float" office:value="44.02033" calcext:value-type="float">
            <text:p>44.02033</text:p>
          </table:table-cell>
          <table:table-cell office:value-type="float" office:value="0" calcext:value-type="float">
            <text:p>0</text:p>
          </table:table-cell>
          <table:table-cell office:value-type="float" office:value="0.2501863" calcext:value-type="float">
            <text:p>0.2501863</text:p>
          </table:table-cell>
          <table:table-cell office:value-type="float" office:value="0.1925108" calcext:value-type="float">
            <text:p>0.1925108</text:p>
          </table:table-cell>
          <table:table-cell office:value-type="float" office:value="0.1990602" calcext:value-type="float">
            <text:p>0.1990602</text:p>
          </table:table-cell>
          <table:table-cell office:value-type="float" office:value="0.2199078" calcext:value-type="float">
            <text:p>0.2199078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2400607" calcext:value-type="float">
            <text:p>0.2400607</text:p>
          </table:table-cell>
          <table:table-cell office:value-type="float" office:value="0.2534655" calcext:value-type="float">
            <text:p>0.2534655</text:p>
          </table:table-cell>
          <table:table-cell office:value-type="float" office:value="0.3539931" calcext:value-type="float">
            <text:p>0.3539931</text:p>
          </table:table-cell>
          <table:table-cell office:value-type="float" office:value="0.353165" calcext:value-type="float">
            <text:p>0.353165</text:p>
          </table:table-cell>
          <table:table-cell office:value-type="float" office:value="0.3700535" calcext:value-type="float">
            <text:p>0.3700535</text:p>
          </table:table-cell>
          <table:table-cell office:value-type="float" office:value="0.3895927" calcext:value-type="float">
            <text:p>0.3895927</text:p>
          </table:table-cell>
          <table:table-cell office:value-type="float" office:value="0.4027009" calcext:value-type="float">
            <text:p>0.402700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6208E-015" calcext:value-type="float">
            <text:p>1.926208E-15</text:p>
          </table:table-cell>
          <table:table-cell office:value-type="float" office:value="1.995455E-015" calcext:value-type="float">
            <text:p>1.995455E-15</text:p>
          </table:table-cell>
          <table:table-cell office:value-type="float" office:value="1.944388E-015" calcext:value-type="float">
            <text:p>1.944388E-15</text:p>
          </table:table-cell>
          <table:table-cell office:value-type="float" office:value="1.920893E-015" calcext:value-type="float">
            <text:p>1.920893E-15</text:p>
          </table:table-cell>
          <table:table-cell office:value-type="float" office:value="9.869635E-016" calcext:value-type="float">
            <text:p>9.869635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9E-030" calcext:value-type="float">
            <text:p>4.92048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34038" calcext:value-type="float">
            <text:p>-0.1434038</text:p>
          </table:table-cell>
          <table:table-cell office:value-type="float" office:value="-1.094469" calcext:value-type="float">
            <text:p>-1.094469</text:p>
          </table:table-cell>
          <table:table-cell office:value-type="float" office:value="-0.8429345" calcext:value-type="float">
            <text:p>-0.8429345</text:p>
          </table:table-cell>
          <table:table-cell office:value-type="float" office:value="-0.3913504" calcext:value-type="float">
            <text:p>-0.3913504</text:p>
          </table:table-cell>
          <table:table-cell office:value-type="float" office:value="-0.189194" calcext:value-type="float">
            <text:p>-0.189194</text:p>
          </table:table-cell>
          <table:table-cell office:value-type="float" office:value="-0.07794911" calcext:value-type="float">
            <text:p>-0.07794911</text:p>
          </table:table-cell>
          <table:table-cell office:value-type="float" office:value="-0.04818377" calcext:value-type="float">
            <text:p>-0.04818377</text:p>
          </table:table-cell>
          <table:table-cell office:value-type="float" office:value="-0.03553648" calcext:value-type="float">
            <text:p>-0.03553648</text:p>
          </table:table-cell>
          <table:table-cell office:value-type="float" office:value="-0.02346481" calcext:value-type="float">
            <text:p>-0.02346481</text:p>
          </table:table-cell>
          <table:table-cell office:value-type="float" office:value="-0.01402137" calcext:value-type="float">
            <text:p>-0.01402137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1438711" calcext:value-type="float">
            <text:p>-0.1438711</text:p>
          </table:table-cell>
          <table:table-cell office:value-type="float" office:value="0.01135054" calcext:value-type="float">
            <text:p>0.01135054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2.202382" calcext:value-type="float">
            <text:p>-2.20238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072004" calcext:value-type="float">
            <text:p>16072004</text:p>
          </table:table-cell>
          <table:table-cell office:value-type="float" office:value="391.6049" calcext:value-type="float">
            <text:p>391.6049</text:p>
          </table:table-cell>
          <table:table-cell office:value-type="float" office:value="341.8486" calcext:value-type="float">
            <text:p>341.8486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53.347" calcext:value-type="float">
            <text:p>1053.347</text:p>
          </table:table-cell>
          <table:table-cell office:value-type="float" office:value="44.04068" calcext:value-type="float">
            <text:p>44.04068</text:p>
          </table:table-cell>
          <table:table-cell office:value-type="float" office:value="0" calcext:value-type="float">
            <text:p>0</text:p>
          </table:table-cell>
          <table:table-cell office:value-type="float" office:value="0.1350824" calcext:value-type="float">
            <text:p>0.1350824</text:p>
          </table:table-cell>
          <table:table-cell office:value-type="float" office:value="0.1830494" calcext:value-type="float">
            <text:p>0.1830494</text:p>
          </table:table-cell>
          <table:table-cell office:value-type="float" office:value="0.190225" calcext:value-type="float">
            <text:p>0.190225</text:p>
          </table:table-cell>
          <table:table-cell office:value-type="float" office:value="0.2085257" calcext:value-type="float">
            <text:p>0.2085257</text:p>
          </table:table-cell>
          <table:table-cell office:value-type="float" office:value="0.2297957" calcext:value-type="float">
            <text:p>0.2297957</text:p>
          </table:table-cell>
          <table:table-cell office:value-type="float" office:value="0.2357418" calcext:value-type="float">
            <text:p>0.2357418</text:p>
          </table:table-cell>
          <table:table-cell office:value-type="float" office:value="0.249634" calcext:value-type="float">
            <text:p>0.249634</text:p>
          </table:table-cell>
          <table:table-cell office:value-type="float" office:value="0.3518772" calcext:value-type="float">
            <text:p>0.3518772</text:p>
          </table:table-cell>
          <table:table-cell office:value-type="float" office:value="0.3520271" calcext:value-type="float">
            <text:p>0.3520271</text:p>
          </table:table-cell>
          <table:table-cell office:value-type="float" office:value="0.3693138" calcext:value-type="float">
            <text:p>0.3693138</text:p>
          </table:table-cell>
          <table:table-cell office:value-type="float" office:value="0.3892156" calcext:value-type="float">
            <text:p>0.3892156</text:p>
          </table:table-cell>
          <table:table-cell office:value-type="float" office:value="0.4025621" calcext:value-type="float">
            <text:p>0.402562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6497E-015" calcext:value-type="float">
            <text:p>1.926497E-15</text:p>
          </table:table-cell>
          <table:table-cell office:value-type="float" office:value="1.995433E-015" calcext:value-type="float">
            <text:p>1.995433E-15</text:p>
          </table:table-cell>
          <table:table-cell office:value-type="float" office:value="1.944376E-015" calcext:value-type="float">
            <text:p>1.944376E-15</text:p>
          </table:table-cell>
          <table:table-cell office:value-type="float" office:value="1.920876E-015" calcext:value-type="float">
            <text:p>1.920876E-15</text:p>
          </table:table-cell>
          <table:table-cell office:value-type="float" office:value="9.869499E-016" calcext:value-type="float">
            <text:p>9.86949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62359" calcext:value-type="float">
            <text:p>-16.62359</text:p>
          </table:table-cell>
          <table:table-cell office:value-type="float" office:value="-1.609948" calcext:value-type="float">
            <text:p>-1.609948</text:p>
          </table:table-cell>
          <table:table-cell office:value-type="float" office:value="-1.195807" calcext:value-type="float">
            <text:p>-1.195807</text:p>
          </table:table-cell>
          <table:table-cell office:value-type="float" office:value="-0.5891891" calcext:value-type="float">
            <text:p>-0.5891891</text:p>
          </table:table-cell>
          <table:table-cell office:value-type="float" office:value="-0.2792308" calcext:value-type="float">
            <text:p>-0.2792308</text:p>
          </table:table-cell>
          <table:table-cell office:value-type="float" office:value="-0.089563" calcext:value-type="float">
            <text:p>-0.089563</text:p>
          </table:table-cell>
          <table:table-cell office:value-type="float" office:value="-0.05370262" calcext:value-type="float">
            <text:p>-0.05370262</text:p>
          </table:table-cell>
          <table:table-cell office:value-type="float" office:value="-0.03745115" calcext:value-type="float">
            <text:p>-0.03745115</text:p>
          </table:table-cell>
          <table:table-cell office:value-type="float" office:value="-0.02475687" calcext:value-type="float">
            <text:p>-0.02475687</text:p>
          </table:table-cell>
          <table:table-cell office:value-type="float" office:value="-0.01450909" calcext:value-type="float">
            <text:p>-0.01450909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22.8036" calcext:value-type="float">
            <text:p>-22.8036</text:p>
          </table:table-cell>
          <table:table-cell office:value-type="float" office:value="0.01115574" calcext:value-type="float">
            <text:p>0.01115574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2.203494" calcext:value-type="float">
            <text:p>-2.2034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072004" calcext:value-type="float">
            <text:p>17072004</text:p>
          </table:table-cell>
          <table:table-cell office:value-type="float" office:value="391.6049" calcext:value-type="float">
            <text:p>391.6049</text:p>
          </table:table-cell>
          <table:table-cell office:value-type="float" office:value="345.4291" calcext:value-type="float">
            <text:p>345.4291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49.75" calcext:value-type="float">
            <text:p>1049.75</text:p>
          </table:table-cell>
          <table:table-cell office:value-type="float" office:value="44.05752" calcext:value-type="float">
            <text:p>44.05752</text:p>
          </table:table-cell>
          <table:table-cell office:value-type="float" office:value="0" calcext:value-type="float">
            <text:p>0</text:p>
          </table:table-cell>
          <table:table-cell office:value-type="float" office:value="0.116856" calcext:value-type="float">
            <text:p>0.116856</text:p>
          </table:table-cell>
          <table:table-cell office:value-type="float" office:value="0.1811641" calcext:value-type="float">
            <text:p>0.1811641</text:p>
          </table:table-cell>
          <table:table-cell office:value-type="float" office:value="0.1852823" calcext:value-type="float">
            <text:p>0.1852823</text:p>
          </table:table-cell>
          <table:table-cell office:value-type="float" office:value="0.1991493" calcext:value-type="float">
            <text:p>0.1991493</text:p>
          </table:table-cell>
          <table:table-cell office:value-type="float" office:value="0.2182296" calcext:value-type="float">
            <text:p>0.2182296</text:p>
          </table:table-cell>
          <table:table-cell office:value-type="float" office:value="0.2311902" calcext:value-type="float">
            <text:p>0.2311902</text:p>
          </table:table-cell>
          <table:table-cell office:value-type="float" office:value="0.245549" calcext:value-type="float">
            <text:p>0.245549</text:p>
          </table:table-cell>
          <table:table-cell office:value-type="float" office:value="0.349412" calcext:value-type="float">
            <text:p>0.349412</text:p>
          </table:table-cell>
          <table:table-cell office:value-type="float" office:value="0.3508239" calcext:value-type="float">
            <text:p>0.3508239</text:p>
          </table:table-cell>
          <table:table-cell office:value-type="float" office:value="0.3685408" calcext:value-type="float">
            <text:p>0.3685408</text:p>
          </table:table-cell>
          <table:table-cell office:value-type="float" office:value="0.3887962" calcext:value-type="float">
            <text:p>0.3887962</text:p>
          </table:table-cell>
          <table:table-cell office:value-type="float" office:value="0.4023858" calcext:value-type="float">
            <text:p>0.402385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6763E-015" calcext:value-type="float">
            <text:p>1.926763E-15</text:p>
          </table:table-cell>
          <table:table-cell office:value-type="float" office:value="1.995418E-015" calcext:value-type="float">
            <text:p>1.995418E-15</text:p>
          </table:table-cell>
          <table:table-cell office:value-type="float" office:value="1.944365E-015" calcext:value-type="float">
            <text:p>1.944365E-15</text:p>
          </table:table-cell>
          <table:table-cell office:value-type="float" office:value="1.920859E-015" calcext:value-type="float">
            <text:p>1.920859E-15</text:p>
          </table:table-cell>
          <table:table-cell office:value-type="float" office:value="9.869326E-016" calcext:value-type="float">
            <text:p>9.869326E-16</text:p>
          </table:table-cell>
          <table:table-cell office:value-type="float" office:value="9.669074E-016" calcext:value-type="float">
            <text:p>9.669074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63058" calcext:value-type="float">
            <text:p>-51.63058</text:p>
          </table:table-cell>
          <table:table-cell office:value-type="float" office:value="-1.745496" calcext:value-type="float">
            <text:p>-1.745496</text:p>
          </table:table-cell>
          <table:table-cell office:value-type="float" office:value="-1.464946" calcext:value-type="float">
            <text:p>-1.464946</text:p>
          </table:table-cell>
          <table:table-cell office:value-type="float" office:value="-0.8397934" calcext:value-type="float">
            <text:p>-0.8397934</text:p>
          </table:table-cell>
          <table:table-cell office:value-type="float" office:value="-0.4157323" calcext:value-type="float">
            <text:p>-0.4157323</text:p>
          </table:table-cell>
          <table:table-cell office:value-type="float" office:value="-0.1039858" calcext:value-type="float">
            <text:p>-0.1039858</text:p>
          </table:table-cell>
          <table:table-cell office:value-type="float" office:value="-0.06039841" calcext:value-type="float">
            <text:p>-0.06039841</text:p>
          </table:table-cell>
          <table:table-cell office:value-type="float" office:value="-0.0398296" calcext:value-type="float">
            <text:p>-0.0398296</text:p>
          </table:table-cell>
          <table:table-cell office:value-type="float" office:value="-0.02620689" calcext:value-type="float">
            <text:p>-0.02620689</text:p>
          </table:table-cell>
          <table:table-cell office:value-type="float" office:value="-0.0150389" calcext:value-type="float">
            <text:p>-0.0150389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24.162" calcext:value-type="float">
            <text:p>-24.162</text:p>
          </table:table-cell>
          <table:table-cell office:value-type="float" office:value="0.01108489" calcext:value-type="float">
            <text:p>0.01108489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2.204793" calcext:value-type="float">
            <text:p>-2.2047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72004" calcext:value-type="float">
            <text:p>18072004</text:p>
          </table:table-cell>
          <table:table-cell office:value-type="float" office:value="391.6049" calcext:value-type="float">
            <text:p>391.6049</text:p>
          </table:table-cell>
          <table:table-cell office:value-type="float" office:value="349.0592" calcext:value-type="float">
            <text:p>349.0592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46.107" calcext:value-type="float">
            <text:p>1046.107</text:p>
          </table:table-cell>
          <table:table-cell office:value-type="float" office:value="44.07019" calcext:value-type="float">
            <text:p>44.07019</text:p>
          </table:table-cell>
          <table:table-cell office:value-type="float" office:value="0" calcext:value-type="float">
            <text:p>0</text:p>
          </table:table-cell>
          <table:table-cell office:value-type="float" office:value="0.1130287" calcext:value-type="float">
            <text:p>0.1130287</text:p>
          </table:table-cell>
          <table:table-cell office:value-type="float" office:value="0.1794675" calcext:value-type="float">
            <text:p>0.1794675</text:p>
          </table:table-cell>
          <table:table-cell office:value-type="float" office:value="0.181687" calcext:value-type="float">
            <text:p>0.181687</text:p>
          </table:table-cell>
          <table:table-cell office:value-type="float" office:value="0.1910756" calcext:value-type="float">
            <text:p>0.1910756</text:p>
          </table:table-cell>
          <table:table-cell office:value-type="float" office:value="0.2067676" calcext:value-type="float">
            <text:p>0.2067676</text:p>
          </table:table-cell>
          <table:table-cell office:value-type="float" office:value="0.2262294" calcext:value-type="float">
            <text:p>0.2262294</text:p>
          </table:table-cell>
          <table:table-cell office:value-type="float" office:value="0.240763" calcext:value-type="float">
            <text:p>0.240763</text:p>
          </table:table-cell>
          <table:table-cell office:value-type="float" office:value="0.3465275" calcext:value-type="float">
            <text:p>0.3465275</text:p>
          </table:table-cell>
          <table:table-cell office:value-type="float" office:value="0.3494623" calcext:value-type="float">
            <text:p>0.3494623</text:p>
          </table:table-cell>
          <table:table-cell office:value-type="float" office:value="0.3676746" calcext:value-type="float">
            <text:p>0.3676746</text:p>
          </table:table-cell>
          <table:table-cell office:value-type="float" office:value="0.3883778" calcext:value-type="float">
            <text:p>0.3883778</text:p>
          </table:table-cell>
          <table:table-cell office:value-type="float" office:value="0.4021743" calcext:value-type="float">
            <text:p>0.40217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7028E-015" calcext:value-type="float">
            <text:p>1.927028E-15</text:p>
          </table:table-cell>
          <table:table-cell office:value-type="float" office:value="1.9954E-015" calcext:value-type="float">
            <text:p>1.9954E-15</text:p>
          </table:table-cell>
          <table:table-cell office:value-type="float" office:value="1.944352E-015" calcext:value-type="float">
            <text:p>1.944352E-15</text:p>
          </table:table-cell>
          <table:table-cell office:value-type="float" office:value="1.920845E-015" calcext:value-type="float">
            <text:p>1.920845E-15</text:p>
          </table:table-cell>
          <table:table-cell office:value-type="float" office:value="9.869137E-016" calcext:value-type="float">
            <text:p>9.869137E-16</text:p>
          </table:table-cell>
          <table:table-cell office:value-type="float" office:value="9.669074E-016" calcext:value-type="float">
            <text:p>9.669074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6.73149" calcext:value-type="float">
            <text:p>-66.73149</text:p>
          </table:table-cell>
          <table:table-cell office:value-type="float" office:value="-1.877339" calcext:value-type="float">
            <text:p>-1.877339</text:p>
          </table:table-cell>
          <table:table-cell office:value-type="float" office:value="-1.703913" calcext:value-type="float">
            <text:p>-1.703913</text:p>
          </table:table-cell>
          <table:table-cell office:value-type="float" office:value="-1.155026" calcext:value-type="float">
            <text:p>-1.155026</text:p>
          </table:table-cell>
          <table:table-cell office:value-type="float" office:value="-0.6298435" calcext:value-type="float">
            <text:p>-0.6298435</text:p>
          </table:table-cell>
          <table:table-cell office:value-type="float" office:value="-0.1227683" calcext:value-type="float">
            <text:p>-0.1227683</text:p>
          </table:table-cell>
          <table:table-cell office:value-type="float" office:value="-0.06948313" calcext:value-type="float">
            <text:p>-0.06948313</text:p>
          </table:table-cell>
          <table:table-cell office:value-type="float" office:value="-0.04283002" calcext:value-type="float">
            <text:p>-0.04283002</text:p>
          </table:table-cell>
          <table:table-cell office:value-type="float" office:value="-0.02795718" calcext:value-type="float">
            <text:p>-0.02795718</text:p>
          </table:table-cell>
          <table:table-cell office:value-type="float" office:value="-0.01565628" calcext:value-type="float">
            <text:p>-0.01565628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39.26713" calcext:value-type="float">
            <text:p>-39.26713</text:p>
          </table:table-cell>
          <table:table-cell office:value-type="float" office:value="0.01101661" calcext:value-type="float">
            <text:p>0.01101661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2.206349" calcext:value-type="float">
            <text:p>-2.20634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072004" calcext:value-type="float">
            <text:p>19072004</text:p>
          </table:table-cell>
          <table:table-cell office:value-type="float" office:value="391.6049" calcext:value-type="float">
            <text:p>391.6049</text:p>
          </table:table-cell>
          <table:table-cell office:value-type="float" office:value="352.7368" calcext:value-type="float">
            <text:p>352.7368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42.422" calcext:value-type="float">
            <text:p>1042.422</text:p>
          </table:table-cell>
          <table:table-cell office:value-type="float" office:value="44.0779" calcext:value-type="float">
            <text:p>44.0779</text:p>
          </table:table-cell>
          <table:table-cell office:value-type="float" office:value="0" calcext:value-type="float">
            <text:p>0</text:p>
          </table:table-cell>
          <table:table-cell office:value-type="float" office:value="0.1163536" calcext:value-type="float">
            <text:p>0.1163536</text:p>
          </table:table-cell>
          <table:table-cell office:value-type="float" office:value="0.1777287" calcext:value-type="float">
            <text:p>0.1777287</text:p>
          </table:table-cell>
          <table:table-cell office:value-type="float" office:value="0.1790081" calcext:value-type="float">
            <text:p>0.1790081</text:p>
          </table:table-cell>
          <table:table-cell office:value-type="float" office:value="0.1848227" calcext:value-type="float">
            <text:p>0.1848227</text:p>
          </table:table-cell>
          <table:table-cell office:value-type="float" office:value="0.1965931" calcext:value-type="float">
            <text:p>0.1965931</text:p>
          </table:table-cell>
          <table:table-cell office:value-type="float" office:value="0.2207547" calcext:value-type="float">
            <text:p>0.2207547</text:p>
          </table:table-cell>
          <table:table-cell office:value-type="float" office:value="0.2351819" calcext:value-type="float">
            <text:p>0.2351819</text:p>
          </table:table-cell>
          <table:table-cell office:value-type="float" office:value="0.3432685" calcext:value-type="float">
            <text:p>0.3432685</text:p>
          </table:table-cell>
          <table:table-cell office:value-type="float" office:value="0.3479845" calcext:value-type="float">
            <text:p>0.3479845</text:p>
          </table:table-cell>
          <table:table-cell office:value-type="float" office:value="0.3666889" calcext:value-type="float">
            <text:p>0.3666889</text:p>
          </table:table-cell>
          <table:table-cell office:value-type="float" office:value="0.3878878" calcext:value-type="float">
            <text:p>0.3878878</text:p>
          </table:table-cell>
          <table:table-cell office:value-type="float" office:value="0.4019454" calcext:value-type="float">
            <text:p>0.40194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7317E-015" calcext:value-type="float">
            <text:p>1.927317E-15</text:p>
          </table:table-cell>
          <table:table-cell office:value-type="float" office:value="1.99538E-015" calcext:value-type="float">
            <text:p>1.99538E-15</text:p>
          </table:table-cell>
          <table:table-cell office:value-type="float" office:value="1.944337E-015" calcext:value-type="float">
            <text:p>1.944337E-15</text:p>
          </table:table-cell>
          <table:table-cell office:value-type="float" office:value="1.920828E-015" calcext:value-type="float">
            <text:p>1.920828E-15</text:p>
          </table:table-cell>
          <table:table-cell office:value-type="float" office:value="9.868967E-016" calcext:value-type="float">
            <text:p>9.868967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99854" calcext:value-type="float">
            <text:p>-53.99854</text:p>
          </table:table-cell>
          <table:table-cell office:value-type="float" office:value="-2.023507" calcext:value-type="float">
            <text:p>-2.023507</text:p>
          </table:table-cell>
          <table:table-cell office:value-type="float" office:value="-1.910625" calcext:value-type="float">
            <text:p>-1.910625</text:p>
          </table:table-cell>
          <table:table-cell office:value-type="float" office:value="-1.492593" calcext:value-type="float">
            <text:p>-1.492593</text:p>
          </table:table-cell>
          <table:table-cell office:value-type="float" office:value="-0.9289346" calcext:value-type="float">
            <text:p>-0.9289346</text:p>
          </table:table-cell>
          <table:table-cell office:value-type="float" office:value="-0.1480949" calcext:value-type="float">
            <text:p>-0.1480949</text:p>
          </table:table-cell>
          <table:table-cell office:value-type="float" office:value="-0.08211941" calcext:value-type="float">
            <text:p>-0.08211941</text:p>
          </table:table-cell>
          <table:table-cell office:value-type="float" office:value="-0.04652821" calcext:value-type="float">
            <text:p>-0.04652821</text:p>
          </table:table-cell>
          <table:table-cell office:value-type="float" office:value="-0.02999725" calcext:value-type="float">
            <text:p>-0.02999725</text:p>
          </table:table-cell>
          <table:table-cell office:value-type="float" office:value="-0.01639172" calcext:value-type="float">
            <text:p>-0.01639172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31.19783" calcext:value-type="float">
            <text:p>-31.19783</text:p>
          </table:table-cell>
          <table:table-cell office:value-type="float" office:value="0.01095311" calcext:value-type="float">
            <text:p>0.01095311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2.208179" calcext:value-type="float">
            <text:p>-2.20817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72004" calcext:value-type="float">
            <text:p>20072004</text:p>
          </table:table-cell>
          <table:table-cell office:value-type="float" office:value="391.6049" calcext:value-type="float">
            <text:p>391.6049</text:p>
          </table:table-cell>
          <table:table-cell office:value-type="float" office:value="356.2602" calcext:value-type="float">
            <text:p>356.2602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38.896" calcext:value-type="float">
            <text:p>1038.896</text:p>
          </table:table-cell>
          <table:table-cell office:value-type="float" office:value="44.07998" calcext:value-type="float">
            <text:p>44.07998</text:p>
          </table:table-cell>
          <table:table-cell office:value-type="float" office:value="0" calcext:value-type="float">
            <text:p>0</text:p>
          </table:table-cell>
          <table:table-cell office:value-type="float" office:value="0.1111339" calcext:value-type="float">
            <text:p>0.1111339</text:p>
          </table:table-cell>
          <table:table-cell office:value-type="float" office:value="0.1772723" calcext:value-type="float">
            <text:p>0.1772723</text:p>
          </table:table-cell>
          <table:table-cell office:value-type="float" office:value="0.1778474" calcext:value-type="float">
            <text:p>0.1778474</text:p>
          </table:table-cell>
          <table:table-cell office:value-type="float" office:value="0.1813014" calcext:value-type="float">
            <text:p>0.1813014</text:p>
          </table:table-cell>
          <table:table-cell office:value-type="float" office:value="0.1901306" calcext:value-type="float">
            <text:p>0.1901306</text:p>
          </table:table-cell>
          <table:table-cell office:value-type="float" office:value="0.215182" calcext:value-type="float">
            <text:p>0.215182</text:p>
          </table:table-cell>
          <table:table-cell office:value-type="float" office:value="0.2296487" calcext:value-type="float">
            <text:p>0.2296487</text:p>
          </table:table-cell>
          <table:table-cell office:value-type="float" office:value="0.3399167" calcext:value-type="float">
            <text:p>0.3399167</text:p>
          </table:table-cell>
          <table:table-cell office:value-type="float" office:value="0.3465023" calcext:value-type="float">
            <text:p>0.3465023</text:p>
          </table:table-cell>
          <table:table-cell office:value-type="float" office:value="0.3656832" calcext:value-type="float">
            <text:p>0.3656832</text:p>
          </table:table-cell>
          <table:table-cell office:value-type="float" office:value="0.3872442" calcext:value-type="float">
            <text:p>0.3872442</text:p>
          </table:table-cell>
          <table:table-cell office:value-type="float" office:value="0.4017283" calcext:value-type="float">
            <text:p>0.40172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7634E-015" calcext:value-type="float">
            <text:p>1.927634E-15</text:p>
          </table:table-cell>
          <table:table-cell office:value-type="float" office:value="1.995356E-015" calcext:value-type="float">
            <text:p>1.995356E-15</text:p>
          </table:table-cell>
          <table:table-cell office:value-type="float" office:value="1.94432E-015" calcext:value-type="float">
            <text:p>1.94432E-15</text:p>
          </table:table-cell>
          <table:table-cell office:value-type="float" office:value="1.920813E-015" calcext:value-type="float">
            <text:p>1.920813E-15</text:p>
          </table:table-cell>
          <table:table-cell office:value-type="float" office:value="9.868791E-016" calcext:value-type="float">
            <text:p>9.868791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12689" calcext:value-type="float">
            <text:p>-75.12689</text:p>
          </table:table-cell>
          <table:table-cell office:value-type="float" office:value="-2.064529" calcext:value-type="float">
            <text:p>-2.064529</text:p>
          </table:table-cell>
          <table:table-cell office:value-type="float" office:value="-2.008881" calcext:value-type="float">
            <text:p>-2.008881</text:p>
          </table:table-cell>
          <table:table-cell office:value-type="float" office:value="-1.73115" calcext:value-type="float">
            <text:p>-1.73115</text:p>
          </table:table-cell>
          <table:table-cell office:value-type="float" office:value="-1.201717" calcext:value-type="float">
            <text:p>-1.201717</text:p>
          </table:table-cell>
          <table:table-cell office:value-type="float" office:value="-0.1800922" calcext:value-type="float">
            <text:p>-0.1800922</text:p>
          </table:table-cell>
          <table:table-cell office:value-type="float" office:value="-0.09729543" calcext:value-type="float">
            <text:p>-0.09729543</text:p>
          </table:table-cell>
          <table:table-cell office:value-type="float" office:value="-0.05070418" calcext:value-type="float">
            <text:p>-0.05070418</text:p>
          </table:table-cell>
          <table:table-cell office:value-type="float" office:value="-0.03220304" calcext:value-type="float">
            <text:p>-0.03220304</text:p>
          </table:table-cell>
          <table:table-cell office:value-type="float" office:value="-0.01718044" calcext:value-type="float">
            <text:p>-0.01718044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69.80503" calcext:value-type="float">
            <text:p>-69.80503</text:p>
          </table:table-cell>
          <table:table-cell office:value-type="float" office:value="0.01091779" calcext:value-type="float">
            <text:p>0.01091779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2.209943" calcext:value-type="float">
            <text:p>-2.20994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072004" calcext:value-type="float">
            <text:p>21072004</text:p>
          </table:table-cell>
          <table:table-cell office:value-type="float" office:value="391.6049" calcext:value-type="float">
            <text:p>391.6049</text:p>
          </table:table-cell>
          <table:table-cell office:value-type="float" office:value="359.4063" calcext:value-type="float">
            <text:p>359.4063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35.752" calcext:value-type="float">
            <text:p>1035.752</text:p>
          </table:table-cell>
          <table:table-cell office:value-type="float" office:value="44.07722" calcext:value-type="float">
            <text:p>44.07722</text:p>
          </table:table-cell>
          <table:table-cell office:value-type="float" office:value="0" calcext:value-type="float">
            <text:p>0</text:p>
          </table:table-cell>
          <table:table-cell office:value-type="float" office:value="0.1160872" calcext:value-type="float">
            <text:p>0.1160872</text:p>
          </table:table-cell>
          <table:table-cell office:value-type="float" office:value="0.1776762" calcext:value-type="float">
            <text:p>0.1776762</text:p>
          </table:table-cell>
          <table:table-cell office:value-type="float" office:value="0.17779" calcext:value-type="float">
            <text:p>0.17779</text:p>
          </table:table-cell>
          <table:table-cell office:value-type="float" office:value="0.1796685" calcext:value-type="float">
            <text:p>0.1796685</text:p>
          </table:table-cell>
          <table:table-cell office:value-type="float" office:value="0.18639" calcext:value-type="float">
            <text:p>0.18639</text:p>
          </table:table-cell>
          <table:table-cell office:value-type="float" office:value="0.2095129" calcext:value-type="float">
            <text:p>0.2095129</text:p>
          </table:table-cell>
          <table:table-cell office:value-type="float" office:value="0.2237537" calcext:value-type="float">
            <text:p>0.2237537</text:p>
          </table:table-cell>
          <table:table-cell office:value-type="float" office:value="0.33652" calcext:value-type="float">
            <text:p>0.33652</text:p>
          </table:table-cell>
          <table:table-cell office:value-type="float" office:value="0.3449939" calcext:value-type="float">
            <text:p>0.3449939</text:p>
          </table:table-cell>
          <table:table-cell office:value-type="float" office:value="0.3646851" calcext:value-type="float">
            <text:p>0.3646851</text:p>
          </table:table-cell>
          <table:table-cell office:value-type="float" office:value="0.3865246" calcext:value-type="float">
            <text:p>0.3865246</text:p>
          </table:table-cell>
          <table:table-cell office:value-type="float" office:value="0.4014782" calcext:value-type="float">
            <text:p>0.401478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7959E-015" calcext:value-type="float">
            <text:p>1.927959E-15</text:p>
          </table:table-cell>
          <table:table-cell office:value-type="float" office:value="1.995329E-015" calcext:value-type="float">
            <text:p>1.995329E-15</text:p>
          </table:table-cell>
          <table:table-cell office:value-type="float" office:value="1.944302E-015" calcext:value-type="float">
            <text:p>1.944302E-15</text:p>
          </table:table-cell>
          <table:table-cell office:value-type="float" office:value="1.920797E-015" calcext:value-type="float">
            <text:p>1.920797E-15</text:p>
          </table:table-cell>
          <table:table-cell office:value-type="float" office:value="9.868615E-016" calcext:value-type="float">
            <text:p>9.868615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76098" calcext:value-type="float">
            <text:p>-54.76098</text:p>
          </table:table-cell>
          <table:table-cell office:value-type="float" office:value="-2.028114" calcext:value-type="float">
            <text:p>-2.028114</text:p>
          </table:table-cell>
          <table:table-cell office:value-type="float" office:value="-2.014007" calcext:value-type="float">
            <text:p>-2.014007</text:p>
          </table:table-cell>
          <table:table-cell office:value-type="float" office:value="-1.856162" calcext:value-type="float">
            <text:p>-1.856162</text:p>
          </table:table-cell>
          <table:table-cell office:value-type="float" office:value="-1.400489" calcext:value-type="float">
            <text:p>-1.400489</text:p>
          </table:table-cell>
          <table:table-cell office:value-type="float" office:value="-0.220971" calcext:value-type="float">
            <text:p>-0.220971</text:p>
          </table:table-cell>
          <table:table-cell office:value-type="float" office:value="-0.1170771" calcext:value-type="float">
            <text:p>-0.1170771</text:p>
          </table:table-cell>
          <table:table-cell office:value-type="float" office:value="-0.0553766" calcext:value-type="float">
            <text:p>-0.0553766</text:p>
          </table:table-cell>
          <table:table-cell office:value-type="float" office:value="-0.03390473" calcext:value-type="float">
            <text:p>-0.03390473</text:p>
          </table:table-cell>
          <table:table-cell office:value-type="float" office:value="-0.01800319" calcext:value-type="float">
            <text:p>-0.01800319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32.04016" calcext:value-type="float">
            <text:p>-32.04016</text:p>
          </table:table-cell>
          <table:table-cell office:value-type="float" office:value="0.01088838" calcext:value-type="float">
            <text:p>0.01088838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2.211583" calcext:value-type="float">
            <text:p>-2.21158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072004" calcext:value-type="float">
            <text:p>22072004</text:p>
          </table:table-cell>
          <table:table-cell office:value-type="float" office:value="398.7049" calcext:value-type="float">
            <text:p>398.7049</text:p>
          </table:table-cell>
          <table:table-cell office:value-type="float" office:value="362.5901" calcext:value-type="float">
            <text:p>362.5901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39.629" calcext:value-type="float">
            <text:p>1039.629</text:p>
          </table:table-cell>
          <table:table-cell office:value-type="float" office:value="44.11677" calcext:value-type="float">
            <text:p>44.11677</text:p>
          </table:table-cell>
          <table:table-cell office:value-type="float" office:value="0" calcext:value-type="float">
            <text:p>0</text:p>
          </table:table-cell>
          <table:table-cell office:value-type="float" office:value="0.4042073" calcext:value-type="float">
            <text:p>0.4042073</text:p>
          </table:table-cell>
          <table:table-cell office:value-type="float" office:value="0.1883697" calcext:value-type="float">
            <text:p>0.1883697</text:p>
          </table:table-cell>
          <table:table-cell office:value-type="float" office:value="0.1820893" calcext:value-type="float">
            <text:p>0.1820893</text:p>
          </table:table-cell>
          <table:table-cell office:value-type="float" office:value="0.1823696" calcext:value-type="float">
            <text:p>0.1823696</text:p>
          </table:table-cell>
          <table:table-cell office:value-type="float" office:value="0.1908846" calcext:value-type="float">
            <text:p>0.1908846</text:p>
          </table:table-cell>
          <table:table-cell office:value-type="float" office:value="0.2070846" calcext:value-type="float">
            <text:p>0.2070846</text:p>
          </table:table-cell>
          <table:table-cell office:value-type="float" office:value="0.222414" calcext:value-type="float">
            <text:p>0.222414</text:p>
          </table:table-cell>
          <table:table-cell office:value-type="float" office:value="0.3351945" calcext:value-type="float">
            <text:p>0.3351945</text:p>
          </table:table-cell>
          <table:table-cell office:value-type="float" office:value="0.3443198" calcext:value-type="float">
            <text:p>0.3443198</text:p>
          </table:table-cell>
          <table:table-cell office:value-type="float" office:value="0.3642075" calcext:value-type="float">
            <text:p>0.3642075</text:p>
          </table:table-cell>
          <table:table-cell office:value-type="float" office:value="0.3860598" calcext:value-type="float">
            <text:p>0.3860598</text:p>
          </table:table-cell>
          <table:table-cell office:value-type="float" office:value="0.4013176" calcext:value-type="float">
            <text:p>0.401317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8248E-015" calcext:value-type="float">
            <text:p>1.928248E-15</text:p>
          </table:table-cell>
          <table:table-cell office:value-type="float" office:value="1.995309E-015" calcext:value-type="float">
            <text:p>1.995309E-15</text:p>
          </table:table-cell>
          <table:table-cell office:value-type="float" office:value="1.944286E-015" calcext:value-type="float">
            <text:p>1.944286E-15</text:p>
          </table:table-cell>
          <table:table-cell office:value-type="float" office:value="1.920783E-015" calcext:value-type="float">
            <text:p>1.920783E-15</text:p>
          </table:table-cell>
          <table:table-cell office:value-type="float" office:value="9.868464E-016" calcext:value-type="float">
            <text:p>9.868464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559132" calcext:value-type="float">
            <text:p>-0.005559132</text:p>
          </table:table-cell>
          <table:table-cell office:value-type="float" office:value="-1.294434" calcext:value-type="float">
            <text:p>-1.294434</text:p>
          </table:table-cell>
          <table:table-cell office:value-type="float" office:value="-1.675713" calcext:value-type="float">
            <text:p>-1.675713</text:p>
          </table:table-cell>
          <table:table-cell office:value-type="float" office:value="-1.655029" calcext:value-type="float">
            <text:p>-1.655029</text:p>
          </table:table-cell>
          <table:table-cell office:value-type="float" office:value="-1.165599" calcext:value-type="float">
            <text:p>-1.165599</text:p>
          </table:table-cell>
          <table:table-cell office:value-type="float" office:value="-0.2417072" calcext:value-type="float">
            <text:p>-0.2417072</text:p>
          </table:table-cell>
          <table:table-cell office:value-type="float" office:value="-0.1222506" calcext:value-type="float">
            <text:p>-0.1222506</text:p>
          </table:table-cell>
          <table:table-cell office:value-type="float" office:value="-0.05733538" calcext:value-type="float">
            <text:p>-0.05733538</text:p>
          </table:table-cell>
          <table:table-cell office:value-type="float" office:value="-0.03453175" calcext:value-type="float">
            <text:p>-0.03453175</text:p>
          </table:table-cell>
          <table:table-cell office:value-type="float" office:value="-0.01841243" calcext:value-type="float">
            <text:p>-0.01841243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05647689" calcext:value-type="float">
            <text:p>-0.005647689</text:p>
          </table:table-cell>
          <table:table-cell office:value-type="float" office:value="0.01064214" calcext:value-type="float">
            <text:p>0.01064214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2.213369" calcext:value-type="float">
            <text:p>-2.21336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072004" calcext:value-type="float">
            <text:p>23072004</text:p>
          </table:table-cell>
          <table:table-cell office:value-type="float" office:value="398.7049" calcext:value-type="float">
            <text:p>398.7049</text:p>
          </table:table-cell>
          <table:table-cell office:value-type="float" office:value="366.4698" calcext:value-type="float">
            <text:p>366.4698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35.764" calcext:value-type="float">
            <text:p>1035.764</text:p>
          </table:table-cell>
          <table:table-cell office:value-type="float" office:value="44.1032" calcext:value-type="float">
            <text:p>44.1032</text:p>
          </table:table-cell>
          <table:table-cell office:value-type="float" office:value="0" calcext:value-type="float">
            <text:p>0</text:p>
          </table:table-cell>
          <table:table-cell office:value-type="float" office:value="0.2534629" calcext:value-type="float">
            <text:p>0.2534629</text:p>
          </table:table-cell>
          <table:table-cell office:value-type="float" office:value="0.1900949" calcext:value-type="float">
            <text:p>0.1900949</text:p>
          </table:table-cell>
          <table:table-cell office:value-type="float" office:value="0.1846448" calcext:value-type="float">
            <text:p>0.1846448</text:p>
          </table:table-cell>
          <table:table-cell office:value-type="float" office:value="0.1842186" calcext:value-type="float">
            <text:p>0.1842186</text:p>
          </table:table-cell>
          <table:table-cell office:value-type="float" office:value="0.1920224" calcext:value-type="float">
            <text:p>0.1920224</text:p>
          </table:table-cell>
          <table:table-cell office:value-type="float" office:value="0.2039183" calcext:value-type="float">
            <text:p>0.2039183</text:p>
          </table:table-cell>
          <table:table-cell office:value-type="float" office:value="0.2193876" calcext:value-type="float">
            <text:p>0.2193876</text:p>
          </table:table-cell>
          <table:table-cell office:value-type="float" office:value="0.3332524" calcext:value-type="float">
            <text:p>0.3332524</text:p>
          </table:table-cell>
          <table:table-cell office:value-type="float" office:value="0.3432823" calcext:value-type="float">
            <text:p>0.3432823</text:p>
          </table:table-cell>
          <table:table-cell office:value-type="float" office:value="0.3635238" calcext:value-type="float">
            <text:p>0.3635238</text:p>
          </table:table-cell>
          <table:table-cell office:value-type="float" office:value="0.3855187" calcext:value-type="float">
            <text:p>0.3855187</text:p>
          </table:table-cell>
          <table:table-cell office:value-type="float" office:value="0.4010912" calcext:value-type="float">
            <text:p>0.40109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8487E-015" calcext:value-type="float">
            <text:p>1.928487E-15</text:p>
          </table:table-cell>
          <table:table-cell office:value-type="float" office:value="1.995294E-015" calcext:value-type="float">
            <text:p>1.995294E-15</text:p>
          </table:table-cell>
          <table:table-cell office:value-type="float" office:value="1.944271E-015" calcext:value-type="float">
            <text:p>1.944271E-15</text:p>
          </table:table-cell>
          <table:table-cell office:value-type="float" office:value="1.920765E-015" calcext:value-type="float">
            <text:p>1.920765E-15</text:p>
          </table:table-cell>
          <table:table-cell office:value-type="float" office:value="9.868376E-016" calcext:value-type="float">
            <text:p>9.868376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84632" calcext:value-type="float">
            <text:p>-0.1284632</text:p>
          </table:table-cell>
          <table:table-cell office:value-type="float" office:value="-1.20597" calcext:value-type="float">
            <text:p>-1.20597</text:p>
          </table:table-cell>
          <table:table-cell office:value-type="float" office:value="-1.504753" calcext:value-type="float">
            <text:p>-1.504753</text:p>
          </table:table-cell>
          <table:table-cell office:value-type="float" office:value="-1.531164" calcext:value-type="float">
            <text:p>-1.531164</text:p>
          </table:table-cell>
          <table:table-cell office:value-type="float" office:value="-1.113148" calcext:value-type="float">
            <text:p>-1.113148</text:p>
          </table:table-cell>
          <table:table-cell office:value-type="float" office:value="-0.2719873" calcext:value-type="float">
            <text:p>-0.2719873</text:p>
          </table:table-cell>
          <table:table-cell office:value-type="float" office:value="-0.1347646" calcext:value-type="float">
            <text:p>-0.1347646</text:p>
          </table:table-cell>
          <table:table-cell office:value-type="float" office:value="-0.06033216" calcext:value-type="float">
            <text:p>-0.06033216</text:p>
          </table:table-cell>
          <table:table-cell office:value-type="float" office:value="-0.0355198" calcext:value-type="float">
            <text:p>-0.0355198</text:p>
          </table:table-cell>
          <table:table-cell office:value-type="float" office:value="-0.01901398" calcext:value-type="float">
            <text:p>-0.01901398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1289891" calcext:value-type="float">
            <text:p>-0.1289891</text:p>
          </table:table-cell>
          <table:table-cell office:value-type="float" office:value="0.01041009" calcext:value-type="float">
            <text:p>0.01041009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2.215256" calcext:value-type="float">
            <text:p>-2.21525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4072004" calcext:value-type="float">
            <text:p>24072004</text:p>
          </table:table-cell>
          <table:table-cell office:value-type="float" office:value="403.9051" calcext:value-type="float">
            <text:p>403.9051</text:p>
          </table:table-cell>
          <table:table-cell office:value-type="float" office:value="368.7307" calcext:value-type="float">
            <text:p>368.7307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38.686" calcext:value-type="float">
            <text:p>1038.686</text:p>
          </table:table-cell>
          <table:table-cell office:value-type="float" office:value="44.11945" calcext:value-type="float">
            <text:p>44.11945</text:p>
          </table:table-cell>
          <table:table-cell office:value-type="float" office:value="0" calcext:value-type="float">
            <text:p>0</text:p>
          </table:table-cell>
          <table:table-cell office:value-type="float" office:value="0.4461176" calcext:value-type="float">
            <text:p>0.4461176</text:p>
          </table:table-cell>
          <table:table-cell office:value-type="float" office:value="0.1994402" calcext:value-type="float">
            <text:p>0.1994402</text:p>
          </table:table-cell>
          <table:table-cell office:value-type="float" office:value="0.1889127" calcext:value-type="float">
            <text:p>0.1889127</text:p>
          </table:table-cell>
          <table:table-cell office:value-type="float" office:value="0.1871763" calcext:value-type="float">
            <text:p>0.1871763</text:p>
          </table:table-cell>
          <table:table-cell office:value-type="float" office:value="0.1963792" calcext:value-type="float">
            <text:p>0.1963792</text:p>
          </table:table-cell>
          <table:table-cell office:value-type="float" office:value="0.2031153" calcext:value-type="float">
            <text:p>0.2031153</text:p>
          </table:table-cell>
          <table:table-cell office:value-type="float" office:value="0.2196314" calcext:value-type="float">
            <text:p>0.2196314</text:p>
          </table:table-cell>
          <table:table-cell office:value-type="float" office:value="0.332754" calcext:value-type="float">
            <text:p>0.332754</text:p>
          </table:table-cell>
          <table:table-cell office:value-type="float" office:value="0.3428908" calcext:value-type="float">
            <text:p>0.3428908</text:p>
          </table:table-cell>
          <table:table-cell office:value-type="float" office:value="0.3632191" calcext:value-type="float">
            <text:p>0.3632191</text:p>
          </table:table-cell>
          <table:table-cell office:value-type="float" office:value="0.3853021" calcext:value-type="float">
            <text:p>0.3853021</text:p>
          </table:table-cell>
          <table:table-cell office:value-type="float" office:value="0.4009439" calcext:value-type="float">
            <text:p>0.40094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8672E-015" calcext:value-type="float">
            <text:p>1.928672E-15</text:p>
          </table:table-cell>
          <table:table-cell office:value-type="float" office:value="1.995278E-015" calcext:value-type="float">
            <text:p>1.995278E-15</text:p>
          </table:table-cell>
          <table:table-cell office:value-type="float" office:value="1.944267E-015" calcext:value-type="float">
            <text:p>1.944267E-15</text:p>
          </table:table-cell>
          <table:table-cell office:value-type="float" office:value="1.920753E-015" calcext:value-type="float">
            <text:p>1.920753E-15</text:p>
          </table:table-cell>
          <table:table-cell office:value-type="float" office:value="9.868226E-016" calcext:value-type="float">
            <text:p>9.868226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053471" calcext:value-type="float">
            <text:p>-0.003053471</text:p>
          </table:table-cell>
          <table:table-cell office:value-type="float" office:value="-0.8330572" calcext:value-type="float">
            <text:p>-0.8330572</text:p>
          </table:table-cell>
          <table:table-cell office:value-type="float" office:value="-1.261984" calcext:value-type="float">
            <text:p>-1.261984</text:p>
          </table:table-cell>
          <table:table-cell office:value-type="float" office:value="-1.354581" calcext:value-type="float">
            <text:p>-1.354581</text:p>
          </table:table-cell>
          <table:table-cell office:value-type="float" office:value="-0.9363655" calcext:value-type="float">
            <text:p>-0.9363655</text:p>
          </table:table-cell>
          <table:table-cell office:value-type="float" office:value="-0.2803836" calcext:value-type="float">
            <text:p>-0.2803836</text:p>
          </table:table-cell>
          <table:table-cell office:value-type="float" office:value="-0.1337105" calcext:value-type="float">
            <text:p>-0.1337105</text:p>
          </table:table-cell>
          <table:table-cell office:value-type="float" office:value="-0.06113489" calcext:value-type="float">
            <text:p>-0.06113489</text:p>
          </table:table-cell>
          <table:table-cell office:value-type="float" office:value="-0.03590189" calcext:value-type="float">
            <text:p>-0.03590189</text:p>
          </table:table-cell>
          <table:table-cell office:value-type="float" office:value="-0.01928958" calcext:value-type="float">
            <text:p>-0.01928958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03131526" calcext:value-type="float">
            <text:p>-0.003131526</text:p>
          </table:table-cell>
          <table:table-cell office:value-type="float" office:value="0.01019775" calcext:value-type="float">
            <text:p>0.01019775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2.217258" calcext:value-type="float">
            <text:p>-2.21725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72004" calcext:value-type="float">
            <text:p>25072004</text:p>
          </table:table-cell>
          <table:table-cell office:value-type="float" office:value="403.9051" calcext:value-type="float">
            <text:p>403.9051</text:p>
          </table:table-cell>
          <table:table-cell office:value-type="float" office:value="373.8901" calcext:value-type="float">
            <text:p>373.8901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33.553" calcext:value-type="float">
            <text:p>1033.553</text:p>
          </table:table-cell>
          <table:table-cell office:value-type="float" office:value="44.09352" calcext:value-type="float">
            <text:p>44.09352</text:p>
          </table:table-cell>
          <table:table-cell office:value-type="float" office:value="0" calcext:value-type="float">
            <text:p>0</text:p>
          </table:table-cell>
          <table:table-cell office:value-type="float" office:value="0.265021" calcext:value-type="float">
            <text:p>0.265021</text:p>
          </table:table-cell>
          <table:table-cell office:value-type="float" office:value="0.1897427" calcext:value-type="float">
            <text:p>0.1897427</text:p>
          </table:table-cell>
          <table:table-cell office:value-type="float" office:value="0.1871797" calcext:value-type="float">
            <text:p>0.1871797</text:p>
          </table:table-cell>
          <table:table-cell office:value-type="float" office:value="0.187016" calcext:value-type="float">
            <text:p>0.187016</text:p>
          </table:table-cell>
          <table:table-cell office:value-type="float" office:value="0.1936174" calcext:value-type="float">
            <text:p>0.1936174</text:p>
          </table:table-cell>
          <table:table-cell office:value-type="float" office:value="0.1999298" calcext:value-type="float">
            <text:p>0.1999298</text:p>
          </table:table-cell>
          <table:table-cell office:value-type="float" office:value="0.2159075" calcext:value-type="float">
            <text:p>0.2159075</text:p>
          </table:table-cell>
          <table:table-cell office:value-type="float" office:value="0.3306338" calcext:value-type="float">
            <text:p>0.3306338</text:p>
          </table:table-cell>
          <table:table-cell office:value-type="float" office:value="0.3417596" calcext:value-type="float">
            <text:p>0.3417596</text:p>
          </table:table-cell>
          <table:table-cell office:value-type="float" office:value="0.3625638" calcext:value-type="float">
            <text:p>0.3625638</text:p>
          </table:table-cell>
          <table:table-cell office:value-type="float" office:value="0.3846936" calcext:value-type="float">
            <text:p>0.3846936</text:p>
          </table:table-cell>
          <table:table-cell office:value-type="float" office:value="0.4006847" calcext:value-type="float">
            <text:p>0.400684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8853E-015" calcext:value-type="float">
            <text:p>1.928853E-15</text:p>
          </table:table-cell>
          <table:table-cell office:value-type="float" office:value="1.995262E-015" calcext:value-type="float">
            <text:p>1.995262E-15</text:p>
          </table:table-cell>
          <table:table-cell office:value-type="float" office:value="1.94426E-015" calcext:value-type="float">
            <text:p>1.94426E-15</text:p>
          </table:table-cell>
          <table:table-cell office:value-type="float" office:value="1.920747E-015" calcext:value-type="float">
            <text:p>1.920747E-15</text:p>
          </table:table-cell>
          <table:table-cell office:value-type="float" office:value="9.868019E-016" calcext:value-type="float">
            <text:p>9.86801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171577" calcext:value-type="float">
            <text:p>-0.09171577</text:p>
          </table:table-cell>
          <table:table-cell office:value-type="float" office:value="-1.22386" calcext:value-type="float">
            <text:p>-1.22386</text:p>
          </table:table-cell>
          <table:table-cell office:value-type="float" office:value="-1.354621" calcext:value-type="float">
            <text:p>-1.354621</text:p>
          </table:table-cell>
          <table:table-cell office:value-type="float" office:value="-1.363341" calcext:value-type="float">
            <text:p>-1.363341</text:p>
          </table:table-cell>
          <table:table-cell office:value-type="float" office:value="-1.044349" calcext:value-type="float">
            <text:p>-1.044349</text:p>
          </table:table-cell>
          <table:table-cell office:value-type="float" office:value="-0.3164389" calcext:value-type="float">
            <text:p>-0.3164389</text:p>
          </table:table-cell>
          <table:table-cell office:value-type="float" office:value="-0.1509969" calcext:value-type="float">
            <text:p>-0.1509969</text:p>
          </table:table-cell>
          <table:table-cell office:value-type="float" office:value="-0.06465484" calcext:value-type="float">
            <text:p>-0.06465484</text:p>
          </table:table-cell>
          <table:table-cell office:value-type="float" office:value="-0.03702596" calcext:value-type="float">
            <text:p>-0.03702596</text:p>
          </table:table-cell>
          <table:table-cell office:value-type="float" office:value="-0.01989499" calcext:value-type="float">
            <text:p>-0.01989499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8391184" calcext:value-type="float">
            <text:p>-0.08391184</text:p>
          </table:table-cell>
          <table:table-cell office:value-type="float" office:value="0.009941799" calcext:value-type="float">
            <text:p>0.00994179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219336" calcext:value-type="float">
            <text:p>-2.21933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072004" calcext:value-type="float">
            <text:p>26072004</text:p>
          </table:table-cell>
          <table:table-cell office:value-type="float" office:value="403.9051" calcext:value-type="float">
            <text:p>403.9051</text:p>
          </table:table-cell>
          <table:table-cell office:value-type="float" office:value="378.9093" calcext:value-type="float">
            <text:p>378.9093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28.567" calcext:value-type="float">
            <text:p>1028.567</text:p>
          </table:table-cell>
          <table:table-cell office:value-type="float" office:value="44.06072" calcext:value-type="float">
            <text:p>44.06072</text:p>
          </table:table-cell>
          <table:table-cell office:value-type="float" office:value="0" calcext:value-type="float">
            <text:p>0</text:p>
          </table:table-cell>
          <table:table-cell office:value-type="float" office:value="0.1503753" calcext:value-type="float">
            <text:p>0.1503753</text:p>
          </table:table-cell>
          <table:table-cell office:value-type="float" office:value="0.1827316" calcext:value-type="float">
            <text:p>0.1827316</text:p>
          </table:table-cell>
          <table:table-cell office:value-type="float" office:value="0.1843158" calcext:value-type="float">
            <text:p>0.1843158</text:p>
          </table:table-cell>
          <table:table-cell office:value-type="float" office:value="0.1853111" calcext:value-type="float">
            <text:p>0.1853111</text:p>
          </table:table-cell>
          <table:table-cell office:value-type="float" office:value="0.1900045" calcext:value-type="float">
            <text:p>0.1900045</text:p>
          </table:table-cell>
          <table:table-cell office:value-type="float" office:value="0.196146" calcext:value-type="float">
            <text:p>0.196146</text:p>
          </table:table-cell>
          <table:table-cell office:value-type="float" office:value="0.2108132" calcext:value-type="float">
            <text:p>0.2108132</text:p>
          </table:table-cell>
          <table:table-cell office:value-type="float" office:value="0.3280459" calcext:value-type="float">
            <text:p>0.3280459</text:p>
          </table:table-cell>
          <table:table-cell office:value-type="float" office:value="0.3403717" calcext:value-type="float">
            <text:p>0.3403717</text:p>
          </table:table-cell>
          <table:table-cell office:value-type="float" office:value="0.3618019" calcext:value-type="float">
            <text:p>0.3618019</text:p>
          </table:table-cell>
          <table:table-cell office:value-type="float" office:value="0.3839653" calcext:value-type="float">
            <text:p>0.3839653</text:p>
          </table:table-cell>
          <table:table-cell office:value-type="float" office:value="0.4003774" calcext:value-type="float">
            <text:p>0.40037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9023E-015" calcext:value-type="float">
            <text:p>1.929023E-15</text:p>
          </table:table-cell>
          <table:table-cell office:value-type="float" office:value="1.995248E-015" calcext:value-type="float">
            <text:p>1.995248E-15</text:p>
          </table:table-cell>
          <table:table-cell office:value-type="float" office:value="1.944247E-015" calcext:value-type="float">
            <text:p>1.944247E-15</text:p>
          </table:table-cell>
          <table:table-cell office:value-type="float" office:value="1.920743E-015" calcext:value-type="float">
            <text:p>1.920743E-15</text:p>
          </table:table-cell>
          <table:table-cell office:value-type="float" office:value="9.867854E-016" calcext:value-type="float">
            <text:p>9.867854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276071" calcext:value-type="float">
            <text:p>-7.276071</text:p>
          </table:table-cell>
          <table:table-cell office:value-type="float" office:value="-1.631273" calcext:value-type="float">
            <text:p>-1.631273</text:p>
          </table:table-cell>
          <table:table-cell office:value-type="float" office:value="-1.525268" calcext:value-type="float">
            <text:p>-1.525268</text:p>
          </table:table-cell>
          <table:table-cell office:value-type="float" office:value="-1.462703" calcext:value-type="float">
            <text:p>-1.462703</text:p>
          </table:table-cell>
          <table:table-cell office:value-type="float" office:value="-1.207279" calcext:value-type="float">
            <text:p>-1.207279</text:p>
          </table:table-cell>
          <table:table-cell office:value-type="float" office:value="-0.3662272" calcext:value-type="float">
            <text:p>-0.3662272</text:p>
          </table:table-cell>
          <table:table-cell office:value-type="float" office:value="-0.1789241" calcext:value-type="float">
            <text:p>-0.1789241</text:p>
          </table:table-cell>
          <table:table-cell office:value-type="float" office:value="-0.06925724" calcext:value-type="float">
            <text:p>-0.06925724</text:p>
          </table:table-cell>
          <table:table-cell office:value-type="float" office:value="-0.03845936" calcext:value-type="float">
            <text:p>-0.03845936</text:p>
          </table:table-cell>
          <table:table-cell office:value-type="float" office:value="-0.02062294" calcext:value-type="float">
            <text:p>-0.02062294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10.63067" calcext:value-type="float">
            <text:p>-10.63067</text:p>
          </table:table-cell>
          <table:table-cell office:value-type="float" office:value="0.009822498" calcext:value-type="float">
            <text:p>0.00982249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221626" calcext:value-type="float">
            <text:p>-2.22162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7072004" calcext:value-type="float">
            <text:p>27072004</text:p>
          </table:table-cell>
          <table:table-cell office:value-type="float" office:value="403.9051" calcext:value-type="float">
            <text:p>403.9051</text:p>
          </table:table-cell>
          <table:table-cell office:value-type="float" office:value="382.949" calcext:value-type="float">
            <text:p>382.949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24.568" calcext:value-type="float">
            <text:p>1024.568</text:p>
          </table:table-cell>
          <table:table-cell office:value-type="float" office:value="44.02017" calcext:value-type="float">
            <text:p>44.02017</text:p>
          </table:table-cell>
          <table:table-cell office:value-type="float" office:value="0" calcext:value-type="float">
            <text:p>0</text:p>
          </table:table-cell>
          <table:table-cell office:value-type="float" office:value="0.1172064" calcext:value-type="float">
            <text:p>0.1172064</text:p>
          </table:table-cell>
          <table:table-cell office:value-type="float" office:value="0.1795893" calcext:value-type="float">
            <text:p>0.1795893</text:p>
          </table:table-cell>
          <table:table-cell office:value-type="float" office:value="0.1811207" calcext:value-type="float">
            <text:p>0.1811207</text:p>
          </table:table-cell>
          <table:table-cell office:value-type="float" office:value="0.1825889" calcext:value-type="float">
            <text:p>0.1825889</text:p>
          </table:table-cell>
          <table:table-cell office:value-type="float" office:value="0.1859073" calcext:value-type="float">
            <text:p>0.1859073</text:p>
          </table:table-cell>
          <table:table-cell office:value-type="float" office:value="0.1917481" calcext:value-type="float">
            <text:p>0.1917481</text:p>
          </table:table-cell>
          <table:table-cell office:value-type="float" office:value="0.2043984" calcext:value-type="float">
            <text:p>0.2043984</text:p>
          </table:table-cell>
          <table:table-cell office:value-type="float" office:value="0.3249104" calcext:value-type="float">
            <text:p>0.3249104</text:p>
          </table:table-cell>
          <table:table-cell office:value-type="float" office:value="0.3387117" calcext:value-type="float">
            <text:p>0.3387117</text:p>
          </table:table-cell>
          <table:table-cell office:value-type="float" office:value="0.3608887" calcext:value-type="float">
            <text:p>0.3608887</text:p>
          </table:table-cell>
          <table:table-cell office:value-type="float" office:value="0.383101" calcext:value-type="float">
            <text:p>0.383101</text:p>
          </table:table-cell>
          <table:table-cell office:value-type="float" office:value="0.4000122" calcext:value-type="float">
            <text:p>0.400012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29198E-015" calcext:value-type="float">
            <text:p>1.929198E-15</text:p>
          </table:table-cell>
          <table:table-cell office:value-type="float" office:value="1.995232E-015" calcext:value-type="float">
            <text:p>1.995232E-15</text:p>
          </table:table-cell>
          <table:table-cell office:value-type="float" office:value="1.944235E-015" calcext:value-type="float">
            <text:p>1.944235E-15</text:p>
          </table:table-cell>
          <table:table-cell office:value-type="float" office:value="1.920739E-015" calcext:value-type="float">
            <text:p>1.920739E-15</text:p>
          </table:table-cell>
          <table:table-cell office:value-type="float" office:value="9.867714E-016" calcext:value-type="float">
            <text:p>9.867714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9E-030" calcext:value-type="float">
            <text:p>4.92048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13219" calcext:value-type="float">
            <text:p>-50.13219</text:p>
          </table:table-cell>
          <table:table-cell office:value-type="float" office:value="-1.867894" calcext:value-type="float">
            <text:p>-1.867894</text:p>
          </table:table-cell>
          <table:table-cell office:value-type="float" office:value="-1.745665" calcext:value-type="float">
            <text:p>-1.745665</text:p>
          </table:table-cell>
          <table:table-cell office:value-type="float" office:value="-1.639383" calcext:value-type="float">
            <text:p>-1.639383</text:p>
          </table:table-cell>
          <table:table-cell office:value-type="float" office:value="-1.428044" calcext:value-type="float">
            <text:p>-1.428044</text:p>
          </table:table-cell>
          <table:table-cell office:value-type="float" office:value="-0.4356843" calcext:value-type="float">
            <text:p>-0.4356843</text:p>
          </table:table-cell>
          <table:table-cell office:value-type="float" office:value="-0.2229659" calcext:value-type="float">
            <text:p>-0.2229659</text:p>
          </table:table-cell>
          <table:table-cell office:value-type="float" office:value="-0.07533716" calcext:value-type="float">
            <text:p>-0.07533716</text:p>
          </table:table-cell>
          <table:table-cell office:value-type="float" office:value="-0.04025694" calcext:value-type="float">
            <text:p>-0.04025694</text:p>
          </table:table-cell>
          <table:table-cell office:value-type="float" office:value="-0.02153377" calcext:value-type="float">
            <text:p>-0.02153377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39.89507" calcext:value-type="float">
            <text:p>-39.89507</text:p>
          </table:table-cell>
          <table:table-cell office:value-type="float" office:value="0.009766007" calcext:value-type="float">
            <text:p>0.00976600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224199" calcext:value-type="float">
            <text:p>-2.22419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072004" calcext:value-type="float">
            <text:p>28072004</text:p>
          </table:table-cell>
          <table:table-cell office:value-type="float" office:value="407.5052" calcext:value-type="float">
            <text:p>407.5052</text:p>
          </table:table-cell>
          <table:table-cell office:value-type="float" office:value="385.6278" calcext:value-type="float">
            <text:p>385.6278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25.528" calcext:value-type="float">
            <text:p>1025.528</text:p>
          </table:table-cell>
          <table:table-cell office:value-type="float" office:value="43.98152" calcext:value-type="float">
            <text:p>43.98152</text:p>
          </table:table-cell>
          <table:table-cell office:value-type="float" office:value="0" calcext:value-type="float">
            <text:p>0</text:p>
          </table:table-cell>
          <table:table-cell office:value-type="float" office:value="0.2747383" calcext:value-type="float">
            <text:p>0.2747383</text:p>
          </table:table-cell>
          <table:table-cell office:value-type="float" office:value="0.1819111" calcext:value-type="float">
            <text:p>0.1819111</text:p>
          </table:table-cell>
          <table:table-cell office:value-type="float" office:value="0.1818929" calcext:value-type="float">
            <text:p>0.1818929</text:p>
          </table:table-cell>
          <table:table-cell office:value-type="float" office:value="0.1825549" calcext:value-type="float">
            <text:p>0.1825549</text:p>
          </table:table-cell>
          <table:table-cell office:value-type="float" office:value="0.1855072" calcext:value-type="float">
            <text:p>0.1855072</text:p>
          </table:table-cell>
          <table:table-cell office:value-type="float" office:value="0.1881915" calcext:value-type="float">
            <text:p>0.1881915</text:p>
          </table:table-cell>
          <table:table-cell office:value-type="float" office:value="0.1989901" calcext:value-type="float">
            <text:p>0.1989901</text:p>
          </table:table-cell>
          <table:table-cell office:value-type="float" office:value="0.3220182" calcext:value-type="float">
            <text:p>0.3220182</text:p>
          </table:table-cell>
          <table:table-cell office:value-type="float" office:value="0.3371758" calcext:value-type="float">
            <text:p>0.3371758</text:p>
          </table:table-cell>
          <table:table-cell office:value-type="float" office:value="0.3600663" calcext:value-type="float">
            <text:p>0.3600663</text:p>
          </table:table-cell>
          <table:table-cell office:value-type="float" office:value="0.3822173" calcext:value-type="float">
            <text:p>0.3822173</text:p>
          </table:table-cell>
          <table:table-cell office:value-type="float" office:value="0.3997212" calcext:value-type="float">
            <text:p>0.39972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9378E-015" calcext:value-type="float">
            <text:p>1.929378E-15</text:p>
          </table:table-cell>
          <table:table-cell office:value-type="float" office:value="1.995216E-015" calcext:value-type="float">
            <text:p>1.995216E-15</text:p>
          </table:table-cell>
          <table:table-cell office:value-type="float" office:value="1.944225E-015" calcext:value-type="float">
            <text:p>1.944225E-15</text:p>
          </table:table-cell>
          <table:table-cell office:value-type="float" office:value="1.920736E-015" calcext:value-type="float">
            <text:p>1.920736E-15</text:p>
          </table:table-cell>
          <table:table-cell office:value-type="float" office:value="9.86751E-016" calcext:value-type="float">
            <text:p>9.86751E-16</text:p>
          </table:table-cell>
          <table:table-cell office:value-type="float" office:value="9.669077E-016" calcext:value-type="float">
            <text:p>9.669077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557642" calcext:value-type="float">
            <text:p>-0.07557642</text:p>
          </table:table-cell>
          <table:table-cell office:value-type="float" office:value="-1.695834" calcext:value-type="float">
            <text:p>-1.695834</text:p>
          </table:table-cell>
          <table:table-cell office:value-type="float" office:value="-1.689559" calcext:value-type="float">
            <text:p>-1.689559</text:p>
          </table:table-cell>
          <table:table-cell office:value-type="float" office:value="-1.641927" calcext:value-type="float">
            <text:p>-1.641927</text:p>
          </table:table-cell>
          <table:table-cell office:value-type="float" office:value="-1.452089" calcext:value-type="float">
            <text:p>-1.452089</text:p>
          </table:table-cell>
          <table:table-cell office:value-type="float" office:value="-0.50297" calcext:value-type="float">
            <text:p>-0.50297</text:p>
          </table:table-cell>
          <table:table-cell office:value-type="float" office:value="-0.270025" calcext:value-type="float">
            <text:p>-0.270025</text:p>
          </table:table-cell>
          <table:table-cell office:value-type="float" office:value="-0.08148641" calcext:value-type="float">
            <text:p>-0.08148641</text:p>
          </table:table-cell>
          <table:table-cell office:value-type="float" office:value="-0.04200374" calcext:value-type="float">
            <text:p>-0.04200374</text:p>
          </table:table-cell>
          <table:table-cell office:value-type="float" office:value="-0.02239225" calcext:value-type="float">
            <text:p>-0.02239225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1319548" calcext:value-type="float">
            <text:p>-0.01319548</text:p>
          </table:table-cell>
          <table:table-cell office:value-type="float" office:value="0.009713832" calcext:value-type="float">
            <text:p>0.00971383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226938" calcext:value-type="float">
            <text:p>-2.22693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072004" calcext:value-type="float">
            <text:p>29072004</text:p>
          </table:table-cell>
          <table:table-cell office:value-type="float" office:value="407.6052" calcext:value-type="float">
            <text:p>407.6052</text:p>
          </table:table-cell>
          <table:table-cell office:value-type="float" office:value="390.3137" calcext:value-type="float">
            <text:p>390.3137</text:p>
          </table:table-cell>
          <table:table-cell office:value-type="float" office:value="45.08687" calcext:value-type="float">
            <text:p>45.08687</text:p>
          </table:table-cell>
          <table:table-cell office:value-type="float" office:value="1021" calcext:value-type="float">
            <text:p>1021</text:p>
          </table:table-cell>
          <table:table-cell office:value-type="float" office:value="43.92345" calcext:value-type="float">
            <text:p>43.92345</text:p>
          </table:table-cell>
          <table:table-cell office:value-type="float" office:value="0" calcext:value-type="float">
            <text:p>0</text:p>
          </table:table-cell>
          <table:table-cell office:value-type="float" office:value="0.1951324" calcext:value-type="float">
            <text:p>0.1951324</text:p>
          </table:table-cell>
          <table:table-cell office:value-type="float" office:value="0.1848604" calcext:value-type="float">
            <text:p>0.1848604</text:p>
          </table:table-cell>
          <table:table-cell office:value-type="float" office:value="0.1832103" calcext:value-type="float">
            <text:p>0.1832103</text:p>
          </table:table-cell>
          <table:table-cell office:value-type="float" office:value="0.1833238" calcext:value-type="float">
            <text:p>0.1833238</text:p>
          </table:table-cell>
          <table:table-cell office:value-type="float" office:value="0.1859823" calcext:value-type="float">
            <text:p>0.1859823</text:p>
          </table:table-cell>
          <table:table-cell office:value-type="float" office:value="0.1856225" calcext:value-type="float">
            <text:p>0.1856225</text:p>
          </table:table-cell>
          <table:table-cell office:value-type="float" office:value="0.195058" calcext:value-type="float">
            <text:p>0.195058</text:p>
          </table:table-cell>
          <table:table-cell office:value-type="float" office:value="0.3196772" calcext:value-type="float">
            <text:p>0.3196772</text:p>
          </table:table-cell>
          <table:table-cell office:value-type="float" office:value="0.3358203" calcext:value-type="float">
            <text:p>0.3358203</text:p>
          </table:table-cell>
          <table:table-cell office:value-type="float" office:value="0.3593805" calcext:value-type="float">
            <text:p>0.3593805</text:p>
          </table:table-cell>
          <table:table-cell office:value-type="float" office:value="0.3815506" calcext:value-type="float">
            <text:p>0.3815506</text:p>
          </table:table-cell>
          <table:table-cell office:value-type="float" office:value="0.3994475" calcext:value-type="float">
            <text:p>0.399447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9572E-015" calcext:value-type="float">
            <text:p>1.929572E-15</text:p>
          </table:table-cell>
          <table:table-cell office:value-type="float" office:value="1.995198E-015" calcext:value-type="float">
            <text:p>1.995198E-15</text:p>
          </table:table-cell>
          <table:table-cell office:value-type="float" office:value="1.944213E-015" calcext:value-type="float">
            <text:p>1.944213E-15</text:p>
          </table:table-cell>
          <table:table-cell office:value-type="float" office:value="1.920729E-015" calcext:value-type="float">
            <text:p>1.920729E-15</text:p>
          </table:table-cell>
          <table:table-cell office:value-type="float" office:value="9.867387E-016" calcext:value-type="float">
            <text:p>9.867387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653604" calcext:value-type="float">
            <text:p>-0.9653604</text:p>
          </table:table-cell>
          <table:table-cell office:value-type="float" office:value="-1.495247" calcext:value-type="float">
            <text:p>-1.495247</text:p>
          </table:table-cell>
          <table:table-cell office:value-type="float" office:value="-1.598072" calcext:value-type="float">
            <text:p>-1.598072</text:p>
          </table:table-cell>
          <table:table-cell office:value-type="float" office:value="-1.589587" calcext:value-type="float">
            <text:p>-1.589587</text:p>
          </table:table-cell>
          <table:table-cell office:value-type="float" office:value="-1.423479" calcext:value-type="float">
            <text:p>-1.423479</text:p>
          </table:table-cell>
          <table:table-cell office:value-type="float" office:value="-0.5588176" calcext:value-type="float">
            <text:p>-0.5588176</text:p>
          </table:table-cell>
          <table:table-cell office:value-type="float" office:value="-0.3112816" calcext:value-type="float">
            <text:p>-0.3112816</text:p>
          </table:table-cell>
          <table:table-cell office:value-type="float" office:value="-0.08686833" calcext:value-type="float">
            <text:p>-0.08686833</text:p>
          </table:table-cell>
          <table:table-cell office:value-type="float" office:value="-0.0436152" calcext:value-type="float">
            <text:p>-0.0436152</text:p>
          </table:table-cell>
          <table:table-cell office:value-type="float" office:value="-0.02313369" calcext:value-type="float">
            <text:p>-0.02313369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1.122883" calcext:value-type="float">
            <text:p>-1.122883</text:p>
          </table:table-cell>
          <table:table-cell office:value-type="float" office:value="0.009439345" calcext:value-type="float">
            <text:p>0.00943934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229799" calcext:value-type="float">
            <text:p>-2.22979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072004" calcext:value-type="float">
            <text:p>30072004</text:p>
          </table:table-cell>
          <table:table-cell office:value-type="float" office:value="446.9051" calcext:value-type="float">
            <text:p>446.9051</text:p>
          </table:table-cell>
          <table:table-cell office:value-type="float" office:value="394.5215" calcext:value-type="float">
            <text:p>394.5215</text:p>
          </table:table-cell>
          <table:table-cell office:value-type="float" office:value="48.78478" calcext:value-type="float">
            <text:p>48.78478</text:p>
          </table:table-cell>
          <table:table-cell office:value-type="float" office:value="1051.235" calcext:value-type="float">
            <text:p>1051.235</text:p>
          </table:table-cell>
          <table:table-cell office:value-type="float" office:value="45.08264" calcext:value-type="float">
            <text:p>45.08264</text:p>
          </table:table-cell>
          <table:table-cell office:value-type="float" office:value="0" calcext:value-type="float">
            <text:p>0</text:p>
          </table:table-cell>
          <table:table-cell office:value-type="float" office:value="0.4137073" calcext:value-type="float">
            <text:p>0.4137073</text:p>
          </table:table-cell>
          <table:table-cell office:value-type="float" office:value="0.4176296" calcext:value-type="float">
            <text:p>0.4176296</text:p>
          </table:table-cell>
          <table:table-cell office:value-type="float" office:value="0.4246875" calcext:value-type="float">
            <text:p>0.4246875</text:p>
          </table:table-cell>
          <table:table-cell office:value-type="float" office:value="0.2138282" calcext:value-type="float">
            <text:p>0.2138282</text:p>
          </table:table-cell>
          <table:table-cell office:value-type="float" office:value="0.1915327" calcext:value-type="float">
            <text:p>0.1915327</text:p>
          </table:table-cell>
          <table:table-cell office:value-type="float" office:value="0.1856609" calcext:value-type="float">
            <text:p>0.1856609</text:p>
          </table:table-cell>
          <table:table-cell office:value-type="float" office:value="0.262135" calcext:value-type="float">
            <text:p>0.262135</text:p>
          </table:table-cell>
          <table:table-cell office:value-type="float" office:value="0.3201382" calcext:value-type="float">
            <text:p>0.3201382</text:p>
          </table:table-cell>
          <table:table-cell office:value-type="float" office:value="0.3354108" calcext:value-type="float">
            <text:p>0.3354108</text:p>
          </table:table-cell>
          <table:table-cell office:value-type="float" office:value="0.3592049" calcext:value-type="float">
            <text:p>0.3592049</text:p>
          </table:table-cell>
          <table:table-cell office:value-type="float" office:value="0.3815345" calcext:value-type="float">
            <text:p>0.3815345</text:p>
          </table:table-cell>
          <table:table-cell office:value-type="float" office:value="0.3992978" calcext:value-type="float">
            <text:p>0.399297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9422E-015" calcext:value-type="float">
            <text:p>1.929422E-15</text:p>
          </table:table-cell>
          <table:table-cell office:value-type="float" office:value="1.995254E-015" calcext:value-type="float">
            <text:p>1.995254E-15</text:p>
          </table:table-cell>
          <table:table-cell office:value-type="float" office:value="1.944213E-015" calcext:value-type="float">
            <text:p>1.944213E-15</text:p>
          </table:table-cell>
          <table:table-cell office:value-type="float" office:value="1.920724E-015" calcext:value-type="float">
            <text:p>1.920724E-15</text:p>
          </table:table-cell>
          <table:table-cell office:value-type="float" office:value="9.867197E-016" calcext:value-type="float">
            <text:p>9.867197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894683" calcext:value-type="float">
            <text:p>-0.004894683</text:p>
          </table:table-cell>
          <table:table-cell office:value-type="float" office:value="-0.00461747" calcext:value-type="float">
            <text:p>-0.00461747</text:p>
          </table:table-cell>
          <table:table-cell office:value-type="float" office:value="-0.004178726" calcext:value-type="float">
            <text:p>-0.004178726</text:p>
          </table:table-cell>
          <table:table-cell office:value-type="float" office:value="-0.4860615" calcext:value-type="float">
            <text:p>-0.4860615</text:p>
          </table:table-cell>
          <table:table-cell office:value-type="float" office:value="-1.136523" calcext:value-type="float">
            <text:p>-1.136523</text:p>
          </table:table-cell>
          <table:table-cell office:value-type="float" office:value="-0.5581021" calcext:value-type="float">
            <text:p>-0.5581021</text:p>
          </table:table-cell>
          <table:table-cell office:value-type="float" office:value="-0.03786425" calcext:value-type="float">
            <text:p>-0.03786425</text:p>
          </table:table-cell>
          <table:table-cell office:value-type="float" office:value="-0.08585215" calcext:value-type="float">
            <text:p>-0.08585215</text:p>
          </table:table-cell>
          <table:table-cell office:value-type="float" office:value="-0.04412402" calcext:value-type="float">
            <text:p>-0.04412402</text:p>
          </table:table-cell>
          <table:table-cell office:value-type="float" office:value="-0.02333234" calcext:value-type="float">
            <text:p>-0.02333234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04978087" calcext:value-type="float">
            <text:p>-0.004978087</text:p>
          </table:table-cell>
          <table:table-cell office:value-type="float" office:value="0.009032328" calcext:value-type="float">
            <text:p>0.009032328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243757" calcext:value-type="float">
            <text:p>-2.24375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1072004" calcext:value-type="float">
            <text:p>31072004</text:p>
          </table:table-cell>
          <table:table-cell office:value-type="float" office:value="446.9051" calcext:value-type="float">
            <text:p>446.9051</text:p>
          </table:table-cell>
          <table:table-cell office:value-type="float" office:value="401.9982" calcext:value-type="float">
            <text:p>401.9982</text:p>
          </table:table-cell>
          <table:table-cell office:value-type="float" office:value="48.78478" calcext:value-type="float">
            <text:p>48.78478</text:p>
          </table:table-cell>
          <table:table-cell office:value-type="float" office:value="1043.758" calcext:value-type="float">
            <text:p>1043.758</text:p>
          </table:table-cell>
          <table:table-cell office:value-type="float" office:value="45.08264" calcext:value-type="float">
            <text:p>45.08264</text:p>
          </table:table-cell>
          <table:table-cell office:value-type="float" office:value="0" calcext:value-type="float">
            <text:p>0</text:p>
          </table:table-cell>
          <table:table-cell office:value-type="float" office:value="0.3527512" calcext:value-type="float">
            <text:p>0.3527512</text:p>
          </table:table-cell>
          <table:table-cell office:value-type="float" office:value="0.3554493" calcext:value-type="float">
            <text:p>0.3554493</text:p>
          </table:table-cell>
          <table:table-cell office:value-type="float" office:value="0.3601289" calcext:value-type="float">
            <text:p>0.3601289</text:p>
          </table:table-cell>
          <table:table-cell office:value-type="float" office:value="0.2119768" calcext:value-type="float">
            <text:p>0.2119768</text:p>
          </table:table-cell>
          <table:table-cell office:value-type="float" office:value="0.1965689" calcext:value-type="float">
            <text:p>0.1965689</text:p>
          </table:table-cell>
          <table:table-cell office:value-type="float" office:value="0.1853314" calcext:value-type="float">
            <text:p>0.1853314</text:p>
          </table:table-cell>
          <table:table-cell office:value-type="float" office:value="0.2534111" calcext:value-type="float">
            <text:p>0.2534111</text:p>
          </table:table-cell>
          <table:table-cell office:value-type="float" office:value="0.3209859" calcext:value-type="float">
            <text:p>0.3209859</text:p>
          </table:table-cell>
          <table:table-cell office:value-type="float" office:value="0.3347961" calcext:value-type="float">
            <text:p>0.3347961</text:p>
          </table:table-cell>
          <table:table-cell office:value-type="float" office:value="0.3589071" calcext:value-type="float">
            <text:p>0.3589071</text:p>
          </table:table-cell>
          <table:table-cell office:value-type="float" office:value="0.3813624" calcext:value-type="float">
            <text:p>0.3813624</text:p>
          </table:table-cell>
          <table:table-cell office:value-type="float" office:value="0.3990407" calcext:value-type="float">
            <text:p>0.39904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9722E-015" calcext:value-type="float">
            <text:p>1.929722E-15</text:p>
          </table:table-cell>
          <table:table-cell office:value-type="float" office:value="1.995226E-015" calcext:value-type="float">
            <text:p>1.995226E-15</text:p>
          </table:table-cell>
          <table:table-cell office:value-type="float" office:value="1.944196E-015" calcext:value-type="float">
            <text:p>1.944196E-15</text:p>
          </table:table-cell>
          <table:table-cell office:value-type="float" office:value="1.920715E-015" calcext:value-type="float">
            <text:p>1.920715E-15</text:p>
          </table:table-cell>
          <table:table-cell office:value-type="float" office:value="9.867016E-016" calcext:value-type="float">
            <text:p>9.867016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05383" calcext:value-type="float">
            <text:p>-0.01305383</text:p>
          </table:table-cell>
          <table:table-cell office:value-type="float" office:value="-0.01243617" calcext:value-type="float">
            <text:p>-0.01243617</text:p>
          </table:table-cell>
          <table:table-cell office:value-type="float" office:value="-0.01145913" calcext:value-type="float">
            <text:p>-0.01145913</text:p>
          </table:table-cell>
          <table:table-cell office:value-type="float" office:value="-0.5198506" calcext:value-type="float">
            <text:p>-0.5198506</text:p>
          </table:table-cell>
          <table:table-cell office:value-type="float" office:value="-0.9300658" calcext:value-type="float">
            <text:p>-0.9300658</text:p>
          </table:table-cell>
          <table:table-cell office:value-type="float" office:value="-0.5657751" calcext:value-type="float">
            <text:p>-0.5657751</text:p>
          </table:table-cell>
          <table:table-cell office:value-type="float" office:value="-0.04819446" calcext:value-type="float">
            <text:p>-0.04819446</text:p>
          </table:table-cell>
          <table:table-cell office:value-type="float" office:value="-0.08388139" calcext:value-type="float">
            <text:p>-0.08388139</text:p>
          </table:table-cell>
          <table:table-cell office:value-type="float" office:value="-0.04488641" calcext:value-type="float">
            <text:p>-0.04488641</text:p>
          </table:table-cell>
          <table:table-cell office:value-type="float" office:value="-0.02366597" calcext:value-type="float">
            <text:p>-0.02366597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1323577" calcext:value-type="float">
            <text:p>-0.01323577</text:p>
          </table:table-cell>
          <table:table-cell office:value-type="float" office:value="0.008689095" calcext:value-type="float">
            <text:p>0.008689095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247522" calcext:value-type="float">
            <text:p>-2.24752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82004" calcext:value-type="float">
            <text:p>1082004</text:p>
          </table:table-cell>
          <table:table-cell office:value-type="float" office:value="446.9051" calcext:value-type="float">
            <text:p>446.9051</text:p>
          </table:table-cell>
          <table:table-cell office:value-type="float" office:value="408.6231" calcext:value-type="float">
            <text:p>408.6231</text:p>
          </table:table-cell>
          <table:table-cell office:value-type="float" office:value="48.78478" calcext:value-type="float">
            <text:p>48.78478</text:p>
          </table:table-cell>
          <table:table-cell office:value-type="float" office:value="1037.133" calcext:value-type="float">
            <text:p>1037.133</text:p>
          </table:table-cell>
          <table:table-cell office:value-type="float" office:value="45.08264" calcext:value-type="float">
            <text:p>45.08264</text:p>
          </table:table-cell>
          <table:table-cell office:value-type="float" office:value="0" calcext:value-type="float">
            <text:p>0</text:p>
          </table:table-cell>
          <table:table-cell office:value-type="float" office:value="0.284706" calcext:value-type="float">
            <text:p>0.284706</text:p>
          </table:table-cell>
          <table:table-cell office:value-type="float" office:value="0.2974521" calcext:value-type="float">
            <text:p>0.2974521</text:p>
          </table:table-cell>
          <table:table-cell office:value-type="float" office:value="0.3143444" calcext:value-type="float">
            <text:p>0.3143444</text:p>
          </table:table-cell>
          <table:table-cell office:value-type="float" office:value="0.2112774" calcext:value-type="float">
            <text:p>0.2112774</text:p>
          </table:table-cell>
          <table:table-cell office:value-type="float" office:value="0.1999579" calcext:value-type="float">
            <text:p>0.1999579</text:p>
          </table:table-cell>
          <table:table-cell office:value-type="float" office:value="0.1851993" calcext:value-type="float">
            <text:p>0.1851993</text:p>
          </table:table-cell>
          <table:table-cell office:value-type="float" office:value="0.2460756" calcext:value-type="float">
            <text:p>0.2460756</text:p>
          </table:table-cell>
          <table:table-cell office:value-type="float" office:value="0.3215409" calcext:value-type="float">
            <text:p>0.3215409</text:p>
          </table:table-cell>
          <table:table-cell office:value-type="float" office:value="0.3341895" calcext:value-type="float">
            <text:p>0.3341895</text:p>
          </table:table-cell>
          <table:table-cell office:value-type="float" office:value="0.3586185" calcext:value-type="float">
            <text:p>0.3586185</text:p>
          </table:table-cell>
          <table:table-cell office:value-type="float" office:value="0.3811796" calcext:value-type="float">
            <text:p>0.3811796</text:p>
          </table:table-cell>
          <table:table-cell office:value-type="float" office:value="0.3988064" calcext:value-type="float">
            <text:p>0.398806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0013E-015" calcext:value-type="float">
            <text:p>1.930013E-15</text:p>
          </table:table-cell>
          <table:table-cell office:value-type="float" office:value="1.995203E-015" calcext:value-type="float">
            <text:p>1.995203E-15</text:p>
          </table:table-cell>
          <table:table-cell office:value-type="float" office:value="1.944179E-015" calcext:value-type="float">
            <text:p>1.944179E-15</text:p>
          </table:table-cell>
          <table:table-cell office:value-type="float" office:value="1.920703E-015" calcext:value-type="float">
            <text:p>1.920703E-15</text:p>
          </table:table-cell>
          <table:table-cell office:value-type="float" office:value="9.866848E-016" calcext:value-type="float">
            <text:p>9.866848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37426" calcext:value-type="float">
            <text:p>-0.0537426</text:p>
          </table:table-cell>
          <table:table-cell office:value-type="float" office:value="-0.03819864" calcext:value-type="float">
            <text:p>-0.03819864</text:p>
          </table:table-cell>
          <table:table-cell office:value-type="float" office:value="-0.02632766" calcext:value-type="float">
            <text:p>-0.02632766</text:p>
          </table:table-cell>
          <table:table-cell office:value-type="float" office:value="-0.5332882" calcext:value-type="float">
            <text:p>-0.5332882</text:p>
          </table:table-cell>
          <table:table-cell office:value-type="float" office:value="-0.8150682" calcext:value-type="float">
            <text:p>-0.8150682</text:p>
          </table:table-cell>
          <table:table-cell office:value-type="float" office:value="-0.5688891" calcext:value-type="float">
            <text:p>-0.5688891</text:p>
          </table:table-cell>
          <table:table-cell office:value-type="float" office:value="-0.0594387" calcext:value-type="float">
            <text:p>-0.0594387</text:p>
          </table:table-cell>
          <table:table-cell office:value-type="float" office:value="-0.08260764" calcext:value-type="float">
            <text:p>-0.08260764</text:p>
          </table:table-cell>
          <table:table-cell office:value-type="float" office:value="-0.04565418" calcext:value-type="float">
            <text:p>-0.04565418</text:p>
          </table:table-cell>
          <table:table-cell office:value-type="float" office:value="-0.02399367" calcext:value-type="float">
            <text:p>-0.02399367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6095698" calcext:value-type="float">
            <text:p>-0.06095698</text:p>
          </table:table-cell>
          <table:table-cell office:value-type="float" office:value="0.008319947" calcext:value-type="float">
            <text:p>0.008319947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251487" calcext:value-type="float">
            <text:p>-2.25148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82004" calcext:value-type="float">
            <text:p>2082004</text:p>
          </table:table-cell>
          <table:table-cell office:value-type="float" office:value="446.9051" calcext:value-type="float">
            <text:p>446.9051</text:p>
          </table:table-cell>
          <table:table-cell office:value-type="float" office:value="414.222" calcext:value-type="float">
            <text:p>414.222</text:p>
          </table:table-cell>
          <table:table-cell office:value-type="float" office:value="48.78478" calcext:value-type="float">
            <text:p>48.78478</text:p>
          </table:table-cell>
          <table:table-cell office:value-type="float" office:value="1031.534" calcext:value-type="float">
            <text:p>1031.534</text:p>
          </table:table-cell>
          <table:table-cell office:value-type="float" office:value="45.08264" calcext:value-type="float">
            <text:p>45.08264</text:p>
          </table:table-cell>
          <table:table-cell office:value-type="float" office:value="0" calcext:value-type="float">
            <text:p>0</text:p>
          </table:table-cell>
          <table:table-cell office:value-type="float" office:value="0.2208788" calcext:value-type="float">
            <text:p>0.2208788</text:p>
          </table:table-cell>
          <table:table-cell office:value-type="float" office:value="0.2535927" calcext:value-type="float">
            <text:p>0.2535927</text:p>
          </table:table-cell>
          <table:table-cell office:value-type="float" office:value="0.2770556" calcext:value-type="float">
            <text:p>0.2770556</text:p>
          </table:table-cell>
          <table:table-cell office:value-type="float" office:value="0.2113944" calcext:value-type="float">
            <text:p>0.2113944</text:p>
          </table:table-cell>
          <table:table-cell office:value-type="float" office:value="0.2021744" calcext:value-type="float">
            <text:p>0.2021744</text:p>
          </table:table-cell>
          <table:table-cell office:value-type="float" office:value="0.1852385" calcext:value-type="float">
            <text:p>0.1852385</text:p>
          </table:table-cell>
          <table:table-cell office:value-type="float" office:value="0.2402577" calcext:value-type="float">
            <text:p>0.2402577</text:p>
          </table:table-cell>
          <table:table-cell office:value-type="float" office:value="0.3216265" calcext:value-type="float">
            <text:p>0.3216265</text:p>
          </table:table-cell>
          <table:table-cell office:value-type="float" office:value="0.3336053" calcext:value-type="float">
            <text:p>0.3336053</text:p>
          </table:table-cell>
          <table:table-cell office:value-type="float" office:value="0.3583634" calcext:value-type="float">
            <text:p>0.3583634</text:p>
          </table:table-cell>
          <table:table-cell office:value-type="float" office:value="0.380982" calcext:value-type="float">
            <text:p>0.380982</text:p>
          </table:table-cell>
          <table:table-cell office:value-type="float" office:value="0.3985847" calcext:value-type="float">
            <text:p>0.398584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0306E-015" calcext:value-type="float">
            <text:p>1.930306E-15</text:p>
          </table:table-cell>
          <table:table-cell office:value-type="float" office:value="1.99518E-015" calcext:value-type="float">
            <text:p>1.99518E-15</text:p>
          </table:table-cell>
          <table:table-cell office:value-type="float" office:value="1.944166E-015" calcext:value-type="float">
            <text:p>1.944166E-15</text:p>
          </table:table-cell>
          <table:table-cell office:value-type="float" office:value="1.920687E-015" calcext:value-type="float">
            <text:p>1.920687E-15</text:p>
          </table:table-cell>
          <table:table-cell office:value-type="float" office:value="9.86672E-016" calcext:value-type="float">
            <text:p>9.8667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75555" calcext:value-type="float">
            <text:p>-0.3775555</text:p>
          </table:table-cell>
          <table:table-cell office:value-type="float" office:value="-0.1306433" calcext:value-type="float">
            <text:p>-0.1306433</text:p>
          </table:table-cell>
          <table:table-cell office:value-type="float" office:value="-0.06581527" calcext:value-type="float">
            <text:p>-0.06581527</text:p>
          </table:table-cell>
          <table:table-cell office:value-type="float" office:value="-0.5309711" calcext:value-type="float">
            <text:p>-0.5309711</text:p>
          </table:table-cell>
          <table:table-cell office:value-type="float" office:value="-0.7484936" calcext:value-type="float">
            <text:p>-0.7484936</text:p>
          </table:table-cell>
          <table:table-cell office:value-type="float" office:value="-0.5679738" calcext:value-type="float">
            <text:p>-0.5679738</text:p>
          </table:table-cell>
          <table:table-cell office:value-type="float" office:value="-0.07049819" calcext:value-type="float">
            <text:p>-0.07049819</text:p>
          </table:table-cell>
          <table:table-cell office:value-type="float" office:value="-0.08240293" calcext:value-type="float">
            <text:p>-0.08240293</text:p>
          </table:table-cell>
          <table:table-cell office:value-type="float" office:value="-0.04640586" calcext:value-type="float">
            <text:p>-0.04640586</text:p>
          </table:table-cell>
          <table:table-cell office:value-type="float" office:value="-0.02428806" calcext:value-type="float">
            <text:p>-0.02428806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6716713" calcext:value-type="float">
            <text:p>-0.6716713</text:p>
          </table:table-cell>
          <table:table-cell office:value-type="float" office:value="0.008034707" calcext:value-type="float">
            <text:p>0.008034707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2556" calcext:value-type="float">
            <text:p>-2.255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82004" calcext:value-type="float">
            <text:p>3082004</text:p>
          </table:table-cell>
          <table:table-cell office:value-type="float" office:value="447.0051" calcext:value-type="float">
            <text:p>447.0051</text:p>
          </table:table-cell>
          <table:table-cell office:value-type="float" office:value="420.838" calcext:value-type="float">
            <text:p>420.838</text:p>
          </table:table-cell>
          <table:table-cell office:value-type="float" office:value="48.78478" calcext:value-type="float">
            <text:p>48.78478</text:p>
          </table:table-cell>
          <table:table-cell office:value-type="float" office:value="1025.018" calcext:value-type="float">
            <text:p>1025.018</text:p>
          </table:table-cell>
          <table:table-cell office:value-type="float" office:value="45.08267" calcext:value-type="float">
            <text:p>45.08267</text:p>
          </table:table-cell>
          <table:table-cell office:value-type="float" office:value="0" calcext:value-type="float">
            <text:p>0</text:p>
          </table:table-cell>
          <table:table-cell office:value-type="float" office:value="0.1438426" calcext:value-type="float">
            <text:p>0.1438426</text:p>
          </table:table-cell>
          <table:table-cell office:value-type="float" office:value="0.2103058" calcext:value-type="float">
            <text:p>0.2103058</text:p>
          </table:table-cell>
          <table:table-cell office:value-type="float" office:value="0.2407516" calcext:value-type="float">
            <text:p>0.2407516</text:p>
          </table:table-cell>
          <table:table-cell office:value-type="float" office:value="0.2069021" calcext:value-type="float">
            <text:p>0.2069021</text:p>
          </table:table-cell>
          <table:table-cell office:value-type="float" office:value="0.1998415" calcext:value-type="float">
            <text:p>0.1998415</text:p>
          </table:table-cell>
          <table:table-cell office:value-type="float" office:value="0.18445" calcext:value-type="float">
            <text:p>0.18445</text:p>
          </table:table-cell>
          <table:table-cell office:value-type="float" office:value="0.2334528" calcext:value-type="float">
            <text:p>0.2334528</text:p>
          </table:table-cell>
          <table:table-cell office:value-type="float" office:value="0.3205982" calcext:value-type="float">
            <text:p>0.3205982</text:p>
          </table:table-cell>
          <table:table-cell office:value-type="float" office:value="0.3327135" calcext:value-type="float">
            <text:p>0.3327135</text:p>
          </table:table-cell>
          <table:table-cell office:value-type="float" office:value="0.3579647" calcext:value-type="float">
            <text:p>0.3579647</text:p>
          </table:table-cell>
          <table:table-cell office:value-type="float" office:value="0.3805904" calcext:value-type="float">
            <text:p>0.3805904</text:p>
          </table:table-cell>
          <table:table-cell office:value-type="float" office:value="0.3982815" calcext:value-type="float">
            <text:p>0.39828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0585E-015" calcext:value-type="float">
            <text:p>1.930585E-15</text:p>
          </table:table-cell>
          <table:table-cell office:value-type="float" office:value="1.995162E-015" calcext:value-type="float">
            <text:p>1.995162E-15</text:p>
          </table:table-cell>
          <table:table-cell office:value-type="float" office:value="1.944151E-015" calcext:value-type="float">
            <text:p>1.944151E-15</text:p>
          </table:table-cell>
          <table:table-cell office:value-type="float" office:value="1.920673E-015" calcext:value-type="float">
            <text:p>1.920673E-15</text:p>
          </table:table-cell>
          <table:table-cell office:value-type="float" office:value="9.866562E-016" calcext:value-type="float">
            <text:p>9.86656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34031" calcext:value-type="float">
            <text:p>-10.34031</text:p>
          </table:table-cell>
          <table:table-cell office:value-type="float" office:value="-0.5523765" calcext:value-type="float">
            <text:p>-0.5523765</text:p>
          </table:table-cell>
          <table:table-cell office:value-type="float" office:value="-0.1943689" calcext:value-type="float">
            <text:p>-0.1943689</text:p>
          </table:table-cell>
          <table:table-cell office:value-type="float" office:value="-0.626184" calcext:value-type="float">
            <text:p>-0.626184</text:p>
          </table:table-cell>
          <table:table-cell office:value-type="float" office:value="-0.8183665" calcext:value-type="float">
            <text:p>-0.8183665</text:p>
          </table:table-cell>
          <table:table-cell office:value-type="float" office:value="-0.5868089" calcext:value-type="float">
            <text:p>-0.5868089</text:p>
          </table:table-cell>
          <table:table-cell office:value-type="float" office:value="-0.08650538" calcext:value-type="float">
            <text:p>-0.08650538</text:p>
          </table:table-cell>
          <table:table-cell office:value-type="float" office:value="-0.08473045" calcext:value-type="float">
            <text:p>-0.08473045</text:p>
          </table:table-cell>
          <table:table-cell office:value-type="float" office:value="-0.04757988" calcext:value-type="float">
            <text:p>-0.04757988</text:p>
          </table:table-cell>
          <table:table-cell office:value-type="float" office:value="-0.02475378" calcext:value-type="float">
            <text:p>-0.02475378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13.8679" calcext:value-type="float">
            <text:p>-13.8679</text:p>
          </table:table-cell>
          <table:table-cell office:value-type="float" office:value="0.007908136" calcext:value-type="float">
            <text:p>0.007908136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259901" calcext:value-type="float">
            <text:p>-2.25990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082004" calcext:value-type="float">
            <text:p>4082004</text:p>
          </table:table-cell>
          <table:table-cell office:value-type="float" office:value="479.1049" calcext:value-type="float">
            <text:p>479.1049</text:p>
          </table:table-cell>
          <table:table-cell office:value-type="float" office:value="425.2305" calcext:value-type="float">
            <text:p>425.2305</text:p>
          </table:table-cell>
          <table:table-cell office:value-type="float" office:value="51.78763" calcext:value-type="float">
            <text:p>51.78763</text:p>
          </table:table-cell>
          <table:table-cell office:value-type="float" office:value="1049.128" calcext:value-type="float">
            <text:p>1049.128</text:p>
          </table:table-cell>
          <table:table-cell office:value-type="float" office:value="45.67752" calcext:value-type="float">
            <text:p>45.67752</text:p>
          </table:table-cell>
          <table:table-cell office:value-type="float" office:value="0" calcext:value-type="float">
            <text:p>0</text:p>
          </table:table-cell>
          <table:table-cell office:value-type="float" office:value="0.4750399" calcext:value-type="float">
            <text:p>0.4750399</text:p>
          </table:table-cell>
          <table:table-cell office:value-type="float" office:value="0.4845777" calcext:value-type="float">
            <text:p>0.4845777</text:p>
          </table:table-cell>
          <table:table-cell office:value-type="float" office:value="0.3113433" calcext:value-type="float">
            <text:p>0.3113433</text:p>
          </table:table-cell>
          <table:table-cell office:value-type="float" office:value="0.2339265" calcext:value-type="float">
            <text:p>0.2339265</text:p>
          </table:table-cell>
          <table:table-cell office:value-type="float" office:value="0.2043819" calcext:value-type="float">
            <text:p>0.2043819</text:p>
          </table:table-cell>
          <table:table-cell office:value-type="float" office:value="0.1850709" calcext:value-type="float">
            <text:p>0.1850709</text:p>
          </table:table-cell>
          <table:table-cell office:value-type="float" office:value="0.2879924" calcext:value-type="float">
            <text:p>0.2879924</text:p>
          </table:table-cell>
          <table:table-cell office:value-type="float" office:value="0.3217202" calcext:value-type="float">
            <text:p>0.3217202</text:p>
          </table:table-cell>
          <table:table-cell office:value-type="float" office:value="0.3324285" calcext:value-type="float">
            <text:p>0.3324285</text:p>
          </table:table-cell>
          <table:table-cell office:value-type="float" office:value="0.3579013" calcext:value-type="float">
            <text:p>0.3579013</text:p>
          </table:table-cell>
          <table:table-cell office:value-type="float" office:value="0.3805487" calcext:value-type="float">
            <text:p>0.3805487</text:p>
          </table:table-cell>
          <table:table-cell office:value-type="float" office:value="0.3981417" calcext:value-type="float">
            <text:p>0.398141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0613E-015" calcext:value-type="float">
            <text:p>1.930613E-15</text:p>
          </table:table-cell>
          <table:table-cell office:value-type="float" office:value="1.995195E-015" calcext:value-type="float">
            <text:p>1.995195E-15</text:p>
          </table:table-cell>
          <table:table-cell office:value-type="float" office:value="1.944141E-015" calcext:value-type="float">
            <text:p>1.944141E-15</text:p>
          </table:table-cell>
          <table:table-cell office:value-type="float" office:value="1.920661E-015" calcext:value-type="float">
            <text:p>1.920661E-15</text:p>
          </table:table-cell>
          <table:table-cell office:value-type="float" office:value="9.866398E-016" calcext:value-type="float">
            <text:p>9.866398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07565" calcext:value-type="float">
            <text:p>-0.00207565</text:p>
          </table:table-cell>
          <table:table-cell office:value-type="float" office:value="-0.001832917" calcext:value-type="float">
            <text:p>-0.001832917</text:p>
          </table:table-cell>
          <table:table-cell office:value-type="float" office:value="-0.02855576" calcext:value-type="float">
            <text:p>-0.02855576</text:p>
          </table:table-cell>
          <table:table-cell office:value-type="float" office:value="-0.243402" calcext:value-type="float">
            <text:p>-0.243402</text:p>
          </table:table-cell>
          <table:table-cell office:value-type="float" office:value="-0.6891165" calcext:value-type="float">
            <text:p>-0.6891165</text:p>
          </table:table-cell>
          <table:table-cell office:value-type="float" office:value="-0.5719684" calcext:value-type="float">
            <text:p>-0.5719684</text:p>
          </table:table-cell>
          <table:table-cell office:value-type="float" office:value="-0.01762341" calcext:value-type="float">
            <text:p>-0.01762341</text:p>
          </table:table-cell>
          <table:table-cell office:value-type="float" office:value="-0.08224556" calcext:value-type="float">
            <text:p>-0.08224556</text:p>
          </table:table-cell>
          <table:table-cell office:value-type="float" office:value="-0.04796606" calcext:value-type="float">
            <text:p>-0.04796606</text:p>
          </table:table-cell>
          <table:table-cell office:value-type="float" office:value="-0.02483099" calcext:value-type="float">
            <text:p>-0.02483099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04736029" calcext:value-type="float">
            <text:p>-0.004736029</text:p>
          </table:table-cell>
          <table:table-cell office:value-type="float" office:value="0.00765278" calcext:value-type="float">
            <text:p>0.00765278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264292" calcext:value-type="float">
            <text:p>-2.26429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082004" calcext:value-type="float">
            <text:p>5082004</text:p>
          </table:table-cell>
          <table:table-cell office:value-type="float" office:value="479.1049" calcext:value-type="float">
            <text:p>479.1049</text:p>
          </table:table-cell>
          <table:table-cell office:value-type="float" office:value="431.0328" calcext:value-type="float">
            <text:p>431.0328</text:p>
          </table:table-cell>
          <table:table-cell office:value-type="float" office:value="51.78763" calcext:value-type="float">
            <text:p>51.78763</text:p>
          </table:table-cell>
          <table:table-cell office:value-type="float" office:value="1043.325" calcext:value-type="float">
            <text:p>1043.325</text:p>
          </table:table-cell>
          <table:table-cell office:value-type="float" office:value="45.67752" calcext:value-type="float">
            <text:p>45.67752</text:p>
          </table:table-cell>
          <table:table-cell office:value-type="float" office:value="0" calcext:value-type="float">
            <text:p>0</text:p>
          </table:table-cell>
          <table:table-cell office:value-type="float" office:value="0.3416632" calcext:value-type="float">
            <text:p>0.3416632</text:p>
          </table:table-cell>
          <table:table-cell office:value-type="float" office:value="0.3454254" calcext:value-type="float">
            <text:p>0.3454254</text:p>
          </table:table-cell>
          <table:table-cell office:value-type="float" office:value="0.3505023" calcext:value-type="float">
            <text:p>0.3505023</text:p>
          </table:table-cell>
          <table:table-cell office:value-type="float" office:value="0.2323433" calcext:value-type="float">
            <text:p>0.2323433</text:p>
          </table:table-cell>
          <table:table-cell office:value-type="float" office:value="0.209007" calcext:value-type="float">
            <text:p>0.209007</text:p>
          </table:table-cell>
          <table:table-cell office:value-type="float" office:value="0.1855711" calcext:value-type="float">
            <text:p>0.1855711</text:p>
          </table:table-cell>
          <table:table-cell office:value-type="float" office:value="0.2762013" calcext:value-type="float">
            <text:p>0.2762013</text:p>
          </table:table-cell>
          <table:table-cell office:value-type="float" office:value="0.3236953" calcext:value-type="float">
            <text:p>0.3236953</text:p>
          </table:table-cell>
          <table:table-cell office:value-type="float" office:value="0.3320601" calcext:value-type="float">
            <text:p>0.3320601</text:p>
          </table:table-cell>
          <table:table-cell office:value-type="float" office:value="0.3577703" calcext:value-type="float">
            <text:p>0.3577703</text:p>
          </table:table-cell>
          <table:table-cell office:value-type="float" office:value="0.3804314" calcext:value-type="float">
            <text:p>0.3804314</text:p>
          </table:table-cell>
          <table:table-cell office:value-type="float" office:value="0.3979632" calcext:value-type="float">
            <text:p>0.39796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0891E-015" calcext:value-type="float">
            <text:p>1.930891E-15</text:p>
          </table:table-cell>
          <table:table-cell office:value-type="float" office:value="1.995171E-015" calcext:value-type="float">
            <text:p>1.995171E-15</text:p>
          </table:table-cell>
          <table:table-cell office:value-type="float" office:value="1.944128E-015" calcext:value-type="float">
            <text:p>1.944128E-15</text:p>
          </table:table-cell>
          <table:table-cell office:value-type="float" office:value="1.92065E-015" calcext:value-type="float">
            <text:p>1.92065E-15</text:p>
          </table:table-cell>
          <table:table-cell office:value-type="float" office:value="9.866238E-016" calcext:value-type="float">
            <text:p>9.866238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87365" calcext:value-type="float">
            <text:p>-0.01587365</text:p>
          </table:table-cell>
          <table:table-cell office:value-type="float" office:value="-0.01481902" calcext:value-type="float">
            <text:p>-0.01481902</text:p>
          </table:table-cell>
          <table:table-cell office:value-type="float" office:value="-0.01352365" calcext:value-type="float">
            <text:p>-0.01352365</text:p>
          </table:table-cell>
          <table:table-cell office:value-type="float" office:value="-0.2565425" calcext:value-type="float">
            <text:p>-0.2565425</text:p>
          </table:table-cell>
          <table:table-cell office:value-type="float" office:value="-0.5798427" calcext:value-type="float">
            <text:p>-0.5798427</text:p>
          </table:table-cell>
          <table:table-cell office:value-type="float" office:value="-0.5602815" calcext:value-type="float">
            <text:p>-0.5602815</text:p>
          </table:table-cell>
          <table:table-cell office:value-type="float" office:value="-0.02502236" calcext:value-type="float">
            <text:p>-0.02502236</text:p>
          </table:table-cell>
          <table:table-cell office:value-type="float" office:value="-0.07793442" calcext:value-type="float">
            <text:p>-0.07793442</text:p>
          </table:table-cell>
          <table:table-cell office:value-type="float" office:value="-0.04846689" calcext:value-type="float">
            <text:p>-0.04846689</text:p>
          </table:table-cell>
          <table:table-cell office:value-type="float" office:value="-0.02498702" calcext:value-type="float">
            <text:p>-0.02498702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1613296" calcext:value-type="float">
            <text:p>-0.01613296</text:p>
          </table:table-cell>
          <table:table-cell office:value-type="float" office:value="0.007360484" calcext:value-type="float">
            <text:p>0.007360484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268557" calcext:value-type="float">
            <text:p>-2.26855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82004" calcext:value-type="float">
            <text:p>6082004</text:p>
          </table:table-cell>
          <table:table-cell office:value-type="float" office:value="479.1049" calcext:value-type="float">
            <text:p>479.1049</text:p>
          </table:table-cell>
          <table:table-cell office:value-type="float" office:value="436.2508" calcext:value-type="float">
            <text:p>436.2508</text:p>
          </table:table-cell>
          <table:table-cell office:value-type="float" office:value="51.78763" calcext:value-type="float">
            <text:p>51.78763</text:p>
          </table:table-cell>
          <table:table-cell office:value-type="float" office:value="1038.108" calcext:value-type="float">
            <text:p>1038.108</text:p>
          </table:table-cell>
          <table:table-cell office:value-type="float" office:value="45.67752" calcext:value-type="float">
            <text:p>45.67752</text:p>
          </table:table-cell>
          <table:table-cell office:value-type="float" office:value="0" calcext:value-type="float">
            <text:p>0</text:p>
          </table:table-cell>
          <table:table-cell office:value-type="float" office:value="0.2870645" calcext:value-type="float">
            <text:p>0.2870645</text:p>
          </table:table-cell>
          <table:table-cell office:value-type="float" office:value="0.2996281" calcext:value-type="float">
            <text:p>0.2996281</text:p>
          </table:table-cell>
          <table:table-cell office:value-type="float" office:value="0.3128226" calcext:value-type="float">
            <text:p>0.3128226</text:p>
          </table:table-cell>
          <table:table-cell office:value-type="float" office:value="0.2312569" calcext:value-type="float">
            <text:p>0.2312569</text:p>
          </table:table-cell>
          <table:table-cell office:value-type="float" office:value="0.212057" calcext:value-type="float">
            <text:p>0.212057</text:p>
          </table:table-cell>
          <table:table-cell office:value-type="float" office:value="0.1861077" calcext:value-type="float">
            <text:p>0.1861077</text:p>
          </table:table-cell>
          <table:table-cell office:value-type="float" office:value="0.2664123" calcext:value-type="float">
            <text:p>0.2664123</text:p>
          </table:table-cell>
          <table:table-cell office:value-type="float" office:value="0.3251491" calcext:value-type="float">
            <text:p>0.3251491</text:p>
          </table:table-cell>
          <table:table-cell office:value-type="float" office:value="0.3317812" calcext:value-type="float">
            <text:p>0.3317812</text:p>
          </table:table-cell>
          <table:table-cell office:value-type="float" office:value="0.3576517" calcext:value-type="float">
            <text:p>0.3576517</text:p>
          </table:table-cell>
          <table:table-cell office:value-type="float" office:value="0.3803205" calcext:value-type="float">
            <text:p>0.3803205</text:p>
          </table:table-cell>
          <table:table-cell office:value-type="float" office:value="0.3977942" calcext:value-type="float">
            <text:p>0.39779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1137E-015" calcext:value-type="float">
            <text:p>1.931137E-15</text:p>
          </table:table-cell>
          <table:table-cell office:value-type="float" office:value="1.995149E-015" calcext:value-type="float">
            <text:p>1.995149E-15</text:p>
          </table:table-cell>
          <table:table-cell office:value-type="float" office:value="1.94411E-015" calcext:value-type="float">
            <text:p>1.94411E-15</text:p>
          </table:table-cell>
          <table:table-cell office:value-type="float" office:value="1.920643E-015" calcext:value-type="float">
            <text:p>1.920643E-15</text:p>
          </table:table-cell>
          <table:table-cell office:value-type="float" office:value="9.866123E-016" calcext:value-type="float">
            <text:p>9.866123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030749" calcext:value-type="float">
            <text:p>-0.05030749</text:p>
          </table:table-cell>
          <table:table-cell office:value-type="float" office:value="-0.03610418" calcext:value-type="float">
            <text:p>-0.03610418</text:p>
          </table:table-cell>
          <table:table-cell office:value-type="float" office:value="-0.02714026" calcext:value-type="float">
            <text:p>-0.02714026</text:p>
          </table:table-cell>
          <table:table-cell office:value-type="float" office:value="-0.2659586" calcext:value-type="float">
            <text:p>-0.2659586</text:p>
          </table:table-cell>
          <table:table-cell office:value-type="float" office:value="-0.5185565" calcext:value-type="float">
            <text:p>-0.5185565</text:p>
          </table:table-cell>
          <table:table-cell office:value-type="float" office:value="-0.5480315" calcext:value-type="float">
            <text:p>-0.5480315</text:p>
          </table:table-cell>
          <table:table-cell office:value-type="float" office:value="-0.03372268" calcext:value-type="float">
            <text:p>-0.03372268</text:p>
          </table:table-cell>
          <table:table-cell office:value-type="float" office:value="-0.07492865" calcext:value-type="float">
            <text:p>-0.07492865</text:p>
          </table:table-cell>
          <table:table-cell office:value-type="float" office:value="-0.04884911" calcext:value-type="float">
            <text:p>-0.04884911</text:p>
          </table:table-cell>
          <table:table-cell office:value-type="float" office:value="-0.02512901" calcext:value-type="float">
            <text:p>-0.02512901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55697" calcext:value-type="float">
            <text:p>-0.055697</text:p>
          </table:table-cell>
          <table:table-cell office:value-type="float" office:value="0.007115786" calcext:value-type="float">
            <text:p>0.007115786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272845" calcext:value-type="float">
            <text:p>-2.27284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082004" calcext:value-type="float">
            <text:p>7082004</text:p>
          </table:table-cell>
          <table:table-cell office:value-type="float" office:value="479.1049" calcext:value-type="float">
            <text:p>479.1049</text:p>
          </table:table-cell>
          <table:table-cell office:value-type="float" office:value="442.9865" calcext:value-type="float">
            <text:p>442.9865</text:p>
          </table:table-cell>
          <table:table-cell office:value-type="float" office:value="51.78763" calcext:value-type="float">
            <text:p>51.78763</text:p>
          </table:table-cell>
          <table:table-cell office:value-type="float" office:value="1031.372" calcext:value-type="float">
            <text:p>1031.372</text:p>
          </table:table-cell>
          <table:table-cell office:value-type="float" office:value="45.67752" calcext:value-type="float">
            <text:p>45.67752</text:p>
          </table:table-cell>
          <table:table-cell office:value-type="float" office:value="0" calcext:value-type="float">
            <text:p>0</text:p>
          </table:table-cell>
          <table:table-cell office:value-type="float" office:value="0.1952283" calcext:value-type="float">
            <text:p>0.1952283</text:p>
          </table:table-cell>
          <table:table-cell office:value-type="float" office:value="0.2497352" calcext:value-type="float">
            <text:p>0.2497352</text:p>
          </table:table-cell>
          <table:table-cell office:value-type="float" office:value="0.2742635" calcext:value-type="float">
            <text:p>0.2742635</text:p>
          </table:table-cell>
          <table:table-cell office:value-type="float" office:value="0.2265311" calcext:value-type="float">
            <text:p>0.2265311</text:p>
          </table:table-cell>
          <table:table-cell office:value-type="float" office:value="0.2112233" calcext:value-type="float">
            <text:p>0.2112233</text:p>
          </table:table-cell>
          <table:table-cell office:value-type="float" office:value="0.1861746" calcext:value-type="float">
            <text:p>0.1861746</text:p>
          </table:table-cell>
          <table:table-cell office:value-type="float" office:value="0.2560425" calcext:value-type="float">
            <text:p>0.2560425</text:p>
          </table:table-cell>
          <table:table-cell office:value-type="float" office:value="0.3258995" calcext:value-type="float">
            <text:p>0.3258995</text:p>
          </table:table-cell>
          <table:table-cell office:value-type="float" office:value="0.3313025" calcext:value-type="float">
            <text:p>0.3313025</text:p>
          </table:table-cell>
          <table:table-cell office:value-type="float" office:value="0.3574123" calcext:value-type="float">
            <text:p>0.3574123</text:p>
          </table:table-cell>
          <table:table-cell office:value-type="float" office:value="0.3800794" calcext:value-type="float">
            <text:p>0.3800794</text:p>
          </table:table-cell>
          <table:table-cell office:value-type="float" office:value="0.3975692" calcext:value-type="float">
            <text:p>0.397569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1364E-015" calcext:value-type="float">
            <text:p>1.931364E-15</text:p>
          </table:table-cell>
          <table:table-cell office:value-type="float" office:value="1.995126E-015" calcext:value-type="float">
            <text:p>1.995126E-15</text:p>
          </table:table-cell>
          <table:table-cell office:value-type="float" office:value="1.944093E-015" calcext:value-type="float">
            <text:p>1.944093E-15</text:p>
          </table:table-cell>
          <table:table-cell office:value-type="float" office:value="1.920641E-015" calcext:value-type="float">
            <text:p>1.920641E-15</text:p>
          </table:table-cell>
          <table:table-cell office:value-type="float" office:value="9.865964E-016" calcext:value-type="float">
            <text:p>9.865964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661908" calcext:value-type="float">
            <text:p>-0.9661908</text:p>
          </table:table-cell>
          <table:table-cell office:value-type="float" office:value="-0.1469569" calcext:value-type="float">
            <text:p>-0.1469569</text:p>
          </table:table-cell>
          <table:table-cell office:value-type="float" office:value="-0.07118151" calcext:value-type="float">
            <text:p>-0.07118151</text:p>
          </table:table-cell>
          <table:table-cell office:value-type="float" office:value="-0.3116303" calcext:value-type="float">
            <text:p>-0.3116303</text:p>
          </table:table-cell>
          <table:table-cell office:value-type="float" office:value="-0.5343465" calcext:value-type="float">
            <text:p>-0.5343465</text:p>
          </table:table-cell>
          <table:table-cell office:value-type="float" office:value="-0.5465103" calcext:value-type="float">
            <text:p>-0.5465103</text:p>
          </table:table-cell>
          <table:table-cell office:value-type="float" office:value="-0.0447631" calcext:value-type="float">
            <text:p>-0.0447631</text:p>
          </table:table-cell>
          <table:table-cell office:value-type="float" office:value="-0.07341184" calcext:value-type="float">
            <text:p>-0.07341184</text:p>
          </table:table-cell>
          <table:table-cell office:value-type="float" office:value="-0.04951213" calcext:value-type="float">
            <text:p>-0.04951213</text:p>
          </table:table-cell>
          <table:table-cell office:value-type="float" office:value="-0.02541788" calcext:value-type="float">
            <text:p>-0.02541788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2.302102" calcext:value-type="float">
            <text:p>-2.302102</text:p>
          </table:table-cell>
          <table:table-cell office:value-type="float" office:value="0.006941141" calcext:value-type="float">
            <text:p>0.006941141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277186" calcext:value-type="float">
            <text:p>-2.27718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082004" calcext:value-type="float">
            <text:p>8082004</text:p>
          </table:table-cell>
          <table:table-cell office:value-type="float" office:value="481.3049" calcext:value-type="float">
            <text:p>481.3049</text:p>
          </table:table-cell>
          <table:table-cell office:value-type="float" office:value="448.1983" calcext:value-type="float">
            <text:p>448.1983</text:p>
          </table:table-cell>
          <table:table-cell office:value-type="float" office:value="51.78763" calcext:value-type="float">
            <text:p>51.78763</text:p>
          </table:table-cell>
          <table:table-cell office:value-type="float" office:value="1028.354" calcext:value-type="float">
            <text:p>1028.354</text:p>
          </table:table-cell>
          <table:table-cell office:value-type="float" office:value="45.68396" calcext:value-type="float">
            <text:p>45.68396</text:p>
          </table:table-cell>
          <table:table-cell office:value-type="float" office:value="0" calcext:value-type="float">
            <text:p>0</text:p>
          </table:table-cell>
          <table:table-cell office:value-type="float" office:value="0.2048437" calcext:value-type="float">
            <text:p>0.2048437</text:p>
          </table:table-cell>
          <table:table-cell office:value-type="float" office:value="0.2279023" calcext:value-type="float">
            <text:p>0.2279023</text:p>
          </table:table-cell>
          <table:table-cell office:value-type="float" office:value="0.2505773" calcext:value-type="float">
            <text:p>0.2505773</text:p>
          </table:table-cell>
          <table:table-cell office:value-type="float" office:value="0.2233674" calcext:value-type="float">
            <text:p>0.2233674</text:p>
          </table:table-cell>
          <table:table-cell office:value-type="float" office:value="0.211149" calcext:value-type="float">
            <text:p>0.211149</text:p>
          </table:table-cell>
          <table:table-cell office:value-type="float" office:value="0.1863842" calcext:value-type="float">
            <text:p>0.1863842</text:p>
          </table:table-cell>
          <table:table-cell office:value-type="float" office:value="0.2486126" calcext:value-type="float">
            <text:p>0.2486126</text:p>
          </table:table-cell>
          <table:table-cell office:value-type="float" office:value="0.3261982" calcext:value-type="float">
            <text:p>0.3261982</text:p>
          </table:table-cell>
          <table:table-cell office:value-type="float" office:value="0.3309432" calcext:value-type="float">
            <text:p>0.3309432</text:p>
          </table:table-cell>
          <table:table-cell office:value-type="float" office:value="0.3572228" calcext:value-type="float">
            <text:p>0.3572228</text:p>
          </table:table-cell>
          <table:table-cell office:value-type="float" office:value="0.3798877" calcext:value-type="float">
            <text:p>0.3798877</text:p>
          </table:table-cell>
          <table:table-cell office:value-type="float" office:value="0.3973698" calcext:value-type="float">
            <text:p>0.39736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159E-015" calcext:value-type="float">
            <text:p>1.93159E-15</text:p>
          </table:table-cell>
          <table:table-cell office:value-type="float" office:value="1.995106E-015" calcext:value-type="float">
            <text:p>1.995106E-15</text:p>
          </table:table-cell>
          <table:table-cell office:value-type="float" office:value="1.944078E-015" calcext:value-type="float">
            <text:p>1.944078E-15</text:p>
          </table:table-cell>
          <table:table-cell office:value-type="float" office:value="1.920638E-015" calcext:value-type="float">
            <text:p>1.920638E-15</text:p>
          </table:table-cell>
          <table:table-cell office:value-type="float" office:value="9.86581E-016" calcext:value-type="float">
            <text:p>9.86581E-16</text:p>
          </table:table-cell>
          <table:table-cell office:value-type="float" office:value="9.669074E-016" calcext:value-type="float">
            <text:p>9.669074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70057" calcext:value-type="float">
            <text:p>-0.670057</text:p>
          </table:table-cell>
          <table:table-cell office:value-type="float" office:value="-0.2973141" calcext:value-type="float">
            <text:p>-0.2973141</text:p>
          </table:table-cell>
          <table:table-cell office:value-type="float" office:value="-0.1429363" calcext:value-type="float">
            <text:p>-0.1429363</text:p>
          </table:table-cell>
          <table:table-cell office:value-type="float" office:value="-0.3471842" calcext:value-type="float">
            <text:p>-0.3471842</text:p>
          </table:table-cell>
          <table:table-cell office:value-type="float" office:value="-0.5356975" calcext:value-type="float">
            <text:p>-0.5356975</text:p>
          </table:table-cell>
          <table:table-cell office:value-type="float" office:value="-0.541811" calcext:value-type="float">
            <text:p>-0.541811</text:p>
          </table:table-cell>
          <table:table-cell office:value-type="float" office:value="-0.05523293" calcext:value-type="float">
            <text:p>-0.05523293</text:p>
          </table:table-cell>
          <table:table-cell office:value-type="float" office:value="-0.07280954" calcext:value-type="float">
            <text:p>-0.07280954</text:p>
          </table:table-cell>
          <table:table-cell office:value-type="float" office:value="-0.05001619" calcext:value-type="float">
            <text:p>-0.05001619</text:p>
          </table:table-cell>
          <table:table-cell office:value-type="float" office:value="-0.02564917" calcext:value-type="float">
            <text:p>-0.02564917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1.001507" calcext:value-type="float">
            <text:p>-1.001507</text:p>
          </table:table-cell>
          <table:table-cell office:value-type="float" office:value="0.006753432" calcext:value-type="float">
            <text:p>0.006753432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281598" calcext:value-type="float">
            <text:p>-2.28159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82004" calcext:value-type="float">
            <text:p>9082004</text:p>
          </table:table-cell>
          <table:table-cell office:value-type="float" office:value="481.3049" calcext:value-type="float">
            <text:p>481.3049</text:p>
          </table:table-cell>
          <table:table-cell office:value-type="float" office:value="454.432" calcext:value-type="float">
            <text:p>454.432</text:p>
          </table:table-cell>
          <table:table-cell office:value-type="float" office:value="51.78763" calcext:value-type="float">
            <text:p>51.78763</text:p>
          </table:table-cell>
          <table:table-cell office:value-type="float" office:value="1022.121" calcext:value-type="float">
            <text:p>1022.121</text:p>
          </table:table-cell>
          <table:table-cell office:value-type="float" office:value="45.68396" calcext:value-type="float">
            <text:p>45.68396</text:p>
          </table:table-cell>
          <table:table-cell office:value-type="float" office:value="0" calcext:value-type="float">
            <text:p>0</text:p>
          </table:table-cell>
          <table:table-cell office:value-type="float" office:value="0.1343748" calcext:value-type="float">
            <text:p>0.1343748</text:p>
          </table:table-cell>
          <table:table-cell office:value-type="float" office:value="0.199551" calcext:value-type="float">
            <text:p>0.199551</text:p>
          </table:table-cell>
          <table:table-cell office:value-type="float" office:value="0.2214571" calcext:value-type="float">
            <text:p>0.2214571</text:p>
          </table:table-cell>
          <table:table-cell office:value-type="float" office:value="0.2131112" calcext:value-type="float">
            <text:p>0.2131112</text:p>
          </table:table-cell>
          <table:table-cell office:value-type="float" office:value="0.2050591" calcext:value-type="float">
            <text:p>0.2050591</text:p>
          </table:table-cell>
          <table:table-cell office:value-type="float" office:value="0.1854145" calcext:value-type="float">
            <text:p>0.1854145</text:p>
          </table:table-cell>
          <table:table-cell office:value-type="float" office:value="0.2394515" calcext:value-type="float">
            <text:p>0.2394515</text:p>
          </table:table-cell>
          <table:table-cell office:value-type="float" office:value="0.3248246" calcext:value-type="float">
            <text:p>0.3248246</text:p>
          </table:table-cell>
          <table:table-cell office:value-type="float" office:value="0.3300958" calcext:value-type="float">
            <text:p>0.3300958</text:p>
          </table:table-cell>
          <table:table-cell office:value-type="float" office:value="0.3567453" calcext:value-type="float">
            <text:p>0.3567453</text:p>
          </table:table-cell>
          <table:table-cell office:value-type="float" office:value="0.3793579" calcext:value-type="float">
            <text:p>0.3793579</text:p>
          </table:table-cell>
          <table:table-cell office:value-type="float" office:value="0.3969914" calcext:value-type="float">
            <text:p>0.396991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179E-015" calcext:value-type="float">
            <text:p>1.93179E-15</text:p>
          </table:table-cell>
          <table:table-cell office:value-type="float" office:value="1.99509E-015" calcext:value-type="float">
            <text:p>1.99509E-15</text:p>
          </table:table-cell>
          <table:table-cell office:value-type="float" office:value="1.944066E-015" calcext:value-type="float">
            <text:p>1.944066E-15</text:p>
          </table:table-cell>
          <table:table-cell office:value-type="float" office:value="1.920634E-015" calcext:value-type="float">
            <text:p>1.920634E-15</text:p>
          </table:table-cell>
          <table:table-cell office:value-type="float" office:value="9.865661E-016" calcext:value-type="float">
            <text:p>9.865661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9E-030" calcext:value-type="float">
            <text:p>4.92048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38039" calcext:value-type="float">
            <text:p>-17.38039</text:p>
          </table:table-cell>
          <table:table-cell office:value-type="float" office:value="-0.828029" calcext:value-type="float">
            <text:p>-0.828029</text:p>
          </table:table-cell>
          <table:table-cell office:value-type="float" office:value="-0.3703482" calcext:value-type="float">
            <text:p>-0.3703482</text:p>
          </table:table-cell>
          <table:table-cell office:value-type="float" office:value="-0.4982913" calcext:value-type="float">
            <text:p>-0.4982913</text:p>
          </table:table-cell>
          <table:table-cell office:value-type="float" office:value="-0.670898" calcext:value-type="float">
            <text:p>-0.670898</text:p>
          </table:table-cell>
          <table:table-cell office:value-type="float" office:value="-0.5638474" calcext:value-type="float">
            <text:p>-0.5638474</text:p>
          </table:table-cell>
          <table:table-cell office:value-type="float" office:value="-0.07216334" calcext:value-type="float">
            <text:p>-0.07216334</text:p>
          </table:table-cell>
          <table:table-cell office:value-type="float" office:value="-0.07552866" calcext:value-type="float">
            <text:p>-0.07552866</text:p>
          </table:table-cell>
          <table:table-cell office:value-type="float" office:value="-0.05122537" calcext:value-type="float">
            <text:p>-0.05122537</text:p>
          </table:table-cell>
          <table:table-cell office:value-type="float" office:value="-0.02624083" calcext:value-type="float">
            <text:p>-0.02624083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21.7193" calcext:value-type="float">
            <text:p>-21.7193</text:p>
          </table:table-cell>
          <table:table-cell office:value-type="float" office:value="0.006673538" calcext:value-type="float">
            <text:p>0.00667353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285511" calcext:value-type="float">
            <text:p>-2.28551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82004" calcext:value-type="float">
            <text:p>10082004</text:p>
          </table:table-cell>
          <table:table-cell office:value-type="float" office:value="483.805" calcext:value-type="float">
            <text:p>483.805</text:p>
          </table:table-cell>
          <table:table-cell office:value-type="float" office:value="457.6476" calcext:value-type="float">
            <text:p>457.6476</text:p>
          </table:table-cell>
          <table:table-cell office:value-type="float" office:value="51.78763" calcext:value-type="float">
            <text:p>51.78763</text:p>
          </table:table-cell>
          <table:table-cell office:value-type="float" office:value="1021.397" calcext:value-type="float">
            <text:p>1021.397</text:p>
          </table:table-cell>
          <table:table-cell office:value-type="float" office:value="45.69191" calcext:value-type="float">
            <text:p>45.69191</text:p>
          </table:table-cell>
          <table:table-cell office:value-type="float" office:value="0" calcext:value-type="float">
            <text:p>0</text:p>
          </table:table-cell>
          <table:table-cell office:value-type="float" office:value="0.1954118" calcext:value-type="float">
            <text:p>0.1954118</text:p>
          </table:table-cell>
          <table:table-cell office:value-type="float" office:value="0.198354" calcext:value-type="float">
            <text:p>0.198354</text:p>
          </table:table-cell>
          <table:table-cell office:value-type="float" office:value="0.2103834" calcext:value-type="float">
            <text:p>0.2103834</text:p>
          </table:table-cell>
          <table:table-cell office:value-type="float" office:value="0.208391" calcext:value-type="float">
            <text:p>0.208391</text:p>
          </table:table-cell>
          <table:table-cell office:value-type="float" office:value="0.2034742" calcext:value-type="float">
            <text:p>0.2034742</text:p>
          </table:table-cell>
          <table:table-cell office:value-type="float" office:value="0.1850416" calcext:value-type="float">
            <text:p>0.1850416</text:p>
          </table:table-cell>
          <table:table-cell office:value-type="float" office:value="0.2330676" calcext:value-type="float">
            <text:p>0.2330676</text:p>
          </table:table-cell>
          <table:table-cell office:value-type="float" office:value="0.323429" calcext:value-type="float">
            <text:p>0.323429</text:p>
          </table:table-cell>
          <table:table-cell office:value-type="float" office:value="0.3294206" calcext:value-type="float">
            <text:p>0.3294206</text:p>
          </table:table-cell>
          <table:table-cell office:value-type="float" office:value="0.3563621" calcext:value-type="float">
            <text:p>0.3563621</text:p>
          </table:table-cell>
          <table:table-cell office:value-type="float" office:value="0.3788954" calcext:value-type="float">
            <text:p>0.3788954</text:p>
          </table:table-cell>
          <table:table-cell office:value-type="float" office:value="0.3966175" calcext:value-type="float">
            <text:p>0.396617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1954E-015" calcext:value-type="float">
            <text:p>1.931954E-15</text:p>
          </table:table-cell>
          <table:table-cell office:value-type="float" office:value="1.995076E-015" calcext:value-type="float">
            <text:p>1.995076E-15</text:p>
          </table:table-cell>
          <table:table-cell office:value-type="float" office:value="1.944052E-015" calcext:value-type="float">
            <text:p>1.944052E-15</text:p>
          </table:table-cell>
          <table:table-cell office:value-type="float" office:value="1.920631E-015" calcext:value-type="float">
            <text:p>1.920631E-15</text:p>
          </table:table-cell>
          <table:table-cell office:value-type="float" office:value="9.865496E-016" calcext:value-type="float">
            <text:p>9.865496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9E-030" calcext:value-type="float">
            <text:p>4.92048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696773" calcext:value-type="float">
            <text:p>-0.9696773</text:p>
          </table:table-cell>
          <table:table-cell office:value-type="float" office:value="-0.8685696" calcext:value-type="float">
            <text:p>-0.8685696</text:p>
          </table:table-cell>
          <table:table-cell office:value-type="float" office:value="-0.5501732" calcext:value-type="float">
            <text:p>-0.5501732</text:p>
          </table:table-cell>
          <table:table-cell office:value-type="float" office:value="-0.5921676" calcext:value-type="float">
            <text:p>-0.5921676</text:p>
          </table:table-cell>
          <table:table-cell office:value-type="float" office:value="-0.7121719" calcext:value-type="float">
            <text:p>-0.7121719</text:p>
          </table:table-cell>
          <table:table-cell office:value-type="float" office:value="-0.572612" calcext:value-type="float">
            <text:p>-0.572612</text:p>
          </table:table-cell>
          <table:table-cell office:value-type="float" office:value="-0.08752122" calcext:value-type="float">
            <text:p>-0.08752122</text:p>
          </table:table-cell>
          <table:table-cell office:value-type="float" office:value="-0.07843429" calcext:value-type="float">
            <text:p>-0.07843429</text:p>
          </table:table-cell>
          <table:table-cell office:value-type="float" office:value="-0.05221611" calcext:value-type="float">
            <text:p>-0.05221611</text:p>
          </table:table-cell>
          <table:table-cell office:value-type="float" office:value="-0.02672834" calcext:value-type="float">
            <text:p>-0.02672834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590967" calcext:value-type="float">
            <text:p>-0.0590967</text:p>
          </table:table-cell>
          <table:table-cell office:value-type="float" office:value="0.006589562" calcext:value-type="float">
            <text:p>0.006589562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289086" calcext:value-type="float">
            <text:p>-2.28908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082004" calcext:value-type="float">
            <text:p>11082004</text:p>
          </table:table-cell>
          <table:table-cell office:value-type="float" office:value="515.705" calcext:value-type="float">
            <text:p>515.705</text:p>
          </table:table-cell>
          <table:table-cell office:value-type="float" office:value="461.6357" calcext:value-type="float">
            <text:p>461.6357</text:p>
          </table:table-cell>
          <table:table-cell office:value-type="float" office:value="55.42128" calcext:value-type="float">
            <text:p>55.42128</text:p>
          </table:table-cell>
          <table:table-cell office:value-type="float" office:value="1045.126" calcext:value-type="float">
            <text:p>1045.126</text:p>
          </table:table-cell>
          <table:table-cell office:value-type="float" office:value="46.24179" calcext:value-type="float">
            <text:p>46.24179</text:p>
          </table:table-cell>
          <table:table-cell office:value-type="float" office:value="0" calcext:value-type="float">
            <text:p>0</text:p>
          </table:table-cell>
          <table:table-cell office:value-type="float" office:value="0.4896434" calcext:value-type="float">
            <text:p>0.4896434</text:p>
          </table:table-cell>
          <table:table-cell office:value-type="float" office:value="0.5018468" calcext:value-type="float">
            <text:p>0.5018468</text:p>
          </table:table-cell>
          <table:table-cell office:value-type="float" office:value="0.2793249" calcext:value-type="float">
            <text:p>0.2793249</text:p>
          </table:table-cell>
          <table:table-cell office:value-type="float" office:value="0.2353202" calcext:value-type="float">
            <text:p>0.2353202</text:p>
          </table:table-cell>
          <table:table-cell office:value-type="float" office:value="0.207828" calcext:value-type="float">
            <text:p>0.207828</text:p>
          </table:table-cell>
          <table:table-cell office:value-type="float" office:value="0.185699" calcext:value-type="float">
            <text:p>0.185699</text:p>
          </table:table-cell>
          <table:table-cell office:value-type="float" office:value="0.2898114" calcext:value-type="float">
            <text:p>0.2898114</text:p>
          </table:table-cell>
          <table:table-cell office:value-type="float" office:value="0.3242488" calcext:value-type="float">
            <text:p>0.3242488</text:p>
          </table:table-cell>
          <table:table-cell office:value-type="float" office:value="0.3292617" calcext:value-type="float">
            <text:p>0.3292617</text:p>
          </table:table-cell>
          <table:table-cell office:value-type="float" office:value="0.3563892" calcext:value-type="float">
            <text:p>0.3563892</text:p>
          </table:table-cell>
          <table:table-cell office:value-type="float" office:value="0.3787901" calcext:value-type="float">
            <text:p>0.3787901</text:p>
          </table:table-cell>
          <table:table-cell office:value-type="float" office:value="0.3964066" calcext:value-type="float">
            <text:p>0.396406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1962E-015" calcext:value-type="float">
            <text:p>1.931962E-15</text:p>
          </table:table-cell>
          <table:table-cell office:value-type="float" office:value="1.995097E-015" calcext:value-type="float">
            <text:p>1.995097E-15</text:p>
          </table:table-cell>
          <table:table-cell office:value-type="float" office:value="1.944042E-015" calcext:value-type="float">
            <text:p>1.944042E-15</text:p>
          </table:table-cell>
          <table:table-cell office:value-type="float" office:value="1.920626E-015" calcext:value-type="float">
            <text:p>1.920626E-15</text:p>
          </table:table-cell>
          <table:table-cell office:value-type="float" office:value="9.865438E-016" calcext:value-type="float">
            <text:p>9.865438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736574" calcext:value-type="float">
            <text:p>-0.001736574</text:p>
          </table:table-cell>
          <table:table-cell office:value-type="float" office:value="-0.001490418" calcext:value-type="float">
            <text:p>-0.001490418</text:p>
          </table:table-cell>
          <table:table-cell office:value-type="float" office:value="-0.0625582" calcext:value-type="float">
            <text:p>-0.0625582</text:p>
          </table:table-cell>
          <table:table-cell office:value-type="float" office:value="-0.232547" calcext:value-type="float">
            <text:p>-0.232547</text:p>
          </table:table-cell>
          <table:table-cell office:value-type="float" office:value="-0.6060078" calcext:value-type="float">
            <text:p>-0.6060078</text:p>
          </table:table-cell>
          <table:table-cell office:value-type="float" office:value="-0.5573455" calcext:value-type="float">
            <text:p>-0.5573455</text:p>
          </table:table-cell>
          <table:table-cell office:value-type="float" office:value="-0.01672159" calcext:value-type="float">
            <text:p>-0.01672159</text:p>
          </table:table-cell>
          <table:table-cell office:value-type="float" office:value="-0.07677963" calcext:value-type="float">
            <text:p>-0.07677963</text:p>
          </table:table-cell>
          <table:table-cell office:value-type="float" office:value="-0.05245759" calcext:value-type="float">
            <text:p>-0.05245759</text:p>
          </table:table-cell>
          <table:table-cell office:value-type="float" office:value="-0.02669777" calcext:value-type="float">
            <text:p>-0.02669777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05507324" calcext:value-type="float">
            <text:p>-0.005507324</text:p>
          </table:table-cell>
          <table:table-cell office:value-type="float" office:value="0.006375093" calcext:value-type="float">
            <text:p>0.00637509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292892" calcext:value-type="float">
            <text:p>-2.29289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082004" calcext:value-type="float">
            <text:p>12082004</text:p>
          </table:table-cell>
          <table:table-cell office:value-type="float" office:value="519.1049" calcext:value-type="float">
            <text:p>519.1049</text:p>
          </table:table-cell>
          <table:table-cell office:value-type="float" office:value="465.2989" calcext:value-type="float">
            <text:p>465.2989</text:p>
          </table:table-cell>
          <table:table-cell office:value-type="float" office:value="55.42128" calcext:value-type="float">
            <text:p>55.42128</text:p>
          </table:table-cell>
          <table:table-cell office:value-type="float" office:value="1044.85" calcext:value-type="float">
            <text:p>1044.85</text:p>
          </table:table-cell>
          <table:table-cell office:value-type="float" office:value="46.25476" calcext:value-type="float">
            <text:p>46.25476</text:p>
          </table:table-cell>
          <table:table-cell office:value-type="float" office:value="0" calcext:value-type="float">
            <text:p>0</text:p>
          </table:table-cell>
          <table:table-cell office:value-type="float" office:value="0.3820389" calcext:value-type="float">
            <text:p>0.3820389</text:p>
          </table:table-cell>
          <table:table-cell office:value-type="float" office:value="0.3845565" calcext:value-type="float">
            <text:p>0.3845565</text:p>
          </table:table-cell>
          <table:table-cell office:value-type="float" office:value="0.3884996" calcext:value-type="float">
            <text:p>0.3884996</text:p>
          </table:table-cell>
          <table:table-cell office:value-type="float" office:value="0.2385917" calcext:value-type="float">
            <text:p>0.2385917</text:p>
          </table:table-cell>
          <table:table-cell office:value-type="float" office:value="0.2139643" calcext:value-type="float">
            <text:p>0.2139643</text:p>
          </table:table-cell>
          <table:table-cell office:value-type="float" office:value="0.1866015" calcext:value-type="float">
            <text:p>0.1866015</text:p>
          </table:table-cell>
          <table:table-cell office:value-type="float" office:value="0.2789846" calcext:value-type="float">
            <text:p>0.2789846</text:p>
          </table:table-cell>
          <table:table-cell office:value-type="float" office:value="0.3267995" calcext:value-type="float">
            <text:p>0.3267995</text:p>
          </table:table-cell>
          <table:table-cell office:value-type="float" office:value="0.3292634" calcext:value-type="float">
            <text:p>0.3292634</text:p>
          </table:table-cell>
          <table:table-cell office:value-type="float" office:value="0.3564872" calcext:value-type="float">
            <text:p>0.3564872</text:p>
          </table:table-cell>
          <table:table-cell office:value-type="float" office:value="0.3787684" calcext:value-type="float">
            <text:p>0.3787684</text:p>
          </table:table-cell>
          <table:table-cell office:value-type="float" office:value="0.3962416" calcext:value-type="float">
            <text:p>0.396241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111E-015" calcext:value-type="float">
            <text:p>1.932111E-15</text:p>
          </table:table-cell>
          <table:table-cell office:value-type="float" office:value="1.995084E-015" calcext:value-type="float">
            <text:p>1.995084E-15</text:p>
          </table:table-cell>
          <table:table-cell office:value-type="float" office:value="1.944033E-015" calcext:value-type="float">
            <text:p>1.944033E-15</text:p>
          </table:table-cell>
          <table:table-cell office:value-type="float" office:value="1.920617E-015" calcext:value-type="float">
            <text:p>1.920617E-15</text:p>
          </table:table-cell>
          <table:table-cell office:value-type="float" office:value="9.865373E-016" calcext:value-type="float">
            <text:p>9.865373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985799" calcext:value-type="float">
            <text:p>-0.007985799</text:p>
          </table:table-cell>
          <table:table-cell office:value-type="float" office:value="-0.007666845" calcext:value-type="float">
            <text:p>-0.007666845</text:p>
          </table:table-cell>
          <table:table-cell office:value-type="float" office:value="-0.007209086" calcext:value-type="float">
            <text:p>-0.007209086</text:p>
          </table:table-cell>
          <table:table-cell office:value-type="float" office:value="-0.2091949" calcext:value-type="float">
            <text:p>-0.2091949</text:p>
          </table:table-cell>
          <table:table-cell office:value-type="float" office:value="-0.4841832" calcext:value-type="float">
            <text:p>-0.4841832</text:p>
          </table:table-cell>
          <table:table-cell office:value-type="float" office:value="-0.537045" calcext:value-type="float">
            <text:p>-0.537045</text:p>
          </table:table-cell>
          <table:table-cell office:value-type="float" office:value="-0.0229981" calcext:value-type="float">
            <text:p>-0.0229981</text:p>
          </table:table-cell>
          <table:table-cell office:value-type="float" office:value="-0.07168153" calcext:value-type="float">
            <text:p>-0.07168153</text:p>
          </table:table-cell>
          <table:table-cell office:value-type="float" office:value="-0.05245553" calcext:value-type="float">
            <text:p>-0.05245553</text:p>
          </table:table-cell>
          <table:table-cell office:value-type="float" office:value="-0.02657234" calcext:value-type="float">
            <text:p>-0.02657234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08064452" calcext:value-type="float">
            <text:p>-0.008064452</text:p>
          </table:table-cell>
          <table:table-cell office:value-type="float" office:value="0.006167715" calcext:value-type="float">
            <text:p>0.006167715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296706" calcext:value-type="float">
            <text:p>-2.29670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082004" calcext:value-type="float">
            <text:p>13082004</text:p>
          </table:table-cell>
          <table:table-cell office:value-type="float" office:value="519.1049" calcext:value-type="float">
            <text:p>519.1049</text:p>
          </table:table-cell>
          <table:table-cell office:value-type="float" office:value="470.046" calcext:value-type="float">
            <text:p>470.046</text:p>
          </table:table-cell>
          <table:table-cell office:value-type="float" office:value="55.42128" calcext:value-type="float">
            <text:p>55.42128</text:p>
          </table:table-cell>
          <table:table-cell office:value-type="float" office:value="1040.103" calcext:value-type="float">
            <text:p>1040.103</text:p>
          </table:table-cell>
          <table:table-cell office:value-type="float" office:value="46.25476" calcext:value-type="float">
            <text:p>46.25476</text:p>
          </table:table-cell>
          <table:table-cell office:value-type="float" office:value="0" calcext:value-type="float">
            <text:p>0</text:p>
          </table:table-cell>
          <table:table-cell office:value-type="float" office:value="0.3390027" calcext:value-type="float">
            <text:p>0.3390027</text:p>
          </table:table-cell>
          <table:table-cell office:value-type="float" office:value="0.3421974" calcext:value-type="float">
            <text:p>0.3421974</text:p>
          </table:table-cell>
          <table:table-cell office:value-type="float" office:value="0.346538" calcext:value-type="float">
            <text:p>0.346538</text:p>
          </table:table-cell>
          <table:table-cell office:value-type="float" office:value="0.2391182" calcext:value-type="float">
            <text:p>0.2391182</text:p>
          </table:table-cell>
          <table:table-cell office:value-type="float" office:value="0.2179771" calcext:value-type="float">
            <text:p>0.2179771</text:p>
          </table:table-cell>
          <table:table-cell office:value-type="float" office:value="0.1874265" calcext:value-type="float">
            <text:p>0.1874265</text:p>
          </table:table-cell>
          <table:table-cell office:value-type="float" office:value="0.2685533" calcext:value-type="float">
            <text:p>0.2685533</text:p>
          </table:table-cell>
          <table:table-cell office:value-type="float" office:value="0.3284348" calcext:value-type="float">
            <text:p>0.3284348</text:p>
          </table:table-cell>
          <table:table-cell office:value-type="float" office:value="0.3291558" calcext:value-type="float">
            <text:p>0.3291558</text:p>
          </table:table-cell>
          <table:table-cell office:value-type="float" office:value="0.3564797" calcext:value-type="float">
            <text:p>0.3564797</text:p>
          </table:table-cell>
          <table:table-cell office:value-type="float" office:value="0.3786481" calcext:value-type="float">
            <text:p>0.3786481</text:p>
          </table:table-cell>
          <table:table-cell office:value-type="float" office:value="0.3960382" calcext:value-type="float">
            <text:p>0.396038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281E-015" calcext:value-type="float">
            <text:p>1.932281E-15</text:p>
          </table:table-cell>
          <table:table-cell office:value-type="float" office:value="1.995068E-015" calcext:value-type="float">
            <text:p>1.995068E-15</text:p>
          </table:table-cell>
          <table:table-cell office:value-type="float" office:value="1.94402E-015" calcext:value-type="float">
            <text:p>1.94402E-15</text:p>
          </table:table-cell>
          <table:table-cell office:value-type="float" office:value="1.920609E-015" calcext:value-type="float">
            <text:p>1.920609E-15</text:p>
          </table:table-cell>
          <table:table-cell office:value-type="float" office:value="9.86532E-016" calcext:value-type="float">
            <text:p>9.8653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61798" calcext:value-type="float">
            <text:p>-0.01661798</text:p>
          </table:table-cell>
          <table:table-cell office:value-type="float" office:value="-0.01569729" calcext:value-type="float">
            <text:p>-0.01569729</text:p>
          </table:table-cell>
          <table:table-cell office:value-type="float" office:value="-0.01450523" calcext:value-type="float">
            <text:p>-0.01450523</text:p>
          </table:table-cell>
          <table:table-cell office:value-type="float" office:value="-0.2056453" calcext:value-type="float">
            <text:p>-0.2056453</text:p>
          </table:table-cell>
          <table:table-cell office:value-type="float" office:value="-0.4195724" calcext:value-type="float">
            <text:p>-0.4195724</text:p>
          </table:table-cell>
          <table:table-cell office:value-type="float" office:value="-0.5192086" calcext:value-type="float">
            <text:p>-0.5192086</text:p>
          </table:table-cell>
          <table:table-cell office:value-type="float" office:value="-0.03166571" calcext:value-type="float">
            <text:p>-0.03166571</text:p>
          </table:table-cell>
          <table:table-cell office:value-type="float" office:value="-0.06859698" calcext:value-type="float">
            <text:p>-0.06859698</text:p>
          </table:table-cell>
          <table:table-cell office:value-type="float" office:value="-0.0526168" calcext:value-type="float">
            <text:p>-0.0526168</text:p>
          </table:table-cell>
          <table:table-cell office:value-type="float" office:value="-0.02658182" calcext:value-type="float">
            <text:p>-0.02658182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1678978" calcext:value-type="float">
            <text:p>-0.01678978</text:p>
          </table:table-cell>
          <table:table-cell office:value-type="float" office:value="0.005981152" calcext:value-type="float">
            <text:p>0.00598115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0052" calcext:value-type="float">
            <text:p>-2.3005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082004" calcext:value-type="float">
            <text:p>14082004</text:p>
          </table:table-cell>
          <table:table-cell office:value-type="float" office:value="519.1049" calcext:value-type="float">
            <text:p>519.1049</text:p>
          </table:table-cell>
          <table:table-cell office:value-type="float" office:value="475.2597" calcext:value-type="float">
            <text:p>475.2597</text:p>
          </table:table-cell>
          <table:table-cell office:value-type="float" office:value="55.42128" calcext:value-type="float">
            <text:p>55.42128</text:p>
          </table:table-cell>
          <table:table-cell office:value-type="float" office:value="1034.89" calcext:value-type="float">
            <text:p>1034.89</text:p>
          </table:table-cell>
          <table:table-cell office:value-type="float" office:value="46.25476" calcext:value-type="float">
            <text:p>46.25476</text:p>
          </table:table-cell>
          <table:table-cell office:value-type="float" office:value="0" calcext:value-type="float">
            <text:p>0</text:p>
          </table:table-cell>
          <table:table-cell office:value-type="float" office:value="0.2855124" calcext:value-type="float">
            <text:p>0.2855124</text:p>
          </table:table-cell>
          <table:table-cell office:value-type="float" office:value="0.2965502" calcext:value-type="float">
            <text:p>0.2965502</text:p>
          </table:table-cell>
          <table:table-cell office:value-type="float" office:value="0.3089643" calcext:value-type="float">
            <text:p>0.3089643</text:p>
          </table:table-cell>
          <table:table-cell office:value-type="float" office:value="0.2380926" calcext:value-type="float">
            <text:p>0.2380926</text:p>
          </table:table-cell>
          <table:table-cell office:value-type="float" office:value="0.2195737" calcext:value-type="float">
            <text:p>0.2195737</text:p>
          </table:table-cell>
          <table:table-cell office:value-type="float" office:value="0.1882249" calcext:value-type="float">
            <text:p>0.1882249</text:p>
          </table:table-cell>
          <table:table-cell office:value-type="float" office:value="0.2596369" calcext:value-type="float">
            <text:p>0.2596369</text:p>
          </table:table-cell>
          <table:table-cell office:value-type="float" office:value="0.3292347" calcext:value-type="float">
            <text:p>0.3292347</text:p>
          </table:table-cell>
          <table:table-cell office:value-type="float" office:value="0.3290156" calcext:value-type="float">
            <text:p>0.3290156</text:p>
          </table:table-cell>
          <table:table-cell office:value-type="float" office:value="0.3564251" calcext:value-type="float">
            <text:p>0.3564251</text:p>
          </table:table-cell>
          <table:table-cell office:value-type="float" office:value="0.3784887" calcext:value-type="float">
            <text:p>0.3784887</text:p>
          </table:table-cell>
          <table:table-cell office:value-type="float" office:value="0.3958134" calcext:value-type="float">
            <text:p>0.39581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44E-015" calcext:value-type="float">
            <text:p>1.93244E-15</text:p>
          </table:table-cell>
          <table:table-cell office:value-type="float" office:value="1.995052E-015" calcext:value-type="float">
            <text:p>1.995052E-15</text:p>
          </table:table-cell>
          <table:table-cell office:value-type="float" office:value="1.944011E-015" calcext:value-type="float">
            <text:p>1.944011E-15</text:p>
          </table:table-cell>
          <table:table-cell office:value-type="float" office:value="1.920599E-015" calcext:value-type="float">
            <text:p>1.920599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256602" calcext:value-type="float">
            <text:p>-0.05256602</text:p>
          </table:table-cell>
          <table:table-cell office:value-type="float" office:value="-0.03911285" calcext:value-type="float">
            <text:p>-0.03911285</text:p>
          </table:table-cell>
          <table:table-cell office:value-type="float" office:value="-0.02928164" calcext:value-type="float">
            <text:p>-0.02928164</text:p>
          </table:table-cell>
          <table:table-cell office:value-type="float" office:value="-0.2125637" calcext:value-type="float">
            <text:p>-0.2125637</text:p>
          </table:table-cell>
          <table:table-cell office:value-type="float" office:value="-0.3965189" calcext:value-type="float">
            <text:p>-0.3965189</text:p>
          </table:table-cell>
          <table:table-cell office:value-type="float" office:value="-0.5026166" calcext:value-type="float">
            <text:p>-0.5026166</text:p>
          </table:table-cell>
          <table:table-cell office:value-type="float" office:value="-0.04054191" calcext:value-type="float">
            <text:p>-0.04054191</text:p>
          </table:table-cell>
          <table:table-cell office:value-type="float" office:value="-0.06713801" calcext:value-type="float">
            <text:p>-0.06713801</text:p>
          </table:table-cell>
          <table:table-cell office:value-type="float" office:value="-0.05282709" calcext:value-type="float">
            <text:p>-0.05282709</text:p>
          </table:table-cell>
          <table:table-cell office:value-type="float" office:value="-0.02665142" calcext:value-type="float">
            <text:p>-0.02665142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5663904" calcext:value-type="float">
            <text:p>-0.05663904</text:p>
          </table:table-cell>
          <table:table-cell office:value-type="float" office:value="0.005808275" calcext:value-type="float">
            <text:p>0.00580827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04309" calcext:value-type="float">
            <text:p>-2.30430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082004" calcext:value-type="float">
            <text:p>15082004</text:p>
          </table:table-cell>
          <table:table-cell office:value-type="float" office:value="519.1049" calcext:value-type="float">
            <text:p>519.1049</text:p>
          </table:table-cell>
          <table:table-cell office:value-type="float" office:value="479.653" calcext:value-type="float">
            <text:p>479.653</text:p>
          </table:table-cell>
          <table:table-cell office:value-type="float" office:value="55.42128" calcext:value-type="float">
            <text:p>55.42128</text:p>
          </table:table-cell>
          <table:table-cell office:value-type="float" office:value="1030.497" calcext:value-type="float">
            <text:p>1030.497</text:p>
          </table:table-cell>
          <table:table-cell office:value-type="float" office:value="46.25476" calcext:value-type="float">
            <text:p>46.25476</text:p>
          </table:table-cell>
          <table:table-cell office:value-type="float" office:value="0" calcext:value-type="float">
            <text:p>0</text:p>
          </table:table-cell>
          <table:table-cell office:value-type="float" office:value="0.2280164" calcext:value-type="float">
            <text:p>0.2280164</text:p>
          </table:table-cell>
          <table:table-cell office:value-type="float" office:value="0.2629226" calcext:value-type="float">
            <text:p>0.2629226</text:p>
          </table:table-cell>
          <table:table-cell office:value-type="float" office:value="0.279056" calcext:value-type="float">
            <text:p>0.279056</text:p>
          </table:table-cell>
          <table:table-cell office:value-type="float" office:value="0.2372313" calcext:value-type="float">
            <text:p>0.2372313</text:p>
          </table:table-cell>
          <table:table-cell office:value-type="float" office:value="0.2208797" calcext:value-type="float">
            <text:p>0.2208797</text:p>
          </table:table-cell>
          <table:table-cell office:value-type="float" office:value="0.1890567" calcext:value-type="float">
            <text:p>0.1890567</text:p>
          </table:table-cell>
          <table:table-cell office:value-type="float" office:value="0.2522538" calcext:value-type="float">
            <text:p>0.2522538</text:p>
          </table:table-cell>
          <table:table-cell office:value-type="float" office:value="0.3297168" calcext:value-type="float">
            <text:p>0.3297168</text:p>
          </table:table-cell>
          <table:table-cell office:value-type="float" office:value="0.3289045" calcext:value-type="float">
            <text:p>0.3289045</text:p>
          </table:table-cell>
          <table:table-cell office:value-type="float" office:value="0.3563605" calcext:value-type="float">
            <text:p>0.3563605</text:p>
          </table:table-cell>
          <table:table-cell office:value-type="float" office:value="0.3783022" calcext:value-type="float">
            <text:p>0.3783022</text:p>
          </table:table-cell>
          <table:table-cell office:value-type="float" office:value="0.3956392" calcext:value-type="float">
            <text:p>0.395639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591E-015" calcext:value-type="float">
            <text:p>1.932591E-15</text:p>
          </table:table-cell>
          <table:table-cell office:value-type="float" office:value="1.995035E-015" calcext:value-type="float">
            <text:p>1.995035E-15</text:p>
          </table:table-cell>
          <table:table-cell office:value-type="float" office:value="1.944006E-015" calcext:value-type="float">
            <text:p>1.944006E-15</text:p>
          </table:table-cell>
          <table:table-cell office:value-type="float" office:value="1.920586E-015" calcext:value-type="float">
            <text:p>1.920586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381" calcext:value-type="float">
            <text:p>-0.29381</text:p>
          </table:table-cell>
          <table:table-cell office:value-type="float" office:value="-0.09880575" calcext:value-type="float">
            <text:p>-0.09880575</text:p>
          </table:table-cell>
          <table:table-cell office:value-type="float" office:value="-0.0622834" calcext:value-type="float">
            <text:p>-0.0622834</text:p>
          </table:table-cell>
          <table:table-cell office:value-type="float" office:value="-0.2185023" calcext:value-type="float">
            <text:p>-0.2185023</text:p>
          </table:table-cell>
          <table:table-cell office:value-type="float" office:value="-0.3787225" calcext:value-type="float">
            <text:p>-0.3787225</text:p>
          </table:table-cell>
          <table:table-cell office:value-type="float" office:value="-0.4859117" calcext:value-type="float">
            <text:p>-0.4859117</text:p>
          </table:table-cell>
          <table:table-cell office:value-type="float" office:value="-0.04979829" calcext:value-type="float">
            <text:p>-0.04979829</text:p>
          </table:table-cell>
          <table:table-cell office:value-type="float" office:value="-0.06627473" calcext:value-type="float">
            <text:p>-0.06627473</text:p>
          </table:table-cell>
          <table:table-cell office:value-type="float" office:value="-0.05299316" calcext:value-type="float">
            <text:p>-0.05299316</text:p>
          </table:table-cell>
          <table:table-cell office:value-type="float" office:value="-0.02673287" calcext:value-type="float">
            <text:p>-0.02673287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4719575" calcext:value-type="float">
            <text:p>-0.4719575</text:p>
          </table:table-cell>
          <table:table-cell office:value-type="float" office:value="0.005673306" calcext:value-type="float">
            <text:p>0.00567330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08167" calcext:value-type="float">
            <text:p>-2.30816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6082004" calcext:value-type="float">
            <text:p>16082004</text:p>
          </table:table-cell>
          <table:table-cell office:value-type="float" office:value="519.1049" calcext:value-type="float">
            <text:p>519.1049</text:p>
          </table:table-cell>
          <table:table-cell office:value-type="float" office:value="484.8537" calcext:value-type="float">
            <text:p>484.8537</text:p>
          </table:table-cell>
          <table:table-cell office:value-type="float" office:value="55.42128" calcext:value-type="float">
            <text:p>55.42128</text:p>
          </table:table-cell>
          <table:table-cell office:value-type="float" office:value="1025.297" calcext:value-type="float">
            <text:p>1025.297</text:p>
          </table:table-cell>
          <table:table-cell office:value-type="float" office:value="46.25476" calcext:value-type="float">
            <text:p>46.25476</text:p>
          </table:table-cell>
          <table:table-cell office:value-type="float" office:value="0" calcext:value-type="float">
            <text:p>0</text:p>
          </table:table-cell>
          <table:table-cell office:value-type="float" office:value="0.1754534" calcext:value-type="float">
            <text:p>0.1754534</text:p>
          </table:table-cell>
          <table:table-cell office:value-type="float" office:value="0.2267816" calcext:value-type="float">
            <text:p>0.2267816</text:p>
          </table:table-cell>
          <table:table-cell office:value-type="float" office:value="0.250003" calcext:value-type="float">
            <text:p>0.250003</text:p>
          </table:table-cell>
          <table:table-cell office:value-type="float" office:value="0.2310196" calcext:value-type="float">
            <text:p>0.2310196</text:p>
          </table:table-cell>
          <table:table-cell office:value-type="float" office:value="0.2182674" calcext:value-type="float">
            <text:p>0.2182674</text:p>
          </table:table-cell>
          <table:table-cell office:value-type="float" office:value="0.1892984" calcext:value-type="float">
            <text:p>0.1892984</text:p>
          </table:table-cell>
          <table:table-cell office:value-type="float" office:value="0.2449844" calcext:value-type="float">
            <text:p>0.2449844</text:p>
          </table:table-cell>
          <table:table-cell office:value-type="float" office:value="0.3290639" calcext:value-type="float">
            <text:p>0.3290639</text:p>
          </table:table-cell>
          <table:table-cell office:value-type="float" office:value="0.3285457" calcext:value-type="float">
            <text:p>0.3285457</text:p>
          </table:table-cell>
          <table:table-cell office:value-type="float" office:value="0.3561131" calcext:value-type="float">
            <text:p>0.3561131</text:p>
          </table:table-cell>
          <table:table-cell office:value-type="float" office:value="0.3779005" calcext:value-type="float">
            <text:p>0.3779005</text:p>
          </table:table-cell>
          <table:table-cell office:value-type="float" office:value="0.3954754" calcext:value-type="float">
            <text:p>0.39547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746E-015" calcext:value-type="float">
            <text:p>1.932746E-15</text:p>
          </table:table-cell>
          <table:table-cell office:value-type="float" office:value="1.995019E-015" calcext:value-type="float">
            <text:p>1.995019E-15</text:p>
          </table:table-cell>
          <table:table-cell office:value-type="float" office:value="1.944002E-015" calcext:value-type="float">
            <text:p>1.944002E-15</text:p>
          </table:table-cell>
          <table:table-cell office:value-type="float" office:value="1.920571E-015" calcext:value-type="float">
            <text:p>1.920571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33551" calcext:value-type="float">
            <text:p>-2.233551</text:p>
          </table:table-cell>
          <table:table-cell office:value-type="float" office:value="-0.3085625" calcext:value-type="float">
            <text:p>-0.3085625</text:p>
          </table:table-cell>
          <table:table-cell office:value-type="float" office:value="-0.1454518" calcext:value-type="float">
            <text:p>-0.1454518</text:p>
          </table:table-cell>
          <table:table-cell office:value-type="float" office:value="-0.2677906" calcext:value-type="float">
            <text:p>-0.2677906</text:p>
          </table:table-cell>
          <table:table-cell office:value-type="float" office:value="-0.4149559" calcext:value-type="float">
            <text:p>-0.4149559</text:p>
          </table:table-cell>
          <table:table-cell office:value-type="float" office:value="-0.4811541" calcext:value-type="float">
            <text:p>-0.4811541</text:p>
          </table:table-cell>
          <table:table-cell office:value-type="float" office:value="-0.06134646" calcext:value-type="float">
            <text:p>-0.06134646</text:p>
          </table:table-cell>
          <table:table-cell office:value-type="float" office:value="-0.06741969" calcext:value-type="float">
            <text:p>-0.06741969</text:p>
          </table:table-cell>
          <table:table-cell office:value-type="float" office:value="-0.05353438" calcext:value-type="float">
            <text:p>-0.05353438</text:p>
          </table:table-cell>
          <table:table-cell office:value-type="float" office:value="-0.02705128" calcext:value-type="float">
            <text:p>-0.02705128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4.514464" calcext:value-type="float">
            <text:p>-4.514464</text:p>
          </table:table-cell>
          <table:table-cell office:value-type="float" office:value="0.005585317" calcext:value-type="float">
            <text:p>0.00558531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12007" calcext:value-type="float">
            <text:p>-2.31200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082004" calcext:value-type="float">
            <text:p>17082004</text:p>
          </table:table-cell>
          <table:table-cell office:value-type="float" office:value="550.9051" calcext:value-type="float">
            <text:p>550.9051</text:p>
          </table:table-cell>
          <table:table-cell office:value-type="float" office:value="489.6832" calcext:value-type="float">
            <text:p>489.6832</text:p>
          </table:table-cell>
          <table:table-cell office:value-type="float" office:value="58.30868" calcext:value-type="float">
            <text:p>58.30868</text:p>
          </table:table-cell>
          <table:table-cell office:value-type="float" office:value="1048.828" calcext:value-type="float">
            <text:p>1048.828</text:p>
          </table:table-cell>
          <table:table-cell office:value-type="float" office:value="46.8065" calcext:value-type="float">
            <text:p>46.8065</text:p>
          </table:table-cell>
          <table:table-cell office:value-type="float" office:value="0" calcext:value-type="float">
            <text:p>0</text:p>
          </table:table-cell>
          <table:table-cell office:value-type="float" office:value="0.4251745" calcext:value-type="float">
            <text:p>0.4251745</text:p>
          </table:table-cell>
          <table:table-cell office:value-type="float" office:value="0.426471" calcext:value-type="float">
            <text:p>0.426471</text:p>
          </table:table-cell>
          <table:table-cell office:value-type="float" office:value="0.3928844" calcext:value-type="float">
            <text:p>0.3928844</text:p>
          </table:table-cell>
          <table:table-cell office:value-type="float" office:value="0.2567381" calcext:value-type="float">
            <text:p>0.2567381</text:p>
          </table:table-cell>
          <table:table-cell office:value-type="float" office:value="0.2218358" calcext:value-type="float">
            <text:p>0.2218358</text:p>
          </table:table-cell>
          <table:table-cell office:value-type="float" office:value="0.1901252" calcext:value-type="float">
            <text:p>0.1901252</text:p>
          </table:table-cell>
          <table:table-cell office:value-type="float" office:value="0.2972973" calcext:value-type="float">
            <text:p>0.2972973</text:p>
          </table:table-cell>
          <table:table-cell office:value-type="float" office:value="0.3301917" calcext:value-type="float">
            <text:p>0.3301917</text:p>
          </table:table-cell>
          <table:table-cell office:value-type="float" office:value="0.3285397" calcext:value-type="float">
            <text:p>0.3285397</text:p>
          </table:table-cell>
          <table:table-cell office:value-type="float" office:value="0.3560721" calcext:value-type="float">
            <text:p>0.3560721</text:p>
          </table:table-cell>
          <table:table-cell office:value-type="float" office:value="0.3777345" calcext:value-type="float">
            <text:p>0.3777345</text:p>
          </table:table-cell>
          <table:table-cell office:value-type="float" office:value="0.3953764" calcext:value-type="float">
            <text:p>0.395376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718E-015" calcext:value-type="float">
            <text:p>1.932718E-15</text:p>
          </table:table-cell>
          <table:table-cell office:value-type="float" office:value="1.995046E-015" calcext:value-type="float">
            <text:p>1.995046E-15</text:p>
          </table:table-cell>
          <table:table-cell office:value-type="float" office:value="1.943996E-015" calcext:value-type="float">
            <text:p>1.943996E-15</text:p>
          </table:table-cell>
          <table:table-cell office:value-type="float" office:value="1.920561E-015" calcext:value-type="float">
            <text:p>1.920561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902229" calcext:value-type="float">
            <text:p>-0.003902229</text:p>
          </table:table-cell>
          <table:table-cell office:value-type="float" office:value="-0.003807906" calcext:value-type="float">
            <text:p>-0.003807906</text:p>
          </table:table-cell>
          <table:table-cell office:value-type="float" office:value="-0.007219348" calcext:value-type="float">
            <text:p>-0.007219348</text:p>
          </table:table-cell>
          <table:table-cell office:value-type="float" office:value="-0.119134" calcext:value-type="float">
            <text:p>-0.119134</text:p>
          </table:table-cell>
          <table:table-cell office:value-type="float" office:value="-0.3668058" calcext:value-type="float">
            <text:p>-0.3668058</text:p>
          </table:table-cell>
          <table:table-cell office:value-type="float" office:value="-0.4654021" calcext:value-type="float">
            <text:p>-0.4654021</text:p>
          </table:table-cell>
          <table:table-cell office:value-type="float" office:value="-0.01349149" calcext:value-type="float">
            <text:p>-0.01349149</text:p>
          </table:table-cell>
          <table:table-cell office:value-type="float" office:value="-0.06549283" calcext:value-type="float">
            <text:p>-0.06549283</text:p>
          </table:table-cell>
          <table:table-cell office:value-type="float" office:value="-0.05354715" calcext:value-type="float">
            <text:p>-0.05354715</text:p>
          </table:table-cell>
          <table:table-cell office:value-type="float" office:value="-0.02710662" calcext:value-type="float">
            <text:p>-0.02710662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03963809" calcext:value-type="float">
            <text:p>-0.003963809</text:p>
          </table:table-cell>
          <table:table-cell office:value-type="float" office:value="0.005376993" calcext:value-type="float">
            <text:p>0.00537699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15855" calcext:value-type="float">
            <text:p>-2.31585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8082004" calcext:value-type="float">
            <text:p>18082004</text:p>
          </table:table-cell>
          <table:table-cell office:value-type="float" office:value="550.9051" calcext:value-type="float">
            <text:p>550.9051</text:p>
          </table:table-cell>
          <table:table-cell office:value-type="float" office:value="494.942" calcext:value-type="float">
            <text:p>494.942</text:p>
          </table:table-cell>
          <table:table-cell office:value-type="float" office:value="58.30868" calcext:value-type="float">
            <text:p>58.30868</text:p>
          </table:table-cell>
          <table:table-cell office:value-type="float" office:value="1043.569" calcext:value-type="float">
            <text:p>1043.569</text:p>
          </table:table-cell>
          <table:table-cell office:value-type="float" office:value="46.8065" calcext:value-type="float">
            <text:p>46.8065</text:p>
          </table:table-cell>
          <table:table-cell office:value-type="float" office:value="0" calcext:value-type="float">
            <text:p>0</text:p>
          </table:table-cell>
          <table:table-cell office:value-type="float" office:value="0.3544835" calcext:value-type="float">
            <text:p>0.3544835</text:p>
          </table:table-cell>
          <table:table-cell office:value-type="float" office:value="0.358143" calcext:value-type="float">
            <text:p>0.358143</text:p>
          </table:table-cell>
          <table:table-cell office:value-type="float" office:value="0.3620215" calcext:value-type="float">
            <text:p>0.3620215</text:p>
          </table:table-cell>
          <table:table-cell office:value-type="float" office:value="0.2616101" calcext:value-type="float">
            <text:p>0.2616101</text:p>
          </table:table-cell>
          <table:table-cell office:value-type="float" office:value="0.2275434" calcext:value-type="float">
            <text:p>0.2275434</text:p>
          </table:table-cell>
          <table:table-cell office:value-type="float" office:value="0.191084" calcext:value-type="float">
            <text:p>0.191084</text:p>
          </table:table-cell>
          <table:table-cell office:value-type="float" office:value="0.2830783" calcext:value-type="float">
            <text:p>0.2830783</text:p>
          </table:table-cell>
          <table:table-cell office:value-type="float" office:value="0.3326597" calcext:value-type="float">
            <text:p>0.3326597</text:p>
          </table:table-cell>
          <table:table-cell office:value-type="float" office:value="0.3285431" calcext:value-type="float">
            <text:p>0.3285431</text:p>
          </table:table-cell>
          <table:table-cell office:value-type="float" office:value="0.3560108" calcext:value-type="float">
            <text:p>0.3560108</text:p>
          </table:table-cell>
          <table:table-cell office:value-type="float" office:value="0.3775645" calcext:value-type="float">
            <text:p>0.3775645</text:p>
          </table:table-cell>
          <table:table-cell office:value-type="float" office:value="0.3952557" calcext:value-type="float">
            <text:p>0.395255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947E-015" calcext:value-type="float">
            <text:p>1.932947E-15</text:p>
          </table:table-cell>
          <table:table-cell office:value-type="float" office:value="1.99502E-015" calcext:value-type="float">
            <text:p>1.99502E-15</text:p>
          </table:table-cell>
          <table:table-cell office:value-type="float" office:value="1.943982E-015" calcext:value-type="float">
            <text:p>1.943982E-15</text:p>
          </table:table-cell>
          <table:table-cell office:value-type="float" office:value="1.92055E-015" calcext:value-type="float">
            <text:p>1.92055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9E-030" calcext:value-type="float">
            <text:p>4.92048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65236" calcext:value-type="float">
            <text:p>-0.01265236</text:p>
          </table:table-cell>
          <table:table-cell office:value-type="float" office:value="-0.01185465" calcext:value-type="float">
            <text:p>-0.01185465</text:p>
          </table:table-cell>
          <table:table-cell office:value-type="float" office:value="-0.01108126" calcext:value-type="float">
            <text:p>-0.01108126</text:p>
          </table:table-cell>
          <table:table-cell office:value-type="float" office:value="-0.1031446" calcext:value-type="float">
            <text:p>-0.1031446</text:p>
          </table:table-cell>
          <table:table-cell office:value-type="float" office:value="-0.3016883" calcext:value-type="float">
            <text:p>-0.3016883</text:p>
          </table:table-cell>
          <table:table-cell office:value-type="float" office:value="-0.4478194" calcext:value-type="float">
            <text:p>-0.4478194</text:p>
          </table:table-cell>
          <table:table-cell office:value-type="float" office:value="-0.02035186" calcext:value-type="float">
            <text:p>-0.02035186</text:p>
          </table:table-cell>
          <table:table-cell office:value-type="float" office:value="-0.06133766" calcext:value-type="float">
            <text:p>-0.06133766</text:p>
          </table:table-cell>
          <table:table-cell office:value-type="float" office:value="-0.05354298" calcext:value-type="float">
            <text:p>-0.05354298</text:p>
          </table:table-cell>
          <table:table-cell office:value-type="float" office:value="-0.02718652" calcext:value-type="float">
            <text:p>-0.02718652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1283434" calcext:value-type="float">
            <text:p>-0.01283434</text:p>
          </table:table-cell>
          <table:table-cell office:value-type="float" office:value="0.005187836" calcext:value-type="float">
            <text:p>0.00518783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19597" calcext:value-type="float">
            <text:p>-2.31959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082004" calcext:value-type="float">
            <text:p>19082004</text:p>
          </table:table-cell>
          <table:table-cell office:value-type="float" office:value="550.9051" calcext:value-type="float">
            <text:p>550.9051</text:p>
          </table:table-cell>
          <table:table-cell office:value-type="float" office:value="499.105" calcext:value-type="float">
            <text:p>499.105</text:p>
          </table:table-cell>
          <table:table-cell office:value-type="float" office:value="58.30868" calcext:value-type="float">
            <text:p>58.30868</text:p>
          </table:table-cell>
          <table:table-cell office:value-type="float" office:value="1039.406" calcext:value-type="float">
            <text:p>1039.406</text:p>
          </table:table-cell>
          <table:table-cell office:value-type="float" office:value="46.8065" calcext:value-type="float">
            <text:p>46.8065</text:p>
          </table:table-cell>
          <table:table-cell office:value-type="float" office:value="0" calcext:value-type="float">
            <text:p>0</text:p>
          </table:table-cell>
          <table:table-cell office:value-type="float" office:value="0.3095911" calcext:value-type="float">
            <text:p>0.3095911</text:p>
          </table:table-cell>
          <table:table-cell office:value-type="float" office:value="0.3167936" calcext:value-type="float">
            <text:p>0.3167936</text:p>
          </table:table-cell>
          <table:table-cell office:value-type="float" office:value="0.3214682" calcext:value-type="float">
            <text:p>0.3214682</text:p>
          </table:table-cell>
          <table:table-cell office:value-type="float" office:value="0.2683875" calcext:value-type="float">
            <text:p>0.2683875</text:p>
          </table:table-cell>
          <table:table-cell office:value-type="float" office:value="0.2344529" calcext:value-type="float">
            <text:p>0.2344529</text:p>
          </table:table-cell>
          <table:table-cell office:value-type="float" office:value="0.1921523" calcext:value-type="float">
            <text:p>0.1921523</text:p>
          </table:table-cell>
          <table:table-cell office:value-type="float" office:value="0.2717071" calcext:value-type="float">
            <text:p>0.2717071</text:p>
          </table:table-cell>
          <table:table-cell office:value-type="float" office:value="0.334561" calcext:value-type="float">
            <text:p>0.334561</text:p>
          </table:table-cell>
          <table:table-cell office:value-type="float" office:value="0.3286574" calcext:value-type="float">
            <text:p>0.3286574</text:p>
          </table:table-cell>
          <table:table-cell office:value-type="float" office:value="0.3559866" calcext:value-type="float">
            <text:p>0.3559866</text:p>
          </table:table-cell>
          <table:table-cell office:value-type="float" office:value="0.3774415" calcext:value-type="float">
            <text:p>0.3774415</text:p>
          </table:table-cell>
          <table:table-cell office:value-type="float" office:value="0.3951365" calcext:value-type="float">
            <text:p>0.395136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3108E-015" calcext:value-type="float">
            <text:p>1.933108E-15</text:p>
          </table:table-cell>
          <table:table-cell office:value-type="float" office:value="1.995001E-015" calcext:value-type="float">
            <text:p>1.995001E-15</text:p>
          </table:table-cell>
          <table:table-cell office:value-type="float" office:value="1.943975E-015" calcext:value-type="float">
            <text:p>1.943975E-15</text:p>
          </table:table-cell>
          <table:table-cell office:value-type="float" office:value="1.920536E-015" calcext:value-type="float">
            <text:p>1.920536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9E-030" calcext:value-type="float">
            <text:p>4.92048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905977" calcext:value-type="float">
            <text:p>-0.02905977</text:p>
          </table:table-cell>
          <table:table-cell office:value-type="float" office:value="-0.0251692" calcext:value-type="float">
            <text:p>-0.0251692</text:p>
          </table:table-cell>
          <table:table-cell office:value-type="float" office:value="-0.02295574" calcext:value-type="float">
            <text:p>-0.02295574</text:p>
          </table:table-cell>
          <table:table-cell office:value-type="float" office:value="-0.08466766" calcext:value-type="float">
            <text:p>-0.08466766</text:p>
          </table:table-cell>
          <table:table-cell office:value-type="float" office:value="-0.2396623" calcext:value-type="float">
            <text:p>-0.2396623</text:p>
          </table:table-cell>
          <table:table-cell office:value-type="float" office:value="-0.4291051" calcext:value-type="float">
            <text:p>-0.4291051</text:p>
          </table:table-cell>
          <table:table-cell office:value-type="float" office:value="-0.02869947" calcext:value-type="float">
            <text:p>-0.02869947</text:p>
          </table:table-cell>
          <table:table-cell office:value-type="float" office:value="-0.05833999" calcext:value-type="float">
            <text:p>-0.05833999</text:p>
          </table:table-cell>
          <table:table-cell office:value-type="float" office:value="-0.05336979" calcext:value-type="float">
            <text:p>-0.05336979</text:p>
          </table:table-cell>
          <table:table-cell office:value-type="float" office:value="-0.0272182" calcext:value-type="float">
            <text:p>-0.0272182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2967284" calcext:value-type="float">
            <text:p>-0.02967284</text:p>
          </table:table-cell>
          <table:table-cell office:value-type="float" office:value="0.005070505" calcext:value-type="float">
            <text:p>0.00507050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3282" calcext:value-type="float">
            <text:p>-2.32328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082004" calcext:value-type="float">
            <text:p>20082004</text:p>
          </table:table-cell>
          <table:table-cell office:value-type="float" office:value="550.9051" calcext:value-type="float">
            <text:p>550.9051</text:p>
          </table:table-cell>
          <table:table-cell office:value-type="float" office:value="504.6817" calcext:value-type="float">
            <text:p>504.6817</text:p>
          </table:table-cell>
          <table:table-cell office:value-type="float" office:value="58.30868" calcext:value-type="float">
            <text:p>58.30868</text:p>
          </table:table-cell>
          <table:table-cell office:value-type="float" office:value="1033.83" calcext:value-type="float">
            <text:p>1033.83</text:p>
          </table:table-cell>
          <table:table-cell office:value-type="float" office:value="46.8065" calcext:value-type="float">
            <text:p>46.8065</text:p>
          </table:table-cell>
          <table:table-cell office:value-type="float" office:value="0" calcext:value-type="float">
            <text:p>0</text:p>
          </table:table-cell>
          <table:table-cell office:value-type="float" office:value="0.2444274" calcext:value-type="float">
            <text:p>0.2444274</text:p>
          </table:table-cell>
          <table:table-cell office:value-type="float" office:value="0.2716759" calcext:value-type="float">
            <text:p>0.2716759</text:p>
          </table:table-cell>
          <table:table-cell office:value-type="float" office:value="0.2845128" calcext:value-type="float">
            <text:p>0.2845128</text:p>
          </table:table-cell>
          <table:table-cell office:value-type="float" office:value="0.2642569" calcext:value-type="float">
            <text:p>0.2642569</text:p>
          </table:table-cell>
          <table:table-cell office:value-type="float" office:value="0.2373053" calcext:value-type="float">
            <text:p>0.2373053</text:p>
          </table:table-cell>
          <table:table-cell office:value-type="float" office:value="0.1930185" calcext:value-type="float">
            <text:p>0.1930185</text:p>
          </table:table-cell>
          <table:table-cell office:value-type="float" office:value="0.2612085" calcext:value-type="float">
            <text:p>0.2612085</text:p>
          </table:table-cell>
          <table:table-cell office:value-type="float" office:value="0.3353186" calcext:value-type="float">
            <text:p>0.3353186</text:p>
          </table:table-cell>
          <table:table-cell office:value-type="float" office:value="0.3286285" calcext:value-type="float">
            <text:p>0.3286285</text:p>
          </table:table-cell>
          <table:table-cell office:value-type="float" office:value="0.3558601" calcext:value-type="float">
            <text:p>0.3558601</text:p>
          </table:table-cell>
          <table:table-cell office:value-type="float" office:value="0.3772218" calcext:value-type="float">
            <text:p>0.3772218</text:p>
          </table:table-cell>
          <table:table-cell office:value-type="float" office:value="0.3949694" calcext:value-type="float">
            <text:p>0.394969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3258E-015" calcext:value-type="float">
            <text:p>1.933258E-15</text:p>
          </table:table-cell>
          <table:table-cell office:value-type="float" office:value="1.994983E-015" calcext:value-type="float">
            <text:p>1.994983E-15</text:p>
          </table:table-cell>
          <table:table-cell office:value-type="float" office:value="1.943971E-015" calcext:value-type="float">
            <text:p>1.943971E-15</text:p>
          </table:table-cell>
          <table:table-cell office:value-type="float" office:value="1.920523E-015" calcext:value-type="float">
            <text:p>1.920523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9E-030" calcext:value-type="float">
            <text:p>4.92048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734871" calcext:value-type="float">
            <text:p>-0.1734871</text:p>
          </table:table-cell>
          <table:table-cell office:value-type="float" office:value="-0.07678026" calcext:value-type="float">
            <text:p>-0.07678026</text:p>
          </table:table-cell>
          <table:table-cell office:value-type="float" office:value="-0.05364375" calcext:value-type="float">
            <text:p>-0.05364375</text:p>
          </table:table-cell>
          <table:table-cell office:value-type="float" office:value="-0.09513117" calcext:value-type="float">
            <text:p>-0.09513117</text:p>
          </table:table-cell>
          <table:table-cell office:value-type="float" office:value="-0.2183193" calcext:value-type="float">
            <text:p>-0.2183193</text:p>
          </table:table-cell>
          <table:table-cell office:value-type="float" office:value="-0.4146193" calcext:value-type="float">
            <text:p>-0.4146193</text:p>
          </table:table-cell>
          <table:table-cell office:value-type="float" office:value="-0.03882612" calcext:value-type="float">
            <text:p>-0.03882612</text:p>
          </table:table-cell>
          <table:table-cell office:value-type="float" office:value="-0.05717865" calcext:value-type="float">
            <text:p>-0.05717865</text:p>
          </table:table-cell>
          <table:table-cell office:value-type="float" office:value="-0.05341363" calcext:value-type="float">
            <text:p>-0.05341363</text:p>
          </table:table-cell>
          <table:table-cell office:value-type="float" office:value="-0.02738385" calcext:value-type="float">
            <text:p>-0.02738385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2272446" calcext:value-type="float">
            <text:p>-0.2272446</text:p>
          </table:table-cell>
          <table:table-cell office:value-type="float" office:value="0.004956633" calcext:value-type="float">
            <text:p>0.00495663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6934" calcext:value-type="float">
            <text:p>-2.32693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082004" calcext:value-type="float">
            <text:p>21082004</text:p>
          </table:table-cell>
          <table:table-cell office:value-type="float" office:value="550.9051" calcext:value-type="float">
            <text:p>550.9051</text:p>
          </table:table-cell>
          <table:table-cell office:value-type="float" office:value="510.4583" calcext:value-type="float">
            <text:p>510.4583</text:p>
          </table:table-cell>
          <table:table-cell office:value-type="float" office:value="58.30868" calcext:value-type="float">
            <text:p>58.30868</text:p>
          </table:table-cell>
          <table:table-cell office:value-type="float" office:value="1028.053" calcext:value-type="float">
            <text:p>1028.053</text:p>
          </table:table-cell>
          <table:table-cell office:value-type="float" office:value="46.8065" calcext:value-type="float">
            <text:p>46.8065</text:p>
          </table:table-cell>
          <table:table-cell office:value-type="float" office:value="0" calcext:value-type="float">
            <text:p>0</text:p>
          </table:table-cell>
          <table:table-cell office:value-type="float" office:value="0.1755906" calcext:value-type="float">
            <text:p>0.1755906</text:p>
          </table:table-cell>
          <table:table-cell office:value-type="float" office:value="0.2334683" calcext:value-type="float">
            <text:p>0.2334683</text:p>
          </table:table-cell>
          <table:table-cell office:value-type="float" office:value="0.2558739" calcext:value-type="float">
            <text:p>0.2558739</text:p>
          </table:table-cell>
          <table:table-cell office:value-type="float" office:value="0.2517621" calcext:value-type="float">
            <text:p>0.2517621</text:p>
          </table:table-cell>
          <table:table-cell office:value-type="float" office:value="0.2337986" calcext:value-type="float">
            <text:p>0.2337986</text:p>
          </table:table-cell>
          <table:table-cell office:value-type="float" office:value="0.1934383" calcext:value-type="float">
            <text:p>0.1934383</text:p>
          </table:table-cell>
          <table:table-cell office:value-type="float" office:value="0.252543" calcext:value-type="float">
            <text:p>0.252543</text:p>
          </table:table-cell>
          <table:table-cell office:value-type="float" office:value="0.3348861" calcext:value-type="float">
            <text:p>0.3348861</text:p>
          </table:table-cell>
          <table:table-cell office:value-type="float" office:value="0.3284531" calcext:value-type="float">
            <text:p>0.3284531</text:p>
          </table:table-cell>
          <table:table-cell office:value-type="float" office:value="0.3556463" calcext:value-type="float">
            <text:p>0.3556463</text:p>
          </table:table-cell>
          <table:table-cell office:value-type="float" office:value="0.3769187" calcext:value-type="float">
            <text:p>0.3769187</text:p>
          </table:table-cell>
          <table:table-cell office:value-type="float" office:value="0.3947617" calcext:value-type="float">
            <text:p>0.394761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3404E-015" calcext:value-type="float">
            <text:p>1.933404E-15</text:p>
          </table:table-cell>
          <table:table-cell office:value-type="float" office:value="1.994966E-015" calcext:value-type="float">
            <text:p>1.994966E-15</text:p>
          </table:table-cell>
          <table:table-cell office:value-type="float" office:value="1.943965E-015" calcext:value-type="float">
            <text:p>1.943965E-15</text:p>
          </table:table-cell>
          <table:table-cell office:value-type="float" office:value="1.920512E-015" calcext:value-type="float">
            <text:p>1.920512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2899" calcext:value-type="float">
            <text:p>-2.22899</text:p>
          </table:table-cell>
          <table:table-cell office:value-type="float" office:value="-0.2467209" calcext:value-type="float">
            <text:p>-0.2467209</text:p>
          </table:table-cell>
          <table:table-cell office:value-type="float" office:value="-0.1216907" calcext:value-type="float">
            <text:p>-0.1216907</text:p>
          </table:table-cell>
          <table:table-cell office:value-type="float" office:value="-0.138002" calcext:value-type="float">
            <text:p>-0.138002</text:p>
          </table:table-cell>
          <table:table-cell office:value-type="float" office:value="-0.2444844" calcext:value-type="float">
            <text:p>-0.2444844</text:p>
          </table:table-cell>
          <table:table-cell office:value-type="float" office:value="-0.4077482" calcext:value-type="float">
            <text:p>-0.4077482</text:p>
          </table:table-cell>
          <table:table-cell office:value-type="float" office:value="-0.04939224" calcext:value-type="float">
            <text:p>-0.04939224</text:p>
          </table:table-cell>
          <table:table-cell office:value-type="float" office:value="-0.0578124" calcext:value-type="float">
            <text:p>-0.0578124</text:p>
          </table:table-cell>
          <table:table-cell office:value-type="float" office:value="-0.05367833" calcext:value-type="float">
            <text:p>-0.05367833</text:p>
          </table:table-cell>
          <table:table-cell office:value-type="float" office:value="-0.02766568" calcext:value-type="float">
            <text:p>-0.02766568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4.66578" calcext:value-type="float">
            <text:p>-4.66578</text:p>
          </table:table-cell>
          <table:table-cell office:value-type="float" office:value="0.004892029" calcext:value-type="float">
            <text:p>0.00489202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30617" calcext:value-type="float">
            <text:p>-2.33061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082004" calcext:value-type="float">
            <text:p>22082004</text:p>
          </table:table-cell>
          <table:table-cell office:value-type="float" office:value="550.9051" calcext:value-type="float">
            <text:p>550.9051</text:p>
          </table:table-cell>
          <table:table-cell office:value-type="float" office:value="516.3732" calcext:value-type="float">
            <text:p>516.3732</text:p>
          </table:table-cell>
          <table:table-cell office:value-type="float" office:value="58.30868" calcext:value-type="float">
            <text:p>58.30868</text:p>
          </table:table-cell>
          <table:table-cell office:value-type="float" office:value="1022.138" calcext:value-type="float">
            <text:p>1022.138</text:p>
          </table:table-cell>
          <table:table-cell office:value-type="float" office:value="46.8065" calcext:value-type="float">
            <text:p>46.8065</text:p>
          </table:table-cell>
          <table:table-cell office:value-type="float" office:value="0" calcext:value-type="float">
            <text:p>0</text:p>
          </table:table-cell>
          <table:table-cell office:value-type="float" office:value="0.1464294" calcext:value-type="float">
            <text:p>0.1464294</text:p>
          </table:table-cell>
          <table:table-cell office:value-type="float" office:value="0.2065723" calcext:value-type="float">
            <text:p>0.2065723</text:p>
          </table:table-cell>
          <table:table-cell office:value-type="float" office:value="0.2292276" calcext:value-type="float">
            <text:p>0.2292276</text:p>
          </table:table-cell>
          <table:table-cell office:value-type="float" office:value="0.2340747" calcext:value-type="float">
            <text:p>0.2340747</text:p>
          </table:table-cell>
          <table:table-cell office:value-type="float" office:value="0.2231873" calcext:value-type="float">
            <text:p>0.2231873</text:p>
          </table:table-cell>
          <table:table-cell office:value-type="float" office:value="0.1927345" calcext:value-type="float">
            <text:p>0.1927345</text:p>
          </table:table-cell>
          <table:table-cell office:value-type="float" office:value="0.2435834" calcext:value-type="float">
            <text:p>0.2435834</text:p>
          </table:table-cell>
          <table:table-cell office:value-type="float" office:value="0.3330577" calcext:value-type="float">
            <text:p>0.3330577</text:p>
          </table:table-cell>
          <table:table-cell office:value-type="float" office:value="0.3279082" calcext:value-type="float">
            <text:p>0.3279082</text:p>
          </table:table-cell>
          <table:table-cell office:value-type="float" office:value="0.3552362" calcext:value-type="float">
            <text:p>0.3552362</text:p>
          </table:table-cell>
          <table:table-cell office:value-type="float" office:value="0.3764288" calcext:value-type="float">
            <text:p>0.3764288</text:p>
          </table:table-cell>
          <table:table-cell office:value-type="float" office:value="0.3944786" calcext:value-type="float">
            <text:p>0.394478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33556E-015" calcext:value-type="float">
            <text:p>1.933556E-15</text:p>
          </table:table-cell>
          <table:table-cell office:value-type="float" office:value="1.994948E-015" calcext:value-type="float">
            <text:p>1.994948E-15</text:p>
          </table:table-cell>
          <table:table-cell office:value-type="float" office:value="1.943961E-015" calcext:value-type="float">
            <text:p>1.943961E-15</text:p>
          </table:table-cell>
          <table:table-cell office:value-type="float" office:value="1.920498E-015" calcext:value-type="float">
            <text:p>1.920498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9E-030" calcext:value-type="float">
            <text:p>4.92048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160847" calcext:value-type="float">
            <text:p>-9.160847</text:p>
          </table:table-cell>
          <table:table-cell office:value-type="float" office:value="-0.6342171" calcext:value-type="float">
            <text:p>-0.6342171</text:p>
          </table:table-cell>
          <table:table-cell office:value-type="float" office:value="-0.2840547" calcext:value-type="float">
            <text:p>-0.2840547</text:p>
          </table:table-cell>
          <table:table-cell office:value-type="float" office:value="-0.2417513" calcext:value-type="float">
            <text:p>-0.2417513</text:p>
          </table:table-cell>
          <table:table-cell office:value-type="float" office:value="-0.3493726" calcext:value-type="float">
            <text:p>-0.3493726</text:p>
          </table:table-cell>
          <table:table-cell office:value-type="float" office:value="-0.4192399" calcext:value-type="float">
            <text:p>-0.4192399</text:p>
          </table:table-cell>
          <table:table-cell office:value-type="float" office:value="-0.06388629" calcext:value-type="float">
            <text:p>-0.06388629</text:p>
          </table:table-cell>
          <table:table-cell office:value-type="float" office:value="-0.06063655" calcext:value-type="float">
            <text:p>-0.06063655</text:p>
          </table:table-cell>
          <table:table-cell office:value-type="float" office:value="-0.05451309" calcext:value-type="float">
            <text:p>-0.05451309</text:p>
          </table:table-cell>
          <table:table-cell office:value-type="float" office:value="-0.02821515" calcext:value-type="float">
            <text:p>-0.02821515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16.91948" calcext:value-type="float">
            <text:p>-16.91948</text:p>
          </table:table-cell>
          <table:table-cell office:value-type="float" office:value="0.004845538" calcext:value-type="float">
            <text:p>0.00484553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344" calcext:value-type="float">
            <text:p>-2.334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082004" calcext:value-type="float">
            <text:p>23082004</text:p>
          </table:table-cell>
          <table:table-cell office:value-type="float" office:value="550.9051" calcext:value-type="float">
            <text:p>550.9051</text:p>
          </table:table-cell>
          <table:table-cell office:value-type="float" office:value="520.2696" calcext:value-type="float">
            <text:p>520.2696</text:p>
          </table:table-cell>
          <table:table-cell office:value-type="float" office:value="58.30868" calcext:value-type="float">
            <text:p>58.30868</text:p>
          </table:table-cell>
          <table:table-cell office:value-type="float" office:value="1018.242" calcext:value-type="float">
            <text:p>1018.242</text:p>
          </table:table-cell>
          <table:table-cell office:value-type="float" office:value="46.8065" calcext:value-type="float">
            <text:p>46.8065</text:p>
          </table:table-cell>
          <table:table-cell office:value-type="float" office:value="0" calcext:value-type="float">
            <text:p>0</text:p>
          </table:table-cell>
          <table:table-cell office:value-type="float" office:value="0.1495938" calcext:value-type="float">
            <text:p>0.1495938</text:p>
          </table:table-cell>
          <table:table-cell office:value-type="float" office:value="0.2011427" calcext:value-type="float">
            <text:p>0.2011427</text:p>
          </table:table-cell>
          <table:table-cell office:value-type="float" office:value="0.2142597" calcext:value-type="float">
            <text:p>0.2142597</text:p>
          </table:table-cell>
          <table:table-cell office:value-type="float" office:value="0.2213853" calcext:value-type="float">
            <text:p>0.2213853</text:p>
          </table:table-cell>
          <table:table-cell office:value-type="float" office:value="0.2150954" calcext:value-type="float">
            <text:p>0.2150954</text:p>
          </table:table-cell>
          <table:table-cell office:value-type="float" office:value="0.1918766" calcext:value-type="float">
            <text:p>0.1918766</text:p>
          </table:table-cell>
          <table:table-cell office:value-type="float" office:value="0.2357926" calcext:value-type="float">
            <text:p>0.2357926</text:p>
          </table:table-cell>
          <table:table-cell office:value-type="float" office:value="0.3306539" calcext:value-type="float">
            <text:p>0.3306539</text:p>
          </table:table-cell>
          <table:table-cell office:value-type="float" office:value="0.3272073" calcext:value-type="float">
            <text:p>0.3272073</text:p>
          </table:table-cell>
          <table:table-cell office:value-type="float" office:value="0.3547097" calcext:value-type="float">
            <text:p>0.3547097</text:p>
          </table:table-cell>
          <table:table-cell office:value-type="float" office:value="0.3760276" calcext:value-type="float">
            <text:p>0.3760276</text:p>
          </table:table-cell>
          <table:table-cell office:value-type="float" office:value="0.3941684" calcext:value-type="float">
            <text:p>0.39416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372E-015" calcext:value-type="float">
            <text:p>1.93372E-15</text:p>
          </table:table-cell>
          <table:table-cell office:value-type="float" office:value="1.994931E-015" calcext:value-type="float">
            <text:p>1.994931E-15</text:p>
          </table:table-cell>
          <table:table-cell office:value-type="float" office:value="1.943952E-015" calcext:value-type="float">
            <text:p>1.943952E-15</text:p>
          </table:table-cell>
          <table:table-cell office:value-type="float" office:value="1.920485E-015" calcext:value-type="float">
            <text:p>1.920485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52901" calcext:value-type="float">
            <text:p>-7.752901</text:p>
          </table:table-cell>
          <table:table-cell office:value-type="float" office:value="-0.7789811" calcext:value-type="float">
            <text:p>-0.7789811</text:p>
          </table:table-cell>
          <table:table-cell office:value-type="float" office:value="-0.4780703" calcext:value-type="float">
            <text:p>-0.4780703</text:p>
          </table:table-cell>
          <table:table-cell office:value-type="float" office:value="-0.3714875" calcext:value-type="float">
            <text:p>-0.3714875</text:p>
          </table:table-cell>
          <table:table-cell office:value-type="float" office:value="-0.4642095" calcext:value-type="float">
            <text:p>-0.4642095</text:p>
          </table:table-cell>
          <table:table-cell office:value-type="float" office:value="-0.4337403" calcext:value-type="float">
            <text:p>-0.4337403</text:p>
          </table:table-cell>
          <table:table-cell office:value-type="float" office:value="-0.0805484" calcext:value-type="float">
            <text:p>-0.0805484</text:p>
          </table:table-cell>
          <table:table-cell office:value-type="float" office:value="-0.0646043" calcext:value-type="float">
            <text:p>-0.0646043</text:p>
          </table:table-cell>
          <table:table-cell office:value-type="float" office:value="-0.05561152" calcext:value-type="float">
            <text:p>-0.05561152</text:p>
          </table:table-cell>
          <table:table-cell office:value-type="float" office:value="-0.02893874" calcext:value-type="float">
            <text:p>-0.02893874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12.88161" calcext:value-type="float">
            <text:p>-12.88161</text:p>
          </table:table-cell>
          <table:table-cell office:value-type="float" office:value="0.004809261" calcext:value-type="float">
            <text:p>0.00480926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38272" calcext:value-type="float">
            <text:p>-2.33827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082004" calcext:value-type="float">
            <text:p>24082004</text:p>
          </table:table-cell>
          <table:table-cell office:value-type="float" office:value="552.7051" calcext:value-type="float">
            <text:p>552.7051</text:p>
          </table:table-cell>
          <table:table-cell office:value-type="float" office:value="525.0444" calcext:value-type="float">
            <text:p>525.0444</text:p>
          </table:table-cell>
          <table:table-cell office:value-type="float" office:value="58.30868" calcext:value-type="float">
            <text:p>58.30868</text:p>
          </table:table-cell>
          <table:table-cell office:value-type="float" office:value="1015.263" calcext:value-type="float">
            <text:p>1015.263</text:p>
          </table:table-cell>
          <table:table-cell office:value-type="float" office:value="46.81095" calcext:value-type="float">
            <text:p>46.81095</text:p>
          </table:table-cell>
          <table:table-cell office:value-type="float" office:value="0" calcext:value-type="float">
            <text:p>0</text:p>
          </table:table-cell>
          <table:table-cell office:value-type="float" office:value="0.1656524" calcext:value-type="float">
            <text:p>0.1656524</text:p>
          </table:table-cell>
          <table:table-cell office:value-type="float" office:value="0.1978575" calcext:value-type="float">
            <text:p>0.1978575</text:p>
          </table:table-cell>
          <table:table-cell office:value-type="float" office:value="0.206146" calcext:value-type="float">
            <text:p>0.206146</text:p>
          </table:table-cell>
          <table:table-cell office:value-type="float" office:value="0.2129767" calcext:value-type="float">
            <text:p>0.2129767</text:p>
          </table:table-cell>
          <table:table-cell office:value-type="float" office:value="0.2092628" calcext:value-type="float">
            <text:p>0.2092628</text:p>
          </table:table-cell>
          <table:table-cell office:value-type="float" office:value="0.1908091" calcext:value-type="float">
            <text:p>0.1908091</text:p>
          </table:table-cell>
          <table:table-cell office:value-type="float" office:value="0.2293322" calcext:value-type="float">
            <text:p>0.2293322</text:p>
          </table:table-cell>
          <table:table-cell office:value-type="float" office:value="0.3281603" calcext:value-type="float">
            <text:p>0.3281603</text:p>
          </table:table-cell>
          <table:table-cell office:value-type="float" office:value="0.3264871" calcext:value-type="float">
            <text:p>0.3264871</text:p>
          </table:table-cell>
          <table:table-cell office:value-type="float" office:value="0.3542044" calcext:value-type="float">
            <text:p>0.3542044</text:p>
          </table:table-cell>
          <table:table-cell office:value-type="float" office:value="0.3756346" calcext:value-type="float">
            <text:p>0.3756346</text:p>
          </table:table-cell>
          <table:table-cell office:value-type="float" office:value="0.393855" calcext:value-type="float">
            <text:p>0.39385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3884E-015" calcext:value-type="float">
            <text:p>1.933884E-15</text:p>
          </table:table-cell>
          <table:table-cell office:value-type="float" office:value="1.994914E-015" calcext:value-type="float">
            <text:p>1.994914E-15</text:p>
          </table:table-cell>
          <table:table-cell office:value-type="float" office:value="1.943942E-015" calcext:value-type="float">
            <text:p>1.943942E-15</text:p>
          </table:table-cell>
          <table:table-cell office:value-type="float" office:value="1.920473E-015" calcext:value-type="float">
            <text:p>1.920473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4E-016" calcext:value-type="float">
            <text:p>9.669074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96056" calcext:value-type="float">
            <text:p>-3.496056</text:p>
          </table:table-cell>
          <table:table-cell office:value-type="float" office:value="-0.8846311" calcext:value-type="float">
            <text:p>-0.8846311</text:p>
          </table:table-cell>
          <table:table-cell office:value-type="float" office:value="-0.6439022" calcext:value-type="float">
            <text:p>-0.6439022</text:p>
          </table:table-cell>
          <table:table-cell office:value-type="float" office:value="-0.5006524" calcext:value-type="float">
            <text:p>-0.5006524</text:p>
          </table:table-cell>
          <table:table-cell office:value-type="float" office:value="-0.5737401" calcext:value-type="float">
            <text:p>-0.5737401</text:p>
          </table:table-cell>
          <table:table-cell office:value-type="float" office:value="-0.4526537" calcext:value-type="float">
            <text:p>-0.4526537</text:p>
          </table:table-cell>
          <table:table-cell office:value-type="float" office:value="-0.09818795" calcext:value-type="float">
            <text:p>-0.09818795</text:p>
          </table:table-cell>
          <table:table-cell office:value-type="float" office:value="-0.06903429" calcext:value-type="float">
            <text:p>-0.06903429</text:p>
          </table:table-cell>
          <table:table-cell office:value-type="float" office:value="-0.05676755" calcext:value-type="float">
            <text:p>-0.05676755</text:p>
          </table:table-cell>
          <table:table-cell office:value-type="float" office:value="-0.02965317" calcext:value-type="float">
            <text:p>-0.02965317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6.501715" calcext:value-type="float">
            <text:p>-6.501715</text:p>
          </table:table-cell>
          <table:table-cell office:value-type="float" office:value="0.004737138" calcext:value-type="float">
            <text:p>0.00473713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42193" calcext:value-type="float">
            <text:p>-2.34219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082004" calcext:value-type="float">
            <text:p>25082004</text:p>
          </table:table-cell>
          <table:table-cell office:value-type="float" office:value="588.0052" calcext:value-type="float">
            <text:p>588.0052</text:p>
          </table:table-cell>
          <table:table-cell office:value-type="float" office:value="528.774" calcext:value-type="float">
            <text:p>528.774</text:p>
          </table:table-cell>
          <table:table-cell office:value-type="float" office:value="59.68914" calcext:value-type="float">
            <text:p>59.68914</text:p>
          </table:table-cell>
          <table:table-cell office:value-type="float" office:value="1044.843" calcext:value-type="float">
            <text:p>1044.843</text:p>
          </table:table-cell>
          <table:table-cell office:value-type="float" office:value="47.42096" calcext:value-type="float">
            <text:p>47.42096</text:p>
          </table:table-cell>
          <table:table-cell office:value-type="float" office:value="0" calcext:value-type="float">
            <text:p>0</text:p>
          </table:table-cell>
          <table:table-cell office:value-type="float" office:value="0.4179123" calcext:value-type="float">
            <text:p>0.4179123</text:p>
          </table:table-cell>
          <table:table-cell office:value-type="float" office:value="0.4220311" calcext:value-type="float">
            <text:p>0.4220311</text:p>
          </table:table-cell>
          <table:table-cell office:value-type="float" office:value="0.4297268" calcext:value-type="float">
            <text:p>0.4297268</text:p>
          </table:table-cell>
          <table:table-cell office:value-type="float" office:value="0.2430151" calcext:value-type="float">
            <text:p>0.2430151</text:p>
          </table:table-cell>
          <table:table-cell office:value-type="float" office:value="0.215639" calcext:value-type="float">
            <text:p>0.215639</text:p>
          </table:table-cell>
          <table:table-cell office:value-type="float" office:value="0.1916691" calcext:value-type="float">
            <text:p>0.1916691</text:p>
          </table:table-cell>
          <table:table-cell office:value-type="float" office:value="0.288043" calcext:value-type="float">
            <text:p>0.288043</text:p>
          </table:table-cell>
          <table:table-cell office:value-type="float" office:value="0.3300404" calcext:value-type="float">
            <text:p>0.3300404</text:p>
          </table:table-cell>
          <table:table-cell office:value-type="float" office:value="0.3265926" calcext:value-type="float">
            <text:p>0.3265926</text:p>
          </table:table-cell>
          <table:table-cell office:value-type="float" office:value="0.3541959" calcext:value-type="float">
            <text:p>0.3541959</text:p>
          </table:table-cell>
          <table:table-cell office:value-type="float" office:value="0.3757246" calcext:value-type="float">
            <text:p>0.3757246</text:p>
          </table:table-cell>
          <table:table-cell office:value-type="float" office:value="0.3937123" calcext:value-type="float">
            <text:p>0.393712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3946E-015" calcext:value-type="float">
            <text:p>1.933946E-15</text:p>
          </table:table-cell>
          <table:table-cell office:value-type="float" office:value="1.994918E-015" calcext:value-type="float">
            <text:p>1.994918E-15</text:p>
          </table:table-cell>
          <table:table-cell office:value-type="float" office:value="1.943937E-015" calcext:value-type="float">
            <text:p>1.943937E-15</text:p>
          </table:table-cell>
          <table:table-cell office:value-type="float" office:value="1.920463E-015" calcext:value-type="float">
            <text:p>1.920463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605906" calcext:value-type="float">
            <text:p>-0.004605906</text:p>
          </table:table-cell>
          <table:table-cell office:value-type="float" office:value="-0.004334059" calcext:value-type="float">
            <text:p>-0.004334059</text:p>
          </table:table-cell>
          <table:table-cell office:value-type="float" office:value="-0.003883347" calcext:value-type="float">
            <text:p>-0.003883347</text:p>
          </table:table-cell>
          <table:table-cell office:value-type="float" office:value="-0.181728" calcext:value-type="float">
            <text:p>-0.181728</text:p>
          </table:table-cell>
          <table:table-cell office:value-type="float" office:value="-0.4561601" calcext:value-type="float">
            <text:p>-0.4561601</text:p>
          </table:table-cell>
          <table:table-cell office:value-type="float" office:value="-0.4374264" calcext:value-type="float">
            <text:p>-0.4374264</text:p>
          </table:table-cell>
          <table:table-cell office:value-type="float" office:value="-0.01758631" calcext:value-type="float">
            <text:p>-0.01758631</text:p>
          </table:table-cell>
          <table:table-cell office:value-type="float" office:value="-0.06574974" calcext:value-type="float">
            <text:p>-0.06574974</text:p>
          </table:table-cell>
          <table:table-cell office:value-type="float" office:value="-0.05660675" calcext:value-type="float">
            <text:p>-0.05660675</text:p>
          </table:table-cell>
          <table:table-cell office:value-type="float" office:value="-0.02967073" calcext:value-type="float">
            <text:p>-0.02967073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04669341" calcext:value-type="float">
            <text:p>-0.004669341</text:p>
          </table:table-cell>
          <table:table-cell office:value-type="float" office:value="0.004559651" calcext:value-type="float">
            <text:p>0.00455965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46205" calcext:value-type="float">
            <text:p>-2.34620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6082004" calcext:value-type="float">
            <text:p>26082004</text:p>
          </table:table-cell>
          <table:table-cell office:value-type="float" office:value="588.0052" calcext:value-type="float">
            <text:p>588.0052</text:p>
          </table:table-cell>
          <table:table-cell office:value-type="float" office:value="534.8148" calcext:value-type="float">
            <text:p>534.8148</text:p>
          </table:table-cell>
          <table:table-cell office:value-type="float" office:value="59.68914" calcext:value-type="float">
            <text:p>59.68914</text:p>
          </table:table-cell>
          <table:table-cell office:value-type="float" office:value="1038.802" calcext:value-type="float">
            <text:p>1038.802</text:p>
          </table:table-cell>
          <table:table-cell office:value-type="float" office:value="47.42096" calcext:value-type="float">
            <text:p>47.42096</text:p>
          </table:table-cell>
          <table:table-cell office:value-type="float" office:value="0" calcext:value-type="float">
            <text:p>0</text:p>
          </table:table-cell>
          <table:table-cell office:value-type="float" office:value="0.36714" calcext:value-type="float">
            <text:p>0.36714</text:p>
          </table:table-cell>
          <table:table-cell office:value-type="float" office:value="0.3702796" calcext:value-type="float">
            <text:p>0.3702796</text:p>
          </table:table-cell>
          <table:table-cell office:value-type="float" office:value="0.3743546" calcext:value-type="float">
            <text:p>0.3743546</text:p>
          </table:table-cell>
          <table:table-cell office:value-type="float" office:value="0.2431858" calcext:value-type="float">
            <text:p>0.2431858</text:p>
          </table:table-cell>
          <table:table-cell office:value-type="float" office:value="0.2202231" calcext:value-type="float">
            <text:p>0.2202231</text:p>
          </table:table-cell>
          <table:table-cell office:value-type="float" office:value="0.192303" calcext:value-type="float">
            <text:p>0.192303</text:p>
          </table:table-cell>
          <table:table-cell office:value-type="float" office:value="0.2744731" calcext:value-type="float">
            <text:p>0.2744731</text:p>
          </table:table-cell>
          <table:table-cell office:value-type="float" office:value="0.3319252" calcext:value-type="float">
            <text:p>0.3319252</text:p>
          </table:table-cell>
          <table:table-cell office:value-type="float" office:value="0.3265424" calcext:value-type="float">
            <text:p>0.3265424</text:p>
          </table:table-cell>
          <table:table-cell office:value-type="float" office:value="0.3540755" calcext:value-type="float">
            <text:p>0.3540755</text:p>
          </table:table-cell>
          <table:table-cell office:value-type="float" office:value="0.3756747" calcext:value-type="float">
            <text:p>0.3756747</text:p>
          </table:table-cell>
          <table:table-cell office:value-type="float" office:value="0.3935385" calcext:value-type="float">
            <text:p>0.39353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178E-015" calcext:value-type="float">
            <text:p>1.934178E-15</text:p>
          </table:table-cell>
          <table:table-cell office:value-type="float" office:value="1.994893E-015" calcext:value-type="float">
            <text:p>1.994893E-15</text:p>
          </table:table-cell>
          <table:table-cell office:value-type="float" office:value="1.943922E-015" calcext:value-type="float">
            <text:p>1.943922E-15</text:p>
          </table:table-cell>
          <table:table-cell office:value-type="float" office:value="1.920451E-015" calcext:value-type="float">
            <text:p>1.920451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9E-030" calcext:value-type="float">
            <text:p>4.92048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19728" calcext:value-type="float">
            <text:p>-0.01019728</text:p>
          </table:table-cell>
          <table:table-cell office:value-type="float" office:value="-0.009667333" calcext:value-type="float">
            <text:p>-0.009667333</text:p>
          </table:table-cell>
          <table:table-cell office:value-type="float" office:value="-0.009036625" calcext:value-type="float">
            <text:p>-0.009036625</text:p>
          </table:table-cell>
          <table:table-cell office:value-type="float" office:value="-0.180727" calcext:value-type="float">
            <text:p>-0.180727</text:p>
          </table:table-cell>
          <table:table-cell office:value-type="float" office:value="-0.387849" calcext:value-type="float">
            <text:p>-0.387849</text:p>
          </table:table-cell>
          <table:table-cell office:value-type="float" office:value="-0.4265542" calcext:value-type="float">
            <text:p>-0.4265542</text:p>
          </table:table-cell>
          <table:table-cell office:value-type="float" office:value="-0.0263633" calcext:value-type="float">
            <text:p>-0.0263633</text:p>
          </table:table-cell>
          <table:table-cell office:value-type="float" office:value="-0.06253051" calcext:value-type="float">
            <text:p>-0.06253051</text:p>
          </table:table-cell>
          <table:table-cell office:value-type="float" office:value="-0.05668905" calcext:value-type="float">
            <text:p>-0.05668905</text:p>
          </table:table-cell>
          <table:table-cell office:value-type="float" office:value="-0.02984394" calcext:value-type="float">
            <text:p>-0.02984394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1032144" calcext:value-type="float">
            <text:p>-0.01032144</text:p>
          </table:table-cell>
          <table:table-cell office:value-type="float" office:value="0.00456372" calcext:value-type="float">
            <text:p>0.0045637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50168" calcext:value-type="float">
            <text:p>-2.35016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82004" calcext:value-type="float">
            <text:p>27082004</text:p>
          </table:table-cell>
          <table:table-cell office:value-type="float" office:value="588.0052" calcext:value-type="float">
            <text:p>588.0052</text:p>
          </table:table-cell>
          <table:table-cell office:value-type="float" office:value="541.0351" calcext:value-type="float">
            <text:p>541.0351</text:p>
          </table:table-cell>
          <table:table-cell office:value-type="float" office:value="59.68914" calcext:value-type="float">
            <text:p>59.68914</text:p>
          </table:table-cell>
          <table:table-cell office:value-type="float" office:value="1032.582" calcext:value-type="float">
            <text:p>1032.582</text:p>
          </table:table-cell>
          <table:table-cell office:value-type="float" office:value="47.42096" calcext:value-type="float">
            <text:p>47.42096</text:p>
          </table:table-cell>
          <table:table-cell office:value-type="float" office:value="0" calcext:value-type="float">
            <text:p>0</text:p>
          </table:table-cell>
          <table:table-cell office:value-type="float" office:value="0.3034615" calcext:value-type="float">
            <text:p>0.3034615</text:p>
          </table:table-cell>
          <table:table-cell office:value-type="float" office:value="0.3150449" calcext:value-type="float">
            <text:p>0.3150449</text:p>
          </table:table-cell>
          <table:table-cell office:value-type="float" office:value="0.3258291" calcext:value-type="float">
            <text:p>0.3258291</text:p>
          </table:table-cell>
          <table:table-cell office:value-type="float" office:value="0.2428223" calcext:value-type="float">
            <text:p>0.2428223</text:p>
          </table:table-cell>
          <table:table-cell office:value-type="float" office:value="0.2222152" calcext:value-type="float">
            <text:p>0.2222152</text:p>
          </table:table-cell>
          <table:table-cell office:value-type="float" office:value="0.1930266" calcext:value-type="float">
            <text:p>0.1930266</text:p>
          </table:table-cell>
          <table:table-cell office:value-type="float" office:value="0.2636402" calcext:value-type="float">
            <text:p>0.2636402</text:p>
          </table:table-cell>
          <table:table-cell office:value-type="float" office:value="0.3328122" calcext:value-type="float">
            <text:p>0.3328122</text:p>
          </table:table-cell>
          <table:table-cell office:value-type="float" office:value="0.3265026" calcext:value-type="float">
            <text:p>0.3265026</text:p>
          </table:table-cell>
          <table:table-cell office:value-type="float" office:value="0.3539473" calcext:value-type="float">
            <text:p>0.3539473</text:p>
          </table:table-cell>
          <table:table-cell office:value-type="float" office:value="0.3755949" calcext:value-type="float">
            <text:p>0.3755949</text:p>
          </table:table-cell>
          <table:table-cell office:value-type="float" office:value="0.393363" calcext:value-type="float">
            <text:p>0.3933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385E-015" calcext:value-type="float">
            <text:p>1.934385E-15</text:p>
          </table:table-cell>
          <table:table-cell office:value-type="float" office:value="1.994873E-015" calcext:value-type="float">
            <text:p>1.994873E-15</text:p>
          </table:table-cell>
          <table:table-cell office:value-type="float" office:value="1.94391E-015" calcext:value-type="float">
            <text:p>1.94391E-15</text:p>
          </table:table-cell>
          <table:table-cell office:value-type="float" office:value="1.920437E-015" calcext:value-type="float">
            <text:p>1.920437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99185" calcext:value-type="float">
            <text:p>-0.03299185</text:p>
          </table:table-cell>
          <table:table-cell office:value-type="float" office:value="-0.02606205" calcext:value-type="float">
            <text:p>-0.02606205</text:p>
          </table:table-cell>
          <table:table-cell office:value-type="float" office:value="-0.02111978" calcext:value-type="float">
            <text:p>-0.02111978</text:p>
          </table:table-cell>
          <table:table-cell office:value-type="float" office:value="-0.1828045" calcext:value-type="float">
            <text:p>-0.1828045</text:p>
          </table:table-cell>
          <table:table-cell office:value-type="float" office:value="-0.3617476" calcext:value-type="float">
            <text:p>-0.3617476</text:p>
          </table:table-cell>
          <table:table-cell office:value-type="float" office:value="-0.4144521" calcext:value-type="float">
            <text:p>-0.4144521</text:p>
          </table:table-cell>
          <table:table-cell office:value-type="float" office:value="-0.03634702" calcext:value-type="float">
            <text:p>-0.03634702</text:p>
          </table:table-cell>
          <table:table-cell office:value-type="float" office:value="-0.06106893" calcext:value-type="float">
            <text:p>-0.06106893</text:p>
          </table:table-cell>
          <table:table-cell office:value-type="float" office:value="-0.0567539" calcext:value-type="float">
            <text:p>-0.0567539</text:p>
          </table:table-cell>
          <table:table-cell office:value-type="float" office:value="-0.03002938" calcext:value-type="float">
            <text:p>-0.03002938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3582679" calcext:value-type="float">
            <text:p>-0.03582679</text:p>
          </table:table-cell>
          <table:table-cell office:value-type="float" office:value="0.004426031" calcext:value-type="float">
            <text:p>0.00442603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54105" calcext:value-type="float">
            <text:p>-2.35410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8082004" calcext:value-type="float">
            <text:p>28082004</text:p>
          </table:table-cell>
          <table:table-cell office:value-type="float" office:value="588.0052" calcext:value-type="float">
            <text:p>588.0052</text:p>
          </table:table-cell>
          <table:table-cell office:value-type="float" office:value="544.8476" calcext:value-type="float">
            <text:p>544.8476</text:p>
          </table:table-cell>
          <table:table-cell office:value-type="float" office:value="59.68914" calcext:value-type="float">
            <text:p>59.68914</text:p>
          </table:table-cell>
          <table:table-cell office:value-type="float" office:value="1028.769" calcext:value-type="float">
            <text:p>1028.769</text:p>
          </table:table-cell>
          <table:table-cell office:value-type="float" office:value="47.42096" calcext:value-type="float">
            <text:p>47.42096</text:p>
          </table:table-cell>
          <table:table-cell office:value-type="float" office:value="0" calcext:value-type="float">
            <text:p>0</text:p>
          </table:table-cell>
          <table:table-cell office:value-type="float" office:value="0.2588587" calcext:value-type="float">
            <text:p>0.2588587</text:p>
          </table:table-cell>
          <table:table-cell office:value-type="float" office:value="0.2819721" calcext:value-type="float">
            <text:p>0.2819721</text:p>
          </table:table-cell>
          <table:table-cell office:value-type="float" office:value="0.2939714" calcext:value-type="float">
            <text:p>0.2939714</text:p>
          </table:table-cell>
          <table:table-cell office:value-type="float" office:value="0.244624" calcext:value-type="float">
            <text:p>0.244624</text:p>
          </table:table-cell>
          <table:table-cell office:value-type="float" office:value="0.2267896" calcext:value-type="float">
            <text:p>0.2267896</text:p>
          </table:table-cell>
          <table:table-cell office:value-type="float" office:value="0.1941543" calcext:value-type="float">
            <text:p>0.1941543</text:p>
          </table:table-cell>
          <table:table-cell office:value-type="float" office:value="0.2565094" calcext:value-type="float">
            <text:p>0.2565094</text:p>
          </table:table-cell>
          <table:table-cell office:value-type="float" office:value="0.3333312" calcext:value-type="float">
            <text:p>0.3333312</text:p>
          </table:table-cell>
          <table:table-cell office:value-type="float" office:value="0.3266237" calcext:value-type="float">
            <text:p>0.3266237</text:p>
          </table:table-cell>
          <table:table-cell office:value-type="float" office:value="0.3539061" calcext:value-type="float">
            <text:p>0.3539061</text:p>
          </table:table-cell>
          <table:table-cell office:value-type="float" office:value="0.375581" calcext:value-type="float">
            <text:p>0.375581</text:p>
          </table:table-cell>
          <table:table-cell office:value-type="float" office:value="0.3932127" calcext:value-type="float">
            <text:p>0.39321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531E-015" calcext:value-type="float">
            <text:p>1.934531E-15</text:p>
          </table:table-cell>
          <table:table-cell office:value-type="float" office:value="1.994854E-015" calcext:value-type="float">
            <text:p>1.994854E-15</text:p>
          </table:table-cell>
          <table:table-cell office:value-type="float" office:value="1.9439E-015" calcext:value-type="float">
            <text:p>1.9439E-15</text:p>
          </table:table-cell>
          <table:table-cell office:value-type="float" office:value="1.920434E-015" calcext:value-type="float">
            <text:p>1.920434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12074" calcext:value-type="float">
            <text:p>-0.1112074</text:p>
          </table:table-cell>
          <table:table-cell office:value-type="float" office:value="-0.05758068" calcext:value-type="float">
            <text:p>-0.05758068</text:p>
          </table:table-cell>
          <table:table-cell office:value-type="float" office:value="-0.04169619" calcext:value-type="float">
            <text:p>-0.04169619</text:p>
          </table:table-cell>
          <table:table-cell office:value-type="float" office:value="-0.1725775" calcext:value-type="float">
            <text:p>-0.1725775</text:p>
          </table:table-cell>
          <table:table-cell office:value-type="float" office:value="-0.3091465" calcext:value-type="float">
            <text:p>-0.3091465</text:p>
          </table:table-cell>
          <table:table-cell office:value-type="float" office:value="-0.3963659" calcext:value-type="float">
            <text:p>-0.3963659</text:p>
          </table:table-cell>
          <table:table-cell office:value-type="float" office:value="-0.04420512" calcext:value-type="float">
            <text:p>-0.04420512</text:p>
          </table:table-cell>
          <table:table-cell office:value-type="float" office:value="-0.06023141" calcext:value-type="float">
            <text:p>-0.06023141</text:p>
          </table:table-cell>
          <table:table-cell office:value-type="float" office:value="-0.05655751" calcext:value-type="float">
            <text:p>-0.05655751</text:p>
          </table:table-cell>
          <table:table-cell office:value-type="float" office:value="-0.03008898" calcext:value-type="float">
            <text:p>-0.03008898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1274579" calcext:value-type="float">
            <text:p>-0.1274579</text:p>
          </table:table-cell>
          <table:table-cell office:value-type="float" office:value="0.004327731" calcext:value-type="float">
            <text:p>0.00432773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58012" calcext:value-type="float">
            <text:p>-2.35801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082004" calcext:value-type="float">
            <text:p>29082004</text:p>
          </table:table-cell>
          <table:table-cell office:value-type="float" office:value="588.205" calcext:value-type="float">
            <text:p>588.205</text:p>
          </table:table-cell>
          <table:table-cell office:value-type="float" office:value="550.464" calcext:value-type="float">
            <text:p>550.464</text:p>
          </table:table-cell>
          <table:table-cell office:value-type="float" office:value="59.68914" calcext:value-type="float">
            <text:p>59.68914</text:p>
          </table:table-cell>
          <table:table-cell office:value-type="float" office:value="1023.353" calcext:value-type="float">
            <text:p>1023.353</text:p>
          </table:table-cell>
          <table:table-cell office:value-type="float" office:value="47.42102" calcext:value-type="float">
            <text:p>47.42102</text:p>
          </table:table-cell>
          <table:table-cell office:value-type="float" office:value="0" calcext:value-type="float">
            <text:p>0</text:p>
          </table:table-cell>
          <table:table-cell office:value-type="float" office:value="0.1871333" calcext:value-type="float">
            <text:p>0.1871333</text:p>
          </table:table-cell>
          <table:table-cell office:value-type="float" office:value="0.2421517" calcext:value-type="float">
            <text:p>0.2421517</text:p>
          </table:table-cell>
          <table:table-cell office:value-type="float" office:value="0.2621909" calcext:value-type="float">
            <text:p>0.2621909</text:p>
          </table:table-cell>
          <table:table-cell office:value-type="float" office:value="0.2391237" calcext:value-type="float">
            <text:p>0.2391237</text:p>
          </table:table-cell>
          <table:table-cell office:value-type="float" office:value="0.224705" calcext:value-type="float">
            <text:p>0.224705</text:p>
          </table:table-cell>
          <table:table-cell office:value-type="float" office:value="0.1944394" calcext:value-type="float">
            <text:p>0.1944394</text:p>
          </table:table-cell>
          <table:table-cell office:value-type="float" office:value="0.2491256" calcext:value-type="float">
            <text:p>0.2491256</text:p>
          </table:table-cell>
          <table:table-cell office:value-type="float" office:value="0.33272" calcext:value-type="float">
            <text:p>0.33272</text:p>
          </table:table-cell>
          <table:table-cell office:value-type="float" office:value="0.3264698" calcext:value-type="float">
            <text:p>0.3264698</text:p>
          </table:table-cell>
          <table:table-cell office:value-type="float" office:value="0.3537098" calcext:value-type="float">
            <text:p>0.3537098</text:p>
          </table:table-cell>
          <table:table-cell office:value-type="float" office:value="0.3753982" calcext:value-type="float">
            <text:p>0.3753982</text:p>
          </table:table-cell>
          <table:table-cell office:value-type="float" office:value="0.3930165" calcext:value-type="float">
            <text:p>0.393016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633E-015" calcext:value-type="float">
            <text:p>1.934633E-15</text:p>
          </table:table-cell>
          <table:table-cell office:value-type="float" office:value="1.994844E-015" calcext:value-type="float">
            <text:p>1.994844E-15</text:p>
          </table:table-cell>
          <table:table-cell office:value-type="float" office:value="1.943887E-015" calcext:value-type="float">
            <text:p>1.943887E-15</text:p>
          </table:table-cell>
          <table:table-cell office:value-type="float" office:value="1.920434E-015" calcext:value-type="float">
            <text:p>1.920434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9E-030" calcext:value-type="float">
            <text:p>4.92048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64506" calcext:value-type="float">
            <text:p>-1.364506</text:p>
          </table:table-cell>
          <table:table-cell office:value-type="float" office:value="-0.1863156" calcext:value-type="float">
            <text:p>-0.1863156</text:p>
          </table:table-cell>
          <table:table-cell office:value-type="float" office:value="-0.1007483" calcext:value-type="float">
            <text:p>-0.1007483</text:p>
          </table:table-cell>
          <table:table-cell office:value-type="float" office:value="-0.2053905" calcext:value-type="float">
            <text:p>-0.2053905</text:p>
          </table:table-cell>
          <table:table-cell office:value-type="float" office:value="-0.3318242" calcext:value-type="float">
            <text:p>-0.3318242</text:p>
          </table:table-cell>
          <table:table-cell office:value-type="float" office:value="-0.391913" calcext:value-type="float">
            <text:p>-0.391913</text:p>
          </table:table-cell>
          <table:table-cell office:value-type="float" office:value="-0.05444076" calcext:value-type="float">
            <text:p>-0.05444076</text:p>
          </table:table-cell>
          <table:table-cell office:value-type="float" office:value="-0.06119537" calcext:value-type="float">
            <text:p>-0.06119537</text:p>
          </table:table-cell>
          <table:table-cell office:value-type="float" office:value="-0.05680476" calcext:value-type="float">
            <text:p>-0.05680476</text:p>
          </table:table-cell>
          <table:table-cell office:value-type="float" office:value="-0.03037497" calcext:value-type="float">
            <text:p>-0.03037497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2.659335" calcext:value-type="float">
            <text:p>-2.659335</text:p>
          </table:table-cell>
          <table:table-cell office:value-type="float" office:value="0.004289459" calcext:value-type="float">
            <text:p>0.00428945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1888" calcext:value-type="float">
            <text:p>-2.36188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082004" calcext:value-type="float">
            <text:p>30082004</text:p>
          </table:table-cell>
          <table:table-cell office:value-type="float" office:value="588.205" calcext:value-type="float">
            <text:p>588.205</text:p>
          </table:table-cell>
          <table:table-cell office:value-type="float" office:value="556.6175" calcext:value-type="float">
            <text:p>556.6175</text:p>
          </table:table-cell>
          <table:table-cell office:value-type="float" office:value="59.68914" calcext:value-type="float">
            <text:p>59.68914</text:p>
          </table:table-cell>
          <table:table-cell office:value-type="float" office:value="1017.2" calcext:value-type="float">
            <text:p>1017.2</text:p>
          </table:table-cell>
          <table:table-cell office:value-type="float" office:value="47.42102" calcext:value-type="float">
            <text:p>47.42102</text:p>
          </table:table-cell>
          <table:table-cell office:value-type="float" office:value="0" calcext:value-type="float">
            <text:p>0</text:p>
          </table:table-cell>
          <table:table-cell office:value-type="float" office:value="0.1490485" calcext:value-type="float">
            <text:p>0.1490485</text:p>
          </table:table-cell>
          <table:table-cell office:value-type="float" office:value="0.2107429" calcext:value-type="float">
            <text:p>0.2107429</text:p>
          </table:table-cell>
          <table:table-cell office:value-type="float" office:value="0.2323725" calcext:value-type="float">
            <text:p>0.2323725</text:p>
          </table:table-cell>
          <table:table-cell office:value-type="float" office:value="0.2269104" calcext:value-type="float">
            <text:p>0.2269104</text:p>
          </table:table-cell>
          <table:table-cell office:value-type="float" office:value="0.2171411" calcext:value-type="float">
            <text:p>0.2171411</text:p>
          </table:table-cell>
          <table:table-cell office:value-type="float" office:value="0.1935353" calcext:value-type="float">
            <text:p>0.1935353</text:p>
          </table:table-cell>
          <table:table-cell office:value-type="float" office:value="0.2405871" calcext:value-type="float">
            <text:p>0.2405871</text:p>
          </table:table-cell>
          <table:table-cell office:value-type="float" office:value="0.3308382" calcext:value-type="float">
            <text:p>0.3308382</text:p>
          </table:table-cell>
          <table:table-cell office:value-type="float" office:value="0.3259173" calcext:value-type="float">
            <text:p>0.3259173</text:p>
          </table:table-cell>
          <table:table-cell office:value-type="float" office:value="0.3533061" calcext:value-type="float">
            <text:p>0.3533061</text:p>
          </table:table-cell>
          <table:table-cell office:value-type="float" office:value="0.3750048" calcext:value-type="float">
            <text:p>0.3750048</text:p>
          </table:table-cell>
          <table:table-cell office:value-type="float" office:value="0.3927584" calcext:value-type="float">
            <text:p>0.39275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73E-015" calcext:value-type="float">
            <text:p>1.93473E-15</text:p>
          </table:table-cell>
          <table:table-cell office:value-type="float" office:value="1.994838E-015" calcext:value-type="float">
            <text:p>1.994838E-15</text:p>
          </table:table-cell>
          <table:table-cell office:value-type="float" office:value="1.943875E-015" calcext:value-type="float">
            <text:p>1.943875E-15</text:p>
          </table:table-cell>
          <table:table-cell office:value-type="float" office:value="1.920434E-015" calcext:value-type="float">
            <text:p>1.920434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926378" calcext:value-type="float">
            <text:p>-7.926378</text:p>
          </table:table-cell>
          <table:table-cell office:value-type="float" office:value="-0.5437412" calcext:value-type="float">
            <text:p>-0.5437412</text:p>
          </table:table-cell>
          <table:table-cell office:value-type="float" office:value="-0.2556548" calcext:value-type="float">
            <text:p>-0.2556548</text:p>
          </table:table-cell>
          <table:table-cell office:value-type="float" office:value="-0.3073147" calcext:value-type="float">
            <text:p>-0.3073147</text:p>
          </table:table-cell>
          <table:table-cell office:value-type="float" office:value="-0.4317424" calcext:value-type="float">
            <text:p>-0.4317424</text:p>
          </table:table-cell>
          <table:table-cell office:value-type="float" office:value="-0.4061049" calcext:value-type="float">
            <text:p>-0.4061049</text:p>
          </table:table-cell>
          <table:table-cell office:value-type="float" office:value="-0.06977259" calcext:value-type="float">
            <text:p>-0.06977259</text:p>
          </table:table-cell>
          <table:table-cell office:value-type="float" office:value="-0.06429538" calcext:value-type="float">
            <text:p>-0.06429538</text:p>
          </table:table-cell>
          <table:table-cell office:value-type="float" office:value="-0.05770504" calcext:value-type="float">
            <text:p>-0.05770504</text:p>
          </table:table-cell>
          <table:table-cell office:value-type="float" office:value="-0.03097142" calcext:value-type="float">
            <text:p>-0.03097142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14.82516" calcext:value-type="float">
            <text:p>-14.82516</text:p>
          </table:table-cell>
          <table:table-cell office:value-type="float" office:value="0.004372308" calcext:value-type="float">
            <text:p>0.00437230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5803" calcext:value-type="float">
            <text:p>-2.36580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1082004" calcext:value-type="float">
            <text:p>31082004</text:p>
          </table:table-cell>
          <table:table-cell office:value-type="float" office:value="620.0052" calcext:value-type="float">
            <text:p>620.0052</text:p>
          </table:table-cell>
          <table:table-cell office:value-type="float" office:value="563.1416" calcext:value-type="float">
            <text:p>563.1416</text:p>
          </table:table-cell>
          <table:table-cell office:value-type="float" office:value="62.15318" calcext:value-type="float">
            <text:p>62.15318</text:p>
          </table:table-cell>
          <table:table-cell office:value-type="float" office:value="1039.431" calcext:value-type="float">
            <text:p>1039.431</text:p>
          </table:table-cell>
          <table:table-cell office:value-type="float" office:value="48.00127" calcext:value-type="float">
            <text:p>48.00127</text:p>
          </table:table-cell>
          <table:table-cell office:value-type="float" office:value="0" calcext:value-type="float">
            <text:p>0</text:p>
          </table:table-cell>
          <table:table-cell office:value-type="float" office:value="0.4839648" calcext:value-type="float">
            <text:p>0.4839648</text:p>
          </table:table-cell>
          <table:table-cell office:value-type="float" office:value="0.4952139" calcext:value-type="float">
            <text:p>0.4952139</text:p>
          </table:table-cell>
          <table:table-cell office:value-type="float" office:value="0.2827868" calcext:value-type="float">
            <text:p>0.2827868</text:p>
          </table:table-cell>
          <table:table-cell office:value-type="float" office:value="0.2476127" calcext:value-type="float">
            <text:p>0.2476127</text:p>
          </table:table-cell>
          <table:table-cell office:value-type="float" office:value="0.2176208" calcext:value-type="float">
            <text:p>0.2176208</text:p>
          </table:table-cell>
          <table:table-cell office:value-type="float" office:value="0.1935683" calcext:value-type="float">
            <text:p>0.1935683</text:p>
          </table:table-cell>
          <table:table-cell office:value-type="float" office:value="0.2922807" calcext:value-type="float">
            <text:p>0.2922807</text:p>
          </table:table-cell>
          <table:table-cell office:value-type="float" office:value="0.3310504" calcext:value-type="float">
            <text:p>0.3310504</text:p>
          </table:table-cell>
          <table:table-cell office:value-type="float" office:value="0.3257058" calcext:value-type="float">
            <text:p>0.3257058</text:p>
          </table:table-cell>
          <table:table-cell office:value-type="float" office:value="0.3531257" calcext:value-type="float">
            <text:p>0.3531257</text:p>
          </table:table-cell>
          <table:table-cell office:value-type="float" office:value="0.374795" calcext:value-type="float">
            <text:p>0.374795</text:p>
          </table:table-cell>
          <table:table-cell office:value-type="float" office:value="0.3925204" calcext:value-type="float">
            <text:p>0.39252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64E-015" calcext:value-type="float">
            <text:p>1.93464E-15</text:p>
          </table:table-cell>
          <table:table-cell office:value-type="float" office:value="1.994873E-015" calcext:value-type="float">
            <text:p>1.994873E-15</text:p>
          </table:table-cell>
          <table:table-cell office:value-type="float" office:value="1.943865E-015" calcext:value-type="float">
            <text:p>1.943865E-15</text:p>
          </table:table-cell>
          <table:table-cell office:value-type="float" office:value="1.920433E-015" calcext:value-type="float">
            <text:p>1.920433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7E-016" calcext:value-type="float">
            <text:p>9.669077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1861134" calcext:value-type="float">
            <text:p>-0.001861134</text:p>
          </table:table-cell>
          <table:table-cell office:value-type="float" office:value="-0.001613319" calcext:value-type="float">
            <text:p>-0.001613319</text:p>
          </table:table-cell>
          <table:table-cell office:value-type="float" office:value="-0.05704578" calcext:value-type="float">
            <text:p>-0.05704578</text:p>
          </table:table-cell>
          <table:table-cell office:value-type="float" office:value="-0.1571416" calcext:value-type="float">
            <text:p>-0.1571416</text:p>
          </table:table-cell>
          <table:table-cell office:value-type="float" office:value="-0.4254215" calcext:value-type="float">
            <text:p>-0.4254215</text:p>
          </table:table-cell>
          <table:table-cell office:value-type="float" office:value="-0.4056422" calcext:value-type="float">
            <text:p>-0.4056422</text:p>
          </table:table-cell>
          <table:table-cell office:value-type="float" office:value="-0.01556036" calcext:value-type="float">
            <text:p>-0.01556036</text:p>
          </table:table-cell>
          <table:table-cell office:value-type="float" office:value="-0.06401129" calcext:value-type="float">
            <text:p>-0.06401129</text:p>
          </table:table-cell>
          <table:table-cell office:value-type="float" office:value="-0.05806459" calcext:value-type="float">
            <text:p>-0.05806459</text:p>
          </table:table-cell>
          <table:table-cell office:value-type="float" office:value="-0.03124814" calcext:value-type="float">
            <text:p>-0.03124814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04662175" calcext:value-type="float">
            <text:p>-0.004662175</text:p>
          </table:table-cell>
          <table:table-cell office:value-type="float" office:value="0.004230204" calcext:value-type="float">
            <text:p>0.00423020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933" calcext:value-type="float">
            <text:p>-2.3693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92004" calcext:value-type="float">
            <text:p>1092004</text:p>
          </table:table-cell>
          <table:table-cell office:value-type="float" office:value="620.0052" calcext:value-type="float">
            <text:p>620.0052</text:p>
          </table:table-cell>
          <table:table-cell office:value-type="float" office:value="569.7514" calcext:value-type="float">
            <text:p>569.7514</text:p>
          </table:table-cell>
          <table:table-cell office:value-type="float" office:value="62.15318" calcext:value-type="float">
            <text:p>62.15318</text:p>
          </table:table-cell>
          <table:table-cell office:value-type="float" office:value="1032.822" calcext:value-type="float">
            <text:p>1032.822</text:p>
          </table:table-cell>
          <table:table-cell office:value-type="float" office:value="48.00127" calcext:value-type="float">
            <text:p>48.00127</text:p>
          </table:table-cell>
          <table:table-cell office:value-type="float" office:value="0" calcext:value-type="float">
            <text:p>0</text:p>
          </table:table-cell>
          <table:table-cell office:value-type="float" office:value="0.3525593" calcext:value-type="float">
            <text:p>0.3525593</text:p>
          </table:table-cell>
          <table:table-cell office:value-type="float" office:value="0.3535554" calcext:value-type="float">
            <text:p>0.3535554</text:p>
          </table:table-cell>
          <table:table-cell office:value-type="float" office:value="0.3089778" calcext:value-type="float">
            <text:p>0.3089778</text:p>
          </table:table-cell>
          <table:table-cell office:value-type="float" office:value="0.244977" calcext:value-type="float">
            <text:p>0.244977</text:p>
          </table:table-cell>
          <table:table-cell office:value-type="float" office:value="0.221408" calcext:value-type="float">
            <text:p>0.221408</text:p>
          </table:table-cell>
          <table:table-cell office:value-type="float" office:value="0.1941499" calcext:value-type="float">
            <text:p>0.1941499</text:p>
          </table:table-cell>
          <table:table-cell office:value-type="float" office:value="0.2778587" calcext:value-type="float">
            <text:p>0.2778587</text:p>
          </table:table-cell>
          <table:table-cell office:value-type="float" office:value="0.3329041" calcext:value-type="float">
            <text:p>0.3329041</text:p>
          </table:table-cell>
          <table:table-cell office:value-type="float" office:value="0.325681" calcext:value-type="float">
            <text:p>0.325681</text:p>
          </table:table-cell>
          <table:table-cell office:value-type="float" office:value="0.3530337" calcext:value-type="float">
            <text:p>0.3530337</text:p>
          </table:table-cell>
          <table:table-cell office:value-type="float" office:value="0.3746266" calcext:value-type="float">
            <text:p>0.3746266</text:p>
          </table:table-cell>
          <table:table-cell office:value-type="float" office:value="0.3922772" calcext:value-type="float">
            <text:p>0.392277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743E-015" calcext:value-type="float">
            <text:p>1.934743E-15</text:p>
          </table:table-cell>
          <table:table-cell office:value-type="float" office:value="1.99486E-015" calcext:value-type="float">
            <text:p>1.99486E-15</text:p>
          </table:table-cell>
          <table:table-cell office:value-type="float" office:value="1.943854E-015" calcext:value-type="float">
            <text:p>1.943854E-15</text:p>
          </table:table-cell>
          <table:table-cell office:value-type="float" office:value="1.92043E-015" calcext:value-type="float">
            <text:p>1.92043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9E-030" calcext:value-type="float">
            <text:p>4.92048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9369" calcext:value-type="float">
            <text:p>-0.0129369</text:p>
          </table:table-cell>
          <table:table-cell office:value-type="float" office:value="-0.01269745" calcext:value-type="float">
            <text:p>-0.01269745</text:p>
          </table:table-cell>
          <table:table-cell office:value-type="float" office:value="-0.02967872" calcext:value-type="float">
            <text:p>-0.02967872</text:p>
          </table:table-cell>
          <table:table-cell office:value-type="float" office:value="-0.1707054" calcext:value-type="float">
            <text:p>-0.1707054</text:p>
          </table:table-cell>
          <table:table-cell office:value-type="float" office:value="-0.3721396" calcext:value-type="float">
            <text:p>-0.3721396</text:p>
          </table:table-cell>
          <table:table-cell office:value-type="float" office:value="-0.3964314" calcext:value-type="float">
            <text:p>-0.3964314</text:p>
          </table:table-cell>
          <table:table-cell office:value-type="float" office:value="-0.02378894" calcext:value-type="float">
            <text:p>-0.02378894</text:p>
          </table:table-cell>
          <table:table-cell office:value-type="float" office:value="-0.06093745" calcext:value-type="float">
            <text:p>-0.06093745</text:p>
          </table:table-cell>
          <table:table-cell office:value-type="float" office:value="-0.05810666" calcext:value-type="float">
            <text:p>-0.05810666</text:p>
          </table:table-cell>
          <table:table-cell office:value-type="float" office:value="-0.03138776" calcext:value-type="float">
            <text:p>-0.03138776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1305653" calcext:value-type="float">
            <text:p>-0.01305653</text:p>
          </table:table-cell>
          <table:table-cell office:value-type="float" office:value="0.00409446" calcext:value-type="float">
            <text:p>0.0040944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23" calcext:value-type="float">
            <text:p>-2.372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092004" calcext:value-type="float">
            <text:p>2092004</text:p>
          </table:table-cell>
          <table:table-cell office:value-type="float" office:value="620.0052" calcext:value-type="float">
            <text:p>620.0052</text:p>
          </table:table-cell>
          <table:table-cell office:value-type="float" office:value="576.7214" calcext:value-type="float">
            <text:p>576.7214</text:p>
          </table:table-cell>
          <table:table-cell office:value-type="float" office:value="62.15318" calcext:value-type="float">
            <text:p>62.15318</text:p>
          </table:table-cell>
          <table:table-cell office:value-type="float" office:value="1025.852" calcext:value-type="float">
            <text:p>1025.852</text:p>
          </table:table-cell>
          <table:table-cell office:value-type="float" office:value="48.00127" calcext:value-type="float">
            <text:p>48.00127</text:p>
          </table:table-cell>
          <table:table-cell office:value-type="float" office:value="0" calcext:value-type="float">
            <text:p>0</text:p>
          </table:table-cell>
          <table:table-cell office:value-type="float" office:value="0.2204274" calcext:value-type="float">
            <text:p>0.2204274</text:p>
          </table:table-cell>
          <table:table-cell office:value-type="float" office:value="0.2781833" calcext:value-type="float">
            <text:p>0.2781833</text:p>
          </table:table-cell>
          <table:table-cell office:value-type="float" office:value="0.2896948" calcext:value-type="float">
            <text:p>0.2896948</text:p>
          </table:table-cell>
          <table:table-cell office:value-type="float" office:value="0.2410785" calcext:value-type="float">
            <text:p>0.2410785</text:p>
          </table:table-cell>
          <table:table-cell office:value-type="float" office:value="0.2219008" calcext:value-type="float">
            <text:p>0.2219008</text:p>
          </table:table-cell>
          <table:table-cell office:value-type="float" office:value="0.1944409" calcext:value-type="float">
            <text:p>0.1944409</text:p>
          </table:table-cell>
          <table:table-cell office:value-type="float" office:value="0.2658025" calcext:value-type="float">
            <text:p>0.2658025</text:p>
          </table:table-cell>
          <table:table-cell office:value-type="float" office:value="0.3336275" calcext:value-type="float">
            <text:p>0.3336275</text:p>
          </table:table-cell>
          <table:table-cell office:value-type="float" office:value="0.3255985" calcext:value-type="float">
            <text:p>0.3255985</text:p>
          </table:table-cell>
          <table:table-cell office:value-type="float" office:value="0.3528882" calcext:value-type="float">
            <text:p>0.3528882</text:p>
          </table:table-cell>
          <table:table-cell office:value-type="float" office:value="0.3744036" calcext:value-type="float">
            <text:p>0.3744036</text:p>
          </table:table-cell>
          <table:table-cell office:value-type="float" office:value="0.392022" calcext:value-type="float">
            <text:p>0.39202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863E-015" calcext:value-type="float">
            <text:p>1.934863E-15</text:p>
          </table:table-cell>
          <table:table-cell office:value-type="float" office:value="1.994847E-015" calcext:value-type="float">
            <text:p>1.994847E-15</text:p>
          </table:table-cell>
          <table:table-cell office:value-type="float" office:value="1.943844E-015" calcext:value-type="float">
            <text:p>1.943844E-15</text:p>
          </table:table-cell>
          <table:table-cell office:value-type="float" office:value="1.920428E-015" calcext:value-type="float">
            <text:p>1.920428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9E-030" calcext:value-type="float">
            <text:p>4.92048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93873" calcext:value-type="float">
            <text:p>-0.3793873</text:p>
          </table:table-cell>
          <table:table-cell office:value-type="float" office:value="-0.06404499" calcext:value-type="float">
            <text:p>-0.06404499</text:p>
          </table:table-cell>
          <table:table-cell office:value-type="float" office:value="-0.04664499" calcext:value-type="float">
            <text:p>-0.04664499</text:p>
          </table:table-cell>
          <table:table-cell office:value-type="float" office:value="-0.193169" calcext:value-type="float">
            <text:p>-0.193169</text:p>
          </table:table-cell>
          <table:table-cell office:value-type="float" office:value="-0.3656977" calcext:value-type="float">
            <text:p>-0.3656977</text:p>
          </table:table-cell>
          <table:table-cell office:value-type="float" office:value="-0.3918982" calcext:value-type="float">
            <text:p>-0.3918982</text:p>
          </table:table-cell>
          <table:table-cell office:value-type="float" office:value="-0.03428312" calcext:value-type="float">
            <text:p>-0.03428312</text:p>
          </table:table-cell>
          <table:table-cell office:value-type="float" office:value="-0.05977292" calcext:value-type="float">
            <text:p>-0.05977292</text:p>
          </table:table-cell>
          <table:table-cell office:value-type="float" office:value="-0.05824434" calcext:value-type="float">
            <text:p>-0.05824434</text:p>
          </table:table-cell>
          <table:table-cell office:value-type="float" office:value="-0.03160921" calcext:value-type="float">
            <text:p>-0.03160921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8111474" calcext:value-type="float">
            <text:p>-0.8111474</text:p>
          </table:table-cell>
          <table:table-cell office:value-type="float" office:value="0.003990859" calcext:value-type="float">
            <text:p>0.00399085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5318" calcext:value-type="float">
            <text:p>-2.3753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92004" calcext:value-type="float">
            <text:p>3092004</text:p>
          </table:table-cell>
          <table:table-cell office:value-type="float" office:value="620.0052" calcext:value-type="float">
            <text:p>620.0052</text:p>
          </table:table-cell>
          <table:table-cell office:value-type="float" office:value="583.4473" calcext:value-type="float">
            <text:p>583.4473</text:p>
          </table:table-cell>
          <table:table-cell office:value-type="float" office:value="62.15318" calcext:value-type="float">
            <text:p>62.15318</text:p>
          </table:table-cell>
          <table:table-cell office:value-type="float" office:value="1019.126" calcext:value-type="float">
            <text:p>1019.126</text:p>
          </table:table-cell>
          <table:table-cell office:value-type="float" office:value="48.00127" calcext:value-type="float">
            <text:p>48.00127</text:p>
          </table:table-cell>
          <table:table-cell office:value-type="float" office:value="0" calcext:value-type="float">
            <text:p>0</text:p>
          </table:table-cell>
          <table:table-cell office:value-type="float" office:value="0.1442282" calcext:value-type="float">
            <text:p>0.1442282</text:p>
          </table:table-cell>
          <table:table-cell office:value-type="float" office:value="0.2317751" calcext:value-type="float">
            <text:p>0.2317751</text:p>
          </table:table-cell>
          <table:table-cell office:value-type="float" office:value="0.2526887" calcext:value-type="float">
            <text:p>0.2526887</text:p>
          </table:table-cell>
          <table:table-cell office:value-type="float" office:value="0.2325953" calcext:value-type="float">
            <text:p>0.2325953</text:p>
          </table:table-cell>
          <table:table-cell office:value-type="float" office:value="0.2184228" calcext:value-type="float">
            <text:p>0.2184228</text:p>
          </table:table-cell>
          <table:table-cell office:value-type="float" office:value="0.1940126" calcext:value-type="float">
            <text:p>0.1940126</text:p>
          </table:table-cell>
          <table:table-cell office:value-type="float" office:value="0.2543533" calcext:value-type="float">
            <text:p>0.2543533</text:p>
          </table:table-cell>
          <table:table-cell office:value-type="float" office:value="0.33312" calcext:value-type="float">
            <text:p>0.33312</text:p>
          </table:table-cell>
          <table:table-cell office:value-type="float" office:value="0.3252933" calcext:value-type="float">
            <text:p>0.3252933</text:p>
          </table:table-cell>
          <table:table-cell office:value-type="float" office:value="0.3526083" calcext:value-type="float">
            <text:p>0.3526083</text:p>
          </table:table-cell>
          <table:table-cell office:value-type="float" office:value="0.3740507" calcext:value-type="float">
            <text:p>0.3740507</text:p>
          </table:table-cell>
          <table:table-cell office:value-type="float" office:value="0.3917241" calcext:value-type="float">
            <text:p>0.391724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94E-015" calcext:value-type="float">
            <text:p>1.93494E-15</text:p>
          </table:table-cell>
          <table:table-cell office:value-type="float" office:value="1.994845E-015" calcext:value-type="float">
            <text:p>1.994845E-15</text:p>
          </table:table-cell>
          <table:table-cell office:value-type="float" office:value="1.943831E-015" calcext:value-type="float">
            <text:p>1.943831E-15</text:p>
          </table:table-cell>
          <table:table-cell office:value-type="float" office:value="1.920428E-015" calcext:value-type="float">
            <text:p>1.920428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1612" calcext:value-type="float">
            <text:p>-10.1612</text:p>
          </table:table-cell>
          <table:table-cell office:value-type="float" office:value="-0.2612585" calcext:value-type="float">
            <text:p>-0.2612585</text:p>
          </table:table-cell>
          <table:table-cell office:value-type="float" office:value="-0.133797" calcext:value-type="float">
            <text:p>-0.133797</text:p>
          </table:table-cell>
          <table:table-cell office:value-type="float" office:value="-0.2541325" calcext:value-type="float">
            <text:p>-0.2541325</text:p>
          </table:table-cell>
          <table:table-cell office:value-type="float" office:value="-0.412802" calcext:value-type="float">
            <text:p>-0.412802</text:p>
          </table:table-cell>
          <table:table-cell office:value-type="float" office:value="-0.3985391" calcext:value-type="float">
            <text:p>-0.3985391</text:p>
          </table:table-cell>
          <table:table-cell office:value-type="float" office:value="-0.04691967" calcext:value-type="float">
            <text:p>-0.04691967</text:p>
          </table:table-cell>
          <table:table-cell office:value-type="float" office:value="-0.06055283" calcext:value-type="float">
            <text:p>-0.06055283</text:p>
          </table:table-cell>
          <table:table-cell office:value-type="float" office:value="-0.05875245" calcext:value-type="float">
            <text:p>-0.05875245</text:p>
          </table:table-cell>
          <table:table-cell office:value-type="float" office:value="-0.03203892" calcext:value-type="float">
            <text:p>-0.03203892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25.43613" calcext:value-type="float">
            <text:p>-25.43613</text:p>
          </table:table-cell>
          <table:table-cell office:value-type="float" office:value="0.003950945" calcext:value-type="float">
            <text:p>0.003950945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8344" calcext:value-type="float">
            <text:p>-2.37834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92004" calcext:value-type="float">
            <text:p>4092004</text:p>
          </table:table-cell>
          <table:table-cell office:value-type="float" office:value="620.0052" calcext:value-type="float">
            <text:p>620.0052</text:p>
          </table:table-cell>
          <table:table-cell office:value-type="float" office:value="589.3626" calcext:value-type="float">
            <text:p>589.3626</text:p>
          </table:table-cell>
          <table:table-cell office:value-type="float" office:value="62.15318" calcext:value-type="float">
            <text:p>62.15318</text:p>
          </table:table-cell>
          <table:table-cell office:value-type="float" office:value="1013.211" calcext:value-type="float">
            <text:p>1013.211</text:p>
          </table:table-cell>
          <table:table-cell office:value-type="float" office:value="48.00127" calcext:value-type="float">
            <text:p>48.00127</text:p>
          </table:table-cell>
          <table:table-cell office:value-type="float" office:value="0" calcext:value-type="float">
            <text:p>0</text:p>
          </table:table-cell>
          <table:table-cell office:value-type="float" office:value="0.1217228" calcext:value-type="float">
            <text:p>0.1217228</text:p>
          </table:table-cell>
          <table:table-cell office:value-type="float" office:value="0.205478" calcext:value-type="float">
            <text:p>0.205478</text:p>
          </table:table-cell>
          <table:table-cell office:value-type="float" office:value="0.2232285" calcext:value-type="float">
            <text:p>0.2232285</text:p>
          </table:table-cell>
          <table:table-cell office:value-type="float" office:value="0.2198388" calcext:value-type="float">
            <text:p>0.2198388</text:p>
          </table:table-cell>
          <table:table-cell office:value-type="float" office:value="0.2112373" calcext:value-type="float">
            <text:p>0.2112373</text:p>
          </table:table-cell>
          <table:table-cell office:value-type="float" office:value="0.1926161" calcext:value-type="float">
            <text:p>0.1926161</text:p>
          </table:table-cell>
          <table:table-cell office:value-type="float" office:value="0.2433525" calcext:value-type="float">
            <text:p>0.2433525</text:p>
          </table:table-cell>
          <table:table-cell office:value-type="float" office:value="0.3310382" calcext:value-type="float">
            <text:p>0.3310382</text:p>
          </table:table-cell>
          <table:table-cell office:value-type="float" office:value="0.3245912" calcext:value-type="float">
            <text:p>0.3245912</text:p>
          </table:table-cell>
          <table:table-cell office:value-type="float" office:value="0.3521554" calcext:value-type="float">
            <text:p>0.3521554</text:p>
          </table:table-cell>
          <table:table-cell office:value-type="float" office:value="0.3734928" calcext:value-type="float">
            <text:p>0.3734928</text:p>
          </table:table-cell>
          <table:table-cell office:value-type="float" office:value="0.3914149" calcext:value-type="float">
            <text:p>0.39141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987E-015" calcext:value-type="float">
            <text:p>1.934987E-15</text:p>
          </table:table-cell>
          <table:table-cell office:value-type="float" office:value="1.994839E-015" calcext:value-type="float">
            <text:p>1.994839E-15</text:p>
          </table:table-cell>
          <table:table-cell office:value-type="float" office:value="1.943824E-015" calcext:value-type="float">
            <text:p>1.943824E-15</text:p>
          </table:table-cell>
          <table:table-cell office:value-type="float" office:value="1.920428E-015" calcext:value-type="float">
            <text:p>1.920428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38671" calcext:value-type="float">
            <text:p>-38.38671</text:p>
          </table:table-cell>
          <table:table-cell office:value-type="float" office:value="-0.6615019" calcext:value-type="float">
            <text:p>-0.6615019</text:p>
          </table:table-cell>
          <table:table-cell office:value-type="float" office:value="-0.3483923" calcext:value-type="float">
            <text:p>-0.3483923</text:p>
          </table:table-cell>
          <table:table-cell office:value-type="float" office:value="-0.3921928" calcext:value-type="float">
            <text:p>-0.3921928</text:p>
          </table:table-cell>
          <table:table-cell office:value-type="float" office:value="-0.5339497" calcext:value-type="float">
            <text:p>-0.5339497</text:p>
          </table:table-cell>
          <table:table-cell office:value-type="float" office:value="-0.4211681" calcext:value-type="float">
            <text:p>-0.4211681</text:p>
          </table:table-cell>
          <table:table-cell office:value-type="float" office:value="-0.06429713" calcext:value-type="float">
            <text:p>-0.06429713</text:p>
          </table:table-cell>
          <table:table-cell office:value-type="float" office:value="-0.06395558" calcext:value-type="float">
            <text:p>-0.06395558</text:p>
          </table:table-cell>
          <table:table-cell office:value-type="float" office:value="-0.05994519" calcext:value-type="float">
            <text:p>-0.05994519</text:p>
          </table:table-cell>
          <table:table-cell office:value-type="float" office:value="-0.03274969" calcext:value-type="float">
            <text:p>-0.03274969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43.2393" calcext:value-type="float">
            <text:p>-43.2393</text:p>
          </table:table-cell>
          <table:table-cell office:value-type="float" office:value="0.003920796" calcext:value-type="float">
            <text:p>0.00392079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1536" calcext:value-type="float">
            <text:p>-2.38153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092004" calcext:value-type="float">
            <text:p>5092004</text:p>
          </table:table-cell>
          <table:table-cell office:value-type="float" office:value="638.3053" calcext:value-type="float">
            <text:p>638.3053</text:p>
          </table:table-cell>
          <table:table-cell office:value-type="float" office:value="592.8852" calcext:value-type="float">
            <text:p>592.8852</text:p>
          </table:table-cell>
          <table:table-cell office:value-type="float" office:value="62.15318" calcext:value-type="float">
            <text:p>62.15318</text:p>
          </table:table-cell>
          <table:table-cell office:value-type="float" office:value="1027.715" calcext:value-type="float">
            <text:p>1027.715</text:p>
          </table:table-cell>
          <table:table-cell office:value-type="float" office:value="48.27439" calcext:value-type="float">
            <text:p>48.27439</text:p>
          </table:table-cell>
          <table:table-cell office:value-type="float" office:value="0" calcext:value-type="float">
            <text:p>0</text:p>
          </table:table-cell>
          <table:table-cell office:value-type="float" office:value="0.4268381" calcext:value-type="float">
            <text:p>0.4268381</text:p>
          </table:table-cell>
          <table:table-cell office:value-type="float" office:value="0.4317697" calcext:value-type="float">
            <text:p>0.4317697</text:p>
          </table:table-cell>
          <table:table-cell office:value-type="float" office:value="0.2217057" calcext:value-type="float">
            <text:p>0.2217057</text:p>
          </table:table-cell>
          <table:table-cell office:value-type="float" office:value="0.2259408" calcext:value-type="float">
            <text:p>0.2259408</text:p>
          </table:table-cell>
          <table:table-cell office:value-type="float" office:value="0.2136623" calcext:value-type="float">
            <text:p>0.2136623</text:p>
          </table:table-cell>
          <table:table-cell office:value-type="float" office:value="0.192944" calcext:value-type="float">
            <text:p>0.192944</text:p>
          </table:table-cell>
          <table:table-cell office:value-type="float" office:value="0.2636248" calcext:value-type="float">
            <text:p>0.2636248</text:p>
          </table:table-cell>
          <table:table-cell office:value-type="float" office:value="0.3307706" calcext:value-type="float">
            <text:p>0.3307706</text:p>
          </table:table-cell>
          <table:table-cell office:value-type="float" office:value="0.3244452" calcext:value-type="float">
            <text:p>0.3244452</text:p>
          </table:table-cell>
          <table:table-cell office:value-type="float" office:value="0.3520782" calcext:value-type="float">
            <text:p>0.3520782</text:p>
          </table:table-cell>
          <table:table-cell office:value-type="float" office:value="0.3732364" calcext:value-type="float">
            <text:p>0.3732364</text:p>
          </table:table-cell>
          <table:table-cell office:value-type="float" office:value="0.3912648" calcext:value-type="float">
            <text:p>0.39126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994E-015" calcext:value-type="float">
            <text:p>1.934994E-15</text:p>
          </table:table-cell>
          <table:table-cell office:value-type="float" office:value="1.994836E-015" calcext:value-type="float">
            <text:p>1.994836E-15</text:p>
          </table:table-cell>
          <table:table-cell office:value-type="float" office:value="1.943822E-015" calcext:value-type="float">
            <text:p>1.943822E-15</text:p>
          </table:table-cell>
          <table:table-cell office:value-type="float" office:value="1.920428E-015" calcext:value-type="float">
            <text:p>1.920428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9E-030" calcext:value-type="float">
            <text:p>4.92048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033227" calcext:value-type="float">
            <text:p>-0.004033227</text:p>
          </table:table-cell>
          <table:table-cell office:value-type="float" office:value="-0.003758229" calcext:value-type="float">
            <text:p>-0.003758229</text:p>
          </table:table-cell>
          <table:table-cell office:value-type="float" office:value="-0.3683133" calcext:value-type="float">
            <text:p>-0.3683133</text:p>
          </table:table-cell>
          <table:table-cell office:value-type="float" office:value="-0.3176657" calcext:value-type="float">
            <text:p>-0.3176657</text:p>
          </table:table-cell>
          <table:table-cell office:value-type="float" office:value="-0.4893395" calcext:value-type="float">
            <text:p>-0.4893395</text:p>
          </table:table-cell>
          <table:table-cell office:value-type="float" office:value="-0.4157844" calcext:value-type="float">
            <text:p>-0.4157844</text:p>
          </table:table-cell>
          <table:table-cell office:value-type="float" office:value="-0.0363562" calcext:value-type="float">
            <text:p>-0.0363562</text:p>
          </table:table-cell>
          <table:table-cell office:value-type="float" office:value="-0.0644574" calcext:value-type="float">
            <text:p>-0.0644574</text:p>
          </table:table-cell>
          <table:table-cell office:value-type="float" office:value="-0.06020698" calcext:value-type="float">
            <text:p>-0.06020698</text:p>
          </table:table-cell>
          <table:table-cell office:value-type="float" office:value="-0.03287807" calcext:value-type="float">
            <text:p>-0.03287807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04104543" calcext:value-type="float">
            <text:p>-0.004104543</text:p>
          </table:table-cell>
          <table:table-cell office:value-type="float" office:value="0.00383695" calcext:value-type="float">
            <text:p>0.00383695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4809" calcext:value-type="float">
            <text:p>-2.38480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92004" calcext:value-type="float">
            <text:p>6092004</text:p>
          </table:table-cell>
          <table:table-cell office:value-type="float" office:value="638.3053" calcext:value-type="float">
            <text:p>638.3053</text:p>
          </table:table-cell>
          <table:table-cell office:value-type="float" office:value="599.1021" calcext:value-type="float">
            <text:p>599.1021</text:p>
          </table:table-cell>
          <table:table-cell office:value-type="float" office:value="62.15318" calcext:value-type="float">
            <text:p>62.15318</text:p>
          </table:table-cell>
          <table:table-cell office:value-type="float" office:value="1021.498" calcext:value-type="float">
            <text:p>1021.498</text:p>
          </table:table-cell>
          <table:table-cell office:value-type="float" office:value="48.27439" calcext:value-type="float">
            <text:p>48.27439</text:p>
          </table:table-cell>
          <table:table-cell office:value-type="float" office:value="0" calcext:value-type="float">
            <text:p>0</text:p>
          </table:table-cell>
          <table:table-cell office:value-type="float" office:value="0.3326931" calcext:value-type="float">
            <text:p>0.3326931</text:p>
          </table:table-cell>
          <table:table-cell office:value-type="float" office:value="0.3369091" calcext:value-type="float">
            <text:p>0.3369091</text:p>
          </table:table-cell>
          <table:table-cell office:value-type="float" office:value="0.2222058" calcext:value-type="float">
            <text:p>0.2222058</text:p>
          </table:table-cell>
          <table:table-cell office:value-type="float" office:value="0.2220661" calcext:value-type="float">
            <text:p>0.2220661</text:p>
          </table:table-cell>
          <table:table-cell office:value-type="float" office:value="0.2151997" calcext:value-type="float">
            <text:p>0.2151997</text:p>
          </table:table-cell>
          <table:table-cell office:value-type="float" office:value="0.1933221" calcext:value-type="float">
            <text:p>0.1933221</text:p>
          </table:table-cell>
          <table:table-cell office:value-type="float" office:value="0.254736" calcext:value-type="float">
            <text:p>0.254736</text:p>
          </table:table-cell>
          <table:table-cell office:value-type="float" office:value="0.3309951" calcext:value-type="float">
            <text:p>0.3309951</text:p>
          </table:table-cell>
          <table:table-cell office:value-type="float" office:value="0.3243306" calcext:value-type="float">
            <text:p>0.3243306</text:p>
          </table:table-cell>
          <table:table-cell office:value-type="float" office:value="0.3520087" calcext:value-type="float">
            <text:p>0.3520087</text:p>
          </table:table-cell>
          <table:table-cell office:value-type="float" office:value="0.3730117" calcext:value-type="float">
            <text:p>0.3730117</text:p>
          </table:table-cell>
          <table:table-cell office:value-type="float" office:value="0.3911074" calcext:value-type="float">
            <text:p>0.39110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998E-015" calcext:value-type="float">
            <text:p>1.934998E-15</text:p>
          </table:table-cell>
          <table:table-cell office:value-type="float" office:value="1.994835E-015" calcext:value-type="float">
            <text:p>1.994835E-15</text:p>
          </table:table-cell>
          <table:table-cell office:value-type="float" office:value="1.943822E-015" calcext:value-type="float">
            <text:p>1.943822E-15</text:p>
          </table:table-cell>
          <table:table-cell office:value-type="float" office:value="1.920428E-015" calcext:value-type="float">
            <text:p>1.920428E-15</text:p>
          </table:table-cell>
          <table:table-cell office:value-type="float" office:value="9.865302E-016" calcext:value-type="float">
            <text:p>9.865302E-16</text:p>
          </table:table-cell>
          <table:table-cell office:value-type="float" office:value="9.669077E-016" calcext:value-type="float">
            <text:p>9.669077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61811" calcext:value-type="float">
            <text:p>-0.01861811</text:p>
          </table:table-cell>
          <table:table-cell office:value-type="float" office:value="-0.01720024" calcext:value-type="float">
            <text:p>-0.01720024</text:p>
          </table:table-cell>
          <table:table-cell office:value-type="float" office:value="-0.3618844" calcext:value-type="float">
            <text:p>-0.3618844</text:p>
          </table:table-cell>
          <table:table-cell office:value-type="float" office:value="-0.3630503" calcext:value-type="float">
            <text:p>-0.3630503</text:p>
          </table:table-cell>
          <table:table-cell office:value-type="float" office:value="-0.4628215" calcext:value-type="float">
            <text:p>-0.4628215</text:p>
          </table:table-cell>
          <table:table-cell office:value-type="float" office:value="-0.4095932" calcext:value-type="float">
            <text:p>-0.4095932</text:p>
          </table:table-cell>
          <table:table-cell office:value-type="float" office:value="-0.04644701" calcext:value-type="float">
            <text:p>-0.04644701</text:p>
          </table:table-cell>
          <table:table-cell office:value-type="float" office:value="-0.06406262" calcext:value-type="float">
            <text:p>-0.06406262</text:p>
          </table:table-cell>
          <table:table-cell office:value-type="float" office:value="-0.06040607" calcext:value-type="float">
            <text:p>-0.06040607</text:p>
          </table:table-cell>
          <table:table-cell office:value-type="float" office:value="-0.0329893" calcext:value-type="float">
            <text:p>-0.0329893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1882034" calcext:value-type="float">
            <text:p>-0.01882034</text:p>
          </table:table-cell>
          <table:table-cell office:value-type="float" office:value="0.003741396" calcext:value-type="float">
            <text:p>0.00374139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8047" calcext:value-type="float">
            <text:p>-2.38804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092004" calcext:value-type="float">
            <text:p>7092004</text:p>
          </table:table-cell>
          <table:table-cell office:value-type="float" office:value="638.3053" calcext:value-type="float">
            <text:p>638.3053</text:p>
          </table:table-cell>
          <table:table-cell office:value-type="float" office:value="604.3304" calcext:value-type="float">
            <text:p>604.3304</text:p>
          </table:table-cell>
          <table:table-cell office:value-type="float" office:value="62.15318" calcext:value-type="float">
            <text:p>62.15318</text:p>
          </table:table-cell>
          <table:table-cell office:value-type="float" office:value="1016.27" calcext:value-type="float">
            <text:p>1016.27</text:p>
          </table:table-cell>
          <table:table-cell office:value-type="float" office:value="48.27439" calcext:value-type="float">
            <text:p>48.27439</text:p>
          </table:table-cell>
          <table:table-cell office:value-type="float" office:value="0" calcext:value-type="float">
            <text:p>0</text:p>
          </table:table-cell>
          <table:table-cell office:value-type="float" office:value="0.2382466" calcext:value-type="float">
            <text:p>0.2382466</text:p>
          </table:table-cell>
          <table:table-cell office:value-type="float" office:value="0.2683746" calcext:value-type="float">
            <text:p>0.2683746</text:p>
          </table:table-cell>
          <table:table-cell office:value-type="float" office:value="0.221211" calcext:value-type="float">
            <text:p>0.221211</text:p>
          </table:table-cell>
          <table:table-cell office:value-type="float" office:value="0.2191239" calcext:value-type="float">
            <text:p>0.2191239</text:p>
          </table:table-cell>
          <table:table-cell office:value-type="float" office:value="0.2151487" calcext:value-type="float">
            <text:p>0.2151487</text:p>
          </table:table-cell>
          <table:table-cell office:value-type="float" office:value="0.1935304" calcext:value-type="float">
            <text:p>0.1935304</text:p>
          </table:table-cell>
          <table:table-cell office:value-type="float" office:value="0.2474679" calcext:value-type="float">
            <text:p>0.2474679</text:p>
          </table:table-cell>
          <table:table-cell office:value-type="float" office:value="0.3304827" calcext:value-type="float">
            <text:p>0.3304827</text:p>
          </table:table-cell>
          <table:table-cell office:value-type="float" office:value="0.32415" calcext:value-type="float">
            <text:p>0.32415</text:p>
          </table:table-cell>
          <table:table-cell office:value-type="float" office:value="0.3518901" calcext:value-type="float">
            <text:p>0.3518901</text:p>
          </table:table-cell>
          <table:table-cell office:value-type="float" office:value="0.3727609" calcext:value-type="float">
            <text:p>0.3727609</text:p>
          </table:table-cell>
          <table:table-cell office:value-type="float" office:value="0.3909268" calcext:value-type="float">
            <text:p>0.39092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96E-015" calcext:value-type="float">
            <text:p>1.93496E-15</text:p>
          </table:table-cell>
          <table:table-cell office:value-type="float" office:value="1.994836E-015" calcext:value-type="float">
            <text:p>1.994836E-15</text:p>
          </table:table-cell>
          <table:table-cell office:value-type="float" office:value="1.943825E-015" calcext:value-type="float">
            <text:p>1.943825E-15</text:p>
          </table:table-cell>
          <table:table-cell office:value-type="float" office:value="1.92043E-015" calcext:value-type="float">
            <text:p>1.92043E-15</text:p>
          </table:table-cell>
          <table:table-cell office:value-type="float" office:value="9.865377E-016" calcext:value-type="float">
            <text:p>9.865377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96337" calcext:value-type="float">
            <text:p>-0.2096337</text:p>
          </table:table-cell>
          <table:table-cell office:value-type="float" office:value="-0.08403822" calcext:value-type="float">
            <text:p>-0.08403822</text:p>
          </table:table-cell>
          <table:table-cell office:value-type="float" office:value="-0.3744444" calcext:value-type="float">
            <text:p>-0.3744444</text:p>
          </table:table-cell>
          <table:table-cell office:value-type="float" office:value="-0.4023456" calcext:value-type="float">
            <text:p>-0.4023456</text:p>
          </table:table-cell>
          <table:table-cell office:value-type="float" office:value="-0.4635462" calcext:value-type="float">
            <text:p>-0.4635462</text:p>
          </table:table-cell>
          <table:table-cell office:value-type="float" office:value="-0.4062117" calcext:value-type="float">
            <text:p>-0.4062117</text:p>
          </table:table-cell>
          <table:table-cell office:value-type="float" office:value="-0.05709449" calcext:value-type="float">
            <text:p>-0.05709449</text:p>
          </table:table-cell>
          <table:table-cell office:value-type="float" office:value="-0.06492706" calcext:value-type="float">
            <text:p>-0.06492706</text:p>
          </table:table-cell>
          <table:table-cell office:value-type="float" office:value="-0.06071984" calcext:value-type="float">
            <text:p>-0.06071984</text:p>
          </table:table-cell>
          <table:table-cell office:value-type="float" office:value="-0.03310059" calcext:value-type="float">
            <text:p>-0.03310059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2655653" calcext:value-type="float">
            <text:p>-0.2655653</text:p>
          </table:table-cell>
          <table:table-cell office:value-type="float" office:value="0.003666556" calcext:value-type="float">
            <text:p>0.00366655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1282" calcext:value-type="float">
            <text:p>-2.39128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092004" calcext:value-type="float">
            <text:p>8092004</text:p>
          </table:table-cell>
          <table:table-cell office:value-type="float" office:value="638.3053" calcext:value-type="float">
            <text:p>638.3053</text:p>
          </table:table-cell>
          <table:table-cell office:value-type="float" office:value="609.2491" calcext:value-type="float">
            <text:p>609.2491</text:p>
          </table:table-cell>
          <table:table-cell office:value-type="float" office:value="62.15318" calcext:value-type="float">
            <text:p>62.15318</text:p>
          </table:table-cell>
          <table:table-cell office:value-type="float" office:value="1011.352" calcext:value-type="float">
            <text:p>1011.352</text:p>
          </table:table-cell>
          <table:table-cell office:value-type="float" office:value="48.27439" calcext:value-type="float">
            <text:p>48.27439</text:p>
          </table:table-cell>
          <table:table-cell office:value-type="float" office:value="0" calcext:value-type="float">
            <text:p>0</text:p>
          </table:table-cell>
          <table:table-cell office:value-type="float" office:value="0.1716608" calcext:value-type="float">
            <text:p>0.1716608</text:p>
          </table:table-cell>
          <table:table-cell office:value-type="float" office:value="0.2218034" calcext:value-type="float">
            <text:p>0.2218034</text:p>
          </table:table-cell>
          <table:table-cell office:value-type="float" office:value="0.2151488" calcext:value-type="float">
            <text:p>0.2151488</text:p>
          </table:table-cell>
          <table:table-cell office:value-type="float" office:value="0.2146978" calcext:value-type="float">
            <text:p>0.2146978</text:p>
          </table:table-cell>
          <table:table-cell office:value-type="float" office:value="0.2123809" calcext:value-type="float">
            <text:p>0.2123809</text:p>
          </table:table-cell>
          <table:table-cell office:value-type="float" office:value="0.1930887" calcext:value-type="float">
            <text:p>0.1930887</text:p>
          </table:table-cell>
          <table:table-cell office:value-type="float" office:value="0.2398396" calcext:value-type="float">
            <text:p>0.2398396</text:p>
          </table:table-cell>
          <table:table-cell office:value-type="float" office:value="0.3289472" calcext:value-type="float">
            <text:p>0.3289472</text:p>
          </table:table-cell>
          <table:table-cell office:value-type="float" office:value="0.3236939" calcext:value-type="float">
            <text:p>0.3236939</text:p>
          </table:table-cell>
          <table:table-cell office:value-type="float" office:value="0.3516084" calcext:value-type="float">
            <text:p>0.3516084</text:p>
          </table:table-cell>
          <table:table-cell office:value-type="float" office:value="0.3723889" calcext:value-type="float">
            <text:p>0.3723889</text:p>
          </table:table-cell>
          <table:table-cell office:value-type="float" office:value="0.3907" calcext:value-type="float">
            <text:p>0.39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892E-015" calcext:value-type="float">
            <text:p>1.934892E-15</text:p>
          </table:table-cell>
          <table:table-cell office:value-type="float" office:value="1.994836E-015" calcext:value-type="float">
            <text:p>1.994836E-15</text:p>
          </table:table-cell>
          <table:table-cell office:value-type="float" office:value="1.943826E-015" calcext:value-type="float">
            <text:p>1.943826E-15</text:p>
          </table:table-cell>
          <table:table-cell office:value-type="float" office:value="1.920427E-015" calcext:value-type="float">
            <text:p>1.920427E-15</text:p>
          </table:table-cell>
          <table:table-cell office:value-type="float" office:value="9.865647E-016" calcext:value-type="float">
            <text:p>9.865647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36752" calcext:value-type="float">
            <text:p>-2.636752</text:p>
          </table:table-cell>
          <table:table-cell office:value-type="float" office:value="-0.3659176" calcext:value-type="float">
            <text:p>-0.3659176</text:p>
          </table:table-cell>
          <table:table-cell office:value-type="float" office:value="-0.4633141" calcext:value-type="float">
            <text:p>-0.4633141</text:p>
          </table:table-cell>
          <table:table-cell office:value-type="float" office:value="-0.4707354" calcext:value-type="float">
            <text:p>-0.4707354</text:p>
          </table:table-cell>
          <table:table-cell office:value-type="float" office:value="-0.5120279" calcext:value-type="float">
            <text:p>-0.5120279</text:p>
          </table:table-cell>
          <table:table-cell office:value-type="float" office:value="-0.4133443" calcext:value-type="float">
            <text:p>-0.4133443</text:p>
          </table:table-cell>
          <table:table-cell office:value-type="float" office:value="-0.07134182" calcext:value-type="float">
            <text:p>-0.07134182</text:p>
          </table:table-cell>
          <table:table-cell office:value-type="float" office:value="-0.06761269" calcext:value-type="float">
            <text:p>-0.06761269</text:p>
          </table:table-cell>
          <table:table-cell office:value-type="float" office:value="-0.06151807" calcext:value-type="float">
            <text:p>-0.06151807</text:p>
          </table:table-cell>
          <table:table-cell office:value-type="float" office:value="-0.03335558" calcext:value-type="float">
            <text:p>-0.03335558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5.419005" calcext:value-type="float">
            <text:p>-5.419005</text:p>
          </table:table-cell>
          <table:table-cell office:value-type="float" office:value="0.003629546" calcext:value-type="float">
            <text:p>0.00362954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4557" calcext:value-type="float">
            <text:p>-2.39455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92004" calcext:value-type="float">
            <text:p>9092004</text:p>
          </table:table-cell>
          <table:table-cell office:value-type="float" office:value="638.3053" calcext:value-type="float">
            <text:p>638.3053</text:p>
          </table:table-cell>
          <table:table-cell office:value-type="float" office:value="614.6297" calcext:value-type="float">
            <text:p>614.6297</text:p>
          </table:table-cell>
          <table:table-cell office:value-type="float" office:value="62.15318" calcext:value-type="float">
            <text:p>62.15318</text:p>
          </table:table-cell>
          <table:table-cell office:value-type="float" office:value="1005.972" calcext:value-type="float">
            <text:p>1005.972</text:p>
          </table:table-cell>
          <table:table-cell office:value-type="float" office:value="48.27439" calcext:value-type="float">
            <text:p>48.27439</text:p>
          </table:table-cell>
          <table:table-cell office:value-type="float" office:value="0" calcext:value-type="float">
            <text:p>0</text:p>
          </table:table-cell>
          <table:table-cell office:value-type="float" office:value="0.1309779" calcext:value-type="float">
            <text:p>0.1309779</text:p>
          </table:table-cell>
          <table:table-cell office:value-type="float" office:value="0.1983692" calcext:value-type="float">
            <text:p>0.1983692</text:p>
          </table:table-cell>
          <table:table-cell office:value-type="float" office:value="0.2029993" calcext:value-type="float">
            <text:p>0.2029993</text:p>
          </table:table-cell>
          <table:table-cell office:value-type="float" office:value="0.2059182" calcext:value-type="float">
            <text:p>0.2059182</text:p>
          </table:table-cell>
          <table:table-cell office:value-type="float" office:value="0.2044789" calcext:value-type="float">
            <text:p>0.2044789</text:p>
          </table:table-cell>
          <table:table-cell office:value-type="float" office:value="0.1909502" calcext:value-type="float">
            <text:p>0.1909502</text:p>
          </table:table-cell>
          <table:table-cell office:value-type="float" office:value="0.2299354" calcext:value-type="float">
            <text:p>0.2299354</text:p>
          </table:table-cell>
          <table:table-cell office:value-type="float" office:value="0.3259423" calcext:value-type="float">
            <text:p>0.3259423</text:p>
          </table:table-cell>
          <table:table-cell office:value-type="float" office:value="0.3226998" calcext:value-type="float">
            <text:p>0.3226998</text:p>
          </table:table-cell>
          <table:table-cell office:value-type="float" office:value="0.3510233" calcext:value-type="float">
            <text:p>0.3510233</text:p>
          </table:table-cell>
          <table:table-cell office:value-type="float" office:value="0.3717879" calcext:value-type="float">
            <text:p>0.3717879</text:p>
          </table:table-cell>
          <table:table-cell office:value-type="float" office:value="0.3903897" calcext:value-type="float">
            <text:p>0.39038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779E-015" calcext:value-type="float">
            <text:p>1.934779E-15</text:p>
          </table:table-cell>
          <table:table-cell office:value-type="float" office:value="1.99485E-015" calcext:value-type="float">
            <text:p>1.99485E-15</text:p>
          </table:table-cell>
          <table:table-cell office:value-type="float" office:value="1.943825E-015" calcext:value-type="float">
            <text:p>1.943825E-15</text:p>
          </table:table-cell>
          <table:table-cell office:value-type="float" office:value="1.920421E-015" calcext:value-type="float">
            <text:p>1.920421E-15</text:p>
          </table:table-cell>
          <table:table-cell office:value-type="float" office:value="9.865963E-016" calcext:value-type="float">
            <text:p>9.865963E-16</text:p>
          </table:table-cell>
          <table:table-cell office:value-type="float" office:value="9.669077E-016" calcext:value-type="float">
            <text:p>9.669077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42781" calcext:value-type="float">
            <text:p>-21.42781</text:p>
          </table:table-cell>
          <table:table-cell office:value-type="float" office:value="-0.8676302" calcext:value-type="float">
            <text:p>-0.8676302</text:p>
          </table:table-cell>
          <table:table-cell office:value-type="float" office:value="-0.7249632" calcext:value-type="float">
            <text:p>-0.7249632</text:p>
          </table:table-cell>
          <table:table-cell office:value-type="float" office:value="-0.6492212" calcext:value-type="float">
            <text:p>-0.6492212</text:p>
          </table:table-cell>
          <table:table-cell office:value-type="float" office:value="-0.6857244" calcext:value-type="float">
            <text:p>-0.6857244</text:p>
          </table:table-cell>
          <table:table-cell office:value-type="float" office:value="-0.4500692" calcext:value-type="float">
            <text:p>-0.4500692</text:p>
          </table:table-cell>
          <table:table-cell office:value-type="float" office:value="-0.09631527" calcext:value-type="float">
            <text:p>-0.09631527</text:p>
          </table:table-cell>
          <table:table-cell office:value-type="float" office:value="-0.07325748" calcext:value-type="float">
            <text:p>-0.07325748</text:p>
          </table:table-cell>
          <table:table-cell office:value-type="float" office:value="-0.06330564" calcext:value-type="float">
            <text:p>-0.06330564</text:p>
          </table:table-cell>
          <table:table-cell office:value-type="float" office:value="-0.03389409" calcext:value-type="float">
            <text:p>-0.03389409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31.94359" calcext:value-type="float">
            <text:p>-31.94359</text:p>
          </table:table-cell>
          <table:table-cell office:value-type="float" office:value="0.003613508" calcext:value-type="float">
            <text:p>0.00361350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7924" calcext:value-type="float">
            <text:p>-2.39792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92004" calcext:value-type="float">
            <text:p>10092004</text:p>
          </table:table-cell>
          <table:table-cell office:value-type="float" office:value="638.3053" calcext:value-type="float">
            <text:p>638.3053</text:p>
          </table:table-cell>
          <table:table-cell office:value-type="float" office:value="620.0751" calcext:value-type="float">
            <text:p>620.0751</text:p>
          </table:table-cell>
          <table:table-cell office:value-type="float" office:value="62.15318" calcext:value-type="float">
            <text:p>62.15318</text:p>
          </table:table-cell>
          <table:table-cell office:value-type="float" office:value="1000.866" calcext:value-type="float">
            <text:p>1000.866</text:p>
          </table:table-cell>
          <table:table-cell office:value-type="float" office:value="47.93424" calcext:value-type="float">
            <text:p>47.93424</text:p>
          </table:table-cell>
          <table:table-cell office:value-type="float" office:value="0" calcext:value-type="float">
            <text:p>0</text:p>
          </table:table-cell>
          <table:table-cell office:value-type="float" office:value="0.1167678" calcext:value-type="float">
            <text:p>0.1167678</text:p>
          </table:table-cell>
          <table:table-cell office:value-type="float" office:value="0.1896535" calcext:value-type="float">
            <text:p>0.1896535</text:p>
          </table:table-cell>
          <table:table-cell office:value-type="float" office:value="0.1922988" calcext:value-type="float">
            <text:p>0.1922988</text:p>
          </table:table-cell>
          <table:table-cell office:value-type="float" office:value="0.1959273" calcext:value-type="float">
            <text:p>0.1959273</text:p>
          </table:table-cell>
          <table:table-cell office:value-type="float" office:value="0.1953032" calcext:value-type="float">
            <text:p>0.1953032</text:p>
          </table:table-cell>
          <table:table-cell office:value-type="float" office:value="0.187239" calcext:value-type="float">
            <text:p>0.187239</text:p>
          </table:table-cell>
          <table:table-cell office:value-type="float" office:value="0.218035" calcext:value-type="float">
            <text:p>0.218035</text:p>
          </table:table-cell>
          <table:table-cell office:value-type="float" office:value="0.3217412" calcext:value-type="float">
            <text:p>0.3217412</text:p>
          </table:table-cell>
          <table:table-cell office:value-type="float" office:value="0.3211829" calcext:value-type="float">
            <text:p>0.3211829</text:p>
          </table:table-cell>
          <table:table-cell office:value-type="float" office:value="0.3501145" calcext:value-type="float">
            <text:p>0.3501145</text:p>
          </table:table-cell>
          <table:table-cell office:value-type="float" office:value="0.3710615" calcext:value-type="float">
            <text:p>0.3710615</text:p>
          </table:table-cell>
          <table:table-cell office:value-type="float" office:value="0.3901083" calcext:value-type="float">
            <text:p>0.3901083</text:p>
          </table:table-cell>
          <table:table-cell office:value-type="float" office:value="0.4590477" calcext:value-type="float">
            <text:p>0.4590477</text:p>
          </table:table-cell>
          <table:table-cell office:value-type="float" office:value="0" calcext:value-type="float">
            <text:p>0</text:p>
          </table:table-cell>
          <table:table-cell office:value-type="float" office:value="1.934635E-015" calcext:value-type="float">
            <text:p>1.934635E-15</text:p>
          </table:table-cell>
          <table:table-cell office:value-type="float" office:value="1.994856E-015" calcext:value-type="float">
            <text:p>1.994856E-15</text:p>
          </table:table-cell>
          <table:table-cell office:value-type="float" office:value="1.943834E-015" calcext:value-type="float">
            <text:p>1.943834E-15</text:p>
          </table:table-cell>
          <table:table-cell office:value-type="float" office:value="1.920417E-015" calcext:value-type="float">
            <text:p>1.920417E-15</text:p>
          </table:table-cell>
          <table:table-cell office:value-type="float" office:value="9.86627E-016" calcext:value-type="float">
            <text:p>9.86627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77956" calcext:value-type="float">
            <text:p>-52.77956</text:p>
          </table:table-cell>
          <table:table-cell office:value-type="float" office:value="-1.228807" calcext:value-type="float">
            <text:p>-1.228807</text:p>
          </table:table-cell>
          <table:table-cell office:value-type="float" office:value="-1.1012" calcext:value-type="float">
            <text:p>-1.1012</text:p>
          </table:table-cell>
          <table:table-cell office:value-type="float" office:value="-0.9525794" calcext:value-type="float">
            <text:p>-0.9525794</text:p>
          </table:table-cell>
          <table:table-cell office:value-type="float" office:value="-0.9770787" calcext:value-type="float">
            <text:p>-0.9770787</text:p>
          </table:table-cell>
          <table:table-cell office:value-type="float" office:value="-0.5230185" calcext:value-type="float">
            <text:p>-0.5230185</text:p>
          </table:table-cell>
          <table:table-cell office:value-type="float" office:value="-0.1406417" calcext:value-type="float">
            <text:p>-0.1406417</text:p>
          </table:table-cell>
          <table:table-cell office:value-type="float" office:value="-0.08207545" calcext:value-type="float">
            <text:p>-0.08207545</text:p>
          </table:table-cell>
          <table:table-cell office:value-type="float" office:value="-0.06615196" calcext:value-type="float">
            <text:p>-0.06615196</text:p>
          </table:table-cell>
          <table:table-cell office:value-type="float" office:value="-0.03475095" calcext:value-type="float">
            <text:p>-0.03475095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42.68602" calcext:value-type="float">
            <text:p>-42.68602</text:p>
          </table:table-cell>
          <table:table-cell office:value-type="float" office:value="0.003624115" calcext:value-type="float">
            <text:p>0.003624115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5905" calcext:value-type="float">
            <text:p>-2.3659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092004" calcext:value-type="float">
            <text:p>11092004</text:p>
          </table:table-cell>
          <table:table-cell office:value-type="float" office:value="638.3053" calcext:value-type="float">
            <text:p>638.3053</text:p>
          </table:table-cell>
          <table:table-cell office:value-type="float" office:value="624.6002" calcext:value-type="float">
            <text:p>624.6002</text:p>
          </table:table-cell>
          <table:table-cell office:value-type="float" office:value="62.15318" calcext:value-type="float">
            <text:p>62.15318</text:p>
          </table:table-cell>
          <table:table-cell office:value-type="float" office:value="997.1409" calcext:value-type="float">
            <text:p>997.1409</text:p>
          </table:table-cell>
          <table:table-cell office:value-type="float" office:value="47.13424" calcext:value-type="float">
            <text:p>47.13424</text:p>
          </table:table-cell>
          <table:table-cell office:value-type="float" office:value="0" calcext:value-type="float">
            <text:p>0</text:p>
          </table:table-cell>
          <table:table-cell office:value-type="float" office:value="0.1184844" calcext:value-type="float">
            <text:p>0.1184844</text:p>
          </table:table-cell>
          <table:table-cell office:value-type="float" office:value="0.1877558" calcext:value-type="float">
            <text:p>0.1877558</text:p>
          </table:table-cell>
          <table:table-cell office:value-type="float" office:value="0.1883697" calcext:value-type="float">
            <text:p>0.1883697</text:p>
          </table:table-cell>
          <table:table-cell office:value-type="float" office:value="0.1904465" calcext:value-type="float">
            <text:p>0.1904465</text:p>
          </table:table-cell>
          <table:table-cell office:value-type="float" office:value="0.1906373" calcext:value-type="float">
            <text:p>0.1906373</text:p>
          </table:table-cell>
          <table:table-cell office:value-type="float" office:value="0.1834587" calcext:value-type="float">
            <text:p>0.1834587</text:p>
          </table:table-cell>
          <table:table-cell office:value-type="float" office:value="0.2063928" calcext:value-type="float">
            <text:p>0.2063928</text:p>
          </table:table-cell>
          <table:table-cell office:value-type="float" office:value="0.3171932" calcext:value-type="float">
            <text:p>0.3171932</text:p>
          </table:table-cell>
          <table:table-cell office:value-type="float" office:value="0.3194272" calcext:value-type="float">
            <text:p>0.3194272</text:p>
          </table:table-cell>
          <table:table-cell office:value-type="float" office:value="0.3490908" calcext:value-type="float">
            <text:p>0.3490908</text:p>
          </table:table-cell>
          <table:table-cell office:value-type="float" office:value="0.3703656" calcext:value-type="float">
            <text:p>0.3703656</text:p>
          </table:table-cell>
          <table:table-cell office:value-type="float" office:value="0.3898757" calcext:value-type="float">
            <text:p>0.3898757</text:p>
          </table:table-cell>
          <table:table-cell office:value-type="float" office:value="0.4616125" calcext:value-type="float">
            <text:p>0.4616125</text:p>
          </table:table-cell>
          <table:table-cell office:value-type="float" office:value="0" calcext:value-type="float">
            <text:p>0</text:p>
          </table:table-cell>
          <table:table-cell office:value-type="float" office:value="1.934459E-015" calcext:value-type="float">
            <text:p>1.934459E-15</text:p>
          </table:table-cell>
          <table:table-cell office:value-type="float" office:value="1.994867E-015" calcext:value-type="float">
            <text:p>1.994867E-15</text:p>
          </table:table-cell>
          <table:table-cell office:value-type="float" office:value="1.943839E-015" calcext:value-type="float">
            <text:p>1.943839E-15</text:p>
          </table:table-cell>
          <table:table-cell office:value-type="float" office:value="1.920417E-015" calcext:value-type="float">
            <text:p>1.920417E-15</text:p>
          </table:table-cell>
          <table:table-cell office:value-type="float" office:value="9.866624E-016" calcext:value-type="float">
            <text:p>9.866624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7223" calcext:value-type="float">
            <text:p>-46.7223</text:p>
          </table:table-cell>
          <table:table-cell office:value-type="float" office:value="-1.328003" calcext:value-type="float">
            <text:p>-1.328003</text:p>
          </table:table-cell>
          <table:table-cell office:value-type="float" office:value="-1.291414" calcext:value-type="float">
            <text:p>-1.291414</text:p>
          </table:table-cell>
          <table:table-cell office:value-type="float" office:value="-1.185594" calcext:value-type="float">
            <text:p>-1.185594</text:p>
          </table:table-cell>
          <table:table-cell office:value-type="float" office:value="-1.177409" calcext:value-type="float">
            <text:p>-1.177409</text:p>
          </table:table-cell>
          <table:table-cell office:value-type="float" office:value="-0.6114246" calcext:value-type="float">
            <text:p>-0.6114246</text:p>
          </table:table-cell>
          <table:table-cell office:value-type="float" office:value="-0.2078944" calcext:value-type="float">
            <text:p>-0.2078944</text:p>
          </table:table-cell>
          <table:table-cell office:value-type="float" office:value="-0.09298176" calcext:value-type="float">
            <text:p>-0.09298176</text:p>
          </table:table-cell>
          <table:table-cell office:value-type="float" office:value="-0.06962492" calcext:value-type="float">
            <text:p>-0.06962492</text:p>
          </table:table-cell>
          <table:table-cell office:value-type="float" office:value="-0.03574647" calcext:value-type="float">
            <text:p>-0.03574647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38.69461" calcext:value-type="float">
            <text:p>-38.69461</text:p>
          </table:table-cell>
          <table:table-cell office:value-type="float" office:value="0.003658221" calcext:value-type="float">
            <text:p>0.003658221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7854" calcext:value-type="float">
            <text:p>-2.3778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092004" calcext:value-type="float">
            <text:p>12092004</text:p>
          </table:table-cell>
          <table:table-cell office:value-type="float" office:value="638.3053" calcext:value-type="float">
            <text:p>638.3053</text:p>
          </table:table-cell>
          <table:table-cell office:value-type="float" office:value="629.4364" calcext:value-type="float">
            <text:p>629.4364</text:p>
          </table:table-cell>
          <table:table-cell office:value-type="float" office:value="62.15318" calcext:value-type="float">
            <text:p>62.15318</text:p>
          </table:table-cell>
          <table:table-cell office:value-type="float" office:value="992.3989" calcext:value-type="float">
            <text:p>992.3989</text:p>
          </table:table-cell>
          <table:table-cell office:value-type="float" office:value="47.0402" calcext:value-type="float">
            <text:p>47.0402</text:p>
          </table:table-cell>
          <table:table-cell office:value-type="float" office:value="0" calcext:value-type="float">
            <text:p>0</text:p>
          </table:table-cell>
          <table:table-cell office:value-type="float" office:value="0.1124203" calcext:value-type="float">
            <text:p>0.1124203</text:p>
          </table:table-cell>
          <table:table-cell office:value-type="float" office:value="0.1852205" calcext:value-type="float">
            <text:p>0.1852205</text:p>
          </table:table-cell>
          <table:table-cell office:value-type="float" office:value="0.1851602" calcext:value-type="float">
            <text:p>0.1851602</text:p>
          </table:table-cell>
          <table:table-cell office:value-type="float" office:value="0.186391" calcext:value-type="float">
            <text:p>0.186391</text:p>
          </table:table-cell>
          <table:table-cell office:value-type="float" office:value="0.1868305" calcext:value-type="float">
            <text:p>0.1868305</text:p>
          </table:table-cell>
          <table:table-cell office:value-type="float" office:value="0.1794937" calcext:value-type="float">
            <text:p>0.1794937</text:p>
          </table:table-cell>
          <table:table-cell office:value-type="float" office:value="0.1946688" calcext:value-type="float">
            <text:p>0.1946688</text:p>
          </table:table-cell>
          <table:table-cell office:value-type="float" office:value="0.3122413" calcext:value-type="float">
            <text:p>0.3122413</text:p>
          </table:table-cell>
          <table:table-cell office:value-type="float" office:value="0.3173759" calcext:value-type="float">
            <text:p>0.3173759</text:p>
          </table:table-cell>
          <table:table-cell office:value-type="float" office:value="0.3479415" calcext:value-type="float">
            <text:p>0.3479415</text:p>
          </table:table-cell>
          <table:table-cell office:value-type="float" office:value="0.3696042" calcext:value-type="float">
            <text:p>0.3696042</text:p>
          </table:table-cell>
          <table:table-cell office:value-type="float" office:value="0.3895217" calcext:value-type="float">
            <text:p>0.3895217</text:p>
          </table:table-cell>
          <table:table-cell office:value-type="float" office:value="0.462329" calcext:value-type="float">
            <text:p>0.462329</text:p>
          </table:table-cell>
          <table:table-cell office:value-type="float" office:value="0" calcext:value-type="float">
            <text:p>0</text:p>
          </table:table-cell>
          <table:table-cell office:value-type="float" office:value="1.934262E-015" calcext:value-type="float">
            <text:p>1.934262E-15</text:p>
          </table:table-cell>
          <table:table-cell office:value-type="float" office:value="1.994886E-015" calcext:value-type="float">
            <text:p>1.994886E-15</text:p>
          </table:table-cell>
          <table:table-cell office:value-type="float" office:value="1.943838E-015" calcext:value-type="float">
            <text:p>1.943838E-15</text:p>
          </table:table-cell>
          <table:table-cell office:value-type="float" office:value="1.920427E-015" calcext:value-type="float">
            <text:p>1.920427E-15</text:p>
          </table:table-cell>
          <table:table-cell office:value-type="float" office:value="9.866922E-016" calcext:value-type="float">
            <text:p>9.86692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9E-030" calcext:value-type="float">
            <text:p>4.92048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55826" calcext:value-type="float">
            <text:p>-69.55826</text:p>
          </table:table-cell>
          <table:table-cell office:value-type="float" office:value="-1.475146" calcext:value-type="float">
            <text:p>-1.475146</text:p>
          </table:table-cell>
          <table:table-cell office:value-type="float" office:value="-1.474512" calcext:value-type="float">
            <text:p>-1.474512</text:p>
          </table:table-cell>
          <table:table-cell office:value-type="float" office:value="-1.39966" calcext:value-type="float">
            <text:p>-1.39966</text:p>
          </table:table-cell>
          <table:table-cell office:value-type="float" office:value="-1.375577" calcext:value-type="float">
            <text:p>-1.375577</text:p>
          </table:table-cell>
          <table:table-cell office:value-type="float" office:value="-0.7227558" calcext:value-type="float">
            <text:p>-0.7227558</text:p>
          </table:table-cell>
          <table:table-cell office:value-type="float" office:value="-0.3154006" calcext:value-type="float">
            <text:p>-0.3154006</text:p>
          </table:table-cell>
          <table:table-cell office:value-type="float" office:value="-0.1067272" calcext:value-type="float">
            <text:p>-0.1067272</text:p>
          </table:table-cell>
          <table:table-cell office:value-type="float" office:value="-0.07394172" calcext:value-type="float">
            <text:p>-0.07394172</text:p>
          </table:table-cell>
          <table:table-cell office:value-type="float" office:value="-0.03690091" calcext:value-type="float">
            <text:p>-0.03690091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70.44886" calcext:value-type="float">
            <text:p>-70.44886</text:p>
          </table:table-cell>
          <table:table-cell office:value-type="float" office:value="0.003734222" calcext:value-type="float">
            <text:p>0.00373422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7388" calcext:value-type="float">
            <text:p>-2.38738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092004" calcext:value-type="float">
            <text:p>13092004</text:p>
          </table:table-cell>
          <table:table-cell office:value-type="float" office:value="638.3053" calcext:value-type="float">
            <text:p>638.3053</text:p>
          </table:table-cell>
          <table:table-cell office:value-type="float" office:value="634.2443" calcext:value-type="float">
            <text:p>634.2443</text:p>
          </table:table-cell>
          <table:table-cell office:value-type="float" office:value="62.15318" calcext:value-type="float">
            <text:p>62.15318</text:p>
          </table:table-cell>
          <table:table-cell office:value-type="float" office:value="987.5907" calcext:value-type="float">
            <text:p>987.5907</text:p>
          </table:table-cell>
          <table:table-cell office:value-type="float" office:value="47.0402" calcext:value-type="float">
            <text:p>47.0402</text:p>
          </table:table-cell>
          <table:table-cell office:value-type="float" office:value="0" calcext:value-type="float">
            <text:p>0</text:p>
          </table:table-cell>
          <table:table-cell office:value-type="float" office:value="0.1110279" calcext:value-type="float">
            <text:p>0.1110279</text:p>
          </table:table-cell>
          <table:table-cell office:value-type="float" office:value="0.183523" calcext:value-type="float">
            <text:p>0.183523</text:p>
          </table:table-cell>
          <table:table-cell office:value-type="float" office:value="0.1830535" calcext:value-type="float">
            <text:p>0.1830535</text:p>
          </table:table-cell>
          <table:table-cell office:value-type="float" office:value="0.1836828" calcext:value-type="float">
            <text:p>0.1836828</text:p>
          </table:table-cell>
          <table:table-cell office:value-type="float" office:value="0.1841729" calcext:value-type="float">
            <text:p>0.1841729</text:p>
          </table:table-cell>
          <table:table-cell office:value-type="float" office:value="0.1755361" calcext:value-type="float">
            <text:p>0.1755361</text:p>
          </table:table-cell>
          <table:table-cell office:value-type="float" office:value="0.1838305" calcext:value-type="float">
            <text:p>0.1838305</text:p>
          </table:table-cell>
          <table:table-cell office:value-type="float" office:value="0.306908" calcext:value-type="float">
            <text:p>0.306908</text:p>
          </table:table-cell>
          <table:table-cell office:value-type="float" office:value="0.3150633" calcext:value-type="float">
            <text:p>0.3150633</text:p>
          </table:table-cell>
          <table:table-cell office:value-type="float" office:value="0.3466551" calcext:value-type="float">
            <text:p>0.3466551</text:p>
          </table:table-cell>
          <table:table-cell office:value-type="float" office:value="0.3687392" calcext:value-type="float">
            <text:p>0.3687392</text:p>
          </table:table-cell>
          <table:table-cell office:value-type="float" office:value="0.389136" calcext:value-type="float">
            <text:p>0.3891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4071E-015" calcext:value-type="float">
            <text:p>1.934071E-15</text:p>
          </table:table-cell>
          <table:table-cell office:value-type="float" office:value="1.994902E-015" calcext:value-type="float">
            <text:p>1.994902E-15</text:p>
          </table:table-cell>
          <table:table-cell office:value-type="float" office:value="1.943834E-015" calcext:value-type="float">
            <text:p>1.943834E-15</text:p>
          </table:table-cell>
          <table:table-cell office:value-type="float" office:value="1.920435E-015" calcext:value-type="float">
            <text:p>1.920435E-15</text:p>
          </table:table-cell>
          <table:table-cell office:value-type="float" office:value="9.867293E-016" calcext:value-type="float">
            <text:p>9.867293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9E-030" calcext:value-type="float">
            <text:p>4.92048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.79594" calcext:value-type="float">
            <text:p>-76.79594</text:p>
          </table:table-cell>
          <table:table-cell office:value-type="float" office:value="-1.583691" calcext:value-type="float">
            <text:p>-1.583691</text:p>
          </table:table-cell>
          <table:table-cell office:value-type="float" office:value="-1.610611" calcext:value-type="float">
            <text:p>-1.610611</text:p>
          </table:table-cell>
          <table:table-cell office:value-type="float" office:value="-1.566909" calcext:value-type="float">
            <text:p>-1.566909</text:p>
          </table:table-cell>
          <table:table-cell office:value-type="float" office:value="-1.536052" calcext:value-type="float">
            <text:p>-1.536052</text:p>
          </table:table-cell>
          <table:table-cell office:value-type="float" office:value="-0.8573192" calcext:value-type="float">
            <text:p>-0.8573192</text:p>
          </table:table-cell>
          <table:table-cell office:value-type="float" office:value="-0.4745507" calcext:value-type="float">
            <text:p>-0.4745507</text:p>
          </table:table-cell>
          <table:table-cell office:value-type="float" office:value="-0.1241207" calcext:value-type="float">
            <text:p>-0.1241207</text:p>
          </table:table-cell>
          <table:table-cell office:value-type="float" office:value="-0.07916775" calcext:value-type="float">
            <text:p>-0.07916775</text:p>
          </table:table-cell>
          <table:table-cell office:value-type="float" office:value="-0.03824268" calcext:value-type="float">
            <text:p>-0.03824268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72.61655" calcext:value-type="float">
            <text:p>-72.61655</text:p>
          </table:table-cell>
          <table:table-cell office:value-type="float" office:value="0.003879872" calcext:value-type="float">
            <text:p>0.00387987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2937" calcext:value-type="float">
            <text:p>-2.39293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092004" calcext:value-type="float">
            <text:p>14092004</text:p>
          </table:table-cell>
          <table:table-cell office:value-type="float" office:value="638.4052" calcext:value-type="float">
            <text:p>638.4052</text:p>
          </table:table-cell>
          <table:table-cell office:value-type="float" office:value="637.8895" calcext:value-type="float">
            <text:p>637.8895</text:p>
          </table:table-cell>
          <table:table-cell office:value-type="float" office:value="62.15318" calcext:value-type="float">
            <text:p>62.15318</text:p>
          </table:table-cell>
          <table:table-cell office:value-type="float" office:value="984.0455" calcext:value-type="float">
            <text:p>984.0455</text:p>
          </table:table-cell>
          <table:table-cell office:value-type="float" office:value="47.04023" calcext:value-type="float">
            <text:p>47.04023</text:p>
          </table:table-cell>
          <table:table-cell office:value-type="float" office:value="0" calcext:value-type="float">
            <text:p>0</text:p>
          </table:table-cell>
          <table:table-cell office:value-type="float" office:value="0.11257" calcext:value-type="float">
            <text:p>0.11257</text:p>
          </table:table-cell>
          <table:table-cell office:value-type="float" office:value="0.1852118" calcext:value-type="float">
            <text:p>0.1852118</text:p>
          </table:table-cell>
          <table:table-cell office:value-type="float" office:value="0.1844147" calcext:value-type="float">
            <text:p>0.1844147</text:p>
          </table:table-cell>
          <table:table-cell office:value-type="float" office:value="0.1842906" calcext:value-type="float">
            <text:p>0.1842906</text:p>
          </table:table-cell>
          <table:table-cell office:value-type="float" office:value="0.1849176" calcext:value-type="float">
            <text:p>0.1849176</text:p>
          </table:table-cell>
          <table:table-cell office:value-type="float" office:value="0.1729695" calcext:value-type="float">
            <text:p>0.1729695</text:p>
          </table:table-cell>
          <table:table-cell office:value-type="float" office:value="0.1768651" calcext:value-type="float">
            <text:p>0.1768651</text:p>
          </table:table-cell>
          <table:table-cell office:value-type="float" office:value="0.3020488" calcext:value-type="float">
            <text:p>0.3020488</text:p>
          </table:table-cell>
          <table:table-cell office:value-type="float" office:value="0.3128652" calcext:value-type="float">
            <text:p>0.3128652</text:p>
          </table:table-cell>
          <table:table-cell office:value-type="float" office:value="0.345413" calcext:value-type="float">
            <text:p>0.345413</text:p>
          </table:table-cell>
          <table:table-cell office:value-type="float" office:value="0.3679434" calcext:value-type="float">
            <text:p>0.3679434</text:p>
          </table:table-cell>
          <table:table-cell office:value-type="float" office:value="0.3888475" calcext:value-type="float">
            <text:p>0.388847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3873E-015" calcext:value-type="float">
            <text:p>1.933873E-15</text:p>
          </table:table-cell>
          <table:table-cell office:value-type="float" office:value="1.99492E-015" calcext:value-type="float">
            <text:p>1.99492E-15</text:p>
          </table:table-cell>
          <table:table-cell office:value-type="float" office:value="1.943834E-015" calcext:value-type="float">
            <text:p>1.943834E-15</text:p>
          </table:table-cell>
          <table:table-cell office:value-type="float" office:value="1.920441E-015" calcext:value-type="float">
            <text:p>1.920441E-15</text:p>
          </table:table-cell>
          <table:table-cell office:value-type="float" office:value="9.867629E-016" calcext:value-type="float">
            <text:p>9.86762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14472" calcext:value-type="float">
            <text:p>-69.14472</text:p>
          </table:table-cell>
          <table:table-cell office:value-type="float" office:value="-1.474559" calcext:value-type="float">
            <text:p>-1.474559</text:p>
          </table:table-cell>
          <table:table-cell office:value-type="float" office:value="-1.520701" calcext:value-type="float">
            <text:p>-1.520701</text:p>
          </table:table-cell>
          <table:table-cell office:value-type="float" office:value="-1.527371" calcext:value-type="float">
            <text:p>-1.527371</text:p>
          </table:table-cell>
          <table:table-cell office:value-type="float" office:value="-1.488565" calcext:value-type="float">
            <text:p>-1.488565</text:p>
          </table:table-cell>
          <table:table-cell office:value-type="float" office:value="-0.9597222" calcext:value-type="float">
            <text:p>-0.9597222</text:p>
          </table:table-cell>
          <table:table-cell office:value-type="float" office:value="-0.6254201" calcext:value-type="float">
            <text:p>-0.6254201</text:p>
          </table:table-cell>
          <table:table-cell office:value-type="float" office:value="-0.1427618" calcext:value-type="float">
            <text:p>-0.1427618</text:p>
          </table:table-cell>
          <table:table-cell office:value-type="float" office:value="-0.08452011" calcext:value-type="float">
            <text:p>-0.08452011</text:p>
          </table:table-cell>
          <table:table-cell office:value-type="float" office:value="-0.03958924" calcext:value-type="float">
            <text:p>-0.03958924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72.19541" calcext:value-type="float">
            <text:p>-72.19541</text:p>
          </table:table-cell>
          <table:table-cell office:value-type="float" office:value="0.00399909" calcext:value-type="float">
            <text:p>0.0039990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8128" calcext:value-type="float">
            <text:p>-2.39812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092004" calcext:value-type="float">
            <text:p>15092004</text:p>
          </table:table-cell>
          <table:table-cell office:value-type="float" office:value="647.8051" calcext:value-type="float">
            <text:p>647.8051</text:p>
          </table:table-cell>
          <table:table-cell office:value-type="float" office:value="643.3875" calcext:value-type="float">
            <text:p>643.3875</text:p>
          </table:table-cell>
          <table:table-cell office:value-type="float" office:value="62.15318" calcext:value-type="float">
            <text:p>62.15318</text:p>
          </table:table-cell>
          <table:table-cell office:value-type="float" office:value="988.4946" calcext:value-type="float">
            <text:p>988.4946</text:p>
          </table:table-cell>
          <table:table-cell office:value-type="float" office:value="46.49276" calcext:value-type="float">
            <text:p>46.49276</text:p>
          </table:table-cell>
          <table:table-cell office:value-type="float" office:value="0" calcext:value-type="float">
            <text:p>0</text:p>
          </table:table-cell>
          <table:table-cell office:value-type="float" office:value="0.257444" calcext:value-type="float">
            <text:p>0.257444</text:p>
          </table:table-cell>
          <table:table-cell office:value-type="float" office:value="0.2370895" calcext:value-type="float">
            <text:p>0.2370895</text:p>
          </table:table-cell>
          <table:table-cell office:value-type="float" office:value="0.1926262" calcext:value-type="float">
            <text:p>0.1926262</text:p>
          </table:table-cell>
          <table:table-cell office:value-type="float" office:value="0.1889698" calcext:value-type="float">
            <text:p>0.1889698</text:p>
          </table:table-cell>
          <table:table-cell office:value-type="float" office:value="0.1902519" calcext:value-type="float">
            <text:p>0.1902519</text:p>
          </table:table-cell>
          <table:table-cell office:value-type="float" office:value="0.1734489" calcext:value-type="float">
            <text:p>0.1734489</text:p>
          </table:table-cell>
          <table:table-cell office:value-type="float" office:value="0.1774389" calcext:value-type="float">
            <text:p>0.1774389</text:p>
          </table:table-cell>
          <table:table-cell office:value-type="float" office:value="0.3005735" calcext:value-type="float">
            <text:p>0.3005735</text:p>
          </table:table-cell>
          <table:table-cell office:value-type="float" office:value="0.3121348" calcext:value-type="float">
            <text:p>0.3121348</text:p>
          </table:table-cell>
          <table:table-cell office:value-type="float" office:value="0.3449723" calcext:value-type="float">
            <text:p>0.3449723</text:p>
          </table:table-cell>
          <table:table-cell office:value-type="float" office:value="0.3679011" calcext:value-type="float">
            <text:p>0.3679011</text:p>
          </table:table-cell>
          <table:table-cell office:value-type="float" office:value="0.3890306" calcext:value-type="float">
            <text:p>0.3890306</text:p>
          </table:table-cell>
          <table:table-cell office:value-type="float" office:value="0.4566372" calcext:value-type="float">
            <text:p>0.4566372</text:p>
          </table:table-cell>
          <table:table-cell office:value-type="float" office:value="0" calcext:value-type="float">
            <text:p>0</text:p>
          </table:table-cell>
          <table:table-cell office:value-type="float" office:value="1.933649E-015" calcext:value-type="float">
            <text:p>1.933649E-15</text:p>
          </table:table-cell>
          <table:table-cell office:value-type="float" office:value="1.994938E-015" calcext:value-type="float">
            <text:p>1.994938E-15</text:p>
          </table:table-cell>
          <table:table-cell office:value-type="float" office:value="1.943842E-015" calcext:value-type="float">
            <text:p>1.943842E-15</text:p>
          </table:table-cell>
          <table:table-cell office:value-type="float" office:value="1.920444E-015" calcext:value-type="float">
            <text:p>1.920444E-15</text:p>
          </table:table-cell>
          <table:table-cell office:value-type="float" office:value="9.867983E-016" calcext:value-type="float">
            <text:p>9.867983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9E-030" calcext:value-type="float">
            <text:p>4.92048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29972" calcext:value-type="float">
            <text:p>-0.1129972</text:p>
          </table:table-cell>
          <table:table-cell office:value-type="float" office:value="-0.2191505" calcext:value-type="float">
            <text:p>-0.2191505</text:p>
          </table:table-cell>
          <table:table-cell office:value-type="float" office:value="-1.088283" calcext:value-type="float">
            <text:p>-1.088283</text:p>
          </table:table-cell>
          <table:table-cell office:value-type="float" office:value="-1.259766" calcext:value-type="float">
            <text:p>-1.259766</text:p>
          </table:table-cell>
          <table:table-cell office:value-type="float" office:value="-1.196041" calcext:value-type="float">
            <text:p>-1.196041</text:p>
          </table:table-cell>
          <table:table-cell office:value-type="float" office:value="-0.9397932" calcext:value-type="float">
            <text:p>-0.9397932</text:p>
          </table:table-cell>
          <table:table-cell office:value-type="float" office:value="-0.611378" calcext:value-type="float">
            <text:p>-0.611378</text:p>
          </table:table-cell>
          <table:table-cell office:value-type="float" office:value="-0.1491285" calcext:value-type="float">
            <text:p>-0.1491285</text:p>
          </table:table-cell>
          <table:table-cell office:value-type="float" office:value="-0.08641349" calcext:value-type="float">
            <text:p>-0.08641349</text:p>
          </table:table-cell>
          <table:table-cell office:value-type="float" office:value="-0.04008653" calcext:value-type="float">
            <text:p>-0.04008653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8126935" calcext:value-type="float">
            <text:p>-0.08126935</text:p>
          </table:table-cell>
          <table:table-cell office:value-type="float" office:value="0.003983564" calcext:value-type="float">
            <text:p>0.003983564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42544" calcext:value-type="float">
            <text:p>-2.34254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092004" calcext:value-type="float">
            <text:p>16092004</text:p>
          </table:table-cell>
          <table:table-cell office:value-type="float" office:value="647.8051" calcext:value-type="float">
            <text:p>647.8051</text:p>
          </table:table-cell>
          <table:table-cell office:value-type="float" office:value="647.9941" calcext:value-type="float">
            <text:p>647.9941</text:p>
          </table:table-cell>
          <table:table-cell office:value-type="float" office:value="62.15318" calcext:value-type="float">
            <text:p>62.15318</text:p>
          </table:table-cell>
          <table:table-cell office:value-type="float" office:value="984.7041" calcext:value-type="float">
            <text:p>984.7041</text:p>
          </table:table-cell>
          <table:table-cell office:value-type="float" office:value="45.67651" calcext:value-type="float">
            <text:p>45.67651</text:p>
          </table:table-cell>
          <table:table-cell office:value-type="float" office:value="0" calcext:value-type="float">
            <text:p>0</text:p>
          </table:table-cell>
          <table:table-cell office:value-type="float" office:value="0.1591948" calcext:value-type="float">
            <text:p>0.1591948</text:p>
          </table:table-cell>
          <table:table-cell office:value-type="float" office:value="0.1982173" calcext:value-type="float">
            <text:p>0.1982173</text:p>
          </table:table-cell>
          <table:table-cell office:value-type="float" office:value="0.1937473" calcext:value-type="float">
            <text:p>0.1937473</text:p>
          </table:table-cell>
          <table:table-cell office:value-type="float" office:value="0.1913471" calcext:value-type="float">
            <text:p>0.1913471</text:p>
          </table:table-cell>
          <table:table-cell office:value-type="float" office:value="0.1921745" calcext:value-type="float">
            <text:p>0.1921745</text:p>
          </table:table-cell>
          <table:table-cell office:value-type="float" office:value="0.1732418" calcext:value-type="float">
            <text:p>0.1732418</text:p>
          </table:table-cell>
          <table:table-cell office:value-type="float" office:value="0.1757927" calcext:value-type="float">
            <text:p>0.1757927</text:p>
          </table:table-cell>
          <table:table-cell office:value-type="float" office:value="0.297976" calcext:value-type="float">
            <text:p>0.297976</text:p>
          </table:table-cell>
          <table:table-cell office:value-type="float" office:value="0.3108684" calcext:value-type="float">
            <text:p>0.3108684</text:p>
          </table:table-cell>
          <table:table-cell office:value-type="float" office:value="0.3442603" calcext:value-type="float">
            <text:p>0.3442603</text:p>
          </table:table-cell>
          <table:table-cell office:value-type="float" office:value="0.3676401" calcext:value-type="float">
            <text:p>0.3676401</text:p>
          </table:table-cell>
          <table:table-cell office:value-type="float" office:value="0.3891301" calcext:value-type="float">
            <text:p>0.3891301</text:p>
          </table:table-cell>
          <table:table-cell office:value-type="float" office:value="0.4598201" calcext:value-type="float">
            <text:p>0.4598201</text:p>
          </table:table-cell>
          <table:table-cell office:value-type="float" office:value="0" calcext:value-type="float">
            <text:p>0</text:p>
          </table:table-cell>
          <table:table-cell office:value-type="float" office:value="1.933376E-015" calcext:value-type="float">
            <text:p>1.933376E-15</text:p>
          </table:table-cell>
          <table:table-cell office:value-type="float" office:value="1.994959E-015" calcext:value-type="float">
            <text:p>1.994959E-15</text:p>
          </table:table-cell>
          <table:table-cell office:value-type="float" office:value="1.943853E-015" calcext:value-type="float">
            <text:p>1.943853E-15</text:p>
          </table:table-cell>
          <table:table-cell office:value-type="float" office:value="1.92045E-015" calcext:value-type="float">
            <text:p>1.92045E-15</text:p>
          </table:table-cell>
          <table:table-cell office:value-type="float" office:value="9.868346E-016" calcext:value-type="float">
            <text:p>9.868346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8E-020" calcext:value-type="float">
            <text:p>3.076628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8E-030" calcext:value-type="float">
            <text:p>4.920488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24936" calcext:value-type="float">
            <text:p>-4.724936</text:p>
          </table:table-cell>
          <table:table-cell office:value-type="float" office:value="-0.8707332" calcext:value-type="float">
            <text:p>-0.8707332</text:p>
          </table:table-cell>
          <table:table-cell office:value-type="float" office:value="-1.038771" calcext:value-type="float">
            <text:p>-1.038771</text:p>
          </table:table-cell>
          <table:table-cell office:value-type="float" office:value="-1.143166" calcext:value-type="float">
            <text:p>-1.143166</text:p>
          </table:table-cell>
          <table:table-cell office:value-type="float" office:value="-1.105926" calcext:value-type="float">
            <text:p>-1.105926</text:p>
          </table:table-cell>
          <table:table-cell office:value-type="float" office:value="-0.9483256" calcext:value-type="float">
            <text:p>-0.9483256</text:p>
          </table:table-cell>
          <table:table-cell office:value-type="float" office:value="-0.6532047" calcext:value-type="float">
            <text:p>-0.6532047</text:p>
          </table:table-cell>
          <table:table-cell office:value-type="float" office:value="-0.1608473" calcext:value-type="float">
            <text:p>-0.1608473</text:p>
          </table:table-cell>
          <table:table-cell office:value-type="float" office:value="-0.08974073" calcext:value-type="float">
            <text:p>-0.08974073</text:p>
          </table:table-cell>
          <table:table-cell office:value-type="float" office:value="-0.04088984" calcext:value-type="float">
            <text:p>-0.04088984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9.485325" calcext:value-type="float">
            <text:p>-9.485325</text:p>
          </table:table-cell>
          <table:table-cell office:value-type="float" office:value="0.004009213" calcext:value-type="float">
            <text:p>0.00400921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1784" calcext:value-type="float">
            <text:p>-2.36178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7092004" calcext:value-type="float">
            <text:p>17092004</text:p>
          </table:table-cell>
          <table:table-cell office:value-type="float" office:value="673.2053" calcext:value-type="float">
            <text:p>673.2053</text:p>
          </table:table-cell>
          <table:table-cell office:value-type="float" office:value="653.2466" calcext:value-type="float">
            <text:p>653.2466</text:p>
          </table:table-cell>
          <table:table-cell office:value-type="float" office:value="62.15318" calcext:value-type="float">
            <text:p>62.15318</text:p>
          </table:table-cell>
          <table:table-cell office:value-type="float" office:value="1004.925" calcext:value-type="float">
            <text:p>1004.925</text:p>
          </table:table-cell>
          <table:table-cell office:value-type="float" office:value="45.60326" calcext:value-type="float">
            <text:p>45.60326</text:p>
          </table:table-cell>
          <table:table-cell office:value-type="float" office:value="0" calcext:value-type="float">
            <text:p>0</text:p>
          </table:table-cell>
          <table:table-cell office:value-type="float" office:value="0.4786488" calcext:value-type="float">
            <text:p>0.4786488</text:p>
          </table:table-cell>
          <table:table-cell office:value-type="float" office:value="0.4891219" calcext:value-type="float">
            <text:p>0.4891219</text:p>
          </table:table-cell>
          <table:table-cell office:value-type="float" office:value="0.1982349" calcext:value-type="float">
            <text:p>0.1982349</text:p>
          </table:table-cell>
          <table:table-cell office:value-type="float" office:value="0.2132074" calcext:value-type="float">
            <text:p>0.2132074</text:p>
          </table:table-cell>
          <table:table-cell office:value-type="float" office:value="0.1960238" calcext:value-type="float">
            <text:p>0.1960238</text:p>
          </table:table-cell>
          <table:table-cell office:value-type="float" office:value="0.1736856" calcext:value-type="float">
            <text:p>0.1736856</text:p>
          </table:table-cell>
          <table:table-cell office:value-type="float" office:value="0.2269486" calcext:value-type="float">
            <text:p>0.2269486</text:p>
          </table:table-cell>
          <table:table-cell office:value-type="float" office:value="0.2967364" calcext:value-type="float">
            <text:p>0.2967364</text:p>
          </table:table-cell>
          <table:table-cell office:value-type="float" office:value="0.3101181" calcext:value-type="float">
            <text:p>0.3101181</text:p>
          </table:table-cell>
          <table:table-cell office:value-type="float" office:value="0.3438951" calcext:value-type="float">
            <text:p>0.3438951</text:p>
          </table:table-cell>
          <table:table-cell office:value-type="float" office:value="0.3676364" calcext:value-type="float">
            <text:p>0.3676364</text:p>
          </table:table-cell>
          <table:table-cell office:value-type="float" office:value="0.3891681" calcext:value-type="float">
            <text:p>0.3891681</text:p>
          </table:table-cell>
          <table:table-cell office:value-type="float" office:value="0.4621402" calcext:value-type="float">
            <text:p>0.4621402</text:p>
          </table:table-cell>
          <table:table-cell office:value-type="float" office:value="0" calcext:value-type="float">
            <text:p>0</text:p>
          </table:table-cell>
          <table:table-cell office:value-type="float" office:value="1.933035E-015" calcext:value-type="float">
            <text:p>1.933035E-15</text:p>
          </table:table-cell>
          <table:table-cell office:value-type="float" office:value="1.994998E-015" calcext:value-type="float">
            <text:p>1.994998E-15</text:p>
          </table:table-cell>
          <table:table-cell office:value-type="float" office:value="1.943868E-015" calcext:value-type="float">
            <text:p>1.943868E-15</text:p>
          </table:table-cell>
          <table:table-cell office:value-type="float" office:value="1.92045E-015" calcext:value-type="float">
            <text:p>1.92045E-15</text:p>
          </table:table-cell>
          <table:table-cell office:value-type="float" office:value="9.868746E-016" calcext:value-type="float">
            <text:p>9.868746E-16</text:p>
          </table:table-cell>
          <table:table-cell office:value-type="float" office:value="9.669077E-016" calcext:value-type="float">
            <text:p>9.669077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000032" calcext:value-type="float">
            <text:p>-0.002000032</text:p>
          </table:table-cell>
          <table:table-cell office:value-type="float" office:value="-0.00174909" calcext:value-type="float">
            <text:p>-0.00174909</text:p>
          </table:table-cell>
          <table:table-cell office:value-type="float" office:value="-0.8727547" calcext:value-type="float">
            <text:p>-0.8727547</text:p>
          </table:table-cell>
          <table:table-cell office:value-type="float" office:value="-0.4965128" calcext:value-type="float">
            <text:p>-0.4965128</text:p>
          </table:table-cell>
          <table:table-cell office:value-type="float" office:value="-0.9508195" calcext:value-type="float">
            <text:p>-0.9508195</text:p>
          </table:table-cell>
          <table:table-cell office:value-type="float" office:value="-0.9303057" calcext:value-type="float">
            <text:p>-0.9303057</text:p>
          </table:table-cell>
          <table:table-cell office:value-type="float" office:value="-0.1058041" calcext:value-type="float">
            <text:p>-0.1058041</text:p>
          </table:table-cell>
          <table:table-cell office:value-type="float" office:value="-0.1669673" calcext:value-type="float">
            <text:p>-0.1669673</text:p>
          </table:table-cell>
          <table:table-cell office:value-type="float" office:value="-0.09182" calcext:value-type="float">
            <text:p>-0.09182</text:p>
          </table:table-cell>
          <table:table-cell office:value-type="float" office:value="-0.04131851" calcext:value-type="float">
            <text:p>-0.04131851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04393612" calcext:value-type="float">
            <text:p>-0.004393612</text:p>
          </table:table-cell>
          <table:table-cell office:value-type="float" office:value="0.003987854" calcext:value-type="float">
            <text:p>0.003987854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757" calcext:value-type="float">
            <text:p>-2.3775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8092004" calcext:value-type="float">
            <text:p>18092004</text:p>
          </table:table-cell>
          <table:table-cell office:value-type="float" office:value="673.2053" calcext:value-type="float">
            <text:p>673.2053</text:p>
          </table:table-cell>
          <table:table-cell office:value-type="float" office:value="659.5701" calcext:value-type="float">
            <text:p>659.5701</text:p>
          </table:table-cell>
          <table:table-cell office:value-type="float" office:value="62.15318" calcext:value-type="float">
            <text:p>62.15318</text:p>
          </table:table-cell>
          <table:table-cell office:value-type="float" office:value="998.6013" calcext:value-type="float">
            <text:p>998.6013</text:p>
          </table:table-cell>
          <table:table-cell office:value-type="float" office:value="45.60326" calcext:value-type="float">
            <text:p>45.60326</text:p>
          </table:table-cell>
          <table:table-cell office:value-type="float" office:value="0" calcext:value-type="float">
            <text:p>0</text:p>
          </table:table-cell>
          <table:table-cell office:value-type="float" office:value="0.3678775" calcext:value-type="float">
            <text:p>0.3678775</text:p>
          </table:table-cell>
          <table:table-cell office:value-type="float" office:value="0.3711373" calcext:value-type="float">
            <text:p>0.3711373</text:p>
          </table:table-cell>
          <table:table-cell office:value-type="float" office:value="0.2052167" calcext:value-type="float">
            <text:p>0.2052167</text:p>
          </table:table-cell>
          <table:table-cell office:value-type="float" office:value="0.2105247" calcext:value-type="float">
            <text:p>0.2105247</text:p>
          </table:table-cell>
          <table:table-cell office:value-type="float" office:value="0.2008516" calcext:value-type="float">
            <text:p>0.2008516</text:p>
          </table:table-cell>
          <table:table-cell office:value-type="float" office:value="0.1747863" calcext:value-type="float">
            <text:p>0.1747863</text:p>
          </table:table-cell>
          <table:table-cell office:value-type="float" office:value="0.2217308" calcext:value-type="float">
            <text:p>0.2217308</text:p>
          </table:table-cell>
          <table:table-cell office:value-type="float" office:value="0.296429" calcext:value-type="float">
            <text:p>0.296429</text:p>
          </table:table-cell>
          <table:table-cell office:value-type="float" office:value="0.3096864" calcext:value-type="float">
            <text:p>0.3096864</text:p>
          </table:table-cell>
          <table:table-cell office:value-type="float" office:value="0.343719" calcext:value-type="float">
            <text:p>0.343719</text:p>
          </table:table-cell>
          <table:table-cell office:value-type="float" office:value="0.3677626" calcext:value-type="float">
            <text:p>0.3677626</text:p>
          </table:table-cell>
          <table:table-cell office:value-type="float" office:value="0.3891506" calcext:value-type="float">
            <text:p>0.389150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775E-015" calcext:value-type="float">
            <text:p>1.932775E-15</text:p>
          </table:table-cell>
          <table:table-cell office:value-type="float" office:value="1.995016E-015" calcext:value-type="float">
            <text:p>1.995016E-15</text:p>
          </table:table-cell>
          <table:table-cell office:value-type="float" office:value="1.943878E-015" calcext:value-type="float">
            <text:p>1.943878E-15</text:p>
          </table:table-cell>
          <table:table-cell office:value-type="float" office:value="1.920455E-015" calcext:value-type="float">
            <text:p>1.920455E-15</text:p>
          </table:table-cell>
          <table:table-cell office:value-type="float" office:value="9.869138E-016" calcext:value-type="float">
            <text:p>9.869138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01901" calcext:value-type="float">
            <text:p>-0.01001901</text:p>
          </table:table-cell>
          <table:table-cell office:value-type="float" office:value="-0.009493641" calcext:value-type="float">
            <text:p>-0.009493641</text:p>
          </table:table-cell>
          <table:table-cell office:value-type="float" office:value="-0.6682532" calcext:value-type="float">
            <text:p>-0.6682532</text:p>
          </table:table-cell>
          <table:table-cell office:value-type="float" office:value="-0.5475613" calcext:value-type="float">
            <text:p>-0.5475613</text:p>
          </table:table-cell>
          <table:table-cell office:value-type="float" office:value="-0.7877566" calcext:value-type="float">
            <text:p>-0.7877566</text:p>
          </table:table-cell>
          <table:table-cell office:value-type="float" office:value="-0.8863564" calcext:value-type="float">
            <text:p>-0.8863564</text:p>
          </table:table-cell>
          <table:table-cell office:value-type="float" office:value="-0.1248876" calcext:value-type="float">
            <text:p>-0.1248876</text:p>
          </table:table-cell>
          <table:table-cell office:value-type="float" office:value="-0.1684845" calcext:value-type="float">
            <text:p>-0.1684845</text:p>
          </table:table-cell>
          <table:table-cell office:value-type="float" office:value="-0.09302336" calcext:value-type="float">
            <text:p>-0.09302336</text:p>
          </table:table-cell>
          <table:table-cell office:value-type="float" office:value="-0.04152303" calcext:value-type="float">
            <text:p>-0.04152303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0.01021738" calcext:value-type="float">
            <text:p>-0.01021738</text:p>
          </table:table-cell>
          <table:table-cell office:value-type="float" office:value="0.003979119" calcext:value-type="float">
            <text:p>0.00397911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5468" calcext:value-type="float">
            <text:p>-2.38546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092004" calcext:value-type="float">
            <text:p>19092004</text:p>
          </table:table-cell>
          <table:table-cell office:value-type="float" office:value="673.2053" calcext:value-type="float">
            <text:p>673.2053</text:p>
          </table:table-cell>
          <table:table-cell office:value-type="float" office:value="667.0142" calcext:value-type="float">
            <text:p>667.0142</text:p>
          </table:table-cell>
          <table:table-cell office:value-type="float" office:value="62.15318" calcext:value-type="float">
            <text:p>62.15318</text:p>
          </table:table-cell>
          <table:table-cell office:value-type="float" office:value="991.1572" calcext:value-type="float">
            <text:p>991.1572</text:p>
          </table:table-cell>
          <table:table-cell office:value-type="float" office:value="45.60326" calcext:value-type="float">
            <text:p>45.60326</text:p>
          </table:table-cell>
          <table:table-cell office:value-type="float" office:value="0" calcext:value-type="float">
            <text:p>0</text:p>
          </table:table-cell>
          <table:table-cell office:value-type="float" office:value="0.1895646" calcext:value-type="float">
            <text:p>0.1895646</text:p>
          </table:table-cell>
          <table:table-cell office:value-type="float" office:value="0.2731918" calcext:value-type="float">
            <text:p>0.2731918</text:p>
          </table:table-cell>
          <table:table-cell office:value-type="float" office:value="0.2061778" calcext:value-type="float">
            <text:p>0.2061778</text:p>
          </table:table-cell>
          <table:table-cell office:value-type="float" office:value="0.2072014" calcext:value-type="float">
            <text:p>0.2072014</text:p>
          </table:table-cell>
          <table:table-cell office:value-type="float" office:value="0.2021694" calcext:value-type="float">
            <text:p>0.2021694</text:p>
          </table:table-cell>
          <table:table-cell office:value-type="float" office:value="0.1756719" calcext:value-type="float">
            <text:p>0.1756719</text:p>
          </table:table-cell>
          <table:table-cell office:value-type="float" office:value="0.2161185" calcext:value-type="float">
            <text:p>0.2161185</text:p>
          </table:table-cell>
          <table:table-cell office:value-type="float" office:value="0.2956908" calcext:value-type="float">
            <text:p>0.2956908</text:p>
          </table:table-cell>
          <table:table-cell office:value-type="float" office:value="0.3090852" calcext:value-type="float">
            <text:p>0.3090852</text:p>
          </table:table-cell>
          <table:table-cell office:value-type="float" office:value="0.3434355" calcext:value-type="float">
            <text:p>0.3434355</text:p>
          </table:table-cell>
          <table:table-cell office:value-type="float" office:value="0.3677967" calcext:value-type="float">
            <text:p>0.3677967</text:p>
          </table:table-cell>
          <table:table-cell office:value-type="float" office:value="0.3890815" calcext:value-type="float">
            <text:p>0.3890815</text:p>
          </table:table-cell>
          <table:table-cell office:value-type="float" office:value="0.4623745" calcext:value-type="float">
            <text:p>0.4623745</text:p>
          </table:table-cell>
          <table:table-cell office:value-type="float" office:value="0" calcext:value-type="float">
            <text:p>0</text:p>
          </table:table-cell>
          <table:table-cell office:value-type="float" office:value="1.932576E-015" calcext:value-type="float">
            <text:p>1.932576E-15</text:p>
          </table:table-cell>
          <table:table-cell office:value-type="float" office:value="1.995028E-015" calcext:value-type="float">
            <text:p>1.995028E-15</text:p>
          </table:table-cell>
          <table:table-cell office:value-type="float" office:value="1.943888E-015" calcext:value-type="float">
            <text:p>1.943888E-15</text:p>
          </table:table-cell>
          <table:table-cell office:value-type="float" office:value="1.920454E-015" calcext:value-type="float">
            <text:p>1.920454E-15</text:p>
          </table:table-cell>
          <table:table-cell office:value-type="float" office:value="9.869501E-016" calcext:value-type="float">
            <text:p>9.869501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89E-030" calcext:value-type="float">
            <text:p>4.92048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79035" calcext:value-type="float">
            <text:p>-1.179035</text:p>
          </table:table-cell>
          <table:table-cell office:value-type="float" office:value="-0.07307215" calcext:value-type="float">
            <text:p>-0.07307215</text:p>
          </table:table-cell>
          <table:table-cell office:value-type="float" office:value="-0.6442019" calcext:value-type="float">
            <text:p>-0.6442019</text:p>
          </table:table-cell>
          <table:table-cell office:value-type="float" office:value="-0.6190537" calcext:value-type="float">
            <text:p>-0.6190537</text:p>
          </table:table-cell>
          <table:table-cell office:value-type="float" office:value="-0.7486228" calcext:value-type="float">
            <text:p>-0.7486228</text:p>
          </table:table-cell>
          <table:table-cell office:value-type="float" office:value="-0.8526444" calcext:value-type="float">
            <text:p>-0.8526444</text:p>
          </table:table-cell>
          <table:table-cell office:value-type="float" office:value="-0.1499233" calcext:value-type="float">
            <text:p>-0.1499233</text:p>
          </table:table-cell>
          <table:table-cell office:value-type="float" office:value="-0.1722" calcext:value-type="float">
            <text:p>-0.1722</text:p>
          </table:table-cell>
          <table:table-cell office:value-type="float" office:value="-0.09472449" calcext:value-type="float">
            <text:p>-0.09472449</text:p>
          </table:table-cell>
          <table:table-cell office:value-type="float" office:value="-0.04185346" calcext:value-type="float">
            <text:p>-0.04185346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6.257909" calcext:value-type="float">
            <text:p>-6.257909</text:p>
          </table:table-cell>
          <table:table-cell office:value-type="float" office:value="0.004012197" calcext:value-type="float">
            <text:p>0.00401219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0939" calcext:value-type="float">
            <text:p>-2.39093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0092004" calcext:value-type="float">
            <text:p>20092004</text:p>
          </table:table-cell>
          <table:table-cell office:value-type="float" office:value="673.2053" calcext:value-type="float">
            <text:p>673.2053</text:p>
          </table:table-cell>
          <table:table-cell office:value-type="float" office:value="673.3188" calcext:value-type="float">
            <text:p>673.3188</text:p>
          </table:table-cell>
          <table:table-cell office:value-type="float" office:value="62.15318" calcext:value-type="float">
            <text:p>62.15318</text:p>
          </table:table-cell>
          <table:table-cell office:value-type="float" office:value="984.8522" calcext:value-type="float">
            <text:p>984.8522</text:p>
          </table:table-cell>
          <table:table-cell office:value-type="float" office:value="45.60326" calcext:value-type="float">
            <text:p>45.60326</text:p>
          </table:table-cell>
          <table:table-cell office:value-type="float" office:value="0" calcext:value-type="float">
            <text:p>0</text:p>
          </table:table-cell>
          <table:table-cell office:value-type="float" office:value="0.1090859" calcext:value-type="float">
            <text:p>0.1090859</text:p>
          </table:table-cell>
          <table:table-cell office:value-type="float" office:value="0.2083315" calcext:value-type="float">
            <text:p>0.2083315</text:p>
          </table:table-cell>
          <table:table-cell office:value-type="float" office:value="0.1995659" calcext:value-type="float">
            <text:p>0.1995659</text:p>
          </table:table-cell>
          <table:table-cell office:value-type="float" office:value="0.201041" calcext:value-type="float">
            <text:p>0.201041</text:p>
          </table:table-cell>
          <table:table-cell office:value-type="float" office:value="0.198358" calcext:value-type="float">
            <text:p>0.198358</text:p>
          </table:table-cell>
          <table:table-cell office:value-type="float" office:value="0.175597" calcext:value-type="float">
            <text:p>0.175597</text:p>
          </table:table-cell>
          <table:table-cell office:value-type="float" office:value="0.2081002" calcext:value-type="float">
            <text:p>0.2081002</text:p>
          </table:table-cell>
          <table:table-cell office:value-type="float" office:value="0.2938198" calcext:value-type="float">
            <text:p>0.2938198</text:p>
          </table:table-cell>
          <table:table-cell office:value-type="float" office:value="0.308" calcext:value-type="float">
            <text:p>0.308</text:p>
          </table:table-cell>
          <table:table-cell office:value-type="float" office:value="0.3428525" calcext:value-type="float">
            <text:p>0.3428525</text:p>
          </table:table-cell>
          <table:table-cell office:value-type="float" office:value="0.367624" calcext:value-type="float">
            <text:p>0.367624</text:p>
          </table:table-cell>
          <table:table-cell office:value-type="float" office:value="0.3889227" calcext:value-type="float">
            <text:p>0.38892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362E-015" calcext:value-type="float">
            <text:p>1.932362E-15</text:p>
          </table:table-cell>
          <table:table-cell office:value-type="float" office:value="1.995046E-015" calcext:value-type="float">
            <text:p>1.995046E-15</text:p>
          </table:table-cell>
          <table:table-cell office:value-type="float" office:value="1.943891E-015" calcext:value-type="float">
            <text:p>1.943891E-15</text:p>
          </table:table-cell>
          <table:table-cell office:value-type="float" office:value="1.920462E-015" calcext:value-type="float">
            <text:p>1.920462E-15</text:p>
          </table:table-cell>
          <table:table-cell office:value-type="float" office:value="9.869826E-016" calcext:value-type="float">
            <text:p>9.869826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9113E-016" calcext:value-type="float">
            <text:p>9.709113E-16</text:p>
          </table:table-cell>
          <table:table-cell office:value-type="float" office:value="3.076629E-020" calcext:value-type="float">
            <text:p>3.076629E-20</text:p>
          </table:table-cell>
          <table:table-cell office:value-type="float" office:value="5.502683E-025" calcext:value-type="float">
            <text:p>5.502683E-25</text:p>
          </table:table-cell>
          <table:table-cell office:value-type="float" office:value="4.92049E-030" calcext:value-type="float">
            <text:p>4.92049E-30</text:p>
          </table:table-cell>
          <table:table-cell office:value-type="float" office:value="3.561041E-035" calcext:value-type="float">
            <text:p>3.561041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7.50454" calcext:value-type="float">
            <text:p>-87.50454</text:p>
          </table:table-cell>
          <table:table-cell office:value-type="float" office:value="-0.5937023" calcext:value-type="float">
            <text:p>-0.5937023</text:p>
          </table:table-cell>
          <table:table-cell office:value-type="float" office:value="-0.8270908" calcext:value-type="float">
            <text:p>-0.8270908</text:p>
          </table:table-cell>
          <table:table-cell office:value-type="float" office:value="-0.7809256" calcext:value-type="float">
            <text:p>-0.7809256</text:p>
          </table:table-cell>
          <table:table-cell office:value-type="float" office:value="-0.8664907" calcext:value-type="float">
            <text:p>-0.8664907</text:p>
          </table:table-cell>
          <table:table-cell office:value-type="float" office:value="-0.8553135" calcext:value-type="float">
            <text:p>-0.8553135</text:p>
          </table:table-cell>
          <table:table-cell office:value-type="float" office:value="-0.1960818" calcext:value-type="float">
            <text:p>-0.1960818</text:p>
          </table:table-cell>
          <table:table-cell office:value-type="float" office:value="-0.1819874" calcext:value-type="float">
            <text:p>-0.1819874</text:p>
          </table:table-cell>
          <table:table-cell office:value-type="float" office:value="-0.09787508" calcext:value-type="float">
            <text:p>-0.09787508</text:p>
          </table:table-cell>
          <table:table-cell office:value-type="float" office:value="-0.04254144" calcext:value-type="float">
            <text:p>-0.04254144</text:p>
          </table:table-cell>
          <table:table-cell office:value-type="float" office:value="0" calcext:value-type="float">
            <text:p>0</text:p>
          </table:table-cell>
          <table:table-cell office:value-type="float" office:value="0.1770663" calcext:value-type="float">
            <text:p>0.1770663</text:p>
          </table:table-cell>
          <table:table-cell office:value-type="float" office:value="-88.55265" calcext:value-type="float">
            <text:p>-88.55265</text:p>
          </table:table-cell>
          <table:table-cell office:value-type="float" office:value="0.004118439" calcext:value-type="float">
            <text:p>0.00411843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623" calcext:value-type="float">
            <text:p>-2.3962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092004" calcext:value-type="float">
            <text:p>21092004</text:p>
          </table:table-cell>
          <table:table-cell office:value-type="float" office:value="742.3052" calcext:value-type="float">
            <text:p>742.3052</text:p>
          </table:table-cell>
          <table:table-cell office:value-type="float" office:value="674.1583" calcext:value-type="float">
            <text:p>674.1583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41.265" calcext:value-type="float">
            <text:p>1041.265</text:p>
          </table:table-cell>
          <table:table-cell office:value-type="float" office:value="46.18562" calcext:value-type="float">
            <text:p>46.18562</text:p>
          </table:table-cell>
          <table:table-cell office:value-type="float" office:value="0" calcext:value-type="float">
            <text:p>0</text:p>
          </table:table-cell>
          <table:table-cell office:value-type="float" office:value="0.4721732" calcext:value-type="float">
            <text:p>0.4721732</text:p>
          </table:table-cell>
          <table:table-cell office:value-type="float" office:value="0.4782877" calcext:value-type="float">
            <text:p>0.4782877</text:p>
          </table:table-cell>
          <table:table-cell office:value-type="float" office:value="0.4940619" calcext:value-type="float">
            <text:p>0.4940619</text:p>
          </table:table-cell>
          <table:table-cell office:value-type="float" office:value="0.519467" calcext:value-type="float">
            <text:p>0.519467</text:p>
          </table:table-cell>
          <table:table-cell office:value-type="float" office:value="0.3482179" calcext:value-type="float">
            <text:p>0.3482179</text:p>
          </table:table-cell>
          <table:table-cell office:value-type="float" office:value="0.1768249" calcext:value-type="float">
            <text:p>0.1768249</text:p>
          </table:table-cell>
          <table:table-cell office:value-type="float" office:value="0.276242" calcext:value-type="float">
            <text:p>0.276242</text:p>
          </table:table-cell>
          <table:table-cell office:value-type="float" office:value="0.2945402" calcext:value-type="float">
            <text:p>0.2945402</text:p>
          </table:table-cell>
          <table:table-cell office:value-type="float" office:value="0.3079517" calcext:value-type="float">
            <text:p>0.3079517</text:p>
          </table:table-cell>
          <table:table-cell office:value-type="float" office:value="0.3428904" calcext:value-type="float">
            <text:p>0.3428904</text:p>
          </table:table-cell>
          <table:table-cell office:value-type="float" office:value="0.3678657" calcext:value-type="float">
            <text:p>0.3678657</text:p>
          </table:table-cell>
          <table:table-cell office:value-type="float" office:value="0.389074" calcext:value-type="float">
            <text:p>0.389074</text:p>
          </table:table-cell>
          <table:table-cell office:value-type="float" office:value="0.4535245" calcext:value-type="float">
            <text:p>0.4535245</text:p>
          </table:table-cell>
          <table:table-cell office:value-type="float" office:value="0" calcext:value-type="float">
            <text:p>0</text:p>
          </table:table-cell>
          <table:table-cell office:value-type="float" office:value="1.933117E-015" calcext:value-type="float">
            <text:p>1.933117E-15</text:p>
          </table:table-cell>
          <table:table-cell office:value-type="float" office:value="1.995085E-015" calcext:value-type="float">
            <text:p>1.995085E-15</text:p>
          </table:table-cell>
          <table:table-cell office:value-type="float" office:value="1.94391E-015" calcext:value-type="float">
            <text:p>1.94391E-15</text:p>
          </table:table-cell>
          <table:table-cell office:value-type="float" office:value="1.920358E-015" calcext:value-type="float">
            <text:p>1.920358E-15</text:p>
          </table:table-cell>
          <table:table-cell office:value-type="float" office:value="9.870112E-016" calcext:value-type="float">
            <text:p>9.87011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4E-020" calcext:value-type="float">
            <text:p>3.076554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7E-030" calcext:value-type="float">
            <text:p>4.920417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157794" calcext:value-type="float">
            <text:p>-0.002157794</text:p>
          </table:table-cell>
          <table:table-cell office:value-type="float" office:value="-0.002001771" calcext:value-type="float">
            <text:p>-0.002001771</text:p>
          </table:table-cell>
          <table:table-cell office:value-type="float" office:value="-0.001646502" calcext:value-type="float">
            <text:p>-0.001646502</text:p>
          </table:table-cell>
          <table:table-cell office:value-type="float" office:value="-0.00122071" calcext:value-type="float">
            <text:p>-0.00122071</text:p>
          </table:table-cell>
          <table:table-cell office:value-type="float" office:value="-0.01524547" calcext:value-type="float">
            <text:p>-0.01524547</text:p>
          </table:table-cell>
          <table:table-cell office:value-type="float" office:value="-0.8111945" calcext:value-type="float">
            <text:p>-0.8111945</text:p>
          </table:table-cell>
          <table:table-cell office:value-type="float" office:value="-0.02502232" calcext:value-type="float">
            <text:p>-0.02502232</text:p>
          </table:table-cell>
          <table:table-cell office:value-type="float" office:value="-0.1782343" calcext:value-type="float">
            <text:p>-0.1782343</text:p>
          </table:table-cell>
          <table:table-cell office:value-type="float" office:value="-0.09803978" calcext:value-type="float">
            <text:p>-0.09803978</text:p>
          </table:table-cell>
          <table:table-cell office:value-type="float" office:value="-0.04250153" calcext:value-type="float">
            <text:p>-0.04250153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0254736" calcext:value-type="float">
            <text:p>-0.00254736</text:p>
          </table:table-cell>
          <table:table-cell office:value-type="float" office:value="0.004084112" calcext:value-type="float">
            <text:p>0.00408411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18878" calcext:value-type="float">
            <text:p>-2.31887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092004" calcext:value-type="float">
            <text:p>22092004</text:p>
          </table:table-cell>
          <table:table-cell office:value-type="float" office:value="742.3052" calcext:value-type="float">
            <text:p>742.3052</text:p>
          </table:table-cell>
          <table:table-cell office:value-type="float" office:value="679.6223" calcext:value-type="float">
            <text:p>679.6223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36.641" calcext:value-type="float">
            <text:p>1036.641</text:p>
          </table:table-cell>
          <table:table-cell office:value-type="float" office:value="45.34487" calcext:value-type="float">
            <text:p>45.34487</text:p>
          </table:table-cell>
          <table:table-cell office:value-type="float" office:value="0" calcext:value-type="float">
            <text:p>0</text:p>
          </table:table-cell>
          <table:table-cell office:value-type="float" office:value="0.4284516" calcext:value-type="float">
            <text:p>0.4284516</text:p>
          </table:table-cell>
          <table:table-cell office:value-type="float" office:value="0.4333473" calcext:value-type="float">
            <text:p>0.4333473</text:p>
          </table:table-cell>
          <table:table-cell office:value-type="float" office:value="0.4431244" calcext:value-type="float">
            <text:p>0.4431244</text:p>
          </table:table-cell>
          <table:table-cell office:value-type="float" office:value="0.4560198" calcext:value-type="float">
            <text:p>0.4560198</text:p>
          </table:table-cell>
          <table:table-cell office:value-type="float" office:value="0.4679229" calcext:value-type="float">
            <text:p>0.4679229</text:p>
          </table:table-cell>
          <table:table-cell office:value-type="float" office:value="0.1784428" calcext:value-type="float">
            <text:p>0.1784428</text:p>
          </table:table-cell>
          <table:table-cell office:value-type="float" office:value="0.2700615" calcext:value-type="float">
            <text:p>0.2700615</text:p>
          </table:table-cell>
          <table:table-cell office:value-type="float" office:value="0.2957586" calcext:value-type="float">
            <text:p>0.2957586</text:p>
          </table:table-cell>
          <table:table-cell office:value-type="float" office:value="0.3078951" calcext:value-type="float">
            <text:p>0.3078951</text:p>
          </table:table-cell>
          <table:table-cell office:value-type="float" office:value="0.3429349" calcext:value-type="float">
            <text:p>0.3429349</text:p>
          </table:table-cell>
          <table:table-cell office:value-type="float" office:value="0.3681012" calcext:value-type="float">
            <text:p>0.3681012</text:p>
          </table:table-cell>
          <table:table-cell office:value-type="float" office:value="0.3894579" calcext:value-type="float">
            <text:p>0.3894579</text:p>
          </table:table-cell>
          <table:table-cell office:value-type="float" office:value="0.457434" calcext:value-type="float">
            <text:p>0.457434</text:p>
          </table:table-cell>
          <table:table-cell office:value-type="float" office:value="0" calcext:value-type="float">
            <text:p>0</text:p>
          </table:table-cell>
          <table:table-cell office:value-type="float" office:value="1.932938E-015" calcext:value-type="float">
            <text:p>1.932938E-15</text:p>
          </table:table-cell>
          <table:table-cell office:value-type="float" office:value="1.995102E-015" calcext:value-type="float">
            <text:p>1.995102E-15</text:p>
          </table:table-cell>
          <table:table-cell office:value-type="float" office:value="1.943916E-015" calcext:value-type="float">
            <text:p>1.943916E-15</text:p>
          </table:table-cell>
          <table:table-cell office:value-type="float" office:value="1.920355E-015" calcext:value-type="float">
            <text:p>1.920355E-15</text:p>
          </table:table-cell>
          <table:table-cell office:value-type="float" office:value="9.870446E-016" calcext:value-type="float">
            <text:p>9.870446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4E-020" calcext:value-type="float">
            <text:p>3.076554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6E-030" calcext:value-type="float">
            <text:p>4.920416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961165" calcext:value-type="float">
            <text:p>-0.003961165</text:p>
          </table:table-cell>
          <table:table-cell office:value-type="float" office:value="-0.003690802" calcext:value-type="float">
            <text:p>-0.003690802</text:p>
          </table:table-cell>
          <table:table-cell office:value-type="float" office:value="-0.003222043" calcext:value-type="float">
            <text:p>-0.003222043</text:p>
          </table:table-cell>
          <table:table-cell office:value-type="float" office:value="-0.002713041" calcext:value-type="float">
            <text:p>-0.002713041</text:p>
          </table:table-cell>
          <table:table-cell office:value-type="float" office:value="-0.002316955" calcext:value-type="float">
            <text:p>-0.002316955</text:p>
          </table:table-cell>
          <table:table-cell office:value-type="float" office:value="-0.7566046" calcext:value-type="float">
            <text:p>-0.7566046</text:p>
          </table:table-cell>
          <table:table-cell office:value-type="float" office:value="-0.03023451" calcext:value-type="float">
            <text:p>-0.03023451</text:p>
          </table:table-cell>
          <table:table-cell office:value-type="float" office:value="-0.1719086" calcext:value-type="float">
            <text:p>-0.1719086</text:p>
          </table:table-cell>
          <table:table-cell office:value-type="float" office:value="-0.09820768" calcext:value-type="float">
            <text:p>-0.09820768</text:p>
          </table:table-cell>
          <table:table-cell office:value-type="float" office:value="-0.04244851" calcext:value-type="float">
            <text:p>-0.04244851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04051742" calcext:value-type="float">
            <text:p>-0.004051742</text:p>
          </table:table-cell>
          <table:table-cell office:value-type="float" office:value="0.00414782" calcext:value-type="float">
            <text:p>0.0041478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44743" calcext:value-type="float">
            <text:p>-2.34474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092004" calcext:value-type="float">
            <text:p>23092004</text:p>
          </table:table-cell>
          <table:table-cell office:value-type="float" office:value="746.4053" calcext:value-type="float">
            <text:p>746.4053</text:p>
          </table:table-cell>
          <table:table-cell office:value-type="float" office:value="684.4376" calcext:value-type="float">
            <text:p>684.4376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36.698" calcext:value-type="float">
            <text:p>1036.698</text:p>
          </table:table-cell>
          <table:table-cell office:value-type="float" office:value="44.57335" calcext:value-type="float">
            <text:p>44.57335</text:p>
          </table:table-cell>
          <table:table-cell office:value-type="float" office:value="0" calcext:value-type="float">
            <text:p>0</text:p>
          </table:table-cell>
          <table:table-cell office:value-type="float" office:value="0.4253279" calcext:value-type="float">
            <text:p>0.4253279</text:p>
          </table:table-cell>
          <table:table-cell office:value-type="float" office:value="0.4303917" calcext:value-type="float">
            <text:p>0.4303917</text:p>
          </table:table-cell>
          <table:table-cell office:value-type="float" office:value="0.4398915" calcext:value-type="float">
            <text:p>0.4398915</text:p>
          </table:table-cell>
          <table:table-cell office:value-type="float" office:value="0.4521185" calcext:value-type="float">
            <text:p>0.4521185</text:p>
          </table:table-cell>
          <table:table-cell office:value-type="float" office:value="0.4632647" calcext:value-type="float">
            <text:p>0.4632647</text:p>
          </table:table-cell>
          <table:table-cell office:value-type="float" office:value="0.1801963" calcext:value-type="float">
            <text:p>0.1801963</text:p>
          </table:table-cell>
          <table:table-cell office:value-type="float" office:value="0.2644203" calcext:value-type="float">
            <text:p>0.2644203</text:p>
          </table:table-cell>
          <table:table-cell office:value-type="float" office:value="0.2969693" calcext:value-type="float">
            <text:p>0.2969693</text:p>
          </table:table-cell>
          <table:table-cell office:value-type="float" office:value="0.3078961" calcext:value-type="float">
            <text:p>0.3078961</text:p>
          </table:table-cell>
          <table:table-cell office:value-type="float" office:value="0.3430074" calcext:value-type="float">
            <text:p>0.3430074</text:p>
          </table:table-cell>
          <table:table-cell office:value-type="float" office:value="0.3683414" calcext:value-type="float">
            <text:p>0.3683414</text:p>
          </table:table-cell>
          <table:table-cell office:value-type="float" office:value="0.3896551" calcext:value-type="float">
            <text:p>0.3896551</text:p>
          </table:table-cell>
          <table:table-cell office:value-type="float" office:value="0.4610062" calcext:value-type="float">
            <text:p>0.4610062</text:p>
          </table:table-cell>
          <table:table-cell office:value-type="float" office:value="0" calcext:value-type="float">
            <text:p>0</text:p>
          </table:table-cell>
          <table:table-cell office:value-type="float" office:value="1.932821E-015" calcext:value-type="float">
            <text:p>1.932821E-15</text:p>
          </table:table-cell>
          <table:table-cell office:value-type="float" office:value="1.995115E-015" calcext:value-type="float">
            <text:p>1.995115E-15</text:p>
          </table:table-cell>
          <table:table-cell office:value-type="float" office:value="1.94392E-015" calcext:value-type="float">
            <text:p>1.94392E-15</text:p>
          </table:table-cell>
          <table:table-cell office:value-type="float" office:value="1.920344E-015" calcext:value-type="float">
            <text:p>1.920344E-15</text:p>
          </table:table-cell>
          <table:table-cell office:value-type="float" office:value="9.87081E-016" calcext:value-type="float">
            <text:p>9.87081E-16</text:p>
          </table:table-cell>
          <table:table-cell office:value-type="float" office:value="9.669078E-016" calcext:value-type="float">
            <text:p>9.669078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4E-020" calcext:value-type="float">
            <text:p>3.076554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7E-030" calcext:value-type="float">
            <text:p>4.920417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139088" calcext:value-type="float">
            <text:p>-0.004139088</text:p>
          </table:table-cell>
          <table:table-cell office:value-type="float" office:value="-0.003846626" calcext:value-type="float">
            <text:p>-0.003846626</text:p>
          </table:table-cell>
          <table:table-cell office:value-type="float" office:value="-0.00336893" calcext:value-type="float">
            <text:p>-0.00336893</text:p>
          </table:table-cell>
          <table:table-cell office:value-type="float" office:value="-0.002859314" calcext:value-type="float">
            <text:p>-0.002859314</text:p>
          </table:table-cell>
          <table:table-cell office:value-type="float" office:value="-0.002463249" calcext:value-type="float">
            <text:p>-0.002463249</text:p>
          </table:table-cell>
          <table:table-cell office:value-type="float" office:value="-0.7019703" calcext:value-type="float">
            <text:p>-0.7019703</text:p>
          </table:table-cell>
          <table:table-cell office:value-type="float" office:value="-0.0356063" calcext:value-type="float">
            <text:p>-0.0356063</text:p>
          </table:table-cell>
          <table:table-cell office:value-type="float" office:value="-0.1658536" calcext:value-type="float">
            <text:p>-0.1658536</text:p>
          </table:table-cell>
          <table:table-cell office:value-type="float" office:value="-0.09820541" calcext:value-type="float">
            <text:p>-0.09820541</text:p>
          </table:table-cell>
          <table:table-cell office:value-type="float" office:value="-0.04236209" calcext:value-type="float">
            <text:p>-0.04236209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04226041" calcext:value-type="float">
            <text:p>-0.004226041</text:p>
          </table:table-cell>
          <table:table-cell office:value-type="float" office:value="0.004167812" calcext:value-type="float">
            <text:p>0.00416781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6907" calcext:value-type="float">
            <text:p>-2.36690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092004" calcext:value-type="float">
            <text:p>24092004</text:p>
          </table:table-cell>
          <table:table-cell office:value-type="float" office:value="746.4053" calcext:value-type="float">
            <text:p>746.4053</text:p>
          </table:table-cell>
          <table:table-cell office:value-type="float" office:value="688.8511" calcext:value-type="float">
            <text:p>688.8511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32.529" calcext:value-type="float">
            <text:p>1032.529</text:p>
          </table:table-cell>
          <table:table-cell office:value-type="float" office:value="44.32867" calcext:value-type="float">
            <text:p>44.32867</text:p>
          </table:table-cell>
          <table:table-cell office:value-type="float" office:value="0" calcext:value-type="float">
            <text:p>0</text:p>
          </table:table-cell>
          <table:table-cell office:value-type="float" office:value="0.4068112" calcext:value-type="float">
            <text:p>0.4068112</text:p>
          </table:table-cell>
          <table:table-cell office:value-type="float" office:value="0.4108314" calcext:value-type="float">
            <text:p>0.4108314</text:p>
          </table:table-cell>
          <table:table-cell office:value-type="float" office:value="0.4180475" calcext:value-type="float">
            <text:p>0.4180475</text:p>
          </table:table-cell>
          <table:table-cell office:value-type="float" office:value="0.4268277" calcext:value-type="float">
            <text:p>0.4268277</text:p>
          </table:table-cell>
          <table:table-cell office:value-type="float" office:value="0.434152" calcext:value-type="float">
            <text:p>0.434152</text:p>
          </table:table-cell>
          <table:table-cell office:value-type="float" office:value="0.1817912" calcext:value-type="float">
            <text:p>0.1817912</text:p>
          </table:table-cell>
          <table:table-cell office:value-type="float" office:value="0.2587366" calcext:value-type="float">
            <text:p>0.2587366</text:p>
          </table:table-cell>
          <table:table-cell office:value-type="float" office:value="0.2979667" calcext:value-type="float">
            <text:p>0.2979667</text:p>
          </table:table-cell>
          <table:table-cell office:value-type="float" office:value="0.3078673" calcext:value-type="float">
            <text:p>0.3078673</text:p>
          </table:table-cell>
          <table:table-cell office:value-type="float" office:value="0.3430495" calcext:value-type="float">
            <text:p>0.3430495</text:p>
          </table:table-cell>
          <table:table-cell office:value-type="float" office:value="0.3685437" calcext:value-type="float">
            <text:p>0.3685437</text:p>
          </table:table-cell>
          <table:table-cell office:value-type="float" office:value="0.3897156" calcext:value-type="float">
            <text:p>0.389715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709E-015" calcext:value-type="float">
            <text:p>1.932709E-15</text:p>
          </table:table-cell>
          <table:table-cell office:value-type="float" office:value="1.995125E-015" calcext:value-type="float">
            <text:p>1.995125E-15</text:p>
          </table:table-cell>
          <table:table-cell office:value-type="float" office:value="1.943919E-015" calcext:value-type="float">
            <text:p>1.943919E-15</text:p>
          </table:table-cell>
          <table:table-cell office:value-type="float" office:value="1.92034E-015" calcext:value-type="float">
            <text:p>1.92034E-15</text:p>
          </table:table-cell>
          <table:table-cell office:value-type="float" office:value="9.871145E-016" calcext:value-type="float">
            <text:p>9.871145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4E-020" calcext:value-type="float">
            <text:p>3.076554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7E-030" calcext:value-type="float">
            <text:p>4.920417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440847" calcext:value-type="float">
            <text:p>-0.005440847</text:p>
          </table:table-cell>
          <table:table-cell office:value-type="float" office:value="-0.005118412" calcext:value-type="float">
            <text:p>-0.005118412</text:p>
          </table:table-cell>
          <table:table-cell office:value-type="float" office:value="-0.004603385" calcext:value-type="float">
            <text:p>-0.004603385</text:p>
          </table:table-cell>
          <table:table-cell office:value-type="float" office:value="-0.004066609" calcext:value-type="float">
            <text:p>-0.004066609</text:p>
          </table:table-cell>
          <table:table-cell office:value-type="float" office:value="-0.003664354" calcext:value-type="float">
            <text:p>-0.003664354</text:p>
          </table:table-cell>
          <table:table-cell office:value-type="float" office:value="-0.6561258" calcext:value-type="float">
            <text:p>-0.6561258</text:p>
          </table:table-cell>
          <table:table-cell office:value-type="float" office:value="-0.04157029" calcext:value-type="float">
            <text:p>-0.04157029</text:p>
          </table:table-cell>
          <table:table-cell office:value-type="float" office:value="-0.1610433" calcext:value-type="float">
            <text:p>-0.1610433</text:p>
          </table:table-cell>
          <table:table-cell office:value-type="float" office:value="-0.09829175" calcext:value-type="float">
            <text:p>-0.09829175</text:p>
          </table:table-cell>
          <table:table-cell office:value-type="float" office:value="-0.04231193" calcext:value-type="float">
            <text:p>-0.04231193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05538917" calcext:value-type="float">
            <text:p>-0.005538917</text:p>
          </table:table-cell>
          <table:table-cell office:value-type="float" office:value="0.00419232" calcext:value-type="float">
            <text:p>0.0041923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9864" calcext:value-type="float">
            <text:p>-2.37986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92004" calcext:value-type="float">
            <text:p>25092004</text:p>
          </table:table-cell>
          <table:table-cell office:value-type="float" office:value="746.4053" calcext:value-type="float">
            <text:p>746.4053</text:p>
          </table:table-cell>
          <table:table-cell office:value-type="float" office:value="693.2485" calcext:value-type="float">
            <text:p>693.2485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28.132" calcext:value-type="float">
            <text:p>1028.132</text:p>
          </table:table-cell>
          <table:table-cell office:value-type="float" office:value="44.32867" calcext:value-type="float">
            <text:p>44.32867</text:p>
          </table:table-cell>
          <table:table-cell office:value-type="float" office:value="0" calcext:value-type="float">
            <text:p>0</text:p>
          </table:table-cell>
          <table:table-cell office:value-type="float" office:value="0.3860886" calcext:value-type="float">
            <text:p>0.3860886</text:p>
          </table:table-cell>
          <table:table-cell office:value-type="float" office:value="0.3895742" calcext:value-type="float">
            <text:p>0.3895742</text:p>
          </table:table-cell>
          <table:table-cell office:value-type="float" office:value="0.3957796" calcext:value-type="float">
            <text:p>0.3957796</text:p>
          </table:table-cell>
          <table:table-cell office:value-type="float" office:value="0.4027416" calcext:value-type="float">
            <text:p>0.4027416</text:p>
          </table:table-cell>
          <table:table-cell office:value-type="float" office:value="0.4077987" calcext:value-type="float">
            <text:p>0.4077987</text:p>
          </table:table-cell>
          <table:table-cell office:value-type="float" office:value="0.1833591" calcext:value-type="float">
            <text:p>0.1833591</text:p>
          </table:table-cell>
          <table:table-cell office:value-type="float" office:value="0.2533819" calcext:value-type="float">
            <text:p>0.2533819</text:p>
          </table:table-cell>
          <table:table-cell office:value-type="float" office:value="0.2988318" calcext:value-type="float">
            <text:p>0.2988318</text:p>
          </table:table-cell>
          <table:table-cell office:value-type="float" office:value="0.3078471" calcext:value-type="float">
            <text:p>0.3078471</text:p>
          </table:table-cell>
          <table:table-cell office:value-type="float" office:value="0.3430902" calcext:value-type="float">
            <text:p>0.3430902</text:p>
          </table:table-cell>
          <table:table-cell office:value-type="float" office:value="0.3687245" calcext:value-type="float">
            <text:p>0.3687245</text:p>
          </table:table-cell>
          <table:table-cell office:value-type="float" office:value="0.389714" calcext:value-type="float">
            <text:p>0.38971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601E-015" calcext:value-type="float">
            <text:p>1.932601E-15</text:p>
          </table:table-cell>
          <table:table-cell office:value-type="float" office:value="1.995135E-015" calcext:value-type="float">
            <text:p>1.995135E-15</text:p>
          </table:table-cell>
          <table:table-cell office:value-type="float" office:value="1.94392E-015" calcext:value-type="float">
            <text:p>1.94392E-15</text:p>
          </table:table-cell>
          <table:table-cell office:value-type="float" office:value="1.920329E-015" calcext:value-type="float">
            <text:p>1.920329E-15</text:p>
          </table:table-cell>
          <table:table-cell office:value-type="float" office:value="9.871507E-016" calcext:value-type="float">
            <text:p>9.871507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5E-020" calcext:value-type="float">
            <text:p>3.076555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6E-030" calcext:value-type="float">
            <text:p>4.920416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503187" calcext:value-type="float">
            <text:p>-0.007503187</text:p>
          </table:table-cell>
          <table:table-cell office:value-type="float" office:value="-0.007095404" calcext:value-type="float">
            <text:p>-0.007095404</text:p>
          </table:table-cell>
          <table:table-cell office:value-type="float" office:value="-0.006439154" calcext:value-type="float">
            <text:p>-0.006439154</text:p>
          </table:table-cell>
          <table:table-cell office:value-type="float" office:value="-0.005800314" calcext:value-type="float">
            <text:p>-0.005800314</text:p>
          </table:table-cell>
          <table:table-cell office:value-type="float" office:value="-0.005372943" calcext:value-type="float">
            <text:p>-0.005372943</text:p>
          </table:table-cell>
          <table:table-cell office:value-type="float" office:value="-0.6144224" calcext:value-type="float">
            <text:p>-0.6144224</text:p>
          </table:table-cell>
          <table:table-cell office:value-type="float" office:value="-0.04824876" calcext:value-type="float">
            <text:p>-0.04824876</text:p>
          </table:table-cell>
          <table:table-cell office:value-type="float" office:value="-0.1569954" calcext:value-type="float">
            <text:p>-0.1569954</text:p>
          </table:table-cell>
          <table:table-cell office:value-type="float" office:value="-0.09835256" calcext:value-type="float">
            <text:p>-0.09835256</text:p>
          </table:table-cell>
          <table:table-cell office:value-type="float" office:value="-0.04226353" calcext:value-type="float">
            <text:p>-0.04226353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07601767" calcext:value-type="float">
            <text:p>-0.007601767</text:p>
          </table:table-cell>
          <table:table-cell office:value-type="float" office:value="0.004212488" calcext:value-type="float">
            <text:p>0.00421248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4959" calcext:value-type="float">
            <text:p>-2.38495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092004" calcext:value-type="float">
            <text:p>26092004</text:p>
          </table:table-cell>
          <table:table-cell office:value-type="float" office:value="746.4053" calcext:value-type="float">
            <text:p>746.4053</text:p>
          </table:table-cell>
          <table:table-cell office:value-type="float" office:value="697.4546" calcext:value-type="float">
            <text:p>697.4546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23.926" calcext:value-type="float">
            <text:p>1023.926</text:p>
          </table:table-cell>
          <table:table-cell office:value-type="float" office:value="44.32867" calcext:value-type="float">
            <text:p>44.32867</text:p>
          </table:table-cell>
          <table:table-cell office:value-type="float" office:value="0" calcext:value-type="float">
            <text:p>0</text:p>
          </table:table-cell>
          <table:table-cell office:value-type="float" office:value="0.3635869" calcext:value-type="float">
            <text:p>0.3635869</text:p>
          </table:table-cell>
          <table:table-cell office:value-type="float" office:value="0.3675297" calcext:value-type="float">
            <text:p>0.3675297</text:p>
          </table:table-cell>
          <table:table-cell office:value-type="float" office:value="0.374035" calcext:value-type="float">
            <text:p>0.374035</text:p>
          </table:table-cell>
          <table:table-cell office:value-type="float" office:value="0.3808875" calcext:value-type="float">
            <text:p>0.3808875</text:p>
          </table:table-cell>
          <table:table-cell office:value-type="float" office:value="0.3848985" calcext:value-type="float">
            <text:p>0.3848985</text:p>
          </table:table-cell>
          <table:table-cell office:value-type="float" office:value="0.1850289" calcext:value-type="float">
            <text:p>0.1850289</text:p>
          </table:table-cell>
          <table:table-cell office:value-type="float" office:value="0.247804" calcext:value-type="float">
            <text:p>0.247804</text:p>
          </table:table-cell>
          <table:table-cell office:value-type="float" office:value="0.2997769" calcext:value-type="float">
            <text:p>0.2997769</text:p>
          </table:table-cell>
          <table:table-cell office:value-type="float" office:value="0.3078225" calcext:value-type="float">
            <text:p>0.3078225</text:p>
          </table:table-cell>
          <table:table-cell office:value-type="float" office:value="0.3431338" calcext:value-type="float">
            <text:p>0.3431338</text:p>
          </table:table-cell>
          <table:table-cell office:value-type="float" office:value="0.3688885" calcext:value-type="float">
            <text:p>0.3688885</text:p>
          </table:table-cell>
          <table:table-cell office:value-type="float" office:value="0.3896929" calcext:value-type="float">
            <text:p>0.38969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497E-015" calcext:value-type="float">
            <text:p>1.932497E-15</text:p>
          </table:table-cell>
          <table:table-cell office:value-type="float" office:value="1.995143E-015" calcext:value-type="float">
            <text:p>1.995143E-15</text:p>
          </table:table-cell>
          <table:table-cell office:value-type="float" office:value="1.943921E-015" calcext:value-type="float">
            <text:p>1.943921E-15</text:p>
          </table:table-cell>
          <table:table-cell office:value-type="float" office:value="1.920322E-015" calcext:value-type="float">
            <text:p>1.920322E-15</text:p>
          </table:table-cell>
          <table:table-cell office:value-type="float" office:value="9.87187E-016" calcext:value-type="float">
            <text:p>9.87187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5E-020" calcext:value-type="float">
            <text:p>3.076555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7E-030" calcext:value-type="float">
            <text:p>4.920417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85857" calcext:value-type="float">
            <text:p>-0.01085857</text:p>
          </table:table-cell>
          <table:table-cell office:value-type="float" office:value="-0.01014987" calcext:value-type="float">
            <text:p>-0.01014987</text:p>
          </table:table-cell>
          <table:table-cell office:value-type="float" office:value="-0.009105273" calcext:value-type="float">
            <text:p>-0.009105273</text:p>
          </table:table-cell>
          <table:table-cell office:value-type="float" office:value="-0.008154743" calcext:value-type="float">
            <text:p>-0.008154743</text:p>
          </table:table-cell>
          <table:table-cell office:value-type="float" office:value="-0.007644901" calcext:value-type="float">
            <text:p>-0.007644901</text:p>
          </table:table-cell>
          <table:table-cell office:value-type="float" office:value="-0.5731779" calcext:value-type="float">
            <text:p>-0.5731779</text:p>
          </table:table-cell>
          <table:table-cell office:value-type="float" office:value="-0.05653354" calcext:value-type="float">
            <text:p>-0.05653354</text:p>
          </table:table-cell>
          <table:table-cell office:value-type="float" office:value="-0.1527136" calcext:value-type="float">
            <text:p>-0.1527136</text:p>
          </table:table-cell>
          <table:table-cell office:value-type="float" office:value="-0.09842556" calcext:value-type="float">
            <text:p>-0.09842556</text:p>
          </table:table-cell>
          <table:table-cell office:value-type="float" office:value="-0.04221175" calcext:value-type="float">
            <text:p>-0.04221175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1108016" calcext:value-type="float">
            <text:p>-0.01108016</text:p>
          </table:table-cell>
          <table:table-cell office:value-type="float" office:value="0.004254073" calcext:value-type="float">
            <text:p>0.00425407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9798" calcext:value-type="float">
            <text:p>-2.38979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2004" calcext:value-type="float">
            <text:p>27092004</text:p>
          </table:table-cell>
          <table:table-cell office:value-type="float" office:value="746.4053" calcext:value-type="float">
            <text:p>746.4053</text:p>
          </table:table-cell>
          <table:table-cell office:value-type="float" office:value="700.7795" calcext:value-type="float">
            <text:p>700.7795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20.601" calcext:value-type="float">
            <text:p>1020.601</text:p>
          </table:table-cell>
          <table:table-cell office:value-type="float" office:value="44.32867" calcext:value-type="float">
            <text:p>44.32867</text:p>
          </table:table-cell>
          <table:table-cell office:value-type="float" office:value="0" calcext:value-type="float">
            <text:p>0</text:p>
          </table:table-cell>
          <table:table-cell office:value-type="float" office:value="0.3441939" calcext:value-type="float">
            <text:p>0.3441939</text:p>
          </table:table-cell>
          <table:table-cell office:value-type="float" office:value="0.3492354" calcext:value-type="float">
            <text:p>0.3492354</text:p>
          </table:table-cell>
          <table:table-cell office:value-type="float" office:value="0.356729" calcext:value-type="float">
            <text:p>0.356729</text:p>
          </table:table-cell>
          <table:table-cell office:value-type="float" office:value="0.3636971" calcext:value-type="float">
            <text:p>0.3636971</text:p>
          </table:table-cell>
          <table:table-cell office:value-type="float" office:value="0.3670573" calcext:value-type="float">
            <text:p>0.3670573</text:p>
          </table:table-cell>
          <table:table-cell office:value-type="float" office:value="0.1865915" calcext:value-type="float">
            <text:p>0.1865915</text:p>
          </table:table-cell>
          <table:table-cell office:value-type="float" office:value="0.2432066" calcext:value-type="float">
            <text:p>0.2432066</text:p>
          </table:table-cell>
          <table:table-cell office:value-type="float" office:value="0.3007166" calcext:value-type="float">
            <text:p>0.3007166</text:p>
          </table:table-cell>
          <table:table-cell office:value-type="float" office:value="0.307866" calcext:value-type="float">
            <text:p>0.307866</text:p>
          </table:table-cell>
          <table:table-cell office:value-type="float" office:value="0.3432434" calcext:value-type="float">
            <text:p>0.3432434</text:p>
          </table:table-cell>
          <table:table-cell office:value-type="float" office:value="0.3692139" calcext:value-type="float">
            <text:p>0.3692139</text:p>
          </table:table-cell>
          <table:table-cell office:value-type="float" office:value="0.3895285" calcext:value-type="float">
            <text:p>0.389528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402E-015" calcext:value-type="float">
            <text:p>1.932402E-15</text:p>
          </table:table-cell>
          <table:table-cell office:value-type="float" office:value="1.995151E-015" calcext:value-type="float">
            <text:p>1.995151E-15</text:p>
          </table:table-cell>
          <table:table-cell office:value-type="float" office:value="1.943922E-015" calcext:value-type="float">
            <text:p>1.943922E-15</text:p>
          </table:table-cell>
          <table:table-cell office:value-type="float" office:value="1.920314E-015" calcext:value-type="float">
            <text:p>1.920314E-15</text:p>
          </table:table-cell>
          <table:table-cell office:value-type="float" office:value="9.872197E-016" calcext:value-type="float">
            <text:p>9.872197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4E-020" calcext:value-type="float">
            <text:p>3.076554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7E-030" calcext:value-type="float">
            <text:p>4.920417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17891" calcext:value-type="float">
            <text:p>-0.01517891</text:p>
          </table:table-cell>
          <table:table-cell office:value-type="float" office:value="-0.01387869" calcext:value-type="float">
            <text:p>-0.01387869</text:p>
          </table:table-cell>
          <table:table-cell office:value-type="float" office:value="-0.01216872" calcext:value-type="float">
            <text:p>-0.01216872</text:p>
          </table:table-cell>
          <table:table-cell office:value-type="float" office:value="-0.01081863" calcext:value-type="float">
            <text:p>-0.01081863</text:p>
          </table:table-cell>
          <table:table-cell office:value-type="float" office:value="-0.01022415" calcext:value-type="float">
            <text:p>-0.01022415</text:p>
          </table:table-cell>
          <table:table-cell office:value-type="float" office:value="-0.5373982" calcext:value-type="float">
            <text:p>-0.5373982</text:p>
          </table:table-cell>
          <table:table-cell office:value-type="float" office:value="-0.06461023" calcext:value-type="float">
            <text:p>-0.06461023</text:p>
          </table:table-cell>
          <table:table-cell office:value-type="float" office:value="-0.1485723" calcext:value-type="float">
            <text:p>-0.1485723</text:p>
          </table:table-cell>
          <table:table-cell office:value-type="float" office:value="-0.09829614" calcext:value-type="float">
            <text:p>-0.09829614</text:p>
          </table:table-cell>
          <table:table-cell office:value-type="float" office:value="-0.04208226" calcext:value-type="float">
            <text:p>-0.04208226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1570296" calcext:value-type="float">
            <text:p>-0.01570296</text:p>
          </table:table-cell>
          <table:table-cell office:value-type="float" office:value="0.004308616" calcext:value-type="float">
            <text:p>0.00430861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4474" calcext:value-type="float">
            <text:p>-2.39447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8092004" calcext:value-type="float">
            <text:p>28092004</text:p>
          </table:table-cell>
          <table:table-cell office:value-type="float" office:value="746.4053" calcext:value-type="float">
            <text:p>746.4053</text:p>
          </table:table-cell>
          <table:table-cell office:value-type="float" office:value="704.5574" calcext:value-type="float">
            <text:p>704.5574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16.823" calcext:value-type="float">
            <text:p>1016.823</text:p>
          </table:table-cell>
          <table:table-cell office:value-type="float" office:value="44.32867" calcext:value-type="float">
            <text:p>44.32867</text:p>
          </table:table-cell>
          <table:table-cell office:value-type="float" office:value="0" calcext:value-type="float">
            <text:p>0</text:p>
          </table:table-cell>
          <table:table-cell office:value-type="float" office:value="0.3115523" calcext:value-type="float">
            <text:p>0.3115523</text:p>
          </table:table-cell>
          <table:table-cell office:value-type="float" office:value="0.3255993" calcext:value-type="float">
            <text:p>0.3255993</text:p>
          </table:table-cell>
          <table:table-cell office:value-type="float" office:value="0.3381608" calcext:value-type="float">
            <text:p>0.3381608</text:p>
          </table:table-cell>
          <table:table-cell office:value-type="float" office:value="0.3466576" calcext:value-type="float">
            <text:p>0.3466576</text:p>
          </table:table-cell>
          <table:table-cell office:value-type="float" office:value="0.3497669" calcext:value-type="float">
            <text:p>0.3497669</text:p>
          </table:table-cell>
          <table:table-cell office:value-type="float" office:value="0.1881548" calcext:value-type="float">
            <text:p>0.1881548</text:p>
          </table:table-cell>
          <table:table-cell office:value-type="float" office:value="0.2390145" calcext:value-type="float">
            <text:p>0.2390145</text:p>
          </table:table-cell>
          <table:table-cell office:value-type="float" office:value="0.3014725" calcext:value-type="float">
            <text:p>0.3014725</text:p>
          </table:table-cell>
          <table:table-cell office:value-type="float" office:value="0.3079092" calcext:value-type="float">
            <text:p>0.3079092</text:p>
          </table:table-cell>
          <table:table-cell office:value-type="float" office:value="0.3433499" calcext:value-type="float">
            <text:p>0.3433499</text:p>
          </table:table-cell>
          <table:table-cell office:value-type="float" office:value="0.3694955" calcext:value-type="float">
            <text:p>0.3694955</text:p>
          </table:table-cell>
          <table:table-cell office:value-type="float" office:value="0.3893742" calcext:value-type="float">
            <text:p>0.38937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2302E-015" calcext:value-type="float">
            <text:p>1.932302E-15</text:p>
          </table:table-cell>
          <table:table-cell office:value-type="float" office:value="1.99516E-015" calcext:value-type="float">
            <text:p>1.99516E-15</text:p>
          </table:table-cell>
          <table:table-cell office:value-type="float" office:value="1.943921E-015" calcext:value-type="float">
            <text:p>1.943921E-15</text:p>
          </table:table-cell>
          <table:table-cell office:value-type="float" office:value="1.920309E-015" calcext:value-type="float">
            <text:p>1.920309E-15</text:p>
          </table:table-cell>
          <table:table-cell office:value-type="float" office:value="9.872523E-016" calcext:value-type="float">
            <text:p>9.872523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5E-020" calcext:value-type="float">
            <text:p>3.076555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6E-030" calcext:value-type="float">
            <text:p>4.920416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11199" calcext:value-type="float">
            <text:p>-0.02811199</text:p>
          </table:table-cell>
          <table:table-cell office:value-type="float" office:value="-0.02132885" calcext:value-type="float">
            <text:p>-0.02132885</text:p>
          </table:table-cell>
          <table:table-cell office:value-type="float" office:value="-0.016873" calcext:value-type="float">
            <text:p>-0.016873</text:p>
          </table:table-cell>
          <table:table-cell office:value-type="float" office:value="-0.01450837" calcext:value-type="float">
            <text:p>-0.01450837</text:p>
          </table:table-cell>
          <table:table-cell office:value-type="float" office:value="-0.01373728" calcext:value-type="float">
            <text:p>-0.01373728</text:p>
          </table:table-cell>
          <table:table-cell office:value-type="float" office:value="-0.5041873" calcext:value-type="float">
            <text:p>-0.5041873</text:p>
          </table:table-cell>
          <table:table-cell office:value-type="float" office:value="-0.07313394" calcext:value-type="float">
            <text:p>-0.07313394</text:p>
          </table:table-cell>
          <table:table-cell office:value-type="float" office:value="-0.1453312" calcext:value-type="float">
            <text:p>-0.1453312</text:p>
          </table:table-cell>
          <table:table-cell office:value-type="float" office:value="-0.09816753" calcext:value-type="float">
            <text:p>-0.09816753</text:p>
          </table:table-cell>
          <table:table-cell office:value-type="float" office:value="-0.04195655" calcext:value-type="float">
            <text:p>-0.04195655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3066004" calcext:value-type="float">
            <text:p>-0.03066004</text:p>
          </table:table-cell>
          <table:table-cell office:value-type="float" office:value="0.004333785" calcext:value-type="float">
            <text:p>0.00433378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9065" calcext:value-type="float">
            <text:p>-2.39906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9092004" calcext:value-type="float">
            <text:p>29092004</text:p>
          </table:table-cell>
          <table:table-cell office:value-type="float" office:value="746.4053" calcext:value-type="float">
            <text:p>746.4053</text:p>
          </table:table-cell>
          <table:table-cell office:value-type="float" office:value="708.1577" calcext:value-type="float">
            <text:p>708.1577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13.907" calcext:value-type="float">
            <text:p>1013.907</text:p>
          </table:table-cell>
          <table:table-cell office:value-type="float" office:value="43.64507" calcext:value-type="float">
            <text:p>43.64507</text:p>
          </table:table-cell>
          <table:table-cell office:value-type="float" office:value="0" calcext:value-type="float">
            <text:p>0</text:p>
          </table:table-cell>
          <table:table-cell office:value-type="float" office:value="0.269577" calcext:value-type="float">
            <text:p>0.269577</text:p>
          </table:table-cell>
          <table:table-cell office:value-type="float" office:value="0.3068541" calcext:value-type="float">
            <text:p>0.3068541</text:p>
          </table:table-cell>
          <table:table-cell office:value-type="float" office:value="0.3218679" calcext:value-type="float">
            <text:p>0.3218679</text:p>
          </table:table-cell>
          <table:table-cell office:value-type="float" office:value="0.3306097" calcext:value-type="float">
            <text:p>0.3306097</text:p>
          </table:table-cell>
          <table:table-cell office:value-type="float" office:value="0.3332029" calcext:value-type="float">
            <text:p>0.3332029</text:p>
          </table:table-cell>
          <table:table-cell office:value-type="float" office:value="0.1898039" calcext:value-type="float">
            <text:p>0.1898039</text:p>
          </table:table-cell>
          <table:table-cell office:value-type="float" office:value="0.2351867" calcext:value-type="float">
            <text:p>0.2351867</text:p>
          </table:table-cell>
          <table:table-cell office:value-type="float" office:value="0.3020572" calcext:value-type="float">
            <text:p>0.3020572</text:p>
          </table:table-cell>
          <table:table-cell office:value-type="float" office:value="0.3079521" calcext:value-type="float">
            <text:p>0.3079521</text:p>
          </table:table-cell>
          <table:table-cell office:value-type="float" office:value="0.3434533" calcext:value-type="float">
            <text:p>0.3434533</text:p>
          </table:table-cell>
          <table:table-cell office:value-type="float" office:value="0.3697415" calcext:value-type="float">
            <text:p>0.3697415</text:p>
          </table:table-cell>
          <table:table-cell office:value-type="float" office:value="0.3895615" calcext:value-type="float">
            <text:p>0.3895615</text:p>
          </table:table-cell>
          <table:table-cell office:value-type="float" office:value="0.4569409" calcext:value-type="float">
            <text:p>0.4569409</text:p>
          </table:table-cell>
          <table:table-cell office:value-type="float" office:value="0" calcext:value-type="float">
            <text:p>0</text:p>
          </table:table-cell>
          <table:table-cell office:value-type="float" office:value="1.93217E-015" calcext:value-type="float">
            <text:p>1.93217E-15</text:p>
          </table:table-cell>
          <table:table-cell office:value-type="float" office:value="1.995174E-015" calcext:value-type="float">
            <text:p>1.995174E-15</text:p>
          </table:table-cell>
          <table:table-cell office:value-type="float" office:value="1.943925E-015" calcext:value-type="float">
            <text:p>1.943925E-15</text:p>
          </table:table-cell>
          <table:table-cell office:value-type="float" office:value="1.920304E-015" calcext:value-type="float">
            <text:p>1.920304E-15</text:p>
          </table:table-cell>
          <table:table-cell office:value-type="float" office:value="9.872839E-016" calcext:value-type="float">
            <text:p>9.87283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5E-020" calcext:value-type="float">
            <text:p>3.076555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7E-030" calcext:value-type="float">
            <text:p>4.920417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195593" calcext:value-type="float">
            <text:p>-0.08195593</text:p>
          </table:table-cell>
          <table:table-cell office:value-type="float" office:value="-0.03066171" calcext:value-type="float">
            <text:p>-0.03066171</text:p>
          </table:table-cell>
          <table:table-cell office:value-type="float" office:value="-0.02283937" calcext:value-type="float">
            <text:p>-0.02283937</text:p>
          </table:table-cell>
          <table:table-cell office:value-type="float" office:value="-0.01940098" calcext:value-type="float">
            <text:p>-0.01940098</text:p>
          </table:table-cell>
          <table:table-cell office:value-type="float" office:value="-0.01849694" calcext:value-type="float">
            <text:p>-0.01849694</text:p>
          </table:table-cell>
          <table:table-cell office:value-type="float" office:value="-0.4715638" calcext:value-type="float">
            <text:p>-0.4715638</text:p>
          </table:table-cell>
          <table:table-cell office:value-type="float" office:value="-0.08205919" calcext:value-type="float">
            <text:p>-0.08205919</text:p>
          </table:table-cell>
          <table:table-cell office:value-type="float" office:value="-0.1428767" calcext:value-type="float">
            <text:p>-0.1428767</text:p>
          </table:table-cell>
          <table:table-cell office:value-type="float" office:value="-0.09803997" calcext:value-type="float">
            <text:p>-0.09803997</text:p>
          </table:table-cell>
          <table:table-cell office:value-type="float" office:value="-0.04183488" calcext:value-type="float">
            <text:p>-0.04183488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1206686" calcext:value-type="float">
            <text:p>-0.1206686</text:p>
          </table:table-cell>
          <table:table-cell office:value-type="float" office:value="0.004304902" calcext:value-type="float">
            <text:p>0.00430490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44196" calcext:value-type="float">
            <text:p>-2.34419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092004" calcext:value-type="float">
            <text:p>30092004</text:p>
          </table:table-cell>
          <table:table-cell office:value-type="float" office:value="746.4053" calcext:value-type="float">
            <text:p>746.4053</text:p>
          </table:table-cell>
          <table:table-cell office:value-type="float" office:value="712.3065" calcext:value-type="float">
            <text:p>712.3065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10.572" calcext:value-type="float">
            <text:p>1010.572</text:p>
          </table:table-cell>
          <table:table-cell office:value-type="float" office:value="42.83128" calcext:value-type="float">
            <text:p>42.83128</text:p>
          </table:table-cell>
          <table:table-cell office:value-type="float" office:value="0" calcext:value-type="float">
            <text:p>0</text:p>
          </table:table-cell>
          <table:table-cell office:value-type="float" office:value="0.1817663" calcext:value-type="float">
            <text:p>0.1817663</text:p>
          </table:table-cell>
          <table:table-cell office:value-type="float" office:value="0.2897546" calcext:value-type="float">
            <text:p>0.2897546</text:p>
          </table:table-cell>
          <table:table-cell office:value-type="float" office:value="0.3048243" calcext:value-type="float">
            <text:p>0.3048243</text:p>
          </table:table-cell>
          <table:table-cell office:value-type="float" office:value="0.3152077" calcext:value-type="float">
            <text:p>0.3152077</text:p>
          </table:table-cell>
          <table:table-cell office:value-type="float" office:value="0.3175557" calcext:value-type="float">
            <text:p>0.3175557</text:p>
          </table:table-cell>
          <table:table-cell office:value-type="float" office:value="0.1912836" calcext:value-type="float">
            <text:p>0.1912836</text:p>
          </table:table-cell>
          <table:table-cell office:value-type="float" office:value="0.2315849" calcext:value-type="float">
            <text:p>0.2315849</text:p>
          </table:table-cell>
          <table:table-cell office:value-type="float" office:value="0.3024231" calcext:value-type="float">
            <text:p>0.3024231</text:p>
          </table:table-cell>
          <table:table-cell office:value-type="float" office:value="0.3079587" calcext:value-type="float">
            <text:p>0.3079587</text:p>
          </table:table-cell>
          <table:table-cell office:value-type="float" office:value="0.3435293" calcext:value-type="float">
            <text:p>0.3435293</text:p>
          </table:table-cell>
          <table:table-cell office:value-type="float" office:value="0.3699539" calcext:value-type="float">
            <text:p>0.3699539</text:p>
          </table:table-cell>
          <table:table-cell office:value-type="float" office:value="0.3897111" calcext:value-type="float">
            <text:p>0.3897111</text:p>
          </table:table-cell>
          <table:table-cell office:value-type="float" office:value="0.460133" calcext:value-type="float">
            <text:p>0.460133</text:p>
          </table:table-cell>
          <table:table-cell office:value-type="float" office:value="0" calcext:value-type="float">
            <text:p>0</text:p>
          </table:table-cell>
          <table:table-cell office:value-type="float" office:value="1.932072E-015" calcext:value-type="float">
            <text:p>1.932072E-15</text:p>
          </table:table-cell>
          <table:table-cell office:value-type="float" office:value="1.995182E-015" calcext:value-type="float">
            <text:p>1.995182E-15</text:p>
          </table:table-cell>
          <table:table-cell office:value-type="float" office:value="1.943924E-015" calcext:value-type="float">
            <text:p>1.943924E-15</text:p>
          </table:table-cell>
          <table:table-cell office:value-type="float" office:value="1.920297E-015" calcext:value-type="float">
            <text:p>1.920297E-15</text:p>
          </table:table-cell>
          <table:table-cell office:value-type="float" office:value="9.873174E-016" calcext:value-type="float">
            <text:p>9.873174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4E-020" calcext:value-type="float">
            <text:p>3.076554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6E-030" calcext:value-type="float">
            <text:p>4.920416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72672" calcext:value-type="float">
            <text:p>-1.672672</text:p>
          </table:table-cell>
          <table:table-cell office:value-type="float" office:value="-0.04691319" calcext:value-type="float">
            <text:p>-0.04691319</text:p>
          </table:table-cell>
          <table:table-cell office:value-type="float" office:value="-0.03188901" calcext:value-type="float">
            <text:p>-0.03188901</text:p>
          </table:table-cell>
          <table:table-cell office:value-type="float" office:value="-0.02597879" calcext:value-type="float">
            <text:p>-0.02597879</text:p>
          </table:table-cell>
          <table:table-cell office:value-type="float" office:value="-0.02482678" calcext:value-type="float">
            <text:p>-0.02482678</text:p>
          </table:table-cell>
          <table:table-cell office:value-type="float" office:value="-0.4443083" calcext:value-type="float">
            <text:p>-0.4443083</text:p>
          </table:table-cell>
          <table:table-cell office:value-type="float" office:value="-0.09160669" calcext:value-type="float">
            <text:p>-0.09160669</text:p>
          </table:table-cell>
          <table:table-cell office:value-type="float" office:value="-0.1413623" calcext:value-type="float">
            <text:p>-0.1413623</text:p>
          </table:table-cell>
          <table:table-cell office:value-type="float" office:value="-0.09802043" calcext:value-type="float">
            <text:p>-0.09802043</text:p>
          </table:table-cell>
          <table:table-cell office:value-type="float" office:value="-0.04174562" calcext:value-type="float">
            <text:p>-0.04174562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8.230311" calcext:value-type="float">
            <text:p>-8.230311</text:p>
          </table:table-cell>
          <table:table-cell office:value-type="float" office:value="0.004341529" calcext:value-type="float">
            <text:p>0.00434152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2844" calcext:value-type="float">
            <text:p>-2.36284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2004" calcext:value-type="float">
            <text:p>1102004</text:p>
          </table:table-cell>
          <table:table-cell office:value-type="float" office:value="747.5051" calcext:value-type="float">
            <text:p>747.5051</text:p>
          </table:table-cell>
          <table:table-cell office:value-type="float" office:value="714.1503" calcext:value-type="float">
            <text:p>714.1503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10.302" calcext:value-type="float">
            <text:p>1010.302</text:p>
          </table:table-cell>
          <table:table-cell office:value-type="float" office:value="42.35754" calcext:value-type="float">
            <text:p>42.35754</text:p>
          </table:table-cell>
          <table:table-cell office:value-type="float" office:value="0" calcext:value-type="float">
            <text:p>0</text:p>
          </table:table-cell>
          <table:table-cell office:value-type="float" office:value="0.1751984" calcext:value-type="float">
            <text:p>0.1751984</text:p>
          </table:table-cell>
          <table:table-cell office:value-type="float" office:value="0.2914381" calcext:value-type="float">
            <text:p>0.2914381</text:p>
          </table:table-cell>
          <table:table-cell office:value-type="float" office:value="0.2998593" calcext:value-type="float">
            <text:p>0.2998593</text:p>
          </table:table-cell>
          <table:table-cell office:value-type="float" office:value="0.3073297" calcext:value-type="float">
            <text:p>0.3073297</text:p>
          </table:table-cell>
          <table:table-cell office:value-type="float" office:value="0.3092041" calcext:value-type="float">
            <text:p>0.3092041</text:p>
          </table:table-cell>
          <table:table-cell office:value-type="float" office:value="0.1928601" calcext:value-type="float">
            <text:p>0.1928601</text:p>
          </table:table-cell>
          <table:table-cell office:value-type="float" office:value="0.2296465" calcext:value-type="float">
            <text:p>0.2296465</text:p>
          </table:table-cell>
          <table:table-cell office:value-type="float" office:value="0.3030105" calcext:value-type="float">
            <text:p>0.3030105</text:p>
          </table:table-cell>
          <table:table-cell office:value-type="float" office:value="0.3081397" calcext:value-type="float">
            <text:p>0.3081397</text:p>
          </table:table-cell>
          <table:table-cell office:value-type="float" office:value="0.3437115" calcext:value-type="float">
            <text:p>0.3437115</text:p>
          </table:table-cell>
          <table:table-cell office:value-type="float" office:value="0.3701991" calcext:value-type="float">
            <text:p>0.3701991</text:p>
          </table:table-cell>
          <table:table-cell office:value-type="float" office:value="0.3897702" calcext:value-type="float">
            <text:p>0.3897702</text:p>
          </table:table-cell>
          <table:table-cell office:value-type="float" office:value="0.4622366" calcext:value-type="float">
            <text:p>0.4622366</text:p>
          </table:table-cell>
          <table:table-cell office:value-type="float" office:value="0" calcext:value-type="float">
            <text:p>0</text:p>
          </table:table-cell>
          <table:table-cell office:value-type="float" office:value="1.931982E-015" calcext:value-type="float">
            <text:p>1.931982E-15</text:p>
          </table:table-cell>
          <table:table-cell office:value-type="float" office:value="1.995187E-015" calcext:value-type="float">
            <text:p>1.995187E-15</text:p>
          </table:table-cell>
          <table:table-cell office:value-type="float" office:value="1.943923E-015" calcext:value-type="float">
            <text:p>1.943923E-15</text:p>
          </table:table-cell>
          <table:table-cell office:value-type="float" office:value="1.920293E-015" calcext:value-type="float">
            <text:p>1.920293E-15</text:p>
          </table:table-cell>
          <table:table-cell office:value-type="float" office:value="9.873472E-016" calcext:value-type="float">
            <text:p>9.873472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4E-020" calcext:value-type="float">
            <text:p>3.076554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6E-030" calcext:value-type="float">
            <text:p>4.920416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38104" calcext:value-type="float">
            <text:p>-2.238104</text:p>
          </table:table-cell>
          <table:table-cell office:value-type="float" office:value="-0.04476035" calcext:value-type="float">
            <text:p>-0.04476035</text:p>
          </table:table-cell>
          <table:table-cell office:value-type="float" office:value="-0.03590949" calcext:value-type="float">
            <text:p>-0.03590949</text:p>
          </table:table-cell>
          <table:table-cell office:value-type="float" office:value="-0.03034603" calcext:value-type="float">
            <text:p>-0.03034603</text:p>
          </table:table-cell>
          <table:table-cell office:value-type="float" office:value="-0.02922999" calcext:value-type="float">
            <text:p>-0.02922999</text:p>
          </table:table-cell>
          <table:table-cell office:value-type="float" office:value="-0.417287" calcext:value-type="float">
            <text:p>-0.417287</text:p>
          </table:table-cell>
          <table:table-cell office:value-type="float" office:value="-0.09725941" calcext:value-type="float">
            <text:p>-0.09725941</text:p>
          </table:table-cell>
          <table:table-cell office:value-type="float" office:value="-0.1389745" calcext:value-type="float">
            <text:p>-0.1389745</text:p>
          </table:table-cell>
          <table:table-cell office:value-type="float" office:value="-0.09748378" calcext:value-type="float">
            <text:p>-0.09748378</text:p>
          </table:table-cell>
          <table:table-cell office:value-type="float" office:value="-0.04153254" calcext:value-type="float">
            <text:p>-0.04153254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3.649498" calcext:value-type="float">
            <text:p>-3.649498</text:p>
          </table:table-cell>
          <table:table-cell office:value-type="float" office:value="0.00435723" calcext:value-type="float">
            <text:p>0.0043572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7708" calcext:value-type="float">
            <text:p>-2.37770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02004" calcext:value-type="float">
            <text:p>2102004</text:p>
          </table:table-cell>
          <table:table-cell office:value-type="float" office:value="747.5051" calcext:value-type="float">
            <text:p>747.5051</text:p>
          </table:table-cell>
          <table:table-cell office:value-type="float" office:value="715.9365" calcext:value-type="float">
            <text:p>715.9365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8.516" calcext:value-type="float">
            <text:p>1008.516</text:p>
          </table:table-cell>
          <table:table-cell office:value-type="float" office:value="42.35754" calcext:value-type="float">
            <text:p>42.35754</text:p>
          </table:table-cell>
          <table:table-cell office:value-type="float" office:value="0" calcext:value-type="float">
            <text:p>0</text:p>
          </table:table-cell>
          <table:table-cell office:value-type="float" office:value="0.1479995" calcext:value-type="float">
            <text:p>0.1479995</text:p>
          </table:table-cell>
          <table:table-cell office:value-type="float" office:value="0.2836343" calcext:value-type="float">
            <text:p>0.2836343</text:p>
          </table:table-cell>
          <table:table-cell office:value-type="float" office:value="0.292055" calcext:value-type="float">
            <text:p>0.292055</text:p>
          </table:table-cell>
          <table:table-cell office:value-type="float" office:value="0.2986566" calcext:value-type="float">
            <text:p>0.2986566</text:p>
          </table:table-cell>
          <table:table-cell office:value-type="float" office:value="0.2997282" calcext:value-type="float">
            <text:p>0.2997282</text:p>
          </table:table-cell>
          <table:table-cell office:value-type="float" office:value="0.1944908" calcext:value-type="float">
            <text:p>0.1944908</text:p>
          </table:table-cell>
          <table:table-cell office:value-type="float" office:value="0.2274327" calcext:value-type="float">
            <text:p>0.2274327</text:p>
          </table:table-cell>
          <table:table-cell office:value-type="float" office:value="0.3034135" calcext:value-type="float">
            <text:p>0.3034135</text:p>
          </table:table-cell>
          <table:table-cell office:value-type="float" office:value="0.3082567" calcext:value-type="float">
            <text:p>0.3082567</text:p>
          </table:table-cell>
          <table:table-cell office:value-type="float" office:value="0.3438427" calcext:value-type="float">
            <text:p>0.3438427</text:p>
          </table:table-cell>
          <table:table-cell office:value-type="float" office:value="0.3703932" calcext:value-type="float">
            <text:p>0.3703932</text:p>
          </table:table-cell>
          <table:table-cell office:value-type="float" office:value="0.389742" calcext:value-type="float">
            <text:p>0.389742</text:p>
          </table:table-cell>
          <table:table-cell office:value-type="float" office:value="0.4623745" calcext:value-type="float">
            <text:p>0.4623745</text:p>
          </table:table-cell>
          <table:table-cell office:value-type="float" office:value="0" calcext:value-type="float">
            <text:p>0</text:p>
          </table:table-cell>
          <table:table-cell office:value-type="float" office:value="1.931826E-015" calcext:value-type="float">
            <text:p>1.931826E-15</text:p>
          </table:table-cell>
          <table:table-cell office:value-type="float" office:value="1.995201E-015" calcext:value-type="float">
            <text:p>1.995201E-15</text:p>
          </table:table-cell>
          <table:table-cell office:value-type="float" office:value="1.943929E-015" calcext:value-type="float">
            <text:p>1.943929E-15</text:p>
          </table:table-cell>
          <table:table-cell office:value-type="float" office:value="1.920288E-015" calcext:value-type="float">
            <text:p>1.920288E-15</text:p>
          </table:table-cell>
          <table:table-cell office:value-type="float" office:value="9.873789E-016" calcext:value-type="float">
            <text:p>9.87378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5E-020" calcext:value-type="float">
            <text:p>3.076555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7E-030" calcext:value-type="float">
            <text:p>4.920417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396619" calcext:value-type="float">
            <text:p>-8.396619</text:p>
          </table:table-cell>
          <table:table-cell office:value-type="float" office:value="-0.05514605" calcext:value-type="float">
            <text:p>-0.05514605</text:p>
          </table:table-cell>
          <table:table-cell office:value-type="float" office:value="-0.04396909" calcext:value-type="float">
            <text:p>-0.04396909</text:p>
          </table:table-cell>
          <table:table-cell office:value-type="float" office:value="-0.03701073" calcext:value-type="float">
            <text:p>-0.03701073</text:p>
          </table:table-cell>
          <table:table-cell office:value-type="float" office:value="-0.03600327" calcext:value-type="float">
            <text:p>-0.03600327</text:p>
          </table:table-cell>
          <table:table-cell office:value-type="float" office:value="-0.3912003" calcext:value-type="float">
            <text:p>-0.3912003</text:p>
          </table:table-cell>
          <table:table-cell office:value-type="float" office:value="-0.104214" calcext:value-type="float">
            <text:p>-0.104214</text:p>
          </table:table-cell>
          <table:table-cell office:value-type="float" office:value="-0.1373629" calcext:value-type="float">
            <text:p>-0.1373629</text:p>
          </table:table-cell>
          <table:table-cell office:value-type="float" office:value="-0.09713794" calcext:value-type="float">
            <text:p>-0.09713794</text:p>
          </table:table-cell>
          <table:table-cell office:value-type="float" office:value="-0.04137952" calcext:value-type="float">
            <text:p>-0.04137952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14.34238" calcext:value-type="float">
            <text:p>-14.34238</text:p>
          </table:table-cell>
          <table:table-cell office:value-type="float" office:value="0.004346081" calcext:value-type="float">
            <text:p>0.00434608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4103" calcext:value-type="float">
            <text:p>-2.38410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02004" calcext:value-type="float">
            <text:p>3102004</text:p>
          </table:table-cell>
          <table:table-cell office:value-type="float" office:value="747.5051" calcext:value-type="float">
            <text:p>747.5051</text:p>
          </table:table-cell>
          <table:table-cell office:value-type="float" office:value="718.3896" calcext:value-type="float">
            <text:p>718.3896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6.064" calcext:value-type="float">
            <text:p>1006.064</text:p>
          </table:table-cell>
          <table:table-cell office:value-type="float" office:value="42.35754" calcext:value-type="float">
            <text:p>42.35754</text:p>
          </table:table-cell>
          <table:table-cell office:value-type="float" office:value="0" calcext:value-type="float">
            <text:p>0</text:p>
          </table:table-cell>
          <table:table-cell office:value-type="float" office:value="0.1253342" calcext:value-type="float">
            <text:p>0.1253342</text:p>
          </table:table-cell>
          <table:table-cell office:value-type="float" office:value="0.2696799" calcext:value-type="float">
            <text:p>0.2696799</text:p>
          </table:table-cell>
          <table:table-cell office:value-type="float" office:value="0.28066" calcext:value-type="float">
            <text:p>0.28066</text:p>
          </table:table-cell>
          <table:table-cell office:value-type="float" office:value="0.2878883" calcext:value-type="float">
            <text:p>0.2878883</text:p>
          </table:table-cell>
          <table:table-cell office:value-type="float" office:value="0.2884704" calcext:value-type="float">
            <text:p>0.2884704</text:p>
          </table:table-cell>
          <table:table-cell office:value-type="float" office:value="0.1959053" calcext:value-type="float">
            <text:p>0.1959053</text:p>
          </table:table-cell>
          <table:table-cell office:value-type="float" office:value="0.2247656" calcext:value-type="float">
            <text:p>0.2247656</text:p>
          </table:table-cell>
          <table:table-cell office:value-type="float" office:value="0.3035885" calcext:value-type="float">
            <text:p>0.3035885</text:p>
          </table:table-cell>
          <table:table-cell office:value-type="float" office:value="0.3082619" calcext:value-type="float">
            <text:p>0.3082619</text:p>
          </table:table-cell>
          <table:table-cell office:value-type="float" office:value="0.3439037" calcext:value-type="float">
            <text:p>0.3439037</text:p>
          </table:table-cell>
          <table:table-cell office:value-type="float" office:value="0.3705304" calcext:value-type="float">
            <text:p>0.3705304</text:p>
          </table:table-cell>
          <table:table-cell office:value-type="float" office:value="0.3896865" calcext:value-type="float">
            <text:p>0.389686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1689E-015" calcext:value-type="float">
            <text:p>1.931689E-15</text:p>
          </table:table-cell>
          <table:table-cell office:value-type="float" office:value="1.995213E-015" calcext:value-type="float">
            <text:p>1.995213E-15</text:p>
          </table:table-cell>
          <table:table-cell office:value-type="float" office:value="1.943936E-015" calcext:value-type="float">
            <text:p>1.943936E-15</text:p>
          </table:table-cell>
          <table:table-cell office:value-type="float" office:value="1.920286E-015" calcext:value-type="float">
            <text:p>1.920286E-15</text:p>
          </table:table-cell>
          <table:table-cell office:value-type="float" office:value="9.874021E-016" calcext:value-type="float">
            <text:p>9.874021E-16</text:p>
          </table:table-cell>
          <table:table-cell office:value-type="float" office:value="9.669078E-016" calcext:value-type="float">
            <text:p>9.669078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5E-020" calcext:value-type="float">
            <text:p>3.076555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6E-030" calcext:value-type="float">
            <text:p>4.920416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11818" calcext:value-type="float">
            <text:p>-30.11818</text:p>
          </table:table-cell>
          <table:table-cell office:value-type="float" office:value="-0.08141029" calcext:value-type="float">
            <text:p>-0.08141029</text:p>
          </table:table-cell>
          <table:table-cell office:value-type="float" office:value="-0.05975036" calcext:value-type="float">
            <text:p>-0.05975036</text:p>
          </table:table-cell>
          <table:table-cell office:value-type="float" office:value="-0.04911333" calcext:value-type="float">
            <text:p>-0.04911333</text:p>
          </table:table-cell>
          <table:table-cell office:value-type="float" office:value="-0.04835952" calcext:value-type="float">
            <text:p>-0.04835952</text:p>
          </table:table-cell>
          <table:table-cell office:value-type="float" office:value="-0.3700578" calcext:value-type="float">
            <text:p>-0.3700578</text:p>
          </table:table-cell>
          <table:table-cell office:value-type="float" office:value="-0.1133656" calcext:value-type="float">
            <text:p>-0.1133656</text:p>
          </table:table-cell>
          <table:table-cell office:value-type="float" office:value="-0.1366659" calcext:value-type="float">
            <text:p>-0.1366659</text:p>
          </table:table-cell>
          <table:table-cell office:value-type="float" office:value="-0.09712258" calcext:value-type="float">
            <text:p>-0.09712258</text:p>
          </table:table-cell>
          <table:table-cell office:value-type="float" office:value="-0.04130867" calcext:value-type="float">
            <text:p>-0.04130867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28.68515" calcext:value-type="float">
            <text:p>-28.68515</text:p>
          </table:table-cell>
          <table:table-cell office:value-type="float" office:value="0.00432644" calcext:value-type="float">
            <text:p>0.0043264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8974" calcext:value-type="float">
            <text:p>-2.38897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102004" calcext:value-type="float">
            <text:p>4102004</text:p>
          </table:table-cell>
          <table:table-cell office:value-type="float" office:value="747.5051" calcext:value-type="float">
            <text:p>747.5051</text:p>
          </table:table-cell>
          <table:table-cell office:value-type="float" office:value="719.4626" calcext:value-type="float">
            <text:p>719.4626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4.991" calcext:value-type="float">
            <text:p>1004.991</text:p>
          </table:table-cell>
          <table:table-cell office:value-type="float" office:value="42.35754" calcext:value-type="float">
            <text:p>42.35754</text:p>
          </table:table-cell>
          <table:table-cell office:value-type="float" office:value="0" calcext:value-type="float">
            <text:p>0</text:p>
          </table:table-cell>
          <table:table-cell office:value-type="float" office:value="0.1211171" calcext:value-type="float">
            <text:p>0.1211171</text:p>
          </table:table-cell>
          <table:table-cell office:value-type="float" office:value="0.2661709" calcext:value-type="float">
            <text:p>0.2661709</text:p>
          </table:table-cell>
          <table:table-cell office:value-type="float" office:value="0.2745835" calcext:value-type="float">
            <text:p>0.2745835</text:p>
          </table:table-cell>
          <table:table-cell office:value-type="float" office:value="0.2810512" calcext:value-type="float">
            <text:p>0.2810512</text:p>
          </table:table-cell>
          <table:table-cell office:value-type="float" office:value="0.2812886" calcext:value-type="float">
            <text:p>0.2812886</text:p>
          </table:table-cell>
          <table:table-cell office:value-type="float" office:value="0.1973218" calcext:value-type="float">
            <text:p>0.1973218</text:p>
          </table:table-cell>
          <table:table-cell office:value-type="float" office:value="0.2232251" calcext:value-type="float">
            <text:p>0.2232251</text:p>
          </table:table-cell>
          <table:table-cell office:value-type="float" office:value="0.3038885" calcext:value-type="float">
            <text:p>0.3038885</text:p>
          </table:table-cell>
          <table:table-cell office:value-type="float" office:value="0.3083698" calcext:value-type="float">
            <text:p>0.3083698</text:p>
          </table:table-cell>
          <table:table-cell office:value-type="float" office:value="0.3440167" calcext:value-type="float">
            <text:p>0.3440167</text:p>
          </table:table-cell>
          <table:table-cell office:value-type="float" office:value="0.3706738" calcext:value-type="float">
            <text:p>0.3706738</text:p>
          </table:table-cell>
          <table:table-cell office:value-type="float" office:value="0.3896288" calcext:value-type="float">
            <text:p>0.38962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156E-015" calcext:value-type="float">
            <text:p>1.93156E-15</text:p>
          </table:table-cell>
          <table:table-cell office:value-type="float" office:value="1.995229E-015" calcext:value-type="float">
            <text:p>1.995229E-15</text:p>
          </table:table-cell>
          <table:table-cell office:value-type="float" office:value="1.943935E-015" calcext:value-type="float">
            <text:p>1.943935E-15</text:p>
          </table:table-cell>
          <table:table-cell office:value-type="float" office:value="1.920296E-015" calcext:value-type="float">
            <text:p>1.920296E-15</text:p>
          </table:table-cell>
          <table:table-cell office:value-type="float" office:value="9.874086E-016" calcext:value-type="float">
            <text:p>9.874086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4E-020" calcext:value-type="float">
            <text:p>3.076554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7E-030" calcext:value-type="float">
            <text:p>4.920417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72755" calcext:value-type="float">
            <text:p>-39.72755</text:p>
          </table:table-cell>
          <table:table-cell office:value-type="float" office:value="-0.09000603" calcext:value-type="float">
            <text:p>-0.09000603</text:p>
          </table:table-cell>
          <table:table-cell office:value-type="float" office:value="-0.07072526" calcext:value-type="float">
            <text:p>-0.07072526</text:p>
          </table:table-cell>
          <table:table-cell office:value-type="float" office:value="-0.05910737" calcext:value-type="float">
            <text:p>-0.05910737</text:p>
          </table:table-cell>
          <table:table-cell office:value-type="float" office:value="-0.0587153" calcext:value-type="float">
            <text:p>-0.0587153</text:p>
          </table:table-cell>
          <table:table-cell office:value-type="float" office:value="-0.3502299" calcext:value-type="float">
            <text:p>-0.3502299</text:p>
          </table:table-cell>
          <table:table-cell office:value-type="float" office:value="-0.1190568" calcext:value-type="float">
            <text:p>-0.1190568</text:p>
          </table:table-cell>
          <table:table-cell office:value-type="float" office:value="-0.1354849" calcext:value-type="float">
            <text:p>-0.1354849</text:p>
          </table:table-cell>
          <table:table-cell office:value-type="float" office:value="-0.0968054" calcext:value-type="float">
            <text:p>-0.0968054</text:p>
          </table:table-cell>
          <table:table-cell office:value-type="float" office:value="-0.04117779" calcext:value-type="float">
            <text:p>-0.04117779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27.01716" calcext:value-type="float">
            <text:p>-27.01716</text:p>
          </table:table-cell>
          <table:table-cell office:value-type="float" office:value="0.004315929" calcext:value-type="float">
            <text:p>0.00431592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3641" calcext:value-type="float">
            <text:p>-2.39364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02004" calcext:value-type="float">
            <text:p>5102004</text:p>
          </table:table-cell>
          <table:table-cell office:value-type="float" office:value="747.5051" calcext:value-type="float">
            <text:p>747.5051</text:p>
          </table:table-cell>
          <table:table-cell office:value-type="float" office:value="720.7532" calcext:value-type="float">
            <text:p>720.7532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3.7" calcext:value-type="float">
            <text:p>1003.7</text:p>
          </table:table-cell>
          <table:table-cell office:value-type="float" office:value="42.35754" calcext:value-type="float">
            <text:p>42.35754</text:p>
          </table:table-cell>
          <table:table-cell office:value-type="float" office:value="0" calcext:value-type="float">
            <text:p>0</text:p>
          </table:table-cell>
          <table:table-cell office:value-type="float" office:value="0.115426" calcext:value-type="float">
            <text:p>0.115426</text:p>
          </table:table-cell>
          <table:table-cell office:value-type="float" office:value="0.2602449" calcext:value-type="float">
            <text:p>0.2602449</text:p>
          </table:table-cell>
          <table:table-cell office:value-type="float" office:value="0.2680727" calcext:value-type="float">
            <text:p>0.2680727</text:p>
          </table:table-cell>
          <table:table-cell office:value-type="float" office:value="0.274158" calcext:value-type="float">
            <text:p>0.274158</text:p>
          </table:table-cell>
          <table:table-cell office:value-type="float" office:value="0.2738218" calcext:value-type="float">
            <text:p>0.2738218</text:p>
          </table:table-cell>
          <table:table-cell office:value-type="float" office:value="0.1988496" calcext:value-type="float">
            <text:p>0.1988496</text:p>
          </table:table-cell>
          <table:table-cell office:value-type="float" office:value="0.2215491" calcext:value-type="float">
            <text:p>0.2215491</text:p>
          </table:table-cell>
          <table:table-cell office:value-type="float" office:value="0.3040546" calcext:value-type="float">
            <text:p>0.3040546</text:p>
          </table:table-cell>
          <table:table-cell office:value-type="float" office:value="0.3084395" calcext:value-type="float">
            <text:p>0.3084395</text:p>
          </table:table-cell>
          <table:table-cell office:value-type="float" office:value="0.344102" calcext:value-type="float">
            <text:p>0.344102</text:p>
          </table:table-cell>
          <table:table-cell office:value-type="float" office:value="0.3707858" calcext:value-type="float">
            <text:p>0.3707858</text:p>
          </table:table-cell>
          <table:table-cell office:value-type="float" office:value="0.3895555" calcext:value-type="float">
            <text:p>0.389555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1437E-015" calcext:value-type="float">
            <text:p>1.931437E-15</text:p>
          </table:table-cell>
          <table:table-cell office:value-type="float" office:value="1.99524E-015" calcext:value-type="float">
            <text:p>1.99524E-15</text:p>
          </table:table-cell>
          <table:table-cell office:value-type="float" office:value="1.943937E-015" calcext:value-type="float">
            <text:p>1.943937E-15</text:p>
          </table:table-cell>
          <table:table-cell office:value-type="float" office:value="1.920301E-015" calcext:value-type="float">
            <text:p>1.920301E-15</text:p>
          </table:table-cell>
          <table:table-cell office:value-type="float" office:value="9.874179E-016" calcext:value-type="float">
            <text:p>9.87417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5E-020" calcext:value-type="float">
            <text:p>3.076555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7E-030" calcext:value-type="float">
            <text:p>4.920417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34801" calcext:value-type="float">
            <text:p>-57.34801</text:p>
          </table:table-cell>
          <table:table-cell office:value-type="float" office:value="-0.1070559" calcext:value-type="float">
            <text:p>-0.1070559</text:p>
          </table:table-cell>
          <table:table-cell office:value-type="float" office:value="-0.08508619" calcext:value-type="float">
            <text:p>-0.08508619</text:p>
          </table:table-cell>
          <table:table-cell office:value-type="float" office:value="-0.07156371" calcext:value-type="float">
            <text:p>-0.07156371</text:p>
          </table:table-cell>
          <table:table-cell office:value-type="float" office:value="-0.07224322" calcext:value-type="float">
            <text:p>-0.07224322</text:p>
          </table:table-cell>
          <table:table-cell office:value-type="float" office:value="-0.3301167" calcext:value-type="float">
            <text:p>-0.3301167</text:p>
          </table:table-cell>
          <table:table-cell office:value-type="float" office:value="-0.1256336" calcext:value-type="float">
            <text:p>-0.1256336</text:p>
          </table:table-cell>
          <table:table-cell office:value-type="float" office:value="-0.1348348" calcext:value-type="float">
            <text:p>-0.1348348</text:p>
          </table:table-cell>
          <table:table-cell office:value-type="float" office:value="-0.09660099" calcext:value-type="float">
            <text:p>-0.09660099</text:p>
          </table:table-cell>
          <table:table-cell office:value-type="float" office:value="-0.0410793" calcext:value-type="float">
            <text:p>-0.0410793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45.91778" calcext:value-type="float">
            <text:p>-45.91778</text:p>
          </table:table-cell>
          <table:table-cell office:value-type="float" office:value="0.004301776" calcext:value-type="float">
            <text:p>0.00430177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8115" calcext:value-type="float">
            <text:p>-2.39811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102004" calcext:value-type="float">
            <text:p>6102004</text:p>
          </table:table-cell>
          <table:table-cell office:value-type="float" office:value="750.1053" calcext:value-type="float">
            <text:p>750.1053</text:p>
          </table:table-cell>
          <table:table-cell office:value-type="float" office:value="721.4548" calcext:value-type="float">
            <text:p>721.4548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6.108" calcext:value-type="float">
            <text:p>1006.108</text:p>
          </table:table-cell>
          <table:table-cell office:value-type="float" office:value="41.84824" calcext:value-type="float">
            <text:p>41.84824</text:p>
          </table:table-cell>
          <table:table-cell office:value-type="float" office:value="0" calcext:value-type="float">
            <text:p>0</text:p>
          </table:table-cell>
          <table:table-cell office:value-type="float" office:value="0.2431631" calcext:value-type="float">
            <text:p>0.2431631</text:p>
          </table:table-cell>
          <table:table-cell office:value-type="float" office:value="0.2577752" calcext:value-type="float">
            <text:p>0.2577752</text:p>
          </table:table-cell>
          <table:table-cell office:value-type="float" office:value="0.2644289" calcext:value-type="float">
            <text:p>0.2644289</text:p>
          </table:table-cell>
          <table:table-cell office:value-type="float" office:value="0.2693437" calcext:value-type="float">
            <text:p>0.2693437</text:p>
          </table:table-cell>
          <table:table-cell office:value-type="float" office:value="0.2688546" calcext:value-type="float">
            <text:p>0.2688546</text:p>
          </table:table-cell>
          <table:table-cell office:value-type="float" office:value="0.200224" calcext:value-type="float">
            <text:p>0.200224</text:p>
          </table:table-cell>
          <table:table-cell office:value-type="float" office:value="0.2205181" calcext:value-type="float">
            <text:p>0.2205181</text:p>
          </table:table-cell>
          <table:table-cell office:value-type="float" office:value="0.3042858" calcext:value-type="float">
            <text:p>0.3042858</text:p>
          </table:table-cell>
          <table:table-cell office:value-type="float" office:value="0.3085521" calcext:value-type="float">
            <text:p>0.3085521</text:p>
          </table:table-cell>
          <table:table-cell office:value-type="float" office:value="0.3442099" calcext:value-type="float">
            <text:p>0.3442099</text:p>
          </table:table-cell>
          <table:table-cell office:value-type="float" office:value="0.3709001" calcext:value-type="float">
            <text:p>0.3709001</text:p>
          </table:table-cell>
          <table:table-cell office:value-type="float" office:value="0.389843" calcext:value-type="float">
            <text:p>0.389843</text:p>
          </table:table-cell>
          <table:table-cell office:value-type="float" office:value="0.4522291" calcext:value-type="float">
            <text:p>0.4522291</text:p>
          </table:table-cell>
          <table:table-cell office:value-type="float" office:value="0" calcext:value-type="float">
            <text:p>0</text:p>
          </table:table-cell>
          <table:table-cell office:value-type="float" office:value="1.93134E-015" calcext:value-type="float">
            <text:p>1.93134E-15</text:p>
          </table:table-cell>
          <table:table-cell office:value-type="float" office:value="1.995249E-015" calcext:value-type="float">
            <text:p>1.995249E-15</text:p>
          </table:table-cell>
          <table:table-cell office:value-type="float" office:value="1.943939E-015" calcext:value-type="float">
            <text:p>1.943939E-15</text:p>
          </table:table-cell>
          <table:table-cell office:value-type="float" office:value="1.920313E-015" calcext:value-type="float">
            <text:p>1.920313E-15</text:p>
          </table:table-cell>
          <table:table-cell office:value-type="float" office:value="9.874179E-016" calcext:value-type="float">
            <text:p>9.87417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5E-020" calcext:value-type="float">
            <text:p>3.076555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6E-030" calcext:value-type="float">
            <text:p>4.920416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24674" calcext:value-type="float">
            <text:p>-0.1824674</text:p>
          </table:table-cell>
          <table:table-cell office:value-type="float" office:value="-0.1150666" calcext:value-type="float">
            <text:p>-0.1150666</text:p>
          </table:table-cell>
          <table:table-cell office:value-type="float" office:value="-0.09460072" calcext:value-type="float">
            <text:p>-0.09460072</text:p>
          </table:table-cell>
          <table:table-cell office:value-type="float" office:value="-0.08206273" calcext:value-type="float">
            <text:p>-0.08206273</text:p>
          </table:table-cell>
          <table:table-cell office:value-type="float" office:value="-0.08322074" calcext:value-type="float">
            <text:p>-0.08322074</text:p>
          </table:table-cell>
          <table:table-cell office:value-type="float" office:value="-0.3131381" calcext:value-type="float">
            <text:p>-0.3131381</text:p>
          </table:table-cell>
          <table:table-cell office:value-type="float" office:value="-0.1298813" calcext:value-type="float">
            <text:p>-0.1298813</text:p>
          </table:table-cell>
          <table:table-cell office:value-type="float" office:value="-0.133938" calcext:value-type="float">
            <text:p>-0.133938</text:p>
          </table:table-cell>
          <table:table-cell office:value-type="float" office:value="-0.09627243" calcext:value-type="float">
            <text:p>-0.09627243</text:p>
          </table:table-cell>
          <table:table-cell office:value-type="float" office:value="-0.04095531" calcext:value-type="float">
            <text:p>-0.04095531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1308326" calcext:value-type="float">
            <text:p>-0.01308326</text:p>
          </table:table-cell>
          <table:table-cell office:value-type="float" office:value="0.004278339" calcext:value-type="float">
            <text:p>0.00427833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05088" calcext:value-type="float">
            <text:p>-2.30508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102004" calcext:value-type="float">
            <text:p>7102004</text:p>
          </table:table-cell>
          <table:table-cell office:value-type="float" office:value="754.0053" calcext:value-type="float">
            <text:p>754.0053</text:p>
          </table:table-cell>
          <table:table-cell office:value-type="float" office:value="722.5153" calcext:value-type="float">
            <text:p>722.5153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9.751" calcext:value-type="float">
            <text:p>1009.751</text:p>
          </table:table-cell>
          <table:table-cell office:value-type="float" office:value="41.04466" calcext:value-type="float">
            <text:p>41.04466</text:p>
          </table:table-cell>
          <table:table-cell office:value-type="float" office:value="0" calcext:value-type="float">
            <text:p>0</text:p>
          </table:table-cell>
          <table:table-cell office:value-type="float" office:value="0.3902542" calcext:value-type="float">
            <text:p>0.3902542</text:p>
          </table:table-cell>
          <table:table-cell office:value-type="float" office:value="0.2998844" calcext:value-type="float">
            <text:p>0.2998844</text:p>
          </table:table-cell>
          <table:table-cell office:value-type="float" office:value="0.2685114" calcext:value-type="float">
            <text:p>0.2685114</text:p>
          </table:table-cell>
          <table:table-cell office:value-type="float" office:value="0.2681407" calcext:value-type="float">
            <text:p>0.2681407</text:p>
          </table:table-cell>
          <table:table-cell office:value-type="float" office:value="0.2673753" calcext:value-type="float">
            <text:p>0.2673753</text:p>
          </table:table-cell>
          <table:table-cell office:value-type="float" office:value="0.2015274" calcext:value-type="float">
            <text:p>0.2015274</text:p>
          </table:table-cell>
          <table:table-cell office:value-type="float" office:value="0.2199372" calcext:value-type="float">
            <text:p>0.2199372</text:p>
          </table:table-cell>
          <table:table-cell office:value-type="float" office:value="0.3045468" calcext:value-type="float">
            <text:p>0.3045468</text:p>
          </table:table-cell>
          <table:table-cell office:value-type="float" office:value="0.3087318" calcext:value-type="float">
            <text:p>0.3087318</text:p>
          </table:table-cell>
          <table:table-cell office:value-type="float" office:value="0.3444035" calcext:value-type="float">
            <text:p>0.3444035</text:p>
          </table:table-cell>
          <table:table-cell office:value-type="float" office:value="0.3710751" calcext:value-type="float">
            <text:p>0.3710751</text:p>
          </table:table-cell>
          <table:table-cell office:value-type="float" office:value="0.3902235" calcext:value-type="float">
            <text:p>0.3902235</text:p>
          </table:table-cell>
          <table:table-cell office:value-type="float" office:value="0.4569464" calcext:value-type="float">
            <text:p>0.4569464</text:p>
          </table:table-cell>
          <table:table-cell office:value-type="float" office:value="0" calcext:value-type="float">
            <text:p>0</text:p>
          </table:table-cell>
          <table:table-cell office:value-type="float" office:value="1.931263E-015" calcext:value-type="float">
            <text:p>1.931263E-15</text:p>
          </table:table-cell>
          <table:table-cell office:value-type="float" office:value="1.995255E-015" calcext:value-type="float">
            <text:p>1.995255E-15</text:p>
          </table:table-cell>
          <table:table-cell office:value-type="float" office:value="1.943945E-015" calcext:value-type="float">
            <text:p>1.943945E-15</text:p>
          </table:table-cell>
          <table:table-cell office:value-type="float" office:value="1.920317E-015" calcext:value-type="float">
            <text:p>1.920317E-15</text:p>
          </table:table-cell>
          <table:table-cell office:value-type="float" office:value="9.874179E-016" calcext:value-type="float">
            <text:p>9.87417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4E-020" calcext:value-type="float">
            <text:p>3.076554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7E-030" calcext:value-type="float">
            <text:p>4.920417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667594" calcext:value-type="float">
            <text:p>-0.006667594</text:p>
          </table:table-cell>
          <table:table-cell office:value-type="float" office:value="-0.03653682" calcext:value-type="float">
            <text:p>-0.03653682</text:p>
          </table:table-cell>
          <table:table-cell office:value-type="float" office:value="-0.08436432" calcext:value-type="float">
            <text:p>-0.08436432</text:p>
          </table:table-cell>
          <table:table-cell office:value-type="float" office:value="-0.08500283" calcext:value-type="float">
            <text:p>-0.08500283</text:p>
          </table:table-cell>
          <table:table-cell office:value-type="float" office:value="-0.08686603" calcext:value-type="float">
            <text:p>-0.08686603</text:p>
          </table:table-cell>
          <table:table-cell office:value-type="float" office:value="-0.2979508" calcext:value-type="float">
            <text:p>-0.2979508</text:p>
          </table:table-cell>
          <table:table-cell office:value-type="float" office:value="-0.13233" calcext:value-type="float">
            <text:p>-0.13233</text:p>
          </table:table-cell>
          <table:table-cell office:value-type="float" office:value="-0.1329351" calcext:value-type="float">
            <text:p>-0.1329351</text:p>
          </table:table-cell>
          <table:table-cell office:value-type="float" office:value="-0.09575029" calcext:value-type="float">
            <text:p>-0.09575029</text:p>
          </table:table-cell>
          <table:table-cell office:value-type="float" office:value="-0.04073455" calcext:value-type="float">
            <text:p>-0.04073455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06701298" calcext:value-type="float">
            <text:p>-0.006701298</text:p>
          </table:table-cell>
          <table:table-cell office:value-type="float" office:value="0.004135611" calcext:value-type="float">
            <text:p>0.004135611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37469" calcext:value-type="float">
            <text:p>-2.33746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102004" calcext:value-type="float">
            <text:p>8102004</text:p>
          </table:table-cell>
          <table:table-cell office:value-type="float" office:value="754.0053" calcext:value-type="float">
            <text:p>754.0053</text:p>
          </table:table-cell>
          <table:table-cell office:value-type="float" office:value="724.3045" calcext:value-type="float">
            <text:p>724.3045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8.772" calcext:value-type="float">
            <text:p>1008.772</text:p>
          </table:table-cell>
          <table:table-cell office:value-type="float" office:value="40.23501" calcext:value-type="float">
            <text:p>40.23501</text:p>
          </table:table-cell>
          <table:table-cell office:value-type="float" office:value="0" calcext:value-type="float">
            <text:p>0</text:p>
          </table:table-cell>
          <table:table-cell office:value-type="float" office:value="0.2485643" calcext:value-type="float">
            <text:p>0.2485643</text:p>
          </table:table-cell>
          <table:table-cell office:value-type="float" office:value="0.2867853" calcext:value-type="float">
            <text:p>0.2867853</text:p>
          </table:table-cell>
          <table:table-cell office:value-type="float" office:value="0.2782225" calcext:value-type="float">
            <text:p>0.2782225</text:p>
          </table:table-cell>
          <table:table-cell office:value-type="float" office:value="0.2694919" calcext:value-type="float">
            <text:p>0.2694919</text:p>
          </table:table-cell>
          <table:table-cell office:value-type="float" office:value="0.2663298" calcext:value-type="float">
            <text:p>0.2663298</text:p>
          </table:table-cell>
          <table:table-cell office:value-type="float" office:value="0.2030574" calcext:value-type="float">
            <text:p>0.2030574</text:p>
          </table:table-cell>
          <table:table-cell office:value-type="float" office:value="0.219309" calcext:value-type="float">
            <text:p>0.219309</text:p>
          </table:table-cell>
          <table:table-cell office:value-type="float" office:value="0.30478" calcext:value-type="float">
            <text:p>0.30478</text:p>
          </table:table-cell>
          <table:table-cell office:value-type="float" office:value="0.3089103" calcext:value-type="float">
            <text:p>0.3089103</text:p>
          </table:table-cell>
          <table:table-cell office:value-type="float" office:value="0.3445938" calcext:value-type="float">
            <text:p>0.3445938</text:p>
          </table:table-cell>
          <table:table-cell office:value-type="float" office:value="0.3712461" calcext:value-type="float">
            <text:p>0.3712461</text:p>
          </table:table-cell>
          <table:table-cell office:value-type="float" office:value="0.3903834" calcext:value-type="float">
            <text:p>0.3903834</text:p>
          </table:table-cell>
          <table:table-cell office:value-type="float" office:value="0.4610744" calcext:value-type="float">
            <text:p>0.4610744</text:p>
          </table:table-cell>
          <table:table-cell office:value-type="float" office:value="0" calcext:value-type="float">
            <text:p>0</text:p>
          </table:table-cell>
          <table:table-cell office:value-type="float" office:value="1.93122E-015" calcext:value-type="float">
            <text:p>1.93122E-15</text:p>
          </table:table-cell>
          <table:table-cell office:value-type="float" office:value="1.99526E-015" calcext:value-type="float">
            <text:p>1.99526E-15</text:p>
          </table:table-cell>
          <table:table-cell office:value-type="float" office:value="1.943951E-015" calcext:value-type="float">
            <text:p>1.943951E-15</text:p>
          </table:table-cell>
          <table:table-cell office:value-type="float" office:value="1.920317E-015" calcext:value-type="float">
            <text:p>1.920317E-15</text:p>
          </table:table-cell>
          <table:table-cell office:value-type="float" office:value="9.874179E-016" calcext:value-type="float">
            <text:p>9.87417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5E-020" calcext:value-type="float">
            <text:p>3.076555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6E-030" calcext:value-type="float">
            <text:p>4.920416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525776" calcext:value-type="float">
            <text:p>-0.1525776</text:p>
          </table:table-cell>
          <table:table-cell office:value-type="float" office:value="-0.05032314" calcext:value-type="float">
            <text:p>-0.05032314</text:p>
          </table:table-cell>
          <table:table-cell office:value-type="float" office:value="-0.06399594" calcext:value-type="float">
            <text:p>-0.06399594</text:p>
          </table:table-cell>
          <table:table-cell office:value-type="float" office:value="-0.08182368" calcext:value-type="float">
            <text:p>-0.08182368</text:p>
          </table:table-cell>
          <table:table-cell office:value-type="float" office:value="-0.08954987" calcext:value-type="float">
            <text:p>-0.08954987</text:p>
          </table:table-cell>
          <table:table-cell office:value-type="float" office:value="-0.2812061" calcext:value-type="float">
            <text:p>-0.2812061</text:p>
          </table:table-cell>
          <table:table-cell office:value-type="float" office:value="-0.1350501" calcext:value-type="float">
            <text:p>-0.1350501</text:p>
          </table:table-cell>
          <table:table-cell office:value-type="float" office:value="-0.1320443" calcext:value-type="float">
            <text:p>-0.1320443</text:p>
          </table:table-cell>
          <table:table-cell office:value-type="float" office:value="-0.09523416" calcext:value-type="float">
            <text:p>-0.09523416</text:p>
          </table:table-cell>
          <table:table-cell office:value-type="float" office:value="-0.04051778" calcext:value-type="float">
            <text:p>-0.04051778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2057412" calcext:value-type="float">
            <text:p>-0.2057412</text:p>
          </table:table-cell>
          <table:table-cell office:value-type="float" office:value="0.004021167" calcext:value-type="float">
            <text:p>0.00402116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3805" calcext:value-type="float">
            <text:p>-2.36380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02004" calcext:value-type="float">
            <text:p>9102004</text:p>
          </table:table-cell>
          <table:table-cell office:value-type="float" office:value="754.0053" calcext:value-type="float">
            <text:p>754.0053</text:p>
          </table:table-cell>
          <table:table-cell office:value-type="float" office:value="725.8131" calcext:value-type="float">
            <text:p>725.8131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7.468" calcext:value-type="float">
            <text:p>1007.468</text:p>
          </table:table-cell>
          <table:table-cell office:value-type="float" office:value="40.03167" calcext:value-type="float">
            <text:p>40.03167</text:p>
          </table:table-cell>
          <table:table-cell office:value-type="float" office:value="0" calcext:value-type="float">
            <text:p>0</text:p>
          </table:table-cell>
          <table:table-cell office:value-type="float" office:value="0.1819925" calcext:value-type="float">
            <text:p>0.1819925</text:p>
          </table:table-cell>
          <table:table-cell office:value-type="float" office:value="0.2721053" calcext:value-type="float">
            <text:p>0.2721053</text:p>
          </table:table-cell>
          <table:table-cell office:value-type="float" office:value="0.2748374" calcext:value-type="float">
            <text:p>0.2748374</text:p>
          </table:table-cell>
          <table:table-cell office:value-type="float" office:value="0.2700495" calcext:value-type="float">
            <text:p>0.2700495</text:p>
          </table:table-cell>
          <table:table-cell office:value-type="float" office:value="0.2662979" calcext:value-type="float">
            <text:p>0.2662979</text:p>
          </table:table-cell>
          <table:table-cell office:value-type="float" office:value="0.2044372" calcext:value-type="float">
            <text:p>0.2044372</text:p>
          </table:table-cell>
          <table:table-cell office:value-type="float" office:value="0.2187895" calcext:value-type="float">
            <text:p>0.2187895</text:p>
          </table:table-cell>
          <table:table-cell office:value-type="float" office:value="0.3049792" calcext:value-type="float">
            <text:p>0.3049792</text:p>
          </table:table-cell>
          <table:table-cell office:value-type="float" office:value="0.3090818" calcext:value-type="float">
            <text:p>0.3090818</text:p>
          </table:table-cell>
          <table:table-cell office:value-type="float" office:value="0.3447586" calcext:value-type="float">
            <text:p>0.3447586</text:p>
          </table:table-cell>
          <table:table-cell office:value-type="float" office:value="0.3713928" calcext:value-type="float">
            <text:p>0.3713928</text:p>
          </table:table-cell>
          <table:table-cell office:value-type="float" office:value="0.3904081" calcext:value-type="float">
            <text:p>0.390408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115E-015" calcext:value-type="float">
            <text:p>1.93115E-15</text:p>
          </table:table-cell>
          <table:table-cell office:value-type="float" office:value="1.99527E-015" calcext:value-type="float">
            <text:p>1.99527E-15</text:p>
          </table:table-cell>
          <table:table-cell office:value-type="float" office:value="1.943958E-015" calcext:value-type="float">
            <text:p>1.943958E-15</text:p>
          </table:table-cell>
          <table:table-cell office:value-type="float" office:value="1.920318E-015" calcext:value-type="float">
            <text:p>1.920318E-15</text:p>
          </table:table-cell>
          <table:table-cell office:value-type="float" office:value="9.874179E-016" calcext:value-type="float">
            <text:p>9.874179E-16</text:p>
          </table:table-cell>
          <table:table-cell office:value-type="float" office:value="9.669078E-016" calcext:value-type="float">
            <text:p>9.669078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4E-020" calcext:value-type="float">
            <text:p>3.076554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6E-030" calcext:value-type="float">
            <text:p>4.920416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7447" calcext:value-type="float">
            <text:p>-1.67447</text:p>
          </table:table-cell>
          <table:table-cell office:value-type="float" office:value="-0.07575642" calcext:value-type="float">
            <text:p>-0.07575642</text:p>
          </table:table-cell>
          <table:table-cell office:value-type="float" office:value="-0.07019427" calcext:value-type="float">
            <text:p>-0.07019427</text:p>
          </table:table-cell>
          <table:table-cell office:value-type="float" office:value="-0.08047474" calcext:value-type="float">
            <text:p>-0.08047474</text:p>
          </table:table-cell>
          <table:table-cell office:value-type="float" office:value="-0.08964252" calcext:value-type="float">
            <text:p>-0.08964252</text:p>
          </table:table-cell>
          <table:table-cell office:value-type="float" office:value="-0.2669791" calcext:value-type="float">
            <text:p>-0.2669791</text:p>
          </table:table-cell>
          <table:table-cell office:value-type="float" office:value="-0.1373549" calcext:value-type="float">
            <text:p>-0.1373549</text:p>
          </table:table-cell>
          <table:table-cell office:value-type="float" office:value="-0.1312888" calcext:value-type="float">
            <text:p>-0.1312888</text:p>
          </table:table-cell>
          <table:table-cell office:value-type="float" office:value="-0.09474128" calcext:value-type="float">
            <text:p>-0.09474128</text:p>
          </table:table-cell>
          <table:table-cell office:value-type="float" office:value="-0.04033082" calcext:value-type="float">
            <text:p>-0.04033082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3.514553" calcext:value-type="float">
            <text:p>-3.514553</text:p>
          </table:table-cell>
          <table:table-cell office:value-type="float" office:value="0.003974792" calcext:value-type="float">
            <text:p>0.00397479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6424" calcext:value-type="float">
            <text:p>-2.37642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102004" calcext:value-type="float">
            <text:p>10102004</text:p>
          </table:table-cell>
          <table:table-cell office:value-type="float" office:value="754.0053" calcext:value-type="float">
            <text:p>754.0053</text:p>
          </table:table-cell>
          <table:table-cell office:value-type="float" office:value="726.8346" calcext:value-type="float">
            <text:p>726.8346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6.447" calcext:value-type="float">
            <text:p>1006.447</text:p>
          </table:table-cell>
          <table:table-cell office:value-type="float" office:value="40.03167" calcext:value-type="float">
            <text:p>40.03167</text:p>
          </table:table-cell>
          <table:table-cell office:value-type="float" office:value="0" calcext:value-type="float">
            <text:p>0</text:p>
          </table:table-cell>
          <table:table-cell office:value-type="float" office:value="0.1503905" calcext:value-type="float">
            <text:p>0.1503905</text:p>
          </table:table-cell>
          <table:table-cell office:value-type="float" office:value="0.2648187" calcext:value-type="float">
            <text:p>0.2648187</text:p>
          </table:table-cell>
          <table:table-cell office:value-type="float" office:value="0.2694864" calcext:value-type="float">
            <text:p>0.2694864</text:p>
          </table:table-cell>
          <table:table-cell office:value-type="float" office:value="0.2682805" calcext:value-type="float">
            <text:p>0.2682805</text:p>
          </table:table-cell>
          <table:table-cell office:value-type="float" office:value="0.2653251" calcext:value-type="float">
            <text:p>0.2653251</text:p>
          </table:table-cell>
          <table:table-cell office:value-type="float" office:value="0.2056719" calcext:value-type="float">
            <text:p>0.2056719</text:p>
          </table:table-cell>
          <table:table-cell office:value-type="float" office:value="0.2183641" calcext:value-type="float">
            <text:p>0.2183641</text:p>
          </table:table-cell>
          <table:table-cell office:value-type="float" office:value="0.3051473" calcext:value-type="float">
            <text:p>0.3051473</text:p>
          </table:table-cell>
          <table:table-cell office:value-type="float" office:value="0.3092242" calcext:value-type="float">
            <text:p>0.3092242</text:p>
          </table:table-cell>
          <table:table-cell office:value-type="float" office:value="0.3448911" calcext:value-type="float">
            <text:p>0.3448911</text:p>
          </table:table-cell>
          <table:table-cell office:value-type="float" office:value="0.3715103" calcext:value-type="float">
            <text:p>0.3715103</text:p>
          </table:table-cell>
          <table:table-cell office:value-type="float" office:value="0.3903713" calcext:value-type="float">
            <text:p>0.390371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1089E-015" calcext:value-type="float">
            <text:p>1.931089E-15</text:p>
          </table:table-cell>
          <table:table-cell office:value-type="float" office:value="1.995278E-015" calcext:value-type="float">
            <text:p>1.995278E-15</text:p>
          </table:table-cell>
          <table:table-cell office:value-type="float" office:value="1.943964E-015" calcext:value-type="float">
            <text:p>1.943964E-15</text:p>
          </table:table-cell>
          <table:table-cell office:value-type="float" office:value="1.920319E-015" calcext:value-type="float">
            <text:p>1.920319E-15</text:p>
          </table:table-cell>
          <table:table-cell office:value-type="float" office:value="9.874179E-016" calcext:value-type="float">
            <text:p>9.87417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4E-020" calcext:value-type="float">
            <text:p>3.076554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7E-030" calcext:value-type="float">
            <text:p>4.920417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388249" calcext:value-type="float">
            <text:p>-7.388249</text:p>
          </table:table-cell>
          <table:table-cell office:value-type="float" office:value="-0.09340909" calcext:value-type="float">
            <text:p>-0.09340909</text:p>
          </table:table-cell>
          <table:table-cell office:value-type="float" office:value="-0.08165039" calcext:value-type="float">
            <text:p>-0.08165039</text:p>
          </table:table-cell>
          <table:table-cell office:value-type="float" office:value="-0.08459806" calcext:value-type="float">
            <text:p>-0.08459806</text:p>
          </table:table-cell>
          <table:table-cell office:value-type="float" office:value="-0.0921583" calcext:value-type="float">
            <text:p>-0.0921583</text:p>
          </table:table-cell>
          <table:table-cell office:value-type="float" office:value="-0.2549332" calcext:value-type="float">
            <text:p>-0.2549332</text:p>
          </table:table-cell>
          <table:table-cell office:value-type="float" office:value="-0.1392761" calcext:value-type="float">
            <text:p>-0.1392761</text:p>
          </table:table-cell>
          <table:table-cell office:value-type="float" office:value="-0.1306548" calcext:value-type="float">
            <text:p>-0.1306548</text:p>
          </table:table-cell>
          <table:table-cell office:value-type="float" office:value="-0.09433302" calcext:value-type="float">
            <text:p>-0.09433302</text:p>
          </table:table-cell>
          <table:table-cell office:value-type="float" office:value="-0.04018121" calcext:value-type="float">
            <text:p>-0.04018121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14.59697" calcext:value-type="float">
            <text:p>-14.59697</text:p>
          </table:table-cell>
          <table:table-cell office:value-type="float" office:value="0.003953415" calcext:value-type="float">
            <text:p>0.003953415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0957" calcext:value-type="float">
            <text:p>-2.38095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102004" calcext:value-type="float">
            <text:p>11102004</text:p>
          </table:table-cell>
          <table:table-cell office:value-type="float" office:value="754.0053" calcext:value-type="float">
            <text:p>754.0053</text:p>
          </table:table-cell>
          <table:table-cell office:value-type="float" office:value="727.7009" calcext:value-type="float">
            <text:p>727.7009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5.582" calcext:value-type="float">
            <text:p>1005.582</text:p>
          </table:table-cell>
          <table:table-cell office:value-type="float" office:value="40.03167" calcext:value-type="float">
            <text:p>40.03167</text:p>
          </table:table-cell>
          <table:table-cell office:value-type="float" office:value="0" calcext:value-type="float">
            <text:p>0</text:p>
          </table:table-cell>
          <table:table-cell office:value-type="float" office:value="0.1375323" calcext:value-type="float">
            <text:p>0.1375323</text:p>
          </table:table-cell>
          <table:table-cell office:value-type="float" office:value="0.2589684" calcext:value-type="float">
            <text:p>0.2589684</text:p>
          </table:table-cell>
          <table:table-cell office:value-type="float" office:value="0.2643371" calcext:value-type="float">
            <text:p>0.2643371</text:p>
          </table:table-cell>
          <table:table-cell office:value-type="float" office:value="0.2652128" calcext:value-type="float">
            <text:p>0.2652128</text:p>
          </table:table-cell>
          <table:table-cell office:value-type="float" office:value="0.2627611" calcext:value-type="float">
            <text:p>0.2627611</text:p>
          </table:table-cell>
          <table:table-cell office:value-type="float" office:value="0.2069334" calcext:value-type="float">
            <text:p>0.2069334</text:p>
          </table:table-cell>
          <table:table-cell office:value-type="float" office:value="0.2179398" calcext:value-type="float">
            <text:p>0.2179398</text:p>
          </table:table-cell>
          <table:table-cell office:value-type="float" office:value="0.3052821" calcext:value-type="float">
            <text:p>0.3052821</text:p>
          </table:table-cell>
          <table:table-cell office:value-type="float" office:value="0.3093289" calcext:value-type="float">
            <text:p>0.3093289</text:p>
          </table:table-cell>
          <table:table-cell office:value-type="float" office:value="0.3449983" calcext:value-type="float">
            <text:p>0.3449983</text:p>
          </table:table-cell>
          <table:table-cell office:value-type="float" office:value="0.3716034" calcext:value-type="float">
            <text:p>0.3716034</text:p>
          </table:table-cell>
          <table:table-cell office:value-type="float" office:value="0.3903155" calcext:value-type="float">
            <text:p>0.390315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1032E-015" calcext:value-type="float">
            <text:p>1.931032E-15</text:p>
          </table:table-cell>
          <table:table-cell office:value-type="float" office:value="1.995286E-015" calcext:value-type="float">
            <text:p>1.995286E-15</text:p>
          </table:table-cell>
          <table:table-cell office:value-type="float" office:value="1.94397E-015" calcext:value-type="float">
            <text:p>1.94397E-15</text:p>
          </table:table-cell>
          <table:table-cell office:value-type="float" office:value="1.920318E-015" calcext:value-type="float">
            <text:p>1.920318E-15</text:p>
          </table:table-cell>
          <table:table-cell office:value-type="float" office:value="9.874179E-016" calcext:value-type="float">
            <text:p>9.87417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5E-020" calcext:value-type="float">
            <text:p>3.076555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6E-030" calcext:value-type="float">
            <text:p>4.920416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72251" calcext:value-type="float">
            <text:p>-14.72251</text:p>
          </table:table-cell>
          <table:table-cell office:value-type="float" office:value="-0.111034" calcext:value-type="float">
            <text:p>-0.111034</text:p>
          </table:table-cell>
          <table:table-cell office:value-type="float" office:value="-0.09474242" calcext:value-type="float">
            <text:p>-0.09474242</text:p>
          </table:table-cell>
          <table:table-cell office:value-type="float" office:value="-0.09241544" calcext:value-type="float">
            <text:p>-0.09241544</text:p>
          </table:table-cell>
          <table:table-cell office:value-type="float" office:value="-0.09927659" calcext:value-type="float">
            <text:p>-0.09927659</text:p>
          </table:table-cell>
          <table:table-cell office:value-type="float" office:value="-0.2432899" calcext:value-type="float">
            <text:p>-0.2432899</text:p>
          </table:table-cell>
          <table:table-cell office:value-type="float" office:value="-0.1412155" calcext:value-type="float">
            <text:p>-0.1412155</text:p>
          </table:table-cell>
          <table:table-cell office:value-type="float" office:value="-0.1301488" calcext:value-type="float">
            <text:p>-0.1301488</text:p>
          </table:table-cell>
          <table:table-cell office:value-type="float" office:value="-0.09403425" calcext:value-type="float">
            <text:p>-0.09403425</text:p>
          </table:table-cell>
          <table:table-cell office:value-type="float" office:value="-0.04006077" calcext:value-type="float">
            <text:p>-0.04006077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19.15091" calcext:value-type="float">
            <text:p>-19.15091</text:p>
          </table:table-cell>
          <table:table-cell office:value-type="float" office:value="0.003939277" calcext:value-type="float">
            <text:p>0.00393927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5299" calcext:value-type="float">
            <text:p>-2.38529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102004" calcext:value-type="float">
            <text:p>12102004</text:p>
          </table:table-cell>
          <table:table-cell office:value-type="float" office:value="754.0053" calcext:value-type="float">
            <text:p>754.0053</text:p>
          </table:table-cell>
          <table:table-cell office:value-type="float" office:value="728.311" calcext:value-type="float">
            <text:p>728.311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4.972" calcext:value-type="float">
            <text:p>1004.972</text:p>
          </table:table-cell>
          <table:table-cell office:value-type="float" office:value="40.03167" calcext:value-type="float">
            <text:p>40.03167</text:p>
          </table:table-cell>
          <table:table-cell office:value-type="float" office:value="0" calcext:value-type="float">
            <text:p>0</text:p>
          </table:table-cell>
          <table:table-cell office:value-type="float" office:value="0.1445774" calcext:value-type="float">
            <text:p>0.1445774</text:p>
          </table:table-cell>
          <table:table-cell office:value-type="float" office:value="0.2543133" calcext:value-type="float">
            <text:p>0.2543133</text:p>
          </table:table-cell>
          <table:table-cell office:value-type="float" office:value="0.2600887" calcext:value-type="float">
            <text:p>0.2600887</text:p>
          </table:table-cell>
          <table:table-cell office:value-type="float" office:value="0.2619263" calcext:value-type="float">
            <text:p>0.2619263</text:p>
          </table:table-cell>
          <table:table-cell office:value-type="float" office:value="0.2596786" calcext:value-type="float">
            <text:p>0.2596786</text:p>
          </table:table-cell>
          <table:table-cell office:value-type="float" office:value="0.2081982" calcext:value-type="float">
            <text:p>0.2081982</text:p>
          </table:table-cell>
          <table:table-cell office:value-type="float" office:value="0.2175297" calcext:value-type="float">
            <text:p>0.2175297</text:p>
          </table:table-cell>
          <table:table-cell office:value-type="float" office:value="0.3053747" calcext:value-type="float">
            <text:p>0.3053747</text:p>
          </table:table-cell>
          <table:table-cell office:value-type="float" office:value="0.3094105" calcext:value-type="float">
            <text:p>0.3094105</text:p>
          </table:table-cell>
          <table:table-cell office:value-type="float" office:value="0.3450912" calcext:value-type="float">
            <text:p>0.3450912</text:p>
          </table:table-cell>
          <table:table-cell office:value-type="float" office:value="0.3716791" calcext:value-type="float">
            <text:p>0.3716791</text:p>
          </table:table-cell>
          <table:table-cell office:value-type="float" office:value="0.3902456" calcext:value-type="float">
            <text:p>0.390245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0972E-015" calcext:value-type="float">
            <text:p>1.930972E-15</text:p>
          </table:table-cell>
          <table:table-cell office:value-type="float" office:value="1.995294E-015" calcext:value-type="float">
            <text:p>1.995294E-15</text:p>
          </table:table-cell>
          <table:table-cell office:value-type="float" office:value="1.943977E-015" calcext:value-type="float">
            <text:p>1.943977E-15</text:p>
          </table:table-cell>
          <table:table-cell office:value-type="float" office:value="1.920319E-015" calcext:value-type="float">
            <text:p>1.920319E-15</text:p>
          </table:table-cell>
          <table:table-cell office:value-type="float" office:value="9.874179E-016" calcext:value-type="float">
            <text:p>9.874179E-16</text:p>
          </table:table-cell>
          <table:table-cell office:value-type="float" office:value="9.669075E-016" calcext:value-type="float">
            <text:p>9.669075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4E-020" calcext:value-type="float">
            <text:p>3.076554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6E-030" calcext:value-type="float">
            <text:p>4.920416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13091" calcext:value-type="float">
            <text:p>-10.13091</text:p>
          </table:table-cell>
          <table:table-cell office:value-type="float" office:value="-0.1276456" calcext:value-type="float">
            <text:p>-0.1276456</text:p>
          </table:table-cell>
          <table:table-cell office:value-type="float" office:value="-0.1073427" calcext:value-type="float">
            <text:p>-0.1073427</text:p>
          </table:table-cell>
          <table:table-cell office:value-type="float" office:value="-0.1017198" calcext:value-type="float">
            <text:p>-0.1017198</text:p>
          </table:table-cell>
          <table:table-cell office:value-type="float" office:value="-0.1087117" calcext:value-type="float">
            <text:p>-0.1087117</text:p>
          </table:table-cell>
          <table:table-cell office:value-type="float" office:value="-0.2321801" calcext:value-type="float">
            <text:p>-0.2321801</text:p>
          </table:table-cell>
          <table:table-cell office:value-type="float" office:value="-0.1431282" calcext:value-type="float">
            <text:p>-0.1431282</text:p>
          </table:table-cell>
          <table:table-cell office:value-type="float" office:value="-0.1298015" calcext:value-type="float">
            <text:p>-0.1298015</text:p>
          </table:table-cell>
          <table:table-cell office:value-type="float" office:value="-0.09380183" calcext:value-type="float">
            <text:p>-0.09380183</text:p>
          </table:table-cell>
          <table:table-cell office:value-type="float" office:value="-0.03995654" calcext:value-type="float">
            <text:p>-0.03995654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13.14702" calcext:value-type="float">
            <text:p>-13.14702</text:p>
          </table:table-cell>
          <table:table-cell office:value-type="float" office:value="0.00392689" calcext:value-type="float">
            <text:p>0.0039268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9477" calcext:value-type="float">
            <text:p>-2.38947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102004" calcext:value-type="float">
            <text:p>13102004</text:p>
          </table:table-cell>
          <table:table-cell office:value-type="float" office:value="754.0053" calcext:value-type="float">
            <text:p>754.0053</text:p>
          </table:table-cell>
          <table:table-cell office:value-type="float" office:value="728.9825" calcext:value-type="float">
            <text:p>728.9825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4.3" calcext:value-type="float">
            <text:p>1004.3</text:p>
          </table:table-cell>
          <table:table-cell office:value-type="float" office:value="40.03167" calcext:value-type="float">
            <text:p>40.03167</text:p>
          </table:table-cell>
          <table:table-cell office:value-type="float" office:value="0" calcext:value-type="float">
            <text:p>0</text:p>
          </table:table-cell>
          <table:table-cell office:value-type="float" office:value="0.1452324" calcext:value-type="float">
            <text:p>0.1452324</text:p>
          </table:table-cell>
          <table:table-cell office:value-type="float" office:value="0.2502396" calcext:value-type="float">
            <text:p>0.2502396</text:p>
          </table:table-cell>
          <table:table-cell office:value-type="float" office:value="0.2563783" calcext:value-type="float">
            <text:p>0.2563783</text:p>
          </table:table-cell>
          <table:table-cell office:value-type="float" office:value="0.2586595" calcext:value-type="float">
            <text:p>0.2586595</text:p>
          </table:table-cell>
          <table:table-cell office:value-type="float" office:value="0.2567748" calcext:value-type="float">
            <text:p>0.2567748</text:p>
          </table:table-cell>
          <table:table-cell office:value-type="float" office:value="0.2092753" calcext:value-type="float">
            <text:p>0.2092753</text:p>
          </table:table-cell>
          <table:table-cell office:value-type="float" office:value="0.2171902" calcext:value-type="float">
            <text:p>0.2171902</text:p>
          </table:table-cell>
          <table:table-cell office:value-type="float" office:value="0.3054111" calcext:value-type="float">
            <text:p>0.3054111</text:p>
          </table:table-cell>
          <table:table-cell office:value-type="float" office:value="0.3094707" calcext:value-type="float">
            <text:p>0.3094707</text:p>
          </table:table-cell>
          <table:table-cell office:value-type="float" office:value="0.3451702" calcext:value-type="float">
            <text:p>0.3451702</text:p>
          </table:table-cell>
          <table:table-cell office:value-type="float" office:value="0.3717385" calcext:value-type="float">
            <text:p>0.3717385</text:p>
          </table:table-cell>
          <table:table-cell office:value-type="float" office:value="0.3901627" calcext:value-type="float">
            <text:p>0.39016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091E-015" calcext:value-type="float">
            <text:p>1.93091E-15</text:p>
          </table:table-cell>
          <table:table-cell office:value-type="float" office:value="1.995298E-015" calcext:value-type="float">
            <text:p>1.995298E-15</text:p>
          </table:table-cell>
          <table:table-cell office:value-type="float" office:value="1.943986E-015" calcext:value-type="float">
            <text:p>1.943986E-15</text:p>
          </table:table-cell>
          <table:table-cell office:value-type="float" office:value="1.920319E-015" calcext:value-type="float">
            <text:p>1.920319E-15</text:p>
          </table:table-cell>
          <table:table-cell office:value-type="float" office:value="9.874179E-016" calcext:value-type="float">
            <text:p>9.87417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5E-020" calcext:value-type="float">
            <text:p>3.076555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7E-030" calcext:value-type="float">
            <text:p>4.920417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699822" calcext:value-type="float">
            <text:p>-9.699822</text:p>
          </table:table-cell>
          <table:table-cell office:value-type="float" office:value="-0.1444856" calcext:value-type="float">
            <text:p>-0.1444856</text:p>
          </table:table-cell>
          <table:table-cell office:value-type="float" office:value="-0.1199083" calcext:value-type="float">
            <text:p>-0.1199083</text:p>
          </table:table-cell>
          <table:table-cell office:value-type="float" office:value="-0.1120358" calcext:value-type="float">
            <text:p>-0.1120358</text:p>
          </table:table-cell>
          <table:table-cell office:value-type="float" office:value="-0.1185378" calcext:value-type="float">
            <text:p>-0.1185378</text:p>
          </table:table-cell>
          <table:table-cell office:value-type="float" office:value="-0.2231692" calcext:value-type="float">
            <text:p>-0.2231692</text:p>
          </table:table-cell>
          <table:table-cell office:value-type="float" office:value="-0.1447298" calcext:value-type="float">
            <text:p>-0.1447298</text:p>
          </table:table-cell>
          <table:table-cell office:value-type="float" office:value="-0.1296633" calcext:value-type="float">
            <text:p>-0.1296633</text:p>
          </table:table-cell>
          <table:table-cell office:value-type="float" office:value="-0.0936306" calcext:value-type="float">
            <text:p>-0.0936306</text:p>
          </table:table-cell>
          <table:table-cell office:value-type="float" office:value="-0.0398683" calcext:value-type="float">
            <text:p>-0.0398683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14.26518" calcext:value-type="float">
            <text:p>-14.26518</text:p>
          </table:table-cell>
          <table:table-cell office:value-type="float" office:value="0.003916177" calcext:value-type="float">
            <text:p>0.00391617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3508" calcext:value-type="float">
            <text:p>-2.39350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102004" calcext:value-type="float">
            <text:p>14102004</text:p>
          </table:table-cell>
          <table:table-cell office:value-type="float" office:value="754.1052" calcext:value-type="float">
            <text:p>754.1052</text:p>
          </table:table-cell>
          <table:table-cell office:value-type="float" office:value="729.6284" calcext:value-type="float">
            <text:p>729.6284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3.754" calcext:value-type="float">
            <text:p>1003.754</text:p>
          </table:table-cell>
          <table:table-cell office:value-type="float" office:value="40.03167" calcext:value-type="float">
            <text:p>40.03167</text:p>
          </table:table-cell>
          <table:table-cell office:value-type="float" office:value="0" calcext:value-type="float">
            <text:p>0</text:p>
          </table:table-cell>
          <table:table-cell office:value-type="float" office:value="0.1489272" calcext:value-type="float">
            <text:p>0.1489272</text:p>
          </table:table-cell>
          <table:table-cell office:value-type="float" office:value="0.2468384" calcext:value-type="float">
            <text:p>0.2468384</text:p>
          </table:table-cell>
          <table:table-cell office:value-type="float" office:value="0.2529287" calcext:value-type="float">
            <text:p>0.2529287</text:p>
          </table:table-cell>
          <table:table-cell office:value-type="float" office:value="0.2555815" calcext:value-type="float">
            <text:p>0.2555815</text:p>
          </table:table-cell>
          <table:table-cell office:value-type="float" office:value="0.2539015" calcext:value-type="float">
            <text:p>0.2539015</text:p>
          </table:table-cell>
          <table:table-cell office:value-type="float" office:value="0.2101854" calcext:value-type="float">
            <text:p>0.2101854</text:p>
          </table:table-cell>
          <table:table-cell office:value-type="float" office:value="0.2168208" calcext:value-type="float">
            <text:p>0.2168208</text:p>
          </table:table-cell>
          <table:table-cell office:value-type="float" office:value="0.3053845" calcext:value-type="float">
            <text:p>0.3053845</text:p>
          </table:table-cell>
          <table:table-cell office:value-type="float" office:value="0.3095061" calcext:value-type="float">
            <text:p>0.3095061</text:p>
          </table:table-cell>
          <table:table-cell office:value-type="float" office:value="0.3452353" calcext:value-type="float">
            <text:p>0.3452353</text:p>
          </table:table-cell>
          <table:table-cell office:value-type="float" office:value="0.3717817" calcext:value-type="float">
            <text:p>0.3717817</text:p>
          </table:table-cell>
          <table:table-cell office:value-type="float" office:value="0.3900689" calcext:value-type="float">
            <text:p>0.390068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082E-015" calcext:value-type="float">
            <text:p>1.93082E-15</text:p>
          </table:table-cell>
          <table:table-cell office:value-type="float" office:value="1.995305E-015" calcext:value-type="float">
            <text:p>1.995305E-15</text:p>
          </table:table-cell>
          <table:table-cell office:value-type="float" office:value="1.943997E-015" calcext:value-type="float">
            <text:p>1.943997E-15</text:p>
          </table:table-cell>
          <table:table-cell office:value-type="float" office:value="1.92032E-015" calcext:value-type="float">
            <text:p>1.92032E-15</text:p>
          </table:table-cell>
          <table:table-cell office:value-type="float" office:value="9.874179E-016" calcext:value-type="float">
            <text:p>9.87417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4E-020" calcext:value-type="float">
            <text:p>3.076554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6E-030" calcext:value-type="float">
            <text:p>4.920416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969662" calcext:value-type="float">
            <text:p>-7.969662</text:p>
          </table:table-cell>
          <table:table-cell office:value-type="float" office:value="-0.1606487" calcext:value-type="float">
            <text:p>-0.1606487</text:p>
          </table:table-cell>
          <table:table-cell office:value-type="float" office:value="-0.1331003" calcext:value-type="float">
            <text:p>-0.1331003</text:p>
          </table:table-cell>
          <table:table-cell office:value-type="float" office:value="-0.1228593" calcext:value-type="float">
            <text:p>-0.1228593</text:p>
          </table:table-cell>
          <table:table-cell office:value-type="float" office:value="-0.1292747" calcext:value-type="float">
            <text:p>-0.1292747</text:p>
          </table:table-cell>
          <table:table-cell office:value-type="float" office:value="-0.2158628" calcext:value-type="float">
            <text:p>-0.2158628</text:p>
          </table:table-cell>
          <table:table-cell office:value-type="float" office:value="-0.146503" calcext:value-type="float">
            <text:p>-0.146503</text:p>
          </table:table-cell>
          <table:table-cell office:value-type="float" office:value="-0.1297603" calcext:value-type="float">
            <text:p>-0.1297603</text:p>
          </table:table-cell>
          <table:table-cell office:value-type="float" office:value="-0.09352987" calcext:value-type="float">
            <text:p>-0.09352987</text:p>
          </table:table-cell>
          <table:table-cell office:value-type="float" office:value="-0.03979564" calcext:value-type="float">
            <text:p>-0.03979564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9.837433" calcext:value-type="float">
            <text:p>-9.837433</text:p>
          </table:table-cell>
          <table:table-cell office:value-type="float" office:value="0.003908546" calcext:value-type="float">
            <text:p>0.00390854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741" calcext:value-type="float">
            <text:p>-2.3974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5102004" calcext:value-type="float">
            <text:p>15102004</text:p>
          </table:table-cell>
          <table:table-cell office:value-type="float" office:value="754.1052" calcext:value-type="float">
            <text:p>754.1052</text:p>
          </table:table-cell>
          <table:table-cell office:value-type="float" office:value="730.2955" calcext:value-type="float">
            <text:p>730.2955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3.39" calcext:value-type="float">
            <text:p>1003.39</text:p>
          </table:table-cell>
          <table:table-cell office:value-type="float" office:value="39.72964" calcext:value-type="float">
            <text:p>39.72964</text:p>
          </table:table-cell>
          <table:table-cell office:value-type="float" office:value="0" calcext:value-type="float">
            <text:p>0</text:p>
          </table:table-cell>
          <table:table-cell office:value-type="float" office:value="0.1532019" calcext:value-type="float">
            <text:p>0.1532019</text:p>
          </table:table-cell>
          <table:table-cell office:value-type="float" office:value="0.2436088" calcext:value-type="float">
            <text:p>0.2436088</text:p>
          </table:table-cell>
          <table:table-cell office:value-type="float" office:value="0.2501476" calcext:value-type="float">
            <text:p>0.2501476</text:p>
          </table:table-cell>
          <table:table-cell office:value-type="float" office:value="0.252791" calcext:value-type="float">
            <text:p>0.252791</text:p>
          </table:table-cell>
          <table:table-cell office:value-type="float" office:value="0.2514269" calcext:value-type="float">
            <text:p>0.2514269</text:p>
          </table:table-cell>
          <table:table-cell office:value-type="float" office:value="0.2109477" calcext:value-type="float">
            <text:p>0.2109477</text:p>
          </table:table-cell>
          <table:table-cell office:value-type="float" office:value="0.2164567" calcext:value-type="float">
            <text:p>0.2164567</text:p>
          </table:table-cell>
          <table:table-cell office:value-type="float" office:value="0.3053157" calcext:value-type="float">
            <text:p>0.3053157</text:p>
          </table:table-cell>
          <table:table-cell office:value-type="float" office:value="0.3095251" calcext:value-type="float">
            <text:p>0.3095251</text:p>
          </table:table-cell>
          <table:table-cell office:value-type="float" office:value="0.345292" calcext:value-type="float">
            <text:p>0.345292</text:p>
          </table:table-cell>
          <table:table-cell office:value-type="float" office:value="0.3718145" calcext:value-type="float">
            <text:p>0.3718145</text:p>
          </table:table-cell>
          <table:table-cell office:value-type="float" office:value="0.3902117" calcext:value-type="float">
            <text:p>0.3902117</text:p>
          </table:table-cell>
          <table:table-cell office:value-type="float" office:value="0.4491944" calcext:value-type="float">
            <text:p>0.4491944</text:p>
          </table:table-cell>
          <table:table-cell office:value-type="float" office:value="0" calcext:value-type="float">
            <text:p>0</text:p>
          </table:table-cell>
          <table:table-cell office:value-type="float" office:value="1.930727E-015" calcext:value-type="float">
            <text:p>1.930727E-15</text:p>
          </table:table-cell>
          <table:table-cell office:value-type="float" office:value="1.995312E-015" calcext:value-type="float">
            <text:p>1.995312E-15</text:p>
          </table:table-cell>
          <table:table-cell office:value-type="float" office:value="1.944009E-015" calcext:value-type="float">
            <text:p>1.944009E-15</text:p>
          </table:table-cell>
          <table:table-cell office:value-type="float" office:value="1.920321E-015" calcext:value-type="float">
            <text:p>1.920321E-15</text:p>
          </table:table-cell>
          <table:table-cell office:value-type="float" office:value="9.874179E-016" calcext:value-type="float">
            <text:p>9.87417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4E-020" calcext:value-type="float">
            <text:p>3.076554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7E-030" calcext:value-type="float">
            <text:p>4.920417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418107" calcext:value-type="float">
            <text:p>-6.418107</text:p>
          </table:table-cell>
          <table:table-cell office:value-type="float" office:value="-0.1777206" calcext:value-type="float">
            <text:p>-0.1777206</text:p>
          </table:table-cell>
          <table:table-cell office:value-type="float" office:value="-0.1449469" calcext:value-type="float">
            <text:p>-0.1449469</text:p>
          </table:table-cell>
          <table:table-cell office:value-type="float" office:value="-0.1337063" calcext:value-type="float">
            <text:p>-0.1337063</text:p>
          </table:table-cell>
          <table:table-cell office:value-type="float" office:value="-0.1394078" calcext:value-type="float">
            <text:p>-0.1394078</text:p>
          </table:table-cell>
          <table:table-cell office:value-type="float" office:value="-0.2099495" calcext:value-type="float">
            <text:p>-0.2099495</text:p>
          </table:table-cell>
          <table:table-cell office:value-type="float" office:value="-0.1482664" calcext:value-type="float">
            <text:p>-0.1482664</text:p>
          </table:table-cell>
          <table:table-cell office:value-type="float" office:value="-0.130015" calcext:value-type="float">
            <text:p>-0.130015</text:p>
          </table:table-cell>
          <table:table-cell office:value-type="float" office:value="-0.09347581" calcext:value-type="float">
            <text:p>-0.09347581</text:p>
          </table:table-cell>
          <table:table-cell office:value-type="float" office:value="-0.03973252" calcext:value-type="float">
            <text:p>-0.03973252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9.416725" calcext:value-type="float">
            <text:p>-9.416725</text:p>
          </table:table-cell>
          <table:table-cell office:value-type="float" office:value="0.003899638" calcext:value-type="float">
            <text:p>0.00389963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80843" calcext:value-type="float">
            <text:p>-2.28084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102004" calcext:value-type="float">
            <text:p>16102004</text:p>
          </table:table-cell>
          <table:table-cell office:value-type="float" office:value="754.1052" calcext:value-type="float">
            <text:p>754.1052</text:p>
          </table:table-cell>
          <table:table-cell office:value-type="float" office:value="730.9487" calcext:value-type="float">
            <text:p>730.9487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3.614" calcext:value-type="float">
            <text:p>1003.614</text:p>
          </table:table-cell>
          <table:table-cell office:value-type="float" office:value="38.85277" calcext:value-type="float">
            <text:p>38.85277</text:p>
          </table:table-cell>
          <table:table-cell office:value-type="float" office:value="0" calcext:value-type="float">
            <text:p>0</text:p>
          </table:table-cell>
          <table:table-cell office:value-type="float" office:value="0.1546036" calcext:value-type="float">
            <text:p>0.1546036</text:p>
          </table:table-cell>
          <table:table-cell office:value-type="float" office:value="0.2404662" calcext:value-type="float">
            <text:p>0.2404662</text:p>
          </table:table-cell>
          <table:table-cell office:value-type="float" office:value="0.2474584" calcext:value-type="float">
            <text:p>0.2474584</text:p>
          </table:table-cell>
          <table:table-cell office:value-type="float" office:value="0.2502529" calcext:value-type="float">
            <text:p>0.2502529</text:p>
          </table:table-cell>
          <table:table-cell office:value-type="float" office:value="0.2488202" calcext:value-type="float">
            <text:p>0.2488202</text:p>
          </table:table-cell>
          <table:table-cell office:value-type="float" office:value="0.2117669" calcext:value-type="float">
            <text:p>0.2117669</text:p>
          </table:table-cell>
          <table:table-cell office:value-type="float" office:value="0.2159563" calcext:value-type="float">
            <text:p>0.2159563</text:p>
          </table:table-cell>
          <table:table-cell office:value-type="float" office:value="0.3051978" calcext:value-type="float">
            <text:p>0.3051978</text:p>
          </table:table-cell>
          <table:table-cell office:value-type="float" office:value="0.3095234" calcext:value-type="float">
            <text:p>0.3095234</text:p>
          </table:table-cell>
          <table:table-cell office:value-type="float" office:value="0.3453376" calcext:value-type="float">
            <text:p>0.3453376</text:p>
          </table:table-cell>
          <table:table-cell office:value-type="float" office:value="0.3718626" calcext:value-type="float">
            <text:p>0.3718626</text:p>
          </table:table-cell>
          <table:table-cell office:value-type="float" office:value="0.3906687" calcext:value-type="float">
            <text:p>0.3906687</text:p>
          </table:table-cell>
          <table:table-cell office:value-type="float" office:value="0.4543346" calcext:value-type="float">
            <text:p>0.4543346</text:p>
          </table:table-cell>
          <table:table-cell office:value-type="float" office:value="0" calcext:value-type="float">
            <text:p>0</text:p>
          </table:table-cell>
          <table:table-cell office:value-type="float" office:value="1.930621E-015" calcext:value-type="float">
            <text:p>1.930621E-15</text:p>
          </table:table-cell>
          <table:table-cell office:value-type="float" office:value="1.995322E-015" calcext:value-type="float">
            <text:p>1.995322E-15</text:p>
          </table:table-cell>
          <table:table-cell office:value-type="float" office:value="1.944015E-015" calcext:value-type="float">
            <text:p>1.944015E-15</text:p>
          </table:table-cell>
          <table:table-cell office:value-type="float" office:value="1.920328E-015" calcext:value-type="float">
            <text:p>1.920328E-15</text:p>
          </table:table-cell>
          <table:table-cell office:value-type="float" office:value="9.874179E-016" calcext:value-type="float">
            <text:p>9.874179E-16</text:p>
          </table:table-cell>
          <table:table-cell office:value-type="float" office:value="9.669078E-016" calcext:value-type="float">
            <text:p>9.669078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4E-020" calcext:value-type="float">
            <text:p>3.076554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7E-030" calcext:value-type="float">
            <text:p>4.920417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98198" calcext:value-type="float">
            <text:p>-5.998198</text:p>
          </table:table-cell>
          <table:table-cell office:value-type="float" office:value="-0.196445" calcext:value-type="float">
            <text:p>-0.196445</text:p>
          </table:table-cell>
          <table:table-cell office:value-type="float" office:value="-0.1575332" calcext:value-type="float">
            <text:p>-0.1575332</text:p>
          </table:table-cell>
          <table:table-cell office:value-type="float" office:value="-0.1445183" calcext:value-type="float">
            <text:p>-0.1445183</text:p>
          </table:table-cell>
          <table:table-cell office:value-type="float" office:value="-0.1510604" calcext:value-type="float">
            <text:p>-0.1510604</text:p>
          </table:table-cell>
          <table:table-cell office:value-type="float" office:value="-0.203811" calcext:value-type="float">
            <text:p>-0.203811</text:p>
          </table:table-cell>
          <table:table-cell office:value-type="float" office:value="-0.1507254" calcext:value-type="float">
            <text:p>-0.1507254</text:p>
          </table:table-cell>
          <table:table-cell office:value-type="float" office:value="-0.1304549" calcext:value-type="float">
            <text:p>-0.1304549</text:p>
          </table:table-cell>
          <table:table-cell office:value-type="float" office:value="-0.09348009" calcext:value-type="float">
            <text:p>-0.09348009</text:p>
          </table:table-cell>
          <table:table-cell office:value-type="float" office:value="-0.03968187" calcext:value-type="float">
            <text:p>-0.03968187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9.692314" calcext:value-type="float">
            <text:p>-9.692314</text:p>
          </table:table-cell>
          <table:table-cell office:value-type="float" office:value="0.003892116" calcext:value-type="float">
            <text:p>0.00389211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16543" calcext:value-type="float">
            <text:p>-2.31654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02004" calcext:value-type="float">
            <text:p>17102004</text:p>
          </table:table-cell>
          <table:table-cell office:value-type="float" office:value="754.1052" calcext:value-type="float">
            <text:p>754.1052</text:p>
          </table:table-cell>
          <table:table-cell office:value-type="float" office:value="731.8576" calcext:value-type="float">
            <text:p>731.8576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3.534" calcext:value-type="float">
            <text:p>1003.534</text:p>
          </table:table-cell>
          <table:table-cell office:value-type="float" office:value="38.02441" calcext:value-type="float">
            <text:p>38.02441</text:p>
          </table:table-cell>
          <table:table-cell office:value-type="float" office:value="0" calcext:value-type="float">
            <text:p>0</text:p>
          </table:table-cell>
          <table:table-cell office:value-type="float" office:value="0.1367707" calcext:value-type="float">
            <text:p>0.1367707</text:p>
          </table:table-cell>
          <table:table-cell office:value-type="float" office:value="0.2376871" calcext:value-type="float">
            <text:p>0.2376871</text:p>
          </table:table-cell>
          <table:table-cell office:value-type="float" office:value="0.2448078" calcext:value-type="float">
            <text:p>0.2448078</text:p>
          </table:table-cell>
          <table:table-cell office:value-type="float" office:value="0.2476082" calcext:value-type="float">
            <text:p>0.2476082</text:p>
          </table:table-cell>
          <table:table-cell office:value-type="float" office:value="0.2464331" calcext:value-type="float">
            <text:p>0.2464331</text:p>
          </table:table-cell>
          <table:table-cell office:value-type="float" office:value="0.2123647" calcext:value-type="float">
            <text:p>0.2123647</text:p>
          </table:table-cell>
          <table:table-cell office:value-type="float" office:value="0.2153645" calcext:value-type="float">
            <text:p>0.2153645</text:p>
          </table:table-cell>
          <table:table-cell office:value-type="float" office:value="0.3050221" calcext:value-type="float">
            <text:p>0.3050221</text:p>
          </table:table-cell>
          <table:table-cell office:value-type="float" office:value="0.3094897" calcext:value-type="float">
            <text:p>0.3094897</text:p>
          </table:table-cell>
          <table:table-cell office:value-type="float" office:value="0.3453632" calcext:value-type="float">
            <text:p>0.3453632</text:p>
          </table:table-cell>
          <table:table-cell office:value-type="float" office:value="0.3719154" calcext:value-type="float">
            <text:p>0.3719154</text:p>
          </table:table-cell>
          <table:table-cell office:value-type="float" office:value="0.3908717" calcext:value-type="float">
            <text:p>0.3908717</text:p>
          </table:table-cell>
          <table:table-cell office:value-type="float" office:value="0.45914" calcext:value-type="float">
            <text:p>0.45914</text:p>
          </table:table-cell>
          <table:table-cell office:value-type="float" office:value="0" calcext:value-type="float">
            <text:p>0</text:p>
          </table:table-cell>
          <table:table-cell office:value-type="float" office:value="1.93054E-015" calcext:value-type="float">
            <text:p>1.93054E-15</text:p>
          </table:table-cell>
          <table:table-cell office:value-type="float" office:value="1.995332E-015" calcext:value-type="float">
            <text:p>1.995332E-15</text:p>
          </table:table-cell>
          <table:table-cell office:value-type="float" office:value="1.944022E-015" calcext:value-type="float">
            <text:p>1.944022E-15</text:p>
          </table:table-cell>
          <table:table-cell office:value-type="float" office:value="1.920331E-015" calcext:value-type="float">
            <text:p>1.920331E-15</text:p>
          </table:table-cell>
          <table:table-cell office:value-type="float" office:value="9.874179E-016" calcext:value-type="float">
            <text:p>9.87417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4E-020" calcext:value-type="float">
            <text:p>3.076554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6E-030" calcext:value-type="float">
            <text:p>4.920416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32981" calcext:value-type="float">
            <text:p>-15.32981</text:p>
          </table:table-cell>
          <table:table-cell office:value-type="float" office:value="-0.2149456" calcext:value-type="float">
            <text:p>-0.2149456</text:p>
          </table:table-cell>
          <table:table-cell office:value-type="float" office:value="-0.1711677" calcext:value-type="float">
            <text:p>-0.1711677</text:p>
          </table:table-cell>
          <table:table-cell office:value-type="float" office:value="-0.1568402" calcext:value-type="float">
            <text:p>-0.1568402</text:p>
          </table:table-cell>
          <table:table-cell office:value-type="float" office:value="-0.1627087" calcext:value-type="float">
            <text:p>-0.1627087</text:p>
          </table:table-cell>
          <table:table-cell office:value-type="float" office:value="-0.1994442" calcext:value-type="float">
            <text:p>-0.1994442</text:p>
          </table:table-cell>
          <table:table-cell office:value-type="float" office:value="-0.1536979" calcext:value-type="float">
            <text:p>-0.1536979</text:p>
          </table:table-cell>
          <table:table-cell office:value-type="float" office:value="-0.1311128" calcext:value-type="float">
            <text:p>-0.1311128</text:p>
          </table:table-cell>
          <table:table-cell office:value-type="float" office:value="-0.09357448" calcext:value-type="float">
            <text:p>-0.09357448</text:p>
          </table:table-cell>
          <table:table-cell office:value-type="float" office:value="-0.03965326" calcext:value-type="float">
            <text:p>-0.03965326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30.31627" calcext:value-type="float">
            <text:p>-30.31627</text:p>
          </table:table-cell>
          <table:table-cell office:value-type="float" office:value="0.003880563" calcext:value-type="float">
            <text:p>0.00388056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4874" calcext:value-type="float">
            <text:p>-2.3487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102004" calcext:value-type="float">
            <text:p>18102004</text:p>
          </table:table-cell>
          <table:table-cell office:value-type="float" office:value="754.1052" calcext:value-type="float">
            <text:p>754.1052</text:p>
          </table:table-cell>
          <table:table-cell office:value-type="float" office:value="732.3384" calcext:value-type="float">
            <text:p>732.3384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3.607" calcext:value-type="float">
            <text:p>1003.607</text:p>
          </table:table-cell>
          <table:table-cell office:value-type="float" office:value="37.47087" calcext:value-type="float">
            <text:p>37.47087</text:p>
          </table:table-cell>
          <table:table-cell office:value-type="float" office:value="0" calcext:value-type="float">
            <text:p>0</text:p>
          </table:table-cell>
          <table:table-cell office:value-type="float" office:value="0.1494842" calcext:value-type="float">
            <text:p>0.1494842</text:p>
          </table:table-cell>
          <table:table-cell office:value-type="float" office:value="0.2355147" calcext:value-type="float">
            <text:p>0.2355147</text:p>
          </table:table-cell>
          <table:table-cell office:value-type="float" office:value="0.2426681" calcext:value-type="float">
            <text:p>0.2426681</text:p>
          </table:table-cell>
          <table:table-cell office:value-type="float" office:value="0.2453962" calcext:value-type="float">
            <text:p>0.2453962</text:p>
          </table:table-cell>
          <table:table-cell office:value-type="float" office:value="0.2445131" calcext:value-type="float">
            <text:p>0.2445131</text:p>
          </table:table-cell>
          <table:table-cell office:value-type="float" office:value="0.2127937" calcext:value-type="float">
            <text:p>0.2127937</text:p>
          </table:table-cell>
          <table:table-cell office:value-type="float" office:value="0.2148121" calcext:value-type="float">
            <text:p>0.2148121</text:p>
          </table:table-cell>
          <table:table-cell office:value-type="float" office:value="0.3048098" calcext:value-type="float">
            <text:p>0.3048098</text:p>
          </table:table-cell>
          <table:table-cell office:value-type="float" office:value="0.3094403" calcext:value-type="float">
            <text:p>0.3094403</text:p>
          </table:table-cell>
          <table:table-cell office:value-type="float" office:value="0.3453792" calcext:value-type="float">
            <text:p>0.3453792</text:p>
          </table:table-cell>
          <table:table-cell office:value-type="float" office:value="0.3719642" calcext:value-type="float">
            <text:p>0.3719642</text:p>
          </table:table-cell>
          <table:table-cell office:value-type="float" office:value="0.3908975" calcext:value-type="float">
            <text:p>0.3908975</text:p>
          </table:table-cell>
          <table:table-cell office:value-type="float" office:value="0.4623137" calcext:value-type="float">
            <text:p>0.4623137</text:p>
          </table:table-cell>
          <table:table-cell office:value-type="float" office:value="0" calcext:value-type="float">
            <text:p>0</text:p>
          </table:table-cell>
          <table:table-cell office:value-type="float" office:value="1.930483E-015" calcext:value-type="float">
            <text:p>1.930483E-15</text:p>
          </table:table-cell>
          <table:table-cell office:value-type="float" office:value="1.995337E-015" calcext:value-type="float">
            <text:p>1.995337E-15</text:p>
          </table:table-cell>
          <table:table-cell office:value-type="float" office:value="1.94403E-015" calcext:value-type="float">
            <text:p>1.94403E-15</text:p>
          </table:table-cell>
          <table:table-cell office:value-type="float" office:value="1.920331E-015" calcext:value-type="float">
            <text:p>1.920331E-15</text:p>
          </table:table-cell>
          <table:table-cell office:value-type="float" office:value="9.874179E-016" calcext:value-type="float">
            <text:p>9.874179E-16</text:p>
          </table:table-cell>
          <table:table-cell office:value-type="float" office:value="9.669078E-016" calcext:value-type="float">
            <text:p>9.669078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4E-020" calcext:value-type="float">
            <text:p>3.076554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6E-030" calcext:value-type="float">
            <text:p>4.920416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99625" calcext:value-type="float">
            <text:p>-7.799625</text:p>
          </table:table-cell>
          <table:table-cell office:value-type="float" office:value="-0.2306096" calcext:value-type="float">
            <text:p>-0.2306096</text:p>
          </table:table-cell>
          <table:table-cell office:value-type="float" office:value="-0.1831562" calcext:value-type="float">
            <text:p>-0.1831562</text:p>
          </table:table-cell>
          <table:table-cell office:value-type="float" office:value="-0.1680806" calcext:value-type="float">
            <text:p>-0.1680806</text:p>
          </table:table-cell>
          <table:table-cell office:value-type="float" office:value="-0.1728303" calcext:value-type="float">
            <text:p>-0.1728303</text:p>
          </table:table-cell>
          <table:table-cell office:value-type="float" office:value="-0.1963766" calcext:value-type="float">
            <text:p>-0.1963766</text:p>
          </table:table-cell>
          <table:table-cell office:value-type="float" office:value="-0.156538" calcext:value-type="float">
            <text:p>-0.156538</text:p>
          </table:table-cell>
          <table:table-cell office:value-type="float" office:value="-0.1319143" calcext:value-type="float">
            <text:p>-0.1319143</text:p>
          </table:table-cell>
          <table:table-cell office:value-type="float" office:value="-0.09371389" calcext:value-type="float">
            <text:p>-0.09371389</text:p>
          </table:table-cell>
          <table:table-cell office:value-type="float" office:value="-0.03963544" calcext:value-type="float">
            <text:p>-0.03963544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10.75825" calcext:value-type="float">
            <text:p>-10.75825</text:p>
          </table:table-cell>
          <table:table-cell office:value-type="float" office:value="0.003871519" calcext:value-type="float">
            <text:p>0.00387151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08" calcext:value-type="float">
            <text:p>-2.370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102004" calcext:value-type="float">
            <text:p>19102004</text:p>
          </table:table-cell>
          <table:table-cell office:value-type="float" office:value="754.1052" calcext:value-type="float">
            <text:p>754.1052</text:p>
          </table:table-cell>
          <table:table-cell office:value-type="float" office:value="732.8226" calcext:value-type="float">
            <text:p>732.8226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3.122" calcext:value-type="float">
            <text:p>1003.122</text:p>
          </table:table-cell>
          <table:table-cell office:value-type="float" office:value="37.47087" calcext:value-type="float">
            <text:p>37.47087</text:p>
          </table:table-cell>
          <table:table-cell office:value-type="float" office:value="0" calcext:value-type="float">
            <text:p>0</text:p>
          </table:table-cell>
          <table:table-cell office:value-type="float" office:value="0.1611678" calcext:value-type="float">
            <text:p>0.1611678</text:p>
          </table:table-cell>
          <table:table-cell office:value-type="float" office:value="0.2321978" calcext:value-type="float">
            <text:p>0.2321978</text:p>
          </table:table-cell>
          <table:table-cell office:value-type="float" office:value="0.241149" calcext:value-type="float">
            <text:p>0.241149</text:p>
          </table:table-cell>
          <table:table-cell office:value-type="float" office:value="0.243722" calcext:value-type="float">
            <text:p>0.243722</text:p>
          </table:table-cell>
          <table:table-cell office:value-type="float" office:value="0.2431795" calcext:value-type="float">
            <text:p>0.2431795</text:p>
          </table:table-cell>
          <table:table-cell office:value-type="float" office:value="0.2130973" calcext:value-type="float">
            <text:p>0.2130973</text:p>
          </table:table-cell>
          <table:table-cell office:value-type="float" office:value="0.2143618" calcext:value-type="float">
            <text:p>0.2143618</text:p>
          </table:table-cell>
          <table:table-cell office:value-type="float" office:value="0.3045939" calcext:value-type="float">
            <text:p>0.3045939</text:p>
          </table:table-cell>
          <table:table-cell office:value-type="float" office:value="0.3093884" calcext:value-type="float">
            <text:p>0.3093884</text:p>
          </table:table-cell>
          <table:table-cell office:value-type="float" office:value="0.345395" calcext:value-type="float">
            <text:p>0.345395</text:p>
          </table:table-cell>
          <table:table-cell office:value-type="float" office:value="0.3720059" calcext:value-type="float">
            <text:p>0.3720059</text:p>
          </table:table-cell>
          <table:table-cell office:value-type="float" office:value="0.3908429" calcext:value-type="float">
            <text:p>0.3908429</text:p>
          </table:table-cell>
          <table:table-cell office:value-type="float" office:value="0.4623745" calcext:value-type="float">
            <text:p>0.4623745</text:p>
          </table:table-cell>
          <table:table-cell office:value-type="float" office:value="0" calcext:value-type="float">
            <text:p>0</text:p>
          </table:table-cell>
          <table:table-cell office:value-type="float" office:value="1.930424E-015" calcext:value-type="float">
            <text:p>1.930424E-15</text:p>
          </table:table-cell>
          <table:table-cell office:value-type="float" office:value="1.995344E-015" calcext:value-type="float">
            <text:p>1.995344E-15</text:p>
          </table:table-cell>
          <table:table-cell office:value-type="float" office:value="1.944038E-015" calcext:value-type="float">
            <text:p>1.944038E-15</text:p>
          </table:table-cell>
          <table:table-cell office:value-type="float" office:value="1.920331E-015" calcext:value-type="float">
            <text:p>1.920331E-15</text:p>
          </table:table-cell>
          <table:table-cell office:value-type="float" office:value="9.874179E-016" calcext:value-type="float">
            <text:p>9.87417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4E-020" calcext:value-type="float">
            <text:p>3.076554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7E-030" calcext:value-type="float">
            <text:p>4.920417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356979" calcext:value-type="float">
            <text:p>-4.356979</text:p>
          </table:table-cell>
          <table:table-cell office:value-type="float" office:value="-0.2571543" calcext:value-type="float">
            <text:p>-0.2571543</text:p>
          </table:table-cell>
          <table:table-cell office:value-type="float" office:value="-0.1922615" calcext:value-type="float">
            <text:p>-0.1922615</text:p>
          </table:table-cell>
          <table:table-cell office:value-type="float" office:value="-0.1772017" calcext:value-type="float">
            <text:p>-0.1772017</text:p>
          </table:table-cell>
          <table:table-cell office:value-type="float" office:value="-0.1802918" calcext:value-type="float">
            <text:p>-0.1802918</text:p>
          </table:table-cell>
          <table:table-cell office:value-type="float" office:value="-0.1942372" calcext:value-type="float">
            <text:p>-0.1942372</text:p>
          </table:table-cell>
          <table:table-cell office:value-type="float" office:value="-0.1589002" calcext:value-type="float">
            <text:p>-0.1589002</text:p>
          </table:table-cell>
          <table:table-cell office:value-type="float" office:value="-0.1327365" calcext:value-type="float">
            <text:p>-0.1327365</text:p>
          </table:table-cell>
          <table:table-cell office:value-type="float" office:value="-0.0938608" calcext:value-type="float">
            <text:p>-0.0938608</text:p>
          </table:table-cell>
          <table:table-cell office:value-type="float" office:value="-0.03961798" calcext:value-type="float">
            <text:p>-0.03961798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6.3457" calcext:value-type="float">
            <text:p>-6.3457</text:p>
          </table:table-cell>
          <table:table-cell office:value-type="float" office:value="0.003857001" calcext:value-type="float">
            <text:p>0.003857001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5855" calcext:value-type="float">
            <text:p>-2.37585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0102004" calcext:value-type="float">
            <text:p>20102004</text:p>
          </table:table-cell>
          <table:table-cell office:value-type="float" office:value="754.5051" calcext:value-type="float">
            <text:p>754.5051</text:p>
          </table:table-cell>
          <table:table-cell office:value-type="float" office:value="733.0948" calcext:value-type="float">
            <text:p>733.0948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3.25" calcext:value-type="float">
            <text:p>1003.25</text:p>
          </table:table-cell>
          <table:table-cell office:value-type="float" office:value="37.47087" calcext:value-type="float">
            <text:p>37.47087</text:p>
          </table:table-cell>
          <table:table-cell office:value-type="float" office:value="0" calcext:value-type="float">
            <text:p>0</text:p>
          </table:table-cell>
          <table:table-cell office:value-type="float" office:value="0.1859496" calcext:value-type="float">
            <text:p>0.1859496</text:p>
          </table:table-cell>
          <table:table-cell office:value-type="float" office:value="0.2291429" calcext:value-type="float">
            <text:p>0.2291429</text:p>
          </table:table-cell>
          <table:table-cell office:value-type="float" office:value="0.2401994" calcext:value-type="float">
            <text:p>0.2401994</text:p>
          </table:table-cell>
          <table:table-cell office:value-type="float" office:value="0.2428885" calcext:value-type="float">
            <text:p>0.2428885</text:p>
          </table:table-cell>
          <table:table-cell office:value-type="float" office:value="0.242709" calcext:value-type="float">
            <text:p>0.242709</text:p>
          </table:table-cell>
          <table:table-cell office:value-type="float" office:value="0.2133688" calcext:value-type="float">
            <text:p>0.2133688</text:p>
          </table:table-cell>
          <table:table-cell office:value-type="float" office:value="0.2141404" calcext:value-type="float">
            <text:p>0.2141404</text:p>
          </table:table-cell>
          <table:table-cell office:value-type="float" office:value="0.3044285" calcext:value-type="float">
            <text:p>0.3044285</text:p>
          </table:table-cell>
          <table:table-cell office:value-type="float" office:value="0.3093569" calcext:value-type="float">
            <text:p>0.3093569</text:p>
          </table:table-cell>
          <table:table-cell office:value-type="float" office:value="0.3454237" calcext:value-type="float">
            <text:p>0.3454237</text:p>
          </table:table-cell>
          <table:table-cell office:value-type="float" office:value="0.3720452" calcext:value-type="float">
            <text:p>0.3720452</text:p>
          </table:table-cell>
          <table:table-cell office:value-type="float" office:value="0.3907601" calcext:value-type="float">
            <text:p>0.390760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0367E-015" calcext:value-type="float">
            <text:p>1.930367E-15</text:p>
          </table:table-cell>
          <table:table-cell office:value-type="float" office:value="1.995352E-015" calcext:value-type="float">
            <text:p>1.995352E-15</text:p>
          </table:table-cell>
          <table:table-cell office:value-type="float" office:value="1.944044E-015" calcext:value-type="float">
            <text:p>1.944044E-15</text:p>
          </table:table-cell>
          <table:table-cell office:value-type="float" office:value="1.920331E-015" calcext:value-type="float">
            <text:p>1.920331E-15</text:p>
          </table:table-cell>
          <table:table-cell office:value-type="float" office:value="9.874179E-016" calcext:value-type="float">
            <text:p>9.874179E-16</text:p>
          </table:table-cell>
          <table:table-cell office:value-type="float" office:value="9.669075E-016" calcext:value-type="float">
            <text:p>9.669075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4E-020" calcext:value-type="float">
            <text:p>3.076554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7E-030" calcext:value-type="float">
            <text:p>4.920417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34655" calcext:value-type="float">
            <text:p>-1.434655</text:p>
          </table:table-cell>
          <table:table-cell office:value-type="float" office:value="-0.2848416" calcext:value-type="float">
            <text:p>-0.2848416</text:p>
          </table:table-cell>
          <table:table-cell office:value-type="float" office:value="-0.1982034" calcext:value-type="float">
            <text:p>-0.1982034</text:p>
          </table:table-cell>
          <table:table-cell office:value-type="float" office:value="-0.181995" calcext:value-type="float">
            <text:p>-0.181995</text:p>
          </table:table-cell>
          <table:table-cell office:value-type="float" office:value="-0.1830483" calcext:value-type="float">
            <text:p>-0.1830483</text:p>
          </table:table-cell>
          <table:table-cell office:value-type="float" office:value="-0.1923495" calcext:value-type="float">
            <text:p>-0.1923495</text:p>
          </table:table-cell>
          <table:table-cell office:value-type="float" office:value="-0.1601212" calcext:value-type="float">
            <text:p>-0.1601212</text:p>
          </table:table-cell>
          <table:table-cell office:value-type="float" office:value="-0.1333737" calcext:value-type="float">
            <text:p>-0.1333737</text:p>
          </table:table-cell>
          <table:table-cell office:value-type="float" office:value="-0.09395111" calcext:value-type="float">
            <text:p>-0.09395111</text:p>
          </table:table-cell>
          <table:table-cell office:value-type="float" office:value="-0.03958646" calcext:value-type="float">
            <text:p>-0.03958646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1.833834" calcext:value-type="float">
            <text:p>-1.833834</text:p>
          </table:table-cell>
          <table:table-cell office:value-type="float" office:value="0.003832942" calcext:value-type="float">
            <text:p>0.003832942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79977" calcext:value-type="float">
            <text:p>-2.37997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1102004" calcext:value-type="float">
            <text:p>21102004</text:p>
          </table:table-cell>
          <table:table-cell office:value-type="float" office:value="754.8047" calcext:value-type="float">
            <text:p>754.8047</text:p>
          </table:table-cell>
          <table:table-cell office:value-type="float" office:value="733.7209" calcext:value-type="float">
            <text:p>733.7209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2.924" calcext:value-type="float">
            <text:p>1002.924</text:p>
          </table:table-cell>
          <table:table-cell office:value-type="float" office:value="37.47123" calcext:value-type="float">
            <text:p>37.47123</text:p>
          </table:table-cell>
          <table:table-cell office:value-type="float" office:value="0" calcext:value-type="float">
            <text:p>0</text:p>
          </table:table-cell>
          <table:table-cell office:value-type="float" office:value="0.2045911" calcext:value-type="float">
            <text:p>0.2045911</text:p>
          </table:table-cell>
          <table:table-cell office:value-type="float" office:value="0.2277686" calcext:value-type="float">
            <text:p>0.2277686</text:p>
          </table:table-cell>
          <table:table-cell office:value-type="float" office:value="0.2395055" calcext:value-type="float">
            <text:p>0.2395055</text:p>
          </table:table-cell>
          <table:table-cell office:value-type="float" office:value="0.2425758" calcext:value-type="float">
            <text:p>0.2425758</text:p>
          </table:table-cell>
          <table:table-cell office:value-type="float" office:value="0.2426236" calcext:value-type="float">
            <text:p>0.2426236</text:p>
          </table:table-cell>
          <table:table-cell office:value-type="float" office:value="0.2136225" calcext:value-type="float">
            <text:p>0.2136225</text:p>
          </table:table-cell>
          <table:table-cell office:value-type="float" office:value="0.2142055" calcext:value-type="float">
            <text:p>0.2142055</text:p>
          </table:table-cell>
          <table:table-cell office:value-type="float" office:value="0.3043586" calcext:value-type="float">
            <text:p>0.3043586</text:p>
          </table:table-cell>
          <table:table-cell office:value-type="float" office:value="0.3093657" calcext:value-type="float">
            <text:p>0.3093657</text:p>
          </table:table-cell>
          <table:table-cell office:value-type="float" office:value="0.3454761" calcext:value-type="float">
            <text:p>0.3454761</text:p>
          </table:table-cell>
          <table:table-cell office:value-type="float" office:value="0.3720881" calcext:value-type="float">
            <text:p>0.3720881</text:p>
          </table:table-cell>
          <table:table-cell office:value-type="float" office:value="0.3906723" calcext:value-type="float">
            <text:p>0.390672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0317E-015" calcext:value-type="float">
            <text:p>1.930317E-15</text:p>
          </table:table-cell>
          <table:table-cell office:value-type="float" office:value="1.995362E-015" calcext:value-type="float">
            <text:p>1.995362E-15</text:p>
          </table:table-cell>
          <table:table-cell office:value-type="float" office:value="1.944048E-015" calcext:value-type="float">
            <text:p>1.944048E-15</text:p>
          </table:table-cell>
          <table:table-cell office:value-type="float" office:value="1.920331E-015" calcext:value-type="float">
            <text:p>1.920331E-15</text:p>
          </table:table-cell>
          <table:table-cell office:value-type="float" office:value="9.874179E-016" calcext:value-type="float">
            <text:p>9.87417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4E-020" calcext:value-type="float">
            <text:p>3.076554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7E-030" calcext:value-type="float">
            <text:p>4.920417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876592" calcext:value-type="float">
            <text:p>-0.6876592</text:p>
          </table:table-cell>
          <table:table-cell office:value-type="float" office:value="-0.2984818" calcext:value-type="float">
            <text:p>-0.2984818</text:p>
          </table:table-cell>
          <table:table-cell office:value-type="float" office:value="-0.2026911" calcext:value-type="float">
            <text:p>-0.2026911</text:p>
          </table:table-cell>
          <table:table-cell office:value-type="float" office:value="-0.1838122" calcext:value-type="float">
            <text:p>-0.1838122</text:p>
          </table:table-cell>
          <table:table-cell office:value-type="float" office:value="-0.1835486" calcext:value-type="float">
            <text:p>-0.1835486</text:p>
          </table:table-cell>
          <table:table-cell office:value-type="float" office:value="-0.1906073" calcext:value-type="float">
            <text:p>-0.1906073</text:p>
          </table:table-cell>
          <table:table-cell office:value-type="float" office:value="-0.1597895" calcext:value-type="float">
            <text:p>-0.1597895</text:p>
          </table:table-cell>
          <table:table-cell office:value-type="float" office:value="-0.1336459" calcext:value-type="float">
            <text:p>-0.1336459</text:p>
          </table:table-cell>
          <table:table-cell office:value-type="float" office:value="-0.09392724" calcext:value-type="float">
            <text:p>-0.09392724</text:p>
          </table:table-cell>
          <table:table-cell office:value-type="float" office:value="-0.03952882" calcext:value-type="float">
            <text:p>-0.03952882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1.019608" calcext:value-type="float">
            <text:p>-1.019608</text:p>
          </table:table-cell>
          <table:table-cell office:value-type="float" office:value="0.003795695" calcext:value-type="float">
            <text:p>0.003795695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3972" calcext:value-type="float">
            <text:p>-2.38397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102004" calcext:value-type="float">
            <text:p>22102004</text:p>
          </table:table-cell>
          <table:table-cell office:value-type="float" office:value="754.9046" calcext:value-type="float">
            <text:p>754.9046</text:p>
          </table:table-cell>
          <table:table-cell office:value-type="float" office:value="734.9536" calcext:value-type="float">
            <text:p>734.9536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1.792" calcext:value-type="float">
            <text:p>1001.792</text:p>
          </table:table-cell>
          <table:table-cell office:value-type="float" office:value="37.47132" calcext:value-type="float">
            <text:p>37.47132</text:p>
          </table:table-cell>
          <table:table-cell office:value-type="float" office:value="0" calcext:value-type="float">
            <text:p>0</text:p>
          </table:table-cell>
          <table:table-cell office:value-type="float" office:value="0.1540593" calcext:value-type="float">
            <text:p>0.1540593</text:p>
          </table:table-cell>
          <table:table-cell office:value-type="float" office:value="0.2267303" calcext:value-type="float">
            <text:p>0.2267303</text:p>
          </table:table-cell>
          <table:table-cell office:value-type="float" office:value="0.2385924" calcext:value-type="float">
            <text:p>0.2385924</text:p>
          </table:table-cell>
          <table:table-cell office:value-type="float" office:value="0.2416452" calcext:value-type="float">
            <text:p>0.2416452</text:p>
          </table:table-cell>
          <table:table-cell office:value-type="float" office:value="0.2417987" calcext:value-type="float">
            <text:p>0.2417987</text:p>
          </table:table-cell>
          <table:table-cell office:value-type="float" office:value="0.2137338" calcext:value-type="float">
            <text:p>0.2137338</text:p>
          </table:table-cell>
          <table:table-cell office:value-type="float" office:value="0.2139854" calcext:value-type="float">
            <text:p>0.2139854</text:p>
          </table:table-cell>
          <table:table-cell office:value-type="float" office:value="0.3041976" calcext:value-type="float">
            <text:p>0.3041976</text:p>
          </table:table-cell>
          <table:table-cell office:value-type="float" office:value="0.30933" calcext:value-type="float">
            <text:p>0.30933</text:p>
          </table:table-cell>
          <table:table-cell office:value-type="float" office:value="0.3455039" calcext:value-type="float">
            <text:p>0.3455039</text:p>
          </table:table-cell>
          <table:table-cell office:value-type="float" office:value="0.3721098" calcext:value-type="float">
            <text:p>0.3721098</text:p>
          </table:table-cell>
          <table:table-cell office:value-type="float" office:value="0.3905726" calcext:value-type="float">
            <text:p>0.39057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0318E-015" calcext:value-type="float">
            <text:p>1.930318E-15</text:p>
          </table:table-cell>
          <table:table-cell office:value-type="float" office:value="1.995363E-015" calcext:value-type="float">
            <text:p>1.995363E-15</text:p>
          </table:table-cell>
          <table:table-cell office:value-type="float" office:value="1.944048E-015" calcext:value-type="float">
            <text:p>1.944048E-15</text:p>
          </table:table-cell>
          <table:table-cell office:value-type="float" office:value="1.920331E-015" calcext:value-type="float">
            <text:p>1.920331E-15</text:p>
          </table:table-cell>
          <table:table-cell office:value-type="float" office:value="9.874179E-016" calcext:value-type="float">
            <text:p>9.87417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4E-020" calcext:value-type="float">
            <text:p>3.076554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7E-030" calcext:value-type="float">
            <text:p>4.920417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84451" calcext:value-type="float">
            <text:p>-5.984451</text:p>
          </table:table-cell>
          <table:table-cell office:value-type="float" office:value="-0.3089826" calcext:value-type="float">
            <text:p>-0.3089826</text:p>
          </table:table-cell>
          <table:table-cell office:value-type="float" office:value="-0.2086904" calcext:value-type="float">
            <text:p>-0.2086904</text:p>
          </table:table-cell>
          <table:table-cell office:value-type="float" office:value="-0.1892601" calcext:value-type="float">
            <text:p>-0.1892601</text:p>
          </table:table-cell>
          <table:table-cell office:value-type="float" office:value="-0.1883439" calcext:value-type="float">
            <text:p>-0.1883439</text:p>
          </table:table-cell>
          <table:table-cell office:value-type="float" office:value="-0.1898285" calcext:value-type="float">
            <text:p>-0.1898285</text:p>
          </table:table-cell>
          <table:table-cell office:value-type="float" office:value="-0.1609264" calcext:value-type="float">
            <text:p>-0.1609264</text:p>
          </table:table-cell>
          <table:table-cell office:value-type="float" office:value="-0.1342577" calcext:value-type="float">
            <text:p>-0.1342577</text:p>
          </table:table-cell>
          <table:table-cell office:value-type="float" office:value="-0.09402524" calcext:value-type="float">
            <text:p>-0.09402524</text:p>
          </table:table-cell>
          <table:table-cell office:value-type="float" office:value="-0.03949741" calcext:value-type="float">
            <text:p>-0.03949741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19.42139" calcext:value-type="float">
            <text:p>-19.42139</text:p>
          </table:table-cell>
          <table:table-cell office:value-type="float" office:value="0.003742594" calcext:value-type="float">
            <text:p>0.003742594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7851" calcext:value-type="float">
            <text:p>-2.38785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102004" calcext:value-type="float">
            <text:p>23102004</text:p>
          </table:table-cell>
          <table:table-cell office:value-type="float" office:value="754.9046" calcext:value-type="float">
            <text:p>754.9046</text:p>
          </table:table-cell>
          <table:table-cell office:value-type="float" office:value="735.8397" calcext:value-type="float">
            <text:p>735.8397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0.905" calcext:value-type="float">
            <text:p>1000.905</text:p>
          </table:table-cell>
          <table:table-cell office:value-type="float" office:value="37.47132" calcext:value-type="float">
            <text:p>37.47132</text:p>
          </table:table-cell>
          <table:table-cell office:value-type="float" office:value="0" calcext:value-type="float">
            <text:p>0</text:p>
          </table:table-cell>
          <table:table-cell office:value-type="float" office:value="0.125286" calcext:value-type="float">
            <text:p>0.125286</text:p>
          </table:table-cell>
          <table:table-cell office:value-type="float" office:value="0.2260091" calcext:value-type="float">
            <text:p>0.2260091</text:p>
          </table:table-cell>
          <table:table-cell office:value-type="float" office:value="0.237146" calcext:value-type="float">
            <text:p>0.237146</text:p>
          </table:table-cell>
          <table:table-cell office:value-type="float" office:value="0.2401881" calcext:value-type="float">
            <text:p>0.2401881</text:p>
          </table:table-cell>
          <table:table-cell office:value-type="float" office:value="0.2404648" calcext:value-type="float">
            <text:p>0.2404648</text:p>
          </table:table-cell>
          <table:table-cell office:value-type="float" office:value="0.213617" calcext:value-type="float">
            <text:p>0.213617</text:p>
          </table:table-cell>
          <table:table-cell office:value-type="float" office:value="0.2134425" calcext:value-type="float">
            <text:p>0.2134425</text:p>
          </table:table-cell>
          <table:table-cell office:value-type="float" office:value="0.3039002" calcext:value-type="float">
            <text:p>0.3039002</text:p>
          </table:table-cell>
          <table:table-cell office:value-type="float" office:value="0.3092321" calcext:value-type="float">
            <text:p>0.3092321</text:p>
          </table:table-cell>
          <table:table-cell office:value-type="float" office:value="0.3454929" calcext:value-type="float">
            <text:p>0.3454929</text:p>
          </table:table-cell>
          <table:table-cell office:value-type="float" office:value="0.3721056" calcext:value-type="float">
            <text:p>0.3721056</text:p>
          </table:table-cell>
          <table:table-cell office:value-type="float" office:value="0.390458" calcext:value-type="float">
            <text:p>0.39045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0318E-015" calcext:value-type="float">
            <text:p>1.930318E-15</text:p>
          </table:table-cell>
          <table:table-cell office:value-type="float" office:value="1.995363E-015" calcext:value-type="float">
            <text:p>1.995363E-15</text:p>
          </table:table-cell>
          <table:table-cell office:value-type="float" office:value="1.944048E-015" calcext:value-type="float">
            <text:p>1.944048E-15</text:p>
          </table:table-cell>
          <table:table-cell office:value-type="float" office:value="1.920331E-015" calcext:value-type="float">
            <text:p>1.920331E-15</text:p>
          </table:table-cell>
          <table:table-cell office:value-type="float" office:value="9.874179E-016" calcext:value-type="float">
            <text:p>9.87417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5E-020" calcext:value-type="float">
            <text:p>3.076555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7E-030" calcext:value-type="float">
            <text:p>4.920417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15573" calcext:value-type="float">
            <text:p>-30.15573</text:p>
          </table:table-cell>
          <table:table-cell office:value-type="float" office:value="-0.3170501" calcext:value-type="float">
            <text:p>-0.3170501</text:p>
          </table:table-cell>
          <table:table-cell office:value-type="float" office:value="-0.2187268" calcext:value-type="float">
            <text:p>-0.2187268</text:p>
          </table:table-cell>
          <table:table-cell office:value-type="float" office:value="-0.1983474" calcext:value-type="float">
            <text:p>-0.1983474</text:p>
          </table:table-cell>
          <table:table-cell office:value-type="float" office:value="-0.1966172" calcext:value-type="float">
            <text:p>-0.1966172</text:p>
          </table:table-cell>
          <table:table-cell office:value-type="float" office:value="-0.1906288" calcext:value-type="float">
            <text:p>-0.1906288</text:p>
          </table:table-cell>
          <table:table-cell office:value-type="float" office:value="-0.1638803" calcext:value-type="float">
            <text:p>-0.1638803</text:p>
          </table:table-cell>
          <table:table-cell office:value-type="float" office:value="-0.1354165" calcext:value-type="float">
            <text:p>-0.1354165</text:p>
          </table:table-cell>
          <table:table-cell office:value-type="float" office:value="-0.09430484" calcext:value-type="float">
            <text:p>-0.09430484</text:p>
          </table:table-cell>
          <table:table-cell office:value-type="float" office:value="-0.03950964" calcext:value-type="float">
            <text:p>-0.03950964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18.72473" calcext:value-type="float">
            <text:p>-18.72473</text:p>
          </table:table-cell>
          <table:table-cell office:value-type="float" office:value="0.003729613" calcext:value-type="float">
            <text:p>0.003729613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1632" calcext:value-type="float">
            <text:p>-2.39163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102004" calcext:value-type="float">
            <text:p>24102004</text:p>
          </table:table-cell>
          <table:table-cell office:value-type="float" office:value="754.9046" calcext:value-type="float">
            <text:p>754.9046</text:p>
          </table:table-cell>
          <table:table-cell office:value-type="float" office:value="736.43" calcext:value-type="float">
            <text:p>736.43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0.316" calcext:value-type="float">
            <text:p>1000.316</text:p>
          </table:table-cell>
          <table:table-cell office:value-type="float" office:value="37.47132" calcext:value-type="float">
            <text:p>37.47132</text:p>
          </table:table-cell>
          <table:table-cell office:value-type="float" office:value="0" calcext:value-type="float">
            <text:p>0</text:p>
          </table:table-cell>
          <table:table-cell office:value-type="float" office:value="0.1180533" calcext:value-type="float">
            <text:p>0.1180533</text:p>
          </table:table-cell>
          <table:table-cell office:value-type="float" office:value="0.2267585" calcext:value-type="float">
            <text:p>0.2267585</text:p>
          </table:table-cell>
          <table:table-cell office:value-type="float" office:value="0.2359349" calcext:value-type="float">
            <text:p>0.2359349</text:p>
          </table:table-cell>
          <table:table-cell office:value-type="float" office:value="0.2390453" calcext:value-type="float">
            <text:p>0.2390453</text:p>
          </table:table-cell>
          <table:table-cell office:value-type="float" office:value="0.2395176" calcext:value-type="float">
            <text:p>0.2395176</text:p>
          </table:table-cell>
          <table:table-cell office:value-type="float" office:value="0.2134572" calcext:value-type="float">
            <text:p>0.2134572</text:p>
          </table:table-cell>
          <table:table-cell office:value-type="float" office:value="0.2129727" calcext:value-type="float">
            <text:p>0.2129727</text:p>
          </table:table-cell>
          <table:table-cell office:value-type="float" office:value="0.3036031" calcext:value-type="float">
            <text:p>0.3036031</text:p>
          </table:table-cell>
          <table:table-cell office:value-type="float" office:value="0.3091321" calcext:value-type="float">
            <text:p>0.3091321</text:p>
          </table:table-cell>
          <table:table-cell office:value-type="float" office:value="0.3454812" calcext:value-type="float">
            <text:p>0.3454812</text:p>
          </table:table-cell>
          <table:table-cell office:value-type="float" office:value="0.3720944" calcext:value-type="float">
            <text:p>0.3720944</text:p>
          </table:table-cell>
          <table:table-cell office:value-type="float" office:value="0.3903372" calcext:value-type="float">
            <text:p>0.390337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303E-015" calcext:value-type="float">
            <text:p>1.9303E-15</text:p>
          </table:table-cell>
          <table:table-cell office:value-type="float" office:value="1.99537E-015" calcext:value-type="float">
            <text:p>1.99537E-15</text:p>
          </table:table-cell>
          <table:table-cell office:value-type="float" office:value="1.944049E-015" calcext:value-type="float">
            <text:p>1.944049E-15</text:p>
          </table:table-cell>
          <table:table-cell office:value-type="float" office:value="1.920331E-015" calcext:value-type="float">
            <text:p>1.920331E-15</text:p>
          </table:table-cell>
          <table:table-cell office:value-type="float" office:value="9.874179E-016" calcext:value-type="float">
            <text:p>9.874179E-16</text:p>
          </table:table-cell>
          <table:table-cell office:value-type="float" office:value="9.669076E-016" calcext:value-type="float">
            <text:p>9.669076E-16</text:p>
          </table:table-cell>
          <table:table-cell office:value-type="float" office:value="9.708303E-016" calcext:value-type="float">
            <text:p>9.708303E-16</text:p>
          </table:table-cell>
          <table:table-cell office:value-type="float" office:value="3.076554E-020" calcext:value-type="float">
            <text:p>3.076554E-20</text:p>
          </table:table-cell>
          <table:table-cell office:value-type="float" office:value="5.502587E-025" calcext:value-type="float">
            <text:p>5.502587E-25</text:p>
          </table:table-cell>
          <table:table-cell office:value-type="float" office:value="4.920417E-030" calcext:value-type="float">
            <text:p>4.920417E-30</text:p>
          </table:table-cell>
          <table:table-cell office:value-type="float" office:value="3.560964E-035" calcext:value-type="float">
            <text:p>3.560964E-35</text:p>
          </table:table-cell>
          <table:table-cell office:value-type="float" office:value="1.061764E-040" calcext:value-type="float">
            <text:p>1.061764E-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1172" calcext:value-type="float">
            <text:p>-48.1172</text:p>
          </table:table-cell>
          <table:table-cell office:value-type="float" office:value="-0.3090771" calcext:value-type="float">
            <text:p>-0.3090771</text:p>
          </table:table-cell>
          <table:table-cell office:value-type="float" office:value="-0.2275423" calcext:value-type="float">
            <text:p>-0.2275423</text:p>
          </table:table-cell>
          <table:table-cell office:value-type="float" office:value="-0.205775" calcext:value-type="float">
            <text:p>-0.205775</text:p>
          </table:table-cell>
          <table:table-cell office:value-type="float" office:value="-0.2027017" calcext:value-type="float">
            <text:p>-0.2027017</text:p>
          </table:table-cell>
          <table:table-cell office:value-type="float" office:value="-0.1917241" calcext:value-type="float">
            <text:p>-0.1917241</text:p>
          </table:table-cell>
          <table:table-cell office:value-type="float" office:value="-0.1664796" calcext:value-type="float">
            <text:p>-0.1664796</text:p>
          </table:table-cell>
          <table:table-cell office:value-type="float" office:value="-0.1365837" calcext:value-type="float">
            <text:p>-0.1365837</text:p>
          </table:table-cell>
          <table:table-cell office:value-type="float" office:value="-0.09459055" calcext:value-type="float">
            <text:p>-0.09459055</text:p>
          </table:table-cell>
          <table:table-cell office:value-type="float" office:value="-0.03952263" calcext:value-type="float">
            <text:p>-0.03952263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28.5514" calcext:value-type="float">
            <text:p>-28.5514</text:p>
          </table:table-cell>
          <table:table-cell office:value-type="float" office:value="0.003717715" calcext:value-type="float">
            <text:p>0.003717715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5333" calcext:value-type="float">
            <text:p>-2.39533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102004" calcext:value-type="float">
            <text:p>25102004</text:p>
          </table:table-cell>
          <table:table-cell office:value-type="float" office:value="754.9046" calcext:value-type="float">
            <text:p>754.9046</text:p>
          </table:table-cell>
          <table:table-cell office:value-type="float" office:value="736.3205" calcext:value-type="float">
            <text:p>736.3205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0.425" calcext:value-type="float">
            <text:p>1000.425</text:p>
          </table:table-cell>
          <table:table-cell office:value-type="float" office:value="37.47132" calcext:value-type="float">
            <text:p>37.47132</text:p>
          </table:table-cell>
          <table:table-cell office:value-type="float" office:value="0" calcext:value-type="float">
            <text:p>0</text:p>
          </table:table-cell>
          <table:table-cell office:value-type="float" office:value="0.1223317" calcext:value-type="float">
            <text:p>0.1223317</text:p>
          </table:table-cell>
          <table:table-cell office:value-type="float" office:value="0.2264124" calcext:value-type="float">
            <text:p>0.2264124</text:p>
          </table:table-cell>
          <table:table-cell office:value-type="float" office:value="0.2355212" calcext:value-type="float">
            <text:p>0.2355212</text:p>
          </table:table-cell>
          <table:table-cell office:value-type="float" office:value="0.2387473" calcext:value-type="float">
            <text:p>0.2387473</text:p>
          </table:table-cell>
          <table:table-cell office:value-type="float" office:value="0.2395384" calcext:value-type="float">
            <text:p>0.2395384</text:p>
          </table:table-cell>
          <table:table-cell office:value-type="float" office:value="0.2134844" calcext:value-type="float">
            <text:p>0.2134844</text:p>
          </table:table-cell>
          <table:table-cell office:value-type="float" office:value="0.2130108" calcext:value-type="float">
            <text:p>0.2130108</text:p>
          </table:table-cell>
          <table:table-cell office:value-type="float" office:value="0.3035374" calcext:value-type="float">
            <text:p>0.3035374</text:p>
          </table:table-cell>
          <table:table-cell office:value-type="float" office:value="0.3091791" calcext:value-type="float">
            <text:p>0.3091791</text:p>
          </table:table-cell>
          <table:table-cell office:value-type="float" office:value="0.3455886" calcext:value-type="float">
            <text:p>0.3455886</text:p>
          </table:table-cell>
          <table:table-cell office:value-type="float" office:value="0.372145" calcext:value-type="float">
            <text:p>0.372145</text:p>
          </table:table-cell>
          <table:table-cell office:value-type="float" office:value="0.3902395" calcext:value-type="float">
            <text:p>0.3902395</text:p>
          </table:table-cell>
          <table:table-cell office:value-type="float" office:value="0.4622431" calcext:value-type="float">
            <text:p>0.4622431</text:p>
          </table:table-cell>
          <table:table-cell office:value-type="float" office:value="0" calcext:value-type="float">
            <text:p>0</text:p>
          </table:table-cell>
          <table:table-cell office:value-type="float" office:value="1.903311E-015" calcext:value-type="float">
            <text:p>1.903311E-15</text:p>
          </table:table-cell>
          <table:table-cell office:value-type="float" office:value="1.997009E-015" calcext:value-type="float">
            <text:p>1.997009E-15</text:p>
          </table:table-cell>
          <table:table-cell office:value-type="float" office:value="1.94538E-015" calcext:value-type="float">
            <text:p>1.94538E-15</text:p>
          </table:table-cell>
          <table:table-cell office:value-type="float" office:value="1.921215E-015" calcext:value-type="float">
            <text:p>1.921215E-15</text:p>
          </table:table-cell>
          <table:table-cell office:value-type="float" office:value="9.894313E-016" calcext:value-type="float">
            <text:p>9.894313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9375" calcext:value-type="float">
            <text:p>-35.9375</text:p>
          </table:table-cell>
          <table:table-cell office:value-type="float" office:value="-0.3125025" calcext:value-type="float">
            <text:p>-0.3125025</text:p>
          </table:table-cell>
          <table:table-cell office:value-type="float" office:value="-0.230624" calcext:value-type="float">
            <text:p>-0.230624</text:p>
          </table:table-cell>
          <table:table-cell office:value-type="float" office:value="-0.2077603" calcext:value-type="float">
            <text:p>-0.2077603</text:p>
          </table:table-cell>
          <table:table-cell office:value-type="float" office:value="-0.2025593" calcext:value-type="float">
            <text:p>-0.2025593</text:p>
          </table:table-cell>
          <table:table-cell office:value-type="float" office:value="-0.1915404" calcext:value-type="float">
            <text:p>-0.1915404</text:p>
          </table:table-cell>
          <table:table-cell office:value-type="float" office:value="-0.1662903" calcext:value-type="float">
            <text:p>-0.1662903</text:p>
          </table:table-cell>
          <table:table-cell office:value-type="float" office:value="-0.1368542" calcext:value-type="float">
            <text:p>-0.1368542</text:p>
          </table:table-cell>
          <table:table-cell office:value-type="float" office:value="-0.09446196" calcext:value-type="float">
            <text:p>-0.09446196</text:p>
          </table:table-cell>
          <table:table-cell office:value-type="float" office:value="-0.03940643" calcext:value-type="float">
            <text:p>-0.03940643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29.18532" calcext:value-type="float">
            <text:p>-29.18532</text:p>
          </table:table-cell>
          <table:table-cell office:value-type="float" office:value="0.02393665" calcext:value-type="float">
            <text:p>0.02393665</text:p>
          </table:table-cell>
          <table:table-cell office:value-type="float" office:value="-9999.024" calcext:value-type="float">
            <text:p>-9999.024</text:p>
          </table:table-cell>
          <table:table-cell office:value-type="float" office:value="-2.39914" calcext:value-type="float">
            <text:p>-2.399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102004" calcext:value-type="float">
            <text:p>26102004</text:p>
          </table:table-cell>
          <table:table-cell office:value-type="float" office:value="759.5045" calcext:value-type="float">
            <text:p>759.5045</text:p>
          </table:table-cell>
          <table:table-cell office:value-type="float" office:value="736.8852" calcext:value-type="float">
            <text:p>736.8852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5.158" calcext:value-type="float">
            <text:p>1005.158</text:p>
          </table:table-cell>
          <table:table-cell office:value-type="float" office:value="36.77496" calcext:value-type="float">
            <text:p>36.77496</text:p>
          </table:table-cell>
          <table:table-cell office:value-type="float" office:value="0" calcext:value-type="float">
            <text:p>0</text:p>
          </table:table-cell>
          <table:table-cell office:value-type="float" office:value="0.2975209" calcext:value-type="float">
            <text:p>0.2975209</text:p>
          </table:table-cell>
          <table:table-cell office:value-type="float" office:value="0.2329821" calcext:value-type="float">
            <text:p>0.2329821</text:p>
          </table:table-cell>
          <table:table-cell office:value-type="float" office:value="0.2351869" calcext:value-type="float">
            <text:p>0.2351869</text:p>
          </table:table-cell>
          <table:table-cell office:value-type="float" office:value="0.2384804" calcext:value-type="float">
            <text:p>0.2384804</text:p>
          </table:table-cell>
          <table:table-cell office:value-type="float" office:value="0.23955" calcext:value-type="float">
            <text:p>0.23955</text:p>
          </table:table-cell>
          <table:table-cell office:value-type="float" office:value="0.2135589" calcext:value-type="float">
            <text:p>0.2135589</text:p>
          </table:table-cell>
          <table:table-cell office:value-type="float" office:value="0.2132701" calcext:value-type="float">
            <text:p>0.2132701</text:p>
          </table:table-cell>
          <table:table-cell office:value-type="float" office:value="0.303628" calcext:value-type="float">
            <text:p>0.303628</text:p>
          </table:table-cell>
          <table:table-cell office:value-type="float" office:value="0.3093265" calcext:value-type="float">
            <text:p>0.3093265</text:p>
          </table:table-cell>
          <table:table-cell office:value-type="float" office:value="0.3457816" calcext:value-type="float">
            <text:p>0.3457816</text:p>
          </table:table-cell>
          <table:table-cell office:value-type="float" office:value="0.3722507" calcext:value-type="float">
            <text:p>0.3722507</text:p>
          </table:table-cell>
          <table:table-cell office:value-type="float" office:value="0.390684" calcext:value-type="float">
            <text:p>0.390684</text:p>
          </table:table-cell>
          <table:table-cell office:value-type="float" office:value="0.4513806" calcext:value-type="float">
            <text:p>0.4513806</text:p>
          </table:table-cell>
          <table:table-cell office:value-type="float" office:value="0" calcext:value-type="float">
            <text:p>0</text:p>
          </table:table-cell>
          <table:table-cell office:value-type="float" office:value="1.903539E-015" calcext:value-type="float">
            <text:p>1.903539E-15</text:p>
          </table:table-cell>
          <table:table-cell office:value-type="float" office:value="1.996989E-015" calcext:value-type="float">
            <text:p>1.996989E-15</text:p>
          </table:table-cell>
          <table:table-cell office:value-type="float" office:value="1.945375E-015" calcext:value-type="float">
            <text:p>1.945375E-15</text:p>
          </table:table-cell>
          <table:table-cell office:value-type="float" office:value="1.921199E-015" calcext:value-type="float">
            <text:p>1.921199E-15</text:p>
          </table:table-cell>
          <table:table-cell office:value-type="float" office:value="9.894162E-016" calcext:value-type="float">
            <text:p>9.894162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814477" calcext:value-type="float">
            <text:p>-0.03814477</text:p>
          </table:table-cell>
          <table:table-cell office:value-type="float" office:value="-0.2514575" calcext:value-type="float">
            <text:p>-0.2514575</text:p>
          </table:table-cell>
          <table:table-cell office:value-type="float" office:value="-0.2332163" calcext:value-type="float">
            <text:p>-0.2332163</text:p>
          </table:table-cell>
          <table:table-cell office:value-type="float" office:value="-0.2095588" calcext:value-type="float">
            <text:p>-0.2095588</text:p>
          </table:table-cell>
          <table:table-cell office:value-type="float" office:value="-0.2024801" calcext:value-type="float">
            <text:p>-0.2024801</text:p>
          </table:table-cell>
          <table:table-cell office:value-type="float" office:value="-0.1910297" calcext:value-type="float">
            <text:p>-0.1910297</text:p>
          </table:table-cell>
          <table:table-cell office:value-type="float" office:value="-0.164854" calcext:value-type="float">
            <text:p>-0.164854</text:p>
          </table:table-cell>
          <table:table-cell office:value-type="float" office:value="-0.1364969" calcext:value-type="float">
            <text:p>-0.1364969</text:p>
          </table:table-cell>
          <table:table-cell office:value-type="float" office:value="-0.09404223" calcext:value-type="float">
            <text:p>-0.09404223</text:p>
          </table:table-cell>
          <table:table-cell office:value-type="float" office:value="-0.03919456" calcext:value-type="float">
            <text:p>-0.03919456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3692984" calcext:value-type="float">
            <text:p>-0.03692984</text:p>
          </table:table-cell>
          <table:table-cell office:value-type="float" office:value="0.02384189" calcext:value-type="float">
            <text:p>0.02384189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296669" calcext:value-type="float">
            <text:p>-2.29666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102004" calcext:value-type="float">
            <text:p>27102004</text:p>
          </table:table-cell>
          <table:table-cell office:value-type="float" office:value="759.7045" calcext:value-type="float">
            <text:p>759.7045</text:p>
          </table:table-cell>
          <table:table-cell office:value-type="float" office:value="737.2716" calcext:value-type="float">
            <text:p>737.2716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5.825" calcext:value-type="float">
            <text:p>1005.825</text:p>
          </table:table-cell>
          <table:table-cell office:value-type="float" office:value="35.92114" calcext:value-type="float">
            <text:p>35.92114</text:p>
          </table:table-cell>
          <table:table-cell office:value-type="float" office:value="0" calcext:value-type="float">
            <text:p>0</text:p>
          </table:table-cell>
          <table:table-cell office:value-type="float" office:value="0.2740992" calcext:value-type="float">
            <text:p>0.2740992</text:p>
          </table:table-cell>
          <table:table-cell office:value-type="float" office:value="0.2407357" calcext:value-type="float">
            <text:p>0.2407357</text:p>
          </table:table-cell>
          <table:table-cell office:value-type="float" office:value="0.2357723" calcext:value-type="float">
            <text:p>0.2357723</text:p>
          </table:table-cell>
          <table:table-cell office:value-type="float" office:value="0.2382871" calcext:value-type="float">
            <text:p>0.2382871</text:p>
          </table:table-cell>
          <table:table-cell office:value-type="float" office:value="0.2395202" calcext:value-type="float">
            <text:p>0.2395202</text:p>
          </table:table-cell>
          <table:table-cell office:value-type="float" office:value="0.2136346" calcext:value-type="float">
            <text:p>0.2136346</text:p>
          </table:table-cell>
          <table:table-cell office:value-type="float" office:value="0.213506" calcext:value-type="float">
            <text:p>0.213506</text:p>
          </table:table-cell>
          <table:table-cell office:value-type="float" office:value="0.3037238" calcext:value-type="float">
            <text:p>0.3037238</text:p>
          </table:table-cell>
          <table:table-cell office:value-type="float" office:value="0.309472" calcext:value-type="float">
            <text:p>0.309472</text:p>
          </table:table-cell>
          <table:table-cell office:value-type="float" office:value="0.3459722" calcext:value-type="float">
            <text:p>0.3459722</text:p>
          </table:table-cell>
          <table:table-cell office:value-type="float" office:value="0.3723767" calcext:value-type="float">
            <text:p>0.3723767</text:p>
          </table:table-cell>
          <table:table-cell office:value-type="float" office:value="0.3910482" calcext:value-type="float">
            <text:p>0.3910482</text:p>
          </table:table-cell>
          <table:table-cell office:value-type="float" office:value="0.4565412" calcext:value-type="float">
            <text:p>0.4565412</text:p>
          </table:table-cell>
          <table:table-cell office:value-type="float" office:value="0" calcext:value-type="float">
            <text:p>0</text:p>
          </table:table-cell>
          <table:table-cell office:value-type="float" office:value="1.903775E-015" calcext:value-type="float">
            <text:p>1.903775E-15</text:p>
          </table:table-cell>
          <table:table-cell office:value-type="float" office:value="1.996969E-015" calcext:value-type="float">
            <text:p>1.996969E-15</text:p>
          </table:table-cell>
          <table:table-cell office:value-type="float" office:value="1.945369E-015" calcext:value-type="float">
            <text:p>1.945369E-15</text:p>
          </table:table-cell>
          <table:table-cell office:value-type="float" office:value="1.921183E-015" calcext:value-type="float">
            <text:p>1.921183E-15</text:p>
          </table:table-cell>
          <table:table-cell office:value-type="float" office:value="9.894007E-016" calcext:value-type="float">
            <text:p>9.894007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376511" calcext:value-type="float">
            <text:p>-0.07376511</text:p>
          </table:table-cell>
          <table:table-cell office:value-type="float" office:value="-0.1954496" calcext:value-type="float">
            <text:p>-0.1954496</text:p>
          </table:table-cell>
          <table:table-cell office:value-type="float" office:value="-0.2288657" calcext:value-type="float">
            <text:p>-0.2288657</text:p>
          </table:table-cell>
          <table:table-cell office:value-type="float" office:value="-0.2108799" calcext:value-type="float">
            <text:p>-0.2108799</text:p>
          </table:table-cell>
          <table:table-cell office:value-type="float" office:value="-0.2026723" calcext:value-type="float">
            <text:p>-0.2026723</text:p>
          </table:table-cell>
          <table:table-cell office:value-type="float" office:value="-0.1905118" calcext:value-type="float">
            <text:p>-0.1905118</text:p>
          </table:table-cell>
          <table:table-cell office:value-type="float" office:value="-0.1635598" calcext:value-type="float">
            <text:p>-0.1635598</text:p>
          </table:table-cell>
          <table:table-cell office:value-type="float" office:value="-0.1361201" calcext:value-type="float">
            <text:p>-0.1361201</text:p>
          </table:table-cell>
          <table:table-cell office:value-type="float" office:value="-0.09362967" calcext:value-type="float">
            <text:p>-0.09362967</text:p>
          </table:table-cell>
          <table:table-cell office:value-type="float" office:value="-0.0389867" calcext:value-type="float">
            <text:p>-0.0389867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5916061" calcext:value-type="float">
            <text:p>-0.05916061</text:p>
          </table:table-cell>
          <table:table-cell office:value-type="float" office:value="0.02374279" calcext:value-type="float">
            <text:p>0.02374279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321" calcext:value-type="float">
            <text:p>-2.332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8102004" calcext:value-type="float">
            <text:p>28102004</text:p>
          </table:table-cell>
          <table:table-cell office:value-type="float" office:value="766.2045" calcext:value-type="float">
            <text:p>766.2045</text:p>
          </table:table-cell>
          <table:table-cell office:value-type="float" office:value="739.011" calcext:value-type="float">
            <text:p>739.011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11.266" calcext:value-type="float">
            <text:p>1011.266</text:p>
          </table:table-cell>
          <table:table-cell office:value-type="float" office:value="35.24155" calcext:value-type="float">
            <text:p>35.24155</text:p>
          </table:table-cell>
          <table:table-cell office:value-type="float" office:value="0" calcext:value-type="float">
            <text:p>0</text:p>
          </table:table-cell>
          <table:table-cell office:value-type="float" office:value="0.320804" calcext:value-type="float">
            <text:p>0.320804</text:p>
          </table:table-cell>
          <table:table-cell office:value-type="float" office:value="0.3228166" calcext:value-type="float">
            <text:p>0.3228166</text:p>
          </table:table-cell>
          <table:table-cell office:value-type="float" office:value="0.2416735" calcext:value-type="float">
            <text:p>0.2416735</text:p>
          </table:table-cell>
          <table:table-cell office:value-type="float" office:value="0.2384591" calcext:value-type="float">
            <text:p>0.2384591</text:p>
          </table:table-cell>
          <table:table-cell office:value-type="float" office:value="0.2394967" calcext:value-type="float">
            <text:p>0.2394967</text:p>
          </table:table-cell>
          <table:table-cell office:value-type="float" office:value="0.2137279" calcext:value-type="float">
            <text:p>0.2137279</text:p>
          </table:table-cell>
          <table:table-cell office:value-type="float" office:value="0.2143954" calcext:value-type="float">
            <text:p>0.2143954</text:p>
          </table:table-cell>
          <table:table-cell office:value-type="float" office:value="0.3038402" calcext:value-type="float">
            <text:p>0.3038402</text:p>
          </table:table-cell>
          <table:table-cell office:value-type="float" office:value="0.3096171" calcext:value-type="float">
            <text:p>0.3096171</text:p>
          </table:table-cell>
          <table:table-cell office:value-type="float" office:value="0.3461618" calcext:value-type="float">
            <text:p>0.3461618</text:p>
          </table:table-cell>
          <table:table-cell office:value-type="float" office:value="0.3725078" calcext:value-type="float">
            <text:p>0.3725078</text:p>
          </table:table-cell>
          <table:table-cell office:value-type="float" office:value="0.3911851" calcext:value-type="float">
            <text:p>0.3911851</text:p>
          </table:table-cell>
          <table:table-cell office:value-type="float" office:value="0.4609436" calcext:value-type="float">
            <text:p>0.4609436</text:p>
          </table:table-cell>
          <table:table-cell office:value-type="float" office:value="0" calcext:value-type="float">
            <text:p>0</text:p>
          </table:table-cell>
          <table:table-cell office:value-type="float" office:value="1.904065E-015" calcext:value-type="float">
            <text:p>1.904065E-15</text:p>
          </table:table-cell>
          <table:table-cell office:value-type="float" office:value="1.996939E-015" calcext:value-type="float">
            <text:p>1.996939E-15</text:p>
          </table:table-cell>
          <table:table-cell office:value-type="float" office:value="1.945357E-015" calcext:value-type="float">
            <text:p>1.945357E-15</text:p>
          </table:table-cell>
          <table:table-cell office:value-type="float" office:value="1.92117E-015" calcext:value-type="float">
            <text:p>1.92117E-15</text:p>
          </table:table-cell>
          <table:table-cell office:value-type="float" office:value="9.893821E-016" calcext:value-type="float">
            <text:p>9.893821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36249" calcext:value-type="float">
            <text:p>-0.02336249</text:p>
          </table:table-cell>
          <table:table-cell office:value-type="float" office:value="-0.0223948" calcext:value-type="float">
            <text:p>-0.0223948</text:p>
          </table:table-cell>
          <table:table-cell office:value-type="float" office:value="-0.1896323" calcext:value-type="float">
            <text:p>-0.1896323</text:p>
          </table:table-cell>
          <table:table-cell office:value-type="float" office:value="-0.2097606" calcext:value-type="float">
            <text:p>-0.2097606</text:p>
          </table:table-cell>
          <table:table-cell office:value-type="float" office:value="-0.2028288" calcext:value-type="float">
            <text:p>-0.2028288</text:p>
          </table:table-cell>
          <table:table-cell office:value-type="float" office:value="-0.1898774" calcext:value-type="float">
            <text:p>-0.1898774</text:p>
          </table:table-cell>
          <table:table-cell office:value-type="float" office:value="-0.1587818" calcext:value-type="float">
            <text:p>-0.1587818</text:p>
          </table:table-cell>
          <table:table-cell office:value-type="float" office:value="-0.1356643" calcext:value-type="float">
            <text:p>-0.1356643</text:p>
          </table:table-cell>
          <table:table-cell office:value-type="float" office:value="-0.09322038" calcext:value-type="float">
            <text:p>-0.09322038</text:p>
          </table:table-cell>
          <table:table-cell office:value-type="float" office:value="-0.03878119" calcext:value-type="float">
            <text:p>-0.03878119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2376425" calcext:value-type="float">
            <text:p>-0.02376425</text:p>
          </table:table-cell>
          <table:table-cell office:value-type="float" office:value="0.02353405" calcext:value-type="float">
            <text:p>0.02353405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60064" calcext:value-type="float">
            <text:p>-2.36006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102004" calcext:value-type="float">
            <text:p>29102004</text:p>
          </table:table-cell>
          <table:table-cell office:value-type="float" office:value="766.2045" calcext:value-type="float">
            <text:p>766.2045</text:p>
          </table:table-cell>
          <table:table-cell office:value-type="float" office:value="741.9043" calcext:value-type="float">
            <text:p>741.9043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8.576" calcext:value-type="float">
            <text:p>1008.576</text:p>
          </table:table-cell>
          <table:table-cell office:value-type="float" office:value="35.03861" calcext:value-type="float">
            <text:p>35.03861</text:p>
          </table:table-cell>
          <table:table-cell office:value-type="float" office:value="0" calcext:value-type="float">
            <text:p>0</text:p>
          </table:table-cell>
          <table:table-cell office:value-type="float" office:value="0.247103" calcext:value-type="float">
            <text:p>0.247103</text:p>
          </table:table-cell>
          <table:table-cell office:value-type="float" office:value="0.2916256" calcext:value-type="float">
            <text:p>0.2916256</text:p>
          </table:table-cell>
          <table:table-cell office:value-type="float" office:value="0.2487346" calcext:value-type="float">
            <text:p>0.2487346</text:p>
          </table:table-cell>
          <table:table-cell office:value-type="float" office:value="0.2393636" calcext:value-type="float">
            <text:p>0.2393636</text:p>
          </table:table-cell>
          <table:table-cell office:value-type="float" office:value="0.239601" calcext:value-type="float">
            <text:p>0.239601</text:p>
          </table:table-cell>
          <table:table-cell office:value-type="float" office:value="0.2138209" calcext:value-type="float">
            <text:p>0.2138209</text:p>
          </table:table-cell>
          <table:table-cell office:value-type="float" office:value="0.2145182" calcext:value-type="float">
            <text:p>0.2145182</text:p>
          </table:table-cell>
          <table:table-cell office:value-type="float" office:value="0.3039594" calcext:value-type="float">
            <text:p>0.3039594</text:p>
          </table:table-cell>
          <table:table-cell office:value-type="float" office:value="0.3097678" calcext:value-type="float">
            <text:p>0.3097678</text:p>
          </table:table-cell>
          <table:table-cell office:value-type="float" office:value="0.3464061" calcext:value-type="float">
            <text:p>0.3464061</text:p>
          </table:table-cell>
          <table:table-cell office:value-type="float" office:value="0.372547" calcext:value-type="float">
            <text:p>0.372547</text:p>
          </table:table-cell>
          <table:table-cell office:value-type="float" office:value="0.3911973" calcext:value-type="float">
            <text:p>0.391197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4435E-015" calcext:value-type="float">
            <text:p>1.904435E-15</text:p>
          </table:table-cell>
          <table:table-cell office:value-type="float" office:value="1.996903E-015" calcext:value-type="float">
            <text:p>1.996903E-15</text:p>
          </table:table-cell>
          <table:table-cell office:value-type="float" office:value="1.945339E-015" calcext:value-type="float">
            <text:p>1.945339E-15</text:p>
          </table:table-cell>
          <table:table-cell office:value-type="float" office:value="1.921154E-015" calcext:value-type="float">
            <text:p>1.921154E-15</text:p>
          </table:table-cell>
          <table:table-cell office:value-type="float" office:value="9.893688E-016" calcext:value-type="float">
            <text:p>9.893688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02592" calcext:value-type="float">
            <text:p>-0.1602592</text:p>
          </table:table-cell>
          <table:table-cell office:value-type="float" office:value="-0.04410278" calcext:value-type="float">
            <text:p>-0.04410278</text:p>
          </table:table-cell>
          <table:table-cell office:value-type="float" office:value="-0.1518451" calcext:value-type="float">
            <text:p>-0.1518451</text:p>
          </table:table-cell>
          <table:table-cell office:value-type="float" office:value="-0.2037816" calcext:value-type="float">
            <text:p>-0.2037816</text:p>
          </table:table-cell>
          <table:table-cell office:value-type="float" office:value="-0.2021632" calcext:value-type="float">
            <text:p>-0.2021632</text:p>
          </table:table-cell>
          <table:table-cell office:value-type="float" office:value="-0.1892456" calcext:value-type="float">
            <text:p>-0.1892456</text:p>
          </table:table-cell>
          <table:table-cell office:value-type="float" office:value="-0.1581356" calcext:value-type="float">
            <text:p>-0.1581356</text:p>
          </table:table-cell>
          <table:table-cell office:value-type="float" office:value="-0.1351984" calcext:value-type="float">
            <text:p>-0.1351984</text:p>
          </table:table-cell>
          <table:table-cell office:value-type="float" office:value="-0.09279777" calcext:value-type="float">
            <text:p>-0.09279777</text:p>
          </table:table-cell>
          <table:table-cell office:value-type="float" office:value="-0.03851908" calcext:value-type="float">
            <text:p>-0.03851908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2541302" calcext:value-type="float">
            <text:p>-0.2541302</text:p>
          </table:table-cell>
          <table:table-cell office:value-type="float" office:value="0.02335194" calcext:value-type="float">
            <text:p>0.02335194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73173" calcext:value-type="float">
            <text:p>-2.37317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102004" calcext:value-type="float">
            <text:p>30102004</text:p>
          </table:table-cell>
          <table:table-cell office:value-type="float" office:value="766.2045" calcext:value-type="float">
            <text:p>766.2045</text:p>
          </table:table-cell>
          <table:table-cell office:value-type="float" office:value="743.8925" calcext:value-type="float">
            <text:p>743.8925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6.588" calcext:value-type="float">
            <text:p>1006.588</text:p>
          </table:table-cell>
          <table:table-cell office:value-type="float" office:value="35.03861" calcext:value-type="float">
            <text:p>35.03861</text:p>
          </table:table-cell>
          <table:table-cell office:value-type="float" office:value="0" calcext:value-type="float">
            <text:p>0</text:p>
          </table:table-cell>
          <table:table-cell office:value-type="float" office:value="0.1778625" calcext:value-type="float">
            <text:p>0.1778625</text:p>
          </table:table-cell>
          <table:table-cell office:value-type="float" office:value="0.2702234" calcext:value-type="float">
            <text:p>0.2702234</text:p>
          </table:table-cell>
          <table:table-cell office:value-type="float" office:value="0.2528194" calcext:value-type="float">
            <text:p>0.2528194</text:p>
          </table:table-cell>
          <table:table-cell office:value-type="float" office:value="0.240797" calcext:value-type="float">
            <text:p>0.240797</text:p>
          </table:table-cell>
          <table:table-cell office:value-type="float" office:value="0.2399231" calcext:value-type="float">
            <text:p>0.2399231</text:p>
          </table:table-cell>
          <table:table-cell office:value-type="float" office:value="0.2139168" calcext:value-type="float">
            <text:p>0.2139168</text:p>
          </table:table-cell>
          <table:table-cell office:value-type="float" office:value="0.2146346" calcext:value-type="float">
            <text:p>0.2146346</text:p>
          </table:table-cell>
          <table:table-cell office:value-type="float" office:value="0.3040787" calcext:value-type="float">
            <text:p>0.3040787</text:p>
          </table:table-cell>
          <table:table-cell office:value-type="float" office:value="0.3099234" calcext:value-type="float">
            <text:p>0.3099234</text:p>
          </table:table-cell>
          <table:table-cell office:value-type="float" office:value="0.3466822" calcext:value-type="float">
            <text:p>0.3466822</text:p>
          </table:table-cell>
          <table:table-cell office:value-type="float" office:value="0.3725346" calcext:value-type="float">
            <text:p>0.3725346</text:p>
          </table:table-cell>
          <table:table-cell office:value-type="float" office:value="0.3911504" calcext:value-type="float">
            <text:p>0.39115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4748E-015" calcext:value-type="float">
            <text:p>1.904748E-15</text:p>
          </table:table-cell>
          <table:table-cell office:value-type="float" office:value="1.996874E-015" calcext:value-type="float">
            <text:p>1.996874E-15</text:p>
          </table:table-cell>
          <table:table-cell office:value-type="float" office:value="1.945327E-015" calcext:value-type="float">
            <text:p>1.945327E-15</text:p>
          </table:table-cell>
          <table:table-cell office:value-type="float" office:value="1.921137E-015" calcext:value-type="float">
            <text:p>1.921137E-15</text:p>
          </table:table-cell>
          <table:table-cell office:value-type="float" office:value="9.893503E-016" calcext:value-type="float">
            <text:p>9.893503E-16</text:p>
          </table:table-cell>
          <table:table-cell office:value-type="float" office:value="9.66989E-016" calcext:value-type="float">
            <text:p>9.669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10015" calcext:value-type="float">
            <text:p>-2.010015</text:p>
          </table:table-cell>
          <table:table-cell office:value-type="float" office:value="-0.07975604" calcext:value-type="float">
            <text:p>-0.07975604</text:p>
          </table:table-cell>
          <table:table-cell office:value-type="float" office:value="-0.1337883" calcext:value-type="float">
            <text:p>-0.1337883</text:p>
          </table:table-cell>
          <table:table-cell office:value-type="float" office:value="-0.1946745" calcext:value-type="float">
            <text:p>-0.1946745</text:p>
          </table:table-cell>
          <table:table-cell office:value-type="float" office:value="-0.200102" calcext:value-type="float">
            <text:p>-0.200102</text:p>
          </table:table-cell>
          <table:table-cell office:value-type="float" office:value="-0.1885981" calcext:value-type="float">
            <text:p>-0.1885981</text:p>
          </table:table-cell>
          <table:table-cell office:value-type="float" office:value="-0.1575255" calcext:value-type="float">
            <text:p>-0.1575255</text:p>
          </table:table-cell>
          <table:table-cell office:value-type="float" office:value="-0.1347343" calcext:value-type="float">
            <text:p>-0.1347343</text:p>
          </table:table-cell>
          <table:table-cell office:value-type="float" office:value="-0.09236298" calcext:value-type="float">
            <text:p>-0.09236298</text:p>
          </table:table-cell>
          <table:table-cell office:value-type="float" office:value="-0.03822404" calcext:value-type="float">
            <text:p>-0.03822404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3.432677" calcext:value-type="float">
            <text:p>-3.432677</text:p>
          </table:table-cell>
          <table:table-cell office:value-type="float" office:value="0.02329316" calcext:value-type="float">
            <text:p>0.02329316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77075" calcext:value-type="float">
            <text:p>-2.37707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102004" calcext:value-type="float">
            <text:p>31102004</text:p>
          </table:table-cell>
          <table:table-cell office:value-type="float" office:value="766.2045" calcext:value-type="float">
            <text:p>766.2045</text:p>
          </table:table-cell>
          <table:table-cell office:value-type="float" office:value="744.6511" calcext:value-type="float">
            <text:p>744.6511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05.829" calcext:value-type="float">
            <text:p>1005.829</text:p>
          </table:table-cell>
          <table:table-cell office:value-type="float" office:value="35.03861" calcext:value-type="float">
            <text:p>35.03861</text:p>
          </table:table-cell>
          <table:table-cell office:value-type="float" office:value="0" calcext:value-type="float">
            <text:p>0</text:p>
          </table:table-cell>
          <table:table-cell office:value-type="float" office:value="0.1529845" calcext:value-type="float">
            <text:p>0.1529845</text:p>
          </table:table-cell>
          <table:table-cell office:value-type="float" office:value="0.2592524" calcext:value-type="float">
            <text:p>0.2592524</text:p>
          </table:table-cell>
          <table:table-cell office:value-type="float" office:value="0.2536264" calcext:value-type="float">
            <text:p>0.2536264</text:p>
          </table:table-cell>
          <table:table-cell office:value-type="float" office:value="0.2425677" calcext:value-type="float">
            <text:p>0.2425677</text:p>
          </table:table-cell>
          <table:table-cell office:value-type="float" office:value="0.2405547" calcext:value-type="float">
            <text:p>0.2405547</text:p>
          </table:table-cell>
          <table:table-cell office:value-type="float" office:value="0.2140277" calcext:value-type="float">
            <text:p>0.2140277</text:p>
          </table:table-cell>
          <table:table-cell office:value-type="float" office:value="0.2147478" calcext:value-type="float">
            <text:p>0.2147478</text:p>
          </table:table-cell>
          <table:table-cell office:value-type="float" office:value="0.3041978" calcext:value-type="float">
            <text:p>0.3041978</text:p>
          </table:table-cell>
          <table:table-cell office:value-type="float" office:value="0.3100773" calcext:value-type="float">
            <text:p>0.3100773</text:p>
          </table:table-cell>
          <table:table-cell office:value-type="float" office:value="0.3469498" calcext:value-type="float">
            <text:p>0.3469498</text:p>
          </table:table-cell>
          <table:table-cell office:value-type="float" office:value="0.3725327" calcext:value-type="float">
            <text:p>0.3725327</text:p>
          </table:table-cell>
          <table:table-cell office:value-type="float" office:value="0.3910818" calcext:value-type="float">
            <text:p>0.391081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05025E-015" calcext:value-type="float">
            <text:p>1.905025E-15</text:p>
          </table:table-cell>
          <table:table-cell office:value-type="float" office:value="1.996852E-015" calcext:value-type="float">
            <text:p>1.996852E-15</text:p>
          </table:table-cell>
          <table:table-cell office:value-type="float" office:value="1.945319E-015" calcext:value-type="float">
            <text:p>1.945319E-15</text:p>
          </table:table-cell>
          <table:table-cell office:value-type="float" office:value="1.921115E-015" calcext:value-type="float">
            <text:p>1.921115E-15</text:p>
          </table:table-cell>
          <table:table-cell office:value-type="float" office:value="9.893369E-016" calcext:value-type="float">
            <text:p>9.893369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384001" calcext:value-type="float">
            <text:p>-6.384001</text:p>
          </table:table-cell>
          <table:table-cell office:value-type="float" office:value="-0.1099148" calcext:value-type="float">
            <text:p>-0.1099148</text:p>
          </table:table-cell>
          <table:table-cell office:value-type="float" office:value="-0.1304161" calcext:value-type="float">
            <text:p>-0.1304161</text:p>
          </table:table-cell>
          <table:table-cell office:value-type="float" office:value="-0.1839673" calcext:value-type="float">
            <text:p>-0.1839673</text:p>
          </table:table-cell>
          <table:table-cell office:value-type="float" office:value="-0.1961151" calcext:value-type="float">
            <text:p>-0.1961151</text:p>
          </table:table-cell>
          <table:table-cell office:value-type="float" office:value="-0.1878522" calcext:value-type="float">
            <text:p>-0.1878522</text:p>
          </table:table-cell>
          <table:table-cell office:value-type="float" office:value="-0.156935" calcext:value-type="float">
            <text:p>-0.156935</text:p>
          </table:table-cell>
          <table:table-cell office:value-type="float" office:value="-0.1342722" calcext:value-type="float">
            <text:p>-0.1342722</text:p>
          </table:table-cell>
          <table:table-cell office:value-type="float" office:value="-0.09193549" calcext:value-type="float">
            <text:p>-0.09193549</text:p>
          </table:table-cell>
          <table:table-cell office:value-type="float" office:value="-0.03794037" calcext:value-type="float">
            <text:p>-0.03794037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13.98619" calcext:value-type="float">
            <text:p>-13.98619</text:p>
          </table:table-cell>
          <table:table-cell office:value-type="float" office:value="0.02326993" calcext:value-type="float">
            <text:p>0.02326993</text:p>
          </table:table-cell>
          <table:table-cell office:value-type="float" office:value="-9999.023" calcext:value-type="float">
            <text:p>-9999.023</text:p>
          </table:table-cell>
          <table:table-cell office:value-type="float" office:value="-2.380784" calcext:value-type="float">
            <text:p>-2.38078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12004" calcext:value-type="float">
            <text:p>1112004</text:p>
          </table:table-cell>
          <table:table-cell office:value-type="float" office:value="793.2044" calcext:value-type="float">
            <text:p>793.2044</text:p>
          </table:table-cell>
          <table:table-cell office:value-type="float" office:value="744.9661" calcext:value-type="float">
            <text:p>744.9661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32.033" calcext:value-type="float">
            <text:p>1032.033</text:p>
          </table:table-cell>
          <table:table-cell office:value-type="float" office:value="35.51987" calcext:value-type="float">
            <text:p>35.51987</text:p>
          </table:table-cell>
          <table:table-cell office:value-type="float" office:value="0" calcext:value-type="float">
            <text:p>0</text:p>
          </table:table-cell>
          <table:table-cell office:value-type="float" office:value="0.4461405" calcext:value-type="float">
            <text:p>0.4461405</text:p>
          </table:table-cell>
          <table:table-cell office:value-type="float" office:value="0.4513938" calcext:value-type="float">
            <text:p>0.4513938</text:p>
          </table:table-cell>
          <table:table-cell office:value-type="float" office:value="0.4636763" calcext:value-type="float">
            <text:p>0.4636763</text:p>
          </table:table-cell>
          <table:table-cell office:value-type="float" office:value="0.2679029" calcext:value-type="float">
            <text:p>0.2679029</text:p>
          </table:table-cell>
          <table:table-cell office:value-type="float" office:value="0.2462433" calcext:value-type="float">
            <text:p>0.2462433</text:p>
          </table:table-cell>
          <table:table-cell office:value-type="float" office:value="0.2149092" calcext:value-type="float">
            <text:p>0.2149092</text:p>
          </table:table-cell>
          <table:table-cell office:value-type="float" office:value="0.2554376" calcext:value-type="float">
            <text:p>0.2554376</text:p>
          </table:table-cell>
          <table:table-cell office:value-type="float" office:value="0.3051895" calcext:value-type="float">
            <text:p>0.3051895</text:p>
          </table:table-cell>
          <table:table-cell office:value-type="float" office:value="0.310236" calcext:value-type="float">
            <text:p>0.310236</text:p>
          </table:table-cell>
          <table:table-cell office:value-type="float" office:value="0.3472095" calcext:value-type="float">
            <text:p>0.3472095</text:p>
          </table:table-cell>
          <table:table-cell office:value-type="float" office:value="0.3725389" calcext:value-type="float">
            <text:p>0.3725389</text:p>
          </table:table-cell>
          <table:table-cell office:value-type="float" office:value="0.3910017" calcext:value-type="float">
            <text:p>0.391001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5942E-015" calcext:value-type="float">
            <text:p>1.915942E-15</text:p>
          </table:table-cell>
          <table:table-cell office:value-type="float" office:value="1.975962E-015" calcext:value-type="float">
            <text:p>1.975962E-15</text:p>
          </table:table-cell>
          <table:table-cell office:value-type="float" office:value="1.959874E-015" calcext:value-type="float">
            <text:p>1.959874E-15</text:p>
          </table:table-cell>
          <table:table-cell office:value-type="float" office:value="1.9211E-015" calcext:value-type="float">
            <text:p>1.9211E-15</text:p>
          </table:table-cell>
          <table:table-cell office:value-type="float" office:value="9.893198E-016" calcext:value-type="float">
            <text:p>9.893198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084919" calcext:value-type="float">
            <text:p>-0.003084919</text:p>
          </table:table-cell>
          <table:table-cell office:value-type="float" office:value="-0.002839923" calcext:value-type="float">
            <text:p>-0.002839923</text:p>
          </table:table-cell>
          <table:table-cell office:value-type="float" office:value="-0.002407946" calcext:value-type="float">
            <text:p>-0.002407946</text:p>
          </table:table-cell>
          <table:table-cell office:value-type="float" office:value="-0.08600658" calcext:value-type="float">
            <text:p>-0.08600658</text:p>
          </table:table-cell>
          <table:table-cell office:value-type="float" office:value="-0.164196" calcext:value-type="float">
            <text:p>-0.164196</text:p>
          </table:table-cell>
          <table:table-cell office:value-type="float" office:value="-0.1821048" calcext:value-type="float">
            <text:p>-0.1821048</text:p>
          </table:table-cell>
          <table:table-cell office:value-type="float" office:value="-0.04552994" calcext:value-type="float">
            <text:p>-0.04552994</text:p>
          </table:table-cell>
          <table:table-cell office:value-type="float" office:value="-0.1305388" calcext:value-type="float">
            <text:p>-0.1305388</text:p>
          </table:table-cell>
          <table:table-cell office:value-type="float" office:value="-0.09149718" calcext:value-type="float">
            <text:p>-0.09149718</text:p>
          </table:table-cell>
          <table:table-cell office:value-type="float" office:value="-0.03766744" calcext:value-type="float">
            <text:p>-0.03766744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03750261" calcext:value-type="float">
            <text:p>-0.003750261</text:p>
          </table:table-cell>
          <table:table-cell office:value-type="float" office:value="0.006257879" calcext:value-type="float">
            <text:p>0.00625787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4372" calcext:value-type="float">
            <text:p>-2.38437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12004" calcext:value-type="float">
            <text:p>2112004</text:p>
          </table:table-cell>
          <table:table-cell office:value-type="float" office:value="793.2044" calcext:value-type="float">
            <text:p>793.2044</text:p>
          </table:table-cell>
          <table:table-cell office:value-type="float" office:value="745.8743" calcext:value-type="float">
            <text:p>745.8743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31.059" calcext:value-type="float">
            <text:p>1031.059</text:p>
          </table:table-cell>
          <table:table-cell office:value-type="float" office:value="35.58523" calcext:value-type="float">
            <text:p>35.58523</text:p>
          </table:table-cell>
          <table:table-cell office:value-type="float" office:value="0" calcext:value-type="float">
            <text:p>0</text:p>
          </table:table-cell>
          <table:table-cell office:value-type="float" office:value="0.422261" calcext:value-type="float">
            <text:p>0.422261</text:p>
          </table:table-cell>
          <table:table-cell office:value-type="float" office:value="0.427255" calcext:value-type="float">
            <text:p>0.427255</text:p>
          </table:table-cell>
          <table:table-cell office:value-type="float" office:value="0.4355955" calcext:value-type="float">
            <text:p>0.4355955</text:p>
          </table:table-cell>
          <table:table-cell office:value-type="float" office:value="0.2906972" calcext:value-type="float">
            <text:p>0.2906972</text:p>
          </table:table-cell>
          <table:table-cell office:value-type="float" office:value="0.2591704" calcext:value-type="float">
            <text:p>0.2591704</text:p>
          </table:table-cell>
          <table:table-cell office:value-type="float" office:value="0.2164437" calcext:value-type="float">
            <text:p>0.2164437</text:p>
          </table:table-cell>
          <table:table-cell office:value-type="float" office:value="0.2509174" calcext:value-type="float">
            <text:p>0.2509174</text:p>
          </table:table-cell>
          <table:table-cell office:value-type="float" office:value="0.3063487" calcext:value-type="float">
            <text:p>0.3063487</text:p>
          </table:table-cell>
          <table:table-cell office:value-type="float" office:value="0.3104102" calcext:value-type="float">
            <text:p>0.3104102</text:p>
          </table:table-cell>
          <table:table-cell office:value-type="float" office:value="0.3474617" calcext:value-type="float">
            <text:p>0.3474617</text:p>
          </table:table-cell>
          <table:table-cell office:value-type="float" office:value="0.3725511" calcext:value-type="float">
            <text:p>0.3725511</text:p>
          </table:table-cell>
          <table:table-cell office:value-type="float" office:value="0.3909133" calcext:value-type="float">
            <text:p>0.390913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6281E-015" calcext:value-type="float">
            <text:p>1.916281E-15</text:p>
          </table:table-cell>
          <table:table-cell office:value-type="float" office:value="1.975929E-015" calcext:value-type="float">
            <text:p>1.975929E-15</text:p>
          </table:table-cell>
          <table:table-cell office:value-type="float" office:value="1.959861E-015" calcext:value-type="float">
            <text:p>1.959861E-15</text:p>
          </table:table-cell>
          <table:table-cell office:value-type="float" office:value="1.921081E-015" calcext:value-type="float">
            <text:p>1.921081E-15</text:p>
          </table:table-cell>
          <table:table-cell office:value-type="float" office:value="9.893028E-016" calcext:value-type="float">
            <text:p>9.893028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278013" calcext:value-type="float">
            <text:p>-0.004278013</text:p>
          </table:table-cell>
          <table:table-cell office:value-type="float" office:value="-0.003953983" calcext:value-type="float">
            <text:p>-0.003953983</text:p>
          </table:table-cell>
          <table:table-cell office:value-type="float" office:value="-0.003517904" calcext:value-type="float">
            <text:p>-0.003517904</text:p>
          </table:table-cell>
          <table:table-cell office:value-type="float" office:value="-0.04609383" calcext:value-type="float">
            <text:p>-0.04609383</text:p>
          </table:table-cell>
          <table:table-cell office:value-type="float" office:value="-0.1112406" calcext:value-type="float">
            <text:p>-0.1112406</text:p>
          </table:table-cell>
          <table:table-cell office:value-type="float" office:value="-0.1724985" calcext:value-type="float">
            <text:p>-0.1724985</text:p>
          </table:table-cell>
          <table:table-cell office:value-type="float" office:value="-0.0520179" calcext:value-type="float">
            <text:p>-0.0520179</text:p>
          </table:table-cell>
          <table:table-cell office:value-type="float" office:value="-0.1262642" calcext:value-type="float">
            <text:p>-0.1262642</text:p>
          </table:table-cell>
          <table:table-cell office:value-type="float" office:value="-0.091019" calcext:value-type="float">
            <text:p>-0.091019</text:p>
          </table:table-cell>
          <table:table-cell office:value-type="float" office:value="-0.03740438" calcext:value-type="float">
            <text:p>-0.03740438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04613251" calcext:value-type="float">
            <text:p>-0.004613251</text:p>
          </table:table-cell>
          <table:table-cell office:value-type="float" office:value="0.006256105" calcext:value-type="float">
            <text:p>0.00625610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7857" calcext:value-type="float">
            <text:p>-2.38785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12004" calcext:value-type="float">
            <text:p>3112004</text:p>
          </table:table-cell>
          <table:table-cell office:value-type="float" office:value="793.3043" calcext:value-type="float">
            <text:p>793.3043</text:p>
          </table:table-cell>
          <table:table-cell office:value-type="float" office:value="746.9059" calcext:value-type="float">
            <text:p>746.9059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29.66" calcext:value-type="float">
            <text:p>1029.66</text:p>
          </table:table-cell>
          <table:table-cell office:value-type="float" office:value="36.05291" calcext:value-type="float">
            <text:p>36.05291</text:p>
          </table:table-cell>
          <table:table-cell office:value-type="float" office:value="0" calcext:value-type="float">
            <text:p>0</text:p>
          </table:table-cell>
          <table:table-cell office:value-type="float" office:value="0.3442559" calcext:value-type="float">
            <text:p>0.3442559</text:p>
          </table:table-cell>
          <table:table-cell office:value-type="float" office:value="0.3461727" calcext:value-type="float">
            <text:p>0.3461727</text:p>
          </table:table-cell>
          <table:table-cell office:value-type="float" office:value="0.3428375" calcext:value-type="float">
            <text:p>0.3428375</text:p>
          </table:table-cell>
          <table:table-cell office:value-type="float" office:value="0.3226216" calcext:value-type="float">
            <text:p>0.3226216</text:p>
          </table:table-cell>
          <table:table-cell office:value-type="float" office:value="0.2959792" calcext:value-type="float">
            <text:p>0.2959792</text:p>
          </table:table-cell>
          <table:table-cell office:value-type="float" office:value="0.2191436" calcext:value-type="float">
            <text:p>0.2191436</text:p>
          </table:table-cell>
          <table:table-cell office:value-type="float" office:value="0.3087512" calcext:value-type="float">
            <text:p>0.3087512</text:p>
          </table:table-cell>
          <table:table-cell office:value-type="float" office:value="0.307985" calcext:value-type="float">
            <text:p>0.307985</text:p>
          </table:table-cell>
          <table:table-cell office:value-type="float" office:value="0.3105986" calcext:value-type="float">
            <text:p>0.3105986</text:p>
          </table:table-cell>
          <table:table-cell office:value-type="float" office:value="0.3477072" calcext:value-type="float">
            <text:p>0.3477072</text:p>
          </table:table-cell>
          <table:table-cell office:value-type="float" office:value="0.3725677" calcext:value-type="float">
            <text:p>0.3725677</text:p>
          </table:table-cell>
          <table:table-cell office:value-type="float" office:value="0.3908179" calcext:value-type="float">
            <text:p>0.39081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48104E-015" calcext:value-type="float">
            <text:p>1.948104E-15</text:p>
          </table:table-cell>
          <table:table-cell office:value-type="float" office:value="1.975906E-015" calcext:value-type="float">
            <text:p>1.975906E-15</text:p>
          </table:table-cell>
          <table:table-cell office:value-type="float" office:value="1.959845E-015" calcext:value-type="float">
            <text:p>1.959845E-15</text:p>
          </table:table-cell>
          <table:table-cell office:value-type="float" office:value="1.921064E-015" calcext:value-type="float">
            <text:p>1.921064E-15</text:p>
          </table:table-cell>
          <table:table-cell office:value-type="float" office:value="9.892901E-016" calcext:value-type="float">
            <text:p>9.892901E-16</text:p>
          </table:table-cell>
          <table:table-cell office:value-type="float" office:value="9.669887E-016" calcext:value-type="float">
            <text:p>9.669887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01544" calcext:value-type="float">
            <text:p>-0.01501544</text:p>
          </table:table-cell>
          <table:table-cell office:value-type="float" office:value="-0.01451539" calcext:value-type="float">
            <text:p>-0.01451539</text:p>
          </table:table-cell>
          <table:table-cell office:value-type="float" office:value="-0.01541891" calcext:value-type="float">
            <text:p>-0.01541891</text:p>
          </table:table-cell>
          <table:table-cell office:value-type="float" office:value="-0.0225827" calcext:value-type="float">
            <text:p>-0.0225827</text:p>
          </table:table-cell>
          <table:table-cell office:value-type="float" office:value="-0.04033124" calcext:value-type="float">
            <text:p>-0.04033124</text:p>
          </table:table-cell>
          <table:table-cell office:value-type="float" office:value="-0.1569359" calcext:value-type="float">
            <text:p>-0.1569359</text:p>
          </table:table-cell>
          <table:table-cell office:value-type="float" office:value="-0.009839838" calcext:value-type="float">
            <text:p>-0.009839838</text:p>
          </table:table-cell>
          <table:table-cell office:value-type="float" office:value="-0.1205398" calcext:value-type="float">
            <text:p>-0.1205398</text:p>
          </table:table-cell>
          <table:table-cell office:value-type="float" office:value="-0.09050456" calcext:value-type="float">
            <text:p>-0.09050456</text:p>
          </table:table-cell>
          <table:table-cell office:value-type="float" office:value="-0.03715034" calcext:value-type="float">
            <text:p>-0.03715034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1533994" calcext:value-type="float">
            <text:p>-0.01533994</text:p>
          </table:table-cell>
          <table:table-cell office:value-type="float" office:value="0.006204368" calcext:value-type="float">
            <text:p>0.00620436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125" calcext:value-type="float">
            <text:p>-2.3912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112004" calcext:value-type="float">
            <text:p>4112004</text:p>
          </table:table-cell>
          <table:table-cell office:value-type="float" office:value="793.3043" calcext:value-type="float">
            <text:p>793.3043</text:p>
          </table:table-cell>
          <table:table-cell office:value-type="float" office:value="748.4156" calcext:value-type="float">
            <text:p>748.4156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27.891" calcext:value-type="float">
            <text:p>1027.891</text:p>
          </table:table-cell>
          <table:table-cell office:value-type="float" office:value="36.31304" calcext:value-type="float">
            <text:p>36.31304</text:p>
          </table:table-cell>
          <table:table-cell office:value-type="float" office:value="0" calcext:value-type="float">
            <text:p>0</text:p>
          </table:table-cell>
          <table:table-cell office:value-type="float" office:value="0.3006792" calcext:value-type="float">
            <text:p>0.3006792</text:p>
          </table:table-cell>
          <table:table-cell office:value-type="float" office:value="0.3101279" calcext:value-type="float">
            <text:p>0.3101279</text:p>
          </table:table-cell>
          <table:table-cell office:value-type="float" office:value="0.3203087" calcext:value-type="float">
            <text:p>0.3203087</text:p>
          </table:table-cell>
          <table:table-cell office:value-type="float" office:value="0.3210864" calcext:value-type="float">
            <text:p>0.3210864</text:p>
          </table:table-cell>
          <table:table-cell office:value-type="float" office:value="0.3189642" calcext:value-type="float">
            <text:p>0.3189642</text:p>
          </table:table-cell>
          <table:table-cell office:value-type="float" office:value="0.2228881" calcext:value-type="float">
            <text:p>0.2228881</text:p>
          </table:table-cell>
          <table:table-cell office:value-type="float" office:value="0.3067522" calcext:value-type="float">
            <text:p>0.3067522</text:p>
          </table:table-cell>
          <table:table-cell office:value-type="float" office:value="0.3100238" calcext:value-type="float">
            <text:p>0.3100238</text:p>
          </table:table-cell>
          <table:table-cell office:value-type="float" office:value="0.3108005" calcext:value-type="float">
            <text:p>0.3108005</text:p>
          </table:table-cell>
          <table:table-cell office:value-type="float" office:value="0.3479466" calcext:value-type="float">
            <text:p>0.3479466</text:p>
          </table:table-cell>
          <table:table-cell office:value-type="float" office:value="0.3725875" calcext:value-type="float">
            <text:p>0.3725875</text:p>
          </table:table-cell>
          <table:table-cell office:value-type="float" office:value="0.3907175" calcext:value-type="float">
            <text:p>0.390717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3500597" calcext:value-type="float">
            <text:p>3.500597E-06</text:p>
          </table:table-cell>
          <table:table-cell office:value-type="float" office:value="1.975878E-015" calcext:value-type="float">
            <text:p>1.975878E-15</text:p>
          </table:table-cell>
          <table:table-cell office:value-type="float" office:value="1.959827E-015" calcext:value-type="float">
            <text:p>1.959827E-15</text:p>
          </table:table-cell>
          <table:table-cell office:value-type="float" office:value="1.921051E-015" calcext:value-type="float">
            <text:p>1.921051E-15</text:p>
          </table:table-cell>
          <table:table-cell office:value-type="float" office:value="9.892732E-016" calcext:value-type="float">
            <text:p>9.892732E-16</text:p>
          </table:table-cell>
          <table:table-cell office:value-type="float" office:value="9.66989E-016" calcext:value-type="float">
            <text:p>9.669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499544" calcext:value-type="float">
            <text:p>-0.03499544</text:p>
          </table:table-cell>
          <table:table-cell office:value-type="float" office:value="-0.02866559" calcext:value-type="float">
            <text:p>-0.02866559</text:p>
          </table:table-cell>
          <table:table-cell office:value-type="float" office:value="-0.02347521" calcext:value-type="float">
            <text:p>-0.02347521</text:p>
          </table:table-cell>
          <table:table-cell office:value-type="float" office:value="-0.02321544" calcext:value-type="float">
            <text:p>-0.02321544</text:p>
          </table:table-cell>
          <table:table-cell office:value-type="float" office:value="-0.02421729" calcext:value-type="float">
            <text:p>-0.02421729</text:p>
          </table:table-cell>
          <table:table-cell office:value-type="float" office:value="-0.1378855" calcext:value-type="float">
            <text:p>-0.1378855</text:p>
          </table:table-cell>
          <table:table-cell office:value-type="float" office:value="-0.01038943" calcext:value-type="float">
            <text:p>-0.01038943</text:p>
          </table:table-cell>
          <table:table-cell office:value-type="float" office:value="-0.1137588" calcext:value-type="float">
            <text:p>-0.1137588</text:p>
          </table:table-cell>
          <table:table-cell office:value-type="float" office:value="-0.08995727" calcext:value-type="float">
            <text:p>-0.08995727</text:p>
          </table:table-cell>
          <table:table-cell office:value-type="float" office:value="-0.03690426" calcext:value-type="float">
            <text:p>-0.03690426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3841629" calcext:value-type="float">
            <text:p>-0.03841629</text:p>
          </table:table-cell>
          <table:table-cell office:value-type="float" office:value="0.006167555" calcext:value-type="float">
            <text:p>0.00616755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4558" calcext:value-type="float">
            <text:p>-2.39455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112004" calcext:value-type="float">
            <text:p>5112004</text:p>
          </table:table-cell>
          <table:table-cell office:value-type="float" office:value="793.3043" calcext:value-type="float">
            <text:p>793.3043</text:p>
          </table:table-cell>
          <table:table-cell office:value-type="float" office:value="750.0157" calcext:value-type="float">
            <text:p>750.0157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26.047" calcext:value-type="float">
            <text:p>1026.047</text:p>
          </table:table-cell>
          <table:table-cell office:value-type="float" office:value="36.55712" calcext:value-type="float">
            <text:p>36.55712</text:p>
          </table:table-cell>
          <table:table-cell office:value-type="float" office:value="0" calcext:value-type="float">
            <text:p>0</text:p>
          </table:table-cell>
          <table:table-cell office:value-type="float" office:value="0.27472" calcext:value-type="float">
            <text:p>0.27472</text:p>
          </table:table-cell>
          <table:table-cell office:value-type="float" office:value="0.2899904" calcext:value-type="float">
            <text:p>0.2899904</text:p>
          </table:table-cell>
          <table:table-cell office:value-type="float" office:value="0.3088883" calcext:value-type="float">
            <text:p>0.3088883</text:p>
          </table:table-cell>
          <table:table-cell office:value-type="float" office:value="0.3155132" calcext:value-type="float">
            <text:p>0.3155132</text:p>
          </table:table-cell>
          <table:table-cell office:value-type="float" office:value="0.3157003" calcext:value-type="float">
            <text:p>0.3157003</text:p>
          </table:table-cell>
          <table:table-cell office:value-type="float" office:value="0.2272066" calcext:value-type="float">
            <text:p>0.2272066</text:p>
          </table:table-cell>
          <table:table-cell office:value-type="float" office:value="0.3006862" calcext:value-type="float">
            <text:p>0.3006862</text:p>
          </table:table-cell>
          <table:table-cell office:value-type="float" office:value="0.3118894" calcext:value-type="float">
            <text:p>0.3118894</text:p>
          </table:table-cell>
          <table:table-cell office:value-type="float" office:value="0.3110265" calcext:value-type="float">
            <text:p>0.3110265</text:p>
          </table:table-cell>
          <table:table-cell office:value-type="float" office:value="0.3481806" calcext:value-type="float">
            <text:p>0.3481806</text:p>
          </table:table-cell>
          <table:table-cell office:value-type="float" office:value="0.3726097" calcext:value-type="float">
            <text:p>0.3726097</text:p>
          </table:table-cell>
          <table:table-cell office:value-type="float" office:value="0.390613" calcext:value-type="float">
            <text:p>0.39061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4986E-015" calcext:value-type="float">
            <text:p>1.914986E-15</text:p>
          </table:table-cell>
          <table:table-cell office:value-type="float" office:value="1.975848E-015" calcext:value-type="float">
            <text:p>1.975848E-15</text:p>
          </table:table-cell>
          <table:table-cell office:value-type="float" office:value="1.959809E-015" calcext:value-type="float">
            <text:p>1.959809E-15</text:p>
          </table:table-cell>
          <table:table-cell office:value-type="float" office:value="1.921035E-015" calcext:value-type="float">
            <text:p>1.921035E-15</text:p>
          </table:table-cell>
          <table:table-cell office:value-type="float" office:value="9.892577E-016" calcext:value-type="float">
            <text:p>9.892577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17201" calcext:value-type="float">
            <text:p>-0.0717201</text:p>
          </table:table-cell>
          <table:table-cell office:value-type="float" office:value="-0.04645646" calcext:value-type="float">
            <text:p>-0.04645646</text:p>
          </table:table-cell>
          <table:table-cell office:value-type="float" office:value="-0.02936679" calcext:value-type="float">
            <text:p>-0.02936679</text:p>
          </table:table-cell>
          <table:table-cell office:value-type="float" office:value="-0.02583167" calcext:value-type="float">
            <text:p>-0.02583167</text:p>
          </table:table-cell>
          <table:table-cell office:value-type="float" office:value="-0.02574372" calcext:value-type="float">
            <text:p>-0.02574372</text:p>
          </table:table-cell>
          <table:table-cell office:value-type="float" office:value="-0.1190697" calcext:value-type="float">
            <text:p>-0.1190697</text:p>
          </table:table-cell>
          <table:table-cell office:value-type="float" office:value="-0.0122803" calcext:value-type="float">
            <text:p>-0.0122803</text:p>
          </table:table-cell>
          <table:table-cell office:value-type="float" office:value="-0.1079235" calcext:value-type="float">
            <text:p>-0.1079235</text:p>
          </table:table-cell>
          <table:table-cell office:value-type="float" office:value="-0.08934883" calcext:value-type="float">
            <text:p>-0.08934883</text:p>
          </table:table-cell>
          <table:table-cell office:value-type="float" office:value="-0.03666563" calcext:value-type="float">
            <text:p>-0.03666563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7827155" calcext:value-type="float">
            <text:p>-0.07827155</text:p>
          </table:table-cell>
          <table:table-cell office:value-type="float" office:value="0.006126201" calcext:value-type="float">
            <text:p>0.00612620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7782" calcext:value-type="float">
            <text:p>-2.39778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112004" calcext:value-type="float">
            <text:p>6112004</text:p>
          </table:table-cell>
          <table:table-cell office:value-type="float" office:value="793.3043" calcext:value-type="float">
            <text:p>793.3043</text:p>
          </table:table-cell>
          <table:table-cell office:value-type="float" office:value="751.9564" calcext:value-type="float">
            <text:p>751.9564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24.362" calcext:value-type="float">
            <text:p>1024.362</text:p>
          </table:table-cell>
          <table:table-cell office:value-type="float" office:value="36.30139" calcext:value-type="float">
            <text:p>36.30139</text:p>
          </table:table-cell>
          <table:table-cell office:value-type="float" office:value="0" calcext:value-type="float">
            <text:p>0</text:p>
          </table:table-cell>
          <table:table-cell office:value-type="float" office:value="0.1859345" calcext:value-type="float">
            <text:p>0.1859345</text:p>
          </table:table-cell>
          <table:table-cell office:value-type="float" office:value="0.2888148" calcext:value-type="float">
            <text:p>0.2888148</text:p>
          </table:table-cell>
          <table:table-cell office:value-type="float" office:value="0.3015208" calcext:value-type="float">
            <text:p>0.3015208</text:p>
          </table:table-cell>
          <table:table-cell office:value-type="float" office:value="0.3088805" calcext:value-type="float">
            <text:p>0.3088805</text:p>
          </table:table-cell>
          <table:table-cell office:value-type="float" office:value="0.3089419" calcext:value-type="float">
            <text:p>0.3089419</text:p>
          </table:table-cell>
          <table:table-cell office:value-type="float" office:value="0.2321225" calcext:value-type="float">
            <text:p>0.2321225</text:p>
          </table:table-cell>
          <table:table-cell office:value-type="float" office:value="0.2899847" calcext:value-type="float">
            <text:p>0.2899847</text:p>
          </table:table-cell>
          <table:table-cell office:value-type="float" office:value="0.3140073" calcext:value-type="float">
            <text:p>0.3140073</text:p>
          </table:table-cell>
          <table:table-cell office:value-type="float" office:value="0.3112695" calcext:value-type="float">
            <text:p>0.3112695</text:p>
          </table:table-cell>
          <table:table-cell office:value-type="float" office:value="0.3484098" calcext:value-type="float">
            <text:p>0.3484098</text:p>
          </table:table-cell>
          <table:table-cell office:value-type="float" office:value="0.3726336" calcext:value-type="float">
            <text:p>0.3726336</text:p>
          </table:table-cell>
          <table:table-cell office:value-type="float" office:value="0.3905871" calcext:value-type="float">
            <text:p>0.3905871</text:p>
          </table:table-cell>
          <table:table-cell office:value-type="float" office:value="0.4587919" calcext:value-type="float">
            <text:p>0.4587919</text:p>
          </table:table-cell>
          <table:table-cell office:value-type="float" office:value="0" calcext:value-type="float">
            <text:p>0</text:p>
          </table:table-cell>
          <table:table-cell office:value-type="float" office:value="1.915402E-015" calcext:value-type="float">
            <text:p>1.915402E-15</text:p>
          </table:table-cell>
          <table:table-cell office:value-type="float" office:value="1.975812E-015" calcext:value-type="float">
            <text:p>1.975812E-15</text:p>
          </table:table-cell>
          <table:table-cell office:value-type="float" office:value="1.95978E-015" calcext:value-type="float">
            <text:p>1.95978E-15</text:p>
          </table:table-cell>
          <table:table-cell office:value-type="float" office:value="1.92102E-015" calcext:value-type="float">
            <text:p>1.92102E-15</text:p>
          </table:table-cell>
          <table:table-cell office:value-type="float" office:value="9.892405E-016" calcext:value-type="float">
            <text:p>9.892405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39765" calcext:value-type="float">
            <text:p>-1.439765</text:p>
          </table:table-cell>
          <table:table-cell office:value-type="float" office:value="-0.04799807" calcext:value-type="float">
            <text:p>-0.04799807</text:p>
          </table:table-cell>
          <table:table-cell office:value-type="float" office:value="-0.03439202" calcext:value-type="float">
            <text:p>-0.03439202</text:p>
          </table:table-cell>
          <table:table-cell office:value-type="float" office:value="-0.0294176" calcext:value-type="float">
            <text:p>-0.0294176</text:p>
          </table:table-cell>
          <table:table-cell office:value-type="float" office:value="-0.02938339" calcext:value-type="float">
            <text:p>-0.02938339</text:p>
          </table:table-cell>
          <table:table-cell office:value-type="float" office:value="-0.1010824" calcext:value-type="float">
            <text:p>-0.1010824</text:p>
          </table:table-cell>
          <table:table-cell office:value-type="float" office:value="-0.01662725" calcext:value-type="float">
            <text:p>-0.01662725</text:p>
          </table:table-cell>
          <table:table-cell office:value-type="float" office:value="-0.1017129" calcext:value-type="float">
            <text:p>-0.1017129</text:p>
          </table:table-cell>
          <table:table-cell office:value-type="float" office:value="-0.08869935" calcext:value-type="float">
            <text:p>-0.08869935</text:p>
          </table:table-cell>
          <table:table-cell office:value-type="float" office:value="-0.03643345" calcext:value-type="float">
            <text:p>-0.03643345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1.746849" calcext:value-type="float">
            <text:p>-1.746849</text:p>
          </table:table-cell>
          <table:table-cell office:value-type="float" office:value="0.006090775" calcext:value-type="float">
            <text:p>0.00609077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4574" calcext:value-type="float">
            <text:p>-2.36457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112004" calcext:value-type="float">
            <text:p>7112004</text:p>
          </table:table-cell>
          <table:table-cell office:value-type="float" office:value="793.3043" calcext:value-type="float">
            <text:p>793.3043</text:p>
          </table:table-cell>
          <table:table-cell office:value-type="float" office:value="753.067" calcext:value-type="float">
            <text:p>753.067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24.054" calcext:value-type="float">
            <text:p>1024.054</text:p>
          </table:table-cell>
          <table:table-cell office:value-type="float" office:value="35.49939" calcext:value-type="float">
            <text:p>35.49939</text:p>
          </table:table-cell>
          <table:table-cell office:value-type="float" office:value="0" calcext:value-type="float">
            <text:p>0</text:p>
          </table:table-cell>
          <table:table-cell office:value-type="float" office:value="0.1248486" calcext:value-type="float">
            <text:p>0.1248486</text:p>
          </table:table-cell>
          <table:table-cell office:value-type="float" office:value="0.2901358" calcext:value-type="float">
            <text:p>0.2901358</text:p>
          </table:table-cell>
          <table:table-cell office:value-type="float" office:value="0.2976004" calcext:value-type="float">
            <text:p>0.2976004</text:p>
          </table:table-cell>
          <table:table-cell office:value-type="float" office:value="0.30279" calcext:value-type="float">
            <text:p>0.30279</text:p>
          </table:table-cell>
          <table:table-cell office:value-type="float" office:value="0.3021281" calcext:value-type="float">
            <text:p>0.3021281</text:p>
          </table:table-cell>
          <table:table-cell office:value-type="float" office:value="0.2375014" calcext:value-type="float">
            <text:p>0.2375014</text:p>
          </table:table-cell>
          <table:table-cell office:value-type="float" office:value="0.279653" calcext:value-type="float">
            <text:p>0.279653</text:p>
          </table:table-cell>
          <table:table-cell office:value-type="float" office:value="0.3158666" calcext:value-type="float">
            <text:p>0.3158666</text:p>
          </table:table-cell>
          <table:table-cell office:value-type="float" office:value="0.3115343" calcext:value-type="float">
            <text:p>0.3115343</text:p>
          </table:table-cell>
          <table:table-cell office:value-type="float" office:value="0.3486345" calcext:value-type="float">
            <text:p>0.3486345</text:p>
          </table:table-cell>
          <table:table-cell office:value-type="float" office:value="0.3726684" calcext:value-type="float">
            <text:p>0.3726684</text:p>
          </table:table-cell>
          <table:table-cell office:value-type="float" office:value="0.3906785" calcext:value-type="float">
            <text:p>0.3906785</text:p>
          </table:table-cell>
          <table:table-cell office:value-type="float" office:value="0.4613682" calcext:value-type="float">
            <text:p>0.4613682</text:p>
          </table:table-cell>
          <table:table-cell office:value-type="float" office:value="0" calcext:value-type="float">
            <text:p>0</text:p>
          </table:table-cell>
          <table:table-cell office:value-type="float" office:value="1.915831E-015" calcext:value-type="float">
            <text:p>1.915831E-15</text:p>
          </table:table-cell>
          <table:table-cell office:value-type="float" office:value="1.975776E-015" calcext:value-type="float">
            <text:p>1.975776E-15</text:p>
          </table:table-cell>
          <table:table-cell office:value-type="float" office:value="1.959749E-015" calcext:value-type="float">
            <text:p>1.959749E-15</text:p>
          </table:table-cell>
          <table:table-cell office:value-type="float" office:value="1.921002E-015" calcext:value-type="float">
            <text:p>1.921002E-15</text:p>
          </table:table-cell>
          <table:table-cell office:value-type="float" office:value="9.892272E-016" calcext:value-type="float">
            <text:p>9.892272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81229" calcext:value-type="float">
            <text:p>-30.81229</text:p>
          </table:table-cell>
          <table:table-cell office:value-type="float" office:value="-0.04638356" calcext:value-type="float">
            <text:p>-0.04638356</text:p>
          </table:table-cell>
          <table:table-cell office:value-type="float" office:value="-0.03807286" calcext:value-type="float">
            <text:p>-0.03807286</text:p>
          </table:table-cell>
          <table:table-cell office:value-type="float" office:value="-0.03330206" calcext:value-type="float">
            <text:p>-0.03330206</text:p>
          </table:table-cell>
          <table:table-cell office:value-type="float" office:value="-0.03386796" calcext:value-type="float">
            <text:p>-0.03386796</text:p>
          </table:table-cell>
          <table:table-cell office:value-type="float" office:value="-0.08481774" calcext:value-type="float">
            <text:p>-0.08481774</text:p>
          </table:table-cell>
          <table:table-cell office:value-type="float" office:value="-0.02253439" calcext:value-type="float">
            <text:p>-0.02253439</text:p>
          </table:table-cell>
          <table:table-cell office:value-type="float" office:value="-0.09657317" calcext:value-type="float">
            <text:p>-0.09657317</text:p>
          </table:table-cell>
          <table:table-cell office:value-type="float" office:value="-0.08799761" calcext:value-type="float">
            <text:p>-0.08799761</text:p>
          </table:table-cell>
          <table:table-cell office:value-type="float" office:value="-0.03620748" calcext:value-type="float">
            <text:p>-0.03620748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11.61522" calcext:value-type="float">
            <text:p>-11.61522</text:p>
          </table:table-cell>
          <table:table-cell office:value-type="float" office:value="0.006078791" calcext:value-type="float">
            <text:p>0.00607879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5962" calcext:value-type="float">
            <text:p>-2.37596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112004" calcext:value-type="float">
            <text:p>8112004</text:p>
          </table:table-cell>
          <table:table-cell office:value-type="float" office:value="793.3043" calcext:value-type="float">
            <text:p>793.3043</text:p>
          </table:table-cell>
          <table:table-cell office:value-type="float" office:value="753.2794" calcext:value-type="float">
            <text:p>753.2794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24.009" calcext:value-type="float">
            <text:p>1024.009</text:p>
          </table:table-cell>
          <table:table-cell office:value-type="float" office:value="35.33142" calcext:value-type="float">
            <text:p>35.33142</text:p>
          </table:table-cell>
          <table:table-cell office:value-type="float" office:value="0" calcext:value-type="float">
            <text:p>0</text:p>
          </table:table-cell>
          <table:table-cell office:value-type="float" office:value="0.1156354" calcext:value-type="float">
            <text:p>0.1156354</text:p>
          </table:table-cell>
          <table:table-cell office:value-type="float" office:value="0.2925845" calcext:value-type="float">
            <text:p>0.2925845</text:p>
          </table:table-cell>
          <table:table-cell office:value-type="float" office:value="0.2961361" calcext:value-type="float">
            <text:p>0.2961361</text:p>
          </table:table-cell>
          <table:table-cell office:value-type="float" office:value="0.2984164" calcext:value-type="float">
            <text:p>0.2984164</text:p>
          </table:table-cell>
          <table:table-cell office:value-type="float" office:value="0.2968081" calcext:value-type="float">
            <text:p>0.2968081</text:p>
          </table:table-cell>
          <table:table-cell office:value-type="float" office:value="0.2428427" calcext:value-type="float">
            <text:p>0.2428427</text:p>
          </table:table-cell>
          <table:table-cell office:value-type="float" office:value="0.269328" calcext:value-type="float">
            <text:p>0.269328</text:p>
          </table:table-cell>
          <table:table-cell office:value-type="float" office:value="0.3177021" calcext:value-type="float">
            <text:p>0.3177021</text:p>
          </table:table-cell>
          <table:table-cell office:value-type="float" office:value="0.3118781" calcext:value-type="float">
            <text:p>0.3118781</text:p>
          </table:table-cell>
          <table:table-cell office:value-type="float" office:value="0.3488022" calcext:value-type="float">
            <text:p>0.3488022</text:p>
          </table:table-cell>
          <table:table-cell office:value-type="float" office:value="0.3727093" calcext:value-type="float">
            <text:p>0.3727093</text:p>
          </table:table-cell>
          <table:table-cell office:value-type="float" office:value="0.3906818" calcext:value-type="float">
            <text:p>0.3906818</text:p>
          </table:table-cell>
          <table:table-cell office:value-type="float" office:value="0.4623305" calcext:value-type="float">
            <text:p>0.4623305</text:p>
          </table:table-cell>
          <table:table-cell office:value-type="float" office:value="0" calcext:value-type="float">
            <text:p>0</text:p>
          </table:table-cell>
          <table:table-cell office:value-type="float" office:value="1.916242E-015" calcext:value-type="float">
            <text:p>1.916242E-15</text:p>
          </table:table-cell>
          <table:table-cell office:value-type="float" office:value="1.97574E-015" calcext:value-type="float">
            <text:p>1.97574E-15</text:p>
          </table:table-cell>
          <table:table-cell office:value-type="float" office:value="1.959724E-015" calcext:value-type="float">
            <text:p>1.959724E-15</text:p>
          </table:table-cell>
          <table:table-cell office:value-type="float" office:value="1.920984E-015" calcext:value-type="float">
            <text:p>1.920984E-15</text:p>
          </table:table-cell>
          <table:table-cell office:value-type="float" office:value="9.892086E-016" calcext:value-type="float">
            <text:p>9.892086E-16</text:p>
          </table:table-cell>
          <table:table-cell office:value-type="float" office:value="9.66989E-016" calcext:value-type="float">
            <text:p>9.669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47603" calcext:value-type="float">
            <text:p>-56.47603</text:p>
          </table:table-cell>
          <table:table-cell office:value-type="float" office:value="-0.04343294" calcext:value-type="float">
            <text:p>-0.04343294</text:p>
          </table:table-cell>
          <table:table-cell office:value-type="float" office:value="-0.03955311" calcext:value-type="float">
            <text:p>-0.03955311</text:p>
          </table:table-cell>
          <table:table-cell office:value-type="float" office:value="-0.03726853" calcext:value-type="float">
            <text:p>-0.03726853</text:p>
          </table:table-cell>
          <table:table-cell office:value-type="float" office:value="-0.03885095" calcext:value-type="float">
            <text:p>-0.03885095</text:p>
          </table:table-cell>
          <table:table-cell office:value-type="float" office:value="-0.07151911" calcext:value-type="float">
            <text:p>-0.07151911</text:p>
          </table:table-cell>
          <table:table-cell office:value-type="float" office:value="-0.03088012" calcext:value-type="float">
            <text:p>-0.03088012</text:p>
          </table:table-cell>
          <table:table-cell office:value-type="float" office:value="-0.09179023" calcext:value-type="float">
            <text:p>-0.09179023</text:p>
          </table:table-cell>
          <table:table-cell office:value-type="float" office:value="-0.08709786" calcext:value-type="float">
            <text:p>-0.08709786</text:p>
          </table:table-cell>
          <table:table-cell office:value-type="float" office:value="-0.03603913" calcext:value-type="float">
            <text:p>-0.03603913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15.63093" calcext:value-type="float">
            <text:p>-15.63093</text:p>
          </table:table-cell>
          <table:table-cell office:value-type="float" office:value="0.006070287" calcext:value-type="float">
            <text:p>0.00607028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5171" calcext:value-type="float">
            <text:p>-2.38517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112004" calcext:value-type="float">
            <text:p>9112004</text:p>
          </table:table-cell>
          <table:table-cell office:value-type="float" office:value="793.3043" calcext:value-type="float">
            <text:p>793.3043</text:p>
          </table:table-cell>
          <table:table-cell office:value-type="float" office:value="753.3563" calcext:value-type="float">
            <text:p>753.3563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23.932" calcext:value-type="float">
            <text:p>1023.932</text:p>
          </table:table-cell>
          <table:table-cell office:value-type="float" office:value="35.33142" calcext:value-type="float">
            <text:p>35.33142</text:p>
          </table:table-cell>
          <table:table-cell office:value-type="float" office:value="0" calcext:value-type="float">
            <text:p>0</text:p>
          </table:table-cell>
          <table:table-cell office:value-type="float" office:value="0.1180562" calcext:value-type="float">
            <text:p>0.1180562</text:p>
          </table:table-cell>
          <table:table-cell office:value-type="float" office:value="0.2928392" calcext:value-type="float">
            <text:p>0.2928392</text:p>
          </table:table-cell>
          <table:table-cell office:value-type="float" office:value="0.294873" calcext:value-type="float">
            <text:p>0.294873</text:p>
          </table:table-cell>
          <table:table-cell office:value-type="float" office:value="0.2954214" calcext:value-type="float">
            <text:p>0.2954214</text:p>
          </table:table-cell>
          <table:table-cell office:value-type="float" office:value="0.2934533" calcext:value-type="float">
            <text:p>0.2934533</text:p>
          </table:table-cell>
          <table:table-cell office:value-type="float" office:value="0.2473398" calcext:value-type="float">
            <text:p>0.2473398</text:p>
          </table:table-cell>
          <table:table-cell office:value-type="float" office:value="0.2608283" calcext:value-type="float">
            <text:p>0.2608283</text:p>
          </table:table-cell>
          <table:table-cell office:value-type="float" office:value="0.3192105" calcext:value-type="float">
            <text:p>0.3192105</text:p>
          </table:table-cell>
          <table:table-cell office:value-type="float" office:value="0.3122571" calcext:value-type="float">
            <text:p>0.3122571</text:p>
          </table:table-cell>
          <table:table-cell office:value-type="float" office:value="0.3489531" calcext:value-type="float">
            <text:p>0.3489531</text:p>
          </table:table-cell>
          <table:table-cell office:value-type="float" office:value="0.3727502" calcext:value-type="float">
            <text:p>0.3727502</text:p>
          </table:table-cell>
          <table:table-cell office:value-type="float" office:value="0.3906483" calcext:value-type="float">
            <text:p>0.390648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6742E-015" calcext:value-type="float">
            <text:p>1.916742E-15</text:p>
          </table:table-cell>
          <table:table-cell office:value-type="float" office:value="1.975695E-015" calcext:value-type="float">
            <text:p>1.975695E-15</text:p>
          </table:table-cell>
          <table:table-cell office:value-type="float" office:value="1.959689E-015" calcext:value-type="float">
            <text:p>1.959689E-15</text:p>
          </table:table-cell>
          <table:table-cell office:value-type="float" office:value="1.920967E-015" calcext:value-type="float">
            <text:p>1.920967E-15</text:p>
          </table:table-cell>
          <table:table-cell office:value-type="float" office:value="9.891887E-016" calcext:value-type="float">
            <text:p>9.891887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73894" calcext:value-type="float">
            <text:p>-47.73894</text:p>
          </table:table-cell>
          <table:table-cell office:value-type="float" office:value="-0.04312977" calcext:value-type="float">
            <text:p>-0.04312977</text:p>
          </table:table-cell>
          <table:table-cell office:value-type="float" office:value="-0.04087401" calcext:value-type="float">
            <text:p>-0.04087401</text:p>
          </table:table-cell>
          <table:table-cell office:value-type="float" office:value="-0.04029073" calcext:value-type="float">
            <text:p>-0.04029073</text:p>
          </table:table-cell>
          <table:table-cell office:value-type="float" office:value="-0.04242209" calcext:value-type="float">
            <text:p>-0.04242209</text:p>
          </table:table-cell>
          <table:table-cell office:value-type="float" office:value="-0.06212012" calcext:value-type="float">
            <text:p>-0.06212012</text:p>
          </table:table-cell>
          <table:table-cell office:value-type="float" office:value="-0.03921544" calcext:value-type="float">
            <text:p>-0.03921544</text:p>
          </table:table-cell>
          <table:table-cell office:value-type="float" office:value="-0.08804556" calcext:value-type="float">
            <text:p>-0.08804556</text:p>
          </table:table-cell>
          <table:table-cell office:value-type="float" office:value="-0.08611496" calcext:value-type="float">
            <text:p>-0.08611496</text:p>
          </table:table-cell>
          <table:table-cell office:value-type="float" office:value="-0.03588909" calcext:value-type="float">
            <text:p>-0.03588909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22.94996" calcext:value-type="float">
            <text:p>-22.94996</text:p>
          </table:table-cell>
          <table:table-cell office:value-type="float" office:value="0.006058116" calcext:value-type="float">
            <text:p>0.00605811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9327" calcext:value-type="float">
            <text:p>-2.38932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112004" calcext:value-type="float">
            <text:p>10112004</text:p>
          </table:table-cell>
          <table:table-cell office:value-type="float" office:value="816.5042" calcext:value-type="float">
            <text:p>816.5042</text:p>
          </table:table-cell>
          <table:table-cell office:value-type="float" office:value="753.5344" calcext:value-type="float">
            <text:p>753.5344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46.667" calcext:value-type="float">
            <text:p>1046.667</text:p>
          </table:table-cell>
          <table:table-cell office:value-type="float" office:value="35.61898" calcext:value-type="float">
            <text:p>35.61898</text:p>
          </table:table-cell>
          <table:table-cell office:value-type="float" office:value="0" calcext:value-type="float">
            <text:p>0</text:p>
          </table:table-cell>
          <table:table-cell office:value-type="float" office:value="0.4454688" calcext:value-type="float">
            <text:p>0.4454688</text:p>
          </table:table-cell>
          <table:table-cell office:value-type="float" office:value="0.4504882" calcext:value-type="float">
            <text:p>0.4504882</text:p>
          </table:table-cell>
          <table:table-cell office:value-type="float" office:value="0.4610595" calcext:value-type="float">
            <text:p>0.4610595</text:p>
          </table:table-cell>
          <table:table-cell office:value-type="float" office:value="0.3169908" calcext:value-type="float">
            <text:p>0.3169908</text:p>
          </table:table-cell>
          <table:table-cell office:value-type="float" office:value="0.2977453" calcext:value-type="float">
            <text:p>0.2977453</text:p>
          </table:table-cell>
          <table:table-cell office:value-type="float" office:value="0.2517017" calcext:value-type="float">
            <text:p>0.2517017</text:p>
          </table:table-cell>
          <table:table-cell office:value-type="float" office:value="0.2897722" calcext:value-type="float">
            <text:p>0.2897722</text:p>
          </table:table-cell>
          <table:table-cell office:value-type="float" office:value="0.3206601" calcext:value-type="float">
            <text:p>0.3206601</text:p>
          </table:table-cell>
          <table:table-cell office:value-type="float" office:value="0.3126448" calcext:value-type="float">
            <text:p>0.3126448</text:p>
          </table:table-cell>
          <table:table-cell office:value-type="float" office:value="0.3491069" calcext:value-type="float">
            <text:p>0.3491069</text:p>
          </table:table-cell>
          <table:table-cell office:value-type="float" office:value="0.372791" calcext:value-type="float">
            <text:p>0.372791</text:p>
          </table:table-cell>
          <table:table-cell office:value-type="float" office:value="0.3905993" calcext:value-type="float">
            <text:p>0.39059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7183E-015" calcext:value-type="float">
            <text:p>1.917183E-15</text:p>
          </table:table-cell>
          <table:table-cell office:value-type="float" office:value="1.97566E-015" calcext:value-type="float">
            <text:p>1.97566E-15</text:p>
          </table:table-cell>
          <table:table-cell office:value-type="float" office:value="1.959654E-015" calcext:value-type="float">
            <text:p>1.959654E-15</text:p>
          </table:table-cell>
          <table:table-cell office:value-type="float" office:value="1.920952E-015" calcext:value-type="float">
            <text:p>1.920952E-15</text:p>
          </table:table-cell>
          <table:table-cell office:value-type="float" office:value="9.891705E-016" calcext:value-type="float">
            <text:p>9.891705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091181" calcext:value-type="float">
            <text:p>-0.003091181</text:p>
          </table:table-cell>
          <table:table-cell office:value-type="float" office:value="-0.002854692" calcext:value-type="float">
            <text:p>-0.002854692</text:p>
          </table:table-cell>
          <table:table-cell office:value-type="float" office:value="-0.002479842" calcext:value-type="float">
            <text:p>-0.002479842</text:p>
          </table:table-cell>
          <table:table-cell office:value-type="float" office:value="-0.02559328" calcext:value-type="float">
            <text:p>-0.02559328</text:p>
          </table:table-cell>
          <table:table-cell office:value-type="float" office:value="-0.03828937" calcext:value-type="float">
            <text:p>-0.03828937</text:p>
          </table:table-cell>
          <table:table-cell office:value-type="float" office:value="-0.05439103" calcext:value-type="float">
            <text:p>-0.05439103</text:p>
          </table:table-cell>
          <table:table-cell office:value-type="float" office:value="-0.01671443" calcext:value-type="float">
            <text:p>-0.01671443</text:p>
          </table:table-cell>
          <table:table-cell office:value-type="float" office:value="-0.08463238" calcext:value-type="float">
            <text:p>-0.08463238</text:p>
          </table:table-cell>
          <table:table-cell office:value-type="float" office:value="-0.08512238" calcext:value-type="float">
            <text:p>-0.08512238</text:p>
          </table:table-cell>
          <table:table-cell office:value-type="float" office:value="-0.03573685" calcext:value-type="float">
            <text:p>-0.03573685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03179977" calcext:value-type="float">
            <text:p>-0.003179977</text:p>
          </table:table-cell>
          <table:table-cell office:value-type="float" office:value="0.006040688" calcext:value-type="float">
            <text:p>0.00604068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2886" calcext:value-type="float">
            <text:p>-2.39288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112004" calcext:value-type="float">
            <text:p>11112004</text:p>
          </table:table-cell>
          <table:table-cell office:value-type="float" office:value="816.5042" calcext:value-type="float">
            <text:p>816.5042</text:p>
          </table:table-cell>
          <table:table-cell office:value-type="float" office:value="754.6302" calcext:value-type="float">
            <text:p>754.6302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45.041" calcext:value-type="float">
            <text:p>1045.041</text:p>
          </table:table-cell>
          <table:table-cell office:value-type="float" office:value="36.14877" calcext:value-type="float">
            <text:p>36.14877</text:p>
          </table:table-cell>
          <table:table-cell office:value-type="float" office:value="0" calcext:value-type="float">
            <text:p>0</text:p>
          </table:table-cell>
          <table:table-cell office:value-type="float" office:value="0.3278623" calcext:value-type="float">
            <text:p>0.3278623</text:p>
          </table:table-cell>
          <table:table-cell office:value-type="float" office:value="0.3512689" calcext:value-type="float">
            <text:p>0.3512689</text:p>
          </table:table-cell>
          <table:table-cell office:value-type="float" office:value="0.3613427" calcext:value-type="float">
            <text:p>0.3613427</text:p>
          </table:table-cell>
          <table:table-cell office:value-type="float" office:value="0.3641083" calcext:value-type="float">
            <text:p>0.3641083</text:p>
          </table:table-cell>
          <table:table-cell office:value-type="float" office:value="0.363711" calcext:value-type="float">
            <text:p>0.363711</text:p>
          </table:table-cell>
          <table:table-cell office:value-type="float" office:value="0.2653186" calcext:value-type="float">
            <text:p>0.2653186</text:p>
          </table:table-cell>
          <table:table-cell office:value-type="float" office:value="0.3177751" calcext:value-type="float">
            <text:p>0.3177751</text:p>
          </table:table-cell>
          <table:table-cell office:value-type="float" office:value="0.3234084" calcext:value-type="float">
            <text:p>0.3234084</text:p>
          </table:table-cell>
          <table:table-cell office:value-type="float" office:value="0.3130548" calcext:value-type="float">
            <text:p>0.3130548</text:p>
          </table:table-cell>
          <table:table-cell office:value-type="float" office:value="0.3492614" calcext:value-type="float">
            <text:p>0.3492614</text:p>
          </table:table-cell>
          <table:table-cell office:value-type="float" office:value="0.3728299" calcext:value-type="float">
            <text:p>0.3728299</text:p>
          </table:table-cell>
          <table:table-cell office:value-type="float" office:value="0.3905383" calcext:value-type="float">
            <text:p>0.3905383</text:p>
          </table:table-cell>
          <table:table-cell office:value-type="float" office:value="0.4623711" calcext:value-type="float">
            <text:p>0.4623711</text:p>
          </table:table-cell>
          <table:table-cell office:value-type="float" office:value="0" calcext:value-type="float">
            <text:p>0</text:p>
          </table:table-cell>
          <table:table-cell office:value-type="float" office:value="0.01075037" calcext:value-type="float">
            <text:p>0.01075037</text:p>
          </table:table-cell>
          <table:table-cell office:value-type="float" office:value="1.975632E-015" calcext:value-type="float">
            <text:p>1.975632E-15</text:p>
          </table:table-cell>
          <table:table-cell office:value-type="float" office:value="1.959635E-015" calcext:value-type="float">
            <text:p>1.959635E-15</text:p>
          </table:table-cell>
          <table:table-cell office:value-type="float" office:value="1.920935E-015" calcext:value-type="float">
            <text:p>1.920935E-15</text:p>
          </table:table-cell>
          <table:table-cell office:value-type="float" office:value="9.89156E-016" calcext:value-type="float">
            <text:p>9.89156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954005" calcext:value-type="float">
            <text:p>-0.01954005</text:p>
          </table:table-cell>
          <table:table-cell office:value-type="float" office:value="-0.01311911" calcext:value-type="float">
            <text:p>-0.01311911</text:p>
          </table:table-cell>
          <table:table-cell office:value-type="float" office:value="-0.0111366" calcext:value-type="float">
            <text:p>-0.0111366</text:p>
          </table:table-cell>
          <table:table-cell office:value-type="float" office:value="-0.01074014" calcext:value-type="float">
            <text:p>-0.01074014</text:p>
          </table:table-cell>
          <table:table-cell office:value-type="float" office:value="-0.0108236" calcext:value-type="float">
            <text:p>-0.0108236</text:p>
          </table:table-cell>
          <table:table-cell office:value-type="float" office:value="-0.03646223" calcext:value-type="float">
            <text:p>-0.03646223</text:p>
          </table:table-cell>
          <table:table-cell office:value-type="float" office:value="-0.007853185" calcext:value-type="float">
            <text:p>-0.007853185</text:p>
          </table:table-cell>
          <table:table-cell office:value-type="float" office:value="-0.07854676" calcext:value-type="float">
            <text:p>-0.07854676</text:p>
          </table:table-cell>
          <table:table-cell office:value-type="float" office:value="-0.0840869" calcext:value-type="float">
            <text:p>-0.0840869</text:p>
          </table:table-cell>
          <table:table-cell office:value-type="float" office:value="-0.03558463" calcext:value-type="float">
            <text:p>-0.03558463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27931" calcext:value-type="float">
            <text:p>-0.027931</text:p>
          </table:table-cell>
          <table:table-cell office:value-type="float" office:value="0.006117386" calcext:value-type="float">
            <text:p>0.00611738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635" calcext:value-type="float">
            <text:p>-2.3963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2112004" calcext:value-type="float">
            <text:p>12112004</text:p>
          </table:table-cell>
          <table:table-cell office:value-type="float" office:value="816.5042" calcext:value-type="float">
            <text:p>816.5042</text:p>
          </table:table-cell>
          <table:table-cell office:value-type="float" office:value="755.4266" calcext:value-type="float">
            <text:p>755.4266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43.71" calcext:value-type="float">
            <text:p>1043.71</text:p>
          </table:table-cell>
          <table:table-cell office:value-type="float" office:value="36.68461" calcext:value-type="float">
            <text:p>36.68461</text:p>
          </table:table-cell>
          <table:table-cell office:value-type="float" office:value="0" calcext:value-type="float">
            <text:p>0</text:p>
          </table:table-cell>
          <table:table-cell office:value-type="float" office:value="0.3213809" calcext:value-type="float">
            <text:p>0.3213809</text:p>
          </table:table-cell>
          <table:table-cell office:value-type="float" office:value="0.3307286" calcext:value-type="float">
            <text:p>0.3307286</text:p>
          </table:table-cell>
          <table:table-cell office:value-type="float" office:value="0.3394154" calcext:value-type="float">
            <text:p>0.3394154</text:p>
          </table:table-cell>
          <table:table-cell office:value-type="float" office:value="0.3445933" calcext:value-type="float">
            <text:p>0.3445933</text:p>
          </table:table-cell>
          <table:table-cell office:value-type="float" office:value="0.3441898" calcext:value-type="float">
            <text:p>0.3441898</text:p>
          </table:table-cell>
          <table:table-cell office:value-type="float" office:value="0.2880636" calcext:value-type="float">
            <text:p>0.2880636</text:p>
          </table:table-cell>
          <table:table-cell office:value-type="float" office:value="0.3084495" calcext:value-type="float">
            <text:p>0.3084495</text:p>
          </table:table-cell>
          <table:table-cell office:value-type="float" office:value="0.3263143" calcext:value-type="float">
            <text:p>0.3263143</text:p>
          </table:table-cell>
          <table:table-cell office:value-type="float" office:value="0.3134946" calcext:value-type="float">
            <text:p>0.3134946</text:p>
          </table:table-cell>
          <table:table-cell office:value-type="float" office:value="0.3494188" calcext:value-type="float">
            <text:p>0.3494188</text:p>
          </table:table-cell>
          <table:table-cell office:value-type="float" office:value="0.372867" calcext:value-type="float">
            <text:p>0.372867</text:p>
          </table:table-cell>
          <table:table-cell office:value-type="float" office:value="0.3904664" calcext:value-type="float">
            <text:p>0.3904664</text:p>
          </table:table-cell>
          <table:table-cell office:value-type="float" office:value="0.4623722" calcext:value-type="float">
            <text:p>0.4623722</text:p>
          </table:table-cell>
          <table:table-cell office:value-type="float" office:value="0" calcext:value-type="float">
            <text:p>0</text:p>
          </table:table-cell>
          <table:table-cell office:value-type="float" office:value="0.003810092" calcext:value-type="float">
            <text:p>0.003810092</text:p>
          </table:table-cell>
          <table:table-cell office:value-type="float" office:value="1.975609E-015" calcext:value-type="float">
            <text:p>1.975609E-15</text:p>
          </table:table-cell>
          <table:table-cell office:value-type="float" office:value="1.959619E-015" calcext:value-type="float">
            <text:p>1.959619E-15</text:p>
          </table:table-cell>
          <table:table-cell office:value-type="float" office:value="1.920923E-015" calcext:value-type="float">
            <text:p>1.920923E-15</text:p>
          </table:table-cell>
          <table:table-cell office:value-type="float" office:value="9.891386E-016" calcext:value-type="float">
            <text:p>9.891386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58058" calcext:value-type="float">
            <text:p>-0.02258058</text:p>
          </table:table-cell>
          <table:table-cell office:value-type="float" office:value="-0.01927631" calcext:value-type="float">
            <text:p>-0.01927631</text:p>
          </table:table-cell>
          <table:table-cell office:value-type="float" office:value="-0.01644179" calcext:value-type="float">
            <text:p>-0.01644179</text:p>
          </table:table-cell>
          <table:table-cell office:value-type="float" office:value="-0.01503761" calcext:value-type="float">
            <text:p>-0.01503761</text:p>
          </table:table-cell>
          <table:table-cell office:value-type="float" office:value="-0.01515125" calcext:value-type="float">
            <text:p>-0.01515125</text:p>
          </table:table-cell>
          <table:table-cell office:value-type="float" office:value="-0.01960058" calcext:value-type="float">
            <text:p>-0.01960058</text:p>
          </table:table-cell>
          <table:table-cell office:value-type="float" office:value="-0.009876429" calcext:value-type="float">
            <text:p>-0.009876429</text:p>
          </table:table-cell>
          <table:table-cell office:value-type="float" office:value="-0.07262881" calcext:value-type="float">
            <text:p>-0.07262881</text:p>
          </table:table-cell>
          <table:table-cell office:value-type="float" office:value="-0.08299156" calcext:value-type="float">
            <text:p>-0.08299156</text:p>
          </table:table-cell>
          <table:table-cell office:value-type="float" office:value="-0.03543029" calcext:value-type="float">
            <text:p>-0.03543029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2589668" calcext:value-type="float">
            <text:p>-0.02589668</text:p>
          </table:table-cell>
          <table:table-cell office:value-type="float" office:value="0.006013231" calcext:value-type="float">
            <text:p>0.00601323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9611" calcext:value-type="float">
            <text:p>-2.39961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112004" calcext:value-type="float">
            <text:p>13112004</text:p>
          </table:table-cell>
          <table:table-cell office:value-type="float" office:value="816.5042" calcext:value-type="float">
            <text:p>816.5042</text:p>
          </table:table-cell>
          <table:table-cell office:value-type="float" office:value="756.1235" calcext:value-type="float">
            <text:p>756.1235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43.319" calcext:value-type="float">
            <text:p>1043.319</text:p>
          </table:table-cell>
          <table:table-cell office:value-type="float" office:value="36.37946" calcext:value-type="float">
            <text:p>36.37946</text:p>
          </table:table-cell>
          <table:table-cell office:value-type="float" office:value="0" calcext:value-type="float">
            <text:p>0</text:p>
          </table:table-cell>
          <table:table-cell office:value-type="float" office:value="0.3144976" calcext:value-type="float">
            <text:p>0.3144976</text:p>
          </table:table-cell>
          <table:table-cell office:value-type="float" office:value="0.3192764" calcext:value-type="float">
            <text:p>0.3192764</text:p>
          </table:table-cell>
          <table:table-cell office:value-type="float" office:value="0.3278113" calcext:value-type="float">
            <text:p>0.3278113</text:p>
          </table:table-cell>
          <table:table-cell office:value-type="float" office:value="0.3349557" calcext:value-type="float">
            <text:p>0.3349557</text:p>
          </table:table-cell>
          <table:table-cell office:value-type="float" office:value="0.3382487" calcext:value-type="float">
            <text:p>0.3382487</text:p>
          </table:table-cell>
          <table:table-cell office:value-type="float" office:value="0.2969952" calcext:value-type="float">
            <text:p>0.2969952</text:p>
          </table:table-cell>
          <table:table-cell office:value-type="float" office:value="0.2965328" calcext:value-type="float">
            <text:p>0.2965328</text:p>
          </table:table-cell>
          <table:table-cell office:value-type="float" office:value="0.3291439" calcext:value-type="float">
            <text:p>0.3291439</text:p>
          </table:table-cell>
          <table:table-cell office:value-type="float" office:value="0.3139649" calcext:value-type="float">
            <text:p>0.3139649</text:p>
          </table:table-cell>
          <table:table-cell office:value-type="float" office:value="0.3495783" calcext:value-type="float">
            <text:p>0.3495783</text:p>
          </table:table-cell>
          <table:table-cell office:value-type="float" office:value="0.3729115" calcext:value-type="float">
            <text:p>0.3729115</text:p>
          </table:table-cell>
          <table:table-cell office:value-type="float" office:value="0.3907393" calcext:value-type="float">
            <text:p>0.3907393</text:p>
          </table:table-cell>
          <table:table-cell office:value-type="float" office:value="0.4572697" calcext:value-type="float">
            <text:p>0.4572697</text:p>
          </table:table-cell>
          <table:table-cell office:value-type="float" office:value="0" calcext:value-type="float">
            <text:p>0</text:p>
          </table:table-cell>
          <table:table-cell office:value-type="float" office:value="1.893961E-015" calcext:value-type="float">
            <text:p>1.893961E-15</text:p>
          </table:table-cell>
          <table:table-cell office:value-type="float" office:value="1.975586E-015" calcext:value-type="float">
            <text:p>1.975586E-15</text:p>
          </table:table-cell>
          <table:table-cell office:value-type="float" office:value="1.959601E-015" calcext:value-type="float">
            <text:p>1.959601E-15</text:p>
          </table:table-cell>
          <table:table-cell office:value-type="float" office:value="1.920916E-015" calcext:value-type="float">
            <text:p>1.920916E-15</text:p>
          </table:table-cell>
          <table:table-cell office:value-type="float" office:value="9.891219E-016" calcext:value-type="float">
            <text:p>9.891219E-16</text:p>
          </table:table-cell>
          <table:table-cell office:value-type="float" office:value="9.66989E-016" calcext:value-type="float">
            <text:p>9.669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32678" calcext:value-type="float">
            <text:p>-0.02632678</text:p>
          </table:table-cell>
          <table:table-cell office:value-type="float" office:value="-0.02402222" calcext:value-type="float">
            <text:p>-0.02402222</text:p>
          </table:table-cell>
          <table:table-cell office:value-type="float" office:value="-0.02039524" calcext:value-type="float">
            <text:p>-0.02039524</text:p>
          </table:table-cell>
          <table:table-cell office:value-type="float" office:value="-0.01792355" calcext:value-type="float">
            <text:p>-0.01792355</text:p>
          </table:table-cell>
          <table:table-cell office:value-type="float" office:value="-0.01688698" calcext:value-type="float">
            <text:p>-0.01688698</text:p>
          </table:table-cell>
          <table:table-cell office:value-type="float" office:value="-0.01549336" calcext:value-type="float">
            <text:p>-0.01549336</text:p>
          </table:table-cell>
          <table:table-cell office:value-type="float" office:value="-0.01378812" calcext:value-type="float">
            <text:p>-0.01378812</text:p>
          </table:table-cell>
          <table:table-cell office:value-type="float" office:value="-0.0673233" calcext:value-type="float">
            <text:p>-0.0673233</text:p>
          </table:table-cell>
          <table:table-cell office:value-type="float" office:value="-0.08183753" calcext:value-type="float">
            <text:p>-0.08183753</text:p>
          </table:table-cell>
          <table:table-cell office:value-type="float" office:value="-0.0352746" calcext:value-type="float">
            <text:p>-0.0352746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2793816" calcext:value-type="float">
            <text:p>-0.02793816</text:p>
          </table:table-cell>
          <table:table-cell office:value-type="float" office:value="0.005969811" calcext:value-type="float">
            <text:p>0.00596981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44981" calcext:value-type="float">
            <text:p>-2.34498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112004" calcext:value-type="float">
            <text:p>14112004</text:p>
          </table:table-cell>
          <table:table-cell office:value-type="float" office:value="816.5042" calcext:value-type="float">
            <text:p>816.5042</text:p>
          </table:table-cell>
          <table:table-cell office:value-type="float" office:value="756.7933" calcext:value-type="float">
            <text:p>756.7933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43.195" calcext:value-type="float">
            <text:p>1043.195</text:p>
          </table:table-cell>
          <table:table-cell office:value-type="float" office:value="35.83371" calcext:value-type="float">
            <text:p>35.83371</text:p>
          </table:table-cell>
          <table:table-cell office:value-type="float" office:value="0" calcext:value-type="float">
            <text:p>0</text:p>
          </table:table-cell>
          <table:table-cell office:value-type="float" office:value="0.3111008" calcext:value-type="float">
            <text:p>0.3111008</text:p>
          </table:table-cell>
          <table:table-cell office:value-type="float" office:value="0.3135174" calcext:value-type="float">
            <text:p>0.3135174</text:p>
          </table:table-cell>
          <table:table-cell office:value-type="float" office:value="0.3229182" calcext:value-type="float">
            <text:p>0.3229182</text:p>
          </table:table-cell>
          <table:table-cell office:value-type="float" office:value="0.3305578" calcext:value-type="float">
            <text:p>0.3305578</text:p>
          </table:table-cell>
          <table:table-cell office:value-type="float" office:value="0.334255" calcext:value-type="float">
            <text:p>0.334255</text:p>
          </table:table-cell>
          <table:table-cell office:value-type="float" office:value="0.2945876" calcext:value-type="float">
            <text:p>0.2945876</text:p>
          </table:table-cell>
          <table:table-cell office:value-type="float" office:value="0.2891589" calcext:value-type="float">
            <text:p>0.2891589</text:p>
          </table:table-cell>
          <table:table-cell office:value-type="float" office:value="0.3320867" calcext:value-type="float">
            <text:p>0.3320867</text:p>
          </table:table-cell>
          <table:table-cell office:value-type="float" office:value="0.3144637" calcext:value-type="float">
            <text:p>0.3144637</text:p>
          </table:table-cell>
          <table:table-cell office:value-type="float" office:value="0.3497409" calcext:value-type="float">
            <text:p>0.3497409</text:p>
          </table:table-cell>
          <table:table-cell office:value-type="float" office:value="0.3729705" calcext:value-type="float">
            <text:p>0.3729705</text:p>
          </table:table-cell>
          <table:table-cell office:value-type="float" office:value="0.3909168" calcext:value-type="float">
            <text:p>0.3909168</text:p>
          </table:table-cell>
          <table:table-cell office:value-type="float" office:value="0.4606383" calcext:value-type="float">
            <text:p>0.4606383</text:p>
          </table:table-cell>
          <table:table-cell office:value-type="float" office:value="0" calcext:value-type="float">
            <text:p>0</text:p>
          </table:table-cell>
          <table:table-cell office:value-type="float" office:value="1.91035E-015" calcext:value-type="float">
            <text:p>1.91035E-15</text:p>
          </table:table-cell>
          <table:table-cell office:value-type="float" office:value="1.97556E-015" calcext:value-type="float">
            <text:p>1.97556E-15</text:p>
          </table:table-cell>
          <table:table-cell office:value-type="float" office:value="1.959587E-015" calcext:value-type="float">
            <text:p>1.959587E-15</text:p>
          </table:table-cell>
          <table:table-cell office:value-type="float" office:value="1.920902E-015" calcext:value-type="float">
            <text:p>1.920902E-15</text:p>
          </table:table-cell>
          <table:table-cell office:value-type="float" office:value="9.891073E-016" calcext:value-type="float">
            <text:p>9.891073E-16</text:p>
          </table:table-cell>
          <table:table-cell office:value-type="float" office:value="9.669887E-016" calcext:value-type="float">
            <text:p>9.669887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832364" calcext:value-type="float">
            <text:p>-0.02832364</text:p>
          </table:table-cell>
          <table:table-cell office:value-type="float" office:value="-0.02691241" calcext:value-type="float">
            <text:p>-0.02691241</text:p>
          </table:table-cell>
          <table:table-cell office:value-type="float" office:value="-0.02237388" calcext:value-type="float">
            <text:p>-0.02237388</text:p>
          </table:table-cell>
          <table:table-cell office:value-type="float" office:value="-0.01943734" calcext:value-type="float">
            <text:p>-0.01943734</text:p>
          </table:table-cell>
          <table:table-cell office:value-type="float" office:value="-0.01816077" calcext:value-type="float">
            <text:p>-0.01816077</text:p>
          </table:table-cell>
          <table:table-cell office:value-type="float" office:value="-0.01645681" calcext:value-type="float">
            <text:p>-0.01645681</text:p>
          </table:table-cell>
          <table:table-cell office:value-type="float" office:value="-0.01704506" calcext:value-type="float">
            <text:p>-0.01704506</text:p>
          </table:table-cell>
          <table:table-cell office:value-type="float" office:value="-0.062271" calcext:value-type="float">
            <text:p>-0.062271</text:p>
          </table:table-cell>
          <table:table-cell office:value-type="float" office:value="-0.08063287" calcext:value-type="float">
            <text:p>-0.08063287</text:p>
          </table:table-cell>
          <table:table-cell office:value-type="float" office:value="-0.03511672" calcext:value-type="float">
            <text:p>-0.03511672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2828483" calcext:value-type="float">
            <text:p>-0.02828483</text:p>
          </table:table-cell>
          <table:table-cell office:value-type="float" office:value="0.005940396" calcext:value-type="float">
            <text:p>0.00594039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379" calcext:value-type="float">
            <text:p>-2.3637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112004" calcext:value-type="float">
            <text:p>15112004</text:p>
          </table:table-cell>
          <table:table-cell office:value-type="float" office:value="816.5042" calcext:value-type="float">
            <text:p>816.5042</text:p>
          </table:table-cell>
          <table:table-cell office:value-type="float" office:value="757.1895" calcext:value-type="float">
            <text:p>757.1895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43.136" calcext:value-type="float">
            <text:p>1043.136</text:p>
          </table:table-cell>
          <table:table-cell office:value-type="float" office:value="35.49611" calcext:value-type="float">
            <text:p>35.49611</text:p>
          </table:table-cell>
          <table:table-cell office:value-type="float" office:value="0" calcext:value-type="float">
            <text:p>0</text:p>
          </table:table-cell>
          <table:table-cell office:value-type="float" office:value="0.3139941" calcext:value-type="float">
            <text:p>0.3139941</text:p>
          </table:table-cell>
          <table:table-cell office:value-type="float" office:value="0.3146669" calcext:value-type="float">
            <text:p>0.3146669</text:p>
          </table:table-cell>
          <table:table-cell office:value-type="float" office:value="0.3214078" calcext:value-type="float">
            <text:p>0.3214078</text:p>
          </table:table-cell>
          <table:table-cell office:value-type="float" office:value="0.3276233" calcext:value-type="float">
            <text:p>0.3276233</text:p>
          </table:table-cell>
          <table:table-cell office:value-type="float" office:value="0.3305615" calcext:value-type="float">
            <text:p>0.3305615</text:p>
          </table:table-cell>
          <table:table-cell office:value-type="float" office:value="0.2905744" calcext:value-type="float">
            <text:p>0.2905744</text:p>
          </table:table-cell>
          <table:table-cell office:value-type="float" office:value="0.2828633" calcext:value-type="float">
            <text:p>0.2828633</text:p>
          </table:table-cell>
          <table:table-cell office:value-type="float" office:value="0.3347401" calcext:value-type="float">
            <text:p>0.3347401</text:p>
          </table:table-cell>
          <table:table-cell office:value-type="float" office:value="0.3149839" calcext:value-type="float">
            <text:p>0.3149839</text:p>
          </table:table-cell>
          <table:table-cell office:value-type="float" office:value="0.349907" calcext:value-type="float">
            <text:p>0.349907</text:p>
          </table:table-cell>
          <table:table-cell office:value-type="float" office:value="0.3730358" calcext:value-type="float">
            <text:p>0.3730358</text:p>
          </table:table-cell>
          <table:table-cell office:value-type="float" office:value="0.3909797" calcext:value-type="float">
            <text:p>0.39097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0682E-015" calcext:value-type="float">
            <text:p>1.910682E-15</text:p>
          </table:table-cell>
          <table:table-cell office:value-type="float" office:value="1.97553E-015" calcext:value-type="float">
            <text:p>1.97553E-15</text:p>
          </table:table-cell>
          <table:table-cell office:value-type="float" office:value="1.959567E-015" calcext:value-type="float">
            <text:p>1.959567E-15</text:p>
          </table:table-cell>
          <table:table-cell office:value-type="float" office:value="1.920888E-015" calcext:value-type="float">
            <text:p>1.920888E-15</text:p>
          </table:table-cell>
          <table:table-cell office:value-type="float" office:value="9.890927E-016" calcext:value-type="float">
            <text:p>9.890927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76141" calcext:value-type="float">
            <text:p>-0.02676141</text:p>
          </table:table-cell>
          <table:table-cell office:value-type="float" office:value="-0.02631096" calcext:value-type="float">
            <text:p>-0.02631096</text:p>
          </table:table-cell>
          <table:table-cell office:value-type="float" office:value="-0.02303922" calcext:value-type="float">
            <text:p>-0.02303922</text:p>
          </table:table-cell>
          <table:table-cell office:value-type="float" office:value="-0.02052768" calcext:value-type="float">
            <text:p>-0.02052768</text:p>
          </table:table-cell>
          <table:table-cell office:value-type="float" office:value="-0.01943414" calcext:value-type="float">
            <text:p>-0.01943414</text:p>
          </table:table-cell>
          <table:table-cell office:value-type="float" office:value="-0.01824575" calcext:value-type="float">
            <text:p>-0.01824575</text:p>
          </table:table-cell>
          <table:table-cell office:value-type="float" office:value="-0.02050226" calcext:value-type="float">
            <text:p>-0.02050226</text:p>
          </table:table-cell>
          <table:table-cell office:value-type="float" office:value="-0.05807529" calcext:value-type="float">
            <text:p>-0.05807529</text:p>
          </table:table-cell>
          <table:table-cell office:value-type="float" office:value="-0.07939742" calcext:value-type="float">
            <text:p>-0.07939742</text:p>
          </table:table-cell>
          <table:table-cell office:value-type="float" office:value="-0.03495624" calcext:value-type="float">
            <text:p>-0.03495624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2665088" calcext:value-type="float">
            <text:p>-0.02665088</text:p>
          </table:table-cell>
          <table:table-cell office:value-type="float" office:value="0.005898196" calcext:value-type="float">
            <text:p>0.00589819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6884" calcext:value-type="float">
            <text:p>-2.37688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112004" calcext:value-type="float">
            <text:p>16112004</text:p>
          </table:table-cell>
          <table:table-cell office:value-type="float" office:value="816.5042" calcext:value-type="float">
            <text:p>816.5042</text:p>
          </table:table-cell>
          <table:table-cell office:value-type="float" office:value="757.573" calcext:value-type="float">
            <text:p>757.573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42.752" calcext:value-type="float">
            <text:p>1042.752</text:p>
          </table:table-cell>
          <table:table-cell office:value-type="float" office:value="35.49611" calcext:value-type="float">
            <text:p>35.49611</text:p>
          </table:table-cell>
          <table:table-cell office:value-type="float" office:value="0" calcext:value-type="float">
            <text:p>0</text:p>
          </table:table-cell>
          <table:table-cell office:value-type="float" office:value="0.3137794" calcext:value-type="float">
            <text:p>0.3137794</text:p>
          </table:table-cell>
          <table:table-cell office:value-type="float" office:value="0.3141558" calcext:value-type="float">
            <text:p>0.3141558</text:p>
          </table:table-cell>
          <table:table-cell office:value-type="float" office:value="0.3201251" calcext:value-type="float">
            <text:p>0.3201251</text:p>
          </table:table-cell>
          <table:table-cell office:value-type="float" office:value="0.3249161" calcext:value-type="float">
            <text:p>0.3249161</text:p>
          </table:table-cell>
          <table:table-cell office:value-type="float" office:value="0.3269599" calcext:value-type="float">
            <text:p>0.3269599</text:p>
          </table:table-cell>
          <table:table-cell office:value-type="float" office:value="0.2868939" calcext:value-type="float">
            <text:p>0.2868939</text:p>
          </table:table-cell>
          <table:table-cell office:value-type="float" office:value="0.2781634" calcext:value-type="float">
            <text:p>0.2781634</text:p>
          </table:table-cell>
          <table:table-cell office:value-type="float" office:value="0.3371654" calcext:value-type="float">
            <text:p>0.3371654</text:p>
          </table:table-cell>
          <table:table-cell office:value-type="float" office:value="0.3155226" calcext:value-type="float">
            <text:p>0.3155226</text:p>
          </table:table-cell>
          <table:table-cell office:value-type="float" office:value="0.3500767" calcext:value-type="float">
            <text:p>0.3500767</text:p>
          </table:table-cell>
          <table:table-cell office:value-type="float" office:value="0.3731005" calcext:value-type="float">
            <text:p>0.3731005</text:p>
          </table:table-cell>
          <table:table-cell office:value-type="float" office:value="0.3909734" calcext:value-type="float">
            <text:p>0.39097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113E-015" calcext:value-type="float">
            <text:p>1.91113E-15</text:p>
          </table:table-cell>
          <table:table-cell office:value-type="float" office:value="1.975489E-015" calcext:value-type="float">
            <text:p>1.975489E-15</text:p>
          </table:table-cell>
          <table:table-cell office:value-type="float" office:value="1.959539E-015" calcext:value-type="float">
            <text:p>1.959539E-15</text:p>
          </table:table-cell>
          <table:table-cell office:value-type="float" office:value="1.920871E-015" calcext:value-type="float">
            <text:p>1.920871E-15</text:p>
          </table:table-cell>
          <table:table-cell office:value-type="float" office:value="9.89074E-016" calcext:value-type="float">
            <text:p>9.89074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86024" calcext:value-type="float">
            <text:p>-0.02686024</text:p>
          </table:table-cell>
          <table:table-cell office:value-type="float" office:value="-0.02657403" calcext:value-type="float">
            <text:p>-0.02657403</text:p>
          </table:table-cell>
          <table:table-cell office:value-type="float" office:value="-0.02360919" calcext:value-type="float">
            <text:p>-0.02360919</text:p>
          </table:table-cell>
          <table:table-cell office:value-type="float" office:value="-0.02159822" calcext:value-type="float">
            <text:p>-0.02159822</text:p>
          </table:table-cell>
          <table:table-cell office:value-type="float" office:value="-0.02078364" calcext:value-type="float">
            <text:p>-0.02078364</text:p>
          </table:table-cell>
          <table:table-cell office:value-type="float" office:value="-0.02008166" calcext:value-type="float">
            <text:p>-0.02008166</text:p>
          </table:table-cell>
          <table:table-cell office:value-type="float" office:value="-0.02361268" calcext:value-type="float">
            <text:p>-0.02361268</text:p>
          </table:table-cell>
          <table:table-cell office:value-type="float" office:value="-0.0545039" calcext:value-type="float">
            <text:p>-0.0545039</text:p>
          </table:table-cell>
          <table:table-cell office:value-type="float" office:value="-0.07813979" calcext:value-type="float">
            <text:p>-0.07813979</text:p>
          </table:table-cell>
          <table:table-cell office:value-type="float" office:value="-0.03479311" calcext:value-type="float">
            <text:p>-0.03479311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2680279" calcext:value-type="float">
            <text:p>-0.02680279</text:p>
          </table:table-cell>
          <table:table-cell office:value-type="float" office:value="0.00582647" calcext:value-type="float">
            <text:p>0.0058264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0741" calcext:value-type="float">
            <text:p>-2.38074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112004" calcext:value-type="float">
            <text:p>17112004</text:p>
          </table:table-cell>
          <table:table-cell office:value-type="float" office:value="816.604" calcext:value-type="float">
            <text:p>816.604</text:p>
          </table:table-cell>
          <table:table-cell office:value-type="float" office:value="757.6884" calcext:value-type="float">
            <text:p>757.6884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42.737" calcext:value-type="float">
            <text:p>1042.737</text:p>
          </table:table-cell>
          <table:table-cell office:value-type="float" office:value="35.49668" calcext:value-type="float">
            <text:p>35.49668</text:p>
          </table:table-cell>
          <table:table-cell office:value-type="float" office:value="0" calcext:value-type="float">
            <text:p>0</text:p>
          </table:table-cell>
          <table:table-cell office:value-type="float" office:value="0.3229235" calcext:value-type="float">
            <text:p>0.3229235</text:p>
          </table:table-cell>
          <table:table-cell office:value-type="float" office:value="0.3165221" calcext:value-type="float">
            <text:p>0.3165221</text:p>
          </table:table-cell>
          <table:table-cell office:value-type="float" office:value="0.3192922" calcext:value-type="float">
            <text:p>0.3192922</text:p>
          </table:table-cell>
          <table:table-cell office:value-type="float" office:value="0.3225856" calcext:value-type="float">
            <text:p>0.3225856</text:p>
          </table:table-cell>
          <table:table-cell office:value-type="float" office:value="0.3239942" calcext:value-type="float">
            <text:p>0.3239942</text:p>
          </table:table-cell>
          <table:table-cell office:value-type="float" office:value="0.2838477" calcext:value-type="float">
            <text:p>0.2838477</text:p>
          </table:table-cell>
          <table:table-cell office:value-type="float" office:value="0.2742848" calcext:value-type="float">
            <text:p>0.2742848</text:p>
          </table:table-cell>
          <table:table-cell office:value-type="float" office:value="0.3393156" calcext:value-type="float">
            <text:p>0.3393156</text:p>
          </table:table-cell>
          <table:table-cell office:value-type="float" office:value="0.3160777" calcext:value-type="float">
            <text:p>0.3160777</text:p>
          </table:table-cell>
          <table:table-cell office:value-type="float" office:value="0.3502475" calcext:value-type="float">
            <text:p>0.3502475</text:p>
          </table:table-cell>
          <table:table-cell office:value-type="float" office:value="0.3731636" calcext:value-type="float">
            <text:p>0.3731636</text:p>
          </table:table-cell>
          <table:table-cell office:value-type="float" office:value="0.3909487" calcext:value-type="float">
            <text:p>0.390948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1.911689E-015" calcext:value-type="float">
            <text:p>1.911689E-15</text:p>
          </table:table-cell>
          <table:table-cell office:value-type="float" office:value="1.975441E-015" calcext:value-type="float">
            <text:p>1.975441E-15</text:p>
          </table:table-cell>
          <table:table-cell office:value-type="float" office:value="1.959493E-015" calcext:value-type="float">
            <text:p>1.959493E-15</text:p>
          </table:table-cell>
          <table:table-cell office:value-type="float" office:value="1.920851E-015" calcext:value-type="float">
            <text:p>1.920851E-15</text:p>
          </table:table-cell>
          <table:table-cell office:value-type="float" office:value="9.890599E-016" calcext:value-type="float">
            <text:p>9.890599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08681" calcext:value-type="float">
            <text:p>-0.02308681</text:p>
          </table:table-cell>
          <table:table-cell office:value-type="float" office:value="-0.02542761" calcext:value-type="float">
            <text:p>-0.02542761</text:p>
          </table:table-cell>
          <table:table-cell office:value-type="float" office:value="-0.02400085" calcext:value-type="float">
            <text:p>-0.02400085</text:p>
          </table:table-cell>
          <table:table-cell office:value-type="float" office:value="-0.02257593" calcext:value-type="float">
            <text:p>-0.02257593</text:p>
          </table:table-cell>
          <table:table-cell office:value-type="float" office:value="-0.02197956" calcext:value-type="float">
            <text:p>-0.02197956</text:p>
          </table:table-cell>
          <table:table-cell office:value-type="float" office:value="-0.02176441" calcext:value-type="float">
            <text:p>-0.02176441</text:p>
          </table:table-cell>
          <table:table-cell office:value-type="float" office:value="-0.02655941" calcext:value-type="float">
            <text:p>-0.02655941</text:p>
          </table:table-cell>
          <table:table-cell office:value-type="float" office:value="-0.05154662" calcext:value-type="float">
            <text:p>-0.05154662</text:p>
          </table:table-cell>
          <table:table-cell office:value-type="float" office:value="-0.07687041" calcext:value-type="float">
            <text:p>-0.07687041</text:p>
          </table:table-cell>
          <table:table-cell office:value-type="float" office:value="-0.03462906" calcext:value-type="float">
            <text:p>-0.03462906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217806" calcext:value-type="float">
            <text:p>-0.0217806</text:p>
          </table:table-cell>
          <table:table-cell office:value-type="float" office:value="0.005735942" calcext:value-type="float">
            <text:p>0.00573594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4409" calcext:value-type="float">
            <text:p>-2.38440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8112004" calcext:value-type="float">
            <text:p>18112004</text:p>
          </table:table-cell>
          <table:table-cell office:value-type="float" office:value="835.5037" calcext:value-type="float">
            <text:p>835.5037</text:p>
          </table:table-cell>
          <table:table-cell office:value-type="float" office:value="757.8076" calcext:value-type="float">
            <text:p>757.8076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1.261" calcext:value-type="float">
            <text:p>1061.261</text:p>
          </table:table-cell>
          <table:table-cell office:value-type="float" office:value="35.75313" calcext:value-type="float">
            <text:p>35.75313</text:p>
          </table:table-cell>
          <table:table-cell office:value-type="float" office:value="0" calcext:value-type="float">
            <text:p>0</text:p>
          </table:table-cell>
          <table:table-cell office:value-type="float" office:value="0.4365965" calcext:value-type="float">
            <text:p>0.4365965</text:p>
          </table:table-cell>
          <table:table-cell office:value-type="float" office:value="0.4372081" calcext:value-type="float">
            <text:p>0.4372081</text:p>
          </table:table-cell>
          <table:table-cell office:value-type="float" office:value="0.4338825" calcext:value-type="float">
            <text:p>0.4338825</text:p>
          </table:table-cell>
          <table:table-cell office:value-type="float" office:value="0.4092126" calcext:value-type="float">
            <text:p>0.4092126</text:p>
          </table:table-cell>
          <table:table-cell office:value-type="float" office:value="0.3877434" calcext:value-type="float">
            <text:p>0.3877434</text:p>
          </table:table-cell>
          <table:table-cell office:value-type="float" office:value="0.2835137" calcext:value-type="float">
            <text:p>0.2835137</text:p>
          </table:table-cell>
          <table:table-cell office:value-type="float" office:value="0.2735095" calcext:value-type="float">
            <text:p>0.2735095</text:p>
          </table:table-cell>
          <table:table-cell office:value-type="float" office:value="0.3411403" calcext:value-type="float">
            <text:p>0.3411403</text:p>
          </table:table-cell>
          <table:table-cell office:value-type="float" office:value="0.3167876" calcext:value-type="float">
            <text:p>0.3167876</text:p>
          </table:table-cell>
          <table:table-cell office:value-type="float" office:value="0.3503574" calcext:value-type="float">
            <text:p>0.3503574</text:p>
          </table:table-cell>
          <table:table-cell office:value-type="float" office:value="0.3732228" calcext:value-type="float">
            <text:p>0.3732228</text:p>
          </table:table-cell>
          <table:table-cell office:value-type="float" office:value="0.3909099" calcext:value-type="float">
            <text:p>0.39090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2141E-015" calcext:value-type="float">
            <text:p>1.912141E-15</text:p>
          </table:table-cell>
          <table:table-cell office:value-type="float" office:value="1.975404E-015" calcext:value-type="float">
            <text:p>1.975404E-15</text:p>
          </table:table-cell>
          <table:table-cell office:value-type="float" office:value="1.95946E-015" calcext:value-type="float">
            <text:p>1.95946E-15</text:p>
          </table:table-cell>
          <table:table-cell office:value-type="float" office:value="1.920834E-015" calcext:value-type="float">
            <text:p>1.920834E-15</text:p>
          </table:table-cell>
          <table:table-cell office:value-type="float" office:value="9.890422E-016" calcext:value-type="float">
            <text:p>9.890422E-16</text:p>
          </table:table-cell>
          <table:table-cell office:value-type="float" office:value="9.669887E-016" calcext:value-type="float">
            <text:p>9.669887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445934" calcext:value-type="float">
            <text:p>-0.003445934</text:p>
          </table:table-cell>
          <table:table-cell office:value-type="float" office:value="-0.003371852" calcext:value-type="float">
            <text:p>-0.003371852</text:p>
          </table:table-cell>
          <table:table-cell office:value-type="float" office:value="-0.003541626" calcext:value-type="float">
            <text:p>-0.003541626</text:p>
          </table:table-cell>
          <table:table-cell office:value-type="float" office:value="-0.005383171" calcext:value-type="float">
            <text:p>-0.005383171</text:p>
          </table:table-cell>
          <table:table-cell office:value-type="float" office:value="-0.007899911" calcext:value-type="float">
            <text:p>-0.007899911</text:p>
          </table:table-cell>
          <table:table-cell office:value-type="float" office:value="-0.02206276" calcext:value-type="float">
            <text:p>-0.02206276</text:p>
          </table:table-cell>
          <table:table-cell office:value-type="float" office:value="-0.02720774" calcext:value-type="float">
            <text:p>-0.02720774</text:p>
          </table:table-cell>
          <table:table-cell office:value-type="float" office:value="-0.04917485" calcext:value-type="float">
            <text:p>-0.04917485</text:p>
          </table:table-cell>
          <table:table-cell office:value-type="float" office:value="-0.07527521" calcext:value-type="float">
            <text:p>-0.07527521</text:p>
          </table:table-cell>
          <table:table-cell office:value-type="float" office:value="-0.03452466" calcext:value-type="float">
            <text:p>-0.03452466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03285386" calcext:value-type="float">
            <text:p>-0.003285386</text:p>
          </table:table-cell>
          <table:table-cell office:value-type="float" office:value="0.005678446" calcext:value-type="float">
            <text:p>0.00567844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7913" calcext:value-type="float">
            <text:p>-2.3879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112004" calcext:value-type="float">
            <text:p>19112004</text:p>
          </table:table-cell>
          <table:table-cell office:value-type="float" office:value="838.5035" calcext:value-type="float">
            <text:p>838.5035</text:p>
          </table:table-cell>
          <table:table-cell office:value-type="float" office:value="757.9521" calcext:value-type="float">
            <text:p>757.9521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4.1" calcext:value-type="float">
            <text:p>1064.1</text:p>
          </table:table-cell>
          <table:table-cell office:value-type="float" office:value="35.77026" calcext:value-type="float">
            <text:p>35.77026</text:p>
          </table:table-cell>
          <table:table-cell office:value-type="float" office:value="0" calcext:value-type="float">
            <text:p>0</text:p>
          </table:table-cell>
          <table:table-cell office:value-type="float" office:value="0.4099295" calcext:value-type="float">
            <text:p>0.4099295</text:p>
          </table:table-cell>
          <table:table-cell office:value-type="float" office:value="0.4123929" calcext:value-type="float">
            <text:p>0.4123929</text:p>
          </table:table-cell>
          <table:table-cell office:value-type="float" office:value="0.4173692" calcext:value-type="float">
            <text:p>0.4173692</text:p>
          </table:table-cell>
          <table:table-cell office:value-type="float" office:value="0.4230799" calcext:value-type="float">
            <text:p>0.4230799</text:p>
          </table:table-cell>
          <table:table-cell office:value-type="float" office:value="0.426112" calcext:value-type="float">
            <text:p>0.426112</text:p>
          </table:table-cell>
          <table:table-cell office:value-type="float" office:value="0.3062553" calcext:value-type="float">
            <text:p>0.3062553</text:p>
          </table:table-cell>
          <table:table-cell office:value-type="float" office:value="0.2775369" calcext:value-type="float">
            <text:p>0.2775369</text:p>
          </table:table-cell>
          <table:table-cell office:value-type="float" office:value="0.3429534" calcext:value-type="float">
            <text:p>0.3429534</text:p>
          </table:table-cell>
          <table:table-cell office:value-type="float" office:value="0.3174922" calcext:value-type="float">
            <text:p>0.3174922</text:p>
          </table:table-cell>
          <table:table-cell office:value-type="float" office:value="0.3504773" calcext:value-type="float">
            <text:p>0.3504773</text:p>
          </table:table-cell>
          <table:table-cell office:value-type="float" office:value="0.373277" calcext:value-type="float">
            <text:p>0.373277</text:p>
          </table:table-cell>
          <table:table-cell office:value-type="float" office:value="0.390859" calcext:value-type="float">
            <text:p>0.3908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2555E-015" calcext:value-type="float">
            <text:p>1.912555E-15</text:p>
          </table:table-cell>
          <table:table-cell office:value-type="float" office:value="1.975365E-015" calcext:value-type="float">
            <text:p>1.975365E-15</text:p>
          </table:table-cell>
          <table:table-cell office:value-type="float" office:value="1.959433E-015" calcext:value-type="float">
            <text:p>1.959433E-15</text:p>
          </table:table-cell>
          <table:table-cell office:value-type="float" office:value="1.920818E-015" calcext:value-type="float">
            <text:p>1.920818E-15</text:p>
          </table:table-cell>
          <table:table-cell office:value-type="float" office:value="9.890289E-016" calcext:value-type="float">
            <text:p>9.890289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5177093" calcext:value-type="float">
            <text:p>-0.005177093</text:p>
          </table:table-cell>
          <table:table-cell office:value-type="float" office:value="-0.004952044" calcext:value-type="float">
            <text:p>-0.004952044</text:p>
          </table:table-cell>
          <table:table-cell office:value-type="float" office:value="-0.004597861" calcext:value-type="float">
            <text:p>-0.004597861</text:p>
          </table:table-cell>
          <table:table-cell office:value-type="float" office:value="-0.004277275" calcext:value-type="float">
            <text:p>-0.004277275</text:p>
          </table:table-cell>
          <table:table-cell office:value-type="float" office:value="-0.004088933" calcext:value-type="float">
            <text:p>-0.004088933</text:p>
          </table:table-cell>
          <table:table-cell office:value-type="float" office:value="-0.01239694" calcext:value-type="float">
            <text:p>-0.01239694</text:p>
          </table:table-cell>
          <table:table-cell office:value-type="float" office:value="-0.02415443" calcext:value-type="float">
            <text:p>-0.02415443</text:p>
          </table:table-cell>
          <table:table-cell office:value-type="float" office:value="-0.0469488" calcext:value-type="float">
            <text:p>-0.0469488</text:p>
          </table:table-cell>
          <table:table-cell office:value-type="float" office:value="-0.07372817" calcext:value-type="float">
            <text:p>-0.07372817</text:p>
          </table:table-cell>
          <table:table-cell office:value-type="float" office:value="-0.03441088" calcext:value-type="float">
            <text:p>-0.03441088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05303196" calcext:value-type="float">
            <text:p>-0.005303196</text:p>
          </table:table-cell>
          <table:table-cell office:value-type="float" office:value="0.005629261" calcext:value-type="float">
            <text:p>0.00562926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1279" calcext:value-type="float">
            <text:p>-2.39127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12004" calcext:value-type="float">
            <text:p>20112004</text:p>
          </table:table-cell>
          <table:table-cell office:value-type="float" office:value="838.5035" calcext:value-type="float">
            <text:p>838.5035</text:p>
          </table:table-cell>
          <table:table-cell office:value-type="float" office:value="758.7928" calcext:value-type="float">
            <text:p>758.7928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3.138" calcext:value-type="float">
            <text:p>1063.138</text:p>
          </table:table-cell>
          <table:table-cell office:value-type="float" office:value="35.89223" calcext:value-type="float">
            <text:p>35.89223</text:p>
          </table:table-cell>
          <table:table-cell office:value-type="float" office:value="0" calcext:value-type="float">
            <text:p>0</text:p>
          </table:table-cell>
          <table:table-cell office:value-type="float" office:value="0.3853039" calcext:value-type="float">
            <text:p>0.3853039</text:p>
          </table:table-cell>
          <table:table-cell office:value-type="float" office:value="0.3886148" calcext:value-type="float">
            <text:p>0.3886148</text:p>
          </table:table-cell>
          <table:table-cell office:value-type="float" office:value="0.3921654" calcext:value-type="float">
            <text:p>0.3921654</text:p>
          </table:table-cell>
          <table:table-cell office:value-type="float" office:value="0.3946517" calcext:value-type="float">
            <text:p>0.3946517</text:p>
          </table:table-cell>
          <table:table-cell office:value-type="float" office:value="0.3944193" calcext:value-type="float">
            <text:p>0.3944193</text:p>
          </table:table-cell>
          <table:table-cell office:value-type="float" office:value="0.3243052" calcext:value-type="float">
            <text:p>0.3243052</text:p>
          </table:table-cell>
          <table:table-cell office:value-type="float" office:value="0.2948005" calcext:value-type="float">
            <text:p>0.2948005</text:p>
          </table:table-cell>
          <table:table-cell office:value-type="float" office:value="0.3459052" calcext:value-type="float">
            <text:p>0.3459052</text:p>
          </table:table-cell>
          <table:table-cell office:value-type="float" office:value="0.3182042" calcext:value-type="float">
            <text:p>0.3182042</text:p>
          </table:table-cell>
          <table:table-cell office:value-type="float" office:value="0.3506066" calcext:value-type="float">
            <text:p>0.3506066</text:p>
          </table:table-cell>
          <table:table-cell office:value-type="float" office:value="0.3733267" calcext:value-type="float">
            <text:p>0.3733267</text:p>
          </table:table-cell>
          <table:table-cell office:value-type="float" office:value="0.3907984" calcext:value-type="float">
            <text:p>0.39079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12945E-015" calcext:value-type="float">
            <text:p>1.912945E-15</text:p>
          </table:table-cell>
          <table:table-cell office:value-type="float" office:value="1.97533E-015" calcext:value-type="float">
            <text:p>1.97533E-15</text:p>
          </table:table-cell>
          <table:table-cell office:value-type="float" office:value="1.959404E-015" calcext:value-type="float">
            <text:p>1.959404E-15</text:p>
          </table:table-cell>
          <table:table-cell office:value-type="float" office:value="1.920808E-015" calcext:value-type="float">
            <text:p>1.920808E-15</text:p>
          </table:table-cell>
          <table:table-cell office:value-type="float" office:value="9.890103E-016" calcext:value-type="float">
            <text:p>9.890103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51453" calcext:value-type="float">
            <text:p>-0.00751453</text:p>
          </table:table-cell>
          <table:table-cell office:value-type="float" office:value="-0.007122863" calcext:value-type="float">
            <text:p>-0.007122863</text:p>
          </table:table-cell>
          <table:table-cell office:value-type="float" office:value="-0.006747078" calcext:value-type="float">
            <text:p>-0.006747078</text:p>
          </table:table-cell>
          <table:table-cell office:value-type="float" office:value="-0.00655413" calcext:value-type="float">
            <text:p>-0.00655413</text:p>
          </table:table-cell>
          <table:table-cell office:value-type="float" office:value="-0.006580946" calcext:value-type="float">
            <text:p>-0.006580946</text:p>
          </table:table-cell>
          <table:table-cell office:value-type="float" office:value="-0.008002083" calcext:value-type="float">
            <text:p>-0.008002083</text:p>
          </table:table-cell>
          <table:table-cell office:value-type="float" office:value="-0.01461979" calcext:value-type="float">
            <text:p>-0.01461979</text:p>
          </table:table-cell>
          <table:table-cell office:value-type="float" office:value="-0.04356426" calcext:value-type="float">
            <text:p>-0.04356426</text:p>
          </table:table-cell>
          <table:table-cell office:value-type="float" office:value="-0.07220083" calcext:value-type="float">
            <text:p>-0.07220083</text:p>
          </table:table-cell>
          <table:table-cell office:value-type="float" office:value="-0.03428868" calcext:value-type="float">
            <text:p>-0.03428868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0783732" calcext:value-type="float">
            <text:p>-0.00783732</text:p>
          </table:table-cell>
          <table:table-cell office:value-type="float" office:value="0.005593917" calcext:value-type="float">
            <text:p>0.00559391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4521" calcext:value-type="float">
            <text:p>-2.39452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112004" calcext:value-type="float">
            <text:p>21112004</text:p>
          </table:table-cell>
          <table:table-cell office:value-type="float" office:value="838.5035" calcext:value-type="float">
            <text:p>838.5035</text:p>
          </table:table-cell>
          <table:table-cell office:value-type="float" office:value="759.3594" calcext:value-type="float">
            <text:p>759.3594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2.173" calcext:value-type="float">
            <text:p>1062.173</text:p>
          </table:table-cell>
          <table:table-cell office:value-type="float" office:value="36.29045" calcext:value-type="float">
            <text:p>36.29045</text:p>
          </table:table-cell>
          <table:table-cell office:value-type="float" office:value="0" calcext:value-type="float">
            <text:p>0</text:p>
          </table:table-cell>
          <table:table-cell office:value-type="float" office:value="0.3656558" calcext:value-type="float">
            <text:p>0.3656558</text:p>
          </table:table-cell>
          <table:table-cell office:value-type="float" office:value="0.3667354" calcext:value-type="float">
            <text:p>0.3667354</text:p>
          </table:table-cell>
          <table:table-cell office:value-type="float" office:value="0.3702458" calcext:value-type="float">
            <text:p>0.3702458</text:p>
          </table:table-cell>
          <table:table-cell office:value-type="float" office:value="0.3750305" calcext:value-type="float">
            <text:p>0.3750305</text:p>
          </table:table-cell>
          <table:table-cell office:value-type="float" office:value="0.3779868" calcext:value-type="float">
            <text:p>0.3779868</text:p>
          </table:table-cell>
          <table:table-cell office:value-type="float" office:value="0.3240595" calcext:value-type="float">
            <text:p>0.3240595</text:p>
          </table:table-cell>
          <table:table-cell office:value-type="float" office:value="0.3149149" calcext:value-type="float">
            <text:p>0.3149149</text:p>
          </table:table-cell>
          <table:table-cell office:value-type="float" office:value="0.351106" calcext:value-type="float">
            <text:p>0.351106</text:p>
          </table:table-cell>
          <table:table-cell office:value-type="float" office:value="0.3189438" calcext:value-type="float">
            <text:p>0.3189438</text:p>
          </table:table-cell>
          <table:table-cell office:value-type="float" office:value="0.3507501" calcext:value-type="float">
            <text:p>0.3507501</text:p>
          </table:table-cell>
          <table:table-cell office:value-type="float" office:value="0.3733636" calcext:value-type="float">
            <text:p>0.3733636</text:p>
          </table:table-cell>
          <table:table-cell office:value-type="float" office:value="0.3907292" calcext:value-type="float">
            <text:p>0.390729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1.928369E-015" calcext:value-type="float">
            <text:p>1.928369E-15</text:p>
          </table:table-cell>
          <table:table-cell office:value-type="float" office:value="1.975302E-015" calcext:value-type="float">
            <text:p>1.975302E-15</text:p>
          </table:table-cell>
          <table:table-cell office:value-type="float" office:value="1.959381E-015" calcext:value-type="float">
            <text:p>1.959381E-15</text:p>
          </table:table-cell>
          <table:table-cell office:value-type="float" office:value="1.920799E-015" calcext:value-type="float">
            <text:p>1.920799E-15</text:p>
          </table:table-cell>
          <table:table-cell office:value-type="float" office:value="9.88993E-016" calcext:value-type="float">
            <text:p>9.88993E-16</text:p>
          </table:table-cell>
          <table:table-cell office:value-type="float" office:value="9.66989E-016" calcext:value-type="float">
            <text:p>9.669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47893" calcext:value-type="float">
            <text:p>-0.01047893</text:p>
          </table:table-cell>
          <table:table-cell office:value-type="float" office:value="-0.01023725" calcext:value-type="float">
            <text:p>-0.01023725</text:p>
          </table:table-cell>
          <table:table-cell office:value-type="float" office:value="-0.009647007" calcext:value-type="float">
            <text:p>-0.009647007</text:p>
          </table:table-cell>
          <table:table-cell office:value-type="float" office:value="-0.008975738" calcext:value-type="float">
            <text:p>-0.008975738</text:p>
          </table:table-cell>
          <table:table-cell office:value-type="float" office:value="-0.008551617" calcext:value-type="float">
            <text:p>-0.008551617</text:p>
          </table:table-cell>
          <table:table-cell office:value-type="float" office:value="-0.008026" calcext:value-type="float">
            <text:p>-0.008026</text:p>
          </table:table-cell>
          <table:table-cell office:value-type="float" office:value="-0.008330905" calcext:value-type="float">
            <text:p>-0.008330905</text:p>
          </table:table-cell>
          <table:table-cell office:value-type="float" office:value="-0.03825114" calcext:value-type="float">
            <text:p>-0.03825114</text:p>
          </table:table-cell>
          <table:table-cell office:value-type="float" office:value="-0.0706523" calcext:value-type="float">
            <text:p>-0.0706523</text:p>
          </table:table-cell>
          <table:table-cell office:value-type="float" office:value="-0.03415449" calcext:value-type="float">
            <text:p>-0.03415449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1051711" calcext:value-type="float">
            <text:p>-0.01051711</text:p>
          </table:table-cell>
          <table:table-cell office:value-type="float" office:value="0.005544164" calcext:value-type="float">
            <text:p>0.00554416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7648" calcext:value-type="float">
            <text:p>-2.39764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112004" calcext:value-type="float">
            <text:p>22112004</text:p>
          </table:table-cell>
          <table:table-cell office:value-type="float" office:value="838.5035" calcext:value-type="float">
            <text:p>838.5035</text:p>
          </table:table-cell>
          <table:table-cell office:value-type="float" office:value="759.6836" calcext:value-type="float">
            <text:p>759.6836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2.039" calcext:value-type="float">
            <text:p>1062.039</text:p>
          </table:table-cell>
          <table:table-cell office:value-type="float" office:value="36.10011" calcext:value-type="float">
            <text:p>36.10011</text:p>
          </table:table-cell>
          <table:table-cell office:value-type="float" office:value="0" calcext:value-type="float">
            <text:p>0</text:p>
          </table:table-cell>
          <table:table-cell office:value-type="float" office:value="0.3638337" calcext:value-type="float">
            <text:p>0.3638337</text:p>
          </table:table-cell>
          <table:table-cell office:value-type="float" office:value="0.3647435" calcext:value-type="float">
            <text:p>0.3647435</text:p>
          </table:table-cell>
          <table:table-cell office:value-type="float" office:value="0.3672943" calcext:value-type="float">
            <text:p>0.3672943</text:p>
          </table:table-cell>
          <table:table-cell office:value-type="float" office:value="0.3705755" calcext:value-type="float">
            <text:p>0.3705755</text:p>
          </table:table-cell>
          <table:table-cell office:value-type="float" office:value="0.3723657" calcext:value-type="float">
            <text:p>0.3723657</text:p>
          </table:table-cell>
          <table:table-cell office:value-type="float" office:value="0.3180146" calcext:value-type="float">
            <text:p>0.3180146</text:p>
          </table:table-cell>
          <table:table-cell office:value-type="float" office:value="0.3056783" calcext:value-type="float">
            <text:p>0.3056783</text:p>
          </table:table-cell>
          <table:table-cell office:value-type="float" office:value="0.3570397" calcext:value-type="float">
            <text:p>0.3570397</text:p>
          </table:table-cell>
          <table:table-cell office:value-type="float" office:value="0.3197427" calcext:value-type="float">
            <text:p>0.3197427</text:p>
          </table:table-cell>
          <table:table-cell office:value-type="float" office:value="0.3509758" calcext:value-type="float">
            <text:p>0.3509758</text:p>
          </table:table-cell>
          <table:table-cell office:value-type="float" office:value="0.373279" calcext:value-type="float">
            <text:p>0.373279</text:p>
          </table:table-cell>
          <table:table-cell office:value-type="float" office:value="0.3906694" calcext:value-type="float">
            <text:p>0.3906694</text:p>
          </table:table-cell>
          <table:table-cell office:value-type="float" office:value="0.4613313" calcext:value-type="float">
            <text:p>0.4613313</text:p>
          </table:table-cell>
          <table:table-cell office:value-type="float" office:value="0" calcext:value-type="float">
            <text:p>0</text:p>
          </table:table-cell>
          <table:table-cell office:value-type="float" office:value="1.928705E-015" calcext:value-type="float">
            <text:p>1.928705E-15</text:p>
          </table:table-cell>
          <table:table-cell office:value-type="float" office:value="1.975273E-015" calcext:value-type="float">
            <text:p>1.975273E-15</text:p>
          </table:table-cell>
          <table:table-cell office:value-type="float" office:value="1.959357E-015" calcext:value-type="float">
            <text:p>1.959357E-15</text:p>
          </table:table-cell>
          <table:table-cell office:value-type="float" office:value="1.920788E-015" calcext:value-type="float">
            <text:p>1.920788E-15</text:p>
          </table:table-cell>
          <table:table-cell office:value-type="float" office:value="9.889802E-016" calcext:value-type="float">
            <text:p>9.889802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78897" calcext:value-type="float">
            <text:p>-0.01078897</text:p>
          </table:table-cell>
          <table:table-cell office:value-type="float" office:value="-0.01057805" calcext:value-type="float">
            <text:p>-0.01057805</text:p>
          </table:table-cell>
          <table:table-cell office:value-type="float" office:value="-0.01013093" calcext:value-type="float">
            <text:p>-0.01013093</text:p>
          </table:table-cell>
          <table:table-cell office:value-type="float" office:value="-0.009658229" calcext:value-type="float">
            <text:p>-0.009658229</text:p>
          </table:table-cell>
          <table:table-cell office:value-type="float" office:value="-0.009375518" calcext:value-type="float">
            <text:p>-0.009375518</text:p>
          </table:table-cell>
          <table:table-cell office:value-type="float" office:value="-0.00924925" calcext:value-type="float">
            <text:p>-0.00924925</text:p>
          </table:table-cell>
          <table:table-cell office:value-type="float" office:value="-0.01070044" calcext:value-type="float">
            <text:p>-0.01070044</text:p>
          </table:table-cell>
          <table:table-cell office:value-type="float" office:value="-0.03301856" calcext:value-type="float">
            <text:p>-0.03301856</text:p>
          </table:table-cell>
          <table:table-cell office:value-type="float" office:value="-0.06902014" calcext:value-type="float">
            <text:p>-0.06902014</text:p>
          </table:table-cell>
          <table:table-cell office:value-type="float" office:value="-0.03394324" calcext:value-type="float">
            <text:p>-0.03394324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108219" calcext:value-type="float">
            <text:p>-0.0108219</text:p>
          </table:table-cell>
          <table:table-cell office:value-type="float" office:value="0.005496582" calcext:value-type="float">
            <text:p>0.00549658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7688" calcext:value-type="float">
            <text:p>-2.38768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3112004" calcext:value-type="float">
            <text:p>23112004</text:p>
          </table:table-cell>
          <table:table-cell office:value-type="float" office:value="838.5035" calcext:value-type="float">
            <text:p>838.5035</text:p>
          </table:table-cell>
          <table:table-cell office:value-type="float" office:value="760.1353" calcext:value-type="float">
            <text:p>760.1353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1.497" calcext:value-type="float">
            <text:p>1061.497</text:p>
          </table:table-cell>
          <table:table-cell office:value-type="float" office:value="36.19111" calcext:value-type="float">
            <text:p>36.19111</text:p>
          </table:table-cell>
          <table:table-cell office:value-type="float" office:value="0" calcext:value-type="float">
            <text:p>0</text:p>
          </table:table-cell>
          <table:table-cell office:value-type="float" office:value="0.3305485" calcext:value-type="float">
            <text:p>0.3305485</text:p>
          </table:table-cell>
          <table:table-cell office:value-type="float" office:value="0.3493336" calcext:value-type="float">
            <text:p>0.3493336</text:p>
          </table:table-cell>
          <table:table-cell office:value-type="float" office:value="0.3589448" calcext:value-type="float">
            <text:p>0.3589448</text:p>
          </table:table-cell>
          <table:table-cell office:value-type="float" office:value="0.3638637" calcext:value-type="float">
            <text:p>0.3638637</text:p>
          </table:table-cell>
          <table:table-cell office:value-type="float" office:value="0.3658046" calcext:value-type="float">
            <text:p>0.3658046</text:p>
          </table:table-cell>
          <table:table-cell office:value-type="float" office:value="0.3134226" calcext:value-type="float">
            <text:p>0.3134226</text:p>
          </table:table-cell>
          <table:table-cell office:value-type="float" office:value="0.3058836" calcext:value-type="float">
            <text:p>0.3058836</text:p>
          </table:table-cell>
          <table:table-cell office:value-type="float" office:value="0.3620141" calcext:value-type="float">
            <text:p>0.3620141</text:p>
          </table:table-cell>
          <table:table-cell office:value-type="float" office:value="0.3206314" calcext:value-type="float">
            <text:p>0.3206314</text:p>
          </table:table-cell>
          <table:table-cell office:value-type="float" office:value="0.3511968" calcext:value-type="float">
            <text:p>0.3511968</text:p>
          </table:table-cell>
          <table:table-cell office:value-type="float" office:value="0.3732147" calcext:value-type="float">
            <text:p>0.3732147</text:p>
          </table:table-cell>
          <table:table-cell office:value-type="float" office:value="0.3906486" calcext:value-type="float">
            <text:p>0.3906486</text:p>
          </table:table-cell>
          <table:table-cell office:value-type="float" office:value="0.4620097" calcext:value-type="float">
            <text:p>0.4620097</text:p>
          </table:table-cell>
          <table:table-cell office:value-type="float" office:value="0" calcext:value-type="float">
            <text:p>0</text:p>
          </table:table-cell>
          <table:table-cell office:value-type="float" office:value="0.01011953" calcext:value-type="float">
            <text:p>0.01011953</text:p>
          </table:table-cell>
          <table:table-cell office:value-type="float" office:value="1.975248E-015" calcext:value-type="float">
            <text:p>1.975248E-15</text:p>
          </table:table-cell>
          <table:table-cell office:value-type="float" office:value="1.959331E-015" calcext:value-type="float">
            <text:p>1.959331E-15</text:p>
          </table:table-cell>
          <table:table-cell office:value-type="float" office:value="1.920786E-015" calcext:value-type="float">
            <text:p>1.920786E-15</text:p>
          </table:table-cell>
          <table:table-cell office:value-type="float" office:value="9.889625E-016" calcext:value-type="float">
            <text:p>9.889625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81216" calcext:value-type="float">
            <text:p>-0.01881216</text:p>
          </table:table-cell>
          <table:table-cell office:value-type="float" office:value="-0.01360528" calcext:value-type="float">
            <text:p>-0.01360528</text:p>
          </table:table-cell>
          <table:table-cell office:value-type="float" office:value="-0.01163016" calcext:value-type="float">
            <text:p>-0.01163016</text:p>
          </table:table-cell>
          <table:table-cell office:value-type="float" office:value="-0.01079148" calcext:value-type="float">
            <text:p>-0.01079148</text:p>
          </table:table-cell>
          <table:table-cell office:value-type="float" office:value="-0.01044961" calcext:value-type="float">
            <text:p>-0.01044961</text:p>
          </table:table-cell>
          <table:table-cell office:value-type="float" office:value="-0.01032973" calcext:value-type="float">
            <text:p>-0.01032973</text:p>
          </table:table-cell>
          <table:table-cell office:value-type="float" office:value="-0.01078843" calcext:value-type="float">
            <text:p>-0.01078843</text:p>
          </table:table-cell>
          <table:table-cell office:value-type="float" office:value="-0.02447965" calcext:value-type="float">
            <text:p>-0.02447965</text:p>
          </table:table-cell>
          <table:table-cell office:value-type="float" office:value="-0.06725958" calcext:value-type="float">
            <text:p>-0.06725958</text:p>
          </table:table-cell>
          <table:table-cell office:value-type="float" office:value="-0.03373692" calcext:value-type="float">
            <text:p>-0.03373692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2576706" calcext:value-type="float">
            <text:p>-0.02576706</text:p>
          </table:table-cell>
          <table:table-cell office:value-type="float" office:value="0.005538779" calcext:value-type="float">
            <text:p>0.00553877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2913" calcext:value-type="float">
            <text:p>-2.3929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4112004" calcext:value-type="float">
            <text:p>24112004</text:p>
          </table:table-cell>
          <table:table-cell office:value-type="float" office:value="838.5035" calcext:value-type="float">
            <text:p>838.5035</text:p>
          </table:table-cell>
          <table:table-cell office:value-type="float" office:value="760.8936" calcext:value-type="float">
            <text:p>760.8936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0.169" calcext:value-type="float">
            <text:p>1060.169</text:p>
          </table:table-cell>
          <table:table-cell office:value-type="float" office:value="36.76034" calcext:value-type="float">
            <text:p>36.76034</text:p>
          </table:table-cell>
          <table:table-cell office:value-type="float" office:value="0" calcext:value-type="float">
            <text:p>0</text:p>
          </table:table-cell>
          <table:table-cell office:value-type="float" office:value="0.2885424" calcext:value-type="float">
            <text:p>0.2885424</text:p>
          </table:table-cell>
          <table:table-cell office:value-type="float" office:value="0.3280421" calcext:value-type="float">
            <text:p>0.3280421</text:p>
          </table:table-cell>
          <table:table-cell office:value-type="float" office:value="0.343102" calcext:value-type="float">
            <text:p>0.343102</text:p>
          </table:table-cell>
          <table:table-cell office:value-type="float" office:value="0.3524064" calcext:value-type="float">
            <text:p>0.3524064</text:p>
          </table:table-cell>
          <table:table-cell office:value-type="float" office:value="0.35717" calcext:value-type="float">
            <text:p>0.35717</text:p>
          </table:table-cell>
          <table:table-cell office:value-type="float" office:value="0.3116606" calcext:value-type="float">
            <text:p>0.3116606</text:p>
          </table:table-cell>
          <table:table-cell office:value-type="float" office:value="0.3058121" calcext:value-type="float">
            <text:p>0.3058121</text:p>
          </table:table-cell>
          <table:table-cell office:value-type="float" office:value="0.3664821" calcext:value-type="float">
            <text:p>0.3664821</text:p>
          </table:table-cell>
          <table:table-cell office:value-type="float" office:value="0.3218146" calcext:value-type="float">
            <text:p>0.3218146</text:p>
          </table:table-cell>
          <table:table-cell office:value-type="float" office:value="0.351364" calcext:value-type="float">
            <text:p>0.351364</text:p>
          </table:table-cell>
          <table:table-cell office:value-type="float" office:value="0.3731658" calcext:value-type="float">
            <text:p>0.3731658</text:p>
          </table:table-cell>
          <table:table-cell office:value-type="float" office:value="0.3905985" calcext:value-type="float">
            <text:p>0.3905985</text:p>
          </table:table-cell>
          <table:table-cell office:value-type="float" office:value="0.462069" calcext:value-type="float">
            <text:p>0.462069</text:p>
          </table:table-cell>
          <table:table-cell office:value-type="float" office:value="0" calcext:value-type="float">
            <text:p>0</text:p>
          </table:table-cell>
          <table:table-cell office:value-type="float" office:value="0.06124355" calcext:value-type="float">
            <text:p>0.06124355</text:p>
          </table:table-cell>
          <table:table-cell office:value-type="float" office:value="1.975223E-015" calcext:value-type="float">
            <text:p>1.975223E-15</text:p>
          </table:table-cell>
          <table:table-cell office:value-type="float" office:value="1.959309E-015" calcext:value-type="float">
            <text:p>1.959309E-15</text:p>
          </table:table-cell>
          <table:table-cell office:value-type="float" office:value="1.920784E-015" calcext:value-type="float">
            <text:p>1.920784E-15</text:p>
          </table:table-cell>
          <table:table-cell office:value-type="float" office:value="9.889452E-016" calcext:value-type="float">
            <text:p>9.889452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515623" calcext:value-type="float">
            <text:p>-0.04515623</text:p>
          </table:table-cell>
          <table:table-cell office:value-type="float" office:value="-0.02014424" calcext:value-type="float">
            <text:p>-0.02014424</text:p>
          </table:table-cell>
          <table:table-cell office:value-type="float" office:value="-0.01538513" calcext:value-type="float">
            <text:p>-0.01538513</text:p>
          </table:table-cell>
          <table:table-cell office:value-type="float" office:value="-0.01312555" calcext:value-type="float">
            <text:p>-0.01312555</text:p>
          </table:table-cell>
          <table:table-cell office:value-type="float" office:value="-0.01209111" calcext:value-type="float">
            <text:p>-0.01209111</text:p>
          </table:table-cell>
          <table:table-cell office:value-type="float" office:value="-0.01076431" calcext:value-type="float">
            <text:p>-0.01076431</text:p>
          </table:table-cell>
          <table:table-cell office:value-type="float" office:value="-0.01068685" calcext:value-type="float">
            <text:p>-0.01068685</text:p>
          </table:table-cell>
          <table:table-cell office:value-type="float" office:value="-0.0187658" calcext:value-type="float">
            <text:p>-0.0187658</text:p>
          </table:table-cell>
          <table:table-cell office:value-type="float" office:value="-0.06498429" calcext:value-type="float">
            <text:p>-0.06498429</text:p>
          </table:table-cell>
          <table:table-cell office:value-type="float" office:value="-0.03358256" calcext:value-type="float">
            <text:p>-0.03358256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700904" calcext:value-type="float">
            <text:p>-0.0700904</text:p>
          </table:table-cell>
          <table:table-cell office:value-type="float" office:value="0.005509221" calcext:value-type="float">
            <text:p>0.00550922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7151" calcext:value-type="float">
            <text:p>-2.39715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112004" calcext:value-type="float">
            <text:p>25112004</text:p>
          </table:table-cell>
          <table:table-cell office:value-type="float" office:value="838.5035" calcext:value-type="float">
            <text:p>838.5035</text:p>
          </table:table-cell>
          <table:table-cell office:value-type="float" office:value="761.2614" calcext:value-type="float">
            <text:p>761.2614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59.776" calcext:value-type="float">
            <text:p>1059.776</text:p>
          </table:table-cell>
          <table:table-cell office:value-type="float" office:value="36.78518" calcext:value-type="float">
            <text:p>36.78518</text:p>
          </table:table-cell>
          <table:table-cell office:value-type="float" office:value="0" calcext:value-type="float">
            <text:p>0</text:p>
          </table:table-cell>
          <table:table-cell office:value-type="float" office:value="0.3338758" calcext:value-type="float">
            <text:p>0.3338758</text:p>
          </table:table-cell>
          <table:table-cell office:value-type="float" office:value="0.3343809" calcext:value-type="float">
            <text:p>0.3343809</text:p>
          </table:table-cell>
          <table:table-cell office:value-type="float" office:value="0.3394119" calcext:value-type="float">
            <text:p>0.3394119</text:p>
          </table:table-cell>
          <table:table-cell office:value-type="float" office:value="0.3460388" calcext:value-type="float">
            <text:p>0.3460388</text:p>
          </table:table-cell>
          <table:table-cell office:value-type="float" office:value="0.3500267" calcext:value-type="float">
            <text:p>0.3500267</text:p>
          </table:table-cell>
          <table:table-cell office:value-type="float" office:value="0.30615" calcext:value-type="float">
            <text:p>0.30615</text:p>
          </table:table-cell>
          <table:table-cell office:value-type="float" office:value="0.3005004" calcext:value-type="float">
            <text:p>0.3005004</text:p>
          </table:table-cell>
          <table:table-cell office:value-type="float" office:value="0.3689159" calcext:value-type="float">
            <text:p>0.3689159</text:p>
          </table:table-cell>
          <table:table-cell office:value-type="float" office:value="0.3230045" calcext:value-type="float">
            <text:p>0.3230045</text:p>
          </table:table-cell>
          <table:table-cell office:value-type="float" office:value="0.3515474" calcext:value-type="float">
            <text:p>0.3515474</text:p>
          </table:table-cell>
          <table:table-cell office:value-type="float" office:value="0.3731308" calcext:value-type="float">
            <text:p>0.3731308</text:p>
          </table:table-cell>
          <table:table-cell office:value-type="float" office:value="0.390714" calcext:value-type="float">
            <text:p>0.390714</text:p>
          </table:table-cell>
          <table:table-cell office:value-type="float" office:value="0.455653" calcext:value-type="float">
            <text:p>0.455653</text:p>
          </table:table-cell>
          <table:table-cell office:value-type="float" office:value="0" calcext:value-type="float">
            <text:p>0</text:p>
          </table:table-cell>
          <table:table-cell office:value-type="float" office:value="1.936416E-015" calcext:value-type="float">
            <text:p>1.936416E-15</text:p>
          </table:table-cell>
          <table:table-cell office:value-type="float" office:value="1.9497E-015" calcext:value-type="float">
            <text:p>1.9497E-15</text:p>
          </table:table-cell>
          <table:table-cell office:value-type="float" office:value="1.95929E-015" calcext:value-type="float">
            <text:p>1.95929E-15</text:p>
          </table:table-cell>
          <table:table-cell office:value-type="float" office:value="1.920783E-015" calcext:value-type="float">
            <text:p>1.920783E-15</text:p>
          </table:table-cell>
          <table:table-cell office:value-type="float" office:value="9.889262E-016" calcext:value-type="float">
            <text:p>9.889262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33513" calcext:value-type="float">
            <text:p>-0.01833513</text:p>
          </table:table-cell>
          <table:table-cell office:value-type="float" office:value="-0.0181006" calcext:value-type="float">
            <text:p>-0.0181006</text:p>
          </table:table-cell>
          <table:table-cell office:value-type="float" office:value="-0.01648415" calcext:value-type="float">
            <text:p>-0.01648415</text:p>
          </table:table-cell>
          <table:table-cell office:value-type="float" office:value="-0.01469115" calcext:value-type="float">
            <text:p>-0.01469115</text:p>
          </table:table-cell>
          <table:table-cell office:value-type="float" office:value="-0.01369131" calcext:value-type="float">
            <text:p>-0.01369131</text:p>
          </table:table-cell>
          <table:table-cell office:value-type="float" office:value="-0.01231319" calcext:value-type="float">
            <text:p>-0.01231319</text:p>
          </table:table-cell>
          <table:table-cell office:value-type="float" office:value="-0.01235208" calcext:value-type="float">
            <text:p>-0.01235208</text:p>
          </table:table-cell>
          <table:table-cell office:value-type="float" office:value="-0.01625144" calcext:value-type="float">
            <text:p>-0.01625144</text:p>
          </table:table-cell>
          <table:table-cell office:value-type="float" office:value="-0.06278038" calcext:value-type="float">
            <text:p>-0.06278038</text:p>
          </table:table-cell>
          <table:table-cell office:value-type="float" office:value="-0.03341403" calcext:value-type="float">
            <text:p>-0.03341403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1827858" calcext:value-type="float">
            <text:p>-0.01827858</text:p>
          </table:table-cell>
          <table:table-cell office:value-type="float" office:value="0.005392283" calcext:value-type="float">
            <text:p>0.00539228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36769" calcext:value-type="float">
            <text:p>-2.33676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6112004" calcext:value-type="float">
            <text:p>26112004</text:p>
          </table:table-cell>
          <table:table-cell office:value-type="float" office:value="846.6035" calcext:value-type="float">
            <text:p>846.6035</text:p>
          </table:table-cell>
          <table:table-cell office:value-type="float" office:value="761.4637" calcext:value-type="float">
            <text:p>761.4637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8.394" calcext:value-type="float">
            <text:p>1068.394</text:p>
          </table:table-cell>
          <table:table-cell office:value-type="float" office:value="36.06498" calcext:value-type="float">
            <text:p>36.06498</text:p>
          </table:table-cell>
          <table:table-cell office:value-type="float" office:value="0" calcext:value-type="float">
            <text:p>0</text:p>
          </table:table-cell>
          <table:table-cell office:value-type="float" office:value="0.4433892" calcext:value-type="float">
            <text:p>0.4433892</text:p>
          </table:table-cell>
          <table:table-cell office:value-type="float" office:value="0.4402402" calcext:value-type="float">
            <text:p>0.4402402</text:p>
          </table:table-cell>
          <table:table-cell office:value-type="float" office:value="0.3839702" calcext:value-type="float">
            <text:p>0.3839702</text:p>
          </table:table-cell>
          <table:table-cell office:value-type="float" office:value="0.352394" calcext:value-type="float">
            <text:p>0.352394</text:p>
          </table:table-cell>
          <table:table-cell office:value-type="float" office:value="0.3485429" calcext:value-type="float">
            <text:p>0.3485429</text:p>
          </table:table-cell>
          <table:table-cell office:value-type="float" office:value="0.302165" calcext:value-type="float">
            <text:p>0.302165</text:p>
          </table:table-cell>
          <table:table-cell office:value-type="float" office:value="0.2967084" calcext:value-type="float">
            <text:p>0.2967084</text:p>
          </table:table-cell>
          <table:table-cell office:value-type="float" office:value="0.3699458" calcext:value-type="float">
            <text:p>0.3699458</text:p>
          </table:table-cell>
          <table:table-cell office:value-type="float" office:value="0.3241675" calcext:value-type="float">
            <text:p>0.3241675</text:p>
          </table:table-cell>
          <table:table-cell office:value-type="float" office:value="0.3517456" calcext:value-type="float">
            <text:p>0.3517456</text:p>
          </table:table-cell>
          <table:table-cell office:value-type="float" office:value="0.3731225" calcext:value-type="float">
            <text:p>0.3731225</text:p>
          </table:table-cell>
          <table:table-cell office:value-type="float" office:value="0.3909499" calcext:value-type="float">
            <text:p>0.3909499</text:p>
          </table:table-cell>
          <table:table-cell office:value-type="float" office:value="0.45906" calcext:value-type="float">
            <text:p>0.45906</text:p>
          </table:table-cell>
          <table:table-cell office:value-type="float" office:value="0" calcext:value-type="float">
            <text:p>0</text:p>
          </table:table-cell>
          <table:table-cell office:value-type="float" office:value="1.93673E-015" calcext:value-type="float">
            <text:p>1.93673E-15</text:p>
          </table:table-cell>
          <table:table-cell office:value-type="float" office:value="1.949671E-015" calcext:value-type="float">
            <text:p>1.949671E-15</text:p>
          </table:table-cell>
          <table:table-cell office:value-type="float" office:value="1.959262E-015" calcext:value-type="float">
            <text:p>1.959262E-15</text:p>
          </table:table-cell>
          <table:table-cell office:value-type="float" office:value="1.920782E-015" calcext:value-type="float">
            <text:p>1.920782E-15</text:p>
          </table:table-cell>
          <table:table-cell office:value-type="float" office:value="9.88908E-016" calcext:value-type="float">
            <text:p>9.88908E-16</text:p>
          </table:table-cell>
          <table:table-cell office:value-type="float" office:value="9.66989E-016" calcext:value-type="float">
            <text:p>9.669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136416" calcext:value-type="float">
            <text:p>-0.003136416</text:p>
          </table:table-cell>
          <table:table-cell office:value-type="float" office:value="-0.00319151" calcext:value-type="float">
            <text:p>-0.00319151</text:p>
          </table:table-cell>
          <table:table-cell office:value-type="float" office:value="-0.008185997" calcext:value-type="float">
            <text:p>-0.008185997</text:p>
          </table:table-cell>
          <table:table-cell office:value-type="float" office:value="-0.0134169" calcext:value-type="float">
            <text:p>-0.0134169</text:p>
          </table:table-cell>
          <table:table-cell office:value-type="float" office:value="-0.01414435" calcext:value-type="float">
            <text:p>-0.01414435</text:p>
          </table:table-cell>
          <table:table-cell office:value-type="float" office:value="-0.01360192" calcext:value-type="float">
            <text:p>-0.01360192</text:p>
          </table:table-cell>
          <table:table-cell office:value-type="float" office:value="-0.01375628" calcext:value-type="float">
            <text:p>-0.01375628</text:p>
          </table:table-cell>
          <table:table-cell office:value-type="float" office:value="-0.01528774" calcext:value-type="float">
            <text:p>-0.01528774</text:p>
          </table:table-cell>
          <table:table-cell office:value-type="float" office:value="-0.0607057" calcext:value-type="float">
            <text:p>-0.0607057</text:p>
          </table:table-cell>
          <table:table-cell office:value-type="float" office:value="-0.03323293" calcext:value-type="float">
            <text:p>-0.03323293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02591756" calcext:value-type="float">
            <text:p>-0.002591756</text:p>
          </table:table-cell>
          <table:table-cell office:value-type="float" office:value="0.00532915" calcext:value-type="float">
            <text:p>0.0053291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55986" calcext:value-type="float">
            <text:p>-2.35598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7112004" calcext:value-type="float">
            <text:p>27112004</text:p>
          </table:table-cell>
          <table:table-cell office:value-type="float" office:value="846.6035" calcext:value-type="float">
            <text:p>846.6035</text:p>
          </table:table-cell>
          <table:table-cell office:value-type="float" office:value="761.7521" calcext:value-type="float">
            <text:p>761.7521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8.458" calcext:value-type="float">
            <text:p>1068.458</text:p>
          </table:table-cell>
          <table:table-cell office:value-type="float" office:value="35.71365" calcext:value-type="float">
            <text:p>35.71365</text:p>
          </table:table-cell>
          <table:table-cell office:value-type="float" office:value="0" calcext:value-type="float">
            <text:p>0</text:p>
          </table:table-cell>
          <table:table-cell office:value-type="float" office:value="0.3119932" calcext:value-type="float">
            <text:p>0.3119932</text:p>
          </table:table-cell>
          <table:table-cell office:value-type="float" office:value="0.3509545" calcext:value-type="float">
            <text:p>0.3509545</text:p>
          </table:table-cell>
          <table:table-cell office:value-type="float" office:value="0.3665961" calcext:value-type="float">
            <text:p>0.3665961</text:p>
          </table:table-cell>
          <table:table-cell office:value-type="float" office:value="0.3724341" calcext:value-type="float">
            <text:p>0.3724341</text:p>
          </table:table-cell>
          <table:table-cell office:value-type="float" office:value="0.3732299" calcext:value-type="float">
            <text:p>0.3732299</text:p>
          </table:table-cell>
          <table:table-cell office:value-type="float" office:value="0.313026" calcext:value-type="float">
            <text:p>0.313026</text:p>
          </table:table-cell>
          <table:table-cell office:value-type="float" office:value="0.3122243" calcext:value-type="float">
            <text:p>0.3122243</text:p>
          </table:table-cell>
          <table:table-cell office:value-type="float" office:value="0.3709246" calcext:value-type="float">
            <text:p>0.3709246</text:p>
          </table:table-cell>
          <table:table-cell office:value-type="float" office:value="0.3253811" calcext:value-type="float">
            <text:p>0.3253811</text:p>
          </table:table-cell>
          <table:table-cell office:value-type="float" office:value="0.3519389" calcext:value-type="float">
            <text:p>0.3519389</text:p>
          </table:table-cell>
          <table:table-cell office:value-type="float" office:value="0.373134" calcext:value-type="float">
            <text:p>0.373134</text:p>
          </table:table-cell>
          <table:table-cell office:value-type="float" office:value="0.391058" calcext:value-type="float">
            <text:p>0.391058</text:p>
          </table:table-cell>
          <table:table-cell office:value-type="float" office:value="0.4619502" calcext:value-type="float">
            <text:p>0.4619502</text:p>
          </table:table-cell>
          <table:table-cell office:value-type="float" office:value="0" calcext:value-type="float">
            <text:p>0</text:p>
          </table:table-cell>
          <table:table-cell office:value-type="float" office:value="0.05968539" calcext:value-type="float">
            <text:p>0.05968539</text:p>
          </table:table-cell>
          <table:table-cell office:value-type="float" office:value="1.94965E-015" calcext:value-type="float">
            <text:p>1.94965E-15</text:p>
          </table:table-cell>
          <table:table-cell office:value-type="float" office:value="1.959241E-015" calcext:value-type="float">
            <text:p>1.959241E-15</text:p>
          </table:table-cell>
          <table:table-cell office:value-type="float" office:value="1.920777E-015" calcext:value-type="float">
            <text:p>1.920777E-15</text:p>
          </table:table-cell>
          <table:table-cell office:value-type="float" office:value="9.888917E-016" calcext:value-type="float">
            <text:p>9.888917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643692" calcext:value-type="float">
            <text:p>-0.02643692</text:p>
          </table:table-cell>
          <table:table-cell office:value-type="float" office:value="-0.01320314" calcext:value-type="float">
            <text:p>-0.01320314</text:p>
          </table:table-cell>
          <table:table-cell office:value-type="float" office:value="-0.0101681" calcext:value-type="float">
            <text:p>-0.0101681</text:p>
          </table:table-cell>
          <table:table-cell office:value-type="float" office:value="-0.009336091" calcext:value-type="float">
            <text:p>-0.009336091</text:p>
          </table:table-cell>
          <table:table-cell office:value-type="float" office:value="-0.009225157" calcext:value-type="float">
            <text:p>-0.009225157</text:p>
          </table:table-cell>
          <table:table-cell office:value-type="float" office:value="-0.01046797" calcext:value-type="float">
            <text:p>-0.01046797</text:p>
          </table:table-cell>
          <table:table-cell office:value-type="float" office:value="-0.009114425" calcext:value-type="float">
            <text:p>-0.009114425</text:p>
          </table:table-cell>
          <table:table-cell office:value-type="float" office:value="-0.0144603" calcext:value-type="float">
            <text:p>-0.0144603</text:p>
          </table:table-cell>
          <table:table-cell office:value-type="float" office:value="-0.05862704" calcext:value-type="float">
            <text:p>-0.05862704</text:p>
          </table:table-cell>
          <table:table-cell office:value-type="float" office:value="-0.03305672" calcext:value-type="float">
            <text:p>-0.03305672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490928" calcext:value-type="float">
            <text:p>-0.0490928</text:p>
          </table:table-cell>
          <table:table-cell office:value-type="float" office:value="0.005457071" calcext:value-type="float">
            <text:p>0.00545707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1612" calcext:value-type="float">
            <text:p>-2.37161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112004" calcext:value-type="float">
            <text:p>28112004</text:p>
          </table:table-cell>
          <table:table-cell office:value-type="float" office:value="846.6035" calcext:value-type="float">
            <text:p>846.6035</text:p>
          </table:table-cell>
          <table:table-cell office:value-type="float" office:value="761.8677" calcext:value-type="float">
            <text:p>761.8677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7.736" calcext:value-type="float">
            <text:p>1067.736</text:p>
          </table:table-cell>
          <table:table-cell office:value-type="float" office:value="36.31997" calcext:value-type="float">
            <text:p>36.31997</text:p>
          </table:table-cell>
          <table:table-cell office:value-type="float" office:value="0" calcext:value-type="float">
            <text:p>0</text:p>
          </table:table-cell>
          <table:table-cell office:value-type="float" office:value="0.1724383" calcext:value-type="float">
            <text:p>0.1724383</text:p>
          </table:table-cell>
          <table:table-cell office:value-type="float" office:value="0.3483401" calcext:value-type="float">
            <text:p>0.3483401</text:p>
          </table:table-cell>
          <table:table-cell office:value-type="float" office:value="0.3555822" calcext:value-type="float">
            <text:p>0.3555822</text:p>
          </table:table-cell>
          <table:table-cell office:value-type="float" office:value="0.3609306" calcext:value-type="float">
            <text:p>0.3609306</text:p>
          </table:table-cell>
          <table:table-cell office:value-type="float" office:value="0.3638574" calcext:value-type="float">
            <text:p>0.3638574</text:p>
          </table:table-cell>
          <table:table-cell office:value-type="float" office:value="0.3144976" calcext:value-type="float">
            <text:p>0.3144976</text:p>
          </table:table-cell>
          <table:table-cell office:value-type="float" office:value="0.3078735" calcext:value-type="float">
            <text:p>0.3078735</text:p>
          </table:table-cell>
          <table:table-cell office:value-type="float" office:value="0.3735355" calcext:value-type="float">
            <text:p>0.3735355</text:p>
          </table:table-cell>
          <table:table-cell office:value-type="float" office:value="0.3267885" calcext:value-type="float">
            <text:p>0.3267885</text:p>
          </table:table-cell>
          <table:table-cell office:value-type="float" office:value="0.3521084" calcext:value-type="float">
            <text:p>0.3521084</text:p>
          </table:table-cell>
          <table:table-cell office:value-type="float" office:value="0.3731563" calcext:value-type="float">
            <text:p>0.3731563</text:p>
          </table:table-cell>
          <table:table-cell office:value-type="float" office:value="0.391059" calcext:value-type="float">
            <text:p>0.391059</text:p>
          </table:table-cell>
          <table:table-cell office:value-type="float" office:value="0.4623698" calcext:value-type="float">
            <text:p>0.4623698</text:p>
          </table:table-cell>
          <table:table-cell office:value-type="float" office:value="0" calcext:value-type="float">
            <text:p>0</text:p>
          </table:table-cell>
          <table:table-cell office:value-type="float" office:value="0.1907739" calcext:value-type="float">
            <text:p>0.1907739</text:p>
          </table:table-cell>
          <table:table-cell office:value-type="float" office:value="0.007574613" calcext:value-type="float">
            <text:p>0.007574613</text:p>
          </table:table-cell>
          <table:table-cell office:value-type="float" office:value="1.959227E-015" calcext:value-type="float">
            <text:p>1.959227E-15</text:p>
          </table:table-cell>
          <table:table-cell office:value-type="float" office:value="1.920773E-015" calcext:value-type="float">
            <text:p>1.920773E-15</text:p>
          </table:table-cell>
          <table:table-cell office:value-type="float" office:value="9.888792E-016" calcext:value-type="float">
            <text:p>9.888792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12026" calcext:value-type="float">
            <text:p>-2.512026</text:p>
          </table:table-cell>
          <table:table-cell office:value-type="float" office:value="-0.01398611" calcext:value-type="float">
            <text:p>-0.01398611</text:p>
          </table:table-cell>
          <table:table-cell office:value-type="float" office:value="-0.01234637" calcext:value-type="float">
            <text:p>-0.01234637</text:p>
          </table:table-cell>
          <table:table-cell office:value-type="float" office:value="-0.01134533" calcext:value-type="float">
            <text:p>-0.01134533</text:p>
          </table:table-cell>
          <table:table-cell office:value-type="float" office:value="-0.01079998" calcext:value-type="float">
            <text:p>-0.01079998</text:p>
          </table:table-cell>
          <table:table-cell office:value-type="float" office:value="-0.01006036" calcext:value-type="float">
            <text:p>-0.01006036</text:p>
          </table:table-cell>
          <table:table-cell office:value-type="float" office:value="-0.01008877" calcext:value-type="float">
            <text:p>-0.01008877</text:p>
          </table:table-cell>
          <table:table-cell office:value-type="float" office:value="-0.01241681" calcext:value-type="float">
            <text:p>-0.01241681</text:p>
          </table:table-cell>
          <table:table-cell office:value-type="float" office:value="-0.0563084" calcext:value-type="float">
            <text:p>-0.0563084</text:p>
          </table:table-cell>
          <table:table-cell office:value-type="float" office:value="-0.03282941" calcext:value-type="float">
            <text:p>-0.03282941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5.835961" calcext:value-type="float">
            <text:p>-5.835961</text:p>
          </table:table-cell>
          <table:table-cell office:value-type="float" office:value="0.005495324" calcext:value-type="float">
            <text:p>0.00549532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0486" calcext:value-type="float">
            <text:p>-2.38048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9112004" calcext:value-type="float">
            <text:p>29112004</text:p>
          </table:table-cell>
          <table:table-cell office:value-type="float" office:value="846.6035" calcext:value-type="float">
            <text:p>846.6035</text:p>
          </table:table-cell>
          <table:table-cell office:value-type="float" office:value="762.209" calcext:value-type="float">
            <text:p>762.209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6.877" calcext:value-type="float">
            <text:p>1066.877</text:p>
          </table:table-cell>
          <table:table-cell office:value-type="float" office:value="36.83718" calcext:value-type="float">
            <text:p>36.83718</text:p>
          </table:table-cell>
          <table:table-cell office:value-type="float" office:value="0" calcext:value-type="float">
            <text:p>0</text:p>
          </table:table-cell>
          <table:table-cell office:value-type="float" office:value="0.1590642" calcext:value-type="float">
            <text:p>0.1590642</text:p>
          </table:table-cell>
          <table:table-cell office:value-type="float" office:value="0.3237347" calcext:value-type="float">
            <text:p>0.3237347</text:p>
          </table:table-cell>
          <table:table-cell office:value-type="float" office:value="0.3448258" calcext:value-type="float">
            <text:p>0.3448258</text:p>
          </table:table-cell>
          <table:table-cell office:value-type="float" office:value="0.354271" calcext:value-type="float">
            <text:p>0.354271</text:p>
          </table:table-cell>
          <table:table-cell office:value-type="float" office:value="0.3586244" calcext:value-type="float">
            <text:p>0.3586244</text:p>
          </table:table-cell>
          <table:table-cell office:value-type="float" office:value="0.3128359" calcext:value-type="float">
            <text:p>0.3128359</text:p>
          </table:table-cell>
          <table:table-cell office:value-type="float" office:value="0.3120652" calcext:value-type="float">
            <text:p>0.3120652</text:p>
          </table:table-cell>
          <table:table-cell office:value-type="float" office:value="0.3752253" calcext:value-type="float">
            <text:p>0.3752253</text:p>
          </table:table-cell>
          <table:table-cell office:value-type="float" office:value="0.3281515" calcext:value-type="float">
            <text:p>0.3281515</text:p>
          </table:table-cell>
          <table:table-cell office:value-type="float" office:value="0.3522957" calcext:value-type="float">
            <text:p>0.3522957</text:p>
          </table:table-cell>
          <table:table-cell office:value-type="float" office:value="0.3731891" calcext:value-type="float">
            <text:p>0.3731891</text:p>
          </table:table-cell>
          <table:table-cell office:value-type="float" office:value="0.3910274" calcext:value-type="float">
            <text:p>0.3910274</text:p>
          </table:table-cell>
          <table:table-cell office:value-type="float" office:value="0.4623192" calcext:value-type="float">
            <text:p>0.4623192</text:p>
          </table:table-cell>
          <table:table-cell office:value-type="float" office:value="0" calcext:value-type="float">
            <text:p>0</text:p>
          </table:table-cell>
          <table:table-cell office:value-type="float" office:value="0.1830741" calcext:value-type="float">
            <text:p>0.1830741</text:p>
          </table:table-cell>
          <table:table-cell office:value-type="float" office:value="0.0202543" calcext:value-type="float">
            <text:p>0.0202543</text:p>
          </table:table-cell>
          <table:table-cell office:value-type="float" office:value="1.959216E-015" calcext:value-type="float">
            <text:p>1.959216E-15</text:p>
          </table:table-cell>
          <table:table-cell office:value-type="float" office:value="1.92077E-015" calcext:value-type="float">
            <text:p>1.92077E-15</text:p>
          </table:table-cell>
          <table:table-cell office:value-type="float" office:value="9.888625E-016" calcext:value-type="float">
            <text:p>9.888625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42808" calcext:value-type="float">
            <text:p>-4.142808</text:p>
          </table:table-cell>
          <table:table-cell office:value-type="float" office:value="-0.02172133" calcext:value-type="float">
            <text:p>-0.02172133</text:p>
          </table:table-cell>
          <table:table-cell office:value-type="float" office:value="-0.01487342" calcext:value-type="float">
            <text:p>-0.01487342</text:p>
          </table:table-cell>
          <table:table-cell office:value-type="float" office:value="-0.01270479" calcext:value-type="float">
            <text:p>-0.01270479</text:p>
          </table:table-cell>
          <table:table-cell office:value-type="float" office:value="-0.01180307" calcext:value-type="float">
            <text:p>-0.01180307</text:p>
          </table:table-cell>
          <table:table-cell office:value-type="float" office:value="-0.01047819" calcext:value-type="float">
            <text:p>-0.01047819</text:p>
          </table:table-cell>
          <table:table-cell office:value-type="float" office:value="-0.008984272" calcext:value-type="float">
            <text:p>-0.008984272</text:p>
          </table:table-cell>
          <table:table-cell office:value-type="float" office:value="-0.01126392" calcext:value-type="float">
            <text:p>-0.01126392</text:p>
          </table:table-cell>
          <table:table-cell office:value-type="float" office:value="-0.05415905" calcext:value-type="float">
            <text:p>-0.05415905</text:p>
          </table:table-cell>
          <table:table-cell office:value-type="float" office:value="-0.03253252" calcext:value-type="float">
            <text:p>-0.03253252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13.56493" calcext:value-type="float">
            <text:p>-13.56493</text:p>
          </table:table-cell>
          <table:table-cell office:value-type="float" office:value="0.005541596" calcext:value-type="float">
            <text:p>0.00554159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3953" calcext:value-type="float">
            <text:p>-2.38395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112004" calcext:value-type="float">
            <text:p>30112004</text:p>
          </table:table-cell>
          <table:table-cell office:value-type="float" office:value="846.6035" calcext:value-type="float">
            <text:p>846.6035</text:p>
          </table:table-cell>
          <table:table-cell office:value-type="float" office:value="762.7696" calcext:value-type="float">
            <text:p>762.7696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5.939" calcext:value-type="float">
            <text:p>1065.939</text:p>
          </table:table-cell>
          <table:table-cell office:value-type="float" office:value="37.21546" calcext:value-type="float">
            <text:p>37.21546</text:p>
          </table:table-cell>
          <table:table-cell office:value-type="float" office:value="0" calcext:value-type="float">
            <text:p>0</text:p>
          </table:table-cell>
          <table:table-cell office:value-type="float" office:value="0.153534" calcext:value-type="float">
            <text:p>0.153534</text:p>
          </table:table-cell>
          <table:table-cell office:value-type="float" office:value="0.2907758" calcext:value-type="float">
            <text:p>0.2907758</text:p>
          </table:table-cell>
          <table:table-cell office:value-type="float" office:value="0.3325736" calcext:value-type="float">
            <text:p>0.3325736</text:p>
          </table:table-cell>
          <table:table-cell office:value-type="float" office:value="0.3450443" calcext:value-type="float">
            <text:p>0.3450443</text:p>
          </table:table-cell>
          <table:table-cell office:value-type="float" office:value="0.3507001" calcext:value-type="float">
            <text:p>0.3507001</text:p>
          </table:table-cell>
          <table:table-cell office:value-type="float" office:value="0.3083355" calcext:value-type="float">
            <text:p>0.3083355</text:p>
          </table:table-cell>
          <table:table-cell office:value-type="float" office:value="0.3052921" calcext:value-type="float">
            <text:p>0.3052921</text:p>
          </table:table-cell>
          <table:table-cell office:value-type="float" office:value="0.3757958" calcext:value-type="float">
            <text:p>0.3757958</text:p>
          </table:table-cell>
          <table:table-cell office:value-type="float" office:value="0.3294738" calcext:value-type="float">
            <text:p>0.3294738</text:p>
          </table:table-cell>
          <table:table-cell office:value-type="float" office:value="0.3524949" calcext:value-type="float">
            <text:p>0.3524949</text:p>
          </table:table-cell>
          <table:table-cell office:value-type="float" office:value="0.3732315" calcext:value-type="float">
            <text:p>0.3732315</text:p>
          </table:table-cell>
          <table:table-cell office:value-type="float" office:value="0.3909726" calcext:value-type="float">
            <text:p>0.3909726</text:p>
          </table:table-cell>
          <table:table-cell office:value-type="float" office:value="0.4622903" calcext:value-type="float">
            <text:p>0.4622903</text:p>
          </table:table-cell>
          <table:table-cell office:value-type="float" office:value="0" calcext:value-type="float">
            <text:p>0</text:p>
          </table:table-cell>
          <table:table-cell office:value-type="float" office:value="0.1456335" calcext:value-type="float">
            <text:p>0.1456335</text:p>
          </table:table-cell>
          <table:table-cell office:value-type="float" office:value="0.08983862" calcext:value-type="float">
            <text:p>0.08983862</text:p>
          </table:table-cell>
          <table:table-cell office:value-type="float" office:value="1.959207E-015" calcext:value-type="float">
            <text:p>1.959207E-15</text:p>
          </table:table-cell>
          <table:table-cell office:value-type="float" office:value="1.920768E-015" calcext:value-type="float">
            <text:p>1.920768E-15</text:p>
          </table:table-cell>
          <table:table-cell office:value-type="float" office:value="9.888473E-016" calcext:value-type="float">
            <text:p>9.888473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98505" calcext:value-type="float">
            <text:p>-5.698505</text:p>
          </table:table-cell>
          <table:table-cell office:value-type="float" office:value="-0.0441133" calcext:value-type="float">
            <text:p>-0.0441133</text:p>
          </table:table-cell>
          <table:table-cell office:value-type="float" office:value="-0.0186473" calcext:value-type="float">
            <text:p>-0.0186473</text:p>
          </table:table-cell>
          <table:table-cell office:value-type="float" office:value="-0.01493422" calcext:value-type="float">
            <text:p>-0.01493422</text:p>
          </table:table-cell>
          <table:table-cell office:value-type="float" office:value="-0.01352183" calcext:value-type="float">
            <text:p>-0.01352183</text:p>
          </table:table-cell>
          <table:table-cell office:value-type="float" office:value="-0.01167337" calcext:value-type="float">
            <text:p>-0.01167337</text:p>
          </table:table-cell>
          <table:table-cell office:value-type="float" office:value="-0.0108278" calcext:value-type="float">
            <text:p>-0.0108278</text:p>
          </table:table-cell>
          <table:table-cell office:value-type="float" office:value="-0.01088478" calcext:value-type="float">
            <text:p>-0.01088478</text:p>
          </table:table-cell>
          <table:table-cell office:value-type="float" office:value="-0.05216598" calcext:value-type="float">
            <text:p>-0.05216598</text:p>
          </table:table-cell>
          <table:table-cell office:value-type="float" office:value="-0.03221865" calcext:value-type="float">
            <text:p>-0.03221865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12.37869" calcext:value-type="float">
            <text:p>-12.37869</text:p>
          </table:table-cell>
          <table:table-cell office:value-type="float" office:value="0.005703082" calcext:value-type="float">
            <text:p>0.00570308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8883" calcext:value-type="float">
            <text:p>-2.38888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22004" calcext:value-type="float">
            <text:p>1122004</text:p>
          </table:table-cell>
          <table:table-cell office:value-type="float" office:value="846.6035" calcext:value-type="float">
            <text:p>846.6035</text:p>
          </table:table-cell>
          <table:table-cell office:value-type="float" office:value="763.2056" calcext:value-type="float">
            <text:p>763.2056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5.432" calcext:value-type="float">
            <text:p>1065.432</text:p>
          </table:table-cell>
          <table:table-cell office:value-type="float" office:value="37.28606" calcext:value-type="float">
            <text:p>37.28606</text:p>
          </table:table-cell>
          <table:table-cell office:value-type="float" office:value="0" calcext:value-type="float">
            <text:p>0</text:p>
          </table:table-cell>
          <table:table-cell office:value-type="float" office:value="0.1678236" calcext:value-type="float">
            <text:p>0.1678236</text:p>
          </table:table-cell>
          <table:table-cell office:value-type="float" office:value="0.2686188" calcext:value-type="float">
            <text:p>0.2686188</text:p>
          </table:table-cell>
          <table:table-cell office:value-type="float" office:value="0.3300449" calcext:value-type="float">
            <text:p>0.3300449</text:p>
          </table:table-cell>
          <table:table-cell office:value-type="float" office:value="0.339907" calcext:value-type="float">
            <text:p>0.339907</text:p>
          </table:table-cell>
          <table:table-cell office:value-type="float" office:value="0.3450806" calcext:value-type="float">
            <text:p>0.3450806</text:p>
          </table:table-cell>
          <table:table-cell office:value-type="float" office:value="0.3039398" calcext:value-type="float">
            <text:p>0.3039398</text:p>
          </table:table-cell>
          <table:table-cell office:value-type="float" office:value="0.3016267" calcext:value-type="float">
            <text:p>0.3016267</text:p>
          </table:table-cell>
          <table:table-cell office:value-type="float" office:value="0.3749883" calcext:value-type="float">
            <text:p>0.3749883</text:p>
          </table:table-cell>
          <table:table-cell office:value-type="float" office:value="0.3310623" calcext:value-type="float">
            <text:p>0.3310623</text:p>
          </table:table-cell>
          <table:table-cell office:value-type="float" office:value="0.3526634" calcext:value-type="float">
            <text:p>0.3526634</text:p>
          </table:table-cell>
          <table:table-cell office:value-type="float" office:value="0.3732796" calcext:value-type="float">
            <text:p>0.3732796</text:p>
          </table:table-cell>
          <table:table-cell office:value-type="float" office:value="0.3908999" calcext:value-type="float">
            <text:p>0.3908999</text:p>
          </table:table-cell>
          <table:table-cell office:value-type="float" office:value="0.4623018" calcext:value-type="float">
            <text:p>0.4623018</text:p>
          </table:table-cell>
          <table:table-cell office:value-type="float" office:value="0" calcext:value-type="float">
            <text:p>0</text:p>
          </table:table-cell>
          <table:table-cell office:value-type="float" office:value="0.1135461" calcext:value-type="float">
            <text:p>0.1135461</text:p>
          </table:table-cell>
          <table:table-cell office:value-type="float" office:value="0.1342262" calcext:value-type="float">
            <text:p>0.1342262</text:p>
          </table:table-cell>
          <table:table-cell office:value-type="float" office:value="1.98903E-015" calcext:value-type="float">
            <text:p>1.98903E-15</text:p>
          </table:table-cell>
          <table:table-cell office:value-type="float" office:value="1.920763E-015" calcext:value-type="float">
            <text:p>1.920763E-15</text:p>
          </table:table-cell>
          <table:table-cell office:value-type="float" office:value="9.888341E-016" calcext:value-type="float">
            <text:p>9.888341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14838" calcext:value-type="float">
            <text:p>-2.914838</text:p>
          </table:table-cell>
          <table:table-cell office:value-type="float" office:value="-0.08223604" calcext:value-type="float">
            <text:p>-0.08223604</text:p>
          </table:table-cell>
          <table:table-cell office:value-type="float" office:value="-0.01957234" calcext:value-type="float">
            <text:p>-0.01957234</text:p>
          </table:table-cell>
          <table:table-cell office:value-type="float" office:value="-0.01637844" calcext:value-type="float">
            <text:p>-0.01637844</text:p>
          </table:table-cell>
          <table:table-cell office:value-type="float" office:value="-0.01493327" calcext:value-type="float">
            <text:p>-0.01493327</text:p>
          </table:table-cell>
          <table:table-cell office:value-type="float" office:value="-0.01300945" calcext:value-type="float">
            <text:p>-0.01300945</text:p>
          </table:table-cell>
          <table:table-cell office:value-type="float" office:value="-0.01198517" calcext:value-type="float">
            <text:p>-0.01198517</text:p>
          </table:table-cell>
          <table:table-cell office:value-type="float" office:value="-0.0113996" calcext:value-type="float">
            <text:p>-0.0113996</text:p>
          </table:table-cell>
          <table:table-cell office:value-type="float" office:value="-0.04987085" calcext:value-type="float">
            <text:p>-0.04987085</text:p>
          </table:table-cell>
          <table:table-cell office:value-type="float" office:value="-0.03195672" calcext:value-type="float">
            <text:p>-0.03195672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4.16836" calcext:value-type="float">
            <text:p>-4.16836</text:p>
          </table:table-cell>
          <table:table-cell office:value-type="float" office:value="0.005781469" calcext:value-type="float">
            <text:p>0.00578146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3275" calcext:value-type="float">
            <text:p>-2.39327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22004" calcext:value-type="float">
            <text:p>2122004</text:p>
          </table:table-cell>
          <table:table-cell office:value-type="float" office:value="846.6035" calcext:value-type="float">
            <text:p>846.6035</text:p>
          </table:table-cell>
          <table:table-cell office:value-type="float" office:value="763.6003" calcext:value-type="float">
            <text:p>763.6003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5.037" calcext:value-type="float">
            <text:p>1065.037</text:p>
          </table:table-cell>
          <table:table-cell office:value-type="float" office:value="37.28606" calcext:value-type="float">
            <text:p>37.28606</text:p>
          </table:table-cell>
          <table:table-cell office:value-type="float" office:value="0" calcext:value-type="float">
            <text:p>0</text:p>
          </table:table-cell>
          <table:table-cell office:value-type="float" office:value="0.222439" calcext:value-type="float">
            <text:p>0.222439</text:p>
          </table:table-cell>
          <table:table-cell office:value-type="float" office:value="0.2949767" calcext:value-type="float">
            <text:p>0.2949767</text:p>
          </table:table-cell>
          <table:table-cell office:value-type="float" office:value="0.3247528" calcext:value-type="float">
            <text:p>0.3247528</text:p>
          </table:table-cell>
          <table:table-cell office:value-type="float" office:value="0.3356468" calcext:value-type="float">
            <text:p>0.3356468</text:p>
          </table:table-cell>
          <table:table-cell office:value-type="float" office:value="0.3409171" calcext:value-type="float">
            <text:p>0.3409171</text:p>
          </table:table-cell>
          <table:table-cell office:value-type="float" office:value="0.3005197" calcext:value-type="float">
            <text:p>0.3005197</text:p>
          </table:table-cell>
          <table:table-cell office:value-type="float" office:value="0.2987643" calcext:value-type="float">
            <text:p>0.2987643</text:p>
          </table:table-cell>
          <table:table-cell office:value-type="float" office:value="0.373931" calcext:value-type="float">
            <text:p>0.373931</text:p>
          </table:table-cell>
          <table:table-cell office:value-type="float" office:value="0.3325287" calcext:value-type="float">
            <text:p>0.3325287</text:p>
          </table:table-cell>
          <table:table-cell office:value-type="float" office:value="0.3528551" calcext:value-type="float">
            <text:p>0.3528551</text:p>
          </table:table-cell>
          <table:table-cell office:value-type="float" office:value="0.373332" calcext:value-type="float">
            <text:p>0.373332</text:p>
          </table:table-cell>
          <table:table-cell office:value-type="float" office:value="0.3908195" calcext:value-type="float">
            <text:p>0.3908195</text:p>
          </table:table-cell>
          <table:table-cell office:value-type="float" office:value="0.4623189" calcext:value-type="float">
            <text:p>0.4623189</text:p>
          </table:table-cell>
          <table:table-cell office:value-type="float" office:value="0" calcext:value-type="float">
            <text:p>0</text:p>
          </table:table-cell>
          <table:table-cell office:value-type="float" office:value="0.09451506" calcext:value-type="float">
            <text:p>0.09451506</text:p>
          </table:table-cell>
          <table:table-cell office:value-type="float" office:value="0.1162167" calcext:value-type="float">
            <text:p>0.1162167</text:p>
          </table:table-cell>
          <table:table-cell office:value-type="float" office:value="1.989021E-015" calcext:value-type="float">
            <text:p>1.989021E-15</text:p>
          </table:table-cell>
          <table:table-cell office:value-type="float" office:value="1.920762E-015" calcext:value-type="float">
            <text:p>1.920762E-15</text:p>
          </table:table-cell>
          <table:table-cell office:value-type="float" office:value="9.888186E-016" calcext:value-type="float">
            <text:p>9.888186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17853" calcext:value-type="float">
            <text:p>-0.317853</text:p>
          </table:table-cell>
          <table:table-cell office:value-type="float" office:value="-0.04052487" calcext:value-type="float">
            <text:p>-0.04052487</text:p>
          </table:table-cell>
          <table:table-cell office:value-type="float" office:value="-0.02156473" calcext:value-type="float">
            <text:p>-0.02156473</text:p>
          </table:table-cell>
          <table:table-cell office:value-type="float" office:value="-0.01769102" calcext:value-type="float">
            <text:p>-0.01769102</text:p>
          </table:table-cell>
          <table:table-cell office:value-type="float" office:value="-0.01609071" calcext:value-type="float">
            <text:p>-0.01609071</text:p>
          </table:table-cell>
          <table:table-cell office:value-type="float" office:value="-0.01416726" calcext:value-type="float">
            <text:p>-0.01416726</text:p>
          </table:table-cell>
          <table:table-cell office:value-type="float" office:value="-0.01298319" calcext:value-type="float">
            <text:p>-0.01298319</text:p>
          </table:table-cell>
          <table:table-cell office:value-type="float" office:value="-0.01211577" calcext:value-type="float">
            <text:p>-0.01211577</text:p>
          </table:table-cell>
          <table:table-cell office:value-type="float" office:value="-0.04785108" calcext:value-type="float">
            <text:p>-0.04785108</text:p>
          </table:table-cell>
          <table:table-cell office:value-type="float" office:value="-0.03166127" calcext:value-type="float">
            <text:p>-0.03166127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3699367" calcext:value-type="float">
            <text:p>-0.3699367</text:p>
          </table:table-cell>
          <table:table-cell office:value-type="float" office:value="0.0056814" calcext:value-type="float">
            <text:p>0.005681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5869" calcext:value-type="float">
            <text:p>-2.39586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22004" calcext:value-type="float">
            <text:p>3122004</text:p>
          </table:table-cell>
          <table:table-cell office:value-type="float" office:value="846.6035" calcext:value-type="float">
            <text:p>846.6035</text:p>
          </table:table-cell>
          <table:table-cell office:value-type="float" office:value="763.8862" calcext:value-type="float">
            <text:p>763.8862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4.752" calcext:value-type="float">
            <text:p>1064.752</text:p>
          </table:table-cell>
          <table:table-cell office:value-type="float" office:value="37.28606" calcext:value-type="float">
            <text:p>37.28606</text:p>
          </table:table-cell>
          <table:table-cell office:value-type="float" office:value="0" calcext:value-type="float">
            <text:p>0</text:p>
          </table:table-cell>
          <table:table-cell office:value-type="float" office:value="0.3015451" calcext:value-type="float">
            <text:p>0.3015451</text:p>
          </table:table-cell>
          <table:table-cell office:value-type="float" office:value="0.3197431" calcext:value-type="float">
            <text:p>0.3197431</text:p>
          </table:table-cell>
          <table:table-cell office:value-type="float" office:value="0.3268754" calcext:value-type="float">
            <text:p>0.3268754</text:p>
          </table:table-cell>
          <table:table-cell office:value-type="float" office:value="0.3319881" calcext:value-type="float">
            <text:p>0.3319881</text:p>
          </table:table-cell>
          <table:table-cell office:value-type="float" office:value="0.3361644" calcext:value-type="float">
            <text:p>0.3361644</text:p>
          </table:table-cell>
          <table:table-cell office:value-type="float" office:value="0.2975007" calcext:value-type="float">
            <text:p>0.2975007</text:p>
          </table:table-cell>
          <table:table-cell office:value-type="float" office:value="0.2962359" calcext:value-type="float">
            <text:p>0.2962359</text:p>
          </table:table-cell>
          <table:table-cell office:value-type="float" office:value="0.3728092" calcext:value-type="float">
            <text:p>0.3728092</text:p>
          </table:table-cell>
          <table:table-cell office:value-type="float" office:value="0.3338888" calcext:value-type="float">
            <text:p>0.3338888</text:p>
          </table:table-cell>
          <table:table-cell office:value-type="float" office:value="0.3530633" calcext:value-type="float">
            <text:p>0.3530633</text:p>
          </table:table-cell>
          <table:table-cell office:value-type="float" office:value="0.3733895" calcext:value-type="float">
            <text:p>0.3733895</text:p>
          </table:table-cell>
          <table:table-cell office:value-type="float" office:value="0.3907406" calcext:value-type="float">
            <text:p>0.3907406</text:p>
          </table:table-cell>
          <table:table-cell office:value-type="float" office:value="0.4623485" calcext:value-type="float">
            <text:p>0.4623485</text:p>
          </table:table-cell>
          <table:table-cell office:value-type="float" office:value="0" calcext:value-type="float">
            <text:p>0</text:p>
          </table:table-cell>
          <table:table-cell office:value-type="float" office:value="0.06068032" calcext:value-type="float">
            <text:p>0.06068032</text:p>
          </table:table-cell>
          <table:table-cell office:value-type="float" office:value="0.07872906" calcext:value-type="float">
            <text:p>0.07872906</text:p>
          </table:table-cell>
          <table:table-cell office:value-type="float" office:value="1.989015E-015" calcext:value-type="float">
            <text:p>1.989015E-15</text:p>
          </table:table-cell>
          <table:table-cell office:value-type="float" office:value="1.920759E-015" calcext:value-type="float">
            <text:p>1.920759E-15</text:p>
          </table:table-cell>
          <table:table-cell office:value-type="float" office:value="9.888049E-016" calcext:value-type="float">
            <text:p>9.888049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743" calcext:value-type="float">
            <text:p>-0.033743</text:p>
          </table:table-cell>
          <table:table-cell office:value-type="float" office:value="-0.02356981" calcext:value-type="float">
            <text:p>-0.02356981</text:p>
          </table:table-cell>
          <table:table-cell office:value-type="float" office:value="-0.02075686" calcext:value-type="float">
            <text:p>-0.02075686</text:p>
          </table:table-cell>
          <table:table-cell office:value-type="float" office:value="-0.01894725" calcext:value-type="float">
            <text:p>-0.01894725</text:p>
          </table:table-cell>
          <table:table-cell office:value-type="float" office:value="-0.0175463" calcext:value-type="float">
            <text:p>-0.0175463</text:p>
          </table:table-cell>
          <table:table-cell office:value-type="float" office:value="-0.01528672" calcext:value-type="float">
            <text:p>-0.01528672</text:p>
          </table:table-cell>
          <table:table-cell office:value-type="float" office:value="-0.01394139" calcext:value-type="float">
            <text:p>-0.01394139</text:p>
          </table:table-cell>
          <table:table-cell office:value-type="float" office:value="-0.01292503" calcext:value-type="float">
            <text:p>-0.01292503</text:p>
          </table:table-cell>
          <table:table-cell office:value-type="float" office:value="-0.04606344" calcext:value-type="float">
            <text:p>-0.04606344</text:p>
          </table:table-cell>
          <table:table-cell office:value-type="float" office:value="-0.03134315" calcext:value-type="float">
            <text:p>-0.03134315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3648774" calcext:value-type="float">
            <text:p>-0.03648774</text:p>
          </table:table-cell>
          <table:table-cell office:value-type="float" office:value="0.005500032" calcext:value-type="float">
            <text:p>0.00550003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7841" calcext:value-type="float">
            <text:p>-2.39784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22004" calcext:value-type="float">
            <text:p>4122004</text:p>
          </table:table-cell>
          <table:table-cell office:value-type="float" office:value="846.6035" calcext:value-type="float">
            <text:p>846.6035</text:p>
          </table:table-cell>
          <table:table-cell office:value-type="float" office:value="764.2601" calcext:value-type="float">
            <text:p>764.2601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4.026" calcext:value-type="float">
            <text:p>1064.026</text:p>
          </table:table-cell>
          <table:table-cell office:value-type="float" office:value="37.63795" calcext:value-type="float">
            <text:p>37.63795</text:p>
          </table:table-cell>
          <table:table-cell office:value-type="float" office:value="0" calcext:value-type="float">
            <text:p>0</text:p>
          </table:table-cell>
          <table:table-cell office:value-type="float" office:value="0.3420513" calcext:value-type="float">
            <text:p>0.3420513</text:p>
          </table:table-cell>
          <table:table-cell office:value-type="float" office:value="0.3462261" calcext:value-type="float">
            <text:p>0.3462261</text:p>
          </table:table-cell>
          <table:table-cell office:value-type="float" office:value="0.3438483" calcext:value-type="float">
            <text:p>0.3438483</text:p>
          </table:table-cell>
          <table:table-cell office:value-type="float" office:value="0.3391344" calcext:value-type="float">
            <text:p>0.3391344</text:p>
          </table:table-cell>
          <table:table-cell office:value-type="float" office:value="0.3387104" calcext:value-type="float">
            <text:p>0.3387104</text:p>
          </table:table-cell>
          <table:table-cell office:value-type="float" office:value="0.296073" calcext:value-type="float">
            <text:p>0.296073</text:p>
          </table:table-cell>
          <table:table-cell office:value-type="float" office:value="0.2948646" calcext:value-type="float">
            <text:p>0.2948646</text:p>
          </table:table-cell>
          <table:table-cell office:value-type="float" office:value="0.3715298" calcext:value-type="float">
            <text:p>0.3715298</text:p>
          </table:table-cell>
          <table:table-cell office:value-type="float" office:value="0.3354589" calcext:value-type="float">
            <text:p>0.3354589</text:p>
          </table:table-cell>
          <table:table-cell office:value-type="float" office:value="0.3532531" calcext:value-type="float">
            <text:p>0.3532531</text:p>
          </table:table-cell>
          <table:table-cell office:value-type="float" office:value="0.3734515" calcext:value-type="float">
            <text:p>0.3734515</text:p>
          </table:table-cell>
          <table:table-cell office:value-type="float" office:value="0.3906714" calcext:value-type="float">
            <text:p>0.3906714</text:p>
          </table:table-cell>
          <table:table-cell office:value-type="float" office:value="0.4623721" calcext:value-type="float">
            <text:p>0.4623721</text:p>
          </table:table-cell>
          <table:table-cell office:value-type="float" office:value="0" calcext:value-type="float">
            <text:p>0</text:p>
          </table:table-cell>
          <table:table-cell office:value-type="float" office:value="0.008822348" calcext:value-type="float">
            <text:p>0.008822348</text:p>
          </table:table-cell>
          <table:table-cell office:value-type="float" office:value="1.956496E-015" calcext:value-type="float">
            <text:p>1.956496E-15</text:p>
          </table:table-cell>
          <table:table-cell office:value-type="float" office:value="1.989009E-015" calcext:value-type="float">
            <text:p>1.989009E-15</text:p>
          </table:table-cell>
          <table:table-cell office:value-type="float" office:value="1.920753E-015" calcext:value-type="float">
            <text:p>1.920753E-15</text:p>
          </table:table-cell>
          <table:table-cell office:value-type="float" office:value="9.887899E-016" calcext:value-type="float">
            <text:p>9.887899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4674" calcext:value-type="float">
            <text:p>-0.0154674</text:p>
          </table:table-cell>
          <table:table-cell office:value-type="float" office:value="-0.01448158" calcext:value-type="float">
            <text:p>-0.01448158</text:p>
          </table:table-cell>
          <table:table-cell office:value-type="float" office:value="-0.0151954" calcext:value-type="float">
            <text:p>-0.0151954</text:p>
          </table:table-cell>
          <table:table-cell office:value-type="float" office:value="-0.01666771" calcext:value-type="float">
            <text:p>-0.01666771</text:p>
          </table:table-cell>
          <table:table-cell office:value-type="float" office:value="-0.01679192" calcext:value-type="float">
            <text:p>-0.01679192</text:p>
          </table:table-cell>
          <table:table-cell office:value-type="float" office:value="-0.01586218" calcext:value-type="float">
            <text:p>-0.01586218</text:p>
          </table:table-cell>
          <table:table-cell office:value-type="float" office:value="-0.01449008" calcext:value-type="float">
            <text:p>-0.01449008</text:p>
          </table:table-cell>
          <table:table-cell office:value-type="float" office:value="-0.01392444" calcext:value-type="float">
            <text:p>-0.01392444</text:p>
          </table:table-cell>
          <table:table-cell office:value-type="float" office:value="-0.04408476" calcext:value-type="float">
            <text:p>-0.04408476</text:p>
          </table:table-cell>
          <table:table-cell office:value-type="float" office:value="-0.03105641" calcext:value-type="float">
            <text:p>-0.03105641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1605171" calcext:value-type="float">
            <text:p>-0.01605171</text:p>
          </table:table-cell>
          <table:table-cell office:value-type="float" office:value="0.005135533" calcext:value-type="float">
            <text:p>0.00513553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8438" calcext:value-type="float">
            <text:p>-2.39843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122004" calcext:value-type="float">
            <text:p>5122004</text:p>
          </table:table-cell>
          <table:table-cell office:value-type="float" office:value="853.8035" calcext:value-type="float">
            <text:p>853.8035</text:p>
          </table:table-cell>
          <table:table-cell office:value-type="float" office:value="764.2348" calcext:value-type="float">
            <text:p>764.2348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70.86" calcext:value-type="float">
            <text:p>1070.86</text:p>
          </table:table-cell>
          <table:table-cell office:value-type="float" office:value="38.02892" calcext:value-type="float">
            <text:p>38.02892</text:p>
          </table:table-cell>
          <table:table-cell office:value-type="float" office:value="0" calcext:value-type="float">
            <text:p>0</text:p>
          </table:table-cell>
          <table:table-cell office:value-type="float" office:value="0.3372316" calcext:value-type="float">
            <text:p>0.3372316</text:p>
          </table:table-cell>
          <table:table-cell office:value-type="float" office:value="0.3535254" calcext:value-type="float">
            <text:p>0.3535254</text:p>
          </table:table-cell>
          <table:table-cell office:value-type="float" office:value="0.3578281" calcext:value-type="float">
            <text:p>0.3578281</text:p>
          </table:table-cell>
          <table:table-cell office:value-type="float" office:value="0.3512404" calcext:value-type="float">
            <text:p>0.3512404</text:p>
          </table:table-cell>
          <table:table-cell office:value-type="float" office:value="0.349462" calcext:value-type="float">
            <text:p>0.349462</text:p>
          </table:table-cell>
          <table:table-cell office:value-type="float" office:value="0.3059242" calcext:value-type="float">
            <text:p>0.3059242</text:p>
          </table:table-cell>
          <table:table-cell office:value-type="float" office:value="0.3310387" calcext:value-type="float">
            <text:p>0.3310387</text:p>
          </table:table-cell>
          <table:table-cell office:value-type="float" office:value="0.3734154" calcext:value-type="float">
            <text:p>0.3734154</text:p>
          </table:table-cell>
          <table:table-cell office:value-type="float" office:value="0.3369082" calcext:value-type="float">
            <text:p>0.3369082</text:p>
          </table:table-cell>
          <table:table-cell office:value-type="float" office:value="0.3534656" calcext:value-type="float">
            <text:p>0.3534656</text:p>
          </table:table-cell>
          <table:table-cell office:value-type="float" office:value="0.3735237" calcext:value-type="float">
            <text:p>0.3735237</text:p>
          </table:table-cell>
          <table:table-cell office:value-type="float" office:value="0.3909976" calcext:value-type="float">
            <text:p>0.3909976</text:p>
          </table:table-cell>
          <table:table-cell office:value-type="float" office:value="0.4496997" calcext:value-type="float">
            <text:p>0.4496997</text:p>
          </table:table-cell>
          <table:table-cell office:value-type="float" office:value="0" calcext:value-type="float">
            <text:p>0</text:p>
          </table:table-cell>
          <table:table-cell office:value-type="float" office:value="0.01321599" calcext:value-type="float">
            <text:p>0.01321599</text:p>
          </table:table-cell>
          <table:table-cell office:value-type="float" office:value="1.984595E-015" calcext:value-type="float">
            <text:p>1.984595E-15</text:p>
          </table:table-cell>
          <table:table-cell office:value-type="float" office:value="1.988999E-015" calcext:value-type="float">
            <text:p>1.988999E-15</text:p>
          </table:table-cell>
          <table:table-cell office:value-type="float" office:value="1.920746E-015" calcext:value-type="float">
            <text:p>1.920746E-15</text:p>
          </table:table-cell>
          <table:table-cell office:value-type="float" office:value="9.887793E-016" calcext:value-type="float">
            <text:p>9.887793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80351" calcext:value-type="float">
            <text:p>-0.01680351</text:p>
          </table:table-cell>
          <table:table-cell office:value-type="float" office:value="-0.01258019" calcext:value-type="float">
            <text:p>-0.01258019</text:p>
          </table:table-cell>
          <table:table-cell office:value-type="float" office:value="-0.01181267" calcext:value-type="float">
            <text:p>-0.01181267</text:p>
          </table:table-cell>
          <table:table-cell office:value-type="float" office:value="-0.01346009" calcext:value-type="float">
            <text:p>-0.01346009</text:p>
          </table:table-cell>
          <table:table-cell office:value-type="float" office:value="-0.01393197" calcext:value-type="float">
            <text:p>-0.01393197</text:p>
          </table:table-cell>
          <table:table-cell office:value-type="float" office:value="-0.01247517" calcext:value-type="float">
            <text:p>-0.01247517</text:p>
          </table:table-cell>
          <table:table-cell office:value-type="float" office:value="-0.00549324" calcext:value-type="float">
            <text:p>-0.00549324</text:p>
          </table:table-cell>
          <table:table-cell office:value-type="float" office:value="-0.01254139" calcext:value-type="float">
            <text:p>-0.01254139</text:p>
          </table:table-cell>
          <table:table-cell office:value-type="float" office:value="-0.04234342" calcext:value-type="float">
            <text:p>-0.04234342</text:p>
          </table:table-cell>
          <table:table-cell office:value-type="float" office:value="-0.03073891" calcext:value-type="float">
            <text:p>-0.03073891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2278739" calcext:value-type="float">
            <text:p>-0.02278739</text:p>
          </table:table-cell>
          <table:table-cell office:value-type="float" office:value="0.005185711" calcext:value-type="float">
            <text:p>0.00518571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82857" calcext:value-type="float">
            <text:p>-2.28285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122004" calcext:value-type="float">
            <text:p>6122004</text:p>
          </table:table-cell>
          <table:table-cell office:value-type="float" office:value="853.8035" calcext:value-type="float">
            <text:p>853.8035</text:p>
          </table:table-cell>
          <table:table-cell office:value-type="float" office:value="764.1722" calcext:value-type="float">
            <text:p>764.1722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71.22" calcext:value-type="float">
            <text:p>1071.22</text:p>
          </table:table-cell>
          <table:table-cell office:value-type="float" office:value="37.73173" calcext:value-type="float">
            <text:p>37.73173</text:p>
          </table:table-cell>
          <table:table-cell office:value-type="float" office:value="0" calcext:value-type="float">
            <text:p>0</text:p>
          </table:table-cell>
          <table:table-cell office:value-type="float" office:value="0.3182506" calcext:value-type="float">
            <text:p>0.3182506</text:p>
          </table:table-cell>
          <table:table-cell office:value-type="float" office:value="0.3335754" calcext:value-type="float">
            <text:p>0.3335754</text:p>
          </table:table-cell>
          <table:table-cell office:value-type="float" office:value="0.343306" calcext:value-type="float">
            <text:p>0.343306</text:p>
          </table:table-cell>
          <table:table-cell office:value-type="float" office:value="0.3514169" calcext:value-type="float">
            <text:p>0.3514169</text:p>
          </table:table-cell>
          <table:table-cell office:value-type="float" office:value="0.3570161" calcext:value-type="float">
            <text:p>0.3570161</text:p>
          </table:table-cell>
          <table:table-cell office:value-type="float" office:value="0.3138503" calcext:value-type="float">
            <text:p>0.3138503</text:p>
          </table:table-cell>
          <table:table-cell office:value-type="float" office:value="0.3136594" calcext:value-type="float">
            <text:p>0.3136594</text:p>
          </table:table-cell>
          <table:table-cell office:value-type="float" office:value="0.3769638" calcext:value-type="float">
            <text:p>0.3769638</text:p>
          </table:table-cell>
          <table:table-cell office:value-type="float" office:value="0.338411" calcext:value-type="float">
            <text:p>0.338411</text:p>
          </table:table-cell>
          <table:table-cell office:value-type="float" office:value="0.3536955" calcext:value-type="float">
            <text:p>0.3536955</text:p>
          </table:table-cell>
          <table:table-cell office:value-type="float" office:value="0.3736313" calcext:value-type="float">
            <text:p>0.3736313</text:p>
          </table:table-cell>
          <table:table-cell office:value-type="float" office:value="0.3914503" calcext:value-type="float">
            <text:p>0.3914503</text:p>
          </table:table-cell>
          <table:table-cell office:value-type="float" office:value="0.4550523" calcext:value-type="float">
            <text:p>0.4550523</text:p>
          </table:table-cell>
          <table:table-cell office:value-type="float" office:value="0" calcext:value-type="float">
            <text:p>0</text:p>
          </table:table-cell>
          <table:table-cell office:value-type="float" office:value="0.0301847" calcext:value-type="float">
            <text:p>0.0301847</text:p>
          </table:table-cell>
          <table:table-cell office:value-type="float" office:value="1.984582E-015" calcext:value-type="float">
            <text:p>1.984582E-15</text:p>
          </table:table-cell>
          <table:table-cell office:value-type="float" office:value="1.988991E-015" calcext:value-type="float">
            <text:p>1.988991E-15</text:p>
          </table:table-cell>
          <table:table-cell office:value-type="float" office:value="1.920742E-015" calcext:value-type="float">
            <text:p>1.920742E-15</text:p>
          </table:table-cell>
          <table:table-cell office:value-type="float" office:value="9.887638E-016" calcext:value-type="float">
            <text:p>9.887638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11413" calcext:value-type="float">
            <text:p>-0.02411413</text:p>
          </table:table-cell>
          <table:table-cell office:value-type="float" office:value="-0.01821804" calcext:value-type="float">
            <text:p>-0.01821804</text:p>
          </table:table-cell>
          <table:table-cell office:value-type="float" office:value="-0.01534817" calcext:value-type="float">
            <text:p>-0.01534817</text:p>
          </table:table-cell>
          <table:table-cell office:value-type="float" office:value="-0.01337129" calcext:value-type="float">
            <text:p>-0.01337129</text:p>
          </table:table-cell>
          <table:table-cell office:value-type="float" office:value="-0.01213183" calcext:value-type="float">
            <text:p>-0.01213183</text:p>
          </table:table-cell>
          <table:table-cell office:value-type="float" office:value="-0.0102198" calcext:value-type="float">
            <text:p>-0.0102198</text:p>
          </table:table-cell>
          <table:table-cell office:value-type="float" office:value="-0.008646235" calcext:value-type="float">
            <text:p>-0.008646235</text:p>
          </table:table-cell>
          <table:table-cell office:value-type="float" office:value="-0.01018449" calcext:value-type="float">
            <text:p>-0.01018449</text:p>
          </table:table-cell>
          <table:table-cell office:value-type="float" office:value="-0.0406228" calcext:value-type="float">
            <text:p>-0.0406228</text:p>
          </table:table-cell>
          <table:table-cell office:value-type="float" office:value="-0.03039873" calcext:value-type="float">
            <text:p>-0.03039873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2951209" calcext:value-type="float">
            <text:p>-0.02951209</text:p>
          </table:table-cell>
          <table:table-cell office:value-type="float" office:value="0.005126464" calcext:value-type="float">
            <text:p>0.00512646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19749" calcext:value-type="float">
            <text:p>-2.31974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122004" calcext:value-type="float">
            <text:p>7122004</text:p>
          </table:table-cell>
          <table:table-cell office:value-type="float" office:value="853.8035" calcext:value-type="float">
            <text:p>853.8035</text:p>
          </table:table-cell>
          <table:table-cell office:value-type="float" office:value="764.2369" calcext:value-type="float">
            <text:p>764.2369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71.111" calcext:value-type="float">
            <text:p>1071.111</text:p>
          </table:table-cell>
          <table:table-cell office:value-type="float" office:value="37.77621" calcext:value-type="float">
            <text:p>37.77621</text:p>
          </table:table-cell>
          <table:table-cell office:value-type="float" office:value="0" calcext:value-type="float">
            <text:p>0</text:p>
          </table:table-cell>
          <table:table-cell office:value-type="float" office:value="0.2388617" calcext:value-type="float">
            <text:p>0.2388617</text:p>
          </table:table-cell>
          <table:table-cell office:value-type="float" office:value="0.3135719" calcext:value-type="float">
            <text:p>0.3135719</text:p>
          </table:table-cell>
          <table:table-cell office:value-type="float" office:value="0.3342009" calcext:value-type="float">
            <text:p>0.3342009</text:p>
          </table:table-cell>
          <table:table-cell office:value-type="float" office:value="0.3463143" calcext:value-type="float">
            <text:p>0.3463143</text:p>
          </table:table-cell>
          <table:table-cell office:value-type="float" office:value="0.3531459" calcext:value-type="float">
            <text:p>0.3531459</text:p>
          </table:table-cell>
          <table:table-cell office:value-type="float" office:value="0.3118881" calcext:value-type="float">
            <text:p>0.3118881</text:p>
          </table:table-cell>
          <table:table-cell office:value-type="float" office:value="0.313467" calcext:value-type="float">
            <text:p>0.313467</text:p>
          </table:table-cell>
          <table:table-cell office:value-type="float" office:value="0.3781059" calcext:value-type="float">
            <text:p>0.3781059</text:p>
          </table:table-cell>
          <table:table-cell office:value-type="float" office:value="0.3402586" calcext:value-type="float">
            <text:p>0.3402586</text:p>
          </table:table-cell>
          <table:table-cell office:value-type="float" office:value="0.3539626" calcext:value-type="float">
            <text:p>0.3539626</text:p>
          </table:table-cell>
          <table:table-cell office:value-type="float" office:value="0.373875" calcext:value-type="float">
            <text:p>0.373875</text:p>
          </table:table-cell>
          <table:table-cell office:value-type="float" office:value="0.3915536" calcext:value-type="float">
            <text:p>0.3915536</text:p>
          </table:table-cell>
          <table:table-cell office:value-type="float" office:value="0.459757" calcext:value-type="float">
            <text:p>0.459757</text:p>
          </table:table-cell>
          <table:table-cell office:value-type="float" office:value="0" calcext:value-type="float">
            <text:p>0</text:p>
          </table:table-cell>
          <table:table-cell office:value-type="float" office:value="0.1138303" calcext:value-type="float">
            <text:p>0.1138303</text:p>
          </table:table-cell>
          <table:table-cell office:value-type="float" office:value="0.00340891" calcext:value-type="float">
            <text:p>0.00340891</text:p>
          </table:table-cell>
          <table:table-cell office:value-type="float" office:value="1.988983E-015" calcext:value-type="float">
            <text:p>1.988983E-15</text:p>
          </table:table-cell>
          <table:table-cell office:value-type="float" office:value="1.920739E-015" calcext:value-type="float">
            <text:p>1.920739E-15</text:p>
          </table:table-cell>
          <table:table-cell office:value-type="float" office:value="9.887478E-016" calcext:value-type="float">
            <text:p>9.887478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7814" calcext:value-type="float">
            <text:p>-0.187814</text:p>
          </table:table-cell>
          <table:table-cell office:value-type="float" office:value="-0.02675729" calcext:value-type="float">
            <text:p>-0.02675729</text:p>
          </table:table-cell>
          <table:table-cell office:value-type="float" office:value="-0.01809073" calcext:value-type="float">
            <text:p>-0.01809073</text:p>
          </table:table-cell>
          <table:table-cell office:value-type="float" office:value="-0.01461631" calcext:value-type="float">
            <text:p>-0.01461631</text:p>
          </table:table-cell>
          <table:table-cell office:value-type="float" office:value="-0.01297118" calcext:value-type="float">
            <text:p>-0.01297118</text:p>
          </table:table-cell>
          <table:table-cell office:value-type="float" office:value="-0.01071544" calcext:value-type="float">
            <text:p>-0.01071544</text:p>
          </table:table-cell>
          <table:table-cell office:value-type="float" office:value="-0.008653758" calcext:value-type="float">
            <text:p>-0.008653758</text:p>
          </table:table-cell>
          <table:table-cell office:value-type="float" office:value="-0.009541566" calcext:value-type="float">
            <text:p>-0.009541566</text:p>
          </table:table-cell>
          <table:table-cell office:value-type="float" office:value="-0.03860631" calcext:value-type="float">
            <text:p>-0.03860631</text:p>
          </table:table-cell>
          <table:table-cell office:value-type="float" office:value="-0.03000957" calcext:value-type="float">
            <text:p>-0.03000957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5522435" calcext:value-type="float">
            <text:p>-0.5522435</text:p>
          </table:table-cell>
          <table:table-cell office:value-type="float" office:value="0.005198665" calcext:value-type="float">
            <text:p>0.00519866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50926" calcext:value-type="float">
            <text:p>-2.35092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122004" calcext:value-type="float">
            <text:p>8122004</text:p>
          </table:table-cell>
          <table:table-cell office:value-type="float" office:value="853.8035" calcext:value-type="float">
            <text:p>853.8035</text:p>
          </table:table-cell>
          <table:table-cell office:value-type="float" office:value="764.2363" calcext:value-type="float">
            <text:p>764.2363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70.901" calcext:value-type="float">
            <text:p>1070.901</text:p>
          </table:table-cell>
          <table:table-cell office:value-type="float" office:value="37.98701" calcext:value-type="float">
            <text:p>37.98701</text:p>
          </table:table-cell>
          <table:table-cell office:value-type="float" office:value="0" calcext:value-type="float">
            <text:p>0</text:p>
          </table:table-cell>
          <table:table-cell office:value-type="float" office:value="0.2789008" calcext:value-type="float">
            <text:p>0.2789008</text:p>
          </table:table-cell>
          <table:table-cell office:value-type="float" office:value="0.3175106" calcext:value-type="float">
            <text:p>0.3175106</text:p>
          </table:table-cell>
          <table:table-cell office:value-type="float" office:value="0.3329258" calcext:value-type="float">
            <text:p>0.3329258</text:p>
          </table:table-cell>
          <table:table-cell office:value-type="float" office:value="0.3424475" calcext:value-type="float">
            <text:p>0.3424475</text:p>
          </table:table-cell>
          <table:table-cell office:value-type="float" office:value="0.3484202" calcext:value-type="float">
            <text:p>0.3484202</text:p>
          </table:table-cell>
          <table:table-cell office:value-type="float" office:value="0.3080617" calcext:value-type="float">
            <text:p>0.3080617</text:p>
          </table:table-cell>
          <table:table-cell office:value-type="float" office:value="0.310491" calcext:value-type="float">
            <text:p>0.310491</text:p>
          </table:table-cell>
          <table:table-cell office:value-type="float" office:value="0.3778079" calcext:value-type="float">
            <text:p>0.3778079</text:p>
          </table:table-cell>
          <table:table-cell office:value-type="float" office:value="0.3419824" calcext:value-type="float">
            <text:p>0.3419824</text:p>
          </table:table-cell>
          <table:table-cell office:value-type="float" office:value="0.3542567" calcext:value-type="float">
            <text:p>0.3542567</text:p>
          </table:table-cell>
          <table:table-cell office:value-type="float" office:value="0.374107" calcext:value-type="float">
            <text:p>0.374107</text:p>
          </table:table-cell>
          <table:table-cell office:value-type="float" office:value="0.3915226" calcext:value-type="float">
            <text:p>0.3915226</text:p>
          </table:table-cell>
          <table:table-cell office:value-type="float" office:value="0.4623639" calcext:value-type="float">
            <text:p>0.4623639</text:p>
          </table:table-cell>
          <table:table-cell office:value-type="float" office:value="0" calcext:value-type="float">
            <text:p>0</text:p>
          </table:table-cell>
          <table:table-cell office:value-type="float" office:value="0.04986789" calcext:value-type="float">
            <text:p>0.04986789</text:p>
          </table:table-cell>
          <table:table-cell office:value-type="float" office:value="0.001359173" calcext:value-type="float">
            <text:p>0.001359173</text:p>
          </table:table-cell>
          <table:table-cell office:value-type="float" office:value="1.988981E-015" calcext:value-type="float">
            <text:p>1.988981E-15</text:p>
          </table:table-cell>
          <table:table-cell office:value-type="float" office:value="1.920731E-015" calcext:value-type="float">
            <text:p>1.920731E-15</text:p>
          </table:table-cell>
          <table:table-cell office:value-type="float" office:value="9.887376E-016" calcext:value-type="float">
            <text:p>9.887376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808439" calcext:value-type="float">
            <text:p>-0.05808439</text:p>
          </table:table-cell>
          <table:table-cell office:value-type="float" office:value="-0.0245827" calcext:value-type="float">
            <text:p>-0.0245827</text:p>
          </table:table-cell>
          <table:table-cell office:value-type="float" office:value="-0.01851472" calcext:value-type="float">
            <text:p>-0.01851472</text:p>
          </table:table-cell>
          <table:table-cell office:value-type="float" office:value="-0.01565919" calcext:value-type="float">
            <text:p>-0.01565919</text:p>
          </table:table-cell>
          <table:table-cell office:value-type="float" office:value="-0.01409489" calcext:value-type="float">
            <text:p>-0.01409489</text:p>
          </table:table-cell>
          <table:table-cell office:value-type="float" office:value="-0.01176248" calcext:value-type="float">
            <text:p>-0.01176248</text:p>
          </table:table-cell>
          <table:table-cell office:value-type="float" office:value="-0.009403317" calcext:value-type="float">
            <text:p>-0.009403317</text:p>
          </table:table-cell>
          <table:table-cell office:value-type="float" office:value="-0.009701459" calcext:value-type="float">
            <text:p>-0.009701459</text:p>
          </table:table-cell>
          <table:table-cell office:value-type="float" office:value="-0.03682372" calcext:value-type="float">
            <text:p>-0.03682372</text:p>
          </table:table-cell>
          <table:table-cell office:value-type="float" office:value="-0.0295865" calcext:value-type="float">
            <text:p>-0.0295865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1010002" calcext:value-type="float">
            <text:p>-0.1010002</text:p>
          </table:table-cell>
          <table:table-cell office:value-type="float" office:value="0.005116937" calcext:value-type="float">
            <text:p>0.00511693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9357" calcext:value-type="float">
            <text:p>-2.36935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122004" calcext:value-type="float">
            <text:p>9122004</text:p>
          </table:table-cell>
          <table:table-cell office:value-type="float" office:value="853.9034" calcext:value-type="float">
            <text:p>853.9034</text:p>
          </table:table-cell>
          <table:table-cell office:value-type="float" office:value="764.3547" calcext:value-type="float">
            <text:p>764.3547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70.484" calcext:value-type="float">
            <text:p>1070.484</text:p>
          </table:table-cell>
          <table:table-cell office:value-type="float" office:value="38.38487" calcext:value-type="float">
            <text:p>38.38487</text:p>
          </table:table-cell>
          <table:table-cell office:value-type="float" office:value="0" calcext:value-type="float">
            <text:p>0</text:p>
          </table:table-cell>
          <table:table-cell office:value-type="float" office:value="0.3229028" calcext:value-type="float">
            <text:p>0.3229028</text:p>
          </table:table-cell>
          <table:table-cell office:value-type="float" office:value="0.3274789" calcext:value-type="float">
            <text:p>0.3274789</text:p>
          </table:table-cell>
          <table:table-cell office:value-type="float" office:value="0.3326763" calcext:value-type="float">
            <text:p>0.3326763</text:p>
          </table:table-cell>
          <table:table-cell office:value-type="float" office:value="0.3398489" calcext:value-type="float">
            <text:p>0.3398489</text:p>
          </table:table-cell>
          <table:table-cell office:value-type="float" office:value="0.3453011" calcext:value-type="float">
            <text:p>0.3453011</text:p>
          </table:table-cell>
          <table:table-cell office:value-type="float" office:value="0.3048492" calcext:value-type="float">
            <text:p>0.3048492</text:p>
          </table:table-cell>
          <table:table-cell office:value-type="float" office:value="0.304289" calcext:value-type="float">
            <text:p>0.304289</text:p>
          </table:table-cell>
          <table:table-cell office:value-type="float" office:value="0.3766378" calcext:value-type="float">
            <text:p>0.3766378</text:p>
          </table:table-cell>
          <table:table-cell office:value-type="float" office:value="0.3437848" calcext:value-type="float">
            <text:p>0.3437848</text:p>
          </table:table-cell>
          <table:table-cell office:value-type="float" office:value="0.3545655" calcext:value-type="float">
            <text:p>0.3545655</text:p>
          </table:table-cell>
          <table:table-cell office:value-type="float" office:value="0.3743255" calcext:value-type="float">
            <text:p>0.3743255</text:p>
          </table:table-cell>
          <table:table-cell office:value-type="float" office:value="0.3914644" calcext:value-type="float">
            <text:p>0.3914644</text:p>
          </table:table-cell>
          <table:table-cell office:value-type="float" office:value="0.4623734" calcext:value-type="float">
            <text:p>0.4623734</text:p>
          </table:table-cell>
          <table:table-cell office:value-type="float" office:value="0" calcext:value-type="float">
            <text:p>0</text:p>
          </table:table-cell>
          <table:table-cell office:value-type="float" office:value="0.005403713" calcext:value-type="float">
            <text:p>0.005403713</text:p>
          </table:table-cell>
          <table:table-cell office:value-type="float" office:value="1.959749E-015" calcext:value-type="float">
            <text:p>1.959749E-15</text:p>
          </table:table-cell>
          <table:table-cell office:value-type="float" office:value="1.988974E-015" calcext:value-type="float">
            <text:p>1.988974E-15</text:p>
          </table:table-cell>
          <table:table-cell office:value-type="float" office:value="1.920725E-015" calcext:value-type="float">
            <text:p>1.920725E-15</text:p>
          </table:table-cell>
          <table:table-cell office:value-type="float" office:value="9.887271E-016" calcext:value-type="float">
            <text:p>9.887271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235314" calcext:value-type="float">
            <text:p>-0.02235314</text:p>
          </table:table-cell>
          <table:table-cell office:value-type="float" office:value="-0.02052215" calcext:value-type="float">
            <text:p>-0.02052215</text:p>
          </table:table-cell>
          <table:table-cell office:value-type="float" office:value="-0.01865284" calcext:value-type="float">
            <text:p>-0.01865284</text:p>
          </table:table-cell>
          <table:table-cell office:value-type="float" office:value="-0.01641857" calcext:value-type="float">
            <text:p>-0.01641857</text:p>
          </table:table-cell>
          <table:table-cell office:value-type="float" office:value="-0.01488859" calcext:value-type="float">
            <text:p>-0.01488859</text:p>
          </table:table-cell>
          <table:table-cell office:value-type="float" office:value="-0.01272034" calcext:value-type="float">
            <text:p>-0.01272034</text:p>
          </table:table-cell>
          <table:table-cell office:value-type="float" office:value="-0.01112706" calcext:value-type="float">
            <text:p>-0.01112706</text:p>
          </table:table-cell>
          <table:table-cell office:value-type="float" office:value="-0.01036259" calcext:value-type="float">
            <text:p>-0.01036259</text:p>
          </table:table-cell>
          <table:table-cell office:value-type="float" office:value="-0.03506028" calcext:value-type="float">
            <text:p>-0.03506028</text:p>
          </table:table-cell>
          <table:table-cell office:value-type="float" office:value="-0.02914882" calcext:value-type="float">
            <text:p>-0.02914882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2303949" calcext:value-type="float">
            <text:p>-0.02303949</text:p>
          </table:table-cell>
          <table:table-cell office:value-type="float" office:value="0.004996571" calcext:value-type="float">
            <text:p>0.00499657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3014" calcext:value-type="float">
            <text:p>-2.37301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122004" calcext:value-type="float">
            <text:p>10122004</text:p>
          </table:table-cell>
          <table:table-cell office:value-type="float" office:value="853.9034" calcext:value-type="float">
            <text:p>853.9034</text:p>
          </table:table-cell>
          <table:table-cell office:value-type="float" office:value="764.502" calcext:value-type="float">
            <text:p>764.502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70.068" calcext:value-type="float">
            <text:p>1070.068</text:p>
          </table:table-cell>
          <table:table-cell office:value-type="float" office:value="38.65429" calcext:value-type="float">
            <text:p>38.65429</text:p>
          </table:table-cell>
          <table:table-cell office:value-type="float" office:value="0" calcext:value-type="float">
            <text:p>0</text:p>
          </table:table-cell>
          <table:table-cell office:value-type="float" office:value="0.2913188" calcext:value-type="float">
            <text:p>0.2913188</text:p>
          </table:table-cell>
          <table:table-cell office:value-type="float" office:value="0.3198622" calcext:value-type="float">
            <text:p>0.3198622</text:p>
          </table:table-cell>
          <table:table-cell office:value-type="float" office:value="0.3322034" calcext:value-type="float">
            <text:p>0.3322034</text:p>
          </table:table-cell>
          <table:table-cell office:value-type="float" office:value="0.3389214" calcext:value-type="float">
            <text:p>0.3389214</text:p>
          </table:table-cell>
          <table:table-cell office:value-type="float" office:value="0.3430068" calcext:value-type="float">
            <text:p>0.3430068</text:p>
          </table:table-cell>
          <table:table-cell office:value-type="float" office:value="0.3020815" calcext:value-type="float">
            <text:p>0.3020815</text:p>
          </table:table-cell>
          <table:table-cell office:value-type="float" office:value="0.3008077" calcext:value-type="float">
            <text:p>0.3008077</text:p>
          </table:table-cell>
          <table:table-cell office:value-type="float" office:value="0.3748841" calcext:value-type="float">
            <text:p>0.3748841</text:p>
          </table:table-cell>
          <table:table-cell office:value-type="float" office:value="0.3455486" calcext:value-type="float">
            <text:p>0.3455486</text:p>
          </table:table-cell>
          <table:table-cell office:value-type="float" office:value="0.3548927" calcext:value-type="float">
            <text:p>0.3548927</text:p>
          </table:table-cell>
          <table:table-cell office:value-type="float" office:value="0.3745328" calcext:value-type="float">
            <text:p>0.3745328</text:p>
          </table:table-cell>
          <table:table-cell office:value-type="float" office:value="0.3913937" calcext:value-type="float">
            <text:p>0.3913937</text:p>
          </table:table-cell>
          <table:table-cell office:value-type="float" office:value="0.4623642" calcext:value-type="float">
            <text:p>0.4623642</text:p>
          </table:table-cell>
          <table:table-cell office:value-type="float" office:value="0" calcext:value-type="float">
            <text:p>0</text:p>
          </table:table-cell>
          <table:table-cell office:value-type="float" office:value="0.07093172" calcext:value-type="float">
            <text:p>0.07093172</text:p>
          </table:table-cell>
          <table:table-cell office:value-type="float" office:value="0.001453962" calcext:value-type="float">
            <text:p>0.001453962</text:p>
          </table:table-cell>
          <table:table-cell office:value-type="float" office:value="1.988964E-015" calcext:value-type="float">
            <text:p>1.988964E-15</text:p>
          </table:table-cell>
          <table:table-cell office:value-type="float" office:value="1.920721E-015" calcext:value-type="float">
            <text:p>1.920721E-15</text:p>
          </table:table-cell>
          <table:table-cell office:value-type="float" office:value="9.887141E-016" calcext:value-type="float">
            <text:p>9.887141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266872" calcext:value-type="float">
            <text:p>-0.04266872</text:p>
          </table:table-cell>
          <table:table-cell office:value-type="float" office:value="-0.02347616" calcext:value-type="float">
            <text:p>-0.02347616</text:p>
          </table:table-cell>
          <table:table-cell office:value-type="float" office:value="-0.01876802" calcext:value-type="float">
            <text:p>-0.01876802</text:p>
          </table:table-cell>
          <table:table-cell office:value-type="float" office:value="-0.01668603" calcext:value-type="float">
            <text:p>-0.01668603</text:p>
          </table:table-cell>
          <table:table-cell office:value-type="float" office:value="-0.01550754" calcext:value-type="float">
            <text:p>-0.01550754</text:p>
          </table:table-cell>
          <table:table-cell office:value-type="float" office:value="-0.01362711" calcext:value-type="float">
            <text:p>-0.01362711</text:p>
          </table:table-cell>
          <table:table-cell office:value-type="float" office:value="-0.01225671" calcext:value-type="float">
            <text:p>-0.01225671</text:p>
          </table:table-cell>
          <table:table-cell office:value-type="float" office:value="-0.0114635" calcext:value-type="float">
            <text:p>-0.0114635</text:p>
          </table:table-cell>
          <table:table-cell office:value-type="float" office:value="-0.03342079" calcext:value-type="float">
            <text:p>-0.03342079</text:p>
          </table:table-cell>
          <table:table-cell office:value-type="float" office:value="-0.0286926" calcext:value-type="float">
            <text:p>-0.0286926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5434584" calcext:value-type="float">
            <text:p>-0.05434584</text:p>
          </table:table-cell>
          <table:table-cell office:value-type="float" office:value="0.005040012" calcext:value-type="float">
            <text:p>0.00504001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7074" calcext:value-type="float">
            <text:p>-2.37707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122004" calcext:value-type="float">
            <text:p>11122004</text:p>
          </table:table-cell>
          <table:table-cell office:value-type="float" office:value="853.9034" calcext:value-type="float">
            <text:p>853.9034</text:p>
          </table:table-cell>
          <table:table-cell office:value-type="float" office:value="764.6854" calcext:value-type="float">
            <text:p>764.6854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9.504" calcext:value-type="float">
            <text:p>1069.504</text:p>
          </table:table-cell>
          <table:table-cell office:value-type="float" office:value="39.03505" calcext:value-type="float">
            <text:p>39.03505</text:p>
          </table:table-cell>
          <table:table-cell office:value-type="float" office:value="0" calcext:value-type="float">
            <text:p>0</text:p>
          </table:table-cell>
          <table:table-cell office:value-type="float" office:value="0.3249695" calcext:value-type="float">
            <text:p>0.3249695</text:p>
          </table:table-cell>
          <table:table-cell office:value-type="float" office:value="0.3274597" calcext:value-type="float">
            <text:p>0.3274597</text:p>
          </table:table-cell>
          <table:table-cell office:value-type="float" office:value="0.3301086" calcext:value-type="float">
            <text:p>0.3301086</text:p>
          </table:table-cell>
          <table:table-cell office:value-type="float" office:value="0.3356512" calcext:value-type="float">
            <text:p>0.3356512</text:p>
          </table:table-cell>
          <table:table-cell office:value-type="float" office:value="0.3400653" calcext:value-type="float">
            <text:p>0.3400653</text:p>
          </table:table-cell>
          <table:table-cell office:value-type="float" office:value="0.2999311" calcext:value-type="float">
            <text:p>0.2999311</text:p>
          </table:table-cell>
          <table:table-cell office:value-type="float" office:value="0.2990973" calcext:value-type="float">
            <text:p>0.2990973</text:p>
          </table:table-cell>
          <table:table-cell office:value-type="float" office:value="0.3735352" calcext:value-type="float">
            <text:p>0.3735352</text:p>
          </table:table-cell>
          <table:table-cell office:value-type="float" office:value="0.3470829" calcext:value-type="float">
            <text:p>0.3470829</text:p>
          </table:table-cell>
          <table:table-cell office:value-type="float" office:value="0.3552455" calcext:value-type="float">
            <text:p>0.3552455</text:p>
          </table:table-cell>
          <table:table-cell office:value-type="float" office:value="0.3747281" calcext:value-type="float">
            <text:p>0.3747281</text:p>
          </table:table-cell>
          <table:table-cell office:value-type="float" office:value="0.391319" calcext:value-type="float">
            <text:p>0.391319</text:p>
          </table:table-cell>
          <table:table-cell office:value-type="float" office:value="0.4623734" calcext:value-type="float">
            <text:p>0.4623734</text:p>
          </table:table-cell>
          <table:table-cell office:value-type="float" office:value="0" calcext:value-type="float">
            <text:p>0</text:p>
          </table:table-cell>
          <table:table-cell office:value-type="float" office:value="0.003091584" calcext:value-type="float">
            <text:p>0.003091584</text:p>
          </table:table-cell>
          <table:table-cell office:value-type="float" office:value="1.932589E-015" calcext:value-type="float">
            <text:p>1.932589E-15</text:p>
          </table:table-cell>
          <table:table-cell office:value-type="float" office:value="1.988959E-015" calcext:value-type="float">
            <text:p>1.988959E-15</text:p>
          </table:table-cell>
          <table:table-cell office:value-type="float" office:value="1.920713E-015" calcext:value-type="float">
            <text:p>1.920713E-15</text:p>
          </table:table-cell>
          <table:table-cell office:value-type="float" office:value="9.88704E-016" calcext:value-type="float">
            <text:p>9.88704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33143" calcext:value-type="float">
            <text:p>-0.02133143</text:p>
          </table:table-cell>
          <table:table-cell office:value-type="float" office:value="-0.02053478" calcext:value-type="float">
            <text:p>-0.02053478</text:p>
          </table:table-cell>
          <table:table-cell office:value-type="float" office:value="-0.01956946" calcext:value-type="float">
            <text:p>-0.01956946</text:p>
          </table:table-cell>
          <table:table-cell office:value-type="float" office:value="-0.01771362" calcext:value-type="float">
            <text:p>-0.01771362</text:p>
          </table:table-cell>
          <table:table-cell office:value-type="float" office:value="-0.01634243" calcext:value-type="float">
            <text:p>-0.01634243</text:p>
          </table:table-cell>
          <table:table-cell office:value-type="float" office:value="-0.01438217" calcext:value-type="float">
            <text:p>-0.01438217</text:p>
          </table:table-cell>
          <table:table-cell office:value-type="float" office:value="-0.01285637" calcext:value-type="float">
            <text:p>-0.01285637</text:p>
          </table:table-cell>
          <table:table-cell office:value-type="float" office:value="-0.01239558" calcext:value-type="float">
            <text:p>-0.01239558</text:p>
          </table:table-cell>
          <table:table-cell office:value-type="float" office:value="-0.03135099" calcext:value-type="float">
            <text:p>-0.03135099</text:p>
          </table:table-cell>
          <table:table-cell office:value-type="float" office:value="-0.02821073" calcext:value-type="float">
            <text:p>-0.02821073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216454" calcext:value-type="float">
            <text:p>-0.0216454</text:p>
          </table:table-cell>
          <table:table-cell office:value-type="float" office:value="0.004933276" calcext:value-type="float">
            <text:p>0.00493327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0094" calcext:value-type="float">
            <text:p>-2.38009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122004" calcext:value-type="float">
            <text:p>12122004</text:p>
          </table:table-cell>
          <table:table-cell office:value-type="float" office:value="853.9034" calcext:value-type="float">
            <text:p>853.9034</text:p>
          </table:table-cell>
          <table:table-cell office:value-type="float" office:value="765.086" calcext:value-type="float">
            <text:p>765.086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8.94" calcext:value-type="float">
            <text:p>1068.94</text:p>
          </table:table-cell>
          <table:table-cell office:value-type="float" office:value="39.19875" calcext:value-type="float">
            <text:p>39.19875</text:p>
          </table:table-cell>
          <table:table-cell office:value-type="float" office:value="0" calcext:value-type="float">
            <text:p>0</text:p>
          </table:table-cell>
          <table:table-cell office:value-type="float" office:value="0.302742" calcext:value-type="float">
            <text:p>0.302742</text:p>
          </table:table-cell>
          <table:table-cell office:value-type="float" office:value="0.3218174" calcext:value-type="float">
            <text:p>0.3218174</text:p>
          </table:table-cell>
          <table:table-cell office:value-type="float" office:value="0.3297417" calcext:value-type="float">
            <text:p>0.3297417</text:p>
          </table:table-cell>
          <table:table-cell office:value-type="float" office:value="0.3351673" calcext:value-type="float">
            <text:p>0.3351673</text:p>
          </table:table-cell>
          <table:table-cell office:value-type="float" office:value="0.3386321" calcext:value-type="float">
            <text:p>0.3386321</text:p>
          </table:table-cell>
          <table:table-cell office:value-type="float" office:value="0.2979356" calcext:value-type="float">
            <text:p>0.2979356</text:p>
          </table:table-cell>
          <table:table-cell office:value-type="float" office:value="0.296001" calcext:value-type="float">
            <text:p>0.296001</text:p>
          </table:table-cell>
          <table:table-cell office:value-type="float" office:value="0.371963" calcext:value-type="float">
            <text:p>0.371963</text:p>
          </table:table-cell>
          <table:table-cell office:value-type="float" office:value="0.3486338" calcext:value-type="float">
            <text:p>0.3486338</text:p>
          </table:table-cell>
          <table:table-cell office:value-type="float" office:value="0.3557199" calcext:value-type="float">
            <text:p>0.3557199</text:p>
          </table:table-cell>
          <table:table-cell office:value-type="float" office:value="0.3748164" calcext:value-type="float">
            <text:p>0.3748164</text:p>
          </table:table-cell>
          <table:table-cell office:value-type="float" office:value="0.3912511" calcext:value-type="float">
            <text:p>0.3912511</text:p>
          </table:table-cell>
          <table:table-cell office:value-type="float" office:value="0.4623679" calcext:value-type="float">
            <text:p>0.4623679</text:p>
          </table:table-cell>
          <table:table-cell office:value-type="float" office:value="0" calcext:value-type="float">
            <text:p>0</text:p>
          </table:table-cell>
          <table:table-cell office:value-type="float" office:value="0.03007933" calcext:value-type="float">
            <text:p>0.03007933</text:p>
          </table:table-cell>
          <table:table-cell office:value-type="float" office:value="1.932566E-015" calcext:value-type="float">
            <text:p>1.932566E-15</text:p>
          </table:table-cell>
          <table:table-cell office:value-type="float" office:value="1.988943E-015" calcext:value-type="float">
            <text:p>1.988943E-15</text:p>
          </table:table-cell>
          <table:table-cell office:value-type="float" office:value="1.92071E-015" calcext:value-type="float">
            <text:p>1.92071E-15</text:p>
          </table:table-cell>
          <table:table-cell office:value-type="float" office:value="9.886906E-016" calcext:value-type="float">
            <text:p>9.886906E-16</text:p>
          </table:table-cell>
          <table:table-cell office:value-type="float" office:value="9.669887E-016" calcext:value-type="float">
            <text:p>9.669887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41582" calcext:value-type="float">
            <text:p>-0.03241582</text:p>
          </table:table-cell>
          <table:table-cell office:value-type="float" office:value="-0.0227264" calcext:value-type="float">
            <text:p>-0.0227264</text:p>
          </table:table-cell>
          <table:table-cell office:value-type="float" office:value="-0.01966617" calcext:value-type="float">
            <text:p>-0.01966617</text:p>
          </table:table-cell>
          <table:table-cell office:value-type="float" office:value="-0.01786352" calcext:value-type="float">
            <text:p>-0.01786352</text:p>
          </table:table-cell>
          <table:table-cell office:value-type="float" office:value="-0.01677501" calcext:value-type="float">
            <text:p>-0.01677501</text:p>
          </table:table-cell>
          <table:table-cell office:value-type="float" office:value="-0.01512261" calcext:value-type="float">
            <text:p>-0.01512261</text:p>
          </table:table-cell>
          <table:table-cell office:value-type="float" office:value="-0.01403394" calcext:value-type="float">
            <text:p>-0.01403394</text:p>
          </table:table-cell>
          <table:table-cell office:value-type="float" office:value="-0.01357648" calcext:value-type="float">
            <text:p>-0.01357648</text:p>
          </table:table-cell>
          <table:table-cell office:value-type="float" office:value="-0.02911044" calcext:value-type="float">
            <text:p>-0.02911044</text:p>
          </table:table-cell>
          <table:table-cell office:value-type="float" office:value="-0.02757443" calcext:value-type="float">
            <text:p>-0.02757443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3586515" calcext:value-type="float">
            <text:p>-0.03586515</text:p>
          </table:table-cell>
          <table:table-cell office:value-type="float" office:value="0.004881124" calcext:value-type="float">
            <text:p>0.00488112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3607" calcext:value-type="float">
            <text:p>-2.38360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3122004" calcext:value-type="float">
            <text:p>13122004</text:p>
          </table:table-cell>
          <table:table-cell office:value-type="float" office:value="853.9034" calcext:value-type="float">
            <text:p>853.9034</text:p>
          </table:table-cell>
          <table:table-cell office:value-type="float" office:value="765.7225" calcext:value-type="float">
            <text:p>765.7225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7.923" calcext:value-type="float">
            <text:p>1067.923</text:p>
          </table:table-cell>
          <table:table-cell office:value-type="float" office:value="39.57878" calcext:value-type="float">
            <text:p>39.57878</text:p>
          </table:table-cell>
          <table:table-cell office:value-type="float" office:value="0" calcext:value-type="float">
            <text:p>0</text:p>
          </table:table-cell>
          <table:table-cell office:value-type="float" office:value="0.1676784" calcext:value-type="float">
            <text:p>0.1676784</text:p>
          </table:table-cell>
          <table:table-cell office:value-type="float" office:value="0.2995831" calcext:value-type="float">
            <text:p>0.2995831</text:p>
          </table:table-cell>
          <table:table-cell office:value-type="float" office:value="0.3229658" calcext:value-type="float">
            <text:p>0.3229658</text:p>
          </table:table-cell>
          <table:table-cell office:value-type="float" office:value="0.3312822" calcext:value-type="float">
            <text:p>0.3312822</text:p>
          </table:table-cell>
          <table:table-cell office:value-type="float" office:value="0.3355061" calcext:value-type="float">
            <text:p>0.3355061</text:p>
          </table:table-cell>
          <table:table-cell office:value-type="float" office:value="0.2961791" calcext:value-type="float">
            <text:p>0.2961791</text:p>
          </table:table-cell>
          <table:table-cell office:value-type="float" office:value="0.2947768" calcext:value-type="float">
            <text:p>0.2947768</text:p>
          </table:table-cell>
          <table:table-cell office:value-type="float" office:value="0.3708399" calcext:value-type="float">
            <text:p>0.3708399</text:p>
          </table:table-cell>
          <table:table-cell office:value-type="float" office:value="0.3498757" calcext:value-type="float">
            <text:p>0.3498757</text:p>
          </table:table-cell>
          <table:table-cell office:value-type="float" office:value="0.3562139" calcext:value-type="float">
            <text:p>0.3562139</text:p>
          </table:table-cell>
          <table:table-cell office:value-type="float" office:value="0.3749316" calcext:value-type="float">
            <text:p>0.3749316</text:p>
          </table:table-cell>
          <table:table-cell office:value-type="float" office:value="0.3911779" calcext:value-type="float">
            <text:p>0.3911779</text:p>
          </table:table-cell>
          <table:table-cell office:value-type="float" office:value="0.4622917" calcext:value-type="float">
            <text:p>0.4622917</text:p>
          </table:table-cell>
          <table:table-cell office:value-type="float" office:value="0" calcext:value-type="float">
            <text:p>0</text:p>
          </table:table-cell>
          <table:table-cell office:value-type="float" office:value="0.1763674" calcext:value-type="float">
            <text:p>0.1763674</text:p>
          </table:table-cell>
          <table:table-cell office:value-type="float" office:value="0.01646704" calcext:value-type="float">
            <text:p>0.01646704</text:p>
          </table:table-cell>
          <table:table-cell office:value-type="float" office:value="1.988935E-015" calcext:value-type="float">
            <text:p>1.988935E-15</text:p>
          </table:table-cell>
          <table:table-cell office:value-type="float" office:value="1.920703E-015" calcext:value-type="float">
            <text:p>1.920703E-15</text:p>
          </table:table-cell>
          <table:table-cell office:value-type="float" office:value="9.886814E-016" calcext:value-type="float">
            <text:p>9.886814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71509" calcext:value-type="float">
            <text:p>-2.571509</text:p>
          </table:table-cell>
          <table:table-cell office:value-type="float" office:value="-0.03534801" calcext:value-type="float">
            <text:p>-0.03534801</text:p>
          </table:table-cell>
          <table:table-cell office:value-type="float" office:value="-0.02230363" calcext:value-type="float">
            <text:p>-0.02230363</text:p>
          </table:table-cell>
          <table:table-cell office:value-type="float" office:value="-0.01918055" calcext:value-type="float">
            <text:p>-0.01918055</text:p>
          </table:table-cell>
          <table:table-cell office:value-type="float" office:value="-0.01774879" calcext:value-type="float">
            <text:p>-0.01774879</text:p>
          </table:table-cell>
          <table:table-cell office:value-type="float" office:value="-0.01580946" calcext:value-type="float">
            <text:p>-0.01580946</text:p>
          </table:table-cell>
          <table:table-cell office:value-type="float" office:value="-0.01452474" calcext:value-type="float">
            <text:p>-0.01452474</text:p>
          </table:table-cell>
          <table:table-cell office:value-type="float" office:value="-0.01449727" calcext:value-type="float">
            <text:p>-0.01449727</text:p>
          </table:table-cell>
          <table:table-cell office:value-type="float" office:value="-0.02743559" calcext:value-type="float">
            <text:p>-0.02743559</text:p>
          </table:table-cell>
          <table:table-cell office:value-type="float" office:value="-0.02692731" calcext:value-type="float">
            <text:p>-0.02692731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5.284451" calcext:value-type="float">
            <text:p>-5.284451</text:p>
          </table:table-cell>
          <table:table-cell office:value-type="float" office:value="0.005033241" calcext:value-type="float">
            <text:p>0.00503324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7716" calcext:value-type="float">
            <text:p>-2.38771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122004" calcext:value-type="float">
            <text:p>14122004</text:p>
          </table:table-cell>
          <table:table-cell office:value-type="float" office:value="853.9034" calcext:value-type="float">
            <text:p>853.9034</text:p>
          </table:table-cell>
          <table:table-cell office:value-type="float" office:value="766.1677" calcext:value-type="float">
            <text:p>766.1677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7.413" calcext:value-type="float">
            <text:p>1067.413</text:p>
          </table:table-cell>
          <table:table-cell office:value-type="float" office:value="39.64402" calcext:value-type="float">
            <text:p>39.64402</text:p>
          </table:table-cell>
          <table:table-cell office:value-type="float" office:value="0" calcext:value-type="float">
            <text:p>0</text:p>
          </table:table-cell>
          <table:table-cell office:value-type="float" office:value="0.1894193" calcext:value-type="float">
            <text:p>0.1894193</text:p>
          </table:table-cell>
          <table:table-cell office:value-type="float" office:value="0.272745" calcext:value-type="float">
            <text:p>0.272745</text:p>
          </table:table-cell>
          <table:table-cell office:value-type="float" office:value="0.3167278" calcext:value-type="float">
            <text:p>0.3167278</text:p>
          </table:table-cell>
          <table:table-cell office:value-type="float" office:value="0.3270642" calcext:value-type="float">
            <text:p>0.3270642</text:p>
          </table:table-cell>
          <table:table-cell office:value-type="float" office:value="0.3316789" calcext:value-type="float">
            <text:p>0.3316789</text:p>
          </table:table-cell>
          <table:table-cell office:value-type="float" office:value="0.2938287" calcext:value-type="float">
            <text:p>0.2938287</text:p>
          </table:table-cell>
          <table:table-cell office:value-type="float" office:value="0.2919901" calcext:value-type="float">
            <text:p>0.2919901</text:p>
          </table:table-cell>
          <table:table-cell office:value-type="float" office:value="0.3698609" calcext:value-type="float">
            <text:p>0.3698609</text:p>
          </table:table-cell>
          <table:table-cell office:value-type="float" office:value="0.3508925" calcext:value-type="float">
            <text:p>0.3508925</text:p>
          </table:table-cell>
          <table:table-cell office:value-type="float" office:value="0.35671" calcext:value-type="float">
            <text:p>0.35671</text:p>
          </table:table-cell>
          <table:table-cell office:value-type="float" office:value="0.3750689" calcext:value-type="float">
            <text:p>0.3750689</text:p>
          </table:table-cell>
          <table:table-cell office:value-type="float" office:value="0.3910969" calcext:value-type="float">
            <text:p>0.3910969</text:p>
          </table:table-cell>
          <table:table-cell office:value-type="float" office:value="0.4623164" calcext:value-type="float">
            <text:p>0.4623164</text:p>
          </table:table-cell>
          <table:table-cell office:value-type="float" office:value="0" calcext:value-type="float">
            <text:p>0</text:p>
          </table:table-cell>
          <table:table-cell office:value-type="float" office:value="0.1219094" calcext:value-type="float">
            <text:p>0.1219094</text:p>
          </table:table-cell>
          <table:table-cell office:value-type="float" office:value="0.06583656" calcext:value-type="float">
            <text:p>0.06583656</text:p>
          </table:table-cell>
          <table:table-cell office:value-type="float" office:value="1.948885E-015" calcext:value-type="float">
            <text:p>1.948885E-15</text:p>
          </table:table-cell>
          <table:table-cell office:value-type="float" office:value="1.920697E-015" calcext:value-type="float">
            <text:p>1.920697E-15</text:p>
          </table:table-cell>
          <table:table-cell office:value-type="float" office:value="9.886725E-016" calcext:value-type="float">
            <text:p>9.886725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9713" calcext:value-type="float">
            <text:p>-1.09713</text:p>
          </table:table-cell>
          <table:table-cell office:value-type="float" office:value="-0.07363193" calcext:value-type="float">
            <text:p>-0.07363193</text:p>
          </table:table-cell>
          <table:table-cell office:value-type="float" office:value="-0.02518301" calcext:value-type="float">
            <text:p>-0.02518301</text:p>
          </table:table-cell>
          <table:table-cell office:value-type="float" office:value="-0.02074255" calcext:value-type="float">
            <text:p>-0.02074255</text:p>
          </table:table-cell>
          <table:table-cell office:value-type="float" office:value="-0.01903754" calcext:value-type="float">
            <text:p>-0.01903754</text:p>
          </table:table-cell>
          <table:table-cell office:value-type="float" office:value="-0.0167842" calcext:value-type="float">
            <text:p>-0.0167842</text:p>
          </table:table-cell>
          <table:table-cell office:value-type="float" office:value="-0.0157339" calcext:value-type="float">
            <text:p>-0.0157339</text:p>
          </table:table-cell>
          <table:table-cell office:value-type="float" office:value="-0.01535014" calcext:value-type="float">
            <text:p>-0.01535014</text:p>
          </table:table-cell>
          <table:table-cell office:value-type="float" office:value="-0.02614048" calcext:value-type="float">
            <text:p>-0.02614048</text:p>
          </table:table-cell>
          <table:table-cell office:value-type="float" office:value="-0.02629366" calcext:value-type="float">
            <text:p>-0.02629366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1.41368" calcext:value-type="float">
            <text:p>-1.41368</text:p>
          </table:table-cell>
          <table:table-cell office:value-type="float" office:value="0.005114366" calcext:value-type="float">
            <text:p>0.00511436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2059" calcext:value-type="float">
            <text:p>-2.3920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122004" calcext:value-type="float">
            <text:p>15122004</text:p>
          </table:table-cell>
          <table:table-cell office:value-type="float" office:value="853.9034" calcext:value-type="float">
            <text:p>853.9034</text:p>
          </table:table-cell>
          <table:table-cell office:value-type="float" office:value="766.3339" calcext:value-type="float">
            <text:p>766.3339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7.242" calcext:value-type="float">
            <text:p>1067.242</text:p>
          </table:table-cell>
          <table:table-cell office:value-type="float" office:value="39.64817" calcext:value-type="float">
            <text:p>39.64817</text:p>
          </table:table-cell>
          <table:table-cell office:value-type="float" office:value="0" calcext:value-type="float">
            <text:p>0</text:p>
          </table:table-cell>
          <table:table-cell office:value-type="float" office:value="0.2692859" calcext:value-type="float">
            <text:p>0.2692859</text:p>
          </table:table-cell>
          <table:table-cell office:value-type="float" office:value="0.2984148" calcext:value-type="float">
            <text:p>0.2984148</text:p>
          </table:table-cell>
          <table:table-cell office:value-type="float" office:value="0.3139113" calcext:value-type="float">
            <text:p>0.3139113</text:p>
          </table:table-cell>
          <table:table-cell office:value-type="float" office:value="0.3231451" calcext:value-type="float">
            <text:p>0.3231451</text:p>
          </table:table-cell>
          <table:table-cell office:value-type="float" office:value="0.32823" calcext:value-type="float">
            <text:p>0.32823</text:p>
          </table:table-cell>
          <table:table-cell office:value-type="float" office:value="0.2912533" calcext:value-type="float">
            <text:p>0.2912533</text:p>
          </table:table-cell>
          <table:table-cell office:value-type="float" office:value="0.2898023" calcext:value-type="float">
            <text:p>0.2898023</text:p>
          </table:table-cell>
          <table:table-cell office:value-type="float" office:value="0.3689275" calcext:value-type="float">
            <text:p>0.3689275</text:p>
          </table:table-cell>
          <table:table-cell office:value-type="float" office:value="0.3517429" calcext:value-type="float">
            <text:p>0.3517429</text:p>
          </table:table-cell>
          <table:table-cell office:value-type="float" office:value="0.3572001" calcext:value-type="float">
            <text:p>0.3572001</text:p>
          </table:table-cell>
          <table:table-cell office:value-type="float" office:value="0.3752235" calcext:value-type="float">
            <text:p>0.3752235</text:p>
          </table:table-cell>
          <table:table-cell office:value-type="float" office:value="0.3910196" calcext:value-type="float">
            <text:p>0.3910196</text:p>
          </table:table-cell>
          <table:table-cell office:value-type="float" office:value="0.4623548" calcext:value-type="float">
            <text:p>0.4623548</text:p>
          </table:table-cell>
          <table:table-cell office:value-type="float" office:value="0" calcext:value-type="float">
            <text:p>0</text:p>
          </table:table-cell>
          <table:table-cell office:value-type="float" office:value="0.07200206" calcext:value-type="float">
            <text:p>0.07200206</text:p>
          </table:table-cell>
          <table:table-cell office:value-type="float" office:value="0.04445257" calcext:value-type="float">
            <text:p>0.04445257</text:p>
          </table:table-cell>
          <table:table-cell office:value-type="float" office:value="1.948885E-015" calcext:value-type="float">
            <text:p>1.948885E-15</text:p>
          </table:table-cell>
          <table:table-cell office:value-type="float" office:value="1.920686E-015" calcext:value-type="float">
            <text:p>1.920686E-15</text:p>
          </table:table-cell>
          <table:table-cell office:value-type="float" office:value="9.88669E-016" calcext:value-type="float">
            <text:p>9.88669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7927298" calcext:value-type="float">
            <text:p>-0.07927298</text:p>
          </table:table-cell>
          <table:table-cell office:value-type="float" office:value="-0.03692409" calcext:value-type="float">
            <text:p>-0.03692409</text:p>
          </table:table-cell>
          <table:table-cell office:value-type="float" office:value="-0.02662795" calcext:value-type="float">
            <text:p>-0.02662795</text:p>
          </table:table-cell>
          <table:table-cell office:value-type="float" office:value="-0.02233547" calcext:value-type="float">
            <text:p>-0.02233547</text:p>
          </table:table-cell>
          <table:table-cell office:value-type="float" office:value="-0.02029966" calcext:value-type="float">
            <text:p>-0.02029966</text:p>
          </table:table-cell>
          <table:table-cell office:value-type="float" office:value="-0.01793386" calcext:value-type="float">
            <text:p>-0.01793386</text:p>
          </table:table-cell>
          <table:table-cell office:value-type="float" office:value="-0.01675812" calcext:value-type="float">
            <text:p>-0.01675812</text:p>
          </table:table-cell>
          <table:table-cell office:value-type="float" office:value="-0.01620892" calcext:value-type="float">
            <text:p>-0.01620892</text:p>
          </table:table-cell>
          <table:table-cell office:value-type="float" office:value="-0.02511004" calcext:value-type="float">
            <text:p>-0.02511004</text:p>
          </table:table-cell>
          <table:table-cell office:value-type="float" office:value="-0.02568346" calcext:value-type="float">
            <text:p>-0.02568346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8996513" calcext:value-type="float">
            <text:p>-0.08996513</text:p>
          </table:table-cell>
          <table:table-cell office:value-type="float" office:value="0.004973826" calcext:value-type="float">
            <text:p>0.00497382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4384" calcext:value-type="float">
            <text:p>-2.39438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122004" calcext:value-type="float">
            <text:p>16122004</text:p>
          </table:table-cell>
          <table:table-cell office:value-type="float" office:value="853.9034" calcext:value-type="float">
            <text:p>853.9034</text:p>
          </table:table-cell>
          <table:table-cell office:value-type="float" office:value="766.7908" calcext:value-type="float">
            <text:p>766.7908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6.751" calcext:value-type="float">
            <text:p>1066.751</text:p>
          </table:table-cell>
          <table:table-cell office:value-type="float" office:value="39.68283" calcext:value-type="float">
            <text:p>39.68283</text:p>
          </table:table-cell>
          <table:table-cell office:value-type="float" office:value="0" calcext:value-type="float">
            <text:p>0</text:p>
          </table:table-cell>
          <table:table-cell office:value-type="float" office:value="0.2582929" calcext:value-type="float">
            <text:p>0.2582929</text:p>
          </table:table-cell>
          <table:table-cell office:value-type="float" office:value="0.3116208" calcext:value-type="float">
            <text:p>0.3116208</text:p>
          </table:table-cell>
          <table:table-cell office:value-type="float" office:value="0.3215061" calcext:value-type="float">
            <text:p>0.3215061</text:p>
          </table:table-cell>
          <table:table-cell office:value-type="float" office:value="0.3229955" calcext:value-type="float">
            <text:p>0.3229955</text:p>
          </table:table-cell>
          <table:table-cell office:value-type="float" office:value="0.3257767" calcext:value-type="float">
            <text:p>0.3257767</text:p>
          </table:table-cell>
          <table:table-cell office:value-type="float" office:value="0.2890604" calcext:value-type="float">
            <text:p>0.2890604</text:p>
          </table:table-cell>
          <table:table-cell office:value-type="float" office:value="0.2878199" calcext:value-type="float">
            <text:p>0.2878199</text:p>
          </table:table-cell>
          <table:table-cell office:value-type="float" office:value="0.3678834" calcext:value-type="float">
            <text:p>0.3678834</text:p>
          </table:table-cell>
          <table:table-cell office:value-type="float" office:value="0.3525669" calcext:value-type="float">
            <text:p>0.3525669</text:p>
          </table:table-cell>
          <table:table-cell office:value-type="float" office:value="0.3577011" calcext:value-type="float">
            <text:p>0.3577011</text:p>
          </table:table-cell>
          <table:table-cell office:value-type="float" office:value="0.3753929" calcext:value-type="float">
            <text:p>0.3753929</text:p>
          </table:table-cell>
          <table:table-cell office:value-type="float" office:value="0.3909558" calcext:value-type="float">
            <text:p>0.3909558</text:p>
          </table:table-cell>
          <table:table-cell office:value-type="float" office:value="0.4622833" calcext:value-type="float">
            <text:p>0.4622833</text:p>
          </table:table-cell>
          <table:table-cell office:value-type="float" office:value="0" calcext:value-type="float">
            <text:p>0</text:p>
          </table:table-cell>
          <table:table-cell office:value-type="float" office:value="0.1079184" calcext:value-type="float">
            <text:p>0.1079184</text:p>
          </table:table-cell>
          <table:table-cell office:value-type="float" office:value="0.007685685" calcext:value-type="float">
            <text:p>0.007685685</text:p>
          </table:table-cell>
          <table:table-cell office:value-type="float" office:value="1.948878E-015" calcext:value-type="float">
            <text:p>1.948878E-15</text:p>
          </table:table-cell>
          <table:table-cell office:value-type="float" office:value="1.920678E-015" calcext:value-type="float">
            <text:p>1.920678E-15</text:p>
          </table:table-cell>
          <table:table-cell office:value-type="float" office:value="9.886642E-016" calcext:value-type="float">
            <text:p>9.886642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9907296" calcext:value-type="float">
            <text:p>-0.09907296</text:p>
          </table:table-cell>
          <table:table-cell office:value-type="float" office:value="-0.02730639" calcext:value-type="float">
            <text:p>-0.02730639</text:p>
          </table:table-cell>
          <table:table-cell office:value-type="float" office:value="-0.02294465" calcext:value-type="float">
            <text:p>-0.02294465</text:p>
          </table:table-cell>
          <table:table-cell office:value-type="float" office:value="-0.02242564" calcext:value-type="float">
            <text:p>-0.02242564</text:p>
          </table:table-cell>
          <table:table-cell office:value-type="float" office:value="-0.02127192" calcext:value-type="float">
            <text:p>-0.02127192</text:p>
          </table:table-cell>
          <table:table-cell office:value-type="float" office:value="-0.01898663" calcext:value-type="float">
            <text:p>-0.01898663</text:p>
          </table:table-cell>
          <table:table-cell office:value-type="float" office:value="-0.0177495" calcext:value-type="float">
            <text:p>-0.0177495</text:p>
          </table:table-cell>
          <table:table-cell office:value-type="float" office:value="-0.01723584" calcext:value-type="float">
            <text:p>-0.01723584</text:p>
          </table:table-cell>
          <table:table-cell office:value-type="float" office:value="-0.02414827" calcext:value-type="float">
            <text:p>-0.02414827</text:p>
          </table:table-cell>
          <table:table-cell office:value-type="float" office:value="-0.02507459" calcext:value-type="float">
            <text:p>-0.02507459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1195591" calcext:value-type="float">
            <text:p>-0.1195591</text:p>
          </table:table-cell>
          <table:table-cell office:value-type="float" office:value="0.004826176" calcext:value-type="float">
            <text:p>0.00482617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5894" calcext:value-type="float">
            <text:p>-2.39589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122004" calcext:value-type="float">
            <text:p>17122004</text:p>
          </table:table-cell>
          <table:table-cell office:value-type="float" office:value="853.9034" calcext:value-type="float">
            <text:p>853.9034</text:p>
          </table:table-cell>
          <table:table-cell office:value-type="float" office:value="767.0209" calcext:value-type="float">
            <text:p>767.0209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6.374" calcext:value-type="float">
            <text:p>1066.374</text:p>
          </table:table-cell>
          <table:table-cell office:value-type="float" office:value="39.8299" calcext:value-type="float">
            <text:p>39.8299</text:p>
          </table:table-cell>
          <table:table-cell office:value-type="float" office:value="0" calcext:value-type="float">
            <text:p>0</text:p>
          </table:table-cell>
          <table:table-cell office:value-type="float" office:value="0.3081194" calcext:value-type="float">
            <text:p>0.3081194</text:p>
          </table:table-cell>
          <table:table-cell office:value-type="float" office:value="0.3180149" calcext:value-type="float">
            <text:p>0.3180149</text:p>
          </table:table-cell>
          <table:table-cell office:value-type="float" office:value="0.3202012" calcext:value-type="float">
            <text:p>0.3202012</text:p>
          </table:table-cell>
          <table:table-cell office:value-type="float" office:value="0.3223889" calcext:value-type="float">
            <text:p>0.3223889</text:p>
          </table:table-cell>
          <table:table-cell office:value-type="float" office:value="0.3250182" calcext:value-type="float">
            <text:p>0.3250182</text:p>
          </table:table-cell>
          <table:table-cell office:value-type="float" office:value="0.2877328" calcext:value-type="float">
            <text:p>0.2877328</text:p>
          </table:table-cell>
          <table:table-cell office:value-type="float" office:value="0.2866796" calcext:value-type="float">
            <text:p>0.2866796</text:p>
          </table:table-cell>
          <table:table-cell office:value-type="float" office:value="0.3671289" calcext:value-type="float">
            <text:p>0.3671289</text:p>
          </table:table-cell>
          <table:table-cell office:value-type="float" office:value="0.3531769" calcext:value-type="float">
            <text:p>0.3531769</text:p>
          </table:table-cell>
          <table:table-cell office:value-type="float" office:value="0.3581862" calcext:value-type="float">
            <text:p>0.3581862</text:p>
          </table:table-cell>
          <table:table-cell office:value-type="float" office:value="0.3755744" calcext:value-type="float">
            <text:p>0.3755744</text:p>
          </table:table-cell>
          <table:table-cell office:value-type="float" office:value="0.3909007" calcext:value-type="float">
            <text:p>0.3909007</text:p>
          </table:table-cell>
          <table:table-cell office:value-type="float" office:value="0.462353" calcext:value-type="float">
            <text:p>0.462353</text:p>
          </table:table-cell>
          <table:table-cell office:value-type="float" office:value="0" calcext:value-type="float">
            <text:p>0</text:p>
          </table:table-cell>
          <table:table-cell office:value-type="float" office:value="0.04007372" calcext:value-type="float">
            <text:p>0.04007372</text:p>
          </table:table-cell>
          <table:table-cell office:value-type="float" office:value="0.00009131397" calcext:value-type="float">
            <text:p>9.131397E-05</text:p>
          </table:table-cell>
          <table:table-cell office:value-type="float" office:value="1.948876E-015" calcext:value-type="float">
            <text:p>1.948876E-15</text:p>
          </table:table-cell>
          <table:table-cell office:value-type="float" office:value="1.920671E-015" calcext:value-type="float">
            <text:p>1.920671E-15</text:p>
          </table:table-cell>
          <table:table-cell office:value-type="float" office:value="9.886588E-016" calcext:value-type="float">
            <text:p>9.886588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018174" calcext:value-type="float">
            <text:p>-0.03018174</text:p>
          </table:table-cell>
          <table:table-cell office:value-type="float" office:value="-0.02451795" calcext:value-type="float">
            <text:p>-0.02451795</text:p>
          </table:table-cell>
          <table:table-cell office:value-type="float" office:value="-0.02358192" calcext:value-type="float">
            <text:p>-0.02358192</text:p>
          </table:table-cell>
          <table:table-cell office:value-type="float" office:value="-0.02267905" calcext:value-type="float">
            <text:p>-0.02267905</text:p>
          </table:table-cell>
          <table:table-cell office:value-type="float" office:value="-0.02157219" calcext:value-type="float">
            <text:p>-0.02157219</text:p>
          </table:table-cell>
          <table:table-cell office:value-type="float" office:value="-0.0196587" calcext:value-type="float">
            <text:p>-0.0196587</text:p>
          </table:table-cell>
          <table:table-cell office:value-type="float" office:value="-0.01834934" calcext:value-type="float">
            <text:p>-0.01834934</text:p>
          </table:table-cell>
          <table:table-cell office:value-type="float" office:value="-0.0180206" calcext:value-type="float">
            <text:p>-0.0180206</text:p>
          </table:table-cell>
          <table:table-cell office:value-type="float" office:value="-0.02346231" calcext:value-type="float">
            <text:p>-0.02346231</text:p>
          </table:table-cell>
          <table:table-cell office:value-type="float" office:value="-0.02449973" calcext:value-type="float">
            <text:p>-0.02449973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3137364" calcext:value-type="float">
            <text:p>-0.03137364</text:p>
          </table:table-cell>
          <table:table-cell office:value-type="float" office:value="0.004707902" calcext:value-type="float">
            <text:p>0.00470790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8663" calcext:value-type="float">
            <text:p>-2.39866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122004" calcext:value-type="float">
            <text:p>18122004</text:p>
          </table:table-cell>
          <table:table-cell office:value-type="float" office:value="853.9034" calcext:value-type="float">
            <text:p>853.9034</text:p>
          </table:table-cell>
          <table:table-cell office:value-type="float" office:value="767.3152" calcext:value-type="float">
            <text:p>767.3152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6.257" calcext:value-type="float">
            <text:p>1066.257</text:p>
          </table:table-cell>
          <table:table-cell office:value-type="float" office:value="39.65312" calcext:value-type="float">
            <text:p>39.65312</text:p>
          </table:table-cell>
          <table:table-cell office:value-type="float" office:value="0" calcext:value-type="float">
            <text:p>0</text:p>
          </table:table-cell>
          <table:table-cell office:value-type="float" office:value="0.1933106" calcext:value-type="float">
            <text:p>0.1933106</text:p>
          </table:table-cell>
          <table:table-cell office:value-type="float" office:value="0.298949" calcext:value-type="float">
            <text:p>0.298949</text:p>
          </table:table-cell>
          <table:table-cell office:value-type="float" office:value="0.3169277" calcext:value-type="float">
            <text:p>0.3169277</text:p>
          </table:table-cell>
          <table:table-cell office:value-type="float" office:value="0.3218071" calcext:value-type="float">
            <text:p>0.3218071</text:p>
          </table:table-cell>
          <table:table-cell office:value-type="float" office:value="0.3244858" calcext:value-type="float">
            <text:p>0.3244858</text:p>
          </table:table-cell>
          <table:table-cell office:value-type="float" office:value="0.2868181" calcext:value-type="float">
            <text:p>0.2868181</text:p>
          </table:table-cell>
          <table:table-cell office:value-type="float" office:value="0.2856256" calcext:value-type="float">
            <text:p>0.2856256</text:p>
          </table:table-cell>
          <table:table-cell office:value-type="float" office:value="0.3665701" calcext:value-type="float">
            <text:p>0.3665701</text:p>
          </table:table-cell>
          <table:table-cell office:value-type="float" office:value="0.3536615" calcext:value-type="float">
            <text:p>0.3536615</text:p>
          </table:table-cell>
          <table:table-cell office:value-type="float" office:value="0.35865" calcext:value-type="float">
            <text:p>0.35865</text:p>
          </table:table-cell>
          <table:table-cell office:value-type="float" office:value="0.3757729" calcext:value-type="float">
            <text:p>0.3757729</text:p>
          </table:table-cell>
          <table:table-cell office:value-type="float" office:value="0.3912609" calcext:value-type="float">
            <text:p>0.3912609</text:p>
          </table:table-cell>
          <table:table-cell office:value-type="float" office:value="0.4496967" calcext:value-type="float">
            <text:p>0.4496967</text:p>
          </table:table-cell>
          <table:table-cell office:value-type="float" office:value="0" calcext:value-type="float">
            <text:p>0</text:p>
          </table:table-cell>
          <table:table-cell office:value-type="float" office:value="0.1573242" calcext:value-type="float">
            <text:p>0.1573242</text:p>
          </table:table-cell>
          <table:table-cell office:value-type="float" office:value="0.01431242" calcext:value-type="float">
            <text:p>0.01431242</text:p>
          </table:table-cell>
          <table:table-cell office:value-type="float" office:value="1.948869E-015" calcext:value-type="float">
            <text:p>1.948869E-15</text:p>
          </table:table-cell>
          <table:table-cell office:value-type="float" office:value="1.920664E-015" calcext:value-type="float">
            <text:p>1.920664E-15</text:p>
          </table:table-cell>
          <table:table-cell office:value-type="float" office:value="9.886522E-016" calcext:value-type="float">
            <text:p>9.886522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37248" calcext:value-type="float">
            <text:p>-0.837248</text:p>
          </table:table-cell>
          <table:table-cell office:value-type="float" office:value="-0.03601081" calcext:value-type="float">
            <text:p>-0.03601081</text:p>
          </table:table-cell>
          <table:table-cell office:value-type="float" office:value="-0.02505854" calcext:value-type="float">
            <text:p>-0.02505854</text:p>
          </table:table-cell>
          <table:table-cell office:value-type="float" office:value="-0.02291561" calcext:value-type="float">
            <text:p>-0.02291561</text:p>
          </table:table-cell>
          <table:table-cell office:value-type="float" office:value="-0.02178507" calcext:value-type="float">
            <text:p>-0.02178507</text:p>
          </table:table-cell>
          <table:table-cell office:value-type="float" office:value="-0.02013687" calcext:value-type="float">
            <text:p>-0.02013687</text:p>
          </table:table-cell>
          <table:table-cell office:value-type="float" office:value="-0.01892593" calcext:value-type="float">
            <text:p>-0.01892593</text:p>
          </table:table-cell>
          <table:table-cell office:value-type="float" office:value="-0.01862513" calcext:value-type="float">
            <text:p>-0.01862513</text:p>
          </table:table-cell>
          <table:table-cell office:value-type="float" office:value="-0.02293216" calcext:value-type="float">
            <text:p>-0.02293216</text:p>
          </table:table-cell>
          <table:table-cell office:value-type="float" office:value="-0.02396277" calcext:value-type="float">
            <text:p>-0.02396277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1.280099" calcext:value-type="float">
            <text:p>-1.280099</text:p>
          </table:table-cell>
          <table:table-cell office:value-type="float" office:value="0.004805561" calcext:value-type="float">
            <text:p>0.00480556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83743" calcext:value-type="float">
            <text:p>-2.28374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122004" calcext:value-type="float">
            <text:p>19122004</text:p>
          </table:table-cell>
          <table:table-cell office:value-type="float" office:value="853.9034" calcext:value-type="float">
            <text:p>853.9034</text:p>
          </table:table-cell>
          <table:table-cell office:value-type="float" office:value="767.7405" calcext:value-type="float">
            <text:p>767.7405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6.666" calcext:value-type="float">
            <text:p>1066.666</text:p>
          </table:table-cell>
          <table:table-cell office:value-type="float" office:value="38.81837" calcext:value-type="float">
            <text:p>38.81837</text:p>
          </table:table-cell>
          <table:table-cell office:value-type="float" office:value="0" calcext:value-type="float">
            <text:p>0</text:p>
          </table:table-cell>
          <table:table-cell office:value-type="float" office:value="0.1487988" calcext:value-type="float">
            <text:p>0.1487988</text:p>
          </table:table-cell>
          <table:table-cell office:value-type="float" office:value="0.1794997" calcext:value-type="float">
            <text:p>0.1794997</text:p>
          </table:table-cell>
          <table:table-cell office:value-type="float" office:value="0.3076264" calcext:value-type="float">
            <text:p>0.3076264</text:p>
          </table:table-cell>
          <table:table-cell office:value-type="float" office:value="0.3183666" calcext:value-type="float">
            <text:p>0.3183666</text:p>
          </table:table-cell>
          <table:table-cell office:value-type="float" office:value="0.3219345" calcext:value-type="float">
            <text:p>0.3219345</text:p>
          </table:table-cell>
          <table:table-cell office:value-type="float" office:value="0.2856232" calcext:value-type="float">
            <text:p>0.2856232</text:p>
          </table:table-cell>
          <table:table-cell office:value-type="float" office:value="0.2841303" calcext:value-type="float">
            <text:p>0.2841303</text:p>
          </table:table-cell>
          <table:table-cell office:value-type="float" office:value="0.3660555" calcext:value-type="float">
            <text:p>0.3660555</text:p>
          </table:table-cell>
          <table:table-cell office:value-type="float" office:value="0.3540487" calcext:value-type="float">
            <text:p>0.3540487</text:p>
          </table:table-cell>
          <table:table-cell office:value-type="float" office:value="0.3590917" calcext:value-type="float">
            <text:p>0.3590917</text:p>
          </table:table-cell>
          <table:table-cell office:value-type="float" office:value="0.3760132" calcext:value-type="float">
            <text:p>0.3760132</text:p>
          </table:table-cell>
          <table:table-cell office:value-type="float" office:value="0.3917213" calcext:value-type="float">
            <text:p>0.3917213</text:p>
          </table:table-cell>
          <table:table-cell office:value-type="float" office:value="0.4545647" calcext:value-type="float">
            <text:p>0.4545647</text:p>
          </table:table-cell>
          <table:table-cell office:value-type="float" office:value="0" calcext:value-type="float">
            <text:p>0</text:p>
          </table:table-cell>
          <table:table-cell office:value-type="float" office:value="0.1768856" calcext:value-type="float">
            <text:p>0.1768856</text:p>
          </table:table-cell>
          <table:table-cell office:value-type="float" office:value="0.1494983" calcext:value-type="float">
            <text:p>0.1494983</text:p>
          </table:table-cell>
          <table:table-cell office:value-type="float" office:value="0.009203292" calcext:value-type="float">
            <text:p>0.009203292</text:p>
          </table:table-cell>
          <table:table-cell office:value-type="float" office:value="1.920655E-015" calcext:value-type="float">
            <text:p>1.920655E-15</text:p>
          </table:table-cell>
          <table:table-cell office:value-type="float" office:value="9.886512E-016" calcext:value-type="float">
            <text:p>9.886512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892099" calcext:value-type="float">
            <text:p>-7.892099</text:p>
          </table:table-cell>
          <table:table-cell office:value-type="float" office:value="-1.795857" calcext:value-type="float">
            <text:p>-1.795857</text:p>
          </table:table-cell>
          <table:table-cell office:value-type="float" office:value="-0.0299499" calcext:value-type="float">
            <text:p>-0.0299499</text:p>
          </table:table-cell>
          <table:table-cell office:value-type="float" office:value="-0.02445219" calcext:value-type="float">
            <text:p>-0.02445219</text:p>
          </table:table-cell>
          <table:table-cell office:value-type="float" office:value="-0.02285833" calcext:value-type="float">
            <text:p>-0.02285833</text:p>
          </table:table-cell>
          <table:table-cell office:value-type="float" office:value="-0.02077705" calcext:value-type="float">
            <text:p>-0.02077705</text:p>
          </table:table-cell>
          <table:table-cell office:value-type="float" office:value="-0.0197794" calcext:value-type="float">
            <text:p>-0.0197794</text:p>
          </table:table-cell>
          <table:table-cell office:value-type="float" office:value="-0.0191996" calcext:value-type="float">
            <text:p>-0.0191996</text:p>
          </table:table-cell>
          <table:table-cell office:value-type="float" office:value="-0.02251776" calcext:value-type="float">
            <text:p>-0.02251776</text:p>
          </table:table-cell>
          <table:table-cell office:value-type="float" office:value="-0.02346315" calcext:value-type="float">
            <text:p>-0.02346315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14.00599" calcext:value-type="float">
            <text:p>-14.00599</text:p>
          </table:table-cell>
          <table:table-cell office:value-type="float" office:value="0.005301537" calcext:value-type="float">
            <text:p>0.00530153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20181" calcext:value-type="float">
            <text:p>-2.32018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122004" calcext:value-type="float">
            <text:p>20122004</text:p>
          </table:table-cell>
          <table:table-cell office:value-type="float" office:value="854.5035" calcext:value-type="float">
            <text:p>854.5035</text:p>
          </table:table-cell>
          <table:table-cell office:value-type="float" office:value="767.91" calcext:value-type="float">
            <text:p>767.91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7.813" calcext:value-type="float">
            <text:p>1067.813</text:p>
          </table:table-cell>
          <table:table-cell office:value-type="float" office:value="38.10276" calcext:value-type="float">
            <text:p>38.10276</text:p>
          </table:table-cell>
          <table:table-cell office:value-type="float" office:value="0" calcext:value-type="float">
            <text:p>0</text:p>
          </table:table-cell>
          <table:table-cell office:value-type="float" office:value="0.2557424" calcext:value-type="float">
            <text:p>0.2557424</text:p>
          </table:table-cell>
          <table:table-cell office:value-type="float" office:value="0.2175349" calcext:value-type="float">
            <text:p>0.2175349</text:p>
          </table:table-cell>
          <table:table-cell office:value-type="float" office:value="0.2979187" calcext:value-type="float">
            <text:p>0.2979187</text:p>
          </table:table-cell>
          <table:table-cell office:value-type="float" office:value="0.3107077" calcext:value-type="float">
            <text:p>0.3107077</text:p>
          </table:table-cell>
          <table:table-cell office:value-type="float" office:value="0.3171702" calcext:value-type="float">
            <text:p>0.3171702</text:p>
          </table:table-cell>
          <table:table-cell office:value-type="float" office:value="0.2838545" calcext:value-type="float">
            <text:p>0.2838545</text:p>
          </table:table-cell>
          <table:table-cell office:value-type="float" office:value="0.2829487" calcext:value-type="float">
            <text:p>0.2829487</text:p>
          </table:table-cell>
          <table:table-cell office:value-type="float" office:value="0.3655966" calcext:value-type="float">
            <text:p>0.3655966</text:p>
          </table:table-cell>
          <table:table-cell office:value-type="float" office:value="0.3543543" calcext:value-type="float">
            <text:p>0.3543543</text:p>
          </table:table-cell>
          <table:table-cell office:value-type="float" office:value="0.3595111" calcext:value-type="float">
            <text:p>0.3595111</text:p>
          </table:table-cell>
          <table:table-cell office:value-type="float" office:value="0.3762744" calcext:value-type="float">
            <text:p>0.3762744</text:p>
          </table:table-cell>
          <table:table-cell office:value-type="float" office:value="0.3919481" calcext:value-type="float">
            <text:p>0.3919481</text:p>
          </table:table-cell>
          <table:table-cell office:value-type="float" office:value="0.4594839" calcext:value-type="float">
            <text:p>0.4594839</text:p>
          </table:table-cell>
          <table:table-cell office:value-type="float" office:value="0" calcext:value-type="float">
            <text:p>0</text:p>
          </table:table-cell>
          <table:table-cell office:value-type="float" office:value="0.08560673" calcext:value-type="float">
            <text:p>0.08560673</text:p>
          </table:table-cell>
          <table:table-cell office:value-type="float" office:value="0.1152427" calcext:value-type="float">
            <text:p>0.1152427</text:p>
          </table:table-cell>
          <table:table-cell office:value-type="float" office:value="0.03157396" calcext:value-type="float">
            <text:p>0.03157396</text:p>
          </table:table-cell>
          <table:table-cell office:value-type="float" office:value="1.92065E-015" calcext:value-type="float">
            <text:p>1.92065E-15</text:p>
          </table:table-cell>
          <table:table-cell office:value-type="float" office:value="9.886508E-016" calcext:value-type="float">
            <text:p>9.886508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136899" calcext:value-type="float">
            <text:p>-0.1136899</text:p>
          </table:table-cell>
          <table:table-cell office:value-type="float" office:value="-0.4246669" calcext:value-type="float">
            <text:p>-0.4246669</text:p>
          </table:table-cell>
          <table:table-cell office:value-type="float" office:value="-0.03786734" calcext:value-type="float">
            <text:p>-0.03786734</text:p>
          </table:table-cell>
          <table:table-cell office:value-type="float" office:value="-0.0284003" calcext:value-type="float">
            <text:p>-0.0284003</text:p>
          </table:table-cell>
          <table:table-cell office:value-type="float" office:value="-0.02503301" calcext:value-type="float">
            <text:p>-0.02503301</text:p>
          </table:table-cell>
          <table:table-cell office:value-type="float" office:value="-0.02176631" calcext:value-type="float">
            <text:p>-0.02176631</text:p>
          </table:table-cell>
          <table:table-cell office:value-type="float" office:value="-0.02048215" calcext:value-type="float">
            <text:p>-0.02048215</text:p>
          </table:table-cell>
          <table:table-cell office:value-type="float" office:value="-0.01972765" calcext:value-type="float">
            <text:p>-0.01972765</text:p>
          </table:table-cell>
          <table:table-cell office:value-type="float" office:value="-0.0221963" calcext:value-type="float">
            <text:p>-0.0221963</text:p>
          </table:table-cell>
          <table:table-cell office:value-type="float" office:value="-0.0229991" calcext:value-type="float">
            <text:p>-0.0229991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09534362" calcext:value-type="float">
            <text:p>-0.09534362</text:p>
          </table:table-cell>
          <table:table-cell office:value-type="float" office:value="0.005167277" calcext:value-type="float">
            <text:p>0.00516727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51289" calcext:value-type="float">
            <text:p>-2.35128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122004" calcext:value-type="float">
            <text:p>21122004</text:p>
          </table:table-cell>
          <table:table-cell office:value-type="float" office:value="854.5035" calcext:value-type="float">
            <text:p>854.5035</text:p>
          </table:table-cell>
          <table:table-cell office:value-type="float" office:value="768.388" calcext:value-type="float">
            <text:p>768.388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7.77" calcext:value-type="float">
            <text:p>1067.77</text:p>
          </table:table-cell>
          <table:table-cell office:value-type="float" office:value="37.6678" calcext:value-type="float">
            <text:p>37.6678</text:p>
          </table:table-cell>
          <table:table-cell office:value-type="float" office:value="0" calcext:value-type="float">
            <text:p>0</text:p>
          </table:table-cell>
          <table:table-cell office:value-type="float" office:value="0.14421" calcext:value-type="float">
            <text:p>0.14421</text:p>
          </table:table-cell>
          <table:table-cell office:value-type="float" office:value="0.1807024" calcext:value-type="float">
            <text:p>0.1807024</text:p>
          </table:table-cell>
          <table:table-cell office:value-type="float" office:value="0.2955895" calcext:value-type="float">
            <text:p>0.2955895</text:p>
          </table:table-cell>
          <table:table-cell office:value-type="float" office:value="0.3089879" calcext:value-type="float">
            <text:p>0.3089879</text:p>
          </table:table-cell>
          <table:table-cell office:value-type="float" office:value="0.314548" calcext:value-type="float">
            <text:p>0.314548</text:p>
          </table:table-cell>
          <table:table-cell office:value-type="float" office:value="0.2817922" calcext:value-type="float">
            <text:p>0.2817922</text:p>
          </table:table-cell>
          <table:table-cell office:value-type="float" office:value="0.2816034" calcext:value-type="float">
            <text:p>0.2816034</text:p>
          </table:table-cell>
          <table:table-cell office:value-type="float" office:value="0.3651493" calcext:value-type="float">
            <text:p>0.3651493</text:p>
          </table:table-cell>
          <table:table-cell office:value-type="float" office:value="0.354574" calcext:value-type="float">
            <text:p>0.354574</text:p>
          </table:table-cell>
          <table:table-cell office:value-type="float" office:value="0.3599437" calcext:value-type="float">
            <text:p>0.3599437</text:p>
          </table:table-cell>
          <table:table-cell office:value-type="float" office:value="0.3765099" calcext:value-type="float">
            <text:p>0.3765099</text:p>
          </table:table-cell>
          <table:table-cell office:value-type="float" office:value="0.392021" calcext:value-type="float">
            <text:p>0.392021</text:p>
          </table:table-cell>
          <table:table-cell office:value-type="float" office:value="0.4621848" calcext:value-type="float">
            <text:p>0.4621848</text:p>
          </table:table-cell>
          <table:table-cell office:value-type="float" office:value="0" calcext:value-type="float">
            <text:p>0</text:p>
          </table:table-cell>
          <table:table-cell office:value-type="float" office:value="0.1571009" calcext:value-type="float">
            <text:p>0.1571009</text:p>
          </table:table-cell>
          <table:table-cell office:value-type="float" office:value="0.1590767" calcext:value-type="float">
            <text:p>0.1590767</text:p>
          </table:table-cell>
          <table:table-cell office:value-type="float" office:value="0.03886386" calcext:value-type="float">
            <text:p>0.03886386</text:p>
          </table:table-cell>
          <table:table-cell office:value-type="float" office:value="1.920648E-015" calcext:value-type="float">
            <text:p>1.920648E-15</text:p>
          </table:table-cell>
          <table:table-cell office:value-type="float" office:value="9.886508E-016" calcext:value-type="float">
            <text:p>9.886508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969296" calcext:value-type="float">
            <text:p>-9.969296</text:p>
          </table:table-cell>
          <table:table-cell office:value-type="float" office:value="-1.670164" calcext:value-type="float">
            <text:p>-1.670164</text:p>
          </table:table-cell>
          <table:table-cell office:value-type="float" office:value="-0.03965506" calcext:value-type="float">
            <text:p>-0.03965506</text:p>
          </table:table-cell>
          <table:table-cell office:value-type="float" office:value="-0.02936941" calcext:value-type="float">
            <text:p>-0.02936941</text:p>
          </table:table-cell>
          <table:table-cell office:value-type="float" office:value="-0.02634617" calcext:value-type="float">
            <text:p>-0.02634617</text:p>
          </table:table-cell>
          <table:table-cell office:value-type="float" office:value="-0.02299465" calcext:value-type="float">
            <text:p>-0.02299465</text:p>
          </table:table-cell>
          <table:table-cell office:value-type="float" office:value="-0.02131763" calcext:value-type="float">
            <text:p>-0.02131763</text:p>
          </table:table-cell>
          <table:table-cell office:value-type="float" office:value="-0.02025645" calcext:value-type="float">
            <text:p>-0.02025645</text:p>
          </table:table-cell>
          <table:table-cell office:value-type="float" office:value="-0.02196751" calcext:value-type="float">
            <text:p>-0.02196751</text:p>
          </table:table-cell>
          <table:table-cell office:value-type="float" office:value="-0.02253116" calcext:value-type="float">
            <text:p>-0.02253116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18.44543" calcext:value-type="float">
            <text:p>-18.44543</text:p>
          </table:table-cell>
          <table:table-cell office:value-type="float" office:value="0.005398776" calcext:value-type="float">
            <text:p>0.00539877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1436" calcext:value-type="float">
            <text:p>-2.37143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122004" calcext:value-type="float">
            <text:p>22122004</text:p>
          </table:table-cell>
          <table:table-cell office:value-type="float" office:value="854.5035" calcext:value-type="float">
            <text:p>854.5035</text:p>
          </table:table-cell>
          <table:table-cell office:value-type="float" office:value="768.8576" calcext:value-type="float">
            <text:p>768.8576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7.251" calcext:value-type="float">
            <text:p>1067.251</text:p>
          </table:table-cell>
          <table:table-cell office:value-type="float" office:value="37.71648" calcext:value-type="float">
            <text:p>37.71648</text:p>
          </table:table-cell>
          <table:table-cell office:value-type="float" office:value="0" calcext:value-type="float">
            <text:p>0</text:p>
          </table:table-cell>
          <table:table-cell office:value-type="float" office:value="0.1391893" calcext:value-type="float">
            <text:p>0.1391893</text:p>
          </table:table-cell>
          <table:table-cell office:value-type="float" office:value="0.159667" calcext:value-type="float">
            <text:p>0.159667</text:p>
          </table:table-cell>
          <table:table-cell office:value-type="float" office:value="0.2309651" calcext:value-type="float">
            <text:p>0.2309651</text:p>
          </table:table-cell>
          <table:table-cell office:value-type="float" office:value="0.304784" calcext:value-type="float">
            <text:p>0.304784</text:p>
          </table:table-cell>
          <table:table-cell office:value-type="float" office:value="0.3112554" calcext:value-type="float">
            <text:p>0.3112554</text:p>
          </table:table-cell>
          <table:table-cell office:value-type="float" office:value="0.2800817" calcext:value-type="float">
            <text:p>0.2800817</text:p>
          </table:table-cell>
          <table:table-cell office:value-type="float" office:value="0.2803935" calcext:value-type="float">
            <text:p>0.2803935</text:p>
          </table:table-cell>
          <table:table-cell office:value-type="float" office:value="0.3647027" calcext:value-type="float">
            <text:p>0.3647027</text:p>
          </table:table-cell>
          <table:table-cell office:value-type="float" office:value="0.3547201" calcext:value-type="float">
            <text:p>0.3547201</text:p>
          </table:table-cell>
          <table:table-cell office:value-type="float" office:value="0.360384" calcext:value-type="float">
            <text:p>0.360384</text:p>
          </table:table-cell>
          <table:table-cell office:value-type="float" office:value="0.3767183" calcext:value-type="float">
            <text:p>0.3767183</text:p>
          </table:table-cell>
          <table:table-cell office:value-type="float" office:value="0.3920086" calcext:value-type="float">
            <text:p>0.3920086</text:p>
          </table:table-cell>
          <table:table-cell office:value-type="float" office:value="0.4623513" calcext:value-type="float">
            <text:p>0.4623513</text:p>
          </table:table-cell>
          <table:table-cell office:value-type="float" office:value="0" calcext:value-type="float">
            <text:p>0</text:p>
          </table:table-cell>
          <table:table-cell office:value-type="float" office:value="0.1148078" calcext:value-type="float">
            <text:p>0.1148078</text:p>
          </table:table-cell>
          <table:table-cell office:value-type="float" office:value="0.1840456" calcext:value-type="float">
            <text:p>0.1840456</text:p>
          </table:table-cell>
          <table:table-cell office:value-type="float" office:value="0.1179383" calcext:value-type="float">
            <text:p>0.1179383</text:p>
          </table:table-cell>
          <table:table-cell office:value-type="float" office:value="1.920647E-015" calcext:value-type="float">
            <text:p>1.920647E-15</text:p>
          </table:table-cell>
          <table:table-cell office:value-type="float" office:value="9.886508E-016" calcext:value-type="float">
            <text:p>9.886508E-16</text:p>
          </table:table-cell>
          <table:table-cell office:value-type="float" office:value="9.669887E-016" calcext:value-type="float">
            <text:p>9.669887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11292" calcext:value-type="float">
            <text:p>-13.11292</text:p>
          </table:table-cell>
          <table:table-cell office:value-type="float" office:value="-4.481493" calcext:value-type="float">
            <text:p>-4.481493</text:p>
          </table:table-cell>
          <table:table-cell office:value-type="float" office:value="-0.2577423" calcext:value-type="float">
            <text:p>-0.2577423</text:p>
          </table:table-cell>
          <table:table-cell office:value-type="float" office:value="-0.03197594" calcext:value-type="float">
            <text:p>-0.03197594</text:p>
          </table:table-cell>
          <table:table-cell office:value-type="float" office:value="-0.02809866" calcext:value-type="float">
            <text:p>-0.02809866</text:p>
          </table:table-cell>
          <table:table-cell office:value-type="float" office:value="-0.0240742" calcext:value-type="float">
            <text:p>-0.0240742</text:p>
          </table:table-cell>
          <table:table-cell office:value-type="float" office:value="-0.0221004" calcext:value-type="float">
            <text:p>-0.0221004</text:p>
          </table:table-cell>
          <table:table-cell office:value-type="float" office:value="-0.02079953" calcext:value-type="float">
            <text:p>-0.02079953</text:p>
          </table:table-cell>
          <table:table-cell office:value-type="float" office:value="-0.02181706" calcext:value-type="float">
            <text:p>-0.02181706</text:p>
          </table:table-cell>
          <table:table-cell office:value-type="float" office:value="-0.02206437" calcext:value-type="float">
            <text:p>-0.02206437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19.05679" calcext:value-type="float">
            <text:p>-19.05679</text:p>
          </table:table-cell>
          <table:table-cell office:value-type="float" office:value="0.005743358" calcext:value-type="float">
            <text:p>0.00574335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922" calcext:value-type="float">
            <text:p>-2.3792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3122004" calcext:value-type="float">
            <text:p>23122004</text:p>
          </table:table-cell>
          <table:table-cell office:value-type="float" office:value="854.5035" calcext:value-type="float">
            <text:p>854.5035</text:p>
          </table:table-cell>
          <table:table-cell office:value-type="float" office:value="769.2418" calcext:value-type="float">
            <text:p>769.2418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6.85" calcext:value-type="float">
            <text:p>1066.85</text:p>
          </table:table-cell>
          <table:table-cell office:value-type="float" office:value="37.7336" calcext:value-type="float">
            <text:p>37.7336</text:p>
          </table:table-cell>
          <table:table-cell office:value-type="float" office:value="0" calcext:value-type="float">
            <text:p>0</text:p>
          </table:table-cell>
          <table:table-cell office:value-type="float" office:value="0.1339005" calcext:value-type="float">
            <text:p>0.1339005</text:p>
          </table:table-cell>
          <table:table-cell office:value-type="float" office:value="0.1482979" calcext:value-type="float">
            <text:p>0.1482979</text:p>
          </table:table-cell>
          <table:table-cell office:value-type="float" office:value="0.1665576" calcext:value-type="float">
            <text:p>0.1665576</text:p>
          </table:table-cell>
          <table:table-cell office:value-type="float" office:value="0.2831788" calcext:value-type="float">
            <text:p>0.2831788</text:p>
          </table:table-cell>
          <table:table-cell office:value-type="float" office:value="0.3041601" calcext:value-type="float">
            <text:p>0.3041601</text:p>
          </table:table-cell>
          <table:table-cell office:value-type="float" office:value="0.2779633" calcext:value-type="float">
            <text:p>0.2779633</text:p>
          </table:table-cell>
          <table:table-cell office:value-type="float" office:value="0.2791669" calcext:value-type="float">
            <text:p>0.2791669</text:p>
          </table:table-cell>
          <table:table-cell office:value-type="float" office:value="0.3642703" calcext:value-type="float">
            <text:p>0.3642703</text:p>
          </table:table-cell>
          <table:table-cell office:value-type="float" office:value="0.3548223" calcext:value-type="float">
            <text:p>0.3548223</text:p>
          </table:table-cell>
          <table:table-cell office:value-type="float" office:value="0.3607874" calcext:value-type="float">
            <text:p>0.3607874</text:p>
          </table:table-cell>
          <table:table-cell office:value-type="float" office:value="0.3769307" calcext:value-type="float">
            <text:p>0.3769307</text:p>
          </table:table-cell>
          <table:table-cell office:value-type="float" office:value="0.3919671" calcext:value-type="float">
            <text:p>0.3919671</text:p>
          </table:table-cell>
          <table:table-cell office:value-type="float" office:value="0.4623007" calcext:value-type="float">
            <text:p>0.4623007</text:p>
          </table:table-cell>
          <table:table-cell office:value-type="float" office:value="0" calcext:value-type="float">
            <text:p>0</text:p>
          </table:table-cell>
          <table:table-cell office:value-type="float" office:value="0.08345649" calcext:value-type="float">
            <text:p>0.08345649</text:p>
          </table:table-cell>
          <table:table-cell office:value-type="float" office:value="0.1968182" calcext:value-type="float">
            <text:p>0.1968182</text:p>
          </table:table-cell>
          <table:table-cell office:value-type="float" office:value="0.189607" calcext:value-type="float">
            <text:p>0.189607</text:p>
          </table:table-cell>
          <table:table-cell office:value-type="float" office:value="0.03144631" calcext:value-type="float">
            <text:p>0.03144631</text:p>
          </table:table-cell>
          <table:table-cell office:value-type="float" office:value="9.886508E-016" calcext:value-type="float">
            <text:p>9.886508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79867" calcext:value-type="float">
            <text:p>-17.79867</text:p>
          </table:table-cell>
          <table:table-cell office:value-type="float" office:value="-7.995584" calcext:value-type="float">
            <text:p>-7.995584</text:p>
          </table:table-cell>
          <table:table-cell office:value-type="float" office:value="-3.222455" calcext:value-type="float">
            <text:p>-3.222455</text:p>
          </table:table-cell>
          <table:table-cell office:value-type="float" office:value="-0.05489772" calcext:value-type="float">
            <text:p>-0.05489772</text:p>
          </table:table-cell>
          <table:table-cell office:value-type="float" office:value="-0.0322859" calcext:value-type="float">
            <text:p>-0.0322859</text:p>
          </table:table-cell>
          <table:table-cell office:value-type="float" office:value="-0.02548059" calcext:value-type="float">
            <text:p>-0.02548059</text:p>
          </table:table-cell>
          <table:table-cell office:value-type="float" office:value="-0.02292558" calcext:value-type="float">
            <text:p>-0.02292558</text:p>
          </table:table-cell>
          <table:table-cell office:value-type="float" office:value="-0.02133968" calcext:value-type="float">
            <text:p>-0.02133968</text:p>
          </table:table-cell>
          <table:table-cell office:value-type="float" office:value="-0.0217124" calcext:value-type="float">
            <text:p>-0.0217124</text:p>
          </table:table-cell>
          <table:table-cell office:value-type="float" office:value="-0.02164567" calcext:value-type="float">
            <text:p>-0.02164567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24.31728" calcext:value-type="float">
            <text:p>-24.31728</text:p>
          </table:table-cell>
          <table:table-cell office:value-type="float" office:value="0.006170096" calcext:value-type="float">
            <text:p>0.006170096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85299" calcext:value-type="float">
            <text:p>-2.38529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122004" calcext:value-type="float">
            <text:p>24122004</text:p>
          </table:table-cell>
          <table:table-cell office:value-type="float" office:value="854.5035" calcext:value-type="float">
            <text:p>854.5035</text:p>
          </table:table-cell>
          <table:table-cell office:value-type="float" office:value="769.4218" calcext:value-type="float">
            <text:p>769.4218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6.668" calcext:value-type="float">
            <text:p>1066.668</text:p>
          </table:table-cell>
          <table:table-cell office:value-type="float" office:value="37.73579" calcext:value-type="float">
            <text:p>37.73579</text:p>
          </table:table-cell>
          <table:table-cell office:value-type="float" office:value="0" calcext:value-type="float">
            <text:p>0</text:p>
          </table:table-cell>
          <table:table-cell office:value-type="float" office:value="0.1585791" calcext:value-type="float">
            <text:p>0.1585791</text:p>
          </table:table-cell>
          <table:table-cell office:value-type="float" office:value="0.1689087" calcext:value-type="float">
            <text:p>0.1689087</text:p>
          </table:table-cell>
          <table:table-cell office:value-type="float" office:value="0.178567" calcext:value-type="float">
            <text:p>0.178567</text:p>
          </table:table-cell>
          <table:table-cell office:value-type="float" office:value="0.2171297" calcext:value-type="float">
            <text:p>0.2171297</text:p>
          </table:table-cell>
          <table:table-cell office:value-type="float" office:value="0.3035663" calcext:value-type="float">
            <text:p>0.3035663</text:p>
          </table:table-cell>
          <table:table-cell office:value-type="float" office:value="0.2755689" calcext:value-type="float">
            <text:p>0.2755689</text:p>
          </table:table-cell>
          <table:table-cell office:value-type="float" office:value="0.277788" calcext:value-type="float">
            <text:p>0.277788</text:p>
          </table:table-cell>
          <table:table-cell office:value-type="float" office:value="0.3638326" calcext:value-type="float">
            <text:p>0.3638326</text:p>
          </table:table-cell>
          <table:table-cell office:value-type="float" office:value="0.354874" calcext:value-type="float">
            <text:p>0.354874</text:p>
          </table:table-cell>
          <table:table-cell office:value-type="float" office:value="0.3611568" calcext:value-type="float">
            <text:p>0.3611568</text:p>
          </table:table-cell>
          <table:table-cell office:value-type="float" office:value="0.3771424" calcext:value-type="float">
            <text:p>0.3771424</text:p>
          </table:table-cell>
          <table:table-cell office:value-type="float" office:value="0.3919125" calcext:value-type="float">
            <text:p>0.3919125</text:p>
          </table:table-cell>
          <table:table-cell office:value-type="float" office:value="0.4623708" calcext:value-type="float">
            <text:p>0.4623708</text:p>
          </table:table-cell>
          <table:table-cell office:value-type="float" office:value="0" calcext:value-type="float">
            <text:p>0</text:p>
          </table:table-cell>
          <table:table-cell office:value-type="float" office:value="0.0384185" calcext:value-type="float">
            <text:p>0.0384185</text:p>
          </table:table-cell>
          <table:table-cell office:value-type="float" office:value="0.1747405" calcext:value-type="float">
            <text:p>0.1747405</text:p>
          </table:table-cell>
          <table:table-cell office:value-type="float" office:value="0.1782192" calcext:value-type="float">
            <text:p>0.1782192</text:p>
          </table:table-cell>
          <table:table-cell office:value-type="float" office:value="0.1092014" calcext:value-type="float">
            <text:p>0.1092014</text:p>
          </table:table-cell>
          <table:table-cell office:value-type="float" office:value="9.613453E-016" calcext:value-type="float">
            <text:p>9.613453E-16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95646" calcext:value-type="float">
            <text:p>-4.795646</text:p>
          </table:table-cell>
          <table:table-cell office:value-type="float" office:value="-2.971869" calcext:value-type="float">
            <text:p>-2.971869</text:p>
          </table:table-cell>
          <table:table-cell office:value-type="float" office:value="-1.947004" calcext:value-type="float">
            <text:p>-1.947004</text:p>
          </table:table-cell>
          <table:table-cell office:value-type="float" office:value="-0.4281294" calcext:value-type="float">
            <text:p>-0.4281294</text:p>
          </table:table-cell>
          <table:table-cell office:value-type="float" office:value="-0.03277159" calcext:value-type="float">
            <text:p>-0.03277159</text:p>
          </table:table-cell>
          <table:table-cell office:value-type="float" office:value="-0.02720614" calcext:value-type="float">
            <text:p>-0.02720614</text:p>
          </table:table-cell>
          <table:table-cell office:value-type="float" office:value="-0.02389715" calcext:value-type="float">
            <text:p>-0.02389715</text:p>
          </table:table-cell>
          <table:table-cell office:value-type="float" office:value="-0.02190142" calcext:value-type="float">
            <text:p>-0.02190142</text:p>
          </table:table-cell>
          <table:table-cell office:value-type="float" office:value="-0.02165931" calcext:value-type="float">
            <text:p>-0.02165931</text:p>
          </table:table-cell>
          <table:table-cell office:value-type="float" office:value="-0.02126968" calcext:value-type="float">
            <text:p>-0.02126968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4.977867" calcext:value-type="float">
            <text:p>-4.977867</text:p>
          </table:table-cell>
          <table:table-cell office:value-type="float" office:value="0.006324444" calcext:value-type="float">
            <text:p>0.006324444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89739" calcext:value-type="float">
            <text:p>-2.38973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122004" calcext:value-type="float">
            <text:p>25122004</text:p>
          </table:table-cell>
          <table:table-cell office:value-type="float" office:value="854.5035" calcext:value-type="float">
            <text:p>854.5035</text:p>
          </table:table-cell>
          <table:table-cell office:value-type="float" office:value="769.542" calcext:value-type="float">
            <text:p>769.542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6.536" calcext:value-type="float">
            <text:p>1066.536</text:p>
          </table:table-cell>
          <table:table-cell office:value-type="float" office:value="37.74835" calcext:value-type="float">
            <text:p>37.74835</text:p>
          </table:table-cell>
          <table:table-cell office:value-type="float" office:value="0" calcext:value-type="float">
            <text:p>0</text:p>
          </table:table-cell>
          <table:table-cell office:value-type="float" office:value="0.1677419" calcext:value-type="float">
            <text:p>0.1677419</text:p>
          </table:table-cell>
          <table:table-cell office:value-type="float" office:value="0.1992477" calcext:value-type="float">
            <text:p>0.1992477</text:p>
          </table:table-cell>
          <table:table-cell office:value-type="float" office:value="0.1967498" calcext:value-type="float">
            <text:p>0.1967498</text:p>
          </table:table-cell>
          <table:table-cell office:value-type="float" office:value="0.2106969" calcext:value-type="float">
            <text:p>0.2106969</text:p>
          </table:table-cell>
          <table:table-cell office:value-type="float" office:value="0.3050807" calcext:value-type="float">
            <text:p>0.3050807</text:p>
          </table:table-cell>
          <table:table-cell office:value-type="float" office:value="0.2745706" calcext:value-type="float">
            <text:p>0.2745706</text:p>
          </table:table-cell>
          <table:table-cell office:value-type="float" office:value="0.2767161" calcext:value-type="float">
            <text:p>0.2767161</text:p>
          </table:table-cell>
          <table:table-cell office:value-type="float" office:value="0.3634186" calcext:value-type="float">
            <text:p>0.3634186</text:p>
          </table:table-cell>
          <table:table-cell office:value-type="float" office:value="0.3548836" calcext:value-type="float">
            <text:p>0.3548836</text:p>
          </table:table-cell>
          <table:table-cell office:value-type="float" office:value="0.3614941" calcext:value-type="float">
            <text:p>0.3614941</text:p>
          </table:table-cell>
          <table:table-cell office:value-type="float" office:value="0.3773502" calcext:value-type="float">
            <text:p>0.3773502</text:p>
          </table:table-cell>
          <table:table-cell office:value-type="float" office:value="0.3918659" calcext:value-type="float">
            <text:p>0.3918659</text:p>
          </table:table-cell>
          <table:table-cell office:value-type="float" office:value="0.4623646" calcext:value-type="float">
            <text:p>0.4623646</text:p>
          </table:table-cell>
          <table:table-cell office:value-type="float" office:value="0" calcext:value-type="float">
            <text:p>0</text:p>
          </table:table-cell>
          <table:table-cell office:value-type="float" office:value="0.04019972" calcext:value-type="float">
            <text:p>0.04019972</text:p>
          </table:table-cell>
          <table:table-cell office:value-type="float" office:value="0.1395961" calcext:value-type="float">
            <text:p>0.1395961</text:p>
          </table:table-cell>
          <table:table-cell office:value-type="float" office:value="0.159851" calcext:value-type="float">
            <text:p>0.159851</text:p>
          </table:table-cell>
          <table:table-cell office:value-type="float" office:value="0.1182105" calcext:value-type="float">
            <text:p>0.1182105</text:p>
          </table:table-cell>
          <table:table-cell office:value-type="float" office:value="0.0004272999" calcext:value-type="float">
            <text:p>0.0004272999</text:p>
          </table:table-cell>
          <table:table-cell office:value-type="float" office:value="9.66989E-016" calcext:value-type="float">
            <text:p>9.669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26079" calcext:value-type="float">
            <text:p>-2.926079</text:p>
          </table:table-cell>
          <table:table-cell office:value-type="float" office:value="-0.8102728" calcext:value-type="float">
            <text:p>-0.8102728</text:p>
          </table:table-cell>
          <table:table-cell office:value-type="float" office:value="-0.9221644" calcext:value-type="float">
            <text:p>-0.9221644</text:p>
          </table:table-cell>
          <table:table-cell office:value-type="float" office:value="-0.5455591" calcext:value-type="float">
            <text:p>-0.5455591</text:p>
          </table:table-cell>
          <table:table-cell office:value-type="float" office:value="-0.03179348" calcext:value-type="float">
            <text:p>-0.03179348</text:p>
          </table:table-cell>
          <table:table-cell office:value-type="float" office:value="-0.02796515" calcext:value-type="float">
            <text:p>-0.02796515</text:p>
          </table:table-cell>
          <table:table-cell office:value-type="float" office:value="-0.02468595" calcext:value-type="float">
            <text:p>-0.02468595</text:p>
          </table:table-cell>
          <table:table-cell office:value-type="float" office:value="-0.02244721" calcext:value-type="float">
            <text:p>-0.02244721</text:p>
          </table:table-cell>
          <table:table-cell office:value-type="float" office:value="-0.02164918" calcext:value-type="float">
            <text:p>-0.02164918</text:p>
          </table:table-cell>
          <table:table-cell office:value-type="float" office:value="-0.02093227" calcext:value-type="float">
            <text:p>-0.02093227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2660149" calcext:value-type="float">
            <text:p>-0.2660149</text:p>
          </table:table-cell>
          <table:table-cell office:value-type="float" office:value="0.006144463" calcext:value-type="float">
            <text:p>0.00614446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9058" calcext:value-type="float">
            <text:p>-2.390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6122004" calcext:value-type="float">
            <text:p>26122004</text:p>
          </table:table-cell>
          <table:table-cell office:value-type="float" office:value="854.5035" calcext:value-type="float">
            <text:p>854.5035</text:p>
          </table:table-cell>
          <table:table-cell office:value-type="float" office:value="769.824" calcext:value-type="float">
            <text:p>769.824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6.254" calcext:value-type="float">
            <text:p>1066.254</text:p>
          </table:table-cell>
          <table:table-cell office:value-type="float" office:value="37.74835" calcext:value-type="float">
            <text:p>37.74835</text:p>
          </table:table-cell>
          <table:table-cell office:value-type="float" office:value="0" calcext:value-type="float">
            <text:p>0</text:p>
          </table:table-cell>
          <table:table-cell office:value-type="float" office:value="0.1539216" calcext:value-type="float">
            <text:p>0.1539216</text:p>
          </table:table-cell>
          <table:table-cell office:value-type="float" office:value="0.1840889" calcext:value-type="float">
            <text:p>0.1840889</text:p>
          </table:table-cell>
          <table:table-cell office:value-type="float" office:value="0.1973969" calcext:value-type="float">
            <text:p>0.1973969</text:p>
          </table:table-cell>
          <table:table-cell office:value-type="float" office:value="0.2158792" calcext:value-type="float">
            <text:p>0.2158792</text:p>
          </table:table-cell>
          <table:table-cell office:value-type="float" office:value="0.3048764" calcext:value-type="float">
            <text:p>0.3048764</text:p>
          </table:table-cell>
          <table:table-cell office:value-type="float" office:value="0.2740765" calcext:value-type="float">
            <text:p>0.2740765</text:p>
          </table:table-cell>
          <table:table-cell office:value-type="float" office:value="0.2758945" calcext:value-type="float">
            <text:p>0.2758945</text:p>
          </table:table-cell>
          <table:table-cell office:value-type="float" office:value="0.363032" calcext:value-type="float">
            <text:p>0.363032</text:p>
          </table:table-cell>
          <table:table-cell office:value-type="float" office:value="0.3548666" calcext:value-type="float">
            <text:p>0.3548666</text:p>
          </table:table-cell>
          <table:table-cell office:value-type="float" office:value="0.3618018" calcext:value-type="float">
            <text:p>0.3618018</text:p>
          </table:table-cell>
          <table:table-cell office:value-type="float" office:value="0.3775522" calcext:value-type="float">
            <text:p>0.3775522</text:p>
          </table:table-cell>
          <table:table-cell office:value-type="float" office:value="0.3918303" calcext:value-type="float">
            <text:p>0.3918303</text:p>
          </table:table-cell>
          <table:table-cell office:value-type="float" office:value="0.462345" calcext:value-type="float">
            <text:p>0.462345</text:p>
          </table:table-cell>
          <table:table-cell office:value-type="float" office:value="0" calcext:value-type="float">
            <text:p>0</text:p>
          </table:table-cell>
          <table:table-cell office:value-type="float" office:value="0.04810732" calcext:value-type="float">
            <text:p>0.04810732</text:p>
          </table:table-cell>
          <table:table-cell office:value-type="float" office:value="0.1535377" calcext:value-type="float">
            <text:p>0.1535377</text:p>
          </table:table-cell>
          <table:table-cell office:value-type="float" office:value="0.1598395" calcext:value-type="float">
            <text:p>0.1598395</text:p>
          </table:table-cell>
          <table:table-cell office:value-type="float" office:value="0.1151894" calcext:value-type="float">
            <text:p>0.1151894</text:p>
          </table:table-cell>
          <table:table-cell office:value-type="float" office:value="1.002904E-015" calcext:value-type="float">
            <text:p>1.002904E-15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49145" calcext:value-type="float">
            <text:p>-5.949145</text:p>
          </table:table-cell>
          <table:table-cell office:value-type="float" office:value="-1.483615" calcext:value-type="float">
            <text:p>-1.483615</text:p>
          </table:table-cell>
          <table:table-cell office:value-type="float" office:value="-0.8919703" calcext:value-type="float">
            <text:p>-0.8919703</text:p>
          </table:table-cell>
          <table:table-cell office:value-type="float" office:value="-0.4515813" calcext:value-type="float">
            <text:p>-0.4515813</text:p>
          </table:table-cell>
          <table:table-cell office:value-type="float" office:value="-0.031909" calcext:value-type="float">
            <text:p>-0.031909</text:p>
          </table:table-cell>
          <table:table-cell office:value-type="float" office:value="-0.02834688" calcext:value-type="float">
            <text:p>-0.02834688</text:p>
          </table:table-cell>
          <table:table-cell office:value-type="float" office:value="-0.02531034" calcext:value-type="float">
            <text:p>-0.02531034</text:p>
          </table:table-cell>
          <table:table-cell office:value-type="float" office:value="-0.02297012" calcext:value-type="float">
            <text:p>-0.02297012</text:p>
          </table:table-cell>
          <table:table-cell office:value-type="float" office:value="-0.02166618" calcext:value-type="float">
            <text:p>-0.02166618</text:p>
          </table:table-cell>
          <table:table-cell office:value-type="float" office:value="-0.02062947" calcext:value-type="float">
            <text:p>-0.02062947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7.342319" calcext:value-type="float">
            <text:p>-7.342319</text:p>
          </table:table-cell>
          <table:table-cell office:value-type="float" office:value="0.006169241" calcext:value-type="float">
            <text:p>0.006169241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92963" calcext:value-type="float">
            <text:p>-2.39296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7122004" calcext:value-type="float">
            <text:p>27122004</text:p>
          </table:table-cell>
          <table:table-cell office:value-type="float" office:value="854.5035" calcext:value-type="float">
            <text:p>854.5035</text:p>
          </table:table-cell>
          <table:table-cell office:value-type="float" office:value="769.9476" calcext:value-type="float">
            <text:p>769.9476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6.13" calcext:value-type="float">
            <text:p>1066.13</text:p>
          </table:table-cell>
          <table:table-cell office:value-type="float" office:value="37.74835" calcext:value-type="float">
            <text:p>37.74835</text:p>
          </table:table-cell>
          <table:table-cell office:value-type="float" office:value="0" calcext:value-type="float">
            <text:p>0</text:p>
          </table:table-cell>
          <table:table-cell office:value-type="float" office:value="0.1660227" calcext:value-type="float">
            <text:p>0.1660227</text:p>
          </table:table-cell>
          <table:table-cell office:value-type="float" office:value="0.193785" calcext:value-type="float">
            <text:p>0.193785</text:p>
          </table:table-cell>
          <table:table-cell office:value-type="float" office:value="0.1986616" calcext:value-type="float">
            <text:p>0.1986616</text:p>
          </table:table-cell>
          <table:table-cell office:value-type="float" office:value="0.2167353" calcext:value-type="float">
            <text:p>0.2167353</text:p>
          </table:table-cell>
          <table:table-cell office:value-type="float" office:value="0.3043904" calcext:value-type="float">
            <text:p>0.3043904</text:p>
          </table:table-cell>
          <table:table-cell office:value-type="float" office:value="0.2735797" calcext:value-type="float">
            <text:p>0.2735797</text:p>
          </table:table-cell>
          <table:table-cell office:value-type="float" office:value="0.2752299" calcext:value-type="float">
            <text:p>0.2752299</text:p>
          </table:table-cell>
          <table:table-cell office:value-type="float" office:value="0.3626884" calcext:value-type="float">
            <text:p>0.3626884</text:p>
          </table:table-cell>
          <table:table-cell office:value-type="float" office:value="0.3548279" calcext:value-type="float">
            <text:p>0.3548279</text:p>
          </table:table-cell>
          <table:table-cell office:value-type="float" office:value="0.3620819" calcext:value-type="float">
            <text:p>0.3620819</text:p>
          </table:table-cell>
          <table:table-cell office:value-type="float" office:value="0.3777473" calcext:value-type="float">
            <text:p>0.3777473</text:p>
          </table:table-cell>
          <table:table-cell office:value-type="float" office:value="0.3917994" calcext:value-type="float">
            <text:p>0.3917994</text:p>
          </table:table-cell>
          <table:table-cell office:value-type="float" office:value="0.4623574" calcext:value-type="float">
            <text:p>0.4623574</text:p>
          </table:table-cell>
          <table:table-cell office:value-type="float" office:value="0" calcext:value-type="float">
            <text:p>0</text:p>
          </table:table-cell>
          <table:table-cell office:value-type="float" office:value="0.03890291" calcext:value-type="float">
            <text:p>0.03890291</text:p>
          </table:table-cell>
          <table:table-cell office:value-type="float" office:value="0.1412809" calcext:value-type="float">
            <text:p>0.1412809</text:p>
          </table:table-cell>
          <table:table-cell office:value-type="float" office:value="0.1592862" calcext:value-type="float">
            <text:p>0.1592862</text:p>
          </table:table-cell>
          <table:table-cell office:value-type="float" office:value="0.1164486" calcext:value-type="float">
            <text:p>0.1164486</text:p>
          </table:table-cell>
          <table:table-cell office:value-type="float" office:value="1.002904E-015" calcext:value-type="float">
            <text:p>1.002904E-15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73069" calcext:value-type="float">
            <text:p>-3.273069</text:p>
          </table:table-cell>
          <table:table-cell office:value-type="float" office:value="-1.010085" calcext:value-type="float">
            <text:p>-1.010085</text:p>
          </table:table-cell>
          <table:table-cell office:value-type="float" office:value="-0.8544817" calcext:value-type="float">
            <text:p>-0.8544817</text:p>
          </table:table-cell>
          <table:table-cell office:value-type="float" office:value="-0.4385167" calcext:value-type="float">
            <text:p>-0.4385167</text:p>
          </table:table-cell>
          <table:table-cell office:value-type="float" office:value="-0.03220799" calcext:value-type="float">
            <text:p>-0.03220799</text:p>
          </table:table-cell>
          <table:table-cell office:value-type="float" office:value="-0.02873628" calcext:value-type="float">
            <text:p>-0.02873628</text:p>
          </table:table-cell>
          <table:table-cell office:value-type="float" office:value="-0.02582769" calcext:value-type="float">
            <text:p>-0.02582769</text:p>
          </table:table-cell>
          <table:table-cell office:value-type="float" office:value="-0.02344571" calcext:value-type="float">
            <text:p>-0.02344571</text:p>
          </table:table-cell>
          <table:table-cell office:value-type="float" office:value="-0.02170535" calcext:value-type="float">
            <text:p>-0.02170535</text:p>
          </table:table-cell>
          <table:table-cell office:value-type="float" office:value="-0.0203579" calcext:value-type="float">
            <text:p>-0.0203579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2.055406" calcext:value-type="float">
            <text:p>-2.055406</text:p>
          </table:table-cell>
          <table:table-cell office:value-type="float" office:value="0.006108845" calcext:value-type="float">
            <text:p>0.006108845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94795" calcext:value-type="float">
            <text:p>-2.39479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8122004" calcext:value-type="float">
            <text:p>28122004</text:p>
          </table:table-cell>
          <table:table-cell office:value-type="float" office:value="854.5035" calcext:value-type="float">
            <text:p>854.5035</text:p>
          </table:table-cell>
          <table:table-cell office:value-type="float" office:value="770.2756" calcext:value-type="float">
            <text:p>770.2756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5.802" calcext:value-type="float">
            <text:p>1065.802</text:p>
          </table:table-cell>
          <table:table-cell office:value-type="float" office:value="37.74835" calcext:value-type="float">
            <text:p>37.74835</text:p>
          </table:table-cell>
          <table:table-cell office:value-type="float" office:value="0" calcext:value-type="float">
            <text:p>0</text:p>
          </table:table-cell>
          <table:table-cell office:value-type="float" office:value="0.15391" calcext:value-type="float">
            <text:p>0.15391</text:p>
          </table:table-cell>
          <table:table-cell office:value-type="float" office:value="0.2057099" calcext:value-type="float">
            <text:p>0.2057099</text:p>
          </table:table-cell>
          <table:table-cell office:value-type="float" office:value="0.2070656" calcext:value-type="float">
            <text:p>0.2070656</text:p>
          </table:table-cell>
          <table:table-cell office:value-type="float" office:value="0.2238207" calcext:value-type="float">
            <text:p>0.2238207</text:p>
          </table:table-cell>
          <table:table-cell office:value-type="float" office:value="0.30292" calcext:value-type="float">
            <text:p>0.30292</text:p>
          </table:table-cell>
          <table:table-cell office:value-type="float" office:value="0.2729318" calcext:value-type="float">
            <text:p>0.2729318</text:p>
          </table:table-cell>
          <table:table-cell office:value-type="float" office:value="0.2746266" calcext:value-type="float">
            <text:p>0.2746266</text:p>
          </table:table-cell>
          <table:table-cell office:value-type="float" office:value="0.3623844" calcext:value-type="float">
            <text:p>0.3623844</text:p>
          </table:table-cell>
          <table:table-cell office:value-type="float" office:value="0.3547728" calcext:value-type="float">
            <text:p>0.3547728</text:p>
          </table:table-cell>
          <table:table-cell office:value-type="float" office:value="0.3623367" calcext:value-type="float">
            <text:p>0.3623367</text:p>
          </table:table-cell>
          <table:table-cell office:value-type="float" office:value="0.3779346" calcext:value-type="float">
            <text:p>0.3779346</text:p>
          </table:table-cell>
          <table:table-cell office:value-type="float" office:value="0.3917783" calcext:value-type="float">
            <text:p>0.3917783</text:p>
          </table:table-cell>
          <table:table-cell office:value-type="float" office:value="0.4623007" calcext:value-type="float">
            <text:p>0.4623007</text:p>
          </table:table-cell>
          <table:table-cell office:value-type="float" office:value="0" calcext:value-type="float">
            <text:p>0</text:p>
          </table:table-cell>
          <table:table-cell office:value-type="float" office:value="0.04647295" calcext:value-type="float">
            <text:p>0.04647295</text:p>
          </table:table-cell>
          <table:table-cell office:value-type="float" office:value="0.123634" calcext:value-type="float">
            <text:p>0.123634</text:p>
          </table:table-cell>
          <table:table-cell office:value-type="float" office:value="0.1514574" calcext:value-type="float">
            <text:p>0.1514574</text:p>
          </table:table-cell>
          <table:table-cell office:value-type="float" office:value="0.1119197" calcext:value-type="float">
            <text:p>0.1119197</text:p>
          </table:table-cell>
          <table:table-cell office:value-type="float" office:value="1.002904E-015" calcext:value-type="float">
            <text:p>1.002904E-15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896378" calcext:value-type="float">
            <text:p>-5.896378</text:p>
          </table:table-cell>
          <table:table-cell office:value-type="float" office:value="-0.6223234" calcext:value-type="float">
            <text:p>-0.6223234</text:p>
          </table:table-cell>
          <table:table-cell office:value-type="float" office:value="-0.6191305" calcext:value-type="float">
            <text:p>-0.6191305</text:p>
          </table:table-cell>
          <table:table-cell office:value-type="float" office:value="-0.3425876" calcext:value-type="float">
            <text:p>-0.3425876</text:p>
          </table:table-cell>
          <table:table-cell office:value-type="float" office:value="-0.03322273" calcext:value-type="float">
            <text:p>-0.03322273</text:p>
          </table:table-cell>
          <table:table-cell office:value-type="float" office:value="-0.02925151" calcext:value-type="float">
            <text:p>-0.02925151</text:p>
          </table:table-cell>
          <table:table-cell office:value-type="float" office:value="-0.02630691" calcext:value-type="float">
            <text:p>-0.02630691</text:p>
          </table:table-cell>
          <table:table-cell office:value-type="float" office:value="-0.02387493" calcext:value-type="float">
            <text:p>-0.02387493</text:p>
          </table:table-cell>
          <table:table-cell office:value-type="float" office:value="-0.0217613" calcext:value-type="float">
            <text:p>-0.0217613</text:p>
          </table:table-cell>
          <table:table-cell office:value-type="float" office:value="-0.0201141" calcext:value-type="float">
            <text:p>-0.0201141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6.558235" calcext:value-type="float">
            <text:p>-6.558235</text:p>
          </table:table-cell>
          <table:table-cell office:value-type="float" office:value="0.005988102" calcext:value-type="float">
            <text:p>0.00598810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546" calcext:value-type="float">
            <text:p>-2.3954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9122004" calcext:value-type="float">
            <text:p>29122004</text:p>
          </table:table-cell>
          <table:table-cell office:value-type="float" office:value="854.5035" calcext:value-type="float">
            <text:p>854.5035</text:p>
          </table:table-cell>
          <table:table-cell office:value-type="float" office:value="770.502" calcext:value-type="float">
            <text:p>770.502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5.576" calcext:value-type="float">
            <text:p>1065.576</text:p>
          </table:table-cell>
          <table:table-cell office:value-type="float" office:value="37.74835" calcext:value-type="float">
            <text:p>37.74835</text:p>
          </table:table-cell>
          <table:table-cell office:value-type="float" office:value="0" calcext:value-type="float">
            <text:p>0</text:p>
          </table:table-cell>
          <table:table-cell office:value-type="float" office:value="0.1937346" calcext:value-type="float">
            <text:p>0.1937346</text:p>
          </table:table-cell>
          <table:table-cell office:value-type="float" office:value="0.2290731" calcext:value-type="float">
            <text:p>0.2290731</text:p>
          </table:table-cell>
          <table:table-cell office:value-type="float" office:value="0.2124864" calcext:value-type="float">
            <text:p>0.2124864</text:p>
          </table:table-cell>
          <table:table-cell office:value-type="float" office:value="0.2305841" calcext:value-type="float">
            <text:p>0.2305841</text:p>
          </table:table-cell>
          <table:table-cell office:value-type="float" office:value="0.3014047" calcext:value-type="float">
            <text:p>0.3014047</text:p>
          </table:table-cell>
          <table:table-cell office:value-type="float" office:value="0.2720721" calcext:value-type="float">
            <text:p>0.2720721</text:p>
          </table:table-cell>
          <table:table-cell office:value-type="float" office:value="0.2740054" calcext:value-type="float">
            <text:p>0.2740054</text:p>
          </table:table-cell>
          <table:table-cell office:value-type="float" office:value="0.362106" calcext:value-type="float">
            <text:p>0.362106</text:p>
          </table:table-cell>
          <table:table-cell office:value-type="float" office:value="0.3547053" calcext:value-type="float">
            <text:p>0.3547053</text:p>
          </table:table-cell>
          <table:table-cell office:value-type="float" office:value="0.3625681" calcext:value-type="float">
            <text:p>0.3625681</text:p>
          </table:table-cell>
          <table:table-cell office:value-type="float" office:value="0.3781138" calcext:value-type="float">
            <text:p>0.3781138</text:p>
          </table:table-cell>
          <table:table-cell office:value-type="float" office:value="0.3917644" calcext:value-type="float">
            <text:p>0.3917644</text:p>
          </table:table-cell>
          <table:table-cell office:value-type="float" office:value="0.4623812" calcext:value-type="float">
            <text:p>0.4623812</text:p>
          </table:table-cell>
          <table:table-cell office:value-type="float" office:value="0" calcext:value-type="float">
            <text:p>0</text:p>
          </table:table-cell>
          <table:table-cell office:value-type="float" office:value="0.00000005383378" calcext:value-type="float">
            <text:p>5.383378E-08</text:p>
          </table:table-cell>
          <table:table-cell office:value-type="float" office:value="0.09315358" calcext:value-type="float">
            <text:p>0.09315358</text:p>
          </table:table-cell>
          <table:table-cell office:value-type="float" office:value="0.1469938" calcext:value-type="float">
            <text:p>0.1469938</text:p>
          </table:table-cell>
          <table:table-cell office:value-type="float" office:value="0.1081" calcext:value-type="float">
            <text:p>0.1081</text:p>
          </table:table-cell>
          <table:table-cell office:value-type="float" office:value="1.002904E-015" calcext:value-type="float">
            <text:p>1.002904E-15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6E-029" calcext:value-type="float">
            <text:p>9.100666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6E-039" calcext:value-type="float">
            <text:p>6.670356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68413" calcext:value-type="float">
            <text:p>-1.068413</text:p>
          </table:table-cell>
          <table:table-cell office:value-type="float" office:value="-0.289084" calcext:value-type="float">
            <text:p>-0.289084</text:p>
          </table:table-cell>
          <table:table-cell office:value-type="float" office:value="-0.513549" calcext:value-type="float">
            <text:p>-0.513549</text:p>
          </table:table-cell>
          <table:table-cell office:value-type="float" office:value="-0.2728739" calcext:value-type="float">
            <text:p>-0.2728739</text:p>
          </table:table-cell>
          <table:table-cell office:value-type="float" office:value="-0.03452952" calcext:value-type="float">
            <text:p>-0.03452952</text:p>
          </table:table-cell>
          <table:table-cell office:value-type="float" office:value="-0.02995214" calcext:value-type="float">
            <text:p>-0.02995214</text:p>
          </table:table-cell>
          <table:table-cell office:value-type="float" office:value="-0.02681034" calcext:value-type="float">
            <text:p>-0.02681034</text:p>
          </table:table-cell>
          <table:table-cell office:value-type="float" office:value="-0.02427495" calcext:value-type="float">
            <text:p>-0.02427495</text:p>
          </table:table-cell>
          <table:table-cell office:value-type="float" office:value="-0.02183012" calcext:value-type="float">
            <text:p>-0.02183012</text:p>
          </table:table-cell>
          <table:table-cell office:value-type="float" office:value="-0.01989535" calcext:value-type="float">
            <text:p>-0.01989535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1.21016" calcext:value-type="float">
            <text:p>-1.21016</text:p>
          </table:table-cell>
          <table:table-cell office:value-type="float" office:value="0.005801177" calcext:value-type="float">
            <text:p>0.00580117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6688" calcext:value-type="float">
            <text:p>-2.39668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122004" calcext:value-type="float">
            <text:p>30122004</text:p>
          </table:table-cell>
          <table:table-cell office:value-type="float" office:value="854.5035" calcext:value-type="float">
            <text:p>854.5035</text:p>
          </table:table-cell>
          <table:table-cell office:value-type="float" office:value="770.7575" calcext:value-type="float">
            <text:p>770.7575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5.321" calcext:value-type="float">
            <text:p>1065.321</text:p>
          </table:table-cell>
          <table:table-cell office:value-type="float" office:value="37.74835" calcext:value-type="float">
            <text:p>37.74835</text:p>
          </table:table-cell>
          <table:table-cell office:value-type="float" office:value="0" calcext:value-type="float">
            <text:p>0</text:p>
          </table:table-cell>
          <table:table-cell office:value-type="float" office:value="0.2095147" calcext:value-type="float">
            <text:p>0.2095147</text:p>
          </table:table-cell>
          <table:table-cell office:value-type="float" office:value="0.2971241" calcext:value-type="float">
            <text:p>0.2971241</text:p>
          </table:table-cell>
          <table:table-cell office:value-type="float" office:value="0.2626682" calcext:value-type="float">
            <text:p>0.2626682</text:p>
          </table:table-cell>
          <table:table-cell office:value-type="float" office:value="0.2541904" calcext:value-type="float">
            <text:p>0.2541904</text:p>
          </table:table-cell>
          <table:table-cell office:value-type="float" office:value="0.2969932" calcext:value-type="float">
            <text:p>0.2969932</text:p>
          </table:table-cell>
          <table:table-cell office:value-type="float" office:value="0.2710004" calcext:value-type="float">
            <text:p>0.2710004</text:p>
          </table:table-cell>
          <table:table-cell office:value-type="float" office:value="0.2735037" calcext:value-type="float">
            <text:p>0.2735037</text:p>
          </table:table-cell>
          <table:table-cell office:value-type="float" office:value="0.3618491" calcext:value-type="float">
            <text:p>0.3618491</text:p>
          </table:table-cell>
          <table:table-cell office:value-type="float" office:value="0.3546277" calcext:value-type="float">
            <text:p>0.3546277</text:p>
          </table:table-cell>
          <table:table-cell office:value-type="float" office:value="0.3627777" calcext:value-type="float">
            <text:p>0.3627777</text:p>
          </table:table-cell>
          <table:table-cell office:value-type="float" office:value="0.3782849" calcext:value-type="float">
            <text:p>0.3782849</text:p>
          </table:table-cell>
          <table:table-cell office:value-type="float" office:value="0.3917752" calcext:value-type="float">
            <text:p>0.3917752</text:p>
          </table:table-cell>
          <table:table-cell office:value-type="float" office:value="0.4623775" calcext:value-type="float">
            <text:p>0.4623775</text:p>
          </table:table-cell>
          <table:table-cell office:value-type="float" office:value="0" calcext:value-type="float">
            <text:p>0</text:p>
          </table:table-cell>
          <table:table-cell office:value-type="float" office:value="4.6503E-015" calcext:value-type="float">
            <text:p>4.6503E-15</text:p>
          </table:table-cell>
          <table:table-cell office:value-type="float" office:value="0.0000000142515" calcext:value-type="float">
            <text:p>1.42515E-08</text:p>
          </table:table-cell>
          <table:table-cell office:value-type="float" office:value="0.09860836" calcext:value-type="float">
            <text:p>0.09860836</text:p>
          </table:table-cell>
          <table:table-cell office:value-type="float" office:value="0.08951416" calcext:value-type="float">
            <text:p>0.08951416</text:p>
          </table:table-cell>
          <table:table-cell office:value-type="float" office:value="1.002904E-015" calcext:value-type="float">
            <text:p>1.002904E-15</text:p>
          </table:table-cell>
          <table:table-cell office:value-type="float" office:value="9.669887E-016" calcext:value-type="float">
            <text:p>9.669887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5E-029" calcext:value-type="float">
            <text:p>9.100665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4E-039" calcext:value-type="float">
            <text:p>6.670354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789995" calcext:value-type="float">
            <text:p>-0.5789995</text:p>
          </table:table-cell>
          <table:table-cell office:value-type="float" office:value="-0.03832617" calcext:value-type="float">
            <text:p>-0.03832617</text:p>
          </table:table-cell>
          <table:table-cell office:value-type="float" office:value="-0.1000718" calcext:value-type="float">
            <text:p>-0.1000718</text:p>
          </table:table-cell>
          <table:table-cell office:value-type="float" office:value="-0.12933" calcext:value-type="float">
            <text:p>-0.12933</text:p>
          </table:table-cell>
          <table:table-cell office:value-type="float" office:value="-0.03862114" calcext:value-type="float">
            <text:p>-0.03862114</text:p>
          </table:table-cell>
          <table:table-cell office:value-type="float" office:value="-0.03084901" calcext:value-type="float">
            <text:p>-0.03084901</text:p>
          </table:table-cell>
          <table:table-cell office:value-type="float" office:value="-0.02722552" calcext:value-type="float">
            <text:p>-0.02722552</text:p>
          </table:table-cell>
          <table:table-cell office:value-type="float" office:value="-0.02465067" calcext:value-type="float">
            <text:p>-0.02465067</text:p>
          </table:table-cell>
          <table:table-cell office:value-type="float" office:value="-0.02190963" calcext:value-type="float">
            <text:p>-0.02190963</text:p>
          </table:table-cell>
          <table:table-cell office:value-type="float" office:value="-0.01969927" calcext:value-type="float">
            <text:p>-0.01969927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0.896525" calcext:value-type="float">
            <text:p>-0.896525</text:p>
          </table:table-cell>
          <table:table-cell office:value-type="float" office:value="0.005178648" calcext:value-type="float">
            <text:p>0.00517864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3587" calcext:value-type="float">
            <text:p>-2.39358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22004" calcext:value-type="float">
            <text:p>31122004</text:p>
          </table:table-cell>
          <table:table-cell office:value-type="float" office:value="854.5035" calcext:value-type="float">
            <text:p>854.5035</text:p>
          </table:table-cell>
          <table:table-cell office:value-type="float" office:value="771.1242" calcext:value-type="float">
            <text:p>771.1242</text:p>
          </table:table-cell>
          <table:table-cell office:value-type="float" office:value="73.4193" calcext:value-type="float">
            <text:p>73.4193</text:p>
          </table:table-cell>
          <table:table-cell office:value-type="float" office:value="1064.954" calcext:value-type="float">
            <text:p>1064.954</text:p>
          </table:table-cell>
          <table:table-cell office:value-type="float" office:value="37.74835" calcext:value-type="float">
            <text:p>37.74835</text:p>
          </table:table-cell>
          <table:table-cell office:value-type="float" office:value="0" calcext:value-type="float">
            <text:p>0</text:p>
          </table:table-cell>
          <table:table-cell office:value-type="float" office:value="0.1596735" calcext:value-type="float">
            <text:p>0.1596735</text:p>
          </table:table-cell>
          <table:table-cell office:value-type="float" office:value="0.2575752" calcext:value-type="float">
            <text:p>0.2575752</text:p>
          </table:table-cell>
          <table:table-cell office:value-type="float" office:value="0.2768036" calcext:value-type="float">
            <text:p>0.2768036</text:p>
          </table:table-cell>
          <table:table-cell office:value-type="float" office:value="0.2795336" calcext:value-type="float">
            <text:p>0.2795336</text:p>
          </table:table-cell>
          <table:table-cell office:value-type="float" office:value="0.2919632" calcext:value-type="float">
            <text:p>0.2919632</text:p>
          </table:table-cell>
          <table:table-cell office:value-type="float" office:value="0.2689257" calcext:value-type="float">
            <text:p>0.2689257</text:p>
          </table:table-cell>
          <table:table-cell office:value-type="float" office:value="0.2727506" calcext:value-type="float">
            <text:p>0.2727506</text:p>
          </table:table-cell>
          <table:table-cell office:value-type="float" office:value="0.361616" calcext:value-type="float">
            <text:p>0.361616</text:p>
          </table:table-cell>
          <table:table-cell office:value-type="float" office:value="0.354543" calcext:value-type="float">
            <text:p>0.354543</text:p>
          </table:table-cell>
          <table:table-cell office:value-type="float" office:value="0.3629758" calcext:value-type="float">
            <text:p>0.3629758</text:p>
          </table:table-cell>
          <table:table-cell office:value-type="float" office:value="0.3784808" calcext:value-type="float">
            <text:p>0.3784808</text:p>
          </table:table-cell>
          <table:table-cell office:value-type="float" office:value="0.3917698" calcext:value-type="float">
            <text:p>0.3917698</text:p>
          </table:table-cell>
          <table:table-cell office:value-type="float" office:value="0.4622917" calcext:value-type="float">
            <text:p>0.4622917</text:p>
          </table:table-cell>
          <table:table-cell office:value-type="float" office:value="0" calcext:value-type="float">
            <text:p>0</text:p>
          </table:table-cell>
          <table:table-cell office:value-type="float" office:value="0.06391761" calcext:value-type="float">
            <text:p>0.06391761</text:p>
          </table:table-cell>
          <table:table-cell office:value-type="float" office:value="0.02500801" calcext:value-type="float">
            <text:p>0.02500801</text:p>
          </table:table-cell>
          <table:table-cell office:value-type="float" office:value="0.08563565" calcext:value-type="float">
            <text:p>0.08563565</text:p>
          </table:table-cell>
          <table:table-cell office:value-type="float" office:value="0.07352486" calcext:value-type="float">
            <text:p>0.07352486</text:p>
          </table:table-cell>
          <table:table-cell office:value-type="float" office:value="1.002904E-015" calcext:value-type="float">
            <text:p>1.002904E-15</text:p>
          </table:table-cell>
          <table:table-cell office:value-type="float" office:value="9.669889E-016" calcext:value-type="float">
            <text:p>9.669889E-16</text:p>
          </table:table-cell>
          <table:table-cell office:value-type="float" office:value="9.709115E-016" calcext:value-type="float">
            <text:p>9.709115E-16</text:p>
          </table:table-cell>
          <table:table-cell office:value-type="float" office:value="1.114403E-019" calcext:value-type="float">
            <text:p>1.114403E-19</text:p>
          </table:table-cell>
          <table:table-cell office:value-type="float" office:value="4.696809E-024" calcext:value-type="float">
            <text:p>4.696809E-24</text:p>
          </table:table-cell>
          <table:table-cell office:value-type="float" office:value="9.100667E-029" calcext:value-type="float">
            <text:p>9.100667E-29</text:p>
          </table:table-cell>
          <table:table-cell office:value-type="float" office:value="1.15924E-033" calcext:value-type="float">
            <text:p>1.15924E-33</text:p>
          </table:table-cell>
          <table:table-cell office:value-type="float" office:value="6.670359E-039" calcext:value-type="float">
            <text:p>6.670359E-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54341" calcext:value-type="float">
            <text:p>-4.554341</text:p>
          </table:table-cell>
          <table:table-cell office:value-type="float" office:value="-0.1120128" calcext:value-type="float">
            <text:p>-0.1120128</text:p>
          </table:table-cell>
          <table:table-cell office:value-type="float" office:value="-0.06612451" calcext:value-type="float">
            <text:p>-0.06612451</text:p>
          </table:table-cell>
          <table:table-cell office:value-type="float" office:value="-0.06200772" calcext:value-type="float">
            <text:p>-0.06200772</text:p>
          </table:table-cell>
          <table:table-cell office:value-type="float" office:value="-0.04413201" calcext:value-type="float">
            <text:p>-0.04413201</text:p>
          </table:table-cell>
          <table:table-cell office:value-type="float" office:value="-0.03267923" calcext:value-type="float">
            <text:p>-0.03267923</text:p>
          </table:table-cell>
          <table:table-cell office:value-type="float" office:value="-0.0278586" calcext:value-type="float">
            <text:p>-0.0278586</text:p>
          </table:table-cell>
          <table:table-cell office:value-type="float" office:value="-0.0249963" calcext:value-type="float">
            <text:p>-0.0249963</text:p>
          </table:table-cell>
          <table:table-cell office:value-type="float" office:value="-0.0219968" calcext:value-type="float">
            <text:p>-0.0219968</text:p>
          </table:table-cell>
          <table:table-cell office:value-type="float" office:value="-0.01951622" calcext:value-type="float">
            <text:p>-0.01951622</text:p>
          </table:table-cell>
          <table:table-cell office:value-type="float" office:value="0" calcext:value-type="float">
            <text:p>0</text:p>
          </table:table-cell>
          <table:table-cell office:value-type="float" office:value="0.1832769" calcext:value-type="float">
            <text:p>0.1832769</text:p>
          </table:table-cell>
          <table:table-cell office:value-type="float" office:value="-5.463583" calcext:value-type="float">
            <text:p>-5.463583</text:p>
          </table:table-cell>
          <table:table-cell office:value-type="float" office:value="0.005175092" calcext:value-type="float">
            <text:p>0.00517509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51" calcext:value-type="float">
            <text:p>-2.39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5:38.851167371</dc:date>
    <meta:editing-duration>PT6S</meta:editing-duration>
    <meta:editing-cycles>1</meta:editing-cycles>
    <meta:document-statistic meta:table-count="1" meta:cell-count="19084" meta:object-count="0"/>
    <meta:generator>LibreOffice/6.4.7.2$Linux_X86_64 LibreOffice_project/40$Build-2</meta:generator>
  </office:meta>
</office:document-meta>
</file>